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calcext="urn:org:documentfoundation:names:experimental:calc:xmlns:calcext:1.0" xmlns:loext="urn:org:documentfoundation:names:experimental:office:xmlns:loext:1.0" xmlns:dom="http://www.w3.org/2001/xml-events" xmlns:xforms="http://www.w3.org/2002/xforms" xmlns:xsd="http://www.w3.org/2001/XMLSchema" xmlns:xsi="http://www.w3.org/2001/XMLSchema-instance" office:version="1.2">
  <office:font-face-decls>
    <style:font-face style:name="Calibri" svg:font-family="Calibri"/>
    <style:font-face style:name="Arial" svg:font-family="Arial"/>
  </office:font-face-decls>
  <office:automatic-styles>
    <style:style style:name="co1" style:family="table-column">
      <style:table-column-properties fo:break-before="auto" style:column-width="0.666666666666667in"/>
    </style:style>
    <style:style style:name="ro1" style:family="table-row">
      <style:table-row-properties style:row-height="0.201388888888889in" fo:break-before="auto" style:use-optimal-row-height="true"/>
    </style:style>
    <style:style style:name="ta1" style:family="table" style:master-page-name="PageStyle_5f_OpArtic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 style:family="table-cell" style:parent-style-name="Default"/>
    <style:style style:name="ce22" style:family="table-cell" style:parent-style-name="Default">
      <style:table-cell-properties fo:border-left="1.0pt solid " fo:border-right="1.0pt solid " fo:border-top="1.0pt solid " fo:border-bottom="1.0pt solid " style:vertical-align="top"/>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3" style:family="table-cell" style:parent-style-name="Hyperlink">
      <style:table-cell-properties style:vertical-align="bottom" style:cell-protect="protected"/>
      <style:paragraph-properties/>
    </style:style>
    <style:style style:name="T0"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4" style:family="text">
      <style:text-properties fo:font-family="Arial" style:font-family-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6"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7"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office:automatic-styles>
  <office:body>
    <office:spreadsheet>
      <table:table table:name="OpArticles" table:style-name="ta1" table:print="false">
        <office:forms form:automatic-focus="false" form:apply-design-mode="false"/>
        <table:table-column table:style-name="co1" table:default-cell-style-name="ce15" table:number-columns-repeated="256"/>
        <table:table-row table:style-name="ro1">
          <table:table-cell table:style-name="ce22" office:value-type="string">
            <text:p>article_id</text:p>
          </table:table-cell>
          <table:table-cell table:style-name="ce22" office:value-type="string">
            <text:p>title</text:p>
          </table:table-cell>
          <table:table-cell table:style-name="ce22" office:value-type="string">
            <text:p>authors</text:p>
          </table:table-cell>
          <table:table-cell table:style-name="ce22" office:value-type="string">
            <text:p>body</text:p>
          </table:table-cell>
          <table:table-cell table:style-name="ce22" office:value-type="string">
            <text:p>meta_description</text:p>
          </table:table-cell>
          <table:table-cell table:style-name="ce22" office:value-type="string">
            <text:p>topics</text:p>
          </table:table-cell>
          <table:table-cell table:style-name="ce22" office:value-type="string">
            <text:p>keywords</text:p>
          </table:table-cell>
          <table:table-cell table:style-name="ce22" office:value-type="string">
            <text:p>publish_date</text:p>
          </table:table-cell>
          <table:table-cell table:style-name="ce22" office:value-type="string">
            <text:p>url_canonical</text:p>
          </table:table-cell>
          <table:table-cell table:number-columns-repeated="246"/>
        </table:table-row>
        <table:table-row table:style-name="ro1">
          <table:table-cell office:value-type="string">
            <text:p>5d04a31b896a7fea069ef06f</text:p>
          </table:table-cell>
          <table:table-cell office:value-type="string">
            <text:p>Pouco pão e muito circo, morte e bocejo</text:p>
          </table:table-cell>
          <table:table-cell office:value-type="string">
            <text:p>['José Vítor Malheiros']</text:p>
          </table:table-cell>
          <table:table-cell office:value-type="string">
            <text:p>O poeta espanhol António Machado escrevia, uns anos antes da Guerra Civil, que havia uma Espanha que morria, enquanto outra Espanha bocejava. E acrescentava, profético: "Españolito que vienes/al mundo, te guarde Dios/Una de las dos Españas/ha de helarte el corazón."

Também eu sinto que há um Portugal que morre, enquanto o resto de Portugal boceja. Ou cachecoleja com o Mundial. Ou se mobiliza para o duelo no PS, trocando dichotes. Ou faz contas aos votos das próximas eleições e aos lugares que ficarão sujeitos a licitação. Ou esfrega as mãos de satisfação ao ver como se conseguiu “reduzir os custos unitários do trabalho”, “flexibilizar a legislação laboral e agilizar os licenciamentos” e “promover a requalificação e mobilidade na função pública”.

O bocejo não é um desinteresse de tudo. É apenas um desinteresse por quem morre, pela outra Espanha, pelo outro Portugal, pelos outros, um enorme tédio e desinteresse por quem não aparece na televisão e nas revistas e por quem não contribui para o seu embrutecimento. Por quem é pobre e doente e velho e ignorante e desempregado e por quem quer que seja que pertença às minorias que toleramos.

Há no discurso político uma tal preocupação com a peleja partidária para a mera conquista de terreno e uma tal indiferença pelas coisas verdadeiramente importantes que “o Portugal que morre” morre anónimo e esquecido, calado e cansado. Se retirássemos a retórica e a dissimulação, o que restaria ao discurso político que ouvimos? E quem sobraria no panorama político? Dez pessoas? Três?

Encontrei ontem no Facebook um link para um sketch do humorista britânico John Oliver, que muitos conhecem da sua participação no Daily Show de Jon Stewart. O sketch é sobre o Mundial do Brasil e a FIFA, a corrupção na FIFA, o Mundial de 2022 no Qatar, o egotismo e a boçalidade do seu presidente, Sepp Blatter, a imensíssimamente descomunal lata do seu secretário-geral, Jérôme Valcke, os estádios monstruosos e inúteis no Brasil, o estatuto de “Estado dentro do estádio” que a FIFA possui, ditando as suas leis, criando os seus tribunais especiais, fugindo a todos os impostos, absorvendo fundos que os países podiam e deviam dedicar ao desenvolvimento e ao combate à pobreza, acumulando uma fortuna colossal que foge a todos os escrutínios, como organização internacional e “sem fins lucrativos” que finge ser.

Curiosamente, no link que encontrei no Facebook, John Oliver era apresentado como “jornalista” e os comentários cumprimentavam a qualidade do seu “jornalismo”. O facto não é apenas fruto da ignorância: de facto, havia no seu humor mais jornalismo (mais investigação, mais preocupação em aprofundar e contextualizar a história, mais isenção no relato, mais preocupação social, mais urgência de denunciar) do que em muitas peças realmente jornalísticas. O que é espantoso é que a peça era singularmente objectiva. O grosso do “humor” era apenas uma colagem inteligente de notícias sobre a FIFA. O humor nascia do absurdo da prática da FIFA, do gigantesco sem-sentido da sua actuação, do despropósito das declarações dos seus dirigentes, da insensatez da sua existência, da arrogância da sua relação com os Estados. É tudo cómico na FIFA porque o que todos nós permitimos que esta organização faça é totalmente absurdo e sem sentido. The joke is on us! É tudo cómico na FIFA porque todos os dias a FIFA nos espeta com uma tarte de creme na cara e, como sabemos, isso é sempre cómico.

Oliver é humorista e não jornalista, mas é interessante verificar como é cada vez mais frequente que as verdades surjam nos programas de humor e a propaganda nos programas jornalísticos. Sim, eu sei que já foram publicados trabalhos jornalísticos sobre o lado negro da FIFA. O problema é que são infinitamente minoritários e, depois disso, toda a comunidade jornalística continua a tratar a FIFA como uma organização idónea e os seus campeonatos como os mais benignos eventos do mundo e todos os poderosos do mundo continuam a apertar a mão a Sepp Blatter e a Jérôme Valcke.

O que torna a informação sobre a FIFA imensamente divertida é a colagem que Oliver fez e que os media em geral não fazem, apesar da disponibilidade da informação que a Web permite. Porque é que os jornalistas não fazem a mesma coisa? Porque é não nos fazem rir à custa dos poderosos? Porque alguém os convenceu de que devem ter como critério o interesse do público e não o interesse público. E, para metade da população (mundial, portuguesa, brasileira), as preocupações com a corrupção e com as isenções fiscais da FIFA fazem-nos bocejar. E talvez seja mais do que metade. Há brasileiros que pedem menos bola e mais escola? Educação padrão FIFA? Transportes gratuitos? Os adeptos bocejam, enquanto esperam a hora do desafio.

[email protected]</text:p>
          </table:table-cell>
          <table:table-cell office:value-type="string">
            <text:p>É tudo cómico na FIFA, porque todos os dias a FIFA nos espeta com uma tarte de creme na cara.</text:p>
          </table:table-cell>
          <table:table-cell office:value-type="string">
            <text:p>Sports</text:p>
          </table:table-cell>
          <table:table-cell office:value-type="string">
            <text:p>['Brasil', 'Campeonato do Mundo', 'Desporto', 'Espanha', 'FIFA', 'Facebook', 'Função Pública', 'Futebol', 'Guerra civil', 'Media', 'Mundial de futebol', 'Opinião', 'PS', 'Qatar']</text:p>
          </table:table-cell>
          <table:table-cell office:value-type="string">
            <text:p>2014-06-17 00:16:00</text:p>
          </table:table-cell>
          <table:table-cell table:style-name="ce23" office:value-type="string" office:value="https://www.publico.pt/2014/06/17/desporto/opiniao/pouco-pao-e-muito-circo-morte-e-bocejo-1650570">
            <text:p><text:a xlink:href="https://www.publico.pt/2014/06/17/desporto/opiniao/pouco-pao-e-muito-circo-morte-e-bocejo-1650570">https://www.publico.pt/2014/06/17/desporto/opiniao/pouco-pao-e-muito-circo-morte-e-bocejo-1650570</text:a></text:p>
          </table:table-cell>
          <table:table-cell table:number-columns-repeated="246"/>
        </table:table-row>
        <table:table-row table:style-name="ro1">
          <table:table-cell office:value-type="string">
            <text:p>5d04a3fc896a7fea069f0717</text:p>
          </table:table-cell>
          <table:table-cell office:value-type="string">
            <text:p>Portugal nos Mundiais de Futebol de 2010 e 2014</text:p>
          </table:table-cell>
          <table:table-cell office:value-type="string">
            <text:p>['Rui J. Baptista']</text:p>
          </table:table-cell>
          <table:table-cell office:value-type="string">
            <text:p>“O mais excelente quadro posto a uma luz logo mostra borrões, e, visto a melhor luz, logo descobre pinturas” (Padre António Vieira)

Através da análise de Miguel Sousa Tavares (Jornal da Noite SIC, 30/06/2014) foi posta em causa a renovação do contrato de Paulo Bento com a Federação Portuguesa de Futebol dias antes do começo do actual campeonato mundial de futebol. Situação que, ainda que segundo este comentador, não teve paralelo em situações contratuais de outras equipas europeias que, como sói dizer-se, não passaram cheques em branco.

E este facto é tanto mais insólito se nos detivermos sobre o tratamento de excepção dado a Paulo Bento, se confrontado com a forma, para utilizar um eufemismo, pouco ortodoxa como foi “despedido” Carlos Queiroz após o Campeonato do Mundo realizado na África do Sul, em 2010.

Neste contexto, depois de na fase de grupos ter empatado com a Costa do Marfim e Brasil e vencido copiosamente a Coreia do Norte por 7-0 (equipa que viria a perder com o Brasil pelo escasso resultado de 1-2), ressurge, inevitavelmente, o “escândalo” de a equipa das quinas não ter chegado aos quartos-de-final do Campeonato do Mundo 2010, por eliminação com o resultado de 0-1 a favor da fortíssima selecção de Espanha, que se viria a sagrar campeã do Mundo.

No Campeonato do Mundo de futebol (2010) foi seleccionador o teórico (Carlos Queirós) e no Campeonato do Mundo (2014) esteve à frente da selecção um prático (Paulo Bento). Aliás, este despique entre teóricos e práticos foi moeda corrente em outras épocas, sendo que, no caso da prática desportiva, encontra raízes milenares na Grécia Antiga. Segundo Galeno (célebre médico grego, tido como pai da medicina desportiva moderna), os treinadores troçavam das teorias dos professores de ginástica e dos médicos sob o pretexto de não se ter o direito de discutir sobre coisas desconhecidas, quando se não tem a prática do ofício.

A minha classificação de teórico atribuída a Carlos Queirós, tendo, para além disso, provas práticas dadas como mero exemplo dois campeonatos mundiais de futebol sub-20, um modestíssimo jogador de futebol competitivo, encontra razão na sua formação e docência universitárias: licenciatura e mestrado em Metodologia do Treino pelo ISEF da Universidade Técnica de Lisboa e posterior docência em que teve como aluno José Mourinho, também ele modesto praticante do desporto-rei que, aquando do seu doutoramento honoris causa pela Universidade Técnica de Lisboa, reconheceu: “Eu seria sempre treinador de futebol, mas sem a faculdade seria assim-assim e nunca muito bom.” (José Mourinho, Record, 24/03/2009.)

Por seu lado, Paulo Bento tem a suportar o seu currículo de treinador o facto de ter sido um destacado jogador da selecção nacional de futebol (35 vezes internacional) conjugado com a habilitação de cursos de treinador de futebol, promovidos pela Associação de Treinadores de Futebol e Federação Portuguesa de Futebol (FPF), ou seja, o futebol moderno, embora conservando a sua componente de sorte inerente a toda e qualquer forma de jogo que o torna aliciante para as multidões, exige, hoje, condições científicas inerentes à respectiva metodologia de treino e conhecimento profundo do funcionamento da “máquina humana”, questões que, por vezes, são mantidas na sombra do esquecimento.

Entretanto, deve ser evidenciado o clima favorável criado à volta de Paulo Bento, relativamente ao Campeonato do Mundo que decorreu em Terras de Santa Cruz, comparativamente com o clima hostil que rodeou Carlos Queirós, aquando do passado Campeonato do Mundo de futebol 2010, em que a selecção teve a acompanhá-la, na África do Sul, o vice-presidente da FPF, Amândio Carvalho, que se manifestou, desde o princípio, contra a contratação de Carlos Queirós, criando um clima pouco propício a boas relações entre ambos. Este clima, como não podia deixar de ser, reflectiu-se no comportamento dos jogadores da selecção nacional, com destaque para a atitude de Cristiano Ronaldo, que, desculpando-se pela sua má prestação, foi colhido pelas câmaras de televisão a dizer com ar agastado (cito de memória): “Isto assim não dá, Carlos!”

Referindo-se a esta situação, Carlos Queiroz, em entrevista concedida ao PÚBLICO (18/06/2014), ao lhe ser perguntado se ainda estava "magoado com Cristiano Ronaldo, que o responsabilizou após a eliminação no Mundial 2010”, respondeu: “Não, estou absolutamente distanciado e indiferente. Nem eu, nem ele devemos nada um ao outro. Agora, se o Cristiano, num determinado momento da sua vida, entendeu que devia actuar comigo daquela forma, apesar de não esperar, tenho de respeitar. Não me move nada contra ele, mas continuo a pensar que não foi um comportamtento oportuno, ajustado e adequado à posição dele como capitão da selecção. Sinceramente, não gostei e seria hipócrita se dissesse o contrário.”

Os resultados obtidos por Portugal na África do Sul, manipulados pelos seus detractores como se tivessem sido péssimos, pretenderam deixar a imagem de um verdadeiro soçobrar das selecção das quinas. Assim, depois do regresso da equipa de todos nós a fronteiras nacionais, assistiu-se a uma despudorada tentativa de intoxicação da opinião pública contra Carlos Queirós. Quem sabe por a história levar o seu tempo a fazer memória (Gertrude Stein), uma vez mais se cumpriu o aforismo de que mais vale cair em graça do que ser engraçado!

Ex-docente do ensino secundário e universitário e co-autor do blogue De Rerum Natura</text:p>
          </table:table-cell>
          <table:table-cell office:value-type="string">
            <text:p>Deve ser evidenciado o clima favorável criado à volta de Paulo Bento no Brasil, comparativamente com o clima hostil que rodeou Carlos Queirós em 2010.</text:p>
          </table:table-cell>
          <table:table-cell office:value-type="string">
            <text:p>Sports</text:p>
          </table:table-cell>
          <table:table-cell office:value-type="string">
            <text:p>['Brasil', 'Campeonato do Mundo', 'Coreia do Norte', 'Costa do Marfim', 'Cristiano Ronaldo', 'Desporto', 'Espanha', 'Federação Portuguesa de Futebol', 'Futebol', 'Grécia', 'José Mourinho', 'Miguel Sousa Tavares', 'Mundial 2014', 'Mundial de futebol', 'Opinião', 'Paulo Bento', 'Santa Cruz', 'Selecção', 'África do Sul']</text:p>
          </table:table-cell>
          <table:table-cell office:value-type="string">
            <text:p>2014-07-05 02:46:00</text:p>
          </table:table-cell>
          <table:table-cell table:style-name="ce23" office:value-type="string" office:value="https://www.publico.pt/2014/07/05/desporto/opiniao/portugal-nos-mundiais-de-futebol-de-2010-e-2014-1661651">
            <text:p><text:a xlink:href="https://www.publico.pt/2014/07/05/desporto/opiniao/portugal-nos-mundiais-de-futebol-de-2010-e-2014-1661651">https://www.publico.pt/2014/07/05/desporto/opiniao/portugal-nos-mundiais-de-futebol-de-2010-e-2014-1661651</text:a></text:p>
          </table:table-cell>
          <table:table-cell table:number-columns-repeated="246"/>
        </table:table-row>
        <table:table-row table:style-name="ro1">
          <table:table-cell office:value-type="string">
            <text:p>5d04a455896a7fea069f07ab</text:p>
          </table:table-cell>
          <table:table-cell office:value-type="string">
            <text:p>Futebol, guerra, religião</text:p>
          </table:table-cell>
          <table:table-cell office:value-type="string">
            <text:p>['Fernando Belo']</text:p>
          </table:table-cell>
          <table:table-cell office:value-type="string">
            <text:p>1. As sociedades humanas parecem ser regidas por uma lei de rivalidade a todos os níveis, os superiores eclodindo mesmo em guerras. O antropólogo francês Pierre Clastres explicou que as sociedades a que chamamos "primitivas", que se depararam aos navegadores, conquistadores, comerciantes e missionários ocidentais, sempre foram descritas como fortemente guerreiras em relação às suas vizinhas, as trocas cingindo-se adentro das fronteiras.

As sociedades agrícolas, por sua vez, tiveram guerreiros como castas "nobres" dominantes. Mas também a níveis internos, cidades e regiões, onde quer que haja "estranhos" aos costumes locais, mas mesmo familiares, entre irmãos e herdeiros, entre vizinhos de bairro, predominam sempre rivalidades de tipo diferente, como se as alianças sociais suscitassem delas mesmo irritações mais ou menos permanentes. Esta lei da guerra é uma espécie de deslocamento da lei da selva que opõe os animais carnívoros aos herbívoros e estes às plantas como condição de sobrevivência, já que só se alimentando de vivos se conseguem as moléculas complexas à base de carbono de que são feitas as células (as plantas recebem o carbono da fotossíntese) e justifica que as anatomias dos animais ganhem em músculos e astúcias quanto mais crescem as espécies. Assim fortes e astuciosos os humanos. Quando deixaram de ser canibais, sobrou-lhes apenas a guerra. Eis onde reside o velho problema do mal, da violência.

2. Qual a sua "origem", onde se reconstitui constantemente? Creio que é no próprio processo da aprendizagem dos usos de cada tribo em que crescemos a partir de outros, em geral mais velhos, que se apagam progressivamente para que o aprendiz ganhe autonomia. Todo o uso, de linguagem nomeadamente, é relacional aos outros e sucede com frequência que, no processo de recompensa e castigo que fomenta as aprendizagens, a vontade de aprender ganhe o sentido também de ser melhor do que os outros ao lado, o mais hábil e reputado, o capaz de ocupar os melhores lugares. Aos vários níveis sociais, esta rivalidade de querer ser melhor e mais forte instaura a lei da guerra que se pode reconhecer com facilidade à nossa volta, lendo jornais ou vendo televisão. Hoje ainda há guerras aqui e ali, mas as "grandes" guerras do século XX parece difícil que volte a haver, já que é ao nível económico – concorrência e competitividade – que ela hoje se trava, os nobres guerreiros substituídos pelos burgueses capitalistas na dominação social.

3. Também as religiões holísticas desapareceram, como os fundamentalismos minoritários atestam os resquícios delas, substituídas pela escola obrigatória (isto é, holística) e pelos media. Ora o futebol, e outros desportos em alguns países menos futebolísticos, parece ser um sucedâneo quer da lei da guerra quer das religiões. Da primeira, ele tem a competição como regra principal que serve para que haja campeões e equipas que o querem ser, mas com a vantagem de essas guerras serem organizadas com regras vigiadas por árbitros. Da segunda, ela tem a paixão clubística que se transmite em geral por parentesco e se vinca a "heróis", mas que é capaz de envolver vidas poucos interessantes e de lhes dar um "sentido" que de outra maneira poderia facilmente descambar em bebida ou droga; tem por outro lado as suas liturgias anuais, os seus campeonatos e outras taças entre clubes, além das selecções nacionais, propícias a um certo patriotismo que vai faltando noutras dimensões cívicas e políticas. Se tiver razão, não há que barafustar contra o excesso da violência no futebol: não desejável, ela faz parte da competição, da paixão de ganhar. Mais vale violência organizada e com regras, que bem sabemos como a falta de controle das competições financeiras têm consequências terríveis sobre todos nós.

Filósofo</text:p>
          </table:table-cell>
          <table:table-cell office:value-type="string">
            <text:p>O futebol parece ser um sucedâneo quer da lei da guerra quer das religiões.</text:p>
          </table:table-cell>
          <table:table-cell office:value-type="string">
            <text:p>Sports</text:p>
          </table:table-cell>
          <table:table-cell office:value-type="string">
            <text:p>['A guerra na Síria', 'Desporto', 'Futebol', 'I Guerra Mundial', 'Opinião', 'Religião']</text:p>
          </table:table-cell>
          <table:table-cell office:value-type="string">
            <text:p>2014-07-12 16:05:33</text:p>
          </table:table-cell>
          <table:table-cell table:style-name="ce23" office:value-type="string" office:value="https://www.publico.pt/2014/07/12/desporto/opiniao/futebol-guerra-religiao-1662116">
            <text:p><text:a xlink:href="https://www.publico.pt/2014/07/12/desporto/opiniao/futebol-guerra-religiao-1662116">https://www.publico.pt/2014/07/12/desporto/opiniao/futebol-guerra-religiao-1662116</text:a></text:p>
          </table:table-cell>
          <table:table-cell table:number-columns-repeated="246"/>
        </table:table-row>
        <table:table-row table:style-name="ro1">
          <table:table-cell office:value-type="string">
            <text:p>5d04a52f896a7fea069f0921</text:p>
          </table:table-cell>
          <table:table-cell office:value-type="string">
            <text:p>As razões do Qatar para acolher o Mundial em 2022</text:p>
          </table:table-cell>
          <table:table-cell office:value-type="string">
            <text:p>['Hamad bin Khalifa bin Ahmad Al Thani']</text:p>
          </table:table-cell>
          <table:table-cell office:value-type="string">
            <text:p>Este foi um Mundial incrível. Vimos actuações individuais maravilhosas, grandes jogos e grandes surpresas. Mas seja a vitória da Alemanha, a derrota do Brasil ou o desempenho de equipas, como o Chile, Colômbia e Costa Rica, existem boas razões em termos de futebol que explicam tais resultados. E apesar de tudo o que possa ter ouvido ao longo das últimas semanas, também existem boas e legítimas razões que justificam a vitória do Qatar contra os seus mais conhecidos rivais para sediar o Mundial de Futebol daqui a oito anos. O problema é que temos tido dificuldades em ser ouvidos.

O Qatar não tem uma tradição rica na história do futebol. Somos um país pequeno, e as nossas temperaturas no Verão são elevadas. Por mais injusto que seja, somente a nossa riqueza já é motivo de suspeita. A nossa campanha foi vitoriosa, não porque ignorámos estas importantes questões, mas porque apresentámos argumentos convincentes. Nós transformámos cada desafio a nosso favor. Ganhámos porque a nossa campanha foi vista como a melhor.

A história do futebol do Qatar pode até ser mais recente do que a da Europa ou a da América do Sul, mas tanto no nosso país como no Médio Oriente, a paixão por esse desporto é igualmente forte. Os membros da FIFA entenderam isso e interessaram-se em levar o campeonato para uma região nova.

Os Mundiais nos Estados Unidos, em 1994, no Japão e na Coreia do Sul, em 2002, e na África do Sul, em 2010, contribuíram para o crescimento da popularidade do futebol em todo o mundo. Esta é a oportunidade de levar o campeonato até aos muitos milhões de fãs de futebol do Oriente Médio.

Os membros da FIFA também ficaram convencidos com o nosso sucesso em organizar outros eventos desportivos tais como os Jogos Asiáticos de 2006, os Jogos Pan-Arábicos e o Mundial Asiático, ambos em 2011. O tamanho compacto do Qatar deu a esses eventos uma sensação bastante diferente, outro ponto positivo segundo os membros da FIFA. Nós propusemos um Mundial de Futebol onde as equipas e os fãs não tenham que viajar grandes distâncias entre os estádios, ao contrário do Brasil ou da Rússia daqui a quatro anos. Da mesma forma, foi reconhecido que o Qatar é um país estável e pacífico, com um dos índices mais baixos de criminalidade do mundo.

Sem dúvida alguma, encarámos fortes concorrentes. Porém, tanto os Estados Unidos como o Japão e a Coreia do Sul sediaram recentemente o Mundial de Futebol. A Austrália tem uma tradição desportiva muito importante, mas o futebol não é o seu desporto número um. Uma final nesse país implicaria longas viagens e custos significativos. Em contrapartida, mais de 2 mil milhões de fãs de futebol estão a apenas quatro horas de voo do aeroporto de Doha.

Na opinião de alguns críticos, o intenso calor durante o Verão no nosso país é a principal razão pela qual não deveríamos ter ganho a candidatura. No entanto, provámos que as partidas de futebol poderiam ser jogadas e vistas em condições confortáveis. Fazer o campeonato durante o Inverno nunca fez parte da nossa oferta. Para alguns, a ideia de ter estádios com ar condicionado pode parecer uma ideia fantasiosa. Mas desde 2008 contamos com sistemas de refrigeração para eventos ao ar livre.

Dedicamo-nos à investigação e ao desenvolvimento de uma refrigeração alimentada a partir de fontes de tecnologia solar e renovável, e prometemos à FIFA compartilhar os resultados de tal pesquisa com outros países.

Reconheço que investimos mais dinheiro na nossa campanha se compararmos com outras candidaturas, mas foi somente com o objectivo de alcançar o nível dos nossos rivais mais conhecidos. Tivemos de dar a conhecer ao mundo o nosso país e informar as pessoas do que podemos oferecer. Desde o dia em que lançámos a nossa proposta de candidatura até ao dia em que o nome do nosso país foi revelado no envelope em Zurique, respeitámos estritamente o regulamento. Por essa razão, queremos cooperar plenamente com a investigação da FIFA ao processo de candidatura. Não temos nada a temer ou a esconder.

Tudo isso não pôs fim às crescentes acusações sem fundamento. A Interpol descartou completamente a alegação feita pelo Sunday Times de que teria exigido uma investigação criminal em relação à decisão tomada para 2022.

Indicámos à FIFA como pretendíamos que o Mundial de Futebol fosse um catalisador para mudanças positivas na nossa região. As nossas acções têm correspondido às nossas palavras, e já tomámos, por exemplo, medidas para modernizar as nossas leis do trabalho. Também enfatizámos a nossa firme convicção de que sediar o Mundial no Médio Oriente permitiria uma melhor compreensão da região tanto dentro como fora dela.

Tal como vimos no Brasil, o Mundial de Futebol tem uma capacidade notável para unir pessoas e culturas. Fãs de todos os cantos do mundo formam novas amizades e consequentemente regressam aos seus países com olhos e mentes mais abertos.

Infelizmente, existem muitas divisões, assim como incompreensões no nosso mundo. No entanto, a paixão partilhada pelo futebol pode eliminar os preconceitos e unir as pessoas em torno do que elas têm em comum. Esta mensagem – que nunca foi tão importante como agora – era a base da nossa candidatura. É também a razão pela qual esperamos ansiosamente para acolher o mundo no nosso país em 2022: será um evento maravilhoso.

Presidente da Federação de Futebol do Qatar</text:p>
          </table:table-cell>
          <table:table-cell office:value-type="string">
            <text:p>Queremos cooperar plenamente com a investigação da FIFA no processo de candidatura. Não temos nada a temer ou a esconder.</text:p>
          </table:table-cell>
          <table:table-cell office:value-type="string">
            <text:p>Sports</text:p>
          </table:table-cell>
          <table:table-cell office:value-type="string">
            <text:p>['Desporto', 'FIFA', 'Futebol', 'Mundial de futebol', 'Médio Oriente', 'Opinião', 'Qatar']</text:p>
          </table:table-cell>
          <table:table-cell office:value-type="string">
            <text:p>2014-07-27 02:00:00</text:p>
          </table:table-cell>
          <table:table-cell table:style-name="ce23" office:value-type="string" office:value="https://www.publico.pt/2014/07/27/desporto/opiniao/as-razoes-do-qatar-para-acolher-o-mundial-em-2022-1664226">
            <text:p><text:a xlink:href="https://www.publico.pt/2014/07/27/desporto/opiniao/as-razoes-do-qatar-para-acolher-o-mundial-em-2022-1664226">https://www.publico.pt/2014/07/27/desporto/opiniao/as-razoes-do-qatar-para-acolher-o-mundial-em-2022-1664226</text:a></text:p>
          </table:table-cell>
          <table:table-cell table:number-columns-repeated="246"/>
        </table:table-row>
        <table:table-row table:style-name="ro1">
          <table:table-cell office:value-type="string">
            <text:p>5d04a8d7896a7fea069f6997</text:p>
          </table:table-cell>
          <table:table-cell office:value-type="string">
            <text:p>A política no campo de futebol</text:p>
          </table:table-cell>
          <table:table-cell office:value-type="string">
            <text:p>['Carlos Nolasco']</text:p>
          </table:table-cell>
          <table:table-cell office:value-type="string">
            <text:p>O futebol sempre foi um jogo aparentemente simples. Jogado com os pés, duas equipas de onze jogadores disputam uma bola em conformidade com dezassete regras. Ganha o jogo quem introduzir mais vezes a bola na baliza adversária. Assim descrito, o futebol não apresenta transcendência nenhuma. Baseando-se nessa simplicidade, bem como em valores de ética desportiva e fair-play, os responsáveis pela gestão do futebol sempre proclamaram a modalidade como apolítica.

Vem isto a propósito dos incidentes ocorridos no jogo de qualificação para o Campeonato da Europa 2016, entre a Sérvia e a Albânia. Próximo do intervalo, um drone com a bandeira da “Grande Albânia” sobrevoou o relvado e o caos instalou-se com invasão de campo e agressões físicas, o que levou à suspensão do jogo. Referindo-se aos incidentes, o presidente da UEFA, Michel Platini, afirmou estar muito triste com o sucedido, porque “o jogo não deve ser confundido com política”, enquanto o presidente da FIFA, Joseph Blatter, argumentou dizendo que o “futebol jamais deverá ser usado para mensagens políticas”.

A história do futebol está cheia de episódios semelhantes ao ocorrido na Sérvia. Logo em 1934, na segunda edição do campeonato do mundo, disputado em Itália, Mussolini utilizou a seleção transalpina para fazer a apologia do fascismo. Em 1937, em Espanha, perante o avanço de Franco, vários jogadores bascos desertaram dos seus clubes e formaram uma equipa pretensamente representativa do País Basco, com o objetivo de disputarem vários jogos internacionais e assim recolherem fundos e chamarem a atenção para a sua causa. Em 1958, trinta e dois jogadores de origem argelina abandonaram a França e os clubes em que jogavam e constituíram a “seleção” da Frente de Libertação Nacional da Argélia. Em 1969, numa sequência de jogos entre El Salvador e as Honduras, a hostilidade entre os dois países resultou numa guerra de quatro dias que vitimou cerca de 6000 pessoas. Nesse mesmo ano, em Portugal, a final da Taça no Estádio Nacional foi convertida em cenário de contestação ao Estado Novo por parte da Académica de Coimbra e seus adeptos. Em 1986, quando a Argentina eliminou a Inglaterra no Mundial do México, os dois golos de Maradona tiveram o sabor da vingança pela derrota na guerra das Malvinas. Em 1990, incidentes no jogo entre o Dínamo de Zagreb e o Estrela Vermelha de Belgrado, os clubes mais representativos da Croácia e da Sérvia, constituem simbolicamente o inicio da guerra da independência da Croácia.

Estes são alguns episódios que mostram que o futebol mantém uma íntima relação com a política. Cientes desta “intimidade”, a UEFA, já nesta época de 2014/15, em face de vários cenários de tensão política e militar, determinou que não se realizassem jogos das competições europeias em território israelita e condicionou o sorteio para que clubes ucranianos e russos não se encontrassem. Também para a qualificação do Euro 2016 o sorteio foi condicionado para que Arménia e Azerbeijão, bem como Espanha e Gibraltar, não jogassem entre si.

Não está em causa a realização do jogo Sérvia/Albânia por ser classificado de “alto risco”. Se assim fosse muitos outros jogos não se realizariam porque a rivalidade e a tensão que lhes estão associadas também os classificam como tal. O que está em causa é a afirmação recorrente de que futebol e política não têm qualquer ligação, quando a realidade revela o contrário. O paradoxo no discurso dos responsáveis máximos do futebol é a insistência, apesar de todas as evidências, na ausência da expressão política do jogo, como se este fosse um universo à parte imune à realidade circundante.

Retirar a expressão política do futebol é retirar-lhe uma das componentes que lhe dão sentido. Importa recordar que nos primórdios do movimento olímpico, o barão de Coubertain entendeu que o desporto tinha uma importante função política, nomeadamente ao nível diplomático de promoção da paz internacional. Esperando-se que o desporto condicionasse positivamente a política, dificilmente se supunha que a interação ocorresse em sentido contrário, ou seja, que fosse a política a condicionar negativamente o desporto. No entanto, tendo em conta a globalização da competição desportiva e o consequente encontro de equipas que representam Estados-nações, seria inevitável não haver uma dimensão política a mediar esta forma de relacionamento internacional.

No futebol, os jogadores, clubes e equipas nacionais são representações de comunidades, regiões e países, tornando-se isso evidente a partir do momento em que se coloca um emblema ao peito, se envergam determinadas cores e se canta um hino. Nesses momentos não são apenas as equipas que estão em causa, mas também as comunidades e nações. Por isso, não se joga apenas por jogar, joga-se em representação de alguém, contra adversários construídos e reconstruídos em contextos sociais específicos, reproduzindo-se identidades e políticas.

O futebol é efetivamente um jogo simples, complexificado pelas múltiplas expressões sociais que lhe dão consistência. Afirmar que nada tem a ver com política, é o mesmo que afirmar que o futebol nada tem a ver com economia ou cultura, retirando-lhe assim a essência.

Sociólogo, Centro de Estudos Sociais da Universidade de Coimbra</text:p>
          </table:table-cell>
          <table:table-cell office:value-type="string">
            <text:p>Retirar a expressão política do futebol é retirar-lhe uma das componentes que lhe dão sentido.</text:p>
          </table:table-cell>
          <table:table-cell office:value-type="string">
            <text:p>Sports</text:p>
          </table:table-cell>
          <table:table-cell office:value-type="string">
            <text:p>['Albânia', 'Campeonato da Europa', 'Desporto', 'FIFA', 'Futebol', 'Joseph Blatter', 'Opinião', 'Sérvia', 'UEFA']</text:p>
          </table:table-cell>
          <table:table-cell office:value-type="string">
            <text:p>2014-10-23 00:16:00</text:p>
          </table:table-cell>
          <table:table-cell table:style-name="ce23" office:value-type="string" office:value="https://www.publico.pt/2014/10/23/desporto/opiniao/a-politica-no-campo-de-futebol-1673740">
            <text:p><text:a xlink:href="https://www.publico.pt/2014/10/23/desporto/opiniao/a-politica-no-campo-de-futebol-1673740">https://www.publico.pt/2014/10/23/desporto/opiniao/a-politica-no-campo-de-futebol-1673740</text:a></text:p>
          </table:table-cell>
          <table:table-cell table:number-columns-repeated="246"/>
        </table:table-row>
        <table:table-row table:style-name="ro1">
          <table:table-cell office:value-type="string">
            <text:p>5d04ad52896a7fea069f9c0d</text:p>
          </table:table-cell>
          <table:table-cell office:value-type="string">
            <text:p>Fundos, investidores e dirigentes de clubes: que responsabilidade?</text:p>
          </table:table-cell>
          <table:table-cell office:value-type="string">
            <text:p>['Filipe Faria']</text:p>
          </table:table-cell>
          <table:table-cell office:value-type="string">
            <text:p>A chamada TPO (third party ownership), ou seja a participação de terceiros investidores em passes de jogadores, é um tema escaldante no universo do futebol.

Não admira, tendo em conta que o que está em jogo é a permissão de acesso por parte de uns relativos estranhos, até há poucos anos, às cada vez maiores receitas do futebol internacional.

O extremar da disputa entre os apoiantes e opositores da TPO foi acalorado nos últimos anos e movimentou meios de comunicação e lobbying significativos, tendo igualmente dividido entidades federativas e clubes de diversos países.

2. Em favor, defendia-se que a TPO assegura o acesso dos clubes a meios extraordinários de financiamento, que lhes permitem competir a um nível mais elevado do que aquele que lhes seria possível recorrendo apenas a receitas ordinárias e endividamento bancário, de onde resultaria maior competitividade das provas e alternância entre os clubes vencedores.

Acusando os opositores de pretenderem apenas excluir novos investidores do negócio futebol e cristalizar a dominância desportiva das principais ligas europeias.

Contra, foi-se argumentando que este tipo de investimentos prejudicam os clubes no longo prazo, ao colocá-los num ciclo de dívida e dependência crescentes, retirando-lhes poder efectivo de gestão dos jogadores, seu activo principal, e influenciando as suas políticas de transferências.

E que igualmente prejudicam os jogadores, que passam a deixar de ser donos da sua carreira transformando-se em meros activos transaccionáveis, sujeitos a períodos de mobilidade muito curtos por força das muitas transferências, necessárias para gerar rendimentos aos investidores.

Enfim, não seriam bons para o futebol, já que colocariam riscos significativos quanto à integridade das competições, decorrentes da falta de transparência quanto à identidade dos investidores e da possibilidade de estes exercerem influência injustificada sobre jogadores, treinadores ou dirigentes de clubes, ou de mecanismos ilegais de viciação de resultados.

3. A FIFA hesitou muitos anos, entre proibição e regulação da actividade, mas acabou por optar no final de 2014 pela proibição completa, para produzir efeitos num prazo muito curto, até 1 de Maio de 2015.

Surpreende de alguma forma este corte radical, já que existiam expectativas entre os diversos intervenientes, incluindo federações nacionais de ligas de topo, como a espanhola, de que o caminho fosse o da regulação da intervenção dos investidores terceiros, por exemplo através da limitação percentual da sua participação nos direitos dos jogadores.

Afigura-se, porventura, excessivo este corte radical de uma actividade que não é do foro desportivo e nada contém, a priori, de ilícito, com base em meros riscos ou perigos.

Por outro lado, parece radicar numa certa diabolização dos investidores terceiros, de certa forma demagógica como é qualquer avaliação generalizada e transversal.

4. Acresce, que, porventura, muito do mal que estes negócios vinham fazendo ao futebol tinham também outros responsáveis, conjuntos ou até principais, como por exemplo dirigentes que faltam aos seus deveres na defesa do melhor interesse dos clubes.

Veremos nos próximos tempos qual será a eficácia desta proibição, face aos enormes ganhos financeiros que estes negócios têm gerado, e se não teria sido mais realista optar por uma regulação equilibrada que permitisse um controlo mais efectivo.

É que quase sempre é mais fácil controlar uma actividade lícita do que uma actividade ilícita.

Advogado. Consultor da Azevedo Neves, Benjamim Mendes, Carvalho &amp; Associados, Sociedade de Advogados RL.</text:p>
          </table:table-cell>
          <table:table-cell office:value-type="string">
            <text:p>Não admira, tendo em conta que o que está em jogo é a permissão de acesso por parte de uns relativos estranhos, até há poucos anos, às cada vez maiores receitas do futebol internacional.</text:p>
          </table:table-cell>
          <table:table-cell office:value-type="string">
            <text:p>Sports</text:p>
          </table:table-cell>
          <table:table-cell office:value-type="string">
            <text:p>['Desporto', 'FIFA', 'Futebol', 'Futebol internacional', 'Opinião']</text:p>
          </table:table-cell>
          <table:table-cell office:value-type="string">
            <text:p>2015-02-05 18:43:18</text:p>
          </table:table-cell>
          <table:table-cell table:style-name="ce23" office:value-type="string" office:value="https://www.publico.pt/2015/02/05/desporto/opiniao/fundos-investidores-e-dirigentes-de-clubes-que-responsabilidade-1685187">
            <text:p><text:a xlink:href="https://www.publico.pt/2015/02/05/desporto/opiniao/fundos-investidores-e-dirigentes-de-clubes-que-responsabilidade-1685187">https://www.publico.pt/2015/02/05/desporto/opiniao/fundos-investidores-e-dirigentes-de-clubes-que-responsabilidade-1685187</text:a></text:p>
          </table:table-cell>
          <table:table-cell table:number-columns-repeated="246"/>
        </table:table-row>
        <table:table-row table:style-name="ro1">
          <table:table-cell office:value-type="string">
            <text:p>5d04ae19896a7fea069f9d61</text:p>
          </table:table-cell>
          <table:table-cell office:value-type="string">
            <text:p>Olimpismo</text:p>
          </table:table-cell>
          <table:table-cell office:value-type="string">
            <text:p>['António Gentil Martins']</text:p>
          </table:table-cell>
          <table:table-cell office:value-type="string">
            <text:p>O conceito de desporto amador, concebido como a prática do desporto pelo desporto, recuperado por Pierre de Coubertin, está em perigo, como aliás aconteceu na antiga Grécia.

Não se pode esquecer, olhando a história, que a infiltração de profissionais entre os competidores, destruindo o ideal de honra e glória que dera aos Jogos a sua mística e trazendo consigo a febre do lucro, levou à destruição dos ideais sagrados, com o florescimento da corrupção, de tal modo que os Jogos Olímpicos da antiga Grécia acabaram por desaparecer em 393 d.c., no tempo do Imperador romano Teodósio 1, mais de mil anos após o seu início…

Para Pierre de Coubertin o espírito olímpico era fundamentalmente uma filosofia de vida, promovendo e associando globalmente as qualidades do corpo e do espírito, procurando ciar um estilo de vida baseado no prazer conseguido pelo esforço, no valor educacional dos bons exemplos e no respeito dos princípios éticos fundamentais e universais. Procurava assim promover a criação de uma sociedade de paz, preocupada com a preservação da dignidade humana.

O padre católico Henry Didon referiu pela primeira vez o moto Citius, Altius e Fortius (mais longe, mais alto e mais forte), consagrado nos segundos Jogos, em 1900.

Nesse mesmo ano o bispo Talbot afirmou (o que mais tarde foi erradamente atribuído a Coubertin) que, nos Jogos Olímpicos, o mais importante, é participar e não é vencer. O realmente importante era não a vitória em si mesma, mas sim o que levava a ter vencido. Algumas semanas depois Coubertin diria que o mais importante na vida é o não vencer sem esforço. O essencial não era vencer, mas era ter lutado bem, era ter dado o seu melhor.

Afirmava Coubertin que divulgar esses princípios era contribuir para uma humanidade mais corajosa, mais generosa, mais justa e mais forte, promotora da fraternidade entre as nações e defensora do amadorismo, ou seja o esforço pelo seu mérito próprio e não como factor de lucro financeiro. Foi este espirito de fraternidade, que na antiga Grécia se manifestava pela chamada trégua olímpica (fazendo cessar temporariamente os combates entre as cidade rivais) que permitiu ver em Seul uma representação unida das duas Correias (Sul e Norte) e mais tarde ver também uma equipa unida das duas Alemanhas (Leste e Ocidente)

Coubertin era de facto elitista e nos primeiros Jogos em 1896 apenas homens participaram, e, em certas modalidades, apenas os com mais recursos podiam dar-se ao luxo de concorrer. Felizmente, progressivamente as mulheres foram tomando o lugar a que tinham direito e por outro lado os atletas das modalidades mais dispendiosas passaram a ser apoiados na sua preparação.

Contudo o desporto (comprovadamente promotor da saúde), como conceito e ideal de vida e não como meio de vida (o que legitimamente os profissionais fazem, até porque não podemos esquecer muitos dos fantásticos artistas de circo…), sofreu uma profunda transformação, sobretudo após os Jogos Olímpicos de Barcelona e a presidência do COI (Comité Olímpico Internacional) por António Samaranch. Os clássicos Jogos Olímpicos transformaram-se num espectáculo progressivamente mais mediático e lucrativo, apoiada pelo impacto permitido pelas novas tecnologias da comunicação, nomeadamente a televisão.

Na antiguidade os Jogos Olímpicos duraram cerca de mil anos. Agora tudo se passa mais depressa. O norte-americano Jim Thorpe, em 1912 (quintos Jogos Olímpicos), perdeu a sua medalha de ouro, de vencedor do Decatlo, porque anteriormente tinha ganho alguns cobres na sua terra natal (os EUA) a jogar basebol. Paavo Nurmi foi impedido de participar na Maratona em 1932, em Los Angeles, por ter recebido algum dinheiro da sua participação em corridas da maratona (na Alemanha e nos Estados Unidos) após a sua vitória em 1928. Havia então o culto e o respeito, mesmo excessivo, pelo amadorismo. Porém já em Seoul, em 1988, óbvios profissionais como Carl Lewis e Sergei Bubka participaram nos Jogos Olímpicos. Mais recentemente, em 1992, Michel Jordan (no basquetebol), em 1996, André Agassi (no ténis) em 2004, Cristiano Ronaldo (no futebol) fizeram o mesmo.

Desmistificado o antigo mito do desporto amador, com o seu esforço oferecido aos Deuses do Olimpo, é necessário pensar se ainda serão válidos os princípios e ideais propostos por Pierre de Coubertin ao fazer reviver os Jogos. Pensamos que sim e que o COI e os Comités Nacionais terão, de uma vez por todas e sem ambiguidades, estabelecer a fronteira entre desporto amador e profissional.

Pensamos não ser o lucro financeiro o objectivo do Olimpismo, mas sim o colocar sempre, e em todos os lugares, o desporto ao serviço da saúde e da humanidade, procurando encorajar o estabelecimento de uma sociedade pacífica, preocupada com a preservação fraternidade e da dignidade humana.

Parece lógico, para evitar descriminações pela capacidade financeira, que os atletas possam ter apoios desse tipo, mas apenas na medida em que isso se relaciona com a sua preparação para participar nos Jogos.

Contudo, para poder participar nos Jogos em nenhuma altura deve o atleta obter lucro pela sua participação, para além do que o próprio Código de Ética Internacional Olímpico prevê no ponto 2 do tema B (Integridade) e que diz textualmente: “Só prendas de valor nominal, de acordo com os costumes locais prevalecentes podem ser dadas ou recebidas pelos participantes olímpicos, como sinal de respeito ou amizade. Qualquer outra prenda deverá ser entregue à organização de que o beneficiário é membro”.

Infelizmente a mais recente decisão do Comité Olímpico Internacional, que a imprensa indica ir “reforçar as suas relações com as Ligas Profissionais para garantir que os melhores desportistas de todas as modalidades estejam nos Jogos Olímpicos", leva-nos a pensar o pior. E até a considerar que deverão deixar de existir os Campeonatos do Mundo para as modalidades que poderão ficar incluídas nos futuros Jogos Olímpicos (e que o COI pretende aumentar…).

Como conciliar esta decisão com o Código de Ética em vigor, e que acabámos de citar? Para nós isso é manifestamente impossível. Só esperamos que os atletas e as suas associações, nacionais e internacionais, reajam e permitam controlar o evidente bom negócio em perspectiva… Dinheiro ou valores? Qual a justa medida? Pessoalmente não temos dúvidas.

Fundador e ex-presidente da Associação dos Atletas Olímpicos Portugueses</text:p>
          </table:table-cell>
          <table:table-cell office:value-type="string">
            <text:p>Dinheiro ou valores? Qual a justa medida? Pessoalmente não temos dúvidas.</text:p>
          </table:table-cell>
          <table:table-cell office:value-type="string">
            <text:p>Sports</text:p>
          </table:table-cell>
          <table:table-cell office:value-type="string">
            <text:p>['Alemanha', 'Cristiano Ronaldo', 'Desporto', 'EUA', 'Estados Unidos', 'Fronteira', 'Futebol', 'Grécia', 'Jogos', 'Jogos Olímpicos', 'Jogos Olímpicos de Inverno', 'Los Angeles', 'Opinião', 'Outras Modalidades', 'Televisão']</text:p>
          </table:table-cell>
          <table:table-cell office:value-type="string">
            <text:p>2015-02-22 06:14:00</text:p>
          </table:table-cell>
          <table:table-cell table:style-name="ce23" office:value-type="string" office:value="https://www.publico.pt/2015/02/22/desporto/opiniao/olimpismo-1686875">
            <text:p><text:a xlink:href="https://www.publico.pt/2015/02/22/desporto/opiniao/olimpismo-1686875">https://www.publico.pt/2015/02/22/desporto/opiniao/olimpismo-1686875</text:a></text:p>
          </table:table-cell>
          <table:table-cell table:number-columns-repeated="246"/>
        </table:table-row>
        <table:table-row table:style-name="ro1">
          <table:table-cell office:value-type="string">
            <text:p>5d04b55c896a7fea06a0188f</text:p>
          </table:table-cell>
          <table:table-cell office:value-type="string">
            <text:p>Rio 2016: a maior festa do esporte no coração do Brasil</text:p>
          </table:table-cell>
          <table:table-cell office:value-type="string">
            <text:p>['Dilma Rousseff']</text:p>
          </table:table-cell>
          <table:table-cell office:value-type="string">
            <text:p>Falta, ainda, um ano, mas o coração do Brasil já começa a bater mais forte. O generoso coração brasileiro que teima em acelerar quando nele se cruzam duas emoções que nos apaixonam: abraçar gente de todas as partes do mundo e disputar, com fervor e fairplay, um magnífico espetáculo do esporte.

Foi assim na Copa do Mundo.

Será assim, a partir de 5 de agosto de 2016, quando acenderemos a chama olímpica da paixão pelo esporte e hastearemos a bandeira dos cinco círculos coloridos no nosso magnífico Maracanã.

Acho que não é por acaso que o Brasil está tendo a honra de ser o primeiro país da América do Sul a sediar uma Olimpíada.

Somos um país, que além da natureza grandiosa e diversificada, acolheu diferentes povos e culturas, em um histórico de tolerância e respeito, que nos faz um símbolo mundial de convivência, hospitalidade e alegria.

Nosso povo - nossos trabalhadores, empresários, estudantes, cientistas e artistas - conseguiu erguer uma das nações mais abertas do mundo com sua capacidade criativa, amabilidade e solidariedade. Construímos uma vigorosa cultura de paz e de trabalho.

É com estes valores que estamos trabalhando duro para fazer destas Olimpíadas a melhor festa que o esporte mundial já viveu.

Conseguimos isso na Copa do Mundo e temos tudo para conseguir, outra vez, nos Jogos Olímpicos de 2016. Trata-se de um grande desafio que estamos vencendo dia a dia, hora a hora, muito antes que as competições, efetivamente, comecem.

A lição começou com investimento no que é mais importante: os nossos atletas.

Tem-se prolongado com investimentos maciços na infraestrutura esportiva, e atinge seu clímax na grande reforma urbana porque passa o Rio de Janeiro - sem dúvida o mais lindo cenário, desde a Grécia Antiga, onde já se realizou uma Olimpíada.

Ao longo dos últimos anos, fizemos um investimento público maciço para apoiar nossos melhores atletas, seus técnicos e suas equipes, com programas como o Bolsa Atleta e o Plano Brasil Medalhas.

Nossos atletas de excelência, que têm conseguido melhorar suas marcas a cada competição, são os nossos grandes ídolos e inspiradores.

Uma prova concreta são os resultados que obtivemos nos últimos jogos Pan-Americanos.

Estes investimentos trarão resultados ainda mais duradouros, que vão, inclusive, ultrapassar os limites temporais dos Jogos Olímpicos.

Estamos disseminando a prática do esporte entre os jovens de todo o país, com investimentos em centros esportivos em todas as regiões, nas mais diversas modalidades.

Esse será um dos maiores legados que colheremos com os Jogos Rio 2016. Acreditamos que a educação e o esporte são os nossos melhores aliados para assegurar a inclusão e a integração social, estimulando os jovens a lutar por seus objetivos, a viver a alegria da superação, a atuar em equipe e respeitar o adversário.

O esporte inspira a cultura da cooperação, a ética da honra e do trabalho árduo para alcançar objetivos e celebrar conquistas. Quando juntamos isso com a felicidade e autoestima de nosso povo acolhedor e hospitaleiro, eis o maior legado da Olimpíada.

Teremos, também, o legado monumental de modernização urbana do Rio de Janeiro, uma das cidades mais lindas do mundo e o nosso maior cartão postal.

Dois terços dos gastos com os Jogos Rio 2016 estão sendo investidos em obras de infraestrutura urbana na cidade.

São obras as mais diversas - uma nova linha de metrô, um veículo leve ligando todo o centro da cidade e BRTs (linhas expressas de ônibus) que unirão as áreas de competição. Todo esse investimento é para melhorar muito o transporte público e a circulação das pessoas durante e depois dos jogos, em especial aquelas que vivem nas áreas mais afastadas e mais necessitam de transporte de qualidade.

A transformação urbana não para por aí.

A área do porto, por exemplo, antes um lugar degradado, está se tornando um novo polo de lazer e de cultura para a população local e para os milhares de turistas que recebemos a cada ano.

No futuro, o Porto Maravilha vai abrigar novos prédios de escritórios e residências. Estamos recuperando o brilho da Cidade Maravilhosa que sempre encantou o mundo desde os tempos em que era a capital da nossa República.

Os Jogos Rio 2016 atraíram fortemente investimentos do setor privado brasileiro - e não apenas para os patrocínios e a modernização e construção da nova rede hoteleira.

O Parque Olímpico da Barra, por exemplo, foi construído, em boa parte, com investimentos privados, incluindo as obras de infraestrutura do local.

A Vila Olímpica, que hospedará os atletas de todo o mundo, também está sendo construída pela iniciativa privada, que já começou a comercializar os apartamentos. Com isso, já é possível afirmar que os Jogos do Rio 2016 terão um dos mais altos níveis de investimento privado das edições do evento nos últimos 20 anos.

O Complexo Esportivo de Deodoro, um dos locais de competição, localizado no coração de uma área carente do Rio e com a maior concentração de jovens da cidade, se tornará um espaço para a prática de esportes radicais da população local. Vai ser palco também de treinamento para os nossos melhores atletas.

Já o Parque Olímpico da Barra será a base do futuro centro olímpico de treinamento, responsável pela preparação dos futuros atletas de alto rendimento do País. Ajudará, ainda, a intensificar a cooperação esportiva com outros países, em especial com os vizinhos da América do Sul.

O esforço está sendo acrescido dos investimentos feitos em todo o Brasil. São 12 centros de treinamento e 261 centros de iniciação esportiva, além de 46 pistas oficiais de atletismo. O investimento no legado esportivo do Rio e do País já soma US$ 1,2 bilhão. Nós estamos zelando também pela eficiência do gasto a sustentabilidade das instalações. A Arena do Futuro, local das competições de handebol no Parque Olímpico, é um exemplo. Construída em módulos, a Arena será desmontada depois dos Jogos e transformada em quatro escolas.

O bom andamento desse grandioso projeto tem exigido atenção permanente e um trabalho conjunto do Governo Federal, estadual e municipal, além do Comitê Organizador e da Autoridade Pública Olímpica. O empenho de todos será mantido até o final dos Jogos Paraolímpicos, em setembro de 2016.

Um evento com essa complexidade exige atenção constante aos mínimos detalhes. As obras e a estrutura do Rio já começaram a ser testadas com os primeiros eventos que se espalham pela cidade. Até o início de 2016, vamos ter competições de 40 modalidades esportivas.

Como vocês podem ver, o Brasil está plenamente preparado para a chegada dos Jogos. Junto com a organização do evento, vamos mostrar ao mundo, orgulhosamente, nossas conquistas recentes de uma democracia forte e consolidada, empenhada em reduzir as desigualdades sociais por meio do desenvolvimento econômico e do investimento. Esse é o esforço coletivo de um país inteiro.

Vamos mostrar aos 15 mil atletas olímpicos e paraolímpicos, milhares de torcedores e bilhões de telespectadores a nossa energia para superar tantos desafios.

A sociedade brasileira vai receber os atletas e turistas tão bem como fez na Copa de 2014, quando o país encantou o mundo com o clima de festa, de segurança e eficiência.

Naquela época, todos que assistiam nossa festa pela TV queriam estar aqui no Brasil.

Não fiquem, portanto, só no desejo - venham desfrutar de tudo de bom que uma Olimpíada pode temporariamente lhes dar - e de tudo que, em qualquer momento, um país, como o Brasil, pode lhes oferecer: paz, amor, alegria e muita, muita, felicidade!

Esperamos vocês de coração e braços abertos.

Presidente da República Federativa do Brasil</text:p>
          </table:table-cell>
          <table:table-cell office:value-type="string">
            <text:p>Junto com a organização do evento, vamos mostrar ao mundo, orgulhosamente, nossas conquistas recentes de uma democracia forte e consolidada.</text:p>
          </table:table-cell>
          <table:table-cell office:value-type="string">
            <text:p>Sports</text:p>
          </table:table-cell>
          <table:table-cell office:value-type="string">
            <text:p>['América', 'América do Sul', 'Brasil', 'Desporto', 'Jogos Olímpicos', 'Opinião', 'Rio de Janeiro']</text:p>
          </table:table-cell>
          <table:table-cell office:value-type="string">
            <text:p>2015-08-05 05:11:00</text:p>
          </table:table-cell>
          <table:table-cell table:style-name="ce23" office:value-type="string" office:value="https://www.publico.pt/2015/08/05/desporto/opiniao/rio-2016-a-maior-festa-do-esporte-no-coracao-do-brasil-1704099">
            <text:p><text:a xlink:href="https://www.publico.pt/2015/08/05/desporto/opiniao/rio-2016-a-maior-festa-do-esporte-no-coracao-do-brasil-1704099">https://www.publico.pt/2015/08/05/desporto/opiniao/rio-2016-a-maior-festa-do-esporte-no-coracao-do-brasil-1704099</text:a></text:p>
          </table:table-cell>
          <table:table-cell table:number-columns-repeated="246"/>
        </table:table-row>
        <table:table-row table:style-name="ro1">
          <table:table-cell office:value-type="string">
            <text:p>5d04b660896a7fea06a02ea3</text:p>
          </table:table-cell>
          <table:table-cell office:value-type="string">
            <text:p>O deve e o haver no custo da formação médica: a propósito de umas contas mal contadas!</text:p>
          </table:table-cell>
          <table:table-cell office:value-type="string">
            <text:p>['José Mário Martins']</text:p>
          </table:table-cell>
          <table:table-cell office:value-type="string">
            <text:p>Muito se tem dito e escrito sobre os custos da formação pré e pós graduada dos médicos, havendo quem estime em várias centenas de milhares de euros (300.000 a 500.000 euros) o custo total da formação de um médico especialista. Aceito como bons estes números, já que não disponho de outros.

Partindo deste custo estimado, uma vez que ainda não vi contas exactas, há quem advogue a ideia de que os médicos deveriam, no final da sua especialidade, ficar a trabalhar durante alguns anos (que não vi quantificados) no Serviço Nacional de Saúde (SNS) ou, em alternativa, indemnizar o Estado, caso pretendessem ir para o sector privado.

Discordo totalmente desta ideia.

Espero poder, nas próximas linhas, explicar porque a acho errada e até perigosa. Vejamos:

— a formação pré-graduada dos médicos é cara, embora não conheça um estudo consistente que demonstre quão cara é, nem qual a diferença para a formação noutras áreas onde também há emigração de licenciados (engenharia, arquitectura, enfermagem...). Porém, não vejo que se peça uma medida semelhante para estes casos;

— para lá das propinas, os pais dos alunos pagam, com os seus impostos, a educação dos filhos;

— os mais ricos e os melhores poderiam sair, ficando o SNS com os desmotivados porque não podiam sair;

— o Estado-patrão poderia proletarizar os médicos, impondo salários ainda mais baixos, pois os médicos que não tivessem dinheiro para sair estariam indefesos, obrigados a aceitar qualquer remuneração;

— se fizermos as contas, o interno paga, com o seu trabalho, toda a sua formação pré e pós-graduada;

Convido-os a fazerem as seguintes contas, tendo como base a tabela de preços a praticar no SNS publicada em DR de 29 de Janeiro de 2014. Os valores são, entre outros, os seguintes:

A) Episódios de Urgência

Serviço de Urgência (SU) Polivalente: 112,07 euros

SU Médico-cirúrgica: 85,91 euros

SU Básica: 51 euros

B) Consulta Externa: 31 euros/consulta

Façamos, então, algumas contas.

Partindo do pressuposto de um internato de especialidade de cinco anos, assumindo que o interno faz um período de urgência de 12 horas/semana e um período de consulta externa de 4 horas/semana, e que em cada um destes períodos vê 20 doentes na urgência e 12 na consulta externa, estimando 10 meses de trabalho (descontando as férias e eventuais licenças), este interno terá realizado, nos cinco anos da sua formação, 4.000 atendimentos de urgência e 2.400 consultas externas. Se multiplicarmos estes números pelo valor de cada tipo de urgência e consulta externa, obteremos:

— SU Polivalente + Consulta Externa = 522.680 euros

— SU Médico-cirúrgica+Consulta Externa = 418.040 euros

—SU Básica+Consulta Externa = 278.400 euros

Se calcularmos a média dos três valores, obteremos 406.373 euros.

Ou seja, se contarmos apenas o trabalho em Urgência de 12 horas/semana, acrescido do trabalho em consulta externa num período de 4 horas/semana e 10 meses/ano de trabalho, um interno de uma especialidade que dure cinco anos terá produzido uma receita superior ao valor médio de 400.000 euros estimado por alguns para o custo da formação pré e pós-graduada de um médico.

Acresce que, durante o seu período de formação, o médico interno desenvolve muitas outras atividades que não apenas as de assistência no serviço de urgência e consulta externa, nomeadamente acompanhamento na enfermaria, actos cirúrgicos e exames complementares de diagnóstico

Ao custo de formar um médico há, por conseguinte, que subtrair tudo isto. Ou, então, as contas estarão mal contadas!...

Estomatologista; Membro da APCMG - Associação de Medicina de Proximidade</text:p>
          </table:table-cell>
          <table:table-cell office:value-type="string">
            <text:p>Há quem advogue a ideia de que os médicos deveriam, no final da sua especialidade, ficar a trabalhar durante alguns anos no SNS. Discordo totalmente desta ideia.</text:p>
          </table:table-cell>
          <table:table-cell office:value-type="string">
            <text:p>Local</text:p>
          </table:table-cell>
          <table:table-cell office:value-type="string">
            <text:p>['Emigração', 'Médicos', 'Opinião', 'Portugal', 'Saúde', 'Serviço Nacional de Saúde']</text:p>
          </table:table-cell>
          <table:table-cell office:value-type="string">
            <text:p>2015-09-01 04:54:00</text:p>
          </table:table-cell>
          <table:table-cell table:style-name="ce23" office:value-type="string" office:value="https://www.publico.pt/2015/09/01/opiniao/opiniao/o-deve-e-o-haver-no-custo-da-formacao-medica-a-proposito-de-umas-contas-mal-contadas-1706486">
            <text:p><text:a xlink:href="https://www.publico.pt/2015/09/01/opiniao/opiniao/o-deve-e-o-haver-no-custo-da-formacao-medica-a-proposito-de-umas-contas-mal-contadas-1706486">https://www.publico.pt/2015/09/01/opiniao/opiniao/o-deve-e-o-haver-no-custo-da-formacao-medica-a-proposito-de-umas-contas-mal-contadas-1706486</text:a></text:p>
          </table:table-cell>
          <table:table-cell table:number-columns-repeated="246"/>
        </table:table-row>
        <table:table-row table:style-name="ro1">
          <table:table-cell office:value-type="string">
            <text:p>5d04b969896a7fea06a049af</text:p>
          </table:table-cell>
          <table:table-cell office:value-type="string">
            <text:p>Virão mais cem Albufeiras!</text:p>
          </table:table-cell>
          <table:table-cell office:value-type="string">
            <text:p>['Jack Soifer']</text:p>
          </table:table-cell>
          <table:table-cell office:value-type="string">
            <text:p>A catástrofe de Albufeira estava há muito prevista. A Associação local opôs-se à parte das obras da POLIS, que o presidente da câmara impôs. Especialistas falaram das chuvas que ocorrem a cada nove anos e que a Ribeira de Albufeira, agora encanada, escoa um grande vale.

Há muito que se prevê marés mais vivas, a subida do mar e enxurradas mais frequentes. Muitos políticos querem obras faraónicas e opacas e não ouvem os alertas.

A Proteção Civil quer catástrofes? Mostra quantas pessoas e meios foram utilizados para abrandá-las, em vez de evitá-las. Quanto maior o orçamento, mais prestígio! Noutros países, bom administrador é o que prevê e previne, não o que onera o orçamento. O pior custo é o privado, que governos só compensam em parte, após muitos anos. E o humano, a perda dos bens e parentes queridos, a dor de sentir destruído o trabalho de uma vida?

Pagamos impostos para os governos usarem o alerta dos especialistas. Se rompem o pacto social ao nos infligir catástrofes previsíveis, ao infringir os nossos direitos, podemos negar pagar as obrigações, isto é, os impostos. Temos três opções: protesto nas ruas, que não resulta, parar de pagar impostos ou mudar o sistema. A democracia não cai do céu ou de Bruxelas. Deve ser conquistada a cada dia.

Outras catástrofes para as quais já se alertou são as de fogos em shoppings. Os amplos corredores, aprovados pelos bombeiros, são usados para stands, aos fins-de-semana. No Brasil, há poucos anos, morreram 284 ao não conseguirem sair. Aqui os bombeiros não podem travar, há uma lacuna no regulamento, e a ASAE não autua. Só após a perda de vidas e de milhões é que as agências de controlo irão (talvez) agir? E nós, calados como na era de Salazar?

Consultor internacional, autor de Como Sair da Crise, Portugal Rural e Ontem e Hoje na Economia</text:p>
          </table:table-cell>
          <table:table-cell office:value-type="string">
            <text:p>Muitos políticos querem obras faraónicas e opacas e não ouvem os alertas.</text:p>
          </table:table-cell>
          <table:table-cell office:value-type="string">
            <text:p>Local</text:p>
          </table:table-cell>
          <table:table-cell office:value-type="string">
            <text:p>['Albufeira', 'Bombeiros', 'Catástrofes naturais', 'Crise', 'Opinião', 'Portugal', 'Turismo']</text:p>
          </table:table-cell>
          <table:table-cell office:value-type="string">
            <text:p>2015-11-07 05:03:00</text:p>
          </table:table-cell>
          <table:table-cell table:style-name="ce23" office:value-type="string" office:value="https://www.publico.pt/2015/11/07/opiniao/opiniao/virao-mais-cem-albufeiras-1713550">
            <text:p><text:a xlink:href="https://www.publico.pt/2015/11/07/opiniao/opiniao/virao-mais-cem-albufeiras-1713550">https://www.publico.pt/2015/11/07/opiniao/opiniao/virao-mais-cem-albufeiras-1713550</text:a></text:p>
          </table:table-cell>
          <table:table-cell table:number-columns-repeated="246"/>
        </table:table-row>
        <table:table-row table:style-name="ro1">
          <table:table-cell office:value-type="string">
            <text:p>5d04b991896a7fea06a049f5</text:p>
          </table:table-cell>
          <table:table-cell office:value-type="string">
            <text:p>Um ministério para as migrações, uma estratégia para o país</text:p>
          </table:table-cell>
          <table:table-cell office:value-type="string">
            <text:p>['Pedro Góis']</text:p>
          </table:table-cell>
          <table:table-cell office:value-type="string">
            <text:p>Portugal é um país de migrações. Há mais de 100 anos que temos a noção de que existe uma diáspora portuguesa espalhada pelo mundo. Há várias décadas que acolhemos no seio da sociedade portuguesa numerosos imigrantes que aqui escolheram viver. Desde sempre a emigração foi solidária com o país. Foram as remessas que permitiram superar crises económicas anteriores, foram os investimentos dos emigrantes que retiraram o país interior da idade média em que vivia em meados do século XX. Foram as ideias trazidas da emigração que ajudaram a consolidar a democracia. Foram os seus depósitos bancários que capitalizaram a banca.

A imigração tem igualmente sido indispensável. Quanto do país pararia se os imigrantes não acordassem mais cedo que os autóctones (e se deitassem ainda mais tarde) e não tivessem medo de aceitar os piores empregos e os piores salários. Quantos dos nossos centros de saúde e hospitais, empresas e universidades ficariam mais pobres sem os nosso colegas estrangeiros.

Portugal tem sido uma casa para todos nós. Será uma casa também para os refugiados que acolheremos a breve prazo (e nem os insensatos, mas felizmente escassos, discursos xenófobos e racistas que se escutam aqui ou ali põem em causa a base humanista da cultura portuguesa). Acolhemos refugiados no passado (Calouste Gulbenkian como exemplo) e orgulhamo-nos de ter sabido entender o que a história nos exigia (Aristides Sousa Mendes, o exemplo maior). Hoje há um português na linha da frente da luta contra a injustiça e pela esperança (António Guterres) e muitos outros na retaguarda de organizações internacionais e de ONGs aqui e no mundo a cuidar de que continuamos a ser humanos. Portugal foi, é e será no futuro um país de migrações.

Com todo esse passado como é a nossa organização de governo nesta área? Poderia resumi-la numa palavra: disfuncional. Temos um Ministério dos Negócios Estrangeiros (MNE) em que as migrações e os emigrantes são uma oportunidade perdida. O nosso relacionamento burocrático-administrativo deixa imenso a desejar. A rede consular e os serviços disponíveis não cumprem com o que lhes seria exigível face a um tão grande número de emigrantes e são raros os portugueses que não contam uma história negativa que envolva o consulado da sua área. Não existem adidos especializados em migrações, nem oficiais de ligação com as comunidades portuguesas. O potencial de ligação à emigração está por explorar. Temos o Ministério da Administração Interna (MAI) a quem compete superintender as áreas ligadas ao acolhimento e fiscalização de estrangeiros em território nacional. Na linha da frente temos o Serviço de Estrangeiros e Fronteiras (SEF) que cumpre e, na ausência de outras estruturas, até extrapola as suas funções de controlo de estrangeiros. É o SEF que produz os melhores relatórios estatísticos sobre estrangeiros em Portugal, participa em redes de migrações e representa o país em estruturas de diálogo internacional sobre migrações. É também ao MAI que compete a coordenação geral do acolhimento dos refugiados em Portugal.

O desajustamento entre o MAI e o MNE produz factos estranhos como o recente debate sobre o voto dos emigrantes nestas legislativas demonstrou. Temos o Ministro Adjunto e do Desenvolvimento Regional a quem cabe, através do SEAMADR, superintender as políticas de integração dos imigrantes em Portugal e que, recentemente, alargou as suas competências às migrações em geral através da criação do Alto Comissariado para as Migrações (ACM). Passou ainda pouco tempo mas parece não ser (ainda) esta a boa solução.

Neste, como em tantos outros casos, exige-se uma governação integrada. A dispersão de responsabilidades por vários ministérios não tem sido capaz de responder aos desafios das migrações de e para Portugal. A minha proposta passa por criar um Ministério para as Migrações que consiga consolidar uma estratégia nacional e agregar o que agora está disperso. Criar um Ministério para a Diáspora foi a opção de países como a Arménia, a Irlanda ou Cabo Verde com sucesso observável. Acredito que se pouparmos nos assessores e adjuntos que sobejam nos outros ministérios e secretarias de estado será possível criar um novo Ministério sem custos adicionais e com vantagens reais. Há milhões de portugueses expatriados que estão comigo neste anseio e umas centenas de milhar de estrangeiros que vivem aqui a quem este ministério permitiria responder. Brevemente existirá uma nova orgânica do governo. Faço votos que sejam criados dois Ministérios: o da Cultura e o das Migrações. Se assim for estaremos mais ricos.

Sociólogo, Faculdade de Economia da Universidade de Coimbra e Centro de Estudos Sociais</text:p>
          </table:table-cell>
          <table:table-cell office:value-type="string">
            <text:p>A dispersão de responsabilidades por vários ministérios não tem sido capaz de responder aos desafios das migrações de e para Portugal.</text:p>
          </table:table-cell>
          <table:table-cell office:value-type="string">
            <text:p>Local</text:p>
          </table:table-cell>
          <table:table-cell office:value-type="string">
            <text:p>['Emigração', 'Imigração', 'Ministério da Administração Interna', 'Ministério dos Negócios Estrangeiros', 'Opinião', 'Portugal', 'Refugiados', 'Serviço de Estrangeiros e Fronteiras']</text:p>
          </table:table-cell>
          <table:table-cell office:value-type="string">
            <text:p>2015-11-11 05:51:00</text:p>
          </table:table-cell>
          <table:table-cell table:style-name="ce23" office:value-type="string" office:value="https://www.publico.pt/2015/11/11/opiniao/opiniao/um-ministerio-para-as-migracoes-uma-estrategia-para-o-pais-1713963">
            <text:p><text:a xlink:href="https://www.publico.pt/2015/11/11/opiniao/opiniao/um-ministerio-para-as-migracoes-uma-estrategia-para-o-pais-1713963">https://www.publico.pt/2015/11/11/opiniao/opiniao/um-ministerio-para-as-migracoes-uma-estrategia-para-o-pais-1713963</text:a></text:p>
          </table:table-cell>
          <table:table-cell table:number-columns-repeated="246"/>
        </table:table-row>
        <table:table-row table:style-name="ro1">
          <table:table-cell office:value-type="string">
            <text:p>5d04bac3896a7fea06a05f70</text:p>
          </table:table-cell>
          <table:table-cell office:value-type="string">
            <text:p>Universidade, hotéis e cozinhas de topo</text:p>
          </table:table-cell>
          <table:table-cell office:value-type="string">
            <text:p>['Rui Pena Pires']</text:p>
          </table:table-cell>
          <table:table-cell office:value-type="string">
            <text:p>1. Soube, pelos jornais, que a Câmara Municipal de Lisboa aprecia esta quarta-feira um pedido do ISCTE-IUL para a construção de dois hotéis e de um centro de formação e investigação equipado com… cozinhas de topo. A operação urbanística em causa utilizaria para o efeito um terreno situado na Av. das Forças Armadas, adquirido com dinheiros públicos e originalmente destinado a suportar as atividades decorrentes da missão da instituição.

2. O ISCTE-IUL é uma instituição pública de ensino superior universitário de natureza fundacional. No programa de desenvolvimento que baseou a contratualização da sua passagem a fundação afirmava-se que a “opção pela denominação de ‘instituto universitário’ […] constituiu […] uma aposta clara na especialização (em lugar da diversificação), no reforço da investigação científica e do peso das formações de segundo e terceiro ciclos, na maior internacionalização das atividades, do corpo docente e dos estudantes e, finalmente, na intensificação das ligações e da abertura à sociedade”. Sobre hotéis e cozinhas de topo nada se dizia.

3. Naquele programa de desenvolvimento definia-se ainda o ISCTE-IUL nos seguintes termos: “um instituto universitário especializado com uma posição de liderança nacional nas suas duas áreas fundadoras, gestão e sociologia, recentemente alargadas com a inclusão, respetivamente, das subáreas da economia e das políticas públicas. Completam os domínios de atividade do ISCTE as áreas das ciências sociais em geral, das ciências e tecnologias de informação, bem como da arquitetura.” Uma vez mais, nada sobre hotéis e cozinhas de topo.

4. Reconhecia-se, no entanto, a necessidade de desenvolver novos projetos, de entre os quais se salientavam “o desenvolvimento da área das políticas públicas” e a “gestão de hotelaria e turismo”. De novo, nada sobre hotéis e cozinhas de topo.

5. Uma instituição pública como o ISCTE-IUL é fruto de uma longa história de ensino e investigação em áreas de especialização que se vão progressivamente afirmando na comunidade académica. É essa história longa, suportada por financiamentos públicos, que está na origem da reputação científica daquelas áreas de especialização. E é do reconhecimento e avaliação públicas dessa reputação que emerge a missão da instituição e o seu estatuto de interesse público.

6. A mais recente decisão do Reitor do ISCTE, de desenvolvimento do ensino profissional em hotelaria, constitui uma outra modalidade de alteração radical da missão do ISCTE-IUL que, como já referi noutra altura, passa pela subalternização das áreas científicas da sociologia e das ciências sociais em geral. Agora por via da concentração quase total dos investimentos numa área de ensino profissional.

7. Esta decisão, tomada sem que exista ou se conheça o “plano de investimento em ativos imobilizados” requerido na lei, parece esquecer que, estatutariamente, a “capacidade e autonomia patrimonial e financeira do ISCTE-IUL está subordinada à missão para que foi instituída”: hotéis e cozinhas de topo?

8. A Câmara Municipal de Lisboa não irá apreciar, simplesmente, uma proposta imobiliária de um qualquer promotor, mas a proposta de outra entidade pública, que deve acautelar o interesse público. A sua responsabilidade é pois, neste caso, maior do que em geral. Como maior é a responsabilidade do seu presidente, simultaneamente membro do Conselho de Curadores do ISCTE-IUL.

Sociólogo, professor no ISCTE-IUL</text:p>
          </table:table-cell>
          <table:table-cell office:value-type="string">
            <text:p>1. Soube, pelos jornais, que a Câmara Municipal de Lisboa aprecia esta quarta-feira um pedido do ISCTE-IUL para a construção de dois hotéis e de um centro de formação e investigação equipado com</text:p>
          </table:table-cell>
          <table:table-cell office:value-type="string">
            <text:p>Local</text:p>
          </table:table-cell>
          <table:table-cell office:value-type="string">
            <text:p>['Câmara de Lisboa', 'Ensino Superior', 'ISCTE', 'Lisboa', 'Local', 'Opinião', 'Universidades']</text:p>
          </table:table-cell>
          <table:table-cell office:value-type="string">
            <text:p>2015-12-08 19:41:33</text:p>
          </table:table-cell>
          <table:table-cell table:style-name="ce23" office:value-type="string" office:value="https://www.publico.pt/2015/12/08/local/opiniao/universidade-hoteis-e-cozinhas-de-topo-1716846">
            <text:p><text:a xlink:href="https://www.publico.pt/2015/12/08/local/opiniao/universidade-hoteis-e-cozinhas-de-topo-1716846">https://www.publico.pt/2015/12/08/local/opiniao/universidade-hoteis-e-cozinhas-de-topo-1716846</text:a></text:p>
          </table:table-cell>
          <table:table-cell table:number-columns-repeated="246"/>
        </table:table-row>
        <table:table-row table:style-name="ro1">
          <table:table-cell office:value-type="string">
            <text:p>5d04bbb3896a7fea06a062d6</text:p>
          </table:table-cell>
          <table:table-cell office:value-type="string">
            <text:p>Os direitos de TV no futebol português. Depois da repartição do bolo, quem ficará com as migalhas?</text:p>
          </table:table-cell>
          <table:table-cell office:value-type="string">
            <text:p>['António Samagaio']</text:p>
          </table:table-cell>
          <table:table-cell office:value-type="string">
            <text:p>Os recentes contratos de direitos televisivos celebrados pelo Benfica, FC Porto e Sporting com os dois principais operadores nacionais de TV por cabo incidem sobre uma área tão vital das receitas nos clubes de futebol, que tem sido ela a contribuir significativamente para o estonteante crescimento das receitas nas principais ligas europeias. Em Portugal, a relevância dos réditos dos direitos televisivos nas finanças dos clubes é particularmente evidente num contexto em que a receita de bilheteira estagnou e a evolução da economia portuguesa desaconselhou grandes investimentos publicitários no futebol. Face aos contratos milionários dos três grandes, resta agora aos outros clubes movimentarem-se para celebrarem conjuntamente contratos que lhes garantam boas receitas. Sendo compreensível que ninguém queira ficar com as migalhas de um bolo que incrivelmente parece bastante maior do que aquilo que é na realidade, há questões inquietantes que se levantam quanto ao modo como sairão deste processo alguns stakeholders (entidades que têm relações com uma empresa, como empregados, clientes, fornecedores, etc) fundamentais.

O primeiro dado a reter nesta matéria tem a ver com a circunstância de o equilíbrio competitivo desejável em qualquer liga estar directamente relacionado com o nível de interdependência que os clubes estabelecem dentro e fora de campo. Nas principais ligas europeias, os contratos dos direitos televisivos dos jogos passaram por uma negociação centralizada, o que reverteu no reforço do poder negocial dos clubes junto dos operadores de TV e numa repartição mais equilibrada das receitas por todos os envolvidos nas respectivas competições. Ao invés, em Portugal os acontecimentos desenrolaram-se em moldes que não permitiram uma solução semelhante, pelo que não deve tardar muito até que algumas equipas sofram as repercussões nefastas desta espécie de febre da corrida ao ouro que parece ter afectado os dirigentes dos três grandes. A este respeito, talvez valha a pena lembrar que o espírito de partilha de sucesso de uma Liga é bem visível no rácio de receita televisiva entre o primeiro e o último classificado de vários campeonatos europeus: 1,5 na Premier League (Inglaterra), 2 na Bundesliga (Alemanha), 3,8 na Ligue 1 (França), e 5,2 na Serie A (Itália), o que contrasta com o rácio superior a 8 registado na Liga Nos de 2014/15, e agora com perspectivas de agravamento.

Sendo um jogo de futebol o resultado de uma produção-conjunta indivisível, a negociação individualizada que as três principais SAD portuguesas protagonizaram evidencia a pretensão de aumentarem a sua quota no mercado nacional dos direitos televisivos, potenciando por essa via a supremacia que já detêm no plano desportivo e acentuando a assimetria face aos restantes clubes. Mas uma competição só é atractiva para os adeptos se existir incerteza no resultado e qualidade no jogo, factores que valorizam e reforçam a dimensão mediática de qualquer Liga. Por isso, os outros clubes profissionais e as autoridades não podem ficar indiferentes a estes novos contratos. Quem teria mais a perder se os clubes mais pequenos decidissem fazer greve aos jogos com os três grandes? Se não conseguirem das operadoras de TV receitas à medida das suas expectativas, será absolutamente legítima uma posição dessa natureza, até porque também eles são intervenientes directos nos jogos que estão na base dos contratos dos três grandes.

Em questões estratégicas – e a negociação dos direitos televisivos é indubitavelmente uma questão estratégica – os clubes devem cooperar para o crescimento qualitativo do futebol português. O clube individualista que procura o benefício próprio imediato, indirectamente acaba por beneficiar os operadores de TV e não defende propriamente o interesse geral do futebol português. Daí que, se não for possível o entendimento entre todos os clubes, a melhor solução é fazer o que se fez em Espanha. Barcelona e Real Madrid sempre resistiram à negociação centralizada (tinham uma quota superior a 41%), posição que foi combatida pelo Governo em Abril de 2015 ao impor a negociação centralizada e a fixação de 50% da receita total para distribuir igualitariamente pelos clubes da La Liga.

Entretanto, por cá, os comunicados das SAD do Benfica, FC Porto e Sporting são omissos sobre o escalonamento/progressividade das receitas, fazendo portanto tábua rasa sobre uma variável crucial para avaliar a qualidade das decisões dos gestores. Na gestão não é indiferente receber hoje 40 milhões de euros ou recebê-los num prazo de 10 anos. Nessa medida, seria importante que, em complemento ao valor nominal dos contratos que celebraram, as referidas SAD revelassem o respectivo valor actual. Assim, não estaríamos somente a analisar, por exemplo, os 400 milhões de euros (valor nominal) que o Benfica vai receber ao longo de uma década, mas também o seu valor actual, que deverá ser inferior a 300 milhões de euros. Talvez assim o adepto pudesse compreender(?) as declarações recentes do presidente do Benfica que apontavam para o pagamento do passivo e a independência do sistema financeiro quando a actual dívida financeira da SAD é de 310 milhões euros (64,8% de curto-prazo) e nas últimas duas épocas os fluxos de caixa operacionais foram negativos! Por outro lado, os milhões de euros anunciados dizem respeito a assuntos distintos e associados a entidades jurídicas diferentes, ainda que relacionadas, motivos que aconselhariam a divulgação da repartição do valor do contrato pelos direitos de transmissão, de distribuição e publicitários.

Em 2014/15, a Sporting SAD recebeu 15 milhões de euros da PPTV em resultado do contrato celebrado em 2010, valor muito aquém daquilo que está a ser praticado no renovado mercado televisivo português. Este caso é paradigmático de como um contrato de longuíssima duração pode condicionar, e de que maneira, a gestão das direcções seguintes. Ora, o Benfica, o FC Porto e o Sporting acabam de celebrar contratos com duração de 10 anos, contrariando o exemplo da Premier League ou da La Liga, que venderam recentemente os direitos televisivos de apenas três épocas. O que hoje se afigura um bom negócio pode provavelmente não o ser daqui a seis ou mais anos, sobretudo numa área em que o potencial de crescimento é grande.

O bom senso recomendaria que se questionassem os sócios e os accionistas pelo menos sobre a duração do contrato, pois trata-se de uma decisão que incide numa fonte de receita vital e que pode vir a ter sérias consequências futuras na vida dessas SAD.

A Stakeholder Theory advoga que o sucesso das organizações é influenciado pela interacção e gestão das relações com os stakeholders. No caso do futebol, as políticas corporativas não devem subalternizar os interesses legítimos de uma Liga e dos adeptos em geral. A viabilidade do futebol português no longo-prazo depende, e muito, das acções de cooperação estabelecidas fora de campo pelos clubes e da forma como os sócios e os adeptos são considerados.

Professor no departamento de Gestão do ISEG</text:p>
          </table:table-cell>
          <table:table-cell office:value-type="string">
            <text:p>Os recentes contratos de direitos televisivos celebrados pelo Benfica, FC Porto e Sporting com os dois principais operadores nacionais de TV por cabo incidem sobre uma área tão vital das receitas nos clubes de futebol, que tem sido ela</text:p>
          </table:table-cell>
          <table:table-cell office:value-type="string">
            <text:p>Sports</text:p>
          </table:table-cell>
          <table:table-cell office:value-type="string">
            <text:p>['Desporto', 'Direitos televisivos', 'FC Porto', 'Futebol', 'Futebol nacional', 'Opinião', 'SL Benfica', 'Sporting']</text:p>
          </table:table-cell>
          <table:table-cell office:value-type="string">
            <text:p>2015-12-31 08:23:41</text:p>
          </table:table-cell>
          <table:table-cell table:style-name="ce23" office:value-type="string" office:value="https://www.publico.pt/2015/12/31/desporto/opiniao/os-direitos-de-tv-no-futebol-portugues-depois-da-reparticao-do-bolo-quem-ficara-com-as-migalhas-1718797">
            <text:p><text:a xlink:href="https://www.publico.pt/2015/12/31/desporto/opiniao/os-direitos-de-tv-no-futebol-portugues-depois-da-reparticao-do-bolo-quem-ficara-com-as-migalhas-1718797">https://www.publico.pt/2015/12/31/desporto/opiniao/os-direitos-de-tv-no-futebol-portugues-depois-da-reparticao-do-bolo-quem-ficara-com-as-migalhas-1718797</text:a></text:p>
          </table:table-cell>
          <table:table-cell table:number-columns-repeated="246"/>
        </table:table-row>
        <table:table-row table:style-name="ro1">
          <table:table-cell office:value-type="string">
            <text:p>5d04bcb5896a7fea06a06489</text:p>
          </table:table-cell>
          <table:table-cell office:value-type="string">
            <text:p>Promover Portugal como potência de surf</text:p>
          </table:table-cell>
          <table:table-cell office:value-type="string">
            <text:p>['João Aranha']</text:p>
          </table:table-cell>
          <table:table-cell office:value-type="string">
            <text:p>Portugal vive um momento especialmente entusiasmante no que diz respeito ao Surf: mais praticantes, mais eventos internacionais nas nossas praias, mais reconhecimento e uma economia própria com mais peso. Contudo, ainda há espaço para uma grande evolução de base e é nesse sentido que tem sido feito o investimento da Federação Portuguesa de Surf.

Os atletas portugueses apresentam um desempenho cada vez melhor nos eventos mundiais em que participam, como a campeã mundial em Bodyboard, Teresa Almeida, o vice-campeão mundial em Surf, Nicolau Von Rupp, e o 2.º lugar da Selecção Nacional de Surf no Campeonato do Mundo ISA, entre outras classificações excepcionais.

De forma a dar continuidade a estes resultados, o investimento total na Equipa Nacional e Selecção Nacional subiu mais de 45% desde 2013.

A maior parte do orçamento para os desportos de ondas é utilizada na participação dos nossos atletas em provas internacionais, nomeadamente nos Campeonatos Mundiais ISA (International Surfing Association). Cerca de 40% cobre as despesas de deslocação, 18% alojamento e 10% alimentação.

Por outro lado, a aposta nos desportos de ondas materializa-se também na preparação dos atletas portugueses. O investimento feito em estágios de preparação e aquisição de equipamento audiovisual e informático, praticamente inexistente até 2013, representa hoje quase 10% do investimento total.

Contudo, a aposta não se limita aos valores financeiros. O Circuito Esperanças, por exemplo, desempenha um papel decisivo na evolução dos jovens atletas nacionais, numa perspectiva de desenvolvimento de uma carreira desportiva. Os estágios da Equipa Nacional, por sua vez, incluem agora mais atletas e promovem o contributo mútuo na formação dos nossos talentos.

Foi ainda feita uma aposta na equipa técnica, a qual consiste, por exemplo, na preparação dos treinadores de surfing por todo o país e na partilha de informação entre a Federação e os treinadores pessoais dos atletas mais promissores. Finalmente, a preparação para as condições específicas das praias onde decorrem as competições internacionais tem-se revelado fundamental para a prestação dos desportistas.

Portugal, dado o orçamento disponível, ainda só consegue estar presente em cerca de um terço das competições em que gostaria de participar. Mesmo assim, todo o investimento nos Campeonatos Mundiais ISA tem alcançado um retorno muito interessante e promissor.

Outro dos vectores a considerar para a evolução desta Federação é o facto de, após muitos anos de negociação, tudo indicar que o Surf irá fazer parte do universo olímpico em Tóquio 2020. Além dos benefícios óbvios da inclusão, esta acarreta um enorme esforço de preparação e adaptação para estarmos preparados e marcarmos presença nos jogos.

Além dos excelentes resultados desportivos, o investimento nos desportos de ondas tem efectivamente trazido um retorno muito positivo a vários níveis para o país. Assim, devemos continuar a investir na participação em provas e desenvolvimento de talentos como forma de promover os interesses dos nossos atletas e a imagem de Portugal como principal potência europeia de Surf.

Presidente da Federação portuguesa de Surf</text:p>
          </table:table-cell>
          <table:table-cell office:value-type="string">
            <text:p>O investimento nos desportos de ondas tem trazido um retorno muito positivo a vários níveis para o país.</text:p>
          </table:table-cell>
          <table:table-cell office:value-type="string">
            <text:p>Sports</text:p>
          </table:table-cell>
          <table:table-cell office:value-type="string">
            <text:p>['Comité Olímpico de Portugal', 'Desporto', 'Opinião', 'Praias', 'Surf', 'Tóquio']</text:p>
          </table:table-cell>
          <table:table-cell office:value-type="string">
            <text:p>2016-01-23 01:15:00</text:p>
          </table:table-cell>
          <table:table-cell table:style-name="ce23" office:value-type="string" office:value="https://www.publico.pt/2016/01/23/desporto/opiniao/promover-portugal-como-potencia-de-surf-1721097">
            <text:p><text:a xlink:href="https://www.publico.pt/2016/01/23/desporto/opiniao/promover-portugal-como-potencia-de-surf-1721097">https://www.publico.pt/2016/01/23/desporto/opiniao/promover-portugal-como-potencia-de-surf-1721097</text:a></text:p>
          </table:table-cell>
          <table:table-cell table:number-columns-repeated="246"/>
        </table:table-row>
        <table:table-row table:style-name="ro1">
          <table:table-cell office:value-type="string">
            <text:p>5d04bd6c896a7fea06a07a54</text:p>
          </table:table-cell>
          <table:table-cell office:value-type="string">
            <text:p>O fim de uma era?</text:p>
          </table:table-cell>
          <table:table-cell office:value-type="string">
            <text:p>['David Guimarães']</text:p>
          </table:table-cell>
          <table:table-cell office:value-type="string">
            <text:p>O FC Porto vive um momento periclitante na presente época, praticamente arredado da conquista do título, estando já longe dos rivais da capital em termos pontuais e de qualidade exibicional. O mais inquietante é o facto de se vislumbrar um terceiro ano consecutivo sem levantar o principal troféu. A confirmar-se essa previsível situação, é algo que apenas acontecerá pela segunda vez na era Pinto da Costa. Na primeira ocasião, o presidente soube dar a volta com a contratação visionária de Mourinho, desta feita, o que apoquenta os corações portistas nem será tanto a perda de mais um campeonato, “pairando no ar” um temor de final de ciclo de poder no futebol português.

A instabilidade vem desde o tempo de Lopetegui, treinador que não tendo apresentado resultados, desagradou primordialmente pela qualidade e estética do seu futebol, exasperante para o universo "azul-e-branco". A ideologia espanhola revolucionária que manietou o jogo na última década (obsessão pela posse, circulação a toda a largura e aposta na qualidade de passe) não teve no Dragão a “chama” perspectivada. A falta de objectividade (excessiva lateralização) e deficiente criatividade no último terço tornavam a equipa “curta”, com capacidade diminuta de progressão e défice de oportunidades de golo. É indiscutível a razoabilidade das críticas feitas ao treinador espanhol, que também nunca conseguiu, ou não quis, defender-se (postura “sisuda”, não dialogante e altiva para com a comunicação social portuguesa).

A pessoalização da crise ficou provada com o despedimento do basco e a aposta em José Peseiro, contratado por uma época e meia. Se o objectivo era “resgatar” a temporada em termos de troféus, julgo não entendível esta decisão, os objectivos ainda estavam todos intactos com o anterior timoneiro. Tal acto é razoável se o entendimento for a premência de preparação da próxima temporada, admitindo que Lopetegui não seria a tal aposta a longo prazo e de mudança de paradigma que se perspectivava (a veracidade deste enquadramento torna inviável o despedimento de Peseiro ao fim de seis meses, independentemente do sucesso no presente campeonato). A derrota com o Arouca vem reforçar a ideia de que as “chicotadas psicológicas” são isso mesmo, um fervor efémero de confiança que advém da novidade e desejo de mudança (efeito imediato útil a curto prazo), que rapidamente se esbate quando o empenho estabiliza e a indefinição técnico-táctica (entre as ideias do treinador antigo e o novo) ficam expostas. A maioria das mudanças a meio da época origina um decréscimo de rendimento, por isso, reitero a necessidade de existir um prolongamento no tempo para se obter resultados.

É necessário desmistificar a concepção propalada de que a simples mudança de treinador pressupõe um debelar do problema, se foi essa a concepção dos dirigentes, aproxima-os da lógica de imponderação racional habitualmente usada pelos adeptos, domados pela explosão emocional momentânea (penso que existiu uma sensibilidade excessiva aos assobios que se ouviam da bancada). O assobio incessante é justificado, de forma muito sobranceira, como sendo parte indispensável da cultura de exigência do FC Porto, onde a insatisfação é permanente, obrigando os atletas a uma proximidade da perfeição constante e, por consequência, ao ”esmagamento” dos rivais.

Para se perceber a actual crise do clube é necessário ter presente esta postura e recuar no tempo, até ao período de Vítor Pereira. Um treinador bicampeão com apenas uma derrota em 60 jogos de campeonato. Em vez de se valorizar o trabalho próprio e a pontuação obtida, os responsáveis "azuis-e-brancos" preferiram aferir a distância pontual para o rival Benfica (curtíssima). Houve então enorme soberba, considerando-se que o sofrimento para desfeitear o rival da Luz não era consonante com a magnificência dos "dragões". Esse “abalo narcísico” levou a um desprezo pelo treinador e a uma desvalorização do trabalho conseguido. Arrogantemente, não existiu a admissão que o aproximar de distâncias se deveu a uma muito competente prestação de terceiros. O ajoelhar de Jesus no Dragão apenas serviu para erigir uma estátua no museu a Kelvin, um brasileiro feito lenda mesmo antes de ser jogador feito. O desabar do Benfica naquele “fatídico minuto” foi apenas uma “chaga” efémera. A profecia apocalíptica encarnada esfumou-se. Vieira possibilitou a ressurreição de Jesus e o FC Porto não percebeu o feito messiânico de Vítor Pereira. Esse rugido do tricampeonato terá sido o sinal do fim de uma era? Analista de futebol</text:p>
          </table:table-cell>
          <table:table-cell office:value-type="string">
            <text:p>O FC Porto vive um momento periclitante na presente época, praticamente arredado da conquista do título, estando já longe dos rivais da capital em termos pontuais e de qualidade exibicional. O mais inquietante é o facto d</text:p>
          </table:table-cell>
          <table:table-cell office:value-type="string">
            <text:p>Sports</text:p>
          </table:table-cell>
          <table:table-cell office:value-type="string">
            <text:p>['Desporto', 'FC Porto', 'Futebol', 'Futebol nacional', 'Opinião']</text:p>
          </table:table-cell>
          <table:table-cell office:value-type="string">
            <text:p>2016-02-09 21:09:44</text:p>
          </table:table-cell>
          <table:table-cell table:style-name="ce23" office:value-type="string" office:value="https://www.publico.pt/2016/02/09/desporto/opiniao/o-fim-de-uma-era-1722841">
            <text:p><text:a xlink:href="https://www.publico.pt/2016/02/09/desporto/opiniao/o-fim-de-uma-era-1722841">https://www.publico.pt/2016/02/09/desporto/opiniao/o-fim-de-uma-era-1722841</text:a></text:p>
          </table:table-cell>
          <table:table-cell table:number-columns-repeated="246"/>
        </table:table-row>
        <table:table-row table:style-name="ro1">
          <table:table-cell office:value-type="string">
            <text:p>5d04bde7896a7fea06a07bf8</text:p>
          </table:table-cell>
          <table:table-cell office:value-type="string">
            <text:p>Eco, um cientista social do renascimento</text:p>
          </table:table-cell>
          <table:table-cell office:value-type="string">
            <text:p>['Gustavo Cardoso']</text:p>
          </table:table-cell>
          <table:table-cell office:value-type="string">
            <text:p>Encontrei-me pela primeira vez com Umberto Eco em Veneza num claustro próximo da igreja de Santa Maria della Salute, do outro lado do canal, em frente à praça de São Marcos. O cenário do encontro recriava na minha mente a célebre vinheta da Fábula de Veneza onde Corto Maltese, o personagem criado pelo seu amigo Hugo Pratt, deambulava pela noite da sereníssima. No entanto, não estávamos em 1921 mas sim em 2000 e estávamos em Veneza não por causa de um dos mistérios que Eco transpunha para as suas novelas mas sim para participar numa conferência. Relembro esse momento porque o ambiente do nosso encontro juntava o passado e as preocupações do presente, sintetizando o rumo que o próprio Eco dava ao seu trabalho de estudioso dos fenómenos comunicativos e apaixonado pela história.

Umberto Eco estudava o passado para compreender o presente e antecipar o futuro. Por exemplo, para nos explicar os sistemas operativos dos nossos computadores, no ido ano de 1994, Eco dissertava na revista L’Espresso sobre o sistema operativo da Apple ser católico, porque oferecia uma fácil salvação, enquanto o Windows, por ter evoluído do calvinista MS DOS, era anglicano. Essa era a sua marca de análise enquanto cientista social. Era a sua visão do passado que lhe permitia criticar-nos, por exemplo, pelo uso que faziamos da Internet. Nomeadamente, pela nossa incapacidade de continuar a pensar a comunicação como de massas e alertando para que cada vez mais estávamos a criar novos media para os quais não tinhamos mensagens para transmitir. Com Eco, o meio deixou de ser a mensagem, para o meio anteceder a mensagem. Aliás, para Eco o grande desafio para a instituição que estuda a comunicação, a universidade, era conseguir continuar a centrar-se na produção de conceitos e não concorrer com os media na produção de factos – algo que Eco entendia poder ser a “morte” da universidade, porque assim deixaria de conseguir estar anos à frente do que os jornalistas escreviam e os apresentadores de telejornal diziam para interpretar o mundo que os rodeia.

Em 2003 comprei o seu livro Serendipities, Language and Lunacy que continha na capa uma reprodução das Tentações de Santo Antão de Hieronimus Bosch existente no Museu Nacional de Arte Antiga em Lisboa ou assim eu o pensava. Uma análise mais atenta do livro fez-me dar com uma nota dizendo tratar-se da mesma obra mas situando-a no Museu de Arte de São Paulo no Brasil. Dado o título do livro escrevi-lhe um e-mail, perguntando-lhe se havia sido uma escolha sua usar uma das cópias da obra de Bosh e não o original. Eco respondeu-me dizendo não ser responsável pela escolha, mas agradecendo a história com ele partilhada. No entanto, nesse mesmo e-mail escreveu também “Caro Senhor, não assinou o e-mail com o seu nome e pareceu-me pouco educado iniciar esta minha mensagem com Caro Galc”, que era o acrónimo do meu endereço de e-mail. Eco era alguém assim, alguém capaz de saltar entre Hieronimus Bosch e a serendipidade da comunicação da Era da Internet, por isso, foi o exemplo máximo de um cientista social com um espirito de homem da renascença.

Professor do ISCTE-IUL</text:p>
          </table:table-cell>
          <table:table-cell office:value-type="string">
            <text:p>Encontrei-me pela primeira vez com Umberto Eco em Veneza num claustro próximo da igreja de Santa Maria della Salute, do outro lado do canal, em frente à praça de São Marcos. O cenário do encontro recriava na minha</text:p>
          </table:table-cell>
          <table:table-cell office:value-type="string">
            <text:p>Culture</text:p>
          </table:table-cell>
          <table:table-cell office:value-type="string">
            <text:p>['Cultura-Ípsilon', 'Livros', 'Opinião', 'Umberto Eco']</text:p>
          </table:table-cell>
          <table:table-cell office:value-type="string">
            <text:p>2016-02-20 15:37:37</text:p>
          </table:table-cell>
          <table:table-cell table:style-name="ce23" office:value-type="string" office:value="https://www.publico.pt/2016/02/20/culturaipsilon/opiniao/eco-um-cientista-social-do-renascimento-1723920">
            <text:p><text:a xlink:href="https://www.publico.pt/2016/02/20/culturaipsilon/opiniao/eco-um-cientista-social-do-renascimento-1723920">https://www.publico.pt/2016/02/20/culturaipsilon/opiniao/eco-um-cientista-social-do-renascimento-1723920</text:a></text:p>
          </table:table-cell>
          <table:table-cell table:number-columns-repeated="246"/>
        </table:table-row>
        <table:table-row table:style-name="ro1">
          <table:table-cell office:value-type="string">
            <text:p>5d04bdfd896a7fea06a07c20</text:p>
          </table:table-cell>
          <table:table-cell office:value-type="string">
            <text:p>Os erros do provedor nos encómios ao patrão</text:p>
          </table:table-cell>
          <table:table-cell office:value-type="string">
            <text:p>['José Manuel Paquete de Oliveira']</text:p>
          </table:table-cell>
          <table:table-cell office:value-type="string">
            <text:p>A semana passada tive um erro lamentável na secção Correio Leitores/provedor. Na intenção de discordar e até repudiar o hábito da imprensa em focalizar as ligações familiares mais fortes a individualidades com acusação dos tribunais ou das polícias do eventual cometimento de crimes, escrevia eu: “Não percebo o rigor jornalístico que de cada vez que dá notícias ao eventual envolvimento de Paulo Santana Lopes no caso da Operação Rota do Atlântico tem de fazer referência que é irmão de Pedro Santana Lopes”. E a seguir vem o meu espalhanço imperdoável: “Ainda bem, e com isso me congratulo, que o PÚBLICO baniu essa prática”. Com toda a propriedade o leitor José Pereira da Costa vem castigar-me quanto ao erro que, efectivamente, só por leitura leviana, caí nele. De facto, não o deixo de repudiar agora e pedir ao PÚBLICO que acabe decididamente com essa prática. Nas duas notícias referentes ao assunto e publicadas a 9 e 12 de Fevereiro de 2016, o PÚBLICO, logo a seguir ao nome de Paulo Santana Lopes, acrescentava o laço familiar: “irmão do ex-primeiro ministro”. Aceito a penalização infligida pelo leitor. Mas, como não estou de acordo com outras alusões que faz, vou aproveitar para versar um assunto que me parece, no caso português, até deveria ser mais tratado. Ainda mesmo pelos provedores e na defesa da ética e deontologia no exercício da informação mediática: os empresários dos media portugueses.

Porém, antes de mais, enunciemos o e-mail do leitor: “Palavras para quê? PoiZé, o zeloso provedor continua a não ler quem lhe paga e, assim, reitera os encómios ao patrão, que já o mandou para a 2.ª feira, desta vez ao dizer que deixaram de referir Paulo Santana Lopes como irmão de Pedro Santana Lopes (o que eu acho que e mais um exemplo do jornaleirismo que se vai fazendo, e não exclusivo vosso), quando no último texto sobre o assunto, (12/2/2016, pp.16) lá aparece aquela expressão familiar, logo no 1.º parágrafo. Que continue a congratular-se”.

Por certo, e com toda a justiça, não me faltam e faltarão outras situações para tecer encómios ao PÚBLICO. Todavia, no caso presente, os encómios ou antes as reprovações teriam de ser dirigidas à direcção e aos responsáveis editoriais.

Não tenho nenhuma ideia preconcebida de que os empresários dos media portugueses sejam uns “malfeitores” exploradores de um ramo de negócio de compensadores lucros. Tenho até a ideia de que, hoje, comercialmente, se dedicam a um “negócio falido”. E não é só os da imprensa escrita. Basta conhecer-se um pouco a turbulência de restrições financeiras a forçar novos mapas organizativos e substituição de consagrados CEOs, conforme se está a passar por dentro daqueles que são considerados ainda os grandes grupos (?) no meio televisivo, para levantar perplexas interrogações. Para mim, certo ou erradamente, penso que estes empresários não são movidos pelo negócio financeiro que esta actividade representa. Representa sim um outro campo de movimentação de dinheiros e de conquista de espaço de poder, obviamente, requisito importante para tantos outros interesses. Provavelmente, o mais grave, não será o intervencionismo que os empresários, directa ou indirectamente, ensaiam sobre os directores e profissionais ao serviço das empresas. O mais grave é no espectro geral de crise de negócio que marca este sector, o que se reflecte nas restrições económicas e financeiras impostas sobre o apetrechamento técnico e humano das suas organizações. Vai-se o lucro do “negócio falido”. Preserva-se o do “negócio” do espaço de poder da opinião. Por isso, ainda há dias lembrava: na produção informativa o mais caro não é a opinião; é o tratamento aprofundado da notícia ou da reportagem. Mas também, aqui, eu creio, que há empresários com comportamentos de maior ou menor cumprimento ético. E talvez neste campo, não sou eu, o provedor de um jornal que, apesar de tudo, é um jornal bastante comprometido com o seu público, que deva testemunhar. Só posso garantir que sobre mim, neste papel, ninguém interfere.

Nunca pretendi, aliás não tenho elementos empíricos para isso que, no seu conjunto o jornalismo português, os jornalistas (os fazedores de opinião é outra questão), neste contexto em que o eleito Presidente da República vem repetindo “que estamos perante dois países”, estão mais preponderantemente ao serviço da direita ou da esquerda. O que acho é que face aos condicionalismos com que trabalham, “colam” por demais ao poder e ao discurso dominantes e enredam-se nas circunstâncias adversas em que os tempos mudam mais depressa que os “status quo” estabelecidos. Não tenho dúvidas que se os jornalistas fossem eles próprios “os donos” dos seus meios, esse exercício seria diferente. Mas, se importa não ser ingénuo, também importa não ser utópico. E, hoje, o sistema informacional-comunicacional dominante em que estamos só vive num quadro de sustentabilidade empresarial. E neste sector de actividade as coisas continuarem a modificar-se como estão, com uma revolução ainda pouco perceptível por todos na produção e difusão informativa, é caso para temer que ainda antes das empresas de media, venha a desaparecer a actividade destes empresários, retirando -se de um negócio que não lhes dá os lucros procurados.

Relembro-me, muitas vezes, das palavras do comunicólogo brasileiro, Wilson Gomes: “Pensamos o jornalismo, como ainda estivéssemos dois dias antes das revoluções burguesas, exaltando a opinião pública, a liberdade de imprensa e de interesse público praticamente no mesmo sentido que essas categorias eram usadas há duzentos anos. Parecem vozes de outros tempos e de outro jornalismo: a afirmação do jornalismo como a única mediação confiável entre a esfera civil e o Estado, a função do jornalismo adversário da esfera governamental, tudo isso se mantém no imaginário e no discurso por uma estranha e inquietante inércia discursiva”. Mas o mundo, mesmo o mediático, é o que é.

Os limites de intervenção do provedor dos leitores.

Escreve-me o leitor Arie Somsen o seguinte: “Fiquei espantado com o artigo que escreveu no PÚBLICO a 15 de Fevereiro de 2016. De facto, o senhor é PROVEDOR DO LEITOR, e não conselheiro de jornalistas, a não ser que a redacção lhe tenha atribuído este cargo, sem conhecimento dos leitores”. (…)

Aproveitei a oportunidade para manifestar junto do leitor a minha discordância com a redução que faz e como interpreta o papel do provedor dos leitores. Se, como simpaticamente, diz que é leitor semanal e dedicado, já deve ter reparado que eu várias vezes escrevo sobre jornalismo e jornalistas em geral. Procuro na conformidade da linha internacional de outros provedores e nas recomendações da associação internacional, não me remeter apenas a queixas e respostas. Aliás, logo no princípio da minha actuação estabeleci esses princípios. O Estatuto do Provedor do Leitor do PÚBLICO estabelece no art.º 5: Está nas competências do provedor “manter uma coluna semanal (…) sobre matérias da sua competência e, em geral, da ética e deontologia jornalística”. Por outro lado, o mesmo Estatuto diz: “Esta reflexão crítica não é exercida apenas como resposta à iniciativa dos leitores, antes se exprime em análises e recomendações transmitidas sempre que o provedor julgue necessário”. Quanto ao leitor discordar da “doutrina” ou análise emitidas, tem todo o direito. Mas esta é outra questão. O leitor agradeceu o esclarecimento que, aliás, me parece útil, de quando em quando, repeti-lo.</text:p>
          </table:table-cell>
          <table:table-cell office:value-type="string">
            <text:p>Vou aproveitar para versar um assunto que me parece, no caso português, até deveria ser mais tratado. Ainda mesmo pelos provedores e na defesa da ética e deontologia no exercício da informação mediática: os empresários dos media portugueses.</text:p>
          </table:table-cell>
          <table:table-cell office:value-type="string">
            <text:p>Local</text:p>
          </table:table-cell>
          <table:table-cell office:value-type="string">
            <text:p>['Espaço Público', 'Imprensa', 'Liberdade de imprensa', 'Media', 'Opinião', 'Opinião dos leitores', 'Portugal', 'PÚBLICO']</text:p>
          </table:table-cell>
          <table:table-cell office:value-type="string">
            <text:p>2016-02-22 00:30:00</text:p>
          </table:table-cell>
          <table:table-cell table:style-name="ce23" office:value-type="string" office:value="https://www.publico.pt/2016/02/22/opiniao/opiniao/os-erros-do-provedor-nos-encomios-ao-patrao-1723970">
            <text:p><text:a xlink:href="https://www.publico.pt/2016/02/22/opiniao/opiniao/os-erros-do-provedor-nos-encomios-ao-patrao-1723970">https://www.publico.pt/2016/02/22/opiniao/opiniao/os-erros-do-provedor-nos-encomios-ao-patrao-1723970</text:a></text:p>
          </table:table-cell>
          <table:table-cell table:number-columns-repeated="246"/>
        </table:table-row>
        <table:table-row table:style-name="ro1">
          <table:table-cell office:value-type="string">
            <text:p>5d04be1c896a7fea06a07c4b</text:p>
          </table:table-cell>
          <table:table-cell office:value-type="string">
            <text:p>O Brasil espera Portugal para a Olimpíada 2016</text:p>
          </table:table-cell>
          <table:table-cell office:value-type="string">
            <text:p>['Henrique Eduardo Alves']</text:p>
          </table:table-cell>
          <table:table-cell office:value-type="string">
            <text:p>Os portugueses têm consciência do poder transformador dos grandes eventos. Há pouco menos de duas décadas, Lisboa sediou a Exposição Internacional 1998 com o tema Os oceanos: um património para o futuro. A revitalização do limite leste da capital, às margens do rio Tejo, mudaria em definitivo a realidade local.

Um dos principais trunfos do Brasil para ganhar a disputa para sediar a Olimpíada e a Paralimpíada de 2016 foi exatamente o potencial impacto positivo do evento no Rio de Janeiro, cidade-sede, e no País. Mostramos ao comité organizador que o Brasil reunia as melhores condições para que o evento pudesse, mais uma vez, melhorar a qualidade de vida de milhões de pessoas.

A cinco meses dos jogos olímpicos, podemos comprovar que a escolha não poderia ter sido mais acertada. Moradores e visitantes do Rio de Janeiro vivem uma cidade em plena transformação. A Olimpíada acelerou investimentos historicamente necessários. Dos US$ 11,5 bilhões, apenas US$ 1,85 bilhão irá para estruturas específicas dos Jogos, sendo o restante destinado a melhorias que ficarão para a cidade depois do evento.

Pela primeira vez na história dos Jogos, temos um legado antecipado. O parque aquático, onde serão disputadas as provas de canoagem, já foi entregue e aberto à população como uma opção de lazer na periferia do Rio de Janeiro.

A transformação realizada no Rio de Janeiro só será completa se houver a participação de povos de todas as partes do planeta e se conseguirmos concretizar o símbolo olímpico que une o mundo em cinco anéis coloridos entrelaçados.

Pelo laço histórico entre Brasil e Portugal, os irmãos lusitanos têm especial importância nesse contexto. Em média, 170 mil portugueses visitam o Brasil a cada ano. Esperamos que, com a Olimpíada, esse número aumente consideravelmente. Até porque os nossos estudos revelam que, para quase oito em cada dez portugueses que nos visitam, a experiência turística vivida no Brasil supera ou atende plenamente as expectativas.

Em 2016, vamos viver o ápice do calendário de megaeventos internacionais que o Brasil assumiu o desafio de sediar. De 2012 para cá realizámos três etapas da Fórmula 1, sendo que as duas últimas foram eleitas por pilotos e equipas como as mais bem organizadas de todo o campeonato; a Rio+20, com a presença de chefes de nações de todos os continentes; a Jornada Mundial da Juventude (JMJ), primeiro evento público do Papa Francisco; a Copa das Confederações e a Copa do Mundo de 2014. Durante o Mundial da FIFA de 2014, fizemos uma pesquisa com os turistas internacionais e 95% afirmaram que pretendiam voltar ao Brasil. Aprovaram o que viram e experimentaram.

A Olimpíada impõe desafios característicos da magnitude do maior evento esportivo do planeta e estamos superando-os, um a um. O primeiro foi disputar com grandes cidades, como Chicago, Tóquio e Madrid. Depois, conseguir finalizar todas as grandes obras que firmamos o compromisso de realizar. Mais uma vez superámos. Há pouco menos de um ano da cerimónia de abertura, surgiu no horizonte um novo desafio: o mosquito Aedes aegypti, que tem-se alastrado pelo mundo e causado justificada preocupação. Mais uma vez, munidos de grande determinação e de elementos apropriados para enfrentar esta dificuldade, vamos superá-la com firmeza. O governo brasileiro e toda a sociedade estão trabalhando com seriedade para resolver o problema e temos a certeza de que ele não irá atrapalhar o evento. Todas as medidas de combate ao mosquito estão sendo adotadas, e vale a pena destacar que os Jogos Olímpicos serão realizados no inverno e início da primavera do Hemisfério Sul, período em que se verifica pouca incidência do inseto na região, com baixa possibilidade de transmissão de doenças.

Por isso, fico muito à vontade e seguro para fazer aqui um convite público. Venham participar desse momento de transformação do nosso país e viver os Jogos Olímpicos e Paralímpicos Rio 2016 connosco.

Ministro do Turismo do Brasil</text:p>
          </table:table-cell>
          <table:table-cell office:value-type="string">
            <text:p>Venham participar desse momento de transformação do nosso país e viver os Jogos Olímpicos e Paralímpicos Rio 2016 connosco.</text:p>
          </table:table-cell>
          <table:table-cell office:value-type="string">
            <text:p>Sports</text:p>
          </table:table-cell>
          <table:table-cell office:value-type="string">
            <text:p>['Brasil', 'Desporto', 'Jogos Olímpicos', 'Jogos Paralímpicos', 'Opinião', 'Rio 2016', 'Rio de Janeiro', 'Turismo']</text:p>
          </table:table-cell>
          <table:table-cell office:value-type="string">
            <text:p>2016-02-25 00:30:00</text:p>
          </table:table-cell>
          <table:table-cell table:style-name="ce23" office:value-type="string" office:value="https://www.publico.pt/2016/02/25/desporto/opiniao/o-brasil-espera-portugal-para-a-olimpiada-2016-1724291">
            <text:p><text:a xlink:href="https://www.publico.pt/2016/02/25/desporto/opiniao/o-brasil-espera-portugal-para-a-olimpiada-2016-1724291">https://www.publico.pt/2016/02/25/desporto/opiniao/o-brasil-espera-portugal-para-a-olimpiada-2016-1724291</text:a></text:p>
          </table:table-cell>
          <table:table-cell table:number-columns-repeated="246"/>
        </table:table-row>
        <table:table-row table:style-name="ro1">
          <table:table-cell office:value-type="string">
            <text:p>5d04be5c896a7fea06a07cba</text:p>
          </table:table-cell>
          <table:table-cell office:value-type="string">
            <text:p>O Presidente da República e o Acordo Ortográfico de 1990</text:p>
          </table:table-cell>
          <table:table-cell office:value-type="string">
            <text:p>['Carlos Fernandes']</text:p>
          </table:table-cell>
          <table:table-cell office:value-type="string">
            <text:p>A nossa Constituição diz que Portugal é um Estado de Direito democrático (v. seus artigos 2.º e 3.º, n.º 3). E, como corolário, também diz que o Presidente da República é o garante da constitucionalidade, ou seja, do Estado de Direito (v. artigo 127.º, n.º 3, da Constituição).

Pois bem, o Presidente Cavaco Silva mandou aplicar (e aplica-se), sem base habilitante escrita, que é indispensável em Direito Público ou de qualquer acto legalmente válido, nos Serviços presidenciais o Acordo Ortográfico de 1990, acontecendo que, constitucionalmente, a Resolução do Conselho de Ministros n.º 8/2011, de 25 de Janeiro (a RCM n.º 8/2011), que mandou aplicar o AO/90 nos domínios do Governo, não vincula o Presidente da República nem os outros órgãos de soberania (Assembleia da República e Tribunais).

Como todos os iniciados em Direito sabem, a nossa Constituição impõe que se legisle, exclusivamente, por lei ou decreto-lei, no continente (v. artigo 112.º, números 1 e 5). Isto diz-nos que não se pode legislar por resoluções, sejam do Governo, da Assembleia da República ou do Presidente da República. Mas foi o que, inconstitucionalmente, o Governo de José Sócrates fez, legislando, através da RCM n.º 8/2011, para impor, nos domínios governamentais (que não no Estado português), o AO/90, com vocabulário ortográfico, não comum, que o próprio Governo mandara elaborar (isto, mesmo se fosse legal, só vincularia o Governo, não o Estado português, sendo necessário fazer notar esta diferença essencial, porque o público, em geral, não a conhece).

Portanto, nada obrigava o Presidente Cavaco Silva (que, não há dúvida, morre de amores pelo AO/90, que mandou negociar) a aplicá-lo nos Serviços presidenciais.

Porque é que o aplicou, e da forma heterodoxa como o aplicou?! Só ele sabe. Por isso, eu penso que é de elementar dever institucional que o Presidente Cavaco Silva, antes de sair, nos esclareça sobre esta sua particular decisão, não só porque não o fez através de qualquer acto juridicamente válido, mas, sobretudo, porque ele é o garante da constitucionalidade da acção governativa (não só dos Serviços presidenciais), e, como tal, tem o elementar dever funcional de aplicar e fazer aplicar a Constituição em todo o território português ou equiparado, nada menos do que sob pena de perjúrio, já que, ao tomar posse, foi, como condição sine qua non dela, isso mesmo que jurou fazer enquanto Presidente da República.

O AO /90, que não está, de jure, em vigor em Estado nenhum dos seus sete signatários, é, a meu ver, um aborto ortográfico, e, como tal, de deitar ao lixo o mais depressa possível, já que é evidente que está provocando, efectivamente, o caos linguístico em Portugal, sendo de observar que o Português, agora, já não é só de Portugal e do Brasil, mas também de mais sete Estados soberanos que o adoptaram como língua oficial.

É, por isso, de esperar que o novo Presidente da República, muito abalizado e ilustre constitucionalista, agora (depois da posse), garante da constitucionalidade da acção governativa, suspenda, imediatamente, a aplicação abstrusa do abstruso AO/90 nos Serviços presidenciais.

Embaixador</text:p>
          </table:table-cell>
          <table:table-cell office:value-type="string">
            <text:p>Nada obrigava o Presidente Cavaco Silva (que, não há dúvida, morre de amores pelo AO/90, que mandou negociar) a aplicá-lo nos Serviços presidenciais.</text:p>
          </table:table-cell>
          <table:table-cell office:value-type="string">
            <text:p>Culture</text:p>
          </table:table-cell>
          <table:table-cell office:value-type="string">
            <text:p>['Acordo Ortográfico', 'Brasil', 'Cavaco Silva', 'Constituição', 'Cultura-Ípsilon', 'Língua Portuguesa', 'Opinião', 'Presidente da República']</text:p>
          </table:table-cell>
          <table:table-cell office:value-type="string">
            <text:p>2016-03-01 14:02:50</text:p>
          </table:table-cell>
          <table:table-cell table:style-name="ce23" office:value-type="string" office:value="https://www.publico.pt/2016/03/01/culturaipsilon/opiniao/o-presidente-da-republica-e-o-acordo-ortografico-de-1990-1724879">
            <text:p><text:a xlink:href="https://www.publico.pt/2016/03/01/culturaipsilon/opiniao/o-presidente-da-republica-e-o-acordo-ortografico-de-1990-1724879">https://www.publico.pt/2016/03/01/culturaipsilon/opiniao/o-presidente-da-republica-e-o-acordo-ortografico-de-1990-1724879</text:a></text:p>
          </table:table-cell>
          <table:table-cell table:number-columns-repeated="246"/>
        </table:table-row>
        <table:table-row table:style-name="ro1">
          <table:table-cell office:value-type="string">
            <text:p>5d04be7a896a7fea06a07cef</text:p>
          </table:table-cell>
          <table:table-cell office:value-type="string">
            <text:p>Uma questiúncula</text:p>
          </table:table-cell>
          <table:table-cell office:value-type="string">
            <text:p>['Vasco Pulido Valente']</text:p>
          </table:table-cell>
          <table:table-cell office:value-type="string">
            <text:p>Como o dr. João Soares muito bem sabe, não tenho por ele qualquer respeito nem como homem, nem como político. Houve pessoas – Teresa Gouveia e José Manuel Fernandes – que, a propósito do “caso Lamas”, descobriram agora a insignificância e a grosseria dessa lamentável personagem. Chegam tarde. Claro que o ministro podia ter chamado discretamente o director do CCB para o demitir, alegando, como está no seu direito, falta de confiança política ou pessoal. Mas João Soares preferiu fazer do incidente um espectáculo público. Ameaçou o dr. Lamas, exibiu os seus poderes (que lhe vêm exclusivamente do cargo) e no fim ainda se foi gabar para a televisão. Não se percebe o motivo de toda esta palhaçada, excepto se pensarmos que ele é no Governo um verbo de encher e que o PS o atura por simples caridade.

Infelizmente, no meio desta cena de mau gosto, não se ficou a saber ao certo o que na essência separava o dr. Lamas do ministro. O dr. Lamas fizera uma obra extraordinária em Sintra, restaurando monumentos, do palácio da Pena ao chalet da condessa de Edla, reabilitando jardins, acabando com os crónicos prejuízos da parte cultural da vila. Mas, transferido para o CCB em 2014, resolveu repetir a receita e transformar a zona entre a Ajuda e Belém no seu segundo parque turístico. Embora publicado na Internet, nem a televisão, nem os jornais, que discutem as mais sufocantes banalidades, discutiram o plano do dr. Lamas. Mesmo o Ministério da Cultura e a CML não se manifestaram. E, quando o sr. Soares desembarcou no Governo, decidiu liquidar a coisa sem uma palavra de explicação.

Isto de mandar no povinho sem sequer o informar não é bonito. Sendo lisboeta, não me apetece muito que entre a Ajuda e Belém apareçam durante o ano inteiro milhares e milhares de turistas, tapando a vista e atravancando as ruas. Mas gostaria de saber o que o dr. Lamas pensa sobre o assunto e já agora o que pensa, se pensa alguma coisa, o sr. Soares. De resto, a mais preliminar consideração pelas pessoas exige que os moradores do sítio sejam previamente consultados. Reconheço que a vontade do país não é a grande preocupação do dr. Costa, mas não custava muito ouvir as pessoas que, em última análise vão, ou não vão, ser vítimas da fantasia urbanística do Ministério da Cultura ou da CML. Dissertações sobre a falta de maneiras do dr. João Soares não nos levam longe.</text:p>
          </table:table-cell>
          <table:table-cell office:value-type="string">
            <text:p>No meio desta cena de mau gosto não se ficou a saber ao certo o que na essência separava o dr. Lamas do ministro.</text:p>
          </table:table-cell>
          <table:table-cell office:value-type="string">
            <text:p>Culture</text:p>
          </table:table-cell>
          <table:table-cell office:value-type="string">
            <text:p>['Cultura-Ípsilon', 'João Soares', 'Media', 'Ministério da Cultura', 'Opinião', 'PS', 'Política Cultural', 'Sintra']</text:p>
          </table:table-cell>
          <table:table-cell office:value-type="string">
            <text:p>2016-03-04 00:05:00</text:p>
          </table:table-cell>
          <table:table-cell table:style-name="ce23" office:value-type="string" office:value="https://www.publico.pt/2016/03/04/culturaipsilon/opiniao/uma-questiuncula-1725112">
            <text:p><text:a xlink:href="https://www.publico.pt/2016/03/04/culturaipsilon/opiniao/uma-questiuncula-1725112">https://www.publico.pt/2016/03/04/culturaipsilon/opiniao/uma-questiuncula-1725112</text:a></text:p>
          </table:table-cell>
          <table:table-cell table:number-columns-repeated="246"/>
        </table:table-row>
        <table:table-row table:style-name="ro1">
          <table:table-cell office:value-type="string">
            <text:p>5d04be7b896a7fea06a07cf1</text:p>
          </table:table-cell>
          <table:table-cell office:value-type="string">
            <text:p>Um avental e uma esfregona</text:p>
          </table:table-cell>
          <table:table-cell office:value-type="string">
            <text:p>['Pedro Sousa Carvalho']</text:p>
          </table:table-cell>
          <table:table-cell office:value-type="string">
            <text:p>António Lamas, do Centro Cultural de Belém (CCB), é a mais recente vítima da geringonça, que por onde passa vai fazendo tábua rasa de tudo o que foi feito pelo anterior Governo.

Para quem está fora da história, António Lamas geria uma empresa pública chamada Parques de Sintra – Monte da Lua, que fazia uma gestão integrada de vários museus, monumentos e jardins na zona de Sintra. O facto de gerir em simultâneo vários equipamentos culturais permitia obter sinergias a nível dos custos (limpeza, pessoal, segurança, manutenção, etc.) e de receitas (sistema de bilhética comum, venda cruzada de bilhetes com descontos, etc.). É um modelo que resultou, foi premiado internacionalmente, deixou de pesar no Orçamento do Estado e o objectivo da contratação de António Lamas pelo anterior Governo era precisamente o de tentar replicar esse plano para a zona de Ajuda-Belém.

Mas o novo Governo achou que não e João Soares correu com António Lamas por considerar a ideia do eixo Ajuda-Belém “um disparate total”. Digamos que é uma razão bastante forte e atendível. Um disparate já é uma coisa grave e ser total ainda é pior. O curioso é que Elísio Summavielle, o homem que Soares escolheu para ficar no lugar de Lamas, aparece a dizer que concorda com a lógica do projecto para o eixo Belém-Ajuda, tendo aliás sido “das primeiras pessoas a defender uma maior articulação das instituições daquela zona”.

Se até chama a si os louros da ideia, então por que é que correram com o senhor anterior que a estava a executar? Elísio Summavielle diz que o anterior presidente do CCB queria fazer um “centralização pesada”, enquanto ele defende uma “coordenação muito mais leve”. Afinal, a ideia não é “um disparate total”, e a divergência é apenas uma questão de peso.

Para não parecer que Lamas saiu só por birra de João Soares ou ficar a ideia de que Summavielle terá sido escolhido pelas suas filiações partidárias ou maçónicas, o comunicado do Conselho de Ministros justifica a extinção da estrutura de missão do eixo Belém-Ajuda com uma razão objectiva: “O não envolvimento no projecto da Câmara Municipal de Lisboa.” Sendo melhor do que o argumento do “disparate total”, é estranho que o próprio Lamas tenha dito ao PÚBLICO que ele e a sua equipa se reuniram diversas vezes com vários vereadores e técnicos da autarquia. Mais estranho é que, na própria apresentação do projecto feita no ano passado, Lamas tenha sublinhado que “é fundamental o papel da Câmara Municipal de Lisboa”. Sem querer tomar as dores do senhor Lamas, também é verdade que já em 2013, num artigo de opinião aqui no PÚBLICO, Lamas escrevia que, “apesar de a Câmara Municipal de Lisboa só gerir na zona o Padrão dos Descobrimentos, o seu envolvimento na gestão do conjunto das várias unidades patrimoniais de Belém (...) é fundamental”.

Aqui chegados, qual é a estratégia alternativa que Soares e Summavielle têm para o CCB? Summavielle responde: “Tenho um mapa na cabeça para Belém, mas falta construir o trilho, é preciso trabalhar nele.” OK, já é um começo. E quais são as prioridades? Summavielle diz que é “inverter a perda de importância na cena artística e a redução de públicos”. Como fará isso? O novo homem-forte do CCB responde: “As prioridades não as defini ainda porque não conheço as coisas por dentro.” OK.

Esta resposta faz-me lembrar uma outra, a do novo secretário de Estado do Desporto que esta semana deu uma entrevista ao PÚBLICO. A páginas tantas, e depois de o jornalista o confrontar com as críticas da sua falta de experiência na área que vai tutelar, é-lhe feita a seguinte pergunta: “Anunciou que o Governo está empenhado em dar origem a uma ‘nova agenda para o desporto nacional’. Quer especificar?” Ao que João Wengorovius Meneses responde: “Eu próprio ainda não sei e aquilo que fiz foi definir um método para chegar à resposta (...).”

No caso do CCB, o método foi correr com Lamas e a estratégia também logo se há-de arranjar. Entretanto, no meio desta polémica, o Bloco de Esquerda veio sensatamente lamentar que não tivesse sido feito um concurso para escolher o novo presidente do CCB, defendendo que “aos equipamentos culturais devem ser associados planos estratégicos e realizados concursos públicos para os cargos de direcção”. Ao DN, Elísio Summavielle contesta a ideia bloquista dos concursos, dizendo o seguinte: “Essas ideias são politicamente correctas, mas politicamente iníquas. Acho que há um grande concurso público que são as eleições e os resultados obtidos. Sou funcionário público há 35 anos e tenho as maiores reservas aos concursos públicos.”

A lógica de Summavielle, se bem a entendo, é que quem ganha eleições tem a legitimidade de fazer nomeações sem necessidade de fazer concursos públicos. Usando esta mesma lógica, então como o PS perdeu as eleições e como o Bloco não o apoia neste tema, existirá tal legitimidade?

Gabriela Canavilhas, entretanto, saiu em defesa do Governo, classificando como “estranhas e despropositas” as críticas da direita sobre este tema, dizendo que o anterior Governo foi campeão na "capturação do Estado”, exemplificando com o caso da Cresap, “que foi transformada num órgão de sancionamento das nomeações políticas”.

Canavilhas escolheu um mau exemplo. A Cresap, com todos os defeitos que ainda tem, foi uma grande conquista para a democracia portuguesa, e permitiu não acabar mas pelo menos refrear os jobs for the boys, a instrumentação e a partidarização da coisa pública. É preferível ser sancionado por uma Cresap do que por algum tipo de amiguismo, compadrio ou organização secreta. Se os governantes lhe dessem ainda mais poder e aumentassem ainda mais o seu âmbito de actuação (passando, por exemplo, a poder dar os pareceres às nomeações nas fundações de utilidade pública de direito privado, como a do CCB), a Cresap ajudaria a passar uma grande esfregona na máquina do Estado.</text:p>
          </table:table-cell>
          <table:table-cell office:value-type="string">
            <text:p>António Lamas, do Centro Cultural de Belém (CCB), é a mais recente vítima da geringonça, que por onde passa vai fazendo tábua rasa de tudo o que foi feito pelo anterior Governo.</text:p>
          </table:table-cell>
          <table:table-cell office:value-type="string">
            <text:p>Culture</text:p>
          </table:table-cell>
          <table:table-cell office:value-type="string">
            <text:p>['António Lamas', 'CReSAP', 'Centro Cultural de Belém', 'Cultura-Ípsilon', 'Elísio Summavielle', 'João Soares', 'Opinião']</text:p>
          </table:table-cell>
          <table:table-cell office:value-type="string">
            <text:p>2016-03-04 06:05:00</text:p>
          </table:table-cell>
          <table:table-cell table:style-name="ce23" office:value-type="string" office:value="https://www.publico.pt/2016/03/04/culturaipsilon/opiniao/um-avental-e-uma-esfregona-1725147">
            <text:p><text:a xlink:href="https://www.publico.pt/2016/03/04/culturaipsilon/opiniao/um-avental-e-uma-esfregona-1725147">https://www.publico.pt/2016/03/04/culturaipsilon/opiniao/um-avental-e-uma-esfregona-1725147</text:a></text:p>
          </table:table-cell>
          <table:table-cell table:number-columns-repeated="246"/>
        </table:table-row>
        <table:table-row table:style-name="ro1">
          <table:table-cell office:value-type="string">
            <text:p>5d04befb896a7fea06a07dcc</text:p>
          </table:table-cell>
          <table:table-cell office:value-type="string">
            <text:p>Os benefícios da articulação de projectos entre o desporto e a indústria</text:p>
          </table:table-cell>
          <table:table-cell office:value-type="string">
            <text:p>['Augusto Fontes Baganha']</text:p>
          </table:table-cell>
          <table:table-cell office:value-type="string">
            <text:p>O desporto ocupa um lugar de destaque nas várias políticas sociais, como se pode verificar através das suas projecções constitucionais, em áreas como a educação, a juventude, a saúde, a acção social e a cultura.

No meio escolar, o desporto torna-se um elemento fundamental para a educação integral dos jovens, proporcionando um ambiente favorável a uma ocupação mais saudável dos seus tempos livres, nesta medida a presença do Instituto Português do Desporto e Juventude (IPDJ) na Futurália é todos os anos assumida no seu plano de actividades, como um dos momentos fundamentais no que diz respeito à estratégia de aproximação aos jovens.

O IPDJ e a Futurália criam neste espaço a oportunidade dos visitantes poderem praticar gratuitamente dezenas de modalidades desportivas, com o devido acompanhamento técnico e interagindo com atletas olímpicos e paralímpicos. Para além dos valores transmitidos através do desporto, também os valores da cidadania são mote para a presença do IPDJ neste grande acontecimento, chegando os mesmos através da apresentação dos diferentes programas expressamente dirigidos aos jovens e apresentados pelos técnicos de juventude presentes no espaço do Instituto.

O desporto é também um dos sectores que desde os anos 90 do século passado se constituiu entre os sectores económicos com maiores taxas de crescimento económico e gerador de postos de trabalho nos países mais desenvolvidos do norte e centro europeu.

Esse desenvolvimento permitiu à Áustria e Suíça candidatarem-se e organizarem a fase final do campeonato da Europa de futebol em 2008. A Alemanha organizou a fase final do campeonato mundial de futebol em 2006 e a França vai organizar em 2016 o campeonato Europeu de futebol. Os países de leste Polónia e Ucrânia também organizaram o europeu de futebol em 2012. O sucesso desportivo do campeonato europeu organizado por Portugal em 2004 foi indiscutível.

Os resultados destes mega-eventos foram de sinal diferente apresentando os países do norte e centro europeu um sucesso desportivo e económico marcante. Nos restantes países o sucesso desportivo foi significativo permanecendo algum desconforto face aos níveis dos investimentos realizados acima das necessidades desportivas nacionais e respondendo apenas ao interesse dos monopólios desportivos europeus e mundiais os quais asseguraram margens de lucro interessantes.

Nestas condições, o que deve Portugal fazer para promover o seu desporto como o fazem os países do norte e centro da Europa? Em primeiro lugar, o diferente exemplo dos mega-eventos desportivos realizados em solo europeu demonstra que estes são activos relevantes nos países que sabem cuidar do seu interesse nacional. Sem cuidar dos seus interesses nacionais há países que ‘entregam o ouro’ às instituições privadas que são os proprietários dos mega-eventos assumindo custos que retiram ao desenvolvimento do seu desporto e das suas indústrias nacionais.

A indústria portuguesa situa-se a montante e a jusante da actividade desportiva. Em termos europeus a indústria portuguesa deveria estar a produzir os bens necessários à prática desportiva de 90% da população portuguesa. A taxa de participação da população portuguesa está abaixo dos 50%, uma das taxas mais baixas a nível europeu, o que aponta para taxas de crescimento do produto económico caso a opinião pública nacional se interesse pela produção desportiva segundo os melhores indicadores dos países do norte e do centro da Europa. A jusante encontram-se sectores industriais como o turismo que beneficiaria indirectamente do crescimento da prática desportiva nacional.

O turismo é um sector que se situa a jusante do desporto porque se alimenta das actividades realizadas pelas organizações desportivas nacionais, como a prática dos clubes e ginásios e os eventos e as competições desportivas nacionais e internacionais. Para além do turismo há outros sectores como a comunicação social, a publicidade, a restauração e os hotéis, os suplementos alimentares a saúde, a veterinária entre os sectores que usam a prática desportiva da população como matéria-prima das suas actividades.

O produto nacional bruto do desporto europeu sobe a 407 mil milhões de euros com uma percentagem que pode chegar aos 4% do PNB nos países mais desenvolvidos. A percentagem nacional encontra-se abaixo do 1% mais uma vez sugerindo valores de crescimento marcantes alterando certas condições de desenvolvimento desportivo.

Numa perspectiva macro deve acrescentar-se que o relacionamento económico entre o desporto e a indústria inclui impactos directos noutros sectores como no desenvolvimento das capacidades físicas, intelectuais e sociais da população portuguesa, na construção, na melhoria e renovação de infraestruturas, na comunicação social e nas actividades sociais e de benemerência, nos fornecedores de equipamentos, bens para congressos e competições, formação desportiva e aluguer de equipamentos. Indirectamente o desporto pode ter associadas outras indústrias como o imobiliário e produtos de luxo, assim como, na área do desporto as viagens, os hotéis e a restauração e o entretenimento.

Este quadro global de relevância do desporto e da indústria, assim como, a transversalidade das relações com outros sectores económicos demonstra que o crescimento da prática desportiva da população portuguesa terá impactos muito significativos na indústria nacional.

O desporto, juntamente com as actividades religiosas, as sociais direccionadas para a 3.ª idade e as de cultura são igualmente produtores de actividades desportivas. Do ponto de vista tecnológico o desporto é um sector dinâmico a que Portugal tem estado ligado por exemplo na recepção de mega-eventos como o golfe no Algarve e a Volvo Ocean Race que recentemente passou por Lisboa. O surf em Peniche e as ondas gigantes na Nazaré são fenómenos de massas com crescente importância na orla costeira associados à inovação e que a indústria nacional tem participado com interesse.

Para além de actividades de maior visibilidade é relevante observar o interface que existe entre o desporto e a indústria na generalidade da sua estrutura de produção que beneficiam todos os seus agentes e parceiros desportivos, económicos e sociais.

Os eventos desportivos são uma componente relevante dos pacotes turísticos que Portugal oferece a todo o mundo tendo o turismo português beneficiado do Rali de Portugal e as provas de Formula Um ainda na década de 70 a que se seguiram principalmente depois da organização do mundial de juniores de futebol em 1991 e do Euro2004 muitos outros eventos de atletismo, basquetebol, andebol, natação entre tantos outros.

O primeiro desafio do desporto é a criação de uma estrutura de desporto que sirva a maior parte da população portuguesa. Criando essa estrutura nacional de clubes, ginásios e espaços de prática desportiva será possível receber a maior parte do fluxo turístico.

A criação de infraestruturas desportivas eficientes é de difícil concepção a fim de assegurar o interesse desportivo e social do desenvolvimento nacional.

O quadro descrito demonstra haver benefícios imensos na articulação de projectos entre o desporto e a indústria e que existe uma motivação forte da parte da República Portuguesa, para o aprofundar e desenvolver para benefício da população portuguesa.

Termino, desejando que esta edição da Futurália [que se realiza de 16 a 19 de Março em Lisboa, na FIL] atinja os resultados a que todos já nos temos vindo a habituar, ou seja, mais um êxito organizativo e participativo.

Presidente do Instituto Português do Desporto e Juventude, membro do Conselho Estratégico da Futurália</text:p>
          </table:table-cell>
          <table:table-cell office:value-type="string">
            <text:p>O primeiro desafio do desporto é a criação de uma estrutura de desporto que sirva a maior parte da população portuguesa.</text:p>
          </table:table-cell>
          <table:table-cell office:value-type="string">
            <text:p>Sports</text:p>
          </table:table-cell>
          <table:table-cell office:value-type="string">
            <text:p>['Algarve', 'Desporto', 'Instituto Português do Desporto e Juventude', 'Nazaré', 'Opinião', 'Peniche', 'Rali de Portugal', 'Volvo Ocean Race']</text:p>
          </table:table-cell>
          <table:table-cell office:value-type="string">
            <text:p>2016-03-15 06:30:00</text:p>
          </table:table-cell>
          <table:table-cell table:style-name="ce23" office:value-type="string" office:value="https://www.publico.pt/2016/03/15/desporto/opiniao/os-beneficios-da-articulacao-de-projectos-entre-o-desporto-e-a-industria-1726089">
            <text:p><text:a xlink:href="https://www.publico.pt/2016/03/15/desporto/opiniao/os-beneficios-da-articulacao-de-projectos-entre-o-desporto-e-a-industria-1726089">https://www.publico.pt/2016/03/15/desporto/opiniao/os-beneficios-da-articulacao-de-projectos-entre-o-desporto-e-a-industria-1726089</text:a></text:p>
          </table:table-cell>
          <table:table-cell table:number-columns-repeated="246"/>
        </table:table-row>
        <table:table-row table:style-name="ro1">
          <table:table-cell office:value-type="string">
            <text:p>5d04c1a3896a7fea06a0a289</text:p>
          </table:table-cell>
          <table:table-cell office:value-type="string">
            <text:p>O momento em que Jesus deu o título a Vitória</text:p>
          </table:table-cell>
          <table:table-cell office:value-type="string">
            <text:p>['Jorge Miguel Matias']</text:p>
          </table:table-cell>
          <table:table-cell office:value-type="string">
            <text:p>Jorge Jesus fez um trabalho excepcional no Sporting. No seu primeiro ano à frente da equipa “leonina”, o treinador cumpriu aquilo que prometeu quando foi apresentado aos adeptos sportinguistas: lutou pelo título até ao fim, apesar de liderar a equipa com o plantel mais limitado dos três “grandes”. Jesus fez quase tudo bem, mas cometeu um erro que lhe foi fatal e que, muito provavelmente, ofereceu o título ao Benfica.

O tiro no pé foi dado a 6 de Janeiro. No final da partida entre o Sporting e o Vitória de Setúbal, Jorge Jesus perdeu a noção dos limites e, depois de vários dias com muitas trocas de mimos de parte a parte, o treinador do Sporting foi longe de mais, falando assim de Rui Vitória: “Sou mau colega? Treinador? Como não o qualifico como treinador, logo não sou mau colega. Para ser treinador ele tem de ser muito mais. Fi-lo sair da toca.”

Até esse momento, Rui Vitória era um técnico muito pouco consensual na Luz, que não tinha ainda conseguido afirmar-se como treinador principal do Benfica, incapaz de conquistar os adeptos, desconfiados com a irregularidade exibicional e de resultados dos “encarnados”. Até essa data, o Benfica não tinha sido capaz de somar mais do que três vitórias seguidas. Às costas já tinha sete derrotas e dois empates, para além do desaire na Supertaça com o rival.

O curto curriculum de Vitória e a sua nula experiência à frente de um clube “grande” pesavam e a impaciência com a forma pouco atractiva como os benfiquistas jogavam por essa altura era audível não só no Estádio da Luz mas também nas conversas de café. Mas depois das declarações de Jesus, tudo se alterou. A equipa de Rui Vitória registou apenas mais duas derrotas e um empate (todas as competições juntas), roubou a liderança da I Liga aos “leões” e somou pelo menos duas séries de oito triunfos consecutivos.

O resultado prático da declaração de Jesus foi o de unir os benfiquistas em torno do seu treinador. Entre os adeptos, Rui Vitória passou a ser visto como um dos seus. Entre os jogadores, o caso foi visto como um ataque ao seu líder e, por extensão, a todos eles.

Claro que Rui Vitória também teve mérito na conquista do 35.º título do Benfica. Venceu o fantasma Jesus, que durante muito tempo o assombrou na Luz, e soube ultrapassar as lesões de jogadores fundamentais recorrendo a atletas inexperientes que transformou em titulares indiscutíveis (alguém diria, no início da época, que Lindelöf, Ederson ou Renato Sanches teriam esse estatuto?). Mas tudo mudou naquele momento em que Jesus disse que o treinador que viria a ser campeão… não era treinador.</text:p>
          </table:table-cell>
          <table:table-cell office:value-type="string">
            <text:p>Jorge Jesus fez um trabalho excepcional no Sporting. No seu primeiro ano à frente da equipa “leonina”, o treinador cumpriu aquilo que prometeu quando foi apresentado aos adeptos sportinguistas: lutou pelo título até</text:p>
          </table:table-cell>
          <table:table-cell office:value-type="string">
            <text:p>Sports</text:p>
          </table:table-cell>
          <table:table-cell office:value-type="string">
            <text:p>['Benfica campeão 2015-16', 'Desporto', 'Futebol', 'Futebol nacional', 'I Liga', 'Jorge Jesus', 'Opinião', 'Rui Vitória']</text:p>
          </table:table-cell>
          <table:table-cell office:value-type="string">
            <text:p>2016-05-15 19:06:24</text:p>
          </table:table-cell>
          <table:table-cell table:style-name="ce23" office:value-type="string" office:value="https://www.publico.pt/2016/05/15/desporto/opiniao/o-momento-em-que-jesus-deu-o-titulo-a-vitoria-1731955">
            <text:p><text:a xlink:href="https://www.publico.pt/2016/05/15/desporto/opiniao/o-momento-em-que-jesus-deu-o-titulo-a-vitoria-1731955">https://www.publico.pt/2016/05/15/desporto/opiniao/o-momento-em-que-jesus-deu-o-titulo-a-vitoria-1731955</text:a></text:p>
          </table:table-cell>
          <table:table-cell table:number-columns-repeated="246"/>
        </table:table-row>
        <table:table-row table:style-name="ro1">
          <table:table-cell office:value-type="string">
            <text:p>5d04c26a896a7fea06a0dd1a</text:p>
          </table:table-cell>
          <table:table-cell office:value-type="string">
            <text:p>O ouro de O'Neill e a estética do alumínio</text:p>
          </table:table-cell>
          <table:table-cell office:value-type="string">
            <text:p>['Alfredo Barroso']</text:p>
          </table:table-cell>
          <table:table-cell office:value-type="string">
            <text:p>1. Alexandre O’Neill (1924-1986) foi-se embora, morreu, passam agora três décadas. Mas a poesia e a prosa que escreveu ficaram, ainda cá estão, vivinhas da costa. Uma evidência, em duas frases feitas que tresandam a banalidade. E logo escritas a respeito dele, que jamais deu tréguas ao lugar-comum. Se pegava em algum, era para lhe torcer o pescoço, vibrar-lhe uma grande marretada e lançá-lo pelas ruas da amargura, se não com muito humor, com suprema ironia. Ele próprio reconheceu, em O Diabo que vos carregue (1982), "colocar a tónica num certo aspecto subversivo, desconstrutor da poesia que venho conseguindo desfazer". Acreditava mesmo "na existência do Diabo» e era – ou, pelo menos, confessa que chegou a ser – «um Diabo raisonneur, trocista, sarcástico, demolidor".

Quase sempre "recalcou o lírico que lhe assomava à lágrima", como escreveu no Retrato (sem boné) de Mário-Henrique Leiria, talvez revendo-se na frase. Embora tenha "tropeçado de ternura" em Um Adeus Português, belíssimo poema que se lhe agarrou à figura como lapa à rocha. As circunstâncias em que o escreveu, embora atenuantes, não o isentam de culpa. Confessa, em A história de um poema, que estava a sofrer "pressões inacreditáveis" por parte da família para não "ir atrás da francesa", a sua querida amiga Nora Mitrani, que o desafiara a "ir ter com ela a Paris, onde vivia". Chegaram ao ponto de meter uma cunha à PIDE, onde O’Neill foi interrogado pelo subinspector Seixas, em "linguagem descomedida", ficando sem passaporte por muitos e maus anos.

Extraordinário é que um verme, como este Seixas, tenha entrado a rastejar para um rodapé da grande poesia portuguesa. Mas foi assim que O’Neill escreveu o poema, alimentado por "uma raiva e um amor desmesurados, quer dizer, adolescentes". Poema que, "ingénuo como é, tem realmente a força do nojo e do desespero combinados com um derrame/contenção sentimental" que – diz ele – não mais igualou. O que é igual ao litro, se lermos e relermos as admiráveis páginas de poesia e prosa que foi escrevendo pela vida fora e que resistem pela morte dentro. A escrita de O’Neill é uma inesgotável mina de ouro a céu aberto. Mais do que exegetas e mediadores, reclama garimpeiros e exploradores da boa Literatura, para gozo dos sentidos e proveito do espírito.

"Lede tudo, sobretudo as obras sobre as quais haveis lido tudo", aconselhava ele enquanto fustigava "a bem-pensância nacional, sempre á procura de tralha para mobilar e decorar a sua cabeçorra". O’Neill repudiava a "ideia de que escrever é uma actividade chique e mobiladora". E depois? A resposta, lá do fundo do século XIX (1833) e traduzida por ele, dava-a o italiano Giovanni Gioachino Belli, um dos seus poetas preferidos: "Depois o ofício, o jejum, a trabalheira, / a pensão a pagar, as prisões, o governo, / o hospital, as dívidas, a crica, / o sol no verão, a neve no Inverno…/ E por último – e que Deus nos abençoe! – vem a morte e acaba no inferno". Sem estátua do comendador, se fazem favor!

2. Sempre fui um o’neillista, confesso, ou seja: um adepto de Alexandre O’Neill. Pelo menos desde quando me atrevi, incitado pelo Gastão Cruz, a dizer em público Um adeus português, era ainda um ‘rapazelho’, muito ‘verdes anos’, a apanhar bonés na vida. E não há-de ser agora, que já palmilho a casa dos 70, que vou deixar de o ser. Burro velho não aprende línguas, nem vira casacas.

Esta advertência é indispensável para se perceber melhor a grande incomodidade e a imensa desdita de quem vive em "ALUMINIÓPOLIS". Já lá vão mais de trinta anos, o poeta avisou em prosa: "O alumínio está a expandir-se assustadoramente". Mais: "Por estes andares, Lisboa vai ter, não tarda muito, poentes e nascentes de alumínio". Já tem. Todo o país se passou, paulatinamente, para o alumínio. Em sentido real e figurado.

A estética do alumínio, com a sua caixilharia refulgente, saltou do urbanismo e da arquitectura de marquise para a política, a literatura, a música, os jornais, a rádio e a televisão de cordel. O "mau gosto gritante que o alumínio inculca" não é privilégio de mestres-de-obras e edis pragmáticos. É democraticamente partilhado por demagogos de feira, políticos de plástico, escrevinhadores a peso, publicistas a metro, apresentadores à hora, repórteres ao minuto, pantomineiros sem eira nem beira, aves canoras em saldo.

A estética do alumínio aposta a fundo na expressão de realce despropositada. É o frigorífico na sala de jantar com naperon em cima. É a inútil multiplicação de rotundas, cada qual com o seu mamarracho ao centro. É a bossa de camelo incrustada num corpo escorreito, que fica marreco. É o discurso da banha-da-cobra, que despreza a subtileza. É o riso alarve, que despreza a ironia. É o sonho dos néscios e o pesadelo dos incautos.

"Verdadeiros berros" e "autênticas fífias de alumínio" brotam insidiosamente de inúmeras fachadas, aproveitando todas as "janelas de oportunidade" para se expandirem e encaixilharem as suas marquises no nosso quotidiano de cidadãos desprevenidos. Já se sabe que uma larga maioria gosta e uma curta minoria não. Por isso, a pergunta do poeta lá se vai repetindo com ironia e desalento: "Então não é verdade que estamos kitsch?".

A democracia tem perversidades destas. É como "uma mulher em forma de S, de roupão florido e canteiro de papelotes à cabeça". Se estivesse vestida de papel de jornal "não faria mais restolho". É assim "porque é mais prático e, o que é pior, para tantos e tantos, MAIS BONITO", lamentava O’Neill. Mas também porque assim fica mais barato e é mais lucrativo. Indiferente ao gosto, o bezerro d’ oiro o que quer é facturar.

O o’neillismo é um pessimismo, como já perceberam. Mas não se confunde com resignação cristã. Mantém a lucidez e a ironia. Chateia-se solenemente. Protesta em voz alta. Indigna-se e não se conforma com a expansão do alumínio, reclamando o recurso a materiais mais nobres. Sem se iludir, todavia, quanto ao futuro da construção civil, dos mestres-de-obras e dos capatazes, neste cada vez mais metafórico país encaixilhado em alumínio - nem, aliás, quanto ao futuro da Pátria, da República, da Europa e do Mundo…</text:p>
          </table:table-cell>
          <table:table-cell office:value-type="string">
            <text:p>O o’neillismo é um pessimismo. Mas não se confunde com resignação cristã. Mantém a lucidez e a ironia.</text:p>
          </table:table-cell>
          <table:table-cell office:value-type="string">
            <text:p>Culture</text:p>
          </table:table-cell>
          <table:table-cell office:value-type="string">
            <text:p>['Alexandre O’Neill', 'Cultura-Ípsilon', 'Literatura', 'Opinião']</text:p>
          </table:table-cell>
          <table:table-cell office:value-type="string">
            <text:p>2016-06-02 06:34:00</text:p>
          </table:table-cell>
          <table:table-cell table:style-name="ce23" office:value-type="string" office:value="https://www.publico.pt/2016/06/02/culturaipsilon/opiniao/o-ouro-de-oneill-e-a-estetica-do-aluminio-1733792">
            <text:p><text:a xlink:href="https://www.publico.pt/2016/06/02/culturaipsilon/opiniao/o-ouro-de-oneill-e-a-estetica-do-aluminio-1733792">https://www.publico.pt/2016/06/02/culturaipsilon/opiniao/o-ouro-de-oneill-e-a-estetica-do-aluminio-1733792</text:a></text:p>
          </table:table-cell>
          <table:table-cell table:number-columns-repeated="246"/>
        </table:table-row>
        <table:table-row table:style-name="ro1">
          <table:table-cell office:value-type="string">
            <text:p>5d04c2c4896a7fea06a0de44</text:p>
          </table:table-cell>
          <table:table-cell office:value-type="string">
            <text:p>Uma Polícia Marítima civil</text:p>
          </table:table-cell>
          <table:table-cell office:value-type="string">
            <text:p>['António Bernardo Colaço']</text:p>
          </table:table-cell>
          <table:table-cell office:value-type="string">
            <text:p>Parece finalmente ter-se dado um passo decisivo no sentido de pôr termo a uma questão turbulenta que tem ultimamente marcado a actividade e funcionamento da Polícia Marítima (PM). A problemática incide na insistência de vertente militar – a Marinha – em reivindicar o controlo e o domínio da PM, enquanto força de segurança. A situação veio mesmo a assumir contornos caricatos, denunciados pela ASPPM (Associação Socio Profissional dos Profissionais da Polícia Marítima) a propósito de designações de Marinha, de Autoridade Marítima Nacional ou de Polícia Marítima, apostas indiscriminadamente nas costas desses profissionais, numa confusão de competências e funções. O mais grave é que esta situação representa um desrespeito pela Constituição da República (CR), sob a alegação de fidelidade a uma tradição, incapaz de responder às exigências actualistas de um Estado de Direito Democrático.

Na verdade, a CR é peremptória ao atribuir à Polícia a função de garantir a segurança interna (art.º 272.º.1.) e às Forças Armadas, a defesa nacional com reporte a agressão ou ameaça exterior (art.º 273.º) estando assegurados os mecanismos de sua intervenção no plano interno em situações de excepção. Rejeita-se por isso a tese de um policiamento militarizado em tempo de paz e normalidade social. Qual a mais-valia (para não falar de base legal) de militarizados fiscalizarem: rios e águas interiores marítimas; um pesqueiro transgressor; um iate traficante; uma pesca com rede artesanal; uma praia num dia de veraneio; uma actividade náutica de recreio e investigar crimes?

Dimensionar por isso a PM às suas justas proporções como força de segurança, realçando a sua natureza civil é pois uma tarefa que já há muito se impunha como forma não só de a dignificar autonomizando-a face à Marinha, como em simultâneo reforçar a dignificação desta, ficando responsável à especificidade das suas atribuições como ramo das Forças Armadas. Dizia-se por isso que “um militar na polícia, nem consegue ser bom polícia nem bom militar”.

É por isso de saudar o Projecto de Lei n.º 237/XIII-1ª acabado de apresentar pelo grupo parlamentar do Partido Comunista Português para a aprovação da Orgânica da Polícia Marítima, projecto esse “construído com a colaboração da Associação Sócio Profissional da Polícia Marítima, correspondendo à resolução de uma lacuna existente e a clarificação da natureza da Polícia Marítima”.

O debate proposto na nota preambular, sem por em causa a desmilitarização de funções da PM e a sua incontornável natureza civil, duas grandezas que a CR não deixa abdicar, irá por certo permitir o desanuviamento, a definição de parâmetros e sobretudo a desmontagem de desfocadas balizas, como os de segurança nacional ou o “duplo uso” conceitos com que até ao presente tem sido tratadas questões em matéria de segurança interna do país com particular destaque às questões do mar. Para os agentes da PM terá pois chegado o “momentum” impulsionador para materializar a sua confiança e consciência profissionais para a eficácia e prestígio cada vez maior da sua instituição. Finalmente o debate irá por termo ao confuso manto legislativo caracterizado por uma profusão de diplomas legais extravagantes, de intrigantes interpretações voluntaristas e em muitos casos em rota de colisão com a Constituição da República.

Quebrado o tabu, a solução está à vista.

Juiz-conselheiro do STJ, jubilado</text:p>
          </table:table-cell>
          <table:table-cell office:value-type="string">
            <text:p>Finalmente o debate irá por termo a um confuso manto legislativo.</text:p>
          </table:table-cell>
          <table:table-cell office:value-type="string">
            <text:p>Local</text:p>
          </table:table-cell>
          <table:table-cell office:value-type="string">
            <text:p>['Defesa', 'Forças Armadas', 'Marinha', 'Opinião', 'Partido Comunista Português', 'Polícia Marítima', 'Portugal', 'crime', 'lei e justiça']</text:p>
          </table:table-cell>
          <table:table-cell office:value-type="string">
            <text:p>2016-06-16 07:30:00</text:p>
          </table:table-cell>
          <table:table-cell table:style-name="ce23" office:value-type="string" office:value="https://www.publico.pt/2016/06/16/opiniao/opiniao/uma-policia-maritima-civil-1735223">
            <text:p><text:a xlink:href="https://www.publico.pt/2016/06/16/opiniao/opiniao/uma-policia-maritima-civil-1735223">https://www.publico.pt/2016/06/16/opiniao/opiniao/uma-policia-maritima-civil-1735223</text:a></text:p>
          </table:table-cell>
          <table:table-cell table:number-columns-repeated="246"/>
        </table:table-row>
        <table:table-row table:style-name="ro1">
          <table:table-cell office:value-type="string">
            <text:p>5d04c332896a7fea06a0dfa5</text:p>
          </table:table-cell>
          <table:table-cell office:value-type="string">
            <text:p>Desporto e apostas desportivas: construir a confiança perante valores em crise</text:p>
          </table:table-cell>
          <table:table-cell office:value-type="string">
            <text:p>['João Paulo Almeida', 'Luís Rebordão']</text:p>
          </table:table-cell>
          <table:table-cell office:value-type="string">
            <text:p>O recente avolumar de episódios de manipulação de competições desportivas, em diversas modalidades, a nível nacional e internacional, traduzem vulnerabilidades preocupantes no sistema desportivo e no mercado de apostas particularmente apetecíveis a sofisticadas redes transnacionais de criminalidade organizada que aqui encontram terreno fértil para obterem lucros elevados com risco reduzido, numa alternativa profícua, e menor censura social, que a prostituição, ou ao tráfico de droga, armas e seres humanos, onde tradicionalmente operam.

A fraude desportiva, a manipulação de competições, e os fenómenos de criminalidade associados ao desporto, corroem os seus valores universais e comprometem o inestimável potencial de coesão social através dos princípios de respeito, integridade, solidariedade e não discriminação.

Porém, outros valores, mais tangíveis, colapsam perante esta vaga de criminalidade, para além dos danos reputacionais irreparáveis: Adeptos, patrocinadores e operadores televisivos são defraudados e perdem o interesse no investimento afectivo e financeiro. Os consumidores de apostas desportivas perdem a confiança nos operadores licenciados e vêm o seu dinheiro desviado por quem manipula as competições.

Trata-se, pois, de um complexo problema de ordem pública que compromete a integridade do desporto e a sua sustentabilidade financeira, bem como a viabilidade económica do mercado de apostas desportivas e a proteção dos consumidores - particularmente os mais vulneráveis – numa equação em que invariavelmente são os agentes desportivos o elo mais fraco a responder perante a justiça, entre toda uma cadeia criminosa cujos líderes permanecem impunes às malhas da lei.

Com efeito, face a uma ameaça desta dimensão, estimando-se que anualmente branqueie no mercado de apostas mais de 140 biliões de dólares e redistribua os respetivos proveitos no financiamento a outras atividades criminosas, afigura-se determinante concertar uma estratégia global que capacite desportistas, apostadores, reguladores, autoridades públicas e operadores a reportar, reconhecer e resistir à manipulação de competições, transmitindo uma mensagem clara que associar o crime a esta atividade não compensa.

Por isso, a salvaguarda da integridade do desporto foi incluída no comunicado oficial saído da Cimeira Internacional Anti-Corrupção realizada em Londres no passado mês de maio, onde vários líderes mundiais apelaram para a corrupção no desporto ser “...decisivamente abordada através de uma resposta coordenada...” instando as organizações desportivas a “reforçarem a sua transparência e melhorar a sua governação cumprindo as melhores práticas globais”.

O Movimento Olímpico e Desportivo, encabeçado pelo Comité Olímpico Internacional e a generalidade das Federações Internacionais, em parceria com órgãos internacionais de policia criminal, como a Interpol, autoridades governamentais, instituições europeias e organismos representantes de reguladores e operadores do mercado de apostas encetaram em 2012 uma iniciativa conjunta envolvendo 36 países e 28 organizações desportivas tendo em vista a adopção do único instrumento vinculativo de direito internacional neste domínio.

A Convenção do Conselho da Europa sobre Manipulação de Competições Desportivas, aprovada em setembro de 2014, e ratificada pelo Estado Português através do Decreto do Presidente da República n.º 92/2015, reitera como primordial neste combate a eficácia na troca de informações entre aqueles parceiros através de uma plataforma nacional destinada a coordenar a luta contra a manipulação de competições desportivas.

Persistir na desvalorização desta ameaça e adiar a implementação deste instrumento primordial, que configura uma obrigação internacional do Estado Português, expõe inapelavelmente as organizações e os agentes desportivos, bem como os consumidores de apostas e os operadores licenciados, ao crime organizado que floresce com a expansão de uma indústria que opera à escala global, online e em tempo real, suportada na mais avançada tecnologia.

Tratando-se, assim, de um problema global, e transversal a vários sectores e atividades económicas, a sua prevenção, detecção e sancionamento não é compagináveis com abordagens sectoriais, pontuais ou meramente nacionais. Muito menos será com a inércia e impassividade.

Na expectativa que as recentes ocorrências despertem consciências para a urgência de uma estratégia de ação concertada, que se concretize para além das vãs palavras de circunstância de intolerância perante estes fenómenos, impõe-se encetar urgentemente as medidas necessárias a capacitar apostadores e agentes desportivos a enfrentar este desafio, restituindo a credibilidade ao desporto e instaurando a confiança junto dos consumidores num mercado de apostas recentemente aberto à concorrência de operadores online.

Director-Geral do Comité Olímpico de Portugal

Fundador do Observatório do Jogo Responsável</text:p>
          </table:table-cell>
          <table:table-cell office:value-type="string">
            <text:p>A fraude desportiva e os fenómenos de criminalidade associados ao desporto corroem os seus valores universais.</text:p>
          </table:table-cell>
          <table:table-cell office:value-type="string">
            <text:p>Sports</text:p>
          </table:table-cell>
          <table:table-cell office:value-type="string">
            <text:p>['Apostas online', 'Comité Olímpico de Portugal', 'Desporto', 'Futebol', 'Interpol', 'Londres', 'Opinião']</text:p>
          </table:table-cell>
          <table:table-cell office:value-type="string">
            <text:p>2016-06-30 07:30:00</text:p>
          </table:table-cell>
          <table:table-cell table:style-name="ce23" office:value-type="string" office:value="https://www.publico.pt/2016/06/30/desporto/opiniao/desporto-e-apostas-desportivas-construir-a-confianca-perante-valores-em-crise-1736712">
            <text:p><text:a xlink:href="https://www.publico.pt/2016/06/30/desporto/opiniao/desporto-e-apostas-desportivas-construir-a-confianca-perante-valores-em-crise-1736712">https://www.publico.pt/2016/06/30/desporto/opiniao/desporto-e-apostas-desportivas-construir-a-confianca-perante-valores-em-crise-1736712</text:a></text:p>
          </table:table-cell>
          <table:table-cell table:number-columns-repeated="246"/>
        </table:table-row>
        <table:table-row table:style-name="ro1">
          <table:table-cell office:value-type="string">
            <text:p>5d04c34a896a7fea06a0dff6</text:p>
          </table:table-cell>
          <table:table-cell office:value-type="string">
            <text:p>Obrigada, Islândia</text:p>
          </table:table-cell>
          <table:table-cell office:value-type="string">
            <text:p>['Rita Pimenta']</text:p>
          </table:table-cell>
          <table:table-cell office:value-type="string">
            <text:p>Já simpatizávamos com os islandeses pela forma como condenaram os banqueiros responsáveis pela crise financeira de 2008. Agora, no Euro, agradou-nos saber que a selecção tem atletas que não são apenas isso: um guarda-redes cineasta (Hannes Thor Halldórsson) e um treinador co-seleccionador dentista (Heimir Hallgrimsson).

Também gostámos de os ver jogar como equipa, grupo, família. Aquilo que se esperaria de todas as selecções, que funcionassem muito para lá do somatório de talentos individuais. Será a isto que os comentadores se referem quando falam em “futebol combinativo”? Não sabemos, mas percebe-se que estão ali uns para os outros.

Não acreditamos em determinismos geográficos, mas estamos certos de que o destino não é inteiramente alheio ao lugar onde se nasce.

Bonito o festejo da vitória sobre a Inglaterra, num aplauso sincronizado muito partilhado nas redes sociais e a fazer lembrar a dança maori (haka) dos atletas de râguebi neozelandeses. De novo, o peso e inspiração da latitude e longitude. Percebe-se a valorização da identidade geográfica, mas não se pressentem patriotismos sobranceiros.

Foi bom que a procura das T-shirts da selecção islandesa disparasse 1800%. Assim, a pequena empresa italiana Errea que nela apostou terá ofuscado as marcas gigantes do costume, que não vale a pena nomear porque já têm tempo de antena que chegue.

Aplauso ainda para a cumplicidade entre os atletas, talvez amigos, e para o apoio enérgico e incondicional dos adeptos. Desistir nunca.

Por nos ter posto a pensar em tudo isto enquanto a bola rolava no relvado de Saint-Denis, mesmo sem alcançar a vitória, queremos agradecer à Islândia.

Os islandeses não ganharam a partida contra a França, mas por estes dias ganharam visibilidade e respeito. E fizeram-nos revisitar o mapa-múndi. Obrigada, Islândia.</text:p>
          </table:table-cell>
          <table:table-cell office:value-type="string">
            <text:p>Os islandeses não ganharam a partida contra a França, mas por estes dias ganharam visibilidade e respeito.</text:p>
          </table:table-cell>
          <table:table-cell office:value-type="string">
            <text:p>Sports</text:p>
          </table:table-cell>
          <table:table-cell office:value-type="string">
            <text:p>['Desporto', 'Euro 2016', 'França', 'Futebol', 'Islândia', 'Opinião']</text:p>
          </table:table-cell>
          <table:table-cell office:value-type="string">
            <text:p>2016-07-03 22:50:13</text:p>
          </table:table-cell>
          <table:table-cell table:style-name="ce23" office:value-type="string" office:value="https://www.publico.pt/2016/07/03/desporto/opiniao/obrigada-islandia-1737171">
            <text:p><text:a xlink:href="https://www.publico.pt/2016/07/03/desporto/opiniao/obrigada-islandia-1737171">https://www.publico.pt/2016/07/03/desporto/opiniao/obrigada-islandia-1737171</text:a></text:p>
          </table:table-cell>
          <table:table-cell table:number-columns-repeated="246"/>
        </table:table-row>
        <table:table-row table:style-name="ro1">
          <table:table-cell office:value-type="string">
            <text:p>5d04c3eb896a7fea06a0e1fc</text:p>
          </table:table-cell>
          <table:table-cell office:value-type="string">
            <text:p>Direito de resposta</text:p>
          </table:table-cell>
          <table:table-cell office:value-type="string">
            <text:p>['Ana Marques Gonçalves']</text:p>
          </table:table-cell>
          <table:table-cell office:value-type="string">
            <text:p>Verão após Verão, ouvimos placidamente as lamúrias dos patrões do pelotão. Num exercício de auto-comiseração autista, queixam-se da escassa cobertura mediática dada à Volta a Portugal, sem terem a capacidade de olhar para dentro e perceber que o mal está neles e não nos outros. A Volta a Portugal já não é o que era – esfumaram-se as grandes equipas, os nomes internacionais, a competitividade e até os adeptos em palcos míticos como a Senhora da Graça – e só os mais teimosos se recusam a perceber.

Coloquem-se no nosso lugar: como vender um produto em que o vencedor (Gustavo Veloso), salvo azar, está definido à partida? Em que uma equipa (a W52-FC Porto) vai dominar a seu bel-prazer, como aconteceu nas últimas três edições (e em toda a temporada de 2016), dando-se ao luxo de escolher quando e onde vestir a camisola amarela ou de transformar a subida à Torre numa crono-escalada por equipas? Em que os ataques numa etapa emblemática como a da Torre se vão resumir a dois ou três safanões? Em que os colegas competem entre si, com o propósito de demonstrar que são melhor do que o outro e não de ganhar? E em que a mentalidade geral passa por segurar um lugar no pódio – o primeiro, esse, dão-no como perdido ainda antes do arranque – ao invés de arriscar tudo pela amarela, mesmo que o resultado seja tudo perder?

No entanto, tudo isto seria esquecido se o vencedor da Volta fosse um Peter Sagan à escala nacional, um ciclista espectáculo dentro e fora da estrada. Ou, para sermos mais realistas, um David Blanco. Mas Gustavo Veloso não é David Blanco. Perdesse ou ganhasse, o recordista de vitórias da prova atraía as pessoas, com as suas tiradas politicamente incorrectas e coloquiais, com a sua postura desprendida e, ainda assim, emotiva. Blanco vivia para ganhar na estrada e não para coleccionar "fãs" entre os adversários do pelotão. Quando algo corria mal, disparava (sobretudo contra os jornalistas), sem papas na língua. Era autêntico e, por isso, captava público de fora da modalidade, público que hoje nem sabe quem é Veloso. Ao actual bicampeão falta-lhe a essência transparente do vizinho galego, a aura que tornou Blanco uma figura do desporto nacional. E à Volta a Portugal falta-lhe um campeão carismático capaz de inverter a espiral descendente em que entrou.</text:p>
          </table:table-cell>
          <table:table-cell office:value-type="string">
            <text:p>À Volta a Portugal falta-lhe um campeão carismático capaz de inverter a espiral descendente em que entrou.</text:p>
          </table:table-cell>
          <table:table-cell office:value-type="string">
            <text:p>Sports</text:p>
          </table:table-cell>
          <table:table-cell office:value-type="string">
            <text:p>['Ciclismo', 'Desporto', 'Opinião', 'Outras Modalidades', 'Volta a Portugal']</text:p>
          </table:table-cell>
          <table:table-cell office:value-type="string">
            <text:p>2016-07-26 10:00:00</text:p>
          </table:table-cell>
          <table:table-cell table:style-name="ce23" office:value-type="string" office:value="https://www.publico.pt/2016/07/26/desporto/opiniao/direito-de-resposta-1739388">
            <text:p><text:a xlink:href="https://www.publico.pt/2016/07/26/desporto/opiniao/direito-de-resposta-1739388">https://www.publico.pt/2016/07/26/desporto/opiniao/direito-de-resposta-1739388</text:a></text:p>
          </table:table-cell>
          <table:table-cell table:number-columns-repeated="246"/>
        </table:table-row>
        <table:table-row table:style-name="ro1">
          <table:table-cell office:value-type="string">
            <text:p>5d04c420896a7fea06a0f5f5</text:p>
          </table:table-cell>
          <table:table-cell office:value-type="string">
            <text:p>Jogos de poder</text:p>
          </table:table-cell>
          <table:table-cell office:value-type="string">
            <text:p>['João Soares Neto']</text:p>
          </table:table-cell>
          <table:table-cell office:value-type="string">
            <text:p>“Se quiser por à prova o caráter de um homem, dê-lhe poder”.

Abraham Lincoln

Em 2014, o Brasil mostrou-se ao mundo com estádios novos e alguns reformados. Vias de acessos remodeladas e algumas novas. Tudo deveria seguir os cadernos de encargos e as regras da FIFA – Federação Internacional de Futebol Association.

A palavra association é para dizer, no jargão inglês, tratar-se de esporte coletivo jogado com a bola no pé, diferente do futebol americano. Este possui outras regras, a bola por ser conduzida com a mão e há outras medidas de campo. Nos Estados Unidos o nosso futebol é chamado de soccer.

A FIFA tem sede na Suíça, onde quase não se pratica futebol. Serviu, durante grande parte do século 20 e os primeiros 15 anos do 21, para enriquecer dirigentes, assessores e presidentes de confederações continentais e nacionais, espalhadas mundo afora. A FIFA orgulhava-se de afirmar possuir mais membros que a Organização das Nações Unidas-ONU.

Mexe daqui, mexe dali, pouco a pouco, foram sendo aclaradas as múltiplas falcatruas e arranjos que essas entidades do futebol faziam seu “Road show”, que mudam de país a cada quatro anos e envolvem longas conversas com governantes e precisam mostrar exuberância, mesmo o caos estando por perto.

Governantes usam campeonatos continentais e mundiais de futebol para propagandear os seus países perante o público externo e, em critérios internos, distribuir obras para empresas amigas. A África do Sul é só um exemplo.

Em outras palavras, as Copas do Mundo servem para projetos de poder. Agora, neste mundo novo, não o de Aldous Huxley, com a descoberta de liames tão óbvios a alguns, mostrou-se a face crua da FIFA com bilhões de dólares desviados. Há casos absurdos, ao redor do mundo, de estádios suntuosos em cidades de pequeno porte que sequer possuem efetiva liga de futebol.

Se mudarmos o nome da FIFA para o do COI – Comitê Olímpico Internacional, veremos quase o mesmo enredo, apenas com atores diferentes. O Brasil, novamente, entrou nessa ficção e impôs o Rio de Janeiro como a sede das Olimpíadas de 2016, agora em agosto. Segundo a última pesquisa DataFolha: 50% da população é contra a realização e 63% acreditam em mais danos que alegrias ao Brasil.

A Casa da Moeda, em desvio de finalidade, foi a bafejada produtora das medalhas, com tecnologia, desenhos, metais, adornos, fitas e caixas pagos pelos contribuintes brasileiros. Na confusa política brasileira acontecerá o ineditismo de termos dois presidentes da República e dois governadores do Rio, um interino e outro, licenciado.

Uma candidatura à presidência pode surgir do êxito dos eventos. Certamente, tal como no período da Copa de 2014, haverá um acordo de cavalheiros entre as facções delituosas, que avultam nas margens de quem chega ou vai para o Aeroporto do Galeão, para não comprometer a interinidade do governo estadual, a quem compete em primeira instância cuidar da Segurança Pública.

Em setembro, se tudo correr bem, os atletas do Brasil portarão algumas premiações em ouro, prata e bronze, mas estaremos, com certeza, no cômputo geral de medalhas, muito aquém do grosso dos países europeus e de alguns asiáticos. Quiçá, Cuba não nos ultrapasse.

Com os bilhões de reais gastos na Copa do Mundo de 2014 e nas Olimpíadas 2016, o Brasil poderia sair dos 48% de esgotos sanitários para mais próximo dos 100% que nos tornariam livres da Zica, da Chicungunha, da Dengue e das demais doenças endêmicas.

Agosto não tem bom recall na recente história política brasileira. Alguns chefes de Estado poderão não vir ao Rio por recomendações de suas diplomacias. Afinal, a quem se apresentarão e trocarão as formalidades de praxe?

Faço um apelo a Portugal, mesmo ganhando a EuroCopa: não entre no canto de sereia da Copa do Mundo, tampouco de Olimpíadas. Há mais o que cuidar como objetivos sociais.

Escritor e empresário brasileiro</text:p>
          </table:table-cell>
          <table:table-cell office:value-type="string">
            <text:p>Faço um apelo a Portugal, mesmo ganhando a EuroCopa: não entre no canto de sereia da Copa do Mundo, tampouco de Olimpíadas. Há mais o que cuidar.</text:p>
          </table:table-cell>
          <table:table-cell office:value-type="string">
            <text:p>Sports</text:p>
          </table:table-cell>
          <table:table-cell office:value-type="string">
            <text:p>['Brasil', 'Desporto', 'FIFA', 'Jogos Olímpicos', 'Opinião', 'Rio de Janeiro']</text:p>
          </table:table-cell>
          <table:table-cell office:value-type="string">
            <text:p>2016-08-04 00:30:00</text:p>
          </table:table-cell>
          <table:table-cell table:style-name="ce23" office:value-type="string" office:value="https://www.publico.pt/2016/08/04/desporto/opiniao/jogos-de-poder-1740174">
            <text:p><text:a xlink:href="https://www.publico.pt/2016/08/04/desporto/opiniao/jogos-de-poder-1740174">https://www.publico.pt/2016/08/04/desporto/opiniao/jogos-de-poder-1740174</text:a></text:p>
          </table:table-cell>
          <table:table-cell table:number-columns-repeated="246"/>
        </table:table-row>
        <table:table-row table:style-name="ro1">
          <table:table-cell office:value-type="string">
            <text:p>5d04c421896a7fea06a0f5fc</text:p>
          </table:table-cell>
          <table:table-cell office:value-type="string">
            <text:p>Rio de Janeiro: tudo vai dar certo</text:p>
          </table:table-cell>
          <table:table-cell office:value-type="string">
            <text:p>['Leonor Xavier']</text:p>
          </table:table-cell>
          <table:table-cell office:value-type="string">
            <text:p>Há quem afirme que o Presidente Lula cometeu um erro histórico ao candidatar o país a anfitrião dos Jogos Olímpicos de 2016. Dizem os mesmos críticos que na hora da festa acabar, será o povo a pagar a fatura. Sempre prontos para o derrube, irão estes ainda comentar o fator incompetência na governação, a falha na infraestrutura, o cálculo dos prejuízos, o peso dos desperdícios. Mas o Brasil é fascinante e surpreendente, é vertiginoso e imediato na alternância dos seus ritmos. E assim, nesta fase em que a maior crise política, económica, social de sempre prenunciava uma quase catástrofe nacional, todo o cenário de repente se transforma. Contrariando previsões pessimistas do FMI, que determinavam queda da economia e desvalorização do real, e depois de bater no fundo, a bolsa de valores subiu, a moeda tem vindo a estabilizar-se, a curva de crescimento foi revista em alta.

Não pretendo erudição nestas matérias, e centro-me na realidade do Rio de Janeiro, bem carioca que sei ser, de pé no asfalto, se me é permitido o jargão de samba, nesta escrita. Assim como todo o povo brasileiro, sabedor de adversidade, eu experimentei o excesso do mal para melhor saborear o bem. Outras fases sombrias vivi, mergulhada na má notícia de cada dia, praticando a inteligência da adaptação, adivinhando a malícia, inventando o drible, o repente de salvação. Nos anos 80, os brasileiros suportaram a intervenção do FMI e do Banco Mundial, a moratória da dívida, a morte de Tancredo Neves, o Presidente da eleição direta, depois da ditadura militar. Assustaram-se pela explosão no Riocentro, contrariaram a ameaça de bomba no primeiro Rock in Rio. Seguiu-se o fracasso do governo Sarney, a inflação delirante, o supermercado vazio, a etiqueta “Eu sou Fiscal do Sarney” na lapela, a denunciar a contravenção no abastecimento. Adiante, o impeachment de Collor, o congelamento das poupanças, a falência das famílias. Passámos pelas transformações do cruzeiro em cruzado e cruzado novo, até ao real de Fernando Henrique Cardoso.

Etapas passadas, e nelas muitos pormenores haveria a acrescentar. No Rio, apagam-se as memórias de sofrimento, não se praticam lamentações. Mas o rancor manifesta-se, explícito e crescente. Neste momento, a realidade é mais perversa e a sociedade está dividida como nunca. Entre os defensores e os adversários de Dilma e Temer se instala o ódio, pró ou contra impeachment o confronto explode e preocupa muito a sério, porque até agora não tinha acontecido. Como se uma trégua tácita fosse acordada, o cenário político que envolve a cidade apaga-se agora para realçar a segurança, o aparato militar e policial, o contributo de todas as forças estaduais e federais no espaço público, que expõe o Brasil ao mundo.

Às vésperas da Olimpíada e no desenfreado correr dos acontecimentos, o Rio reage, e apesar de todos os males, já se organiza em festa. Nestes dias de alvoroço e expectativa, de notícias e previsões sobre o que poderá ou irá acontecer, os cariocas proclamam que tudo será um sucesso enquanto durarem os Jogos, já que sempre foram bem sucedidos os grandes momentos de multidão no Rio. As visitas dos Papas, os concertos de Frank Sinatra ou Roberto Carlos. Os réveillons de dois milhões de pessoas na praia de Copacabana, os desfiles das escolas de samba e os blocos de rua nos Carnavais, as finais de campeonato no Maracanã.

Ao turista ou visitante de passagem, é bom aconselhar prudência no entusiasmo, cuidado em circuitos de curiosidades nos morros e subúrbios. É bom, também, recomendar atenção às regras não europeias de comportamento, e olho vivo em tudo o que se passe em redor. No Rio de Janeiro há violência, sim. A vida e a morte estão coladas, o milagre é o grande delírio da vida. Acertadamente, por isso, tendo eu escapado de um anunciado assalto de rua, logo me disse a minha amiga Marci Dória que “No Rio, a gente não pode dar chance ao acaso”. Além de todas as circunstâncias, permanece a voz de Caetano Veloso em música: “É preciso estar atento e forte/ não temos tempo de temer a morte”. “E a gente segue. Todo o mundo torcendo, curtindo, vai dar certo”, confirma-me a minha amiga Eliana Caruso agora mesmo, a contar o ambiente da cidade.

Penso em Roberto da Matta, que em rodas sem fim de amigos me iniciou no mistério da brasilidade e tão bem escreveu sobre o Brasil com maiúscula, na cultura que “sabe bem conjugar comida farta com pobreza, hino com samba, homem com mulher e até Deus com Diabo.” Sinto saudades de Millôr Fernandes e das conversas sobre identidade e subúrbio, poder e contrapoder, humor e inteligência, mentira ou falsa verdade. Aprendi uma diferente medida do espaço e do tempo, descobri a importância da intuição sobre a verdade dos outros. Penso na desordenada cordialidade dos cariocas, na mistura de falas e significados, na facilidade e exuberância dos sons. Penso nos improvisos, nos expedientes, na brincadeira, na picardia, no jogo de sedução e namoro, na liberdade do corpo, no acaso e na sorte, na exaltação da alma, na vivência religiosa, na beleza demasiada da Natureza.

Em modo de remate e reflexão sobre o Rio, sou capaz de ouvir o porteiro Edmar, da rua Aperana, sempre sábio e alertado, a clarear os sustos de cada dia: “Ô, dona Leonor, no final tudo vai dar certo!” Eu acredito que sim. Pela razão, do fundo do coração.

Jornalista e escritora</text:p>
          </table:table-cell>
          <table:table-cell office:value-type="string">
            <text:p>Nestes dias de alvoroço e expectativa, os cariocas proclamam que tudo será um sucesso enquanto durarem os Jogos.</text:p>
          </table:table-cell>
          <table:table-cell office:value-type="string">
            <text:p>Sports</text:p>
          </table:table-cell>
          <table:table-cell office:value-type="string">
            <text:p>['Desporto', 'Opinião']</text:p>
          </table:table-cell>
          <table:table-cell office:value-type="string">
            <text:p>2016-08-04 00:30:00</text:p>
          </table:table-cell>
          <table:table-cell table:style-name="ce23" office:value-type="string" office:value="https://www.publico.pt/2016/08/04/desporto/opiniao/rio-de-janeiro-tudo-vai-dar-certo-1740175">
            <text:p><text:a xlink:href="https://www.publico.pt/2016/08/04/desporto/opiniao/rio-de-janeiro-tudo-vai-dar-certo-1740175">https://www.publico.pt/2016/08/04/desporto/opiniao/rio-de-janeiro-tudo-vai-dar-certo-1740175</text:a></text:p>
          </table:table-cell>
          <table:table-cell table:number-columns-repeated="246"/>
        </table:table-row>
        <table:table-row table:style-name="ro1">
          <table:table-cell office:value-type="string">
            <text:p>5d04c471896a7fea06a0f7fe</text:p>
          </table:table-cell>
          <table:table-cell office:value-type="string">
            <text:p>Não, Senhor Ministro</text:p>
          </table:table-cell>
          <table:table-cell office:value-type="string">
            <text:p>['Henrique Pereira dos Santos']</text:p>
          </table:table-cell>
          <table:table-cell office:value-type="string">
            <text:p>Escrevo-lhe depois de o ouvir a falar sobre fogos numa televisão.

Não vou falar-lhe da minha desilusão em vê-lo dizer que os fogos nocturnos só podem ser intencionais porque já lhe explicaram, com certeza, que a hora a que se regista um fogo é a hora a que ele é detectado, não a hora a que ele começa de facto.

Ao longo de todo o ano a percentagem de fogos nocturnos mantém-se entre os 35 e 40%, mesmo nos dias de orvalho no Inverno em que não se percebe o interesse em ir pôr um fogo que se sabe que não desenvolve.

Para além disso, como 85% das ignições são num perímetro até 2 kms de aldeias em que a probabilidade de desenvolvimento do fogo é baixíssima, seremos o país com os incendiários mais estúpidos do mundo.

Também não venho dizer-lhe que não fica bem ao responsável da tutela da gestão florestal confundir arranjos de caminhos com medidas de prevenção de fogos e, menos ainda, sugerir que alguma vez alguém propôs a limpeza de três milhões de hectares de povoamentos todos os anos: acredito que terá sido só o mesmo populismo dos incendiários a falar por si.

O que queria mesmo é lembrar-lhe as suas opções enquanto ministro da agricultura nestes oito meses, mas também da outra vez que ocupou funções semelhantes.

Lembra-se, com certeza, dos inícios da PAC, uma política orientada para o abastecimento do mercado alimentar, para o fomento da produção e para a manutenção do rendimento dos agricultores. E digo lembra-se com certeza porque se tem mantido fiel a estes objectivos.

Quando a União percebeu a irracionalidade a que estava a chegar a política de apoio à produção, quando os contribuintes perceberam que estavam a pagar para se produzir e voltavam a pagar para destruir os excedentes, a PAC, com a viragem lenta dos grandes navios, mudou de rumo, desligou as ajudas da produção e passou a procurar pagar os serviços prestados pelos agricultores que o mercado não remunerava: a gestão do ciclo da água; a produção de biodiversidade; a manutenção de paisagens; o reforço de identidades locais, enfim, o que era produzido pelos agricultores sem que a sociedade, que beneficiava como um todo, remunerasse a produção destes serviços.

Infelizmente um grupo de interesses ligados à produção resistiram a todas estas mudanças e resistem ainda, com o seu apoio, sem cuidar dos efeitos desastrosos que esta opção acarreta para os agricultores do terceiro mundo, condenando-os à miséria por não poderem competir com preços mantidos artificialmente baixos nos mercados europeus.

Mas mesmo na Europa, há grupos de perdedores com esta opção: os produtores com limitações de competitividade por razões naturais e que produzem o grosso dos serviços ambientais de que beneficiamos.

A sua opção por desviar recursos para a produção de leite (porquê?), a produção de porco (porquê?), o seu esforço para apoiar os produtores de vinho (porquê?), o regadio, enfim, o seu princípio geral de aumentar a produção agrícola a partir dos meus impostos não é um princípio neutro, é um princípio que deixa sem remuneração a produção de serviços ambientais já que o dinheiro não chega para tudo.

Sei que nos últimos dias tem visto muito destes perdedores na televisão e pessoalmente: são os que vivem nas regiões em que o abandono agrícola permite a acumulação e continuidade de combustíveis que alimentam os grandes fogos, por falta de competitividade decorrente das difíceis condições naturais.

Sim, eu sei que esta é uma mera carta de um liberal que lhe diz que os meus impostos não devem servir para distorcer mercados mas para pagar o que é produzido por alguns, para benefício de todos, quando o mercado não é capaz de o fazer.

Quando chegar a altura de fazer o seu mea culpa pelos seus erros políticos, ao menos que não possa dizer que não tinha consciência, que ninguém lhe terá dito que não, que assim não, Senhor Ministro.

Arquitecto paisagista, ex-vice-presidente do Instituto de Conservação da Natureza</text:p>
          </table:table-cell>
          <table:table-cell office:value-type="string">
            <text:p>Não fica bem ao responsável da tutela da gestão florestal confundir arranjos de caminhos com medidas de prevenção de fogos.</text:p>
          </table:table-cell>
          <table:table-cell office:value-type="string">
            <text:p>Local</text:p>
          </table:table-cell>
          <table:table-cell office:value-type="string">
            <text:p>['Agricultura', 'Florestas', 'Incêndios florestais', 'Opinião', 'Portugal']</text:p>
          </table:table-cell>
          <table:table-cell office:value-type="string">
            <text:p>2016-08-17 06:42:00</text:p>
          </table:table-cell>
          <table:table-cell table:style-name="ce23" office:value-type="string" office:value="https://www.publico.pt/2016/08/17/opiniao/opiniao/nao-senhor-ministro-1741472">
            <text:p><text:a xlink:href="https://www.publico.pt/2016/08/17/opiniao/opiniao/nao-senhor-ministro-1741472">https://www.publico.pt/2016/08/17/opiniao/opiniao/nao-senhor-ministro-1741472</text:a></text:p>
          </table:table-cell>
          <table:table-cell table:number-columns-repeated="246"/>
        </table:table-row>
        <table:table-row table:style-name="ro1">
          <table:table-cell office:value-type="string">
            <text:p>5d04c473896a7fea06a0f809</text:p>
          </table:table-cell>
          <table:table-cell office:value-type="string">
            <text:p>A armadilha da interioridade</text:p>
          </table:table-cell>
          <table:table-cell office:value-type="string">
            <text:p>['Miguel Pinto Luz']</text:p>
          </table:table-cell>
          <table:table-cell office:value-type="string">
            <text:p>Oiço, desde que me conheço, o discurso do combate à interioridade e à desertificação. Durante décadas muito se tem falado e muito se tem feito. Com poucos resultados. A desertificação agravou-se mesmo com todas as medidas artificiais — e muitas vezes demagógicas — que foram tomadas por sucessivos governos.

A culpa é da cultura “SimCity” que faz escola nos gabinetes governamentais. Lembra-se o leitor do popular jogo de computador dos anos 90 que nos colocava no papel de gestor de uma cidade? Pois é. Nesse jogo cabia-nos a função de construir uma cidade e dotá-la de todas as infraestruturas necessárias ao seu desenvolvimento. Da escola ao hospital, da esquadra de polícia ao centro desportivo, tudo era necessário para o sucesso da cidade, como se a cidade vivesse num universo próprio, estanque e esterilizado em que tivesse de garantir a sua independência e auto-subsistência. Tal qual o que acontece com o planeamento do país. Outra figura que gosto de recordar, com saudade, para ilustrar esta visão infantil do desenvolvimento territorial, é a de José Franco e a sua aldeia típica em Mafra, ou ainda a do Portugal dos Pequenitos em Coimbra.

Ora não podemos perder de vista que o território goza de uma particularidade interessante: não vivemos sós. Mesmo quando habitamos uma ilha podemos interagir e até usufruir das infraestruturas e serviços dos nossos vizinhos mais próximos. Foi esta última visão sobre a organização do país, contínuo e interligado, que o anterior governo aplicou na execução das enormes reformas ao nível do território, infraestruturas e serviços que levou a cabo. Passos Coelho liderou o primeiro e único governo desde 1974 a colocar a discussão onde ela deve estar: na separação entre territórios de baixa e alta densidade, em vez da clássica e arcaica distinção entre interior e litoral. Como consequência desse novo entendimento para o território, assistimos a uma redefinição do mapa judiciário, à redistribuição dos meios e infraestruturas de saúde, à extinção dos governos civis, entre muitas outras medidas enquadradas numa filosofia de racionalização de recursos e mobilidade territorial, capaz de garantir níveis de serviço ao cidadão com qualidade, proximidade e celeridade de resposta. O actual governo, numa ânsia desenfreada de desfazer tudo o que o “perigoso governo liberal de direita” implementou, veio prometer a reabertura de tribunais, escolas… enfim, tudo para todos, numa lógica sem lógica mas que garanta a simpatia e, já agora, o voto dos portugueses que vivem nessas regiões. O "SimCity" voltou a ser rei e senhor dos gabinetes. E o resultado é mais do mesmo: o interesse particular, ou a soma de pequenos interesses particulares, esmagam o interesse geral da nação.

Gostava de ir um passo mais longe nesta discussão. Também nela somos vítimas do politicamente correcto e do eleitoralmente certinho. Deixemo-nos de conversa mole e vamos pôr o dedo na ferida: os responsáveis políticos têm de assumir que não é possível combater a interioridade com menos Lisboa ou menos Porto. Muito pelo contrário, só podemos ganhar a batalha do desenvolvimento integral de Portugal quando percebermos, sem dogmas ou preconceitos, que áreas metropolitanas de Lisboa ou do Porto mais fortes e competitivas são o garante de um Portugal mais próspero e coeso. Um exemplo da má política, da que teima em combater a interioridade penalizando a capitalidade, foi a reestruturação do sector das águas. Essa mudança, contra a qual manifestei total desacordo, penalizava as grandes áreas metropolitanas numa lógica serôdia de dividir o mal pelas aldeias. O que há a fazer é precisamente o contrário: há que alargar dramaticamente as regiões de influência das duas grandes áreas metropolitanas, aumentando os seus “hinterlands”, dotando-as de infraestruturas de transportes rápidos, eficazes e baratos que permitam aproximar as regiões de baixa densidade. A água, o saneamento e todos os custos de contexto às actividades económicas devem ser competitivos em relação aos concorrentes directos — que no caso são áreas metropolitanas como Madrid ou Barcelona e nunca por nunca Viseu, Guarda ou Beja. Metrópoles como Londres, Amesterdão ou Berlim são hoje pólos agregadores e catalisadores do desenvolvimento em órbitas de influência que vão muito para além dos 500km. Com boas redes de transportes é possível viver fora das grandes cidades e manter qualidade de vida. Eu não quero viver num país faz de conta onde empresários de Lisboa, com actividade em Lisboa, que consomem e usufruem das infraestruturas e serviços de Lisboa, acabam por registar as suas empresas fora de Lisboa para usufruírem de fundos que, paradoxalmente, existem para combater as desigualdades.

Não sou elitista, nem tão pouco sulista. Acredito nos portugueses, em todos eles de qualquer ponto do território, e no seu potencial. Cabe a nós políticos assumir as nossas responsabilidades, sem bairrismos, e ter como desígnio nacional o objectivo de fazer da AM Lisboa a maior e mais próspera da Península Ibérica, e da AM do Porto a líder inequívoca do noroeste do mesmo espaço geográfico, resgatando esse lugar às maiores cidades galegas. Só assim Portugal será mais coeso.

Gestor, Vice-Presidente da Câmara Municipal de Cascais</text:p>
          </table:table-cell>
          <table:table-cell office:value-type="string">
            <text:p>Os responsáveis políticos têm de assumir que não é possível combater a interioridade com menos Lisboa ou menos Porto.</text:p>
          </table:table-cell>
          <table:table-cell office:value-type="string">
            <text:p>Local</text:p>
          </table:table-cell>
          <table:table-cell office:value-type="string">
            <text:p>['Opinião', 'Portugal']</text:p>
          </table:table-cell>
          <table:table-cell office:value-type="string">
            <text:p>2016-08-18 02:08:00</text:p>
          </table:table-cell>
          <table:table-cell table:style-name="ce23" office:value-type="string" office:value="https://www.publico.pt/2016/08/18/opiniao/opiniao/a-armadilha-da-interioridade-1741556">
            <text:p><text:a xlink:href="https://www.publico.pt/2016/08/18/opiniao/opiniao/a-armadilha-da-interioridade-1741556">https://www.publico.pt/2016/08/18/opiniao/opiniao/a-armadilha-da-interioridade-1741556</text:a></text:p>
          </table:table-cell>
          <table:table-cell table:number-columns-repeated="246"/>
        </table:table-row>
        <table:table-row table:style-name="ro1">
          <table:table-cell office:value-type="string">
            <text:p>5d04c47f896a7fea06a0f857</text:p>
          </table:table-cell>
          <table:table-cell office:value-type="string">
            <text:p>O direito da agricultura e ambiente e os incêndios</text:p>
          </table:table-cell>
          <table:table-cell office:value-type="string">
            <text:p>['Dantas Rodrigues']</text:p>
          </table:table-cell>
          <table:table-cell office:value-type="string">
            <text:p>A floresta portuguesa arde e a classe política, em vez de ir calada para férias, prefere incendiar ainda mais o debate que se instalou sobre o porquê de tanto incêndio.

Até o Presidente da República, jurista de topo e político experiente, não resistiu em lançar uma mancheia de achas para a fogueira ao afirmar «há que punir em conformidade» e que, para além de toda a panóplia legal conhecida, das promessas e das preocupações manifestadas pelo governo, «se trate a sério da eficácia da justiça em relação aos eventuais responsáveis».

Menos sofisticada e mais contabilista, a ministra da Administração Interna sustentou «a hipótese de se intentarem acções de indeminização, de responsabilidade por danos.» Dito de outro modo, quer pôr os incendiários a pagar os prejuízos, como se de criminosos de salão se tratasse. E eu pergunto: em face do fogo na Ilha da Madeira e da impressionante área que já ardeu, quem, a não ser um verdadeiro multimilionário, é que poderá ressarcir o Estado e a sociedade dos enormes prejuízos causados? Nova pergunta: na sua enérgica gesticulação, estaria a ministra a aludir aos incendiários que pensam ou aos incendiários que executam?

Inútil referir o papel que uns e outros têm desempenhado na destruição de Portugal. Aproveito o ensejo para lembrar aos mais impetuosos e sedentos de justiça que, na longa e não despicienda cadeia alimentar que se esconde por detrás dos incêndios florestais, a mão que executa pertence por norma a indivíduos de baixo nível educacional, sem quaisquer qualificações profissionais, habitam miseravelmente em zonas rurais, consomem por norma álcool em abundância e costumam apresentar patologias do foro mental.

Como se vê, parece um retrato em tudo bem diferente de um madeireiro, de um investidor imobiliário hoteleiro, de uma multinacional de papel e celulose ou, fruto dos conturbados tempos que vivemos, do de uma organização terrorista, como já se vai ventilando em França.

Falando de aspectos puramente técnicos, direi que juristas há muitos, mas juristas que percebam de direito da agricultura e ambiente, não haverá assim tantos por aí. Bastará consultar os sites das sociedades de advogados para se ficar esclarecido. Além disso, nem as próprias faculdades se preocupam em estudar o direito da agricultura e ambiente. Mas afinal, perguntar-me-ão, o que é que tem esse ramo do direito a ver com incêndios? A resposta não é fácil, mas, em poucas linhas, direi que esse ramo do direito não protege exclusivamente nem o interesse público (direito público), nem o interesse privado (direito privado), antes protegendo interesses difusos, cuja efectividade não é exclusiva de um titular, mas sim de toda uma comunidade e de cada um dos seus membros. Baseia-se, entre outros, no princípio da responsabilização pelo dano ambiental.

Com toda a complexidade que envolve a problemática dos incêndios, não é difícil perceber que penas duras aplicadas aos seus executores não apagam nem evitam fogos. Se os evitassem, não existiam incendiários! A legislação penal já prevê penas que podem ir até aos doze anos pelo crime de fogo posto. Será que não chega?

O direito penal actua tardiamente, depois que o dano ocorreu, não trazendo nenhum benefício à floresta ardida. O incentivo da repressão penal acaba só por trazer consequências desastrosas para a natureza, servindo apenas para encobrir o que não se fez e o que, talvez, jamais venha a fazer-se.

O enfoque do assunto tem forçosamente de incidir na recuperação das áreas ardidas, no seu restauro, e não em transportar para o sistema prisional pessoas que precisam, de facto, de ser inseridas em programas de educação cívica associados a aulas práticas de recuperação do meio ambiente. Por outras palavras, ensinar por meio de acções individualizadas que apontem o caminho para uma relação de amor e identificação do perpetrador do dano com a natureza.

Falta mais e melhor educação ambiental no País. É um facto! Todos os dias se assiste a pequenas condutas susceptíveis de causar estragos ao meio ambiente, muitas das quais, apesar de individualmente insignificantes, quando somadas no seu conjunto, podem tornar-se altamente lesivas. Se alguém, ao passear numa mata, lançar uma garrafa de plástico por onde bebeu para o meio da vegetação (conduta insuficiente para a caracterização individual de um ilícito penal), tal acto é já por si só poluidor e, por conseguinte, reprovável. Mas quando garrafas de plástico são lançadas por vários passeantes na mesma mata, o mesmo acto, que não deixa de ser poluidor na mesma, já causará, sem qualquer sombra de dúvida, graves estragos ambientais.

O delito ambiental não se produz exclusivamente devido a uma conduta individual. Para se produzir dano num bem jurídico colectivo (como queimar uma floresta, por exemplo), um grande número de pessoas pode ter infringido normas jurídicas. Enumero como exemplo: a autarquia que não contratou o guarda-florestal; o proprietário rural que nos seus terrenos acumulou lenhas, sobras de exploração florestal ou agrícola e substâncias inflamáveis como, por exemplo, gasóleo. Como se vê, a incúria pode abranger muita gente e instituições públicas e privadas. É do conhecimento geral que, ano após ano, o planeta vai aquecendo, não admirando por isso que, no futuro, os incêndios passem a ser muito mais frequentes e dramáticos do que os actuais.

Identificadas muitas das razões que se escondem por detrás dos incêndios, só faltará porventura acrescentar que a responsabilidade ambiental não é pertença do direito penal, nem este, muito menos, dispõe de soluções mágicas para sarar feridas sociais. A solução, para além da vigilância, passará, em meu entender, por sanções administrativas e por uma efectiva educação ambiental. O resto são negócios pirotécnicos em que o país gasta 99 milhões de euros por ano.

O paradigma a mudar será o da responsabilização. Criminalizar, sim, o factor da ignição, seja ela criminosa ou acidental, mas não esquecer nunca as empresas, os empresários, os políticos, que beneficiam directa ou indirectamente da dita ignição. No fundo, é responsabilizar todos aqueles que verdadeiramente ganham com os incêndios florestais, e aos quais deve ser então imputada a tal responsabilidade civil de que falava a ministra pelo dano ambiental que causaram.

Sócio-partner da Dantas Rodrigues &amp; Associados</text:p>
          </table:table-cell>
          <table:table-cell office:value-type="string">
            <text:p>A floresta portuguesa arde e a classe política, em vez de ir calada para férias, prefere incendiar ainda mais o debate.</text:p>
          </table:table-cell>
          <table:table-cell office:value-type="string">
            <text:p>Local</text:p>
          </table:table-cell>
          <table:table-cell office:value-type="string">
            <text:p>['Ambiente', 'Bombeiros', 'Incêndios florestais', 'Opinião', 'Portugal']</text:p>
          </table:table-cell>
          <table:table-cell office:value-type="string">
            <text:p>2016-08-20 05:48:00</text:p>
          </table:table-cell>
          <table:table-cell table:style-name="ce23" office:value-type="string" office:value="https://www.publico.pt/2016/08/20/opiniao/opiniao/o-direito-da-agricultura-e-ambiente-e-os-incendios-1741798">
            <text:p><text:a xlink:href="https://www.publico.pt/2016/08/20/opiniao/opiniao/o-direito-da-agricultura-e-ambiente-e-os-incendios-1741798">https://www.publico.pt/2016/08/20/opiniao/opiniao/o-direito-da-agricultura-e-ambiente-e-os-incendios-1741798</text:a></text:p>
          </table:table-cell>
          <table:table-cell table:number-columns-repeated="246"/>
        </table:table-row>
        <table:table-row table:style-name="ro1">
          <table:table-cell office:value-type="string">
            <text:p>5d04c484896a7fea06a0f874</text:p>
          </table:table-cell>
          <table:table-cell office:value-type="string">
            <text:p>Atividade física: um novo sinal vital de saúde</text:p>
          </table:table-cell>
          <table:table-cell office:value-type="string">
            <text:p>['Pedro Teixeira']</text:p>
          </table:table-cell>
          <table:table-cell office:value-type="string">
            <text:p>Durante os Jogos Olímpicos, entre a esperança de medalhas e a grande atenção dada ao desporto, muitos profissionais da saúde — mas também pais, professores e outros cidadãos informados — esperam que os movimentos “rápidos, altos e fortes” dos atletas de elite possam inspirar quem os vê a serem, também eles, fisicamente mais ativos. Atualmente, a atividade física não é uma mera questão de estilo de vida ou uma moda associada ao culto do corpo. Segundo as Nações Unidas, a OMS, e agora também para a Direção-Geral da Saúde em Portugal, é uma verdadeira prioridade de saúde pública.

A inatividade física na população está diretamente associada a 4% dos casos de doença coronária, 5% da diabetes, 7% dos casos de cancro da mama e do cólon, e a 6% de mortes por todas as causas. Está comprovado o impacto protetor que a atividade física regular tem na depressão, na doença de Alzheimer (13% dos casos poderiam ser evitados) e na demência em geral. É também conhecida a diferença, para melhor, no rendimento académico e nas capacidades cognitivas dos jovens fisicamente ativos quando comparados com os seus colegas sedentários. A par com a alimentação, a atividade física é um dos pilares da luta contra a obesidade.

É assim imprescindível que os governos avancem com planos e medidas para promover a atividade física e desportiva dos cidadãos. Esta é, aliás, uma das recomendações internacionais mais consistentes da última década em matéria de saúde pública. No entanto, como se comprova no recente número especial da revista Lancet dedicado à atividade física, afirmar vontade política e implementar uma política eficaz não é a mesma coisa. A diferença verifica-se em dois aspetos essenciais: A existência de um programa nacional para a promoção da atividade física com um plano de ação pronto a operacionalizar; e a existência de financiamento à altura das necessidades. Só esta conjugação permite atingir os objetivos estratégicos que qualquer plano nacional de saúde deve ter, a saber: ter um vasto conjunto de profissionais de saúde treinados e com recursos para agir junto dos cidadãos; construir as parcerias intersetoriais necessárias ao impacto sustentado que se deseja; manter atualizada uma base de dados de vigilância epidemiológica que permita decisões com elevada probabilidade de impacto; e ser eficaz a informar e a motivar os cidadãos para terem vidas mais saudáveis.

Com precisamente estes propósitos, Portugal tem, desde Maio de 2016, um Programa Nacional de Promoção da Atividade Física. Foi uma decisão atempada e necessária para o país cumprir um desígnio a que se comprometeu internacionalmente, e de forma repetida, desde 2013. Estima-se que apenas 15-20% dos portugueses com mais de 15 anos cumprem as recomendações internacionais para a atividade física[1]. Mais de metade das crianças e adolescentes indica ver mais de 2h de televisão por dia, um indicador negativo. A meta deste novo programa é reduzir em 10% a prevalência da inatividade física na população portuguesa, até 2025.

Felizmente, o país não parte do zero. A Educação Física tem desde há décadas cumprido o papel de promover o desenvolvimento harmonioso dos jovens, incluindo a literacia e as capacidades físicas. O Desporto Escolar tem estimulado muitos novos praticantes de desporto e o programa Desporto para Todos do Instituto Português do Desporto e Juventude tem também dedicado recursos públicos à promoção da atividade física. Outros bons exemplos existem, dos quais se destacam iniciativas de âmbito local como a criação de ciclovias e passeios pedonais, a disponibilização de bicicletas públicas, e as muitas provas abertas de corrida.

É também crescente a procura pelos profissionais de saúde de formação na área da motricidade humana e as universidades e politécnicos na área das Ciências do Desporto têm aumentado e enriquecido a oferta de formação graduada e pós-graduada nesta área, a par das melhores tendências internacionais. Embora ainda sem carreira profissional bem definida em Portugal, a integração do Fisiologista do Exercício no sistema de saúde é uma evolução incontornável, das equipas dos cuidados de saúde primários (por exemplo, em programas de prevenção da diabetes nas USF) aos serviços hospitalares como os de cardiologia ou pediatria.

Algures entre uma criança a saltar com destreza uma poça na rua e um triplo salto perto dos 18 metros está um caminho que todos podemos percorrer durante a próxima olimpíada. Como? Acrescentando mais atividade física aos nossos dias. Pode ser a prática de um desporto organizado. Pode ser caminhar ou correr mais vezes numa semana habitual. Ou nadar, dançar, andar de bicicleta, até surfar. Pode ser ir ao ginásio ou ir a pé para o emprego. Pode ser subir o prédio pelas escadas em vez do elevador. Pode apenas significar estar mais vezes em pé quando se pode estar sentado, como no intervalo do cinema. Todas estas atividades contam e todas juntas contribuem para o nível de atividade física de cada pessoa, um verdadeiro ‘sinal vital’ de saúde, tão ou mais importante que o seu peso, pressão arterial ou história familiar de doença.

O programa que agora se inicia em Portugal tem como visão uma população com baixos níveis de inatividade física, sustentados num elevado interesse e prontidão para o movimento por parte de todos, e inserida num ambiente físico e sociocultural facilitador — em casa, na escola, no trabalho, no lazer e nos percursos do dia-a-dia. Muitos serão necessários para que este programa tenha sucesso. Todos serão convidados a participar.

[1] As recomendações para adultos são: em cada semana, acumular pelo menos 150 minutos de marcha enérgica (ou atividade moderada equivalente, como andar de bicicleta ou jardinagem ativa); ou 75 minutos de corrida leve (ou atividade vigorosa equivalente, como dançar ou praticar um desporto ativo); ou uma combinação equivalente.

Professor da Faculdade de Motricidade Humana, UL; director do Programa Nacional de Promoção da Actividade Física da Direcção-Geral da Saúde</text:p>
          </table:table-cell>
          <table:table-cell office:value-type="string">
            <text:p>Atualmente, a atividade física não é uma mera questão de estilo de vida — é uma verdadeira prioridade de saúde pública.</text:p>
          </table:table-cell>
          <table:table-cell office:value-type="string">
            <text:p>Sports</text:p>
          </table:table-cell>
          <table:table-cell office:value-type="string">
            <text:p>['Desporto', 'Jogos Olímpicos', 'Opinião', 'Saúde']</text:p>
          </table:table-cell>
          <table:table-cell office:value-type="string">
            <text:p>2016-08-21 06:00:00</text:p>
          </table:table-cell>
          <table:table-cell table:style-name="ce23" office:value-type="string" office:value="https://www.publico.pt/2016/08/21/desporto/opiniao/atividade-fisica-um-novo-sinal-vital-de-saude-1741819">
            <text:p><text:a xlink:href="https://www.publico.pt/2016/08/21/desporto/opiniao/atividade-fisica-um-novo-sinal-vital-de-saude-1741819">https://www.publico.pt/2016/08/21/desporto/opiniao/atividade-fisica-um-novo-sinal-vital-de-saude-1741819</text:a></text:p>
          </table:table-cell>
          <table:table-cell table:number-columns-repeated="246"/>
        </table:table-row>
        <table:table-row table:style-name="ro1">
          <table:table-cell office:value-type="string">
            <text:p>5d04c487896a7fea06a0f888</text:p>
          </table:table-cell>
          <table:table-cell office:value-type="string">
            <text:p>Os 4 avisos de D. Pedro: 600 anos de atualidade</text:p>
          </table:table-cell>
          <table:table-cell office:value-type="string">
            <text:p>['António Valdemar']</text:p>
          </table:table-cell>
          <table:table-cell office:value-type="string">
            <text:p>A vocação da política do Atlântico e da política da Europa voltam a estar na ordem do dia e constituem tema de debates nacionais e internacionais. A descolonização (inevitável mas tardia) e a entrada (necessária e urgente) na União Europeia recolocaram, uma controvérsia que tem percorrido os séculos, que dividiu e continua a dividir henriquistas e pedristas.

Todas as homenagens foram prestadas ao infante D. Henrique mas está por fazer a reparação devida à memória de D. Pedro, traído e assassinado, às portas de Lisboa, o cadáver, entregue à voracidade dos cães e dos milhafres, a apodrecer dias e dias seguidos, nos campos de Alfarrobeira. Só muito depois teve sepultura, ao lado dos pais e dos irmãos, na Capela do Fundador, no mosteiro da Batalha.

Ínclita geração de altos infantes assim celebraram Os Lusíadas, os filhos legítimos masculinos de D João Iº e de Filipa de Lencastre. Além deste verso emblemático, Camões tem outras referências ao Infante D. Henrique e ao Infante D. Pedro, ambos classificados de «generosos», na aceção peculiar atribuída a esta palavra, entendida como genuína estirpe e elevada linhagem. Mas Fernando Pessoa, na Mensagem, já definiu particularidades que singularizaram cada um dos infantes. D. Henrique, surge n'A Cabeça do Grifo «entre o brilho das esferas/ tem aos pés o mar novo e as mortas eras,/ o globo mundo em sua mão». D. Pedro, o infante das «sete partidas», destaca-se «fiel à palavra dada e à ideia tida,/ claro no pensar e claro no sentir/e claro no querer/indiferente ao que há em conseguir/que seja só obter».

Pessoa apresentou nestes termos os protagonistas da política do Atlântico e da política da Europa. D. Fernando, na caracterização de Pessoa, ficou «sagrado em honra e em desgraça».

Nada mais exato. Assim o descubro nas tábuas do políptico de São Vicente de Fora. E qual o retrato de D. Duarte? Pessoa é muito explícito. É o rei que se debate com as angústias interiores, as lutas familiares e as discórdias conjunturais: «A regra de ser rei/ almou meu ser/em dia e letra /escrupuloso e fundo./Firme em minha tristeza/ tal vivi./Cumprir contra o destino/ meu dever/ inutilmente?/ Não, porque o cumpri».

Robert Ricard, no estudo L’Infant D. Pedro de Portugal et “O Livro da Virtuosa Bemfeitoria”, resumiu tópicos essenciais da Carta de Bruges enviada, em 1426,pelo Infante D. Pedro ao seu irmão D. Duarte, antes de ocupar o trono. A Carta de Bruges assenta nos conhecimentos recolhidos, vividos e comprovados por D. Pedro ao percorrer, demoradamente, a Europa, nos contatos em várias cortes, a estabelecer relações diplomáticas e politicas para a consolidação da independência de Portugal após a crise de 1383-1385 e a expedição a Ceuta, em 1416.

A viagem foi, ainda, decisiva para a ação que o infante D Henrique viria a desempenhar. Sem os livros e os mapas, trazidos pelo infante D. Pedro, a aproximação com os cartógrafos judeus e outras informações náuticas e científicas, o infante D. Henrique nunca teria iniciado e prosseguido os descobrimentos marítimos, a expansão de Portugal no mundo. Enquanto D. Pedro, em complementaridade com a política do Atlântica, lançou as bases da política da Europa, cruzamento de afinidades geográficas e de vínculos históricos para formar, acima das pátrias, a união de todas as pátrias, uma consciência universal para o salto qualitativo, na aproximação com as realidades. Encerrado o ciclo do império colonial, representou a solução estratégica para a modernização e desenvolvimento do País, a identificação com os valores da cultura europeia e da civilização ocidental, a busca de um modelo politico, económico e social, para superar fatalidades periféricas, egoísmos nacionais e opções paralisantes.

Por outro lado, a Carta de Bruges, um dos textos doutrinários do pensamento politico, enumera diretrizes para a correta administração pública e dos serviços públicos. O infante D Pedro recomendava a D Duarte, quando tivesse de assumir funções: «O governo do Estado deve basear-se nas quatro virtudes cardeais e, sob esse ponto de vista, a situação de Portugal não é satisfatória. A força — começa por indicar — reside em parte na população; é pois preciso evitar o despovoamento, diminuindo os tributos que pesam sobre o povo».

Pondera, noutro passo: «Impõem-se medidas que travem a diminuição do número de cavalos e de armas. É preciso assegurar um salário fixo e decente aos coudéis, a fim de se evitarem os abusos que eles cometem para assegurar a sua subsistência». Exemplifica: «É necessário igualmente diminuir o número de dias de trabalho gratuito que o povo tem de assegurar, e agir de tal forma que o reino se abasteça suficientemente de víveres e de armas». Para verificar incumprimentos de objetivos sugeria: «uma viagem de inspeção, atenta a estes aspetos, deveria na realidade fazer-se de dois em dois anos».

A justiça era outra das causas que mobilizavam D Pedro. Tinha a convicção (e provas inequívocas) que a Justiça «só parece reinar em Portugal no coração do Rei [D. João I] e de D. Duarte; e dá ideia que de lá não sai, porque se assim não fosse aqueles que têm por encargo administrá-la comportar-se-iam mais honestamente. A justiça deve dar a cada qual aquilo que lhe é devido, e dar-lho sem delonga. É principalmente deste último ponto de vista que as coisas deixa a desejar: o grande mal está na lentidão da justiça».

Outra questão que preocupava D. Pedro mereceu este oportuno conselho: «um dos erros que lesam a prudência é o número exagerado das pessoas que fazem parte da casa do Rei e da dos príncipes. De onde decorrem as despesas exageradas que recaem sobre o povo, sob a forma de impostos e de requisições de animais. Acresce que toda a gente ambiciona viver na Corte, sem outra forma de ofício».

Quase 600 anos depois, deparamos os mesmos condicionalismos estruturais. Todos sabemos que os cavalos são outros. São outros os coudéis. E também são outras as bestas. Mudaram, apenas, algumas denominações, transportes e indumentárias. Se a situação de Portugal não era satisfatória confrontámo-nos com uma situação abaixo dos limites aceitáveis. Os últimos governos encerram empresas e fábricas, revogaram contratos, despediram milhares e milhares de trabalhadores. Houve a emigração de desenhas de milhares de jovens qualificados. Foram anuladas conquistas fundamentais na saúde, na educação, na segurança social e na cultura. Agravaram impostos. Atingiram rendimentos e bens reais ou potenciais. Acentuaram o espírito punitivo, com raízes na Inquisição e na PIDE. A banca encontra-se desmantelada. Responsáveis impunes, em liberdade, a coberto de atestados médicos, pagos a peso de ouro.

Portugal está subjugado ao Fundo Monetário Internacional, à Comissão Europeia, ao Banco Central Europeu a multinacionais de telecomunicações e de comunicação. Vivemos sob a ameaça da divida e o terror do défice, que têm de ser reestruturados, a fim de promover crescimento e gerar emprego. A multiplicação de homicídios, abusos sexuais, violência doméstica, roubos, falsificação de documentos, fraudes fiscais, subornos, corrupção e outros crimes económicos e financeiros, requer a operacionalidade da Justiça, a dignificação da magistratura, a eficácia e funcionamento de todos os Tribunais. E em todas as instâncias. Mesmo do Tribunal de Contas e do Tribunal Constitucional. O grande mal da lentidão da justiça, prolonga-se inaceitavelmente. Ultrapassa a morte de centenas de injustiçados. Favorece as prescrições de processos escandalosos.

Mantem-se o «número exagerado de pessoas» ao «serviço do rei e dos príncipes». Sempre os mesmos e que se revezam e aumentam em cada governo, em cada autarquia, em cada legislatura. Chamam-se assessores, técnicos especialistas, facilitadores, intermediários, a trupe dos aparelhos partidários, gente ociosa e incapaz de «outra forma de ofício». Instalados em escritórios de advogados e gabinetes de consultores, para justificar negócios, planear manipulações, exercer tráfico de influências constituem a praga do favoritismo descarado e o vírus da intriga permanente.

Volvidos 600 anos, após a Carta de Bruges, perduram as lacunas, os defeitos, os vícios que inviabilizam perspetivas para impedir os desgastes da rotina e estagnação. A análise e a hierarquização feitas por Robert Ricard não tiveram em vista abranger os governos dos últimos vinte, trinta ou quarenta anos. Datam de 1953. Daí ganharem mais amplitude e significado as advertências de D. Pedro ao rei D. Duarte e a todos quantos lhe sucederam em monarquia ou aos chefes de estado em regime republicano.

Revejo D. Pedro, nestes momentos de crise e incerteza, no poema que lhe consagrou Sophia: nunca choraremos bastante nem com pranto/assaz amargo e forte/aquele que fundou glória e grandeza/e recebeu em paga insulto e morte. Este foi e é o meu D Pedro que regulamentou o povoamento da ilha de S. Miguel, que sempre o desconheceu e levantou outras estátuas. Reencontro-o, mais uma vez, tão vivo quanto o seu legado permanece por cumprir. Modelo de cidadania ativa, de aposta continua no futuro e luta aberta contra as mãos sujas da corrupção.

Jornalista, investigador e membro da classe de Letras da Academia das Ciências</text:p>
          </table:table-cell>
          <table:table-cell office:value-type="string">
            <text:p>Volvidos 600 anos, após a Carta de Bruges, perduram as lacunas, os defeitos, os vícios que inviabilizam perspetivas para impedir os desgastes da rotina e estagnação.</text:p>
          </table:table-cell>
          <table:table-cell office:value-type="string">
            <text:p>Local</text:p>
          </table:table-cell>
          <table:table-cell office:value-type="string">
            <text:p>['Camões', 'Descobrimentos', 'Europa', 'Fernando Pessoa', 'História', 'Opinião', 'Portugal']</text:p>
          </table:table-cell>
          <table:table-cell office:value-type="string">
            <text:p>2016-08-22 05:26:00</text:p>
          </table:table-cell>
          <table:table-cell table:style-name="ce23" office:value-type="string" office:value="https://www.publico.pt/2016/08/22/opiniao/opiniao/os-4-avisos-de-d-pedro-600-anos-de-atualidade-1741812">
            <text:p><text:a xlink:href="https://www.publico.pt/2016/08/22/opiniao/opiniao/os-4-avisos-de-d-pedro-600-anos-de-atualidade-1741812">https://www.publico.pt/2016/08/22/opiniao/opiniao/os-4-avisos-de-d-pedro-600-anos-de-atualidade-1741812</text:a></text:p>
          </table:table-cell>
          <table:table-cell table:number-columns-repeated="246"/>
        </table:table-row>
        <table:table-row table:style-name="ro1">
          <table:table-cell office:value-type="string">
            <text:p>5d04c4a1896a7fea06a0f926</text:p>
          </table:table-cell>
          <table:table-cell office:value-type="string">
            <text:p>Uma Justiça que não se legitima perante a sociedade</text:p>
          </table:table-cell>
          <table:table-cell office:value-type="string">
            <text:p>['Pedro M. Proença']</text:p>
          </table:table-cell>
          <table:table-cell office:value-type="string">
            <text:p>O caso da agressão perpetrada pelos filhos do embaixador do Iraque ao jovem Ruben Cavaco atirou para os órgãos de comunicação social uma acesa discussão jurídica sobre a questão da imunidade diplomática dos agressores. Para quem, como eu, trabalha na justiça criminal, foi sem surpresam que constatei a forma veemente como um distinto Senhor Procurador da República, defendeu em directo, num debate televisivo, a aplicação automática da norma da Convenção de Viena de 1961 que garante a total imunidade dos agressores, não sendo possível, e citando, “persegui-los criminalmente”. Confrontado com a possibilidade de um titular de imunidade diplomática cometer um genocídio em massa pela colocação de um explosivo num estádio de futebol cheio de gente, o Senhor Procurador voltou a insistir que não se poderia perseguir criminalmente o autor desse crime.

O caso em apreço traz à liça uma das questões que mais me aflige enquanto advogado e que se traduz na crescente antinomia existente entre o formalismo positivista que cada vez mais caracteriza a nossa justiça penal (e que permite que, por exemplo, seja decretado a “torto e a direito” a especial complexidade dos processos, permitindo assim manter meses a fio os arguidos em prisão preventiva), e a realização da justiça.

Não ponho em causa que o formalismo constitui o elemento fundador tanto da efetividade da tutela jurisdicional quanto da segurança. Contudo, preocupa-me que o valor da segurança jurídica se traduza num imobilismo cego da justiça, que revela incapacidade de acompanhar as mudanças na sociedade, originando situações em que é a própria justiça que é atingida, o que no limite põe em causa a própria ordem jurídica, mormente no plano da efectividade da tutela jurisdicional. Ora, nem os magistrados podem ser máquinas silogísticas, nem os processos soluções de precisão matemática. O processo de aplicação do direito deve ser uma obra de conformação do geral ao concreto, um trabalho permanente de adaptação e até de criação, até porque o legislador não consegue prever todas as situações. Perante a gravidade dos factos que envolveram os filhos do embaixador do Iraque, justificava-se plenamente uma maior elasticidade da justiça penal portuguesa, que se mostrou incapaz de promover uma mudança de paradigma, preferindo esperar pelo levantamento da imunidade diplomática dos agressores, o que redunda numa situação perniciosa, nefasta e manifestamente injusta. Citando o Tribunal Constitucional espanhol, “(...) as normas que contêm os requisitos formais devem ser aplicadas tendo-se sempre presente o fim pretendido ao estabelecer-se os ditos requisitos, evitando qualquer excesso formalista que os converteria em meros obstáculos processuais e em fonte de incerteza e imprevisibilidade para a sorte das pretensões em jogo”.

No caso de Rúben Cavaco, a justiça portuguesa optou por um formalismo oco e vazio, incapaz de servir às finalidades da justiça, atentando contra princípios como o da efectividade da tutela jurisdicional, promovendo uma ruptura com o sentimento de justiça. Chegou pois o tempo de impor um formalismo-qualitativo em detrimento de um formalismo cego. As leis e os seus mecanismos devem servir a justiça humana pois essa é, na verdade, sua única e fundamental razão de ser. Para tal é necessário apelar à equidade, à finalidade essencial dos instrumentos jurídicos. A finalidade da imunidade diplomática nada tem a ver com o caso concreto da agressão ao Rúben Cavaco. Deve ser o interesse público a impor a manutenção ou a não aplicação da regra, que não pode ser vista como um valor absoluto, sagrado e abstrato.

A solução do dilema entre realização da justiça e o respeito pelo formalismo legal tem de radicar no sistema jurídico visto como um todo, nos princípios que dele emanam e nos valores sociais e culturais dominantes no seio da sociedade em cada momento da história. Nesse esforço de equilíbrio deve ser tida em conta a apreciação da finalidade essencial dos institutos jurídicos. Só com esse esforço é que a justiça se pode legitimar perante a sociedade.

Advogado</text:p>
          </table:table-cell>
          <table:table-cell office:value-type="string">
            <text:p>As leis e os seus mecanismos devem servir a justiça humana pois essa é, na verdade, sua única e fundamental razão de ser.</text:p>
          </table:table-cell>
          <table:table-cell office:value-type="string">
            <text:p>Local</text:p>
          </table:table-cell>
          <table:table-cell office:value-type="string">
            <text:p>['Crime', 'Diplomacia', 'Iraque', 'Ministério dos Negócios Estrangeiros', 'Opinião', 'Ponte de Sor', 'Portugal']</text:p>
          </table:table-cell>
          <table:table-cell office:value-type="string">
            <text:p>2016-08-27 03:25:00</text:p>
          </table:table-cell>
          <table:table-cell table:style-name="ce23" office:value-type="string" office:value="https://www.publico.pt/2016/08/27/opiniao/opiniao/uma-justica-que-nao-se-legitima-perante-a-sociedade-1742385">
            <text:p><text:a xlink:href="https://www.publico.pt/2016/08/27/opiniao/opiniao/uma-justica-que-nao-se-legitima-perante-a-sociedade-1742385">https://www.publico.pt/2016/08/27/opiniao/opiniao/uma-justica-que-nao-se-legitima-perante-a-sociedade-1742385</text:a></text:p>
          </table:table-cell>
          <table:table-cell table:number-columns-repeated="246"/>
        </table:table-row>
        <table:table-row table:style-name="ro1">
          <table:table-cell office:value-type="string">
            <text:p>5d04c4aa896a7fea06a0f962</text:p>
          </table:table-cell>
          <table:table-cell office:value-type="string">
            <text:p>Fogos florestais e governança</text:p>
          </table:table-cell>
          <table:table-cell office:value-type="string">
            <text:p>['Paulo Fernandes']</text:p>
          </table:table-cell>
          <table:table-cell office:value-type="string">
            <text:p>Mitigar os impactes negativos dos incêndios exige um módico de boa governança, algo que tem estado largamente ausente da discussão pública. Em primeiro lugar, a experiência internacional atesta que a eficácia na gestão do fogo está associada a serviços florestais (SF) sólidos e com intervenção significativa no território. Os SF nacionais sofreram nas últimas 4 décadas frequentes alterações rumo ao minimalismo, indicando pouca compreensão do seu papel. Podemos referir a transferência do combate para os bombeiros em 1980/81 (perdendo-se o conhecimento de como combater o fogo na floresta), o desmantelamento e regionalização da estrutura vertical em 1996, e a “entrega” da guarda florestal e da rede de postos de vigia à GNR em 2006. A volatilidade da organização dos SF é uma constante desde 2003, com sucessivas reestruturações orgânicas e a fusão em 2012 com a conservação da natureza que resultou no atual (e futuro?) ICNF. Alterações institucionais tão frequentes manifestamente perturbam o funcionamento e comprometem a definição e o cumprimento de objectivos a longo prazo.

À instabilidade institucional soma-se a instabilidade nas políticas. Diversa legislação e regulamentação e instrumentos de planeamento foram sendo introduzidos, com responsabilidades e competências dispersas por vários ministérios e organismos. A produção de 6 documentos estratégicos florestais de âmbito nacional entre 2003 e 2006 exprime bem as intermináveis alterações ao quadro legislativo e institucional. Outros sintomas são a quantidade de conselhos consultivos (cinco entre 2003 e 2012); as recomendações quase anuais da Assembleia da República; os Planos Regionais de Ordenamento Florestal nunca implementados e agora em revisão; a instabilidade do Fundo Florestal Permanente — criado para custear a prevenção mas utilizado também para pagar despesas de (pré-)supressão de incêndios — cujo regulamento mudou 5 vezes numa década; a vida curta e pouca massa crítica de iniciativas para melhorar a prevenção (GeFoCo) e o combate (GAUF); e as iniciativas desgarradas que regularmente (des)aparecem, respeitantes por exemplo ao envolvimento do exército ou aos programas de sensibilização. Tanta impulsividade, inconstância e intermitência inviabiliza a continuidade e persistência das políticas, desperdiça recursos e desvia as entidades das suas funções centrais.

Desde 2006 que está em vigor o Plano Nacional de Defesa da Floresta Contra Incêndios (PNDFCI), incluindo os pilares da prevenção estrutural, vigilância e detecção, e supressão, respectivamente a cargo do ICNF, GNR e ANPC. Ora este sistema carece de liderança, isto é, de um organismo de coordenação, bem como de um orçamento global. Esta falta de visão conjunta compromete o planeamento, prejudica a compreensão da interdependência entre os pilares e desequilibra os recursos que lhes são atribuídos, e impede uma cultura institucional de aceitação e assimilação de conhecimento. A falta de uma estrutura orgânica funcional assegurada por uma só entidade dispersa os esforços e recursos e mantém a massa crítica e o foco em níveis baixos, dificulta a evolução técnica dos agentes envolvidos, obsta à integração prevenção-combate, e impossibilita que existam recursos com capacidade operacional exclusiva e permanente e variando entre a prevenção e o combate.

Do exposto se conclui que o sistema nacional de DFCI não produzirá efeitos enquanto questões básicas de governança e financiamento não forem resolvidas. Perante os obstáculos de fundo são bastante simplistas os discursos passa-culpas que contrapõem a prevenção ao combate, como se não se tratassem de atividades cujo desempenho é interdependente. Atacar a raiz do problema reduzindo o risco inerente ao comportamento humano e construindo paisagens resilientes ao fogo para lá da microescala requer tempo e persistência, além de boa governança. O que fazer então no curto a médio prazo para mitigar os impactes dos incêndios?

O combate a incêndios absorve o grosso dos custos da gestão do fogo, triplicando a despesa na última década. O investimento parece dar frutos em anos meteorologicamente favoráveis, como 2015 (com seca pronunciada mas praticamente sem situações pirometeorológicas severas), uma ilusão que se esfuma nos restantes (2010, 2013, 2016). Na verdade, não há tendências de longo prazo na área ardida e ocorrência de grandes incêndios em Portugal. Há a referir a diminuição recente na % de ocorrências com mais de 1 hectare, mostrando melhor ataque aos fogos nascentes, mas as consequências são bastante marginais, pois os incêndios com mais de 100 hectares respondem por cerca de 80% da área ardida total. Em flagrante contraste, Espanha, França e Itália reduziram substancialmente a área ardida na década de 90 e assim a têm mantido. Estes países partilham as circunstâncias com Portugal, nomeadamente o êxodo rural e uma prevenção estrutural que é pouco mais que cosmética. Conclui-se então que o investimento no combate a incêndios não surtiu efeito em Portugal, o que é imputável à falta de progressos na extinção dos fogos que escapam ao ataque inicial. Note-se, por exemplo, que a mediana do tamanho dos grandes incêndios é em Portugal de 260 ha face a 194 ha em Espanha (2001-2011), diferença que se alarga para incêndios progressivamente maiores até atingir (percentil 99) respectivamente 8459 ha e 4385 ha. Um estudo recente da UTAD com o INESC TEC mostrou que em Portugal a quantidade de meios alocados aos maiores incêndios não afecta a sua duração e pouco influencia a sua dimensão.

Desde 1982 (!!!) que as insuficiências do combate a incêndios florestais em Portugal são sucessivamente e repetitivamente diagnosticadas, realçando as deficiências no controlo perímetral e o não aproveitamento das oportunidades dadas pela variação nas condições e padrões de propagação do fogo. Estranhamente, dá-se por adquirido que o sistema de combate melhorou muito e pouco mais pode evoluir, colocando o ónus nas costas largas do “ordenamento florestal”. No entanto, onde a prevenção está no terreno as oportunidades de contenção resultantes são invariavelmente ignoradas, seja por ausência ou por inoperância dos meios de combate, como agora sucedeu nas faixas de gestão de combustível da serra da Freita.

Não há milagres e dificilmente se poderá esperar melhor de um modelo de combate assente no voluntariado, moldado e vocacionado para a proteção civil e que pratica a defesa contra incêndios florestais ao invés da defesa da floresta contra incêndios. Se a proteção florestal é um desígnio nacional, urge que se deixe de confundir experiência com conhecimento e disponibilidade de meios pesados com capacidade de extinção. Há que evoluir no sentido da formação de brigadas de bombeiros florestais, com funções mistas de prevenção e combate e dirigidas por técnicos com conhecimento especializado e avançado, incluindo as competências de análise de incêndios que são decisivas em ocorrências graves e complexas.

Professor associado da Universidade de Trás-os-Montes e Alto Douro e engenheiro florestal</text:p>
          </table:table-cell>
          <table:table-cell office:value-type="string">
            <text:p>Desde 1982 (!!!) que as insuficiências do combate a incêndios florestais em Portugal são sucessivamente e repetitivamente diagnosticadas.</text:p>
          </table:table-cell>
          <table:table-cell office:value-type="string">
            <text:p>Local</text:p>
          </table:table-cell>
          <table:table-cell office:value-type="string">
            <text:p>['Ambiente', 'Bombeiros', 'Incêndios florestais', 'Opinião', 'Portugal']</text:p>
          </table:table-cell>
          <table:table-cell office:value-type="string">
            <text:p>2016-08-29 03:06:00</text:p>
          </table:table-cell>
          <table:table-cell table:style-name="ce23" office:value-type="string" office:value="https://www.publico.pt/2016/08/29/opiniao/opiniao/fogos-florestais-e-governanca-1742519">
            <text:p><text:a xlink:href="https://www.publico.pt/2016/08/29/opiniao/opiniao/fogos-florestais-e-governanca-1742519">https://www.publico.pt/2016/08/29/opiniao/opiniao/fogos-florestais-e-governanca-1742519</text:a></text:p>
          </table:table-cell>
          <table:table-cell table:number-columns-repeated="246"/>
        </table:table-row>
        <table:table-row table:style-name="ro1">
          <table:table-cell office:value-type="string">
            <text:p>5d04c4ab896a7fea06a0f966</text:p>
          </table:table-cell>
          <table:table-cell office:value-type="string">
            <text:p>Doutoramentos nos politécnicos: falta de coragem, receio ou preconceito?</text:p>
          </table:table-cell>
          <table:table-cell office:value-type="string">
            <text:p>['Mário Velindro']</text:p>
          </table:table-cell>
          <table:table-cell office:value-type="string">
            <text:p>Em Portugal a história do ensino em geral e do ensino superior em particular indica-nos que as reformas efetuadas induziram sempre alguma polémica, sendo umas mais relevantes do que outras. Em alguns casos tiveram mesmo como consequência retirar ou promover o protagonismo de umas instituições relativamente a outras. Recorde-se a criação da Escola Politécnica de Lisboa e da Academia Politécnica do Porto, afastando nessa altura o monopólio do ensino superior à Universidade de Coimbra, sendo na realidade um ato de coragem. Recentemente têm ocorrido uma sucessão de reformas que influenciaram efetivamente o percurso das instituições de ensino superior, em particular as instituições do Ensino Superior Politécnico (ESP) pelo inegável papel que estas têm desempenhado em prol do desenvolvimento e da modernização do país.

A evolução destas instituições na última década está muito relacionada com a reforma do estatuto da carreira docente neste sistema de ensino que, comparado com o sistema universitário, é muito semelhante. Tão semelhante que, ao exigir aos professores o grau de doutor para a docência, o legislador teve a preocupação de usar o advérbio “naturalmente” para sublinhar que, apesar dessa exigência, continuariam a subsistir o sistema politécnico e o universitário, para que dúvidas não existissem. Em alternativa ao grau de doutor, diz o referido estatuto que o corpo docente pode também ser constituído por professores especialistas, com atividade desenvolvida fora da instituição, ou seja, com forte ligação a empresas. Contudo, a avaliação da atividade dos docentes no ensino politécnico e, como consequência, a sua progressão na carreira, pouco valoriza esta componente e, por esse motivo, a maioria dos politécnicos têm nas suas fileiras professores com muito pouca ou mesmo sem qualquer experiência profissional. Também neste aspeto o estatuto da carreira docente veio aproximar os dois sistemas de ensino, desencorajando, de forma quase natural, os professores do ensino politécnico a desenvolverem a sua atividade fora da instituição. Por isso, o que tem acontecido é que a grande maioria dos professores do ESP estão ligados a centros de investigação, desenvolvendo a sua carreira científica nestas estruturas. Diga-se, aliás, que uma grande percentagem dos doutoramentos feitos nas universidades integraram e integram docentes dos politécnicos que têm trabalhado em paralelo com investigadores e com docentes de universidades.

Com as exigências que hoje se impõe na modernização do país, tendo como corolário o acompanhando da evolução europeia, os responsáveis do atual governo têm mostrado interesse em fazer algumas alterações, mas de uma forma pouco clara, mostrando mesmo alguma desorientação. É que, não descartando a hipótese dos politécnicos desenvolverem projetos de investigação científica e tecnológica, ainda pretendem que se fomente e desenvolva o ensino profissionalizante, através dos cursos superiores profissionais de curta duração (TESP´s), exigindo de forma categórica ao seu corpo docente uma adaptação a este nível de ensino. Em nome da “garantia dos valores de uma sociedade democrática e dos desígnios para Portugal como país do conhecimento, da ciência e da formação avançada”, lê-se na proposta do ministério, pretendem fazer tais alterações, ignorando, por um lado, o verdadeiro potencial das instituições politécnicas e, por outro, esquecendo que para exigir é preciso ter soluções. Com efeito, para que estas instituições possam responder de forma cabal a este novo paradigma é necessário que sejam criadas reais condições para que o ensino superior profissionalizante evolua equilibradamente e sem ambiguidades.

O nível de ensino profissional no seio de instituições de ensino superior exige um corpo docente específico e com uma verdadeira ligação ao mundo empresarial. A componente prática exige também equipamentos modernos que acompanhem a evolução da tecnologia utilizada nas empresas. Entretanto, não há capacidade económica para reforçar as instituições de ensino superior com vista à modernização das suas infraestruturas e para que se desenvolva seriamente esta atividade.

Afinal o que pretende o ministério? Que real e efetiva orientação quer dar ao ensino superior? Lê-se ainda na referida proposta “…promoção e estímulo de atividades de «I&amp;D baseado na prática», ou «I&amp;D orientada para a prática», na forma de atividades originais de investigação e desenvolvimento que procuram gerar novos conhecimentos através de uma prática, intervenção ou ação, e dos seus resultados”. O que significa isto? Que prática? Onde e com quem? Verifica-se que existem universidades que têm vindo a ocupar o lugar de politécnicos, de tal forma que estas instituições se têm vindo a apropriar, de forma quase descarada, da missão que é atribuída aos politécnicos, e em alguns casos, de forma arrebatadora. Vão impedir que as universidades que têm desenvolvido estas atividades deixem de o fazer? Por outro lado, existem politécnicos a desenvolver atividade científica como de universidades se tratassem, apenas com a limitação de não poderem ter os seus alunos inscritos em programas de doutoramento nas suas unidades orgânicas. Hoje, sublinhe-se, no ranking das instituições de ensino superior, há politécnicos à frente de universidades. Vão impedir aos politécnicos esta progressão? Quando hoje o responsável do Ministério da Ciência, Tecnologia e do Ensino Superior se depara com esta realidade sabe que tem um problema para resolver, ficando entre a espada das universidades e a parede dos politécnicos. Também é bem conhecida a pressão que, a todo o custo, as universidades têm feito para manter o monopólio do ensino superior.

O atual estado de desenvolvimento das nações e a influência da economia na evolução da sociedade obriga a que se pense neste assunto de forma estratégica e pragmática. Sabendo-se que hoje muitos dos politécnicos têm ligações a centros de transferência de conhecimento, a centros de investigação de alto nível e a estruturas que têm vindo a ocupar um lugar de relevo no desenvolvimento e na inovação do país, por que razão não se encara o assunto de forma construtiva e se permita que estas instituições confiram o grau de doutor, criando condições para se dar relevo à componente prática, tão importante para o país? Que motivo levou o ministro da tutela a recuar, depois de ter mostrado abertura para alterar a situação? Não será difícil perceber o que aconteceu. Hoje, tal como outrora, ainda há grupos que querem continuar a controlar e a monopolizar o seu feudo, para poderem reinar sem concorrência a esfera do ensino superior, num preconceito medieval intolerável.

Pela tão desejada modernidade do país e para garantir o aumento da qualificação da população portuguesa, retomando um processo de convergência progressiva com a Europa, as instituições politécnicas deviam ser reforçadas na missão para os quais foram criadas, dando a possibilidade, àquelas que têm condições, de terem alunos de doutoramento nas suas instituições. Porque não fazê-lo já? É a falta de coragem que existiu outrora? Ou é apenas para não incomodar uma minoria elitista, preconceituosa e insegura?

Pró-Presidente do Politécnico de Coimbra e professor no Departamento de Engenharia Mecânica (ISEC)</text:p>
          </table:table-cell>
          <table:table-cell office:value-type="string">
            <text:p>É bem conhecida a pressão que, a todo o custo, as universidades têm feito para manter o monopólio do ensino superior.</text:p>
          </table:table-cell>
          <table:table-cell office:value-type="string">
            <text:p>Local</text:p>
          </table:table-cell>
          <table:table-cell office:value-type="string">
            <text:p>['Ensino Superior', 'Institutos Politécnicos', 'Opinião', 'Portugal', 'Universidades']</text:p>
          </table:table-cell>
          <table:table-cell office:value-type="string">
            <text:p>2016-08-29 04:12:00</text:p>
          </table:table-cell>
          <table:table-cell table:style-name="ce23" office:value-type="string" office:value="https://www.publico.pt/2016/08/29/opiniao/opiniao/doutoramentos-nos-politecnicos-falta-de-coragem-receio-ou-preconceito-1742520">
            <text:p><text:a xlink:href="https://www.publico.pt/2016/08/29/opiniao/opiniao/doutoramentos-nos-politecnicos-falta-de-coragem-receio-ou-preconceito-1742520">https://www.publico.pt/2016/08/29/opiniao/opiniao/doutoramentos-nos-politecnicos-falta-de-coragem-receio-ou-preconceito-1742520</text:a></text:p>
          </table:table-cell>
          <table:table-cell table:number-columns-repeated="246"/>
        </table:table-row>
        <table:table-row table:style-name="ro1">
          <table:table-cell office:value-type="string">
            <text:p>5d04c4e8896a7fea06a0fa61</text:p>
          </table:table-cell>
          <table:table-cell office:value-type="string">
            <text:p>Rio 2016: Exigir sem bases</text:p>
          </table:table-cell>
          <table:table-cell office:value-type="string">
            <text:p>['João Paulo Bessa']</text:p>
          </table:table-cell>
          <table:table-cell office:value-type="string">
            <text:p>Existe uma enorme tendência de uma boa parte dos portugueses para colocarem infundadas expectativas sempre que há representações desportivas nacionais em confronto internacional. Seja pela iliteracia desportiva que nos caracteriza, pelo mero desconhecimento da relatividade das coisas ou por um qualquer aproveitamento interesseiro, as representações desportivas nacionais são analisadas pelas aparências, sem qualquer objectividade e ignorando o seu meio de inserção. Como se tivéssemos um sistema desportivo exemplar.

Se as esperanças em notáveis resultados podem resultar da vontade de nos fazermos valer, a sua transformação nas elevadas expectativas de quase certezas só serve para abrir o campo à desilusão. E, portanto, não havendo vitórias de arraso e independentemente da qualidade dos diversos resultados, tudo é mau ou desastroso, seja qual for o ponto de vista da análise, diz-se e escreve-se. Ou seja: bestiais na formatação das expectativas a bestas perante a aparência dos resultados. Tudo num salto palavroso de nota 10.

E mais uma vez assim foi no regresso da Missão portuguesa dos Jogos Olímpicos Rio 2016. Elevadas expectativas fundadas em irrealismos – como se não se tratasse de uma competição desportiva de altíssimo nível em confronto com os melhores e adequadamente preparados para tentar a vitória e onde só 8% dos 11 544 atletas presentes podem regressar com medalhas conquistadas – marcam o adjectivo da análise. Uma só medalha? E apenas bronze?! Um desastre!

Terá sido?!

Ao longo de 24 presenças olímpicas, o desporto português conseguiu 24 medalhas – quatro de ouro (Carlos Lopes, Rosa Mota, Fernanda Ribeiro e Nelson Évora), oito de prata e 12 de bronze – numa média de uma medalha por cada participação. O que significa que Portugal está longe de campeões como os Estados Unidos com as suas 2546 medalhas. E tão pouco se aproxima dos países latinos europeus como a França (1169 medalhas), Itália (605), Espanha (148), Roménia (306) ou ainda da Holanda (195) ou Bélgica (164) – estes dois últimos com populações próximas da portuguesa.

Com a medalha conseguida pela notável e persistente Telma Monteiro, Portugal ficou dentro da sua média e colocou-se, com as 16 modalidades, entre as 28 possíveis, em que participou, em 78º lugar no Medalheiro – o que significa que conseguiu melhor do que os 119 países participantes que não obtiveram qualquer medalha – apenas 42% dos 205 países presentes obtiveram uma ou mais medalhas.

Lembre-se que todos os atletas portugueses presentes se qualificaram – obtendo as marcas estabelecidas – para poderem competir nos Jogos. Ninguém foi, portanto, sem mérito ou apenas para participar – atribuição de espectadores – mas sim para competir, embora e naturalmente, balizados pelas marcas conseguidas. Balizas que devem, desde logo, limitar as expectativas. Dando-lhes realidade – pensar, por exemplo, que as notáveis prestações de Nelson Évora com a melhor marca pessoal do ano e Patrícia Mamona com novo recorde nacional, poderiam garantir a certeza de medalhas é ignorar a existência de outros atletas com as competências e capacidades adequadas à vitória. Ignorar portanto que estamos integrados numa competição do mais elevado nível e de particulares características.

Os resultados globais da Missão foram maus? Não, não foram. E foram melhores do que o contexto onde se prepararam. Na sua enorme maioria – excepção feita a um ou outro erro, a um ou outro falhanço, a uma ou outra menor atitude – os atletas portugueses bateram-se com grande dignidade e tudo tentaram para honrar a responsabilidade da representação em que estavam investidos.

Os Jogos Olímpicos constituem a melhor e maior montra mundial de demonstração de capacidade desportiva de cada país e permitem uma análise comparativa global. A juntar a esta medalha de bronze, os atletas portugueses conseguiram dez Diplomas olímpicos, isto é, obtiveram dez classificações entre os 4.º e 8.º lugares classificando assim 12% do total dos seus atletas em finais. Entre os 9.º e 16.º lugares – habitualmente designados por semifinalistas – a Missão portuguesa contou com 16 posições. E colocou ainda seis atletas no 17.º lugar. Ou seja: Portugal conseguiu 33 classificações – 36% do total dos seus atletas – abaixo do 20.º lugar nas 57 provas em que teve a participação de seus representantes. Refira-se ainda que dos 92 atletas portugueses presentes – 32 mulheres e 60 homens – 54 deles não tinham qualquer experiência olímpica. Tratando-se da competição desportiva entre as competições desportivas, os resultados conseguidos apresentam-se com mérito que baste e não são compatíveis com o que se escreveu, disse ou colocou nas redes sociais.

Poderiam os resultados serem melhores? Claro! Podem sempre. Desde que haja a adequada aproximação de condições aos melhores competidores.

A realidade do sistema desportivo português é fraca e encontra-se muitos furos abaixo dos padrões europeus. Nas modalidades olímpicas temos cerca de 400 mil inscritos nas respectivas federações desportivas nacionais (últimos dados oficiais referentes a 2014), o que representa um número ridículo, impeditivo de competições internas de elevado nível, quando comparado com outros países europeus e que está longe das potencialidades de um país com 10 milhões de habitantes.

O desporto em Portugal assenta num sistema caduco, desorganizado, sem objectivos e sem estratégia, com uma mistela de conceitos confusos e pouco clarificadores onde abundam as frases feitas do desporto para Todos – e o desporto não é para todos: é para quem pode e, dentro destes, para quem quer – e de que o desporto dá saúde – o desporto é para quem tem saúde – confundido uma actividade de exigência, superação e responsabilidade de resultados com actividade física, essa sim, para todos, adaptável ás necessidades e que se pretende praticável para uma vida inteira. Curiosamente a actual Lei de Bases (Lei 5/2007) é designada por Lei de Bases da actividade física e do Desporto, designação que não parece preocupar ou induzir seja quem for.

Com um Desporto Escolar que não produz efeitos visíveis – andebol, basquetebol e voleibol estão inseridos no sistema escolar desde os anos 30 do século passado e nunca se qualificaram para os Jogos – quer na detecção de talentos, quer no aumento de inscrições federadas e que desde há muito deveria ter passado para o estádio de desporto em idade escolar articulado com clubes locais e federações de utilidade pública desportiva. Com um objectivo claro: introdução dos modelos desportivos das várias modalidades e detecção de talentos com o devido encaminhamento.

Não há dinheiro disponível para financiar as necessidades desportivas diz o Governo através do seu Secretário de Estado (RTP Notícias, 18 de Agosto de 2016). Mas muitas das mudanças necessárias que permitirão adaptar o desporto português às necessidades competitivas actuais, não custam dinheiro. Exigem apenas transformações. De conceitos, de mentalidades, de estruturas.

Desde logo estabelecendo como Missão das federações de utilidade pública desportiva a criação de condições para que os nossos atletas possam competir internacionalmente em termos de igualdade, nomeando a sua dimensão rendimento como prioritária para assim lhes exigir programas qualificados – e não numéricos – de formação e desenvolvimento, com índices de competitividade elevados e afastando-as das tentações das imensas exigências que se lhes pretende sempre colocar para iluminar fogachos políticos. Também sem custos será a revisão das actuais leis federativas, retirando a mesma medida de fato a corpos com dimensões diferentes e adequando-as e articulando-as, de acordo com as nossas especificidades, com as necessidades do confronto internacional – a definição oficial e legal das modalidades colectivas e individuais (a canoagem é, legalmente, uma modalidade individual!) é, no mínimo, inaceitável e umas e outras não podem reger-se pelas mesmas regras. O mesmo se dirá com o sistema escolar dos atletas que, apesar de um quadro legal facilitador, só enfrentam dificuldades e abusos quer da dupla actividade, quer na forma como são escolarmente tratados. A revisão do actual sistema de formação de treinadores exige também uma radical e urgente transformação sob pena de diminuição do seu número e da sua qualidade. O próprio estatuto do Alto Rendimento necessita de transformação e adequação, ampliando-se, às exigências actuais.

Para que as exigências por melhores resultados possam ter razão de ser – os obtidos no Rio 2016 se são bastante bons dentro do sistema que condiciona o desporto português, não podem ser meta – é absolutamente necessário proceder às transformações que o enquadramento internacional nos exige. Começando por estabelecer os objectivos pretendidos e construindo uma estratégia adequada. No quadro do desporto de rendimento.

Arquitecto e antigo seleccionador nacional de râguebi</text:p>
          </table:table-cell>
          <table:table-cell office:value-type="string">
            <text:p>O desporto em Portugal assenta num sistema caduco, desorganizado, sem objectivos e sem estratégia.</text:p>
          </table:table-cell>
          <table:table-cell office:value-type="string">
            <text:p>Sports</text:p>
          </table:table-cell>
          <table:table-cell office:value-type="string">
            <text:p>['Comité Olímpico de Portugal', 'Desporto', 'Jogos Olímpicos', 'Nelson Évora', 'Opinião', 'Patrícia Mamona', 'Rio 2016']</text:p>
          </table:table-cell>
          <table:table-cell office:value-type="string">
            <text:p>2016-09-08 07:30:00</text:p>
          </table:table-cell>
          <table:table-cell table:style-name="ce23" office:value-type="string" office:value="https://www.publico.pt/2016/09/08/desporto/opiniao/rio-2016-exigir-sem-bases-1743444">
            <text:p><text:a xlink:href="https://www.publico.pt/2016/09/08/desporto/opiniao/rio-2016-exigir-sem-bases-1743444">https://www.publico.pt/2016/09/08/desporto/opiniao/rio-2016-exigir-sem-bases-1743444</text:a></text:p>
          </table:table-cell>
          <table:table-cell table:number-columns-repeated="246"/>
        </table:table-row>
        <table:table-row table:style-name="ro1">
          <table:table-cell office:value-type="string">
            <text:p>5d04c505896a7fea06a0fabc</text:p>
          </table:table-cell>
          <table:table-cell office:value-type="string">
            <text:p>O calendário eleitoral e o tempo de Lisboa</text:p>
          </table:table-cell>
          <table:table-cell office:value-type="string">
            <text:p>['Ricardo Robles']</text:p>
          </table:table-cell>
          <table:table-cell office:value-type="string">
            <text:p>Em dezembro do ano passado Fernando Medina avançou com a proposta de obras profundas na Segunda Circular. Medina terá pensado que suceder a António Costa na presidência da Câmara Municipal de Lisboa (CML) lhe impunha a decisão de uma grande obra. Uma obra que se visse, uma marca de Medina na cidade. A Segunda Circular foi a escolha. O calendário apertado, com eleições no final de 2017, pressionou projetos, concursos e decisões. O investimento começou em dezembro, com uma estimativa de quase 10 milhões de euros e que, passados três meses, já ultrapassava os 13 milhões. A obra derrapava ainda antes de começar. Mas Medina estava determinado e o vereador Manuel Salgado era taxativo: “Não admito deixar cair o projeto, está fora de questão.”

Passados poucos meses, caiu a relevância do projeto - argumentos de proteção e segurança dos automobilistas, poluição atmosférica e ruído -, esfumou-se a força da decisão e Fernando Medina anunciou o cancelamento da obra. À imprensa foi apresentado o argumento: o júri do concurso detetou indícios de conflito de interesses pelo facto de o autor do projeto de pavimentos ser também fabricante e comercializador de um dos componentes utilizados. Perante as críticas de eleitoralismo - adiar uma obra estratégica para evitar que estivesse ainda em curso durante a campanha - Medina invocou a transparência do processo.

O relatório do júri ainda não é público, mas analisemos com atenção os factos conhecidos. A CML contratou a empresa Consulpav, que apresentou duas opções para o pavimento: uma tradicional e outra com borracha adicionada que terá vantagens de aderência, ruído e custo. A CML optou pela versão com borracha. O concurso não admitia alternativas a este tipo de pavimento, o que é frequente quando as opções de projeto são consideradas relevantes para a qualidade final. Segundo o júri do concurso, a Consulpav terá alterado o seu objecto social para poder fabricar e comercializar um dos componentes do pavimento previsto, existindo por isso um conflito de interesses. Segundo a Consulpav , o material em causa é comercializado por várias empresas e esta não tem qualquer exclusivo de comercialização. Adiantou ainda que o júri do concurso não chegou a pedir qualquer esclarecimento sobre esta incompatibilidade que levaria à anulação da obra. É certo que a transparência do processo estaria em causa se o projetista fosse também fornecedor da obra, mas não é essa a realidade. Não fosse Fernando Medina guiado pelo calendário eleitoral e a solução era simples: eliminar a Consulpav de fornecedor da obra. Fosse a obra tão urgente e relevante como se afirmou inicialmente e as soluções surgiriam.

A Segunda Circular é de facto uma via com elevada sinistralidade e a que maior poluição atmosférica gera em toda a cidade. Tem problemas de drenagem, pavimento, entradas e saídas na via, sinalização, iluminação e acústica. Intervir nesta via é essencial para melhorar a segurança de quem nela circula e de quem vive na sua proximidade. O problema das obras anunciadas para a Segunda Circular não foi a polémica plantação de árvores que acentuaria os riscos de colisão entre pássaros e aviões. O problema é a visão de Fernando Medina sobre a mobilidade na cidade, que privilegia a utilização do automóvel em detrimento do transporte público. Uma intervenção profunda na Segunda Circular teria sempre de reservar um corredor para transporte público de grande capacidade, como uma linha de elétricos rápidos numa circular externa que ligasse as várias linhas de metro (radiais) e interligada com rede da Carris. Foi essa a proposta que fiz, em nome do Bloco de Esquerda, durante o debate público. Porque é tempo de pensar a mobilidade em Lisboa em novos termos. O tempo da cidade não obedece ao calendário eleitoral

Líder da bancada do Bloco de Esquerda na Assembleia Municipal de Lisboa</text:p>
          </table:table-cell>
          <table:table-cell office:value-type="string">
            <text:p>É tempo de pensar a mobilidade em Lisboa em novos termos. O tempo da cidade não obedece ao calendário eleitoral</text:p>
          </table:table-cell>
          <table:table-cell office:value-type="string">
            <text:p>Local</text:p>
          </table:table-cell>
          <table:table-cell office:value-type="string">
            <text:p>['Câmara de Lisboa', 'Fernando Medina', 'Local', 'Manuel Salgado', 'Mobilidade', 'Opinião', 'Segunda Circular']</text:p>
          </table:table-cell>
          <table:table-cell office:value-type="string">
            <text:p>2016-09-13 07:30:00</text:p>
          </table:table-cell>
          <table:table-cell table:style-name="ce23" office:value-type="string" office:value="https://www.publico.pt/2016/09/13/local/opiniao/o-calendario-eleitoral-e-o-tempo-de-lisboa-1743873">
            <text:p><text:a xlink:href="https://www.publico.pt/2016/09/13/local/opiniao/o-calendario-eleitoral-e-o-tempo-de-lisboa-1743873">https://www.publico.pt/2016/09/13/local/opiniao/o-calendario-eleitoral-e-o-tempo-de-lisboa-1743873</text:a></text:p>
          </table:table-cell>
          <table:table-cell table:number-columns-repeated="246"/>
        </table:table-row>
        <table:table-row table:style-name="ro1">
          <table:table-cell office:value-type="string">
            <text:p>5d04c50d896a7fea06a0fad5</text:p>
          </table:table-cell>
          <table:table-cell office:value-type="string">
            <text:p>Paralímpicos, paratotós</text:p>
          </table:table-cell>
          <table:table-cell office:value-type="string">
            <text:p>['David Rodrigues']</text:p>
          </table:table-cell>
          <table:table-cell office:value-type="string">
            <text:p>Estão ainda a realizar-se no Rio de Janeiro os Jogos Paralímpicos (JP). Trata-se de um evento que mobiliza muitos milhares de pessoas e que tem um impacto mediático incomparável com qualquer outra notícia que tenhamos acesso sobre as pessoas com condições de deficiência. Trata-se, sem dúvida, de um evento que desafia ideias feitas sobre a competição e a seleção “dos melhores”. Os JP atraem polémicas sobre múltiplos aspetos da atividade humana. Dou um exemplo: na cerimónia de abertura uma das portadoras da tocha olímpica que, com a ajuda de uma bengala, a conduzia com dificuldade, caiu durante o percurso. Perante o aplauso do estádio, levantou-se e levou a tocha até à pessoa seguinte. E pode-se perguntar: mas os aplausos não eram destinados aos que vão mais longe, aos que são mais fortes e aos que chegam mais alto (usando a trilogia dos Jogos Olímpicos da era moderna)?

Já tínhamos tido um indício da promoção de outros que não os “vencedores” na abertura dos Jogos Olímpicos quando a chama olímpica foi ateada por Vanderlei Lima, que tinha sido “só” medalha de bronze na maratona dos Jogos Olímpicos de Atenas em 2004. Relembrando, Vanderlei foi agarrado por um energúmeno quando ia em primeiro lugar na maratona e mesmo assim ficou em terceiro lugar. O que este realce mostra é que os Jogos são muito mais do que a celebração dos triunfadores, mas, como dizia Coubertin, o seu grande valor é a participação e a superação de cada um.

Quando pessoas com deficiência praticam este exercício de superação das suas capacidades pessoais suscitam múltiplos olhares e nem todos muito adequados. Cito dois deles: um que endeusa os atletas paralímpicos, dizendo que eles são os super-heróis, que são sobre-humanos. Quem diz isto, imaginaria que as pessoas com deficiência teriam igualmente uma deficiência na sua motivação, na sua determinação, no seu querer. Ao verem esta vontade férrea, imaginam que as pessoas com deficiência são mais que humanos. Na verdade – pensam elas – que humano teria esta tenacidade mesmo face a uma condição de deficiência? Esta atitude curiosamente retira aos desportistas com deficiência a posse das qualidades que lhe são comuns com qualquer outro desportista e por isso é, de certa forma, uma atitude que semeia a exclusão.

Outra é a atitude de grande desconforto, de perplexidade, por presenciar o desempenho de atletas com deficiência. Recentemente, um jornalista português referiu-se aos JP com um espetáculo “grotesco” e “um número de circo”. Não custa imaginar o desconforto destas pessoas ao ver um cego jogar futebol, ao ver um atleta com paralisia cerebral a jogar Boccia, ao ver um amputado de membro inferior a saltar em altura. Imagino o desconforto, mas não posso igualmente de deixar de imaginar a enorme ignorância e desumanidade que estas declarações demonstram.

Para as pessoas que acham que o lugar das pessoas com deficiência não são os espaços desportivos, para quem pensa que desporto não é para elas, deixo quatro pontos de reflexão.

Antes de mais as pessoas com deficiência têm direito, como quaisquer outras, a praticar desporto. Não aceitar isto seria uma grave violação dos seus direitos. Se não existisse este movimento paralímpico as pessoas com deficiência ficariam privadas da prática desportiva, ou pelo menos amputadas de uma das suas vertentes que é o desporto de alta competição. Será que alguém assume esta responsabilidade de amputar direitos a quem já tem tantos direitos amputados?

As pessoas com deficiência não se colocaram à margem do desporto: foi o desporto que as excluiu. Daí que o movimento do desporto paralímpico não seja um movimento de exclusão, mas sim de inclusão – isto é, de procurar recuperar uma prática que, se a nossa sociedade fosse menos segregadora, seria feita em estruturas e na companhia de atletas sem deficiência.

Os JP são uma fantástica contribuição para entender até onde os humanos (mesmo tendo uma condição de deficiência) podem chegar. Quantos estudantes universitários de desporto saltam, por exemplo, como um amputado de membro inferior, a marca de 1,89 metros? Os Jogos são uma fantástica demonstração das possibilidades quase ilimitadas que o ser humano pode desenvolver através da experiência e do treino.

Finalmente os Jogos Paralímpicos são uma cabal demonstração que o terno “de-ficiente” (“não eficiente”) é extraordinariamente injusto para designar quem de forma tão espetacular escancara os limites do desempenho humano. Os Jogos Paralímpicos mostram que, tal como o desporto, as pessoas com deficiência são úteis e são imprescindíveis para entendermos o que é “ser humano”.

Os jogos não são circo a não ser que consideremos circo todas as atividades humanas. Por exemplo: a vida de jornalista é um circo?

Os jogos não são grotescos. Grotesca – ainda que menos visível – é a segregação que estas pessoas sofreram e sofrem tendo sido injustamente condenadas a “vidas separadas”. Grotesca é a exclusão, grotesca é a invisibilidade a que milhões de pessoas estão condenadas a ser vistas como deficientes mesmo sendo “eficientes” e muitas vezes mais eficientes dos que aqueles que se permitem chamar grotescas às suas ações.

Presidente da Pró-Inclusão – Associação Nacional de Docentes de Educação Especial, embaixador paralímpico em Pequim 2008</text:p>
          </table:table-cell>
          <table:table-cell office:value-type="string">
            <text:p>Recentemente, um jornalista português referiu-se aos Jogos Paralímpicos com um espetáculo “grotesco” e “um número de circo”.</text:p>
          </table:table-cell>
          <table:table-cell office:value-type="string">
            <text:p>Sports</text:p>
          </table:table-cell>
          <table:table-cell office:value-type="string">
            <text:p>['Deficiência', 'Desporto', 'Jogos Paralímpicos', 'Opinião']</text:p>
          </table:table-cell>
          <table:table-cell office:value-type="string">
            <text:p>2016-09-14 11:09:37</text:p>
          </table:table-cell>
          <table:table-cell table:style-name="ce23" office:value-type="string" office:value="https://www.publico.pt/2016/09/14/desporto/opiniao/paralimpicos-paratotos-1744066">
            <text:p><text:a xlink:href="https://www.publico.pt/2016/09/14/desporto/opiniao/paralimpicos-paratotos-1744066">https://www.publico.pt/2016/09/14/desporto/opiniao/paralimpicos-paratotos-1744066</text:a></text:p>
          </table:table-cell>
          <table:table-cell table:number-columns-repeated="246"/>
        </table:table-row>
        <table:table-row table:style-name="ro1">
          <table:table-cell office:value-type="string">
            <text:p>5d04c544896a7fea06a0fb82</text:p>
          </table:table-cell>
          <table:table-cell office:value-type="string">
            <text:p>Roma e Pavia… (A propósito do Rio2016)</text:p>
          </table:table-cell>
          <table:table-cell office:value-type="string">
            <text:p>['João Paulo Vilas-Boas']</text:p>
          </table:table-cell>
          <table:table-cell office:value-type="string">
            <text:p>O deleite maior para muitos de nós é, tantas vezes, a possibilidade de apreciar algumas das “maravilhas do mundo”, sejam as sobrantes do mundo antigo, sejam as do moderno, sejam as que, se ainda não necessariamente reconhecidas como tal, encerram o potencial necessário para nos pasmarem. Para mim o desporto é uma dessas maravilhas, mas encerra uma particularidade: a perenidade no tempo e a transversalidade nas culturas, nas sociedades… nos homens.

Que maravilha maior poderemos nós encontrar do que a permanente busca da transcendência humana? Ser mais forte, chegar mais longe e mais rapidamente do que antes? Conseguir o que homem algum alguma vez conseguiu: o recorde… Uma espécie de miragem irrealizável que, por isso, vamos reduzindo à nossa escala: se não o mundial, que seja o europeu, o ibérico, o nacional, … o pessoal. Mesmo que não seja recorde, que seja o melhor da época, ou… do dia: de hoje mesmo, porque ontem e amanhã são outros dias, outros constrangimentos, outras paixões, outras circunstâncias e outros merecimentos.

Sim! Atrevo-me a exaltar o desporto como uma das maravilhas de sempre; imaterial, mas às vezes bem tangível, sobretudo no que de esforço e dedicação comporta para que seja possível fazer-se o que nunca antes houvera sido possível. Trivial? Talvez só para quem o pense levianamente, como que jogando com um baralho de cartas sem ases e manilhas. De facto, se pensarmos como deve ser, não há nada de mais complexo que se possa vislumbrar nos horizontes da nossa cultura ocidental, judaico-cristã, neoliberal e fortemente determinada pela informação e pela tecnologia.

Veja-se que no desporto falamos da transcendência do homem saudável (mesmo se portador de alguma “incapacidade”, que desde que não ofenda “o completo bem-estar físico, mental e social(…)” não pode ser tida como necessariamente uma objeção à condição de “saudável” no quadro da definição de saúde dada pela OMS), a maioria das vezes em articulação coletiva complexa, qual reminiscência das estratégias tribais de caça e de guerra, explorando os seus limites fisiológicos, psicológicos e biomecânicos, em contextos socioeconómicos e políticos complexos, recorrendo a tecnologias de ponta, muitas vezes nunca antes testadas (o valor do segredo…), bem como a enquadramentos técnicos (específicos da modalidade – o treinador, o “mister” – e mais ou menos transversais - clínicos, psicológicos, fisiológicos, nutricionais, biomecânicos, …) em permanente evolução e dificilmente qualificáveis rigorosa e consistentemente. Vendo bem, lidar com o homem debilitado pela doença, entre profissionais bem caracterizados, com tecnologias e soluções aprovadas institucionalmente e com o suporte e a tranquilidade decorrente do estatuto de “salvador de vidas”, parece quase uma coisa simples…

Afinal, o que é preciso para “construir” um campeão? Um campeão dos campeões: um campeão olímpico (ou paralímpico)?

É preciso ter escolhido criteriosamente os pais, que lhe possam proporcionar o genótipo adequado; É necessário que as pressões sociais específicas conduzam a criança para a modalidade desportiva para que dispõe do genótipo adequado; Impõe-se que alguém reconheça esse casamento harmonioso entre a modalidade “querida” e a predisposição genética para a excelência na sua prática; Depois, é determinante que o próprio, e a família, percebam a propriedade daquele reconhecimento e acreditem, ou apostem, nas consequências que daí possam decorrer; Esta aposta significa dez anos de trabalho, a mil horas de trabalho por ano (muitas vezes mais de três em quase todos os dias de cada ano… em média – respeitando o princípio da progressão da carga); Mas 10.000 horas de trabalho corretamente orientadas por profissionais competentes – treinadores, médicos, fisioterapeutas, psicólogos, fisiologistas, biomecânicos, etc. (estamos a falar de chegar a ser o melhor do mundo e, por isso, requer-se parceiros de igualha em alternativa a milagres de feiticeira, ou de circunstância… De facto, talvez ainda seja possível ser campeão apesar do enquadramento técnico, ou outro - felizmente! Exatamente porque nos falta ainda muito para chegar ao limite da performance humana – graças a Deus!); Entretanto, nesse longo período de tempo, espera-se que as lesões, as paixões, as condições, as retribuições, as convicções, as tentações, as divagações, as opiniões (e este é o território dos opinadores, por excelência – que mais, de facto, estarei eu a fazer?), nunca comprometam a qualidade de cada uma das 10 000 h de trabalho (não vai ser fácil!); É ainda preciso que todos os ingredientes desta assombrosa “sopa de pedra” convirjam para o sucesso no momento de realização e que essa convergência não seja apenas um pouquinho mais exuberante no “universo paralelo” do adversário… dos milhares de adversários aqui e por esse mundo fora.

De facto, o grande sucesso desportivo encontra-se não por sorte, mas criteriosa, sistemática e multidisciplinarmente, numa articulação profundamente complexa e instável, exatamente como se encontra uma agulha num palheiro (claro que depois de encontrarmos uma, é mais fácil que se acredite que encontraremos outras…, mesmo que a tenhamos encontrado por sorte, que às vezes também deve ser considerada na equação!).

Efetivamente não é fácil! Não é fácil nem de realizar, nem de compreender. Muitos pensarão: “que exagero!”. Porquê? Tão simplesmente porque nunca o vivenciaram de facto, ou nunca o pensaram com a profundidade requerida (passo a petulância).

E vem isto a propósito de que “Roma e Pavia… não se fizeram num dia!”; vem também a propósito de que havendo como, far-se-ão mais ou menos rapidamente; mas um campeão não; não necessariamente! Há outras romas e pavias que alguém tenta construir logo ali ao lado – os adversários – e, se possível, ainda mais ricas e exuberantes… e feitas em menos tempo… e para durar mais tempo. De facto, a natureza não foi suficientemente gentil para fazer as coisas tão simples quanto poderíamos gostar que fossem, muito menos as mais complexas! E destas, a rainha da complexidade é o homem em transcendência, mas em transcendência absoluta: o nunca antes feito, o recorde! De resto, é esta complexidade que dá um gosto especial à excelência no desporto!

Terminaram ainda há pouco os Jogos Olímpicos (JJOO) e os Jogos Paralímpicos (JJPP) da XXXI Olimpíada, no Rio de Janeiro. Estive lá e gostei muito! Como português e como lusófono. E gostei muito dos participantes portugueses. Gritei pela Telma e contra o árbitro, jurei que o Pimenta trazia algas no leme, vibrei com a meia-final do Alexis, acreditei na vitória do Rui Costa (maldita avaria!), verifiquei que já somos “gente” no ténis e sonhei com uma final Portugal-Brasil na “bola”. Mas arrepiou-me muito o que se foi dizendo por cá e por além mar. Desde logo a começar por muitos brasileiros, e alguns portugueses, fossem dizendo recorrentemente que estávamos “nas olimpíadas”, como se a expressão fosse sinónimo de JJOO/JJPP.

Mais do que arrepiado fiquei arreliado quando percebi que, os mesmos e outros pares, ícones mal disfarçados da cultura desportiva nacional e internacional, falavam de desempenho desportivo limite, de excelência desportiva, de sucesso e de insucesso, com a mesma desfaçatez com que misturavam Jogos Olímpicos e Olimpíadas. E de arreliado passei a escandalizado, quando verifiquei que facilmente se tende a perdoar o erro maior (o das premissas, do conhecimento elementar) e a enfatizar os erros menores (os tantos que percebi em muitas opiniões descabidas que fui ouvindo e lendo). Sim, porque não saber distinguir JJOO de Olimpíadas é o mesmo que não saber de que lado fica o apêndice (mesmo num “situs inversus”)! Imagine-se que li (espero que tenha sido o único!) que o Phelps é uma espécie de marginal (não por ser o mais medalhado e com mais medalhas de ouro de todos os que alguma vez tiveram a subida honra de serem “olímpicos”, mas por ter tido problemas de saúde – de facto! E não imputáveis à prática desportiva – entretanto resolvidos), mais ou menos perigoso para o equilíbrio da sociedade, e que foi o desporto de alta competição que o perverteu (“make joints, not sport!”); li que os portugueses nunca ganham; li que o desporto português é, fora o futebol, uma vergonha (e lá nem esse se safou, naturalmente por culpa do COP, quem mais?); li que o desporto para deficientes é um espetáculo grotesco; li que há muita gente que “sabe disto”, “da poda” como se diz por cá, mas que nem por isso aparece a mostrar, pelo exemplo, o caminho certo, nem que fosse a empatar qualquer coisinha… (Já não há paciência para ler mais disto!!!)

Dizem que é do fado. Que o português padece desse destino; do destino triste que impõe chorar. Enquanto os outros não. Esses vivem da glória, dos risos, dos festejos e também dos choros, mas dos choros de lágrimas que caem da alegria de quando a bandeira sobe e o hino toca. Não vou nessa! Somos da mesma massa, precisamos e choramos das mesmas coisas, sabemos do quê, mas temos os nossos constrangimentos e devemos enfrentá-los; só que nenhum deles é o fado da derrota! E Roma e Pavia…

Estou de acordo que poderíamos ter tido mais medalhas (ou seja, estarmos mais vezes entre os 3 melhores de um mundo maior do que o da ONU) e mais diplomas (8 melhores de…); mas tivemos mais classificações entre os 15/16 melhores (do tal mundo) do que alguma vez havíamos conseguido. Sem que me considerem um transmutador de realidades óbvias, por favor deixem-me dizer-vos que acredito que a distância que separa, em trabalho, competência, seriedade e valor, o primeiro do oitavo, ou do décimo quinto, não é tanta assim que, de um sexto, ou de um décimo, não tivessem podido brotar, qual surpresa, um primeiro, ou um outro pobre pódio… segundo ou terceiro. E que se todas as constelações se organizassem, como os (ou as…) “Zandingas” de agora gostariam que acreditássemos que sabem tornar possível, teríamos regressado do Rio de Janeiro com as algibeiras carregadas de medalhas. Nessa circunstância, probabilisticamente menos credível, mas possível, já nem valeria a pena expressar as medalhas em valor relativo ao número de atletas participantes, ao orçamento investido, ao número de habitantes, ou ao PIB. Éramos os maiores! Os Santos milagreiros… os campeões! Mesmo sem que as modalidades olímpicas nos invadissem o quotidiano, nos carregassem de sabichões de TV e nos pervertessem as prioridades (in)formativas até à exaustão.

Não aconteceu? Danados! Crucifiquem-se os culpados; queimem-se antes em chama viva que, apesar de “démodé”, sempre é um poucochinho mais moderno do que a velha cruz. É sempre a mesma coisa! “O Pimenta a armar-se lá na frente e, depois…, parecia parado. Fui vê-lo ganhar, mas estes tipos gastam-nos a ‘massa’ e perdem sempre”. Vejam a Telma. “A fazer-se de esperta para descansar um bocadinho, em vez de se atirar à outra” (era só a melhor do mundo…). “Decidiram que ela perderia (sem de facto ter perdido) e teve de ir atrás do prejuízo para nos fazer os segundos dos últimos.” Que vergonha! E o futebol? No primeiro milho (que sempre ouvi dizer ser para os pardais) lá fomos “bicando” (e os brasileiros perdendo, mesmo com as estrelas em campo). Depois? Foi o que se viu. Uma tristeza (vai mais um fado?)! E os brasileiros? Ah, D. Pedro, que mal nos fizestes… Não chegou, está-se mesmo a ver, a vitória histórica e redentora sobre o absolutismo miguelista para que vos perdoemos.

De acordo. Não branqueemos realidades que, se bem que complexas, não nos são favoráveis. Mas reflitamos acerca das mesmas com a cabeça fria e de forma competente e informada. No Rio 2016 não se concretizaram nem os objetivos, nem as melhores expectativas do COP. Talvez o mesmo se possa dizer do CPP. Mas ambos poderiam facilmente ter sido ultrapassados; e para mim isso não bastaria para poder afirmar, de consciência tranquila, que o desporto português estava no caminho certo. De igual modo não posso agora, simplisticamente, afirmar que está no percurso errado, e exatamente pelas mesmas razões. De algumas coisas estou certo: (i) é decisivo continuar a refletir séria, ponderada, informada e competentemente acerca destes problemas; (ii) os representantes portugueses competiram esforçada e dignamente; (iii) a preparação foi longa e dura, como poucos poderão imaginar e, (iv) sim! Por muito pouco que se justifique a choraminguice do fado português, os nossos usaram de condições que não foram as de muitos! Foram muito piores do que as de uns tantos (e nem sempre esses ganharam) e muito melhores do que as de outros (e nem sempre ganhámos a esses).

Ah! Também estou certo de que por cá temos vários “opinadores” que devem ser mesmo dos melhores que o mundo tem. Pelo menos ganhamos essa medalha… de cortiça!

E, claro, também tenho a certeza de que Roma e Pavia não se fizeram num dia…

Professor universitário, membro da Comissão Executiva do COP</text:p>
          </table:table-cell>
          <table:table-cell office:value-type="string">
            <text:p>Estou certo de que por cá temos vários “opinadores” que devem ser mesmo dos melhores que o mundo tem. Pelo menos ganhamos essa medalha… de cortiça!</text:p>
          </table:table-cell>
          <table:table-cell office:value-type="string">
            <text:p>Sports</text:p>
          </table:table-cell>
          <table:table-cell office:value-type="string">
            <text:p>['Comité Olímpico de Portugal', 'Desporto', 'Futebol', 'Jogos Olímpicos', 'Jogos Paralímpicos', 'Opinião', 'Outras Modalidades', 'Rio 2016']</text:p>
          </table:table-cell>
          <table:table-cell office:value-type="string">
            <text:p>2016-09-22 16:29:30</text:p>
          </table:table-cell>
          <table:table-cell table:style-name="ce23" office:value-type="string" office:value="https://www.publico.pt/2016/09/22/desporto/opiniao/roma-e-pavia-a-proposito-do-rio2016-1744888">
            <text:p><text:a xlink:href="https://www.publico.pt/2016/09/22/desporto/opiniao/roma-e-pavia-a-proposito-do-rio2016-1744888">https://www.publico.pt/2016/09/22/desporto/opiniao/roma-e-pavia-a-proposito-do-rio2016-1744888</text:a></text:p>
          </table:table-cell>
          <table:table-cell table:number-columns-repeated="246"/>
        </table:table-row>
        <table:table-row table:style-name="ro1">
          <table:table-cell office:value-type="string">
            <text:p>5d04c557896a7fea06a0fbc4</text:p>
          </table:table-cell>
          <table:table-cell office:value-type="string">
            <text:p>O “dirigismo cultural” - o caso do cinema português</text:p>
          </table:table-cell>
          <table:table-cell office:value-type="string">
            <text:p>['António-Pedro Vasconcelos']</text:p>
          </table:table-cell>
          <table:table-cell office:value-type="string">
            <text:p>Sempre que algum responsável pela tutela da cultura anuncia que vai mexer na legislação do cinema, o meio agita-se e assiste-se a um alarme mediático por parte dos cineastas (realizadores e produtores, sempre os mesmos) que, de há 30 anos para cá, mais têm sido favorecidos pelos apoios do Estado para fazer os seus filmes. Este alarido acaba por abafar e inviabilizar qualquer debate sério sobre o que devem ser as políticas para a cultura, especialmente aquelas que, pelos elevados custos face à exiguidade do mercado e à falta de internacionalização, exigem, directa ou indirectamente, financiamento público. Não se conhecem ideias nem propostas concretas para alterar o sistema de intervenção do Estado no cinema e (e na produção audiovisual) – sistema cujos resultados têm sido desastrosos, como teremos oportunidade de ilustrar.

A polémica centra-se sempre nos subsídios e na escolha dos jurados que devem decidir quem deve e quem não deve filmar. O exemplo mais recente aconteceu há dias, numa altura em que se encontra em fase de consulta-pública uma alteração cosmética do Decreto-Lei n.º 124/2013, de 30 de Agosto, quando esse grupo de cineastas, num abaixo-assinado divulgado neste jornal, pedia ao Ministro da Cultura que devolvesse à direcção do Instituto do Cinema e Audiovisual (ICA) a escolha dos jurados dos concursos que decidem os apoios à produção, com o estafado argumento de que é ao Estado que cabe decidir quais os filmes que se devem fazer (que definem como sendo os que “não seguem as regras instituídas de modelos industriais”), sob o pretexto de que os realizadores devem ser protegidos do mercado e do escrutínio do público, ignaro e boçal, viciado pelo consumo de películas americanas, numa palavra, que cabe ao Estado escolher quem é e quem não é artista. Dito de outro modo, ter uma “política do gosto”.

Não se dão conta os signatários (ou dão?) de que, embora num novo ambiente político e com outros destinatários, o que pretendem é prolongar a “política do espírito” de António Ferro e, depois, o “modelo soviético” da lei 7/71 com que, nesse ano, o governo de Marcelo Caetano, ao mesmo tempo que criava uma taxa sobre os bilhetes de cinema para apoiar a produção de novos filmes portugueses, instituía também um sistema de júris que controlava os filmes que o Regime entendia que deviam ser feitos e podiam ser vistos.

Felizmente, António Costa, faz agora um ano, num encontro com apoiantes da área da cultura, veio esclarecer que, se viesse a ser Primeiro-Ministro, iria alterar esse paradigma, que vigora nas “políticas da cultura” há 42 anos, e que, ao arrepio do que está consagrado na Constituição (“O Estado promove a democratização da cultura, incentivando e assegurando o acesso de todos os cidadãos à fruição e criação cultural” - capítulo III, artigo 73º), se esquece dos cidadãos e tem privilegiado o apoio directo aos artistas, sobretudo na área do cinema.

O que António Costa veio dizer, no dia 28 de Setembro de 2015, perante uma plateia de artistas seus apoiantes, foi que era preciso pôr fim a essa herança e a esse paradigma: “O Ministério da Cultura, disse ele, não é um Ministério para os agentes culturais; pelo contrário, é para o país." E acrescentou: "Ao Estado e ao governo não cabe escolher artistas nem ter uma política de gosto. Mas, é obrigação do Estado tornar a cultura acessível a todos."

O que o actual PM veio justamente lembrar com estas palavras foi que as políticas públicas na área da cultura se devem dirigir aos cidadãos e não directamente aos artistas, do mesmo modo que as políticas da saúde ou da educação se dirigem aos cidadãos e não aos médicos ou aos professores. No caso do cinema, o que se deduz das suas palavras é que cabe ao Estado criar as condições para que os portugueses tenham direito a ver filmes na sua língua, mas não cabe ao Estado decidir quais. Do mesmo modo que ninguém aceitaria que fosse o Ministério da Cultura a decidir, todos os anos, quem deve escrever romances (Lídia Jorge ou Lobo Antunes?), quem deve pintar (Júlio Pomar ou Jorge Martins?) ou escrever canções (Sérgio Godinho ou Jorge Palma?).

Ora, o que os subscritores desse abaixo-assinado vêm dizer é que António Costa está errado: que cabe sim ao Estado, através de jurados nomeados pelo ICA, a escolha dos filmes que os portugueses têm direito a ver, e não, democraticamente, ao órgão consultivo do Ministério da Cultura para o sector - a Secção Especializada do Cinema e do Audiovisual (SECA), onde estão representados democraticamente todos os agentes do sector, desde distribuidores a canais de TV, de associações de produtores a associações de realizadores - ou seja, desde quem paga os filmes a quem os produz e realiza. Vindo de cidadãos que se dizem democratas (mas porque será que gostam tanto do povo e tão pouco do público?), esta aberração só se explica pelo desespero de querer manter privilégios e assegurar a manutenção de um sistema - o dirigismo cultural - que é exactamente o contrário do que deve nortear a intervenção do Estado em regimes democráticos, como defende, e bem, o PM.

O sistema de concursos, com critérios abstractos e sem transparência, como única forma de apoiar uma actividade com um mercado exíguo e que não exporta, como é o cinema português, é uma forma totalitária e iníqua de exercer uma “política do gosto” e constitui a perpetuação de uma aberração, que, ao longo de 42 anos, nos conduziu à situação alarmante em que nos encontramos: Portugal é o país da Europa com os índices mais baixos de filmes produzidos per capita e com menos espectadores para os filmes nacionais (chegando a ser quarenta a cinquenta vezes inferior à média europeia, em anos “normais”, ou seja, em anos em que não é exibido um filme que ultrapassa os 100 mil espectadores). E, dos 40 filmes portugueses mais vistos nos últimos 12 anos, apenas três são da autoria de subscritores do abaixo-assinado que, no entanto, são os que mais beneficiam dos apoios do ICA.

É esta realidade que os autores do abaixo-assinado vêm defender que se mantenha. E, para isso, é necessário que haja concursos com júris iluminados, nomeados pelo Estado, que detectem os projectos que têm aquilo que a lei designa como “potencial artístico e cultural” ou “coerência plástica na conjugação dos elementos artísticos” (sic), o que, como se imagina, dá margem para cometer toda a espécie de arbitrariedades.

Alegando que se trata de dinheiros públicos, os signatários acham-se no direito de serem financiados pelo Estado, em nome da excelência da sua arte. Omitem que o dinheiro não vem do OE, mas sim de taxas impostas ao sector de comercialização (que vai dos distribuidores aos canais VOD) – taxas que, de facto, constituem uma forma disfarçada de impostos, uma vez que os visados não só não participam na decisão sobre o destino das verbas que são obrigados a entregar ao ICA, como vêem parte dessas verbas servir para financiar aquilo que deviam ser obrigações do Ministério da Cultura: o funcionamento da Cinemateca-Museu do Cinema e do próprio ICA! Ou seja, desde sempre, em Portugal, ao contrário do que se dá a entender – e do que acontece em praticamente todos os países europeus –, o Estado não investe um cêntimo no cinema!

Este abaixo-assinado é, portanto, uma forma de pressionar o Ministro da Cultura para que nada se altere na forma de intervenção do Estado no sector, e para assim perpetuar o poder do lobby que, há mais de 30 anos a esta parte, tem dominado o cinema português. Um lobby que qualifica de “filmes de autor” os que têm mais estrelinhas da “crítica especializada” e remete para a desprezível qualificação de “realizadores comerciais” todos os que assinam filmes que cometem o pecado de recolher os favores do público. Se esta aberrante filosofia se aplicasse à História do Cinema, teríamos de condenar implacavelmente “realizadores comerciais” como foram Chaplin e Hitchcock, Capra e John Ford, Fellini e Visconti, Kubrick e Spielberg, David Lean e Truffaut.

Escolhidos a dedo, os júris do ICA favoreceram ao longo dos últimos trinta e tal anos uma certa ideia de cinema: a de que os realizadores têm de “ser protegidos do peso morto do público”. Foi graças a esta “linha estética” que um verdadeiro autor como é António Macedo, está há 20 anos “proibido” de filmar; que António da Cunha Telles vê os seus projectos chumbados há 12 anos e que José Fonseca e Costa, ao cabo de 11 anos em que viu os seus projectos sistematicamente rejeitados, só conseguiu filmar no ano precisamente em que os jurados foram eleitos democraticamente, e acabou por morrer em plenas filmagens!

O que os signatários pretendem é que caiba aos jurados escolhidos pelo representante do Estado (neste caso, a presidente do ICA), como no tempo de Marcelo Caetano ou na Coreia do Norte, decidir sobre a carreira dos cineastas, favorecendo os que seguem aquela “linha estética” em detrimento quase sempre de realizadores com provas dadas e de muitos jovens, que lhes vêm sistematicamente fechadas as portas para uma carreira, acabando a fazer curtas-metragens sem dinheiro, trabalhar na publicidade e escrever ou dirigir telenovelas.

Mas, sobretudo, focar nos júris do ICA o debate sobre as “políticas de cinema” é fazer o jogo dos que pretendem eternizar o papel do Estado no apoio directo aos cineastas, ao contrário do que defende, e bem, o PM. O que é urgente, por isso, é rever a Lei n.º 55/2012 e retirar ao Estado o papel de “polícia do gosto”. Lamentavelmente, um conveniente manto de silêncio oculta do público estas práticas aberrantes, desastrosas e promíscuas. Felizmente, António Costa já deu o mote para que o seu Ministro da Cultura ponha cobro a uma prática de várias décadas e tome as medidas legais que consagrem uma nova política, que permita que o cinema português reconquiste finalmente o seu público e se aproxime rapidamente das médias europeias.

Cineasta</text:p>
          </table:table-cell>
          <table:table-cell office:value-type="string">
            <text:p>Escolhidos a dedo, os júris do ICA favoreceram ao longo dos últimos trinta e tal anos uma certa ideia de cinema: a de que os realizadores têm de “ser protegidos do peso morto do público”.</text:p>
          </table:table-cell>
          <table:table-cell office:value-type="string">
            <text:p>Culture</text:p>
          </table:table-cell>
          <table:table-cell office:value-type="string">
            <text:p>['António Costa', 'Cinema', 'Cinema português', 'Cultura-Ípsilon', 'José Fonseca e Costa', 'Lei do Cinema', 'Ministro da Cultura', 'Ministério da Cultura', 'Opinião']</text:p>
          </table:table-cell>
          <table:table-cell office:value-type="string">
            <text:p>2016-09-26 01:00:00</text:p>
          </table:table-cell>
          <table:table-cell table:style-name="ce23" office:value-type="string" office:value="https://www.publico.pt/2016/09/26/culturaipsilon/opiniao/o-dirigismo-cultural-o-caso-do-cinema-portugues-1745138">
            <text:p><text:a xlink:href="https://www.publico.pt/2016/09/26/culturaipsilon/opiniao/o-dirigismo-cultural-o-caso-do-cinema-portugues-1745138">https://www.publico.pt/2016/09/26/culturaipsilon/opiniao/o-dirigismo-cultural-o-caso-do-cinema-portugues-1745138</text:a></text:p>
          </table:table-cell>
          <table:table-cell table:number-columns-repeated="246"/>
        </table:table-row>
        <table:table-row table:style-name="ro1">
          <table:table-cell office:value-type="string">
            <text:p>5d04c590896a7fea06a0fc78</text:p>
          </table:table-cell>
          <table:table-cell office:value-type="string">
            <text:p>Mário Wilson: "Romântico no jogo, romancista nas palavras"</text:p>
          </table:table-cell>
          <table:table-cell office:value-type="string">
            <text:p>['António Simões']</text:p>
          </table:table-cell>
          <table:table-cell office:value-type="string">
            <text:p>Escrever acerca da figura do “Capitão”, como ficou baptizado no futebol, é atraente, motivador e extremamente interessante. Não tive o prazer de o ter como treinador, mas tive o privilégio de o ver como adversário e, mais tarde, o prazer de o conhecer melhor. Lembro-me de olhar para ele em pé à frente do banco de suplentes, visível e tranquilamente a gesticular. Mas lembro-me de um momento muito especial.

Restelo, 1962, treino da selecção de Portugal, preparação para o jogo com Bulgária. Europeu de 1964, Simões tinha 18 anos. Wilson 34/35 ambos convocados e colegas da equipa nacional. Impensável? Talvez! Possível? Aconteceu! Porquê? Alguns defesas centrais lesionados e o senhor Mário Wilson chamado. A coroar uma longa carreira de jogador muito interessante. Curioso, antes de conhecer Wilson como treinador, estive a seu lado como jogador. Confesso que vê-lo como companheiro, foi raro e mais delicado. Posso dizer que como atleta não foi verdadeiramente da minha geração. A diferença de idade não o permitiu. Aquele encontro inesperado traduzia praticamente o fim de carreira do senhor Mário Wilson no futebol e, seguramente, a continuidade do início da minha ao serviço do Benfica e da selecção do país futebolístico de ambos.

Mas conhecê-lo melhor foi um pouco mais tarde, como treinador da ex-Associação Académica de Coimbra. A sua presença, estilo, forma de estar no comando dos seus rapazes. Gostei imenso de ver o “capitão” a construir aquela equipa da Académica e com aquele futebol. Admirei o estilo, apreciei a forma e deliciei-me com o toque de bola, desfrutando com a qualidade, classe e divertimento de jogadores como os irmãos Victor/Mário Campos, Crispim, Artur Jorge, Manuel António, Ernesto e Rui Rodrigues, um pouco depois Toni e Artur, e o macaísta Rocha, um pouco mais à frente na idade, mas ainda o centro de uma filosofia de jogo do “ toma-lá-dá-cá”. Verdadeiros campeões no relvado, impedidos apenas por um Benfica muito forte, pertencente a uma geração especial, cuja qualidade e saber esteve presente por esse mundo fora.

Presente e regalo foi também defrontar e assistir àquela Académica. Os meninos de Mário Wilson. O futebol moderno, à frente e adiantado no e ao tempo. O pequeno Barcelona daquela época. O famoso tiki-taka de agora, muitos anos antes, treinado e praticado, por ideia criada e enfatizada do senhor Mário Wilson. A cultura dessa abordagem, o atrevimento de a assumir, a confiança de bem-fazer, dentro e fora de portas, levou e arrastou gente estudante e licenciada por todo o país e até fora dele.

No entretanto, o senhor Wilson, atento, vai dando o seu palpite lá para dentro, com a força do grito, naquela voz inconfundível para os seus discípulos. Recordo-me de um jogo dos muitos Benfica-Académica já do desaparecido Estádio da Luz, em que o Mário Wilson, cujo resultado não lhe foi nada favorável, ter dito algo numa atitude personalizada mas rara, considerando a cultura do discurso do futebol português. Tive eu o engenho e a inspiração de marcar um golo a que o mister se referiu de uma forma rara e peculiar. Textualmente disse: “Só para ver o golo do miúdo valeu a pena vir à Luz”. Os jornais no outro dia destacaram a frase do homem do outro lado, culto e educado.

Decorria o ano de 1975, tinha acabado de decidir terminar a minha carreira no meu clube. Coincidência, eu a sair e Mário Wilson a entrar. Recordar, por exemplo, entre muitas outras coisas, a frase célebre do mister ao aceitar o convite do Benfica. “Quem treina o Benfica arrisca-se a ser campeão”.

Confesso que dizer, comentar, escrever, analisar, falar sobre a pessoa e a personalidade do “capitão” é aliciante e gratificante. Carismático, alegre, espontâneo, exuberante e verdadeiro. Grande empreendedor na relação, inteligente na abordagem, motivador nato, jeito de transformar o amargo de boca no doce que nos espera. Psicologicamente, semelhante ao estilo do grande Otto Glória. Eu diria Mário Wilson o Otto português. Gerações parecidas, mas não no comportamento e na relação, com o jogo, com o futebol, e sobretudo com o jogador. Para Wilson tudo era a valer embora num tom descontraído e por vezes até festivo. Amadorismo e profissionalismo misturavam-se sem nunca se conflituarem. Pelo contrário, entrelaçavam-se.

A figura Mário Wilson, homem, jogador e treinador de grande gabarito, inconfundível, respeitador e respeitável. O cidadão moçambicano, virado para a frente, que veio para avançado e terminou a defesa central, com carreira no Sporting e Académica, chegando a internacional representando o país e o futebol português. Pertencente à ala liberal e mais culta africana, adiantado no saber, Mário Wilson deu lições, ensinou, e foi exemplo, em muitas coisas da bola, e fora dela. Romântico no jogo, romancista nas palavras. Civismo assente em cultura intelectual e educacional. O senhor Mário Wilson foi pioneiro, parceiro e conselheiro do bom futebol, mas sobretudo leal às virtudes, que o futebol tem e ensina. Mário Wilson foi tudo isso, mais a simpatia de um humor refinado.

António Simões, ex-jogador de futebol</text:p>
          </table:table-cell>
          <table:table-cell office:value-type="string">
            <text:p>O treinador mais académico da sua geração. E o treinador da Académica. As duas coisas combinaram e resultaram numa figura de grande alcance e dimensão.</text:p>
          </table:table-cell>
          <table:table-cell office:value-type="string">
            <text:p>Sports</text:p>
          </table:table-cell>
          <table:table-cell office:value-type="string">
            <text:p>['Desporto', 'Futebol', 'Opinião', 'Óbitos']</text:p>
          </table:table-cell>
          <table:table-cell office:value-type="string">
            <text:p>2016-10-05 08:11:12</text:p>
          </table:table-cell>
          <table:table-cell table:style-name="ce23" office:value-type="string" office:value="https://www.publico.pt/2016/10/05/desporto/opiniao/mario-wilson--romantico-no-jogo-romancista-nas-palavras-1746195">
            <text:p><text:a xlink:href="https://www.publico.pt/2016/10/05/desporto/opiniao/mario-wilson--romantico-no-jogo-romancista-nas-palavras-1746195">https://www.publico.pt/2016/10/05/desporto/opiniao/mario-wilson--romantico-no-jogo-romancista-nas-palavras-1746195</text:a></text:p>
          </table:table-cell>
          <table:table-cell table:number-columns-repeated="246"/>
        </table:table-row>
        <table:table-row table:style-name="ro1">
          <table:table-cell office:value-type="string">
            <text:p>5d04c671896a7fea06a11275</text:p>
          </table:table-cell>
          <table:table-cell office:value-type="string">
            <text:p>Religião e Futebol</text:p>
          </table:table-cell>
          <table:table-cell office:value-type="string">
            <text:p>['Joaquim Jorge']</text:p>
          </table:table-cell>
          <table:table-cell office:value-type="string">
            <text:p>Li uma notícia no jornal PÚBLICO em que a oposição em Gaia tomou uma posição sobre a ida do presidente de câmara para a Administração da SAD do Porto.

A reacção despropositada do seu presidente chamou-me atenção. É importante o respeito pela pluralidade com a afirmação de uma verdade.

Um presidente de câmara, que exerce um cargo público, tem que estar preparado para aceitar críticas e verificar a pertinência das mesmas.

Numa democracia deve fluir o livre intercâmbio de opiniões por muito antagónicas e irreconciliáveis que sejam. Todos nós sabemos quem se julga dono da verdade não está disposto a rebaixar-se para a discutir. Acaba-se por instituir no espaço público um confronto entre opiniões, a um nível censurável.

Um presidente de câmara pode pertencer à administração de um clube, mas eticamente é reprovável e, o bom senso, aconselha a não o fazer. Um presidente de câmara pode ter a sua preferência de clube de futebol, mas abster-se de participar em órgãos sociais do seu clube preferido, até, por respeito aos muitos cidadãos da sua cidade que se revêem noutro clube de futebol.

Mas há um argumento que me chamou à atenção. As páginas tantas, o presidente de câmara afirmou passo a citar: “espero que o PSD-Gaia continue a permitir ao presidente ir à missa sem ser acusado de beneficiar religiões ou ir ao futebol sem estes ataques puramente fanáticos.”

É completamente descabido misturar religião com futebol. Uma coisa é o futebol outra é Deus. É uma comparação desastrada que não lembra ao diabo.

É preciso mudar os modos de fazer política e deixar para trás a sub-política. Esta forma de actuar contra quem consideram perigosos para os seus desígnios: funcionários que não concordam com determinadas posições, cidadãos que expõem o seu ponto de vista nos jornais e denunciam situações anómalas, oposição que cumpre o seu dever, etc.. É lamentável!

Qualquer dia vai chegar o momento, que não se pode falar de nada e encaminhamo-nos para a acabar com a liberdade de expressão. Há um crescente número de indivíduos tão enamorados de si mesmos que dão por adquirido tudo que fazem, dizem e opinem é bom e está certo. Há indivíduos que o poder deslumbra-os e torna-os autistas, encerrados no seu mundo e conscientemente alheados da realidade.

Um presidente de uma câmara seja do PS ou do PSD, tem a obrigação de representar todos os cidadãos dessa cidade, um presidente que é adepto do Porto, deve respeitar todos os adeptos de outros clubes (Benfica, Sporting, Boavista, entre outros), residentes na sua cidade. Só tem que fazer uma coisa, não aceitar qualquer cargo no seu clube de futebol. Ponto final!

A política não pode ser sinónimo de egoísmo, cinismo, engano e despropósito.

Augusto Branco, poeta e escritor brasileiro diz a propósito: "as pessoas gostam do ideal de liberdade de expressão até o momento em que começam a ouvir aquilo que elas não gostariam que dissessem a respeito delas."</text:p>
          </table:table-cell>
          <table:table-cell office:value-type="string">
            <text:p>Li uma notícia no jornal PÚBLICO em que a oposição em Gaia tomou uma posição sobre a ida do presidente de câmara para a Administração da SAD do Porto.</text:p>
          </table:table-cell>
          <table:table-cell office:value-type="string">
            <text:p>Sports</text:p>
          </table:table-cell>
          <table:table-cell office:value-type="string">
            <text:p>['Desporto', 'Opinião']</text:p>
          </table:table-cell>
          <table:table-cell office:value-type="string">
            <text:p>2016-11-06 07:05:00</text:p>
          </table:table-cell>
          <table:table-cell table:style-name="ce23" office:value-type="string" office:value="https://www.publico.pt/2016/11/06/desporto/opiniao/religiao-e-futebol-1750001">
            <text:p><text:a xlink:href="https://www.publico.pt/2016/11/06/desporto/opiniao/religiao-e-futebol-1750001">https://www.publico.pt/2016/11/06/desporto/opiniao/religiao-e-futebol-1750001</text:a></text:p>
          </table:table-cell>
          <table:table-cell table:number-columns-repeated="246"/>
        </table:table-row>
        <table:table-row table:style-name="ro1">
          <table:table-cell office:value-type="string">
            <text:p>5cf47ddb896a7fea06011194</text:p>
          </table:table-cell>
          <table:table-cell office:value-type="string">
            <text:p>Casa dos autores, Ordem da Liberdade</text:p>
          </table:table-cell>
          <table:table-cell office:value-type="string">
            <text:p>['José Jorge Letria']</text:p>
          </table:table-cell>
          <table:table-cell office:value-type="string">
            <text:p>O Presidente da República decidiu outorgar à Sociedade Portuguesa de Autores (SPA) as insígnias de membro honorário da Ordem da Liberdade, concretizando o anúncio feito no dia 20 de Maio de 2016, durante as comemorações do 91º aniversário da cooperativa dos autores portugueses.

Este acto que muito honra os mais de 26 mil autores de todas as disciplinas que integram a SPA, tendo sido atribuído no 1º de Dezembro, é fortalecido pelo peso simbólico da data, que celebra os valores da soberania e da independência nacional, sempre tão caros aos autores de todas as áreas.

Esta distinção do Estado Português passa a honrar a SPA no momento em que ainda se encontra patente, na sala-galeria Carlos Paredes, no edifício 2 da cooperativa, a exposição de homenagem ao general Humberto Delgado, com o título “Autor e General da Liberdade”, que valoriza a vertente criativa do herói que a PIDE assassinou no dia 13 de Fevereiro de 1965, junto à fronteira com Portugal, perto de Badajoz

Mas há uma história que liga Delgado à SPA. No dia 9 de Dezembro de 1942, o general que já fizera incursões no domínio da escrita, designadamente a teatral, e que tinha então uma relação de amizade com o capitão Henrique Galvão, decidiu inscrever-se na SPA, instituição a que se manteve ligado até à data da morte. O seu livro de memórias foi publicado pela primeira vez em inglês, na Grã-Bretanha. Nunca o General Sem Medo, a quem também se chamou “relâmpago em céu azul”, pela intensidade súbita e mobilizadora com que surgiu e também acabou por se extinguir, vítima da violência brutal da ditadura, abandonou o sonho de ser escritor, deixando mesmo terminado um romance inédito- “Elsa”- no Brasil, em 1963.

Ao mesmo tempo, a SPA tem patente uma exposição evocativa da vida e da obra de Mário Dionísio, na passagem do centenário do seu nascimento, e irá viabilizar a reedição do seu livro “A Paleta e o Mundo”.

A verdade é que os grandes autores da literatura, das artes visuais e de outras disciplinas foram membros destacados da SPA, Valendo a pena destacar nomes que sirvam como exemplo, encontramos Alves Redol, Aquilino Ribeiro, este com inscrição efectuada na cooperativa dos autores em 1 de Junho de 1948, mas também Ferreira de Castro, Alexandre O’Neill, Eugénio de Andrade, Carlos Paredes ou José Afonso, mas também Manuel da Fonseca, José Cardoso Pires, Luís de Sttau Monteiro, David Mourão-Ferreira, José Saramago, Bernardo Santareno, Urbano Tavares Rodrigues e José Gomes Ferreira, entre tantos outros.

A casa dos autores portugueses, mesmo sob o crivo apertado da Censura, nunca deixou de ser a casa dos grandes criadores do século XX, não lhes prometendo, em tempos obscuros, a liberdade que não lhes podia assegurar, mas lembrando-lhes que unidos num espaço comum e solidário seriam muito mais fortes. Deste modo, vendo alguns dos seus mais importantes criadores passarem pelas prisões do Estado Novo, de Júlio Pomar a José Afonso, a Urbano Tavares Rodrigues e a Carlos Paredes , a SPA sempre se regeu por uma ordem profunda e mobilizadora, a Ordem da Liberdade, o que lhe permitiu estar presente nos grandes combates que fortaleceram a cidadania, mostrando, logo a seguir ao 25 de Abril, que era aqui que os autores livres tinham o seu espaço e a sua referência mobilizadora.

Por isso, este acto praticado pelo Presidente Marcelo Rebelo de Sousa, que também é reconhecido autor, honra o muito que foi feito e responsabiliza-nos perante os perigos que ainda podem vir a pairar sobre a liberdade neste mundo turbulento e incerto onde tantos muros se erguem para nos dividir e inquietar. Uma grande exposição sobre a Censura e o modo como atingiu os autores e a cultura portuguesa será inaugurada em breve na SPA.

Outorgar a Ordem da Liberdade à casa dos autores portugueses e à causa que os une, fortalece e mobiliza é um acto de cidadania que lembra aos autores e à opinião pública que criar é uma forma superior de exercer e defender a liberdade, porque nos engrandece e exalta em cada dia que passa.</text:p>
          </table:table-cell>
          <table:table-cell office:value-type="string">
            <text:p>Por isso, este acto praticado pelo Presidente Marcelo Rebelo de Sousa, que também é reconhecido autor, honra o muito que foi feito e responsabiliza-nos perante os perigos que ainda podem vir a pairar sobre a liberdade neste mundo turbulento e incert</text:p>
          </table:table-cell>
          <table:table-cell office:value-type="string">
            <text:p>Culture</text:p>
          </table:table-cell>
          <table:table-cell office:value-type="string">
            <text:p>['25 de Abril', 'Cultura-Ípsilon', 'Estado Novo', 'Humberto Delgado', 'Opinião', 'PIDE', 'Presidente da República', 'SPA']</text:p>
          </table:table-cell>
          <table:table-cell office:value-type="string">
            <text:p>2016-12-02 10:23:39</text:p>
          </table:table-cell>
          <table:table-cell table:style-name="ce23" office:value-type="string" office:value="https://www.publico.pt/2016/12/02/culturaipsilon/opiniao/casa-dos-autores-ordem-da-liberdade-1753391">
            <text:p><text:a xlink:href="https://www.publico.pt/2016/12/02/culturaipsilon/opiniao/casa-dos-autores-ordem-da-liberdade-1753391">https://www.publico.pt/2016/12/02/culturaipsilon/opiniao/casa-dos-autores-ordem-da-liberdade-1753391</text:a></text:p>
          </table:table-cell>
          <table:table-cell table:number-columns-repeated="246"/>
        </table:table-row>
        <table:table-row table:style-name="ro1">
          <table:table-cell office:value-type="string">
            <text:p>5cf47d10896a7fea06010cd0</text:p>
          </table:table-cell>
          <table:table-cell office:value-type="string">
            <text:p>Coliseu do Porto, celebração e mudança</text:p>
          </table:table-cell>
          <table:table-cell office:value-type="string">
            <text:p>['Eduardo Paz Barroso']</text:p>
          </table:table-cell>
          <table:table-cell office:value-type="string">
            <text:p>Inaugurado há 75 anos, no dia 19 de Dezembro de 1941, o Coliseu Porto é hoje um símbolo universalizante da Cidade, porque se afirma como sala de espectáculos histórica em consonância com uma arquitectura de excelência e pioneira.

O Coliseu tem que comunicar consigo e com a realidade da qual faz parte com uma linguagem actual. Tinha e tem que se tornar contemporâneo, saber interpretar confluências, ajudar a construir o presente no plano da música e da oferta cultural, mas também ganhar um recuo crítico face à glorificação estética desse mesmo presente. Para poder dar a viver formas do tempo.

Num momento em que no Porto a Cultura passou a dignificar a Política, o Coliseu precisava de uma visão política, de participação e de discussão. E de se reorientar, no espaço simbólico e no conjunto dos equipamentos culturais numa lógica de complementaridade, valorizando a sua capacidade para prestar um serviço público. De ser inclusivo, multigeracional, não hegemónico, de encontro a uma heterotopia (como reivindica o filósofo Michel Foucault).

O edifício da Rua Passos Manuel está desde sempre ancorado numa ética e numa estética. Mas com o passar do tempo começou a ficar ultrapassado por uma nova realidade urbana e social. Na nova dinâmica entretanto criada neste tecido, a Cultura foi eleita como um factor essencial de enriquecimento e desenvolvimento. E enquanto isso, a sua maior casa de espectáculos estava arredada da nova geografia dos palcos. No final de 2014, na ausência reiterada de qualquer proposta ou iniciativa interessada em assumir os destinos do Coliseu, os principais responsáveis públicos envolvidos na sua gestão – A Câmara Municipal do Porto, a Área Metropolitana do Porto e o Estado – promoveram uma solução directiva na qual o presidente da autarquia, Rui Moreira e o então vereador da Cultura, Paulo Cunha e Silva, se envolveram de forma particularmente lúcida, empenhada e comprometida. E o Coliseu foi desafiado a crescer. A crescer com base em novos valores, sem deixar de preservar os seus princípios de sempre: a liberdade, a tolerância, a independência.

De imediato foi necessário elaborar um diagnóstico. E inverter o curso dos acontecimentos. Definir uma contenção sem miserabilismo. Racionalizar despesas e em simultâneo valorizar a marca Coliseu e o seu património. Sobretudo era imperativo definir uma estratégia e um projecto. Era urgente devolver o Coliseu à Cidade, às pessoas, aos públicos, aos artistas, ao mundo dos negócios do entretenimento e dos conteúdos musicais…. Mas neste particular sem permitir que a maior sala da Cidade e da região tivesse uma atitude passiva, subserviente.

Pensar o Coliseu hoje é contextualizar o palco e o ecrã onde desfilaram protagonistas e imagens míticas, exemplo maior de que a cultura é entretenimento e o entretenimento se faz cultura, num processo de liquidificação sociológica que nestes anos mais recentes o Porto exemplarmente tem experimentado. Logo no início da sua vida, este Coliseu é o resultado da acção empreendedora de mentalidades cosmopolitas, cientes do valor da iniciativa privada, da necessidade de ver e de compreender. É de elementar justiça evocar o acto fundador, com Joaquim José de Carvalho (e outros “homens bons da cidade”) e a Companhia de Seguros Garantia. Não se trata aqui de fazer historiografia, nem de fixar uma cronologia, ou de propor um exercício memorialista. A narrativa é conhecida, mas faz falta um ensaio histórico rigoroso e cientificamente relevante.

O Coliseu já foi lugar de muitas exibições, do cinema aos comícios políticos históricos, o que o leva revelar-se como objecto de pensamento em permanência. Fazer-se acontecimento quotidiano, popular e elitista ao mesmo tempo, sem evitar o paradoxo na sua heterodoxia, nem cair no elogio fácil do grande público. Sempre fiel à imensa diversidade desse mesmo público. Pertence ao núcleo de uma gramática essencial. “Cada cidade tem uma gramática” escreveu Vasco Graça Moura.

Esta casa de espectáculos que se desejava, e é magnífica, projectada por José Porto e Cassiano Branco, constituiu-se como elemento essencial da gramática portuense. Como décadas depois também vieram a ser o Museu de Arte Contemporânea de Serralves, a Casa da Música, ou como numa outra época fora o Teatro S. João, hoje Teatro Nacional. A esta geometria dos palcos, da profundidade e do visível, juntam-se naturalmente outras casas e ressonâncias, como o Rivoli, Teatro Municipal. Mas o Coliseu é diferente: motivo e orgulho de uma grande catarse urbana, quando foi resgatado e restituído à sua integridade em 1995. Passou definitivamente para o património de todos. Ameaçado e ferido na sua dignidade, foi preservado na sua função, na sua identidade, e na sua materialidade, graças à acção cívica e espontânea da consciência portuense. “É nosso”. E esta relação de propriedade e posse afectiva e colectiva actualizou-se porque se a Câmara do Porto esteve sempre atenta ao Coliseu da Cidade, hoje adoptou-o e relegitimou-o. E também por isso foi possível trazer novos e essenciais parceiros ao projecto, como as Misericórdias de Lisboa e do Porto.

É uma evidência que a catarse urbana de 1995 é determinante no lastro cultural do Coliseu. Mas pertence ao passado. Se considerarmos o tempo, o modo e as circunstâncias em que ocorreu, arriscamo-nos a que seja um fenómeno irrepetível. E indesejável. Nenhuma instituição pode viver a admirar o seu próprio passado. Nenhuma miragem serve de garantia ao presente, nem é moeda de troca no mercado dos conteúdos. E durante demasiado tempo, na fase mais recente da sua história, o Coliseu não olhou para si próprio de forma criativa. Distraiu-se de si e do que acontecia à sua volta. Nenhuma instituição cultural e artística se reduz a uma equação valor de aluguer versus tabela de preços. Numa palavra, acabou por entrar em crise, em agonia. Cerca de dois anos volvidos e no dia em que comemora 75 de existência é agora indispensável ao elogio da alegria, conjuga agradecimento e celebração, comunica com uma voz própria que é o caleidoscópio dos ecos que se ouvem nas salas e lhe chegam da rua e dos jardins.

Há dias o ministro da Cultura, Luís Filipe Castro Mendes afirmou que “o Estado não deixará cair o Coliseu”. A Cidade também não.</text:p>
          </table:table-cell>
          <table:table-cell office:value-type="string">
            <text:p>Há dias o ministro da Cultura, Luís Filipe Castro Mendes afirmou que “o Estado não deixará cair o Coliseu”. A Cidade também não.</text:p>
          </table:table-cell>
          <table:table-cell office:value-type="string">
            <text:p>Local</text:p>
          </table:table-cell>
          <table:table-cell office:value-type="string">
            <text:p>['Local', 'Opinião']</text:p>
          </table:table-cell>
          <table:table-cell office:value-type="string">
            <text:p>2016-12-19 15:34:44</text:p>
          </table:table-cell>
          <table:table-cell table:style-name="ce23" office:value-type="string" office:value="https://www.publico.pt/2016/12/19/local/opiniao/coliseu-do-porto-celebracao-e-mudanca-1755328">
            <text:p><text:a xlink:href="https://www.publico.pt/2016/12/19/local/opiniao/coliseu-do-porto-celebracao-e-mudanca-1755328">https://www.publico.pt/2016/12/19/local/opiniao/coliseu-do-porto-celebracao-e-mudanca-1755328</text:a></text:p>
          </table:table-cell>
          <table:table-cell table:number-columns-repeated="246"/>
        </table:table-row>
        <table:table-row table:style-name="ro1">
          <table:table-cell office:value-type="string">
            <text:p>5cf47d45896a7fea06010e4e</text:p>
          </table:table-cell>
          <table:table-cell office:value-type="string">
            <text:p>É tempo de mudar comportamentos</text:p>
          </table:table-cell>
          <table:table-cell office:value-type="string">
            <text:p>['José Fontelas Gomes']</text:p>
          </table:table-cell>
          <table:table-cell office:value-type="string">
            <text:p>O Conselho de Arbitragem (CA) tomou posse a 7 de Junho deste ano. Seis meses depois é tempo de prestar contas, algo que entendemos dever fazer junto dos sócios da FPF, dos clubes e também dos adeptos.

Agora que entramos em 2017, este artigo é também uma forma de partilhar a visão que temos para a arbitragem e a oportunidade para deixar um alerta.

Comecemos pelo balanço nas áreas prioritárias.

1. Nos últimos seis meses os árbitros portugueses foram nomeados para mais jogos da UEFA do que em igual período de 2015. Sendo positivo, haverá aqui ainda caminho a percorrer.

2. O CA vê todos os jogos das competições profissionais, o que lhe permite ter uma opinião global – algo que mais ninguém possui – sobre o trabalho das equipas de arbitragem. O visionamento é feito por técnicos especializados e actualizados. Globalmente, o trabalho das equipas de arbitragem tem sido positivo, apesar dos erros detectados. O nível pode e deve ser melhorado e os árbitros sabem-no. Também por isso, aumentámos o número de acções de formação contínua e melhorámos as condições de treino para os árbitros não internacionais.

3. O futebol português não pode ter só um ou dois árbitros preparados para as partidas entre as equipas que discutem a vitória nos campeonatos. É preciso dar condições e oportunidades a jovens promissores.

4. Fizemos acções de formação sobre as novas regras na quase totalidade dos clubes profissionais. No momento em que detectámos uma tendência gravosa para o futebol – o antijogo – não hesitámos em escrever aos clubes.

5. As nomeações são, por definição, públicas. Apesar disso, o CA tem partilhado informação, ajudando o público a entender os critérios.

6. Foi nomeada uma porta-voz do CA e a partilha de informação tornou-se um hábito.

7. A alteração da forma de classificação era uma ambição antiga dos árbitros. O CA aproximou-se no início desta época do sistema utilizado por UEFA e melhores Ligas da Europa.

8. O princípio da divulgação dos relatórios dos árbitros já foi aprovado pela Direcção da FPF. O tema está agora em estudo no CA, mas com a participação do Conselho de Disciplina. É um passo importante que vamos dar.

9. O CA tem participado com entusiasmo na fase de testes do vídeo-árbitro e foi com orgulho que recentemente acompanhou os árbitros portugueses que dirigiram jogos semi-live em Itália.

10. Outro dos nossos objectivos para os primeiros seis meses foi melhorar a percepção sobre o trabalho das equipas de arbitragem. Temos recebido, por esse esforço, sinais de satisfação vindos de pessoas ligadas ao futebol. Por outro lado, estamos profundamente decepcionados pela desinformação que ainda prevalece e que contamina e a todos prejudica. E é também por estes factos ocorrerem que escrevo este artigo.

A importância do diálogo

Acredito no diálogo como forma de construir. Acredito na crítica como forma de progredir. Acredito na franqueza como base de qualquer relação. Mas, infelizmente, muitos treinadores e dirigentes continuam a bater na tecla do desempenho do árbitro para explicar derrotas ou empates frustrantes. Este tipo de discurso pode levar a crer que a arbitragem portuguesa é medíocre. Quem, como nós, analisa o trabalho dos árbitros em todos os jogos, sabe que não é assim.

Aos árbitros cabe serem rigorosos, isentos, competentes. Não são infalíveis. O futebol português, no país campeão da Europa, já não está no ponto de aceitar as desculpas antigas e tão gastas de “a culpa foi do árbitro”.

Falhas pontuais das equipas de arbitragem podem gerar críticas pontuais.

O que já não é aceitável é que se continue a justificar falhas de objectivos desportivos com decisões dos árbitros.

O sector da arbitragem não aceita esse estigma.

Face ao tom das declarações sobre arbitragem, tomei a iniciativa de escrever ao presidente da Liga, Pedro Proença, manifestando a nossa profunda preocupação. Exigimos que a defesa do futebol profissional passe pela salvaguarda de todos os agentes desportivos. Todos, sublinho.

Em 2017 não vamos permitir que a dignidade e a honra dos árbitros seja colocada em causa.

Em 2017, quem passar essa linha terá de ser responsabilizado. Não duvidem: da nossa parte tudo faremos para que assim seja, na defesa dos árbitros, da arbitragem e do futebol português.

O Conselho de Disciplina da FPF tem vindo a trabalhar no sentido de ter instrumentos cada vez mais eficazes para assegurar a responsabilidade disciplinar de quem prestar declarações ofensivas para os árbitros. É um sinal que muito saudamos.

Pela parte do CA podem contar com novas propostas para o quadro disciplinar relacionadas com ofensas e com o levantamento de suspeitas da conduta dos árbitros.

Não teremos receio de sugerir o agravamento das sanções, mas preferimos evitá-las. A aposta de todos deve ser, por isso, a pedagogia e a formação.

Pelo nosso lado, temos perfeita consciência do que ainda tem de ser feito para tornar a arbitragem portuguesa mais competente e reafirmamos a importância do diálogo com todos os agentes desportivos.

2016 foi um ano fantástico para o futebol português. 2017 tem tudo para voltar a sê-lo.

Com maior sentido de responsabilidade, pode até ser um ano exemplar no respeito e no bom relacionamento.

Ganha o futebol português e ganhamos, com isso, todos nós.

Presidente do Conselho de Arbitragem da FPF</text:p>
          </table:table-cell>
          <table:table-cell office:value-type="string">
            <text:p>O nível das arbitragens tem sido positivo, mas os árbitros são os primeiros a saber que há espaço para melhorar. O mesmo sucede com dirigentes e treinadores, cujo comportamento, decepcionante, precisa de ser alterado. Em 2017, o Conselho de Arbitrag</text:p>
          </table:table-cell>
          <table:table-cell office:value-type="string">
            <text:p>Sports</text:p>
          </table:table-cell>
          <table:table-cell office:value-type="string">
            <text:p>['Arbitragem', 'Desporto', 'Futebol', 'Futebol nacional', 'Opinião']</text:p>
          </table:table-cell>
          <table:table-cell office:value-type="string">
            <text:p>2016-12-28 07:40:00</text:p>
          </table:table-cell>
          <table:table-cell table:style-name="ce23" office:value-type="string" office:value="https://www.publico.pt/2016/12/28/desporto/opiniao/e-tempo-de-mudar-comportamentos-1756256">
            <text:p><text:a xlink:href="https://www.publico.pt/2016/12/28/desporto/opiniao/e-tempo-de-mudar-comportamentos-1756256">https://www.publico.pt/2016/12/28/desporto/opiniao/e-tempo-de-mudar-comportamentos-1756256</text:a></text:p>
          </table:table-cell>
          <table:table-cell table:number-columns-repeated="246"/>
        </table:table-row>
        <table:table-row table:style-name="ro1">
          <table:table-cell office:value-type="string">
            <text:p>5cf47cb5896a7fea0600fb12</text:p>
          </table:table-cell>
          <table:table-cell office:value-type="string">
            <text:p>Educação para a Sexualidade: Desafios à Liberdade em Portugal</text:p>
          </table:table-cell>
          <table:table-cell office:value-type="string">
            <text:p>['Fernando Adão da Fonseca']</text:p>
          </table:table-cell>
          <table:table-cell office:value-type="string">
            <text:p>Apesar das muitas polémicas que se vão repetindo sobre as costumeiras discussões em torno dos direitos laborais dos professores e dos diversos modelos de financiamento possíveis para a escola portuguesa, o certo é que a actual organização centralizada e monopolista do sistema educativo português é, em traços gerais, tristemente igual à que existia durante a vigência do Estado Novo.

Em última instância, olhando até de forma alargada para estes últimos cem anos da história da educação em Portugal, percebemos logo que a estagnação grassa em todos os momentos e nas épocas diferentes pelas quais fomos passando. A escola que hoje temos, num regime que se diz livre e apologista da liberdade é, grosso modo, a mesma escola que o Estado Novo instituiu, que não só não usa nem motiva a liberdade, como ainda está obsoleta quando pensamos que não responde com qualidade aos desafios que o país lhe coloca actualmente.

Mas, mesmo num regime que herdou do período anterior à revolução de 1974 as práticas totalitárias próprias de outros tempos, e que, de forma centralizada e monolítica, amordaça as escolas e os professores e despreza o direito constitucional à liberdade de educação dos alunos e das suas famílias, surgem pontualmente polémicas estéreis que “atiram areia aos olhos” dos portugueses e ajudam os “senhores feudais” detentores do poder político a alimentar uma teia obscura de interesses diversos que conseguem definir como subversiva a possibilidade de Portugal, à imagem do que vai progressivamente acontecendo noutros países mais evoluídos, também poder aspirar a assumir a liberdade como pilar principal no seu edifício educativo.

A educação para a sexualidade, nos termos em que voltou a ser discutida ao longo das últimas semanas, é mais um excelente exemplo desta situação, mostrando bem que o desconhecimento atroz ? senão mesmo má-fé ? por parte dos principais responsáveis por este sector, resulta em graves malefícios que afectam de sobremaneira o futuro de Portugal e dos portugueses. Diz de forma claríssima a nossa Constituição (nº2 do artigo 43º), que o Estado “não pode programar a educação e a cultura segundo quaisquer directrizes filosóficas, estéticas, políticas, ideológicas ou religiosas”. Ora, no que à sexualidade diz respeito, o cerne fracturante do problema coloca-se precisamente no facto de esta ser uma matéria que cabe totalmente no âmbito deste artigo, devendo espelhar de forma directa a forma como cada família entende, vive e sente essa questão.

Por isso, a definição administrativa, centralizada e autoritária de um programa educativo para a sexualidade, no qual a perspectiva de cada escola e de cada professor possa ser imposta, dependente das opções ideológicas e/ou das crenças político-religiosas que possam ter, não só contraria gravemente este princípio básico da liberdade de educação, como representa um verdadeiro atentado contra o que está definido na Constituição.

O facto de uma determinada escola poder desenvolver determinado tipo de abordagens à sexualidade com as quais as famílias discordem, sem que estas, por seu turno, tenham sequer o direito básico de trocar os seus filhos para outra escola onde porventura pudessem encontrar uma abordagem a esta questão que estivesse em linha com aquilo que desejam para os seus educandos, é pura e simplesmente uma forma encapotada de ditadura que desrespeita de forma muito perigosa aquela que é a principal conquista que a revolução de 74 pretendeu garantir aos portugueses: a liberdade.

O conceito de “Estado Educador”, que constrange através do seu poder político e financeiro as liberdades filosóficas, estéticas, políticas, ideológicas ou religiosas dos portugueses, opõe-se à própria liberdade, assumindo totalitariamente o seu desprezo pelo direito constitucional à liberdade de educação dos alunos e das suas famílias.

Se isto é claro e linear no que diz respeito ao direito de ser livre para ensinar e para aprender, mais claro é ainda quando aplicado a matérias fracturantes como é a da sexualidade, por se tratar de uma área estruturante e essencial na formação da personalidade humana e na identidade futura dos alunos portugueses.

As directrizes quanto à educação para a sexualidade terão de estar totalmente sujeitas ao direito à educação inalienável das famílias. Neste sentido, só faz sentido falar em educação para a sexualidade nas escolas quando as escolas e os professores forem completamente livres para elaborarem e apresentaram os projectos educativos que acreditam ser os mais adequados, e aos pais for reconhecido o direito de escolherem a escola que entenderem mais adequada para os seus filhos, optando livre e esclarecidamente por aquela que melhor lhes garantir o cumprimento dos pilares estruturais da educação que defendem.

Até isso acontecer, todas as polémicas geradas a partir deste assunto são meras formas de ditadura e de ataque à liberdade, que objectivamente desviam a atenção dos portugueses para o maior dos problemas: a falta de liberdade de educação e as consequências que dela advêm.</text:p>
          </table:table-cell>
          <table:table-cell office:value-type="string">
            <text:p>Todas as polémicas geradas a partir deste assunto são meras formas de ditadura e de ataque à liberdade.</text:p>
          </table:table-cell>
          <table:table-cell office:value-type="string">
            <text:p>Local</text:p>
          </table:table-cell>
          <table:table-cell office:value-type="string">
            <text:p>['Educação', 'Estado Novo', 'Opinião', 'Portugal']</text:p>
          </table:table-cell>
          <table:table-cell office:value-type="string">
            <text:p>2017-01-05 17:00:09</text:p>
          </table:table-cell>
          <table:table-cell table:style-name="ce23" office:value-type="string" office:value="https://www.publico.pt/2017/01/05/opiniao/opiniao/educacao-para-a-sexualidade-desafios-a-liberdade-em-portugal-1757235">
            <text:p><text:a xlink:href="https://www.publico.pt/2017/01/05/opiniao/opiniao/educacao-para-a-sexualidade-desafios-a-liberdade-em-portugal-1757235">https://www.publico.pt/2017/01/05/opiniao/opiniao/educacao-para-a-sexualidade-desafios-a-liberdade-em-portugal-1757235</text:a></text:p>
          </table:table-cell>
          <table:table-cell table:number-columns-repeated="246"/>
        </table:table-row>
        <table:table-row table:style-name="ro1">
          <table:table-cell office:value-type="string">
            <text:p>5cf47c22896a7fea0600f88e</text:p>
          </table:table-cell>
          <table:table-cell office:value-type="string">
            <text:p>Salve, Fernando Assis Pacheco</text:p>
          </table:table-cell>
          <table:table-cell office:value-type="string">
            <text:p>['Francisco Louçã']</text:p>
          </table:table-cell>
          <table:table-cell office:value-type="string">
            <text:p>O livro Tenho Cinco Minutos para Contar uma História é uma memória daquele jornalista, ou poeta, ou prosador, que faria 80 anos e que anda a gozar com toda a gente. É por gozo que nos manda estas crónicas repescadas em papéis, que as gravações são escassas, e que deram em voz de rádio entre 1977 e 1978, na RDP.

O homem, “coimbrinha de nascimento e alfacinha pelo local de trabalho”, ficou famoso pela participação num concurso de TV, a Cornélia, com um empreendimento familiar que fizera dele um pop star. “Aqui há quatro meses as mães aproximavam-se de mim e diziam aos meninos pequenos: ‘Vá, dá lá um beijinho ao senhor da Cornélia!’,”explica-nos ele, envergonhado por, depois de tanto beijo, ainda ter sido transformado em cromo da caderneta do concurso. O certo é que ficou famoso, mas o merecimento era maior do que a pilhéria de umas noites de TV.

Assis Pacheco vem de uma história de galeguices, de um avô que atravessou para Portugal para vender panos pelas feiras e que era pesado com o cajado nos lombos de quem lhe agourasse. Por cá instalados, os Pachecos arribaram a Coimbra e o Fernando à universidade. Fez tropa e rimas e deu em jornalista.

Como Dinis Machado, um escritor de que tanto gostava, ele dava em flanar. “Fica-se por aí, homem de poucas falas, desconfiado talvez de que a glória (ah, a glória...) não passa de um engodo das Parcas, as cabras das Parcas, dissimulando a tesoura na dobra véstia. Do que ele parece que gosta é de flanar, mais flanar do que falar, de flanar claro, diria eu.” Só que Assis Pacheco era mesmo de flanar, de falar e sobretudo de escrever.

As crónicas são o registo em papel daquelas falas. Nelas nos conta como viajou a cobrir jogos de futebol na Alemanha, ou a acompanhar um escritor, José, não se deite a adivinhar, era o Cardoso Pires, desembarcando ambos na Dinamarca para receberem toda a hospitalidade, incluindo “saborear um amável peixe de coloração encarnada, em português ‘rodovalho’, cozido na altura, como deve ser, cercado de batatas novas e, ó José, que bem me lembro, suicidado num molho branco e doce, com leite, açúcar, etc., que ia agonizando toda a história da Literatura Portuguesa dos últimos 40 anos.” O viajante gosta de Cesário Verde, vendedor de ferragens, dono de poesia ao balcão, que morreu tísico aos trinta e muito pouco, lembra o Joaquim Agostinho e antes dele o Alves Barbosa e os ciclistas perdidos por esse mundo, regista as conversas entre passageiros de eléctrico, manda recado ao Arnaut que entrou para o governo, para os assuntos sociais, é um rapaz da minha geração lá de Coimbra e dará conta do recado, conta matreiro como chegou à Conservatória para o casamento, na bicicleta do cabo enfermeiro Barra e com um grãozito na asa, para ser solenemente admoestado pelo chefe de balcão – este Assis Pacheco é uma torrente, qual flanar.

É saboroso: e não é que o oficial da censura continuou a insistir com o jornal, pela tarde de 25 de abril, que as provas estavam atrasadas, até o telefone ficar a tocar sozinho? É pícaro: revela a “sociedade aldrabófona nacional”, como aquele homem que lhe pediu duas vezes um contributo para o funeral da mesma esposa estimada com poucos anos de intervalo. É jornalista: “Sento-me na bancada, acendo um cigarro e vejo calmamente os 90 minutos de chuto na bola, divertindo-me imenso com a paranóia ambiente. No meu tempo dizíamos ‘fora o árbitro’ e a boca escaldava com tanta enormidade; hoje um estudioso poderia aproveitar os sábados e domingos para se por à la page com o calão mais recente e sofisticado, e sobrar-lhe-ia tempo para admirar como o português, esse brando de costumes, enriquece a língua por dá cá aquela finta.” Este Assis Pacheco era tudo.

Salve, Fernando.</text:p>
          </table:table-cell>
          <table:table-cell office:value-type="string">
            <text:p>O livro Tenho Cinco Minutos para Contar uma História é uma memória daquele jornalista, ou poeta, ou prosador, que faria 80 anos e que anda a gozar com toda a gente. É por gozo que nos manda estas crónicas repescada</text:p>
          </table:table-cell>
          <table:table-cell office:value-type="string">
            <text:p>Culture</text:p>
          </table:table-cell>
          <table:table-cell office:value-type="string">
            <text:p>['Cultura-Ípsilon', 'Dinis Machado', 'Literatura', 'Livros', 'Opinião']</text:p>
          </table:table-cell>
          <table:table-cell office:value-type="string">
            <text:p>2017-02-01 06:23:00</text:p>
          </table:table-cell>
          <table:table-cell table:style-name="ce23" office:value-type="string" office:value="https://www.publico.pt/2017/02/01/culturaipsilon/opiniao/salve-fernando-assis-pacheco-1760277">
            <text:p><text:a xlink:href="https://www.publico.pt/2017/02/01/culturaipsilon/opiniao/salve-fernando-assis-pacheco-1760277">https://www.publico.pt/2017/02/01/culturaipsilon/opiniao/salve-fernando-assis-pacheco-1760277</text:a></text:p>
          </table:table-cell>
          <table:table-cell table:number-columns-repeated="246"/>
        </table:table-row>
        <table:table-row table:style-name="ro1">
          <table:table-cell office:value-type="string">
            <text:p>5cf47bad896a7fea0600f696</text:p>
          </table:table-cell>
          <table:table-cell office:value-type="string">
            <text:p>A turistificação do Porto e a câmara municipal: uma relação complicada</text:p>
          </table:table-cell>
          <table:table-cell office:value-type="string">
            <text:p>['Pedro Lourenço']</text:p>
          </table:table-cell>
          <table:table-cell office:value-type="string">
            <text:p>1. O debate sobre a turistificação das cidades está a conquistar o seu espaço. No Porto, o 20.º aniversário da classificação do centro histórico como Património Mundial da Humanidade motivou a discussão sobre os efeitos perversos do turismo de massas. Já não era sem tempo.

2. Importa, primeiro, esclarecer um ponto: quem critica a "turistificação da cidade" não está contra o "turismo na cidade", mas sim contra a completa desregulação em que vem sendo feito, pondo em causa o equilíbrio saudável entre o turismo e os habitantes do Porto.

3. O Presidente da Câmara Municipal do Porto (CMP), Rui Moreira, veio a público defender-se das críticas que o acusam de ignorar o lado problemático da vaga turística na cidade (PÚBLICO, 05.12.2016), elencando alguns dos benefícios que "o turismo representa" e que "seria absurdo não aproveitar": proliferação do comércio, criação de postos de trabalho, reabilitação urbana.

4. Como é evidente, não são estes efeitos positivos que preocupam quem tem alertado para a turistificação. E, mais uma vez, o que falta a Rui Moreira é uma reflexão sobre os seus efeitos mais perversos e a definição de políticas que os evitem ou contrariem.

5. Comecemos pela identificação do problema: o boom da especulação imobiliária e do mercado de alojamento local, dos últimos anos, acentuou significativamente a “expulsão” de moradores do centro histórico. O aumento brutal das rendas e a conversão massiva de apartamentos para arrendamento de curta duração (são 91% dos pedidos de licenciamento da Porto Vivo em 2016) criaram hoje uma pressão insuportável para muitos dos habitantes que lá permanecem, e dificultam a vida de quem para lá gostaria de se mudar.

A renovação de muitos edifícios não se tem traduzido, no entanto, num maior acesso à habitação no centro histórico. A face mais visível da nova “reabilitação urbana” tem sido, aliás, a proliferação indiscriminada de grandes hotéis — co-financiados por milhões de euros em fundos comunitários —, muitas vezes mantendo intactas apenas as fachadas. O centro histórico está a transformar-se num gigantesco e exclusivo condomínio para turistas.

Por outro lado, a actividade das plataformas online de arrendamento (Airbnb) continua completamente desregulada, permitindo que metade dos apartamentos do Porto aí disponíveis não estejam sequer registados nem paguem ao Fisco (Expresso, 03.12.2016).

6. Diz Rui Moreira que "o grande desafio [...] é o de garantir que o turismo, regulado e disciplinado, contribui para o desenvolvimento económico, social e cultural da cidade, sem afectar a sua sustentabilidade e sem a desfigurar". O problema é que não bastam boas intenções, são mesmo precisas decisões. E essas, infelizmente, Rui Moreira não as toma. Qual a posição oficial da CMP sobre a “modernização” da Estação de São Bento? Concorda? Que medidas vai tomar?

7. São conhecidas muitas soluções. Este problema não é novo, nem afecta apenas o Porto. Por exemplo, a autarquia de Barcelona suspendeu o licenciamento de hotéis durante um ano e criou o Conselho Municipal do Turismo e Cidade, para delinear uma estratégia sobre “o modelo de cidade que queremos e o desenvolvimento turístico que mais se adequa à cidade”. Outras cidades regulamentaram a actividade das plataformas online e têm aplicado coimas pelo seu incumprimento.

A criação de uma taxa turística pode ser útil se os recursos obtidos forem canalizados para a reabilitação de edifícios municipais devolutos e para criar arrendamento a preços controlados no centro da cidade. A hesitação em avançar tem feito a autarquia perder importantes recursos nos últimos três anos.

Exigia-se, sobretudo, que a CMP liderasse a discussão e a procura colectiva de respostas. Desconhece-se, no entanto, qualquer iniciativa sua para o fazer.

8. Os interesses financeiros e imobiliários estão como querem e a câmara tudo permite. O processo de turistificação do centro histórico do Porto está em ritmo “acelerado” e exige respostas políticas urgentes, sob pena de se tornar irreversível. Não estamos condenados a ter de escolher entre uma cidade “em ruínas” ou uma cidade turistificada, onde apenas os mais ricos podem viver no centro histórico e onde a ideia de “Direito à Cidade” é apenas uma miragem de alguns. Como diz uma amiga — activista na cidade —, “não haverá turismo no longo prazo se não houver pessoas no Porto”.

É urgente mobilizar a cidade para recuperar o tempo perdido.

Farmacêutico, membro da Concelhia do Porto do Bloco de Esquerda</text:p>
          </table:table-cell>
          <table:table-cell office:value-type="string">
            <text:p>Os interesses financeiros e imobiliários estão como querem e a câmara tudo permite.</text:p>
          </table:table-cell>
          <table:table-cell office:value-type="string">
            <text:p>Local</text:p>
          </table:table-cell>
          <table:table-cell office:value-type="string">
            <text:p>['Câmara do Porto', 'Local', 'Opinião', 'Porto', 'Reabilitação urbana', 'Rui Moreira', 'Turismo']</text:p>
          </table:table-cell>
          <table:table-cell office:value-type="string">
            <text:p>2017-02-11 01:47:00</text:p>
          </table:table-cell>
          <table:table-cell table:style-name="ce23" office:value-type="string" office:value="https://www.publico.pt/2017/02/11/local/opiniao/a-turistificacao-do-porto-e-a-camara-municipal-uma-relacao-complicada-1761586">
            <text:p><text:a xlink:href="https://www.publico.pt/2017/02/11/local/opiniao/a-turistificacao-do-porto-e-a-camara-municipal-uma-relacao-complicada-1761586">https://www.publico.pt/2017/02/11/local/opiniao/a-turistificacao-do-porto-e-a-camara-municipal-uma-relacao-complicada-1761586</text:a></text:p>
          </table:table-cell>
          <table:table-cell table:number-columns-repeated="246"/>
        </table:table-row>
        <table:table-row table:style-name="ro1">
          <table:table-cell office:value-type="string">
            <text:p>5cf47b6b896a7fea0600f57c</text:p>
          </table:table-cell>
          <table:table-cell office:value-type="string">
            <text:p>Futebol sem roque</text:p>
          </table:table-cell>
          <table:table-cell office:value-type="string">
            <text:p>['Luís de Sousa']</text:p>
          </table:table-cell>
          <table:table-cell office:value-type="string">
            <text:p>A governança do futebol português está em crise, mas as autoridades do sector e alguns dirigentes desportivos continuam a enterrar a cabeça na areia. Atacar os sintomas de uma crise há muito anunciada com medidas paliativas é tentar tapar o sol com a peneira. É preciso ir à raiz do problema.

Há uma percepção negativa em relação à ética profissional da arbitragem portuguesa que tarda em ser analisada. Iniciar uma discussão desta natureza no actual contexto não é tarefa fácil, atendendo à clivagem que o tema abriu no debate público. Do lado de quem lidera o campeonato, considera-se que há um escrutínio quase doentio de qualquer decisão – dentro e fora de campo – e que toda esta indignação não passa dum queixume sem jeito de quem perde e que procura ofuscar o mérito do colectivo de quem ganha. Do lado de quem se sente lesionado, há a percepção de que a arbitragem tem influenciado os resultados e que a diferença de pontos entre a liderança e a concorrência directa não seria tão significativa se o campo estivesse mais nivelado.

É preciso espaço e abertura para reflectir sobre as questões que estão na base da crescente indignação por parte dos adeptos e amantes desta modalidade desportiva. A alegada falta de imparcialidade da arbitragem é apenas uma dimensão de uma série de problemas que afectam a qualidade da governança do futebol português: da falta de transparência na gestão dos clubes ao sectarismo mediático; do proteccionismo político sob a forma de perdões e benefícios fiscais à influência indevida dos clubes nos órgãos de governo da modalidade; da manipulação de resultados à oferta de prendas e hospitalidade aos árbitros (Recordamos a este propósito que num inquérito realizado pela TIAC [Transparência e Ingeridade] aos membros da Associação Portuguesa de Árbitros de Futebol em 2013, aproximadamente um em cada dois árbitros admitiam a oferta de serviços de prostituição a árbitros portugueses em competições nacionais).

Todos estes problemas resultam numa péssima imagem da governança do futebol português. Ignorar as questões de fundo ou assumir uma postura corporativa, não é solução. A tentativa de agravamento das sanções disciplinares para quem levantar suspeitas sobre a conduta dos árbitros veiculada durante a última reunião do Conselho de Arbitragem, é deitar óleo na fogueira.

Bem mais útil seria reflectir sobre a forma como os conflitos de interesses na arbitragem estão regulados e são (ou não são) geridos. Todos os árbitros têm o seu “clube do coração” (o que é legítimo), mas para não serem acusados de serem sectários, tendem a esconder a sua preferência ou filiação em vez de a tornar transparente. (In)felizmente, essas relações acabam, mais cedo ou mais tarde, por serem descortinaras na imprensa e redes sociais, com enorme prejuízo para a imagem de rigor e imparcialidade da arbitragem portuguesa. As preferências clubísticas do árbitros seriam um mal menor se estes não tivessem funções de arbítrio e decisão. Há um fraco entendimento do que é um conflito de interesses, aparente, potencial ou real por parte dos árbitros e das autoridades que tutelam o seu trabalho.

É necessário que instâncias de governo do futebol português façam um diagnóstico dos riscos de integridade no sector e desenvolvam, de acordo com as melhores práticas internacionais, um conjunto de medidas que lhes permitam intervir de forma oportuna e fundamentada, algo que tem sido preterido em favor de uma repressão selectiva e pouco convincente.

Pensarmos que tudo isto é ruído, normal ou expectável, atendendo à natureza do campeonato português (rotativismo de dois clubes e concentração da quase totalidade dos recursos e adeptos em três grandes clubes), é um discurso que obviamente convém a quem beneficia deste estado de coisas, mas que em nada contribui para elevar a imagem do futebol português.

P.S. – Declaração de interesses: o autor é sócio do SCP.</text:p>
          </table:table-cell>
          <table:table-cell office:value-type="string">
            <text:p>Todos os árbitros têm o seu “clube do coração” (o que é legítimo), mas para não serem acusados de serem sectários, tendem a esconder a sua preferência ou filiação em vez de a tornar transparente.</text:p>
          </table:table-cell>
          <table:table-cell office:value-type="string">
            <text:p>Sports</text:p>
          </table:table-cell>
          <table:table-cell office:value-type="string">
            <text:p>['Arbitragem', 'Desporto', 'Futebol nacional', 'Opinião']</text:p>
          </table:table-cell>
          <table:table-cell office:value-type="string">
            <text:p>2017-02-26 07:38:00</text:p>
          </table:table-cell>
          <table:table-cell table:style-name="ce23" office:value-type="string" office:value="https://www.publico.pt/2017/02/26/desporto/opiniao/futebol-sem-roque-1763184">
            <text:p><text:a xlink:href="https://www.publico.pt/2017/02/26/desporto/opiniao/futebol-sem-roque-1763184">https://www.publico.pt/2017/02/26/desporto/opiniao/futebol-sem-roque-1763184</text:a></text:p>
          </table:table-cell>
          <table:table-cell table:number-columns-repeated="246"/>
        </table:table-row>
        <table:table-row table:style-name="ro1">
          <table:table-cell office:value-type="string">
            <text:p>5cf47b10896a7fea0600f3dc</text:p>
          </table:table-cell>
          <table:table-cell office:value-type="string">
            <text:p>Fachadismo: a morte da (autenti)cidade de Lisboa</text:p>
          </table:table-cell>
          <table:table-cell office:value-type="string">
            <text:p>['Nuno Almeida']</text:p>
          </table:table-cell>
          <table:table-cell office:value-type="string">
            <text:p>O debate sobre a intervenção nos centros urbanos chegou a um novo patamar com a queixa na justiça contra o edifício projetado por Souto de Moura na Praça das Flores. É uma situação preocupante que põe em causa a capacidade dos arquitetos intervirem originalmente nos centros urbanos quando já existem diversos obstáculos à renovação arquitetónica dos centros históricos. O resultado será uma cidade cada vez mais presa ao passado, superficial e desinteressante, uma Veneza a tender cada vez mais para o Venetian de Las Vegas, uma caricatura de si mesma sofrendo uma gradual desertificação cultural e de população, mais pobre mas mais cara.

A queixa é “apoiada” por uma petição online que adota a errónea equivalência entre histórico e antigo, atribuindo a ambos um valor insuperável por qualquer intervenção de linguagem contemporânea. Esta argumentação, em parte também sustentada pelo PDM, incentiva o esventramento das estruturas existentes e a manutenção de fachadas. Muitas vezes estas intervenções aumentam significativamente o volume construído, desvirtuando as já de si irrelevantes fachadas; outras, as fachadas condicionam os programas e tipologias criando uniformização na oferta. Estas limitações contribuem para a desertificação dos centros urbanos.

No entanto, o aspeto mais pernicioso desta atitude em relação ao antigo é a sua progressiva generalização. Quando a consequência é uma queixa na justiça ou a condenação na imprensa, não é de surpreender que os técnicos nas câmaras se mostrem avessos aos riscos da aprovação de projetos potencialmente polémicos. Se essa é a atitude conhecida dos técnicos camarários, é também natural que os clientes prefiram avançar já com uma proposta de manutenção de fachada, às vezes com custos elevados, com a esperança de acelerar a aprovação. Os próprios arquitetos, com honorários limitados, terão algum incentivo para partir já desse pressuposto. Esta sequência contribui para o crescente empobrecimento das áreas que se pretendem valorizar.

A petição revolta-se também contra o alegado tratamento preferencial de um “arquiteto galardoado”. Realmente, não devem ser os arquitetos a ser avaliados, mas sim os projetos. É um ponto importante ainda que não existam estudos conhecidos sobre a realidade dessa situação. No caso específico do arquiteto Souto de Moura, existem dois projetos seus em curso que preveem a manutenção de fachadas. Não apoiando o tratamento preferencial de “arquitetos estrela”, o reverso desta medalha é os centros urbanos atraírem cada vez menos intervenções de arquitetos de renome.

São poucas as soluções de fachadismo positivas e mais raras ainda as que se tornam obras de referência para o futuro. Exemplos do contrário abundam, um deles, duplamente virado para o passado, é o edifício do Comércio do Porto, na Avenida dos Aliados, no Porto. Nos anos 1990, o edifício foi esventrado tendo sido mantida a fachada monumental “beaux arts” de 1930 devido, supõe-se, ao seu elevado valor estético e histórico. A ironia é que Rogério de Azevedo, o arquiteto, tinha visto o seu projeto original indeferido pela Comissão Estética da Câmara e foi forçado a harmonizar a sua fachada com os restantes edifícios da Avenida. O que ele pensava da estética monumental “beaux arts” pode ser inferido do seu projeto para a Garagem do Comércio do Porto — contíguo ao anterior edifício —, concluído apenas dois anos mais tarde e um dos primeiros e mais importantes exemplos do modernismo em Portugal.

A intervenção nos centros urbanos aproxima-se cada vez mais da taxidermia (literalmente do grego: ordenamento da pele), como um jardim zoológico que preferisse ter versões empalhadas das espécies extintas a exibir exemplares vivos e contemporâneos. A cidade sempre foi o somatório de intervenções de várias épocas que rompem em maior ou menor grau com as anteriores. A raridade das intervenções contemporâneas só contribui para fazer sobressair e contrastar os poucos exemplos que surgem. Na tentativa de salvaguardar a sua autenticidade, a cidade que estagna a sua própria evolução está a condenar-se ao seu esvaziamento cultural. A uma cidade com futuro não basta parecer autêntica, tem também de o ser.</text:p>
          </table:table-cell>
          <table:table-cell office:value-type="string">
            <text:p>Na tentativa de salvaguardar a sua autenticidade, a cidade que estagna a sua própria evolução está a condenar-se ao seu esvaziamento cultural.</text:p>
          </table:table-cell>
          <table:table-cell office:value-type="string">
            <text:p>Local</text:p>
          </table:table-cell>
          <table:table-cell office:value-type="string">
            <text:p>['Arquitectura', 'Câmara de Lisboa', 'Lisboa', 'Local', 'Opinião', 'Património']</text:p>
          </table:table-cell>
          <table:table-cell office:value-type="string">
            <text:p>2017-03-14 06:55:00</text:p>
          </table:table-cell>
          <table:table-cell table:style-name="ce23" office:value-type="string" office:value="https://www.publico.pt/2017/03/14/local/opiniao/fachadismo-a-morte-da-autenticidade-de-lisboa-1765043">
            <text:p><text:a xlink:href="https://www.publico.pt/2017/03/14/local/opiniao/fachadismo-a-morte-da-autenticidade-de-lisboa-1765043">https://www.publico.pt/2017/03/14/local/opiniao/fachadismo-a-morte-da-autenticidade-de-lisboa-1765043</text:a></text:p>
          </table:table-cell>
          <table:table-cell table:number-columns-repeated="246"/>
        </table:table-row>
        <table:table-row table:style-name="ro1">
          <table:table-cell office:value-type="string">
            <text:p>5cf47ac5896a7fea0600f1cc</text:p>
          </table:table-cell>
          <table:table-cell office:value-type="string">
            <text:p>Os investigadores científicos não existem</text:p>
          </table:table-cell>
          <table:table-cell office:value-type="string">
            <text:p>['Paulo Granjo']</text:p>
          </table:table-cell>
          <table:table-cell office:value-type="string">
            <text:p>A vida reserva-nos, por vezes, surpresas destas. Ao ler o relatório governamental acerca das situações de precariedade na administração pública (Levantamento dos Instrumentos de Contratação de Natureza Temporária na Administração Pública, de 31 de Janeiro de 2017), descobri que não existo.

Pelo menos, lendo tudo o que é dito acerca de contratos a termo na ciência e ensino superior, nunca encontro qualquer referência aos chamados “Investigadores Laboratório Associado” (iLAB), nem aos mais recentes Investigadores FCT (iFCT). Acontece que estes são, na área científica, os casos mais evidentes de contratos precários que estão desajustados das funções exercidas.

Os iLAB são contratados, através de concurso internacional, ao abrigo do financiamento estratégico que é atribuído aos centros de investigação mais cotados. Esse financiamento está associado a um plano de trabalho plurianual que a instituição se compromete a realizar, sendo a contratação destes investigadores incluída no financiamento, precisamente, por ser considerada imprescindível à concretização desse plano.

Não obstante, depois de até 2009 terem estado contratados a prazo e se ter então verificado que isso era ilegal, estes cientistas assinam um contrato a termo incerto, que poderá ser rescindido a qualquer momento. Tal não tem acontecido, exatamente, porque desempenham funções que constituem necessidades permanentes e porque contribuem, com o seu trabalho, para que as suas instituições continuem a obter excelentes avaliações e o financiamento a isso associado. Os primeiros de entre eles já o fazem há 13 anos.

Os iFCT têm contratos a prazo de cinco anos, indo os dos primeiros 200 contratados acabar em breve. Quando se candidataram aos seletivos concursos internacionais nos quais foram selecionados, tiveram que apresentar um projeto de investigação. No entanto, um item importante da sua avaliação era a adequação dos seus projetos aos planos estratégicos dos centros de investigação onde queriam trabalhar. Ou, por outras palavras, o seu programa de trabalho não é meramente pessoal, mas também ele uma contribuição necessária ao trabalho corrente da instituição onde investigam. Instituição essa que, por sua vez, tinha que declarar a sua intenção de vir a contratar em definitivo esse cientista, caso tivesse possibilidade.

Em ambos os casos estamos, assim, perante contratos a termo que cumprem as três condições apontadas pelo Governo para a sua integração no processo de regularização da precariedade na administração pública: têm subordinação hierárquica e horário completo, o que aliás é explicitado nos seus contratos, para além de desempenharem funções que correspondem a necessidades permanentes.

Ora, como essas pessoas existem às largas centenas e não estão no relatório, ou alguém por lapso se esqueceu delas, ou alguém tentou deliberadamente ocultar a sua existência.

De facto, o texto governativo parece sugerir que os casos de contratos a termo na ciência e no ensino superior se restringem aos professores convidados, mas os números apresentados não correspondem àqueles que já eram oficialmente conhecidos. Parece também sugerir (num parágrafo ambíguo e que tanto pode incluí-los como não, consoante a interpretação) que os restantes são pessoas contratadas como mão-de-obra para os habituais projetos de investigação de três anos. Mas nunca são mencionados, nem nunca é explicitada a sua situação, bem diferente dessa.

Este silêncio ensurdecedor não terá sequer a ver com questões de deficit, ou de volume do Orçamento do Estado. De facto, a regularização dos contratos destes trabalhadores científicos e a sua integração definitiva na administração pública não apresenta custos suplementares, já que recebem o mesmo que os seus colegas do quadro. A única diferença será, talvez, a via através da qual chega o dinheiro para o seu salário e a rúbrica orçamental onde é lançado.

Posto isto, em termos pragmáticos, acaba por ser pouco importante se a omissão destas largas centenas de investigadores científicos se deveu a um grande lapso ou a uma tentativa deliberada de ocultação.

Importa, sim, que essa invisibilidade cesse quando começar, em cada ministério e com representação sindical, o processo de regularização da precariedade na administração pública. Porque esse é um direito destes cientistas e porque a precariedade científica é má para eles, é má para as suas instituições e é má para a ciência que se produz.

O ministro Manuel Heitor merece, pelo seu historial, a confiança da larga maioria dos seus colegas, nas universidades. Esse é, sem dúvida, um importante capital político e governativo. Mas, conforme todos sabemos, a confiança tem de ser mantida, merecida e reatualizada. Que esta seja uma ocasião para tal.

Também o ministro Vieira da Silva, a quem cabe coordenar este processo de regularização da precariedade na administração pública, tem uma sólida reputação de seriedade. É bom que esteja atento a este e outros casos, para que este processo não se transforme numa mera caricatura dos louváveis objetivos para os quais foi lançado.

Antropólogo e investigador “Laboratório Associado” do Instituto de Ciências Sociais da Universidade de Lisboa</text:p>
          </table:table-cell>
          <table:table-cell office:value-type="string">
            <text:p>O ministro Manuel Heitor merece, pelo seu historial, a confiança da larga maioria dos seus colegas, nas universidades.Mas, conforme todos sabemos, a confiança tem de ser mantida, merecida e reatualizada.</text:p>
          </table:table-cell>
          <table:table-cell office:value-type="string">
            <text:p>Sci-Tech</text:p>
          </table:table-cell>
          <table:table-cell office:value-type="string">
            <text:p>['Administração Pública', 'Ciência', 'Emprego', 'Emprego científico', 'FCT', 'Investigação científica', 'Ministério da Ciência', 'Opinião']</text:p>
          </table:table-cell>
          <table:table-cell office:value-type="string">
            <text:p>2017-03-28 07:48:00</text:p>
          </table:table-cell>
          <table:table-cell table:style-name="ce23" office:value-type="string" office:value="https://www.publico.pt/2017/03/28/ciencia/opiniao/os-investigadores-cientificos-nao-existem-1765622">
            <text:p><text:a xlink:href="https://www.publico.pt/2017/03/28/ciencia/opiniao/os-investigadores-cientificos-nao-existem-1765622">https://www.publico.pt/2017/03/28/ciencia/opiniao/os-investigadores-cientificos-nao-existem-1765622</text:a></text:p>
          </table:table-cell>
          <table:table-cell table:number-columns-repeated="246"/>
        </table:table-row>
        <table:table-row table:style-name="ro1">
          <table:table-cell office:value-type="string">
            <text:p>5cf47a54896a7fea0600df99</text:p>
          </table:table-cell>
          <table:table-cell office:value-type="string">
            <text:p>Carnide, a EMEL e o estacionamento que falta a Lisboa</text:p>
          </table:table-cell>
          <table:table-cell office:value-type="string">
            <text:p>['Guilherme Pereira']</text:p>
          </table:table-cell>
          <table:table-cell office:value-type="string">
            <text:p>O arrancar de parquímetros em Carnide na noite de 6 para 7 de Abril, é emblemático do mal-estar provocado pela atitude majestática da EMEL! Porquê? O espaço publico, até aí aberto, passa para a exploração da EMEL, por simples marcação de lugares no chão, sem qualquer investimento nem valor acrescentado, só por desenhar espaços, cobrar. Ora isto é visto como usurpação, expulsão, sob pretexto de “moralizar o uso do espaço que é de todos”, “criar uma rotatividade de acesso aos lugares”… que de facto continua sempre ocupado! É um pretexto da autoridade para mais receita! Que razões invoca a Junta de Freguesia de Carnide (JFC): tendo ganho dois Orçamentos Participativos (OP), nenhum destes foi implementado pela CML. Ora a JFC pretende implementar esses dois OP como contrapartida da instalação de parquímetros na sua zona histórica, coisa que a JFC não recusa nem contesta: quer é que a CML faça a sua parte – levar a cabo os dois OP, tanto mais que um desses é a …criação dum parque de estacionamento de 200 lugares junto à zona histórica! E mais espaços expectantes existem na zona para promover mais estacionamento, publico e privado, numa área procurada por muitos lisboetas.

E aqui a primeira contradição da EMEL: como é que com um espaço disponível para tantos ou mais lugares que os que pretende agora tarifar no centro histórico, não avança com ambos? Não é racional criar o maior número possível de estacionamentos? A explicação é que, de facto, a EMEL e a CML não pretendem resolver a fundo a falta de estacionamento em Lisboa, mas tão só explorar a sua escassez. E encaram o automóvel como um meio de transporte a afastar da cidade, incomportável nas zonas antigas, a condicionar o mais possível pelas mais diversas razões. O tarifar estacionamentos à porta das pessoas, sem criar espaço maior ou alternativo que responda às necessidades dos moradores e à grande procura externa, mormente aos que demandam os restaurantes e esplanadas locais, advem desta politica de “não criar estacionamento para não atrair mais circulação”: “gerir a escassez, não a combater”! E no caso de Carnide devia ser do seu centro histórico e em especial da Rua Neves Costa, Largo do Coreto, graciosa praceta do sec. XIX – donde se deveria tirar o estacionamento, levá-lo para o tal parque novo a criar, votado pela população em OP e que a CML se “esquece” em cumprir. Temos assim a dupla perfeita: a CML não promove mais parques, a EMEL explora o pouco que há!

A política de não criar estacionamentos vem de longe. Desde os meados do século passado, a CML nem sempre obrigou as novas construções a terem estacionamento próprio, sendo mais as isenções que o seu cumprimento. Dois exemplos: Telheiras tem só três parques privados, o resto é em espaços públicos, ruas, pracetas. Em toda a cidade, as escolas, hotéis, edifícios de serviços não têm estacionamentos suficientes! Só os centros comerciais se excedem na oferta de estacionamento, para fazer a diferença com as zonas históricas e o comércio tradicional: abundância a contrastar com a escassez!

Pior: desde há longas décadas que a solução de estacionar à beira do passeio é a regra. Resultado: estes lugares, erroneamente para estacionar, impossibilitam a paragem, a tomada e largada de passageiros, (des)cargas, donde paragens em 2ª fila, vistas como desrespeito, incivilidade, multa! Esse estacionamento ao longo dos passeios, em vez de retirado para sítios próprios (parques, subterrâneos, silos), passou a ser…tarifado pela EMEL - receita municipal! A cidade está sempre com enfartes, AVC! A economia geral e das empresas perdem, mas o fisco pelos impostos sobre os combustíveis (60 a 70% do preço destes) e a EMEL pelas taxas e coimas ganham sempre! Tão habituados estamos a esta “arteroesclerose” viária, que já nem damos por ela!

Há muito que a CML chamou a si o monopólio do estacionamento publico, cometendo-o à EMEL, alguns parques concessionados a privados, algumas vezes com tristes casos como os contenciosos com a Bragaparques. Pelo caminho abandonou uma solução que era popular e viável, solução possível entre outras: moradores, empresas, construtores imobiliários, etc. construirem os seus estacionamentos próprios. Recordo um exemplo. Nos anos 1990, a Junta de Freguesia de Benfica e a CML no mandato de Jorge Sampaio promoveram o projecto de associações de estacionamento de moradores, tipo condomínio para parqueamentos, para construirem sob espaços públicos concessionados em direito de superfície por 99 anos. A procura foi grande e mais de 12 ou 15 grupos de moradores interessados em construir os seus próprios parques de estacionamento se propuseram. Só dois destes estacionamentos – o Andreia Parque e o parque da Av. República da Bolívia - tiveram sucesso, tais as dificuldades a vencer. A CML veio a anular aquela política, dando à EMEL a exclusividade.

E desse papel conferido à EMEL para oferecer estacionamento em Lisboa, que soluções tem dado? Na perspectiva de “gerir a escassez”, uma medida que pratica é a de atribuir licenças anuais para residentes, pagas, em número superior aos lugares disponíveis na zona, donde que só os que chegam primeiro têm de facto lugar! Outra é a de estabelecer prioridades na atribuição dessas licenças a comércios e serviços, sempre menos que os pretendidos. Ou retira lugares aos moradores para os atribuir à hotelaria e restauração como aconteceu recentemente na Baixa com a transferência de 60 lugares daqueles para estes. Esta falta de estacionamento leva ao progressivo afastamento de moradores para as periferias, desertificando mais a cidade. É certo que a EMEL tem criado alguns parques, mas falta a construção de mais parques de estacionamento subterrâneos e até de silos, cuja necessidade é enorme.

O automóvel ainda é o principal meio de transporte, não há que o dificultar, mas sim obrigar cada carro a ter o seu lugar próprio. Novas mobilidades já andam aí: segways, trotinetes e skates eléctricos. A CML tem agora a responsabilidade da Carris e pode oferecer transportes públicos mais frequentes, menos superlotados, estes sim a grande alternativa à circulação automóvel! Vai a CML canalizar as receitas do estacionamento para mais linhas, mais circulações da Carris? Vai pôr em prática uma política de mobilidade verdadeiramente articulada entre automóvel - transportes públicos - outros meios de mobilidade? Concluo voltando ao gesto da JFC frente ao alheamento da CML, ao não cumprimento de dois OP: preferiu a EMEL passar a cobrar o estacionamento… que já lá estava! Isto desautoriza-a, prova a sua “gestão da escassez”, não cria mais estacionamento, não valoriza o centro histórico, libertando-o de carros! Não cria mais valor nem melhor espaço público! E esta atitude justifica a insubmissão dos carnidenses. E quantos lisboetas não quererão fazer o mesmo?</text:p>
          </table:table-cell>
          <table:table-cell office:value-type="string">
            <text:p>O arrancar de parquímetros em Carnide na noite de 6 para 7 de Abril, é emblemático do mal-estar provocado pela atitude majestática da EMEL! Porquê? O espaço publico, até aí aberto, passa para a</text:p>
          </table:table-cell>
          <table:table-cell office:value-type="string">
            <text:p>Local</text:p>
          </table:table-cell>
          <table:table-cell office:value-type="string">
            <text:p>['Local', 'Opinião']</text:p>
          </table:table-cell>
          <table:table-cell office:value-type="string">
            <text:p>2017-04-19 16:06:48</text:p>
          </table:table-cell>
          <table:table-cell table:style-name="ce23" office:value-type="string" office:value="https://www.publico.pt/2017/04/19/local/opiniao/carnide-a-emel-e-o-estacionamento-que-falta-a-lisboa-1769161">
            <text:p><text:a xlink:href="https://www.publico.pt/2017/04/19/local/opiniao/carnide-a-emel-e-o-estacionamento-que-falta-a-lisboa-1769161">https://www.publico.pt/2017/04/19/local/opiniao/carnide-a-emel-e-o-estacionamento-que-falta-a-lisboa-1769161</text:a></text:p>
          </table:table-cell>
          <table:table-cell table:number-columns-repeated="246"/>
        </table:table-row>
        <table:table-row table:style-name="ro1">
          <table:table-cell office:value-type="string">
            <text:p>5cf479ce896a7fea0600dd37</text:p>
          </table:table-cell>
          <table:table-cell office:value-type="string">
            <text:p>O Parque Verde de Alcobaça e o problema arqueológico</text:p>
          </table:table-cell>
          <table:table-cell office:value-type="string">
            <text:p>['Ana Margarida Martinho']</text:p>
          </table:table-cell>
          <table:table-cell office:value-type="string">
            <text:p>Considerando a diversidade de povos, civilizações e culturas que, no período pré-cisterciense, tiveram assentamento por terras de Alcobaça, parece-nos perfeitamente natural a recente descoberta de estruturas fundacionais de um edifício (Templo? Mausoléu?) na obra do futuro Parque Verde da cidade de Alcobaça. Segundo os especialistas, os achados arqueológicos poderão ser datáveis do período romano. Na verdade, as dúvidas acerca das estruturas encontradas são, logicamente, muito maiores do que as certezas; porém, subsiste a firme convicção de que esta descoberta poderá constituir um contributo fundamental para um saber mais amplo e mais profundo da história de Alcobaça, em virtude da existência de um vazio de conhecimento histórico-arqueológico do espaço da cidade, no período que decorre entre as épocas romana e medieval.

Em virtude das características geomorfológicas, e ainda pela riqueza hídrica do sítio de implantação do futuro Parque Verde, trata-se de um lugar que segue os padrões exigidos para a fixação humana; por conseguinte, e de acordo com o princípio enunciado, este lugar poderá comportar maior quantidade de testemunhos arqueológicos. Para um conhecimento mais profundo da estrutura agora descoberta, deverá ser concedida à equipa de arqueologia a trabalhar no terreno a possibilidade de alargar o raio de sondagem ao limite que considerar suficiente para a compreensão dos achados já realizados, bem como para verificar se existem outras estruturas arqueológicas contíguas aos mesmos.

Neste momento, quase nada ainda se pode afirmar sobre as estruturas descobertas; no entanto, impõe-se a seguinte questão: quem nos garante que a estrutura agora descoberta não faz parte de um complexo arqueológico de maior dimensão? Se for esse o caso, as sondagens arqueológicas deverão desenvolver-se ao mesmo tempo que decorre a obra; pois, se as mesmas forem suspensas para serem retomadas em 2018, os estudos arqueológicos a desenvolver ficarão condicionados pelas estruturas do Parque Verde já concluídas, dado que a mesma obra tem um prazo para inauguração anterior ao mês de Outubro de 2017. Por conseguinte, é de toda a conveniência que a equipa de arqueologia retome os trabalhos de prospecção que, entretanto, foram suspensos.

É nosso parecer que o estudo, a preservação e valorização das estruturas arqueológicas descobertas só valorizarão o projecto do Parque Verde de Alcobaça. Para além de um espaço de desporto e lazer, não poderá o Parque Verde constituir igualmente um espaço de inteligibilidade histórica e um lugar de Cultura? A par da salvaguarda e preservação de parte da conduta do antigo sistema hidráulico que abastecia a Abadia Cisterciense de Alcobaça, não poderão ser respeitadas e conservadas as estruturas arqueológicas pré-cistercienses que já foram descobertas, bem como as que ainda possam vir a ser encontradas na área do parque? Não poderá o Parque Verde ser dotado da vertente turístico-cultural, constituindo um ponto de partida ou de chegada de um Roteiro Arqueológico de Alcobaça, contribuindo, assim, para uma permanência mais alargada dos visitantes no concelho? Atentando ao superior interesse no desenvolvimento sustentado, bem como na maior dinâmica da cidade e do concelho de Alcobaça, todas as questões nos parecem indubitavelmente de resposta afirmativa.

Em suma, o Parque Verde poderá constituir um exemplo de perfeita convivência entre o passado e o presente; entre a modernidade e a herança cultural que nos foi legada. Que melhor exemplo de respeito, salvaguarda, conservação e valorização do Património Cultural podemos nós transmitir às gerações presentes e vindouras? Sim. Em Educação (patrimonial), a maior força provém do bom exemplo.</text:p>
          </table:table-cell>
          <table:table-cell office:value-type="string">
            <text:p>Quem nos garante que a estrutura agora descoberta não faz parte de um complexo arqueológico de maior dimensão?</text:p>
          </table:table-cell>
          <table:table-cell office:value-type="string">
            <text:p>Local</text:p>
          </table:table-cell>
          <table:table-cell office:value-type="string">
            <text:p>['Alcobaça', 'Arqueologia', 'Local', 'Opinião', 'Património']</text:p>
          </table:table-cell>
          <table:table-cell office:value-type="string">
            <text:p>2017-05-08 07:38:00</text:p>
          </table:table-cell>
          <table:table-cell table:style-name="ce23" office:value-type="string" office:value="https://www.publico.pt/2017/05/08/local/opiniao/o-parque-verde-de-alcobaca-e-o-problema-arqueologico-1771191">
            <text:p><text:a xlink:href="https://www.publico.pt/2017/05/08/local/opiniao/o-parque-verde-de-alcobaca-e-o-problema-arqueologico-1771191">https://www.publico.pt/2017/05/08/local/opiniao/o-parque-verde-de-alcobaca-e-o-problema-arqueologico-1771191</text:a></text:p>
          </table:table-cell>
          <table:table-cell table:number-columns-repeated="246"/>
        </table:table-row>
        <table:table-row table:style-name="ro1">
          <table:table-cell office:value-type="string">
            <text:p>5cf479e4896a7fea0600ddac</text:p>
          </table:table-cell>
          <table:table-cell office:value-type="string">
            <text:p>Uma época para o Braga aprender e o bracarense esquecer</text:p>
          </table:table-cell>
          <table:table-cell office:value-type="string">
            <text:p>['Pedro Morgado']</text:p>
          </table:table-cell>
          <table:table-cell office:value-type="string">
            <text:p>Uma parte muito significativa da magia do futebol explica-se pela forma cíclica como as épocas se sucedem, renovando-se, ano após ano, os sonhos, os desejos e as expectativas dos adeptos. É por isso que um balanço é, quase sempre, um atualizar de desejos.

Em termos globais, a época fica marcada pelo acentuar de duas tendências: o aumento da conflituosidade e da desconfiança em torno das estruturas do futebol e a redução da competitividade na Liga e restantes competições nacionais. Para isso contribuíram alguns fatores que há muito foram identificados e que os agentes desportivos parecem querer perpetuar: em primeiro, a colossal diferença entre os orçamentos dos três chamados grandes e dos restantes clubes; em segundo, o número excessivo de equipas na I Liga; em terceiro, a maximização dos erros de arbitragem que prejudicam os três chamados grandes, criando condições para que sejam, invariavelmente, mais favorecidos; e, em quarto, a excessiva representação desses clubes (e dos seus dirigentes) nos media nacionais. É também por isso que, em Portugal, os estádios estão tristemente vazios na esmagadora maioria dos jogos.

Em Braga, a época que agora termina não deixa saudades. Esta é uma ideia consensual entre todos os bracarenses, independentemente do candidato que escolherem apoiar no próximo dia 27 de maio. Vamos ao princípio: pouco depois da euforia da vitória no Jamor, os adeptos do Sporting de Braga foram surpreendidos por uma escolha que teve tanto de imprevisível e incompreensível como de amarga: o treinador José Peseiro, que tinha acabado de ser despedido do FC Porto e trazia no currículo uma passagem muito contestada por Braga, foi escolhido para voltar a liderar o projeto desportivo no futebol profissional.

Apesar dos resultados na Liga (melhores que as exibições, sublinhe-se) terem dado o benefício da dúvida a um treinador que não gozava de qualquer empatia junto dos adeptos, os desaires na Liga Europa aumentaram a desconfiança dos bracarenses. A rutura aconteceu tarde, já depois da eliminação da Taça de Portugal, em casa e diante do Sporting da Covilhã (da II Liga). Foi um desaire demasiado humilhante para o orgulho dos guerreiros.

Com a saída de José Peseiro, a passagem fugaz de Abel Ferreira pelo comando técnico deixou um rasto altamente positivo: vitória em Alvalade com consequente subida ao terceiro posto. Suspirou-se para que ficasse como treinador principal, mas logo depois do jogo, Jorge Simão, que brilhava em Chaves, chegou com um discurso que fez os bracarenses acreditarem outra vez.

O estado de graça acabou cedo: primeiro a derrota em casa com o Vitória de Guimarães (inédita na Pedreira) e, depois, a derrota na final da Taça da Liga, diante de um Moreirense que a Liga batizou de campeão de inverno e que, ironicamente, se manteve aflito até às últimas jornadas do campeonato. Jorge Simão, que também será recordado por não ter levado suficientemente a sério a máxima de que “pela boca morre o peixe”, protagonizou uma série de jogos agónicos, acabando por sair na sequência de uma derrota em Paços de Ferreira.

Abel Ferreira antecipou assim o futuro e assumiu um lugar que muitos já lhe davam como certo para a próxima época. O Braga encerra a época de mãos a abanar e fora dos quatro lugares da frente, o que só aconteceu por três vezes nos últimos 12 anos. Que os erros no planeamento e gestão da época se constituam como uma aprendizagem para as estruturas dirigentes do Braga para que os adeptos possam esquecer esta temporada o mais depressa possível.

A vitória do Benfica consolida a ideia de que as estruturas desportivas dos clubes também podem ganhar títulos. Este ano, a luta a dois começou a desenhar-se muito cedo: Sporting CP e SC Braga saíram da luta pelo título ainda antes do Natal, afundados numa sucessão de maus resultados. No duelo com o FC Porto, o Benfica mostrou mais pulmão, mais músculo e, sobretudo, mais cérebro. A diferença de qualidade entre os plantéis pode ter sido importante, mas não explica tudo: o FC Porto de Nuno Espírito Santo não geriu bem a pressão, enjeitando todas as oportunidades que o adversário lhe deu para se chegar (ou mesmo ficar) à frente do campeonato.

Mesmo a terminar o campeonato, a Federação lançou a promessa do vídeo-árbitro para responder ao ruído causado pela suspeição em que se afunda o futebol português. Suspeição que se adensa quando se percebe que teremos equipas e jogos de primeira classe (com 20 câmaras) e equipas e jogos de segunda classe (com apenas oito câmaras).

Como pode sobreviver uma competição onde os clubes que competem não são tratados em igualdade de circunstâncias pelos órgãos que a organizam e decidem?

O autor escreve segundo as normas do novo Acordo Ortográfico</text:p>
          </table:table-cell>
          <table:table-cell office:value-type="string">
            <text:p>A época fica marcada pelo aumento da conflituosidade e da desconfiança em torno das estruturas do futebol e pela redução da competitividade na Liga e restantes competições nacionais.</text:p>
          </table:table-cell>
          <table:table-cell office:value-type="string">
            <text:p>Sports</text:p>
          </table:table-cell>
          <table:table-cell office:value-type="string">
            <text:p>['Desporto', 'Futebol', 'I Liga', 'Opinião', 'SL Benfica', 'Sp. Braga']</text:p>
          </table:table-cell>
          <table:table-cell office:value-type="string">
            <text:p>2017-05-13 20:20:53</text:p>
          </table:table-cell>
          <table:table-cell table:style-name="ce23" office:value-type="string" office:value="https://www.publico.pt/2017/05/13/desporto/opiniao/uma-epoca-para-o-braga-aprender-e-o-bracarense-esquecer-1772072">
            <text:p><text:a xlink:href="https://www.publico.pt/2017/05/13/desporto/opiniao/uma-epoca-para-o-braga-aprender-e-o-bracarense-esquecer-1772072">https://www.publico.pt/2017/05/13/desporto/opiniao/uma-epoca-para-o-braga-aprender-e-o-bracarense-esquecer-1772072</text:a></text:p>
          </table:table-cell>
          <table:table-cell table:number-columns-repeated="246"/>
        </table:table-row>
        <table:table-row table:style-name="ro1">
          <table:table-cell office:value-type="string">
            <text:p>5cf479e4896a7fea0600ddaf</text:p>
          </table:table-cell>
          <table:table-cell office:value-type="string">
            <text:p>O melhor ainda está para vir</text:p>
          </table:table-cell>
          <table:table-cell office:value-type="string">
            <text:p>['Jorge Castelar']</text:p>
          </table:table-cell>
          <table:table-cell office:value-type="string">
            <text:p>Com 71 presenças no principal escalão do futebol nacional, entre 1941 e 2017, ao longo de 94 anos de vida, o Vitória Sport Clube é o clube que há mais tempo, de modo mais consistente, arrastando mais adeptos, tem lutado contra a hegemonia dos chamados “três grandes” do futebol nacional. Do passado, ecléctico e recheado de bons momentos traduzidos no palmarés, não é necessário, pois, dar aqui mais nota. O Vitória e os seus adeptos não chegaram a esta luta há dez ou 15 anos. Andamos cá há 76 longos anos, como prova a primeira ida a uma final da Taça, logo na época de estreia. Do que pretendo é falar do presente e do futuro.

O Vitória passou recentemente por uma séria crise, à imagem da cidade com a qual, por vezes, mais do que se confundir, se identifica. E, como ela, o clube foi à luta e encarnou, esta época, o seu papel histórico, o de “quarto grande” a morder os calcanhares dos três totalistas da primeira divisão. Foi uma década ingrata, a que se seguiu àquilo que se pode designar como o fim de uma era, na qual alternou o pior (a descida de divisão) e o melhor (um terceiro lugar, primeira pré-eliminatória da Liga dos Campeões, e a conquista – à sexta final – de uma Taça de Portugal). Dificuldades financeiras, falta momentânea de rumo, aconteceu de tudo um pouco, mas persistimos, teimosos, bairristas, trabalhadores e industriosos como sempre fomos, os vimaranenses.

Nesta espécie de terceira vida, o caminho vem a trilhar-se com a segurança própria de quem recusa medir-se pelos outros. Enquanto irrompia o nouveau-richisme noutras paragens (deslumbres de quem ainda agora chegou ao campo de batalha), soubemos ser a nossa própria medida e fazer o tal reset de que outros falam. Levamos muito a sério os nossos objectivos. É o que nos determina a exigência de solidez e segurança de um clube com a dimensão, os pergaminhos e a massa adepta do Vitória. É o que nos impõe o destino que, como uma certeza apodíctica de felicidade colectiva, nos grita: “O melhor ainda está para vir!”

O que esforçadamente se semeou nos últimos anos – os edifícios começam-se pelas fundações – começa a produzir resultados consequentes, depois de ter explodido, aqui e além, em instantes de maior exuberância. Há sempre quem confunda a flor com o fruto e se apaixone pela volatilidade do seu aroma, mas o vitoriano sabe a diferença entre o arrebate fátuo da paixão que se consome num estado de alma e o carácter intemporal do amor que tudo aguenta e, só por isso, tudo pode ambicionar. Cá, não desfraldamos bandeiras apenas nos momentos de glória, nem desertamos das bancadas ao primeiro sinal de dificuldade.

Desenganem-se os “três estarolas”: não nos impressiona a vertigem vociferante dos vossos papagaios omnipresentes, nem as reportagens a toda a hora sobre os vossos treinos e estágios, nem as toneladas de árvores abatidas para imprimir as vossas anedotas e endeusar atletas vulgares, nem as vossas festas antecipadas. E muito menos nos importam as discussões sobre as vossas “verdades desportivas”, pois temos um tal crédito na coluna da injustiça, que demoraria outros 70 campeonatos a gastar em benefícios de arbitragem.

Temos tudo o que precisamos aqui mesmo: estrutura, formação, equipa, alma e adeptos. E, sobretudo isso, uma ambição indómita e livre. Não torcemos ao vosso bel-prazer e ainda não nasceu quem quebre esta vontade! É pelos lugares que julgais vosso direito natural que vamos.

Como diz a faixa da nossa claque: “Quem nos viu nascer não nos verá morrer!"</text:p>
          </table:table-cell>
          <table:table-cell office:value-type="string">
            <text:p>Dificuldades financeiras, falta momentânea de rumo, aconteceu de tudo um pouco, mas persistimos, teimosos, bairristas, trabalhadores e industriosos como sempre fomos, os vimaranenses.</text:p>
          </table:table-cell>
          <table:table-cell office:value-type="string">
            <text:p>Sports</text:p>
          </table:table-cell>
          <table:table-cell office:value-type="string">
            <text:p>['Desporto', 'Futebol', 'Futebol nacional', 'I Liga', 'Opinião', 'V. Guimarães']</text:p>
          </table:table-cell>
          <table:table-cell office:value-type="string">
            <text:p>2017-05-13 20:22:03</text:p>
          </table:table-cell>
          <table:table-cell table:style-name="ce23" office:value-type="string" office:value="https://www.publico.pt/2017/05/13/desporto/opiniao/o-melhor-ainda-esta-para-vir-1772067">
            <text:p><text:a xlink:href="https://www.publico.pt/2017/05/13/desporto/opiniao/o-melhor-ainda-esta-para-vir-1772067">https://www.publico.pt/2017/05/13/desporto/opiniao/o-melhor-ainda-esta-para-vir-1772067</text:a></text:p>
          </table:table-cell>
          <table:table-cell table:number-columns-repeated="246"/>
        </table:table-row>
        <table:table-row table:style-name="ro1">
          <table:table-cell office:value-type="string">
            <text:p>5cf479f8896a7fea0600de0b</text:p>
          </table:table-cell>
          <table:table-cell office:value-type="string">
            <text:p>Varrer o passado para debaixo do tapete — ou será o património arqueológico um problema?</text:p>
          </table:table-cell>
          <table:table-cell office:value-type="string">
            <text:p>['André Carneiro']</text:p>
          </table:table-cell>
          <table:table-cell office:value-type="string">
            <text:p>Portugal é definitivamente um país estranho. Vivemos num território que alberga uma milenar herança de várias épocas, povos e civilizações. Estas condições poderiam fazer de nós um caso de referência internacional, mas continuamos a ser incapazes de estudar, valorizar, mostrar e orgulharmo-nos do nosso património herdado e de transmiti-lo às gerações futuras. Um país que agora é visitado por milhares de turistas, mas que continua a ter as suas memórias fechadas, abandonadas, arruinadas ou (como recentemente sucedeu com um elemento pertencente a um conjunto classificado como Património da Humanidade) vandalizadas de forma sorrateira e ignóbil.

Vem esta reflexão a propósito de um caso noticiado recentemente em alguma imprensa local, e alvo de um artigo de opinião publicado no jornal PÚBLICO (“O Parque Verde de Alcobaça e o problema arqueológico”, de 08.05.2017). Um caso que, embora centrado numa realidade específica, mostra-nos como no nosso país continuamos a sacrificar o passado à custa do imediatismo presente.

O município de Alcobaça encontra-se a realizar obras com vista à criação de um Parque Verde, situação que é obviamente digna dos maiores elogios, e que como tal deverá ser considerada. Contudo, no decurso de terraplanagens dos terrenos, terá sido posto à vista o alicerce de uma estrutura monumental, que tem sido interpretada como pertencente a um mausoléu de época tardo-romana, embora se registem duas fases de construção e o achado de tesselas pertencentes a pavimentos de mosaico (ou seja, poderá ser ainda mais relevante do que inicialmente foi proposto). Seja qual for a funcionalidade original, que aqui não compete discutir, o achado de uma estrutura de tão grandes dimensões seria, por si só, digna de se realizarem escavações para se perceber a que corresponde e, confirmando-se as expectativas de corresponder a algo de insuspeitado interesse, que se promovesse a sua integração e valorização dentro do plano de obra.

Ou seja, não está em causa a continuação da obra; apenas que esta contemplasse a integração de tão relevante estrutura arqueológica. Afinal, estamos a falar de um parque verde, um espaço de passeio, fruição e lazer, onde a integração de um elemento do património arqueológico poderia funcionar como uma mais-valia do ponto de vista cultural, turístico e pedagógico (sem mencionar o facto de as escavações arqueológicas poderem trazer à luz do dia ainda mais estruturas ou artefactos que acresçam valor ao que já foi identificado).

Não estamos perante a “clássica” situação na qual uma estrada ou uma construção implica o sacrificar do património arqueológico; estamos perante a criação de um espaço-natureza onde uma estrutura milenar poderia ser perfeitamente enquadrada, podendo ser um valor de interesse turístico por si só ou combinada com os valores paisagísticos.

Contudo, para não atrasar a obra em ano de eleições, o que propõe a autarquia, com o beneplácito da instituição de tutela competente? Que se proceda à cobertura do que foi descoberto com geotêxtil e camadas de areia, ficando a estrutura oculta, até que um dia a autarquia entenda promover futuras escavações (ou seja, depois de tapar, que a destapem... duplicando assim esforços e dinheiros do erário público).

O turismo cultural é a indústria da economia mundial com maior taxa de crescimento anual: 8% em 2016. Portugal vive um momento único na capacidade de atrair turistas que pretendem desfrutar das nossas paisagens, praias, gastronomia, mas também das tradições e do nosso património. E em vez de cuidarmos do nosso legado, de o protegermos, valorizarmos e disponibilizarmos à fruição pública, o que fazemos? Tape-se com geotêxtil e camadas de areia. Assim não incomoda ninguém.</text:p>
          </table:table-cell>
          <table:table-cell office:value-type="string">
            <text:p>Em vez de cuidarmos do nosso legado, o que fazemos? Tape-se com geotêxtil e camadas de areia. Assim não incomoda ninguém.</text:p>
          </table:table-cell>
          <table:table-cell office:value-type="string">
            <text:p>Local</text:p>
          </table:table-cell>
          <table:table-cell office:value-type="string">
            <text:p>['Alcobaça', 'Arqueologia', 'Local', 'Opinião', 'Património']</text:p>
          </table:table-cell>
          <table:table-cell office:value-type="string">
            <text:p>2017-05-16 07:13:00</text:p>
          </table:table-cell>
          <table:table-cell table:style-name="ce23" office:value-type="string" office:value="https://www.publico.pt/2017/05/16/local/opiniao/varrer-o-passado-para-debaixo-do-tapete--ou-sera-o-patrimonio-arqueologico-um-problema-1772179">
            <text:p><text:a xlink:href="https://www.publico.pt/2017/05/16/local/opiniao/varrer-o-passado-para-debaixo-do-tapete--ou-sera-o-patrimonio-arqueologico-um-problema-1772179">https://www.publico.pt/2017/05/16/local/opiniao/varrer-o-passado-para-debaixo-do-tapete--ou-sera-o-patrimonio-arqueologico-um-problema-1772179</text:a></text:p>
          </table:table-cell>
          <table:table-cell table:number-columns-repeated="246"/>
        </table:table-row>
        <table:table-row table:style-name="ro1">
          <table:table-cell office:value-type="string">
            <text:p>5cf47924896a7fea0600da24</text:p>
          </table:table-cell>
          <table:table-cell office:value-type="string">
            <text:p>Porquê e para quê voltar à escravatura 150 anos depois?</text:p>
          </table:table-cell>
          <table:table-cell office:value-type="string">
            <text:p>['João Pedro Marques']</text:p>
          </table:table-cell>
          <table:table-cell office:value-type="string">
            <text:p>Eu olho o tráfico e a escravidão dos africanos de um ponto de vista histórico. É normal que assim seja: sou historiador e há 30 anos que estudo esses assuntos. Mas mesmo que não fosse historiador e que a escravatura não fosse a minha área de especialização, eu continuaria a olhar estas questões de um ponto de vista histórico. Posso dar-me a esse luxo porque os navios negreiros, os chicotes, a separação forçada de pais e filhos e todas as injustiças e atrocidades relativas à escravatura negra já cá não estão. O que cá está — e me arrepia — são os pobres desgraçados que cruzam o Mediterrâneo em barquinhos que frequentemente se afundam, as mulheres e crianças que são forçadas a prostituir-se, as formas de escravidão por dívida que ainda florescem na Ásia. Mas a antiga escravatura dos africanos já cá não está graças aos esforços e às vidas das pessoas, brancas e negras, que contra ela lutaram desde finais do século XVIII até lhe pôr fim. Parece inútil, portanto, estar a trazer para a praça pública algo que já foi profusamente debatido — repito: profusamente debatido — e que já não existe. Todavia, há quem queira um debate. Porquê e para quê?

Por três razões. Desde logo porque algumas pessoas aproveitam esse ensejo para falarem de colonialismo, racismo, descolonização e por aí fora. Ainda há pouco vimos como as declarações de Marcelo Rebelo de Sousa sobre o marquês de Pombal e o tráfico transatlântico de escravos deram aso a que se deslizasse no assunto para tratar de tudo menos da dita escravatura. Já escrevi sobre essas confusões. Passemos, pois, às outras duas razões que estão interligadas e são mais importantes.

A primeira delas é que há muita gente que olha para a questão não de um ponto de vista histórico mas sim emocional e moral, e sente a compulsão de se envolver em debate apenas com base em sentimentos e juízos de valor. É compreensível e humano que assim seja quando se abordam dramas com esta dimensão e este grau de horror, apesar de terem ocorrido há 150 anos ou mais, mas às vezes faz falta algum distanciamento. Para as pessoas a que me refiro, a simples alusão à escravatura transmite, mesmo que vagamente, uma incomodidade por ter havido antepassados seus envolvidos em tal abominação.

Ora — e eis a terceira razão e a mais importante de todas —, essa mistura de sentimentos de condenação moral, de lamento e de vergonha nacional é um campo fértil para o desenvolvimento de campanhas emotivas e é aí que alguns activistas (jornalistas de causas, ingénuos bem-intencionados, académicos engagés, etc.) têm vindo a plantar uma série de reivindicações políticas. Esses activistas estão firmemente convencidos de que os países ocidentais foram os únicos ou os principais responsáveis pelo tráfico e escravidão dos africanos. Estão igualmente convencidos de que as dificuldades económicas que certas comunidades negras e certas regiões do mundo actualmente enfrentam são causadas por essa antiga escravatura. Daí as suas reivindicações, de que destaco três: que os estados ocidentais que, no passado, estiveram envolvidos no tráfico negreiro e na correspondente escravidão colonial reconheçam que cometeram um crime e peçam desculpa por isso; que respeitem a versão (ou “memória”) que os que se dizem “descendentes de escravos” têm dos acontecimentos passados; e que paguem indemnizações.

A estratégia para fazer vingar estas e outras reivindicações tem várias etapas. A primeira é a de criar pressão política, começando por afirmar que o tema da escravatura tem sido silenciado ou esquecido (o que é falso), e que é necessário e urgente um grande debate público para trazer à tona o que foi (supostamente) escondido. Este modo de proceder já se manifestou em alguns dos países que tiveram uma relação histórica com a escravatura negra. Chegou agora a Portugal, na sequência das declarações de Marcelo Rebelo de Sousa, no Senegal. Todos vimos as imediatas censuras por Marcelo não ter aproveitado aquele local e aquela ocasião para pedir desculpa. Todos assistimos à súbita exigência de debates públicos e de um “trabalho de memória” sobre a escravatura, nomeadamente através da revisão dos programas escolares.

Para já, em Portugal, os activistas ficaram-se por aqui, mas há mais etapas para além destas. Eu gostaria de fazer notar que isto não apareceu por acaso nem é uma originalidade portuguesa: insere-se num movimento muito mais amplo. As reivindicações a que assistimos após as declarações de Marcelo não nasceram de repente, já adultas e preparadas como Minerva nasceu da cabeça de Júpiter. Só surgiram porque já estavam ideologicamente engatilhadas e à espera de um pretexto para disparar. Obedecem, mesmo que seja por simples imitação, a uma agenda reivindicativa internacional que vem dos anos 90 e foi afinada em 2001, na Conferência de Durban. Apesar de não ter vingado em Durban, por oposição de vários países (entre os quais, curiosamente, o Senegal), a agenda mantém-se viva e prossegue o seu caminho.

Para entender em profundidade o quadro de pensamento e os objectivos destes reivindicantes, nada melhor do que ler Britain’s Black Debt, de Hilary Beckles, o mais activo e credenciado de entre eles. Trata-se de um livro publicado em 2013 no qual Beckles (que já se evidenciara em Durban) expõe toda a agenda reivindicativa, exige uma indemnização ao Reino Unido — processo esse que já está em curso — e avisa que, adiante, chegará a vez de a exigir a todos os outros países que estiveram envolvidos no tráfico de escravos e na escravidão colonial, Portugal incluído. Não é dito por Beckles, mas eu acrescento, que esses países já pagaram enormes somas e sacrificaram muitas vidas para porem fim à escravatura.

O caminho dos activistas é, portanto, este. Começa com exigências de um debate público e de um pedido oficial de desculpa pela escravatura, exigências essas que já aí temos. Mostrei, em artigo anterior, três razões para Portugal recusar o caminho das desculpas. O previsível pedido de indemnizações é a quarta razão para não ir por aí.</text:p>
          </table:table-cell>
          <table:table-cell office:value-type="string">
            <text:p>Mostrei, em artigo anterior, três razões para Portugal recusar o caminho das desculpas. O pedido de indemnizações é a quarta razão para não ir por aí.</text:p>
          </table:table-cell>
          <table:table-cell office:value-type="string">
            <text:p>Culture</text:p>
          </table:table-cell>
          <table:table-cell office:value-type="string">
            <text:p>['Cultura-Ípsilon', 'Direitos humanos', 'Escravatura', 'História', 'Opinião', 'Senegal']</text:p>
          </table:table-cell>
          <table:table-cell office:value-type="string">
            <text:p>2017-05-31 06:43:00</text:p>
          </table:table-cell>
          <table:table-cell table:style-name="ce23" office:value-type="string" office:value="https://www.publico.pt/2017/05/31/culturaipsilon/opiniao/porque-e-para-que-voltar-a-escravatura-150-anos-depois-1773419">
            <text:p><text:a xlink:href="https://www.publico.pt/2017/05/31/culturaipsilon/opiniao/porque-e-para-que-voltar-a-escravatura-150-anos-depois-1773419">https://www.publico.pt/2017/05/31/culturaipsilon/opiniao/porque-e-para-que-voltar-a-escravatura-150-anos-depois-1773419</text:a></text:p>
          </table:table-cell>
          <table:table-cell table:number-columns-repeated="246"/>
        </table:table-row>
        <table:table-row table:style-name="ro1">
          <table:table-cell office:value-type="string">
            <text:p>5cf478d6896a7fea0600d8ba</text:p>
          </table:table-cell>
          <table:table-cell office:value-type="string">
            <text:p>Golden State Warriors, a melhor equipa da história da NBA?</text:p>
          </table:table-cell>
          <table:table-cell office:value-type="string">
            <text:p>['Pedro Ferreira Esteves']</text:p>
          </table:table-cell>
          <table:table-cell office:value-type="string">
            <text:p>A pergunta não tem resposta, ainda. Ou melhor, a resposta é que estes Warriors ainda não são melhores do que os Chicago Bulls de Michael Jordan, os Los Angeles Lakers, primeiro de Magic, depois de Kobe, ou os San Antonio Spurs de Tim Duncan (todos na era moderna da NBA). É uma questão de aritmética, dois títulos em três anos são só o arranque de uma dinastia. Nos casos mais consensuais de domínio de um clube na NBA, a conversa começava aos três títulos e estendia-se aos quatro, cinco ou seis (dos Bulls).

Mas estes três anos dos Golden State Warriors – que conquistaram o título de campeão da NBA na segunda-feira, contra os seus rivais Cleveland Cavaliers, de LeBron James – são mais do que uma análise de dados. E prometem ser muito mais do que recordes, estatísticas ou números, tudo dimensões em que já estão no topo, desde vitórias na época regular (73) até série de playoffs (16-1), passando por inúmeros recordes individuais (como os triplos de Steph Curry ou os pontos de Kevin Durant nas Finais). A sensação de que a equipa treinada pelo ex-jogador dos Bulls e Spurs Steve Kerr transmite não é material, é da dimensão desportiva, competitiva, intangível, pertence ao universo ritmado pelo som da borracha a chiar no piso dos pavilhões. E é um sentimento de domínio absoluto do adversário. Incapacitante, avassalador, desmoralizador.

A epifania táctica

Os novos campeões da NBA são uma tempestade perfeita. São uma história de decisões certas no momento certo e alguma dose de sorte (este ano, não sofreram nenhuma lesão séria). No início de tudo, Curry, Draymond Green, Klay Thompson juntaram-se por simples argúcia da equipa técnica dos Warriors. Todos eles tinham riscos e daí várias equipas terem preferido outros jogadores na escolha de universitários. Os Warriors, com liderança renovada e gosto pelo risco, foram recompensados com dois dos melhores lançadores de sempre (Curry e Thompson) e um líder nato com características técnicas ideais para a evolução global do jogo (Green).

E essa evolução do jogo – mais rápido, com mais triplos, com menos peso dos jogadores altos e pesados – foi potenciada pelo treinador escolhido para liderar o projecto: Steve Kerr aceitou sair da televisão e recusou os New York Knicks e o seu obsoleto mentor, Phil Jackson, para aceitar um trabalho mais próximo da sua família da California. E à chama do perfil dos jogadores juntou-se a gasolina de um treinador que já tinha sido director técnico dos Phoenix Suns, de Mike D’Antoni e Steve Nash, a equipa fundadora do novo estilo de jogo potenciado pelos ataques rápidos, pela vertigem dos passes e pelo tiroteio de três pontos. A caminhada tornou-se imparável nos primeiros dois anos em que estiveram juntos – e beneficiaram de uns Spurs no fim de vida de Tim Duncan e do regresso repentido de LeBron James a casa, a uns Cavs abaixo dos seus Miami Heat campeões.

O domínio só não foi concretizado, pela teoria do caos que define o sucesso e insucesso desportivo. As lesões, a sobranceria, arbitrariedade dos árbitros e LeBron James interromperam o que estaria já destinado a ser a melhor temporada estatística da história.

Ainda assim, até quando tiveram azar, esse passo atrás significou capturar para o seu balneário o maior adversário individual que tinham enfrentado até então, com a contratação de Kevin Durant aos Oklahoma City Thunder (a que haviam escapado no ano anterior pela irrepetível balística de precisão dos lançamentos de Thompson). Green – o líder do balneário e chave do sucesso defensivo sem precedentes na história recente do jogo – admitiu isso mesmo, em declarações já com o boné de campeão: “Eu cometi erros no ano passado [expulso por agressão a LeBron James, a uma vitória do título, desencadeando uma reviravolta histórica para os Cavs]. Mas se o preço a pagar foi ir buscar o Durant, eu pago esse preço”.

O unicórnio técnico

E a chegada de Durant – MVP das Finais 2017, com um desempenho sem paralelo na sua carreira já recheada de desempenhos individuais de topo – é a chave para que a pergunta sobre a melhor equipa da história possa ser feita sobre estes Warriors. Tudo se conjugou para incubar o sistema ofensivo mais letal desde que há linha de três pontos na NBA. E com Durant, tudo se cristaliza no tempo. Kevin Durant torna esta equipa invencível enquanto monstro basquetebolístico, porque não há antídoto na liga para a sua eficácia em todos os aspectos do jogo. Um jogador com altura de poste, um dos melhores lançamentos longos de sempre e que aprendeu a defender praticamente todas as posições na sua anterior equipa. O próprio LeBron James reconheceu que nunca tinha defrontado uma equipa tão forte. E é Durant que fortifica o jogo de circulação de bola dos Warriors dos últimos dois anos.

Foram vários os episódios – em especial nas Finais – em que o ataque estava bloqueado entre perdas de bola e lançamentos forçados e Durant desbloqueava-o com uma série de individualismos metódicos, entre triplos e afundanços por entre defesas menores, literalmente mais pequenos. Durant tomou uma decisão pessoal, de mudar de vida. E mudou a sua carreira, derretendo os seus defeitos – individualismo forçado, fraca liderança, mentalidade derrotista – num incandescente lava de jogo altruísta, sistema imparável e personalidades especiais, que potenciaram as suas qualidades.

No horizonte, há uma mudança geracional em curso que ainda vai demorar algum tempo a cristalizar-se. Kevin Durant é indefensável até que um conjunto de jogadores de características físicas semelhantes – Anthony Davis, Karl Anthony Towns, Kristaps Porzingis ou Joel Embiid – cresça e mature. E mesmo assim, estes precisam de equipas que os empurrem para o topo. LeBron James vai continuar a ser o maior obstáculo a estes Warriors, mas vai precisar de mais ajuda, de mais urgência (os dois primeiros jogos destas Finais foram um passeio até para lá do que a qualidade dos Warriors justifica), de melhor estratégia (melhor treinador) e de mais descanso (James, de 32 anos, foi o jogador com mais minutos nas pernas em toda a liga). E, mesmo assim, vai precisar que algo corra mal a Durant e seus amigos. Vai precisar outra vez da teoria do caos dentro de um campo de basquetebol.

O contexto económico

Para solidificar este domínio na liga, há uma característica da política económica na NBA que permite acomodar esta qualidade individual debaixo de um só tecto durante tanto tempo. Neste capítulo, mora a condição mais determinante para o futuro da eventual dinastia dos Warriors. Foi possível juntar estes jogadores porque Curry, Green e Thompson ganharam menos do que o topo da liga, porque todos eles assinaram novos contratos no meio de dúvidas em torno do seu potencial físico ou desportivo, antes de arrancar esta nova fase de sucesso desportivo.

E agora é possível pagar o dinheiro que Curry e Durant valem nas renovações dos contratos de ambos, este Verão, porque o tecto salarial em vigor na NBA disparou com a injecção de dinheiro dos direitos televisivos. No próximo ano, Thompson terá a sua renovação e pode ser a peça prescindível, até porque em 2020 é a vez de Green reclamar o seu máximo salarial. E aí, se lá chegarem intactos e ainda com fome de títulos, o dilema salarial será a maior barreira à dinastia: o preço da história pode ultrapassar os 400 milhões de dólares por época (o tecto salarial está agora perto dos 100 milhões e poucas equipas o violam, sendo os Cavs a mais cara da NBA).

Pelo caminho, os Warriors vão romper o tecto salarial e pagar a respectiva punição (uma espécie de imposto a partilhar com os outros clubes). No horizonte está um novo pavilhão – moderno, tecnológico, na baixa de São Francisco –, que justificará o pagamento de todas as punições necessárias para encher com uma equipa mágica e imparável. E entretanto, a equipa comprada por um misto de milionários de Sillicon Valley e Hollywood já vale quatro ou cinco vezes mais do que custou há meia dúzia de anos.

As regras da liga criaram as condições ímpares para estes jogadores poderem continuar a encantar pavilhões e a esmagar adversários durante, pelo menos, mais três anos. Mais três títulos. Assim fiquem todos protegidos do caos das lesões, da soberba dos campeões e do aburguesamento dos milhões. Se conseguirem o mais fácil – ficar juntos, saudáveis e humildes –, cristalizar-se-á uma dinastia a pedir licença a Michael Jordan no lugar sagrado do panteão da NBA. Não como uma super equipa, mas como a equipa perfeita.</text:p>
          </table:table-cell>
          <table:table-cell office:value-type="string">
            <text:p>Os novos campeões da NBA estão a dominar a liga há três anos e conquistaram dois títulos. Na mira desta equipa especial estão os seis títulos dos Chicago Bulls de Michael Jordan. A tempestade perfeita que formou os Golden State Warriors pode durar m</text:p>
          </table:table-cell>
          <table:table-cell office:value-type="string">
            <text:p>Sports</text:p>
          </table:table-cell>
          <table:table-cell office:value-type="string">
            <text:p>['Basquetebol', 'Califórnia', 'Desporto', 'Hollywood', 'LeBron James', 'NBA', 'Opinião']</text:p>
          </table:table-cell>
          <table:table-cell office:value-type="string">
            <text:p>2017-06-13 22:31:43</text:p>
          </table:table-cell>
          <table:table-cell table:style-name="ce23" office:value-type="string" office:value="https://www.publico.pt/2017/06/13/desporto/opiniao/golden-state-warriors-a-melhor-equipa-da-historia-da-nba-1775584">
            <text:p><text:a xlink:href="https://www.publico.pt/2017/06/13/desporto/opiniao/golden-state-warriors-a-melhor-equipa-da-historia-da-nba-1775584">https://www.publico.pt/2017/06/13/desporto/opiniao/golden-state-warriors-a-melhor-equipa-da-historia-da-nba-1775584</text:a></text:p>
          </table:table-cell>
          <table:table-cell table:number-columns-repeated="246"/>
        </table:table-row>
        <table:table-row table:style-name="ro1">
          <table:table-cell office:value-type="string">
            <text:p>5cf47875896a7fea0600d5fc</text:p>
          </table:table-cell>
          <table:table-cell office:value-type="string">
            <text:p>A César o que é de César, a Ronaldo o que é de Ronaldo</text:p>
          </table:table-cell>
          <table:table-cell office:value-type="string">
            <text:p>['Francisco Alvim']</text:p>
          </table:table-cell>
          <table:table-cell office:value-type="string">
            <text:p>Quem me conhece sabe que eu vivo e respiro futebol. Dizem que é defeito de fabrico (ou de família), mas a minha mulher lá acabou por se conformar na hora do “Sim”. E quem me conhece sabe também o quanto eu adoro Ronaldo. Pelo bem que joga e pelo que representa para todos nós.

Ronaldo é assim uma espécie de Hércules, meio homem, meio Deus, que decidiu passar uns anos na terra a jogar futebol, para nosso deleite. Só por isso já tem lugar cativo no Olimpo do desporto rei.

Qual privilegiado, recordo vivamente o momento em que me aproximei desse Olimpo: foi no dia 30.07.2003, tinha 14 anos e fazia de apanha bolas num jogo entre Estoril e Sporting. Durante o intervalo, os suplentes do Sporting — entre os quais Ronaldo — faziam uma peladinha junto a uma baliza, enquanto nós trocávamos umas bolas perto da bandeirola de canto. Foi então que o craque me disse: “Puto, puto, centra aí!” Enchi-me de coragem e lá chutei. O centro saiu com força e bem direccionado, a impulsão de Ronaldo foi incrível e o cabeceamento absolutamente letal: golo! Nem queria acreditar, tinha acabado de assistir Ronaldo. Como recompensa, recebi um sorriso e um polegar bem levantado no ar.

Poucos dias depois, Ronaldo arrasava o Manchester United e fugia para terras de Sua Majestade. Podia ir. Eu já tinha o meu pedacinho de céu. Aquele “fixe” bastara-me.

Infelizmente, nem tudo são rosas para CR7. Depois de “varrer” La Liga e de “limpar” mais uma Champions, sai um murro no estômago para o madeirense. A acusação é de fraude fiscal. Alegadamente, a estrela lusa deve 14,7 milhões de euros a “nuestros hermanos”.

É verdade que nunca esperei ver Ronaldo embrulhado em “tonterías” com o fisco espanhol e há quem diga que esta trapalhada arrasa a sua imagem. Quando muito, parece-me, pode é prejudicar o futuro do Real Madrid, se este não defender devidamente o seu ganha-pão.

Claro que pessoas como o Ronaldo, com biliões de seguidores, têm de ser modelos de integridade. E isso implica ter as contas em dia. Mas quantas pessoas não se atrasaram já a pagar impostos ou pagaram multas às finanças? E não são todas más pessoas, pois não?

Não é desculpar o indesculpável, mas estamos a falar de um “zilionário” que vive num mundo estratosférico e que, certamente, nem trata destes assuntos. Havendo infracção fiscal, é provável que o responsável nem seja ele. E será normal que as suas dívidas acompanhem o nível dos seus rendimentos. É dizer, 14 milhões serão obscenos para o comum mortal, mas talvez não o sejam no planeta Ronaldo.

Nada disto é surpresa no país vizinho. Messi, Nadal e agora Mourinho — será perseguição ou há algo mais por trás da caça ao dinheiro luso? — são só algumas das vítimas da implacável “Hacienda” espanhola. E se isso não impediu Nadal de alcançar mais uma proeza épica há dias, esperemos que não impeça Cristiano de nos trazer mais um caneco — o da Taça das Confederações!

Quanto aos milhões em si, das duas, uma: se não forem devidos o tema morre; se efectivamente o forem, é preciso perceber se houve ou não intenção de cometer fraude — de qualquer forma, a quantia pode ser paga e com juros. Nada que não se resolva.

Tudo dependerá do que os advogados conseguirem demonstrar. Quem ouviu Lobo Xavier já fica com uma ideia: a “fiscalía” pretende tributar Ronaldo em Espanha pelos rendimentos resultantes de direitos de imagem, mesmo que estes se reportem a contratos no estrangeiro. A tese é rocambolesca e, segundo o advogado, a lei é omissa.

A ser assim, a indignação de Ronaldo é compreensível. Adaptando a passagem do evangelho: “Dai a César o que é de César e a Ronaldo o que é de Ronaldo.” Como dizia Ferreira Leite, temos de “atacar” a máquina fiscal espanhola. É o mínimo que podemos fazer por quem já nos deu tanto.

E isso é tão mais importante quando vemos que o Real não está disposto a fazê-lo. Não percebem que o pior que lhes poderia acontecer seria venderem menos umas camisolas. Assim, arriscam-se a perder o melhor do mundo. Prova disso são as notícias que dão conta da vontade do jogador em sair do clube. Já estou a ver os PSG’s desta vida e outros clubes a esfregar as mãos. Saiu-lhes o Euromilhões do futebol!</text:p>
          </table:table-cell>
          <table:table-cell office:value-type="string">
            <text:p>Temos de “atacar” a máquina fiscal espanhola. É o mínimo que podemos fazer por quem já nos deu tanto.</text:p>
          </table:table-cell>
          <table:table-cell office:value-type="string">
            <text:p>Sports</text:p>
          </table:table-cell>
          <table:table-cell office:value-type="string">
            <text:p>['Cristiano Ronaldo', 'Desporto', 'Fisco', 'Futebol', 'Opinião']</text:p>
          </table:table-cell>
          <table:table-cell office:value-type="string">
            <text:p>2017-06-25 06:20:00</text:p>
          </table:table-cell>
          <table:table-cell table:style-name="ce23" office:value-type="string" office:value="https://www.publico.pt/2017/06/25/desporto/opiniao/a-cesar-o-que-e-de-cesar-a-ronaldo-o-que-e-de-ronaldo-1776843">
            <text:p><text:a xlink:href="https://www.publico.pt/2017/06/25/desporto/opiniao/a-cesar-o-que-e-de-cesar-a-ronaldo-o-que-e-de-ronaldo-1776843">https://www.publico.pt/2017/06/25/desporto/opiniao/a-cesar-o-que-e-de-cesar-a-ronaldo-o-que-e-de-ronaldo-1776843</text:a></text:p>
          </table:table-cell>
          <table:table-cell table:number-columns-repeated="246"/>
        </table:table-row>
        <table:table-row table:style-name="ro1">
          <table:table-cell office:value-type="string">
            <text:p>5cf4789f896a7fea0600d732</text:p>
          </table:table-cell>
          <table:table-cell office:value-type="string">
            <text:p>Uma Carta para Lisboa</text:p>
          </table:table-cell>
          <table:table-cell office:value-type="string">
            <text:p>['Camilo Rodrigues', 'José Castro Caldas', 'Julieta Sanches']</text:p>
          </table:table-cell>
          <table:table-cell office:value-type="string">
            <text:p>Se a proposta do 4.º Fórum da Cidadania, reunido no próximo dia 8 de Julho na Reitoria da Universidade de Lisboa, for bem-sucedida, Lisboa disporá em breve de uma Carta de Direitos e Responsabilidades.

Nas vilas e cidades portuguesas existiram no passado Forais — documentos em que os soberanos outorgavam liberdades e direitos aos seus habitantes e lhes concediam o estatuto de concelho —, mas nunca adotaram Constituições semelhantes às dos Estados nacionais modernos. Mesmo assim, muitas cidades em todo o mundo, num movimento iniciado no início do terceiro milénio, têm vindo a aprovar Cartas que consagram os direitos na cidade e as responsabilidades na garantia desses direitos, dos poderes autárquicos, de outros atores sociais e das pessoas enquanto cidadãs.

Estas Cartas não são como os Forais “concedidos” pelos soberanos ou por eles “ditados”. São antes construídas pelos cidadãos e cidadãs e instituídas por decisões dos seus representantes eleitos. Não têm um estatuto jurídico comparável ao dos Forais e Constituições, mas nem por isso são, ou podem vir a ser, menos importantes.

A consagração dos Direitos Humanos em resoluções das Nações Unidas, na sequência da brutal experiência de desumanidade que foi o nazismo e a guerra, representou um passo de importância histórica na direção de um ideal que, para as gerações anteriores, se apresentava como uma utopia irrealizável — o de uma sociedade que reconhece direitos (cívicos, políticos, económicos, sociais e culturais) inalienáveis, inerentes a todos os seres humanos independentemente da sua nação, localização, língua, religião, origem étnica ou qualquer outro estatuto particular.

Temos consciência de que os direitos proclamados nem sempre são efetivados, não só em países remotos, como muitas vezes à beira da nossa porta. Notamos que a gravidade das violações não tende a dissipar-se. Na realidade, é claro, como talvez nunca tenha sido, que a proclamação de direitos por si só não basta. Ninguém, abandonado à sua sorte, é capaz, quando as suas capacidades são limitadas, de fazer valer os seus direitos em condições de justiça e igualdade. Nenhum Estado, ou instância de governo, dá garantias de responder sem falhas a legítimas reclamações pessoais e coletivas. A efetivação dos direitos requer mediações entre indivíduos e poderes públicos e privados. Os indivíduos têm de conhecer os seus direitos, têm de dispor de meios, inclusivamente económicos, para os fazer valer em caso de necessidade. Os poderes económicos e políticos, na definição dos seus planos e estratégias, têm de ser sujeitos a escrutínio e auditados no domínio dos direitos humanos, pelo menos tanto quando o são e devem ser no plano financeiro. É nesse ponto que uma Carta como a que é proposta para Lisboa se torna pertinente.

A Carta agora em discussão tem como objetivo geral a proteção dos direitos e a promoção do exercício das responsabilidades dos cidadãos e das cidadãs. Pode e deve servir para orientar a definição das políticas e programas da cidade e para estabelecer critérios para o escrutínio e a avaliação dessas políticas e programas.

Partindo da Constituição da República Portuguesa e das diversas proclamações internacionais de direitos humanos a que Portugal está vinculado, a Carta identifica os princípios e os valores partilhados pelas cidadãs e os cidadãos de Lisboa, as suas organizações e outras entidades públicas e privadas intervenientes na cidade. Concretiza-os no contexto da cidade quanto ao direito à participação política e à informação, à livre expressão, associação e manifestação, à proteção de pessoas e bens, à boa administração, à proteção social, educação, trabalho, cultura, habitação, saúde, alimentação, água, saneamento e energia, assim como ao ambiente, urbanismo harmonioso e ao tempo livre e lazer.

O Fórum da Cidadania que decorrerá no dia 8 de Julho na Reitoria da Universidade de Lisboa é o 4.º de uma série iniciada em 2014 por iniciativa do Pelouro dos Direitos Sociais da Camara Municipal de Lisboa. Em todas as edições anteriores, o objetivo do Fórum foi o de envolver os cidadãos e cidadãs e as suas organizações cívicas na definição das prioridades das políticas sociais autárquicas.

O Fórum, aberto a todos, mediante inscrição prévia, será este ano inteiramente dedicado à Carta de Lisboa – Direitos e Responsabilidades, cujo texto base foi sendo construído em Fóruns Territoriais e Fóruns de Crianças e Jovens, realizados em diversos pontos da cidade (Centro, Centro Histórico, Zona Norte, Zona Oriental, Zona Ocidental). O texto da Carta, a trabalhar no dia 8, esteve disponível e aberto a contributos no sítio da CML. Membros da Comissão Organizadora do 4º Fórum da Cidadania

Os autores escrevem segundo as normas do novo Acordo Ortográfico</text:p>
          </table:table-cell>
          <table:table-cell office:value-type="string">
            <text:p>Lisboa disporá em breve de uma Carta de Direitos e Responsabilidades.</text:p>
          </table:table-cell>
          <table:table-cell office:value-type="string">
            <text:p>Local</text:p>
          </table:table-cell>
          <table:table-cell office:value-type="string">
            <text:p>['Direitos humanos', 'Lisboa', 'Local', 'Opinião']</text:p>
          </table:table-cell>
          <table:table-cell office:value-type="string">
            <text:p>2017-07-02 06:36:00</text:p>
          </table:table-cell>
          <table:table-cell table:style-name="ce23" office:value-type="string" office:value="https://www.publico.pt/2017/07/02/local/opiniao/uma-carta-para-lisboa-1776839">
            <text:p><text:a xlink:href="https://www.publico.pt/2017/07/02/local/opiniao/uma-carta-para-lisboa-1776839">https://www.publico.pt/2017/07/02/local/opiniao/uma-carta-para-lisboa-1776839</text:a></text:p>
          </table:table-cell>
          <table:table-cell table:number-columns-repeated="246"/>
        </table:table-row>
        <table:table-row table:style-name="ro1">
          <table:table-cell office:value-type="string">
            <text:p>5cf478aa896a7fea0600d78b</text:p>
          </table:table-cell>
          <table:table-cell office:value-type="string">
            <text:p>Uma nova fachada para salvar um velho largo</text:p>
          </table:table-cell>
          <table:table-cell office:value-type="string">
            <text:p>['Pedro Mascarenhas Cassiano Neves']</text:p>
          </table:table-cell>
          <table:table-cell office:value-type="string">
            <text:p>Numa Lisboa que está na moda e em que o desejável boom turístico e “invasão” de exóticos habitantes anda de mão dada com a descaracterização acelerada da cidade e uma destruição patrimonial que parece não ter fim; em que reabilitação é confundida com fachadismo, condenando o que resta dos interiores oitocentistas, mas também, pasme-se, os pombalinos da Baixa; em que a extraordinária Rua das Janelas Verdes não pára de ser “bombardeada” e a também esplêndida das Portas de Santo Antão viu nascer uma enorme cratera que deixa “preso por arames” o que resta do Palácio da Anunciada; em que um outro palácio, o de São Miguel, na belíssima Praça da Alegria, viu o seu interior integralmente demolido de um dia para o outro e a emblemática Casa Pombalina da Rua da Lapa desapareceu num fim-de-semana, fazendo tábua rasa da classificação camarária e da zona de protecção patrimonial a que estava sujeita; em que a típica e integralmente conservada Praça das Flores pode ser cirurgicamente abatida por um mamarracho e a quinhentista Rua do Bemformoso, que escapou milagrosamente à hecatombe do Martim Moniz nos anos 40, se prepara para ser esventrada, ignorando alternativas, para a construção de uma mesquita e em que até, sacrilégio dos sacrilégios, o coração dessa jóia que é Alfama está teimosamente ameaçado por um “móno” indescritível para albergar o Museu Judaico; o anúncio de que um outro “móno”, já velhinho, se prepara para ser intervencionado com o fim de restaurar a imagem perdida de um largo histórico, constitui uma feliz novidade!

Edificado nos meados da passada década de 1970, o edifício em causa faz a curva do Largo Rafael Bordalo Pinheiro para a Rua da Trindade, e o seu impacto na envolvente constitui como que uma antevisão do “pesadelo” que espera os esplêndidos largos das Flores e de São Miguel de Alfama, acima referidos, caso os sinistros projectos para aí previstos sejam concretizados.

Uma fachada com superfícies envidraçadas que contrasta violentamente com as sete e oitocentistas que a rodeiam; uma cobertura em terraços que deve ser caso único na Zona Histórica em que se insere e um escusado e provocador revestimento de azulejos que, independentemente do seu valor “per si”, constitui uma tremenda agressão à extraordinária fachada azulejar do famoso “Prédio do Ferreira das Tabuletas” que lhe fica defronte, fazem com que este edifício seja desde o inicio apontado no ensino como aquilo “que não deve ser construído” nos centros históricos e esteja há muito presente em inventários patrimoniais como uma chaga urbana que urge corrigir.

A fachada prevista, embora não recupere a do edifício original do seculo XIX do qual existe registo fotográfico, uma prática recorrente em “países atrasados” como a Alemanha, a França, a Itália ou a Espanha, mas que a inteligência nativa cá do burgo insiste em desvalorizar como “pastiche”, recupera no entanto a imagem do mesmo, acrescentando-lhe um andar e uma mansarda que alinha com a do belíssimo “Prédio das Marquises” contínuo, que faz gaveto com a Rua Nova da Trindade, incluído no mesmo projecto.

Estão, pois, de parabéns a empresa construtora (atenção ao interior do segundo prédio!), a Câmara Municipal de Lisboa, numa excepção à catastrófica política de protecção patrimonial a que nos têm habituado, e a Direcção-Geral do Património Cultural, tantas vezes “distraída” ou até conivente com os atentados que a cidade tem sofrido, que, empenhadas numa solução de consenso que demorou mais de um ano, nos oferecem a recuperação da imagem deste recanto de eleição do nosso Chiado.

E, importantíssimo, esta nova fachada constitui um precedente valioso para os inúmeros casos semelhantes que pululam por toda a Lisboa e que urge corrigir. A começar, logo ali no mesmo largo, um pouco mais a baixo, no gaveto com a Travessa da Trindade, com a inenarrável cobertura que acrescentaram ao histórico edifício onde em tempos foram as “Conferências do Casino”!</text:p>
          </table:table-cell>
          <table:table-cell office:value-type="string">
            <text:p>Esta nova fachada constitui um precedente valioso para os inúmeros casos semelhantes que pululam por toda a Lisboa e que urge corrigir.</text:p>
          </table:table-cell>
          <table:table-cell office:value-type="string">
            <text:p>Local</text:p>
          </table:table-cell>
          <table:table-cell office:value-type="string">
            <text:p>['Câmara de Lisboa', 'Direcção-Geral do Património Cultural', 'Lisboa', 'Local', 'Opinião', 'Património']</text:p>
          </table:table-cell>
          <table:table-cell office:value-type="string">
            <text:p>2017-07-04 06:16:00</text:p>
          </table:table-cell>
          <table:table-cell table:style-name="ce23" office:value-type="string" office:value="https://www.publico.pt/2017/07/04/local/opiniao/uma-nova-fachada-para-salvar-um-velho-largo-1777797">
            <text:p><text:a xlink:href="https://www.publico.pt/2017/07/04/local/opiniao/uma-nova-fachada-para-salvar-um-velho-largo-1777797">https://www.publico.pt/2017/07/04/local/opiniao/uma-nova-fachada-para-salvar-um-velho-largo-1777797</text:a></text:p>
          </table:table-cell>
          <table:table-cell table:number-columns-repeated="246"/>
        </table:table-row>
        <table:table-row table:style-name="ro1">
          <table:table-cell office:value-type="string">
            <text:p>5cf4785d896a7fea0600d551</text:p>
          </table:table-cell>
          <table:table-cell office:value-type="string">
            <text:p>A história de duas cidades</text:p>
          </table:table-cell>
          <table:table-cell office:value-type="string">
            <text:p>['José Maria Seabra Duque']</text:p>
          </table:table-cell>
          <table:table-cell office:value-type="string">
            <text:p>Lisboa é hoje uma cidade na moda. O número de turistas parece não parar de aumentar. Os restaurantes, bares, assim como toda uma panóplia de pequeno comércio trendy, florescem. O fim da crise, os vistos gold e a nova lei das rendas reanimaram o mercado imobiliário. O maciço programa de obras da câmara municipal construiu a ideia de uma cidade mais amiga do ambiente e mais moderna.

E estes factos são bons. Evidentemente que todos trazem os seus inconvenientes. É verdade que o programa de obras públicas é muitíssimo questionável. Mas não se pode deixar de reconhecer que Lisboa está hoje mais bonita e mais cosmopolita.

Contudo, existe uma outra Lisboa. Uma cidade que não aparece nas revistas de viagens nem nos sites de cultura e lazer. Uma cidade que não sabe o que seja um sunset, uma cerveja artesanal ou um hambúrguer gourmet. Uma cidade para quem as ciclovias são apenas um estorvo para apanhar o autocarro e para quem as latas de conserva não são um objecto vintage mas uma fonte de alimentação.

Existe uma Lisboa onde centenas de idosos vivem sozinhos, em casas decrépitas. Muitos já não são capazes de sair à rua e vivem da caridade de vizinhos, das ajudas da Santa Casa ou de uma instituição de solidariedade social.

Uma Lisboa com bairros pobres (daqueles que não têm a sorte de ser históricos, e por isso ainda não foram invadidos por jovens hipsters), com escolas degradadas, onde a maioria dos moradores trabalha muito e ganha pouco. Bairros com ruas dominadas por pequenos criminosos, onde é difícil romper o círculo da pobreza.

Uma Lisboa com homens e mulheres que vivem na rua. Pessoas com um enormíssimo conjunto de problemas e que sobrevivem graças aos voluntários que todas as noites saem por essa Lisboa a distribuir refeições e apoio a quem não tem tecto.

E, sobretudo, uma Lisboa, que é a cidade da maioria dos lisboetas, de pessoas de classe média/média-baixa, cujos ordenados mal pagam uma renda. Pessoas que perdem horas e horas em transportes públicos lotados. Lisboetas que não arriscam ter filhos na sua cidade, porque escasseiam as creches, porque é impossível ter carro, porque que é muito complicado enfiar duas ou (imagine-se a loucura) três crianças pequenas num autocarro a abarrotar (e ainda menos numa bicicleta).

Existe uma Lisboa real para além da Lisboa das revistas e das reportagens televisivas. Uma cidade que vive para além da imagem trendy, eco-friendly e cosmopolita. Uma Lisboa de idosos, de famílias, de jovens casais, de adolescentes e crianças que vivem numa cidade com rendas cada vez mais altas, com transportes públicos cada vez mais degradados. Uma cidade onde os apoios sociais dependem de instituições privadas. Uma cidade abandonada pela autarquia.

O trabalho de transformar Lisboa numa cidade que recebe bem quem vem de fora foi feito e bem feito, tendo tornado a capital num ponto de atracção para turistas e investidores estrangeiros. Falta agora transformar Lisboa numa cidade atractiva para os lisboetas.</text:p>
          </table:table-cell>
          <table:table-cell office:value-type="string">
            <text:p>Existe uma Lisboa real para além da Lisboa das revistas e das reportagens televisivas.</text:p>
          </table:table-cell>
          <table:table-cell office:value-type="string">
            <text:p>Local</text:p>
          </table:table-cell>
          <table:table-cell office:value-type="string">
            <text:p>['Câmara de Lisboa', 'Habitação', 'Lisboa', 'Local', 'Opinião', 'Pobreza', 'Turismo']</text:p>
          </table:table-cell>
          <table:table-cell office:value-type="string">
            <text:p>2017-07-19 06:11:00</text:p>
          </table:table-cell>
          <table:table-cell table:style-name="ce23" office:value-type="string" office:value="https://www.publico.pt/2017/07/19/local/opiniao/a-historia-de-duas-cidades-1779217">
            <text:p><text:a xlink:href="https://www.publico.pt/2017/07/19/local/opiniao/a-historia-de-duas-cidades-1779217">https://www.publico.pt/2017/07/19/local/opiniao/a-historia-de-duas-cidades-1779217</text:a></text:p>
          </table:table-cell>
          <table:table-cell table:number-columns-repeated="246"/>
        </table:table-row>
        <table:table-row table:style-name="ro1">
          <table:table-cell office:value-type="string">
            <text:p>5cf47793896a7fea0600c1af</text:p>
          </table:table-cell>
          <table:table-cell office:value-type="string">
            <text:p>A Paz nasce da Ética!</text:p>
          </table:table-cell>
          <table:table-cell office:value-type="string">
            <text:p>['Manuel Sérgio', 'José Lima']</text:p>
          </table:table-cell>
          <table:table-cell office:value-type="string">
            <text:p>Este fim-de-semana tem início mais um Campeonato Nacional de Futebol da Primeira Divisão. Fazendo o balanço do processo coletivo do nosso futebol, devemos sublinhar, nele, duas grandes características. Por um lado, a muito boa valia pedagógica e técnica dos nossos treinadores e o prestígio das nossas escolas de formação de jogadores, que têm oferecido ao futebol mundial alguns dos seus melhores jogadores. Por outro, o elevado grau de conflitualidade entre os principais dirigentes dos nossos principais clubes, o que dificulta um diálogo lúcido e sereno entre os “agentes do futebol” e, num tempo em que as técnicas de publicidade e de propaganda atingiram um elevado grau de eficácia, cria falácias e sofismas do mais cego facciosismo, que se ampliam e reproduzem, tanto individual como coletivamente. Não passa de um logro um Desporto sem Ética, porque sem Ética não há Desporto, nem Paz verdadeira.

Sem Ética, não há Desporto? Assim é! Não há jogos, há pessoas que jogam. Por isso, o Desporto não se resume, unicamente, a uma Atividade Física, porque é uma Atividade instauradora e promotora de valores. Fazer Desporto é competir, sob a base sólida das “leis do jogo” e... daqueles valores sem os quais impossível se torna viver humanamente! Por isso, a transcendência (a superação), no Desporto, prende-se com a globalidade do ser humano e portanto é simultaneamente física e psíquica e espiritual. Também os dirigentes, os “dirigentes-adeptos” e os adeptos dos clubes de futebol são convidados a transcender-se. Como? Tornando-se cada vez mais livres e libertadores: livres, porque se libertaram dos conflitos resultantes de cegos clubismos, particularismos, reducionismos; libertadores, porque se mostram capazes de lançar pontes de solidariedade em direções aos clubes rivais.

Aos órgãos da Comunicação Social, apela-se para que se vinculem a uma informação criteriosa, e verdadeira, opondo-se à promoção de “faits divers”, e a uma banalização de um futebol de casos.

No Desporto, mais do que competição, deveremos criar verdadeira “coopetição” (um misto de competição e de cooperação). No dealbar do Nacional de Futebol 2017/18, pedimos licença para lembrar a todos os dirigentes desportivos, mormente os dirigentes dos principais clubes, que é preciso entrar numa era nova de mais diálogo, de mais cooperação, de mais concertação. O progresso do nosso futebol precisa urgentemente da Paz que nasce da Ética — precisa de homens que, porque eticamente se transcenderam, sejam novos e façam novas todas as coisas. Com “homens caducos” as estruturas continuarão decrépitas. E, com “estruturas decrépitas”, até os homens de poderosos recursos teóricos e práticos, com dificuldade encontrarão espaço, para inovar ou reformar. “A Paz nasce da Ética”, queremos dizer: a Paz só com Ética se concretiza. Com Homens, portanto!</text:p>
          </table:table-cell>
          <table:table-cell office:value-type="string">
            <text:p>Um manifesto para um campeonato sem casos.</text:p>
          </table:table-cell>
          <table:table-cell office:value-type="string">
            <text:p>Sports</text:p>
          </table:table-cell>
          <table:table-cell office:value-type="string">
            <text:p>['Desporto', 'Futebol', 'I Liga', 'Opinião', 'Ética']</text:p>
          </table:table-cell>
          <table:table-cell office:value-type="string">
            <text:p>2017-08-05 06:49:00</text:p>
          </table:table-cell>
          <table:table-cell table:style-name="ce23" office:value-type="string" office:value="https://www.publico.pt/2017/08/05/desporto/opiniao/a-paz-nasce-da-etica-1781341">
            <text:p><text:a xlink:href="https://www.publico.pt/2017/08/05/desporto/opiniao/a-paz-nasce-da-etica-1781341">https://www.publico.pt/2017/08/05/desporto/opiniao/a-paz-nasce-da-etica-1781341</text:a></text:p>
          </table:table-cell>
          <table:table-cell table:number-columns-repeated="246"/>
        </table:table-row>
        <table:table-row table:style-name="ro1">
          <table:table-cell office:value-type="string">
            <text:p>5cf476b9896a7fea0600bddd</text:p>
          </table:table-cell>
          <table:table-cell office:value-type="string">
            <text:p>Mais mobilidade em Lisboa</text:p>
          </table:table-cell>
          <table:table-cell office:value-type="string">
            <text:p>['Luís Natal Marques']</text:p>
          </table:table-cell>
          <table:table-cell office:value-type="string">
            <text:p>O planeamento da mobilidade é hoje um dos maiores desafios às políticas ambientais e urbanas. A evolução das sociedades criou novas formas de vida, mas também diversos problemas, de que a poluição sonora e atmosférica são bons exemplos.

Nas últimas décadas, as cidades transformaram-se e a mobilidade dos cidadãos também mudou, tornando-se mais exigente e mais complexa, como o demonstra a cidade de Lisboa. Diariamente, entre quem vive em Lisboa e quem se desloca de outros concelhos para vir trabalhar, mais de 600 mil automobilistas disputam cerca de 200 mil lugares de estacionamento na cidade. Esta realidade coloca desde logo o desafio de tornar Lisboa uma cidade mais moderna, mais acessível e mais sustentável, assegurando o necessário equilíbrio económico e social e apostando no desenvolvimento de novas soluções, de forma continuada e numa perspetiva de longo prazo.

Por estas razões, é imprescindível criar alternativas para as pessoas e disponibilizar-lhes novas ferramentas e soluções. Hoje, a mobilidade ciclável é mais um meio ao serviço de quem visita, reside ou trabalha em Lisboa, à semelhança de outras cidades europeias. Com a criação da rede Gira. Bicicletas de Lisboa, que vai possibilitar um acesso generalizado da população a bicicletas urbanas, de uso partilhado, cria-se mais uma alternativa, que pode ser um complemento ao transporte público e que poderá alterar a forma como muitos lisboetas se deslocam no interior da cidade. Esta rede será constituída por 1410 bicicletas, convencionais e eletricamente assistidas, que estarão disponíveis em 140 estações espalhadas pela cidade para quem quiser pedalar pelo meio ambiente, pela qualidade de vida, pela consciência solidária e pela mobilidade em Lisboa.

Desde há muito que a bicicleta é uma forma de lazer, de bem-estar, de divertimento, mas está a tornar-se, cada vez mais, num instrumento de mobilidade.

Todos temos a ganhar com isso, em especial os próprios utilizadores, que ganham um estilo de vida mais saudável, aproveitando as condições que a cidade oferece. Mas também os próprios automobilistas e todos os que na cidade circulam, pois por cada 1000 pessoas que troquem o carro pela bicicleta são menos 5 km de fila que teremos todos os dias no trânsito.

É preciso mudar o padrão de mobilidade centrado no transporte motorizado individual, já que esta é, cada vez mais, uma opção insustentável.

O autor escreve segundo o novo Acordo Ortográfico</text:p>
          </table:table-cell>
          <table:table-cell office:value-type="string">
            <text:p>É preciso mudar o padrão de mobilidade centrado no transporte motorizado individual, já que esta é, cada vez mais, uma opção insustentável.</text:p>
          </table:table-cell>
          <table:table-cell office:value-type="string">
            <text:p>Local</text:p>
          </table:table-cell>
          <table:table-cell office:value-type="string">
            <text:p>['Ambiente', 'Bicicletas', 'Câmara de Lisboa', 'Lisboa', 'Local', 'Mobilidade', 'Opinião', 'Transportes']</text:p>
          </table:table-cell>
          <table:table-cell office:value-type="string">
            <text:p>2017-09-21 06:40:00</text:p>
          </table:table-cell>
          <table:table-cell table:style-name="ce23" office:value-type="string" office:value="https://www.publico.pt/2017/09/21/local/opiniao/mais-mobilidade-em-lisboa-1786136">
            <text:p><text:a xlink:href="https://www.publico.pt/2017/09/21/local/opiniao/mais-mobilidade-em-lisboa-1786136">https://www.publico.pt/2017/09/21/local/opiniao/mais-mobilidade-em-lisboa-1786136</text:a></text:p>
          </table:table-cell>
          <table:table-cell table:number-columns-repeated="246"/>
        </table:table-row>
        <table:table-row table:style-name="ro1">
          <table:table-cell office:value-type="string">
            <text:p>5cf47693896a7fea0600bd28</text:p>
          </table:table-cell>
          <table:table-cell office:value-type="string">
            <text:p>É tempo de responder aos sinais de alarme</text:p>
          </table:table-cell>
          <table:table-cell office:value-type="string">
            <text:p>['Fernando Gomes']</text:p>
          </table:table-cell>
          <table:table-cell office:value-type="string">
            <text:p>O mais importante não são os cargos, mas o que fazemos com eles. A minha recente nomeação para a Comissão Executiva da FIFA, como a vice-presidência da UEFA, é uma oportunidade de Portugal participar na definição de políticas e nas decisões das instâncias do futebol internacional.

Nos últimos anos assistimos a diversas alterações nas principais competições de clubes e seleções, os valores com direitos televisivos e comerciais nunca foram tão elevados e o mercado de transferências movimenta hoje montantes que seriam inimagináveis há poucos anos. Os desafios que o futebol enfrenta são enormes.

No caso específico da FIFA, trata-se de uma organização que enfrentou um período negro do qual só nos últimos meses começou a sair. A presença em cargos nas instâncias internacionais é resultado do trabalho que tem sido desenvolvido por toda a equipa federativa, com o apoio dos sócios da Federação Portuguesa de Futebol.

Se na FIFA e UEFA os desafios são enormes, na FPF não são menores. Há muito para fazer no futebol português.

O ecossistema económico do futebol mundial está a mudar muito depressa e isso levanta desafios enormes aos clubes portugueses, nomeadamente aos que participam nas provas europeias, com repercussões nas nossas competições profissionais. Tenho tido oportunidade de conversar com todos eles sobre estes temas.

Neste contexto, é muito relevante que Portugal consiga ter uma Liga forte. Para que tal seja possível é necessário que os clubes saibam encontrar pontes de diálogo naquilo que os une — e na minha opinião é muito! — e, de uma vez por todas, deixem de permitir que os seus símbolos, a sua história e a sua força sejam capturados para a apologia do ódio.

Tal como já tive oportunidade de afirmar em diversas ocasiões, o clima que se vive no futebol profissional português é inimigo do crescimento e da afirmação da indústria, quer no plano nacional quer internacionalmente. É também um péssimo exemplo para os mais jovens e um fenómeno que contribui para afastar o adepto, dos estádios e mesmo da modalidade. E sem adeptos, "sem consumidores", bem se sabe como fica comprometida qualquer evolução positiva de uma indústria, de um "negócio". Acompanho com particular preocupação o que se passa em dois setores: a arbitragem e os adeptos.

O constante tom de crítica em relação à arbitragem é inaceitável e impróprio de um país civilizado e com espírito desportivo. Estas críticas, que muitas vezes são inspiradas em dirigentes com as mais altas responsabilidades, potenciam o ódio e a violência. São, quase sempre, uma forma de tentar esconder insucessos próprios, além de constituírem atos de cobardia.

Esta época, a exemplo do que sucedeu em outras, já houve ações condenáveis que tiveram como alvo os árbitros e que os afetaram a eles e às suas famílias. Neste contexto, não me surpreenderia se Conselho de Arbitragem e árbitros refletissem profundamente sobre as reais condições que existem, em Portugal, para quem tem a tarefa de dirigir jogos nas competições profissionais.

Que ninguém tenha dúvidas sobre a minha posição: toda a minha força está com os que, diariamente, são obrigados a lidar com insultos, ameaças, insinuações e entraves à tranquilidade que o desempenho das suas funções exige. Nomeadamente os que se expõem na arbitragem e na disciplina, pilares fundamentais deste desporto que amamos.

O clima de ódio tem tido reflexo também entre os adeptos. Basta olhar semanalmente para o registo disciplinar nas competições profissionais e para as notícias que relatam incidentes — alguns, infelizmente, com gravidade — entre adeptos de diferentes clubes.

É com profundo lamento que o escrevo: existem sinais de alarme no futebol português. Os clubes profissionais não podem ignorar estes sinais de alarme. O Estado não pode ignorar estes sinais de alarme: a arbitragem sob ameaça e constante crítica; a violência entre adeptos; o ódio entre clubes, espalhado por redes sociais e órgãos de comunicação social.

E também o desrespeito de muitos pelas regras que eles próprios aprovaram em Assembleia Geral da Liga. É uma mistura potencialmente explosiva. Temos de conseguir parar antes que seja tarde de mais.

Em maio de 2016, quando me candidatei ao segundo mandato na FPF, anunciei que me bateria por uma nova lei que punisse de forma mais pesada e efetiva a corrupção desportiva. Após trabalho conjunto e produtivo com a Unidade Nacional de Combate à Corrupção, da Direção Nacional da Polícia Judiciária, a nova lei foi discutida na Assembleia da República e aprovada pelos partidos. A acusação de 27 pessoas no chamado Jogo Duplo mostrou que existem instrumentos para investigar e acusar.

O Estado, o Governo, a Assembleia da República, os diferentes responsáveis institucionais devem envolver-se cada vez mais neste objetivo coletivo de combater de forma efetiva as ameaças ao futebol, nas suas diversas vertentes. A FPF está disponível para colaborar com o Estado em todas estas frentes, nomeadamente na revisão das competências do Conselho Nacional do Desporto, um órgão que poderá desempenhar papel fulcral.

A Federação está a fazer a sua parte e estará sempre do lado das soluções construtivas e pacificadoras. Ninguém pode ficar de fora desta responsabilidade.

O autor escreve segundo o novo Acordo Ortográfico</text:p>
          </table:table-cell>
          <table:table-cell office:value-type="string">
            <text:p>É com profundo lamento que o escrevo: existem sinais de alarme no futebol português.</text:p>
          </table:table-cell>
          <table:table-cell office:value-type="string">
            <text:p>Sports</text:p>
          </table:table-cell>
          <table:table-cell office:value-type="string">
            <text:p>['Arbitragem', 'Desporto', 'FIFA', 'Federação Portuguesa de Futebol', 'Futebol', 'Futebol nacional', 'Liga de clubes', 'Opinião', 'UEFA']</text:p>
          </table:table-cell>
          <table:table-cell office:value-type="string">
            <text:p>2017-09-22 07:05:00</text:p>
          </table:table-cell>
          <table:table-cell table:style-name="ce23" office:value-type="string" office:value="https://www.publico.pt/2017/09/22/desporto/opiniao/e-tempo-de-responder-aos-sinais-de-alarme-1786290">
            <text:p><text:a xlink:href="https://www.publico.pt/2017/09/22/desporto/opiniao/e-tempo-de-responder-aos-sinais-de-alarme-1786290">https://www.publico.pt/2017/09/22/desporto/opiniao/e-tempo-de-responder-aos-sinais-de-alarme-1786290</text:a></text:p>
          </table:table-cell>
          <table:table-cell table:number-columns-repeated="246"/>
        </table:table-row>
        <table:table-row table:style-name="ro1">
          <table:table-cell office:value-type="string">
            <text:p>5cf476cd896a7fea0600be3f</text:p>
          </table:table-cell>
          <table:table-cell office:value-type="string">
            <text:p>Cibersegurança e dados pessoais</text:p>
          </table:table-cell>
          <table:table-cell office:value-type="string">
            <text:p>['Nuno Sampayo Ribeiro']</text:p>
          </table:table-cell>
          <table:table-cell office:value-type="string">
            <text:p>Dados pessoais. A vivência do dia-a-dia implica a cedência de dados pessoais, isto é, de informação relativa unicamente a cada pessoa e que a torna identificável. Em paralelo, a massificação dos meios digitais gerou um novo tipo de cedência de dados pessoais, para a qual a maioria das pessoas não ganhou consciência. Refiro-me à cedência da informação que permitimos através da utilização de meios electrónicos tais como o acesso à internet, à nuvem (cloud), ao Facebook, ao Twitter, à autorização de cookies, etc. É que deste modo geramos informação sobre o utilizador ou a utilização, isto é, da actividade que desenvolvemos em si mesma (por exemplo a notícia lida, a pesquisa ou a compra efectuada), ou do procedimento individual de cada utilizador, por exemplo a frequência ou a duração do acesso online, as características da interação, as reações (ex. emoj, comentários, etc.). Outra fonte geradora de transmissão de dados é a chamada “internet das coisas”, isto é, a utilização de utensílios que incorporam tecnologia habilitando-os ao envio e à recepção de informações, por exemplo um GPS, uma camisola ou pulseira que mede o ritmo da batida cardíaca do seu utilizador.

Big data, privacidade e (ciber)segurança. Na maioria dos casos, os dados pessoais individualmente considerados ou dispersos não têm valor. Porém, a sua agregação e processamento por algoritmos (isto é, processos de cálculo através de computadores) constitui um bem muito valioso, posto que permite formular perfis e padrões de comportamentos, discernir tendências, propensões, etc. Esta actividade, genericamente designada por “big data”, permite utilizações de diversa natureza, por exemplo militar, política, marketing, incluindo a manipulação psicológica. Devido a isto, a venda de dados privados é um negócio multimilionário desenvolvido por empresas designadas de “data broker”.

Não pode negar-se que esta recolha de dados possa ser, em certos casos, atentatória das liberdades cívicas e violadora dos direitos de personalidade, em especial do direito à privacidade. Isto é porque os titulares dos dados, muitas vezes, desconhecem que informação sobre eles é detida por empresas ou os fins para que a utilizam. Estes fenómenos agravam-se também devido à falta de transparência de muitas das entidades que se dedicam a este tipo de comércio ou aos cada vez mais frequentes roubos de identidade ou ataques informáticos de grande escala como o WannaCry, ocorrido em maio. Dados da UE confirmam que no último ano 80% das empresas europeias sofreram pelo menos um ciberataque e que por dia ocorreram 4000 ataques de ransomware (ataque que bloqueia o acesso aos dados ou ameaça a sua divulgação para extorquir uma quantia/conduta da vítima). Devido a tudo isto, são reais e graves os perigos para a (ciber)segurança de cada pessoa, da comunidade ou dos grupos em que se integram.

Confiança e o pacote de protecção dos dados pessoais. A proteção dos dados das pessoas singulares é um direito fundamental, protegido pela Constituição da República Portuguesa e pela Carta de Direitos Fundamentais da União Europeia. Porém, a legislação em vigor foi criada num quadro anterior à era da economia digital e a sua desadequação afecta a confiança dos cidadãos no sistema de proteção de dados pessoais, e cria obstáculos às empresas. Na ponderação de tudo isto, a UE afirmou a liderança mundial e promoveu a sua reforma introduzindo um Pacote de Protecção dos Dados Pessoais, cujo quadro legal de proteção de dados pessoais entrará em vigor em Portugal em 25 de maio de 2018. Tratou-se de uma reforma profunda, portadora da mais elevada prioridade política, que visou em especial permitir que os cidadãos têm maior controlo sobre a sua informação pessoal. Este foi um primeiro passo decisivo. Porém, a sua eficácia depende de uma atitude exigente por parte de todos e de cada um, e do apoio às pessoas mais vulneráveis.

Neste sentido proponho-vos que pratiquem e divulguem os seguintes conselhos:

Atribuam à proteção da informação sobre si mesmos a mesma importância que atribuem a trancar o carro, a porta de casa ou à atualização de passwords; Previnam-se e obtenham regularmente informação sobre as situações mais comuns de perigo e quais os meios de defesa (por ex., pesquisando na internet); Evitem a divulgação de dados pessoais nas redes sociais; Sempre que vos solicitem a prestação de dados pessoais, consultem/exijam, sem timidez, informação sobre o processamento e a utilização a que ficará sujeita. Principalmente na resposta que derem lembrem-se do velho ditado: para apressada pergunta, pausada resposta...

O autor escreve segundo o novo Acordo Ortográfico</text:p>
          </table:table-cell>
          <table:table-cell office:value-type="string">
            <text:p>São reais e graves os perigos para a (ciber)segurança de cada pessoa, da comunidade ou dos grupos em que se integram.</text:p>
          </table:table-cell>
          <table:table-cell office:value-type="string">
            <text:p>Sci-Tech</text:p>
          </table:table-cell>
          <table:table-cell office:value-type="string">
            <text:p>['Cibersegurança', 'Internet', 'Opinião', 'Privacidade', 'Tecnologia', 'crime', 'lei e justiça']</text:p>
          </table:table-cell>
          <table:table-cell office:value-type="string">
            <text:p>2017-09-26 06:13:00</text:p>
          </table:table-cell>
          <table:table-cell table:style-name="ce23" office:value-type="string" office:value="https://www.publico.pt/2017/09/26/tecnologia/opiniao/ciberseguranca-e-dados-pessoais-1786608">
            <text:p><text:a xlink:href="https://www.publico.pt/2017/09/26/tecnologia/opiniao/ciberseguranca-e-dados-pessoais-1786608">https://www.publico.pt/2017/09/26/tecnologia/opiniao/ciberseguranca-e-dados-pessoais-1786608</text:a></text:p>
          </table:table-cell>
          <table:table-cell table:number-columns-repeated="246"/>
        </table:table-row>
        <table:table-row table:style-name="ro1">
          <table:table-cell office:value-type="string">
            <text:p>5cf47650896a7fea0600bbc7</text:p>
          </table:table-cell>
          <table:table-cell office:value-type="string">
            <text:p>Mercados patrióticos</text:p>
          </table:table-cell>
          <table:table-cell office:value-type="string">
            <text:p>['Paulo Reis Mourão']</text:p>
          </table:table-cell>
          <table:table-cell office:value-type="string">
            <text:p>A Liga Inglesa de 2018-19 vai encurtar a janela de transferências de importação. Isto significa que os clubes ingleses terão de fechar os negócios relativos a contratação de novos jogadores antes do apito inicial do primeiro jogo agendado para aquela época. No entanto, muito pouco ainda foi definido em termos de exportação que continuará a ser permitida dentro das regras dos mercados adquirentes de talentos britânicos. Na prática, faz-se aquilo que tantas vezes a Inglaterra tem feito e — curiosamente — com mais prejuízos para a generalidade dos ingleses do que propriamente com benefícios líquidos: os entraves à importação.

Quando a Inglaterra, em meados do século XIX, decidiu barrar/dificultar a importação da maquinaria germânica, que chegava aos portos britânicos com a reputação de fiável e duradoura, usou de várias ferramentas — desde decretos reais até à vandalização. Foi nesse período que surgiu o rótulo ‘Made in Germany’ com intenções xenófobas que visavam encarecer a aquisição de material alemão com custos de depreciação social.

O problema é que virou-se o feitiço contra o feiticeiro — e o rótulo depreciativo acabou, na prática, por se transformar num slogan mediático que acelerou a identificação das importações vindas da Alemanha e, consequentemente, a sua aquisição pelos pequenos industriais e clientes domésticos ingleses. Como vários autores de então comentavam, o patriotismo é mais fácil de vingar nos campos de batalha do que nas casas dos soldados.

Dado o peso económico do mercado inglês no mundo do futebol, sobretudo em termos de folha salarial e de negociação dos direitos televisivos, a colocação de entraves de janela temporal vai, na prática, fazer render ainda mais o negócio daqueles que estão dispostos a alargar as barreiras para quem está disposto a pagar. Já que não vai ser tão fácil esperar pelos dias finais de Agosto para o encerramento das contratações, o valor a pagar pela observação e agenciamento dos jogadores deve subir claramente. Os managers pensarão — queremos os melhores jogadores quanto antes! E por isso, toda a equipa de scouting espalhada pelo mundo vai exigir compensações adequadas pela descoberta mais cedo do maior diamante - polido ou em bruto. Os rumores terão rotação mais acelerada, os treinadores ingleses uma maior definição dos plantéis em perspetiva e a imprensa da especialidade terá maiores certezas na edição das revistas de lançamento da época desportiva.

E o que ficará para as restantes ligas? Ligas igualmente poderosas como a espanhola ou a italiana na prática terão efeitos pouco significativos. Os grandes clubes procurarão assegurar as melhores aquisições quantos antes como tem sido até agora, pois, além da pressão do agenciamento e da instabilidade dos rumores haverá, adicionalmente, a certeza de que uma Liga importante fechará o seu mercado de aquisições mais cedo.

Os ‘bons jogadores’ sobrantes da Liga inglesa, curiosamente, ficarão a perder — nada pior no jogo da reputação ter fama de “admissível” e depois não ser admitido.

Vários estudos no campo da Teoria dos Jogos e na Economia Experimental tem mostrado como este tipo de situações leva a uma desvalorização significativa do bem ou serviço em causa que pode cair para mercados terciários. E é aqui que entra Portugal, que poderá ficar a ganhar com as “pechinchas” — jogadores com nível de Liga milionária mas que, por mau agente, mau tempo ou má sorte, não conseguiram inscrição na Liga desejada, no devido tempo.

Afinal, quando a lotação de um bar está no limite máximo, existirá sempre não muito longe algum outro disposto a servir um café.</text:p>
          </table:table-cell>
          <table:table-cell office:value-type="string">
            <text:p>Dado o peso económico do mercado inglês no mundo do futebol, a colocação de entraves de janela temporal vai, na prática, fazer render ainda mais o negócio daqueles que estão dispostos a alargar as barreiras para quem está disposto a pagar.</text:p>
          </table:table-cell>
          <table:table-cell office:value-type="string">
            <text:p>Sports</text:p>
          </table:table-cell>
          <table:table-cell office:value-type="string">
            <text:p>['Desporto', 'Futebol', 'Futebol internacional', 'Liga inglesa', 'Mercado de transferências', 'Opinião']</text:p>
          </table:table-cell>
          <table:table-cell office:value-type="string">
            <text:p>2017-09-29 08:45:00</text:p>
          </table:table-cell>
          <table:table-cell table:style-name="ce23" office:value-type="string" office:value="https://www.publico.pt/2017/09/29/desporto/opiniao/mercados-patrioticos-1787049">
            <text:p><text:a xlink:href="https://www.publico.pt/2017/09/29/desporto/opiniao/mercados-patrioticos-1787049">https://www.publico.pt/2017/09/29/desporto/opiniao/mercados-patrioticos-1787049</text:a></text:p>
          </table:table-cell>
          <table:table-cell table:number-columns-repeated="246"/>
        </table:table-row>
        <table:table-row table:style-name="ro1">
          <table:table-cell office:value-type="string">
            <text:p>5cf47676896a7fea0600bcba</text:p>
          </table:table-cell>
          <table:table-cell office:value-type="string">
            <text:p>O futuro do vinho pode estar na água</text:p>
          </table:table-cell>
          <table:table-cell office:value-type="string">
            <text:p>['Pedro Garcias']</text:p>
          </table:table-cell>
          <table:table-cell office:value-type="string">
            <text:p>Nem mesmo os chamados vinhos tecnológicos são sempre iguais. Por mais conhecimentos que tenham, os viticultores estarão sempre sujeitos à aleatoriedade e imprevisibilidade da criação, à tal mão de Deus. Por isso nos fascina tanto.

A vindima deste ano é exemplar. Ninguém conseguiu prever que, devido às temperaturas altas e, acima de tudo, à seca, a colheita iria ser antecipada em várias semanas. Mas será que foi só o calor e a falta de água que fizeram acelerar desta forma nunca vista a concentração de açúcar nas uvas? Há cada vez mais evidências científicas que atribuem ao aumento do dióxido de carbono na atmosfera um papel preponderante nas colheitas, uma vez que o dióxido de carbono facilita a fotossíntese das plantas. Havendo mais dióxido de carbono, há mais fotossíntese e também mais produção de açúcar.

Como nos últimos 100 anos os níveis de dióxido de carbono presentes na atmosfera quase duplicaram, isso explicaria o crescente aumento dos níveis de álcool nos vinhos. Acresce que a concentração do açúcar via dióxido de carbono parece ser feita um pouco à custa de outros nutrientes importantes, como proteínas e sais minerais. Ou seja, os vinhos estão a ficar com mais álcool e também com mais hidratos de carbono (a frutose é um hidrato de carbono). Sobre este assunto, aconselha-lhe a leitura de um recente e interessante artigo de Lisa Perroti-Brown, em winejournal.robert parker.com.

É do senso comum de que um fruto amadurecido à pressa nunca é tão bom como um fruto amadurecido no seu tempo próprio. E nem sempre o fruto mais doce é o mais saboroso. Nas uvas, há diferentes tipos de maturação. Este ano, e com maior relevo nas regiões mais quentes, as uvas atingiram a maturação alcoólica muito cedo. Porém, em muitos lugares, a chamada maturação fenólica (que, grosso modo, corresponde à formação dos aromas e dos taninos, entre outros compostos que formam o “gosto” do vinho) não ocorreu ao mesmo tempo. Ou seja, as uvas não nasceram equilibradas.

Perante uma situação destas, o viticultor tem sempre um dilema para resolver: ou colhe as uvas mais cedo para não ficar com vinhos muito alcoólicos ou espera mais um pouco e colhe uvas com bons aromas e com taninos mais finos mas com menos acidez e mais álcool. Como o normal é colher uvas maduras e não uvas verdes e amargas, a tendência do viticultor e do enólogo é privilegiar a maturação fenólica em detrimento da maturação alcoólica.

Em teoria, essa é a decisão certa. Mas, em regiões quentes, a resolução daquele dilema não é assim tão fácil, porque esperar pela maturação fenólica perfeita significa quase sempre ter vinhos com pouca acidez e com muito álcool. E, sobretudo hoje, o consumidor procura cada vez mais vinhos com menos álcool. Então, como desatar este nó? Fazer viticultura apenas nas regiões mais amenas, procurar cotas mais altas, utilizar castas mais resistentes à seca e ao calor e com mais acidez natural ou recorrer à rega são respostas possíveis. Mas pode haver uma solução menos drástica e dispendiosa: baixar o álcool nos vinhos com a adição de água durante a fermentação.

Já aqui escrevemos que este foi um ano de água e ácido tartárico (para repor a acidez) nos vinhos. Pode parecer uma heresia dizê-lo, até porque não é legal adicionar água ao vinho, mas em regiões como o Douro ou o Alentejo, onde as uvas atingiram desde muito cedo graduações elevadas, não “baptizar” os vinhos com água, para usar a gíria dos enólogos, seria um tremendo erro enológico. No fundo, trata-se de repor ao vinho a água que a seca lhe roubou.

Há regiões onde esta prática é autorizada. A Califórnia é uma delas. Em Portugal, não está autorizada, como também não o está a utilização de mosto concentrado, que tem um objectivo antagónico: aumentar a concentração de açúcar, para fazer elevar o nível de álcool. Curiosamente, num ano tão quente como o de 2017, o Instituto da Vinha e do Vinho autorizou o uso de mosto concentrado.

Em regiões de climas mais frios como Champanhe ou Borgonha, o uso de mosto concentrado através da chamada “chaptalização” dos vinhos é uma prática corrente, algo que as regiões do Sul encaram com muitas reservas. Mas as regiões do Norte também encaram com reservas a acidificação dos vinhos muito praticada no Sul da Europa, Portugal incluído. Portanto, nada de atirar pedras aos outros.

Voltando à água: é sempre melhor adicionar água ao vinho, durante a fermentação e na dose certa, claro, do que retirar álcool ao vinho através de processos mecânicos. Oitenta por cento do vinho é água. Por isso, talvez esteja na hora de adequar a legislação às mudanças do clima e às tendências de consumo, que privilegiam os vinhos menos alcoólicos. Entre um vinho contido de álcool mas feito com uvas que amadureceram mal e um vinho feito a partir de uvas que amadureceram bem mas ao qual foi necessário juntar um pouco de água para baixar o volume de álcool, é sempre preferível o segundo.</text:p>
          </table:table-cell>
          <table:table-cell office:value-type="string">
            <text:p>O vinho é uma bebida intrigante e misteriosa, com incontáveis factores envolvidos na sua génese. Cada ano é um ano diferente.</text:p>
          </table:table-cell>
          <table:table-cell office:value-type="string">
            <text:p>Local</text:p>
          </table:table-cell>
          <table:table-cell office:value-type="string">
            <text:p>['Fugas', 'Opinião', 'Portugal', 'Vinhos']</text:p>
          </table:table-cell>
          <table:table-cell office:value-type="string">
            <text:p>2017-10-07 00:01:05</text:p>
          </table:table-cell>
          <table:table-cell table:style-name="ce23" office:value-type="string" office:value="https://www.publico.pt/2017/10/07/fugas/opiniao/o-futuro-do-vinho-pode-estar-na-agua-1787510">
            <text:p><text:a xlink:href="https://www.publico.pt/2017/10/07/fugas/opiniao/o-futuro-do-vinho-pode-estar-na-agua-1787510">https://www.publico.pt/2017/10/07/fugas/opiniao/o-futuro-do-vinho-pode-estar-na-agua-1787510</text:a></text:p>
          </table:table-cell>
          <table:table-cell table:number-columns-repeated="246"/>
        </table:table-row>
        <table:table-row table:style-name="ro1">
          <table:table-cell office:value-type="string">
            <text:p>5cf47588896a7fea0600a76d</text:p>
          </table:table-cell>
          <table:table-cell office:value-type="string">
            <text:p>Secas que transformaram civilizações e a seca em Portugal</text:p>
          </table:table-cell>
          <table:table-cell office:value-type="string">
            <text:p>['Filipe Duarte Santos']</text:p>
          </table:table-cell>
          <table:table-cell office:value-type="string">
            <text:p>No Egipto, o ciclo exterior mais importante, para além do movimento aparente diurno do Sol, era a cheia anual do Nilo que inundava e fertilizava os campos preparando-os naturalmente para as culturas agrícolas essenciais à vida das populações. As três estações do ano correspondiam às três fases fundamentais daquele ciclo. A primeira, chamada Akhet ou inundação, começava com a inundação cíclica do vale do Nilo no princípio do Verão provocada pelas chuvas das monções na região da Etiópia e do alto Nilo e durava de Junho a Setembro. A segunda, chamada Peret ou crescimento, era o período das sementeiras, do ressurgimento da vida vegetal e animal e coincidia com os meses de Outubro a Janeiro. Finalmente, Shemu ou águas baixas era a fase das colheitas de Fevereiro a Maio.

Embora o início da cheia anual do Nilo fosse previsível, a altura máxima que as águas atingiam era muito variável e imprevisível. Cheias muito altas eram destrutivas e podiam devastar povoações e infraestruturas ribeirinhas. Em contrapartida, as cheias fracas diminuíam a produção agrícola e podiam causar a fome generalizada. O progresso da cheia era essencial para planear o novo ano e provavelmente para calcular o valor dos impostos nesse ano.

Os sacerdotes dos templos alimentavam a fama de predizerem a altura das cheias anuais e mediam a altura das águas do Nilo por meio de nilómetros. Alguns deles perduraram até à atualidade, tais como os de Elephantine, Edfu, Esna, Kom Ombo, Dendera e Thmuis. São formados por corredores com escadarias que conduzem ao rio e cujos degraus vão ficando submersos com o avanço da cheia ou poços ligados por um túnel ao rio e acessíveis também por uma escadaria. Os nilómetros foram usados durante mais de 5000 anos e existem registos escritos do nível das águas do Nilo durante grande parte desse período, especialmente nos últimos 14 séculos. A análise destes dados permitiu concluir que a variabilidade das cheias no Nilo está correlacionada com o fenómeno da Oscilação Sul – El Niño.

A monção da África Oriental é a principal origem da precipitação que alimenta o Nilo através das águas do Nilo Azul. Na situação de El Niño, as águas do Pacífico equatorial leste estão anormalmente quentes, o que gera movimentos ascensionais na atmosfera e chuvas intensas, enquanto na região ocidental, incluindo o Índico, geram-se movimentos descendentes anómalos que enfraquecem a monção e provocam secas no planalto da Etiópia, onde nasce o Nilo Azul, e caudais muito baixos no Nilo Azul e no Nilo. Com a construção de barragens, o nível das águas do Nilo deixou de estar correlacionado com o El Niño, mas a análise dos registos históricos das cheias desde o ano de 622 permite concluir que a maior frequência de eventos de El Niño observada desde os finais da década de 1970, durante cerca de quatro décadas consecutivas, relativamente aos períodos anteriores, é provavelmente uma anomalia provocada pelas alterações climáticas antropogénicas (Trenberth, 1996). Projeções baseadas em cenários climáticos indicam que os eventos extremos de El Niño e de La Niña se vão tornar progressivamente mais frequentes com as alterações climáticas (Wang, 2017).

Após o final do Império Antigo, cerca do ano de 2150 a.C. e durante duas ou três décadas, as cheias do Nilo diminuíram drasticamente, as areias invadiram parte do vale do rio, o lago de Faiyum secou, os solos do delta degradaram-se, a fome estendeu-se por todo o Egipto e paralisou as instituições políticas, semeando o caos. Na parte biográfica das inscrições do túmulo de Ankhtifi, governador de Edfu e Hierakonpolis na IX dinastia, lê-se que “todo o país ficou como se fossem gafanhotos à procura de comida”. As pessoas eram levadas a praticar atrocidades tremendas devido à fome, incluindo, muito provavelmente, o canibalismo. Houve templos vandalizados e saqueados e estátuas destruídas. A governação centralizada do faraó colapsou e os governadores das várias regiões passaram a assumir o poder a nível local e a guerrear-se. Iniciou-se o chamado Primeiro Período Intermediário da história do Egipto. Porém, passados cerca de 100 anos, a governação centralizada ressurgiu com a reunificação do Egipto realizada pelo faraó Mentuhotep II, cujo reinado iniciou o Império do Meio e durou de 2055 a 1650 a. C.

A profunda crise que afetou o Egipto gerou um novo quadro político caracterizado por uma maior sensibilidade para as questões sociais, a misericórdia e a compaixão. Esta terá sido provavelmente a primeira vez na história das civilizações que um governo, baseado numa hierarquia forte e centralizadora, adotou, embora sob uma forma embrionária, conceitos sociais de equidade que impunham ao faraó proteger os mais fracos e pobres na sociedade, especialmente em períodos de adversidade. Mais tarde, estes conceitos e práticas floresceram sob diversas formas com o cristianismo e o islamismo. Uma das manifestações mais claras da transição para novas formas de igualdade foi tornar a imortalidade acessível a todos e não apenas ao faraó e às elites dos dirigentes e sacerdotes. A fórmula encontrada foi considerar todos iguais assumindo que, para efeitos de acesso à imortalidade, cada um é um faraó. Os detalhes práticos sobre como aceder à imortalidade estavam escritos no interior dos sarcófagos.

Dados paleoclimáticos revelam que entre 2350 e 1850 a.C. houve períodos de secas severas em várias regiões do mundo, uma das quais originou os níveis muito baixos do Nilo no Egipto a partir de 2200 a.C. Outras regiões afetadas foram a América do Norte, o Mediterrâneo, o Médio Oriente, África Oriental, Índia e a China. É muito provável que essas secas tenham sido a causa principal do colapso do Império Acádio na Mesopotâmia e da cultura Liangzhu, a última do jade no delta do rio Iangtzé, na China, na região onde hoje está Xangai. A mudança climática para um clima mais seco há cerca de 4200 anos deu-se também na Península Ibérica na Idade do Bronze e está na origem de umas construções intrigantes em pedra que se encontram na região de Castilla La Mancha, em Espanha, próximo de Ciudad Real, chamadas Motillas. Investigações arqueológicas nos últimos anos levaram à conclusão que as Motillas eram edificações destinadas a aproveitar as águas subterrâneas e a armazenar água e cereais numa época de grande aridez. Na Motilla de Azuer encontrou-se um poço com cerca de 4000 anos, provavelmente o mais antigo da Península, que permitia ir buscar água a um nível freático profundo. A construção dos poços na cultura das Motillas foi uma solução de sucesso para fazer face à seca, que contribuiu para impulsionar a transição para uma sociedade mais complexa e estruturada. Quanto à origem do evento climático de seca de há 4200 anos sabe-se ainda muito pouco. Poderá estar relacionado com variações da temperatura superficial no Oeste do Pacífico, Índico e no Atlântico Norte.

Há muitos outros exemplos de secas que provocaram colapsos e transições civilizacionais. No período de 750 a 900 d.C. deu-se o colapso da civilização Maia Clássica que resultou em parte de períodos de seca prolongados. Situação análoga deu-se com o Império Tiwanaku entre 1000 e 1100 d.C. e com o Império Khmer baseado em Angkor, no Camboja, nos séculos XIV e XV.

Recentemente houve uma seca na região da Síria que durou 15 anos, de 1998 a 2012, tendo sido a mais intensa dos últimos 500 anos (Cook, 2016). As suas consequências contribuíram para criar as condições que levaram à guerra civil iniciada em março de 2011, que matou entre 331 e 475 milhares de pessoas e levou cerca de 5,1 milhões de refugiados a abandonarem a Síria.

Devido às alterações climáticas antropogénicas, a média decadal da precipitação anual tem estado a diminuir no Mediterrâneo, especialmente na Península Ibérica, Península Balcânica e região do Médio Oriente, onde se encontra Israel, Jordânia, Palestina e Síria. As secas estão a tornar-se mais frequentes e prolongadas e a seca na Síria insere-se nesta tendência, que tende a agravar-se. A severidade da seca que afeta atualmente grande parte da Península Ibérica é muito provavelmente mais uma manifestação das alterações climáticas.

Nos últimos 13 meses, desde outubro de 2016 a outubro de 2017, não houve um único mês em que uma parte de Portugal Continental não estivesse na situação de seca. O melhor mês foi março de 2017, em que apenas algumas regiões tinham seca fraca. Em Portugal, a seca é já gravíssima e não sabemos quando irá terminar. Pode chover abundantemente este inverno ou haver apenas chuva fraca. As consequências desta última hipótese são preocupantes e urge estar preparados para as enfrentar. Aquilo que sabemos com bastante segurança é que se o Acordo de Paris não for cumprido, o centro e sul da Península Ibérica irão tornar-se perigosamente áridos. É necessário adaptar-nos às alterações climáticas e termos planos de contingência de médio e longo prazo adequados para diversos cenários futuros.

O autor escreve segundo o novo Acordo Ortográfico</text:p>
          </table:table-cell>
          <table:table-cell office:value-type="string">
            <text:p>Há muitos exemplos de secas que provocaram colapsos e transições civilizacionais.</text:p>
          </table:table-cell>
          <table:table-cell office:value-type="string">
            <text:p>Sci-Tech</text:p>
          </table:table-cell>
          <table:table-cell office:value-type="string">
            <text:p>['Acordo de Paris', 'Alterações climáticas', 'Ambiente', 'Ciência', 'Opinião', 'Seca']</text:p>
          </table:table-cell>
          <table:table-cell office:value-type="string">
            <text:p>2017-11-16 06:54:00</text:p>
          </table:table-cell>
          <table:table-cell table:style-name="ce23" office:value-type="string" office:value="https://www.publico.pt/2017/11/16/ciencia/opiniao/secas-que-transformaram-civilizacoes-e-a-seca-em-portugal-1791821">
            <text:p><text:a xlink:href="https://www.publico.pt/2017/11/16/ciencia/opiniao/secas-que-transformaram-civilizacoes-e-a-seca-em-portugal-1791821">https://www.publico.pt/2017/11/16/ciencia/opiniao/secas-que-transformaram-civilizacoes-e-a-seca-em-portugal-1791821</text:a></text:p>
          </table:table-cell>
          <table:table-cell table:number-columns-repeated="246"/>
        </table:table-row>
        <table:table-row table:style-name="ro1">
          <table:table-cell office:value-type="string">
            <text:p>5cf474d6896a7fea0600a44f</text:p>
          </table:table-cell>
          <table:table-cell office:value-type="string">
            <text:p>A humanidade é mais do que inteligência</text:p>
          </table:table-cell>
          <table:table-cell office:value-type="string">
            <text:p>['A. Betâmio de Almeida']</text:p>
          </table:table-cell>
          <table:table-cell office:value-type="string">
            <text:p>“Todas as esperanças são permitidas ao Homem, mesmo a esperança de desaparecer”

Jean Rostand (1894-1977)

Os temas do transhumanismo e posthumanismo, da superinteligência, da sociedade digital, da imortalidade utópica e das ameaças potenciais que se colocam à humanidade são motivo de debate científico e filosófico. Suscitam atenção particular em eventos especializados como o recente Web Summit e na comunicação social. O prof. Arlindo Oliveira, presidente do IST, publicou (2017) um livro intitulado Mentes Digitais: A Ciência Redefinindo a Humanidade (ver texto no PÚBLICO de 23/11/17) e é de sua autoria o artigo com o título “A última invenção da humanidade”, publicado no PÚBLICO em 10/11/17, no qual apresenta uma “conquista da inteligência artificial”, “uma prodigiosa invenção da humanidade”, nas palavras do autor.

Consideramos muito positivo e estimulante que um cientista português, que lidera uma escola muito importante de engenharia, divulgue e impulsione a reflexão sobre esta matéria. P.T. Durbin, em 1988 (em Évaluer la Technique, ed. de G. Hottois), afirma que os maiores problemas sociais associados à tecnologia, no domínio da sobrevivência da sociedade, são as armas nucleares, os resíduos tóxicos e outras ameaças ecológicas e, como ameaças ao que significa ser humano, a genética e a inteligência artificial. Intervenientes importantes nos media internacionais, como Bill Gates, E. Musk e S. Hawking, têm feito afirmações contundentes sobre os perigos da evolução da inteligência artificial, dita “forte”, capaz de superar as capacidades humanas (em La Révolution Transhumaniste, de L. Ferry, 2016). Uma análise feroz da sociedade digital é feita por E. Sadin (em La Silicolonisation du Monde, 2016).

A tensão suscitada na sociedade por inovações tecnológicas tem uma história longa de séculos. Envolve defensores determinados do progresso tecnológico e dos respectivos benefícios, face a defensores de valores sociais ou ambientais ameaçados ou de valores éticos ofendidos. A maioria dos grandes pensadores do séc. XX contribuiu com análises filosóficas sobre o sistema técnico que molda a sociedade contemporânea. M. Heidegger, num texto notável (A Questão da Técnica, 1954), convoca-nos para uma reflexão metafísica sobre o mistério da essência da tecnologia e do perigo da estruturação que esta impõe aos humanos, a qual impediria de conhecermos a nossa própria essência. Contudo, o conjunto de resultados da tecnologia que consideramos positivos ou benéficos é tão extenso quanto o queiramos.

A tecnologia incorpora a ciência e fornece produtos e estrutura métodos de comportamento que são a marca do desenvolvimento da sociedade na fase mais recente da História da Humanidade. Os progressos na saúde, nos transportes e comunicações e as aplicações da informática, entre outros, são exemplos marcantes. Mas manda a verdade reconhecer que algumas das críticas expressas no passado eram conjunturalmente correctas (e.g. o impacto social no trabalho) ou correspondiam a perigos reais que só tardiamente foram reconhecidos (casos da energia nuclear e da poluição, com efeitos específicos na saúde e no planeta).

Com o eventual desenvolvimento de uma superinteligência concentrada num artefacto, a situação muda radicalmente. Até esta fase discutia-se um sistema técnico geral, com dispositivos progressivamente mais potentes e de natureza diversa, com influência nos humanos, mas sempre sob o domínio potencial destes. Pode-se discutir quem tinha esse poder, mas o comportamento desses produtos resultava de um acto humano e por isso passíveis de serem corrigidos ou anulados por humanos. Os riscos tecnológicos actuais podem, em abstracto, ser avaliados e mitigados. Em caso de incerteza relevante é possível uma aplicação sensata do princípio da precaução. Mas permitir ou desejar que se montem artefactos que se podem autonomizar, com capacidades cognitivas, de aprendizagem ou de decisão, muito superiores às dos humanos é transpor um Rubicão fundamentalmente diferente.

Conceptualmente, esta situação não é nova. Mary Shelley descreveu, há 200 anos, de modo lapidar, o fantasma da ameaça da criatura sobre o criador (em Frankenstein: or The Modern Prometheus, 1818). Com efeito, a tecnologia, muito mais do que a ciência, tende a suscitar uma atracção fácil, envolta em ilusão positiva e fascínio. Porquê? Talvez seja a “criança” que existe sempre em nós ou talvez seja uma manifestação da génese longínqua da natureza da técnica, resultante de uma hipotética rotura da estrutura mágica primitiva do mundo decomposta em “técnicas e religião”, duas mediações simétricas e opostas (em Du mode d`existence des objets techniques, de G. Simondon, 1958). Ou é uma variedade muito forte de homeostasia para sobrevivência e poupança de energia humanas, conforme propõe A. Damásio (em A estranha ordem das coisas, 2017).

Mas qual é a justificação de se querer desafiar a “inteligência humana”? Uma tendência da “aceleração exponencial” da tecnologia e da sociedade, analisada com cuidado por H. Martins (em Experimentum Humanum, 2011)? A maioria dos problemas da sociedade não pode ter solução com uma cooperação eficaz da inteligência natural com a inteligência artificial? Há quem tenha uma resposta: porque o cérebro humano funciona muito mal em comparação com os “cérebros electrónicos” e é um mecanismo deformante (Y. Friedmann, citado em Le Système Technicien, de J. Ellul, edição 2012, p.266). E a experiência parece mostrar que, na evolução tecnocientífica, o que “pode ser feito tende a ser feito”. H. Arendt afirmou: “Esse homem futuro, que os sábios irão criar, dizem que daqui a cem anos, em rebelião contra a existência humana tal como ela nos foi dada, uma dádiva vinda do nada, e que se quer trocar por algo por si construído” (em The Human Condition, de 1958, p.2, Prólogo). Já não falta muito para 2058, mas será que estamos mesmo a prever que uma superinteligência possa superar a humanidade? Pode, eventualmente, dominar e competir, em alguns aspectos, mas não superar globalmente.

A Humanidade é inteligência e sentimentos, é mente e corpo, numa simbiose que evoluiu durante muitos, muitos milhares de anos, com plasticidades e adaptações muito imprevisíveis mas muito criativas. É um património denso, compacto, que não parece capaz de ser reduzido a inteligência ou a esquemas de algoritmos. O teste de humanidade (teste de Turing) deve envolver mais do que palavras em diálogo, deve envolver o abraço, a carícia, o beijo, entre outras manifestações. Mas este progresso, estes avanços científicos e técnicos, não são de aproveitar? Sim, é a resposta sensata. Devem ser aproveitados para benefício estrito da Humanidade, como ajudas para melhorar a qualidade de vida dos humanos, para tentar prolongar a vida activa e feliz, contribuindo para uma sociedade mais justa e pacífica. Os cientistas e engenheiros têm, sem dúvida, este ideal, mas cabe a todos mostrar que aprendemos com o passado e que sabemos colocar um “interruptor” para “encerrar” os robots inadequados.

Ao longo da História, a sociedade humana tem tido manifestações horríveis, mas pode aperfeiçoar-se por ela própria. Aproveitemos a inteligência artificial para isso. A inserção da Universidade Técnica na Universidade de Lisboa é um caminho para interligar disciplinas e pensamentos e abrir a evolução da técnica ao debate entre investigadores, alunos e a sociedade. Para procurarmos a essência da Humanidade e o que deve ser preservado. No final do texto já referido, Heidegger recorre ao poeta Holderlin: “Mas onde há perigo, cresce também a salvação” (Patmos, de F. Holderlin, 1802). Um bom começo poético para uma reflexão sobre a salvação, de modo a evitar a vulgata de que “não se pode parar o progresso” nem tornar a tecnologia numa crença salvívica. E o futuro? Como disse o prémio Nobel Niels Bohr: “Prever é complexo, sobretudo o futuro.”</text:p>
          </table:table-cell>
          <table:table-cell office:value-type="string">
            <text:p>Cabe a todos mostrar que aprendemos com o passado e que sabemos colocar um “interruptor” para “encerrar” os robots inadequados.</text:p>
          </table:table-cell>
          <table:table-cell office:value-type="string">
            <text:p>Sci-Tech</text:p>
          </table:table-cell>
          <table:table-cell office:value-type="string">
            <text:p>['Ciência', 'Inteligência artificial', 'Opinião', 'Robótica', 'ciência e tecnologia']</text:p>
          </table:table-cell>
          <table:table-cell office:value-type="string">
            <text:p>2017-12-07 07:25:00</text:p>
          </table:table-cell>
          <table:table-cell table:style-name="ce23" office:value-type="string" office:value="https://www.publico.pt/2017/12/07/ciencia/opiniao/a-humanidade-e-mais-que-inteligencia-1794781">
            <text:p><text:a xlink:href="https://www.publico.pt/2017/12/07/ciencia/opiniao/a-humanidade-e-mais-que-inteligencia-1794781">https://www.publico.pt/2017/12/07/ciencia/opiniao/a-humanidade-e-mais-que-inteligencia-1794781</text:a></text:p>
          </table:table-cell>
          <table:table-cell table:number-columns-repeated="246"/>
        </table:table-row>
        <table:table-row table:style-name="ro1">
          <table:table-cell office:value-type="string">
            <text:p>5cf474fd896a7fea0600a503</text:p>
          </table:table-cell>
          <table:table-cell office:value-type="string">
            <text:p>O fim de mais uma humilhação das atletas?</text:p>
          </table:table-cell>
          <table:table-cell office:value-type="string">
            <text:p>['Cristina Matos Almeida']</text:p>
          </table:table-cell>
          <table:table-cell office:value-type="string">
            <text:p>A história das mulheres no desporto é feita de avanços e recuos, mudanças de mentalidades e conquistas sociais, mas muito pontuada por situações de discriminação e humilhação: desde a enorme resistência à sua participação em várias provas [1]; ao controlo de sexo (o “certificado de feminilidade”) [2]; aos recentes casos, no atletismo, de hiperandrogenismo (termo utilizado para descrever a excessiva produção de testosterona).

Muita controvérsia tem gerado os casos de Caster Semenya (da África do Sul) e da indiana Dutee Chand, as “atletas muito rápidas para serem mulheres”. Semenya levou a que a Federação Internacional de Atletismo (IAAF) e Agência Mundial Antidopagem (AMA) realizassem uma investigação que estabeleceu os níveis médios de testosterona nas mulheres (3,5 nmol/L) e nos homens (35 nmol/L). A partir daí, os regulamentos da IAAF para elegibilidade de mulheres com hiperandrogenia estabeleceram que com 10 nmol/L as atletas ficariam impedidas de competir. A decisão levou a que Semenya tivesse de tomar medicação para baixar os seus valores naturais de testosterona para voltar à competição.

De notar que existem várias variações genéticas que oferecem vantagens competitivas, mas nenhuma impede os atletas de competirem se forem naturais. Por exemplo, no caso de níveis elevados de hemoglobina, a norma estabelecida é que os atletas são impedidos de competir até que se prove serem fisiológicos. Irónico é também o facto de existirem programas de identificação de talentos que procuram variações genéticas ou biológicas naturais que oferecem uma vantagem na competição.

Em 2015, a pequena atleta Dutee Chand, confrontada com o mesmo problema de Semenya e apoiada pelo governo da Índia, recorre para o Tribunal Arbitral do Desporto (CAS), que lhe dá razão, suspendendo o regulamento da IAAF e instando a organização a apresentar evidências científicas que demonstrem que existem vantagens competitivas (e qual o grau) das atletas com hiperandrogenismo.

O estudo encomendado pela IAAF, e que faz parte do conjunto de provas que a organização está a recolher no sentido de reabrir o processo no CAS, foi recentemente publicado (“Serum androgen levels and their relation to performance in track and field: mass spectrometry results from 2127 observations in male and female elite athletes”, da autoria de Stéphane Bermon e Pierre-Yves Garnier).

Neste estudo foram medidos os níveis de testosterona no sangue de 795 homens e 1332 mulheres, em 21 disciplinas, durante os Mundiais de Atletismo de 2011 e de 2013. Ficou demonstrado que existe uma vantagem competitiva, entre 1,8% e 4,5%, das atletas com hiperandrogenismo, em apenas algumas provas (800m=1,8%; 400m=2,7%; 400m barreiras=2,8%; Salto com vara=2,9%; Martelo=4,5%). Nos homens, o estudo demonstra não existirem quaisquer diferenças.

Sabendo que o Tribunal Arbitral do Desporto considera que o grau de vantagem competitiva das atletas com hiperandrogenismo deve ser proporcional ao grau de vantagem competitiva que os homens têm sobre as mulheres (10 a 12% é o valor reconhecido), e que considera, desde logo, que a IAAF teria que reconsiderar a interdição "se o grau de vantagem estivesse bem abaixo de 12%"... esperamos para breve o desfecho deste caso.

[1] A maratona foi uma prova vedada à participação das mulheres até meados da década de 80 do séc. XX com base num pseudo-argumento fisiológico que sustentava que a resistência das mulheres era inferior à dos homens, acreditando-se que estas sucumbiriam a esforços prolongados como os exigidos pela maratona ou pelas provas de fundo e meio-fundo.

[2] Após um caso nos Jogos Olímpicos de Berlim de 1936, no atletismo, tem início uma política de controlo de sexo através do exame aos genitais externos, com as atletas a desfilar nuas à frente de médicos. No final dos anos 60, a IAAF instituiu o primeiro teste científico passando estas verificações a servir-se da genética. Tais testes revelaram-se, contudo, desastrosos, com danos irreparáveis para as vidas de mulheres que passavam de um dia para o outro a ser rotuladas como “homens”, como foi o caso da barreirista espanhola María José Martínez Patiño. Reconhecido que a fronteira biológica entre um homem e uma mulher pode ser ambígua, a começar nos genitais externos e a acabar nos cromossomas e genes, os organismos internacionais do desporto põem fim, nos anos 90, às averiguações de sexo. Embora tenham terminado, ficou a possibilidade de os utilizar sempre que haja suspeitas, e parece ter havido algumas nos últimos anos.</text:p>
          </table:table-cell>
          <table:table-cell office:value-type="string">
            <text:p>Existem várias variações genéticas que oferecem vantagens competitivas, mas nenhuma impede os atletas de competirem se forem naturais.</text:p>
          </table:table-cell>
          <table:table-cell office:value-type="string">
            <text:p>Sports</text:p>
          </table:table-cell>
          <table:table-cell office:value-type="string">
            <text:p>['Atletismo', 'Desporto', 'Igualdade de género', 'Mulheres', 'Opinião', 'Outras Modalidades']</text:p>
          </table:table-cell>
          <table:table-cell office:value-type="string">
            <text:p>2017-12-15 06:31:00</text:p>
          </table:table-cell>
          <table:table-cell table:style-name="ce23" office:value-type="string" office:value="https://www.publico.pt/2017/12/15/desporto/opiniao/o-fim-de-mais-uma-humilhacao-das-atletas-1795872">
            <text:p><text:a xlink:href="https://www.publico.pt/2017/12/15/desporto/opiniao/o-fim-de-mais-uma-humilhacao-das-atletas-1795872">https://www.publico.pt/2017/12/15/desporto/opiniao/o-fim-de-mais-uma-humilhacao-das-atletas-1795872</text:a></text:p>
          </table:table-cell>
          <table:table-cell table:number-columns-repeated="246"/>
        </table:table-row>
        <table:table-row table:style-name="ro1">
          <table:table-cell office:value-type="string">
            <text:p>5cf47482896a7fea0600a2cd</text:p>
          </table:table-cell>
          <table:table-cell office:value-type="string">
            <text:p>Startups: entre a visão e o culto</text:p>
          </table:table-cell>
          <table:table-cell office:value-type="string">
            <text:p>['Pedro Jordão']</text:p>
          </table:table-cell>
          <table:table-cell office:value-type="string">
            <text:p>A atenção nacional dedicada à recente conferência da Web Summit veio evidenciar a forma como o universo da nova tecnologia e o âmbito das startups congregam uma enorme atração pública. Obviamente, tal como ao longo da história outros saltos tecnológicos induziram ondas de novas aplicações e respetivos modelos de negócio, as novas tecnologia da informação potenciam aplicações inovadoras na economia e na sociedade. Em síntese, a focalização pública é justificada.

Contudo, as recentes startups tecnológicas tendem a transformar-se também num culto, num ambiente de esperanças desmesuradas de muitos que julgam ser fácil ser um novo Steve Jobs e enriquecer, por exemplo com um programa que vai mudar o mundo. A força da motivação é importante, mas desde que não crie ingenuidade, sempre perigosa. A Web Summit não é verdadeiramente um enorme motor de encontros entre promotores de startups e financiadores, mas uma simbiose entre uma excelente conferência, um ambiente de festival rock, um desfile de celebridades e imagens de cosmopolita convívio noturno no Bairro Alto.

Na verdade, a melhor startup neste evento é a própria Web Summit, um modelo de negócio muito bom e lucrativo. O seu principal fundador, Paddy Cosgrave, é brilhante, modesto, conhecedor e honesto. E realista como a maioria dos promotores de startups não é, no caso destes por inexperiência e ingenuidade mesmo quando, na verdade, possuem uma ideia interessante. É insensato supor-se que a racionalidade de cada projeto pode ser substituída pela fundamentalista fé no sucesso e pelo dinheiro relativamente fácil de investidores (frequentemente também menos experientes do que gostam de reconhecer).

Captar financiamento não é a grande dificuldade num mundo de baixas taxas de juro. De facto, 18-19 em cada 20 startups acabam por falhar, desperdiçando o que pode ter sido uma boa ideia que a ingenuidade e a precipitação mataram. Essa taxa de implosão é absurda porque, embora a inovação eleve o nível de experimentalismo e o risco de insucesso, ter uma taxa de mortalidade de 90-95% só é compreensível pela forma como o culto e o facilitismo muitas vezes substituem a lucidez estratégica, os sólidos modelos de negócio e as estratégias realistas e conhecedoras para o subsequente crescimento.

O culto começa com a ingénua perceção popular de que as startups são um fenómeno recente. Apenas inventámos um nome recente — “startup” —, mas este conceito existe ao longo da história da Humanidade, com a contínua criação de novas técnicas, novos bens e inovadores serviços, bem como de novas formas disruptivas de os produzir e disseminar.

O grau de eficiência na conceptualização de startups varia no mundo. Alguns ecossistemas locais são muito mais evoluídos. Na Europa, apesar do “Brexit”, Londres continua a ser a cidade líder, muito à frente de Berlim. Os países que lideram o mundo em número de empresas tecnológicas listadas na bolsa do NASDAQ são os Estados Unidos e a China. Surpreendentemente, em terceiro lugar surge um minúsculo país — Israel. A generalidade dos portugueses não tem qualquer noção da eficiência, da sofisticação e da avançadíssima tecnologia do ecossistema de startups em Israel, em particular em Telavive. Enquanto toda a Alemanha tem nove empresas cotadas no NASDAQ, Israel tem 94, mais que o Reino Unido e seis vezes mais que a França.

Em termos locais, Silicon Valley continua a ser o ecossistema mais forte no mundo, mas Pequim e Shanghai projetam-se com uma pujança quase assustadora. Pequim tem seis mil startups, 70 universidades, 280 institutos de investigação científica e imenso dinheiro disponível. Shanghai tem 2500 startups. Shenzhen é o paraíso do planeta para desenvolvimento de hardware revolucionário e de protótipos. Boston é importante. O mundo vibra. Racionalidade, imaginação e visão estratégica são vitais. O culto é um risco.

As cripto-moedas tornaram-se uma moda irresistível com o Bitcoin. A sua sobrevalorização a prazo implodirá parcialmente. Mas será incontornável como uma nova real moeda internacional, por mais que os governos do mundo o detestem. O que a opinião pública em geral ainda não compreendeu é que com a mesma base tecnológica do Bitcoin (blockchain) múltiplas cripto-moedas têm sido criadas, especialmente na matriz do Etherium. Esta via, como financiamento de startups, tem sido quase histérica com a proliferação de ICO’s (oferta inicial de moeda) que em muitos casos é pouco consistente. No entanto, os ICO’s em 2017 excedem já o capital de risco, rondando os 3,6 mil milhões de dólares até final de Novembro. Mas em lugar de atribuição de tokens, os ICO irão evoluir para a subscrição de capital (equity). O crowdsourcing tem igualmente criado alternativas para o financiamento de startups.

O empreendedorismo, a inovação e a criação de startups devem ser orientados em ambientes de profissionalismo, de conhecimento avançado e de grande experiência. Em imensos casos de incubadoras e aceleradoras não é isso que se verifica. O entusiasmo é importante mas não basta. O conhecimento livresco também não chega.

Todavia, estes domínios são extremamente importantes, quer em termos absolutos, quer em termos comparativos num mercado global em que a economia da União Europeia pouco cresce enquanto a maior parte do mundo cresce vibrantemente a velocidades impressionantes.

Por exemplo, os portugueses em geral desconhecem totalmente a força inovadora e de sofisticada competitividade que emerge fortemente na Ásia, continente cuja astronómica população tem uma idade média de apenas 30 anos.

Em suma, eventos como a Web Summit geram entusiasmo mediático que, sendo compreensível, pode indiciar alguma ingenuidade de quem desconhece o que se passa no mundo em escalas muito maiores e com outros graus de eficiência transformadora.

O autor escreve segundo o novo Acordo Ortográfico</text:p>
          </table:table-cell>
          <table:table-cell office:value-type="string">
            <text:p>Racionalidade, imaginação e visão estratégica são vitais. O culto é um risco.</text:p>
          </table:table-cell>
          <table:table-cell office:value-type="string">
            <text:p>Sci-Tech</text:p>
          </table:table-cell>
          <table:table-cell office:value-type="string">
            <text:p>['Bitcoin', 'Empreendedorismo', 'Empresas', 'Opinião', 'Startups', 'Tecnologia', 'Web Summit']</text:p>
          </table:table-cell>
          <table:table-cell office:value-type="string">
            <text:p>2017-12-19 06:16:00</text:p>
          </table:table-cell>
          <table:table-cell table:style-name="ce23" office:value-type="string" office:value="https://www.publico.pt/2017/12/19/tecnologia/opiniao/startups-entre-a-visao-e-o-culto-1796420">
            <text:p><text:a xlink:href="https://www.publico.pt/2017/12/19/tecnologia/opiniao/startups-entre-a-visao-e-o-culto-1796420">https://www.publico.pt/2017/12/19/tecnologia/opiniao/startups-entre-a-visao-e-o-culto-1796420</text:a></text:p>
          </table:table-cell>
          <table:table-cell table:number-columns-repeated="246"/>
        </table:table-row>
        <table:table-row table:style-name="ro1">
          <table:table-cell office:value-type="string">
            <text:p>5cf47420896a7fea0600a11b</text:p>
          </table:table-cell>
          <table:table-cell office:value-type="string">
            <text:p>O sequestro da emoção</text:p>
          </table:table-cell>
          <table:table-cell office:value-type="string">
            <text:p>['Jamil Chade']</text:p>
          </table:table-cell>
          <table:table-cell office:value-type="string">
            <text:p>O cronista brasileiro Nelson Rodrigues constatava que, em dia de jogo de Copa do Mundo, ocorria “uma suspensão temporária da vida e da morte”. Uma população inteira estaria com seus ouvidos grudados em um rádio de pilha, com o coração batendo no ritmo da narração que chegava pelas ondas. Em jogo estava uma disputa que superava qualquer outra prioridade de suas existências.

Para muitos dirigentes esportivos pelo mundo, é exatamente esse sentimento de tensão que prevalece neste momento. Mas o motivo não é a disputa de uma taça. Longe dos gramados e numa corte [tribunal] de Nova Iorque, o futebol esteve nas últimas semanas no banco dos réus e seus dirigentes sob a ameaça de uma punição inédita.

Dois anos depois das prisões dos membros da FIFA, em Zurique, praticamente todos os indiciados pela Justiça americana admitiram seus crimes e fecharam acordos de delação premiada. Três deles — o brasileiro José Maria Marin, o peruano Manuel Burga e o paraguaio Juan Napout — insistiam que eram inocentes e que, portanto, iriam se defender.

Mas, à medida que o processo caminhou, ficou cada vez mais claro que não se tratava apenas de um julgamento contra três pessoas. Em jogo estava o futebol internacional, seus cúmplices e suas entranhas do poder.

Não eram poucos na FIFA que me diziam que estavam preocupados com o que poderia ser dito em Nova Iorque, à medida que a data do julgamento se aproximava. Hoje, tudo o que a entidade temia se transformou em realidade. Acusados e testemunhas passaram a usar a corte como um palco privilegiado para revelar o que supostamente ocorre no futebol, muito além da bola. Em suma: dirigentes passaram a tratar o futebol como sua propriedade privada, cobrando propinas [subornos] a qualquer um que quisesse fazer parte da milionária indústria do esporte.

O processo, por exemplo, atinge em cheio as pretensões do Catar de sobreviver como sede da Copa até 2022. O ex-dirigente argentino, Julio Grondona, morto em 2014, foi apontado como receptor de um milhão de dólares em troca de seu voto aos árabes para que pudessem sediar o Mundial. Ele era o presidente do Comitê de Finanças da Fifa e, em outras palavras, era o dono da chave do cofre da entidade.

Ao relatar o caso diante da juíza Pamela Chen, o empresário argentino Alejandro Burzaco revelou como Grondona lhe contou bastidores do dia da votação para escolher a sede das Copas. Nas primeiras rodadas da eleição, o então presidente da CONMEBOL, Nicolas Leoz, teria votado pelo Japão e Coreia do Sul como sede de 2022. No intervalo da reunião, Grondona e Teixeira chegaram até o paraguaio e o “chacoalharam”. “O que você está fazendo?” Quando o processo eleitoral foi retomado, Leoz mudou de comportamento e votou pelo Catar, para o alívio dos demais dirigentes.

O Catar voltou a ser citado quando executivos indiciados por pagamentos de propinas confirmaram, diante do tribunal, que uma empresa do país do Golfo estava prestes a se associar com os agentes hoje acusados quando a crise estourou. Se não bastasse, na Europa, o dinheiro do Catar no futebol também está na mira da Justiça.

Na Suíça, investiga-se a corrupção do capital do Golfo na aquisição de direitos de TV para a Copa do Mundo. Na França, autoridades encontraram uma conta em Mônaco em nome do ex-presidente da Confederação Brasileira de Futebol, Ricardo Teixeira. Nela, recursos vindos do Catar teriam sido depositados.

Em uma conversa que eu mantive com o ex-presidente da FIFA, Joseph Blatter, em meados de novembro, ele confirmou que foi a vitória do Catar para sediar a Copa de 2022 que abriu o “caos” em sua instituição e no futebol. Segundo ele, havia um acordo de que o Mundial iria para os EUA. Mas o consenso “fracassou” depois da intervenção da política francesa, do Presidente da França (Sarkozy), que se encontrou no Palácio do Eliseu com o príncipe herdeiro do Catar, hoje o emir do país do Golfo.

“Depois daquilo, Michel Platini veio até mim e me disse: ‘Desculpe-me Sepp, não posso garantir mais meus votos para os EUA’”, contou. Blatter está convencido de que se o Catar não tivesse ficado com o Mundial, “não estaríamos nessa situação caótica”.

Mas, em Nova Iorque, o torcedor começou a descobrir que não são apenas os grandes eventos globais que podem ter sido comprados. Na América do Sul, executivos levados à corte como testemunhas relatam como pagaram milhões de euros em propinas em troca de contratos para torneios. Copa Libertadores, Copa Sul-Americana, Copa do Brasil, Copa América e tantas outras eram, no fundo, eventos que enriqueciam alguns poucos, alimentados pela paixão de milhões. Todos foram condenados e imediatamente levados a prisões federais americanas.

Não escaparam nem mesmo grandes grupos de imprensa do Brasil, Espanha e América Latina, citados como parte do esquema de corrupção. No caso da TV Globo, ela foi mencionada como tendo destinado supostas propinas para ficar com o direito de transmissão das Copas de 2026 e 2030. Todas as empresas citadas negam qualquer tipo de responsabilidade.

Mas o que o processo que terminou na sexta-feira, dia 22, revelou é que, de fato, uma paixão que mexe com um garoto no interior do Amazonas, na periferia de uma grande cidade europeia ou mesmo entre a camada mais privilegiada de um país foi sequestrada por um grupo de oligarcas da bola com um único objetivo: o enriquecimento próprio.

De forma infesta, usurparam uma das poucas coisas que é legítimo em um torcedor: sua emoção. A cada partida assistida em campo ou na televisão, em cada camisa comprada, em cada item adquirido, o torcedor aparentemente não financiou o futebol. Mas seus donos, em contas secretas em Andorra, Suíça e paraísos fiscais.

Desde criança, foi vendida a história a todos nós de que nossas seleções nos representam. Quando ganham, são recebidos como heróis nacionais numa conquista “do país”. Quando são humilhados em campo, é uma nação inteira que flerta com a depressão.

Nos próximos meses, estaremos todos de olho em nossos adversários na Copa de 2018. Faremos análises profundas sobre nossas chances de chegar até a próxima fase, estudaremos cada jogador dos “inimigos”. Sonharemos com uma final inédita entre Portugal e Brasil, em que o grito de “campeão” ecoe pelo mundo na língua de Camões e de Nelson Rodrigues.

Mas, longe de Moscovo, descobrimos numa corte americana que os verdadeiros adversários não estão do outro lado do campo. Estamos descobrindo que esse futebol, em alguns lugares do mundo, tem dono. E não é o torcedor.</text:p>
          </table:table-cell>
          <table:table-cell office:value-type="string">
            <text:p>O futebol esteve nas últimas semanas no banco dos réus e seus dirigentes sob a ameaça de uma punição inédita.</text:p>
          </table:table-cell>
          <table:table-cell office:value-type="string">
            <text:p>Sports</text:p>
          </table:table-cell>
          <table:table-cell office:value-type="string">
            <text:p>['Desporto', 'FIFA', 'Futebol', 'Justiça', 'Opinião']</text:p>
          </table:table-cell>
          <table:table-cell office:value-type="string">
            <text:p>2018-01-02 06:16:00</text:p>
          </table:table-cell>
          <table:table-cell table:style-name="ce23" office:value-type="string" office:value="https://www.publico.pt/2018/01/02/desporto/opiniao/o-sequestro-da-emocao-1797481">
            <text:p><text:a xlink:href="https://www.publico.pt/2018/01/02/desporto/opiniao/o-sequestro-da-emocao-1797481">https://www.publico.pt/2018/01/02/desporto/opiniao/o-sequestro-da-emocao-1797481</text:a></text:p>
          </table:table-cell>
          <table:table-cell table:number-columns-repeated="246"/>
        </table:table-row>
        <table:table-row table:style-name="ro1">
          <table:table-cell office:value-type="string">
            <text:p>5cf47390896a7fea06009d1f</text:p>
          </table:table-cell>
          <table:table-cell office:value-type="string">
            <text:p>Porque desisti de intervir na fachada do edifício de Agostinho Ricca</text:p>
          </table:table-cell>
          <table:table-cell office:value-type="string">
            <text:p>['Alexandre Farto aka Vhils']</text:p>
          </table:table-cell>
          <table:table-cell office:value-type="string">
            <text:p>Venho, por este meio, prestar o meu esclarecimento face às questões levantadas em torno do processo de desenvolvimento de uma proposta de intervenção na fachada do edifício Santo António, situado no Porto, desenhado pelo arquitecto Agostinho Ricca, em colaboração com João Serôdio e Magalhães Carneiro.

Antes de tudo, gostaria de sublinhar o facto de que tenho um enorme respeito e admiração pela obra e pelo trabalho do arquitecto Agostinho Ricca. Este é, precisamente, um dos motivos pelos quais aceitei, de bom grado, o convite que me foi dirigido pelo atelier de arquitectura Barbosa e Guimarães e Atitlan Real Estate Porto Imóveis para pensar numa intervenção artística para uma parte do edifício, que não comprometesse a integridade do mesmo. Foi no âmbito deste convite que se desenvolveram alguns estudos visuais, num formato de pré-visualização, daquilo que a futura intervenção pudesse vir a ser, mas que não eram, nem tão-pouco são, definitivas. Estes estudos, alguns dos quais vieram agora a público, fazem parte do processo de desenvolvimento criativo e, volto a enfatizar, não representam nem a proposta final que, até à data, ainda estava na fase de estudo, nem muito menos o resultado final da intervenção, que iria ser assinada por mim.

Subscrevo, integralmente, as manifestações e o trabalho realizado no sentido de preservar todo o património do arquitecto Agostinho Ricca, assim como de outros que marcaram o percurso da arquitectura portuguesa. Partilho todas as preocupações expressadas em público por parte dos arquitectos Álvaro Siza Viera e Eduardo Souto de Moura, entre muitos outros, cujo trabalho e obra tanto admiro.

A salvaguarda do património arquitectónico e artístico de uma cidade, que tanto contribuem para a construção da sua identidade — um tema que tem sido transversal à minha obra —, é um acto nobre que nos cabe a todos estabelecer, numa linha de diálogo construtivo e abrangente. Creio que a arte urbana pode e deve assumir um papel importante no sentido de contribuir para chamar a atenção e trabalhar zonas esquecidas da cidade, facto que pudemos constatar neste caso específico, mesmo que involuntariamente, e ainda que a intervenção em causa não tivesse, sequer, chegado à fase de desenvolvimento.

Sempre defendi que a cidade deverá ser, também, daqueles que a vivem. Não apenas daqueles que a pensam, planificam e gerem. Há que saber vivê-la no presente, com respeito pelo passado, mas com a ambição do futuro. A cidade não é um meio estático. Tal como um organismo, a cidade vive, transforma-se, adapta-se, regenera-se, reinventa-se. E, como tal, tem de saber aceitar as novas manifestações artísticas do seu tempo. O papel daqueles que pensam e planificam a cidade deverá contemplar as vários tribos urbanas com quem partilham a vivência no seu espaço. Trabalhando em conjunto com elas, dando-lhes a oportunidade de, activamente, participarem nessa mesma cidade, de forma positiva e construtiva. A cidade ideal é aquela onde todos podem, e devem, participar. Há uma forte energia criativa e artística, a par de uma vontade participativa, que vive neste momento a cidade, que deverá ser aproveitada e não marginalizada. Tenho sempre trabalhado no sentido de criar espaço e diálogo para os artistas se expressarem na cidade, sobretudo os da nova geração e aqueles que se têm expressado de forma mais marginal, para que façam parte desta orgânica que dá forma à cidade. Para que possamos construir algo que seja para o benefício de todos. Para que consigamos construir um futuro que seja mais aberto e inclusivo, com oportunidades para todos se expressarem e viverem o espaço urbano, seja de que forma for — da música à intervenção, da arte ao skate, e outras formas de expressão.

É nesta perspectiva de diálogo construtivo, que considera soluções e não apenas problemas, que gostaria de partilhar a minha decisão de não avançar com uma intervenção no exterior do edifício, até porque, de certa forma, a própria discussão, embora prematura e algo mal-informada, teve o efeito de ocasionar este mesmo diálogo sobre o espaço da cidade, que tanto prezo. Que este movimento, que demonstrou valorizar este edifício em particular, e a obra de Ricca em geral, sirva para construirmos, em conjunto, este novo diálogo entre todos.

Mais informo que fico aberto a qualquer convite que seja para realizar um trabalho que faça sentido para a área/zona em questão, e que contribua, positivamente, para a comunidade local.</text:p>
          </table:table-cell>
          <table:table-cell office:value-type="string">
            <text:p>A salvaguarda do património arquitectónico e artístico de uma cidade é um acto nobre que nos cabe a todos estabelecer.</text:p>
          </table:table-cell>
          <table:table-cell office:value-type="string">
            <text:p>Local</text:p>
          </table:table-cell>
          <table:table-cell office:value-type="string">
            <text:p>['Arquitectura', 'Câmara do Porto', 'Local', 'Opinião', 'Porto', 'Vhils', 'habitação e urbanismo']</text:p>
          </table:table-cell>
          <table:table-cell office:value-type="string">
            <text:p>2018-01-24 07:35:00</text:p>
          </table:table-cell>
          <table:table-cell table:style-name="ce23" office:value-type="string" office:value="https://www.publico.pt/2018/01/24/local/opiniao/porque-desisti-de-intervir-na-fachada-do-edificio-de-agostinho-ricca-1800491">
            <text:p><text:a xlink:href="https://www.publico.pt/2018/01/24/local/opiniao/porque-desisti-de-intervir-na-fachada-do-edificio-de-agostinho-ricca-1800491">https://www.publico.pt/2018/01/24/local/opiniao/porque-desisti-de-intervir-na-fachada-do-edificio-de-agostinho-ricca-1800491</text:a></text:p>
          </table:table-cell>
          <table:table-cell table:number-columns-repeated="246"/>
        </table:table-row>
        <table:table-row table:style-name="ro1">
          <table:table-cell office:value-type="string">
            <text:p>5cf47398896a7fea06009d64</text:p>
          </table:table-cell>
          <table:table-cell office:value-type="string">
            <text:p>Portugal está na moda</text:p>
          </table:table-cell>
          <table:table-cell office:value-type="string">
            <text:p>['Rute Lima']</text:p>
          </table:table-cell>
          <table:table-cell office:value-type="string">
            <text:p>Portugal está definitivamente na moda. Os últimos anos têm afirmado este país, que muitos sempre consideraram periférico da Europa, como um dos pontos centrais do mundo.

Depois do Europeu de Futebol e do Festival Eurovisão da Canção, duas conquistas tão inéditas quanto inesperadas, Portugal foi também galardoado com o prémio de Melhor Destino Turístico do Mundo nos World Travel Awards, tornando-se o primeiro país europeu a conquistar esta distinção.

Mas será esta sucessão de conquistas uma conjugação de circunstância, ou será Portugal a afirmar o seu destino traçado nas linhas do Quinto Império? Portugal conseguiu, em 20 anos, afirmar-se em quase todas as áreas, assumindo os patamares outrora reservados exclusivamente às grandes nações do mundo. É curioso constatar que a celebração da nossa herança conquistadora, com a Expo’98, nos lançou coincidentemente numa senda de novas conquistas do Novo Mundo que quase destroem a tradição de fado-destino e resignação que caracterizavam, até há bem poucos anos, a nossa alma portuguesa.

Depois de termos tido um português na liderança dos destinos da União Europeia, e tendo pelo meio um conjunto de reputados cidadãos nacionais a ocupar funções internacionais de destaque, como a Assembleia das Nações Unidas ou a presidência do Loyds Bank, Portugal viu em 2017 António Guterres chegar à presidência da Organização das Nações Unidas, e, surpreendentemente após um período de duro ajustamento económico, Mário Centeno ser eleito líder do Eurogrupo. A sua eleição dá-me um orgulho particular, porque Mário Centeno é um ilustre olivalense.

A lista de portugueses que se foram destacando ao longo dos últimos anos, das ciências às artes, do desporto à economia, do direito à política, da educação à inovação, é tão extensa que seria um exercício injusto para uma coluna de opinião tão condicionada. Mas não deixa de ser um orgulho renovado ver tantos concidadãos a mostrar ao mundo que Portugal, e os portugueses, são de facto um povo com características tão particulares que nos permitem acreditar que podemos, de verdade, ter a missão de levar ao mundo, senão a esperança, o sonho de um futuro melhor.

Este país que deu novos mundos ao mundo, transpondo os mares e os oceanos, assume hoje a centralidade da nova era, que navega agora em bits e bytes, em zeros e uns. Portugal, que viu o mundo do surf apontar pranchas e render-se às ondas gigantes da Nazaré, e viu também o mundo da tecnologia apaixonar-se de tal forma que transformou a capital do país na sua capital da inovação tecnológica, com a Web Summit, e vê agora a Google, o gigante da Internet, curiosamente 20 anos depois da sua fundação, anunciar que escolheu Portugal para abrir o seu novo centro de serviços. Se, como disse Fernando Pessoa, o poeta do Quinto Império, “nós somos do tamanho dos nossos sonhos”, que o significado do seu nome googol, que é o maior número conhecido e que serve para diferenciar o imenso do infinito, seja prenúncio de que podemos continuar a sonhar... sem limites.</text:p>
          </table:table-cell>
          <table:table-cell office:value-type="string">
            <text:p>Será esta sucessão de conquistas uma conjugação de circunstância, ou será Portugal a afirmar o seu destino traçado nas linhas do Quinto Império?</text:p>
          </table:table-cell>
          <table:table-cell office:value-type="string">
            <text:p>Local</text:p>
          </table:table-cell>
          <table:table-cell office:value-type="string">
            <text:p>['Opinião', 'Portugal']</text:p>
          </table:table-cell>
          <table:table-cell office:value-type="string">
            <text:p>2018-01-26 06:05:00</text:p>
          </table:table-cell>
          <table:table-cell table:style-name="ce23" office:value-type="string" office:value="https://www.publico.pt/2018/01/26/opiniao/opiniao/portugal-esta-na-moda-1800735">
            <text:p><text:a xlink:href="https://www.publico.pt/2018/01/26/opiniao/opiniao/portugal-esta-na-moda-1800735">https://www.publico.pt/2018/01/26/opiniao/opiniao/portugal-esta-na-moda-1800735</text:a></text:p>
          </table:table-cell>
          <table:table-cell table:number-columns-repeated="246"/>
        </table:table-row>
        <table:table-row table:style-name="ro1">
          <table:table-cell office:value-type="string">
            <text:p>5cf4734c896a7fea06008c40</text:p>
          </table:table-cell>
          <table:table-cell office:value-type="string">
            <text:p>Azulejos na Praça da Figueira: um grave atentado de leso-património</text:p>
          </table:table-cell>
          <table:table-cell office:value-type="string">
            <text:p>['António Sérgio Rosa de Carvalho']</text:p>
          </table:table-cell>
          <table:table-cell office:value-type="string">
            <text:p>Repentinamente, fomos confrontados com um acto consumado. A fachada tardoz do importante bloco pombalino, elemento único e da mais alta importância patrimonial, determinante para a formação das duas praças do Rossio e da Figueira, foi coberta por azulejos.

A importância deste bloco deve-se ao facto de ele constituir, juntamente com o outro no Largo de S. Paulo, já referido por mim em outro artigo no PÚBLICO, um arquétipo ainda intacto da primeira fase da Reconstrução Pombalina, segundo os parâmetros estabelecidos por Eugénio dos Santos e Carlos Mardel.

Através dos tempos, as volumetrias e tipologias dos edifícios das duas praças foram sendo alteradas, no processo da segunda fase da Reconstrução, ao longo do séc. XIX e mesmo do séc. XX (Hotel Metrópole, Rossio, 1917). Daí a importância deste bloco, representante da escala original do projecto da Casa do Risco para a Praça do Rossio.

Este casus da proposta dos azulejos para a Praça da Figueira conheceu várias peripécias, com momentos e episódios mais ou menos obscuros. Assim, o projecto inicial da iniciativa de Daciano Costa data de 2001, no período do mandato de João Soares, que simultaneamente se viu confrontado com todo o projecto para o Elevador do Castelo.

O projecto, que era caracterizado por uma polémica intervenção de radical afirmação em ruptura e contraste com o legado patrimonial, através de uma linguagem “de azulejos azuis e brancos mais escuros nos andares de baixo e mais claros nos pisos de cima, de modo a criar um efeito degradée”, não foi realizado, e os respectivos cem mil azulejos foram guardados num armazém em Alcântara.

Em 2004, o projecto regressa, agora no mandato de Carmona Rodrigues, o que levou a uma nova proposta de azulejos, agora fabricados na Viúva Lamego seguindo novas exigências técnicas que se pretendiam mais adequadas. Custo desta nova operação: entre 350 e 400 mil euros.

Este processo foi “acompanhado” por Inês Cotinelli, assessora de Carmona entre Novembro de 2003 e Julho de 2006, filha de Daciano Costa, e também posteriormente sócia-gerente da empresa Sociedade Daciano da Costa. É de destacar que o atelier Daciano Costa, depois da morte do titular em 2005, passou a ser dirigido pela arquitecta Ana Costa.

A “relação” de Ana Costa com o pombalino foi definida numa intervenção mais do que infeliz na Rua Ivens (31) em 2013, determinada pelo conhecido “fachadismo” preconizado e estimulado por Manuel Salgado, em que a fachada era o resultado de um pastiche totalmente betonizado, criando um bloco monolítico, híbrido, betonizado e plastificado, produto do nivelamento de duas anteriores fachadas presentes em dois edifícios originais... Mansardas pombalinas, trapeirão, gaiolas, tudo foi sacrificado, juntamente com os interiores, com excepção da escadaria e alguns azulejos. Quanto à fachada tardoz, esta pode-se “perspectivar” a partir do Largo da Boa Hora, confirmando a promessa de “Apartamentos de Luxo com garagem e vista deslumbrante”.

Já em 2017, em função do impacto deste novo projecto para os azulejos na Praça da Figueira, perante as exigências do Plano de Pormenor de Salvaguarda da Baixa Pombalina que “prevê a salvaguarda dos revestimentos primitivos das fachadas” que “se encontravam rebocadas e pintadas”, foi pedido um parecer na DGPC ao conselho consultivo, que produziu um parecer não consensual, onde dúvidas são exprimidas sobre o valor desta intervenção para um conjunto de Interesse Público. Para que serve então o plano de pormenor? Qual é o papel da DGPC na salvaguarda patrimonial da Baixa?

Na minha opinião, como reacção a este caso, e tendo em conta a ainda vigente mas cada vez menos provável intenção de candidatura da Baixa a Património Mundial, a DGPC devia ter respondido com uma proposta para a classificação deste único e determinante bloco como Monumento Nacional, garantindo assim a preservação na íntegra das suas características exteriores e interiores. Porque parece impossível, simplesmente, restaurar um edifício desta importância, agora, através desta intervenção “excepcional”, dividido na linguagem das suas fachadas entre Rossio e Figueira e “desconstruído” esquizofrenicamente e neuroticamente de forma bipolarizada, num atentado da sua unidade indivisível?

Um grave atentado de leso-património permitido por todos!</text:p>
          </table:table-cell>
          <table:table-cell office:value-type="string">
            <text:p>A importância deste bloco deve-se ao facto de ele constituir um arquétipo ainda intacto da primeira fase da Reconstrução Pombalina.</text:p>
          </table:table-cell>
          <table:table-cell office:value-type="string">
            <text:p>Local</text:p>
          </table:table-cell>
          <table:table-cell office:value-type="string">
            <text:p>['Azulejo', 'Câmara de Lisboa', 'Daciano Costa', 'Lisboa', 'Local', 'Opinião', 'Património', 'Rossio']</text:p>
          </table:table-cell>
          <table:table-cell office:value-type="string">
            <text:p>2018-02-06 06:37:00</text:p>
          </table:table-cell>
          <table:table-cell table:style-name="ce23" office:value-type="string" office:value="https://www.publico.pt/2018/02/06/local/opiniao/azulejos-na-praca-da-figueira-um-grave-atentado-de-lesapatrimonio-1802052">
            <text:p><text:a xlink:href="https://www.publico.pt/2018/02/06/local/opiniao/azulejos-na-praca-da-figueira-um-grave-atentado-de-lesapatrimonio-1802052">https://www.publico.pt/2018/02/06/local/opiniao/azulejos-na-praca-da-figueira-um-grave-atentado-de-lesapatrimonio-1802052</text:a></text:p>
          </table:table-cell>
          <table:table-cell table:number-columns-repeated="246"/>
        </table:table-row>
        <table:table-row table:style-name="ro1">
          <table:table-cell office:value-type="string">
            <text:p>5cf47371896a7fea06009c23</text:p>
          </table:table-cell>
          <table:table-cell office:value-type="string">
            <text:p>Ainda se grita golo na rádio</text:p>
          </table:table-cell>
          <table:table-cell office:value-type="string">
            <text:p>['Luís Bonixe']</text:p>
          </table:table-cell>
          <table:table-cell office:value-type="string">
            <text:p>A fase da desconfiança em relação à sobrevivência da rádio nos tempos da Internet parece ultrapassada. Pelo menos acredita-se que sim. Já não são tão frequentes os discursos derrotistas que condenavam a rádio a uma morte prematura.

Para isso muito têm contribuído alguns números que, se não explicam tudo, têm pelo menos a virtude de organizar o pensamento e ajudar a colocar as coisas no seu devido lugar. E, efetivamente, a rádio não sendo o meio de comunicação com mais audiências (longe disso) também não está moribunda. Pelo contrário, tem encontrado novos modos de se valorizar e, pasme-se, entrar por caminhos inovadores.

O relatório State of the News Media elaborado pelo Pew Research Center referente a 2016, deixa bem claro que a rádio em FM e AM continua estável em termos de audiências ao mesmo tempo que está a ganhar terreno no campo do online. Se esta é a realidade norte-americana, por cá as coisas não são muito diferentes. De acordo com o relatório de regulação da Entidade Reguladora para a Comunicação, em 2016 os 55% de residentes em Portugal que ouviram rádio fizeram-no em média durante mais dois minutos do que no ano anterior, situando-se nas três horas e 13 minutos por dia. Ou seja, ainda que a subida seja ligeira, a rádio continua a ter ouvintes no seu modo tradicional, a par da crescente escuta online.

O Dia da Rádio que se assinala a 13 de fevereiro, instituído pela Unesco, pretende demonstrar que este meio de comunicação ainda está bem vivo e presente no quotidiano de boa parte dos indivíduos, mesmo na era do Facebook, do Instagram ou do Snapchat.

Este ano, o Dia Mundial da Rádio é dedicado ao desporto, justamente uma das áreas que celebrizou este meio de comunicação e elevou as suas capacidades comunicativas. Para um jovem de 20 anos do século XXI poderá parecer estranho imaginar que em tempos os jogos de futebol aconteciam todos (ou quase todos) na tarde de domingo. E que havia gente a percorrer as ruas munidos de pequenos transístores na mão. Aquilo gerava um cenário sonoro difícil de explicar e que se caracterizava pela sobreposição de relatos, de golos, de vozes. Mas era mais do que isso.

O relato de um jogo de futebol era a rádio a expressar-se com todas as suas potencialidades. A ubiquidade, através da vertiginosa volta pelo país, relvado a relvado. De estádio em estádio. “Tempo e jogo?”, interpelava-se a partir do estúdio. E que melhores imagens mentais se podem fazer sentir senão através da descrição do jogo na voz do Fernando Correia ou do saudoso Jorge Perestrelo? Mas onde o relato da bola era (e é) insubstituível é na emoção que transmite. O remate que “quase foi”, a defesa inacreditável, a “revienga” de trocar os olhos ou o pontapé nas “orelhas da bola”.

A rádio de hoje não abandonou o desporto, mas há que reconhecer que os tempos são outros. As escolhas são geridas em função dos recursos e esses, sabe-se, não abundam na rádio. O relato já não percorre o país. É seletivo. Os três grandes e pouco mais. O futebol, hoje tal como antes, é a modalidade que domina. Mas, mesmo assim, a rádio soube estar na era da Internet. Em 2016, Portugal foi campeão europeu de futebol e o som do relato conjunto da Antena 1 tornou-se viral na Internet. Uma espécie de símbolo sonoro da emoção que varreu o país desportivo com a vitória portuguesa. E o que dizer das webrádios desportivas que vão nascendo aqui e ali ajudando os ouvintes (particularmente os emigrantes) a estar perto do seu clube da Terra, aquele que as emissoras nacionais (e muitas locais) ignoram?

Já não há transístores a passear pelas ruas, mas na rádio, numa nova rádio, ainda se grita golo!</text:p>
          </table:table-cell>
          <table:table-cell office:value-type="string">
            <text:p>O Dia da Rádio pretende demonstrar que este meio de comunicação ainda está bem vivo e presente no quotidiano de boa parte dos indivíduos, mesmo na era do Facebook, do Instagram ou do Snapchat.</text:p>
          </table:table-cell>
          <table:table-cell office:value-type="string">
            <text:p>Sports</text:p>
          </table:table-cell>
          <table:table-cell office:value-type="string">
            <text:p>['Desporto', 'Futebol', 'Internet', 'Media', 'Opinião', 'Rádio']</text:p>
          </table:table-cell>
          <table:table-cell office:value-type="string">
            <text:p>2018-02-13 22:03:47</text:p>
          </table:table-cell>
          <table:table-cell table:style-name="ce23" office:value-type="string" office:value="https://www.publico.pt/2018/02/13/desporto/opiniao/ainda-se-grita-golo-na-radio-1802978">
            <text:p><text:a xlink:href="https://www.publico.pt/2018/02/13/desporto/opiniao/ainda-se-grita-golo-na-radio-1802978">https://www.publico.pt/2018/02/13/desporto/opiniao/ainda-se-grita-golo-na-radio-1802978</text:a></text:p>
          </table:table-cell>
          <table:table-cell table:number-columns-repeated="246"/>
        </table:table-row>
        <table:table-row table:style-name="ro1">
          <table:table-cell office:value-type="string">
            <text:p>5cf472cb896a7fea0600898e</text:p>
          </table:table-cell>
          <table:table-cell office:value-type="string">
            <text:p>Coragem: é a nossa vez</text:p>
          </table:table-cell>
          <table:table-cell office:value-type="string">
            <text:p>['Pedro A. Neto']</text:p>
          </table:table-cell>
          <table:table-cell office:value-type="string">
            <text:p>Até há pouco tempo era considerado alarmismo a mais comparar o atual panorama político mundial aos perigosos anos 30 e 40 do século XX europeu. Hoje, essa questão paira no ar insistentemente: estamos na mesma atmosfera perigosa que precedeu a Segunda Guerra Mundial?

Líderes mundiais semearam retóricas de ódio e de discriminação, confundiram a opinião pública com notícias inventadas. Dos Estados Unidos à Turquia, à Hungria, às Filipinas, à Líbia, a Myanmar. Até em Portugal vimos já a discriminação e uma retórica aberta e perigosa que considera que algumas pessoas são menos humanas que outras.

O Relatório Anual da Amnistia Internacional sobre o estado dos direitos humanos no mundo mostra que já estamos a viver as consequências dessa retórica discriminatória. Desde os refugiados que vivem num limbo, sem segurança e à mercê do ódio daqueles que os perseguem e não deixam viver devido à sua religião ou etnia.

Nos primeiros dias do atual Presidente dos EUA em funções vimos a tentativa deste em demonizar todos os refugiados, muçulmanos e mexicanos. Vimos também a limpeza étnica dos rohingya em Myanmar. Na Hungria vimos as fronteiras do acolhimento fecharem-se aos refugiados. No Egito testemunhámos a perseguição feita a cristãos, a homossexuais, a ONG e a defensores de direitos humanos, especialmente dos direitos das mulheres.

Portugal não é exceção no que diz respeito à discriminação. País aberto ao mundo, continuamos a discriminar os outros. São muitas as formas como em Portugal alguns consideram os seus semelhantes menos humanos, seja por discriminação étnica e racial, seja pela discriminação e violência de género, seja no impedimento de acesso a condições dignas de habitação para os mais pobres e frágeis, com especial relevo das pessoas de ascendência africana e das comunidades ciganas, desalojadas à força e sem acesso a programas de realojamento dignos.

Também no acolhimento aos refugiados, o país falhou as metas a que se comprometeu e, em muitos casos, o purgatório da espera que viveram antes de chegar a Portugal continuou cá, com a demora burocrática da falta de meios e de vontade. Em Portugal igualmente, algumas vozes utilizam já a retórica discriminatória para tentar ganhar dividendos sociais e políticos.

Além destes sinais no mundo que são de divisão, de conflito e de exclusão, o relatório da Amnistia Internacional conta também outra história — uma de resistência. Por todos os cantos do mundo, inclusive Portugal, as pessoas estão a sacudir o fatalismo do mal e a atravessar-se no caminho dos que procuram a divisão, o medo, o ódio e a discriminação.

Em Portugal, vimos demolições serem interrompidas por ativistas e vimos ativistas a denunciarem corajosamente, e sob ameaças, atentados ao meio ambiente. Vimos nas margens do Mediterrâneo pessoas a acolherem e a ajudarem refugiados quando os seus líderes falharam nessa missão. Vimos por toda a África movimentos de pessoas, mesmo em países onde isso era impensável há poucos anos, a galvanizar a vontade popular na exigência de direitos humanos e justiça. Nos EUA, milhares de pessoas, pacificamente, obstruíram o caminho à Administração americana: foram para aeroportos acolher refugiados; marcharam pela rua as mulheres — e os homens por elas e com elas — e o movimento Black Lives Matter, na defesa de um país sem discriminação; ativistas ambientais resistiram face-a-face à força no caso de Standing Rock, na proteção de um bem como a água, tão importante para a vida de todos. Na China, mesmo proibidos, os ativistas lembraram Tiananmen.

A sociedade civil nunca fica silenciosa perante o ataque à liberdade de expressão e aos direitos fundamentais do ser humano. É a nossa vez de falar e de agir, de dizer como está o mundo pelos olhos e voz de quem vive nele sem filtros e sem medos. Agora é a hora da coragem na defesa dos direitos humanos. Vivemos tempos de desafio e de coragem em que, mais do que nunca, a verdade tem de contrariar o ódio.

Há uma lição que nunca podemos esquecer. Na História, sempre que líderes tentaram reprimir, demonizar e discriminar, houve sempre pessoas a levantarem-se e a saírem do silêncio para, com coragem, exigirem liberdade onde ela falta, exigirem igualdade onde ela é necessária e exigirem dignidade em todo o mundo e para todas as pessoas.

Agora, é a nossa vez.

O autor escreve segundo o novo Acordo Ortográfico</text:p>
          </table:table-cell>
          <table:table-cell office:value-type="string">
            <text:p>Agora é a hora da coragem na defesa dos direitos humanos.</text:p>
          </table:table-cell>
          <table:table-cell office:value-type="string">
            <text:p>World</text:p>
          </table:table-cell>
          <table:table-cell office:value-type="string">
            <text:p>['Amnistia Internacional', 'Direitos humanos', 'Mundo', 'Opinião']</text:p>
          </table:table-cell>
          <table:table-cell office:value-type="string">
            <text:p>2018-02-22 06:18:00</text:p>
          </table:table-cell>
          <table:table-cell table:style-name="ce23" office:value-type="string" office:value="https://www.publico.pt/2018/02/22/mundo/opiniao/a-coragem-de-nos-atravessarmos-no-caminho-dos-abusos-de-direitos-humanos-1803954">
            <text:p><text:a xlink:href="https://www.publico.pt/2018/02/22/mundo/opiniao/a-coragem-de-nos-atravessarmos-no-caminho-dos-abusos-de-direitos-humanos-1803954">https://www.publico.pt/2018/02/22/mundo/opiniao/a-coragem-de-nos-atravessarmos-no-caminho-dos-abusos-de-direitos-humanos-1803954</text:a></text:p>
          </table:table-cell>
          <table:table-cell table:number-columns-repeated="246"/>
        </table:table-row>
        <table:table-row table:style-name="ro1">
          <table:table-cell office:value-type="string">
            <text:p>5cf47306896a7fea06008adb</text:p>
          </table:table-cell>
          <table:table-cell office:value-type="string">
            <text:p>Pouca terra e vistas curtas: Estação de São Bento ou Grand Central Station?</text:p>
          </table:table-cell>
          <table:table-cell office:value-type="string">
            <text:p>['Maria Manuel Rola']</text:p>
          </table:table-cell>
          <table:table-cell office:value-type="string">
            <text:p>A Estação de São Bento é, no Porto, um edifício importante como espaço público que cruza memória coletiva, história e enraizamento da população com vida, movimento e multiplicidade. Por ser um garante da mobilidade e coesão social a nível regional, o projeto para ali proposto não pode deixar de ter em conta todas estas características.

Abandonada há demasiado tempo pelas Infraestruturas de Portugal, aliás, tal como todo o Centro Histórico do Porto — não obstante ser Património da Unesco desde 1996 —, São Bento ficou também votada ao esquecimento pela Câmara do Porto. Nem uns nem outros se preocuparam com o que ali se poderia instalar. E continuam. Usam agora a panaceia do abandono que é a máscara do imobilismo: usada para desculpabilizar a falta de intervenção pública, glorifica a resposta uniforme do mercado e não serve o Porto, a região ou a estação.

Este espaço é diversidade. Entre os viajantes que a frequentam e a população que a utiliza, o projeto de São Bento pode incluir cafés e livrarias (de viagens, por que não?) e incorporar um polo da biblioteca municipal com jornais e computadores de livre acesso. Pode conter um albergue para sem-abrigo tal como já ali cabe um hostel para os viajantes. E ainda conter um centro interpretativo e pequenas lojas de frescos e produtos provenientes das zonas percorridas pelas linhas férreas que ali convergem. Pensar São Bento é ponderar todas as vidas que ali se cruzam e reconhecer que as estações querem-se vivas.

Defender a Estação de São Bento começa por respeitar o seu contexto e impedir que seja convertida em mais um espaço comercial monocórdico, entregue a multinacionais colonizadoras de espaços singulares em todas as cidades. O pouco da proposta que se conhece é isso mesmo, a resposta fácil e de vistas curtas, sem identidade própria, inovação ou que fomente a economia local. Entre uma espécie de shopping gourmet e um espaço ao abandono, sempre existiu outra hipótese: criar espaços públicos multifuncionais, abertos à diversidade e onde se produzem encontros para além do promovido pelo mero consumo.

E é preciso clareza no processo. O Ministério do Planeamento e das Infraestruturas, tal como o Ministério da Cultura, devem uma explicação ao Porto. Foi nesse sentido que o Bloco de Esquerda questionou o Governo sobre o processo de concessão dos espaços da estação e dos projetos aprovados, indagando igualmente sobre o nível de envolvimento da Câmara do Porto nessas decisões. Ao que sabemos, existem dois projetos com parecer positivo pela Direção-Geral do Património Cultural, informação que este serviço não desmentiu. Já a Time Out e o presidente da câmara confirmaram a existência do projeto em altura do arquiteto Souto Moura.

E é aqui que se levantam questões sobre a intervenção da câmara. Respostas como Starbucks e mercados Time Out são o espelho das propostas que surgem invariavelmente quando se reabilitam este género de espaços. E é também invariável que sejam aceites sem oposição. Rui Moreira, que todas as semanas se bate pela importancia do aeroporto, vai continuar a observar serenamente a destruição arquitetónica e patrimonial da principal estação ferroviária do Porto? É aceitável que, passados dois anos deste processo, governo, Câmara Municipal do Porto e SRU não se tenham já sentado à mesa para clarificar o destino de São Bento?

O que o município tem poder de reivindicar são propostas e processos de envolvimento da comunidade em que o património se insere. Falamos de quê? De um projeto conduzido pelos poderes públicos locais e nacionais e não pelos apetites do mercado. De uma ideia de estação que envolva a população que a frequenta, do morador suburbano ao turista, do sem-abrigo ao viajante, dos vendedores aos artistas de rua. Se for apenas um projeto de mercado, sabemos o destino: quem não consome não cabe, quem afasta “clientes” é afastado por seguranças. Ora, o Porto não deve querer higienizar um espaço seu para fazer desaparecer uma parte da sua população, mas sim aproveitar um lugar como aquele para promover o encontro entre modos de fazer cidade. O Porto não é Lisboa e também não tem de ser Londres ou Nova Iorque.

A autora escreve segundo o novo Acordo Ortográfico</text:p>
          </table:table-cell>
          <table:table-cell office:value-type="string">
            <text:p>Rui Moreira vai continuar a observar serenamente a destruição da principal estação ferroviária do Porto?</text:p>
          </table:table-cell>
          <table:table-cell office:value-type="string">
            <text:p>Local</text:p>
          </table:table-cell>
          <table:table-cell office:value-type="string">
            <text:p>['Comboios', 'Câmara do Porto', 'Local', 'Opinião', 'Porto', 'Rui Moreira', 'Transportes', 'Turismo']</text:p>
          </table:table-cell>
          <table:table-cell office:value-type="string">
            <text:p>2018-02-22 06:28:00</text:p>
          </table:table-cell>
          <table:table-cell table:style-name="ce23" office:value-type="string" office:value="https://www.publico.pt/2018/02/22/local/opiniao/pouca-terra-e-vistas-curtas-estacao-de-sao-bento-ou-grand-central-station-1803969">
            <text:p><text:a xlink:href="https://www.publico.pt/2018/02/22/local/opiniao/pouca-terra-e-vistas-curtas-estacao-de-sao-bento-ou-grand-central-station-1803969">https://www.publico.pt/2018/02/22/local/opiniao/pouca-terra-e-vistas-curtas-estacao-de-sao-bento-ou-grand-central-station-1803969</text:a></text:p>
          </table:table-cell>
          <table:table-cell table:number-columns-repeated="246"/>
        </table:table-row>
        <table:table-row table:style-name="ro1">
          <table:table-cell office:value-type="string">
            <text:p>5cf47280896a7fea060087f2</text:p>
          </table:table-cell>
          <table:table-cell office:value-type="string">
            <text:p>Gasóleo fora das cidades? Talvez em breve</text:p>
          </table:table-cell>
          <table:table-cell office:value-type="string">
            <text:p>['Francisco Ferreira']</text:p>
          </table:table-cell>
          <table:table-cell office:value-type="string">
            <text:p>Os dados provisórios das concentrações de dióxido de azoto recolhidos na estação de monitorização da qualidade do ar da Avenida da Liberdade em Lisboa relativos a 2017 mostram que se ultrapassou, quer o valor-limite médio anual de 40 mg/m3 (verificou-se 60 mg/m3), quer o número anual de 18 excedências ao valor-limite horário (ocorreram 74). Na estação de monitorização de Francisco Sá Carneiro / Campanhã no Porto, a eficiência de recolha dos dados disponibilizados ao público foi inferior a 50%, mas mesmo assim o valor da média anual foi também superior a 40 mg/m3.

As emissões de óxidos de azoto causadoras destas ultrapassagens têm uma origem muito clara – o transporte rodoviário, em particular o automóvel. Retirando por razões óbvias os veículos elétricos desta culpa, há que distinguir as diferenças entre os veículos a gasóleo e gasolina. No que a este poluente diz respeito, os veículos a gasóleo têm uma responsabilidade muito maior porque são os que mais circulam (o preço do gasóleo é mais reduzido e para quem ande muito de carro compensa pagar um maior valor na compra do veículo) e porque as características dos motores a gasóleo levam a emissões bem mais significativas que no caso da gasolina. No caso do dióxido de azoto, pela norma Euro mais recente (Euro 6), em vigor desde 2014, os automóveis a gasóleo têm de cumprir valores limite menos exigentes por comparação com os automóveis a gasolina (0,08 grama por quilómetro versus 0,06). Mesmo assim, a realidade mostra que o cumprimento pelos automóveis a gasóleo é pior, apresentando emissões várias vezes acima do regulamentado e com diversas marcas envolvidas em escândalos de manipulação dos testes de certificação. Um outro fator crucial é a idade dos veículos, e por isso, em muitas cidades europeias (como Lisboa) começou-se por excluir os veículos mais antigos, ligeiros, pesados ou ambos, só a gasóleo ou a gasóleo e gasolina, na medida em que as exigências têm vindo a ser maiores, também graças à tecnologia. Só para se ter uma ideia da relevância desta medida, e tendo em conta para efeitos de comparação as normas europeias desenvolvidas desde há décadas, no caso das partículas, um automóvel a gasóleo de 2014 deveria poluir pelo menos 28 vezes menos que um de 1992. Mais ainda, não nos esqueçamos também que os automóveis a gasóleo são mais ruidosos que os a gasolina, e portanto há aqui um benefício adicional para as cidades.

Em cidades como Lisboa e Porto, é evidente que precisamos de medidas que têm sido tecnicamente pensadas e consensualizadas com os diferentes atores (câmaras municipais, áreas metropolitanas, empresas). Por detrás, estão razões de saúde e de qualidade de vida para proteger aqueles que usam o automóvel para ir até ao local de trabalho e da grande maioria que não o usa nas suas deslocações pendulares.

As medidas têm assim de passar por uma clara penalização do uso do automóvel e uma dinamização do transporte público e dos modos suaves como andar a pé ou a utilização da bicicleta. Ao não serem muitas delas suficientes para resolver o incumprimento da legislação europeia e os inevitáveis custos para a saúde como tem sucedido em diversas cidades europeias, banir os automóveis a gasóleo é um passo que tem de ser obrigatoriamente ponderado para se melhorar a qualidade do ar. Várias cidades ponderam até já um futuro próximo com zonas centrais sem emissões, onde só os veículos elétricos serão permitidos e esse cenário está cada vez mais próximo.</text:p>
          </table:table-cell>
          <table:table-cell office:value-type="string">
            <text:p>Várias cidades ponderam até já um futuro próximo com zonas centrais sem emissões, onde só os veículos elétricos serão permitidos e esse cenário está cada vez mais próximo.</text:p>
          </table:table-cell>
          <table:table-cell office:value-type="string">
            <text:p>Sci-Tech</text:p>
          </table:table-cell>
          <table:table-cell office:value-type="string">
            <text:p>['Ambiente', 'Automóveis', 'Ciência', 'Lisboa', 'Opinião', 'Poluição', 'Porto']</text:p>
          </table:table-cell>
          <table:table-cell office:value-type="string">
            <text:p>2018-02-28 06:10:00</text:p>
          </table:table-cell>
          <table:table-cell table:style-name="ce23" office:value-type="string" office:value="https://www.publico.pt/2018/02/28/ciencia/opiniao/gasoleo-fora-das-cidades-talvez-em-breve-1804728">
            <text:p><text:a xlink:href="https://www.publico.pt/2018/02/28/ciencia/opiniao/gasoleo-fora-das-cidades-talvez-em-breve-1804728">https://www.publico.pt/2018/02/28/ciencia/opiniao/gasoleo-fora-das-cidades-talvez-em-breve-1804728</text:a></text:p>
          </table:table-cell>
          <table:table-cell table:number-columns-repeated="246"/>
        </table:table-row>
        <table:table-row table:style-name="ro1">
          <table:table-cell office:value-type="string">
            <text:p>5cf47286896a7fea06008819</text:p>
          </table:table-cell>
          <table:table-cell office:value-type="string">
            <text:p>A estratégia para o futebol português</text:p>
          </table:table-cell>
          <table:table-cell office:value-type="string">
            <text:p>['Daniel Sá']</text:p>
          </table:table-cell>
          <table:table-cell office:value-type="string">
            <text:p>Estamos habituados a pensar em futebol apenas como a modalidade desportiva mais importante no nosso país, mas mais do que isso, temos múltiplos dados que dão conta da força do futebol em Portugal e no mundo como sendo um fenómeno de massas e geradora de múltiplas paixões.

Verificamos que estão registados cerca de 150.000 praticantes federados, estima-se que existam aproximadamente 1000 escolas de futebol, estão identificados cerca de 600.000 portugueses como sócios de clubes da Liga NOS e Portugal surge no 10.º lugar europeu no ranking de espectadores por jogo, com uma média de 11.000 espectadores.

Quando analisamos desportivamente podemos destacar que a seleção nacional ocupa atualmente o 3.º lugar no ranking mundial da FIFA e surge no 7.º lugar no ranking europeu de clubes da UEFA. O historial internacional ao nível de clubes é notável: quatro vezes campeão europeu, uma Taça das Taças, uma Taça UEFA, uma Liga Europa, duas Taças Intercontinentais e uma Supertaça europeia. O sucesso ao nível das seleções é também espantoso para um país da nossa dimensão: seis participações em Mundiais (um 3.º lugar e um 4.º lugar no Mundial), sete participações em europeus (uma vitória, um 2.º lugar e dois 4.ºs lugares) e várias vezes campeão mundial e europeu em camadas jovens. Portugal foi ainda o organizador do Euro 2004. Como se não bastasse, em futsal e futebol de praia as proezas desportivas acompanham o nível e qualidade do nosso país.

O futebol é assim uma indústria muito diversificada e que gera receitas em várias áreas da sociedade portuguesa. É por isto que defendo que todos estes intervenientes devem estar juntos à mesma mesa para analisar, discutir e definir o rumo do futebol português. Sob o comando da Federação Portuguesa de Futebol e Liga Portuguesa de Futebol Profissional, defendo a elaboração de ciclos de planeamento estratégicos de dez anos. Auscultando os vários agentes ligados ao futebol, bem como envolvendo outros elementos da sociedade, como por exemplo as universidades ou o turismo, deve resultar uma estratégia, rumo, objetivos e ações concretas que serão depois divulgados e monitorizados regularmente. Tenho uma convicção plena que desta forma todo o produto futebol pode atingir o nível de profissionalismo e performance de outros setores de atividade em Portugal como o vinho, calçado, têxtil ou turismo. A notoriedade e a visibilidade global já a temos. Falta agora transformar o futebol num produto português de maior sucesso.</text:p>
          </table:table-cell>
          <table:table-cell office:value-type="string">
            <text:p>A notoriedade e a visibilidade global já a temos. Falta agora transformar o futebol num produto português de maior sucesso.</text:p>
          </table:table-cell>
          <table:table-cell office:value-type="string">
            <text:p>Sports</text:p>
          </table:table-cell>
          <table:table-cell office:value-type="string">
            <text:p>['Desporto', 'Futebol', 'Futebol nacional', 'Opinião']</text:p>
          </table:table-cell>
          <table:table-cell office:value-type="string">
            <text:p>2018-03-01 06:13:00</text:p>
          </table:table-cell>
          <table:table-cell table:style-name="ce23" office:value-type="string" office:value="https://www.publico.pt/2018/03/01/desporto/opiniao/a-estrategia-para-o-futebol-portugues-1804787">
            <text:p><text:a xlink:href="https://www.publico.pt/2018/03/01/desporto/opiniao/a-estrategia-para-o-futebol-portugues-1804787">https://www.publico.pt/2018/03/01/desporto/opiniao/a-estrategia-para-o-futebol-portugues-1804787</text:a></text:p>
          </table:table-cell>
          <table:table-cell table:number-columns-repeated="246"/>
        </table:table-row>
        <table:table-row table:style-name="ro1">
          <table:table-cell office:value-type="string">
            <text:p>5cf47287896a7fea06008821</text:p>
          </table:table-cell>
          <table:table-cell office:value-type="string">
            <text:p>Uma taxa a favor da cidade</text:p>
          </table:table-cell>
          <table:table-cell office:value-type="string">
            <text:p>['Manuel Pizarro']</text:p>
          </table:table-cell>
          <table:table-cell office:value-type="string">
            <text:p>A partir de hoje começa a ser cobrada, na cidade do Porto, a taxa turística. Os visitantes de idade superior a 13 anos pagarão dois euros por dia, quer escolham um estabelecimento hoteleiro ou um espaço de alojamento local.

Conforme o PS sempre defendeu, estarão isentas as pessoas que pernoitarem no Porto para obter cuidados de saúde ou que tenham incapacidade grave. A nossa proposta de estender a isenção até aos 18 anos foi, no entanto, recusada pela maioria.

Não posso deixar de saudar esta medida. Nos últimos anos, o turismo tem crescido de forma assinalável no país. O fenómeno tem tido expressão particularmente relevante no Porto, escolhido como Melhor Destino Europeu do Ano em 2012, em 2014 e em 2017. A renovação do Aeroporto Sá Carneiro, as viagens em regime low cost e o efeito da internacionalização das nossas instituições de ensino superior mostraram ao mundo um segredo que os portuenses guardavam para si, ciosamente, desde há muito tempo: esta é uma cidade maravilhosa, combinação extraordinária de história e de modernidade, espaço mágico entre o Atlântico e o Douro, berço e residência de um povo com identidade e caráter.

O Porto recebeu os novos forasteiros à sua maneira, combinando o “ar grave e sério” com a insuperável capacidade de envolver e de acolher, num abraço fraternal, aqueles que nos visitam. A cidade conquistou os que a passaram a conhecer. Ano após ano, o nosso aeroporto bate recordes de procura, de três milhões de passageiros em 2004, até 10,7 milhões em 2017. O turismo tornou-se essencial para o presente e para o futuro do Porto: dinamiza a economia, fomenta a criação de emprego e catalisa a requalificação urbana.

Não tenho por isso nenhuma dúvida. Devemos continuar a apoiar o desenvolvimento do turismo, na cidade e no país. Ao mesmo tempo, não posso deixar de reconhecer que há também impactos negativos do incremento acelerado dos fluxos turísticos. O mais importante diz respeito à habitação. A reabilitação urbana induzida pelo turismo é muito positiva. No entanto, devemos reconhecê-lo: em muitos casos esse processo contribuiu para acelerar o processo de desertificação do centro histórico. Em particular, intensificou-se a expulsão dos moradores com menores recursos económicos, emparedados entre os efeitos nefastos da nova Lei das Rendas do PSD/CDS e a especulação imobiliária vocacionada para o alojamento local.

Ao mesmo tempo há, no Porto, sinais preocupantes de degradação da qualidade de vida urbana. A cidade está mais suja e o trânsito (muito) mais caótico.

É neste contexto complexo que a ação da câmara municipal se torna premente e decisiva. Atribuo prioridade à preservação da função habitacional no centro histórico e na baixa; ao acesso à habitação, no centro, às classes médias e aos mais jovens; à limpeza e preservação do espaço público; e à melhoria da mobilidade. São questões que só podem ser tratadas no contexto de políticas públicas integradas, refletidas, participadas, de base municipal.

É para sustentar estas políticas que o PS defendeu sempre a introdução da taxa turística que, no Porto, poderá representar uma receita anual de seis milhões de euros. Aliás, só podemos lamentar que o Porto não tenha seguido mais cedo esta medida, implementada por António Costa quando era presidente da Câmara Municipal de Lisboa, no final de 2014. Na altura, o CDS liderou uma campanha contra esta taxa e, porventura, essa agressividade intimidou Rui Moreira e atrasou a adoção de medida similar no Porto. Entretanto, a capital angariou, em 2016 e 2017, mais de 27 milhões de euros, e o Porto ficou para trás, paralisado pelo receio de afrontar a posição de Portas e de Pires de Lima. Felizmente, poucos anos passados, no Porto e no país, também o CDS já percebeu a justeza da medida concretizada por António Costa.

Estaremos atentos para que a receita resultante da taxa seja aplicada na promoção de habitação a renda acessível e noutras medidas para melhorar o conforto da cidade, fugindo à tentação de a desperdiçar na multiplicação de empresas municipais e no crescimento desmesurado do aparelho administrativo autárquico. Esta é uma receita extraordinária que só é justificada se for usada a favor dos portuenses, razão maior da cidade e justificação do seu sucesso, mesmo enquanto polo de atração turística.

O autor escreve segundo o novo Acordo Ortográfico</text:p>
          </table:table-cell>
          <table:table-cell office:value-type="string">
            <text:p>O turismo tornou-se essencial para o presente e para o futuro do Porto.</text:p>
          </table:table-cell>
          <table:table-cell office:value-type="string">
            <text:p>Local</text:p>
          </table:table-cell>
          <table:table-cell office:value-type="string">
            <text:p>['Câmara do Porto', 'Local', 'Opinião', 'Porto', 'Rui Moreira', 'Turismo']</text:p>
          </table:table-cell>
          <table:table-cell office:value-type="string">
            <text:p>2018-03-01 06:27:00</text:p>
          </table:table-cell>
          <table:table-cell table:style-name="ce23" office:value-type="string" office:value="https://www.publico.pt/2018/03/01/local/opiniao/uma-taxa-a-favor-da-cidade-1804839">
            <text:p><text:a xlink:href="https://www.publico.pt/2018/03/01/local/opiniao/uma-taxa-a-favor-da-cidade-1804839">https://www.publico.pt/2018/03/01/local/opiniao/uma-taxa-a-favor-da-cidade-1804839</text:a></text:p>
          </table:table-cell>
          <table:table-cell table:number-columns-repeated="246"/>
        </table:table-row>
        <table:table-row table:style-name="ro1">
          <table:table-cell office:value-type="string">
            <text:p>5cf472a4896a7fea060088c2</text:p>
          </table:table-cell>
          <table:table-cell office:value-type="string">
            <text:p>Uma cerimónia líquida</text:p>
          </table:table-cell>
          <table:table-cell office:value-type="string">
            <text:p>['Luís Miguel Oliveira']</text:p>
          </table:table-cell>
          <table:table-cell office:value-type="string">
            <text:p>Esperava-se que esta fosse a cerimónia de entrega de Óscares mais política em muitos anos, talvez desde aqueles épicos anos 70 em que Marlon Brando se fez representar por uma americana nativa ou o produtor Bert Schneider leu em palco um telegrama de agradecimento do embaixador Viet Cong. Quem esperava que isso desse em happening, contudo, saiu decepcionado. O mais próximo que se esteve disso foi quando Frances McDormand, no final do seu discurso de agradecimento, pediu a todas as mulheres nomeadas (salvo erro, apenas a essas) que se levantassem, instando-as a usar o seu poder negocial para garantir que futuros filmes em que trabalhem privilegiem a inclusão e a diversidade, de género e de etnia, à frente e atrás da câmara. Resumiu bem o espírito da noite, mas essa conclusão “legalista”, a implicar “contratos”, “quotas” e outras burocracias, pareceu um bocadinho anti-climática.

Não se chegou ao happening, não se saiu dos conformes, não se quis assustar ninguém – pelo menos demasiado: lá pelo meio sempre houve um sketch a caricaturar o medo que os “homens brancos” têm de estar a ser “substituídos” por mulheres e homens de outras cores. Houve actrizes a evocarem o #MeToo e o Time’s Up, e um manifesto de solidariedade para com os “Dreamers”, os jovens imigrantes merecedores de um estatuto especial com que a Administração Trump quer acabar para os poder deportar. Esse nome – Trump – foi um dos dois maiores não-ditos de toda a cerimónia (o outro foi, obviamente, Weinstein). Mas como não pensar nele, no Presidente que usou expedientes para se furtar ao serviço militar no Vietname, como justificação e alvo último daquele estranho momento em que, sem nenhum pretexto extraordinário e com apresentação por um ex-soldado americano nativo, se homenagearam os veteranos das muita guerras americanas das últimas décadas?

A mensagem, ou as mensagens, que se esperava ver passou, portanto, com um pouco menos de fragor – de “espectáculo” – do que seria expectável. Mas o mesmo se pode dizer da maneira como essa dimensão política se reflectiu na lista de premiados. A relevância política estava praticamente garantida à partida, com um rol de filmes que pelo menos tematicamente tinham, neste contexto, pouco ou nada de inócuo. Quase se podia atirar um dardo de olhos fechados na certeza de que, acertasse ele onde acertasse, iria cair em cima de um objecto politicamente “performativo”, e a distribuição dos prémios por vários filmes, sem nenhum deles açambarcar uma maioria significativa de estatuetas, dá impressão de que os membros da Academia estiveram de facto a atirar dardos que foram aterrando em alvos diferentes.

Não espanta que Linha Fantasma de Paul Thomas Anderson – certamente o mais “abstracto” dos filmes a concurso, mesmo com tudo o que ele diz das relações de poder masculino/feminino – tenha ficado só com o prémio de consolação que era quase ofensivo não ganhar (o Melhor Guarda-Roupa); também não espanta que o Dunkirk de Nolan tenha vencido em categorias habitualmente (e erradamente) apelidadas de “técnicas” (os dois prémios do Som e a Montagem, ainda assim suficientes para ser o segundo maior “acumulador” da noite). Não espanta, sequer, que Gary Oldman tenha finalmente vencido o Óscar de melhor Actor, porque a Academia não resiste à “transfiguração” e porque através dele se premeia uma personagem, Churchill, que é um exemplo de liderança inspiradora e unificadora (um reverso de Trump, por assim dizer). Mas espanta, isso sim, que numa cerimónia tão #MeToo o único filme realizado por uma mulher (Lady Bird, de Greta Gerwig) tenha ficado de mãos a abanar, ou que o Foge de Jordan Peele se tenha ficado por um único prémio (melhor argumento original). Mesmo os Três Cartazes… de McDonagh, exame das convulsões raciais (e não só) da América profunda, se ficou por prémios de interpretação (Sam Rockwell e Frances McDormand).

O que queremos dizer é: melhores ou piores, havia filmes realmente aguerridos na forma como traduziam as suas questões temáticas em questões de cinema. Acaba por ser desapontante, tendo em isso em conta, que o vencedor da noite seja um filme nos antípodas disso. A Forma da Água, para além de programado ao milímetro e de forma quase cínica para satisfazer a agenda da “urgência” contemporânea (está nas personagens, está nas situações, está na época descrita), embrulha-se na “fábula” mil vezes repetida – “a bela e o monstro” – e sobretudo num academismo que não inquieta ninguém, não perturba ninguém, e se faz “política” fá-la sentimental e maniqueísta, quer dizer, inócua e inofensiva. Mas também aqui se terá preferido não assustar ninguém, e ficar com a liquidez informe da água.</text:p>
          </table:table-cell>
          <table:table-cell office:value-type="string">
            <text:p>A Forma da Água embrulha-se na “fábula” mil vezes repetida – “a bela e o monstro” – e sobretudo num academismo que não inquieta ninguém, não perturba ninguém, e se faz “política” fá-la sentimental e maniqueísta, quer dizer, inócua e inofensiva.</text:p>
          </table:table-cell>
          <table:table-cell office:value-type="string">
            <text:p>Culture</text:p>
          </table:table-cell>
          <table:table-cell office:value-type="string">
            <text:p>['Cinema', 'Cultura-Ípsilon', 'Hollywood', 'Opinião', 'Óscares', 'Óscares 2018', 'Óscares 2018 — últimas']</text:p>
          </table:table-cell>
          <table:table-cell office:value-type="string">
            <text:p>2018-03-05 07:03:48</text:p>
          </table:table-cell>
          <table:table-cell table:style-name="ce23" office:value-type="string" office:value="https://www.publico.pt/2018/03/05/culturaipsilon/opiniao/uma-cerimonia-liquida-1805391">
            <text:p><text:a xlink:href="https://www.publico.pt/2018/03/05/culturaipsilon/opiniao/uma-cerimonia-liquida-1805391">https://www.publico.pt/2018/03/05/culturaipsilon/opiniao/uma-cerimonia-liquida-1805391</text:a></text:p>
          </table:table-cell>
          <table:table-cell table:number-columns-repeated="246"/>
        </table:table-row>
        <table:table-row table:style-name="ro1">
          <table:table-cell office:value-type="string">
            <text:p>5cf472a7896a7fea060088d0</text:p>
          </table:table-cell>
          <table:table-cell office:value-type="string">
            <text:p>As carreiras curtas dos espetáculos</text:p>
          </table:table-cell>
          <table:table-cell office:value-type="string">
            <text:p>['Miguel Lobo Antunes']</text:p>
          </table:table-cell>
          <table:table-cell office:value-type="string">
            <text:p>No portal Coffeepaste (coffeepaste.com) perguntou-se recentemente a programadores e artistas o que pensavam sobre a curta duração das carreiras dos espetáculos. As respostas estimulam o debate sobre essa questão, há muito tempo motivo de conversa e de perplexidade quanto à melhor atitude a tomar. Este artigo pretende contribuir para tal debate.

Esclareço que, por diversas razões, considero curtas as carreiras com menos de 15 sessões no Teatro e menos de cinco na Dança, o que corresponde a três semanas num caso e a uma semana no outro. Não me ocupo aqui dos vários tipos de música.

Numa localidade com um único teatro, ou pouco mais, é natural que as carreiras dos espetáculos sejam de muito poucos dias. É preciso que artistas das várias artes possam apresentar o seu trabalho e que as pessoas tenham oportunidades variadas de escolha. Tem que haver dança, teatro, músicas, com orçamentos parcos.

As carreiras breves são uso nos festivais. Aí se concentra num tempo magro uma série de espetáculos e outras iniciativas. A duração das apresentações conforma-se à duração do festival e à disponibilidade dos espaços em que decorre. Diferente vai ser, segundo li no PÚBLICO, a próxima edição do Festival Cumplicidades em Lisboa, dedicado à dança contemporânea, em que cada espetáculo terá sete sessões.

Quando se traz um espetáculo do estrangeiro, salvo casos de grande êxito de bilheteira em salas de dimensão compatível, não se pode ter muitas sessões, porque os custos disparam com as estadias e os “cachets”. Espetáculo estrangeiro está pouco tempo em cena.

Há casos em que os criadores, por motivos artísticos, pretendem que o seu trabalho tenha poucas apresentações. Se é essa a vontade de quem os faz, respeite-se.

A efemeridade das carreiras é um problema sobretudo em Lisboa (e talvez no Porto, não sei) dada a abundância de festivais, a existência de várias salas, a maneira como organizam as suas vidas e as múltiplas solicitações que não são espetáculos. As maiores dessas salas têm uma atividade semelhante a um centro cultural, se se entender que um centro cultural se distingue por apresentar várias artes, mais ou menos intensamente, para pessoas de interesses muito variados. No centro cultural todos cabem, de artistas a público (em grosso; não entro em distinções sobre a política programática de cada centro). As carreiras são curtas para permitir essa variedade.

Em Lisboa a vida cultural é veloz, uma grande quantidade de acontecimentos muito diferentes surge todas as semanas em numerosos espaços. O frenesim é grande, as carreiras curtas ajudam à festa. As salas gostam de dizer que organizam centenas de iniciativas por ano e por isso são valorizadas. Procuram que haja sempre gente a visitá-las; o número de pessoas que por elas passa em múltiplas atividades é tomado como medida do seu sucesso e da sua utilidade.

A pouca duração de um espetáculo em cena tem vários inconvenientes, para os artistas e para o público. Para os artistas porque o esforço de um trabalho que pode demorar meses se esvai em poucas apresentações. Os espetáculos, todavia, só crescem e amadurecem em contacto com o público. Ao findarem abruptamente ficam incompletos. Há um esforço enorme na sua montagem para um resultado demasiado efémero. Porque as salas têm intensa ocupação, o tempo de palco para ensaios é pouco. Os artistas constroem as suas criações saltando de um lado para o outro, em residências e espaços de ensaio. Os cachets, porque as carreiras são pequenas, são baixos.

Os inconvenientes para o público decorrem, à uma, de não assistirem a espetáculos bem preparados e amadurecidos, à outra de não encontrarem disponibilidade para os ir ver durante a sua breve passagem. Quando podemos lá ir, já saíram de cena. Se queremos assistir a mais do que um, se ocorrem no mesmo dia, não conseguimos.

A adesão do público não está necessariamente ligada à duração das carreiras. Mas às vezes defendem-se carreiras curtas com o argumento, verdadeiro em certos casos, de que se fossem mais longas as salas estavam vazias. O espaço não me permite desenvolver este ponto. É preciso pensar, sem preconceitos e com dados empíricos, a questão das práticas culturais das pessoas. Ninguém ganha com salas vazias. Todos queremos salas cheias. Mas basta frequentá-las para se saber que muitas vezes não estão, mesmo com lotações pequenas e poucas sessões.

As carreiras curtas têm a vantagem de permitir que mais artistas trabalhem e possam apresentar as suas obras, em salas de maior renome, que têm mais dinheiro para lhes pagar (ainda quando pagam mal), que atraem mais pessoas. É a sua oportunidade de saírem de um circuito periférico. As carreiras curtas permitem que mais criações tenham palco. Para quem quer ver, mais espetáculos equivale a mais possibilidades de escolha.

Como é que eu acho que se deve fazer (e não fiz, quando estive na Culturgest; note-se que ali, como no CCB, as salas são também ocupadas por atividades não culturais, com repercussões na sua disponibilidade)? Acho que deve haver espetáculos nacionais de carreiras curtas e de carreiras longas (os estrangeiros devem ter poucas récitas). Essa orientação deve ser seguida por todos os teatros. Escolher quais os que devem ter mais apresentações é tarefa das direções artísticas e podem ser usados muitos critérios, que em abstrato vão, por exemplo, da sua dimensão à sua natureza, da pertinência da sua proposta ao currículo dos seus criadores ou ao número de pessoas que se prevê possam interessar-se. Deve considerar-se a hipótese de reposições na mesma sala, uns tempos depois da primeira série de sessões, no mesmo ano ou no seguinte. E, é claro, continuar a tentar que os espetáculos vão a outros lugares, no país e no estrangeiro, o que não é nada fácil e poucos conseguem. As coproduções entre vários teatros são um caminho que já se percorre, as redes que se estabelecem entre eles, com vantagens e inconvenientes, são outro caminho com provas. Reforçar os meios dos teatros fora de Lisboa parece-me ser crucial. Vale também a pena analisar, com base em dados que têm que ser recolhidos, se em Lisboa há ou não atividade a mais ou demasiado homogénea, coisa complexa de se fazer e para a qual falta informação.

O autor escreve segundo o novo Acordo Ortográfico</text:p>
          </table:table-cell>
          <table:table-cell office:value-type="string">
            <text:p>É preciso pensar, sem preconceitos e com dados empíricos, a questão das práticas culturais das pessoas.</text:p>
          </table:table-cell>
          <table:table-cell office:value-type="string">
            <text:p>Culture</text:p>
          </table:table-cell>
          <table:table-cell office:value-type="string">
            <text:p>['Cultura-Ípsilon', 'Dança', 'Música', 'Opinião', 'Teatro', 'artes', 'cultura e entretenimento']</text:p>
          </table:table-cell>
          <table:table-cell office:value-type="string">
            <text:p>2018-03-06 06:20:00</text:p>
          </table:table-cell>
          <table:table-cell table:style-name="ce23" office:value-type="string" office:value="https://www.publico.pt/2018/03/06/culturaipsilon/opiniao/as-carreiras-curtas-dos-espetaculos-1804472">
            <text:p><text:a xlink:href="https://www.publico.pt/2018/03/06/culturaipsilon/opiniao/as-carreiras-curtas-dos-espetaculos-1804472">https://www.publico.pt/2018/03/06/culturaipsilon/opiniao/as-carreiras-curtas-dos-espetaculos-1804472</text:a></text:p>
          </table:table-cell>
          <table:table-cell table:number-columns-repeated="246"/>
        </table:table-row>
        <table:table-row table:style-name="ro1">
          <table:table-cell office:value-type="string">
            <text:p>5cf472bd896a7fea06008959</text:p>
          </table:table-cell>
          <table:table-cell office:value-type="string">
            <text:p>Há ciência para a cura</text:p>
          </table:table-cell>
          <table:table-cell office:value-type="string">
            <text:p>['João F. Silva']</text:p>
          </table:table-cell>
          <table:table-cell office:value-type="string">
            <text:p>O professor Carlos Fiolhais, na saudável preocupação cívica com a sua cidade, publicou na edição do PÚBLICO de 7 de Março um artigo intitulado “Um cancro levou a senhora”, em que aborda algumas questões relativas à actividade cultural em Coimbra e ao “seu centro histórico — Baixa — praticamente morto”. Partilhando, há muito, de algumas das suas preocupações, gostaria de dar um pequeno contributo para esse debate para mais quando se fala na necessidade de nos reinventarmos.

Vamos por partes. Primeiro a cultura. Partilho a ideia de que há problemas com a produção e as manifestações culturais em Coimbra. Problemas estranhos numa cidade com um relevante património cultural, com um histórico universitário único no país, que durante séculos foi um dos principais centros de cultura e de formação de elites, com uma boa qualidade de vida, um poder de compra per capita superior à média nacional e uma estrutura económica baseada em serviços altamente especializados e diferenciados.

Parece, pois, que existem todos os ingredientes necessários a uma significativa actividade no que toca à produção e ao consumo de bens culturais. Contudo, é recorrente a ideia de que a cidade tem uma fraca vida cultural. É uma ideia feita, sobretudo no que toca à quantidade, e que tem origem numa óbvia mas intrigante dificuldade de articulação, divulgação e marketing.

Por exemplo, neste momento, para além de diversas iniciativas autárquicas e associativas, está a decorrer a 20.ª Semana Cultural, organizada pela Universidade, que tem a duração de dois meses, com uma programação vasta e variada, que percorre espaços universitários e outros espaços da cidade. O que acontece é que muitos dos eventos, de inegável qualidade, não são participados como seria de esperar e o que se ouve, com frequência, é de que em Coimbra não acontece nada.

Há um estranho desprezo pelo que aqui se faz e simultaneamente um louvor pelo estranho que revela uma enorme falta de auto-estima e se inscreve numa tradição de lamuria, tão característica de Coimbra.

O fecho da livraria e alfarrabista na Baixinha, que motivou o artigo do professor Carlos Fiolhais é, aliás, um caso estranho, porque o livreiro Miguel Carvalho referiu que vai manter a sua actividade na Figueira da Foz. Sai de uma cidade com potencial de clientes muito superior àquela para onde se deslocaliza. Potenciais clientes que virão agora a público lamentar-se e rasgar as vestes por uma perda de que são os principais culpados por falta de comparência, porque não souberam aproveitar e acarinhar o bem que aqui tinham.

Este caso, como tantos outros que têm ocorrido nos últimos anos, leva a pensar que a elite universitária de Coimbra só se interessa pelas desgraças da cidade. Uma cidade que considera demasiado pequena e desinteressante, pelo que prefere investir noutras cidades e noutras montras.

Há um histórico de distanciamento entre a Universidade e a cidade que, apesar de diversas tentativas de aproximação, não tem sido vencido. É também um problema de poder que tem razões históricas e que leva à evidente dificuldade em articular o poder autárquico com o poder universitário, suscitando, não poucas vezes, acusações mútuas de falta de ambição e de uma postura imobilista e provinciana.

Indo agora à questão da morte do “centro histórico – Baixa”, parece-me redutor e um equívoco falar em centro histórico de Coimbra e referir a Baixa. Não só o centro histórico de Coimbra é muito mais vasto, como a Baixa, no sentido em que é referida, é sobretudo um território de comércio tradicional.

Diz o professor Carlos Fiolhais que raramente se desloca à Baixa, por ser deprimente lá ir. Talvez seja de perguntar se a Baixa não terá na génese da sua decadência o facto de as elites universitárias e de uma classe média/alta oriunda da área dos serviços que povoa Coimbra não irem à Baixa porque preferem a ostentação de comprarem em Lisboa ou no Porto, ou, ainda, nas cidades a que se deslocam para congressos ou reuniões cientificas.

Durante muitos anos, o comércio tradicional na Baixa viveu graças aos clientes com menos posses, aos trabalhadores e aos prestadores de serviços menos qualificados, que vivem na periferia da cidade e que, com o aparecimento de novas formas de comércio mais apelativas, abandonou esse mesmo comércio, que por seu lado não soube ou não foi capaz de se reinventar. Veja-se o que era o movimento há alguns anos na rua Adelino Veiga e nas lojas aí existentes, porque era por aí que circulavam os trabalhadores que iam apanhar o comboio à Estação Nova ou as camionetas à beira rio.

Quanto a diversos aspectos de natureza funcional e estética, referidos pelo professor Carlos Fiolhais, não há dúvida que o panorama não é famoso, sem que, nalguns casos, se perceba por quê. Assim como é deprimente o número de projectos desenhados em articulação com o poder central que têm abortado. O projecto Estações Com Vida é disso exemplo.

Noutros casos, como o do CoimbraPolis, que foi morto e enterrado por um executivo municipal por razões partidárias, ficaram vazios que hoje poderiam dar uma imagem substancialmente diferente da cidade. Mas o que parece evidente é a inexistência de uma visão clara e ambiciosa para a cidade e uma galvanização colectiva para a sua realização.

Coimbra vive, sem dúvida, um problema global de reinvenção, em que são notórios alguns nós difíceis de desatar. É necessário acabar com a postura messiânica de que virá aí um político salvador, ideia que vem de um passado em que vivia à sombra de advogados poderosos que acediam facilmente ao poder central, e, simultaneamente, alterar o paradigma relacional da globalidade dos cidadãos com a sua cidade.

Quanto à proposta de preparação de uma candidatura a Capital Europeia da Cultura, é bom não esquecer o que foi em 2003 “Coimbra Capital Nacional da Cultura”, um projecto que se pretendia paradigmático, em que se pensou que Coimbra poderia ser exemplar e motivadora, e que no fim foi um palco de problemas, conflitualidades e incompreensões pelo trabalho de tantos e pelos resultados conseguidos. O que se anunciava como um projecto vencedor acabou por ser um acto parcialmente falhado, que veio a acabar com pouca glória.

A cura da “maleita coimbrã” implica um trabalho difícil e persistente, tanto mais que é sabido que é necessário melhorar substancialmente a qualidade política a nível local e que a visão macro do país, com a aposta em dois grandes núcleos urbanos, não tem ajudado, mas é preciso termos confiança de que há aqui ciência para a cura.</text:p>
          </table:table-cell>
          <table:table-cell office:value-type="string">
            <text:p>Em Coimbra, o que parece evidente é a inexistência de uma visão clara e ambiciosa para a cidade e uma galvanização colectiva para a sua realização.</text:p>
          </table:table-cell>
          <table:table-cell office:value-type="string">
            <text:p>Local</text:p>
          </table:table-cell>
          <table:table-cell office:value-type="string">
            <text:p>['Coimbra', 'Câmara de Coimbra', 'Local', 'Opinião']</text:p>
          </table:table-cell>
          <table:table-cell office:value-type="string">
            <text:p>2018-03-09 06:07:00</text:p>
          </table:table-cell>
          <table:table-cell table:style-name="ce23" office:value-type="string" office:value="https://www.publico.pt/2018/03/09/local/opiniao/ha-ciencia-para-a-cura-1805900">
            <text:p><text:a xlink:href="https://www.publico.pt/2018/03/09/local/opiniao/ha-ciencia-para-a-cura-1805900">https://www.publico.pt/2018/03/09/local/opiniao/ha-ciencia-para-a-cura-1805900</text:a></text:p>
          </table:table-cell>
          <table:table-cell table:number-columns-repeated="246"/>
        </table:table-row>
        <table:table-row table:style-name="ro1">
          <table:table-cell office:value-type="string">
            <text:p>5cf47242896a7fea060086d0</text:p>
          </table:table-cell>
          <table:table-cell office:value-type="string">
            <text:p>Um novo compromisso do Google na Europa</text:p>
          </table:table-cell>
          <table:table-cell office:value-type="string">
            <text:p>['Matt Brittin']</text:p>
          </table:table-cell>
          <table:table-cell office:value-type="string">
            <text:p>A sociedade e a economia da Europa atravessam um período de transformação digital que proporciona grandes oportunidades de crescimento, inovação e de empregos. Porém, nem todos, ainda, estão a aproveitar este momento.

Foi por isso que, em 2015, prometemos treinar um milhão de europeus em competências digitais enquanto parte do nosso compromisso na EU Digital Skills and Jobs Coalition. Dada a forte procura e as necessidades detectadas foram, desde aí, treinados três milhões de europeus e mais de dois milhões de pessoas em África em competências digitais.

E, porque a tecnologia deve trazer oportunidades a todos, estamos hoje a renovar o nosso compromisso com a EU Digital Skills and Jobs Coalition e a comprometermo-nos a ajudar um milhão de europeus a encontrar emprego ou a fazer crescer o seu negócio até 2020. Estamos a ir para além do compromisso de ajudar no treino de competências, de modo a assegurar que aqueles que treinamos colocam estas competências ao serviço das suas carreiras e dos seus negócios.

Em Portugal, iremos contribuir para este compromisso europeu por via do Atelier Digital. O Atelier Digital é uma iniciativa que visa ajudar a reduzir as lacunas nas competências digitais em Portugal e que desde o seu lançamento já formou mais de 35 mil portugueses. Com base numa plataforma, o Atelier Digital proporciona 26 módulos diferentes, que vão desde a presença online passando pelo mobile, internacionalização, etc, e visa ajudar as pessoas a adquirir competências digitais e dar-lhes a oportunidade de conhecerem as principais ferramentas que lhes podem permitir aproveitar as oportunidades da digitalização da economia e do empreendedorismo em Portugal. Mas nunca poderemos fazer isto sozinhos e, por isso, vamos continuar a desenvolver esforços em parcerias com os governos e com as universidades, bem como através do apoio do Google.org a entidades sem fins lucrativos na Europa.

Regularmente, perguntam-nos sobre qual o impacto da formação em competências digitais na economia real. E para responder a essa questão foi realizado um estudo independente com a Ipsos.

Em resultado da formação Grow with Google, e até ao momento, 190 mil europeus encontraram um emprego ou iniciaram um negócio, mais de 50 mil empresas europeias viram os seu negócio crescer por via de novos clientes ou receitas e mais de 30 mil PME recrutaram mais pessoas.

Através da nossa iniciativa Grow with Google pretendemos ajudar todos na Europa – aqueles que representam a força de trabalho dos dias de hoje e que serão os impulsionadores da força de trabalho de amanhã – a terem acesso ao melhor da formação do Google e aos melhores produtos para fazerem crescer as suas competências, carreiras e negócios.

A tecnologia está a abrir um mundo de oportunidades. Independentemente de quem seja, existem oportunidades para todos.</text:p>
          </table:table-cell>
          <table:table-cell office:value-type="string">
            <text:p>A tecnologia está a abrir um mundo de oportunidades. Independentemente de quem seja, existem oportunidades para todos.</text:p>
          </table:table-cell>
          <table:table-cell office:value-type="string">
            <text:p>Sci-Tech</text:p>
          </table:table-cell>
          <table:table-cell office:value-type="string">
            <text:p>['Emprego', 'Google', 'Inovação', 'Opinião', 'Tecnologia']</text:p>
          </table:table-cell>
          <table:table-cell office:value-type="string">
            <text:p>2018-03-15 07:24:00</text:p>
          </table:table-cell>
          <table:table-cell table:style-name="ce23" office:value-type="string" office:value="https://www.publico.pt/2018/03/15/tecnologia/opiniao/um-novo-compromisso-da-google-na-europa-1806666">
            <text:p><text:a xlink:href="https://www.publico.pt/2018/03/15/tecnologia/opiniao/um-novo-compromisso-da-google-na-europa-1806666">https://www.publico.pt/2018/03/15/tecnologia/opiniao/um-novo-compromisso-da-google-na-europa-1806666</text:a></text:p>
          </table:table-cell>
          <table:table-cell table:number-columns-repeated="246"/>
        </table:table-row>
        <table:table-row table:style-name="ro1">
          <table:table-cell office:value-type="string">
            <text:p>5cf47246896a7fea060086ea</text:p>
          </table:table-cell>
          <table:table-cell office:value-type="string">
            <text:p>Dia Mundial do Sono e o Lisbon Sleep Summit – Sleep in Women</text:p>
          </table:table-cell>
          <table:table-cell office:value-type="string">
            <text:p>['Teresa Paiva']</text:p>
          </table:table-cell>
          <table:table-cell office:value-type="string">
            <text:p>O Dia Mundial do Sono a 16 de Março entrelaça-se com o Nobel da Medicina de 2018, atribuído a três investigadores norte-americanos: Jeffrey C. Hall, Michael Rosbash e Michael W. Young. Eles descreveram os mecanismos moleculares que regulam os nossos ritmos biológicos, estudando a mosca da fruta, e as descobertas nesse pequeno inseto são generalizáveis a outros seres vivos e a nós inclusive. Os ritmos circadianos e a suas descobertas são histórias engraçadas.

Pensa-se que as bactérias azuis que viviam em charcos nos primórdios da vida na terra “perceberam” que se se multiplicassem durante o dia a multiplicação corria mal, e começaram a multiplicar-se só de noite, estabelecendo assim um ritmo circadiano ancestral. Este ritmo foi transmitido a seres vivos que surgiram subsequentemente e isso faz com que, hoje em dia, numa fantástica adaptação à vida na terra, bactérias, plantas e animais tenham ritmos circadianos, ou seja, ritmos com período de 24h, o tempo da rotação da terra em torno do seu eixo e da consequente alternância do dia e da noite.

Isto quer dizer que muitos seres vivos têm relógios biológicos, ou seja, mecanismos moleculares, genes relógio e circuitos humorais, hormonais ou neuronais capazes de medir o tempo de forma independente da alternância dia-noite, mas regulados por ela.

O sono vai aparecer na evolução da vida uns milhões de anos mais tarde, com os animais, e assim vamos passar da alternância repouso/atividade para o sono indiferenciado/vigília dos animais de sangue frio e para sono diferenciado (NREM e REM)/vigília dos animais de sangue quente.

Assim, para além do sistema sono/vigília temos um sistema circadiano bem complexo, mas que surgiu muito precocemente na evolução da vida. Por isso mesmo, a alteração, desrespeito e desorganização desse sistema tem consequências muito dramáticas, com grande aumento dos riscos de doenças tão terríveis como o cancro, a demência, a depressão e a insónia crónicas, a incapacidade para o trabalho e os acidentes graves.

Estas catástrofes humanas assemelham-se às catástrofes ambientais que se tornaram comuns nos dias de hoje e têm uma origem semelhante: o desrespeito pelos equilíbrios estabelecidos ao longo de milhares ou milhões de anos.

Efetivamente, nós partilhamos com a mosca da fruta um bom par de genes relógio e temos uma relojoaria complicada no nosso corpo com um relógio dominante, múltiplos relógios periféricos e genes relógio. O nosso corpo mede o tempo tão bem como os nossos relógios de pulso e funciona com e precisa de ritmos regulares.

Porém, as sociedades e os hábitos, que durante muitos séculos respeitavam os ciclos naturais, modificaram-se de forma substancial a partir do fim do século XIX. A capacidade de armazenar e produzir eletricidade em grande escala e a invenção da lâmpada, o desenvolvimento industrial e tecnológico, o controlo sobre a energia, a produção alimentar e as comunicações, os instrumentos de “high tech” ao alcance de todos, mudaram comportamentos e crenças em todas as idades.

Hoje em dia dorme-se pouco em todas as idades. Portugal exagera com médias de duração do sono, em estudos mais recentes, assustadoramente baixas e hábitos de sono dos mais tardios no mundo, associando-os, numa mistura explosiva, a hábitos matutinos ao começar tudo mais cedo.

É isto que constitui o desafio do Dia Mundial do Sono de 2018: Junte-se ao Mundo do Sono! Preserve os seus Ritmos e desfrute a Vida!

E porque os problemas de sono são particularmente evidentes nas mulheres, de 16 a 19 de maio terá lugar em Lisboa o Lisbon Sleep Summit 2018, uma reunião internacional dedicada ao sono da Mulher – Sleep in Women.

Porquê o sono na mulher? Primeiro, porque há um grande desconhecimento do sono no feminino, posto que a maior parte dos estudos sobre sono, tanto em animais como em humanos, foram feitos no sexo masculino, para evitar a variabilidade e contingências que os ciclos hormonais femininos introduziam no problema em estudo.

Depois, porque a mulher tem em todas as sociedades circunstâncias e desfavorecimentos especiais. As desigualdades de género são uma realidade mundial, expressa em todas as estatísticas credíveis, das Nações Unidas, OCDE e Eurostat, etc.

Recentemente, no Dia Internacional da Mulher, António Guterres, secretário-geral das Nações Unidas, disse que “a promoção dos direitos das mulheres não é um favor às mulheres” e que “o assédio e o abuso sexuais têm prosperado “nos locais de trabalho, nos espaços públicos, nos lares e em países que se orgulham do seu desempenho em matéria de igualdade de género”. De facto, nas sociedades atuais a mulher tem desafios especiais nas suas múltiplas funções como mãe, profissional, dona de casa, mulher, cidadã e pessoa que, no seu conjunto, afetam o sono.

Assim, foram o desconhecimento científico e clínico, as desigualdades de género e os desafios específicos nos papeis que desempenha que levaram a organização do Lisbon Sleep Summit a escolher como tema do primeiro congresso o “Sono nas Mulheres”, envolvendo nele a sociedade civil e profissionais de múltiplas disciplinas, para que o conhecimento transborde dos muros da ciência para a sociedade.

A adesão foi grande e imediata. Os preletores vêm de todo o mundo: Estados Unidos, Brasil, Alemanha, Holanda, Itália, Espanha, Islândia, Finlândia, Áustria e Portugal. As comunicações livres também e incluem países como Estados Unidos, Brasil, Rússia, China, Alemanha, Itália, Espanha, Islândia e as nacionais vêm de todo o país, de Norte a Sul. Os resumos das comunicações serão publicados num número especial de uma revista internacional, a Sleep Science.

Os temas a tratar são desafiantes: “Sono, genes e depressão”; “Neurobiologia do Sono na Mulher”; “Sucesso e Sono”; “O Sono das Mães”; “Doenças do Sono nas Mulheres e Foco na Insónia e Apneia”; “Coisas estranhas que as Mulheres podem fazer de noite”; “Dor, Fadiga e Dissónia”; “Sono ao longo da Vida”; “Violência e sono no contexto da agressão”; “Comparações Homem/Mulher nos Relógios Biológicos e na forma de Medir o Sono”; “O Triângulo Mágico: Sono, Nutrição e Exercício” e, para encerrar, conferências de figuras públicas sobre “O Meu Sono, a Minha Vida e Eu”. Apesar de tudo isto temos a sensação de que muito vai ficar por dizer.

O Lisbon Sleep Summit vai ter lugar na Universidade Católica e é organizado por Prof. Dra. Teresa Paiva, CENC – Centro de Medicina do Sono; Prof. Helena Rebelo Pinto, FCH – Faculdade de Ciências Humanas, Universidade Católica Portuguesa; e Prof. Margarida Gaspar de Matos, Centro de Estudos de Promoção e Educação para a Saúde/FMH/UL. O programa pode ser consultado no website www.lisbonsleepsummit.org. O convite à participação abrange profissionais e a sociedade civil: venham e discutam!

A autora escreve segundo o novo Acordo Ortográfico</text:p>
          </table:table-cell>
          <table:table-cell office:value-type="string">
            <text:p>Hoje em dia dorme-se pouco em todas as idades. Portugal exagera com médias de duração do sono assustadoramente baixas e hábitos de sono dos mais tardios no mundo.</text:p>
          </table:table-cell>
          <table:table-cell office:value-type="string">
            <text:p>Sci-Tech</text:p>
          </table:table-cell>
          <table:table-cell office:value-type="string">
            <text:p>['Ciência', 'Mulheres', 'Opinião', 'Saúde', 'Sono']</text:p>
          </table:table-cell>
          <table:table-cell office:value-type="string">
            <text:p>2018-03-16 06:12:00</text:p>
          </table:table-cell>
          <table:table-cell table:style-name="ce23" office:value-type="string" office:value="https://www.publico.pt/2018/03/16/ciencia/opiniao/dia-mundial-do-sono-e-o-lisbon-sleep-summit--sleep-in-women-1806764">
            <text:p><text:a xlink:href="https://www.publico.pt/2018/03/16/ciencia/opiniao/dia-mundial-do-sono-e-o-lisbon-sleep-summit--sleep-in-women-1806764">https://www.publico.pt/2018/03/16/ciencia/opiniao/dia-mundial-do-sono-e-o-lisbon-sleep-summit--sleep-in-women-1806764</text:a></text:p>
          </table:table-cell>
          <table:table-cell table:number-columns-repeated="246"/>
        </table:table-row>
        <table:table-row table:style-name="ro1">
          <table:table-cell office:value-type="string">
            <text:p>5cf47251896a7fea06008716</text:p>
          </table:table-cell>
          <table:table-cell office:value-type="string">
            <text:p>Quem matou Marielle Franco?*</text:p>
          </table:table-cell>
          <table:table-cell office:value-type="string">
            <text:p>['Joana Mortágua']</text:p>
          </table:table-cell>
          <table:table-cell office:value-type="string">
            <text:p>Todos os dias passam por nós mortes sem explicação. Algumas porque os seus motivos são indecifráveis, outras porque as pessoas nos são tão alheias, e a distância é tanta, que nem nos conseguem perturbar. Não há nada no fim daquelas vidas que nos faça procurar uma razão. Morre gente enquanto mudamos de canal sem sequer nos perguntarmos porquê.

Esta não. Esta foi uma pancada seca, certeira. A noite passada mataram uma mulher. Quatro tiros na cabeça. Não, a noite passada executaram uma mulher. A sua morte rasga-nos por dentro e sabemos exatamente porquê. Porque no fundo, ao ler a notícia, todos sentimos o que escreveu Alexandra Lucas Coelho: “O país onde esta mulher voltará a pisar ainda não existe. E sem o ainda estamos todos mortos.”

Marielle Franco representa tudo o que nos faz acreditar que um dia venceremos todos os monstros. Mulher, negra, feminista e ativista pelos Direitos Humanos num país onde, pelos vistos, isso é cada vez mais uma sentença de morte. Marielle foi vítima de uma guerra. Não daquela que o Governo de Michel Temer diz que está a fazer contra a criminalidade, mas da que existe. Marielle morreu às mãos da guerra contra democracia no Brasil.

“Mais um homicídio de um jovem que pode estar entrando para a conta da PM (Polícia Militar). Matheus Melo estava saindo da igreja. Quantos mais vão precisar morrer para que essa guerra acabe?”, foi uma das suas últimas publicações no Twitter. A morte feita ironia, como uma facada, resolve quem contesta.

Vereadora do Partido Socialismo e Liberdade (PSOL) no Rio de Janeiro, trincheira da favela contra os abusos da Polícia Militar porque a pobreza não é crime e ser negro não é cadastro. Marielle, favelada, de axé, cria de Maré, como se definia, 38 anos, morreu na noite passada por lutar por tudo em que acreditava. Não, foi executada na noite passada por ser tudo o que foi. E é por isso que a sua morte nos sabe a derrota.

“Chove horrores e chorei por uma mulher que nunca conheci”, não fui capaz de dizer mais nada. E eu nem sou dada a estas coisas, mas sei o que a sua morte significa. Saber o porquê é a angústia maior, e talvez por isso às vezes passem tantas mortes por nós sem que queiramos saber a razão. Só que esta entra-nos pelos olhos adentro.

Num país governado por golpistas, onde o fascista Jair Bolsonaro é o candidato presidencial mais bem posicionado, caso consigam prender Lula da Silva a tempo das eleições; onde os tribunais querem fazer política e a maioria dos políticos quer fugir à justiça; onde os crimes de ódio aumentam à proporção das medidas anti-sociais do Governo; onde a violência nas favelas põe militares a matar pobres em nome da “segurança”, não do povo, que esse vive pior, mas da impunidade das elites. Neste país, morreu uma mulher por ser quem era.

Neste Brasil, estamos todas mortas. As mulheres, os negros, os pobres, os gays, os trans, os índios, os sem terra, os sem teto, os sem mais nada do que a dignidade de ficar do lado certo. Sem mais nada do que a dignidade de exigir justiça para Marielle Franco, mulher executada, negra, favelada. É em nome da democracia que temos de nos juntar a este coro que clama por justiça. No Brasil, sim, e na Europa, onde o chão da democracia já começou a tremer.

A última frase deste texto está escrita desde o início: para ganhar, temos de vencer também esta morte. *este texto foi escrito no dia seguinte à morte de Marielle Franco, 15 de março de 2018

A autora escreve segundo o novo Acordo Ortográfico</text:p>
          </table:table-cell>
          <table:table-cell office:value-type="string">
            <text:p>A última frase deste texto está escrita desde o início: para ganhar, temos de vencer também esta morte.</text:p>
          </table:table-cell>
          <table:table-cell office:value-type="string">
            <text:p>World</text:p>
          </table:table-cell>
          <table:table-cell office:value-type="string">
            <text:p>['América do Sul', 'Brasil', 'Direitos humanos', 'Mundo', 'Opinião', 'Racismo', 'Rio de Janeiro']</text:p>
          </table:table-cell>
          <table:table-cell office:value-type="string">
            <text:p>2018-03-17 06:23:00</text:p>
          </table:table-cell>
          <table:table-cell table:style-name="ce23" office:value-type="string" office:value="https://www.publico.pt/2018/03/17/mundo/opiniao/quem-matou-marielle-franco-1806957">
            <text:p><text:a xlink:href="https://www.publico.pt/2018/03/17/mundo/opiniao/quem-matou-marielle-franco-1806957">https://www.publico.pt/2018/03/17/mundo/opiniao/quem-matou-marielle-franco-1806957</text:a></text:p>
          </table:table-cell>
          <table:table-cell table:number-columns-repeated="246"/>
        </table:table-row>
        <table:table-row table:style-name="ro1">
          <table:table-cell office:value-type="string">
            <text:p>5cf47257896a7fea0600872a</text:p>
          </table:table-cell>
          <table:table-cell office:value-type="string">
            <text:p>O Facebook é um inimigo da democracia</text:p>
          </table:table-cell>
          <table:table-cell office:value-type="string">
            <text:p>['Diogo Queiroz de Andrade']</text:p>
          </table:table-cell>
          <table:table-cell office:value-type="string">
            <text:p>Dados que os utilizadores do Facebook deixaram na plataforma foram ilegalmente utilizados por uma empresa ligada a Donald Trump para manipular os eleitores antes da eleição presidencial – e há fortes suspeitas de que o mesmo comportamento tenha sido usado no "Brexit". Este crime agora cometido contra a democracia americana foi sustentado por uma família de políticos ligados aos republicanos, os Mercer, que são também os maiores financiadores das campanhas de Donald Trump e seus aliados. Mas é facilitado por uma empresa que está cada vez mais na mira dos reguladores: o próprio Facebook.

O problema toca em várias áreas, a começar pelo aspecto óbvio de que esta forma suja de organizar as eleições e a política nos Estados Unidos deixa a democracia nas mãos de quem mais pode, subvertendo o poder e transformando o país numa oligarquia de facto. E está por ver até onde há ligação entre os interesses russos e esta actividade ilícita, que coincide nas motivações e interesses de ambos os poderes.

Não é um problema exclusivamente americano, como verá pela investigação que está a ser feita em relação à influência da Cambridge Analytica no referendo que levou ao "Brexit". E também no facto de o homem de mão dos Mercer, Steve Bannon, andar pela Europa a tentar instalar uma Internacional Populista (a ironia é auto-explicativa). O problema é também nosso.

Todas as notícias publicadas nos últimos dois anos confirmam que o Facebook é, mais do que uma ameaça à democracia, um inimigo do sistema. A forma como mina o debate público, como prejudica a liberdade de imprensa e como promove o discurso de ódio já seriam suficientes para o libelo. Mas o facto de permitir que os seus dados sejam usados para mecanismos de manipulação descarados e que a empresa tente esconder esse facto do grande público é um sinal claro da atitude de superioridade em que julga viver.

Que a empresa de Mark Zuckerberg tenha como motivação o lucro é irrelevante para esta discussão. É um princípio saudável, que em princípio reverte a favor das sociedades em que a empresa actua. A questão é até onde é que se vai aceitar que a sua influência perniciosa na democracia é fruto de uma actuação em que não respeita as regras e normas sociais. E já não chega usar contratos de serviço crípticos e ter como argumento o facto de os utilizadores concordarem com esse argumento. É preciso respeito pelas regras democráticas – algo que a máquina do mal do senhor Zuckerberg pura e simplesmente não consegue fazer.</text:p>
          </table:table-cell>
          <table:table-cell office:value-type="string">
            <text:p>Mais revelações sobre a forma como os dados do Facebook foram usados para manipular as eleições americanas confirmam que a rede social ajuda a subverter o sistema político.</text:p>
          </table:table-cell>
          <table:table-cell office:value-type="string">
            <text:p>Sci-Tech</text:p>
          </table:table-cell>
          <table:table-cell office:value-type="string">
            <text:p>['Brexit', 'Donald Trump', 'Facebook', 'Opinião', 'Tecnologia', 'metadados']</text:p>
          </table:table-cell>
          <table:table-cell office:value-type="string">
            <text:p>2018-03-17 17:36:19</text:p>
          </table:table-cell>
          <table:table-cell table:style-name="ce23" office:value-type="string" office:value="https://www.publico.pt/2018/03/17/tecnologia/opiniao/o-facebook-e-um-inimigo-da-democracia-1807031">
            <text:p><text:a xlink:href="https://www.publico.pt/2018/03/17/tecnologia/opiniao/o-facebook-e-um-inimigo-da-democracia-1807031">https://www.publico.pt/2018/03/17/tecnologia/opiniao/o-facebook-e-um-inimigo-da-democracia-1807031</text:a></text:p>
          </table:table-cell>
          <table:table-cell table:number-columns-repeated="246"/>
        </table:table-row>
        <table:table-row table:style-name="ro1">
          <table:table-cell office:value-type="string">
            <text:p>5cf47267896a7fea06008786</text:p>
          </table:table-cell>
          <table:table-cell office:value-type="string">
            <text:p>Quem controla os nossos dados?</text:p>
          </table:table-cell>
          <table:table-cell office:value-type="string">
            <text:p>['Maria Eduarda Gonçalves']</text:p>
          </table:table-cell>
          <table:table-cell office:value-type="string">
            <text:p>Vai entrar em vigor em Maio próximo o novo regulamento da União Europeia (UE) relativo à proteção de dados pessoais e à livre circulação desses dados (Regulamento n.º 2016/679). Trata-se da primeira reforma da proteção de dados pessoais na Europa, regida desde 1995 pela Diretiva 95/46/CE — uma reforma que procura responder aos desafios da era digital. Mas consegui-lo-á?

“O acordo a que se chegou constitui um passo maior em direção ao Mercado Único Digital... Com normas comuns de proteção dos dados pessoais, as pessoas podem estar seguras de exercer o controlo sobre os seus dados pessoais”, afirmou a Comissão Europeia quando da aprovação do Regulamento pelo Parlamento Europeu e pelo Conselho, em Dezembro de 2015, após cinco anos de árduas negociações. Ainda há poucas semanas também o comissário Carlos Moedas mostrou idêntica fé na bondade da atual reforma: “Ao aprovarmos o novo regulamento, estamos a proteger os europeus. Cada europeu é realmente o dono dos seus dados”, sublinhou.

Mas até que ponto este discurso confiante se justifica na era do “big data” e da crescente automação de decisões, públicas e privadas? Convirá lembrar que as tecnologias de “big data” (“data mining” e “data analytics”) tornam hoje possível não só a recolha e o armazenamento de incomensuráveis quantidades de dados a partir das incontáveis plataformas digitais, mas também retirar pleno valor desses dados a fim de informar decisões com base em algoritmos que permitem a identificação de padrões entre diferentes fontes e conjuntos de dados.

São inegáveis as utilidades práticas associadas às novas ciência e tecnologias dos dados. A outra face da moeda reside, porém, no seu uso crescente seja para a definição de perfis de consumidor, seja para efeitos de vigilância e controlo dos comportamentos humanos. Algoritmos são já hoje utilizados por companhias de seguros para averiguar o comportamento dos clientes, moldando os prémios em conformidade. A sua utilização em política, tendo em vista influenciar os eleitores, começa a ser reconhecida. Tudo se processa de modo opaco e sem que os utilizadores da Internet tenham forma de saber quem são os “data brokers” ou de mobilizar facilmente eventuais meios de defesa.

Que não haja dúvidas de que o “big data” desafia o direito fundamental à proteção dos dados pessoais e os princípios reconhecidos pela legislação europeia e inclusive pela Carta dos Direitos Fundamentais, a saber: consentimento (os dados pessoais devem ser processados apenas se o titular dos dados tiver dado o seu consentimento prévio e explícito nesse sentido); finalidade (os dados pessoais só devem ser coligidos para fins específicos, explícitos e legítimos e não devem ser processados de modo incompatível com esses fins); minimização (o processamento dos dados deve restringir-se ao mínimo indispensável).

Não é difícil deduzir que a automação inerente à mineração, análise e reutilização de imensos conjuntos de dados torna o consentimento prévio, a limitação do fim e a minimização dos dados extraordinariamente difíceis de cumprir. Uma consequência do “big data” reside precisamente na emergência de um modelo de negócio das empresas, sobretudo das grandes operadoras da Internet, assente no rastreio das utilizações e transações realizadas na rede. As operadoras passam do mesmo modo a exercer um verdadeiro domínio sobre os dados pessoais.

Daí que se afigure ilusória a crença em que o Regulamento nos conferirá um controlo reforçado sobre os nossos dados.

Esta dúvida acentua-se em face da opção do legislador europeu de delegar doravante nos controladores dos dados a principal responsabilidade reguladora. O Regulamento privilegia uma abordagem baseada no risco (“risk-based approach”), que se exprime na obrigação dos controladores dos dados de avaliar previamente o impacto de cada novo processamento sobre os direitos e liberdades individuais (por meio de “data protection impact assessments”) quando estejam em causa riscos elevados (“high risks”) — o que lhes compete a eles ajuizar... — e de notificarem violações do sistema de proteção de que tenham conhecimento. As autoridades de supervisão são remetidas para um papel meramente subsidiário. Recorde-se que no quadro do regime anterior se sujeitava a autorização ou a notificação prévias das autoridades nacionais de supervisão quaisquer novos processamentos de dados. É claro que o novo modelo aproxima o direito europeu do regime bem mais liberal praticado nos Estados Unidos da América.

Por detrás da opção do legislador europeu encontra-se a intenção de facilitar o desenvolvimento dos produtos e serviços de informação na Europa, liberalizando a utilização e a reutilização de dados pessoais. A Comissão não escondeu neste contexto a sua pretensão de “simplificar o ambiente regulatório”, rejeitando a exigência de autorização ou notificação prévias como “um peso burocrático que custa às empresas 130 milhões de euros cada ano”.

No final de contas, o Regulamento poderá vir a revelar-se um instrumento mais fraco ou mais forte de proteção dos dados pessoais — e em última análise dos nossos direitos e liberdades —, dependendo da boa vontade e do sentido de responsabilidade dos controladores dos dados.

Como assinalou Ulrich Beck a propósito do que qualificou como “digital freedom risk”, a nossa percepção dos riscos da era digital é bem mais frágil do que a dos riscos físicos (ambientais, de saúde ou de segurança, por exemplo), naturalmente mais visíveis, uma vez que tendemos a dar por adquirido o nosso controlo sobre a informação. Cremos que uma melhor percepção e avaliação dos riscos emergentes para os direitos e liberdades — e para a própria democracia — na era do “big data” e da decisão algorítmica beneficiaria certamente de uma participação institucionalizada dos utilizadores da Internet, quer enquanto titulares dos dados, quer enquanto cidadãos. Daí a necessidade de buscar formas de assegurar maior transparência da atuação dos operadores, maior envolvimento das autoridades de supervisão no controlo dos operadores e inclusive no diálogo com os titulares dos dados.

A autora escreve segundo o novo Acordo Ortográfico</text:p>
          </table:table-cell>
          <table:table-cell office:value-type="string">
            <text:p>É ilusória a crença em que o novo regulamento da UE nos conferirá um controlo reforçado sobre os nossos dados.</text:p>
          </table:table-cell>
          <table:table-cell office:value-type="string">
            <text:p>Sci-Tech</text:p>
          </table:table-cell>
          <table:table-cell office:value-type="string">
            <text:p>['Comissão Europeia', 'Empresas', 'Internet', 'Opinião', 'Privacidade', 'Tecnologia']</text:p>
          </table:table-cell>
          <table:table-cell office:value-type="string">
            <text:p>2018-03-20 06:29:00</text:p>
          </table:table-cell>
          <table:table-cell table:style-name="ce23" office:value-type="string" office:value="https://www.publico.pt/2018/03/20/tecnologia/opiniao/quem-controla-os-nossos-dados-1807206">
            <text:p><text:a xlink:href="https://www.publico.pt/2018/03/20/tecnologia/opiniao/quem-controla-os-nossos-dados-1807206">https://www.publico.pt/2018/03/20/tecnologia/opiniao/quem-controla-os-nossos-dados-1807206</text:a></text:p>
          </table:table-cell>
          <table:table-cell table:number-columns-repeated="246"/>
        </table:table-row>
        <table:table-row table:style-name="ro1">
          <table:table-cell office:value-type="string">
            <text:p>5cf471bf896a7fea06008417</text:p>
          </table:table-cell>
          <table:table-cell office:value-type="string">
            <text:p>Depois de Bruxelas, o râguebi vai continuar a tapar os olhos?</text:p>
          </table:table-cell>
          <table:table-cell office:value-type="string">
            <text:p>['Rafael Lucas Pereira']</text:p>
          </table:table-cell>
          <table:table-cell office:value-type="string">
            <text:p>É recorrente ouvir-se que o râguebi é uma modalidade ímpar, carregada de valores únicos, praticada pelos melhores, dirigida por visionários. No dia 11 de Março, em Madrid, celebrou-se uma vitória da selecção espanhola, que praticamente deixava “nuestros hermanos” no Mundial 2019, que será disputado no Japão. O rei de Espanha desceu ao relvado; o jornal Marca, no dia seguinte, deu a capa a este "inevitável" apuramento. Pois bem, os espanhóis esqueceram-se de um detalhe: o râguebi mundial não é bem aquilo que diz ser, nomeadamente no que toca aos domínios e poderes instalados.

Os responsáveis pelo râguebi espanhol esqueceram-se que a modalidade é dirigida, a nível mundial, por um clube privado, onde só alguns têm acesso. Onde os franceses, não tendo o peso merecido na World Rugby, transferem as suas frustrações para a Rugby Europe, responsável pela gerência na Europa, onde elegem ou fazem eleger personalidades que estão fora da órbita de britânicos e irlandeses, e que lhes serão obedientes nos momentos certos. A eleição de Octavian Morariu, infelizmente com o apoio de Portugal, e a forma como este romeno gere o râguebi europeu é ilustrativo do conservadorismo como a modalidade se apresenta no panorama mundial.

Bastava ao espanhóis olharem para o lado e verem a história de Portugal. Recuar a 1996, quando a selecção nacional, comandada por João Paulo Bessa, foi humilhada perante uma arbitragem italiana que após o jogo frente à Roménia foi “premiada” com umas férias no Mar Negro. Ou ir ao apuramento para o Mundial 2011, onde a equipa portuguesa, liderada por Tomaz Morais, foi obrigada a realizar um jogo decisivo com a Rússia num campo sem condições mínimas. Ou ir ao recente Japão-Portugal, na final do Junior World Trophy, interrompido (e não reatado) a 12 minutos do fim, quando os jovens portugueses, treinados por Luís Pissarra, mostravam capacidade para anular a vantagem japonesa. Se os espanhóis tivessem feito esse trabalho de casa, saberiam que a Roménia esteve em todos os mundiais de râguebi e que senhor do râguebi europeu é romeno.

A nomeação de um árbitro romeno para o Bélgica-Espanha só surpreende aqueles que continuam a achar que tudo começa e acaba com o apito do árbitro. Um jogo estranho, uma arbitragem estranha. A Espanha perdeu, a Roménia volta a marcar presença num Mundial e no final cenas nunca vistas a este nível, com os jogadores espanhóis de cabeça perdida. Aquilo que se passou em Bruxelas é, de facto, uma derrota em toda a linha da modalidade, mas não é uma surpresa. O râguebi mundial deve mudar, exige-se que mude.

Devemos ser a única modalidade colectiva que não tem um Campeonato da Europa. O modelo existente adopta o espírito do clube fechado (Torneio das Seis Nações) onde só os mais poderosos podem estar. Ninguém sai, ninguém entra. A Geórgia, por exemplo, não tem acesso à competição, pese embora as constantes demonstrações de valor desportivo. Competições europeias masculinas de clubes? Só para alguns. Diga-se, em abono da verdade, para quase todos desses alguns. Competições europeias femininas de clubes? Nem pensar.

E o que dizer sobre os critérios de apuramento para o Mundial, alterados à medida dos interesses da World Rugby? A este respeito, veja-se o que aconteceu após 2015. Depois de saber que a Geórgia tinha conseguido, por mérito desportivo, o apuramento para o Mundial 2019 – em cada edição, os 12 melhores estão automaticamente classificados para a competição seguinte -, a World Rugby alterou as regras previamente estabelecidas e retirou um lugar à Europa, oferecendo-o às selecções do Pacífico. Estranhamente, ou talvez não, a Rugby Europe foi conivente. Ironicamente, sem estas alterações não teria existido toda esta polémica que mancha a modalidade: Roménia e Espanha estariam apuradas para o Mundial 2019; o adversário de Portugal no play-off seria a Rússia.

Podemos também falar sobre o número de selecções que participam no Mundial - vinte, numa clara intransigência ao aparecimento de novas nações. Em 2007, aquando da presença de Portugal no Mundial de França, discutia-se a passagem para 24 selecções. Para condicionar a discussão, a World Rugby (à época IRB) lançou a ameaça da redução para 16. Que tenha conhecimento, apenas Portugal se pronunciou quando o secretário de Estado da Juventude e do Desporto da altura, Laurentino Dias, dirigiu uma missiva ao presidente da IRB manifestando o seu profundo desagrado com a eventual redução.

O râguebi é um desporto profundamente conservador. Desculpem-me os mais puritanos, mas o videoárbitro foi apenas uma ilusão de óptica. Devemos ter orgulho nessa opção, mas se olharmos para a modalidade verificamos que é uma gota num extenso mar. Quem mostra a sua indignação com o futebol, pelas polémicas envolvendo Blatter e Platini, pode acreditar que as linhas do râguebi não são muito diferentes.

O episódio de Bruxelas é triste em toda a linha. São os interesses a falar mais alto. Mas que consequências haverá disto tudo? O que mais será preciso para haver uma revolta na Europa? O râguebi vai continuar a tapar os olhos? Quais as consequências disciplinares para os espanhóis que tiveram um comportamento que nada dignifica o desporto?

Não tenho respostas para as questões colocadas, mas posso antecipar que no decisivo Espanha-Portugal, vai sobrar para nós...

Rafael Lucas Pereira, dirigente de râguebi</text:p>
          </table:table-cell>
          <table:table-cell office:value-type="string">
            <text:p>O que se passou no Bélgica-Espanha não é uma surpresa. A modalidade a nível mundial deve mudar, exige-se que mude</text:p>
          </table:table-cell>
          <table:table-cell office:value-type="string">
            <text:p>Sports</text:p>
          </table:table-cell>
          <table:table-cell office:value-type="string">
            <text:p>['Desporto', 'Opinião', 'Outras Modalidades', 'Râguebi']</text:p>
          </table:table-cell>
          <table:table-cell office:value-type="string">
            <text:p>2018-03-20 18:48:40</text:p>
          </table:table-cell>
          <table:table-cell table:style-name="ce23" office:value-type="string" office:value="https://www.publico.pt/2018/03/20/desporto/opiniao/depois-de-bruxelas-o-raguebi-vai-continuar-a-tapar-os-olhos-1807367">
            <text:p><text:a xlink:href="https://www.publico.pt/2018/03/20/desporto/opiniao/depois-de-bruxelas-o-raguebi-vai-continuar-a-tapar-os-olhos-1807367">https://www.publico.pt/2018/03/20/desporto/opiniao/depois-de-bruxelas-o-raguebi-vai-continuar-a-tapar-os-olhos-1807367</text:a></text:p>
          </table:table-cell>
          <table:table-cell table:number-columns-repeated="246"/>
        </table:table-row>
        <table:table-row table:style-name="ro1">
          <table:table-cell office:value-type="string">
            <text:p>5cf471b8896a7fea060083d9</text:p>
          </table:table-cell>
          <table:table-cell office:value-type="string">
            <text:p>O PREVPAP do Governo, o CRUP e a farsa que nos tentam vender</text:p>
          </table:table-cell>
          <table:table-cell office:value-type="string">
            <text:p>['Nuno Cerca']</text:p>
          </table:table-cell>
          <table:table-cell office:value-type="string">
            <text:p>Foi tornado público recentemente um comunicado do CRUP [Conselho de Reitores das Universidades Portuguesas] que revela a sua posição clara relativamente ao PREVPAP [Programa de Regularização Extraordinária de Vínculos Precários na Administração Pública]: taxativamente, rejeitam a integração de qualquer investigador em funções nas universidades públicas portuguesas. Os argumentos apresentados são, no mínimo, ridículos e até mesmo ofensivos.

Afirmam que “a missão das universidades pressupõe uma rotação elevada dos seus investigadores e bolseiros, o que exige uma formação especializada dependente de durações temporais elevadas, que não deverá ser confundida com necessidades permanentes”. O CRUP tenta confundir o legislador, e provavelmente até consegue, porque infelizmente muitos dos nossos deputados ainda não perceberam a diferença entre um bolseiro de doutoramento, um investigador de pós-doutorado ou um investigador de carreira.

Obviamente, nem todos os investigadores a desempenhar funções numa universidade correspondem a necessidades permanentes: existem bolseiros em formação pós-doutoral, existem investigadores contratados no âmbito de projetos de investigação específicos, mas também existem investigadores que foram contratados no âmbito de programas estratégicos globais, como o extinto programa Investigador FCT, cujo objectivo foi desde sempre muito claro: capacitar as instituições de ensino superior e investigação para o recrutamento de jovens investigadores talentosos a serem integrados nas carreiras de docência ou investigação. Durante a vigência do programa Investigador FCT, a Fundação para Ciência e a Tecnologia exigiu aos dirigentes máximos das instituições de ensino superior e investigação que assinassem uma declaração afirmando que, em caso de avaliação positiva do trabalho desempenhado pelos Investigadores FCT, as instituições abririam contratos para os mesmos, com verbas próprias.

É, claramente controverso, afirmarem agora que estes investigadores não desempenham funções permanentes, quando é exactamente a isso que o programa Investigador FCT se propôs a fazer. É claramente uma farsa, quando no último concurso de emprego científico, agora de seu nome “Estímulo ao Emprego Científico Individual”, concorreram mais de 4000 investigadores, com o apoio explícito das instituições, no contexto de uma nova Lei (57/2017) que não deixa dúvidas quanto à integração numa carreira, após o término do contrato e avaliações positivas.

A farsa é dupla: temos um Governo que faz uma lei que visa combater uma injustiça, mas que se evita pagar o custo da sua implementação; temos as instituições que não conseguem sobreviver sem os seus investigadores, mas se recusam a pagar os seus salários.

Assim, questiono-me: que país é este onde as leis que nos governam não são aplicadas para todos?

Mais gritante é a afirmação de que o PREVPAP “constitui um procedimento que não garante o princípio do mérito como critério de entrada na administração pública”. Os investigadores contratados no âmbito do programa Investigador FCT foram avaliados por critérios muito mais exigentes e de uma forma muito mais transparente e na ausência de conflitos de interesse do que qualquer contrato aberto para as carreiras de professor universitário. Não defendo que não deva haver uma avaliação final (após os cinco anos de contrato), mas tal como no caso dos professores universitários que após cinco anos são avaliados e vêm aceite ou rejeitada a sua nomeação definitiva (contrato a termo indefinido), o mesmo deverá acontecer no caso dos Investigadores FCT.

Caso contrário, temos aqui uma farsa que se perpetua pelo tempo e pelos diversos governos. Há que recordar que já o programa Ciência, do tempo do ministro Mariano Gago (em que Manuel Heitor era secretário de Estado), pretendia que no final dos contratos de cinco anos, os Investigadores Ciência fossem assimilados pelos quadros das instituições. Um estudo da ANICT [Associação Nacional de Investigadores em Ciência e Tecnologia] apontou para menos de 5% dos investigadores que ficaram nos quadros das instituições, mas a FCT não divulgou dados oficiais.</text:p>
          </table:table-cell>
          <table:table-cell office:value-type="string">
            <text:p>Temos um Governo que faz uma lei que visa combater uma injustiça, mas que se evita pagar o custo da sua implementação; temos as instituições que não conseguem sobreviver sem os seus investigadores, mas se recusam a pagar os seus salários.</text:p>
          </table:table-cell>
          <table:table-cell office:value-type="string">
            <text:p>Sci-Tech</text:p>
          </table:table-cell>
          <table:table-cell office:value-type="string">
            <text:p>['Ciência', 'Emprego científico', 'FCT', 'Ministério da Ciência', 'Opinião', 'Universidades']</text:p>
          </table:table-cell>
          <table:table-cell office:value-type="string">
            <text:p>2018-03-29 17:54:44</text:p>
          </table:table-cell>
          <table:table-cell table:style-name="ce23" office:value-type="string" office:value="https://www.publico.pt/2018/03/29/ciencia/opiniao/o-prevpap-do-governo-o-crup-e-a-farsa-que-nos-tentam-vender-1808377">
            <text:p><text:a xlink:href="https://www.publico.pt/2018/03/29/ciencia/opiniao/o-prevpap-do-governo-o-crup-e-a-farsa-que-nos-tentam-vender-1808377">https://www.publico.pt/2018/03/29/ciencia/opiniao/o-prevpap-do-governo-o-crup-e-a-farsa-que-nos-tentam-vender-1808377</text:a></text:p>
          </table:table-cell>
          <table:table-cell table:number-columns-repeated="246"/>
        </table:table-row>
        <table:table-row table:style-name="ro1">
          <table:table-cell office:value-type="string">
            <text:p>5cf47206896a7fea06008592</text:p>
          </table:table-cell>
          <table:table-cell office:value-type="string">
            <text:p>Coisas da bola</text:p>
          </table:table-cell>
          <table:table-cell office:value-type="string">
            <text:p>['Jorge Cabral']</text:p>
          </table:table-cell>
          <table:table-cell office:value-type="string">
            <text:p>Uma ou duas vezes por semana – ao longo de todo o ano, com excepção de parte do período estival – sou possuído por uma febre rubra que deixa os meus vizinhos em sobressalto. O fenómeno agrava-se quando os jogos não são na catedral, dado que entre o momento do lance e o impropério espaçam 40 segundos (uso o mesmo link do Inácio). As mãos suam, a garganta seca, sem grande proveito além daquele que somente os que comigo partilham a doença percebem.

No tempo que me sobra, além das aulas que vou dando e de ir contando mentalmente quanto tempo falta até esta hora e meia voltar a acelerar o meu coração, estudo e desenvolvo (juntamente com uma equipa fixe) “sistemas embebidos”.

O objectivo é implementar dispositivos que permitem captar grandezas físicas (como a temperatura ou a humidade, por exemplo) e digitalizar os seus resultados. Hoje, estes dispositivos, ou “coisas”, estão conectados entre si e, em geral, com a internet, dando lugar ao que se convencionou chamar a Internet das Coisas (Internet of Things).

Estes dispositivos situam-se numa fronteira entre o “mundo real” (de onde retiram informação e a padronizam) e o “mundo digital”. Dispositivos que podem ser desenhados com dimensões muito reduzidas de modo a poderem ser implantados no corpo de animais, e mesmo de seres humanos, ou incorporados em wearables (entre outros, peças de vestuário, revestimento de bancos, relógios, pulseiras, etc.). Não se pense que é uma tarefa fácil. São inúmeros os desafios que se apresentam à sua aplicação, como, por exemplo, os relacionados com a autonomia energética, a segurança, a fiabilidade e a escalabilidade (isto é, a capacidade para lidar com um número crescente de dispositivos).

A informação relativa a grandezas físicas, “reais”, capturada pelo dispositivo é digitalizada e enviada para um Coordenador, regra geral, através de um sistema de comunicação sem fios. Este Coordenador funciona com um gateway capaz de receber e enviar informação para centenas de outros dispositivos. Mais, como este gateway está ligado à internet, a informação recolhida por todos estes aparelhos pode ser reunida e catalogada em bases de dados alojadas na famosa “Nuvem” (Cloud). Aqui, algoritmos de Inteligência Artificial (Machine Learning) podem ser usados para processar toda a informação recolhida e identificar padrões e, consequentemente, extrair modelos de interpretação e estabelecimento de causalidades. Estes processos permitem um contínuo acompanhamento da evolução do(s) fenómeno(s) ou conjunto de fenómenos que estão a ser monitorizados e, assim, alertar para situações anómalas ou variações inesperadas.

Ou seja, os dispositivos possibilitam a codificação digital de grandezas físicas. Permitem ainda implementar a componente física dos sistemas ciber-físicos. Trocando por miúdos, estes sistemas são todos os dispositivos e aplicações que permitem transmitir de e para a “Nuvem” a informação, processá-la e, após um processo de tomada de decisão baseado na informação armazenada, desencadear acções que incidem sobre o “mundo real” (coisas tão “simples” quanto ligar uma lâmpada ou alterar a concentração de cloro na água). Estes processos constituem o âmago da Transformação Digital que enforma a nova revolução industrial (a Industry 4.0, que se traduz nas dinâmicas crescentes de digitalização da informação considerada relevante, com origem no mundo “físico”).

É aqui que este meu part-time se revela de alguma utilidade para aquilo que realmente importa. Dada a óbvia atractividade do futebol enquanto mercado global, diversas empresas decidiram apostar na comercialização de dispositivos e sistemas que permitem adquirir informação sobre o desempenho, físico e técnico, de jogadores, tanto em contexto competitivo como de treino. Para o caso de se terem perguntado antes: é isso que explica os “soutiens” (os tais wearables) usados pelos jogadores do Benfica. Não tenho resposta para o facto inexplicável de não serem vermelhos.

Estas pequenas “maquinetas” permitem adquirir a mais variada informação sobre cada um dos “artistas” do desporto-rei. O batimento cardíaco do Jonas, a velocidade média do Pizzi, o número de passos e toques na bola do Krovinovic e a posição absoluta (GPS com serviços de correcção) da dupla Jardel-Rúben, por exemplo. À medida que decorre o treino ou o jogo, esta informação é digitalizada, catalogada e armazenada na “Nuvem”. Posteriormente, aplicações de software especificamente desenhadas para o efeito fazem o tratamento de toda a informação recolhida e permitem à equipa técnica aferir o desempenho de cada um dos jogadores. A informação pode ainda ser cruzada com dados obtidos por outras vias, como resultados de análises clínicas, permitindo à equipa médica aferir o estado físico dos jogadores e adequar o seu plano de treinos individual (não me parece que esteja a resultar no Glorioso mas a culpa não é da engenhoca).

Dito isto, ninguém me tira da cabeça que, durante os referidos, e “sagrados”, 90 minutos, os adversários do Glorioso correm muito mais do que contra outros adversários. Em breve, poderemos ter acesso a dados que comprovam que esta convicção é apenas uma consequência nefasta da deliciosa febre rubra contra a qual a ciência nada pode. Mas, fazendo um esforço para ser (parecer) neutro, poderemos também chegar à conclusão que a reacção contra a tecnologia aplicada ao futebol é uma luta contra moinhos de vento.

Até porque, para ver Coisas antigas, basta ir à sala de troféus de um certo adversário.</text:p>
          </table:table-cell>
          <table:table-cell office:value-type="string">
            <text:p>Dada a óbvia atractividade do futebol enquanto mercado global, diversas empresas decidiram apostar na comercialização de dispositivos e sistemas que permitem adquirir informação sobre o desempenho, físico e técnico, de jogadores, tanto em contexto c</text:p>
          </table:table-cell>
          <table:table-cell office:value-type="string">
            <text:p>Sci-Tech</text:p>
          </table:table-cell>
          <table:table-cell office:value-type="string">
            <text:p>['Engenharia para o futuro', 'Gadgets', 'Internet', 'Opinião', 'Tecnologia']</text:p>
          </table:table-cell>
          <table:table-cell office:value-type="string">
            <text:p>2018-04-01 11:00:00</text:p>
          </table:table-cell>
          <table:table-cell table:style-name="ce23" office:value-type="string" office:value="https://www.publico.pt/2018/04/01/tecnologia/opiniao/coisas-da-bola-1808484">
            <text:p><text:a xlink:href="https://www.publico.pt/2018/04/01/tecnologia/opiniao/coisas-da-bola-1808484">https://www.publico.pt/2018/04/01/tecnologia/opiniao/coisas-da-bola-1808484</text:a></text:p>
          </table:table-cell>
          <table:table-cell table:number-columns-repeated="246"/>
        </table:table-row>
        <table:table-row table:style-name="ro1">
          <table:table-cell office:value-type="string">
            <text:p>5cf47144896a7fea06007f8b</text:p>
          </table:table-cell>
          <table:table-cell office:value-type="string">
            <text:p>Criptomoedas: o fim da mineração?</text:p>
          </table:table-cell>
          <table:table-cell office:value-type="string">
            <text:p>['Pedro Barbosa']</text:p>
          </table:table-cell>
          <table:table-cell office:value-type="string">
            <text:p>Minar ou minerar criptomoedas ainda é uma acção incógnita para a maioria dos leitores. No entanto, ainda antes de a compreendermos, corre o risco de desaparecer. Não porque esgotaram as “picaretas” (placas gráficas) para minerar, mas porque pode deixar de ser preciso fazê-lo. Porquê?

Recordemos primeiro o que é a mineração e para que serve. O algoritmo de aprovação POW (Proof of Work) nasceu com a bitcoin e é utilizado na maioria das criptomoedas para confirmar que as transacções são lícitas e verdadeiras. A lógica de utilizar sistemas descentralizados, onde nenhuma empresa, governo ou organização tem mais autoridade do que todos os outros players na rede, implica uma participação massiva de pessoas na rede a co-participar do sistema. Para isso, são necessárias duas condições complementares: um algoritmo tendencialmente impossível de hackear e micro-recompensas para todos que participam.

Minerar significa, na sua essência, procurar resolver problemas complexos computacionalmente (através de interacções sucessivas efectuadas com rigs de placas gráficas avançadas), para aprovar as transacções e comprovar que existe um trabalho efectivo que merece uma recompensa em criptomoeda. A prova desse trabalho (POW) é também essencial para que nenhuma entidade, por muito grande que seja, tenha poder computacional suficiente para alterar transacções efectuadas ou aprovar movimentos fraudulentos. Ao fazer isto, os mineradores legitimam o sistema e recebem um pequeno prémio em criptomoeda, que acaba por ser a forma como ela é criada. Assim, evita-se a possibilidade de que alguém use criação de moeda como ferramenta de gestão de volatilidade ou de intervenção no mercado, permitindo a sua evolução lenta e gradual.

Este processo de mineração é, no entanto, consumidor de recursos informáticos no limiar do absurdo, para resolver problemas matemáticos que, na realidade, são inventados para o efeito. Por outro lado, o processo consome electricidade de uma forma sem precedentes - estima-se que a mineração das criptomoedas em 2018 possam consumir mais energia do que 20 países juntos. Além disso, o aparecimento de novas máquinas (ASICS) de elevado desempenho, pensadas só para mineração (como acontece no Bitcoin), começam a ameaçar o princípio de crowdsourcing e de pura descentralização, uma das bases elementares da mineração e do Blockchain. Neste sentido, torna-se imprescindível encontrar uma solução que resolva este problema de sustentabilidade. Por outro lado, existe um problema de escalabilidade com este algoritmo, que importa resolver a prazo.

O ecossistema de Ethereum, quiçá o mais avançado entre os sistemas de tecnologia Blockchain, criou bases a um novo algoritmo chamado POS (proof of stake) e que parte da lógica de que são as pessoas que têm ETH que podem aprovar movimentos, podendo perder uma parte importante de moeda por cada parte (stake) que usam para aprovar as transacções, se tentarem cometer fraude. No fundo, os novos mineradores passam a “votar” com a sua criptomoeda em vez de usarem o seu poder computacional. A mudança do sistema de mineração de criptomoeda (POW) para o algoritmo POS começará com 1% e crescerá até que a mineração desapareça por completo – o que poderá acontecer ainda em 2019.

A mudança de paradigma não é apenas técnica. Na mineração tradicional, a lógica base é de que “é preciso vender as moedas criadas para pagar a electricidade e hardware”, enquanto no POS é preciso “guardar o maior número de moedas para ganhar stake rewards”. Portanto, o estímulo deixa de ser vender moeda e passa a ser guardá-la. E com isso aumenta a probabilidade de reserva de valor, resolvendo o problema energético e de escalabilidade. No entanto, há outras soluções para a escalabilidade: Plasma, Sharding, Segwit, OffChain, etc;

Com esta evolução para POS ou outros algoritmos, para onde estão a ir os mineradores? A maioria deles para o microtrading de ICO, a fase seguinte à das criptomoedas principais. Mas esse é um tema com uma história própria...</text:p>
          </table:table-cell>
          <table:table-cell office:value-type="string">
            <text:p>Minar ou minerar criptomoedas ainda é uma acção incógnita para a maioria dos leitores. No entanto, ainda antes de a compreendermos, corre o risco de desaparecer. Não porque esgotaram as “picaretas” (placas gráficas) para minerar, mas porque pode dei</text:p>
          </table:table-cell>
          <table:table-cell office:value-type="string">
            <text:p>Sci-Tech</text:p>
          </table:table-cell>
          <table:table-cell office:value-type="string">
            <text:p>['Bitcoin', 'Criptomoedas', 'Opinião', 'Tecnologia', 'blockchain']</text:p>
          </table:table-cell>
          <table:table-cell office:value-type="string">
            <text:p>2018-04-09 18:40:58</text:p>
          </table:table-cell>
          <table:table-cell table:style-name="ce23" office:value-type="string" office:value="https://www.publico.pt/2018/04/09/tecnologia/opiniao/criptomoedas-o-fim-da-mineracao-1809704">
            <text:p><text:a xlink:href="https://www.publico.pt/2018/04/09/tecnologia/opiniao/criptomoedas-o-fim-da-mineracao-1809704">https://www.publico.pt/2018/04/09/tecnologia/opiniao/criptomoedas-o-fim-da-mineracao-1809704</text:a></text:p>
          </table:table-cell>
          <table:table-cell table:number-columns-repeated="246"/>
        </table:table-row>
        <table:table-row table:style-name="ro1">
          <table:table-cell office:value-type="string">
            <text:p>5cf47196896a7fea0600829d</text:p>
          </table:table-cell>
          <table:table-cell office:value-type="string">
            <text:p>O futebol é um desporto tão giro</text:p>
          </table:table-cell>
          <table:table-cell office:value-type="string">
            <text:p>['Jorge Faustino']</text:p>
          </table:table-cell>
          <table:table-cell office:value-type="string">
            <text:p>Domingo vai jogar-se um dos mais importantes jogos da época. Os dois primeiros classificados da liga, Benfica e FC Porto, irão defrontar-se. O vencedor do jogo ficará em excelente posição para se sagrar campeão.

A equipa de seis homens que vai ter a responsabilidade de arbitrar este jogo está, desde há algum tempo, escolhida. Um dos nossos árbitros internacionais mais experientes estará como árbitro principal. A acompanhá-lo estarão os seus habituais assistentes e um quarto árbitro que, provavelmente, também é internacional. Como videoárbitros, na Cidade do Futebol, estarão outros dois internacionais: um árbitro e um assistente.

Este é o momento em que o Conselho de Arbitragem vai ter de “meter a carne toda no assador”. Toda a “carne” que estiver disponível, claro... E depois, esperar que ninguém saia de lá muito queimado o que, no actual momento do futebol português, será missão quase impossível.

Impossível porque em todos os jogos de futebol há lances onde, qualquer que seja a decisão do árbitro, esta poderá ser questionável. Impossível porque quem quiser justificar um mau resultado irá sempre usar estes lances para lançar suspeições, acusar de premeditações ou sugerir pressões.

O penálti que deu a vitória ao Benfica em Setúbal é um exemplo. Luís Godinho assinalou falta de Luiz Felipe sobre Sálvio. Para os adeptos benfiquistas, foi falta claríssima. Para muitos dos adeptos das equipas adversárias ou não houve penálti e foi o árbitro que o inventou, ou foi uma falta tão a despropósito que o jogador do Vitória só pode ter feito falta de propósito.

O pénalti que abriu o marcador no jogo FC Porto – Aves. Para muitos adeptos foi óbvia a falta do defesa do Aves sobre Ricardo Pereira, pontapeando-lhe a perna. Para alguns outros, com curiosa e particular incidência nos adeptos de Benfica e Sporting, não existiu qualquer falta. A queda resultou de um choque entre dois jogadores do Porto e, portanto, foi mais um pénalti oferecido para ajudar a desbloquear um jogo.

Em Alvalade, no Sporting – Paços de Ferreira, o tema do momento era outro e, tendo o Sporting ganho o jogo, nem se discutiu o golo (bem) anulado a Bas Dost ou o pontapé de pénalti que terá ficado por assinalar a favor do Sporting já nos descontos.

Voltando ao clássico do próximo domingo, preparemo-nos para os tweets e posts que vamos ler até ao jogo e, principalmente, após o jogo. É o futebol que temos.

Enquanto escrevia este artigo, com a minha filha de cinco anos por perto, desabafei que não sabia como terminá-lo. A resposta veio rápido “escreve que o futebol é um desporto tão giro”. Simples, lógico e verdadeiro. É o futebol que deveríamos querer.</text:p>
          </table:table-cell>
          <table:table-cell office:value-type="string">
            <text:p>Domingo vai jogar-se um dos mais importantes jogos da época. Os dois primeiros classificados da liga, Benfica e FC Porto, irão defrontar-se. O vencedor do jogo ficará em excelente posição para se sagrar campeão.</text:p>
          </table:table-cell>
          <table:table-cell office:value-type="string">
            <text:p>Sports</text:p>
          </table:table-cell>
          <table:table-cell office:value-type="string">
            <text:p>['Arbitragem', 'Desporto', 'Futebol nacional', 'Opinião']</text:p>
          </table:table-cell>
          <table:table-cell office:value-type="string">
            <text:p>2018-04-10 08:55:00</text:p>
          </table:table-cell>
          <table:table-cell table:style-name="ce23" office:value-type="string" office:value="https://www.publico.pt/2018/04/10/desporto/opiniao/o-futebol-e-um-desporto-tao-giro-1809737">
            <text:p><text:a xlink:href="https://www.publico.pt/2018/04/10/desporto/opiniao/o-futebol-e-um-desporto-tao-giro-1809737">https://www.publico.pt/2018/04/10/desporto/opiniao/o-futebol-e-um-desporto-tao-giro-1809737</text:a></text:p>
          </table:table-cell>
          <table:table-cell table:number-columns-repeated="246"/>
        </table:table-row>
        <table:table-row table:style-name="ro1">
          <table:table-cell office:value-type="string">
            <text:p>5cf4719e896a7fea060082ee</text:p>
          </table:table-cell>
          <table:table-cell office:value-type="string">
            <text:p>O brunismo, essa doença infantil do futebolismo... e do jornalismo</text:p>
          </table:table-cell>
          <table:table-cell office:value-type="string">
            <text:p>['Miguel Romão']</text:p>
          </table:table-cell>
          <table:table-cell office:value-type="string">
            <text:p>Como qualquer bom aspirante a intelectual da nossa terra, também eu penso duas ou três vezes antes de escrever sobre futebol. E este não é um texto contra ou a favor de Bruno de Carvalho, de quem apenas conheço a figura e algumas declarações públicas, designadamente as últimas. Não sou do Sporting e nem sequer grande apaixonado por futebol, apesar de gostar de ver bons jogos, que raramente ocorrem em Portugal.

Acho em geral abominável a importância (e o dinheiro, designadamente público) que se dá aos clubes. Acho vários dos seus presidentes figuras assustadoras, comportando-se em público como uma espécie de coronéis do velho Brasil, tribais, acima da lei, no que me parece aliás que Bruno de Carvalho não é muito diferente, com a sua voz de tiranete da turma.

Se porventura fossemos capazes de aplicar aos clubes de futebol e aos seus dirigentes um centésimo da exigência que gostamos de ver aplicada aos nossos partidos e aos nossos políticos, o resultado seria bem divertido.

Enfim, talvez seja ingénuo pensar que um dia o nosso futebol, a mais bem-sucedida, fulgurante e perene criação do Estado Novo, seja substituído, digamos, pelo corfebol, por exemplo, no nosso imaginário e na nossa prática. Até porque algo que inclui o mesmo número de homens e mulheres na equipa e onde não se pode tocar com pernas, pés ou punhos ou sequer correr com uma bola parece algo para ser praticado no sofá por adeptos - e não por jogadores em campo...

Disse que estas não eram palavras nem contra nem a favor de Bruno de Carvalho. Porque Bruno de Carvalho, como Pinto da Costa ou Luís Filipe Vieira, na verdade, não têm importância nenhuma.

Mas Bruno de Carvalho, como qualquer outra pessoa, mesmo estando a ser vaiado sem quartel pelos disparates que escreveu, fez e disse, merece pelo menos que alguém grite que um médico como Eduardo Barroso, que para mais se diz seu amigo, não deve afirmar aos jornais que Bruno está em burnout – que não é apenas um anglicismo chique, mas uma condição clínica séria e que exige tratamento. Tal como é inaceitável o que o Correio da Manhã TV fez, expondo imagens da sua mulher grávida, ao seu lado e à porta da maternidade, com um rodapé garrafal onde se lia “Mulher de Bruno de Carvalho apanhada a fumar pouco antes de ser mãe” ou algo muito parecido, facto com um interesse público notável.

Não faz mal a quem se queira intitular jornalista um pouco de vergonha. E faz bem a todos um pouco de decência. Mesmo falando-se de futebol.</text:p>
          </table:table-cell>
          <table:table-cell office:value-type="string">
            <text:p>Acho em geral abominável a importância (e o dinheiro, designadamente público) que se dá aos clubes. Acho vários dos seus presidentes figuras assustadoras, comportando-se em público como uma espécie de coronéis do velho Brasil, tribais, acima da lei,</text:p>
          </table:table-cell>
          <table:table-cell office:value-type="string">
            <text:p>Sports</text:p>
          </table:table-cell>
          <table:table-cell office:value-type="string">
            <text:p>['Bruno de Carvalho', 'Desporto', 'Futebol', 'Opinião', 'Sporting']</text:p>
          </table:table-cell>
          <table:table-cell office:value-type="string">
            <text:p>2018-04-11 10:11:00</text:p>
          </table:table-cell>
          <table:table-cell table:style-name="ce23" office:value-type="string" office:value="https://www.publico.pt/2018/04/11/desporto/opiniao/o-brunismo-essa-doenca-infantil-do-futebolismo-e-do-jornalismo-1809827">
            <text:p><text:a xlink:href="https://www.publico.pt/2018/04/11/desporto/opiniao/o-brunismo-essa-doenca-infantil-do-futebolismo-e-do-jornalismo-1809827">https://www.publico.pt/2018/04/11/desporto/opiniao/o-brunismo-essa-doenca-infantil-do-futebolismo-e-do-jornalismo-1809827</text:a></text:p>
          </table:table-cell>
          <table:table-cell table:number-columns-repeated="246"/>
        </table:table-row>
        <table:table-row table:style-name="ro1">
          <table:table-cell office:value-type="string">
            <text:p>5cf47133896a7fea06007efc</text:p>
          </table:table-cell>
          <table:table-cell office:value-type="string">
            <text:p>O Mercado do Bolhão e o desprezo oficial pelo património</text:p>
          </table:table-cell>
          <table:table-cell office:value-type="string">
            <text:p>['Alexandre Gamelas']</text:p>
          </table:table-cell>
          <table:table-cell office:value-type="string">
            <text:p>Quem passa pelo Bolhão este mês vê as lojas exteriores praticamente vazias e no interior uma série de caixotes de plástico empilhados cuidadosamente com os dizeres "mercado temporário do Bolhão". Parece assim que se torna finalmente real a obra planeada durante décadas. Dizem-nos que é para Maio. Temos então ainda poucos dias para ver o que resta de um património único da cidade que a câmara se prepara para destruir, ao mesmo tempo que publicita a sua reabilitação.

O interior do mercado do Bolhão no Porto é constituído por pequenos pavilhões de venda, desenhados de raiz na década de 1910 e atribuídos a Teixeira Lopes, um dos mais importantes arquitectos da sua geração. Foram baptizados de "barracas" mas o nome peca por excesso de modéstia. As "barracas" existem em quatro tipologias e tamanhos diferentes, e dispõem-se de forma cuidadosamente planeada no terrado do mercado. A sua linguagem arquitectónica é, à sua escala, comparável em erudição à do próprio exterior do mercado. Conjuga pormenores da arquitectura tradicional portuguesa, como os beirados e os azulejos, com os telhados de ardósia de inspiração francesa; caixilharias de guilhotina, tipicamente inglesas ou holandesas, dispostas de modo fortemente original e por vezes de configuração neo-gótica; colunatas e arcos que, especialmente nos pavilhões abertos, adquirem uma monumentalidade clássica pouco comum, e comparável por exemplo ao mercado de Covent Garden, em Londres.

Aparte a análise académica, os pavilhões do Bolhão são também especiais porque criam ruas bem definidas dentro do próprio mercado, com uma pequena praça interior coberta pelo passadiço de 1940 (que também será demolido). A experiência de ir ao Bolhão é única também por isso: um misto de bazaar oriental e arquitectura ecléctica Beaux-Arts. Os arcos apontados das janelas encerram potes com especiarias, mas a venda é feita na rua, que na verdade é um cenário cuidadosamente desenhado e planeado.

Tudo isto foi desprezado pela câmara, responsável pelo projecto, que foi incapaz de ver nos magníficos pavilhões mais do que o abandono a que gerações sucessivas de poder local os deixou. O projecto que apresentam como "conservador" vai destruir tudo isto e substituí-lo por uma estrutura nova em aço e vidro, que poderia estar em qualquer lugar. Houve uma petição para o impedir. Em reunião de câmara, há dois ou três anos, apresentámo-la e foi-nos dito pelos responsáveis que os pavilhões eram "palheiros" e que "se todos pensassem desta forma nunca se tinha construído a ponte D. Luís".

Esta forma de raciocínio primário está explicada clarissimamente no texto recente de Bárbara Reis no PÚBLICO, "Velas ou Luz eléctrica". É a falácia do progresso. Como exemplo, outro dos argumentos oficiais para a demolição dos pavilhões é a sua suposta inadequação aos padrões higiénicos actuais. É fácil dizer isto: os pavilhões estão degradados, e é difícil imaginá-los em boas condições. Mas obviamente reabilitar o património não implica viver como há cem anos atrás. Os actuais toldos de plástico podem ser substituídos por uma solução permanente e digna; os pavilhões podem receber infra-estruturas novas, bancas uniformizadas, climatização interior; todos os bastidores de câmaras frigoríficas e armazéns podem ser igualmente construídos. Não são as Barracas do Bolhão que impedem que o mercado funcione em pleno, antes dão-lhe a graça e originalidade que o tornam numa obra única.

Como no Bolhão, é este o status quo actual da grande reabilitação urbana no Porto: edifícios e até quarteirões emblemáticos da cidade são esventrados com a fachada deixada porque tem de ser, e acabados com janelas de plástico e mansardas em zinco para acrescentar um ou dois pisos. É efectivamente obra nova por cima da cidade histórica, sem apelo nem agravo. A reabilitação urbana está assim efectivamente confinada às obras de pequenos privados com alguma consciência e sensibilidade.



Há cinco anos, o Porto ainda era uma cidade rica em património – os anos de rendas controladas e da crise tiveram o efeito menos mau de nos deixar uma cidade histórica preservada de forma autêntica, raridade na Europa Ocidental. O controlo estrito sobre a construção na Baixa e centro histórico poderia ter conjugado facilmente soluções de conforto actual com a preservação da cidade tradicional. Infelizmente, esse controlo estrito ou nunca aconteceu ou desapareceu e hoje em dia a autenticidade do Porto está-se a destruir a um ritmo exponencial.

Quando é a própria câmara a promover essa destruição como no caso do Bolhão, as perspectivas não são optimistas. Caberá aos portuenses julgar – mas, principalmente e pior, arcar com as consequências.</text:p>
          </table:table-cell>
          <table:table-cell office:value-type="string">
            <text:p>Temos ainda poucos dias para ver o que resta de um património único da cidade que a câmara se prepara para destruir.</text:p>
          </table:table-cell>
          <table:table-cell office:value-type="string">
            <text:p>Local</text:p>
          </table:table-cell>
          <table:table-cell office:value-type="string">
            <text:p>['Arquitectura', 'Câmara do Porto', 'Local', 'Mercado do Bolhão', 'Opinião', 'Porto']</text:p>
          </table:table-cell>
          <table:table-cell office:value-type="string">
            <text:p>2018-04-24 06:13:00</text:p>
          </table:table-cell>
          <table:table-cell table:style-name="ce23" office:value-type="string" office:value="https://www.publico.pt/2018/04/24/local/opiniao/o-mercado-do-bolhao-e-o-desprezo-oficial-pelo-patrimonio-1811366">
            <text:p><text:a xlink:href="https://www.publico.pt/2018/04/24/local/opiniao/o-mercado-do-bolhao-e-o-desprezo-oficial-pelo-patrimonio-1811366">https://www.publico.pt/2018/04/24/local/opiniao/o-mercado-do-bolhao-e-o-desprezo-oficial-pelo-patrimonio-1811366</text:a></text:p>
          </table:table-cell>
          <table:table-cell table:number-columns-repeated="246"/>
        </table:table-row>
        <table:table-row table:style-name="ro1">
          <table:table-cell office:value-type="string">
            <text:p>5cf47074896a7fea060065e9</text:p>
          </table:table-cell>
          <table:table-cell office:value-type="string">
            <text:p>O vampiro, as hienas e a zombie</text:p>
          </table:table-cell>
          <table:table-cell office:value-type="string">
            <text:p>['Deana Barroqueiro']</text:p>
          </table:table-cell>
          <table:table-cell office:value-type="string">
            <text:p>Em 11/04, recebi uma carta dos advogados da Ar de Filmes, produtora do filme Peregrinação, acusando-me de ter proferido contra ela “acusações e imputações falsas” de plágio do romance O Corsário dos Sete Mares, “sem qualquer fundamento”, “causando-lhe danos avultados e pondo em causa o seu bom nome, honra e reputação”. Se não me calasse, recorreriam aos tribunais para serem compensados. Na manhã de 12/04, o “artigo de defesa” do sr. João Botelho (JB) era publicado no PÚBLICO. Timing perfeito: na véspera a produtora silenciava-me com ameaças para que o realizador me pudesse desacreditar sem contraditório.

Acusei JB de uma adaptação não autorizada de partes do meu romance no seu filme, porque se apresentou como único autor do argumento. Em circunstância alguma, proferi acusações ou imputações contra a Ar de Filmes. Mencionei apenas os seus encontros com a Casa das Letras/Leya, que os contactou, a pedir esclarecimentos. Nestas reuniões, como representante do realizador, a produtora admitiu o plágio, pois só assim se explica ter aceitado que a editora fizesse uma cinta para o livro, referindo a adaptação de episódios do romance.

A Ar de Filmes e JB nunca quiseram ver-me ou falar comigo. Em Dezembro, num e-mail para a editora, pedindo para mo reenviarem, chegou-me uma mensagem jocosa em forma de carta, supostamente do realizador, fazendo mea culpa pelo plágio. Nada que se pareça com a “carta delicada e pessoal que – no puro intuito de usar de boa educação e de respeitar uma eventual susceptibilidade, ainda que descabida, de uma senhora que desconhecia – por gentileza lhe remeti”, que JB menciona no artigo, dando o dito por não dito e, tal como a sua produtora, contradizendo o que haviam acordado e ameaçando-me com tribunais e compensações.

Ameaçam-me e querem dinheiro porque me queixei do atropelo que fizeram aos meus direitos de autor e propriedade intelectual? Eu, a lesada, nunca pedi qualquer pagamento, apenas exigi que indicassem a obra e a autora, como a ética e a lei obrigam, no filme, DVDs, cartazes, textos e entrevistas. Não o fizeram e julgaram-se a salvo, porque o assunto ficava no segredo dos gabinetes da produtora e da editora.

“Vivemos tempos ruins, os de Trump, os do triunfo das inverdades”, diz JB em sua defesa, atacando-me em termos tão grosseiros que não merecem resposta. Patético esforço de um náufrago que esbraceja para se manter à tona e se afunda mais depressa.

Vivemos num mundo de faz-de-conta, de falsos génios e ídolos de pés de barro, em que alguns se servem de todos os meios, mesmo dos ilícitos, em proveito próprio, vangloriando-se, impunemente, de serem vampiros que sugam o sangue das vítimas e lhes roubam a alma. No caso Deana Barroqueiro versus João Botelho, eu sou a Zombie e o realizador é o Vampiro, pois assim se rotulou, quando admitiu que vampirizou O Corsário dos Sete Mares, fruto do meu sangue, suor e lágrimas de quase cinco anos de investigação e escrita.

Em 2018, fazendo tábua rasa dos compromissos, JB continuou sem referir o meu livro como uma das fontes do filme, que está a ser exibido para as escolas, apresentando aos alunos muitas cenas de O Corsário dos Sete Mares de Deana Barroqueiro, como sendo da Peregrinação. O que, ao contrário do que dizem alguns comentadores, não é a melhor introdução à leitura da obra de Fernão Mendes Pinto, mas um pastiche enganador e antipedagógico. Como professora de Literatura Portuguesa, com 35 anos de serviço, não me pude calar.

O caso foi noticiado na imprensa de referência (como este jornal), que JB apoda de pasquins e os seus jornalistas de hienas, por terem denunciado o plágio, depois de lerem o e-mail com a sua admissão de culpa. O realizador diz que a acusação de plágio é infundada, mas, segundo a Sociedade Portuguesa de Autores e o Código do Direito de Autor e dos Direitos Conexos, “comete o crime de contrafacção (vulgarmente designado plágio) quem utilizar, como sendo criação ou prestação sua, obra, prestação de outro artista”; “seja mera reprodução total ou parcial”.

Movo-me no meio académico, por isso, o sr. Botelho faz questão de vincar que, como não conhece a minha obra (e adaptou-a?), ao contrário do que fez com Alexandre O'Neil, a quem pediu para “roubar” (aspas suas) o título de um poema, no meu caso, “não existia a necessidade de pedir qualquer autorização e apenas por princípios de trato dirigi posteriormente à autora uma comunicação”. A quem não tenha o estatuto de um O'Neil, JB já pode roubar (sem aspas, o verbo é dele) livremente, não apenas um título, mas toda ou parte significativa da obra? Se é assim que, em Portugal, se pratica a nobre Arte do Cinema, onde irá ela parar?

JB tem dito que levou um ano a adaptar a obra de Fernão Mendes Pinto (FMP), mas, ao mesmo tempo, fala das personagens, cenas e tramas de O Corsário dos Sete Mares atribuindo-as à Peregrinação. Se fez o que diz, como pode confundir as duas obras? Por desleixo ou má-fé? Ou, por não ter lido mesmo a Peregrinação, e vendo como o meu romance (recomendado pela Associação de Amizade Portugal-Japão, quando fez pesquisas para o filme) era uma espécie de guião – uma estrutura dramática em sete Actos/Mares, com cenas/capítulos, diálogos, monólogos e flashbacks –, pensando que eu me limitara a travestir os textos de FMP com novas roupagens, para atalhar caminho e poupar tempo, “inspirou-se” nele para o guião?

“Na verdade, o ‘pecado’ por mim cometido foi usar como inspiração uma ínfima e irrelevante parte do livro de Deana Barroqueiro, até agora desconhecido”, afirma JB. Sem acesso ao guião original, para o comparar com o meu romance e a Peregrinação, estou limitada às suas entrevistas e ao filme que vi apenas uma vez, enquanto ele tem acesso a todos os meus textos, que usa agora contra mim.

JB diz que o filme tem 78 cenas e que apenas duas foram “inspiradas” na minha obra. Mas eu provo que, sem as cenas exclusivas do meu livro, este filme não existia. Passo a enunciá-las:

– Todas as cenas da China com personagens femininas, que JB e a sua produtora admitiram como adaptadas. 1. A filha do monteo a tocar o erhu e a cantar o poema que musicaram; a ensinar FMP a ler; 2. Meng a lavar-lhe as cicatrizes das costas, com uma bacia de água com pétalas de flores; 3. As cenas das prostitutas com os diálogos sobre o Yin e o Yang, no sexo; 4. A menção ao Mercado dos Cavalos Magros, onde se compravam as esposas, etc.

– Na Peregrinação não há violações por António Faria ou outrem, inventei a cena com Pinto num certo contexto da narrativa.

– O episódio da japonesa Wakasa, a minha Madame Butterfly que casa com Pinto, a entrar no barco e a despedir-se dele no alto de um monte, faz parte da história que criei a partir de três crónicas da casa do senhor de Tanegashima (a Tanixumaa de Pinto) que traduzi de um estudo inglês. JB nem o nome da ilha sabe escrever, chama-lhe Tagenashima, que não significa “ilha da Espingarda”, pois já se chamava assim muito antes da chegada dos portugueses com as armas, sendo também o nome de família do seu daimyo Tokitaka. Os mosquetes e arcabuzes chamavam-se Tanegashima teppõ (tubos de fogo de Tanegashima).

– Não inventei nomes nem personagens no caso de D. Joana da Silva, a mulher adúltera. Ficcionei um escândalo da época, sem relação com FMP, a partir de arquivos e da História da Genealogia.

– Foi JB que referiu numa entrevista o “n.º 9 mágico”, como ideia sua. O número é cabalístico, mágico, da novena cristã e de outras superstições, herdadas da Idade Média. Como Pinto e o seu grupo oscilam entre oito e nove indivíduos e algumas tempestades são de nove dias, transformei-o num leitmotiv do meu romance.

– Das cenas comuns à Peregrinação e ao meu romance, como as da embaixada a Sumatra e da rainha da Etiópia, haverá muito para descobrir, comparando-as. Para JB basta mudar a cena de lugar, ou a personagem, para já não serem criações minhas e passarem a ser dele!

Em todas as suas intervenções JB cometeu erros crassos sobre a obra de Fernão Mendes Pinto, mostrando desconhecê-la. Com o meu romance aprendeu muito, decerto. Valha-nos isso!</text:p>
          </table:table-cell>
          <table:table-cell office:value-type="string">
            <text:p>João Botelho diz que o filme tem 78 cenas e que apenas duas foram “inspiradas” na minha obra. Mas eu provo que, sem as cenas exclusivas do meu livro, este filme não existia.</text:p>
          </table:table-cell>
          <table:table-cell office:value-type="string">
            <text:p>Culture</text:p>
          </table:table-cell>
          <table:table-cell office:value-type="string">
            <text:p>['Cinema', 'Cultura-Ípsilon', 'Fernão Mendes Pinto', 'João Botelho', 'Livros', 'Opinião']</text:p>
          </table:table-cell>
          <table:table-cell office:value-type="string">
            <text:p>2018-05-01 07:00:00</text:p>
          </table:table-cell>
          <table:table-cell table:style-name="ce23" office:value-type="string" office:value="https://www.publico.pt/2018/05/01/culturaipsilon/opiniao/o-vampiro-as-hienas-e-a-zombie-1815820">
            <text:p><text:a xlink:href="https://www.publico.pt/2018/05/01/culturaipsilon/opiniao/o-vampiro-as-hienas-e-a-zombie-1815820">https://www.publico.pt/2018/05/01/culturaipsilon/opiniao/o-vampiro-as-hienas-e-a-zombie-1815820</text:a></text:p>
          </table:table-cell>
          <table:table-cell table:number-columns-repeated="246"/>
        </table:table-row>
        <table:table-row table:style-name="ro1">
          <table:table-cell office:value-type="string">
            <text:p>5cf470c1896a7fea06006744</text:p>
          </table:table-cell>
          <table:table-cell office:value-type="string">
            <text:p>Alice já não mora aqui</text:p>
          </table:table-cell>
          <table:table-cell office:value-type="string">
            <text:p>['Margarida Saavedra']</text:p>
          </table:table-cell>
          <table:table-cell office:value-type="string">
            <text:p>A casa onde Alice morava foi transformada em muitas casas pequenas e o Francisco diz que o prédio ficou cheio de figurantes. É assim que chamam aos vizinhos que chegam e logo partem, malas a arrastar e mapa na mão.

Procura uma casa para a Alice poder voltar a brincar com ele. Aponta para o lote em frente à minha casa:

– Não, aí não!

– Mais figurantes? – respondo que sim

Vejamos: o turismo é um bem! Animou a economia e fez renascer o casco histórico onde fogos de exíguas dimensões (que por vezes não chegam a ter 25 m2), depois da casa de banho que não existia e de uma kitchenette com o mínimo, ficam reduzidos a um exíguo T0 ou T1, se houver janela. Estes fogos, pouco vocacionados para longas estadias, são o alvo daqueles que procuram Lisboa, única na encruzilhada de civilizações milenárias, numa memória exclusiva. Veio trazer desafios de qualidade e criatividade fazendo rejuvenescer o pequeno comércio local. O problema é que se tornou invasivo e, ao invés de fortalecer uma relação simbiótica com os habitantes, começou a expulsá-los.

Com o apoio do PS e dos independentes liderados por Helena Roseta, a câmara passou a viver de e para o turismo, fomentando a destruição de toda a zona central da cidade, outrora residência da classe média, inundando-a de hotéis e serviços, permitindo que habitações familiares se desdobrassem em dezenas de T0 e T1, fazendo subir em flecha, pela escassez, apartamentos com mais de 80 m2.

A câmara poderia ter contrabalançado este desequilíbrio fixando habitações familiares na Praça de Espanha, Entrecampos, Restelo, etc., onde detinha enormes superfícies. Mas não: veio aumentar este deficit lançando em hasta pública, a quem pagar melhor, mais hotéis, mais serviços, aquilo que mais rende, como qualquer especulador. A Alice também já não deverá ir para Benfica, uma vez que o plano foi alterado de forma a que T2 e T3 dessem lugar a T0 e T1.

O presidente da câmara afirmou que “o turismo nunca é demais” e tem agido em conformidade, apoiado por Helena Roseta.

Estes mesmos que agora despem as vestes nos telejornais, proclamando o direito à habitação e ameaçando os proprietários que se aproveitam da escassez que eles incentivaram. Com a prática de especuladores, vêm reclamar contra a especulação numa cidade cheia de figurantes, que lhes são simpáticos, porque não votam, fazem disparar o IMI, relançam o comércio. Não precisam de buracos tapados nas ruas, de sarjetas limpas, de creches, de escolas, de apoios que a Alice precisa... mas a Alice já não mora aqui!</text:p>
          </table:table-cell>
          <table:table-cell office:value-type="string">
            <text:p>Lisboa passou a viver de e para o turismo, fomentando a destruição de toda a zona central da cidade.</text:p>
          </table:table-cell>
          <table:table-cell office:value-type="string">
            <text:p>Local</text:p>
          </table:table-cell>
          <table:table-cell office:value-type="string">
            <text:p>['Câmara de Lisboa', 'Habitação', 'Lisboa', 'Local', 'Opinião']</text:p>
          </table:table-cell>
          <table:table-cell office:value-type="string">
            <text:p>2018-05-04 06:19:00</text:p>
          </table:table-cell>
          <table:table-cell table:style-name="ce23" office:value-type="string" office:value="https://www.publico.pt/2018/05/04/local/opiniao/alice-ja-nao-mora-aqui-1824205">
            <text:p><text:a xlink:href="https://www.publico.pt/2018/05/04/local/opiniao/alice-ja-nao-mora-aqui-1824205">https://www.publico.pt/2018/05/04/local/opiniao/alice-ja-nao-mora-aqui-1824205</text:a></text:p>
          </table:table-cell>
          <table:table-cell table:number-columns-repeated="246"/>
        </table:table-row>
        <table:table-row table:style-name="ro1">
          <table:table-cell office:value-type="string">
            <text:p>5cf47072896a7fea060065dd</text:p>
          </table:table-cell>
          <table:table-cell office:value-type="string">
            <text:p>Autofagia futebolística</text:p>
          </table:table-cell>
          <table:table-cell office:value-type="string">
            <text:p>['António Bagão Félix']</text:p>
          </table:table-cell>
          <table:table-cell office:value-type="string">
            <text:p>Há tempos foi conhecido o anuário da época desportiva de futebol 2016/17, em boa hora surgido de uma parceria Liga de Futebol/EY, Ernst &amp; Young. Nele se refere que esta actividade contribuiu com 456 milhões de euros para o PIB, por via de infra-estruturas, emprego e impostos directos. Seria largamente superior se lhe adicionássemos os impactos indirectos, em sectores como o turismo e a restauração, os transportes, a comunicação e as apostas desportivas. Em qualquer caso, é apreciável o seu quinhão para a fnb pm (“felicidade nacional bruta a preços de mercado”) e o facto de ser uma actividade em que exportamos, com qualidade, vitórias, jogadores e técnicos.

Benfica, FC Porto e Sporting concentraram 76% da globalidade das receitas totais e 79% das despesas globais. Esta assimetria tem-se acentuado em todos os vectores. Aqui apenas destacaria a enorme diferença entre os seus direitos televisivos, que são cerca de 15 vezes maiores dos que são detidos pelos clubes a meio da tabela, conforme nos indicou um também recente relatório da UEFA (em Inglaterra o ratio é de 1,3, em Itália de 3,3 e o mais perto de nós é a Espanha com 4,1!).

Os maiores clubes continuam a ter elevadas dívidas e avultado passivo ou a antecipar proveitos futuros (algumas vezes, bem para além do mandato eleitoral). Alguma opacidade das contas é, não raro, “estratégica”. Houvesse rating e, por certo, ver-se-iam “gregos” na escala “junk” das letrinhas que, implacavelmente, as agências de notação lhes assinalariam.

Em suma, trata-se de uma realidade sobre a qual se deve reflectir profundamente, num tempo em que o poder nos clubes ainda se alimenta de quimeras, emoção e do “chutar para a frente” as dificuldades e as obrigações (literalmente no caso do SCP).

Por outro lado, a atmosfera em redor do nosso futebol está a atingir perigosos níveis de desregulação, inquinamento e poluição.

É lastimável este tempo de necrose desportiva e de patologia destrutiva. E se, a nível de selecções, somos campeões europeus, no plano do ranking das equipas estamos no plano descendente e a cavar o fosso para as principais ligas (ainda que aqui haja outras razões poderosas e financeiras exógenas).

Vemos, em progressão logarítmica, o efeito nocivo de programas e comentários em certos canais televisivos de notícias. É até confrangedor ver pessoas respeitáveis no meio de touradas de sangue onde só falta o bicho. Ali, com mais ou menos desrespeito ou parlapatice, o que importa é excitar a discussão pela discussão, dar argumentos de ódio para ouvintes mais propensos à acefalia, repetir imagens de “enorme importância” vezes sem conta até se ficar nauseado. Os oráculos que se lêem debaixo de ecrãs, divididos aparvalhadamente em três ou quatro partes, são um pré-incitamento à violência. Propaga-se incontroladamente o mau exemplo, a acendalha lançada para cima de fogo tão artificial, quanto teatral. Pedagogia do bom exemplo é coisa rara, com direito, quando muito, a rodapés ou fugidios momentos.

Entretanto, como no Titanic, canta-se (insulta-se) e baila-se (finta-se) ao som da Ramona, não se dando conta que o desastre de uns ou de outros é o desastre de todos.

Os clubes, no que ao futebol profissional diz respeito, metamorfosearam-se em Sociedades Anónimas Desportivas (SAD), mas estão agora a regredir em aspectos fundamentais de ética desportiva, comunicacional e social. Não são capazes de enxergar que o seu muito competitivo “core business” (vencer) não é incompatível, bem pelo contrário, com a cooperação em aspectos comuns e basilares da sua actividade ou, como agora sói dizer-se, da sua indústria.

Todos os dias, de uma maneira ou de outra, com uns mais do que outros, com réplicas e tréplicas em versão Facebook ou similar, dirigentes, funcionários directores de comunicação ou de outro qualquer ofício insinuam, blasfemam e agridem-se sem a mínima urbanidade e decoro. Alguém imagina noutra qualquer actividade isto acontecer? O que seria, por exemplo, na banca, nos seguros, na distribuição, se todos os dias acontecessem coisas semelhantes?

É bom ter presente um ponto que, só por si, deveria emudecer a fanfarronice e erradicar a irresponsabilidade de quem acha que as SAD são um qualquer “brinquedo”: é que as SAD estão cotadas em bolsa e sujeitas à supervisão da CMVM.

Pois aqui o que excita é o alimento para claques sôfregas, os comentários de tudo menos dos jogos em si, as invectivas de hordas de agitadores de toda a sorte e o carrossel de denúncias ditas anónimas (!), tudo com o estranho silêncio das autoridades públicas, apesar do inglório, ainda que sério, esforço da Federação de Futebol.

Está-se a brincar com o fogo, sabendo-se que uma parte cada vez mais significativa das receitas dos chamados grandes advêm de patrocínios comerciais e de direitos televisivos que, obviamente, pagam um determinado preço contratual em função da reputação, do prestígio e do retorno dos recursos investidos. Fala-se agora de “marcas”, mas não se cuida da sua sustentabilidade.</text:p>
          </table:table-cell>
          <table:table-cell office:value-type="string">
            <text:p>A atmosfera em redor do nosso futebol está a atingir perigosos níveis de desregulação, inquinamento e poluição.</text:p>
          </table:table-cell>
          <table:table-cell office:value-type="string">
            <text:p>Sports</text:p>
          </table:table-cell>
          <table:table-cell office:value-type="string">
            <text:p>['Desporto', 'FC Porto', 'Futebol', 'Futebol nacional', 'Opinião', 'SL Benfica', 'Sporting']</text:p>
          </table:table-cell>
          <table:table-cell office:value-type="string">
            <text:p>2018-05-04 06:22:00</text:p>
          </table:table-cell>
          <table:table-cell table:style-name="ce23" office:value-type="string" office:value="https://www.publico.pt/2018/05/04/desporto/opiniao/autofagia-futebolistica-1823493">
            <text:p><text:a xlink:href="https://www.publico.pt/2018/05/04/desporto/opiniao/autofagia-futebolistica-1823493">https://www.publico.pt/2018/05/04/desporto/opiniao/autofagia-futebolistica-1823493</text:a></text:p>
          </table:table-cell>
          <table:table-cell table:number-columns-repeated="246"/>
        </table:table-row>
        <table:table-row table:style-name="ro1">
          <table:table-cell office:value-type="string">
            <text:p>5cf47015896a7fea06006428</text:p>
          </table:table-cell>
          <table:table-cell office:value-type="string">
            <text:p>“Descobertas”: uma palavra pequena</text:p>
          </table:table-cell>
          <table:table-cell office:value-type="string">
            <text:p>['Ângela Barreto Xavier']</text:p>
          </table:table-cell>
          <table:table-cell office:value-type="string">
            <text:p>Na crónica “O esplendor do politicamente idiota” (Expresso, 28 de Abril), Miguel Sousa Tavares (M.S.T.) indigna-se contra os signatários da carta aberta publicada no Expresso online de 12 de Abril, na qual se recusa a atribuição do nome “descobertas” a um museu dedicado aos processos desencadeados pela expansão portuguesa. M.S.T. acusa os signatários de terem vergonha da história de Portugal e de promoverem um projecto ideológico alternativo, à custa dos impostos de todos: a construção de um “museu contra a nossa História”, um “museu de autoflagelação”. Estas são acusações falsas, pois distorcem o conteúdo da referida carta, com a qual se pretendeu, acima de tudo, abrir um debate em torno aos problemas que o uso do vocábulo “descobertas” encerra.

A distorção interpretativa de M.S.T. é sintetizada na etiqueta depreciativa que cola à posição dos signatários da carta aberta: o rótulo de “politicamente correcto”. Esta etiqueta, usada com sarcasmo no título da crónica, visa desacreditá-los, apesar de o colunista não apresentar um único argumento consistente que contrarie os problemas historiográficos e éticos por eles levantados. A acusação de “politicamente correcto”, mesmo quando disso não se trata, tornou-se hoje uma forma banal e conservadora (à esquerda e à direita) de silenciar perguntas e posições incómodas, e de evitar discutir tudo aquilo que pode pôr em causa o que se aprendeu e se tem como adquirido. Tal como alguns não suportam que se discuta a posição que as mulheres têm na sociedade, ou a discriminação dos mais variados grupos sociais, outros não aceitam que se questionem certas palavras, e o poder que estas tiveram e têm para criar e/ou reforçar ideias herdadas do passado e sobre o passado; palavras que transportam, invariavelmente, forte carga ideológica.

No caso da palavra “descobertas”, esta carga ideológica é considerada intocável, dada a sua associação aos sentimentos mais profundos da “identidade nacional”. Ora, os signatários da carta cometeram o pecado de lembrar que o vocábulo “descobertas” (tal como o vocábulo “descobrimentos”) esteve sistematicamente associado a projectos nacionalistas, desde pelo menos o final do séc. XIX, neles se incluindo os nacionalismos salazaristas, republicanos, integralistas, e outros anteriores e posteriores. M.S.T. indigna-se com tal associação, considerando que, com ela, os signatários da carta apagam as dimensões positivas das navegações marítimas quatrocentistas e quinhentistas. Esquece-se M.S.T. que, e ao invés, é a obsessão com as “descobertas” que tem excluído partes importantes da história portuguesa, e ocultado o papel de pessoas e experiências das culturas e sociedades que nela estiveram envolvidas. Para além das suas conotações revivalistas e eurocêntricas, as palavras “descobertas” e “descobrimentos” são palavras pequenas, incapazes de abarcar a multidimensionalidade dos processos associados às navegações marítimas, limitando o âmbito de apresentação dos portugueses a um período de apenas dois séculos. Ao evocarem viagens, rotas e inovações científicas e tecnológicas, elas excluem várias coisas. Excluem as interacções quotidianas entre sociedades e culturas que se desconheciam mutuamente, e naturalmente os efeitos das relações assim estabelecidas, incluindo a guerra, a escravidão, o racismo, a discriminação. Ou a reflexão sobre a maior e mais continuada emigração europeia para fora do continente antes da explosão de meados do séc. XIX. E várias outras dimensões poderiam ser acrescentadas. Recusar a palavra “descobertas” para designar um novo museu significa, pois, promover uma análise na longa duração, mais complexa, mais global e mais inclusiva.

A revisitação histórica e a recusa de visões simplistas e parcelares são exercícios fundamentais de e para uma cidadania consciente, informada, crítica — aquilo que tantas vezes se acusa de, na sociedade portuguesa, não existir. Entre os signatários encontram-se, precisamente, muitas das pessoas que, nas últimas décadas, produziram conhecimento científico de referência sobre temáticas associadas à expansão dos portugueses. É verdade que a maior parte delas não escreve colunas nos jornais, nem aparece na televisão. É por isso que é tão importante que M.S.T. se disponha a dialogar com elas e que os leitores possam partilhar a discussão sobre os problemas que existem com as palavras que reproduzem a imaginação histórica em que foram educados.</text:p>
          </table:table-cell>
          <table:table-cell office:value-type="string">
            <text:p>Recusar a palavra “descobertas” para designar um novo museu significa promover uma análise mais complexa, global e inclusiva.</text:p>
          </table:table-cell>
          <table:table-cell office:value-type="string">
            <text:p>Culture</text:p>
          </table:table-cell>
          <table:table-cell office:value-type="string">
            <text:p>['Cultura-Ípsilon', 'Descobrimentos', 'História', 'Miguel Sousa Tavares', 'Museus', 'Opinião']</text:p>
          </table:table-cell>
          <table:table-cell office:value-type="string">
            <text:p>2018-05-08 06:12:00</text:p>
          </table:table-cell>
          <table:table-cell table:style-name="ce23" office:value-type="string" office:value="https://www.publico.pt/2018/05/08/culturaipsilon/opiniao/descobertas-uma-palavra-pequena-1829112">
            <text:p><text:a xlink:href="https://www.publico.pt/2018/05/08/culturaipsilon/opiniao/descobertas-uma-palavra-pequena-1829112">https://www.publico.pt/2018/05/08/culturaipsilon/opiniao/descobertas-uma-palavra-pequena-1829112</text:a></text:p>
          </table:table-cell>
          <table:table-cell table:number-columns-repeated="246"/>
        </table:table-row>
        <table:table-row table:style-name="ro1">
          <table:table-cell office:value-type="string">
            <text:p>5cf47029896a7fea06006476</text:p>
          </table:table-cell>
          <table:table-cell office:value-type="string">
            <text:p>A impiedosa destruição do património arquitectónico de Lisboa</text:p>
          </table:table-cell>
          <table:table-cell office:value-type="string">
            <text:p>['Fernando Silva Grade']</text:p>
          </table:table-cell>
          <table:table-cell office:value-type="string">
            <text:p>Alguém disse que Lisboa é muito mais bonita que Paris. Embora a cidade-luz tenha extraordinários monumentos e avenidas glamorosas, tudo isso não basta para que a sua beleza ultrapasse a de Lisboa, assente noutros pressupostos que, todavia, não são em geral detectados pela maior parte das pessoas.

A conjugação de uma orografia de uma complexidade rara, traduzida nas celebradas sete colinas, juntamente com um casario espontâneo que, ao longo de séculos, se foi empoleirando e esgueirando declives acima, assomando e dominando a presença do Tejo em águas furtadas e janelas de sacada, numa variabilidade arquitectónica de grande riqueza e marcado cunho cultural, congeminou um conjunto urbano de grande efeito estético e cénico, cujo descobrimento e reconhecimento a nível mundial veio finalmente celebrar.

Poupada aos bombardeamentos da 2.ª Guerra Mundial e aos desmandos dos ”Haussmann“ deste mundo, Lisboa manteve praticamente incólume a sua configuração antiga até aos dias de hoje.

Infelizmente, tal vantagem parece que não foi entendida pelos decisores políticos, técnicos ligados ao urbanismo e população em geral. Só assim se compreende o facto de a cidade ter entrado num vórtice de desmantelamento dessa sua integridade original, correndo o risco de perder para todo o sempre a sua aura de beleza e carisma e deixar cair por terra o seu estatuto de “cidade simbólica da humanidade” (Paulo Varela Gomes).

Resolvi escrever este artigo depois de recentemente ter ouvido algumas opiniões sobre a cidade de três personalidades que me habituei, de há muito, a admirar e respeitar: Daniel Oliveira, Clara Ferreira Alves e Miguel Sousa Tavares. Confesso que os seus juízos me desiludiram pelo facto de terem omitido qualquer referência à descaracterização galopante a que a cidade está actualmente sujeita e cuja evidência se revela com veemência aos olhos de qualquer pessoa cujos sentidos estejam a funcionar normalmente.

No programa da SIC-Notícias, O Eixo do Mal, de 24 de Abril, onde foi debatida a problemática dos centros históricos de Lisboa, não foi referida uma única palavra pelos participantes acerca do escandaloso processo de desfiguramento e falseamento em curso da integridade arquitectónica dessas zonas.

No Telejornal da noite da SIC, no dia 30 de Abril, ainda sobre a mesma temática, Miguel Sousa Tavares chegou mesmo a elogiar o processo em curso de reabilitação dos edifícios antigos. Admira-me que este autor e jornalista, que muito prezo, e que teve o imenso mérito de ter denunciado durante anos, em demanda quase solitária, a destruição criminosa do Algarve, não se tenha apercebido de que o que se está a passar em Lisboa na actualidade não é mais que uma versão equivalente do que se passou no Algarve nos anos 80 do século passado. Quer a nível das destruições, quer a nível das descaracterizações. No que respeita às reabilitações, elas quase não existem em Lisboa. Na verdade, o que existe são modernizações standard, feitas à revelia de qualquer preocupação na preservação da integridade construtiva, da autenticidade e do cunho histórico dos edifícios. Aliás, na maior parte das vezes, demole-se tudo à excepção da fachada, que por sua vez é alterada e "higienizada". No Algarve são os resorts, em Lisboa os pastiches – tudo farinha do mesmo saco!

Tudo leva a crer que tais personalidades não passeiam, por exemplo, em Alfama e assim não podem constatar o grau avassalador e vertiginoso de como aquele bairro está a ser desfigurado a cada dia que passa: portas e janelas em alumínio detestável em substituição das originárias em madeira, já quase inexistentes; fachadas betonizadas e pintadas com horrorosas tintas plásticas de cores pirosas e berrantes; “reabilitações” chapa 7 que não deixam o mais leve traço do carácter dos edifícios intervencionados; construções contemporâneas, em absoluta dissonância com o espírito do lugar. E isto passa-se não só aí mas em todos os outros bairros históricos de Lisboa.

Quem gosta e pode viajar já teve seguramente a oportunidade de visitar e deslumbrar-se com um dos ícones da arquitectura tradicional a nível mundial, Chefchaouen, no Riff marroquino. Imagino o que pensariam e sentiriam tais viajantes se chegassem a esse destino e deparassem com uma situação equivalente à de Alfama: as magníficas portas de madeira trabalhada substituídas por outras de alumínio e as escultóricas formas orgânicas do casario pintadas de cal em branco e azul-cobalto, cimentadas, alisadas em linhas direitas e rígidas e cobertas pela artificialidade das pastosas tintas industriais com cores da paleta Disney. Seguramente ululariam de indignação, de tristeza e de revolta.

Ainda não há muitos anos, no Alentejo e no Algarve existia um número considerável de pequenas Chefchaouen, que entretanto desapareceram num processo de extinção implacável.

Em Lisboa, Alfama com a sua medina era a nossa exótica Chefchaouen, onde apetecia efabular um “Oriente ao oriente do Oriente” (Fernando Pessoa), evocar tempos antanhos e perder-nos docemente no labirinto de becos, escadarias, arcos, pátios e castiços gentios. Algo impossível actualmente, onde o Airbnb, os turistas low cost, as ruas vazias de autóctones e a arquitectura abastardada, estilhaçam qualquer sonho ou devaneio, despertando-nos compulsivamente para a exigência liminar da facturação, da rentabilidade e da competitividade.

O Mono do Rato, o edifício contemporâneo projectado para a Praça das Flores, a singular moradia setecentista demolida na Lapa, o museu judaico que se perspectiva na principal praça de Alfama, a Casa de Almeida Garrett que foi ignobilmente demolida, são algumas contas de um rosário tétrico e infindável que estende os seus tentáculos por toda a cidade, nomeadamente nas avenidas novas e na frente ribeirinha (cada vez mais envidraçada), ameaçando os alicerces da “cidade simbólica da humanidade” .

Clara Ferreira Alves defendeu no dito programa que a construção em altura em Lisboa teria sido uma opção acertada no passado, pois isso teria facilitado as soluções para os complicados problemas da habitação. Ao defender tal cenário a comentadora ignorou o facto de que um dos factores mais expressivo e identitário do carácter da cidade de Lisboa é o contorno único do seu perfil que se recorta numa elegante silhueta contra o céu, mutável em função do ponto de observação, mas sempre delimitando um corpo urbano horizontalizado que se desenvolve em volumes de complexas sobreposições, descaindo em suave anfiteatro até às mansas águas do Tejo. Há uns anos um arquitecto paisagista, de que me não recordo o nome, destacou este valor essencial da cidade, defendendo publicamente a demolição, a bem do resgate da pureza do perfil de Lisboa, de todos os prédios que recentemente, devido à sua altura excessiva, estavam a desarmonizar e corromper tal linha de contorno. Esperemos que a Lisboa não aconteça o mesmo que a Jerusalém e a Istambul, também duas cidades paradigmáticas, cujas silhuetas foram destroçadas por arranha-céus desmedidos.

O Ensaio Sobre a Cegueira, de Saramago, pode constituir uma certeira metáfora para uma população que se especializou em olhar o ecrã, mas que perdeu a capacidade de olhar o mundo à volta, nomeadamente ver o que está bem e o que está mal no espaço e na arquitectura de Lisboa.</text:p>
          </table:table-cell>
          <table:table-cell office:value-type="string">
            <text:p>A cidade entrou num vórtice de desmantelamento da sua integridade original, correndo o risco de perder para todo o sempre a sua aura de beleza e carisma e deixar cair por terra o seu estatuto de “cidade simbólica da humanidade”.</text:p>
          </table:table-cell>
          <table:table-cell office:value-type="string">
            <text:p>Local</text:p>
          </table:table-cell>
          <table:table-cell office:value-type="string">
            <text:p>['Arquitectura', 'Câmara de Lisboa', 'Lisboa', 'Local', 'Opinião', 'Património']</text:p>
          </table:table-cell>
          <table:table-cell office:value-type="string">
            <text:p>2018-05-09 06:25:00</text:p>
          </table:table-cell>
          <table:table-cell table:style-name="ce23" office:value-type="string" office:value="https://www.publico.pt/2018/05/09/local/opiniao/a-impiedosa-destruicao-do-patrimonio-arquitectonico-de-lisboa-1829250">
            <text:p><text:a xlink:href="https://www.publico.pt/2018/05/09/local/opiniao/a-impiedosa-destruicao-do-patrimonio-arquitectonico-de-lisboa-1829250">https://www.publico.pt/2018/05/09/local/opiniao/a-impiedosa-destruicao-do-patrimonio-arquitectonico-de-lisboa-1829250</text:a></text:p>
          </table:table-cell>
          <table:table-cell table:number-columns-repeated="246"/>
        </table:table-row>
        <table:table-row table:style-name="ro1">
          <table:table-cell office:value-type="string">
            <text:p>5cf47030896a7fea0600649b</text:p>
          </table:table-cell>
          <table:table-cell office:value-type="string">
            <text:p>Emprego científico: crítica da traição pura</text:p>
          </table:table-cell>
          <table:table-cell office:value-type="string">
            <text:p>['Nuno Peixinho']</text:p>
          </table:table-cell>
          <table:table-cell office:value-type="string">
            <text:p>"A corrupção da cada governo começa quase sempre pela dos seus princípios"

Montesquieu

Apesar do frenesim propagandista do nosso ministro da Ciência e Tecnologia e Ensino Superior, Manuel Heitor, a verdade é que, até à data, não concretizou coisa alguma. À sombra da memória de outrem, mas prenhe de promessas, em nove meses deu à luz a tentativa de “flexibilizar o emprego científico” pela criação de uma carreira paralela, pagando aos doutorados ainda menos que os seus subsídios de manutenção mensal, vulgo: bolsas. Esta carreira paralela seria de contratos a termo certo, que se teriam de ganhar, uns atrás dos outros, após concursos de datas sempre incertas, até, certamente, ao concurso para um contrato de reforma, a termo mais que certo.

Evidentemente que, tal como Montesquieu percebeu, «quando os princípios do governo estão corrompidos, as melhores leis tornam-se más». Consequentemente, o tom com que o ministro ameaçava, de peitos feitos, penalizar as instituições que não contratassem investigadores, inverteu-se por completo quando a Assembleia da República lhe votou a lei. Não a querendo cumprir na totalidade, passou a afirmar que a lei não é para ser vista como uma imposição mas como estímulo, um estímulo que não se pode obrigar as instituições a aplicar. Afirmação que deixa o seu primeiro-ministro, triste e ignorantemente, repetir na Assembleia, como se a lei a nada obrigasse. Mas a lei obriga! E, ainda que contratados a dois terços do salário da carreira — carreira essa que os reitores querem ver extinta —, embora executando as mesmíssimas funções, quando um contrato se renovar por seis anos, a instituição tem de abrir um concurso público para um contrato na carreira, e quem o ganhar poderá, quem sabe, chegar à mítica nomeação definitiva, se não se tiver entretanto finado.

As universidades, sempre na vanguarda, posicionaram-se logo no primeiro dia contra os seus investigadores, os seus bolseiros, a massa de gente que as constrói e sustenta, e contra o princípio básico que todo o trabalho, seja ele de investigação, de gestão de ciência, de docência ou técnico, merece um contrato, independentemente do grau académico de quem o executa ou do tempo em funções. Em março, o Conselho de Reitores das Universidades Portuguesas (CRUP) declara que: "a missão das universidades pressupõe uma rotação elevada dos seus investigadores e bolseiros, o que exige uma formação especializada dependente de durações temporais elevadas, que não deverá ser confundida com necessidades permanentes." A douta declaração não é apenas grave por as universidades se julgarem isentas de cumprir a lei. É-o porque demonstra que os nossos reitores não veem as universidades como instituições dedicadas à descoberta, à procura e disseminação do conhecimento, com liberdade académica e união entre investigação e ensino. Veem-nas como meras instituições de atribuição de graus — mediante pagamento de propinas, claro — e arrendamento de laboratórios, sem reação do Governo, nem desafetos do Presidente, que tacitamente sancionam o seu ato de pirataria concedendo-lhes carta de corso. Ato que a maioria dos colegas da carreira docente implicitamente também sanciona com o seu ensurdecedor silêncio, fingindo que esta questão nada lhes diz, esquecendo que se investigam e publicam conseguem-no graças ao trabalho dos bolseiros que estão por natureza arredados de um mísero contrato de trabalho. A esses, as palavras de Dante: "No inferno os lugares mais quentes são reservados àqueles que escolheram a neutralidade em tempo de crise."

Aquilo a que estamos a assistir, por parte da tutela e dos nossos Magníficos Reitores, é à execução cuidadosa de um assédio criminoso, de mobbing, contra os bolseiros doutorados, que se veem, desde 1 de setembro de 2016, à média de um por dia, a ficar sem sustento enquanto há uma lei que não se cumpre. Após 30 meses de governação, não há ainda uma única universidade com um investigador já contratado pelo “diploma de estímulo ao emprego científico”. Mantendo permanentemente a promessa de um contrato no horizonte, essa linha imaginária que se afasta quando nos aproximamos, mantêm também os investigadores, tenham 25 ou 55 anos, a remarem infinitamente, mesmo que já sem bolsa, até que estourem, jamais chegando a parte alguma. Tendo já sido empurrada para 2019 toda a eventual concretização do que quer que seja e dado andarmos nisto desde 2016, conclui-se que só se cumprirá com os “5000 contratos para a ciência até ao final da legislatura” se esta não tiver fim.

Contudo, embora notícia discreta, a 20 de abril foram aprovados na Assembleia da República diplomas dos PCP, CDS-PP, PSD e BE, relativos à prorrogação e renovação das bolsas dos doutorados que aguardam a abertura dos protelados concursos para as suas funções. Aprovados para que se transformem em lei tendo, até, o PS votado a favor dos projetos do PCP e do BE. Louvemos aqui a hombridade dos deputados do PS que reconheceram o fracasso do seu ministro e do seu Governo em levar as instituições a cumprirem a lei, reconhecendo também que a solene declaração de Manuel Heitor que nenhum investigador ficaria sem financiamento por não terem sido atempadamente abertos os concursos foi uma intrujice. Esperemos, agora, que esta aprovação parlamentar seja um ato sincero e não um ardil para protelar o processo até que a Norma Transitória da lei — a única que obriga verdadeiramente à contratação — caduque.

Sempre incólume e alheio à realidade vai seguindo Manuel Heitor, ministro de concretização alguma, dizendo no passado dia 27 também ele ser um precário do Governo, mostrando-se assim genuinamente solidário com todos os bolseiros e demais trabalhadores precários. A sua declaração, insultuosa, talvez seja premonitória, mas quando sair do Governo regressará ao seu lugar de catedrático na universidade, onde passará, certamente, a ser solidário para com as vítimas da fome, porque também ele passou muita fominha depois do almoço, até chegar a casa para jantar. A todos, as palavras de Kant: "Quem faz de si verme não pode depois reclamar se o pisam."

As opiniões veiculadas neste artigo são da responsabilidade do autor e não refletem necessariamente a opinião da ABIC

O autor escreve segundo o novo Acordo Ortográfico</text:p>
          </table:table-cell>
          <table:table-cell office:value-type="string">
            <text:p>Aquilo a que estamos a assistir, por parte da tutela e dos nossos Magníficos Reitores, é à execução cuidadosa de um assédio criminoso contra os bolseiros doutorados.</text:p>
          </table:table-cell>
          <table:table-cell office:value-type="string">
            <text:p>Sci-Tech</text:p>
          </table:table-cell>
          <table:table-cell office:value-type="string">
            <text:p>['Bolseiros', 'Ciência', 'Ensino Superior', 'Manuel Heitor', 'Ministério da Ciência', 'Opinião', 'Política científica', 'Universidades']</text:p>
          </table:table-cell>
          <table:table-cell office:value-type="string">
            <text:p>2018-05-10 06:48:00</text:p>
          </table:table-cell>
          <table:table-cell table:style-name="ce23" office:value-type="string" office:value="https://www.publico.pt/2018/05/10/ciencia/opiniao/emprego-cientifico-critica-da-traicao-pura-1827422">
            <text:p><text:a xlink:href="https://www.publico.pt/2018/05/10/ciencia/opiniao/emprego-cientifico-critica-da-traicao-pura-1827422">https://www.publico.pt/2018/05/10/ciencia/opiniao/emprego-cientifico-critica-da-traicao-pura-1827422</text:a></text:p>
          </table:table-cell>
          <table:table-cell table:number-columns-repeated="246"/>
        </table:table-row>
        <table:table-row table:style-name="ro1">
          <table:table-cell office:value-type="string">
            <text:p>5cf4704c896a7fea06006528</text:p>
          </table:table-cell>
          <table:table-cell office:value-type="string">
            <text:p>Quanto vale uma rua arborizada?</text:p>
          </table:table-cell>
          <table:table-cell office:value-type="string">
            <text:p>['Duarte d’Araújo Mata']</text:p>
          </table:table-cell>
          <table:table-cell office:value-type="string">
            <text:p>As cidades são servidas por um sistema de infra-estruturas que garantem o seu bom funcionamento. Se uma entidade quer abrir uma vala na via pública para executar um trabalho tem que ter alvará e autorização e fazer a demonstração da sua capacidade para agir com segurança e qualidade. Exige-se que domine tecnicamente o que está a fazer sob pena de poder provocar acidentes e prejuízos aos cidadãos se danificar outras infra-estruturas. Mas mais que isso, exige-se que a infra-estrutura seja mantida nas condições de assegurar ao cidadão o nível de serviço que garante a qualidade de vida na cidade.

E no que respeita a intervenções no arvoredo de uma rua?

Nas cidades, os espaços verdes fornecem hoje serviços que vão muito além do recreio ou da estética. Apresentam-se como uma infra-estrutura indispensável no combate às ondas de calor, à regularização dos efeitos de cheias, à infiltração das águas, à melhoria da qualidade do ar ou como suporte à produção local de alimentos. Mas de entre os vários componentes desta infra-estrutura verde, o arvoredo nas ruas tem um papel crucial de ensombramento e consequente regulação térmica de proximidade, efeitos que dificilmente se podem substituir com outras intervenções. Uma rua com árvores pode ver a sua temperatura descer mais de cinco graus no Verão e os benefícios para a saúde acrescem às poupanças energéticas que também promove nos edifícios envolventes. No Sul da Europa, o arvoredo urbano de alinhamento é, na prática, um “jardim vertical” muito eficiente e com custos de instalação e manutenção extremamente reduzidos.

Mas quais são os mecanismos de protecção efectivos de um alinhamento arbóreo, como infra-estrutura sensível? São escassos.

Em primeiro lugar, em Portugal não é preciso ter qualquer qualificação, muito menos certificação, para intervir no arvoredo. Isso é notório de Norte a Sul do país com exemplos de abates ou podas incompreensíveis que não encontram defesa razoável em qualquer critério técnico de boas práticas. Estas intervenções radicais, muitas vezes por decisão directa de autarcas, destroem a prazo os exemplares atingidos porque provocam deformações irreversíveis na estrutura da árvore, enfraquecendo-a e promovendo o aparecimento de pragas e doenças.

Em segundo lugar, os mecanismos legais de protecção do arvoredo que poderiam restringir e regular as intervenções têm um âmbito limitado. A Lei n.º 53/2012 institui o regime jurídico da classificação de arvoredo de interesse público e a Portaria n.º 124/2014 rege os respectivos critérios de classificação e desclassificação. Mas esta protecção é feita na perspectiva do “monumento botânico e não no carácter infra-estrutural que um alinhamento representa num arruamento urbano. Pese embora a legislação permita que os municípios definam regulamentos próprios, e preveja que os PDM vertam o arvoredo de alinhamento para a Estrutura Ecológica e Planta de Ordenamento, os critérios previstos estão orientados em matéria de protecção para o seu carácter excepcional e o panorama da regulação é omisso no que respeita às intervenções de gestão, como as podas e os abates.

Cada árvore individualmente não tem por si só as características para ser classificada como “de interesse público”, e dessa forma salvaguardada. Por isso assistimos ao truncar de alinhamentos arbóreos como se se tratasse de mobiliário urbano que se instala ou desinstala de um dia para o outro.

Temos que evoluir para uma verdadeira protecção do arvoredo urbano. Exigir certificação dos profissionais que trabalham com este capital natural e regular a protecção do alinhamento arbóreo como infra-estrutura valiosa que é.

Porque, afinal, quanto vale realmente uma rua arborizada?</text:p>
          </table:table-cell>
          <table:table-cell office:value-type="string">
            <text:p>Nas cidades, os espaços verdes fornecem hoje serviços que vão muito além do recreio ou da estética.</text:p>
          </table:table-cell>
          <table:table-cell office:value-type="string">
            <text:p>Local</text:p>
          </table:table-cell>
          <table:table-cell office:value-type="string">
            <text:p>['Ambiente', 'Local', 'Opinião', 'Árvores']</text:p>
          </table:table-cell>
          <table:table-cell office:value-type="string">
            <text:p>2018-05-14 06:38:00</text:p>
          </table:table-cell>
          <table:table-cell table:style-name="ce23" office:value-type="string" office:value="https://www.publico.pt/2018/05/14/local/opiniao/quanto-vale-uma-rua-arborizada-1810422">
            <text:p><text:a xlink:href="https://www.publico.pt/2018/05/14/local/opiniao/quanto-vale-uma-rua-arborizada-1810422">https://www.publico.pt/2018/05/14/local/opiniao/quanto-vale-uma-rua-arborizada-1810422</text:a></text:p>
          </table:table-cell>
          <table:table-cell table:number-columns-repeated="246"/>
        </table:table-row>
        <table:table-row table:style-name="ro1">
          <table:table-cell office:value-type="string">
            <text:p>5cf4705c896a7fea06006583</text:p>
          </table:table-cell>
          <table:table-cell office:value-type="string">
            <text:p>Todos a bordo, para o mundo inteiro</text:p>
          </table:table-cell>
          <table:table-cell office:value-type="string">
            <text:p>['Gonçalo Reis']</text:p>
          </table:table-cell>
          <table:table-cell office:value-type="string">
            <text:p>Há vitórias que se traduzem em responsabilidades, que por sua vez geram enormes oportunidades. É o caso. Ao fim de 53 anos, Portugal ganhou a Eurovisão, com o singular Salvador, e coube-nos organizar um grande festival no nosso país. E aqui estamos, com trabalho feito e com gosto. Porquê? Porque vale a mesmo a pena, a vários títulos.

Porque é bom poder ganhar. É positivo que Portugal se habitue a ter chances reais de vencer competições internacionais, no entretenimento, na cultura, no desporto, em tantas áreas. Isto altera a forma como somos percecionados a nível global; e é relevante que não sejamos meros figurantes, aqueles que estão de corpo presente, mas que sejamos concorrentes ativos – por vezes triunfando, por vezes não, mas sempre levados a sério e com uma palavra a dizer.

Porque é bom afirmar os nossos valores. E o conceito que desenvolvemos para o Eurovisão – All aboard! – gira à volta de um país criativo, de uma cultura aberta, tolerante, inclusiva, progressista mesmo, que junta realidades diversas com naturalidade e alegria, como poucos povos sabem fazer. É interessante que Portugal e a RTP afirmem estes valores no mundo atual.

Porque é bom realizar o difícil. O festival Eurovisão é o maior evento musical do mundo, um projeto de enorme envergadura e complexidade, com os requisitos técnicos mais exigentes do setor, que testaram ao limite as nossas capacidades criativas e executivas. E apesar de todas as reestruturações pelas quais a RTP tem passado, demonstrámos mais uma vez uma capacidade de concretizar e um saber fazer que a instituição e os seus profissionais conseguem ir buscar bem fundo nos momentos decisivos.

Porque é bom juntar forças. O festival Eurovisão, na sua componente conceptual, criativa, musical, televisiva, comunicacional e de produção executiva, coube à RTP. Mas teríamos ficado a meio caminho sem o empenho ativo da cidade de Lisboa, do turismo, e de inúmeros parceiros de projeto, desde as instituições culturais que se associaram a empresas de tecnologia, mobilizando toda uma fileira de agentes das indústrias criativas que fazem a diferença numa aventura como esta e que têm potencial para outras iniciativas que Portugal pode e deve realizar.

Porque é bom chegar ao mundo inteiro: 200 milhões de espectadores, com preponderância de públicos jovens. Milhares de jornalistas internacionais em Lisboa durante várias semanas, produzindo notícias e conteúdos digitais a toda a hora. Centenas de milhões de visualizações de imagens e vídeos a partir de Portugal para as redes sociais e para plataformas novas cujos nomes às vezes nem conhecemos. E, pela primeira vez, um operador europeu teve o direito a transmitir a Eurovisão nos seus canais internacionais para o mundo inteiro, através da RTP Internacional e RTP África. Sim, chegámos mesmo a todo o lado.

Porque é bom construir a nossa credibilidade. A realização do festival Eurovisão é mais uma prova – entre várias recentes em vários domínios – de que sabemos fazer com competência (e moderação de meios), que podemos atuar na cena internacional e que as nossas instituições conseguem aproximar-se das melhores referências mundiais.

O autor escreve segundo o novo Acordo Ortográfico</text:p>
          </table:table-cell>
          <table:table-cell office:value-type="string">
            <text:p>O festival Eurovisão testou ao limite as nossas capacidades criativas e executivas.</text:p>
          </table:table-cell>
          <table:table-cell office:value-type="string">
            <text:p>Culture</text:p>
          </table:table-cell>
          <table:table-cell office:value-type="string">
            <text:p>['Cultura-Ípsilon', 'Eurovisão', 'Música', 'Opinião', 'RTP', 'Televisão']</text:p>
          </table:table-cell>
          <table:table-cell office:value-type="string">
            <text:p>2018-05-16 07:05:00</text:p>
          </table:table-cell>
          <table:table-cell table:style-name="ce23" office:value-type="string" office:value="https://www.publico.pt/2018/05/16/culturaipsilon/opiniao/todos-a-bordo-para-o-mundo-inteiro-1830119">
            <text:p><text:a xlink:href="https://www.publico.pt/2018/05/16/culturaipsilon/opiniao/todos-a-bordo-para-o-mundo-inteiro-1830119">https://www.publico.pt/2018/05/16/culturaipsilon/opiniao/todos-a-bordo-para-o-mundo-inteiro-1830119</text:a></text:p>
          </table:table-cell>
          <table:table-cell table:number-columns-repeated="246"/>
        </table:table-row>
        <table:table-row table:style-name="ro1">
          <table:table-cell office:value-type="string">
            <text:p>5cf47060896a7fea060065a0</text:p>
          </table:table-cell>
          <table:table-cell office:value-type="string">
            <text:p>Querem acabar com a violência no desporto? É fácil</text:p>
          </table:table-cell>
          <table:table-cell office:value-type="string">
            <text:p>['Luciano Alvarez']</text:p>
          </table:table-cell>
          <table:table-cell office:value-type="string">
            <text:p>“Este é o momento de travar a escalada”, afirmou, e bem, o Presidente da República sobre o incidente grave na Academia do Sporting, acrescentando que “não pode haver um estado dentro do Estado”.

A acção criminosa grave de Alcochete levada a cabo supostamente por adeptos de uma claque do Sporting é mais um dos muitos nesta época desportiva 2017/18 e nas anteriores. Recordo que, no ano passado, foi morto um adepto do Sporting praticamente à porta do estádio da Luz, supostamente por elementos de uma claque do Benfica. Para já não falar de outros incidentes gravíssimos que se repetiram semana atrás de semana.

Após o crime de Alcochete, como em outras ocasiões, agentes políticos e desportivos, no quente da polémica, rasgaram vestes; prometeram alterações de lei; garantiram lei e ordem no desporto no futuro e castigos “doa a quem doer”. Dizem-nos os casos do passado que nada de sério vai ser feito e que, muito em breve, presidentes de clubes e ministros vão continuar a conviver alegremente em almoços e jantaradas antes e depois de partidas de futebol que muitos assistem com bilhetes cravados.

Fora e dentro dos estádios vão continuar as agressões gratuitas, a entrada de material pirotécnico nos estádios, o cânticos a saudar a morte, a utilização das claques por organizações nazis e fascistas, o tráfico de droga, a violação de mulheres, os roubos em bombas de gasolina, e todo o tipo de criminalidade que todos sabem existir e a que todos, políticos e agentes desportivos, fecham os olhos de forma cúmplice. Até que aconteça outro caso mais grave e todos voltem a rasgar as vestes com conversa fiada.

Mas havia uma forma muito fácil de resolver a violência no desporto, assim houvesse vontade. Bastava que o Governo e os partidos políticos se sentassem a uma mesa e acordassem que qualquer incidente com claques nos estádios ou nas proximidades custasse a perda de pontos aos clubes, fosse em que modalidade fosse.

Por exemplo, entrada de material pirotécnico nos estádios, cânticos a apelar à morte ou à violência, perda imediata de um ponto. Incidentes graves, como confrontos entre claques, ataque a agentes da autoridade, crimes contra o património ou algo parecido como o que aconteceu em Alcochete, perda imediata de três pontos. Qualquer cidadão envolvido nesses incidentes e identificado pelas autoridades ficaria proibido de entrar em qualquer competição desportiva para o resto da vida. Repito, perda imediata de pontos e proibição de entrar em recintos desportivos estabelecida por lei de forma clara e sem contemplações, discussões ou criação de comissões de investigação.

Alguém tem dúvidas que, ao cabo de meia dúzia de casos de perdas de pontos efectivas e imediatas, os clubes tratariam eles próprios de afastar os criminosos dos estádios e do desporto e terminar de vez a violência? Querem acabar com a violência no futebol? Parem com a conversa fiada e ajam a sério.</text:p>
          </table:table-cell>
          <table:table-cell office:value-type="string">
            <text:p>Qualquer incidente com claques nos estádios ou nas proximidades deveria custar a perda de pontos aos clubes, fosse em que modalidade fosse.</text:p>
          </table:table-cell>
          <table:table-cell office:value-type="string">
            <text:p>Sports</text:p>
          </table:table-cell>
          <table:table-cell office:value-type="string">
            <text:p>['Desporto', 'Futebol', 'Opinião', 'Sporting', 'Violência no desporto']</text:p>
          </table:table-cell>
          <table:table-cell office:value-type="string">
            <text:p>2018-05-16 23:02:11</text:p>
          </table:table-cell>
          <table:table-cell table:style-name="ce23" office:value-type="string" office:value="https://www.publico.pt/2018/05/16/desporto/opiniao/querem-acabar-com-a-violencia-no-desporto-e-facil-1830363">
            <text:p><text:a xlink:href="https://www.publico.pt/2018/05/16/desporto/opiniao/querem-acabar-com-a-violencia-no-desporto-e-facil-1830363">https://www.publico.pt/2018/05/16/desporto/opiniao/querem-acabar-com-a-violencia-no-desporto-e-facil-1830363</text:a></text:p>
          </table:table-cell>
          <table:table-cell table:number-columns-repeated="246"/>
        </table:table-row>
        <table:table-row table:style-name="ro1">
          <table:table-cell office:value-type="string">
            <text:p>5cf4700c896a7fea060063ff</text:p>
          </table:table-cell>
          <table:table-cell office:value-type="string">
            <text:p>De que é nome Bruno de Carvalho?</text:p>
          </table:table-cell>
          <table:table-cell office:value-type="string">
            <text:p>['José Neves']</text:p>
          </table:table-cell>
          <table:table-cell office:value-type="string">
            <text:p>Parece ser hoje consensual que é preciso pôr termo às crescentes manifestações de ódio protagonizadas pelos principais dirigentes desportivos portugueses, mais o seu cortejo de adeptos ultras e outros tantos assessores de comunicação. E, todavia, a possibilidade de empreendermos mais mecanismos policiais e judiciais de combate a essas mesmas manifestações não é ilimitada. Num estado de direito democrático, não é simplesmente possível eliminarmos a liberdade de expressão de personagens como Pedro Guerra, interditarmos o direito de associação que assiste à formação de uma claque como os Superdragões ou destituirmos Bruno de Carvalho do lugar em que os sócios do Sporting em má hora o colocaram. Por sua vez, medidas preventivas tributárias do princípio do “Estado de excepção” – às quais, por exemplo, o governo grego recentemente recorreu, suspendendo o campeonato profissional por algum tempo, em nome da segurança pública – têm, por definição, uma duração limitada.

Entretanto, há seguramente iniciativas importantes que um governo pode e deve tomar em resposta aos acontecimentos que tiveram lugar na Academia do Sporting, em Alcochete. O que se passou nessa ocasião deixou à vista de todos nós qual é o elo mais fraco da cadeia de poderes que hoje comanda e por que se governa o futebol profissional em Portugal: o jogador de futebol. E o facto de o conflito em questão ser interno a um clube sugere-nos que o problema que temos pela frente é mais do que o resultado de um simples exacerbamento de rivalidades clubísticas, não bastando ao governo intervir no modo como os dirigentes dos diferentes clubes entre si se relacionam. É indispensável que se intervenha, também, no modo como a indústria do futebol se governa e que tal intervenção cumpra um objectivo simples: dar mais poder aos futebolistas.

A concretização de tal objectivo implicará medidas de fundo que garantam aos futebolistas os mesmos direitos que assistem à generalidade dos trabalhadores, nomeadamente o direito à liberdade de mudar de emprego. É na negação deste direito que radica o despotismo e violência que os dirigentes reservam aos jogadores. Com efeito, na história e na actualidade do futebol português, abundam os exemplos do autoritarismo que os presidentes exercem sobre os “seus” jogadores. Exemplos que vão desde o condicionamento da liberdade de expressão, forçando os atletas a um silêncio ou a um laconismo que contrasta com a verborreia dirigente, até ao recurso à coerção física, praticada por claques milicianas que ora se dedicam à vigilância do comportamento pós-laboral dos jogadores ora tratam de prescrever “correctivos” que penalizem a sua performance laboral.

Ou seja, o que se passou no Sporting ao longo destas últimas semanas, desde a censura que se abateu sobre os jogadores quando estes redigiram um texto colectivo até às agressões da passada terça-feira, na sequência da derrota com o Marítimo, é senão um exemplo extremo de uma cultura de poder vigente em boa parte do sistema futebolístico profissional português e que um Estado democrático não pode admitir. Bruno de Carvalho é, seguramente, um caso monstruoso, mas melhor faremos em intervir igualmente sobre a realidade que o tornou possível.

A favor de uma tal intervenção é possível contarmos com a argumentação sustentada de não poucos juristas que têm questionado a legalidade de mecanismos como as célebres “cláusulas de rescisão” ou o próprio princípio do “passe do jogador”. De resto, em Portugal, o consenso político para uma mudança destas pode ser garantido a partir de perspectivas jurídicas inspiradas tanto no quadro constitucional português, e de pendor mais social-democratizante, como em concepções de inclinação mais liberal, ancoradas no direito europeu. Mais do que palavras pueris sobre a putativa amabilidade do desporto e a sua “essência” pacífica ou do que medidas repressivas que punam este e aquele comportamento criminal e outros tantos “excessos”, uma mudança na cultura futebolística em Portugal ou passará por intervenções nas relações de poder que fazem a sua economia ou não acontecerá.</text:p>
          </table:table-cell>
          <table:table-cell office:value-type="string">
            <text:p>É indispensável que se intervenha no modo como a indústria do futebol em geral se governa, sendo um dos objectivos de tal intervenção simples de enunciar: é preciso dar mais poder aos futebolistas.</text:p>
          </table:table-cell>
          <table:table-cell office:value-type="string">
            <text:p>Sports</text:p>
          </table:table-cell>
          <table:table-cell office:value-type="string">
            <text:p>['Bruno de Carvalho', 'Desporto', 'Futebol', 'Futebol nacional', 'Mercado de transferências', 'Opinião', 'Sporting', 'Violência no desporto']</text:p>
          </table:table-cell>
          <table:table-cell office:value-type="string">
            <text:p>2018-05-16 23:10:19</text:p>
          </table:table-cell>
          <table:table-cell table:style-name="ce23" office:value-type="string" office:value="https://www.publico.pt/2018/05/16/desporto/opiniao/de-que-e-nome-bruno-de-carvalho-1830358">
            <text:p><text:a xlink:href="https://www.publico.pt/2018/05/16/desporto/opiniao/de-que-e-nome-bruno-de-carvalho-1830358">https://www.publico.pt/2018/05/16/desporto/opiniao/de-que-e-nome-bruno-de-carvalho-1830358</text:a></text:p>
          </table:table-cell>
          <table:table-cell table:number-columns-repeated="246"/>
        </table:table-row>
        <table:table-row table:style-name="ro1">
          <table:table-cell office:value-type="string">
            <text:p>5cf47065896a7fea060065b5</text:p>
          </table:table-cell>
          <table:table-cell office:value-type="string">
            <text:p>Emprego científico: boas intenções e pecados fatais</text:p>
          </table:table-cell>
          <table:table-cell office:value-type="string">
            <text:p>['Nuno Guimarães']</text:p>
          </table:table-cell>
          <table:table-cell office:value-type="string">
            <text:p>As instituições de ensino superior portuguesas são um fenómeno de resiliência e adaptação a condições hostis. Apesar da persistente instabilidade de um modelo de financiamento que nem acerta no orçamento do ano anterior, apesar da rigidez de um estatuto de carreira docente que induz envelhecimento e endogamia, apesar do assédio governamental que corrói as veleidades de autonomia estratégica, elas aí estão, a cumprir a sua missão com prestígio nacional e internacional.

Ao longo dos anos, o Estado investiu fortemente, e com sucesso, na criação de um tecido científico, sempre com algumas reservas mentais face às universidades e procurando manter uma barreira higiénica entre a ciência e a universidade.

O atual programa de “emprego científico” (que de decreto 57/2016 passou a lei 57/2017) é a iniciativa do momento. Fundamenta-se numa boa intenção e incorre em quatro pecados fatais.

A boa intenção é ir ao encontro dos legítimos anseios de uns milhares de bolseiros de pós-doutoramento por maior estabilidade de emprego. Depois de uns dois anos a criar expectativas, com esses milhares de bolseiros à beira de uma crise de nervos, é no mínimo uma questão de decência cumprir o prometido. Esta promessa decente é também o resultado de uma acumulação de erros passados e criará um disparate para o futuro.

Em primeiro lugar, a criação de um programa de “emprego” científico é um erro nos próprios termos. O que deveríamos procurar é um programa de “trabalho” científico. Se houver trabalho científico é bem capaz de haver emprego. Se não há trabalho, o emprego não deve durar muito. E o trabalho científico, numa sociedade moderna como a nossa, existe na sociedade e na economia, seja no setor público, seja no setor privado, em organizações e não na óptica da profissão liberal.

O setor privado aumenta a sua capacidade científica e tecnológica na medida da economia aberta que somos e acelerado por alguns incentivos públicos. O setor público, quando se fala de capacidade científica, não são as universidades. As universidades criam capacidade científica e intelectual através da investigação enquanto parceira do ensino. As universidades por si só não têm objectivos de base científica – como ir à Lua, ir à Índia por mar, inventar o telescópio, curar o cancro, acabar com os incêndios, mudar de energias, ensinar matemática a crianças, integrar imigrantes ou ganhar prémios Nobel da Literatura. Mais ainda, as universidades devem ser lugares de passagem e aceleração, não de fixação de mão-de-obra.

O setor público (que não universidades) está estagnado na sua capacidade científica e tecnológica. O desmantelamento da capacidade de I&amp;D do Estado levou (Fonte: Pordata, Investimento em I&amp;D por sector de execução) a valores risíveis para esse esforço de I&amp;D (em %PIB e comparativamente). Temos provavelmente um dos Estados com menos inteligência do mundo, o que é decerto um fator de bloqueio ao desenvolvimento. Aí se deveria criar trabalho científico. Estranho é que nem um Governo inclinado à esquerda compreenda isto.

Em segundo lugar, este programa de emprego científico é mais uma etapa, porventura a final, de um esquema de pirâmide, tipo Ponzi ou, na versão nacional, Dona Branca. Nos anos 90 atribuiram-se bolsas de doutoramento. De 2000 em diante atribuiram-se bolsas de pós-doutoramento. Agora atribuem-se empregos. No entanto, Portugal doutora mais de 2000 pessoas por ano (2322 em 2015/16 – Fonte: DGEEC). Portugal tem cerca de 83% dos doutorados empregados no Ensino Superior (Fonte: DGEEC/Doutorados (CDH)). Este programa empregará, no final e na melhor das expetativas, uns 1000 a 2000. Conclusão, a bolha existe e rebentará a breve prazo. Apenas servirá para 2019 (!) e os “lesados” do programa serão os próximos, que já não terão lugar num sistema cristalizado e esgotado.

Em terceiro lugar, este programa de emprego científico perpetua a impotência da estratégia científica própria das universidades. Os futuros investigadores contratados são aqueles a quem a FCT, em tempos, atribuiu bolsas, num processo sempre exógeno à direção das universidades. A distribuição dos perfis científicos dos investigadores (p.e. Tecnologias, Ciências da Vida, Economia e Gestão, Ciências Sociais) não tem, intencionalmente, nada que ver com opções de desenvolvimento das instituições. Resulta da escassez ou fartura de emprego na economia e das anteriores boas intenções da FCT na distribuição de bolsas. Quando centenas ou milhares de concursos (públicos) são abertos para programas de investigação que se ajustam, cada um deles, a uma pessoa bem identificada, não é de crer que tenha ocorrido alguma escolha estratégica.

Finalmente, o programa de emprego científico prenuncia mais um problema de financiamento das universidades. Em termos teóricos, a FCT financiará os investigadores através de um contrato-programa. Mas quem gere universidades sabe que a probabilidade de isso acontecer é escassa e que o padrão não é esse. Há muitos anos, os investigadores do ex-INIC foram para as universidades – integraram os quadros. Há menos anos, investigadores de laboratórios de Estado (p.e. LNETI) foram para as universidades (o Governo pagava o extra) – integraram os quadros. Agora a FCT irá pagar (quando pagar) os custos dos contratos, para o ano o orçamento das universidades vai aumentar para acomodar estes custos (calha bem porque assim se poderá dizer que o orçamento do ES aumentou) – e nos anos seguintes, estes investigadores estão na folha de salários, para sempre, e os saldos que aguentem.

Em resumo, uma boa intenção e quatro pecados fatais levam-nos provavelmente ao inferno, um lugar que apesar de tudo é aprazível para quem está do lado bom. O lado mau é onde ficam as gerações futuras e os desperdícios em investimento não reprodutivo ditados por oportunidades políticas.

O autor escreve segundo o novo Acordo Ortográfico</text:p>
          </table:table-cell>
          <table:table-cell office:value-type="string">
            <text:p>O atual programa de “emprego científico” fundamenta-se numa boa intenção e incorre em quatro pecados fatais.</text:p>
          </table:table-cell>
          <table:table-cell office:value-type="string">
            <text:p>Sci-Tech</text:p>
          </table:table-cell>
          <table:table-cell office:value-type="string">
            <text:p>['Bolsas de investigação', 'Ciência', 'Ensino Superior', 'FCT', 'Investigação científica', 'Opinião', 'Política científica', 'Universidades']</text:p>
          </table:table-cell>
          <table:table-cell office:value-type="string">
            <text:p>2018-05-17 07:25:00</text:p>
          </table:table-cell>
          <table:table-cell table:style-name="ce23" office:value-type="string" office:value="https://www.publico.pt/2018/05/17/ciencia/opiniao/emprego-cientifico-boas-intencoes-e-pecados-fatais-1829975">
            <text:p><text:a xlink:href="https://www.publico.pt/2018/05/17/ciencia/opiniao/emprego-cientifico-boas-intencoes-e-pecados-fatais-1829975">https://www.publico.pt/2018/05/17/ciencia/opiniao/emprego-cientifico-boas-intencoes-e-pecados-fatais-1829975</text:a></text:p>
          </table:table-cell>
          <table:table-cell table:number-columns-repeated="246"/>
        </table:table-row>
        <table:table-row table:style-name="ro1">
          <table:table-cell office:value-type="string">
            <text:p>5cf46fb5896a7fea06006266</text:p>
          </table:table-cell>
          <table:table-cell office:value-type="string">
            <text:p>18 de Maio, Dia Internacional dos Museus: o dever da indignação</text:p>
          </table:table-cell>
          <table:table-cell office:value-type="string">
            <text:p>['Ana Carvalho', 'Raquel Henriques da Silva']</text:p>
          </table:table-cell>
          <table:table-cell office:value-type="string">
            <text:p>Os museus estão em festa neste fim-de-semana, proporcionando programas diversificados a todos os tipos de visitantes. Fazem das tripas corações imaginosos porque estes dias celebratórios esgotam as equipas que, quase todas, vivem à beira do ataque de nervos. Há muitas razões para isso mas, em hierarquia esquemática, o primeiro lugar pertence à carência de recursos humanos. Este é um problema que se inscreve no caos que caracteriza a função pública portuguesa, sendo particularmente grave no caso dos 23 museus, palácios e monumentos que estão sob a tutela da Direcção-Geral do Património Cultural (DGPC).

Em 2015, um estudo realizado pela própria DGPC permite verificar o envelhecimento das equipas: 58% do pessoal tem mais de 50 anos e apenas 4% se situa no intervalo entre os 25 e os 34 anos. Além disso, é expectável que 120 se aposentem até 2020. Além de poucos, os mais novos técnicos superiores dos museus (conservadores, museólogos, educadores, restauradores, comunicadores, gestores) não entraram nas suas equipas por concursos externos porque, nesta área, os últimos concursos foram realizados pelo então Instituto Português de Museus antes do final do século XX, há cerca de 20 anos! Depois disso, o pessoal dos museus nacionais circula, sendo que, para a maioria, o início desse rodopiar tem origem nas autarquias, única porta ainda semiaberta para se entrar na função pública. Depois transita-se da gestão autárquica para a administração central e entre os vários serviços desta. Ao contrário de professores, médicos e enfermeiros, há pelo menos duas gerações de gente com excelente formação que se preparou para trabalhar nesta área e a quem são feitos acenos convidativos, seguidos de envergonhados despejos. Os de fora, “sem vínculo”, chegam para os primeiros estágios, ainda durante as licenciaturas; apaixonam-se por uma profissão que lhes parece de sonho; os melhores e mais determinados voltam depois para fazerem dissertações de mestrado, prepararem doutoramentos, desenvolverem projectos de investigação, ou a custo zero, ou com pagamentos raquíticos por tarefa, ou, maioritariamente, como bolseiros de doutoramento e pós-doutoramento.

As equipas residentes, em primeiro lugar os directores, apostam neles, ensinam-lhes o que sabem, aprendem com eles e, desesperadamente, vêem-nos partir quando a bolsa termina ou a tarefa não é renovada. Vêm outros, iniciando a mesma via-sacra que dura há décadas e não pára de crescer. Não há racionalidade, não há continuidade, não há rentabilidade. Há sim a imensa responsabilidade de todos os governos de não deixar profissionalizar gerações sucessivas. É razão para perguntar, que presente angustiante é este, que futuro estamos a imaginar?

Quase dois anos depois da entrada em funções deste Governo, não há, no mundo dos museus, senão expectativas goradas e sem navegação à vista. Assistimos a uma melhoria da conjuntura económica nacional e o incremento do turismo tem trazido mais visitantes para os museus, gerando mais receitas. No ano de 2017, os museus, palácios e monumentos sob a tutela da DGPC tiveram um total de 5.060.780 visitantes, o que significa um crescimento de 8% relativamente a 2016. Mais, atendendo aos últimos seis anos (2012-2017), o crescimento é de 60%. Estes dados foram recolhidos no PÚBLICO (12 de Janeiro de 2018) porque as estatísticas oficiais, divulgadas no site da DGPC, apenas estão disponíveis até ao ano de 2016, o que, só por si, dá a ver as inaceitáveis falhas de comunicação que permanecem, metáfora, entre tantas outras, das incapacidades herdadas e cultivadas deste serviço do Estado.

Numa perspectiva externa, estas estatísticas podem alegrar políticos e gerar uma percepção de “desenvolvimento” positivo dos museus. Mas aqueles auspiciosos números não se traduzem em medidas efectivas que combatam as carências do sector, permitindo o seu desenvolvimento real. No entanto, significam um exponencial acréscimo de receitas, sobretudo de bilheteira, antes inimaginável. O dinheiro vivo que todos os dias pinga abundantemente nas caixas dos principais monumentos e de alguns museus transita integralmente, como se sabe, para a administração central, o que os mantém numa opressiva e vergonhosa indigência. Falámos das carências de meios humanos, mas outra dimensão do problema, certamente a montante desta, é a ausência de autonomia de gestão dos museus e monumentos, mas também da sua tutela que alimenta os cofres do Estado (de Centeno?) sem retorno minimamente adequado.

Esta situação esquizofrénica está identificada no programa do actual Governo que, entre as medidas para o sector, prevê a flexibilização dos seus modelos de gestão e que pelo menos alguns deles possam beneficiar de maior autonomia de gestão. No entanto, no recente comunicado do ICOM Portugal, no seguimento de uma audiência com o ministro da Cultura (cf. http://icom-portugal.org/2018/04/18/comunicado-icom-dia-internacional-de-monumentos-e-sitios/), esta questão é remetida para o vazio. O ministro fala de “maior autonomia na gestão científica e cultural”, o que é no mínimo estapafúrdio. É mesmo o que resta aos museus e que nunca poderá ser objecto de decisão ministerial: a sua autonomia “científica e cultural”. Mas para a cumprir, os museus, palácios e monumentos precisam que, segundo célebre enunciado, os deixem trabalhar. O que se pretende apenas é que garantam, a estes serviços, os meios mínimos, em pessoal e orçamento, que um Estado democrático tem o indeclinável dever de garantir, acrescidos, em cada um deles, com uma percentagem expressiva das suas receitas.

Um terceiro eixo de urgência de mudança foi também identificado no programa do actual Governo: a revitalização da Rede Portuguesa de Museus (RPM). Criada por Manuel Maria Carrilho em 2000, como estrutura de projecto no primeiro governo de António Guterres, a RPM é um sistema organizado de museus credenciados (149 museus), instrumento fundamental para a execução da política museológica de acordo com a Lei-Quadro dos Museus Portugueses (2004), apostado na qualificação dos museus de acordo com critérios de qualidade.

Em 2011, a RPM foi barbaramente desmantelada, vítima de não políticas, reduzidas a práticas administrativas de aplicação de cortes cegos. A RPM não desapareceu, embora se tenha tornado nos últimos anos praticamente invisível e com resultados meramente residuais. Também a esta questão o ministro responde nada, ignorando quanto, com poucos meios (a concretizar na reposição do programa ProMuseus), seria possível retomar uma política de partilha e de reforço, capaz de potenciar o trabalho excepcional que alguns municípios têm implementado neste sector, embora sujeitos a excessivas oscilações dependentes de baixas políticas. A verdade é que, para requalificar o interior de Portugal, não basta combater incêndios e implementar eventuais indústrias. A cultura, nomeadamente a que os museus movimentam, é, cada vez mais, uma das instâncias mais férteis, democráticas e prospectivas de construção de um futuro que potencie as heranças como suporte de vida mais justa e mais democrática.

Os tópicos aqui referidos são breves marcações que cabem num artigo de jornal. Entre as depauperadas equipas dos museus, há gente de qualidade superior que trabalha a ritmos inimagináveis, só como a gente apaixonada da cultura consegue trabalhar, entre o vício, a convicção e a inevitabilidade. Habituados a lidar com a História e a confrontá-la com exigentes convicções do presente, sabemos que os ministros passam, os governos também e que os patrimónios que conservamos, estudamos e pomos à disposição de todos, ficarão.

Mas esta certeza não basta. Em Dia Internacional dos Museus, exigimos que o Governo assuma que o seu programa para os museus está mesmo no caixote do lixo. Quais são então os princípios, os compromissos e os actos?</text:p>
          </table:table-cell>
          <table:table-cell office:value-type="string">
            <text:p>Assistimos a uma melhoria da conjuntura económica nacional, mas não há, no mundo dos museus, senão expectativas goradas e sem navegação à vista. Face ao vazio de respostas do actual Governo, faz sentido perguntar: onde estão os princípios, os compro</text:p>
          </table:table-cell>
          <table:table-cell office:value-type="string">
            <text:p>Culture</text:p>
          </table:table-cell>
          <table:table-cell office:value-type="string">
            <text:p>['Artes', 'Cultura', 'Cultura-Ípsilon', 'Direcção-Geral do Património Cultural', 'Ministério da Cultura', 'Museus', 'Opinião', 'Património']</text:p>
          </table:table-cell>
          <table:table-cell office:value-type="string">
            <text:p>2018-05-18 07:25:00</text:p>
          </table:table-cell>
          <table:table-cell table:style-name="ce23" office:value-type="string" office:value="https://www.publico.pt/2018/05/18/culturaipsilon/opiniao/18-de-maio-dia-internacional-dos-museus-o-dever-da-indignacao-1830159">
            <text:p><text:a xlink:href="https://www.publico.pt/2018/05/18/culturaipsilon/opiniao/18-de-maio-dia-internacional-dos-museus-o-dever-da-indignacao-1830159">https://www.publico.pt/2018/05/18/culturaipsilon/opiniao/18-de-maio-dia-internacional-dos-museus-o-dever-da-indignacao-1830159</text:a></text:p>
          </table:table-cell>
          <table:table-cell table:number-columns-repeated="246"/>
        </table:table-row>
        <table:table-row table:style-name="ro1">
          <table:table-cell office:value-type="string">
            <text:p>5cf46fb9896a7fea06006278</text:p>
          </table:table-cell>
          <table:table-cell office:value-type="string">
            <text:p>Ciência a conta-gotas</text:p>
          </table:table-cell>
          <table:table-cell office:value-type="string">
            <text:p>['Margarida Trindade']</text:p>
          </table:table-cell>
          <table:table-cell office:value-type="string">
            <text:p>Os cientistas são uma espécie de gestores de empresas. Quem lidera um grupo de investigação, sabe que o seu grupo só sobrevive se conseguir angariar projetos, contratos e bolsas – para criar e manter postos de trabalho – através de processos competitivos baseados no mérito. Para além disso, todos os projetos têm uma duração de um a poucos anos de vida, pelo que mais cedo do que tarde o ciclo recomeça, se é que alguma vez pára. Nas áreas menos intensas em trabalho de equipa, predomina o cientista freelancer, que também atua como empresário por conta própria com concursos para projetos na mira. Na instituição onde trabalho, e nas várias anteriores por onde já passei, é certamente assim.

A maior parte do financiamento à ciência em Portugal é competitiva. Ou seja, conseguido através de muito esforço na escrita de bons projetos de investigação, submetidos a concursos avaliados por júris externos, frequentemente internacionais, com a finalidade última de financiar os melhores, e só os melhores projetos. Há toda uma máquina de avaliação muito profissional por detrás de cada projeto de investigação e, “grosso modo”, só um projeto em cerca de cada dez acaba por ser financiado e ver a luz do dia.

Sendo os projetos de investigação como o pão para a boca dos cientistas, há um concurso absolutamente inevitável: o concurso para projetos em todos os domínios científicos da Fundação para a Ciência e a Tecnologia (FCT). Uma vez que abrange todas as áreas do conhecimento e regiões do país, qualquer cientista doutorado em Portugal pode concorrer em pé de igualdade em prol do mérito das suas ideias.

Não há muitos outros mecanismos de financiamento tão fundamentais em Portugal. Ainda que exista financiamento europeu, e felizmente a competitividade dos nossos investigadores e instituições tem conseguido muitos sucessos neste campo, o financiamento europeu, fundamental para a dimensão internacional da ciência, não foi desenhado para desenvolver sistemas científicos nacionais. Não é expectável que seja a Europa a garantir a base de sustentação da ciência de um país. Essa sustentação, de onde advém criação de valor económico e social para Portugal e suas regiões, quem a deve garantir senão nós próprios?

Além do mais, o sucesso no concurso da FCT confere uma marca de qualidade à investigação nacional, também reconhecida no exterior.

Desde que, nos últimos dez anos, me dedico à área de candidaturas a financiamento à ciência acompanhei todos os concursos de projetos da FCT. Nunca soube de um concurso perfeito, sem incidentes, em que tudo estivesse bem desenhado, previsível, sob absoluto controlo. Sempre se viveram processos conturbados, fruto das várias tutelas ao longo do tempo se lançarem sem rede para concursos com regras nunca antes testadas e regulamentos onde a boa operacionalização sempre perdeu em detrimento da grande ideia política do momento (nunca percebi a incompatibilidade, mas parece existir). Se puder dar voz a duas grandes reclamações da comunidade científica durante estes longos anos, sumarizo-as assim: regularidade (ou falta dela, o concurso deveria ser pelo menos anual) e (in)constância das regras nos vários concursos.

Em 2017, entrámos num novo cenário de financiamento nacional à ciência, em que os fundos estruturais e as estratégias de especialização inteligente das regiões assumem uma importância nova. O concurso a projetos passa a incluir, para além da FCT, mais seis outras agências de financiamento responsáveis por programas operacionais. Para além do esforço diplomático – de louvar – da FCT em conseguir por de pé um concurso ainda assim de âmbito nacional, conjugando estratégias e dinâmicas regionais e dialogando com um número irrazoável de financiadores para um só concurso, tudo mudou na implementação (portal, formulários, guiões, avaliação…), e claramente para pior. Durante os meses do concurso esticou-se ao limite as equipas institucionais e a resistência dos investigadores.

O descalabro culminou na divulgação de resultados. Em Fevereiro último, nove meses depois do fecho do concurso, começam a sair os primeiros resultados, por agência e por região, por tipo de projeto e sempre aos poucos, um lote de uns tantos projetos de cada vez. Até à data da escrita deste texto ainda andávamos nisto, com cerca de metade dos resultados por conhecer só na minha instituição. Esta comunicação a conta-gotas, nunca antes vista, causa entropia, atrasa a investigação científica, consome tempo aos serviços e gera incerteza nos já precários equilíbrios orçamentais dos grupos de investigação. A incerteza corrói e mais de três meses de incerteza após três anos sem concurso de projetos pesa. Este conta-gotas revela ainda a profunda incapacidade de articulação entre as várias agências nacionais e regionais, incapazes de se organizarem para uma divulgação única de resultados.

Para além dos problemas descritos, há uma questão de fundo que temo que fique esquecida. Faz sentido que o concurso a projetos deixe de ser um concurso nacional, com as mesmas regras para todos? Ao deixar de haver um concurso nacional, cada agência passará a financiar o que entende na medida da sua disponibilidade de fundos. Por conseguinte, arriscamo-nos a perder a qualidade que um sistema público de nível nacional garante e a permitir o desenvolvimento de uma ciência nacional a várias velocidades. O que este mais recente concurso auspicia é que estamos a caminhar nesse sentido.

Sem uma boa base de sustentação em investigação, as economias baseadas no conhecimento são meras miragens. A ciência é uma das atividade mais internacionais que existe, onde o talento se encontra em qualquer local do mundo e a colaboração não pode ter fronteiras, mas em Portugal criam-se obstáculos à forma de fazer ciência. Com tantos pelouros no financiamento, torna-se difícil montar projetos entre regiões envolvendo as equipas mais competentes, dificulta-se o desenvolvimento de iniciativas de âmbito nacional para melhor aceder aos programas internacionais. Com tantas e tão inconstantes regras, ninguém consegue trabalhar. Assiste-se passivamente à desfragmentação do nosso sistema científico que levou tantos anos a atingir o nível de internacionalização e competência que tem hoje.

No atual modelo de financiamento, não vejo outra solução senão articulação e diálogo entre nossas instituições em torno de desígnios maiores. No fundo, um entendimento pela regularidade e constância no financiamento à ciência.

Gestora de ciência, coordenadora do Gabinete de Financiamento à Ciência do Instituto de Tecnologia Química e Biológica (ITQB) da universidade Nova de Lisboa</text:p>
          </table:table-cell>
          <table:table-cell office:value-type="string">
            <text:p>Se puder dar voz a duas grandes reclamações da comunidade científica durante estes longos anos, sumarizo-as assim: regularidade (ou falta dela, o concurso deveria ser pelo menos anual) e (in)constância das regras nos vários concursos.</text:p>
          </table:table-cell>
          <table:table-cell office:value-type="string">
            <text:p>Sci-Tech</text:p>
          </table:table-cell>
          <table:table-cell office:value-type="string">
            <text:p>['Ciência', 'Emprego científico', 'Financiamento', 'Fundação para a Ciência e a Tecnologia', 'Investigação científica', 'Ministério da Ciência', 'Opinião']</text:p>
          </table:table-cell>
          <table:table-cell office:value-type="string">
            <text:p>2018-05-18 11:05:34</text:p>
          </table:table-cell>
          <table:table-cell table:style-name="ce23" office:value-type="string" office:value="https://www.publico.pt/2018/05/18/ciencia/opiniao/ciencia-a-contagotas-1830235">
            <text:p><text:a xlink:href="https://www.publico.pt/2018/05/18/ciencia/opiniao/ciencia-a-contagotas-1830235">https://www.publico.pt/2018/05/18/ciencia/opiniao/ciencia-a-contagotas-1830235</text:a></text:p>
          </table:table-cell>
          <table:table-cell table:number-columns-repeated="246"/>
        </table:table-row>
        <table:table-row table:style-name="ro1">
          <table:table-cell office:value-type="string">
            <text:p>5cf46fc3896a7fea060062a3</text:p>
          </table:table-cell>
          <table:table-cell office:value-type="string">
            <text:p>O país refém de Bruno de Carvalho</text:p>
          </table:table-cell>
          <table:table-cell office:value-type="string">
            <text:p>['Vicente Jorge Silva']</text:p>
          </table:table-cell>
          <table:table-cell office:value-type="string">
            <text:p>Hoje, a partir das cinco da tarde, todo o país vai estar de olhos postos no Jamor, não exactamente para ver a final da Taça de Portugal entre o Sporting e o Aves mas para assistir a um novo episódio do folhetim que capturou as atenções gerais e foi tema quase único dos noticiários jornalísticos da semana. Que vai acontecer dentro e fora do relvado? Como vão reagir os jogadores do Sporting, depois dos ataques selváticos de que foram vítimas às mãos de um bando de energúmenos em Alcochete? Qual será o comportamento da assistência, nomeadamente das claques sportinguistas, e como irão actuar as forças de segurança? Qual irá ser a postura do Presidente da República e do primeiro-ministro (sabendo-se que o presidente da Assembleia da República não estará presente)? De qualquer modo, para arrefecer os ânimos, soube-se ontem que o presidente do Sporting desistiu de comparecer, depois de notícias em contrário.

Estas questões não seriam normais num país normal, não tivesse sido ele literalmente capturado por essa personagem improvável chamada Bruno de Carvalho – a que ninguém escapou nos últimos dias, designadamente os comentadores menos versados em matéria futebolística (entre os quais me incluo, apesar da paixão que me persegue desde a infância, nesses anos longínquos em que o futebol não passava de uma actividade de amadores e seria inconcebível a sua transformação numa indústria de milhões, suscitando os comportamentos mais aberrantes). Ora, ao sequestrar todo um país, depois do sequestro da equipa de futebol em Alcochete – do qual é o indiscutível autor moral, por ter criado as condições emocionais e psicológicas para que acontecesse –, Bruno de Carvalho tornou-se a vedeta de um caso em que Portugal, através dos media e das conversas quotidianas, se revê como num espelho.

Aconteça o que acontecer, venha a ser ou não destituído nos próximos dias, o ainda presidente do Sporting pode vangloriar-se de um feito verdadeiramente invulgar e que justificará amplamente a sua megalomania ou, como confessou ao Expresso, a sua estratégia de fazer-se passar por maluco: ele foi (ainda é) o centro das atenções e perplexidades nacionais, esse espelho em que o país foi obrigado a rever-se e questionar-se, incomodado e incrédulo, sobre como foi possível chegar ao ponto a que se chegou. Que uma personagem tão boçal, grotesca e quase inverosímil tenha sido durante tanto tempo adulada, entronizada e legitimada por tanta gente – nomeadamente por pessoas com qualificações muito diversas, desde as áreas económicas até, pasme-se!, à psiquiatria – é um fenómeno que ultrapassa o campo das meras paixões futebolísticas, para se inscrever no universo das dependências ou submissões mais inconfessáveis e da irracionalidade pura e simples. Finalmente, que tenha sido preciso acontecer o que aconteceu em Alcochete para alguma dessa gente acordar subitamente e retirar o apoio a uma personagem a que se atribuíam dons prodigiosos constitui um indicador muito sintomático da cegueira, do sono e da cobardia a que se acomodam as consciências, fugindo a sete pés do desastre anunciado e que elas foram incapazes de prevenir.

Se o futebol se tornou um reflexo das derivas do funcionamento das sociedades, enquanto domínio imune, tantas vezes, à própria legalidade, o caso Bruno de Carvalho fez-nos confrontar, em Portugal, com um fenómeno corrosivo que desejaríamos iludir: o populismo. A partir do momento em que um país ficou refém de tal caso e tal personagem, importa extrair rapidamente as conclusões desse sequestro que, pela sua amplitude mediática e social, ultrapassou claramente as fronteiras futebolísticas. Não podemos continuar a dormir se não queremos que os Brunos de Carvalho se reproduzam noutras espécies – sociais e políticas – e os bandos de arruaceiros das claques antecipem as brigadas fascistas e nazis de sinistra memória.</text:p>
          </table:table-cell>
          <table:table-cell office:value-type="string">
            <text:p>O presidente do Sporting tornou-se a vedeta de um caso em que Portugal se revê como num espelho.</text:p>
          </table:table-cell>
          <table:table-cell office:value-type="string">
            <text:p>Sports</text:p>
          </table:table-cell>
          <table:table-cell office:value-type="string">
            <text:p>['Bruno de Carvalho', 'Desporto', 'Futebol', 'Opinião', 'Sporting']</text:p>
          </table:table-cell>
          <table:table-cell office:value-type="string">
            <text:p>2018-05-20 06:52:00</text:p>
          </table:table-cell>
          <table:table-cell table:style-name="ce23" office:value-type="string" office:value="https://www.publico.pt/2018/05/20/desporto/opiniao/o-pais-refem-de-bruno-de-carvalho-1830720">
            <text:p><text:a xlink:href="https://www.publico.pt/2018/05/20/desporto/opiniao/o-pais-refem-de-bruno-de-carvalho-1830720">https://www.publico.pt/2018/05/20/desporto/opiniao/o-pais-refem-de-bruno-de-carvalho-1830720</text:a></text:p>
          </table:table-cell>
          <table:table-cell table:number-columns-repeated="246"/>
        </table:table-row>
        <table:table-row table:style-name="ro1">
          <table:table-cell office:value-type="string">
            <text:p>5cf46fcc896a7fea060062db</text:p>
          </table:table-cell>
          <table:table-cell office:value-type="string">
            <text:p>O elogio da polémica</text:p>
          </table:table-cell>
          <table:table-cell office:value-type="string">
            <text:p>['Jorge Mangorrinha']</text:p>
          </table:table-cell>
          <table:table-cell office:value-type="string">
            <text:p>Uma semana depois da final do Festival Eurovisão da Canção, os olhos que estiveram atentos a Portugal estão agora virados para Israel. A canção vencedora em Lisboa é inédita, alegre, mensageira e polémica e levou o troféu para fora da Europa, permitindo uma organização em volta da qual a controvérsia também já existe.

Se a essência do Festival da Eurovisão é uma canção, então, quanto vale e o que mais importa em si? Esse valor está muito para além da concepção artística, pelos impactos socioeconómicos e políticos, detectados desde sempre na história deste concurso e confirmados neste ano. Um concurso prossupõe, sempre, uma pontuação e uma escolha, e uma canção é um valor importante na pedagogia, na cultura, na economia e na política.

A música ultrapassa em muito um produto meramente sonoro, deve ser entendida e transmitida como um comportamento expressivo e envolvendo múltiplos referenciais, desde o linguístico ao estético. Os princípios da pedagogia musical referem que a música é um elemento importante na construção de olhares e sentidos, entre razão e intuição, racionalidade e emoção, simplicidade e complexidade, entre passado, presente e futuro. Há expressões, sentimentos, ideias e estados de alma cuja expressão principal é feita através da música, nas suas componentes de expressão verbal, expressão musical e expressão corporal, que são partes de uma pedagogia e de uma cultura, mesmo que a vitória não se concretize na Eurovisão.

Mas a vitória de uma canção é um desafio de gestão financeira e de parcerias, na realização do evento pelo país de origem, que podem transformar os custos organizativos em custos de oportunidade. Devido à difusão televisiva e à presença de imprensa de todo o mundo, as mais-valias reflectem-se no acréscimo de turistas, no negócio na hotelaria, na restauração e no comércio, nas receitas de bilheteira, na compra de direitos de transmissão dos espectáculos e, enfim, nas possibilidades futuras para a economia. Foi isto que se esperou como impactos para a cidade de Lisboa, a trabalhar agora pela televisão israelita.

Uma canção é, assim, vista como valor estratégico. E, portanto, com interesse cultural e económico e desejavelmente pensada para conquistar empatia e público. Pelo que estamos no tempo em que se deve começar a pensar no próximo ano, por parte da RTP, com a desejável maior abertura aos criadores, e por parte destes, que devem ter a noção de que para conceber uma canção há que ter em conta que ela deve ter algo pedagogicamente necessário para a cultura ou para a defesa das causas públicas e, também, uma dose de polémica, porque esta é presentemente a variável mais importante em jogo.</text:p>
          </table:table-cell>
          <table:table-cell office:value-type="string">
            <text:p>Para conceber uma canção há que ter em conta que ela deve ter algo pedagogicamente necessário para a cultura ou para a defesa das causas públicas e, também, uma dose de polémica, porque esta é presentemente a variável mais importante em jogo.</text:p>
          </table:table-cell>
          <table:table-cell office:value-type="string">
            <text:p>Culture</text:p>
          </table:table-cell>
          <table:table-cell office:value-type="string">
            <text:p>['Cultura-Ípsilon', 'Eurovisão 2018', 'Música', 'Opinião']</text:p>
          </table:table-cell>
          <table:table-cell office:value-type="string">
            <text:p>2018-05-21 23:51:00</text:p>
          </table:table-cell>
          <table:table-cell table:style-name="ce23" office:value-type="string" office:value="https://www.publico.pt/2018/05/21/culturaipsilon/opiniao/o-elogio-da-polemica-1831125">
            <text:p><text:a xlink:href="https://www.publico.pt/2018/05/21/culturaipsilon/opiniao/o-elogio-da-polemica-1831125">https://www.publico.pt/2018/05/21/culturaipsilon/opiniao/o-elogio-da-polemica-1831125</text:a></text:p>
          </table:table-cell>
          <table:table-cell table:number-columns-repeated="246"/>
        </table:table-row>
        <table:table-row table:style-name="ro1">
          <table:table-cell office:value-type="string">
            <text:p>5cf46fe7896a7fea0600635a</text:p>
          </table:table-cell>
          <table:table-cell office:value-type="string">
            <text:p>Pela reforma urgente dos estatutos do Sporting</text:p>
          </table:table-cell>
          <table:table-cell office:value-type="string">
            <text:p>['Pedro Borges de Lemos']</text:p>
          </table:table-cell>
          <table:table-cell office:value-type="string">
            <text:p>A crise que se vive no Sporting Clube de Portugal não irá terminar a 23 do próximo mês, dia da Assembleia Geral da pretendida destituição de Bruno de Carvalho, porque o tempo que lhe é dado vai dar-lhe oportunidade para alistar tropas que possam vir a inverter os dados deste jogo. Mas, além da vantagem temporal, Bruno de Carvalho goza também de uma vantagem de ordem jurídica.

Decorre dos estatutos deste clube que os titulares dos órgãos sociais mantêm funções até à data da Assembleia Geral comum extraordinária que, com justa causa, venha a deliberar revogar os seus mandatos. Cabendo ao presidente da Mesa da Assembleia Geral, no caso de efetiva revogação, proceder à designação de uma comissão de gestão ou uma comissão de fiscalização, ou ambas, por período não superior a seis meses, que passe a gerir o clube.

Quer isto significar que Bruno de Carvalho poderá decidir o que quiser pelo menos até ao próximo dia 23, não estando condicionado às medidas correntes ou de caráter urgente como se verificaria numa administração de mera gestão, que seria o mais adequado a este caso. Mas mesmo na eventualidade de os sócios se decidirem pela destituição do conselho diretivo, Bruno de Carvalho poderá sempre usar do instituto da providência cautelar que tenha por fim a suspensão das deliberações sociais com base em eventuais irregularidades e vícios materiais que, uma vez atendida judicialmente, terá efeitos suspensivos, repõe a situação anterior e, até ser julgada a substância da própria providência, Bruno de Carvalho manterá o seu mandato.

Perante este aberrante cenário não estará na altura de, uma vez fechada esta crise, se reverem imediatamente os estatutos e serem os mesmos alterados, para evitar situações similares no futuro? Com um claro défice de legitimidade, Bruno de Carvalho vai-se mantendo, prejudicando dia a dia a imagem, os ativos e a credibilidade do clube.

Juridicamente ainda haveria a hipótese de recurso a um processo disciplinar como forma de obrigar à saída de Bruno de Carvalho e até de impedi-lo a uma recandidatura, mas seria a pior das soluções pela morosidade que implicaria e pelo facto de o conselho fiscal e disciplinar, uma vez que renunciou praticamente em bloco, estar muito fragilizado para liderar este processo.

É imperiosa para a salvaguarda da honra do SCP que a queda do atual conselho diretivo aconteça só e pela vontade dos sócios, daí o meio mais adequado ser aquele que está em curso. Restarão sempre as consequências negativas que se espera não sejam irreversíveis para o bom-nome do clube e para o valor da marca.

O autor escreve segundo o novo Acordo Ortográfico</text:p>
          </table:table-cell>
          <table:table-cell office:value-type="string">
            <text:p>É imperiosa para a salvaguarda da honra do clube que a queda do atual conselho diretivo aconteça só e pela vontade dos sócios.</text:p>
          </table:table-cell>
          <table:table-cell office:value-type="string">
            <text:p>Sports</text:p>
          </table:table-cell>
          <table:table-cell office:value-type="string">
            <text:p>['Bruno de Carvalho', 'Desporto', 'Futebol', 'Futebol nacional', 'Opinião', 'Sporting']</text:p>
          </table:table-cell>
          <table:table-cell office:value-type="string">
            <text:p>2018-05-25 11:51:27</text:p>
          </table:table-cell>
          <table:table-cell table:style-name="ce23" office:value-type="string" office:value="https://www.publico.pt/2018/05/25/desporto/opiniao/pela-reforma-urgente-dos-estatutos-do-sporting-1832105">
            <text:p><text:a xlink:href="https://www.publico.pt/2018/05/25/desporto/opiniao/pela-reforma-urgente-dos-estatutos-do-sporting-1832105">https://www.publico.pt/2018/05/25/desporto/opiniao/pela-reforma-urgente-dos-estatutos-do-sporting-1832105</text:a></text:p>
          </table:table-cell>
          <table:table-cell table:number-columns-repeated="246"/>
        </table:table-row>
        <table:table-row table:style-name="ro1">
          <table:table-cell office:value-type="string">
            <text:p>5cf46ffe896a7fea060063cb</text:p>
          </table:table-cell>
          <table:table-cell office:value-type="string">
            <text:p>A luz que começa a morrer (uma reflexão sobre o final da vida)</text:p>
          </table:table-cell>
          <table:table-cell office:value-type="string">
            <text:p>['Paula Martinho da Silva']</text:p>
          </table:table-cell>
          <table:table-cell office:value-type="string">
            <text:p>O final da vida não tem partido, religião, idade, movimento cívico. Por isso devemos falar sobre o tema abertamente, sem etiquetas e sem complexos. A morte deixou de ser a “morte natural” e passou a ser a “morte medicalizada”: mais de metade dos portugueses morrem hoje nos hospitais. Muitas vezes sós, muito sós. Com dor desnecessária, com desconforto, sem serem escutados, com medo daquela “luz que começa a morrer”.

O debate sobre o final da vida tem-se centrado sobretudo na dignidade humana e no confronto entre os princípios da inviolabilidade da vida e da autonomia da vontade. Lamentavelmente, não se focou na necessidade de promover os instrumentos de decisão e o diálogo médico-paciente, nem no acesso equitativo aos cuidados de saúde, nem no acompanhamento familiar e hospitalar do doente em final de vida.

Partiu-se rapidamente para a via legislativa, como se todos os caminhos estivessem percorridos e esgotados e, muitas vezes invocando que “o debate em sociedade já foi realizado”, apresenta-se a eutanásia e o suicídio assistido como “a” solução.

Então, por que é que as mais recentes tentativas internacionais para legislar sobre eutanásia foram rejeitadas?

O anterior Presidente da República francês, François Hollande, e o seu Governo socialista souberam interpelar a sociedade, e entender que o mais significativo ainda estava por cumprir: respeitar a vontade de cada um nas decisões sobre a sua saúde, aliás já consagradas na lei, mas raramente cumpridas.

Em Inglaterra, exemplo de país europeu na vanguarda do progresso científico, o Parlamento, em 2015, rejeitou maioritariamente a alteração da lei que despenalizaria a eutanásia. O Parlamento finlandês acabou de rejeitar há poucos dias um projeto lei de legalização da eutanásia. Continuam assim sós, na Europa, os mesmos três países onde é permitida a prática da eutanásia e do suicídio assistido (Bélgica, Holanda e Luxemburgo), a que se junta a Suíça (onde só é permitido o suicídio assistido).

Naturalmente que os debates continuam, como, aliás, é esperado em temas que estão longe de ser consensuais e sobre os quais existem profundas dúvidas e divergências.

O que já é consensual na sociedade portuguesa está ainda longe de ser resolvido na prática: quem acompanhou os 12 debates que, durante oito meses o CNECV [Conselho Nacional de Ética para as Ciências da Vida] organizou um pouco por todo o país sabe que uma preocupação fundamental dos cidadãos é a forma como se é ouvido, respeitado e acompanhado no final da vida.

Quantos de nós, em Portugal, como doentes, sentimos que nos ouvem, que nos informam e que cumprem as nossas decisões em saúde?

Recentemente, Barbara Bush, invocando uma “saúde declinante”, decidiu não continuar o seu tratamento médico e manter só os cuidados paliativos. A sua decisão foi respeitada. E muito bem. Como o seria hoje em Portugal? Será que cada um de nós teria essa oportunidade, o respeito pela vontade e a via paliativa para qualquer cidadão? Ou se continuaria obstinadamente a insistir? Ou se ignorava a decisão por não haver um serviço de cuidados paliativos ou formação para tal? Ou simplesmente porque, no hospital que nos coube em sorte, não há espaço, nem tempo, para nos dar a mão e ouvir?

No recente parecer do CNECV sobre esta matéria pode ler-se a constatação que cada um de nós já sentiu, de que “na sociedade atual existe uma desigualdade, ética e socialmente inaceitável, no acesso a cuidados e ao acompanhamento do doente em fase final de vida e da sua família/pessoas significativas. As iniquidades verificadas estão, em muito, relacionadas com determinantes de ordem social, económica, geográfica e individual dos cidadãos”.

Enquanto não existir equidade no acesso aos cuidados, como poderemos progredir? A resposta a esta iniquidade é a eutanásia? Que passo civilizacional pode ser dado e em nome de quem?

Os processos de decisão apressados são um risco que não deve ser assumido. Investigar erros nesse processo depois de se praticar uma eutanásia seriam necessários e justificados, mas muito tardios para quem já partiu apressadamente.

Na dúvida, a nossa obrigação é a de tomar decisões o mais prudentes possível. Não é vergonha nem retrocesso reconhecê-lo. O que constitui um verdadeiro retrocesso, eticamente inaceitável, é não saber parar quando é preciso, não estabelecer guidelines uniformes aplicáveis às manobras de não reanimação, aos critérios de tratamentos fúteis, não informar devidamente os pacientes, não ter tempo para dedicar, como refere o CNECV, “à apreciação da genuína expressão de uma vontade própria e a verificação da ausência de fatores externos que possam estar a condicionar a decisão de pedir a morte”, não investir numa cultura de humanidade.

E isto, sim, é verdadeiramente indigno.

A autora escreve segundo o novo Acordo Ortográfico</text:p>
          </table:table-cell>
          <table:table-cell office:value-type="string">
            <text:p>Quantos de nós, em Portugal, como doentes, sentimos que nos ouvem, que nos informam e que cumprem as nossas decisões em saúde?</text:p>
          </table:table-cell>
          <table:table-cell office:value-type="string">
            <text:p>Sci-Tech</text:p>
          </table:table-cell>
          <table:table-cell office:value-type="string">
            <text:p>['Bioética', 'Ciência', 'Conselho de bioética', 'Eutanásia', 'Opinião', 'Suicídio']</text:p>
          </table:table-cell>
          <table:table-cell office:value-type="string">
            <text:p>2018-05-28 07:00:00</text:p>
          </table:table-cell>
          <table:table-cell table:style-name="ce23" office:value-type="string" office:value="https://www.publico.pt/2018/05/28/ciencia/opiniao/a-luz-que-comeca-a-morrer-uma-reflexao-sobre-o-final-da-vida-1831101">
            <text:p><text:a xlink:href="https://www.publico.pt/2018/05/28/ciencia/opiniao/a-luz-que-comeca-a-morrer-uma-reflexao-sobre-o-final-da-vida-1831101">https://www.publico.pt/2018/05/28/ciencia/opiniao/a-luz-que-comeca-a-morrer-uma-reflexao-sobre-o-final-da-vida-1831101</text:a></text:p>
          </table:table-cell>
          <table:table-cell table:number-columns-repeated="246"/>
        </table:table-row>
        <table:table-row table:style-name="ro1">
          <table:table-cell office:value-type="string">
            <text:p>5cf46f80896a7fea06006160</text:p>
          </table:table-cell>
          <table:table-cell office:value-type="string">
            <text:p>Ter um ter um sonho não é só a prerrogativa dos grandes líderes mundiais</text:p>
          </table:table-cell>
          <table:table-cell office:value-type="string">
            <text:p>['João Palmeiro']</text:p>
          </table:table-cell>
          <table:table-cell office:value-type="string">
            <text:p>Eu tenho um sonho: um dia, as empresas de media serão o mais inovador sector de atividade no mundo porque as pessoas querem e precisam de confiar cada vez mais na nossa visão pluralista e diversificada, na nossa missão e na nossa curadoria.

Esta é a primeira e mais genérica lição que aprendi desde que estou no conselho do fundo da Digital News Initiative, do Google [O fundo DNI financia projectos inovadores de jornalismo na Europa; o PÚBLICO recebeu financiamento do fundo.]

Há quatro anos, quando este sonho começou a concretizar-se, depois de seis longos anos de construção, a única coisa que eu tinha certeza era que inovação nas redacções e nas empresas jornalísticas em geral era percebida principalmente a partir de um ponto de vista tecnológico e a maioria desse trabalho, no tempo, foi desenvolvido pela WAN-IFRA (cujo congresso mundial comemorativo dos seus 70 anos estamos a receber em Portugal) e por alguns fornecedores tecnológicos.

Telecomunicações, fornecedores de redes e internet, agregadores e redes sociais pertenciam a um outro mundo, apenas este restrito e técnico mundo, que era, até então, apenas fornecedor para a nossa tarefa quando investigamos e difundimos ou distribuímos informação jornalística e noticiosa.

Mas o mundo estava a mudar e, um dia, contemplando os biombos Namban num museu em Lisboa (do século XVII do Japão, retratando o comércio português na Ásia), percebi que as diferenças no futuro dos meios de comunicação não estavam só na venda de conteúdos, publicidade ou ajudas do estado como as concebemos nesta indústria. Estava também na cultura das organizações e na liderança das pessoas.

A mudança deve ser centrada na inovação, no produto em si. Como Marshall McLuhan disse tão fortemente (e eu estava lá na Unesco, ouvindo essas palavras mágicas), os meios de comunicação são a mensagem, que tem de ser equilibrada entre o conteúdo e plataformas.

Mas tem que ser uma mensagem de liberdade de imprensa, de independência e autonomia, de diversidade e de pluralismo. Como Sean McBride escreveu no relatório “Um mundo muitas vozes” (e algumas poucas linhas lá eram minhas), tem de ser uma mensagem também sobre a vida que nos rodeia, seja para prazer ou tristeza, por cultura ou pelo ambiente.

A segunda lição que aprendi nestes anos no conselho do DNI é que é possível fazer inovação a partir das redações e das empresas jornalísticas, independentemente da situação económica, da dimensão ou do ambiente político de cada Estado membro da União Europeia. O maior projeto apoiado pelo Fundo nasceu em Portugal e reúne pela primeira vez na Europa empresas de media de diferente âmbito e dimensão.

A terceira lição é que também é muito importante informar sobre os projetos e seus impactos no chamado ecossistema comunicacional. Só assim, os impactos – que, sublinho, são muito semelhantes por toda a Europa – podem servir de exemplo e de incentivo para outros apoios e outros fundos, complementando assim outra das missões em que sempre acreditei que é a de acordar consciências e mobilizar boas vontades.

Sempre a pensar na liberdade de imprensa e de informação.

Por isso, não posso deixar de referir que, de entre os mais de três mil projetos analisados e das centenas de projetos apoiados, os que sempre me vêm à memória são os que tiveram e estão a ter impacto direto na possibilidade de aumentar a diversidade e o pluralismo da informação.

Não se estranhará que sejam projetos pensados e estruturados na Polónia ou na Hungria ou nas mais distantes fronteiras orientais da Europa. Mas são também projetos que visam facilitar a igualdade de género, quer no tratamento da informação, quer no acesso à actividade, traduzindo preocupações que todos partilhamos.

Recordo também projetos que visam melhorar o acesso a informação das comunidades europeias espalhadas pelo mundo, integrando esses europeus (portugueses, irlandeses, espanhóis, croatas ou gregos) na vasta circulação de informação noticiosa e jornalística sobre ou com origem na Europa.

Ao aproximarmo-nos do final do primeiro envelope de financiamento do fundo (falta neste momento conhecer os resultados da 5ª ronda e lançar a seguir a 6ª) posso afirmar que, na Europa (e mesmo nalgumas regiões do mundo que nos acompanham mais de perto o que por cá se passa pela facilidade das suas línguas veiculares), nada será como antes no reino da inovação nas empresas europeias de comunicação social.

Ao abordar um novo ciclo de financiamento – e sem esquecer que a monetização foi uma preocupação e um objetivo transversal das rondas já executadas – as empresas europeias de media, os seus colaboradores e em especial os jornalistas estão preparados para olhar para o mundo digital com novas armas e competências, reduzindo assim o impacto concorrencial negativo em que se sentiam fechados.

O trabalho a fazer é continuadamente o de afirmar que o DNI apenas vai à frente no tempo e, com informação transparente e continuada, abre novas oportunidades e sustenta a diversidade e o pluralismo na sociedade da informação, o que afinal justifica todo o esforço e interesse que os meus colegas de conselho, os responsáveis técnicos na análise dos projetos e os criadores do fundo têm feito para assegurar que o fundo é mais do que uma porção de dinheiro – é um verdadeiro projeto de luta e suporte por um vibrante e independente jornalismo no século XXI.

João Palmeiro é presidente da Associação Portuguesa de Imprensa e presidente do conselho do fundo Google DNI.</text:p>
          </table:table-cell>
          <table:table-cell office:value-type="string">
            <text:p>É possível fazer inovação a partir das redações e das empresas jornalística, independentemente da situação económica, da dimensão ou do ambiente político de cada Estado membro.</text:p>
          </table:table-cell>
          <table:table-cell office:value-type="string">
            <text:p>Sci-Tech</text:p>
          </table:table-cell>
          <table:table-cell office:value-type="string">
            <text:p>['Imprensa', 'Jornalismo', 'Opinião', 'Tecnologia']</text:p>
          </table:table-cell>
          <table:table-cell office:value-type="string">
            <text:p>2018-06-07 13:11:58</text:p>
          </table:table-cell>
          <table:table-cell table:style-name="ce23" office:value-type="string" office:value="https://www.publico.pt/2018/06/07/tecnologia/opiniao/ter-um-ter-um-sonho-nao-e-so-a-prerrogativa-dos-grandes-lideres-mundiais-1833571">
            <text:p><text:a xlink:href="https://www.publico.pt/2018/06/07/tecnologia/opiniao/ter-um-ter-um-sonho-nao-e-so-a-prerrogativa-dos-grandes-lideres-mundiais-1833571">https://www.publico.pt/2018/06/07/tecnologia/opiniao/ter-um-ter-um-sonho-nao-e-so-a-prerrogativa-dos-grandes-lideres-mundiais-1833571</text:a></text:p>
          </table:table-cell>
          <table:table-cell table:number-columns-repeated="246"/>
        </table:table-row>
        <table:table-row table:style-name="ro1">
          <table:table-cell office:value-type="string">
            <text:p>5cf46f04896a7fea06005d72</text:p>
          </table:table-cell>
          <table:table-cell office:value-type="string">
            <text:p>Kafka chamado à caixa 13</text:p>
          </table:table-cell>
          <table:table-cell office:value-type="string">
            <text:p>['Joana Gonçalves de Sá']</text:p>
          </table:table-cell>
          <table:table-cell office:value-type="string">
            <text:p>No passado mês de Maio um grupo de cientistas publicou um Manifesto com preocupações sobre o estado da ciência em Portugal. Seguiu-se uma lista de perguntas concretas, que o sr. ministro da Ciência, Tecnologia e Ensino Superior disse estarem respondidas, apesar de não ter dado respostas públicas e claras aos mais de 5000 signatários. E esta semana a FCT anunciou o final do processo de avaliação das candidaturas submetidas em Maio do ano passado. Em tom quase triunfal, não faz qualquer referência aos enormes problemas deste concurso ou ao futuro, chegando até a gabar-se de este ter sido o concurso com a maior dotação de sempre.

Isto mostra uma profunda incompreensão pelas necessidades da actividade científica e, uma vez que claramente a nossa mensagem não parece estar a chegar à tutela, tento aqui, em nome individual, uma nova abordagem.

Quando no Manifesto nos referimos a graves problemas nos concursos (tanto para projectos de investigação como para contratação de investigadores) não estamos a questionar o nível do financiamento. Estamos sim a questionar a forma como este é disponibilizado.

Os concursos de financiamento abertos pela FCT são, para os investigadores, o equivalente a uma ida ao supermercado. Fazemos a nossa lista de compras cuidadosamente, em função da receita que vamos preparar, e esperamos que o supermercado abra. Imagine-se que, apesar de o supermercado prometer abrir todos os anos, passava um ano, e outro, e outro, e as portas continuavam fechadas. Quando já muitos cientistas estavam quase mortos de fome, anunciava-se a abertura. Mas este sol não nascia para todos. “Regras” definiam que só podiam entrar no supermercado uns poucos e só se descobria quase de véspera quais. A esses privilegiados era exigido que navegassem por corredores labirínticos (que por vezes mudam de lugar a meio) e, os que conseguissem chegar à caixa antes de o supermercado voltar a fechar, teriam de esperar meses pelos resultados. É com este tipo de imprevisibilidade que se espera que os cientistas trabalhem e compitam internacionalmente. Mas este processo conseguiu ser ainda mais insólito no único concurso de projectos aberto por esta tutela. Das suas muitas particularidades destaco apenas três: 1) não só os avaliadores científicos tinham vários problemas e enviesamentos, como as “receitas” também foram avaliadas por “operadores de caixa” não conhecidos, fazendo com que o resultado destas avaliações fosse quase uma lotaria. Existem cada vez mais casos de “receitas” muito bem avaliadas numa “caixa” que foram simplesmente reprovadas noutra; 2) um número recorde de projectos nem sequer “chegou à caixa”, por razões puramente burocráticas (por exemplo, foram para a caixa 13 em vez de irem para a caixa 14); 3) para “compensar” tanta confusão e arbitrariedade, o supermercado decidiu que ia pegar nos produtos que sobraram e, em vez de voltar a abrir a loja, dando oportunidade aos que não tinham conseguido chegar à caixa este ano, distribuir esses produtos pelos que, não tendo receitas excelentes, tinham pelo menos conseguido navegar pelos corredores todos. Como esta generosidade é feita à custa de novos concursos, é muito possível que a quase três anos sem financiamento se sigam mais três. Ter um banquete de vez em quando é bom, mas não quando este se faz às custas de não ter o que comer durante vários anos.

O que está a acontecer agora é que não só não sabemos quando (ou sequer se) o supermercado vai abrir como a própria tutela não parece preparada para o dizer. Respondem que não há dinheiro ou que estes concursos têm de seguir regras muito rígidas, num processo muito complexo. No entanto, vai sendo público (em parte pelos jornais!) que de vez em quando abre um talho cheio de bife do lombo com “caixa expresso”. Por exemplo, foi recentemente anunciado um programa de 120.000.000€ (120 milhões de euros) em parceria com o MIT, que se irá focar em ciência dos dados e inteligência artificial. Destes, metade irá financiar uma das mais ricas universidades americanas, em áreas em que a União Europeia compete directamente com os EUA. Antes, já tinham sido destinados 64.000.000€ para as parcerias com o MIT, CMU, UTA, Fraunhofer, todos programas na área das engenharias e inovação, que o próprio presidente da FCT assume não terem sido avaliados, não se conhecendo os seus efeitos ou impacto. E já este ano foram anunciados 10.000.000€ para ciência dos dados.

Se não menciono nenhum concurso por exemplo nas ciências biológicas, ou nas ciências sociais ou nas humanidades é porque, tanto quanto nos é dado saber, não abriu nenhum. Aparentemente há dinheiro mas só para o talho. A peixaria, a frutaria, a padaria, etc., continuam vazias. E se escrevo “tanto quanto nos é dado saber” é porque, na verdade, esta busca representa quase um projecto de investigação em si mesmo: desde 2015 que não são publicados planos de actividades ou relatórios de execução financeira. Não sabemos onde o dinheiro vai ser gasto nem onde está a ser gasto. A enorme falta de transparência da FCT parece ser um dos assuntos que não merece resposta pública.

Assim, o pedido no Manifesto é:

Que o supermercado abra pelo menos uma vez por ano;

Que se saiba quando é que vai abrir e que produtos vai oferecer;

Que as regras de entrada e os corredores sejam simples e conhecidos;

Que o principal critério para a distribuição dos produtos seja o mérito científico;

Que esta avaliação seja feita por colegas (pares) internacionais, com qualidade científica para a fazer;

Que, uma vez os produtos distribuídos, os cientistas tenham possibilidade de os usar, sem regras burocráticas que não se aplicam à natureza rápida e exigente da investigação científica.

Compreendo que seja mais atraente anunciar a construção de arranha-céus de ouro. Mas talvez seja importante explicar por que é que um país desenvolvido e democrático deve investir nesses arranha-céus quando nem sequer consegue garantir que o supermercado abra e que tenha o seu horário e as suas regras à porta. Isto é que é fundamental para a sobrevivência da ciência em Portugal. Isto é que tem de ser garantido para que nos possamos continuar a orgulhar de tantos “unicórnios”.

Declaração de conflito de interesses: a autora foi líder de uma das candidataturas a projectos considerada não elegível. No caso, em vez de orçamentar um contrato para doutorado durante 30 meses (obrigatório segundo a política do concurso), orçamentou apenas para 29,5 meses. Uma vez que só foi informada deste erro um ano após a submissão da candidatura, esta não foi a avaliação científica.</text:p>
          </table:table-cell>
          <table:table-cell office:value-type="string">
            <text:p>Os concursos de financiamento abertos pela FCT são, para os investigadores, o equivalente a uma ida ao supermercado.</text:p>
          </table:table-cell>
          <table:table-cell office:value-type="string">
            <text:p>Sci-Tech</text:p>
          </table:table-cell>
          <table:table-cell office:value-type="string">
            <text:p>['Bolsas de investigação', 'Ciência', 'Ensino Superior', 'Fundação para a Ciência e a Tecnologia', 'Investigação científica', 'Manuel Heitor', 'Ministério da Ciência', 'Opinião', 'Política científica']</text:p>
          </table:table-cell>
          <table:table-cell office:value-type="string">
            <text:p>2018-06-21 06:39:00</text:p>
          </table:table-cell>
          <table:table-cell table:style-name="ce23" office:value-type="string" office:value="https://www.publico.pt/2018/06/21/ciencia/opiniao/kafka-chamado-a-caixa-13-1835277">
            <text:p><text:a xlink:href="https://www.publico.pt/2018/06/21/ciencia/opiniao/kafka-chamado-a-caixa-13-1835277">https://www.publico.pt/2018/06/21/ciencia/opiniao/kafka-chamado-a-caixa-13-1835277</text:a></text:p>
          </table:table-cell>
          <table:table-cell table:number-columns-repeated="246"/>
        </table:table-row>
        <table:table-row table:style-name="ro1">
          <table:table-cell office:value-type="string">
            <text:p>5cf46dce896a7fea060044ea</text:p>
          </table:table-cell>
          <table:table-cell office:value-type="string">
            <text:p>Construções junto à Ponte da Arrábida. Como é possível?</text:p>
          </table:table-cell>
          <table:table-cell office:value-type="string">
            <text:p>['Odete Patrício', 'Álvaro Domingues', 'José Alberto Rio Fernandes']</text:p>
          </table:table-cell>
          <table:table-cell office:value-type="string">
            <text:p>O Douro é um rio que tem as margens escarpadas no tramo final do seu curso, algo muito raro, ou até, único. Por isso, as cidades de Porto e Gaia se fizeram junto a alguns dos seus pequenos afluentes (como o Rio da Vila e o Rio Frio), onde o declive era menor. Por isso, a urbanização tem valor cultural e paisagístico, numa formidável ligação entre a natureza e a construção e, por isso também, Porto e Gaia, junto ao Douro, têm paisagens de reconhecido valor, o que inclui as escarpas nuas nos lugares onde não foi possível construir, como bem se vê entre os Guindais e a Ponte Maria Pia e na última garganta do vale, já bem próximo do mar, onde não por acaso se fez a Ponte da Arrábida.

Junto ao rio, os edifícios – grandes como a Alfândega Nova, casario miúdo repetindo volumes e texturas, armazéns ou fábricas do tempo em que o Douro era o porto do Porto – deixaram uma marca de quem foi nascendo no tempo longo, sedimentou e criou uma identidade, uma atmosfera. A faina fluvial é agora outra. Aceleraram os tempos e querem-nos convencer que afinal os edifícios são apenas uma mercadoria formatada para fixar dinheiro que se multiplicará para produzir dinheiro, sem outro critério que não seja o santíssimo do mercado. Triste sina. Há quem pense até que o Estado é um estorvo (excepto se for para legitimar a selva ou para instrumentalizar) e a lei, um aborrecimento.

A massa bruta, arrumada em sólidos grandes como monos, com ou sem floreiras, pensados unicamente com a medida única de levar ao limite as vistas ilimitadas (com traseiras pró calhau). Que grandes são e que gritaria que fazem na agitação da cidade transformada em jogo do monopólio. Que modos tão rudes, vociferando sobre coisas tão delicadas como são aqueles traços comuns do viver em sociedade e em democracia, um mínimo de regras e transparências, de ética pública.

Causam uma inegável surpresa que por sua vez desencadeia uma pergunta óbvia: como é possível? Afinal, junto à ponte, os imóveis em construção estão localizados em “solos afetos à estrutura ecológica”, de acordo com o PDM, especificamente numa “área verde de enquadramento de espaço canal” e zona de “proteção de recursos naturais”... Sendo assim, como foi possível aprovar o pedido de licenciamento em junho de 2017 e emitir a licença de construção em novembro de 2017? Direitos adquiridos? Como, quando e porquê?

Além disso, a legislação estabelece que: todos os monumentos têm o seu enquadramento paisagístico objeto de tutela reforçada; nenhuma intervenção relevante a realizar nas proximidades de um imóvel classificado ou em vias de classificação pode perturbar significativamente a perspetiva ou contemplação do bem.

As construções encontram-se muito próximas de um monumento nacional, classificado em junho de 2013, e têm impactos diretos na leitura da ponte. Mesmo assim, o licenciamento é deferido?

E a lei diz ainda: todos os monumentos devem dispor de uma zona especial de proteção (ZEP), nas quais não podem ser concedidas licenças sem prévio parecer favorável da administração do património competente. Sendo certo que, na tramitação do processo de classificação da ponte, foi elaborada uma proposta de ZEP com uma área de 200 metros a montante e 200 metros a jusante da Ponte, e que foi, em setembro de 2012, aprovada pela direção do Igespar, por que razão não foi publicada aquando da classificação da ponte, em junho de 2013? E devendo a ZEP ser definida no prazo máximo de 18 meses, após a classificação, por que razão, hoje, passados cinco anos, ainda não há ZEP?

Como se explica ainda que um pedido de licenciamento tenha sido deferido em março de 2013, quando o pedido de classificação da ponte deu entrada em julho de 2010, o que tem efeitos suspensivos para a concessão de licenças?

A classificação gera ainda a caducidade dos procedimentos, licenças e autorizações já atribuídas e obriga o município (Câmara Municipal do Porto), em parceria com órgão responsável pelo património cultural (Direção Regional de Cultura do Norte, DRCN), ao estabelecimento de um plano de pormenor de salvaguarda para a área a proteger. E que, até à elaboração desse plano, a concessão de licenças ou a realização de obras já licenciadas dependem de parecer prévio favorável da administração do património cultural competente.

Ora, tendo sido emitido, pela DRCN, em 2015, um parecer negativo para cada um dos edifícios a construir, por que razão não foi considerado?

Como se explica ainda que, aquando de um novo pedido de licenciamento, já em 2017, tenham sido emitidos, pela Direção Municipal do Urbanismo, exatamente no mesmo dia (02.06.2017), dois pareceres contraditórios, um desfavorável e um outro favorável, tendo sido afastado o responsável que deu parecer desfavorável e nomeado, como responsável pelo projeto, o que deu o parecer favorável?

E o regulamento municipal terá sido cumprido quanto à acessibilidade dos bombeiros pela retaguarda do imóvel, em caso de emergência?

E que dizer das muitas dúvidas quanto aos procedimentos de apropriação e transmissão da propriedade, incluindo uma escarpa?

E por que razão a APDL não foi consultada, quando a lei o obriga?

E por que razão não se pronunciou a CCDRN sobre a construção, quando tem o poder de embargo em quaisquer operações urbanísticas desconformes com o disposto em plano municipal e a obrigação de emitir, na qualidade de única entidade coordenadora, territorialmente competente, uma decisão global e vinculativa de toda a administração, sempre que existam outras instituições envolvidas?

Pelo licenciamento, pela posse e dimensão do terreno, por aquilo a que obriga a classificação da Ponte da Arrábida como monumento nacional, pela ausência de pareceres obrigatórios, não serão as construções da Arrábida ilegais?

Se assim é, o que explica a inação da Câmara Municipal do Porto? E da Direção Regional de Cultura do Norte? E da Administração de Portos do Douro e Leixões? E da Comissão de Coordenação da Região Norte?

Os autores escrevem segundo o novo Acordo Ortográfico</text:p>
          </table:table-cell>
          <table:table-cell office:value-type="string">
            <text:p>Pelo licenciamento, pela posse e dimensão do terreno, por aquilo a que obriga a classificação da Ponte da Arrábida como monumento nacional, pela ausência de pareceres obrigatórios, não serão as construções da Arrábida ilegais?</text:p>
          </table:table-cell>
          <table:table-cell office:value-type="string">
            <text:p>Local</text:p>
          </table:table-cell>
          <table:table-cell office:value-type="string">
            <text:p>['Câmara do Porto', 'Local', 'Opinião', 'Património', 'Ponte da Arrábida', 'Porto', 'Urbanismo']</text:p>
          </table:table-cell>
          <table:table-cell office:value-type="string">
            <text:p>2018-07-11 06:59:00</text:p>
          </table:table-cell>
          <table:table-cell table:style-name="ce23" office:value-type="string" office:value="https://www.publico.pt/2018/07/11/local/opiniao/construcoes-junto-a-ponte-da-arrabida-como-e-possivel-1836593">
            <text:p><text:a xlink:href="https://www.publico.pt/2018/07/11/local/opiniao/construcoes-junto-a-ponte-da-arrabida-como-e-possivel-1836593">https://www.publico.pt/2018/07/11/local/opiniao/construcoes-junto-a-ponte-da-arrabida-como-e-possivel-1836593</text:a></text:p>
          </table:table-cell>
          <table:table-cell table:number-columns-repeated="246"/>
        </table:table-row>
        <table:table-row table:style-name="ro1">
          <table:table-cell office:value-type="string">
            <text:p>5cf46dd5896a7fea06004525</text:p>
          </table:table-cell>
          <table:table-cell office:value-type="string">
            <text:p>Há que acabar com a lógica torneira aberta ou fechada na contratação científica</text:p>
          </table:table-cell>
          <table:table-cell office:value-type="string">
            <text:p>['David Marçal']</text:p>
          </table:table-cell>
          <table:table-cell office:value-type="string">
            <text:p>É meritória a iniciativa de alterar o panorama de abuso das bolsas de investigação científica que prevalece há décadas em Portugal. Por muitas confusões que essa transição possa gerar, é incomparavelmente melhor fazer alguma coisa para alterar isso do que não fazer nada. A actual tutela da ciência e os deputados da Assembleia da República merecem ser creditados por essa iniciativa, que é uma nova política para a ciência em Portugal. Trocar bolsas para doutorados por contratos de trabalho, mesmo que a prazo, é o patamar mínimo de decência neste momento.

Muitos dirigentes das instituições têm oferecido enorme resistência a este pacote de medidas. As instituições estão viciadas em bolsas e habituadas a planear as suas actividades tendo como referência o custo dos bolseiros. Foi o baixo custo das bolsas que permitiu o necessário e rápido crescimento do sistema científico em Portugal. Mas um contrato de trabalho a que corresponda o mesmo valor líquido de uma bolsa custa o dobro a quem paga, porque incorpora os custos da protecção social dos trabalhadores. As instituições e o país têm de assumir que custa mais contratar um investigador doutorado do que custava: custa o dobro. E isso é justo.

Na recente legislação de estímulo ao emprego científico persiste a lógica de torneira aberta/torneira fechada, que tem pautado a contratação científica em Portugal (não é de agora). Há alturas em que estão abertos concursos e contratam-se 2000 ou 3000 pessoas. Depois a torneira fecha e passam-se cinco ou dez anos sem que se contrate praticamente ninguém, por muita competência que tenham os potenciais candidatos. Isso é seleccionar com base na data de nascimento. O ideal seria que as oportunidades de contratação fossem regulares: por exemplo 300 ou 400 pessoas por ano, todos os anos, sem interrupções.

Claro que neste momento, tendo em conta a acumulação de doutorados em bolsas, com legítimas aspirações a um contrato de trabalho, se torna difícil dizer “vocês são 5000, mas só vão ser abertos 300 lugares porque temos de pensar nas oportunidades das pessoas que estão agora a iniciar um doutoramento”. Esse tipo de opção implicaria deitar para fora do sistema científico milhares de pessoas no presente (como aliás, tem acontecido) de modo a salvaguardar oportunidades para os doutorados do futuro. Não é fácil a transição de um sistema de torneira aberta e fechada para um sistema de rega contínua gota a gota.

Passar a generalidade das bolsas de pós-doutoramento a contratos de trabalho tem um mérito indiscutível. Mas é fundamental a transição para um sistema de contratação regular e não de enxurradas de contratos imprevisivelmente espaçadas. E isso deve obviamente incluir concursos para a entrada nos quadros das instituições, que sejam verdadeiramente abertos e não feitos a piscar o olho a um candidato específico.</text:p>
          </table:table-cell>
          <table:table-cell office:value-type="string">
            <text:p>Passar a generalidade das bolsas de pós-doutoramento a contratos de trabalho tem um mérito indiscutível, mas é fundamental a transição para um sistema de contratação regular.</text:p>
          </table:table-cell>
          <table:table-cell office:value-type="string">
            <text:p>Sci-Tech</text:p>
          </table:table-cell>
          <table:table-cell office:value-type="string">
            <text:p>['Bolsas de investigação', 'Ciência', 'Emprego científico', 'Opinião', 'Política científica']</text:p>
          </table:table-cell>
          <table:table-cell office:value-type="string">
            <text:p>2018-07-12 11:03:41</text:p>
          </table:table-cell>
          <table:table-cell table:style-name="ce23" office:value-type="string" office:value="https://www.publico.pt/2018/07/12/ciencia/opiniao/ha-que-acabar-com-a-logica-torneira-aberta-ou-fechada-na-contratacao-cientifica-1837737">
            <text:p><text:a xlink:href="https://www.publico.pt/2018/07/12/ciencia/opiniao/ha-que-acabar-com-a-logica-torneira-aberta-ou-fechada-na-contratacao-cientifica-1837737">https://www.publico.pt/2018/07/12/ciencia/opiniao/ha-que-acabar-com-a-logica-torneira-aberta-ou-fechada-na-contratacao-cientifica-1837737</text:a></text:p>
          </table:table-cell>
          <table:table-cell table:number-columns-repeated="246"/>
        </table:table-row>
        <table:table-row table:style-name="ro1">
          <table:table-cell office:value-type="string">
            <text:p>5cf46dd8896a7fea0600453d</text:p>
          </table:table-cell>
          <table:table-cell office:value-type="string">
            <text:p>“O mérito das actuais medidas preconizadas é reduzido e efémero”</text:p>
          </table:table-cell>
          <table:table-cell office:value-type="string">
            <text:p>[' Margarida Santos-Reis']</text:p>
          </table:table-cell>
          <table:table-cell office:value-type="string">
            <text:p>A precaridade dos investigadores é injusta socialmente e o seu combate é uma prioridade. Por outro lado, a política de restrição na contratação pública provocou a contração e envelhecimento do corpo docente das universidades, hoje já claramente deficiente face às necessidades. Em dez anos quase todas irão perder cerca de um terço do seu corpo docente num período tão curto que compromete a transmissão do conhecimento acumulado às gerações futuras. Estamos perante duas realidades distintas, mas relacionadas, que urge corrigir com carácter de urgência. Contudo, as medidas em curso não só não resolvem o primeiro problema, como geram injustiças e são insensíveis ao segundo.

No caso dos bolseiros, é-lhes oferecido um contrato a termo com poucas probabilidades de ser renovado por falta de disponibilidade orçamental. No caso da integração forçada dos investigadores através do PREVPAP (Programa de Regularização de Vínculos Precários na Administração Pública), acresce ainda a obrigação de integração com contratos sem termo, simplesmente por ordem ministerial ou sindical, gerando injustiças e violando a autonomia das instituições. Na génese do problema está a política de anos de financiamento com dissociação do binómio investigação-ensino. O recrutamento de bolseiros foi sendo definido pelas unidades de investigação seguindo, naturalmente, estratégias não necessariamente alinhadas com as das instituições de ensino que as acolhem.

Diria que o mérito das actuais medidas preconizadas é reduzido, efémero, e enganador para a maioria dos investigadores visados, e põe em risco a sustentabilidade das instituições.

A solução para a questão do emprego científico poderia ser simples: 1) reforçar o orçamento do Estado para as instituições de ensino superior, garantindo uma política integrada de contratação que concilie as necessidades de investigação e docência e permitindo absorver os investigadores precários que contribuam de forma inequívoca para o bom desempenho das universidades; 2) criar uma carreia única que flexibilize as funções docência-investigação com base nas necessidades a cada momento ou, numa primeira fase, permitir a mobilidade entre carreiras.</text:p>
          </table:table-cell>
          <table:table-cell office:value-type="string">
            <text:p>A precaridade dos investigadores é injusta socialmente e o seu combate é uma prioridade. Por outro lado, a política de restrição na contratação pública provocou a contração e envelhecimento do corpo docente das universidades, hoje já claramente defi</text:p>
          </table:table-cell>
          <table:table-cell office:value-type="string">
            <text:p>Sci-Tech</text:p>
          </table:table-cell>
          <table:table-cell office:value-type="string">
            <text:p>['Bolsas de investigação', 'Ciência', 'Emprego científico', 'FCT', 'Ministério da Ciência', 'Opinião', 'Política científica', 'Universidade']</text:p>
          </table:table-cell>
          <table:table-cell office:value-type="string">
            <text:p>2018-07-12 14:25:09</text:p>
          </table:table-cell>
          <table:table-cell table:style-name="ce23" office:value-type="string" office:value="https://www.publico.pt/2018/07/12/ciencia/opiniao/o-merito-das-actuais-medidas-preconizadas-e-reduzido-e-efemero-1837765">
            <text:p><text:a xlink:href="https://www.publico.pt/2018/07/12/ciencia/opiniao/o-merito-das-actuais-medidas-preconizadas-e-reduzido-e-efemero-1837765">https://www.publico.pt/2018/07/12/ciencia/opiniao/o-merito-das-actuais-medidas-preconizadas-e-reduzido-e-efemero-1837765</text:a></text:p>
          </table:table-cell>
          <table:table-cell table:number-columns-repeated="246"/>
        </table:table-row>
        <table:table-row table:style-name="ro1">
          <table:table-cell office:value-type="string">
            <text:p>5cf46de3896a7fea0600458c</text:p>
          </table:table-cell>
          <table:table-cell office:value-type="string">
            <text:p>Um plano para o sistema de ciência, tecnologia e ensino superior</text:p>
          </table:table-cell>
          <table:table-cell office:value-type="string">
            <text:p>['Filipa Vala']</text:p>
          </table:table-cell>
          <table:table-cell office:value-type="string">
            <text:p>Fui estudante de Erasmus na Universidade de Amsterdão e fiquei para o mestrado: nesse período, fui técnica-júnior de laboratório, ou seja, exerci um trabalho – contrato com direitos. Depois do mestrado fiz o doutoramento e, a meio deste, participei no movimento que exigia que os doutorandos fossem reconhecidos como trabalhadores – e não como bolseiros. Na sequência desse processo, os doutorandos holandeses passaram a ser avaliados ao fim de dois anos, altura em que se decide se prosseguem ou não: são bolseiros durante os primeiros dois anos e têm contratos de trabalho nos dois anos seguintes. Isto foi em 1998.

Vinte anos volvidos, em Portugal, continua a não se reconhecerem técnicos, investigadores, comunicadores e gestores de ciência como trabalhadores: o sistema de ciência, tecnologia e ensino superior (SCTES) é alimentado à força de bolsas. No que respeita a trabalho e carreiras, Portugal não tem hoje um SCTES atrasado em relação ao dos Países Baixos em 1998: o perfil laboral atual do nosso SCTES nunca existiu sequer nos Países Baixos.

O decreto-lei de 2016 para o emprego científico (e lei de 2017) cria uma carreira à margem de duas já existentes (investigador e docente) e destina-se apenas a doutorados. Mesmo assim não os abrange a todos; mesmo assim não está a ser implementado nos prazos definidos; mesmo assim não há sanções para as instituições que não cumpram a lei.

Não há mais sector profissional nenhum em que tenha de se ser doutorado para se ser reconhecido como trabalhador. E não há certamente SCTES nenhum no mundo com que nos desejemos comparar – em termos de contribuições científicas, de impacto na economia e na inovação –, que sobreviva oferecendo aos seus profissionais a gloriosa perspetiva de poder fazer uma carreira inteira sem fazer carreira nenhuma.

A precariedade no SCTES não se combaterá sem aumentar a dotação orçamental e a sua taxa de execução. Mas não basta isso: o SCTES precisa de um plano legislativo de raiz que defina as carreiras e o perfil institucional e laboral das unidades de investigação científica – sejam públicas ou privadas – elegíveis para financiamento da Fundação para a Ciência e a Tecnologia (provenha este de fundos nacionais ou europeus). Tal plano terá obrigatoriamente de passar por uma revisão do Regime Jurídico das Instituições de Ensino Superior (RJIES) que se tornaram uma força de bloqueio às (já de si insuficientes) iniciativas de combate à precariedade.

A autora segue o novo Acordo Ortográfico</text:p>
          </table:table-cell>
          <table:table-cell office:value-type="string">
            <text:p>E não há certamente nenhum sistema científico com que nos desejemos comparar que sobreviva oferecendo aos seus profissionais a gloriosa perspetiva de poder fazer uma carreira inteira sem fazer carreira nenhuma.</text:p>
          </table:table-cell>
          <table:table-cell office:value-type="string">
            <text:p>Sci-Tech</text:p>
          </table:table-cell>
          <table:table-cell office:value-type="string">
            <text:p>['Bolsas de investigação', 'Bolseiros', 'Ciência', 'Emprego científico', 'Ensino Superior', 'FCT', 'Ministério da Ciência', 'Opinião', 'Política científica', 'Unidades de investigação', 'Universidades']</text:p>
          </table:table-cell>
          <table:table-cell office:value-type="string">
            <text:p>2018-07-12 21:41:46</text:p>
          </table:table-cell>
          <table:table-cell table:style-name="ce23" office:value-type="string" office:value="https://www.publico.pt/2018/07/12/ciencia/opiniao/um-plano-para-o-sistema-de-ciencia-tecnologia-e-ensino-superior-1837855">
            <text:p><text:a xlink:href="https://www.publico.pt/2018/07/12/ciencia/opiniao/um-plano-para-o-sistema-de-ciencia-tecnologia-e-ensino-superior-1837855">https://www.publico.pt/2018/07/12/ciencia/opiniao/um-plano-para-o-sistema-de-ciencia-tecnologia-e-ensino-superior-1837855</text:a></text:p>
          </table:table-cell>
          <table:table-cell table:number-columns-repeated="246"/>
        </table:table-row>
        <table:table-row table:style-name="ro1">
          <table:table-cell office:value-type="string">
            <text:p>5cf46cea896a7fea06003dd2</text:p>
          </table:table-cell>
          <table:table-cell office:value-type="string">
            <text:p>O Dia Mundial da Liberdade de Pensamento visto por uma cientista</text:p>
          </table:table-cell>
          <table:table-cell office:value-type="string">
            <text:p>['Maria Serrano Correia']</text:p>
          </table:table-cell>
          <table:table-cell office:value-type="string">
            <text:p>Das várias definições de “liberdade” guardo a que transcrevi porque me transporta para o lado mais puro de ser cientista. Poder pensar segundo a sua vontade. Extrapolando, para além de pensar: escolher, fazer, investigar segundo a sua vontade e a sua consciência.

“Eu sou eu e a minha circunstância”, tal como aprendemos com Ortega y Gasset, e portanto até a nossa liberdade tem condicionantes, sejam elas fruto da época e lugar em que vivemos, sociopolíticas e económicas, ou mesmo a ética e a própria consciência.

A liberdade científica não é exceção e a força das circunstâncias também vai dirigindo o leme. Se não fossem as forças imperiais e o capitalismo, provavelmente Cristóvão Colombo nunca teria chegado à América, nem Neil Armstrong teria chegado à Lua. Robert Oppenheimer, para muitos o “pai” da bomba atómica, veio mais tarde, no pós guerra, em virtude da sua consciência, usar o seu poder para conter a competição por armas nucleares entre diferentes potências mundiais.

Ressalva feita, foco-me no sabor da mais purista da liberdade intrínseca da qual os cientistas gozam pela associação permanente que vivem com a inovação e criatividade no exercício da sua profissão.

Esta é uma das arestas que considero mais bonitas na investigação científica praticada na academia: a liberdade para se estudar e explorar o que se quer. Pode não acontecer o mesmo quando se é cientista numa empresa – cuja missão deve ser cumprida – e que é igualmente nobre e necessário. Mas centremo-nos no primeiro caso, na vertente de procura desinteressada de conhecimento para além da satisfação da curiosidade na sua essência, ainda que sempre inserida no contexto que lhe é contemporâneo, para assinalar o Dia Mundial da Liberdade de Pensamento, que se celebra hoje, 14 de Julho.

Ser cientista num centro de investigação ou numa universidade é sinónimo de liberdade de pensamento, é decidir usar a vida para estudar obedecendo à própria curiosidade.

Ser cientista é observar um assunto, colocar perguntas, testar hipóteses, obter respostas e chegar aos resultados.

Descobrir o como e o porquê. De quê? De tudo. Nem o céu é o limite. Simplesmente do que quisermos e nos propusermos a estudar. Sem limitações. Sem responder a metas económicas, a estratégias empresariais ou multinacionais.

É saber estar atento às surpresas, ao que é atípico. É ir para além do que se está à procura e deixar-se ser surpreendido pelo inesperado. É encontrar respostas que nem se estavam à procura ao tropeçar num resultado e deixar-nos levar por ele. É seguir-lhe o rasto e por vezes dar de caras com novas descobertas aquém da premissa inicial.

O caminho vai-se fazendo, a cada resultado, que direciona e indica o caminho para o passo seguinte, com a vontade genuína de se estudar o que se gosta e explorar essa paixão.

É estudar medusas porque sim e porque se quer. Ou borboletas. Ou o ADN. Ou tintas. Ou madeira. Ou números. Ou… Poderia até parecer egoísta se ignorássemos os tremendos avanços científicos e tecnológicos que daí advém para a humanidade.

Uma retrospetiva histórica ensina-nos rapidamente que muitos avanços na biomedicina têm na sua génese passos dados na investigação fundamental. Para os mais céticos, a desconfiança é combatida pelos indicadores objetivos que mostram os ganhos societais alavancados por descobertas da ciência básica.

Um exemplo clássico é o Prémio Nobel da Química atribuído em 2008 a Martin Chalfie, Osamu Shimomura e Roger Tsien pela sua descoberta da proteína verde fluorescente (GFP, na sigla em inglês) a partir do seu estudo em medusas. A GFP é uma proteína que existe naturalmente nas medusas e emite luz verde. Foi descoberta e isolada nos anos 60 e só mais tarde, nos anos 90, a aplicação desta descoberta foi aprimorada. Desde então esta proteína revolucionou a investigação biomédica, pois funciona como marcador de expressão genética e localização de proteínas dentro das células e em tecidos. Hoje em dia os cientistas podem marcar e seguir células tumorais, podem localizar proteínas dentro de uma célula para estudar a sua distribuição ou até descobrir por onde determinada proteína viaja num peixe-zebra, entre muitas mais possibilidades. Foi uma descoberta que revolucionou a investigação biomédica e que resultou da liberdade que investigadores tiveram em estudar medusas! Pode até ser excêntrico mas só veio provar que podemos conhecer o ponto de partida do nosso estudo mas que são inimagináveis os vários pontos de chegada.

A investigação científica é um processo contínuo e multidisciplinar. A montante temos a investigação fundamental que gera a matéria-prima para que a investigação aplicada, a jusante, possa melhorar a vida das pessoas, expandir empresas e impulsionar a economia.

Mas, como em tudo na vida, uma boa e agradável dose de liberdade traz acoplada uma dose igual de responsabilidade. E com a liberdade de pensamento que praticamos enquanto cientistas no dia-a-dia temos o direito e o dever de o fazer ao serviço de um bem maior e do bem comum. Há, por exemplo, inúmeros cientistas a dar aulas, e num efeito multiplicador, estimulam em cadeia a liberdade de pensamento nos seus alunos e esta é quase um prazer moral numa era em que aprendemos a ser cautelosos com as palavras e com tudo o que se expõe.

A liberdade de pensamento é tão intrínseca nos cientistas, quase visceral diria, que se torna o lado artístico da ciência ou quiçá uma ousadia.

A autora segue o novo Acordo Ortográfico</text:p>
          </table:table-cell>
          <table:table-cell office:value-type="string">
            <text:p>Liberdade (substantivo feminino, do latim libertate): capacidade própria do ser humano de escolher de forma autónoma, segundo motivos definidos pela sua consciência (in Dicionário da Língua Portuguesa da Porto Editora).</text:p>
          </table:table-cell>
          <table:table-cell office:value-type="string">
            <text:p>Sci-Tech</text:p>
          </table:table-cell>
          <table:table-cell office:value-type="string">
            <text:p>['Cientistas', 'Ciência', 'Investigação científica', 'Liberdade', 'Liberdade de expressão', 'Liberdade de imprensa', 'Opinião', 'Pensamento']</text:p>
          </table:table-cell>
          <table:table-cell office:value-type="string">
            <text:p>2018-07-14 08:01:00</text:p>
          </table:table-cell>
          <table:table-cell table:style-name="ce23" office:value-type="string" office:value="https://www.publico.pt/2018/07/14/ciencia/opiniao/o-dia-mundial-da-liberdade-de-pensamento-visto-por-uma-cientista-1837925">
            <text:p><text:a xlink:href="https://www.publico.pt/2018/07/14/ciencia/opiniao/o-dia-mundial-da-liberdade-de-pensamento-visto-por-uma-cientista-1837925">https://www.publico.pt/2018/07/14/ciencia/opiniao/o-dia-mundial-da-liberdade-de-pensamento-visto-por-uma-cientista-1837925</text:a></text:p>
          </table:table-cell>
          <table:table-cell table:number-columns-repeated="246"/>
        </table:table-row>
        <table:table-row table:style-name="ro1">
          <table:table-cell office:value-type="string">
            <text:p>5cf46d03896a7fea06003edc</text:p>
          </table:table-cell>
          <table:table-cell office:value-type="string">
            <text:p>O Esperanto em congresso mundial pela primeira vez em Portugal</text:p>
          </table:table-cell>
          <table:table-cell office:value-type="string">
            <text:p>['Miguel Faria Bastos']</text:p>
          </table:table-cell>
          <table:table-cell office:value-type="string">
            <text:p>Acontecerá, pela primeira vez em Portugal, o Congresso Universal de Esperanto, 103.º, entre os dias 28 de julho e 4 de agosto. Funcionará nas instalações da Reitoria e da Faculdade de Direito da Universidade Clássica de Lisboa, mas a inauguração será no Coliseu dos Recreios, na manhã do dia 29 de julho.

Será alto patrono do congresso o ministro da Cultura, Luís Castro Mendes. A Comissão de Honra é constituída por 13 figuras de primeiro plano nacional, entre as quais o ex-Presidente da República, general Ramalho Eanes, e o presidente da Câmara Municipal de Lisboa, Dr. Fernando Medina, do mundo das cátedras, chefia das Forças Armadas, Provedoria de Justiça, magistratura judicial do Supremo, carreira diplomática, artes plásticas, letras, difusão do português, jornalismo, vida desportiva.

Sob o lema “Culturas, línguas, globalização: Que rumo doravante?”, o Congresso tratará dos assuntos da associação-mor, que o patrocina, e da sua academia, assim como de Interlinguística, Planeamento linguístico e Esperantologia, mas configura-se, também, como uma constelação de congressos de associações territoriais e temáticas (científicas, profissionais, culturais, ideológicas, religiosas, etc.), clubes e grupos que constroem, para os congressistas, um universo de aulas, conferências, palestras e colóquios de plúrimos ramos de saber (tão diversos como a Economia, o Direito, a Medicina, a Informática, a Ecologia e a Astrofísica), assim como de artes cénicas e actividades lúdicas e desportivas. Antes, durante e depois do congresso haverá excursões de cunho cultural de lés-a-lés (Açores e Madeira incluídos).

Estima-se que o número de congressistas, vindos de todos os continentes, atinja 2500 (já quase chegou aos 6000 num congresso na Polónia). Durante o congresso será ministrado um curso de Português para estrangeiros e um curso de Esperanto para iniciados.

A única língua usada no congresso é o Esperanto – não havendo auriculares nem interpretação simultânea.

Criada no fim do séc. XIX, por L.L Zamenhof, judeu de nacionalidade polaca, mediante seleção metodológica de raízes, afixos e desinências, o Português é uma das sete línguas do mundo mais parecidas com o Esperanto, quanto a léxico, fonética, morfossintaxe e semântica.

O Esperanto tem servido como língua veicular em reuniões políticas de cúpula (caso das reuniões entre Franz Jonas, Presidente austríaco, e o Presidente Tito da Jugoslávia), na comunicação entre o Vaticano e o mundo católico (v.g., durante décadas, nas alocuções papais do Natal e da Páscoa), dentro do movimento ecológico e do movimento dos povos indígenas do planeta. Está também reconhecido há décadas como língua litúrgica da Igreja Católica e como língua ecuménica do serviço litúrgico da maioria das religiões cristãs (católica e ditas protestantes). A maior parte dos Papas das últimas décadas usaram o Esperanto como língua de comunicação residual, no fim de mais de 50, na alocução pascal e na natalícia dirigidas aos católicos de todo o mundo.

Há cerca de 30.000 obras publicadas em Esperanto (obras de raiz e traduções dos clássicos da antiguidade greco-romana e dos escritores mais reputados da Renascença e da actualidade, no campo literário, linguístico, científico, etc.). A Wikipédia esperantófona, em 2014, atingira já 200.000 artigos.

O Esperanto fez-se a partir dos ramos românico, germânico e eslavo das línguas da família indoeuropeia. O seu léxico deriva principalmente de sete línguas – Latim, Francês, Inglês, Alemão, Russo, Polaco e Italiano. Porque as palavras se formam nele a partir de raízes e desinências e, muitas vezes, de afixos ou pseudoafixos, qual magia de plasticidade e polimorfia, o Esperanto goza de uma superriqueza imensa em número de lexemas (formados por aglutinação) e em matizes semânticos. Pela sua regularidade (16 regras gramaticais fundamentais, sem excepções) e completude, o Esperanto alavanca a aprendizagem de outras línguas.

Na China, país com o maior número absoluto de falantes de Esperanto no mundo, este, por decreto do Governo de 1982, foi introduzido no currículo das universidades a par das línguas estrangeiras. Nesse país, catedráticos das cadeiras de Inglês e Latim costumam recomendar aos seus discentes a aprendizagem do Esperanto como língua propedêutica na mira daquelas duas.

O japonês Nitobe Inazo (1862-1933), académico cosmopolita (com cinco doutoramentos), enquanto subsecretário da Liga das Nações, após participar em 1921 no 13.º Congresso Universal de Esperanto, em Praga, fez um relatório oficial a propor o Esperanto como língua de trabalho no seio da Liga, mas a proposta frustrou-se com o veto da França.

A UNESCO, através de duas resoluções (uma tomada na Conferência Geral de Montevideu em 1954 e outra tomada na Conferência Geral de Sófia em 1985), recomendou a introdução do Esperanto no ensino das escolas e universidades de todos os seus países-membros.

Ainda à espera do reconhecimento como Património Imaterial da Humanidade, o Esperanto tem proteção especial, económica ou académica em vários países, tais como a República Popular da China, a Federação Russa, Brasil, Hungria, Holanda. Está reconhecido como língua literária pelo Pen Club Internacional e foi escolhido como língua preferida por plúrimas ONG e coletividades ecológicas e indígenas do planeta.

Mas não foi sempre assim: o Esperanto foi proibido e perseguido por regimes ditatoriais de sinais contrários, por exemplo, na URSS de Estaline, na Alemanha de Hitler, na Itália de Mussolini, na Roménia de Ceausescu, na Alemanha de Enver Hodja, na Espanha de Franco e, até, no Portugal de Salazar – com o pretexto de servir interesses antinacionais.

Em 2013, a cátedra de “Interlinguística e Esperanto”, da Universidade de Amesterdão, foi oficialmente colocada sob curadoria da AUE. Escolas de crianças geniais usam o Esperanto como disciplina de estimulação e medição da inteligência dos alunos. Foi inserido em mensagens colocadas em sondas norte-americanas de exploração espacial postas em órbita. Umberto Eco, autor do livro Em busca da língua perfeita, designou o Esperanto, em entrevista posterior, como a “língua ótima”.

Os portais da Net “lernu.net” e “duolingo” ensinam o Esperanto a curto prazo.

O autor escreve segundo o novo Acordo Ortográfico</text:p>
          </table:table-cell>
          <table:table-cell office:value-type="string">
            <text:p>Ainda à espera do reconhecimento como Património Imaterial da Humanidade, o Esperanto tem proteção especial, económica ou académica em vários países.</text:p>
          </table:table-cell>
          <table:table-cell office:value-type="string">
            <text:p>Culture</text:p>
          </table:table-cell>
          <table:table-cell office:value-type="string">
            <text:p>['Congresso', 'Cultura-Ípsilon', 'Línguas', 'Opinião']</text:p>
          </table:table-cell>
          <table:table-cell office:value-type="string">
            <text:p>2018-07-17 06:17:00</text:p>
          </table:table-cell>
          <table:table-cell table:style-name="ce23" office:value-type="string" office:value="https://www.publico.pt/2018/07/17/culturaipsilon/opiniao/o-esperanto-em-congresso-mundial-pela-primeira-vez-em-portugal-1838133">
            <text:p><text:a xlink:href="https://www.publico.pt/2018/07/17/culturaipsilon/opiniao/o-esperanto-em-congresso-mundial-pela-primeira-vez-em-portugal-1838133">https://www.publico.pt/2018/07/17/culturaipsilon/opiniao/o-esperanto-em-congresso-mundial-pela-primeira-vez-em-portugal-1838133</text:a></text:p>
          </table:table-cell>
          <table:table-cell table:number-columns-repeated="246"/>
        </table:table-row>
        <table:table-row table:style-name="ro1">
          <table:table-cell office:value-type="string">
            <text:p>5cf46d61896a7fea0600417e</text:p>
          </table:table-cell>
          <table:table-cell office:value-type="string">
            <text:p>Car sharing: libertar espaço e melhorar a mobilidade nas cidades</text:p>
          </table:table-cell>
          <table:table-cell office:value-type="string">
            <text:p>['Fernando Izquierdo']</text:p>
          </table:table-cell>
          <table:table-cell office:value-type="string">
            <text:p>Aquilo que até há relativamente pouco tempo não passava de uma visão para um futuro mais sustentável está a tornar-se rapidamente uma realidade. Temos à disposição tecnologias para uma mobilidade mais inteligente, com redução de emissões nocivas para o ambiente, autónomas e mais integradas com as nossas sociedades. As cidades, como Lisboa, podem e devem aproveitar esta nova realidade de forma a dar resposta a alguns dos maiores desafios das políticas ambientais e urbanas, como a poluição sonora e atmosférica.

O número de carros que chega à capital portuguesa tem vindo a aumentar. Todos os dias entram na cidade mais de 370 mil viaturas. Esta realidade coloca desde logo o desafio de tornar Lisboa uma cidade mais moderna, mais acessível e mais sustentável, assegurando o necessário equilíbrio económico e social e apostando no desenvolvimento de novas soluções. Por estas razões, é imprescindível criar alternativas para as pessoas e disponibilizar-lhes novas ferramentas e soluções. A pensar nesta oportunidade, a emov, a empresa que dirijo, trouxe para Lisboa, no passado mês de abril, o seu serviço de car sharing, oferecendo uma frota totalmente elétrica composta por 150 veículos Citröen C-Zero. A área de serviço estende-se a um total de 42 km quadrados, incorporando diversas zonas como Campo de Ourique, Campolide, Sete Rios, Alvalade ou Avenidas Novas. E queremos continuar a alargar o serviço.

O car sharing é hoje um novo paradigma da mobilidade. Prevê-se que esta área cresça cerca de 30%, até 2020/21; que, até 2025, o mercado global de car sharing aumente dos atuais 7,9 milhões de utilizadores para mais de 36 milhões; e que, em 2030, mais do que um em cada três quilómetros percorridos seja feito de forma partilhada. Todos temos a ganhar com a partilha, uma tendência que ganha cada vez mais adeptos nas grandes cidades. Seja a partilha de automóveis ou de outros meios de transporte, já é possível dar resposta às necessidades de vários utilizadores sem que para isso haja desperdício de recursos e, ao mesmo tempo, contribuindo para a descarbonização da mobilidade. Alguns estudos dão também conta de que por cada veículo partilhado há seis a 15 outros veículos que não entram na cidade, reduzindo emissões e libertando espaço de estacionamento.

É indiscutível, em face das políticas públicas em discussão na cena nacional e internacional, que estamos num momento de viragem das políticas de transporte. Basta lembrar, a título de exemplo, que, em todo o mundo, governos nacionais e locais tomam medidas cada vez mais restritivas em relação à circulação de veículos produtores de emissões. As iniciativas de sensibilização para as emissões de gases com efeito estufa estão cada vez mais globalizadas e, por isso, este é o momento certo para agir e proporcionar alternativas para um futuro melhor.

O autor escreve segundo o novo Acordo Ortográfico</text:p>
          </table:table-cell>
          <table:table-cell office:value-type="string">
            <text:p>Todos temos a ganhar com a partilha, uma tendência que ganha cada vez mais adeptos nas grandes cidades.</text:p>
          </table:table-cell>
          <table:table-cell office:value-type="string">
            <text:p>Local</text:p>
          </table:table-cell>
          <table:table-cell office:value-type="string">
            <text:p>['Ambiente', 'Automóveis', 'Energia', 'Lisboa', 'Local', 'Mobilidade', 'Opinião', 'Transportes']</text:p>
          </table:table-cell>
          <table:table-cell office:value-type="string">
            <text:p>2018-07-27 06:07:00</text:p>
          </table:table-cell>
          <table:table-cell table:style-name="ce23" office:value-type="string" office:value="https://www.publico.pt/2018/07/27/local/opiniao/car-sharing-libertar-espaco-e-melhorar-a-mobilidade-nas-cidades-1839058">
            <text:p><text:a xlink:href="https://www.publico.pt/2018/07/27/local/opiniao/car-sharing-libertar-espaco-e-melhorar-a-mobilidade-nas-cidades-1839058">https://www.publico.pt/2018/07/27/local/opiniao/car-sharing-libertar-espaco-e-melhorar-a-mobilidade-nas-cidades-1839058</text:a></text:p>
          </table:table-cell>
          <table:table-cell table:number-columns-repeated="246"/>
        </table:table-row>
        <table:table-row table:style-name="ro1">
          <table:table-cell office:value-type="string">
            <text:p>5cf46c57896a7fea060028eb</text:p>
          </table:table-cell>
          <table:table-cell office:value-type="string">
            <text:p>Sensibilidade, memória e bom senso</text:p>
          </table:table-cell>
          <table:table-cell office:value-type="string">
            <text:p>['João Cunha Serra']</text:p>
          </table:table-cell>
          <table:table-cell office:value-type="string">
            <text:p>Sem dúvida que a forma adequada para o ingresso nas carreiras docente universitária e de investigação científica é a de um concurso competitivo. Mas não deve haver qualquer hesitação em considerar iníqua e a precisar de ser urgentemente resolvida a situação de grande precariedade a que têm sido sujeitos muitos colegas investigadores no Técnico.

É de registar com agrado que os presidentes dos departamentos do IST [Instituto Superior Técnico] reconhecem publicamente que a precariedade é um problema. Pena é que esse reconhecimento, por tardio, entre os mais responsáveis pelas universidades, não tenha evitado que tal problema tivesse assumido as proporções que levaram à aprovação pelo Parlamento de um Programa de Regularização Extraordinária de Vínculos Precários (PREVPAP) que não excluiu as carreiras especiais.

Assim, o Técnico não poderá deixar de cumprir a lei, ainda que, obviamente, todos tenham direito a ter a sua opinião e a expressá-la. Penso, contudo, que à opinião que tem sido expressa pelos principais gestores do IST, tem faltado sensibilidade, memória e bom senso.

Sensibilidade

Corre-se o risco de falta sensibilidade quando se pensa e se escreve de modo abstracto, ignorando-se os casos humanos que se encontram por detrás dos números. Mas quando esses casos se conhecem, torna-se bem evidente a injustiça que representam as reacções apaixonadas e desproporcionadas, contra a possibilidade de colegas investigadores poderem vir a ingressar na categoria de professor auxiliar, ou na de investigador auxiliar, atendendo ao seu já longo percurso de precariedade e a pelo menos uma avaliação do seu mérito absoluto. Vejamos um desses casos de um doutorado em 2007:

– Nove anos e dez meses de contratos de investigador a termo certo com o Técnico (cinco anos como investigador auxiliar [do programa] Ciência 2007, e quase outros cinco como investigador principal FCT, seleccionado em ambos os casos por concursos competitivos e internacionais);

– Quatro a cinco artigos de arbitragem científica publicados anualmente, em revistas na sua maioria do quartil Q1 [as revistas científicas de maior relevo numa dada área];

– Responsável por vários projectos de investigação;

– Há quase dez anos colaborador activo na docência de várias unidades curriculares do 1º e 2º ciclo no IST;

– Supervisão de várias teses de doutoramento e de mestrado. Participação em júris de provas de doutoramento de mestrado.

Memória

A memória curta leva-nos por vezes a não colocar as situações em perspectiva e a cometer injustiças.

Se um caso de um investigador com o currículo descrito é contemplado pelo presidente do IST e pelos presidentes dos departamentos com o anátema de ir entrar “administrativamente” para a categoria de professor auxiliar ou de investigador auxiliar, mesmo quando, antes disso, tem de passar por uma avaliação de mérito absoluto, então que dizer da esmagadora maioria dos professores universitários do país e, em particular do IST, na qual se incluem, com toda certeza, todos os mencionados altos gestores do IST, que entraram para professores auxiliares ainda mais “administrativamente”, logo após terem obtido o seu doutoramento e sem qualquer tipo de concurso ou avaliação?

Não consta que o IST tivesse caído no descrédito por causa destes ingressos administrativos em larga escala, na categoria de professor auxiliar, que se prolongaram desde 1980 até 2015.

Todos sabemos que os tempos mudaram e que as exigências subiram. Mas atente-se bem na desproporção: compare-se a situação dos que entraram para professores auxiliares “administrativamente” logo após obterem o doutoramento, com a situação do investigador precário do exemplo acima.

Mais: em 1980 entraram administrativamente (por decreto) para catedráticos 30 docentes, pouco depois de terem feito os seus doutoramentos e as suas agregações. Outros 30 entraram da mesma forma para professores associados. Foram depreciativamente apelidados pelos catedráticos de então, como “os decretinos”, o que não os impediu de terem protagonizado uma renovação essencial da estrutura de poder académico no Técnico, que esteve na base da criação dos departamentos e do indispensável impulso da inovação, no ensino e na investigação. Muitos destes marcaram muito positivamente o IST, e alguns ainda o marcam, tendo vários sido presidentes do Técnico e presidentes de departamento.

Bom senso

Os temores pela viabilidade económica e a autonomia científica do IST que este assunto tem provocado entre os principais gestores do IST também não têm qualquer fundamento, desde logo porque o número dos investigadores que têm grandes probabilidades de vir a aceder à carreira pelo PREVPAP é muito diminuto (cerca de 25) face à dimensão do IST. Não se darão conta de que a imagem (falsa) que transmitem para o exterior é a de que o IST está pronto a desmoronar-se ao mais pequeno sopro?

Já quanto à autonomia científica que esta pequena intrusão da Assembleia da República poria em causa, estanha-se que não reajam em vez disso à enorme limitação que ao longo de muitos e muitos anos tem representado a tutela científica a que o Técnico se encontra sujeito do exterior, por agências de financiamento da ciência, situação que corresponde a um atestado de falta de maturidade científica conferido à “maior e melhor escola de engenharia do país”.

Não seria, assim, sensato dar por finda esta querela e cooperar na aplicação da lei, sem esquecer as questões de fundo a que é preciso dar urgentemente resposta?</text:p>
          </table:table-cell>
          <table:table-cell office:value-type="string">
            <text:p>Não seria sensato dar por finda esta querela e cooperar na aplicação da lei, sem esquecer as questões de fundo a que é preciso dar urgentemente resposta?</text:p>
          </table:table-cell>
          <table:table-cell office:value-type="string">
            <text:p>Sci-Tech</text:p>
          </table:table-cell>
          <table:table-cell office:value-type="string">
            <text:p>['Bolsas de investigação', 'Bolseiros', 'Ciência', 'Emprego científico', 'Ministério da Ciência', 'Opinião', 'Precariedade', 'Universidades']</text:p>
          </table:table-cell>
          <table:table-cell office:value-type="string">
            <text:p>2018-07-28 06:09:00</text:p>
          </table:table-cell>
          <table:table-cell table:style-name="ce23" office:value-type="string" office:value="https://www.publico.pt/2018/07/28/ciencia/opiniao/sensibilidade-memoria-e-bom-senso-1838925">
            <text:p><text:a xlink:href="https://www.publico.pt/2018/07/28/ciencia/opiniao/sensibilidade-memoria-e-bom-senso-1838925">https://www.publico.pt/2018/07/28/ciencia/opiniao/sensibilidade-memoria-e-bom-senso-1838925</text:a></text:p>
          </table:table-cell>
          <table:table-cell table:number-columns-repeated="246"/>
        </table:table-row>
        <table:table-row table:style-name="ro1">
          <table:table-cell office:value-type="string">
            <text:p>5cf46c40896a7fea0600285a</text:p>
          </table:table-cell>
          <table:table-cell office:value-type="string">
            <text:p>A importância do acordo nuclear com o Irão</text:p>
          </table:table-cell>
          <table:table-cell office:value-type="string">
            <text:p>['Kirsty Hayes']</text:p>
          </table:table-cell>
          <table:table-cell office:value-type="string">
            <text:p>Hoje os EUA restabeleceram a primeira parcela das sanções contra o Irão. Esta medida surgiu no seguimento da decisão dos EUA em Maio deste ano de se retirar do Plano de Acção Conjunto Global (PACG), o acordo internacional também conhecido como o acordo nuclear do Irão.

O próprio PACG foi difícil de alcançar, e resultou de 13 anos de esforços diplomáticos incansáveis. Desde a sua assinatura em 2015, já produziu resultados. O Irão reduziu as suas reservas de urânio enriquecido em 95%. A Agência Internacional de Energia Atómica (AIEA) já confirmou por nove vezes que o Irão está a cumprir o acordo nuclear, mais recentemente em Fevereiro deste ano. O regime de inspecção da AIEA, acordado como parte do acordo nuclear com o Irão, é um dos mais amplos e robustos da história dos acordos nucleares internacionais. Continua a ser uma forma extremamente importante de verificar de forma independente que o acordo está funcionar e que o programa nuclear do Irão é exclusivamente destinado a fins pacíficos.

Isto é obviamente crucial para a paz e segurança – tanto nas regiões próximas, como numa área mais vasta. Levamos extremamente a sério a ameaça de um Irão com armas nucleares e é por isso que estamos a trabalhar intensamente com as restantes partes no acordo para o apoiar e manter.

Esperamos que o Irão continue a cumprir com as suas obrigações neste acordo. O PACG continuará, portanto, a fazer a diferença. Em troca, tomaremos as medidas necessárias para assegurar que o Irão continue a receber benefícios económicos do alívio das sanções ao abrigo do acordo. Em parceria com a UE, estamos actualmente a desenvolver intensas conversações de carácter técnico com o Irão com o objectivo de encontrar soluções práticas para apoiar as empresas europeias. Estas soluções visam proteger os operadores europeus, facilitar veículos de financiamento para fins especiais e manter o nosso relacionamento económico com o Irão. Os EUA confirmaram que os bens humanitários continuarão a estar isentos das sanções. Manteremos contactos com os EUA a este respeito a fim de garantir que isto se traduza num apoio significativo às transações humanitárias.

O Irão tem legítimos interesses de segurança na região e merece um lugar adequado no sistema multilateral global. No entanto, a forma como o Irão procura alcançar esses interesses é demasiadas vezes desestabilizadora e ameaçadora para os seus vizinhos, constituindo também ameaças para outros, nomeadamente para nós europeus.

O Reino Unido, tal como os nossos parceiros americanos, está muito preocupado com o programa de mísseis balísticos do Irão e as suas atividades na região, tais como o apoio a grupos não estatais como o Hezbollah no Líbano e na Síria e os Houthis no Iemen, que servem para desestabilizar. Temos repetidamente expressado as nossas preocupações junto do Irão relativamente ao seu comportamento regional, chegando mesmo às mais altas instâncias.

O Reino Unido entende que é crucial abordar essas questões de forma significativa. Mas consideramos que isso é melhor conseguido mantendo o acordo nuclear em vigor; e que o PACG se integra num caminho mais amplo para a estabilidade e para a paz a longo prazo na região.

Na altura em que a primeira parcela das sanções dos EUA é restabelecida, apelamos aos EUA para preservarem os ganhos que já foram alcançados com o acordo nuclear do Irão, evitando ações que impediriam que as partes restantes cumprissem os seus compromissos de manter o acordo. Simultaneamente, encorajamos o Irão a demonstrar moderação na resposta à decisão dos EUA.

Embora a nossa abordagem possa ser diferente, o Reino Unido e os EUA têm muitos objetivos comuns: ambos queremos garantir que o Irão nunca tenha uma arma nuclear e que o Irão se torne um actor regional responsável. A posição do Reino Unido no Plano de Ação Conjunto Global é clara. É um acordo essencial que torna o mundo um lugar mais seguro. É vital para nossa segurança e mantemos o nosso compromisso para com este acordo. Nesse sentido, o Reino Unido, e acreditamos que os nossos parceiros europeus também, continuará a trabalhar com as restantes partes no acordo, para o manter.

A autora escreve segundo o novo Acordo Ortográfico</text:p>
          </table:table-cell>
          <table:table-cell office:value-type="string">
            <text:p>A posição do Reino Unido é clara: este é um acordo essencial que torna o mundo um lugar mais seguro.</text:p>
          </table:table-cell>
          <table:table-cell office:value-type="string">
            <text:p>World</text:p>
          </table:table-cell>
          <table:table-cell office:value-type="string">
            <text:p>['Diplomacia', 'EUA', 'Irão', 'Mundo', 'Médio Oriente', 'Nuclear', 'Opinião', 'Reino Unido', 'União Europeia']</text:p>
          </table:table-cell>
          <table:table-cell office:value-type="string">
            <text:p>2018-08-06 06:35:00</text:p>
          </table:table-cell>
          <table:table-cell table:style-name="ce23" office:value-type="string" office:value="https://www.publico.pt/2018/08/06/mundo/opiniao/a-importancia-do-acordo-nuclear-com-o-irao-1840159">
            <text:p><text:a xlink:href="https://www.publico.pt/2018/08/06/mundo/opiniao/a-importancia-do-acordo-nuclear-com-o-irao-1840159">https://www.publico.pt/2018/08/06/mundo/opiniao/a-importancia-do-acordo-nuclear-com-o-irao-1840159</text:a></text:p>
          </table:table-cell>
          <table:table-cell table:number-columns-repeated="246"/>
        </table:table-row>
        <table:table-row table:style-name="ro1">
          <table:table-cell office:value-type="string">
            <text:p>5cf46bc3896a7fea0600247f</text:p>
          </table:table-cell>
          <table:table-cell office:value-type="string">
            <text:p>Esta palavra “Descobrimentos”…!</text:p>
          </table:table-cell>
          <table:table-cell office:value-type="string">
            <text:p>['Luís Reis Torgal']</text:p>
          </table:table-cell>
          <table:table-cell office:value-type="string">
            <text:p>Uma discussão efémera e sem consequências?

Não sei porque acabei por vencer o meu comodismo de aposentado para vir discutir a questão do uso do nome “Museu dos Descobrimentos”.

O certo é que não acredito muito nestas discussões, em geral supérfluas e efémeras, por mais interesse que tenha a sua temática. Não levam geralmente a nada, pois os responsáveis pelas decisões finais são, normalmente, os poderes instituídos. Vejam o que se passou com os feriados: houve em 2012 argumentos sérios de historiadores e cidadãos contra a sua abolição ou suspensão. Nenhum argumento significativo se esboçou a favor dessa eliminação, a não ser o do puro pragmatismo. E, todavia, quatro feriados foram “suspensos” ou “extintos”, até que outro governo, com outra ideologia, decidiu trazê-los de volta.

O tal “Museu dos Descobrimentos”

A questão terá nascido quando o presidente da Câmara de Lisboa terá renovado a sua promessa eleitoral de que iria criar um Museu dos Descobrimentos ou das Descobertas. O assunto preocupou historiadores e investigadores de ciências sociais e naturais e cidadãos de formação diversa, originando uma discussão que ultrapassou as fronteiras da capital e do país, talvez porque se tratou de mais um museu para Lisboa. Não se discutiu se o museu deveria ser localizado noutro lugar ou se não seriam prioritários outros museus, alguns que andam na penumbra há anos e outros que nem saem do domínio das ideias desconhecidas.

Mas falemos do tal “Museu dos Descobrimentos”, recordando que um museu é uma fonte de investigação e de ensino, onde a História se deve revelar como Ciência, não esquecendo o valor da Memória, portadora de ideologias e da vertente pedagógica, que difere da História mas que acaba por ser sempre a sua imagem mais viva.

A palavra e o conceito “Descobrimentos”

O conceito “Descobrimentos” adquiriu na nossa língua um sentido próprio. Sempre nos lembraremos das palavras de deslumbramento do conhecimento do “novo”, em matéria de terras, de mares, de céus e de estrelas, proclamado no Esmeraldo de Situ Orbis, de Duarte Pacheco Pereira, dedicado a D. Manuel I. Sem dúvida que os portugueses, como outros povos, foram “descobrindo” depois do século XV novos lugares, novas técnicas náuticas, novas gentes, pondo em ligação culturas diferentes. Mas criaram também, naturalmente, como é próprio do homem, novas formas de domínio, até religioso, novas políticas de império político, novas fontes e modos de exploração... Assim, os “Descobrimentos” ficaram sendo considerados como um processo histórico, um conceito plástico, que é passível de se lhe ir encontrando significados diferentes.

Os historiadores foram-lhe dando vários sentidos, desde a história “documentalista” e “factualista” de Damião Peres, ao estudo das suas “políticas”, considerado de forma arguta por Jaime Cortesão, à análise das suas técnicas, por Luís Albuquerque, e às formas de exploração económica, nos notáveis estudos de Vitorino Magalhães Godinho. No meu tempo de estudante, usar Magalhães Godinho era uma “heresia”, pois punha em causa a ideia de uma concepção nacionalista e missionária de “Descobrimentos”, aproximando-a de uma visão marxista. Por isso um dos seus livros não foi integrado na “Colecção Henriquina”, organizada aquando do centenário da morte do Infante D. Henrique, em 1960.

Se bem que possa ter um significado eurocêntrico e mesmo lusocêntrico, foi o termo usado no final do século XX, bem depois do 25 de Abril, para caracterizar a comissão organizadora da comemoração da chegada dos portugueses a vários pontos do mundo. E, assim, a Comissão Nacional para as Comemorações dos Descobrimentos Portugueses, criada em 1986, teve à frente investigadores de formação e concepção tão diferentes como Vasco Graça Moura, Luís Albuquerque, António Manuel Hespanha ou Joaquim Romero Magalhães...

A palavra “Descobrimentos” tem, pois, sempre de ser considerada no nosso vocabulário histórico, por mais defeitos que ela possa ter (haverá conceito mais usado e deficiente, porque encerra um evidente erro histórico, do que “Idade Média”?). Trata-se de um termo que pode mesmo ser assumido pelos povos que foram “descobertos” pelos “europeus”, pois eles próprios “descobriram” novas realidades civilizacionais e culturais (tendo perdido outras, como todos nós, povos do mundo), mesmo que à custa de formas de exploração e de violência. O certo é que, para o bem e para o mal, os tais “povos descobertos” e hoje independentes vão organizando a sua história e jamais podem abdicar do que também foi o seu passado “europeu” ou “colonial”. Por isso, a escolher um termo para o dito “Museu”, será melhor “Descobrimentos” do que “Descobertas”, conceito demasiado amplo, ou “Viagens” ou “Expansão”, até porque este traz também consigo o conceito de domínio e de “Império”.

A forma e o conteúdo

Mas será que com esta argumentação estou a dar razão à “Nova Portugalidade” que tanto tem defendido o conceito de “Descobrimentos”? De modo algum. A sua petição trata-se de um texto caracteristicamente ideológico, cheio de revivalismo nacionalista. Estou a pôr de parte o manifesto de historiadores e investigadores de ciências sociais que puseram em causa o título “Museu dos Descobrimentos” e que procuraram chamar a atenção para novos conteúdos? Obviamente que não. E será que elimino de vez a ideia de relevar o que há de interessante no conceito de “descoberta”, que Carlos Fiolhais salientou, devido à sua visão de físico e de coordenador de uma colecção que pretende revelar o papel dos portugueses nas “descobertas” de diversas áreas do saber? Julgo que também não, embora a ideia de um “Museu das Descobertas” me pareça demasiado ampla e imprecisa. Enfim, se houve algo de interessante neste debate é que se colocaram variadas posições, até aquela que revela que a Memória é algo de sentidamente ideológico. Como tenho procurado provar nos meus textos, a ideologia faz parte da visão cultural do historiador. O que não pode é ser a alavanca da análise histórica, transformando a História numa ideologia. Já a Memória, essa, de forma espontânea ou estratégica, anda-lhe sempre directa ou indirectamente ligada.

Para desvendar a minha posição cheia de dúvidas, como convém a qualquer cientista, deixem-me que utilize a minha ego-história.

Já não frequentei, como aluno, a cadeira de História dos Descobrimentos e da Colonização Portuguesa, que esteve em vigor no curso de História até à reforma de 1957. No meu tempo, a disciplina em que aprendíamos os “Descobrimentos” chamava-se História da Expansão Portuguesa, nome que se alargou para História dos Descobrimentos e da Expansão Portuguesa na reforma Cardia de 1978. Na minha faculdade, o instituto em que se realizavam estudos nesta temática chamava-se “de Expansão Ultramarina”. Como professor, não pertenci a esse instituto e, embora tivesse discutido várias vezes a estreiteza desse conceito, não me preocupei com a sua conservação. Nomes são nomes...

No caso que nos importa, o que entendi sempre, e por isso orientei algumas teses, é que deveríamos actualizar e alargar a nossa investigação, analisando não só as várias vertentes dos descobrimentos e da colonização, como o colonialismo (conceito mais moderno) e o anticolonialismo, como deveríamos colaborar com os países de língua oficial portuguesa no sentido de construir cientificamente a sua história, vista em várias perspectivas e profundidades. Mas não apenas para estudar os pontos de encontro das civilizações (positivos ou negativos) e sim também para analisar, num sentido antropológico e sociológico, as culturas e civilizações autóctones ou o que delas resta. Essa é que deveria ter sido, desde o início, a política de ciência e de educação, dos governos e das universidades e da CPLP.

Quanto ao nome de um Museu, só interessa na medida em que pode apresentar um Programa. Se não for assim, é apenas uma palavra. O certo é que continuamos nas nossas universidades e faculdades — começo pela minha... — quase sem estudos sistemáticos nessas áreas paralelas e de confluência. E, no entanto, temos já alguns doutorados de qualidade a trabalhar nesses temas, muitos deles que se encontram em situação de desemprego ou de subemprego, fazendo parte do submundo dos precários da sociedade neoliberal. É bom discutir conceitos, mas é necessário, fundamentalmente, ir muito além das palavras.</text:p>
          </table:table-cell>
          <table:table-cell office:value-type="string">
            <text:p>É bom discutir conceitos, mas é necessário, fundamentalmente, ir muito além das palavras.</text:p>
          </table:table-cell>
          <table:table-cell office:value-type="string">
            <text:p>Culture</text:p>
          </table:table-cell>
          <table:table-cell office:value-type="string">
            <text:p>['Colonialismo', 'Cultura-Ípsilon', 'Descobrimentos', 'Escravatura', 'História', 'Museus', 'Opinião']</text:p>
          </table:table-cell>
          <table:table-cell office:value-type="string">
            <text:p>2018-08-12 06:41:00</text:p>
          </table:table-cell>
          <table:table-cell table:style-name="ce23" office:value-type="string" office:value="https://www.publico.pt/2018/08/12/culturaipsilon/opiniao/esta-palavra-descobrimentos-1840312">
            <text:p><text:a xlink:href="https://www.publico.pt/2018/08/12/culturaipsilon/opiniao/esta-palavra-descobrimentos-1840312">https://www.publico.pt/2018/08/12/culturaipsilon/opiniao/esta-palavra-descobrimentos-1840312</text:a></text:p>
          </table:table-cell>
          <table:table-cell table:number-columns-repeated="246"/>
        </table:table-row>
        <table:table-row table:style-name="ro1">
          <table:table-cell office:value-type="string">
            <text:p>5cf46c00896a7fea06002671</text:p>
          </table:table-cell>
          <table:table-cell office:value-type="string">
            <text:p>Ciência Europeia: noves fora tudo</text:p>
          </table:table-cell>
          <table:table-cell office:value-type="string">
            <text:p>['Ana Correia Moutinho']</text:p>
          </table:table-cell>
          <table:table-cell office:value-type="string">
            <text:p>A azáfama é grande nos gabinetes. Multiplicam-se os relatórios, refazem-se as estatísticas. O próximo ciclo de financiamento europeu está a ser negociado e é preciso correr para que esteja na rua a 1 de Janeiro de 2021. Ou melhor, para que esteja em todas as ruas, e campos e mares, nos céus e no espaço; para que sirva bem o desgastado projecto europeu, para que não viva como um mau manual burocrata, mas como uma boa ideia. E para boas ideias precisamos da ciência.

O Horizonte Europa – o 9º Programa Quadro de Investigação e Desenvolvimento Tecnológico (I&amp;DT) será o principal instrumento deste desafio para a ciência. Sobre ele não queremos que encerre a melhor posição competitiva do presente, mas sim que abra para a melhor solução que trouxer o futuro. Por isso é tão importante que seja discutido fora dos gabinetes, que leve a Europa pelo mundo fora e encoraje equipas multinacionais fora do espaço europeu, que permita mecanismos de financiamento conjunto entre geografias e sectores, que disponibilize os resultados da investigação fora de grilhões editoriais e que seja simples de participar, também para quem vem de fora, num registo de confiança e respeito pelas práticas de cada comunidade.

Em Junho, a Comissão Europeia apresentou uma proposta e desde aí as discussões ganharam momento. Afinal, escolher é sacrificar e é difícil fazê-lo de forma concertada com tantos interesses – regionais, sectoriais, ideológicos – em jogo. Na investigação científica as vozes são estudadas e tentativamente articuladas com o mercado, mas ainda não chega. A Europa é uma potência intelectual e o valor que cria é através das ideias. No século passado os Estados Unidos puseram o homem na Lua, agora a Europa tem de manter o homem na Terra. Uma Terra sustentável, plural, inclusiva e aberta. O tempo europeu é o do combate científico, tecnológico e diplomático pela casa comum e isso é uma grande responsabilidade.

Portugal está a fazer o seu caminho e é importante que não tire os olhos desta bola. A visibilidade do país tem crescido, a participação nos programas também, e a comunidade científica portuguesa está cada vez mais alerta para os ganhos da colaboração europeia. Para o futuro, queremos sol na eira e chuva no nabal, que é como quem diz, o aumento do financiamento da investigação para a ciência sem sacrificar os fundos estruturais de coesão territorial. O desafio português é densificar competências e projectar qualidade para fora das fronteiras geográficas e sectoriais. Para isso não podemos perder tempo a inventar caixas postais na lezíria, no montado ou na montanha. O financiamento da investigação tem de estar em competição nacional aberta.

A Europa enfrenta problemas próprios – como o envelhecimento, a coesão social ou a integração económica –, mas é também um centro mundial de ensaio político e uma potência diplomática. A identidade europeia é densa de passados, o que lhe confere uma responsabilidade acrescida. O modo como os cidadãos europeus se relacionam com a ciência, a integração tecnológica, a inovação social e a gestão sustentável da vida no planeta não são privilégios, são obrigações. O Horizonte Europa não se deve deslumbrar só com máquinas se quer construir um mundo de pessoas. Investir na inovação é também criar valor social e cultural.

Muitas das expectativas que têm sido publicadas para o Horizonte Europa pedem o reforço dos instrumentos que apostam nas ideias propostas pela comunidade, sem tópicos dirigidos e frequentemente tecnocratas. O sucesso do European Research Council é uma bandeira europeia que valida o potencial da investigação em todas as áreas do conhecimento, muitas vezes longe de uma aplicação imediata. É uma aposta de grandes riscos e grandes ganhos. Para o próximo ciclo, e acreditando que o desafio da orientação do investimento dificilmente se faz por obrigação, mas antes por inspiração, ressurge na linguagem europeia a ideia das missões que congregam múltiplos parceiros num grande desígnio comum. Como dizia JF Kennedy em 1962 “escolhemos ir à Lua não porque seja fácil, mas porque é difícil”. Se em 2021 queremos manter o homem na Terra, é preciso começar ontem. E não se trata de manter o homem europeu na Terra, mas sim trabalhar em/com todos. O valor acrescentado europeu garante-se com a pluralidade e a abertura aos melhores parceiros para conseguir a melhor solução.

Na verdade, o modo de participação nos programas europeus é, em si próprio, um manifesto político. Há décadas que a comunidade científica insiste na necessidade de simplificar os processos de financiamento para que o primeiro obstáculo não seja logo a divisão entre os grandes e os pequenos, os incumbentes e os recém-chegados, os que podem pagar a consultoras e os que não. A simplificação só pode operar numa cultura de confiança. Confiança na informação, na avaliação e na gestão que permitam mitigar o esforço excessivo das candidaturas e reduzir a burocracia do reporte. É sabido que a abertura e a confiança geram coesão. Sobre o 9º Programa Quadro há muitos documentos a circular nos gabinetes, mas o futuro constrói-se cá fora, com a Europa a sair à rua.

Gestora de ciência no ISEG – Lisbon School of Economics and Management, Universidade de Lisboa. Membro do Conselho Científico e Estratégico do IPP

A autora escreve segundo as normas da anterior ortografia.</text:p>
          </table:table-cell>
          <table:table-cell office:value-type="string">
            <text:p>Sobre o 9º Programa Quadro há muitos documentos a circular nos gabinetes, mas o futuro constrói-se cá fora, com a Europa a sair à rua.</text:p>
          </table:table-cell>
          <table:table-cell office:value-type="string">
            <text:p>Sci-Tech</text:p>
          </table:table-cell>
          <table:table-cell office:value-type="string">
            <text:p>['Ciência', 'Opinião']</text:p>
          </table:table-cell>
          <table:table-cell office:value-type="string">
            <text:p>2018-08-20 06:30:00</text:p>
          </table:table-cell>
          <table:table-cell table:style-name="ce23" office:value-type="string" office:value="https://www.publico.pt/2018/08/20/ciencia/opiniao/ciencia-europeia-noves-fora-tudo-1841455">
            <text:p><text:a xlink:href="https://www.publico.pt/2018/08/20/ciencia/opiniao/ciencia-europeia-noves-fora-tudo-1841455">https://www.publico.pt/2018/08/20/ciencia/opiniao/ciencia-europeia-noves-fora-tudo-1841455</text:a></text:p>
          </table:table-cell>
          <table:table-cell table:number-columns-repeated="246"/>
        </table:table-row>
        <table:table-row table:style-name="ro1">
          <table:table-cell office:value-type="string">
            <text:p>5cf46b27896a7fea06001ff0</text:p>
          </table:table-cell>
          <table:table-cell office:value-type="string">
            <text:p>“Os museus são uma seca!”</text:p>
          </table:table-cell>
          <table:table-cell office:value-type="string">
            <text:p>['Elisabete Jesus']</text:p>
          </table:table-cell>
          <table:table-cell office:value-type="string">
            <text:p>Esta foi a expressão repetida por uma criança, de cerca de 10 anos, à saída de um dos grandes museus nacionais. O rapaz barafustava e no rosto dos pais via-se o desalento, talvez pela reação do miúdo ou pelo tempo perdido ou pelo dinheiro gasto (embora até aos 12 anos a entrada seja gratuita), quiçá pelo conjunto das razões.

Como professora de História, aquela situação incomodou-me, porque todos sabemos (ou devíamos saber) da importância dos museus enquanto espaços de partilha, de memórias, de identidade, de conhecimento, de tolerância, de multiculturalidade entre outras tantas virtuosidades que lhes poderia apontar. Muitas das nossas crianças só vão a museus através da escola. Os serviços educativos daquelas instituições têm, de um modo geral, criado uma dinâmica interessante e atrativa, aquando da realização de visitas de estudo, com propostas de atividades variadas que estimulam a observação, a concentração, a análise e a comunicação. Mesmo assim, os constrangimentos económicos e administrativos têm sido, nos últimos anos, um grande obstáculo à saída dos alunos para lá das quatro paredes da sala de aula e há a clara noção da necessidade de aumentar a frequência destas experiências de aprendizagem. Esta é a perceção que vou colhendo junto de profissionais dos serviços educativos de alguns museus e de professores de História, no âmbito de uma formação para professores que tenho vindo a dinamizar, e que os museus têm prontamente acolhido e cooperado.

De qualquer forma, assaltou-me naquele caso em particular o aspeto positivo da família querer e poder proporcionar aquela vivência ao filho. E como esta, outras haverá. Eu também lá entrei com os meus filhos, de 5 e 8 anos.

A visita à cidade não fora planeada. Encontrámo-la cheia de turistas, ruas animadas com música, folclore e até programas de televisão ao vivo. No museu, reinava um silêncio pesado, que me perturbou tanto quanto a expressão do rapaz. E incomodou-me porque lhe dava razão. O museu esqueceu-se das crianças. E como este, outros haverá. Nos dois pisos, que expõem grandes obras da nossa pintura, entre outras “relíquias”, cruzámo-nos apenas com um casal estrangeiro. Percorri as salas en passant e consegui que os meus filhos, que até estão habituados a frequentar estes espaços, me acompanhassem durante trinta minutos, em que fui apontando para algumas curiosidades. O museu tem uma comunicação eficaz com os adultos, mas não comunica com os mais novos.

Aprofundei o assunto com o meu rapaz de 8 anos. Na cabeça das nossas crianças e jovens há dois tipos de museus: os “museus fixes”, pensados para eles, com informações em formatos digitais e interativos, com caças ao tesouro, ou passatempos, e os “museus seca”, os dos adultos (“aqueles que têm muitas pinturas”). Ou seja, estes museus têm um grande desafio pela frente: cativar o público infanto-juvenil de forma a proporcionar experiências enriquecedoras também em contexto familiar. Aliás, esta simbiose escola – família é de crucial importância para criarmos o gosto pela arte e pela nossa cultura e as oportunidades não podem ser desperdiçadas, tanto mais quanto Portugal está na moda. As nossas vilas e cidades estão repletas de potenciais “consumidores culturais”. Por essa Europa fora, não faltam exemplos de museus que, logo à entrada, publicitam as atividades ao dispor dos mais novos e é vê-los empolgados ao longo da visita. Não envolvem forçosamente as tecnologias, são propostas desafiadoras, didáticas, divertidas e conseguem envolver toda a família. Poderão passar, por exemplo, por adaptar atividades destinadas a grupos de alunos a uma realização individual. Por exemplo, ainda com três anos de idade, a minha filha fez uma visita de estudo a um desses “museus seca”: teve de observar e descobrir os animais representados nas pinturas dos séculos XVII e XVIII. Esta é uma atividade simples, que pode ser aplicada numa visita em família, e que fez sucesso. Sempre que lhe falamos em visitar museus, ela tem reagido com entusiasmo. É importante que museus, escolas e famílias tenham condições para despertar e manter este interesse, porque os museus não podem de ser uma seca!</text:p>
          </table:table-cell>
          <table:table-cell office:value-type="string">
            <text:p>Os museus têm uma comunicação eficaz com os adultos, mas não comunicam com os mais novos.</text:p>
          </table:table-cell>
          <table:table-cell office:value-type="string">
            <text:p>Culture</text:p>
          </table:table-cell>
          <table:table-cell office:value-type="string">
            <text:p>['Artes', 'Educação', 'Museus', 'Opinião']</text:p>
          </table:table-cell>
          <table:table-cell office:value-type="string">
            <text:p>2018-08-26 09:22:40</text:p>
          </table:table-cell>
          <table:table-cell table:style-name="ce23" office:value-type="string" office:value="https://www.publico.pt/2018/08/26/opiniao/opiniao/os-museus-sao-uma-seca-1842063">
            <text:p><text:a xlink:href="https://www.publico.pt/2018/08/26/opiniao/opiniao/os-museus-sao-uma-seca-1842063">https://www.publico.pt/2018/08/26/opiniao/opiniao/os-museus-sao-uma-seca-1842063</text:a></text:p>
          </table:table-cell>
          <table:table-cell table:number-columns-repeated="246"/>
        </table:table-row>
        <table:table-row table:style-name="ro1">
          <table:table-cell office:value-type="string">
            <text:p>5cf46b63896a7fea060021dd</text:p>
          </table:table-cell>
          <table:table-cell office:value-type="string">
            <text:p>A clear horizon – um exemplo para Portugal</text:p>
          </table:table-cell>
          <table:table-cell office:value-type="string">
            <text:p>['Luis Teles Morais']</text:p>
          </table:table-cell>
          <table:table-cell office:value-type="string">
            <text:p>A Faculdade de Economia da Universidade Nova de Lisboa, desde 2011 “Nova SBE” (School of Business and Economics), há muito cresceu além do antigo colégio jesuíta que ocupava desde 1988. Era, para quem conhece, algo estranho que a escola de economia e gestão que, em Portugal, é a mais atrativa para os jovens nacionais e estrangeiros, fosse, em simultâneo, aquela cuja infra-estrutura era mais antiquada, desadequada a uma universidade moderna e capaz de ocupar um lugar de pleno direito junto das melhores da Europa. Desse ponto de vista, qualquer uma das outras principais escolas apresentava, até agora, melhores condições do que a “Nova”.

Refira-se que a Nova não precisou de ter um espaço físico moderno e especialmente agradável para assumir uma posição liderante em Portugal e importante no contexto europeu. Deste modo, a Nova poderia perfeitamente ter permanecido no mesmo local, com pequenas melhorias, ou reunido fundos q.b. para investir numa remodelação de fundo ou expansão. Provavelmente, a Nova seguiria um caminho tão bem-sucedido como até aqui se, nos próximos vinte anos, se ficasse pelo Colégio de Campolide.

O “campus” de Carcavelos não era, assim, urgente ou, eventualmente, necessário. No entanto, os académicos que a constituem sentiram o impulso de ir mais longe. Em vez de se limitarem a gerir o sucesso passado, interpretaram a liderança assumida pela Nova como atribuindo-lhe a responsabilidade de ousar. Não se trata de insatisfação com o presente, mas sim da consciência desassossegada de que o futuro tem de ser melhor ainda.

Em nome desse futuro, em vez de se limitar a defender a sua posição, a Nova embarcou numa viagem não desprovida de perigos. A iniciativa de construção do Campus de Carcavelos tomou riscos muito sérios: desde logo, financeiros, mas também reputacionais. E se não for possível angariar os fundos necessários para a construção (na verdade, já está quase)? E se o novo campus não atrair os alunos que se propôs a trazer para Portugal? E se a aposta num espaço “aberto à comunidade” perturbar o funcionamento da escola? E se a exposição prometida aos patrocinadores for reduzida? E se as autoridades e as infra-estruturas não conseguirem dar resposta à deslocalização para Cascais?

Naturalmente, hoje que o campus já se impõe a quem passa na Marginal, é fácil antever-lhe um sucesso retumbante, mas no início do processo terão sido necessárias doses grandes de coragem e capacidade de lidar com o risco.

Em qualquer caso, uma coisa é certa: o próprio processo que permitiu construir o novo campus já é, em si mesmo, uma enorme conquista. A campanha de angariação de fundos para a construção da escola é um caso de sucesso único em Portugal de dinamização da sociedade civil no plano do mecenato. E nem se pode dizer que dependa de “estrangeiros”: se é certo que beneficiou de parceiros internacionais importantes, uma grande parte dos fundos foi doada por indivíduos e empresas portugueses, que quiseram envolver-se num projeto português que pode ser importante para o futuro de Portugal.

Pedro Santa-Clara, professor da Nova e líder da Fundação Alfredo de Sousa, criada para gerir a iniciativa, assumia em entrevista ao PÚBLICO, há semanas, que o bom acolhimento com que a sociedade civil e a comunidade empresarial portuguesa recebeu a iniciativa foi “paradoxalmente” ajudado pelo contexto de crise em que a ideia surgiu: num país “profundamente deprimido (...) as pessoas ansiavam por um projeto ambicioso e otimista”.

Tenho para mim que o arrojo desta iniciativa é um exemplo ainda mais relevante hoje. Vindos do décimo sétimo trimestre consecutivo de crescimento da economia portuguesa, e a cerca de um ano das próximas eleições legislativas, o momento atual é, do ponto de vista coletivo, algo marcado pela inércia e pelo conservadorismo. O horizonte de futuro termina nas pensões, progressões, reposições e outras reivindicações para o ano que vem. No que diz respeito às políticas públicas, é hoje claríssimo que o ímpeto reformista em Portugal acabou com o fim do programa da troika.

Pode até haver uma parte significativa dos portugueses que, legitimamente, não aspire necessariamente a uma economia mais forte, ou a um nível mais elevado de eficiência e fiabilidade dos serviços públicos, dando-se por contente com o atual nível de vida e respetivo crescimento. Porém, apesar de uma dinâmica interna e externa mais sustentável, e dos enormes progressos na solidez das contas públicas, persistem muitas fragilidades estruturais do nosso tecido económico, um endividamento público e privado ainda em vias de resolução e ainda um número importante de desempregados de longa duração, working poor e situações de pobreza infantil e na velhice.

Não basta, pois, gerir o “sucesso” das contas públicas e de um crescimento superior ao da década anterior (ou seja, zero). É preciso ousar fazer mais e diferente, o que é incompatível com uma certa sonolência coletiva – para a qual muito tem contribuído o imediatismo e superficialidade em que a política em Portugal está mergulhada.

A campanha que deu origem ao campus de Carcavelos – onde começaram ontem a ter aulas centenas de alunos – é o oposto de tudo isto. É uma conceção de Portugal que parece hoje rara, uma ideia que, apesar da modernidade e frescura do novo “campus”, é secular. Aproveitar o sol e o mar, não para proteger o nosso canto na praia, mas para apontar ao horizonte e interagir com o que está do lado de lá, para nos projetarmos num futuro melhor. Seguindo o mote da campanha da Nova, a clear horizon to look forward é mesmo do que estamos a precisar.</text:p>
          </table:table-cell>
          <table:table-cell office:value-type="string">
            <text:p>A campanha que deu origem ao campus de Carcavelos – onde começaram ontem a ter aulas centenas de alunos – é o oposto de tudo isto. É uma conceção de Portugal que parece hoje rara, uma ideia que, apesar da modernidade e frescura do novo “campus”, é s</text:p>
          </table:table-cell>
          <table:table-cell office:value-type="string">
            <text:p>Economy</text:p>
          </table:table-cell>
          <table:table-cell office:value-type="string">
            <text:p>['Economia', 'Ensino Superior', 'Opinião', 'Universidade Nova de Lisboa']</text:p>
          </table:table-cell>
          <table:table-cell office:value-type="string">
            <text:p>2018-09-04 07:05:00</text:p>
          </table:table-cell>
          <table:table-cell table:style-name="ce23" office:value-type="string" office:value="https://www.publico.pt/2018/09/04/economia/opiniao/a-clear-horizon--um-exemplo-para-portugal-1842881">
            <text:p><text:a xlink:href="https://www.publico.pt/2018/09/04/economia/opiniao/a-clear-horizon--um-exemplo-para-portugal-1842881">https://www.publico.pt/2018/09/04/economia/opiniao/a-clear-horizon--um-exemplo-para-portugal-1842881</text:a></text:p>
          </table:table-cell>
          <table:table-cell table:number-columns-repeated="246"/>
        </table:table-row>
        <table:table-row table:style-name="ro1">
          <table:table-cell office:value-type="string">
            <text:p>5cf46b82896a7fea060022c1</text:p>
          </table:table-cell>
          <table:table-cell office:value-type="string">
            <text:p>Um feito histórico</text:p>
          </table:table-cell>
          <table:table-cell office:value-type="string">
            <text:p>['Vital Moreira']</text:p>
          </table:table-cell>
          <table:table-cell office:value-type="string">
            <text:p>1. Vai ser hoje publicamente apresentado o programa das comemorações dos 70 anos da Declaração Universal de Direitos Humanos (DUDH) e dos 40 anos da adesão de Portugal à Convenção Europeia de Direitos Humanos (CEDH), elaborado por um grupo de trabalho interministerial e que vai ser implementado até ao final do ano.

É desnecessário sublinhar o fundamento e a importância desta celebração em Portugal. Autoafastado, durante o regime autoritário do designado “Estado Novo”, da ordem internacional dos direitos humanos criada depois da II Guerra Mundial, e consubstanciada na DUDH de 1948 -, bem como, no plano europeu, na CEDH de 1950, Portugal só pôde ingressar na comunidade internacional de direitos humanos depois da revolução de 25 de abril de 1974 e da Constituição de 1976, que consagrou um Estado constitucional baseado na liberdade, na democracia e na proteção dos direitos fundamentais.

De facto, foi em 1978, com 30 anos de atraso, que Portugal “adotou” a DUDH, só então publicada oficialmente no Diário da República, e ratificou os dois Pactos das Nações Unidas de 1966 que lhe deram força jurídica, assim como a CEDH de 1950, texto-base do sistema europeu de direitos humanos. À viragem constitucional interna em 1976, seguiu-se uma viragem histórica na frente internacional. Desde então, nestas quatro décadas, Portugal tem-se vinculado sistematicamente às numerosas convenções internacionais de direitos humanos, nomeadamente no plano das Nações Unidas, do Conselho da Europa e da Organização Internacional do Trabalho, tornando-se um verdadeiro “Estado de direitos humanos”, na linha da frente em termos comparados.

Um feito histórico, alcançado com assinalável consenso institucional e político nacional, de que nos devemos orgulhar enquanto país. Existem razões de sobra para lhe dar visibilidade, como se mostra a seguir.

2. Com a Carta das Nações Unidas (1945) e a DUDH de 1948, os direitos humanos, pela primeira vez instituídos na revolução americana de 1776 e na revolução francesa de 1789, deixaram de ser uma questão simplesmente nacional, um domínio “doméstico” coberto pelo princípio da não ingerência da comunidade internacional nos “assuntos internos” dos Estados. Depois da DUDH e dos dois pactos internacionais de direitos humanos de 1966 (respetivamente, de direitos civis e políticos e de direitos económicos, sociais e culturais), os direitos humanos passaram a valer para “toda a gente em toda a parte”, como o Presidente Roosevelt reclamara num célebre discurso de 1941, sobre as “quatro liberdades” essenciais.

Desde esses instrumentos fundadores, a ordem internacional de direitos humanos não cessou de se ampliar e de se densificar, cobrindo a proibição do genocídio, da tortura e das discriminação racial, os direitos das mulheres e das crianças, etc., ao mesmo tempo que se foram apurando os mecanismos de “enforcement”, culminado na criação do Tribunal Penal Internacional, para a punição dos crimes de guerra e contra a humanidade e do crime de genocídio.

Na Europa, dois anos depois da DUDH, em 1950, a CEDH foi a primeira convenção internacional de direitos humanos a conferir-lhe força jurídica, incluindo a revolução da criação de um tribunal internacional de direitos humanos. Também o sistema europeu de direitos humanos não cessou de se ampliar, quer quanto aos direitos protegidos, incluindo os direito sociais enunciados na Carta Social Europeia, de 1963 (com uma segunda versão em 1996), quer quanto à sua cobertura geográfica, que deixou de se limitar ao pequeno número inicial de democracias liberais do ocidente europeu, para depois abranger os países do sul, nos anos 70, depois da sua transição democrática, e por último os países do leste europeu, nos anos 90, depois do desmoronamento do mundo comunista.

Para completar o quadro, a própria União Europeia veio a dotar-se de um bill of rights próprio, adotado em 2000 e dotado de força constitucional desde o Tratado de Lisboa (2007), que não vincula somente as instituições da União, mas também os Estados-membros, quando atuam ao abrigo do direito da União, como sucede em muitas áreas.

Decididamente, os direitos humanos deixaram de ser um “assunto doméstico” e um tema exclusivo do direito constitucional interno. Portugal compartilha inteiramente dessa ordem internacional (e supranacional) de direitos humanos.

3. Ao vincular-se às convenções internacionais de direitos humanos, Portugal não assume somente a obrigação de os respeitar perante os demais Estados e perante os organismos internacionais encarregados de monitorizar o seu cumprimento. As convenções internacionais de direitos humanos também constituem uma mais-valia em termos de reforço da proteção dos beneficiários dos direitos humanos, ou seja, as pessoas, a qual acresce à que decorre do direito constitucional interno.

Antes de mais, na nossa ordem constitucional, as convenções internacionais de direitos humanos a que Portugal se vincula vigoram automaticamente na ordem jurídica interna e, no entendimento quase unânime, prevalecem sobre as próprias leis internas, podendo por isso ser invocadas pelos interessados em seu favor e devendo ser aplicadas pelos tribunais nacionais, proporcionando por isso uma linha suplementar de proteção dos direitos humanos.

Em segundo lugar, as convenções internacionais de direitos humanos proporcionam aos cidadãos e a outras pessoas sujeitas à jurisdição nacional os instrumentos de proteção internacional nelas previstos, que vão desde um direito de queixa individual ou coletiva perante os órgãos de monitorização previstos (por exemplo, o Conselho de Direitos Humanos das Nações Unidas) até uma verdadeira proteção judicial, como sucede no caso da CEDH, com o direito de recurso em última instância, depois de esgotados os mecanismo de proteção “doméstica”, perante o Tribunal Europeu de Direitos Humanos, com sede em Estrasburgo.

Importa sublinhar, aliás, que os Estados não podem invocar o seu direito interno nas instâncias internacionais para se eximirem ao cumprimento das suas obrigações internacionais, pelo que podem ser condenados no foro internacional por ações ou omissões que não foram considerados desconformes ao seu direito constitucional interno. É o que tem sucedido em várias condenações de Portugal em Estrasburgo.</text:p>
          </table:table-cell>
          <table:table-cell office:value-type="string">
            <text:p>Os direitos humanos deixaram de ser um “assunto doméstico” e um tema exclusivo do direito constitucional interno. Portugal compartilha inteiramente dessa ordem internacional (e supranacional).</text:p>
          </table:table-cell>
          <table:table-cell office:value-type="string">
            <text:p>Local</text:p>
          </table:table-cell>
          <table:table-cell office:value-type="string">
            <text:p>['25 de Abril de 1974', 'Direitos humanos', 'Opinião', 'Portugal', 'Tribunal Penal Internacional', 'União Europeia']</text:p>
          </table:table-cell>
          <table:table-cell office:value-type="string">
            <text:p>2018-09-07 06:50:00</text:p>
          </table:table-cell>
          <table:table-cell table:style-name="ce23" office:value-type="string" office:value="https://www.publico.pt/2018/09/07/opiniao/opiniao/um-feito-historico-1843237">
            <text:p><text:a xlink:href="https://www.publico.pt/2018/09/07/opiniao/opiniao/um-feito-historico-1843237">https://www.publico.pt/2018/09/07/opiniao/opiniao/um-feito-historico-1843237</text:a></text:p>
          </table:table-cell>
          <table:table-cell table:number-columns-repeated="246"/>
        </table:table-row>
        <table:table-row table:style-name="ro1">
          <table:table-cell office:value-type="string">
            <text:p>5cf46b96896a7fea06002338</text:p>
          </table:table-cell>
          <table:table-cell office:value-type="string">
            <text:p>Verdade desportiva. Ah! Ah! Ah!</text:p>
          </table:table-cell>
          <table:table-cell office:value-type="string">
            <text:p>['José Pacheco Pereira']</text:p>
          </table:table-cell>
          <table:table-cell office:value-type="string">
            <text:p>O interessante e pouco surpreendente exercício de contenção de danos que sucessões de adeptos do Benfica, célebres, consagrados, eminentes juristas, e homens que só eles sabem quem são, fazem, com a cumplicidade activa da comunicação social reduzida a esta miséria, tem como objectivo dizer que, se houve ilegalidades, elas foram de um homem ou dois e não atingem o clube, nem essa coisa contraditória nos seus termos, chamada a “verdade desportiva”. Isto porque uma das sanções previstas, em absoluta teoria e em absoluta impossibilidade prática, inclui a proibição do clube jogar por uns meses e anos, ou ser despromovido para uma divisão inferior. A tese é que nenhum jogo foi ganho ou perdido, a célebre “verdade desportiva”, por causa de uma malfeitoria de espionagem ilegal ao sistema judicial e a várias bases de dados públicas, para obter informações sobre processos judiciais e dados sobre árbitros.

A questão é muito simples: na história da corrupção em Portugal há quatro componentes, três de cima, e uma de baixo. Completam-se como peças de um jogo, neste caso o jogo do nosso atávico atraso nacional. Nacional, português, nosso, que todos nós pagamos para alguns receberem. As três de cima são as dos grandes: a corrupção na política, nos negócios e no futebol, profundamente interligadas. A de baixo, é a pequena corrupção do dia-a-dia, que os portugueses praticam como quem respira e que, entre outras coisas, gera o pano de fundo para toda a corrupção, nem que seja pela fragilíssima condenação de ilegalidades quando são parecidas com as que os de baixo praticam. São tudo valentões contra a corrupção, no café e nas caixas de comentários e Facebooks, mas depois, como se vê no futebol, fecham os olhos tão forte que até dói.

O futebol é uma das máfias nacionais, aquela que mais às claras actua, até por sentimento de impunidade, que duvido, mesmo que estes processos consigam contrariar. Todos os componentes das máfias estão lá: associação de criminosos e comunidade à volta do crime consentido, se for a favor do “nosso” clube. A máfia em Itália e nos EUA também é assim, e parte o seu sucesso tem a ver com a parte comunitária: defesa da Sicília mais pobre, defesa da comunidade italiana nos EUA, protecção dos “seus”, definição de territórios, etc..

No futebol encontramos também a “emoção” da comunidade dos adeptos, do “Porto é uma nação”, ou “o Benfica é Portugal”, e no Sporting também deve haver uma variante, etc. E, por detrás disto um grupo de gente amoral, oportunista, conhecedora de todos os esquemas, vive e enriquece por conta do clube, protegendo-se por uma omertà que só é violada quando há competição pelo bolo, dando em troca aos adeptos “vitórias”. Estão todos sentados em cima de pilhas de dinheiro. Em qualquer empresa, os valores que circulam à volta da compra e venda de jogadores e treinadores no mundo igualmente mafioso dos “agentes”, seria notícia, aqui é trivial, aqui é a normalidade. Ninguém verdadeiramente se pergunta de onde vem e para onde vão estes milhões. Nem sequer aqueles que espumam quando sabem de algum alto salário nas empresas ou pequeno e médio no estado, dizem nada com os valores astronómicos que são pagos. Este dinheiro que circula por baixo da mesa, por offshores, e que dá origem em alguns países a processos de fraude e evasão fiscal, em que quase todos os jogadores e treinadores estão envolvidos, permite depois os cartões dourados, as despesas de tudo, desde os charutos à lingerie para prendas, os empregos para mulheres, primos e filhos, os carros, as mordomias, que tornam apetecível qualquer lugar no topo ou na base dos clubes de futebol.

Depois, como na máfia, há a circulação de promiscuidades entre o futebol, a política e os negócios. Nem vale a pena falar muito, porque está tudo à vista e não é pago nem por bilhetes de futebol, nem lugares VIP, nem camisolas. É uma troca de favores, que vale milhões em isenções fiscais, em fiscalidade “favorável” em autorizações para urbanizações e construções, tudo. E a tudo isto deve-se acrescentar o papel, como na máfia, de vários Consiglieri e Fixers, entre a melhor advocacia portuguesa e uma extensa rede de cumplicidades e favores na comunicação social.

E, por fim, last but not the least, os exércitos para a guerra, a violência, a defesa do território, as vinganças, e para pôr na ordem adversários e traidores, — as claques. Claques pagas com merchandising e tráfico de droga e cujos disciplinados soldados atacaram os jogadores do Sporting, e “puseram” na ordem, com algumas sovas até com mortes, ainda por esclarecer, no Porto, quem se lhes opunha ou no mundo dos negócios obscuros que controlam, da segurança à “noite”. Ai não sabem! Sabem, sabem, todos, dirigentes desportivos, jogadores, treinadores, polícias e ladrões.

Voltando à “verdade desportiva”, esse caso típico de um oximorón dialéctico, para os irritar com a intelectualidade. Então os homens queriam saber coisas sobre os árbitros, queriam saber coisas sobre as investigações sobre o clube, para quê? Para fortalecer o clube, permitir-lhe vantagens competitivas, fazer chantagem e corromper os árbitros, evitar sarilhos e garantir impunidade, e em linhas gerais aumentar o poder e o dinheiro disponível, inclusive para comprar e pagar melhores jogadores. E isso não tem nada a ver com o “relvado”? Com os jogos? Com as “vitórias”?

Eles acham que nós somos parvos e temos medo. Nem todos.</text:p>
          </table:table-cell>
          <table:table-cell office:value-type="string">
            <text:p>O futebol é uma das máfias nacionais, aquela que mais às claras actua, até por sentimento de impunidade, que duvido, mesmo que estes processos consigam contrariar.</text:p>
          </table:table-cell>
          <table:table-cell office:value-type="string">
            <text:p>Sports</text:p>
          </table:table-cell>
          <table:table-cell office:value-type="string">
            <text:p>['Benfica', 'Desporto', 'Futebol', 'Máfia', 'Opinião', 'Porto', 'Sporting']</text:p>
          </table:table-cell>
          <table:table-cell office:value-type="string">
            <text:p>2018-09-08 07:15:00</text:p>
          </table:table-cell>
          <table:table-cell table:style-name="ce23" office:value-type="string" office:value="https://www.publico.pt/2018/09/08/desporto/opiniao/verdade-desportiva-ah-ah-ah-1843336">
            <text:p><text:a xlink:href="https://www.publico.pt/2018/09/08/desporto/opiniao/verdade-desportiva-ah-ah-ah-1843336">https://www.publico.pt/2018/09/08/desporto/opiniao/verdade-desportiva-ah-ah-ah-1843336</text:a></text:p>
          </table:table-cell>
          <table:table-cell table:number-columns-repeated="246"/>
        </table:table-row>
        <table:table-row table:style-name="ro1">
          <table:table-cell office:value-type="string">
            <text:p>5cf46b97896a7fea0600233c</text:p>
          </table:table-cell>
          <table:table-cell office:value-type="string">
            <text:p>Lula inelegível: requiem por um "anjo caído"</text:p>
          </table:table-cell>
          <table:table-cell office:value-type="string">
            <text:p>['Carlos Blanco de Morais']</text:p>
          </table:table-cell>
          <table:table-cell office:value-type="string">
            <text:p>A esquerda radical sempre foi exímia em três coisas: a falsificação da História, a demonização dos adversários e a criação de mitos iconoclásticos Lula é um exemplo dessa iconoclastia. O sindicalista que ascendeu à Presidência do Brasil e que teve o mérito de combater com êxito a pobreza e criar uma nova classe média foi ungido a “vaca sagrada” pela intelligentsia de esquerda. De tal modo era intocável na opinião dominante que, quando o escândalo do “Mensalão” eclodiu e atirou para a cadeia ministros e companheiros mais próximos, Lula foi poupado, criando-se o mito de que nada sabia.

Com a operação Lava-Jato que desvelou um dos maiores casos de corrupção do Brasil moderno, operado pela mesma esquerda que antes pregava a ética pública, ficou a nu que era o próprio Lula a cabeça do “Polvo” que, com o encobrimento do Governo de Dilma, desidratava a Petrobrás e o BNDS e financiava pessoas e partidos da coligação, através de construtoras que venciam concursos públicos com jogo marcado. A Lei, contudo, é cega e igual para todos, fornecendo boas oportunidades à Justiça quando os infratores subvalorizam os seus crimes menores. Com as devidas diferenças, tal como Al Capone foi preso pela prática de um mero crime fiscal, também Dilma foi destituída pelo Congresso na base de um crime de falsificação das contas públicas e Lula condenado a uma pena de prisão por corrupção e lavagem de dinheiro, envolvendo um apartamento de luxo, aguardando-se que venha a ser julgado por outros crimes de maior calado, ligados à Lava-Jato.

Com êxito, a esquerda marxista e os media onde está sobre-representada arquitetaram uma “verdade alternativa” que acabou por colar: teria havido um “golpe” do judiciário e do “centrão” político para apear Dilma e prender Lula, de forma impedi-lo de concorrer e vencer as eleições de 2019. Para estes opinion makers, a esquerda no poder não se corrompe, “erra”; Lula não comete crimes, mas “irregularidades”; e os juízes não realizam a justiça, “fazem perseguição política”. A figura simpática de Lula, um velhinho benfazejo encarcerado por mais de uma década fez o resto, na venda deste produto “pronto a pensar”.

Passou, assim, a ser irrelevante que os juízes da Lava-Jato tenham condenado políticos de todos os partidos e não apenas do PT; que a condenação de Lula, magistralmente fundamentada, tenha sido confirmada no Supremo Tribunal Federal por juízes designados por ele e por Dilma; e que a inelegibilidade do ex-Presidente julgada no TSE seja imposta pela “Lei da Ficha Limpa” promulgada pelo então Presidente Lula e aprovada com os votos do seu partido. E é irrelevante, porque o que interessa é fazer passar internacionalmente a fantasia do “Golpe” e transformar Lula numa espécie de “Santa da Ladeira” ou no “Mandela de Curitiba”. Sintomaticamente, uma sondagem do “Estadão” de 3-9 revela que Lula tem mais apoios nos estados onde a luta contra a corrupção não é uma prioridade: impera o “rouba mas dá bolsa-família”, numa recomposição do epíteto de Adhemar de Barros, “rouba mas faz”.

Não espanta que a esquerda militante, que ora afaga, ora esquece ditaduras brutais como a da Venezuela, responsáveis por uma das maiores catástrofes humanitárias da América Latina, turbine esta narrativa. Tão pouco espanta que Sócrates ou Cristina Kirchner, enlodados num mar de acusações similares ao preso de Curitiba se juntem ao coro. Todavia, o que causa maior perplexidade é que políticos do socialismo democrático e colunistas dessa área façam eco dessa gigantesca falsificação política sem lerem o processo-crime. Mas, para um jurista, há pior. Dececiona que um ministro do STF, como Fachim, tenha quebrado a unanimidade da sentença do Supremo Tribunal Eleitoral que declarou a inelegibilidade, sustentado num total absurdo jurídico, o da suposta vinculatividade de uma interim mesure do Comité de Direitos Humanos da ONU. Como resulta do inatacável voto do Relator: i) O Comité não é um órgão jurisdicional e a interim mesure não tem força de decisão judicial; ii) A medida está repleta de vícios pois não foi fundamentada, o Brasil não foi ouvido, nem foram esgotados os recursos internos como pressuposto do pedido; iii) Mas mesmo que tivesse força vinculante e não estivesse viciada, seria inaplicável porque o 1º Protocolo facultativo ao Pacto dos Direitos Civis e Políticos, aprovado no Brasil em 2009, não vigora neste país, pois não foi promulgado (curiosamente, por Lula e Dilma) através de decreto presidencial que ordene a execução.

A par da corrupção, tanto a degradação moral e o estado económico comatoso em que Dilma deixou o Brasil, como a extrema pobreza e a brutal violência que se abateu sobre a Venezuela e a Nicarágua, refletem os modelos de ética pública e de prosperidade legadas pela esquerda radical quando ascende ao poder. Mas, quanto maior a evidência do descalabro, maior será a procura de historiadores alternativos e de juristas “à medida” para justificar o injustificável.</text:p>
          </table:table-cell>
          <table:table-cell office:value-type="string">
            <text:p>Com a operação Lava-Jato que desvelou um dos maiores casos de corrupção do Brasil moderno, operado pela mesma esquerda que antes pregava a ética pública, ficou a nu que era o próprio Lula a cabeça do “Polvo”.</text:p>
          </table:table-cell>
          <table:table-cell office:value-type="string">
            <text:p>World</text:p>
          </table:table-cell>
          <table:table-cell office:value-type="string">
            <text:p>['Brasil', 'Dilma Rousseff', 'Lava-Jato', 'Lula da Silva', 'Mensalão', 'Mundo', 'Opinião']</text:p>
          </table:table-cell>
          <table:table-cell office:value-type="string">
            <text:p>2018-09-08 07:27:00</text:p>
          </table:table-cell>
          <table:table-cell table:style-name="ce23" office:value-type="string" office:value="https://www.publico.pt/2018/09/08/mundo/opiniao/lula-inelegivel-requiem-por-um-anjo-caido-1843341">
            <text:p><text:a xlink:href="https://www.publico.pt/2018/09/08/mundo/opiniao/lula-inelegivel-requiem-por-um-anjo-caido-1843341">https://www.publico.pt/2018/09/08/mundo/opiniao/lula-inelegivel-requiem-por-um-anjo-caido-1843341</text:a></text:p>
          </table:table-cell>
          <table:table-cell table:number-columns-repeated="246"/>
        </table:table-row>
        <table:table-row table:style-name="ro1">
          <table:table-cell office:value-type="string">
            <text:p>5cf46ac9896a7fea06001d10</text:p>
          </table:table-cell>
          <table:table-cell office:value-type="string">
            <text:p>O Largo do Rato não deve ter "monos"</text:p>
          </table:table-cell>
          <table:table-cell office:value-type="string">
            <text:p>['Miguel de Sepúlveda Velloso']</text:p>
          </table:table-cell>
          <table:table-cell office:value-type="string">
            <text:p>Declaração de interesses. Vou falar sobre uma amiga, Lisboa. Há anos que alguns a tratam como se fosse uma cidade qualquer, sem nada que valha mesmo a pena salvaguardar e defender, à excepção dos dois monumentos UNESCO. Sem ponta por onde se pegue, habitada por alguns milhares, vários deles, absolutamente ancorados no passado.

E ninguém gosta de ver uma amiga, com os louros de Lisboa, a ser tratada dessa forma. Desculpar-me-á Bárbara Reis por ter começado este texto usurpando as frases inicias do seu artigo de opinião de 31 de Agosto deste ano em que defendia o prédio projectado para o Largo do Rato a que o Zé-Povinho, na sua natural sensatez e perspicácia, resolveu, e bem, dar a alcunha de "Mono do Rato".

O mono é o prédio, não é o amigo Aires Mateus, o Manel. Custa ouvir dizer “Mono do Rato”? Custará mais a muitos lisboetas se ele for construído, desferindo o golpe de misericórdia num largo que já sofreu décadas de maus-tratos, não obstante a presença de um grande convento, de um palácio, de um quarteirão de casas de rendimento do século XIX e de um chafariz, Monumento Nacional.

Custa ler “o Mono do Rato” nas notícias por ser deselegante? O que dizer então da proposta assinada pelos arquitectos, Manuel Aires Mateus e Frederico Valsassina, e que é vista por tantos lisboetas como um insulto à cidade que teimam em defender?

Já sabemos que em questões de gostos, ou da falta deles, se entra pelo mundo das subjectividades. Ora, é precisamente para dar alguma segurança objectiva quando se trata de decidir operações urbanísticas na cidade que os executivos camarários se dotam de instrumentos, conhecidos como Planos Directores Municipais, Planos de Pormenor e de Salvaguarda, definição de áreas de interesse histórico, etc. Balizas que serviriam para definir o que deve e pode ser, ou não, concretizado.

Os municípios fazem-no e o Estado também. Por essa razão, existe uma Direcção-Geral e uma Lei de Bases do Património. Aparentemente, tudo coisas despiciendas no entender de Bárbara Reis.

A autora acha que o facto de o projecto, de acordo com o Ministério Público (MP), violar vários artigos do PDM e da Lei de Bases é um detalhe de somenos importância. Bárbara Reis desvaloriza em absoluto o papel do MP, deixando no ar a tese de que se nada de arquitectura esse órgão sabe, por que razão se atreveu a opinar sobre a estética e volumetria do bacamarte (o prédio, não o Manel) projectado para o Rato? Vai até mais longe, afirmando que o MP seria mesmo quixotesco porque teve o topete de se pronunciar sobre direitos difusos – e o que são direitos difusos?

Nada deselegante, como se vê, uma pérola de ironia, lá isso é verdade. Desancar o MP quando intervém no pleno cumprimento das suas funções já é legítimo e até aplaudível. Ver no projecto de um amigo uma obra em nenhum ângulo enquadrável naquele espaço é emitir opiniões e adoptar decisões avulsas e trauliteiras.

Pode, contudo, ler-se no site do MP o seguinte: “O MP representa o Estado (…) quando estão em causa interesses patrimoniais ou não patrimoniais que se identificam com os interesses da comunidade e com o interesse público (...), ambiente, urbanismo, património cultural.”

Penso que está justificada a actuação do MP e que aqui não há quixotesco que nos valha. Defender o que fere vários artigos do PDM, o que interfere com a Zona Especial de Protecção do Chafariz do Rato, Monumento Nacional, isso sim é que é incompreensível.

Zonas essas cujo objectivo, de acordo com a DGPC, é, justamente, assegurar o enquadramento arquitectónico, paisagístico e a integração urbana, bem como as perspectivas de contemplação. Com o "Mono do Rato" tudo isso cairá por terra.

Estamos mais uma vez perante a arbitrariedade com que a CML e a DGPC agem nestes casos. Das perguntas feitas por vários órgãos da imprensa, e que ficaram sem resposta, ao desrespeito de prazos definidos pela própria autarquia para que a validade do que autorizou se continue a verificar, os tristes episódios e respectivas trapalhadas sucedem-se. Basta para isso ler o excelente artigo de Margarida Saavedra sobre todo este processo. Transparência, responsabilização, prestação de contas, nada disso aconteceu e nada disso parece incomodar Bárbara Reis. Não toquem é na obra do meu amigo, isso não tolero nem aguento.

Por fim, é evidente que a cobertura em lioz de um mono daquele calibre não faz dele necessariamente um bom projecto, não se preserva a integridade do sítio porque a linguagem e volumetria escolhidas pela dupla de arquitectos não o permite. Optaram por um programa intrusivo e, como tal, não harmonioso com a envolvente. As fotografias não exageram o que para ali se prepara.

E, já agora, o “Todos Contra o Mono do Rato” não são uns bota-de-elástico que preferiam que na cidade circulassem carroças com burros a puxar. Não é, também, verdade que os portugueses estejam com nostalgias serôdias. É sempre espantoso ver que o suposto cosmopolitismo de uns poucos passa a defesa de coutadas, quando muitos se atrevem a contestar a culta e vanguardista opinião. Estala o verniz barato de um alegado “ter mundo” quando, na verdade, se é paroquial. Muitos lisboetas não gostam do projecto e estão nesse direito. Para informação da autora, muitos desses seres retrógrados até gostam, pasme-se, de obras contemporâneas, por exemplo, a estupenda recuperação do Teatro Thalia, a urbanização de Braço de Prata, a torre da Fontes Pereira de Melo, as obras de Zaha Hadid em vários pontos do globo, o Maat junto ao Tejo, o Caixa Fórum em Madrid e tantos outros.

Em relação ao que foi dito no artigo sobre a sinagoga e sobre a comunidade judaica, penso que o assunto já foi brilhantemente respondido por Esther Mucznik.

O "Mono do Rato" (e não o Manel) não deve ser construído porque o seu impacto vai muito para além do próprio Largo do Rato. É sintomático de uma atitude permissiva que acha que a cidade, em vez de ser olhada, pensada na sua globalidade, pode ser extirpada na sua unidade urbana por obras de arquitectos que pensam na esquina onde querem construir as suas peças, em vez de as verem no contexto envolvente. Ordenamento urbano por oposição à cegueira autoral.

Concluindo, parece-me que a única coisa verdadeiramente quixotesca em toda esta novela é estar-se a aplaudir de pé o que deveria merecer a maior das pateadas.</text:p>
          </table:table-cell>
          <table:table-cell office:value-type="string">
            <text:p>Custa ler “o Mono do Rato” nas notícias por ser deselegante? O que dizer então da proposta assinada pelos arquitectos e que é vista por tantos lisboetas como um insulto à cidade que teimam em defender?</text:p>
          </table:table-cell>
          <table:table-cell office:value-type="string">
            <text:p>Local</text:p>
          </table:table-cell>
          <table:table-cell office:value-type="string">
            <text:p>['Arquitectura', 'Câmara de Lisboa', 'Lisboa', 'Local', 'Opinião', 'Património', 'Urbanismo']</text:p>
          </table:table-cell>
          <table:table-cell office:value-type="string">
            <text:p>2018-09-14 16:30:40</text:p>
          </table:table-cell>
          <table:table-cell table:style-name="ce23" office:value-type="string" office:value="https://www.publico.pt/2018/09/14/local/opiniao/o-largo-do-rato-nao-deve-ter-monos-1844079">
            <text:p><text:a xlink:href="https://www.publico.pt/2018/09/14/local/opiniao/o-largo-do-rato-nao-deve-ter-monos-1844079">https://www.publico.pt/2018/09/14/local/opiniao/o-largo-do-rato-nao-deve-ter-monos-1844079</text:a></text:p>
          </table:table-cell>
          <table:table-cell table:number-columns-repeated="246"/>
        </table:table-row>
        <table:table-row table:style-name="ro1">
          <table:table-cell office:value-type="string">
            <text:p>5cf469ff896a7fea0600062e</text:p>
          </table:table-cell>
          <table:table-cell office:value-type="string">
            <text:p>"Taxas" sobre links e filtros de censura na Internet</text:p>
          </table:table-cell>
          <table:table-cell office:value-type="string">
            <text:p>['Eduardo Santos']</text:p>
          </table:table-cell>
          <table:table-cell office:value-type="string">
            <text:p>Desde 2016 que a reforma europeia do direito de autor está a ser discutida na UE e é seguida com muito interesse pelos cidadãos. A consulta pública bateu recordes de participação e têm-se multiplicado iniciativas da sociedade civil e petições sobre o tema.

Muitos são os que se têm pronunciado contra esta reforma: inúmeros académicos, organizações de direitos humanos e digitais, organizações de conhecimento livre como a Wikimedia, comunidades de software livre, personalidades da Internet – como o seu inventor, Vint Cerf, o inventor da Web, Tim Berners-Lee, ou o pai da neutralidade da Internet, Tim Wu – e até o relator especial das Nações Unidas para a liberdade de expressão, entre outros. A favor parecem estar somente aqueles que dela beneficiam economicamente.

Mas poucos ecos desta discussão chegam a Portugal. De que se trata, afinal? Em causa estão medidas que visam atribuir uma espécie de renda garantida a algumas indústrias, por via legislativa. Três exemplos.

Na educação, abre-se porta à cobrança de uma taxa semelhante à famosa taxa da cópia privada, mas esta devida pela utilização digital de obras para fins de ensino, a ser suportada pelas nossas escolas e universidades.

Na imprensa, cria-se uma “taxa” sobre ligações para conteúdos jornalísticos quando estas incluam o título e uma pequena pré-visualização (o texto não é claro, as propostas diferem no pormenor e existem interpretações divergentes). O que significa que as plataformas em que partilhamos notícias, como o Facebook, vão ter de pagar aos media para que possamos partilhar esse tipo de links. Já plataformas como o Google News terão também de pagar para listar esses conteúdos e levar visitantes até à página do respectivo órgão de comunicação social. É algo que foi já tentado sem sucesso em Espanha e na Alemanha, e que ainda para mais é perigoso, pois sabemos que à diminuição de circulação de conteúdos jornalísticos profissionais nas redes sociais segue-se um aumento da circulação das fake news.

Por fim, o artigo 13 impõe que plataformas usadas para a publicação de conteúdos, como o YouTube, passem a pagar o licenciamento de todos conteúdos que são enviados pelos seus utilizadores – algo pouco provável de acontecer. Em alternativa, essas plataformas são sujeitas a obrigações que apenas podem ser cumpridas com recurso a mecanismos automáticos de censura prévia – filtros de upload – que impeçam os utilizadores de enviar conteúdos que possam conter obras ou partes de obras cujo autor não permite a sua utilização.

Sabemos hoje que este tipo de filtros são cegos, incapazes de distinguir utilizações ilícitas das utilizações perfeitamente legais, como o fair use americano ou as nossas correspondentes exceções ao direito de autor, como a paródia ou a citação. Sabemos também que responsabilizar diretamente as plataformas por tudo o que qualquer pessoa possa lá publicar fará com que aquelas se adaptem de forma a proteger os seus próprios interesses: vão adotar posturas de censura apertada e em caso de mínima dúvida optarão sempre por apagar conteúdos. Com certeza não esperamos que estas plataformas venham altruisticamente defender direitos fundamentais dos cidadãos como a liberdade de expressão, quando para isso arriscariam a sua própria responsabilização pelo conteúdo em causa. Para mais, a legislação atual já permite apagar de forma célere tudo o que seja comunicado como estando a infringir direitos.

É lamentável que a via escolhida para alegadamente proteger os autores na Internet implique o atropelo de direitos fundamentais dos cidadãos. Os fins não justificam os meios, e nada justifica a censura.</text:p>
          </table:table-cell>
          <table:table-cell office:value-type="string">
            <text:p>É lamentável que a via escolhida para alegadamente proteger os autores na Internet implique o atropelo de direitos fundamentais dos cidadãos.</text:p>
          </table:table-cell>
          <table:table-cell office:value-type="string">
            <text:p>Sci-Tech</text:p>
          </table:table-cell>
          <table:table-cell office:value-type="string">
            <text:p>['Direitos de autor', 'Internet', 'Opinião', 'Tecnologia']</text:p>
          </table:table-cell>
          <table:table-cell office:value-type="string">
            <text:p>2018-09-23 06:04:00</text:p>
          </table:table-cell>
          <table:table-cell table:style-name="ce23" office:value-type="string" office:value="https://www.publico.pt/2018/09/23/tecnologia/opiniao/taxas-sobre-links-e-filtros-de-censura-na-internet-1844818">
            <text:p><text:a xlink:href="https://www.publico.pt/2018/09/23/tecnologia/opiniao/taxas-sobre-links-e-filtros-de-censura-na-internet-1844818">https://www.publico.pt/2018/09/23/tecnologia/opiniao/taxas-sobre-links-e-filtros-de-censura-na-internet-1844818</text:a></text:p>
          </table:table-cell>
          <table:table-cell table:number-columns-repeated="246"/>
        </table:table-row>
        <table:table-row table:style-name="ro1">
          <table:table-cell office:value-type="string">
            <text:p>5cf46a05896a7fea06000656</text:p>
          </table:table-cell>
          <table:table-cell office:value-type="string">
            <text:p>Um passo importante para a queda do império das plataformas</text:p>
          </table:table-cell>
          <table:table-cell office:value-type="string">
            <text:p>['Miguel Lourenço Carretas']</text:p>
          </table:table-cell>
          <table:table-cell office:value-type="string">
            <text:p>A Internet e o paradigma do acesso generalizado a toda a espécie de obras, quase sempre sem custos para o utilizador (mas também para o distribuidor), impuseram-se nas últimas décadas como uma realidade inultrapassável. A revolução digital tornou virtualmente possível o acesso imediato e ilimitado a toda a espécie de “conteúdos”, sejam eles textos, música, imagens ou informação; arte ou entretenimento, mas, em qualquer caso, cultura.

Essa realidade trouxe também consigo novos domínios que (como tantos outros) passaram rapidamente de um domínio económico para um verdadeiro domínio ideológico. Instalou-se um poder de controlo da plataforma sobre o “conteúdo”, e do distribuidor sobre o produtor.

Esta espécie de pseudo-coletivismo invertido (porque ditado pelo consumo e distribuição e não pela produção), radica, nalgumas das suas formulações bem intencionadas, na relevância social dos bens culturais e no pressuposto de que a sua importância para o progresso coletivo deveria determinar a possibilidade prática de toda a coletividade a eles poder aceder de forma tendencialmente gratuita.

O problema é que, em termos práticos, esta massificação do acesso tem sido conseguida, precisamente, à custa de quem “faz” cultura e informação. Estes produtores dos ditos “conteúdos” assistiram impotentes à apropriação, por parte de grandes multinacionais tecnológicas, do enorme valor cultural e económico gerado pelo produto do seu trabalho e investimento.

Trata-se de uma insustentável inversão da cadeia de valor que afastou os criadores do processo de distribuição da receita por eles gerada, deixando-os num papel de espectadores, impotentes perante o enriquecimento daqueles que utilizam os seus “produtos”. Assim se instalaram verdadeiros impérios, sedimentados sobre uma posição de total domínio de mercado e alicerçados num novo paradigma ideológico e social. Porém, nenhum sistema de distribuição de riqueza deve (ou sequer pode) subsistir e prevalecer sem remunerar o fator produtivo. Esta é a falácia logico-ideológica que levou à instalação do “Império da Plataforma”, mas que levará também, inevitavelmente, à sua queda.

A votação do passado dia 12 no Parlamento Europeu (PE) foi um passo determinante para inverter este estado de coisas. Por uma muito expressiva maioria o PE abriu a porta à criação de condições mínimas para que, no “ambiente digital”, aqueles que criam e produzem possam receber a justa parcela que lhes compete dos lucros milionários gerados pela procura digital de “conteúdos”, mesmo que tal ocorra através de plataformas de conteúdos carregados pelo utilizador.

O problema parece estar, afinal, nos casos (seguramente raros) em que o titular de direitos legitimamente recuse determinada licença, ou no caso de uma dada plataforma optar por não solicitar licenciamento, hipótese em que terá que garantir a não disponibilização de obras não licenciadas, previamente identificadas.

E é neste ponto que os novos paladinos das liberdades cívicas preferem desviar o debate do essencial para levantarem velhos fantasmas de censura e apregoarem o “fim da Internet livre”.

A utilização da expressão “censura”, neste contexto, além de servir interesses objetivos de verdadeiros impérios económico-ideológicos, acaba por redundar num não menos perigoso branqueamento da censura em sentido próprio. Equiparar o reconhecimento do direito do criador impedir o aproveitamento económico não autorizado da sua própria expressão artística a qualquer forma de censura é um erro lógico, além de um argumento demagógico.

Os mecanismos de bloqueio de conteúdos (por boas ou más razões) são uma realidade, imposta não pelos titulares de direitos, mas pelos “imperadores” das plataformas, até agora sem qualquer regulamentação ou controlo. Há muito que são eles a “corja que topa da janela” de um qualquer motor de busca e que, sem qualquer limite – mas também sem qualquer oposição daqueles que hoje tanto se insurgem contra a diretiva – registam preferências, orientam gostos e tratam automaticamente informações e dados pessoais para vender publicidade dirigida.

Nesse particular, o texto final aprovado pelo PE não só não impõe qualquer “filtro”, como regula e limita a sua utilização, chegando mesmo ao ponto de referir que os mecanismos a acordar na falta de licença devem garantir que se “evita o bloqueio automático dos conteúdos” ao mesmo tempo que impõe o “controlo humano” na apreciação de qualquer reclamação que venha a ser apresentada. As utilizações livres, a proteção de dados pessoais e mecanismos de recurso são também salvaguardados. Basta ler.

Até neste ponto a proposta aprovada acrescenta garantias e regula, em nome dos direitos fundamentais, o que até hoje era deixado ao critério, tantas vezes obscuro, das plataformas.

O voto a favor do PE é, pois, um voto pela justiça, pela liberdade de expressão, pela defesa dos valores culturais e cívicos da Europa e por uma composição equilibrada de interesses. Longe de pôr fim à Internet, é um passo decisivo para o princípio do fim do “império” da plataforma.</text:p>
          </table:table-cell>
          <table:table-cell office:value-type="string">
            <text:p>O voto do Parlamento Europeu é, pois, um voto pela justiça, pela liberdade de expressão, pela defesa dos valores culturais e cívicos da Europa.</text:p>
          </table:table-cell>
          <table:table-cell office:value-type="string">
            <text:p>Sci-Tech</text:p>
          </table:table-cell>
          <table:table-cell office:value-type="string">
            <text:p>['Direitos de autor', 'Internet', 'Opinião', 'Tecnologia']</text:p>
          </table:table-cell>
          <table:table-cell office:value-type="string">
            <text:p>2018-09-23 06:33:00</text:p>
          </table:table-cell>
          <table:table-cell table:style-name="ce23" office:value-type="string" office:value="https://www.publico.pt/2018/09/23/tecnologia/opiniao/um-passo-importante-para-a-queda-do-imperio-das-plataformas-1844816">
            <text:p><text:a xlink:href="https://www.publico.pt/2018/09/23/tecnologia/opiniao/um-passo-importante-para-a-queda-do-imperio-das-plataformas-1844816">https://www.publico.pt/2018/09/23/tecnologia/opiniao/um-passo-importante-para-a-queda-do-imperio-das-plataformas-1844816</text:a></text:p>
          </table:table-cell>
          <table:table-cell table:number-columns-repeated="246"/>
        </table:table-row>
        <table:table-row table:style-name="ro1">
          <table:table-cell office:value-type="string">
            <text:p>5cf46a10896a7fea060015c0</text:p>
          </table:table-cell>
          <table:table-cell office:value-type="string">
            <text:p>Que pensões podemos esperar?</text:p>
          </table:table-cell>
          <table:table-cell office:value-type="string">
            <text:p>['Joana Andrade Vicente']</text:p>
          </table:table-cell>
          <table:table-cell office:value-type="string">
            <text:p>Dadas as perspetivas demográficas e económicas de longo prazo (rápido envelhecimento da população e estagnação dos níveis de produtividade), é preciso planear cada vez mais cedo a passagem da vida profissional ativa para a reforma.

Enquanto a Europa, infrutiferamente, tenta encontrar uma abordagem comum que encare risonhamente as questões de sustentabilidade financeira dos seus sistemas públicos de pensões, cada país tem encontrado individualmente uma solução que melhor se adapte às suas características, coexistindo diferentes soluções para o mesmo problema.

Em Portugal, cabe ao Estado a tarefa de proporcionar aos cidadãos uma pensão de reforma adequada, no âmbito do sistema público de pensões atualmente em vigor, mais concretamente no campo de ação do primeiro pilar, assente em esquemas por si organizados e geridos. No entanto, não obstante o facto de o Estado ser o principal agente responsável, não precisa de ser integralmente o único a assegurar níveis adequados de proteção e rendimento na reforma.

De um modo geral, todos os países apresentam uma estrutura multi-pilar nas pensões, residindo as diferenças no grau de “intensidade” do segundo e terceiro pilares. O terceiro pilar é bastante consensual e depende exclusivamente na iniciativa privada de cada contribuinte. Baseia-se em regimes de capitalização associados aos Planos Poupança Reforma (PPR), naturalmente de gestão privada. São sistemas privados individuais, voluntários, que proporcionam aos seus subscritores, no momento da reforma, os montantes acumulados correspondentes às entregas realizadas juntamente com o rendimento gerado pelos investimentos efetuados pela entidade gestora do PPR. Os perfis de retorno e risco são bastante diferenciados, consoante o produto escolhido, beneficiando estes produtos financeiros de uma tributação mais favorável.

Relativamente ao segundo pilar, o seu grau de aceitação – e desejabilidade – não é totalmente consensual. Este pilar (um sistema privado coletivo) assenta num esquema ocupacional relacionado com a empresa ou setor de atividade onde o trabalhador está inserido. Está, assim, associado a uma lógica contributiva coletiva, podendo ser de carácter obrigatório ou voluntário. No modelo de capitalização as contribuições são convertidas em poupanças na forma de ativos financeiros, capitalizados até ao momento em que se tornam necessárias para custear as pensões de reforma.

No entanto, este pilar apresenta uma intensidade muito reduzida em Portugal, havendo necessidade de fomentar a consciencialização de que esta opção do sistema de pensões é uma alternativa complementar – e reforço o complementar – ao esquema de pensões estatais. Destaco o facto de este pilar ser complementar porque, em Portugal, este é ainda um tema polémico que cria alguma faísca entre o espectro político mais à esquerda e mais à direita.

Ainda este mês, pôde ler-se na intervenção do deputado do PCP no Parlamento Europeu João Almeida Lopes que “a concretização de um produto pan-europeu de pensões dá resposta a uma velha reivindicação dos grandes fundos de investimento de se apropriar das contribuições dos trabalhadores para a segurança social pública, integrando o modelo do Banco Mundial de promoção do crescimento do chamado segundo pilar”. É precisamente esta lógica dos “perigosos capitalistas” e dos “grandes fundos de investimento” que precisa de ser devidamente fundamentada para não dar azo a um debate político incipiente e assente em conflitualidades sociais e políticas sobre as expetativas relacionadas com o sistema.

Este tipo de afirmações demonstra precisamente que o debate sobre o futuro das pensões – incluindo as opções políticas que a Europa enquanto união pretende implementar – tem sido inconsequente, o que leva a uma reduzida compreensão do sistema e dos seus desafios por parte dos contribuintes. A falta de pluralidade e insipiência deste debate tanto a nível público, como político e académico não é de agora. Mas o contexto demográfico e económico faz com que este impasse apresente uma necessidade cada vez mais urgente de criar melhores perspetivas.

Ao ser visto como um pilar complementar, os trabalhadores de alguns setores poderão ser mais fortemente incentivados a poupar. Um reforço do segundo e terceiro pilares não deve ser visto como tendo o objetivo de liquidar a Segurança Social pública e universal.

O sistema público redistributivo da Segurança Social detém um papel bastante importante na proteção social, particularmente das pessoas mais carenciadas e em situações económicas ou socialmente mais vulneráveis. Porém, não há razão para os trabalhadores não “apostarem” em opções complementares, que também não implicam necessariamente uma substituição integral dos sistemas redistributivos por sistemas de capitalização. Aliás, o próprio sistema português da Segurança Social disponibiliza um Regime Público de Capitalização – um “regime complementar de adesão individual e voluntária, que permite efetuar contribuições adicionais ao longo da vida ativa do aderente, que serão capitalizados numa conta em seu nome e convertidos em certificados de reforma”, sendo o valor integrado num fundo comum de investimento.

Dúvidas há muitas, mas uma coisa é certa: todos os diferentes tipos de sistema têm as suas vantagens e desvantagens, sem consenso sobre qual o melhor, e tanto contribuintes como pensionistas estão expostos a riscos macroeconómicos, por isso nunca é cedo demais para começar a constituir um PPR.

Nota: Não perca na próxima sexta-feira dia 28, no ISEG, a conferência “Que pensões podemos esperar?”, onde será discutido como poderá a Europa encontrar uma abordagem que encare os níveis de adequação das pensões no médio e longo prazo e os respetivos impactos sociais (mais informações em www.ipp-jcs.org).

A autora escreve segundo o novo Acordo Ortográfico

O Institute of Public Policy (IPP) é um think tank académico, independente e apartidário. As opiniões aqui expressas vinculam somente os autores e não reflectem necessariamente as posições do IPP, da Universidade de Lisboa ou de qualquer outra instituição.</text:p>
          </table:table-cell>
          <table:table-cell office:value-type="string">
            <text:p>O sistema público redistributivo da Segurança Social detém um papel bastante importante na proteção social.</text:p>
          </table:table-cell>
          <table:table-cell office:value-type="string">
            <text:p>Economy</text:p>
          </table:table-cell>
          <table:table-cell office:value-type="string">
            <text:p>['Economia', 'Finanças públicas', 'Opinião', 'Pensões', 'Segurança Social', 'União Europeia']</text:p>
          </table:table-cell>
          <table:table-cell office:value-type="string">
            <text:p>2018-09-24 06:40:00</text:p>
          </table:table-cell>
          <table:table-cell table:style-name="ce23" office:value-type="string" office:value="https://www.publico.pt/2018/09/24/economia/opiniao/que-pensoes-podemos-esperar-1844849">
            <text:p><text:a xlink:href="https://www.publico.pt/2018/09/24/economia/opiniao/que-pensoes-podemos-esperar-1844849">https://www.publico.pt/2018/09/24/economia/opiniao/que-pensoes-podemos-esperar-1844849</text:a></text:p>
          </table:table-cell>
          <table:table-cell table:number-columns-repeated="246"/>
        </table:table-row>
        <table:table-row table:style-name="ro1">
          <table:table-cell office:value-type="string">
            <text:p>5cf46a1a896a7fea0600162f</text:p>
          </table:table-cell>
          <table:table-cell office:value-type="string">
            <text:p>A tentação autoritária do poder e a chamada “autonomia” dos museus</text:p>
          </table:table-cell>
          <table:table-cell office:value-type="string">
            <text:p>['António Filipe Pimentel']</text:p>
          </table:table-cell>
          <table:table-cell office:value-type="string">
            <text:p>Começam a chegar à imprensa informações sobre a proposta de Decreto-Lei para o "Novo Regime Jurídico de Autonomia de Gestão dos Museus, Monumentos, Palácios e Sítios Arqueológicos", que ditará o futuro de 30 instituições dependentes da Direção-Geral do Património Cultural e das quatro Direções Regionais de Cultura. A 8 de setembro, noticia a Lusa que esta foi "apresentada em junho aos diretores de museus e entidades representativas (...) que responderam com contributos e sugestões para o novo regime". Volvida uma semana, a mesma agência acrescenta que "o novo regime jurídico de autonomia de gestão de museus, monumentos e sítios arqueológicos figura entre as prioridades do Governo estabelecidas na proposta das Grandes Opções do Plano (GOP) para 2019", e que "de acordo com o documento, a que a Lusa teve acesso e que ainda vai ser discutido com os parceiros sociais, em 2019, na área da Cultura, vai ter lugar o reforço dos níveis de investimento, a par de uma gestão sustentada, nomeadamente através do maior investimento financeiro nos organismos tutelados". Para quem, há mais de oito anos, inventa hora a hora meios para manter o mais importante museu português, estas promessas soariam a milagre.

Inexatidões, nas informações tornadas públicas, fizeram, contudo, o pobre desconfiar da esmola. A proposta (concebida em reserva total no gabinete do ministro da Cultura), apenas a 11 de julho (e não em junho) foi desvendada às "entidades representativas", APOM e ICOM, em reunião presidida pelo ministro, como esclarece a informação publicada pelo ICOM, na qual se arrolam os seus "contributos e sugestões para o novo regime". Museus e monumentos, porém, só a 23 de julho (às 19h47) tomaram conhecimento do seu teor, num e-mail endereçado aos seus diretores, não para colher "contributos e sugestões" mas para "conhecimento, com carácter de urgência". É nessa data histórica que o signatário destas linhas tem acesso ao documento, de pouco lhe valendo ser o diretor daquele que o quadro jurídico vigente consagra como "primeiro museu" ou a sua condição de subdiretor-geral do Património Cultural. A carência de conhecimento sobre a realidade dos museus, por parte da estimável equipa que assessorou o ministro da Cultura, poderá explicar as razões que terão levado a prescindir dos seus "contributos e sugestões", não obstante a sua experiência na gestão de um equipamento muito complexo e o seu atrevimento na verbalização (com insistência irritante) da palavra "autonomia", agora com honras de GOP. Mais subtil explicação terá, decerto, a redução das "entidades representativas" à APOM e ao ICOM, excluindo-se, entre outras, a Associação dos Arqueólogos Portugueses (aplicando-se "o novo regime jurídico de autonomia" também a sítios arqueológicos e sendo esta a mais antiga associação nacional de defesa do património).

Às reservas suscitadas pelas "entidades representativas" presentes na reunião de 11 de julho (em especial as da APOM, apoiadas em parecer jurídico) somou-se a rápida resposta do MNAA ao e-mail recebido, perturbando a rota estabelecida. Não cabe aqui enunciar o seu extenso conteúdo, mas insistir na crítica central: no novo organograma, museus, palácios, monumentos e sítios arqueológicos mantêm a condição de "serviços dependentes", ou seja, permanece o regime jurídico actual, incluindo o fiscal, não se configurando, ao contrário do que se proclama, um "novo regime jurídico". Sem autonomia fiscal, não existe autonomia, e a necessária mediação das tutelas em todo o tipo de ato administrativo irá converter o "novo paradigma" numa falácia, fazendo desabar, sobre serviços depauperados e desguarnecidos de recursos técnicos e humanos, uma carga imensa, acrescida de uma desumana responsabilidade. A entrada em vigor do novo DL irá também decapitar 30 equipamentos, projetados de chofre no labirinto dos procedimentos concursais.

A rápida reação do MNAA (e as reservas da APOM e de um ou outro museu) teve por consequência a chamada do seu diretor ao Ministério da Cultura, a 27 de julho. Da reunião saiu a solicitação de um documento "construtivo", que incluísse "contributos e sugestões", entregue a 3 de agosto. Não menos incisivo, sintetizou o teor da resposta precedente, reafirmando a elementar noção de que, sem NIF (o instrumento que, aos cidadãos e às empresas ou instituições, permite ter receitas e controlar processos), a "autonomia" não passará de ficção. A 21 de agosto, recebia o MMNA, por cortesia do ministro, a "nova versão" da proposta de DL, resultante, agora, de contactos vários com "alguns dirigentes, associações representativas do sector, personalidades de reconhecido mérito e competência na área" (qualidades nas quais fazemos fé). Em clara indicação de consumatum est, anuncia-se a entrada "no circuito legislativo muito brevemente". Informou a Lusa, todavia, a 15 de setembro, que o documento "ainda vai ser discutido com os parceiros sociais em 2019"...

Nem tudo é mau, claro (ainda que a entropia atávica da administração pública acabe, certamente, por reduzir a pouco mais do que pó o cenário aparentemente ideal). A proposta de DL abre, finalmente, o recrutamento dos diretores (mas por que não dos conservadores?) ao universo exterior à função pública e mesmo internacional e impõe a obrigatoriedade de consignar às instituições as receitas geradas, como o MNAA sempre reivindicou.

O acesso às modestas receitas que gera (500 mil euros), base essencial da "gestão sustentada" por que se vem batendo, teria salvado o Museu. Tal benefício, acrescido da autonomia jurídica e fiscal (que não tem ónus), teria possibilitado o aumento dos recursos e, passo a passo, permitido escorar o quadro humano, hoje em iminente rotura. Contra tal se ergueram sempre argumentos financistas — os mesmos que agora se esfumam, sem reparos à multiplicação dos cargos dirigentes e à geral (e justa) consignação das receitas geradas. A autonomia (mesmo que não fiscal) é agora para todos, menos para a voz que por ela sempre clamou.

Com espanto, o MNAA vê no novo organograma diluir-se a sua condição de "primeiro museu" e a sua integração num círculo homogéneo de "unidades orgânicas", onde ascende um novo astro: o Museu Nacional de Arqueologia, em associação com os Jerónimos e a Torre de Belém. A afirmação triunfal do presidente do ICOM-Europa (e ilustre arqueólogo) à mesma Lusa, de que "é justo que alguns diretores passem a ser equiparados a subdiretores-gerais, e que se tenha posto fim ao estatuto jurídico especial do Museu Nacional de Arte Antiga", aponta o (des)norte de um processo, no qual várias outras questões causam assombro. Desde logo, que num Estado democrático e numa sociedade aberta — onde, por natureza, deve estimular-se a livre discussão, sobretudo quando se trata de recursos públicos — se arrogue o direito a preservar antigos tiques de autoritarismo, querendo, podendo e mandando a partir da solidão dos gabinetes e tirando partido da desinformação geral e histórico desinteresse sobre a subnutrição das instituições culturais públicas. E contando, claro, com a zelosa aplicação de códigos não escritos que inibem os dirigentes dos tais "serviços dependentes" de fazer alarde das misérias da sua condição, ao invés do que ocorre nos sectores da Cultura que se gerem pelas regras liberais (do teatro à dança, da música ao cinema ou à criação plástica, incluída Serralves, não obstante a amplitude da participação estatal).

Para sustentar-se e proteger-se, o MNAA — cuja diferença de escala em relação aos outros museus é prosaicamente perceptível — pediu apenas o tal NIF e o acesso às receitas próprias, essenciais à sua "gestão sustentada". Mas foi-lhe sempre dito que esses 500 mil euros gerariam fatal desequilíbrio nas contas públicas. Afinal não. Afinal é fácil dar tudo a todos e ficar contente. Só convém perceber que não é só com fogo que se destroem os museus; também se matam administrativamente.

O autor escreve segundo o novo Acordo Ortográfico</text:p>
          </table:table-cell>
          <table:table-cell office:value-type="string">
            <text:p>Não é só com fogo que se destroem os museus – também se matam administrativamente.</text:p>
          </table:table-cell>
          <table:table-cell office:value-type="string">
            <text:p>Culture</text:p>
          </table:table-cell>
          <table:table-cell office:value-type="string">
            <text:p>['Cultura-Ípsilon', 'Direcção-Geral do Património Cultural', 'Ministério da Cultura', 'Museu Nacional de Arte Antiga', 'Museus', 'Opinião', 'Política Cultural']</text:p>
          </table:table-cell>
          <table:table-cell office:value-type="string">
            <text:p>2018-09-25 06:28:00</text:p>
          </table:table-cell>
          <table:table-cell table:style-name="ce23" office:value-type="string" office:value="https://www.publico.pt/2018/09/25/culturaipsilon/opiniao/a-tentacao-autoritaria-do-poder-e-a-chamada-autonomia-dos-museus-1845071">
            <text:p><text:a xlink:href="https://www.publico.pt/2018/09/25/culturaipsilon/opiniao/a-tentacao-autoritaria-do-poder-e-a-chamada-autonomia-dos-museus-1845071">https://www.publico.pt/2018/09/25/culturaipsilon/opiniao/a-tentacao-autoritaria-do-poder-e-a-chamada-autonomia-dos-museus-1845071</text:a></text:p>
          </table:table-cell>
          <table:table-cell table:number-columns-repeated="246"/>
        </table:table-row>
        <table:table-row table:style-name="ro1">
          <table:table-cell office:value-type="string">
            <text:p>5cf46a26896a7fea060016b1</text:p>
          </table:table-cell>
          <table:table-cell office:value-type="string">
            <text:p>Resposta ao insulto</text:p>
          </table:table-cell>
          <table:table-cell office:value-type="string">
            <text:p>['Manuel Salgado']</text:p>
          </table:table-cell>
          <table:table-cell office:value-type="string">
            <text:p>Não tenho por hábito responder a falsidades e insinuações a meu respeito, mas a entrevista concedida por Fernando Nunes da Silva (FNS) ao jornal Sol originou várias notícias e espaço nas redes sociais, propagando um novelo infindável de falsidades atentatórias da minha dignidade e bom nome.

Dispensando-me de comentários a um sem número de afirmações extravagantes concentro-me no essencial. Em primeiro lugar, o licenciamento da Torre de Picoas.

Fernando Nunes da Silva acusa-me de ter feito um licenciamento de favor, aumentando inopinadamente a volumetria sempre recusada nos terrenos da atual Torre de Picoas para favorecer o Banco Espírito Santo. Cereja em cima do bolo, para tornar tudo mais sexy e partilhável nas redes, afirma que esse terreno teria sido vendido por um euro.

Esta história tem apenas um problema: é tudo falso e inventado de forma maliciosa por FNS. Todos os mecanismos urbanísticos que levaram ao aumento da volumetria mereceram o voto favorável do então vereador Nunes da Silva, a Câmara Municipal de Lisboa (CML) nada teve a ver com a mudança de proprietário, o terreno não foi vendido por um euro e o promotor não foi o grupo BES. Convenhamos, não estamos a falar de pormenores mal contados, mas da tese central de uma campanha montada no espaço mediático para lançar a suspeição sobre a minha pessoa e a gestão da CML.

Vamos aos factos:

As alterações urbanísticas que permitiram o licenciamento em causa resultam da revisão do PDM em 2012. Não estamos a falar de um obscuro despacho ou de um pouco conhecido regulamento municipal. A revisão do PDM é o resultado de um processo longo, que envolveu consultas a inúmeras entidades tuteladas pelo governo central, sessões de apresentação, consulta pública e análise pelos vereadores e deputados municipais. O PDM de 2012 foi um processo profundamente participado e escrutinado pelos principais agentes da vida de Lisboa e naturalmente pela imprensa.

Um dos objetivos expressos no PDM é densificar as áreas centrais da cidade, pelo que as regras que permitiram aos atuais proprietários construir o edifício em causa resultam de uma opção de política urbanística para as áreas centrais de Lisboa. Nunes da Silva não só partilhou esta orientação, como votou favoravelmente o PDM e a importante regulamentação complementar.

Mais importante, a CML sempre informou com total transparência o proprietário de tudo o que podia realizar. Aliás, o processo de discussão pública do PDM de 2012 teve início em Março de 2011 sendo do conhecimento público as orientações aí constantes.

O único instrumento com impacto adicional na edificabilidade da operação (a introdução no Regulamento de Créditos de Construção da possibilidade de venda de créditos pela CML) só foi incluído em janeiro de 2013 e votado em maio desse ano – já depois de a venda do terreno ter ocorrido. A aprovação deste regulamento contou com o voto a favor de Nunes da Silva e, desta vez, com a co-autoria de Vítor Gonçalves, à época vereador do PSD.

Sobre a transação do terreno é totalmente falso tudo o que FNS afirma. Desde logo, porque a acção, o motivo, o tempo e a forma em que a transação foi feita foi totalmente alheia à CML. Foi uma transação feita exclusivamente entre privados.

Do que é público, não só o terreno não foi vendido por um euro, como nem sequer foi vendido ao BES. Do que é público (e insisto nisto porque a CML não tem nem tinha de ter informação sobre isto), uma sociedade do grupo ECS (de cujo capital participam os cinco principais bancos nacionais e onde o BES apenas tinha uma participação minoritária de 10%) adquiriu o terreno com uma dívida de cerca de 17 milhões de euros, sendo hoje o promotor do projeto. A ideia delirante da venda por um euro não passa disso mesmo.

Repito, a CML não conhecia nem nada tem a ver com os motivos, modos e tempo da transferência de propriedade no ano de 2012, que ocorreu, aliás, num contexto de profunda crise no país e na cidade.

Concluindo: é totalmente falsa a ideia que a CML discriminou negativamente um qualquer empresário (“o Armando”, como com familiaridade se lhe dirige FNS por várias vezes) e as afirmações a este respeito de FNS são mentiras, insinuações e acusações difamatórias.

Há uma segunda questão que não pode passar em claro. Diz FNS que eu encaminho negócios para o atelier onde estive até 2007, favorecendo o meu filho. FNS chega até à insinuação delirante de que a então ministra Assunção Cristas terá extinguido a sociedade Parque Expo para supostamente favorecer um atelier de arquitetura do qual fui sócio até 2007.

Nunca aconselhei, sugeri ou pressionei qualquer promotor a recorrer aos serviços do Risco. E ao longo dos mais de dez anos de responsável pelo pelouro do Urbanismo nunca interferi, influenciei ou votei qualquer processo submetido à CML pelo Risco.

Desde o tempo do presidente António Costa que estes processos são avocados pelo presidente e submetidos por ele ao plenário da câmara. Trata-se de processos administrativos que são, pela sua natureza, de consulta aberta aos interessados, à comunicação social e sujeitos ao escrutínio de todas as oposições. Uma simples consulta ao arquivo da câmara mostra a completa falsidade da afirmação e a injúria da mesma.

Não deixarei passar em claro as ofensas de Nunes da Silva e levarei às últimas consequências a defesa do meu bom nome, pelo que avançarei com a adequada acção judicial.

Uma última questão merece comentário, por ser bem reveladora da falta de carácter e honestidade intelectual de FNS: o tema da linha circular do metro de Lisboa.

Diz hoje que a linha circular foi desenhada a pensar na promoção dos interesses imobiliários, sendo bom exemplo de promiscuidade e favorecimento de interesses indevidos.

O que Nunes da Silva não diz é que foi ele próprio, pela sua mão, como vereador da Mobilidade, que a inscreveu e aprovou no PDM de 2012 como prioridade da cidade! Aconselho a todos os interessados que vejam por si próprios através de fácil consulta na Internet.

Ao longo dos últimos anos fui acompanhando os pronunciamentos públicos de Nunes da Silva, todos na mesma linha em que esta última entrevista se insere.

Desde que não foi convidado a continuar nas listas da vereação, e movido apenas pelo rancor e despeito, tem-se lançado numa imaginosa campanha para reescrever o seu passado, à luz que mais lhe convém a cada momento no presente.

É naturalmente um final triste, o do ex-vereador, que não sabe conviver com o seu passado, com as suas incompetências e inações. E que por isso prossegue a tentativa de enaltecimento próprio, da tentativa permanente de encontrar bodes expiatórios e a promoção de ofensas e calúnias a muitos e a mim próprio em particular.

A expressão pública do drama pessoal de FNS não pode passar pela ofensa a quem ao longo de anos se tem dedicado à defesa do interesse público. A denúncia pública e o processo judicial são a minha resposta.

O autor escreve segundo o novo Acordo Ortográfico</text:p>
          </table:table-cell>
          <table:table-cell office:value-type="string">
            <text:p>Não deixarei passar em claro as ofensas de Nunes da Silva e levarei às últimas consequências a defesa do meu bom nome.</text:p>
          </table:table-cell>
          <table:table-cell office:value-type="string">
            <text:p>Local</text:p>
          </table:table-cell>
          <table:table-cell office:value-type="string">
            <text:p>['Câmara de Lisboa', 'Lisboa', 'Local', 'Opinião', 'Urbanismo']</text:p>
          </table:table-cell>
          <table:table-cell office:value-type="string">
            <text:p>2018-09-26 06:49:00</text:p>
          </table:table-cell>
          <table:table-cell table:style-name="ce23" office:value-type="string" office:value="https://www.publico.pt/2018/09/26/local/opiniao/resposta-ao-insulto-1845233">
            <text:p><text:a xlink:href="https://www.publico.pt/2018/09/26/local/opiniao/resposta-ao-insulto-1845233">https://www.publico.pt/2018/09/26/local/opiniao/resposta-ao-insulto-1845233</text:a></text:p>
          </table:table-cell>
          <table:table-cell table:number-columns-repeated="246"/>
        </table:table-row>
        <table:table-row table:style-name="ro1">
          <table:table-cell office:value-type="string">
            <text:p>5cf46a2d896a7fea06001703</text:p>
          </table:table-cell>
          <table:table-cell office:value-type="string">
            <text:p>Helena Almeida, a artista que era a sua própria obra</text:p>
          </table:table-cell>
          <table:table-cell office:value-type="string">
            <text:p>['Luísa Soares de Oliveira']</text:p>
          </table:table-cell>
          <table:table-cell office:value-type="string">
            <text:p>Das muitas exposições sobre a obra de Helena Almeida, recordamos uma em particular, Andar e Abraçar. Era no antigo espaço BES Arte &amp; Finança, em Lisboa, no Marquês de Pombal, e o ano o de 2013. Chovia torrencialmente no dia em que a visitámos, o trânsito tinha ficado caótico num repente e a exposição, com obras que a priori pertenciam à colecção de fotografia desse banco, abria um espaço de quase silêncio no meio da confusão habitual dos fins de tarde lisboetas.

Apresentava-se uma selecção irrepreensível das obras da artista; mas havia um vídeo recente que mostrava duas pernas, uma de homem, outra de mulher, unidas por um cabo preto e que tentavam, em conjunto, percorrer o espaço. Tratando-se de Helena Almeida, era óbvio que o corpo feminino era o seu, já que a artista se ofereceu sempre como suporte da sua própria obra. O outro corpo, o do marido, estava habitualmente implícito em todo o seu trabalho: era ele, o arquitecto Artur Rosa, que fotografava sistematicamente a mulher. Formavam um casal de artistas, sem dúvida, mas também um casal na vida. A Fundação Arpad Szènes-Vieira da Silva compreendeu-o bem, realizando uma exposição que encerrou portas no passado dia 9 sobre este outro casal.

Andemos mais para trás. Nos anos 90 a obra de Helena Almeida gozava já de inegável prestígio nacional. Pertencia à geração que, no final da década de 60 e começos da seguinte, tentara traduzir através da arte não apenas as interrogações que o fim do modernismo abria sobre o mundo e o futuro, mas também, e isto sem concessões, a recusa de uma arte fácil, comercial, inócua. Vinha de um meio que lhe podia ter facilitado a carreira, ela que era filha do escultor Leopoldo de Almeida, figura notável e bem inserida nos meandros da arte oficial do Estado Novo. E, contudo, Helena Almeida, quando começa, põe tudo em questão: o quadrado da pintura, a cor, o espaço e o corpo.

Nos finais da década de 60, muito nova, mostra objectos semelhantes a pinturas mas onde a tela se enruga para deixar aparecer a grade. Um pouco mais tarde, em 1976, deixa-se fotografar usando uma túnica branca e uma tela vazia sobre o peito: é uma de muitas Telas habitadas que fará, sempre interrogando a pintura e a sua ausência, o lugar do artista como criador e a natureza do que é criado. Manchas azuis pintadas invadem a fotografia, saem-lhe pela boca, negam a imagem da realidade para se transformarem na própria realidade. Fios de crina alastram o desenho numa folha de papel para o espaço de exposição, calam a boca da artista, reforçam a objectivação do seu corpo de mulher que se vai afirmando, apenas através da obra artística, num meio ainda predominantemente masculino.

Parece que quer acabar com a pintura. Mas, logo a seguir, rompe a tela, em sequências fotografadas que colocam em causa a norma representativa. Já não é de representação que se trata, mas da própria presença do corpo do artista, performaticamente, no coração da própria obra de arte. Muito nova, com pouco mais de 30 anos, revela já essa consciência de que os limites de toda a história da pintura estão lá para serem tocados. Não negados: Helena Almeida nunca abandona totalmente a história da arte, mas como duas outras grandes artistas mulheres portuguesas, Ana Vieira e Lourdes Castro, expõe-na até aos seus limites para que todos nós, o público, tomemos deles consciência.

No livro editado por ocasião da sua grande antológica nos museus de Serralves, Jeu de Paume e Wiels, em 2015 – 2016, com curadoria de João Ribas e Marta Moreira de Almeida, Helena Almeida, entrevistada por estes, diz que esta fase da sua obra termina quando sente que “engole a pintura”. Usa várias vezes esta metáfora da comida, que no fundo significa a interiorização de uma história, uma narrativa, para poder passar para outro assunto. Esse assunto é o de um trabalho mais denso e concentrado na imagem do corpo, como o do vídeo que falávamos ao início.

Na mesma entrevista, recorda com alguma mágoa a incompreensão que o seu trabalho, que como o de muitos outros artistas por todo o Ocidente, questionava os limites da arte, encontrava em Portugal nos primeiros anos. Esta situação alterou-se com o 25 de Abril e a chegada ao meio de um importantíssimo curador e crítico, Ernesto de Sousa, que a levou a Veneza à bienal de 1982. Descobriu Lucio Fontana, que adicionou ao seu museu imaginário, numa família escolhida que incluía também Fernando Calhau e Alberto Carneiro. A partir daqui, embora ainda discretamente, o processo de internacionalização da sua obra, essencial num meio pequeno como o português de mercado muito limitado, começou. Galerias e individuais um pouco por todo o mundo foram-se sucedendo. Em 2005, beneficiando ainda de uma aposta consequente e bem suportada por meios financeiros públicos, independentes das contingências e caprichos de patrocinadores sem cultura, representava de novo Portugal na Bienal de Veneza com a exposição Intus, comissariada por Isabel Carlos.

Desde então, tornou-se sem dúvida numa das artistas mais portuguesas de maior renome internacional. Mais importante do que isso, é hoje um nome aceite sem quaisquer reservas em qualquer museu internacional – anda há pouco, anunciávamos a sua entrada na exposição permanente da Tate Modern. Portugal tem, e isto já há alguns anos, um núcleo de artistas mulheres internacionais cuja obra pode ombrear com a dos seus contemporâneos além-fronteiras. Pensamos em Maria Helena Vieira da Silva, claro, mas também em Ana Vieira, em Lourdes Castro, em Fernanda Fragateiro e Ana Jotta, estas um pouco mais novas. Nem todas conseguem ainda, ou conseguiram em vida, ter a sua obra nos grandes museus do mundo. Helena Almeida conseguiu-o. Com todo o direito.</text:p>
          </table:table-cell>
          <table:table-cell office:value-type="string">
            <text:p>Era uma das artistas mais portuguesas de maior renome internacional. Mais importante do que isso, é hoje um nome aceite sem quaisquer reservas em qualquer museu internacional</text:p>
          </table:table-cell>
          <table:table-cell office:value-type="string">
            <text:p>Culture</text:p>
          </table:table-cell>
          <table:table-cell office:value-type="string">
            <text:p>['Arte contemporânea', 'Artes', 'Cultura-Ípsilon', 'Exposição', 'Fotografia', 'Helena Almeida', 'Lourdes Castro', 'Obituário', 'Opinião', 'Serralves']</text:p>
          </table:table-cell>
          <table:table-cell office:value-type="string">
            <text:p>2018-09-26 22:54:30</text:p>
          </table:table-cell>
          <table:table-cell table:style-name="ce23" office:value-type="string" office:value="https://www.publico.pt/2018/09/26/culturaipsilon/opiniao/helena-almeida-a-artista-que-era-a-sua-propria-obra-1845387">
            <text:p><text:a xlink:href="https://www.publico.pt/2018/09/26/culturaipsilon/opiniao/helena-almeida-a-artista-que-era-a-sua-propria-obra-1845387">https://www.publico.pt/2018/09/26/culturaipsilon/opiniao/helena-almeida-a-artista-que-era-a-sua-propria-obra-1845387</text:a></text:p>
          </table:table-cell>
          <table:table-cell table:number-columns-repeated="246"/>
        </table:table-row>
        <table:table-row table:style-name="ro1">
          <table:table-cell office:value-type="string">
            <text:p>5cf469e5896a7fea06000599</text:p>
          </table:table-cell>
          <table:table-cell office:value-type="string">
            <text:p>Quem pode, manda</text:p>
          </table:table-cell>
          <table:table-cell office:value-type="string">
            <text:p>['Alexandre Melo']</text:p>
          </table:table-cell>
          <table:table-cell office:value-type="string">
            <text:p>A Fundação de Serralves é uma fundação privada. Mesmo sem ter conhecimentos jurídicos especializados, pressuponho que os seus responsáveis possam fazer aquilo que quiserem, nos limites da legislação que se lhes aplique e na medida em que os seus parceiros institucionais e financiadores aceitem o que for feito. Tentemos compreender (com base na pouca e confusa informação disponível) o que foi feito com a exposição Robert Mapplethorpe: Pictures.

Mas antes de chegar a Serralves, comecemos por uma abordagem genérica da questão. Não há ninguém minimamente familiarizado com o meio artístico contemporâneo que não saiba que a obra de Mapplethorpe e o historial da censura e da luta contra a censura à apresentação e divulgação da sua obra é um exemplo destacado no que diz respeito à história recente da luta pela liberdade de expressão artística contra o obscurantismo.

Em função deste historial, é conclusão consensual no meio artístico contemporâneo, à escala internacional, que qualquer tipo de proibição ou bloqueamento do acesso à visão e divulgação da obra de Mapplethorpe configura uma atitude anti-liberal que promove os valores da censura e, dadas as caraterísticas específicas da obra do autor, reforça as dinâmicas da discriminação de tipo sexual (nomeadamente a homofobia) e, por vezes, veicula formas indiretas de racismo. (Ou seja, e sem querer remeter para nenhum caso concreto, será que a pulsão censória teria a mesma intensidade se as relações aparentemente representadas fossem heterossexuais ou, noutros casos, se a cor da pele dos corpos representados fosse branca?)

Dito isto, importa reconhecer que a obra de Mapplethorpe é frequentemente objeto de proibição ou de severas limitações de acesso à sua visão (e isso é muitas vezes aceite como um mal menor), nomeadamente quando se trata de países não democráticos, anti-liberais ou dominados por fundamentalismos religiosos, ou quando se trata de instituições dependentes, para a sua sobrevivência e financiamento, de entidades guiadas por esse tipo de valores. Imaginemos, por exemplo, o que se poderia passar numa instituição dependente do financiamento de fundamentalistas evangélicos.

Se há uma outra evidência consensual no meio artístico contemporâneo é que uma instituição artística, mesmo que privada, que aspire à respeitabilidade internacional e queira assumir uma vocação cultural contemporânea e cosmopolita, deve trabalhar com diretores artísticos e curadores nos quais delega a concepção e execução da sua programação e, nomeadamente, a organização concreta, seleção e apresentação das obras das suas exposições. O recurso a profissionais com conhecimentos especializados permite o adequado acesso do público a uma visão de conjunto da obra de um autor nas suas várias dimensões: uma visão informada e articulada, liberta de amputações ou desmembramentos ditados por motivos espúrios. É para isso que existem “diretores artísticos” e “curadores” e é por isso que as instituições respeitáveis costumam respeitar as suas competências específicas, e bem assim os poderes e a autonomia neles delegados.

Mas, na realidade, nada obriga a que assim aconteça. Ou seja (com a eventual ressalva de algumas obrigações contratuais que desconheço), imagino que os responsáveis de uma fundação privada como é Serralves podem prescindir ou desautorizar o trabalho de diretores artísticos ou curadores e decidirem de acordo com os seus próprios desígnios políticos ou económicos, ou os seus valores morais (ou mesmo de acordo com os seus caprichos estéticos ou fetiches sexuais). Ou mesmo tão só em função dos ditames da boa gestão dos seus pequenos ou grandes interesses paroquiais. Cada instituição projeta-se na escala e ambição a que aspira e nada há de menos digno na escala local ou paroquial.

Ainda assim, em termos práticos, no que diz respeito às modalidades de censura ou bloqueio do acesso à visão da obra de Mapplethorpe, partilharei algumas dúvidas e perplexidades, designadamente em relação à questão da exigência de maioridade das pessoas que poderão ter acesso a um determinado conjunto de obras.

Por não ter conhecimentos suficientes na área clínica não consigo imaginar a dimensão dos danos que a visão de algumas fotografias de Mapplethorpe possa provocar numa pessoa com menos de 18 anos. Julgo saber, no entanto, que é muito fácil encontrar na internet imagens suscetíveis de provocar o mesmo tipo de danos. Nesta medida, talvez fosse aconselhável proibir, em domínios sujeitos à autoridade da administração de Serralves, o acesso de menores à internet. A menos que devidamente acompanhados por familiares.

Aqui surge, aliás, uma outra perplexidade, associada à falta de clareza em relação à questão do acesso à sala proibida. Através das notícias que me chegaram pela comunicação social ainda não ficou claro, para mim, qual o princípio censório aplicado. Os menores não podem mesmo entrar ou basta estarem acompanhados por um adulto, qualquer adulto? Ou deverão estar acompanhados por familiares e, neste caso, qual o grau de parentesco requerido? Será que uma pessoa com 17 anos se poderá fazer acompanhar, por exemplo, por um irmão ou uma prima já com 18 anos feitos? Será que uma tia ou um avô poderão ser considerados válidos para o efeito? Ou será indispensável a presença dos progenitores devidamente identificados e, neste caso, será que basta a presença de um deles ou é necessária a presença dos dois, já que podem não partilhar os mesmos princípios em matéria de educação dos filhos? Para maior conforto dos potenciais visitantes creio que seria útil clarificar estas questões em futuros avisos.

Uma questão que não tem sentido colocar é a da competência da administração para tomar as decisões que tomou. Uma vez que (pelo que julgo poder deduzir) não está obrigada legalmente a respeitar o poder ou a autonomia de diretores artísticos ou curadores, a administração não carece de qualquer competência artística ou cultural para tomar as suas decisões. Quem pode, manda.</text:p>
          </table:table-cell>
          <table:table-cell office:value-type="string">
            <text:p>Cada instituição projeta-se na escala e ambição a que aspira e nada há de menos digno na escala local ou paroquial.</text:p>
          </table:table-cell>
          <table:table-cell office:value-type="string">
            <text:p>Culture</text:p>
          </table:table-cell>
          <table:table-cell office:value-type="string">
            <text:p>['Arte contemporânea', 'Artes', 'Cultura-Ípsilon', 'Exposição', 'Fotografia', 'João Ribas', 'Museu de Serralves', 'Opinião', 'P2', 'Porto', 'Robert Mapplethorpe', 'Serralves']</text:p>
          </table:table-cell>
          <table:table-cell office:value-type="string">
            <text:p>2018-09-30 07:35:00</text:p>
          </table:table-cell>
          <table:table-cell table:style-name="ce23" office:value-type="string" office:value="https://www.publico.pt/2018/09/30/culturaipsilon/opiniao/quem-pode-manda-1845563">
            <text:p><text:a xlink:href="https://www.publico.pt/2018/09/30/culturaipsilon/opiniao/quem-pode-manda-1845563">https://www.publico.pt/2018/09/30/culturaipsilon/opiniao/quem-pode-manda-1845563</text:a></text:p>
          </table:table-cell>
          <table:table-cell table:number-columns-repeated="246"/>
        </table:table-row>
        <table:table-row table:style-name="ro1">
          <table:table-cell office:value-type="string">
            <text:p>5cf46a54896a7fea06001897</text:p>
          </table:table-cell>
          <table:table-cell office:value-type="string">
            <text:p>Serralves, sintoma e panorama nacional</text:p>
          </table:table-cell>
          <table:table-cell office:value-type="string">
            <text:p>['Pedro Lapa']</text:p>
          </table:table-cell>
          <table:table-cell office:value-type="string">
            <text:p>O recente caso de censura à exposição de Robert Mapplethorpe, Pictures, protagonizado pela administração da Fundação de Serralves, levanta questões circunstanciais e de fundo que importam para uma reflexão alargada sobre as instituições de arte contemporânea que temos e desejamos ter. Se nem tudo está esclarecido neste caso, não restam dúvidas de que ocorreu um ato de censura. O diretor artístico do museu e curador da exposição, João Ribas, anunciou previamente a exposição com uma determinada configuração e ela inaugurou com outra, contra sua vontade. Na sequência o diretor demitiu-se, num ato que merece ser louvado pela abnegação do interesse pessoal e as implicações que tem na sua vida profissional. O mesmo não se pode dizer desta e de outras administrações, cujos rostos giram de uma área de atividade para outra nos antípodas, sem qualquer atrito, como se o seu conhecimento das matérias em causa fosse infinito. Não é esta presunção que terá levado o administrador José Pacheco Pereira a declarar que ninguém melhor que ele saberia o que era a censura, só que as certezas e configurações de um tempo não esgotam um problema e a censura nos tempos democráticos – passo o paradoxo – ganhou outros contornos. Ela exerce-se por assédio, insistência, falsa negociação e sugestão de implicações futuras que põem a nu as relações de poder e deixam entre a espada e a parede qualquer projeto que importa descartar. Fontes relatam que a administração fez três visitas à exposição em instalação e com esta atitude obrigou a remontá-la várias vezes. Como consequência, várias obras foram retiradas por questões estritamente técnicas, menos duas, que o foram contra a seleção do curador, como este relata. Consta que a videovigilância o demonstra, caso para dizer-se que o vídeo espelha também as falhas narcísicas!

No entanto, o efeito censório não acaba aqui. A exposição, na versão final, passou a ter um espaço reservado para determinados trabalhos, o que corresponde a uma curadoria dentro da curadoria assinada pelo conselho de administração. Se não é curadoria e exorbitação descontrolada das funções deste, é uma instrução censória ao discurso curatorial.

O caso leva-nos a questionar vários aspetos: o papel dos administradores representantes do Estado, o âmbito das práticas administrativas e que modelos de administração desejamos. No que respeita aos administradores do Estado seria de esperar que a sua atuação avisada evitasse uma ocorrência destas. O respeito pela ordem institucional de funções e pelos valores da liberdade de expressão são princípios elementares que não foram salvaguardados por quem tem essa função. A articulação com o Ministério da Cultura, que participa na Fundação de Serralves com 4 milhões de euros anuais, deveria ter ocorrido e dado lugar a um inquérito aos acontecimentos.

Um ato destes não surge por uma posição sistemática de censura da parte de um conselho de administração que agora se desvela, mas no quadro de um processo generalizado de interferências deste em todas as atividades do museu e da fundação. Não é caso único mas crescente, que afeta muitas instituições ligadas à arte contemporânea. A questão, por esclarecer, da integração na programação da exposição de Joana Vasconcelos, I’m your mirror, vinda do Guggenheim de Bilbau, é mais outro sintoma deste problema, que é o dos limites da atividade administrativa e dos perfis dos administradores culturais.

Tem-se assistido crescentemente neste século a uma presença excessiva dos conselhos de administração na vida dos museus ou centros de arte contemporânea que lhes dão uma configuração empresarial e organizam as suas atividades em função de valores alheios aos critérios do conhecimento, que enforma o domínio disciplinar da instituição. Esta atitude começou com uma ênfase nos serviços educativos, não por preocupação com a construção de processos de mediação suscetíveis de potenciar o domínio especulativo sobre as exposições apresentadas, ação mais do que desejável, mas sob as luzes insinuou-se um instrumento para angariar números de visitantes. Com este pretexto, as escolas podiam proporcionar números significativos. Os serviços educativos tornaram-se nas primeiras áreas de ingerência, talvez mais mitigada. Outro passo foi a interferência mais ou menos direta nas programações em função da métrica de públicos e a exigência de exposições blockbuster capazes de projeção de uma imagem de marca e de esvaziar os orçamentos para uma programação equilibrada. Com isto se perde uma perspetiva adequada aos interesses e possibilidades de afirmação, troca e reconhecimento das práticas artísticas nacionais num contexto internacional e atual, reduzindo o contexto nacional a uma posição de mero consumidor. Mais recentemente foram levantadas polémicas sobre o processo de escolha dos diretores artísticos, geralmente apontados pelas administrações. Estas assumem facilmente o papel de escrutinadores da competência científica que é solicitada a um diretor artístico, dispensando deste modo a convocação de júris especializados ou então contratando empresas internacionais especializadas, que têm clientela para satisfazer. Uma ligeira adequação basta e o putativo diretor satisfará aqui os ensejos de outros interesses que lhe garantam outros lugares mais centrais. Certamente que não causarão problemas como este.

Acredito que muitas administrações estão profundamente empenhadas nos processos que interrogo e os consideram genuinamente os mais adequados para o sucesso das suas instituições. O problema é que a sua perspetiva empresarial não é compatível com modelos de afirmação cultural mais específicos, os únicos capazes de proporcionar redes com os agentes mais pertinentes e produzir públicos emancipados.

Ironia das ironias será pensar que a exposição de Robert Mapplethorpe poderá ter sido equacionada como um blockbuster do ano... apesar dos custos, aposta ganha.</text:p>
          </table:table-cell>
          <table:table-cell office:value-type="string">
            <text:p>Se nem tudo está esclarecido neste caso, não restam dúvidas de que ocorreu um ato de censura. O diretor artístico do museu e curador da exposição, João Ribas, anunciou previamente a exposição com uma determinada configuração e ela inaugurou com outr</text:p>
          </table:table-cell>
          <table:table-cell office:value-type="string">
            <text:p>Culture</text:p>
          </table:table-cell>
          <table:table-cell office:value-type="string">
            <text:p>['Arte contemporânea', 'Artes', 'Cultura-Ípsilon', 'Exposição', 'Fotografia', 'João Ribas', 'Museu de Serralves', 'Opinião', 'P2', 'Porto', 'Robert Mapplethorpe', 'Serralves']</text:p>
          </table:table-cell>
          <table:table-cell office:value-type="string">
            <text:p>2018-09-30 07:53:00</text:p>
          </table:table-cell>
          <table:table-cell table:style-name="ce23" office:value-type="string" office:value="https://www.publico.pt/2018/09/30/culturaipsilon/opiniao/serralves-sintoma-e-panorama-nacional-1845565">
            <text:p><text:a xlink:href="https://www.publico.pt/2018/09/30/culturaipsilon/opiniao/serralves-sintoma-e-panorama-nacional-1845565">https://www.publico.pt/2018/09/30/culturaipsilon/opiniao/serralves-sintoma-e-panorama-nacional-1845565</text:a></text:p>
          </table:table-cell>
          <table:table-cell table:number-columns-repeated="246"/>
        </table:table-row>
        <table:table-row table:style-name="ro1">
          <table:table-cell office:value-type="string">
            <text:p>5cf46a5e896a7fea06001906</text:p>
          </table:table-cell>
          <table:table-cell office:value-type="string">
            <text:p>Extrema-direita na Áustria: devemos ficar preocupados?</text:p>
          </table:table-cell>
          <table:table-cell office:value-type="string">
            <text:p>['Sofia Serra da Silva']</text:p>
          </table:table-cell>
          <table:table-cell office:value-type="string">
            <text:p>Estar a viver temporariamente em Viena dá-me o pretexto ideal para falar sobre os recentes acontecimentos políticos na Áustria e as suas possíveis consequências no quadro europeu.

Até recentemente, a política doméstica austríaca não merecia especial atenção além-fronteiras. E os austríacos agradeciam. Afinal de contas, depois das catástrofes políticas do século passado, é preferível deixar o grande plano para outros atores. Mas tudo muda. E hoje, a Viena outrora de Strauss e Schubert vive tempos assustadores. Pelo menos é essa a perceção daqueles com quem me cruzo diariamente, desde o cidadão comum aos especialistas em ciência política. Obviamente esta perceção é muito provavelmente enviesada e até minoritária – afinal de contas, as sondagens continuam a indicar elevados níveis de apoio ao novo governo. Mas isso é que é assustador. Porquê? Façamos então um breve exercício de memória.

No último ano, o Partido Popular (ÖVP), partido habituado a governar ao longo dos anos, ganhou as eleições. Mas enfrentou, novamente, uma vitória sem maioria parlamentar, aliando-se, desta vez, com a extrema-direita do Partido da Liberdade (FPO), que arrecadou cerca de 31% dos votos. Embora esta coligação não seja uma novidade para os austríacos – aconteceu também em 2000 –, o partido tem muito mais poder atualmente, incluindo o controlo de importantes ministérios. Muito já se escreveu sobre o Partido da Liberdade: partido nacionalista, conservador, anti-imigração e islamofóbico fundado por nazis (entre outros) depois da 2.ª Guerra Mundial. Quando entrou para o Governo em 2000, outros países da União Europeia impuseram, em protesto, pequenas sanções à Áustria. Contudo, a paisagem política europeia atual dita outra reação: aceitação silenciosa. Até porque Kutz, líder do ÖVP, prometeu construir um governo pró-europeu.

Mas a extrema-direita na Áustria não é uma novidade e tão pouco se fica pelas estruturas de poder político formais como o parlamento e o governo. A extrema-direita também se faz sentir nas ruas. O movimento “identitário” pan-europeu iniciado em França no ano de 2003 tem o seu “bloco” mais visível, atualmente, na Áustria desde a sua implementação em 2012. Embora a importância real deste grupo seja frequentemente inflacionada pela cobertura mediática que lhe é dada, a sua longevidade e recente crescimento merecem, porém, algum destaque quando falamos na extrema-direita na Áustria.

Muitos questionam qual o verdadeiro perigo da ascensão da extrema-direita na Europa. Parece haver duas perspetivas dominantes: 1) os media retratam esta ascensão num tom apocalíptico que tem pouca adesão à realidade – recorde-se o alerta do primeiro-ministro português à saída da reunião de chefes de Estado e Governo em Salzburgo há uns dias atrás; ou 2) a Europa devia estar muito preocupada porque, a passos largos, estamos a caminhar para uma Europa cada vez menos democrática e tolerante. Eu partilho a visão mais pessimista. E acredito que a inclusão do Partido da Liberdade como parceiro governativo constitui uma mudança sistemática na política austríaca com severas repercussões e implicações para o resto da Europa. Por várias razões. Pelo peso eleitoral e territorial do partido no país: já não é a primeira vez que chega ao governo e desde a sua implementação que tem aumentado substancialmente a sua expressão eleitoral; é também apoiado por grupos da sociedade civil, grupos e movimentos de extrema-direita e direita radical. Pela posição geográfica do país: é particularmente assustador à luz das recentes derivas à direita com traços autoritários dos países vizinhos, como a Hungria, Croácia e Polónia. E por aquilo que representa para os partidos austríacos mainstream habituados a dividir o poder entre si. Na última eleição o ÖVP virou completamente à extrema-direita em alguns temas importantes. Em campanha eleitoral, Kurz chegou mesmo a aliciar os simpatizantes da extrema-direita com a promessa que ele é que seria capaz de implementar uma política anti-imigração eficaz, ao contrário do FPO. Enquanto o partido social democrata (SPÖ) optou pelo silêncio em questões fraturantes.

No entanto, a inclusão do Partido da Liberdade no governo não é o resultado mais assustador per se. A extrema-direita sempre esteve presente na política Austríaca. Enquanto em 2000 a Áustria estava isolada e era um outlier (o que explica as sanções impostas por vários países europeus), em 2018 a Áustria é mais um caso de sucesso entre muitos outros onde a extrema-direita e a direita radical estão a crescer, como na Alemanha, Suécia, Grécia e Holanda. Passados quase 20 anos, o panorama europeu é muito diferente. A extrema-direita e o populismo estão hoje mais musculados, poderosos e imbuídos em algumas instituições nacionais e até no Parlamento Europeu.

No próximo dia 4 de Outubro está previsto um protesto na cidade de Viena, que vai reunir grandes figuras do panorama cultural e intelectual austríaco, incluindo Elfriede Jelinek, prémio Nobel da Literatura. Espera-se que esta seja uma das maiores manifestações desde o início de funções do governo, em 2017. Esperemos que muitos mais protestos se repitam. E que os europeus respondam em massa contra o populismo e a extrema-direita nas próximas eleições europeias em Maio de 2019.

A autora escreve segundo o novo Acordo Ortográfico

O Institute of Public Policy (IPP) é um think tank académico, independente e apartidário. As opiniões aqui expressas vinculam somente os autores e não refletem necessariamente as posições do IPP, da Universidade de Lisboa ou de qualquer outra instituição</text:p>
          </table:table-cell>
          <table:table-cell office:value-type="string">
            <text:p>Hoje, a Viena outrora de Strauss e Schubert vive tempos assustadores.</text:p>
          </table:table-cell>
          <table:table-cell office:value-type="string">
            <text:p>World</text:p>
          </table:table-cell>
          <table:table-cell office:value-type="string">
            <text:p>['Europa', 'Extrema-direita', 'Mundo', 'Opinião', 'União Europeia', 'Áustria']</text:p>
          </table:table-cell>
          <table:table-cell office:value-type="string">
            <text:p>2018-10-01 06:47:00</text:p>
          </table:table-cell>
          <table:table-cell table:style-name="ce23" office:value-type="string" office:value="https://www.publico.pt/2018/10/01/mundo/opiniao/extremadireita-na-austria-devemos-ficar-preocupados-1845592">
            <text:p><text:a xlink:href="https://www.publico.pt/2018/10/01/mundo/opiniao/extremadireita-na-austria-devemos-ficar-preocupados-1845592">https://www.publico.pt/2018/10/01/mundo/opiniao/extremadireita-na-austria-devemos-ficar-preocupados-1845592</text:a></text:p>
          </table:table-cell>
          <table:table-cell table:number-columns-repeated="246"/>
        </table:table-row>
        <table:table-row table:style-name="ro1">
          <table:table-cell office:value-type="string">
            <text:p>5cf4699b896a7fea06000352</text:p>
          </table:table-cell>
          <table:table-cell office:value-type="string">
            <text:p>Responsabilidades com pensões: uma grande responsabilidade</text:p>
          </table:table-cell>
          <table:table-cell office:value-type="string">
            <text:p>['Maria Margarida Corrêa de Aguiar']</text:p>
          </table:table-cell>
          <table:table-cell office:value-type="string">
            <text:p>O Governo decidiu alargar, a partir de Novembro próximo, as contribuições para o Regime Público de Capitalização (Fundo dos Certificados de Reforma) – os chamados “PPR do Estado” – às entidades empregadoras, permitindo que estas se substituam aos trabalhadores no pagamento das contribuições para este produto de poupança complementar para a reforma. Os PPR do Estado estão sob gestão pública, através do Instituto de Gestão de Fundos de Capitalização da Segurança Social.

Com esta medida, diz o Governo que quer tornar os PPR do Estado mais atractivos, disponibilizando às entidades empregadoras mais um instrumento para assumirem maior responsabilidade social para com os seus trabalhadores. Hoje estas entidades empregadoras têm à sua disposição os fundos de pensões cuja gestão é assegurada por entidades especializadas, designadamente, entidades gestoras de fundos de pensões e companhias de seguros.

Este é um passo positivo – no sentido de reconhecer a importância dos regimes complementares de reforma. Porém, a medida é insuficiente perante o grande desafio que se coloca ao sistema público de pensões que é garantir adequadamente a protecção na velhice. Esta medida não resolve, isoladamente, as dificuldades do sistema público e o estado crítico de falta de poupança para a reforma.

Em particular, o Regime Público de Capitalização, que constitui um dos três regimes que integram o Sistema Complementar, apresenta um desempenho muito pobre. O último Relatório de Actividades e Contas publicado, relativo ao ano de 2015, evidencia a fraca adesão dos trabalhadores aos PPR do Estado: 7618 aderentes e um capital sob gestão de cerca de 37 milhões de euros. Estes números deixam-nos a pensar sobre quais as razões para que este produto do Estado não tenha recolhido o interesse dos trabalhadores, apesar de dispor de vantagens, por exemplo, em termos de benefícios fiscais em IRS.

Esta medida suscita, embora esta questão não seja nova, o tema do estabelecimento de um “level playing field” entre a gestão pública, gestão privada e gestão social de produtos de poupança para reforma geridos em capitalização pura, nos quais se incluem os PPR do Estado. Com o estabelecimento de um level playing field pretende-se garantir que estes produtos, independentemente da sua natureza pública, privada e social, obedecem às mesmas regras regulatórias e fiscais.

Não se compreende, por exemplo, que os PPR do Estado (a questão poderá fazer sentido estender ao Fundo de Estabilização Financeira da Segurança Social, na medida em que está em causa a gestão financeira de responsabilidades com pensões), ao contrário do que se passa com os fundos de pensões e os PPR sob gestão privada, não estejam submetidos a regras de supervisão independente. As mesmas regras a que os segundos estão sujeitos, através da Autoridade de Supervisão de Seguros e Fundos de Pensões. As mesmas regras a que ficará sujeita a poupança complementar captada e gerida em capitalização pura pelas associações mutualistas, com a entrada em vigor do novo Código das Associações Mutualistas.

Invocar a gestão pública para dispensar a supervisão e defender um tratamento diferenciado não colhe, à luz dos princípios de boa governance. O que está em causa é a protecção dos interesses dos beneficiários destes produtos, atendendo à função eminentemente social destas poupanças. A gestão pública não substitui a supervisão. O exercício desta função em acumulação com a gestão coloca-nos perante um típico conflito de interesses.

O estabelecimento de um level playing field, independentemente de quem faz a gestão, é uma peça importante do xadrez das políticas que promovam produtos que contrariem a baixa poupança a pensar na reforma.

A capitalização pura, em que assenta a poupança complementar, não é melhor nem pior por ser pública, privada ou social. O que faz a diferença é o modelo de regulação e supervisão e a qualidade do seu desempenho. A lei reconhece o Sistema Complementar e atribui aos regimes complementares que o integram uma função significativa de protecção social, devendo o seu desenvolvimento, assim diz a lei, ser estimulado pelo Estado. É fundamental que o Estado promova este desenvolvimento, tendo presente que no centro das preocupações deve estar a protecção do bem-estar e dos direitos e poupanças dos beneficiários/pensionistas.

Num contexto em que as taxas de substituição (relação entre a pensão e o salário) do sistema público de pensões serão progressivamente mais baixas, colocando problemas de adequação do rendimento na reforma, a poupança complementar deveria estar na agenda política e ser motivo de preocupação da sociedade civil. Com efeito, a sociedade civil não está informada e ainda não tomou consciência das limitações das pensões públicas. Parece estar anestesiada pela ideia que prevalece de que o Estado tudo resolverá.

O Estado terá no futuro, e já tem, dificuldade em aumentar a sua oferta social, em particular no domínio das pensões públicas. Esta dificuldade deveria, portanto, apelar a políticas comprometidas com o desenvolvimento dos 2.º Pilar (poupança de iniciativa colectiva/fundos de pensões) e 3.º Pilar (poupança de iniciativa individual/PPR), em que há espaço para a gestão pública, gestão privada e gestão social. Esta será uma resposta necessária para ajudar a compensar a redução da pensão pública, apoiando, também, a construção de uma cultura de responsabilidade colectiva e individual.

O estado de atrofiamento do nosso Sistema Complementar é explicado por vários factores que mais não são que o resultado da falta de vontade política em o desenvolver, ao contrário do que observamos na maior parte dos países europeus que levaram por diante reformas nos sistemas públicos de pensões.

Uma intervenção sistémica terá que ter um perfil multidisciplinar e uma visão integradora e intertemporalmente consistente, pelo simples facto de que estamos na presença de um leque alargado de matérias que necessitam de formar um todo consistente e harmonioso, duradouro e estável. Uma intervenção que não deveria perder de vista a necessidade de alguma “inovação” capaz de responder às novas realidades demográfica, económica e financeira.

O importante é que as respostas encontradas tenham coerência entre si e convirjam para um resultado final capaz de reunir os incentivos adequados ao desenvolvimento de um Sistema Complementar que cumpra a sua função.

As respostas poderão passar – entre muitas outras – por envolver a Concertação Social na dinamização das poupanças de base profissional, transitar o actual sistema de benefícios fiscais em IRS para um sistema assente numa lógica de pensão global integrada, reforçar a protecção dos direitos/benefícios dos beneficiários sobre a sua poupança e a das entidades empregadoras (direitos adquiridos, portabilidade de direitos, etc.), adequar os produtos de poupança às novas dinâmicas do desenvolvimento do ciclo de vida (flexibilidade contributiva, flexibilidade no pagamento dos benefícios ajustada às novas formas de trabalho e de combinação do trabalho e reforma, etc.), oferecer mecanismos de gestão financeira que permitam atenuar e alisar o risco individual numa janela temporal alargada e aumentar a transparência da informação sobre a evolução da pensão pública e da pensão global.

Cidadania Social – Associação para a Intervenção e Reflexão de Políticas Sociais – www.cidadaniasocial.pt</text:p>
          </table:table-cell>
          <table:table-cell office:value-type="string">
            <text:p>Alargar os chamados “PPR do Estado” às entidades empregadoras é um passo positivo, mas insuficiente.</text:p>
          </table:table-cell>
          <table:table-cell office:value-type="string">
            <text:p>Economy</text:p>
          </table:table-cell>
          <table:table-cell office:value-type="string">
            <text:p>['Cidadania Social', 'Economia', 'Opinião', 'PPR', 'Pensões', 'Poupança', 'Segurança Social']</text:p>
          </table:table-cell>
          <table:table-cell office:value-type="string">
            <text:p>2018-10-08 06:43:00</text:p>
          </table:table-cell>
          <table:table-cell table:style-name="ce23" office:value-type="string" office:value="https://www.publico.pt/2018/10/08/economia/opiniao/responsabilidades-com-pensoes-uma-grande-responsabilidade-1846288">
            <text:p><text:a xlink:href="https://www.publico.pt/2018/10/08/economia/opiniao/responsabilidades-com-pensoes-uma-grande-responsabilidade-1846288">https://www.publico.pt/2018/10/08/economia/opiniao/responsabilidades-com-pensoes-uma-grande-responsabilidade-1846288</text:a></text:p>
          </table:table-cell>
          <table:table-cell table:number-columns-repeated="246"/>
        </table:table-row>
        <table:table-row table:style-name="ro1">
          <table:table-cell office:value-type="string">
            <text:p>5cf469b4896a7fea0600041f</text:p>
          </table:table-cell>
          <table:table-cell office:value-type="string">
            <text:p>O Tribunal Arbitral do Desporto três anos depois</text:p>
          </table:table-cell>
          <table:table-cell office:value-type="string">
            <text:p>['Artur Flamínio da Silva']</text:p>
          </table:table-cell>
          <table:table-cell office:value-type="string">
            <text:p>Desde o dia 1 de Outubro de 2015 que podemos contar em Portugal com um centro de arbitragem especializado na resolução de conflitos desportivos. A arquitectura deste centro assenta num bom postulado: a competição desportiva necessita de uma jurisdição célere e especializada e, assim, adequada ao sistema desportivo português. Sucede, porém, que decorridos três anos sobre a entrada em funcionamento do Tribunal Arbitral do Desporto (TAD) muitos são as dúvidas que atingem o regime jurídico que o rege. Entre outras perplexidades, não podemos ignorar as questões em torno da independência do centro e da independência e imparcialidade dos árbitros.

Com efeito, se o TAD não proceder ao recrutamento de novos árbitros para integrar a sua lista, aqueles que nela se encontram e que são sucessivamente nomeados pelas mesmas partes colocam em causa os deveres de independência e imparcialidade, designadamente os que resultam das IBA Guidelines on Conflict of Interest in International Arbitration, às quais este centro aderiu por intermédio de recepção através do estatuto deontológico dos árbitros. Deste modo, as sentenças arbitrais proferidas por colégios arbitrais compostos por árbitros, nas condições acimas apresentadas, poderão vir a ser hipoteticamente anuladas, a breve trecho, com fundamento na violação de princípios fundamentais, tais como o direito ao processo equitativo que, a este respeito, não se encontra assegurado. Como tal e a suceder, esta circunstância assume-se como um péssimo agoiro para a justiça arbitral desportiva e, acima de tudo, para a credibilidade no Desporto.

Trata-se de um problema real que só pode ser ultrapassado com um novo recrutamento de árbitros (e substituição de parte dos actuais) ou o alargamento da lista de árbitros, tal como sucede, regularmente, noutros centros de arbitragem de referência. Não podemos ignorar que a anulação das sentenças arbitrais pode ter efeitos devastadores na confiança das partes na credibilidade da instituição arbitral.

Todavia, esta questão mais imediata não permite ignorar que os escândalos do futebol também chegaram ao TAD, levando a descredibilizar – pelo menos publicamente – algumas das suas decisões, o que, por sua vez, em nada contribuiu para a confiança no sistema desportivo. Se retivermos um contexto estrutural da falta de independência do centro de arbitragem, o problema da independência e imparcialidade dos árbitros deve ser uma questão fulcral a discutir numa futura reforma.

Por outro lado, as custas do TAD – que até são a nosso ver inconstitucionais – foram o pecado mortal da falta de sucesso do mesmo. Na verdade, é conhecido que este centro arbitral necessita que lhe sejam submetidos mais de cem processos por ano para ser financeiramente auto-sustentável. Sucede, porém, que este número nunca foi atingido em nenhum dos anos (fixando-se em seis processos em 2015, em 31 processos em 2016, em 76 processos em 2017 e, até à data, nos 66 processos em 2018) sendo, como é sabido, o Estado (todos nós) uma das entidades a apoiar economicamente o TAD. Podemos, com alguma segurança, concluir que a sustentabilidade económica do centro muito dificilmente será atingida ainda este ano.

Assim sendo, o TAD regista dificuldades estruturais ao nível da sua independência e imparcialidade e, em geral, da sua transparência, mas, acima de tudo, no que concerne à viabilidade financeira do desenvolvimento da sua actividade, o que deveria, por si só preocupar todos os cidadãos. Com efeito, não existe uma justificação para que o Estado se demita do exercício da função jurisdicional (pelo menos num primeiro momento) e não se preocupe com a qualidade (em sentido amplo, compreendendo todos os problemas acima referidos) dos serviços de arbitragem (e de mediação) que são oferecidos por este centro.

Tal como não se percebe que, aparentemente, inexista uma intenção legislativa de discutir uma reforma do TAD, principalmente, quando a maioria dos seus problemas são mais do que conhecidos. Não se pode esquecer, neste contexto, que a arbitragem é um excelente meio de resolução de litígios, mas, como tudo na vida, a distorção deste meio quando adaptado a um sector social “especial”, que exige, por exemplo, maiores garantias de independência e imparcialidade, pode vetá-lo a um destino inevitável. É isto que pretendemos evitar ao reivindicarmos uma reforma do TAD.

Passados três anos podemos concluir que ao TAD só restam duas alternativas: ou existe uma reforma abrangente ou, em alternativa, deve pensar-se no seu encerramento. Da minha parte, aposto na primeira solução, mas se a segunda hipótese não estiver a ser ponderada e se esta configuração se mantiver, o encerramento será uma realidade fatal. A finalizar e para evitar esta circunstância, lanço o desafio a todos os operadores do sistema desportivo para que se unam em torno de uma justiça desportiva, verdadeiramente nova, aproveitando, assim, todas as potencialidades da arbitragem como um mecanismo de resolução de conflitos credível.</text:p>
          </table:table-cell>
          <table:table-cell office:value-type="string">
            <text:p>Desde o dia 1 de Outubro de 2015 que podemos contar em Portugal com um centro de arbitragem especializado na resolução de conflitos desportivos. A arquitectura deste centro assenta num bom postulado: a competição desportiva necessita de uma jurisdiç</text:p>
          </table:table-cell>
          <table:table-cell office:value-type="string">
            <text:p>Sports</text:p>
          </table:table-cell>
          <table:table-cell office:value-type="string">
            <text:p>['Desporto', 'Futebol', 'Futebol nacional', 'Justiça desportiva', 'Opinião', 'Tribunal Arbitral do Desporto']</text:p>
          </table:table-cell>
          <table:table-cell office:value-type="string">
            <text:p>2018-10-11 22:40:53</text:p>
          </table:table-cell>
          <table:table-cell table:style-name="ce23" office:value-type="string" office:value="https://www.publico.pt/2018/10/11/desporto/opiniao/o-tribunal-arbitral-do-desporto-tres-anos-depois-1847160">
            <text:p><text:a xlink:href="https://www.publico.pt/2018/10/11/desporto/opiniao/o-tribunal-arbitral-do-desporto-tres-anos-depois-1847160">https://www.publico.pt/2018/10/11/desporto/opiniao/o-tribunal-arbitral-do-desporto-tres-anos-depois-1847160</text:a></text:p>
          </table:table-cell>
          <table:table-cell table:number-columns-repeated="246"/>
        </table:table-row>
        <table:table-row table:style-name="ro1">
          <table:table-cell office:value-type="string">
            <text:p>5cf469bf896a7fea06000481</text:p>
          </table:table-cell>
          <table:table-cell office:value-type="string">
            <text:p>Ambiente: Em Setúbal queremos tudo ao mesmo tempo</text:p>
          </table:table-cell>
          <table:table-cell office:value-type="string">
            <text:p>['Gonçalo Calado']</text:p>
          </table:table-cell>
          <table:table-cell office:value-type="string">
            <text:p>Há muito que Setúbal tem uma identidade fortíssima. Não é fácil afirmar-se como uma grande capital de distrito paredes meias com a capital do país, em que parte da sua população pendula quotidianamente para lá, ou encosta-se à margem Sul do rio Tejo em busca de melhores oportunidades.

Mas é pelo menos desde a celta Cetóbriga que a foz do rio Sado e o estuário por ela formado moldam a forma como se viveu e se vive em Setúbal. Primeiro como meio de comunicação e como fonte de alimento, mais recentemente como depurador natural ou plataforma de lazer, o rio Sado, do qual não podemos dissociar a serra da Arrábida, fornece-nos, a título gratuito, muitos serviços aos quais chamamos serviços dos ecossistemas, e dos quais dependem muitas actividades económicas da região.

Quando zelamos pela saúde destes ecossistemas, estamos a perpetuar o futuro das actividades económicas que deles dependem, e este é por certo o maior desafio que temos pela frente no Sado e na Arrábida. As actividades económicas que põem em causa o bom estado de funcionamento dos ecossistemas não são de forma alguma sustentáveis: nem ambientalmente, nem socialmente, nem economicamente. Tão-só porque a sustentabilidade que não envolva todas estas parcelas não se chama sustentabilidade.

Governar é escolher um caminho e em Setúbal sempre existiu muita dificuldade em escolher esse caminho: em Setúbal queremos continuar a ter uma indústria pesada numa das mais importantes zonas húmidas da Europa, queremos candidatar a Arrábida a património natural da UNESCO com uma cimenteira co-incineradora em laboração, queremos ter um porto de águas profundas num estuário de enorme dinâmica sedimentar com golfinhos aos saltos, ao mesmo tempo que promovemos a pesca artesanal e as praias maravilhosas.

Em Setúbal queremos tudo ao mesmo tempo. Queremos sol na eira e chuva no nabal. Queremos mas não podemos. E quem disser o contrário, ainda que convicto, está a enganar-nos, a enganar-se a si mesmo, ou ambos. Em Setúbal, como em qualquer outro sítio, temos de optar. E as opções devem ser claras e não escondidas sob falsas promessas de prosperidade a qualquer custo, que depois quem cá estiver logo resolve como entender. E é isso que devemos exigir a quem toma as decisões em nosso nome. E é isso que devemos às gerações futuras.

Pelo atrás exposto, pela minha parte, há muito que estas opções estão tomadas.

Biólogo</text:p>
          </table:table-cell>
          <table:table-cell office:value-type="string">
            <text:p>Há muito que Setúbal tem uma identidade fortíssima. Não é fácil afirmar-se como uma grande capital de distrito paredes meias com a capital do país, em que parte da sua população pendula quotidianamente para lá, ou encosta-se à margem Sul do rio Tejo</text:p>
          </table:table-cell>
          <table:table-cell office:value-type="string">
            <text:p>Sci-Tech</text:p>
          </table:table-cell>
          <table:table-cell office:value-type="string">
            <text:p>['Arrábida', 'Ciência', 'Desenvolvimento sustentável', 'Estuários', 'Golfinho', 'Indústria', 'Opinião', 'Setúbal']</text:p>
          </table:table-cell>
          <table:table-cell office:value-type="string">
            <text:p>2018-10-12 21:39:00</text:p>
          </table:table-cell>
          <table:table-cell table:style-name="ce23" office:value-type="string" office:value="https://www.publico.pt/2018/10/12/ciencia/opiniao/em-setubal-queremos-tudo-ao-mesmo-tempo-1847259">
            <text:p><text:a xlink:href="https://www.publico.pt/2018/10/12/ciencia/opiniao/em-setubal-queremos-tudo-ao-mesmo-tempo-1847259">https://www.publico.pt/2018/10/12/ciencia/opiniao/em-setubal-queremos-tudo-ao-mesmo-tempo-1847259</text:a></text:p>
          </table:table-cell>
          <table:table-cell table:number-columns-repeated="246"/>
        </table:table-row>
        <table:table-row table:style-name="ro1">
          <table:table-cell office:value-type="string">
            <text:p>5cf468d7896a7fea06fffd56</text:p>
          </table:table-cell>
          <table:table-cell office:value-type="string">
            <text:p>Lisboa: mitos, manias e a interrupção de um repovoamento em curso</text:p>
          </table:table-cell>
          <table:table-cell office:value-type="string">
            <text:p>['Sandra Marques Pereira']</text:p>
          </table:table-cell>
          <table:table-cell office:value-type="string">
            <text:p>I. Temas quentes e narrativas revisionistas: a salvação de Lisboa

Quase sempre a popularização de um tema tem manifestações semelhantes: todos têm uma opinião e em regra o maniqueísmo reina. O tema “Lisboa” padece deste problema em modo amplificado. Para além de tocar direta ou indiretamente muita gente, o tema é um campo de batalha ideológico por excelência, da esquerda à direita. Os revisionismos do passado, muitas vezes feitos por desconhecimento e não por dolo, ajudam a legitimar a suposta inevitabilidade de um presente controverso. E aqui há um exemplo especialmente sensível porque suporte de toda a narrativa dos defensores da expansão desregulada das várias dinâmicas que marcam a Lisboa dos nossos dias: a tese de que a cidade estaria a perder população desde os anos 1960 e que as transformações em curso mais não fizeram do que contribuir para a reabilitação de uma cidade em decadência. Embora entre os seguidores desta tese já se reconheça a existência de um problema, de habitação, este é resumido ao mero desajustamento entre a oferta, que é pouca, e a procura, que é muita. Com este argumento arruma-se a questão: à narrativa justificativa da legitimidade do processo, ancorada no passado, junta-se a solução destinada ao futuro – construir mais, mantendo um quadro mínimo de regulação do imobiliário e do turismo.

Acontece que a evolução das cidades, incluindo Lisboa, é um fenómeno um pouco mais complexo. Vamos por pontos.

II. “Decadência” das cidades = acesso à modernidade

É verdade que Lisboa iniciou uma trajetória de perda demográfica nos anos 1960 sobretudo nos centros históricos, mas que se viria a estender a outras zonas mais recentes. Essa tendência terá sido interrompida no fim dos anos 1970 com a vinda dos “retornados”, mas a perda agravar-se-ia nas décadas de 1980 e 1990. A “decadência” dos centros urbanos na segunda metade do século XX afectou muitas cidades e não foi uma especificidade de Lisboa. Filmes como Taxi Driver mostram bem o lado “alternativo” da Manhattan dos anos 1970 e princípios de 1980, à época apenas apreciado por uma pequeníssima elite cultural. Em Lisboa, salvo alguns bairros históricos sobretudo a ocidente, como a Lapa ou a Estrela que sempre se mantiveram como um enclave da alta burguesia, o resto era bastante desvalorizado e, em regra, abrigo de indivíduos de frágil condição socioeconómica. Essa “decadência” corresponde portanto a uma fase da cidade que espelha um primeiro momento de modernização das sociedades coincidente, entre outras coisas, com a generalização do acesso a uma habitação condigna. Ora, as expectativas dessa modernização estavam depositadas na “cidade nova”.

II.1 A periferia não se fez às custas da expulsão da cidade

Um frequente equivoco sobre este processo é o de que o crescimento das periferias se fez às custas da expulsão dos residentes da cidade. Por um lado, o valor da perda demográfica da cidade foi infinitamente inferior ao dos ganhos do conjunto dos restantes concelhos da Área Metropolitana: a esmagadora maioria dos que vieram para a “cidade” estabeleceu-se diretamente na periferia. Mas mesmo para muitas das famílias que fizeram um percurso cidade-periferia o mote foi um trade-off entre os prós e os contras desta opção, enquadrado por uma atmosfera geral de idealização da cidade nova e da propriedade. Entrevistada em 2012, no contexto de uma investigação sobre trajetórias residenciais na AML, esta agente de seguros nascida em 1944 que saiu de Lisboa quando casou exprime bem o mindset dominante no período áureo da cidade moderna: “ninguém gosta de casas do séc. XIX, a não ser que sejam casas de luxo.”

II.2. O povo é sereno, mas não é estúpido: sobre a propriedade

E termino este ponto sublinhando que é também um equivoco a diabolização da propriedade da habitação, feita habitualmente à esquerda. O aumento da propriedade não é uma especificidade de Portugal nem uma idiossincrasia cultural ou ideológica dos portugueses. Também não é uma instrumentalização das massas, que não são estúpidas, pelo mainstream financeiro e político. Como salienta Piketty, “o desenvolvimento de uma verdadeira ‘classe média patrimonial’ constitui a principal transformação estrutural da distribuição da riqueza nos países desenvolvidos no século XX”. Ora, nas cidades de hoje assiste-se a um círculo vicioso que alarga o universo social das desigualdades, contribuindo, em particular, para o disempowerment das classes médias: o acesso à propriedade é cada vez mais difícil, reduzindo a liberdade de escolha destes segmentos, e remetendo-os para o arrendamento, o qual, por seu turno, concentra as maiores fragilidades. A maior vulnerabilidade dos arrendatários, embora muito mais evidente na atualidade por força das circunstâncias, corresponde porém ao agravamento de uma realidade que já vinha de trás.

III. Adiamento da modernização = retardamento da reabilitação

Face ao exposto, percebe-se que a valorização generalizada dos centros históricos e da reabilitação resulta de uma outra fase da modernidade já marcada por um conjunto de “adquiridos”, o que, em Portugal, só ganha alguma consistência no virar do milénio. Esse “renascimento urbano”, que noutras cidades se consolida na década de 1990, tanto pode ser dinamizado pela oferta –? por políticas públicas e pelo sector privado –, como pela procura. Neste caso, ela é geralmente iniciada por uma nova classe média, “produto” do aumento da escolaridade, que escolhe os centros das cidades por razões económicas (preço das casas) e, não menos importante, por razões culturais: estilos de vida mais cosmopolitas e urbanos, apostados na valorização patrimonial e das identidades locais, em agregados familiares de dimensão inferior à média – indivíduos sós, casais sem filhos (hetero e homossexuais), coabitação e algumas famílias com filhos. Estes indivíduos menosprezam o “subúrbio”. Em suma, o retardamento da modernização portuguesa teve várias consequências e uma delas foi o adiamento da descoberta dos centros históricos e da valorização da reabilitação tanto do lado da oferta, como da procura.

IV. Anos 2000, início da recuperação: uma andorinha faz mesmo a primavera

Por cá, este processo surge na primeira década do século XXI, mas numa escala reduzida e aparentemente inexistente. O reconhecimento político da importância da reabilitação é já consensual neste período, embora sem grandes efeitos práticos. Por outro lado, o amortecimento do sector imobiliário nacional é anterior à crise e data de 2002. A promoção privada de habitação cai a partir dessa data, diluindo a relevância da reabilitação que, muito timidamente, começa a crescer logo no arranque do milénio.

Ao nível da população, da procura, a primeira década revela já uma Lisboa diferente como o provam os Censos de 2011, única fonte credível a este respeito. Na realidade, é nessa década que se altera a tendência iniciada nos anos 1960. Sublinho dois indicadores quase sempre ignorados, mas fundamentais: 1) a taxa de variação das famílias entre 2001 e 2011; 2) e a comparação entre a variação da população no período em análise (2001-2011) e a mesma na década anterior (1991-2001).

Relativamente a Lisboa, embora ainda existente, a perda de população foi muitíssimo menor entre 2001 e 2011 (-3%) do que a registada na década anterior (-14,8%). Ou seja, nos anos 1990, a cidade perdeu quase 99 mil residentes, mais do quíntuplo da década seguinte, cerca de 17 mil. Mas mais importante é o crescimento de 4% das famílias residentes na cidade na sequência do aumento das de menor dimensão, 19% de agregados de uma pessoa e 9,3% de agregados com duas. Este crescimento verificou-se, com diferentes intensidades, em 42% das antigas freguesias da cidade.

Olhando agora só para o centro histórico, para as freguesias mais afectadas pelas transformações em curso (Santa Maria Maior, Misericórdia, Santo António, Arroios, São Vicente e Estrela), apenas duas registaram, no conjunto das suas antigas freguesias, uma perda simultânea de famílias e população: Misericórdia e Santo António. Ironicamente, Santa Maria Maior, o “epicentro” das atuais mudanças, é, no centro histórico, aquela com maiores evidências de recuperação na década passada: das suas 12 antigas freguesias, três tiveram aumentos simultâneos de população e famílias (Santa Justa na Baixa, Mártires no Chiado e Socorro na Mouraria) e outras três de um destes indicadores (São Miguel em Alfama e Madalena e São Nicolau, ambas na Baixa). Explorando o perfil dos residentes destas seis freguesias, indicativo do próprio perfil dos novos residentes, destacavam-se dois grupos diferentes ocupando zonas distintas. No Rossio-Praça da Figueira-Martim Moniz e parte da Mouraria (Santa Justa e Socorro), um grupo, com maior visibilidade e predominante em toda a freguesia, constituído por empregados e trabalhadores do comércio e serviços, com relevância de imigrantes. Já mais perto do rio, nas margens do coração da Baixa Pombalina, no Chiado (Mártires) e na Madalena, temos um segundo grupo que agrega as profissões intelectuais e científicas, sintomático das tais classes médias que, na sua imensa heterogeneidade, são os grandes reivindicadores da cidade atual.

V. Take back the city: a militância das classes médias

É verdade que se olharmos para os valores absolutos destas dinâmicas estamos a falar de números reduzidos. Mas aqui uma andorinha faz mesmo a primavera. O que está em causa é a interrupção de um processo revelador da transformação da sociedade portuguesa, da sua modernização. Um processo que, como é natural, na sua fase inicial, teve uma expressão minoritária. Contudo, o seu crescimento seria, mais do que previsível, inevitável. Dir-me-ão: outras inevitabilidades mais poderosas se sobrepuseram e as coisas mudaram. Sim, é irrealista pensar que a evolução de Lisboa se poderia ter feito como se... como se o mundo não existisse e o tempo passasse sem que as circunstâncias mudassem, como se não tivesse havido uma crise, como se o turismo de massas não tivesse aumentado, como se o investimento financeiro fosse pouco poderoso, etc., etc., etc. Mas uma coisa é certa: a transformação recente deste assunto num dos temas políticos mais quentes a nível nacional e internacional deve-se à força reivindicativa destas classes médias cujas expectativas, primeiro no trabalho e agora na vivência urbana, estão a ser defraudadas. À inevitabilidade da financeirização global do investimento imobiliário nas cidades contrapõe-se a inevitabilidade do crescimento da militância urbana entre estas classes médias. Temos um problema!

A autora escreve segundo o novo Acordo Ortográfico</text:p>
          </table:table-cell>
          <table:table-cell office:value-type="string">
            <text:p>A transformação recente deste assunto num dos temas políticos mais quentes a nível nacional e internacional deve-se à força reivindicativa das classes médias cujas expectativas estão a ser defraudadas.</text:p>
          </table:table-cell>
          <table:table-cell office:value-type="string">
            <text:p>Local</text:p>
          </table:table-cell>
          <table:table-cell office:value-type="string">
            <text:p>['Habitação', 'Imobiliário', 'Lisboa', 'Local', 'Opinião', 'Urbanismo']</text:p>
          </table:table-cell>
          <table:table-cell office:value-type="string">
            <text:p>2018-10-16 06:40:00</text:p>
          </table:table-cell>
          <table:table-cell table:style-name="ce23" office:value-type="string" office:value="https://www.publico.pt/2018/10/16/local/opiniao/lisboa-mitos-manias-e-a-interrupcao-de-um-repovoamento-em-curso-1847568">
            <text:p><text:a xlink:href="https://www.publico.pt/2018/10/16/local/opiniao/lisboa-mitos-manias-e-a-interrupcao-de-um-repovoamento-em-curso-1847568">https://www.publico.pt/2018/10/16/local/opiniao/lisboa-mitos-manias-e-a-interrupcao-de-um-repovoamento-em-curso-1847568</text:a></text:p>
          </table:table-cell>
          <table:table-cell table:number-columns-repeated="246"/>
        </table:table-row>
        <table:table-row table:style-name="ro1">
          <table:table-cell office:value-type="string">
            <text:p>5cf46919896a7fea06ffff72</text:p>
          </table:table-cell>
          <table:table-cell office:value-type="string">
            <text:p>Faltam economistas dos impostos: o problema e uma proposta de solução</text:p>
          </table:table-cell>
          <table:table-cell office:value-type="string">
            <text:p>['Rui Nuno Baleiras']</text:p>
          </table:table-cell>
          <table:table-cell office:value-type="string">
            <text:p>Economistas qualificados para pensar os impostos e outros instrumentos de receita pública nos seus efeitos sobre os comportamentos das pessoas e das empresas são um recurso muito, muito escasso em Portugal. Talvez por isso, de uma maneira geral, os impostos, as taxas e os preços de serviços de interesse colectivo tratam tão mal a Economia.

Por alguma razão, quando um Governo decide mexer a fundo num imposto, nomeia uma comissão de peritos para lhe apresentar a proposta de reforma. Na sua composição, pontuam fiscalistas e revisores oficiais de contas. Claro que nada me move contra estas profissões; tenho aprendido muito com elas e as suas visões disciplinares são indispensáveis para empreender tais reformas com competência. Porém, quem é que nesses grupos de trabalho está treinado para se preocupar com as consequências nas decisões dos agentes de trabalhar, poupar, investir? Dá ideia que a única preocupação das encomendas é aumentar a receita quase todos os anos e baixar a receita em ano de eleições (e, mesmo assim, nem sempre). Claro, aquelas profissões são depois muito procuradas pelas consultoras e pelas empresas para as ensinar planeamento fiscal, i.e., a pagar menos ao Estado. Dentro da lei.

A impressão de que os decisores políticos hipervalorizam o efeito na receita sai reforçada quando nos confrontamos todos os anos com dezenas e dezenas de alterações mais miudinhas nas regras fiscais. Salvo honrosas excepções, não têm avaliação de impacto orçamental. Quando muito, limitam-se a pouco mais do que seguir uma “regra de três simples”: se no ano passado o imposto sobre a quantidade transaccionada de determinado bem rendeu x euros e se pretende subir a taxa em 10%, então a receita vai aumentar 10%. Nada mais errado neste raciocínio simplista! A experiência do senso comum já ensinou todos os adultos que, salvo situações extremas de rigidez absoluta de comportamentos, a subida de um imposto leva ao aumento do preço pago pelos consumidores, a uma diminuição do preço recebido pelos fornecedores e, portanto, a uma inevitável contracção na quantidade transaccionada desse bem. Logo, o ganho para o Estado só por milagre será de 10%. Neste caso, um milagre que desafiaria a matemática.

Claro que fazer uma avaliação de impacto orçamental a sério não é fácil nem imediato. Exige uma equipa de economistas com sólida formação em microeconomia pública, familiaridade estatística com micro-dados e métodos de estimação econométrica, conhecimento teórico e prático dos mercados directamente impactados e ainda treino no acesso a bases de dados fiscais e estatísticas onde encontrar matéria-prima para fazer contas. Claro, ainda seria necessário contar com a boa vontade das instituições que produzem e armazenam estes dados a fim de acederem à informação que não é do domínio público. A avaliação do impacto na receita tem de começar com a avaliação dos efeitos na economia! Se esta fosse feita e escrutinada publicamente, estou certo que muitas propostas de alteração fiscal ficariam pelo caminho. A bem da Economia!

O leitor menos entrosado nestas matérias pode achar que acabei de descrever um extraterrestre. Porém, acredite que existem muitos e bons técnicos em países da OCDE, e não só, com estas competências. E aonde é que eles são valorizados? Nas administrações fiscais, nos ministérios das pastas económicas, nos tribunais de contas, nos bancos centrais... e nos conselhos de finanças públicas e nas unidades parlamentares de apoio orçamental. Por cá, salvo uma ou duas pessoas que muito prezo profissionalmente, não há. Tão simples quanto isto. Durante mais de cinco anos, conduzi várias operações de recrutamento para o Conselho das Finanças Públicas (CFP), nas quais constava o perfil de economista das receitas públicas: descrevia as tarefas a executar e listava as competências pretendidas. Responderam dezenas de candidatos; nenhum se aproximava razoavelmente das qualificações solicitadas. Juristas e contabilistas encimavam as respostas.

Concluí que a falta de profissionais com essas competências se deve a uma “falha de mercado”. O Estado está tão focado na cobrança que negligencia os efeitos na economia. Efeitos, note-se, que podem ser negativos e positivos. Por isso, não procura aquele tipo de economistas. As escolas de economia, pressionadas pelo “fenómeno Bolonha” e pela ausência de empregabilidade nesta área, removeram das licenciaturas e mestrados grande parte da microeconomia pública, para não dizer toda. Logo, também não há oferta.

Quero aproveitar o PÚBLICO para deixar aqui uma proposta de solução sob a forma de repto às instituições que vou mencionar. A falha de mercado pode ser superada se for assumida, internalizada, por um consórcio de empregadores e formadores qualificados. Imaginem que o Ministério das Finanças, os municípios de Lisboa e do Porto, o Tribunal de Contas, o Conselho das Finanças Públicas e a Unidade Técnica de Apoio Orçamental (UTAO) acordavam com duas escolas de economia, em diferentes cidades do país, a realização de um programa de formação ao nível do segundo ciclo nesta área. Eventualmente alargado a outras políticas públicas carenciadas, para ganhar massa crítica. Durante alguns anos, o grupo de empregadores comprometer-se-ia a recrutar os melhores alunos, com base nos critérios de excelência e necessidades efectivas de cada instituição. Ao fim desse período, estaria instalada no país a consciência de que estes técnicos fariam a diferença e outras instituições, nomeadamente de nível local e intermunicipal, estariam no mercado. Estabelecida a reputação, até poderia desaparecer a garantia de emprego para os melhores e este programa de formação poderia concorrer com os demais para formar bons economistas para o mundo global. A bem da Economia!

Cidadania Social – Associação para a Intervenção e Reflexão de Políticas Sociais – www.cidadaniasocial.pt</text:p>
          </table:table-cell>
          <table:table-cell office:value-type="string">
            <text:p>O Estado está tão focado na cobrança que negligencia os efeitos na economia.</text:p>
          </table:table-cell>
          <table:table-cell office:value-type="string">
            <text:p>Economy</text:p>
          </table:table-cell>
          <table:table-cell office:value-type="string">
            <text:p>['Cidadania Social', 'Economia', 'Finanças públicas', 'Impostos', 'Opinião']</text:p>
          </table:table-cell>
          <table:table-cell office:value-type="string">
            <text:p>2018-10-22 06:22:00</text:p>
          </table:table-cell>
          <table:table-cell table:style-name="ce23" office:value-type="string" office:value="https://www.publico.pt/2018/10/22/economia/opiniao/faltam-economistas-impostos-problema-proposta-solucao-1848194">
            <text:p><text:a xlink:href="https://www.publico.pt/2018/10/22/economia/opiniao/faltam-economistas-impostos-problema-proposta-solucao-1848194">https://www.publico.pt/2018/10/22/economia/opiniao/faltam-economistas-impostos-problema-proposta-solucao-1848194</text:a></text:p>
          </table:table-cell>
          <table:table-cell table:number-columns-repeated="246"/>
        </table:table-row>
        <table:table-row table:style-name="ro1">
          <table:table-cell office:value-type="string">
            <text:p>5cf46846896a7fea06fff8d2</text:p>
          </table:table-cell>
          <table:table-cell office:value-type="string">
            <text:p>Profissão – Património em mutação</text:p>
          </table:table-cell>
          <table:table-cell office:value-type="string">
            <text:p>['Cláudia Costa Santos']</text:p>
          </table:table-cell>
          <table:table-cell office:value-type="string">
            <text:p>Património. Paisagem.

Todos nós reconhecemos o valor e centralidade destas palavras e lhes dedicamos discussões, reuniões, conferências e congressos no arrastar das últimas décadas, confirmando a sua continuada pertinência.

No entanto, um mundo e uma profissão em mutação acelerada impõe desafios pendentes e toda uma classe profissional reclama um volte face nestas discussões.

Reflexos das forças políticas, sociais, tecnológicas, culturais e económicas que quotidianamente moldam o nosso destino colectivo, três questões emergem como fulcrais para a definição do presente e futuro da profissão de arquitecto:

- A prática profissional e a complexidade jurídica e dos procedimentos técnicos e administrativos;

- O impacto do novo paradigma tecnológico na Arquitectura e na Construção.

- A dignidade e viabilidade económica da profissão de arquitecto.

A complexidade jurídica e dos procedimentos técnicos e administrativos influencia profundamente a actuação dos arquitectos e tem impacto directo no desenvolvimento do país. Importa uniformizar a entrega dos processos e agilizar os procedimentos administrativos com a criação de um sistema único comum a todas as autarquias. É fundamental pugnar para que o Código Único de Construção deixe de ser uma quimera e passe a ser um compromisso e um objectivo calendarizado pelo Estado.

A resolução célere desses custos de contexto que brotam da máquina burocrática/administrativa é fundamental perante a aproximação iminente de um novo paradigma tecnológico na Arquitectura e na Construção. Das transformações tecnológicas mais difusas, que já influem na forma de desenvolver e gerir projectos, a um futuro não tão longínquo, onde num estaleiro cada vez mais robotizado, poderemos assistir à impressão de um edifício com projecto de catálogo online. Antecipar e criar condições para a mudança é garantir a sobrevivência e relevância da profissão de arquitecto. É sermos vanguarda e não um anacronismo aos olhos da sociedade.

Uma adaptação estrutural desta monta só é possível numa actividade cuja dignidade e viabilidade económica esteja garantida.

No entanto, a mesma tem sido posta em causa, sobretudo após contínuas iniciativas de liberalização e desregulação, como a abolição imposta pela UE da tabela de honorários, que paulatinamente – assente na falácia do interesse do consumidor – trilham um caminho de degradação do serviço prestado e uma desvalorização da formação técnica e científica especializada, curiosamente reconhecida nos quatro cantos do Mundo.

Usando como alibi o foco no resultado, à semelhança do que existe em vários países da Europa, há inclusive entidades (AdC/OCDE) a defenderem que a profissão de arquitecto deixe de ser reservada a quem possui formação em Arquitectura. Assistimos, assim, a um ataque ao valor do trabalho e da propriedade intelectual em benefício do aumento das margens do sector financeiro e especulativo.

É, por isso, urgente definir um valor mínimo por acto ou tipologia de projecto, prevenindo a concorrência desleal e de mecanismos de degradação económica, tais como o dumping.

Temos de debater e incorporar na actividade profissional a noção de “emprego e trabalho decente”.

Absorver todas estas questões de forma crítica e pró-activa é assumir que o património arquitectónico e a paisagem não se compadecem com intervenientes desqualificados, sub-remunerados ou com soluções à la carte. É afirmar convictamente que os arquitectos são essenciais e insubstituíveis no desenvolvimento e qualificação do território e do património seja ele internacional, nacional ou local, seja no projecto do grande equipamento ou da pequena habitação.

A adaptação à mudança será inevitável e é imperativo traçar um rumo, um futuro. Temos que estar aptos a actuar tanto local como globalmente, pois o território dos arquitectos portugueses também é o Mundo. Temos que perceber as dinâmicas e os fluxos que perspectivem as formas de evolução do exercício da profissão de arquitecto. Temos que ser capazes de introduzir novos elementos e novas metodologias. Temos que valorizar a cooperação e a partilha, na criação de um caminho.

Assumindo os ensinamentos do passado, respeitando as directrizes de ética e deontologia a que estamos obrigados, temos que reinventar a profissão e a Ordem dos Arquitectos tem que ser o ponto fulcral e a alavanca dessa transformação.

A O.A. tem que se assumir como agente e catalisador dessa mudança, congregador de opiniões e de ideias, espaço de debate e de democracia.

Casa onde a grande maioria silenciosa dos arquitectos encontre eco.

Este texto reflecte a posição do Conselho Directivo da Secção Regional do Norte da Ordem dos Arquitectos e espelha a moção apresentada no 15.º Congresso dos Arquitectos</text:p>
          </table:table-cell>
          <table:table-cell office:value-type="string">
            <text:p>Três questões emergem como fulcrais para a definição do presente e futuro da profissão de arquitecto.</text:p>
          </table:table-cell>
          <table:table-cell office:value-type="string">
            <text:p>Culture</text:p>
          </table:table-cell>
          <table:table-cell office:value-type="string">
            <text:p>['Arquitectura', 'Construção', 'Cultura-Ípsilon', 'Opinião', 'Ordem dos Arquitectos', 'Património']</text:p>
          </table:table-cell>
          <table:table-cell office:value-type="string">
            <text:p>2018-10-27 06:47:00</text:p>
          </table:table-cell>
          <table:table-cell table:style-name="ce23" office:value-type="string" office:value="https://www.publico.pt/2018/10/27/culturaipsilon/opiniao/profissao-patrimonio-mutacao-1848864">
            <text:p><text:a xlink:href="https://www.publico.pt/2018/10/27/culturaipsilon/opiniao/profissao-patrimonio-mutacao-1848864">https://www.publico.pt/2018/10/27/culturaipsilon/opiniao/profissao-patrimonio-mutacao-1848864</text:a></text:p>
          </table:table-cell>
          <table:table-cell table:number-columns-repeated="246"/>
        </table:table-row>
        <table:table-row table:style-name="ro1">
          <table:table-cell office:value-type="string">
            <text:p>5cf46791896a7fea06ffe2a4</text:p>
          </table:table-cell>
          <table:table-cell office:value-type="string">
            <text:p>Conservador e os poetas de karaoke</text:p>
          </table:table-cell>
          <table:table-cell office:value-type="string">
            <text:p>['Francisco Rodrigues dos Santos']</text:p>
          </table:table-cell>
          <table:table-cell office:value-type="string">
            <text:p>O conservadorismo é o instrumento político que falta ao centro-direita para se reposicionar como pendor do regime e conter o avanço do niilismo, no inverno em que o bom senso se suicidou na antecâmera dos extremismos.

Apesar disso, vai-se vendendo a patranha de que a única diferença entre a direita e a esquerda reside na balança que mede o peso do Estado na economia, em mais ou menos impostos. No resto, que não cabe numa folha de excel, ordena-se em nome da liberdade o mais sinistro dos consensos. Esta tese seria perfeita, ou não tivesse ignorado que há uma vasta pluralidade de formas de servir a liberdade.

O conservador ama a liberdade dentro da ordem natural das coisas, espontânea, experimentada, e posteriormente enraizada nas sociedades ocidentais como um fator identitário. Compreende que a evolução bem orientada que procura não acontecerá sem liberdades políticas, civis e económicas. Todavia, não as usa como ato de desresponsabilização, que rasga o compromisso com o legado que recebeu. Não encara a normatividade cultural, a educação, as convenções sociais, a família e a moral, como forças opressivas que violam os direitos individuais.

Se a liberdade não fosse enquadrada, o subjetivismo triunfaria, nada seria comum a todos, tudo seria válido e passaria a ser igual a tudo e igual a nada. É, pois, este argumento que permite simultaneamente a um conservador afirmar-se pela liberdade, mas não ser um liberal puro.

Ao mesmo tempo, o conservadorismo arrisca desmerecer-se se for exclusivamente capturado pela diletante disposição conservadora arvorada por Oakeshott. No mero posicionamento adequado à circunstância, incapaz de gerar um quadro de valores mentais que sirvam de guia coerente para a atuação política. Embora também seja isto, não pode ser só isto. Uma vez que o conservadorismo não é uma loja de conveniências ao sabor do vento. Nem o carro-vassoura da mudança. Muito menos a caricatura de alguém que, por desistência, acaba por ser arrastado por um caminho que não escolheu.

Pelo contrário, exige-se que o conservadorismo seja o sentinela que protege a manutenção da ordem ou que oferece uma alternativa ao caminho seguido. Que saiba o que quer conservar, melhorar e transmitir – segundo a trilogia adotada por Burke. Até dar corpo ao maestro com a batuta em punho a frear o ritmo das mudanças. Por outras palavras, o conservadorismo deve gizar uma doutrina programática. Sobretudo, numa sociedade que abriu as portas à indeterminação e onde o exercício de encontrar um chão comum a partir do qual se possa pensar o mundo já não é só uma tarefa útil. É urgente.

Particularmente quando a direita cool e tecnocrata acha que para ser moderna tem que dormir com a esquerda libertária. Incapaz de perceber que o preço a pagar por esse affair é a ascensão dos autoritarismos – isto é, a força simétrica dos vanguardismos da esquerda, consentidos pelo encantamento de determinada direita. Que se alimentam de cada milímetro de subordinação dos partidos tradicionais para conquistar metros na simpatia das pessoas enfadadas com a destruturação da sociedade e com a linguagem coerciva de quem a impõe.

O perigo aqui é simples de adivinhar: não havendo teto conservador que abrigue esta gente, sobra-lhes o chapéu infrene dos nacionalismos e protofascismos, que podendo identificar corretamente vários problemas, falham redondamente nas soluções que apresentam. É óbvio que eles são nossos inimigos. Porém, foi a agenda relativista da esquerda, acolitada no yupismo de alguma direita – e seus poetas de karaoke – que os pariu. O desafio passa, afinal, por assumir o conservadorismo não só como disposição, mas como opção: para que ninguém tenha que escolher entre dois polos que são igualmente maus: o da direita apaixonada pela esquerda – e vice-versa – e o dos radicalismos insuportáveis. O que é bem diferente de ser centrista ou equidistante, dado que ser moderado implicará, não raras vezes, escolher um lado próprio e não a cadeira vazia que está ao meio de duas soluções.

Da mesma maneira que Kirk enunciou dez princípios conservadores, os sinais de hoje recomendam-nos que resgatemos os valores e as instituições que ao longo da história demonstraram na prática trazer resultados positivos. Só deste modo responderemos às pessoas, compreendendo os seus problemas reais e apontando soluções razoáveis.

Um centro-direita conservador que não seja indiferente ou irrelevante precisará de apostar na defesa da dignidade da vida e da natalidade, e retirar-se de soluções de descarte como a eutanásia ou o aborto, defendendo os que mais sofrem e as mulheres que, em situações por vezes austeras, optam pela vida; na rejeição da ideologia de género, que baralha, confunde e hispersexualiza os conceitos mais básicos; no reconhecimento da abertura espiritual e religiosa do povo, separada do poder político, mas protegida do laicismo radical; na promoção da escola como elevador social, que cultiva a exigência e a autoridade de quem ensina; na preferência pela família, sua autonomia, e na conciliação do tempo familiar com a profissão; no patriotismo e na soberania do país na Europa das nações, em prol da manutenção da relevância das instituições democráticas nacionais, em comunhão com os princípios da cooperação e integração comunitárias; na propriedade privada, contra a fadiga fiscal e o esbulho de rendimentos; no derrube do politicamente correto, do policiamento da linguagem, e da superioridade amoral de quem quer inverter valores; na valorização ética e social do trabalho, lutando pela erradicação do desemprego e da precariedade; no institucionalismo, que pressupõe compromisso; na igualdade de oportunidades e na eficácia do mérito, independentemente da origem social, da classe económica, da naturalidade, da raça, do sexo ou de qualquer outro fator discriminatório, em detrimento dos favores, dos favorecimentos, do centralismo, de machismos ou de machismos de sinal contrário; na coesão territorial de um país que é composto por litoral, interior e ilhas; na solidariedade com os que menos têm; na segurança e defesa, investindo mais no prestigio de quem nos guarda e defende; na democracia, como garantia do pluralismo e das liberdades civis; na justiça célere e eficaz, que persiga a corrupção e puna os criminosos; na economia de mercado livre que, para ser efetivamente livre, deve ser regulada.

Rejeitar este património de ideias é estender o tapete encarnado aos populismos emergentes e decretar a infeliz extinção da direita clássica. Estes valores não são bons por serem antigos. São antigos por serem bons. Se fossem maus ter-se-iam perdido no caminho e morrido com o tempo, à medida que a experiência humana os fosse minando. Chegaram até nós sem “atalhos” de revoluções ou de ruturas. Não advêm de uma conceção abstrata. Afeiçoaram-se à realidade, pois resultam dela. E, apesar de muitas mudanças e da evolução, há algo no essencial da sua mensagem que perdurou. São precisamente eles que nos fazem ser conservadores. Porque atrás deles está a nossa civilização. Porque através deles está a alternativa aos extremismos.

O autor escreve segundo o novo Acordo Ortográfico</text:p>
          </table:table-cell>
          <table:table-cell office:value-type="string">
            <text:p>Rejeitar este património de ideias é estender o tapete encarnado aos populismos emergentes e decretar a infeliz extinção da direita clássica. Estes valores não são bons por serem antigos. São antigos por serem bons.</text:p>
          </table:table-cell>
          <table:table-cell office:value-type="string">
            <text:p>Politics</text:p>
          </table:table-cell>
          <table:table-cell office:value-type="string">
            <text:p>['Democracia', 'Direita', 'Esquerda', 'Estado', 'Opinião', 'Partidos políticos', 'Política']</text:p>
          </table:table-cell>
          <table:table-cell office:value-type="string">
            <text:p>2018-11-09 06:43:00</text:p>
          </table:table-cell>
          <table:table-cell table:style-name="ce23" office:value-type="string" office:value="https://www.publico.pt/2018/11/09/politica/opiniao/conservador-poetas-karaoke-1850081">
            <text:p><text:a xlink:href="https://www.publico.pt/2018/11/09/politica/opiniao/conservador-poetas-karaoke-1850081">https://www.publico.pt/2018/11/09/politica/opiniao/conservador-poetas-karaoke-1850081</text:a></text:p>
          </table:table-cell>
          <table:table-cell table:number-columns-repeated="246"/>
        </table:table-row>
        <table:table-row table:style-name="ro1">
          <table:table-cell office:value-type="string">
            <text:p>5cf467b9896a7fea06fff2c1</text:p>
          </table:table-cell>
          <table:table-cell office:value-type="string">
            <text:p>Queremos mercados éticos?</text:p>
          </table:table-cell>
          <table:table-cell office:value-type="string">
            <text:p>['Fernando Ribeiro Mendes']</text:p>
          </table:table-cell>
          <table:table-cell office:value-type="string">
            <text:p>A vida em sociedade é o resultado de muitas escolhas individuais e coletivas tomadas por muita gente. Cada um de nós carrega um sistema de preferências, fruto da nossa personalidade e percurso de vida, que moldam cada decisão tomada nas nossas vidas. Mas não só. A circunstância de cada decisor, isto é, o lugar, o momento e a estrutura social em que a decisão se inscreve, afetam as escolhas realizadas de forma marcante, como é geralmente reconhecido.

Quando nos focamos na economia das sociedades, o modo de organização da atividade económica resume o essencial da circunstância em que cada agente faz as suas escolhas. Na nossa época, como bem sabemos, os mercados constituem a mais relevante circunstância a que obedece o tempo e o modo de cada decisão económica na sociedade contemporânea.

Para além dos mercados, há outras instituições muito antigas com importância para o funcionamento das economias. É o caso das famílias e de outras comunidades de próximos que regulam a progenitura, os afetos e outras relações de interdependência pessoal. Dessas comunidades emergiram outros quadros de relacionamento económico entre os agentes, que tiveram mais importância do que os mercados nas sociedades antigas e de que muitos chegaram aos nossos dias (heranças, doações, empréstimos sem juro, entreajuda, etc.).

Na segunda metade do século XX, assistiu-se ao triunfo absoluto da ordem mercantil, acompanhada por forte exposição a riscos de destruição de valor económico e de retrocesso do bem-estar social que as recorrentes crises económicas e financeiras evidenciam. Além disso, tende a submeter outras esferas da vida coletiva para além da económica a processos contínuos de compra e venda de todo o tipo que desafiam muitos dos valores comummente aceites nas sociedades atuais.

Há mais de 50 anos, um dos grandes economistas do século XX, François Perroux, assinalou como era praticada a compra-e-venda do nome, da assinatura, da influência social e o homem comprava o outro homem, obtendo em seu proveito a destruição física ou moral do seu semelhante. Recentemente, um dos filósofos mais influentes da nossa época, Michael Sandel, ao responder à pergunta se nos devemos preocupar por nos encaminharmos para uma sociedade em que tudo está à venda, invoca duas razões para que tal preocupação seja fundada, que são a desigualdade e a corrupção.

Dar um preço às coisas boas da vida, sublinha Sandel, acaba por corrompê-las, pois os mercados não afetam apenas a transação dos bens, também expressam e promovem atitudes em relação aos bens que são trocados. E exemplifica: pagar às crianças para ler livros pode levá-las a ler mais, mas também as ensina a encarar a leitura como uma tarefa em vez de uma fonte de satisfação intrínseca.

Os mercados são intrinsecamente amorais porque não emitem juízos morais sobre as preferências que satisfazem e isso parece bastar ao pensamento dominante entre os economistas. Ora, o conformismo ético dos mercados está a deixar a sua marca por todo o lado, expulsando os valores não mercantis, originando a terrível maleita transversal que contamina as sociedades contemporâneas: o vazio moral da vida pública. No limite, adverte Sandel, se alguém está disposto a pagar para fazer sexo ou para obter um rim saudável e há um adulto disponível para vender, a única coisa que o economista acha que deve perguntar é “quanto custa?”

Decidir sobre os limites morais do mercado estabelecendo quando é que eles servem o bem comum e quais os domínios da vida coletiva de que devem ser excluídos ou em que deve ser estritamente regulada a sua ação é, por isso, um dos grandes desafios da contemporaneidade, a que os economistas que se ocupam das políticas públicas devem estar cada vez mais atentos. Mas, também aqui, é necessária prudência.

O Prémio Nobel da Economia Jean Tirole, ao discutir estes problemas, dá vários exemplos de como políticas públicas moralmente bem suportadas podem ter o efeito contrário ao proclamado. Um desses exemplos é particularmente relevante para nós aqui e agora: as políticas de habitação, em que o desejo de dar maior proteção ao arrendatário tem conduzido algumas vezes à criação de mercados de arrendamento de má qualidade e pouco acessíveis que prejudicam principalmente os cidadãos mais vulneráveis [1].

Ao mesmo tempo, importa valorizar quadros não mercantis de permuta que atualizam as velhas instituições de partilha comunitária da economia social com recurso às redes sociais e ao digital. Há uma nova economia colaborativa que partilha recursos disponíveis com contrapartida financeira dos utilizadores para suportar os custos associados a esses recursos mas sem envolver nessa troca qualquer lucro. A economia colaborativa emergente sugere que pode ser relevantíssima em termos de habitação (co-living), trabalho (co-working) e mobilidade (car-sharing).

As políticas públicas devem ter um papel enquadrador da economia colaborativa, sendo urgente clarificar o direito individual de cada um de nós partilhar recursos disponíveis e os custos associados a estes, distinguindo no plano da fiscalidade o que é partilha de custos daquilo que constitui lucro tributável.

Em definitivo, não podemos decretar mercados éticos. Necessitamos é de políticas públicas que tracem limites morais precisos ao seu funcionamento e apoiem formas emergentes de economia social colaborativa que temperem a amoralidade intrínseca dos mercados com os valores da solidariedade responsável, criando alternativas para a solução dos problemas sociais lá onde os mercados e os Estados falham.

[1] Para os interessados aqui fica a referência das obras felizmente já traduzidas de autores citados: Michael Sandel, O que o dinheiro não pode comprar, Presença, 2015; Jean Tirole, Economia do Bem Comum, Guerra e Paz, 2018.

O autor escreve segundo o novo Acordo Ortográfico Cidadania Social – Associação para a Intervenção e Reflexão de Políticas Sociais – www.cidadaniasocial.pt</text:p>
          </table:table-cell>
          <table:table-cell office:value-type="string">
            <text:p>Decidir sobre os limites morais do mercado é um dos grandes desafios da contemporaneidade.</text:p>
          </table:table-cell>
          <table:table-cell office:value-type="string">
            <text:p>Economy</text:p>
          </table:table-cell>
          <table:table-cell office:value-type="string">
            <text:p>['Cidadania Social', 'Comércio', 'Economia', 'Mercados', 'Opinião', 'Ética']</text:p>
          </table:table-cell>
          <table:table-cell office:value-type="string">
            <text:p>2018-11-12 06:05:00</text:p>
          </table:table-cell>
          <table:table-cell table:style-name="ce23" office:value-type="string" office:value="https://www.publico.pt/2018/11/12/economia/opiniao/queremos-mercados-eticos-1850345">
            <text:p><text:a xlink:href="https://www.publico.pt/2018/11/12/economia/opiniao/queremos-mercados-eticos-1850345">https://www.publico.pt/2018/11/12/economia/opiniao/queremos-mercados-eticos-1850345</text:a></text:p>
          </table:table-cell>
          <table:table-cell table:number-columns-repeated="246"/>
        </table:table-row>
        <table:table-row table:style-name="ro1">
          <table:table-cell office:value-type="string">
            <text:p>5cf467fe896a7fea06fff5b9</text:p>
          </table:table-cell>
          <table:table-cell office:value-type="string">
            <text:p>Manifesto desespero das celuloses</text:p>
          </table:table-cell>
          <table:table-cell office:value-type="string">
            <text:p>['Paulo Pimenta de Castro']</text:p>
          </table:table-cell>
          <table:table-cell office:value-type="string">
            <text:p>Esta semana, vários órgãos de comunicação social publicaram um anúncio intitulado “Manifesto por uma floresta não discriminada – O bode expiatório”. Este anúncio integra a estratégia de vitimização dos sectores económicos centrados no eucalipto, organizados num poderoso lobby nacional.

Se a iniciativa é por uma “floresta não discriminada”, porque não há alusão às espécies autóctones, as que estão na base de sistemas de maior diversidade biológica e são geradoras de maior variedade de produtos e serviços? Ou seja, aquelas espécies cuja contracção de área arrastou para baixo o peso do sector silvo-industrial no PIB e levou à perda de dezenas de milhares de postos de trabalho ao longo das últimas décadas? As espécies autóctones geram paisagem biodiversa, resiliência, que tem impacto de relevo no turismo, decisiva fonte de riqueza para o repovoamento do interior? O sector silvo-industrial vale hoje um décimo do peso no PIB do sector do turismo. Nem todo o turismo é de cidade ou de praia.

Não deixa de ser curioso constatar que a imagem que serve de base a esta publicidade seja um frondoso eucalipto, dos muitos que ornamentam vários espaços ajardinados por este país fora. Com efeito, foi omitida a imagem dos milhões de “paus de fósforo” que invadem o território, muitos deles com mais de três varas por pé e rodeados por uma vertiginosa germinação de pequenos eucaliptos que irromperam após os incêndios de 2017. Estes “paus de fósforo” ocupam hoje quase 10% do território nacional. Portugal detém a maior área relativa de plantações de eucalipto a nível mundial. Este facto é contraditório com a ideia de que há uma “perseguição ao eucalipto”.

Mas, o que parecem deliberadamente omitir os signatários desta iniciativa?

Será o facto de em 2017 ter ardido a maior área de sempre em eucaliptal em Portugal, mais de 127 mil hectares? Pior do que ter ardido é a crescente tendência de envolvimento dos eucaliptais na área ardida total e em povoamentos florestais. Se em 1996, ano de aprovação da Lei de Bases da Floresta, a área ardida em eucaliptal representou 3% da área ardida total e 13% da área ardida em povoamentos florestais, em 2017 os valores foram de 24% e 39%. Já em 2015 os valores atingiram os 17% e 45% e em 2016 os 24% e 50%, respectivamente. Mesmo nas áreas sob gestão das celuloses essa crescente tendência é manifesta. Só entre 2000 e 2017 arderam cerca de 12% da área de eucaliptal na posse das celuloses.

Os signatários parecem ignorar os 700 mil hectares de eucaliptal sob gestão de abandono, ou em regime de investimento de sorte ou azar? Seja por essas plantações serem mistas com pinheiro bravo, seja por já terem passado a idade de corte, por possuírem densidades abaixo do recomendado ou por terem já ultrapassado a terceira rotação (mais de três cortes). Se tem a fama de ser um investimento “rentável”, como se explica esta situação anacrónica? Será essa alegada rentabilidade assente apenas numa gestão ausente ou minimalista?

Será que os signatários ignoram o facto de o mercado da rolaria de eucalipto funcionar dominado por um duopólio industrial, não havendo sequer uma entidade reguladora que assegure uma equilibrada distribuição da riqueza ao longo desta fileira? O rendimento impacta na gestão e esta na contenção do risco.

Será que os signatários pretendem omitir o facto de, face ao impacto exponencial das pragas e doenças nos eucaliptais, estarem a ser disseminadas em Portugal espécies exóticas de parasitóides? Quantos conhecem o Avetianella longoi, o Anaphes nitens, o Anaphes inexpectatus e o Cleruchoides noackae?

Nos incêndios rurais (e na proliferação de pragas e de doenças), os eucaliptais são o único problema que o país enfrenta? Obviamente, não. Mas estão na base de um imparável alastramento de risco pelo território, a par de outras espécies invasoras também australianas, sobretudo face ao avanço das alterações climáticas. Esta epidemia ocorre sob um modelo de investimento de casino, impulsionado por um poderoso lobby que contamina as decisões políticas nas últimas décadas.

Resta apenas perguntar quem pagou o manifesto, seguramente a preço de ouro, para pôr publicidade paga nos principais jornais do país, em dias sucessivos. A força do lobby, no desespero, tenta substituir-se ao debate público (e científico) despejando euros para se legitimar com uma narrativa pobre, suportada em mitos e meias verdades.</text:p>
          </table:table-cell>
          <table:table-cell office:value-type="string">
            <text:p>O que parecem deliberadamente omitir os signatários desta iniciativa?</text:p>
          </table:table-cell>
          <table:table-cell office:value-type="string">
            <text:p>Economy</text:p>
          </table:table-cell>
          <table:table-cell office:value-type="string">
            <text:p>['Ambiente', 'Economia', 'Florestas', 'Incêndios florestais', 'Manifesto', 'Opinião', 'Recursos naturais']</text:p>
          </table:table-cell>
          <table:table-cell office:value-type="string">
            <text:p>2018-11-17 06:15:00</text:p>
          </table:table-cell>
          <table:table-cell table:style-name="ce23" office:value-type="string" office:value="https://www.publico.pt/2018/11/17/economia/opiniao/manifesto-desespero-celuloses-1851373">
            <text:p><text:a xlink:href="https://www.publico.pt/2018/11/17/economia/opiniao/manifesto-desespero-celuloses-1851373">https://www.publico.pt/2018/11/17/economia/opiniao/manifesto-desespero-celuloses-1851373</text:a></text:p>
          </table:table-cell>
          <table:table-cell table:number-columns-repeated="246"/>
        </table:table-row>
        <table:table-row table:style-name="ro1">
          <table:table-cell office:value-type="string">
            <text:p>5cf46811896a7fea06fff68c</text:p>
          </table:table-cell>
          <table:table-cell office:value-type="string">
            <text:p> O fim anunciado das reformas antecipadas</text:p>
          </table:table-cell>
          <table:table-cell office:value-type="string">
            <text:p>['Jorge Miguel Bravo']</text:p>
          </table:table-cell>
          <table:table-cell office:value-type="string">
            <text:p>Apresentado como um prémio às longas carreiras contributivas, a proposta de criação de um novo regime de reforma antecipada por flexibilização da idade contida no Orçamento do Estado para 2019 traduz, na prática, e pasme-se, o fim das reformas antecipadas por idade para a esmagadora maioria dos trabalhadores portugueses, se exceptuarmos o regime de pensão antecipada por desemprego de longa duração e os residuais regimes especiais de antecipação ligados ao exercício de actividade em determinadas profissões. Descontando por ora as não menos importantes questões de falta de transparência, ética e verdade no exercício da actividade política, que têm destruído ao longo de décadas a confiança no contrato intergeracional, centremo-nos na compreensão do novo regime e nas suas implicações. Para tal, importa perceber primeiro que regras estão em vigor à data destes escritos. Durante muitos anos, a regra aplicável no regime de flexibilização por idade permitia a reforma antecipada a quem aos 55 anos de idade já tivesse 30 anos de carreira. Este regime foi suspenso em 2012, como resultado do Programa de Ajustamento Económico e Financeiro (PAEF) imposto pela troika, sendo apenas retomado em 2015. Mas em 2016, pressionado pelo impacto financeiro do regime, o actual Governo resolveu voltar a suspendê-lo.

O regime em vigor em 2018 possibilita a antecipação da idade normal de acesso à pensão de velhice (66 anos e quatro meses), com penalização da pensão de velhice inicial e subsequente, aos beneficiários com idade igual ou superior a 60 anos e 40 ou mais anos de carreira contributiva. Se, na data do pedido, o beneficiário tiver carreira contributiva superior a 40 anos, o número de meses de antecipação a considerar é reduzido em quatro meses por cada ano que exceda os 40. Por exemplo, para um trabalhador com 43 anos de carreira, a sua idade normal de acesso à pensão de velhice é de 65 anos e quatro meses em 2018, e essa será a idade a considerar para efeitos de cálculo dos meses de antecipação e respectiva penalização. Esta penalização é dupla: -0,5% por cada mês de antecipação (6% ao ano), acrescida do factor de sustentabilidade (melhor seria chamar-lhe factor demográfico de corte das pensões antecipadas), no valor de 14,5% este ano. A única escapatória a esta dupla penalização é a que decorre do regime especial de pensão antecipada para carreiras muito longas, que permite a quem tem idade igual ou superior a 60 anos e, pelo menos, 48 anos de contribuições, ou a quem tem idade igual ou superior a 60 anos e 46 ou mais anos de contribuições e, cumulativamente, o primeiro desconto feito antes dos 15 anos de idade, a reforma sem penalização.

O quadro abaixo ilustra, para diferentes carreiras contributivas e idade do pensionista à data do requerimento, o valor da dupla penalização da pensão de velhice a aplicar em 2019 com as actuais regras. Por exemplo, um trabalhador com 61 anos de idade e 40 de carreira contributiva sofre um corte de 42,70% na sua pensão de velhice se decidir reformar-se antecipadamente.

Aumentar

A proposta de OE 2019 traz consigo um novo regime de reforma antecipada por flexibilização da idade que vem alterar completamente a condição de acesso, passando a exigir para eliminar a dupla tributação que aos 60 anos os trabalhadores já tenham, pelo menos, 40 anos de carreira contributiva. A proposta prevê a sua introdução faseada, sendo aplicável a partir de Janeiro de 2019 aos trabalhadores com 63 ou mais anos de idade e, a partir de Outubro, para todos os pensionistas com 60 ou mais anos, desde que cumprida a condição de acesso.

Contrariamente ao regime em vigor, que prevê que, independentemente da idade do trabalhador, uma vez completados os 40 anos de descontos o regime de flexibilização está acessível, o OE impede o acesso ao regime a todos os que aos 60 anos não preencham o requisito de acesso, mesmo que o venham a preencher dias ou meses depois e até apresentem carreiras muito longas. De forma sorrateira, esta norma implica na prática o fim do regime de flexibilização para a esmagadora maioria dos trabalhadores. Com efeito, para cumprir a nova condição de acesso, será necessário começar antes dos 20 anos e não ter qualquer interrupção na carreira contributiva ao longo da vida (períodos de desemprego, doença, paternidade não abrangidos pelo regime de equiparação a contribuições), um registo praticamente impossível dadas as actuais e futuras características de mercado de trabalho, com maior precariedade e peso crescente dos contratos atípicos. Esta nova condição de acesso cria, imagine-se, um incentivo ao abandono do percurso escolar e formativo para antecipar a entrada no mercado de trabalho. Como a praxis é tão diferente do discurso.

Para se ter uma correcta avaliação do impacto da medida, o quadro abaixo calcula o número de anos e meses de trabalho adicionais (em comparação com o que resultaria das regras actuais) que será necessário para que um trabalhador se reforme sem penalização. A título de exemplo, um trabalhador com 61 anos de idade e 40 de carreira contributiva terá que trabalhar mais quatro anos e cinco meses do que com as regras actuais. Escusado será dizer a quão injusto intra e intergeracional é este novo regime, que demonstra bem o seu desprezo pelos princípios de justiça redistributiva. O que tem o Tribunal Constitucional a dizer sobre esta matéria? O silêncio perante a violação dos mais basilares direitos, liberdades e garantias é perturbador.

Aumentar

Mas, afinal, qual é a justificação para o novo regime? Nas palavras dos seus proponentes, “para garantir a sustentabilidade da Segurança Social (...) seria necessário aumentar a TSU em cinco pontos percentuais”. Será que escutámos bem? Durante os últimos anos sempre ouvimos os responsáveis políticos negar e ocultar o problema de sustentabilidade da Segurança Social, que com crescimento económico o sistema voltaria ao equilíbrio, que o problema era ora do desemprego ora da produtividade, que até há excedente orçamental nas contas da Segurança Social, que os estudos independentes publicados estavam errados (vide GEP-MTSS, 2015). O desconhecimento sobre o significado de conceitos tão elementares como os de sustentabilidade, equidade e adequação num sistema de pensões são evidentes.

Mas vejamos então se, de facto, a aprovação desta norma do OE contribuiria para a sustentabilidade do sistema. Com o actual regime, os trabalhadores podem reformar-se antecipadamente mas com elevada penalização, conforme vimos acima, mas vão auferir a pensão durante mais anos. Com o novo regime, os trabalhadores vão ter que se reformar substancialmente mais tarde, contribuir durante mais anos e usufruir por isso menos da sua pensão mas vão, em contrapartida, auferir uma pensão mensal mais elevada.

Tomando como exemplo um trabalhador com 61 anos de idade e 40 de carreira contributiva, se considerarmos a esperança de vida remanescente e calcularmos o valor actual de todas as pensões de velhice a receber após a reforma (conceito de pension wealth) e deduzirmos o valor das contribuições sociais adicionais pagas, demonstra-se actuarialmente que a aprovação desta norma do OE agrava em 40,6% a sustentabilidade do sistema. O agravamento é ligeiramente menor para idades de reforma mais próximas da idade normal mas sempre prejudicial à sustentabilidade do sistema. Ficou confuso? A medida destinada a melhorar a sustentabilidade do sistema agrava o seu já elevado défice anual (superior a 6000 milhões de euros) e dívida implícita? Como justificar então a medida? Não foram feitos cálculos actuariais? Onde estão os prometidos estudos?

Num país em que as tendências demográficas justificavam a adopção de fortes medidas de incentivo ao prolongamento da vida activa, por aposta na melhoria da qualificação dos trabalhadores ao longo da vida, pela criação de incentivos no sistema de pensões ao adiamento da entrada na reforma, entre estes o principal a criação de um mecanismo que assegure a equidade actuarial entre todos os trabalhadores, e políticas de saúde que garantam que a esperança de vida com saúde acompanha a subida da esperança de vida, assistimos com tristeza a mais uma oportunidade perdida. Não teremos outra.

Cidadania Social – Associação para a Intervenção e Reflexão de Políticas Sociais – www.cidadaniasocial.pt</text:p>
          </table:table-cell>
          <table:table-cell office:value-type="string">
            <text:p>De forma sorrateira, esta norma do OE implica o fim do regime de flexibilização para a esmagadora maioria dos trabalhadores.</text:p>
          </table:table-cell>
          <table:table-cell office:value-type="string">
            <text:p>Economy</text:p>
          </table:table-cell>
          <table:table-cell office:value-type="string">
            <text:p>['Cidadania Social', 'Economia', 'OE 2019', 'Opinião', 'Pensões', 'Reforma', 'Segurança Social', 'Trabalho']</text:p>
          </table:table-cell>
          <table:table-cell office:value-type="string">
            <text:p>2018-11-19 06:33:00</text:p>
          </table:table-cell>
          <table:table-cell table:style-name="ce23" office:value-type="string" office:value="https://www.publico.pt/2018/11/19/economia/opiniao/-fim-anunciado-reformas-antecipadas-1851541">
            <text:p><text:a xlink:href="https://www.publico.pt/2018/11/19/economia/opiniao/-fim-anunciado-reformas-antecipadas-1851541">https://www.publico.pt/2018/11/19/economia/opiniao/-fim-anunciado-reformas-antecipadas-1851541</text:a></text:p>
          </table:table-cell>
          <table:table-cell table:number-columns-repeated="246"/>
        </table:table-row>
        <table:table-row table:style-name="ro1">
          <table:table-cell office:value-type="string">
            <text:p>5cf4675d896a7fea06ffe0fe</text:p>
          </table:table-cell>
          <table:table-cell office:value-type="string">
            <text:p>Querem mudar os nomes das ruas e largos? Ora tentem lá outra vez</text:p>
          </table:table-cell>
          <table:table-cell office:value-type="string">
            <text:p>['Ana Fernandes']</text:p>
          </table:table-cell>
          <table:table-cell office:value-type="string">
            <text:p>Já lá vão uns valentes séculos desde que o Marquês de Pombal chamou Praça do Comércio ao Terreiro do Paço. Mas o povo é teimoso e, embora até tenha aceitado a “nova” denominação, a antiga continua aí, enraizada na língua dos lisboetas. Os nomes dos lugares não são apenas o capricho de alguns, são uma construção colectiva, assente na história, que não se muda por decreto. Mas insistem. Um hábito antigo, como se prova. Com tanto sucesso ontem como hoje. E agora lá vamos nós outra vez, desta feita com o dedo apontado ao Campo das Cebolas.

Isto de andar a mudar nomes de velhos lugares de uma velha cidade tem tanto para dar certo como passar a chamar José a quem uma vida inteira foi João: ninguém adere e só serve para baralhar. Quem é que alguma vez chamou Praça Sá Carneiro ao Areeiro? Será que alguma vez alguém designará o Campo Grande por Jardim Mário Soares? E a Portela chama-se o quê agora, ao certo? Fora as praças com nomes de personagens de nobre linhagem mas que são apenas o Rossio ou o Cais do Sodré. Já para não falar da Avenida do Aeroporto.

Os casos sucedem-se e a teimosia persiste. Para desespero dos carteiros. É assim tão difícil perceber que a relação que os cidadãos têm com os seus espaços urbanos faz-se de vivências e de memória colectiva? A toponímia dos lugares que habitamos é ainda um reduto inatacável da nossa liberdade. Em resposta a quem não a respeita, respondemos com a eficaz arma da desobediência civil. O Campo das Cebolas continuará a ser Campo das Cebolas. Saramago que nos desculpe.</text:p>
          </table:table-cell>
          <table:table-cell office:value-type="string">
            <text:p>Isto de andar a mudar nomes de velhos lugares de uma velha cidade tem tanto para dar certo como passar a chamar José a quem uma vida inteira foi João: ninguém adere e só serve para baralhar.</text:p>
          </table:table-cell>
          <table:table-cell office:value-type="string">
            <text:p>Local</text:p>
          </table:table-cell>
          <table:table-cell office:value-type="string">
            <text:p>['Câmara de Lisboa', 'História', 'Lisboa', 'Local', 'Opinião', 'Transportes', 'Trânsito']</text:p>
          </table:table-cell>
          <table:table-cell office:value-type="string">
            <text:p>2018-11-28 20:12:59</text:p>
          </table:table-cell>
          <table:table-cell table:style-name="ce23" office:value-type="string" office:value="https://www.publico.pt/2018/11/28/local/opiniao/querem-mudar-nomes-ruas-lisboa-ora-tentem-1852807">
            <text:p><text:a xlink:href="https://www.publico.pt/2018/11/28/local/opiniao/querem-mudar-nomes-ruas-lisboa-ora-tentem-1852807">https://www.publico.pt/2018/11/28/local/opiniao/querem-mudar-nomes-ruas-lisboa-ora-tentem-1852807</text:a></text:p>
          </table:table-cell>
          <table:table-cell table:number-columns-repeated="246"/>
        </table:table-row>
        <table:table-row table:style-name="ro1">
          <table:table-cell office:value-type="string">
            <text:p>5cf4676f896a7fea06ffe196</text:p>
          </table:table-cell>
          <table:table-cell office:value-type="string">
            <text:p>Ifigénia em Azov!</text:p>
          </table:table-cell>
          <table:table-cell office:value-type="string">
            <text:p>['Felipe Pathé Duarte']</text:p>
          </table:table-cell>
          <table:table-cell office:value-type="string">
            <text:p>O quê?

Depois da ocupação da Crimeia em 2014, Moscovo invalidou o acordo que tinha com Kiev sobre o uso do Mar de Azov e do Estreito de Kerch. Foi assinado em 2003 e determinava a partilha deste espaço. Na ilegítima alteração de fronteiras, a Rússia argumentou que as águas de Kerch são territoriais. A Ucrânia – e a maior parte do mundo – não reconhece a ocupação da Crimeia, logo insiste no direito de atravessar o Mar de Azov sem qualquer bloqueio. É uma região decisiva em termos económicos e de segurança. Tornou-se mais crítica, depois de Kiev ter perdido a Crimeia – Berdyansk e Mariupol passaram a receber parte do tráfego que ia para os portos na península.

Como?

A 25 de Novembro foram atacados e apreendidos três navios ucranianos que iam atravessar o Estreito de Kerch – dois torpedeiros e um rebocador. Seis dos 24 tripulantes detidos ficaram feridos. Logo, Poroshenko, o Presidente ucraniano, pediu ao Parlamento que declarasse lei marcial e se preparasse para o conflito. Na versão de Moscovo, três navios ucranianos entraram ilegalmente em águas territoriais russas e estavam com manobras perigosas. Depois do incidente, a Rússia colocou um navio de carga sob a ponte no Estreito de Kerch – o único acesso ao Mar de Azov –, entretanto reaberto.

A 26, o Parlamento ucraniano instaura uma lei marcial de 30 dias em regiões de fronteira com a Rússia. No dia seguinte, um tribunal da Crimeia acusa os 24 marinheiros ??de atravessar ilegalmente a fronteira russa. E a RT, televisão russa em língua inglesa, relata que a Rússia está a reforçar as defesas costeiras em Kerch, publicando um vídeo com veículos militares russos na estrada para Kerch a transportar mísseis anti-navio.

Entretanto, as forças ucranianas já aumentaram os ataques de artilharia contra as duas regiões rebeldes no leste da Ucrânia. E Poroshenko alertou sobre a iminência que um ataque russo (ou invasão).

Porquê?

1. Nos termos da Convenção da ONU sobre o Direito do Mar, navios e outras embarcações podem transitar por águas territoriais em condições de passagem inocente, ou seja, desde que não representem uma ameaça. Mas Moscovo acusa os ucranianos de militarizar o Mar de Azov, ao enviar navios patrulha e querer construir uma base naval. Em Setembro, por exemplo, houve navios da marinha ucraniana a passar o estreito em direcção a Berdyansk. E há um mês os russos alertaram que não iriam permitir a continuidade dessa militarização.

2. Kiev considera ter o direito de enviar navios e cargas através de Kerch: a Crimeia ainda pertence à Ucrânia! Mas, tendo em conta a muito limitada capacidade naval, não há forma de fazer frente à Rússia. Qualquer tentativa de forçar a reivindicação do Mar de Azov fracassará. Logo, dada esta assimetria, é de interesse destacar internacionalmente a agressão russa.

Uma reaproximação dos EUA a Moscovo é pouco favorável para a Ucrânia – sugere o reconhecimento da legitimidade da ocupação da Crimeia e da presença de tropas russas na região do Donbass. Além disso, é provável um encontro entre Trump e Putin, à margem da cimeira do G20, em Buenos Aires. Ou seja, a Ucrânia quer evidenciar as suas reivindicações marítimas e a beligerância da Rússia. Mas talvez não esperasse chegar à humilhação de ver os navios apreendidos e tripulação capturada.

Há ainda outra perspectiva. Declarar lei marcial para intensificar os holofotes sobre as acções da Rússia também tem um impacto interno. É possível que Poroshenko use este incidente para obter apoio político, estimulando um sentimento nacionalista. Sondagens recentes demonstram que tem menos de 10% de popularidade. Decretar o estado de sítio pode ser uma boa razão para adiar e manipular as eleições presidenciais em 2019.

No mundo clássico há duas versões sobre o sacrifício de Ifigénia, necessário para que o pai Agamémnon e os Aqueus tomassem Troia. Numa houve morte. Noutra – lemos em Eurípedes –, Ifigénia foi salva pela deusa Artemis, que a substitui por uma corsa e a leva para a colónia grega de Táurica, onde se tornou sacerdotisa. Ali, deslocada e saudosa, tinha a tarefa de sacrificar todos os estrangeiros que se aproximassem daquela costa. Táurica é actualmente a Crimeia.

Resta-nos saber que Ifigénia é hoje a Ucrânia e se Putin é mesmo Agamémnon. Porque Trump não é Aquiles!</text:p>
          </table:table-cell>
          <table:table-cell office:value-type="string">
            <text:p>Resta-nos saber que Ifigénia é hoje a Ucrânia e se Putin é mesmo Agamémnon. Porque Trump não é Aquiles!</text:p>
          </table:table-cell>
          <table:table-cell office:value-type="string">
            <text:p>World</text:p>
          </table:table-cell>
          <table:table-cell office:value-type="string">
            <text:p>['Crimeia', 'Defesa', 'Diplomacia', 'Europa', 'Mundo', 'Opinião', 'Rússia', 'Ucrânia']</text:p>
          </table:table-cell>
          <table:table-cell office:value-type="string">
            <text:p>2018-11-30 06:25:00</text:p>
          </table:table-cell>
          <table:table-cell table:style-name="ce23" office:value-type="string" office:value="https://www.publico.pt/2018/11/30/mundo/opiniao/ifigenia-azov-1852919">
            <text:p><text:a xlink:href="https://www.publico.pt/2018/11/30/mundo/opiniao/ifigenia-azov-1852919">https://www.publico.pt/2018/11/30/mundo/opiniao/ifigenia-azov-1852919</text:a></text:p>
          </table:table-cell>
          <table:table-cell table:number-columns-repeated="246"/>
        </table:table-row>
        <table:table-row table:style-name="ro1">
          <table:table-cell office:value-type="string">
            <text:p>5cf46770896a7fea06ffe1a4</text:p>
          </table:table-cell>
          <table:table-cell office:value-type="string">
            <text:p>Reutilizar Edifícios e transformar a Cidade</text:p>
          </table:table-cell>
          <table:table-cell office:value-type="string">
            <text:p>['Gonçalo Canto Moniz']</text:p>
          </table:table-cell>
          <table:table-cell office:value-type="string">
            <text:p>O século 20 construiu um conjunto edificado que superou largamente o legado deixado pelos séculos anteriores. As cidades cresceram e o território foi substancialmente urbanizado com infra-estruturas que redesenharam a paisagem urbana e rural. Não só se edificaram novos programas para os edifícios públicos e privados da sociedade moderna como também se construiu um novo sistema de rede de infra-estruturas que exponenciaram as vias de comunicação e de abastecimento, como é o caso das estradas e das barragens.

Na transição do século 20 para o século 21, as instituições ligadas ao património começam progressivamente a preocupar-se com este legado e com o seu significado no quadro das políticas patrimoniais, o que obriga a uma mudança de paradigma.

Assim, a intervenção em edifícios e nas infra-estruturas modernas, construídos entre 1925 e 1965, constitui uma questão recente para a Arquitetura, apesar de amplamente discutida desde 1988, principalmente nas conferências e nas publicações do DOCOMOMO - Documentação e Conservação do Movimento Moderno.

A reflexão sobre este problema centrou-se, num primeiro momento, na investigação e nos projetos de intervenção das obras mais significativas, como a casa Tugendhat em Brno de Mies van der Rohe ou o sanatório de Zonnestraal em Hilversum de Jan Duiker. Debateu-se assim, largamente, o significado cultural e arquitetónico dos edifícios e conjuntos urbanos, as estratégias de restauro, a fragilidade técnica, a materialidade, a especificidade do programa, o enquadramento político e social, o contexto urbano e paisagístico, etc.

Este elevado grau de exigência começou a ser objeto de cursos de conservação e restauro que formaram arquitetos para a resolução deste problema específico. Rapidamente, essas obras conquistaram um estatuto patrimonial e tornaram-se objetos museológicos integrantes de uma identidade global e local, que são referências de um período histórico que interessa salvaguardar.

Contudo, num segundo momento, entendeu-se que o problema das obras excecionais era significativamente distinto do problema das obras correntes que construíram as cidades e o território em dois períodos de grande expansão: após as duas grandes guerras mundiais entre 1918 e 1940 e após 1945 até ao final dos anos 1960. Este fenómeno é possível observar em todo o mundo, mesmo nos países que não estiveram diretamente ligados a essas guerras. Os bairros de habitação ou as áreas industriais que emergem nas periferias das cidades são talvez o melhor exemplo deste processo global, ainda que sempre marcado por questões locais (políticas, económicas, culturais, etc). Neste caso, as obras têm um valor relativo, muitas vezes como objetos que dão forma a um conjunto, outras vezes como objetos que ainda apresentam qualidades espaciais ou construtivas que importa reutilizar.

Após décadas de uso intenso e, em muitos casos, de abandono, este enorme conjunto edificado está hoje em rápido processo de transformação, desde o restauro à demolição, passando pela reabilitação ou pela reutilização, ainda que, muitas vezes, para um uso temporário. Estas obras não adquirem facilmente o estatuto patrimonial, apesar de constituírem um importante legado da cultura e da sociedade moderna que interessa valorizar, na construção permanente de cidades mais diversas e mais inclusivas.

Os arquitetos convidados para intervir nas obras mestras do movimento moderno foram selecionados, de um modo geral, entre três tipos: os estudiosos do movimento moderno, os que têm uma formação específica ou aqueles que já tinham um reconhecimento público. Contudo, no caso da intervenção nas obras correntes coloca-se um problema distinto. O aumento exponencial das intervenções nos últimos anos obriga o mercado a recorrer a arquitetos generalistas, sem uma especialização específica, podendo qualquer profissional ser confrontado com este tipo de encomenda.

Assim, por um lado, a formação de base do arquiteto nas escolas de Arquitetura, e não ao nível da pós-graduação, tem de integrar a reabilitação de edifícios modernos, numa perspetiva interdisciplinar, tanto no âmbito da Teoria e História da Arquitetura, da Geografia, das Ciências Sociais, assim como no contexto do Projeto e da Construção, com Ateliers de Projeto onde a prática do projeto explore metodologias e ferramentas apropriadas à resolução dos problemas específicos da arquitetura e da cidade moderna, nomeadamente envolvendo os utilizadores e os cidadãos na conceção do projeto participado. Por outro lado, o Estado tem de integrar nas suas equipas de projeto, de avaliação de projetos e de manutenção de obras públicas, técnicos que tenham conhecimento e experiência dos critérios e das metodologias inovadores e inclusivos que são inerentes a este tipo de obras, de forma a garantir a sua correta reutilização.

Este é um dos problemas que emerge do atual contexto de políticas públicas e de promoção privada que aposta na reutilização de edifícios e de infra-estruturas como um bem cultural e social mas também como um produto económico. Neste sentido, a exposição “Físicas do Património Português. Arquitetura e Memória” que inaugura no dia 4 de dezembro no reutilizado Museu de Arte Popular, constitui um contributo fundamental para uma reflexão crítica sobre o legado moderno, mas também sobre a cidade contemporânea que estamos a (re)construir.

O autor escreve segundo o novo Acordo Ortográfico</text:p>
          </table:table-cell>
          <table:table-cell office:value-type="string">
            <text:p>A exposição “Físicas do Património Português. Arquitetura e Memória” constitui um contributo fundamental para uma reflexão crítica sobre o legado moderno.</text:p>
          </table:table-cell>
          <table:table-cell office:value-type="string">
            <text:p>Local</text:p>
          </table:table-cell>
          <table:table-cell office:value-type="string">
            <text:p>['Arquitectura', 'Opinião', 'Património', 'Portugal']</text:p>
          </table:table-cell>
          <table:table-cell office:value-type="string">
            <text:p>2018-11-30 06:30:00</text:p>
          </table:table-cell>
          <table:table-cell table:style-name="ce23" office:value-type="string" office:value="https://www.publico.pt/2018/11/30/opiniao/opiniao/reutilizar-edificios-transformar-cidade-1852933">
            <text:p><text:a xlink:href="https://www.publico.pt/2018/11/30/opiniao/opiniao/reutilizar-edificios-transformar-cidade-1852933">https://www.publico.pt/2018/11/30/opiniao/opiniao/reutilizar-edificios-transformar-cidade-1852933</text:a></text:p>
          </table:table-cell>
          <table:table-cell table:number-columns-repeated="246"/>
        </table:table-row>
        <table:table-row table:style-name="ro1">
          <table:table-cell office:value-type="string">
            <text:p>5cf4665e896a7fea06ffd932</text:p>
          </table:table-cell>
          <table:table-cell office:value-type="string">
            <text:p>Sem acção, isto é, atuado</text:p>
          </table:table-cell>
          <table:table-cell office:value-type="string">
            <text:p>['Francisco Miguel Valada']</text:p>
          </table:table-cell>
          <table:table-cell office:value-type="string">
            <text:p>"Se tutoyer, os franceses têm o vous / E eu tenho-te a ti"

GNR

"Se queremos que tudo continue como está, é preciso que tudo mude"

Tomasi di Lampedusa

1. Efectivamente, atuado. Há dias, folheava uma obra de Gonçalves Viana (Apostilas aos Dicionários Portugueses, de 1906) e encontrei este atuado, originalmente indicado por Leite de Vasconcelos, no final de um artigo sobre dialectos alentejanos, publicado na Revista Lusitana (vol. II, p. 43, 1890-2). Aquilo que a um incauto poderia parecer uma pouco verosímil adopção muito avant la lettre das propostas do Acordo Ortográfico de 1990 (AO90) ou, hipótese mais plausível, uma gralha na redacção de actuado, afinal mais não era do que o significante de “sem acção” na “linguagem popular de Serpa”. Aliás, Leite de Vasconcelos explica com o exemplo “as sanguessugas ficaram atuadas” que as sanguessugas “não tiraram sangue” (acrescentando que atuado terá raiz attenuatum &lt; attenuare &lt; tenuis). Felizmente, naquele tempo, Gonçalves Viana e Leite de Vasconcelos deram o mote para o rigor teórico imperar na feitura de ortografias, portanto, seria pouco provável que um artigo científico de um deles tivesse atuado em vez de actuado.

De facto, tendo em conta o “portuguez lingua escripta” (denominação cunhada em 1881 por Francisco Adolfo Coelho) do tempo de Gonçalves Viana e Leite de Vasconcelos, nunca lhes ocorreria ao lerem uma forma atuado que esta pudesse ser um actuado despojado do seu cê. Todavia, isso acontecerá a um leitor de português na actualidade, afectado pela imposição do AO90 e levado a fazer uma interpretação errada de uma palavra portuguesa, neste caso, de uso dialectal.

Convém recordar que actuar e actuado justificam a consoante cê, por pertencerem ao grupo de “palavras de derivação ou afinidade evidente” (Gonçalves Viana, Ortografia Nacional, 1904), mantendo-se a consoante quando há “derivação manifesta de outro vocábulo” (Gonçalves Viana e Vasconcelos de Abreu, Bases da ortografia portuguesa, 1885) em que a consoante “influi na pronúncia da vogal precedente” (Gonçalves Viana, ON, 1904). Acrescente-se uma perspectiva curiosa. Com o AO90, temos a mesma palavra gráfica atuado a significar uma coisa e o seu contrário: por um lado, atuado “sem acção”, por outro, *atuado de actuar “exercer acção”.

Além destes dois atuado, convém lembrar um terceiro: o particípio passado de atuar significa na norma padrão “tratado por tu”. Também aqui a supressão do cê de actuado nada ilumina, antes pelo contrário. Este é um aspecto prático importante, embora menos popular entre os detractores do AO90, comparado com as críticas à perda das indicações diacríticas, cujo valor se verifica em pares mínimos (coacção/coação; facção/Fação; corrector/corretor; espectador/espetador; pára/para), ou às confusões morfológicas (por exemplo, aspecto passa a *aspeto, mas aspectual pode manter o cê e pode perdê-lo).

Gonçalves Viana, Leite de Vasconcelos e Adolfo Coelho fizeram parte da comissão responsável pela ortografia de 1911, cuja modernidade é patente pela ausência até hoje de corrente científica a propor a transformação do alfabeto latino num alfabeto fonético — o programa de 1945 de Rebelo Gonçalves constituiu uma continuação de 1911 e não uma ruptura. Há uns anos, o professor Jorge Morais Barbosa (1937-2015) indicava, num fórum selecto de opositores ao AO90, uma entrevista do linguista Alain Bentolila, em que este criticava o conceito “simplificação ortográfica”, que não conduz a uma melhor compreensão da palavra escrita, sublinhando que correspondência entre letra e som já existe no alfabeto fonético internacional.

2. Referi há pouco que o aspecto passa a *aspeto, sim, mas convém recordar que isso só acontece fora do Brasil. Sabe-se que, devido a uma quimera sem qualquer tradução linguística, mencionada em inúmeros discursos políticos, chamada “unidade essencial da língua”, decidiram fazer, publicitar e aplicar o AO90. Ora, entre as várias formas ortográficas mudadas pelo AO90 na norma europeia, mas mantidas intactas no Brasil (cf. PÚBLICO, 15/03/2015), encontramos então aspecto transformado num aspeto afim de espeto e recepção feita receção semelhante a recessão. Isto é, um autor português que adopte o AO90 e envie um texto para publicação numa editora brasileira, também ela adoptante do AO90, verá o cê reposto no aspecto e o pê devolvido à recepção. Portanto, tanto trabalho em prol da “unidade essencial da língua” e, pior, tanto trabalho do nosso autor a tirar consoantes para nada. De facto, a parte da “unidade essencial da língua” no mundo de expressão portuguesa assegurada pelo aspecto e pela recepção perdeu-se, justamente, devido ao AO90. Aparentemente, tudo continua como está porque decidiram mudar tudo. Todavia, de facto, nada está como dantes: tudo está bem pior.

3. Há dias, pelo PÚBLICO, soubemos que uma estátua de Cristóvão Colombo fora retirada do Grand Park, em Los Angeles, nos EUA, “ao abrigo de uma moção aprovada em 2017 que substituiu o feriado do Dia de Colombo pelo Dia dos Povos Indígenas na cidade”. Curiosamente, Steve Hackel, professor de História na Universidade da Califórnia, Riverside, e apoiante e promotor desta moção, manifestou dúvidas sobre esta acção da vereação da cidade, por ter sido decidida “quase em segredo e sem debate”. Como vemos, não é só em Portugal que determinadas decisões são tomadas de forma pouco transparente e sem discussão.

António Costa disse recentemente que Portugal “fez a sua parte”, ao seguir os trâmites conducentes à adopção do AO90. Não é verdade. Aliás, só pode tecer uma afirmação dessas quem nunca leu os pareceres de 2005 da Associação Portuguesa de Linguística e do Departamento de Linguística Geral e Românica da Faculdade de Letras da Universidade de Lisboa (cf. PÚBLICO, 18/5/2016). Os pareceres recomendavam que Portugal não ratificasse o Segundo Protocolo Modificativo. Sublinho que na frase anterior há um ‘não’ antes do ‘ratificasse’. Para que não haja dúvidas: Portugal não fez a sua parte. O poder político não fez aquilo que devia.

Sabendo-se que ao poder político não interessam nem estas linhas, nem os pareceres de Inês Duarte e de Ivo Casto, é no mínimo estranho que também ignore as palavras do linguista mais citado na Assembleia da República nos últimos 36 anos: João Malaca Casteleiro. Durante o ano passado, Malaca Casteleiro declarou: “até admito que se venha a colocar o acento em para”. É importante que o poder político preste atenção a estas sábias palavras, para evitar infelicidades na literatura (“Ninguém pára para o socorrer”, José Saramago) e ambiguidades na imprensa (“Bloqueio nos fundos da União Europeia pára projecto na área do regadio”). Convinha que as ideias ortográficas de Malaca Casteleiro também tivessem consequências quando, além de correctas, são manifestamente inconvenientes para o poder político.

Dias depois de António Costa ter dito que Portugal fizera a sua parte, o ministro das Finanças entregou ao presidente da Assembleia da República a proposta de Orçamento do Estado (OE) para 2019. Sucessivos governos têm tentado adoptar o AO90 nos OE desde 2012. Para se ter uma ideia da estabilidade desta adopção, no relatório do OE 2012 tínhamos “caráter acomodatício” e “carácter universal e extraordinário”; no relatório do OE 2019 encontramos “caráter pontual ou extraordinário” e “carácter pornográfico ou obsceno”; em 2012, havia “despesa efectiva” e “despesa efetiva”; para 2019, há “medidas para tornar efetiva” e “despesa efectiva”. É assim que o Estado, de facto, aplica o AO90. O resto é arena atirada para os nossos óculos (cf. PÚBLICO, 14/6/2017).</text:p>
          </table:table-cell>
          <table:table-cell office:value-type="string">
            <text:p>É assim que o Estado, de facto, aplica o AO90. O resto é arena atirada para os nossos óculos.</text:p>
          </table:table-cell>
          <table:table-cell office:value-type="string">
            <text:p>Culture</text:p>
          </table:table-cell>
          <table:table-cell office:value-type="string">
            <text:p>['Acordo Ortográfico', 'Cultura-Ípsilon', 'Língua Portuguesa', 'Opinião']</text:p>
          </table:table-cell>
          <table:table-cell office:value-type="string">
            <text:p>2018-12-01 06:26:00</text:p>
          </table:table-cell>
          <table:table-cell table:style-name="ce23" office:value-type="string" office:value="https://www.publico.pt/2018/12/01/culturaipsilon/opiniao/accao-atuado-1851549">
            <text:p><text:a xlink:href="https://www.publico.pt/2018/12/01/culturaipsilon/opiniao/accao-atuado-1851549">https://www.publico.pt/2018/12/01/culturaipsilon/opiniao/accao-atuado-1851549</text:a></text:p>
          </table:table-cell>
          <table:table-cell table:number-columns-repeated="246"/>
        </table:table-row>
        <table:table-row table:style-name="ro1">
          <table:table-cell office:value-type="string">
            <text:p>5cf46673896a7fea06ffd9e4</text:p>
          </table:table-cell>
          <table:table-cell office:value-type="string">
            <text:p>Ministros das Finanças da UE têm de agir: grandes empresas tecnológicas têm de pagar impostos</text:p>
          </table:table-cell>
          <table:table-cell office:value-type="string">
            <text:p>['Udo Bullman, Paul Tang e Ana Gomes']</text:p>
          </table:table-cell>
          <table:table-cell office:value-type="string">
            <text:p>Estamos a ficar sem tempo! Quando os ministros das Finanças Europeus se reunirem amanhã, terão que aprovar o imposto digital: um imposto que taxa as receitas das grandes empresas tecnológicas como a Google, Apple, Facebook, Amazon, Booking ou Spotify. Esta medida poderá gerar até 10 mil milhões de euros anuais de receita fiscal para ser usada na promoção do desenvolvimento económico sustentável, criação de emprego e financiamento de serviços público de primeira necessidade.

Enquanto o cidadão comum e as pequenas e médias empresas pagam os seus impostos onde vivem e trabalham, estas grandes empresas tecnológicas escapam à regulação e pagam perto de 0% de impostos. Em março passado, a Comissão Europeia revelou que o setor do digital pagava apenas 9,5% de imposto sobre o rendimento coletivo enquanto que os setores tradicionais estariam a pagar em média 23%, mais do dobro. Em 2017, o gigante tecnológico Amazon fez 25 mil milhões de euros em receitas na Europa, mas conseguiu pagar perto de 0% de impostos.

Os sistemas fiscais atuais estão desatualizados para a era da globalização e digitalização. Desenhados originalmente no início do século XX, para uma indústria de empresas com presença física, já não se encontram aptos a fazer face a uma crescente economia digital. Diferentes normas fiscais e lacunas na legislação tributária fazem a evasão fiscal basicamente um jogo de crianças. O escândalo dos Paradise Papers deixou muito claro como as multinacionais capitalizam nesta cacofonia regulatória para criarem complexos esquemas de evasão fiscal que desviam lucros e capitais para paraísos fiscais em que as taxas são de 0% ou quase 0%.

Empresas online são particularmente propensas a este tipo de esquemas. Como beneficiam de uma fraca presença física na Europa, podem facilmente repatriar os seus lucros para Estados com pequenas cargas fiscais.

A menos que as regras do jogo sejam alteradas, continuaremos a presenciar esquemas de injustiça fiscal e uma corrida a taxas cada vez mais baixas. Tomar passos necessários e reformas leva tempo, mas acima de tudo liderança: uma Liderança Europeia.

A melhor forma de promover discussões internacionais acerca do tópico é pela criação de um debate europeu que garanta que as empresas digitais pagam a sua justa parte já a partir de amanhã. A melhor opção em cima da mesa seria a adoção da proposta do imposto digital como proposta pela Comissão Europeia, preferencialmente com uma taxa mais elevada de 5% que abrangesse um escopo mais alargado a lucros de conteúdos digitais como os disponibilizados pela Netflix ou no comércio digital da Amazon.

Em alternativa, como segunda melhor opção, seria a de decidir agora uma solução contingente, que automaticamente entrasse em vigor no caso de as negociações com a OCDE falharem na criação de um verdadeiro imposto digital. Este compromisso poderia unir eventualmente as posições de França e Alemanha. Uma garantia séria de que o imposto digital europeu entrará em vigor, com o estabelecimento de um prazo claro até dezembro de 2020, é necessária para colocar pressão no ineficiente processo regulatório internacional. Só uma ameaça credível do choque de uma nova regulamentação trará os Estados Unidos para a mesa das negociações na OCDE para discutir uma solução multilateral para taxar as grandes empresas tecnológicas.

Arriscamos perder a janela de oportunidade para a União Europeia lidar com as matérias da fiscalidade digital. Adiar a decisão por mais dois anos não é opção. Reclamamos ação imediata para parar com a injustiça fiscal sobre os lucros feitos por estas empresas.

Exigimos aos ministros das Finanças da União Europeia que cheguem a uma decisão - Agora. Para garantir que a digitalização das nossas economias não leve a uma maior carga fiscal sobre os trabalhadores e sobre as pequenas e médias empresas. É tempo de a Europa voltar a ter a sua soberania fiscal de volta. É uma questão de Justiça!</text:p>
          </table:table-cell>
          <table:table-cell office:value-type="string">
            <text:p>Arriscamos perder a janela de oportunidade para a União Europeia lidar com as matérias da fiscalidade digital. Adiar a decisão por mais dois anos não é opção.</text:p>
          </table:table-cell>
          <table:table-cell office:value-type="string">
            <text:p>Economy</text:p>
          </table:table-cell>
          <table:table-cell office:value-type="string">
            <text:p>['Amazon', 'Apple', 'Economia', 'Empresas', 'Facebook', 'Google', 'Impostos', 'Online', 'Opinião', 'Spotify', 'União Europeia']</text:p>
          </table:table-cell>
          <table:table-cell office:value-type="string">
            <text:p>2018-12-03 06:47:00</text:p>
          </table:table-cell>
          <table:table-cell table:style-name="ce23" office:value-type="string" office:value="https://www.publico.pt/2018/12/03/economia/opiniao/ministros-financas-ue-agir-empresas-tecnologicas-pagar-impostos-1853150">
            <text:p><text:a xlink:href="https://www.publico.pt/2018/12/03/economia/opiniao/ministros-financas-ue-agir-empresas-tecnologicas-pagar-impostos-1853150">https://www.publico.pt/2018/12/03/economia/opiniao/ministros-financas-ue-agir-empresas-tecnologicas-pagar-impostos-1853150</text:a></text:p>
          </table:table-cell>
          <table:table-cell table:number-columns-repeated="246"/>
        </table:table-row>
        <table:table-row table:style-name="ro1">
          <table:table-cell office:value-type="string">
            <text:p>5cf4667a896a7fea06ffda1a</text:p>
          </table:table-cell>
          <table:table-cell office:value-type="string">
            <text:p>O umbigo de Paulo Guinote</text:p>
          </table:table-cell>
          <table:table-cell office:value-type="string">
            <text:p>['Paulo Trigo Pereira']</text:p>
          </table:table-cell>
          <table:table-cell office:value-type="string">
            <text:p>1. Agradeço a Paulo Guinote (P.G.) o seu artigo de ontem em que me visa em particular, para clarificar a minha posição sobre a contagem de tempo de serviço dos professores. Tendo em conta que, por força do OE 2019, a renegociação vai ser reaberta justifica-se responder. P.G. alega que o conjunto de declarações de voto que fiz se destinou a apresentar-me como “desalinhado”. Eu sei que os factos são difíceis de aceitar, mas se se consultar o site do hemiciclo (www.hemiciclo.pt) ver-se-á que desalinhei no voto 141 vezes do grupo parlamentar do PS, cumprindo sempre a disciplina de voto partidária nas matérias relevantes e é por essas votações (e não pelo OE onde cumpri a disciplina) que alguns me designam há muito tempo, por “deputado desalinhado”. As declarações de voto são importantes pois, na sua ausência, em vários casos teria votado de forma diversa do PS. Não é, contudo, o caso em apreço em que votei, convictamente alinhado, contra todos os projetos favoráveis a reabrir as negociações com os professores. P.G. concede-me, e à língua portuguesa, que haja dois significados para a palavra “retroativo” e sabe, mas omite, que o sentido em que utilizo o adjetivo é o que vem em todos os dicionários: “que tem efeitos sobre factos passados, que modifica o que já foi feito” (Dicionário da Língua Portuguesa, Porto Editora, 2010). Ora, as normas dos orçamentos de Estado até 2017 (inclusive) introduzem uma distinção entre carreiras gerais e especiais. Naquelas em que o tempo de serviço é um elemento central na progressão na carreira, foi sempre claro nesses OE que não produziriam efeitos em termos de progressão. Aquilo que consta do cenário macroeconómico, do programa eleitoral e do programa de governo do PS é o descongelamento das carreiras e é isso que está a ser cumprido. Na expressão feliz de António Costa, pôr de novo o relógio a contar. Aquilo que alguns partidos e sindicatos defendem é um “descongelamento retroativo”, pôr a contar não a partir de hoje, mas a partir do momento no passado em que ele ficou “parado”. Já que falamos em factos, o tempo de serviço docente não é “apagado”. Ele conta obviamente para efeitos de direitos de pensão (os descontos foram feitos!), e conta parcialmente para a progressão. É obviamente de justiça contar algum tempo (aliás já aceite pelo Governo), equiparando os professores às outras carreiras onde se pratica a avaliação (através do SIADAP). Mas seria não só de uma grande injustiça, mas também de uma grande irresponsabilidade conceder a contagem de mais tempo aos professores, se tal não puder ser garantido a todas as carreiras que se encontram na mesma situação.

2. Para perceber porquê temos de sair do umbigo de P.G. – que são os professores do ensino básico e secundário (PEBS) – e alargar o debate da justiça distributiva, primeiro a todos os docentes do ensino superior (DES), depois às restantes carreiras especiais, e finalmente a todos os trabalhadores portugueses do público e do privado. Um facto ignorado neste debate é que os DES também tiveram o seu “tempo congelado” para efeitos de progressões. Outro facto é que os DES têm uma carreira, não com uma única categoria como os PEBS, mas com várias categorias. Um professor auxiliar, que é doutorado, só consegue progredir, pelo tempo (agora também avaliação), até ao seu ultimo escalão. O tempo não lhe permite passar a associado ou catedrático. Os trabalhadores noutras carreiras especiais em que o tempo ainda é um factor preponderante na progressão querem ter tratamento semelhante ao dado aos professores. Policias e militares já pediram reunião a António Costa este mês precisamente com esse objetivo. E na justiça há obviamente reivindicações semelhantes. Percebo as insatisfações de muitas classes profissionais (no público e privado) em relação aos efeitos da passada austeridade e suas implicações. Todos os portugueses reconhecerão que se o período de maiores dificuldades e aperto já passou, continuamos, pela elevada dívida e um crescimento económico modesto, vulneráveis. A justiça exige tratar igual o que é igual e diferente o que é diferente, no contexto das condições financeiras ainda precárias do país.

P.S.: Sou filho e neto de professoras de matemática e tenho o maior apreço pela nobre profissão docente, que abracei com gosto. Mas recuso-me a ver o país a partir do meu umbigo.

O autor escreve segundo o novo Acordo Ortográfico</text:p>
          </table:table-cell>
          <table:table-cell office:value-type="string">
            <text:p>Seria de grande injustiça conceder a contagem de mais tempo aos professores se tal não puder ser garantido a todas as carreiras que se encontram na mesma situação.</text:p>
          </table:table-cell>
          <table:table-cell office:value-type="string">
            <text:p>Politics</text:p>
          </table:table-cell>
          <table:table-cell office:value-type="string">
            <text:p>['Educação', 'Governo', 'OE 2019', 'Opinião', 'Política', 'Professores']</text:p>
          </table:table-cell>
          <table:table-cell office:value-type="string">
            <text:p>2018-12-05 06:18:00</text:p>
          </table:table-cell>
          <table:table-cell table:style-name="ce23" office:value-type="string" office:value="https://www.publico.pt/2018/12/05/politica/opiniao/umbigo-paulo-guinote-1853513">
            <text:p><text:a xlink:href="https://www.publico.pt/2018/12/05/politica/opiniao/umbigo-paulo-guinote-1853513">https://www.publico.pt/2018/12/05/politica/opiniao/umbigo-paulo-guinote-1853513</text:a></text:p>
          </table:table-cell>
          <table:table-cell table:number-columns-repeated="246"/>
        </table:table-row>
        <table:table-row table:style-name="ro1">
          <table:table-cell office:value-type="string">
            <text:p>5cf4669a896a7fea06ffdb2d</text:p>
          </table:table-cell>
          <table:table-cell office:value-type="string">
            <text:p>O estado da God/Art</text:p>
          </table:table-cell>
          <table:table-cell office:value-type="string">
            <text:p>['Augusto M. Seabra']</text:p>
          </table:table-cell>
          <table:table-cell office:value-type="string">
            <text:p>Que Jean-Luc Godard, JLG, seja um dos mais relevantes autores da arte cinematográfica e o mais importante vivo é indubitável. Isso não quer dizer que não haja questões – que até pode suceder serem bem graves – a colocar a filmes seus. Ora, houve e há um processo de deificação de Godard – é a God/Art. De facto o que ocorre é uma narrativa muito insistente nas escolas de cinema, que daí passa para blogs e sites, e para as cinematecas, chegando às páginas de crítica de cinema nos jornais. O ponto vectorial desta narrativa é apresentar a nouvelle vague e em particular JLG como o padrão de referência de todo o cinema moderno. E nem se trata de toda a nouvelle vague mas daquela dos jovens turcos, dos críticos dos Cahiers du Cinéma (Godard, Truffaut, Rivette, Rohmer e Chabrol). E neste ponto há uma primeira deturpação da(s) histórias e da História do Cinema.

Esses mesmos críticos/realizadores entenderam englobar também no movimento o grupo dito da “Rive Gauche”, com Resnais, Marker, Varda e Demy, mais Jean Rouch e o seu cinéma verité, o isolado Jacques Rozier e o singularíssimo, misterioso e desaparecido Jean-Daniel Pollet. E contudo, e contra estes factos verificáveis, a narrativa canónica da modernidade cinematográfica apenas refere os cineastas/críticos dos Cahiers.

Nos 50 anos de Maio de 68 o que sucedeu na Cinemateca Portugesa? Apenas e só a apresentação dos filmes do Grupo Dziga Vertov, o colectivo formado por JLG, Jean-Pierre Gorin e outros. Claro que o material sobre Maio de 68 é imenso mas como se pode ignorar um filme, Mourir à Trente Ans de Romian Goupil, e sobretudo (e seriam apenas mais duas ou três sessões mais) os Grupos Medvkine, impulsionados por Chris Marker e muito mais importantes em termos de cinema e de gesto político, com a câmara mesmo passadas aos operários?

Quanto aos filmes do Grupo Dziga Vertov não dá mesmo para acreditar. Como é que Godard co-assinou algo de tão indigno como Vladimir et Rosa? Quanto a Vent d’Est, devidamente enquadrado pode hoje ser apresentado como exemplo do que era o discurso marxista-leninista-maoísta dos anos 70, com as suas invectivas contra o “revisionismo” e o “social-imperalismo”.

Mas voltemos à God/Art. O culto chega ao ponto de ainda antes de um festival começar já se escrever que o filme de Godard vai ser “o filme” do festival. Longe de ser um marginal ele é acolhido pelas instituições. Desde que em 1980 houve Sauve qui peut (la vie) que é uma presença constante em Cannes, culminando neste ano com a Palma de Ouro especial que o júri pediu por este O Livro da Imagem que agora estreia – fora de Cannes, houve também Je Vous salue Marie em Berlim e Prénom Carmen (Leão de Ouro atribuído por um júri presidido por Bertolucci, marcando a reconciliação entre ambos), Allemagne neuf zéro e For Ever Mozart em Veneza.

Mas não se trata apenas do facto de ele ser um autor institucionalizado. Por muito que isto choque os godardianos militantes, há que dizer que durante longo tempo ele não deixou de ter em conta o comércio do cinema – e não se tratava apenas de uma Grandeur et décadence d’un petit commerce de cinéma, título de um filme seu, bem fraquinho aliás. Não; recorrentemente JLG procurou a moeda de troca que seriam os actores/vedetas. Jean Seberg em O Acossado; Brigitte Bardot em O Desprezo; Eddie Constantine em Alphaville; Jean-Paul Belmondo (que, é certo, ele tinha lançado em O Acossado mas entretanto se tornara uma estrela de primeira grandeza) em Pedro, O Louco; Marina Vlady em Duas ou Três Coisas que eu Sei Dela; Mireille Darc e Jean Yanne em Fim de Semana; Jane Fonda e Yves Montand em Tout va bien; Isabelle Huppert e Jacques Dutronc em Sauve qui peut (la vie); Isabelle Huppert, Hanna Schygulla, Michel Piccolli e Jerzy Radziwilowicz (este então famosíssimo por O Homem de Ferro de Wajda) em Paixão; Johnny Halyday e Nathalie Baye (casal na altura ultra-medático) em Détective; Alain Delon em Nouvelle vague; Gérard Dépardieu em Hèlas pour moi. E não se esqueça que para o King Lear (que redundou num monumental desastre, ridículo mesmo) Godard queria Marlon Brando e Woody Allen. A lista é suficientemente eloquente,

Mas há mais: JLG aceitou encomendas comerciais como Le rapport Darty, cadeia de lojas de electrodomésticos, Puissance de la parole (magnífico aliás) para a France Telecom ou o clip para France Gall. Então JLG é assim tão marginal?

O que sucedeu nos últimos anos, culminando nas Histoire(s) du Cinéma (que pus nos meus “10 mais” na última votação dos melhores filmes de sempre da Sight &amp; Sound) e agora em O Livro da Imagem, é uma concepção artesanal em que ele monta domesticamente todo um banco de imagens, e de referências históricas e literárias, seguindo um princípio que aparece várias vezes nas História(s), “Montage, mon bom souci/Montagem, meu belo desassossego”.

Mas antes de irmos a isso, a concepção godardiana das imagens, do seu museu imaginário (assim mesmo, retomando a reflexão e o título de Malraux, e através disso a arqueologia do saber e da história do século XX), há ainda um intermezzo político que é preciso fazer. Enquanto Susan Sontag foi para Sarajevo durante o cerco, para encenar À Espera de Godot de Beckett, Philippe Sollers, em óbvia boutade, escreveu um texto de título Marivaux e Sarajevo dizendo que era mais importante montar uma peça desse comediógrafo setecentista. Pegando nessa boutade JLG imaginou então um grupo de jovens que representa Não se brinca com o amor de Musset, três deles querendo mesmo ir para a capital bósnia. “Bela” forma de solidariedade com Sarajevo, este For Ever Mozart, que JLG praticamente fez nas traseiras de sua casa, junto ao Lago Leman! E como se essa obscenidade não bastasse nesse catastrófico filme colectivo que é As Pontes de Sarajevo JLG limitou-se a um remix de Ecce Homo e Je vous salue Sarajevo! Ele que se atreva depois destas abjecções a vir com lições de moral e política! Para mais Filme Socialismo que é suposto ser declaradamente político é sim uma grandíssima chatice.

Mas feita toda esta revisão do percurso de um realizador deificado, importa então o mais importante, este maravilhoso O Livro da Imagem e a sua relação com as História(s) do Cinema (que a Midas relança em DVD, bem como versões restauradas de O Acossado e Pedro, O Louco, que esta semana estarão em sala),

Notar-se-á desde logo que as História(s) do Cinema tinham um título plural, O Livro da Imagem é no singular, aliás duplamente, “livro” e “imagem”. É-o assim, também, porque é ainda mais artesanal (ainda que imagem tenha um âmbito mais lato que cinema).

De há muito que Godard se interessa por tecnologias mais leves (Número Dois, de 1975, foi um dos primeiros filmes, senão o primeiro, a usar as novas câmaras Aaton). O Livro da Imagem é praticamente feito em computador, com alguns programas específicos. Mas o prólogo é curiosíssimo: JLG discorre sobre os cinco dedos, os cinco sentidos, os cinco continentes, etc... mas na imagem há uma “velhinha” moviola, isto é a mesa de montagem que se usava antes dos meios digitais, com as duas bandas, de imagem e de som. Só que se filma num telemóvel.

Depois vêm os sete capítulos. “Montage, mon beau souci” com uma quase infindável sucessão de extractos de filmes, como o famoso diálogo “lie to me” de Johnny Guitar de Nicholas Ray, Os Nibelungos de Fritz Lang, O Testamento de Orfeu de Jean Cocteau — já referência fundamental nas História(s) do Cinema – até à auto-citação de Le Petit soldat. Mas não são só extractos de filmes, também há pintura. Exceptuando o último capítulo (já lá iremos) montagem confunde-se com colagem.

E há as inevitáveis citações, um dos aspectos mais reconhecíveis do cinema de JLG. Deveras surpreendente é que a citação mais longa seja colhida em De Maistre, mestre do pensamento “reaccionário”, contrarrevolucionário e ultramontano, defensor da restauração da monarquia em França mas subordinada à suprema autoridade do Papa. Mas, no oposto do espectro político, não deixa de haver uma referência a um liberal de esquerda anti-estalinista, Orwell, comum cartão indicando o título de Homenagem à Catalunha. Como nas História(s) os cartões são fundamentais e, por exemplo, quem imaginaria JLG citando Michael Snow, La Région centrale?

Fundamental é que há também um plano da capa de um livro, Images en parole de Anne-Marie Miéville, mulher de JLG, creditada como co-realizadora de vários filmes e das séries televisivas godardiana, e autora singular de Aprés la reconciliation, em que Godard é actor e que é um “filme conjugal”. O Livro da Imagem é também um diálogo com Miéville e é no título do livro dela que JLG se inspira para designar o de O Livro da Imagem.

E depois há o surpreendente sétimo capítulo, o único em que JLG faz uma narrativa, indo buscar o título, Arabie Heureuse, a Alexandre Dumas!

E se há muitas referências explícitas também há as latentes, de Breton (“La beauté sera convulsive ou elle ne sera pas” em L’Amour Fou) a Rimbaud (e o “Je est un Autre/Eu sou um Outro” estava já subjacente ao magnífico JLG par JLG – autoportrait de Décembre).

E há o mais importante, interrogarmo-nos sobre o projecto godardiano como explícito em História(s) do Cinema e agora O Livro da Imagem. Como disse Jacques Ranciére em Jean-Luc Godard, La religion de l’art (CinémaAction nº 109, Où on est le God-Art) há em JLG uma funda interrogação sobre “o fim da arte”, questão patente em vários artistas e teóricos e a necessidade de a salvar, e uma oposição “muito arendtiana e adorniana” (até mais em Adorno, com as suas invectivas contra as “indústrias culturais” que em Arendt) entre arte e cultura.

The Old Place, o seu filme sobre o MoMA é a este respeito fundamental. Mas sobretudo JLG colhe em Malraux a ideia do “museu imaginário” o que é determinante nas História(s) e em O Livro da Imagem.

E por essa via ele vai também narrando a História. “Para mim a História é a obra das obras ou, se assim quiser, a que as engloba a todas, a História é o nome de família, há os pais e as crianças, há a literatura, a pintura, a filosofia... a História, digamos, é o todo em conjunto. Então a obra de arte se de facto é bem feita releva da História, deseja-se como História, de que é a imagem artística” (Jean-Luc Godard e Youssef Ishaghpour – Archéologie du cinema et mémoire du siécle – dialogue). É a Arte como duplo da História que assim se transforma também numa história artística.

Sendo indubitavelmente um dos autores maiores da arte cinematográfica, JLG não deixa de ser muitas vezes cabotino e irritante. Mas também sucede ser magnífico, de uma beleza convulsiva como em O Livro da Imagem.</text:p>
          </table:table-cell>
          <table:table-cell office:value-type="string">
            <text:p>Sendo um dos autores maiores da arte cinematográfica, JLG não deixa de ser muitas vezes cabotino e irritante. Mas também sucede ser magnífico, de uma beleza convulsiva como em O Livro da Imagem.</text:p>
          </table:table-cell>
          <table:table-cell office:value-type="string">
            <text:p>Culture</text:p>
          </table:table-cell>
          <table:table-cell office:value-type="string">
            <text:p>['Cultura-Ípsilon', 'Modo crítico', 'Opinião', 'Ípsilon']</text:p>
          </table:table-cell>
          <table:table-cell office:value-type="string">
            <text:p>2018-12-06 10:06:31</text:p>
          </table:table-cell>
          <table:table-cell table:style-name="ce23" office:value-type="string" office:value="https://www.publico.pt/2018/12/06/culturaipsilon/opiniao/estado-godart-1853415">
            <text:p><text:a xlink:href="https://www.publico.pt/2018/12/06/culturaipsilon/opiniao/estado-godart-1853415">https://www.publico.pt/2018/12/06/culturaipsilon/opiniao/estado-godart-1853415</text:a></text:p>
          </table:table-cell>
          <table:table-cell table:number-columns-repeated="246"/>
        </table:table-row>
        <table:table-row table:style-name="ro1">
          <table:table-cell office:value-type="string">
            <text:p>5cf466a0896a7fea06ffdb5e</text:p>
          </table:table-cell>
          <table:table-cell office:value-type="string">
            <text:p> Serão as reservas em mercados emergentes um eterno porto seguro para os países?</text:p>
          </table:table-cell>
          <table:table-cell office:value-type="string">
            <text:p>['Miguel Martins']</text:p>
          </table:table-cell>
          <table:table-cell office:value-type="string">
            <text:p>As economias emergentes são hoje responsáveis por mais de 65% das reservas [1] mundiais. Entre 2010 e 2015, o valor mundial de reservas aumentou de $8,29 biliões para $11,43 biliões, aumento de 38%. Cerca de dois terços deste aumento teve origem nos mercados emergentes [2], entre os quais se destacam a China, México, Brasil, Rússia e Arábia Saudita.

Porque os países acumulam reservas?

Elevados níveis de reservas permitem aos países fortalecer a sua moeda, dado que esses países tendem a estar mais aptos a cumprir as suas obrigações financeiras mesmo em caso de aumento dos custos de financiamento, aumentando desta forma a confiança dos investidores.

As reservas funcionam também como poupanças que podem compensar, por exemplo, a redução temporária das receitas provenientes das exportações e/ou impostos mantendo o nível de despesa constante.

Sem reservas, a taxa de câmbio [3] pode diminuir caso os investidores decidam vender (ou aumentar caso decidam comprar) a moeda do país, destabilizando a taxa de câmbio e, por conseguinte, a economia. Com reservas, os países podem realinhar a taxa de câmbio contra-balançando estes efeitos: comprando a sua moeda quando os outros a estão vendendo (diminuindo as reservas em moeda estrangeira da autoridade monetária) e vendendo-a quando os outros a estão comprando (acumulando reservas em moeda estrangeira) [4].

As reservas permitem ainda estimular a curto prazo a economia através do aumento da competitividade das exportações nos mercados internacionais e da menor competitividade das importações no mercado interno, isto por via da diminuição da taxa de câmbio (através da venda/emissão da moeda do país e/ou compra de ativos de reserva em moeda estrangeira).

Que riscos proliferam da grande acumulação de reservas?

Sendo os países em desenvolvimento os países que mais acumulam reservas, são eles também que incorrem num maior desperdício de liquidez. Isto deve-se ao facto de estes investirem (as suas reservas) em produtos com baixa taxa de retorno na moeda de outros países (ex.: T-bills) ou simplesmente guardarem as reservas num “cofre” [5]. Ou seja, não otimizando da melhor forma o seu capital. Ao invés, os países em desenvolvimento podiam investir esta liquidez em projetos com maior taxa de retorno (ex.: construção de escolas e hospitais). A diferença entre as duas taxas de retorno constitui o custo das reservas (ou custo de oportunidade) [6].

As reservas podiam servir para estimular a procura global através do investimento ou consumo, mas acabam por contrair a economia mundial. A este fenómeno, Ben Bernanke [7] chamou de saving glut (i.e., quando as poupanças, ou reservas, excedem o investimento desejado isto acaba por contrair a economia global).

Se existem países com uma Balança Corrente positiva e uma enorme almofada financeira contra crises isso implica que há outros tantos que têm gasto muito para além das suas possibilidades acumulando défices comerciais e/ou fiscais sucessivos [8], colocando-se particularmente expostos a crises de financiamento [9]. Esta é uma consequência do facto de a soma de todos os défices e excedentes de todos os países nas Balanças Correntes ser por definição zero. Este é o racíocinio por detrás do “jogo da batata quente” como classificado por Greenwald [10] e Joseph Stiglitz [11].

A larga maioria das reservas mundiais é detida em dólares americanos (mais de 60%). Dado que os países não diversificam os seus portefólios de reservas, estes incorrem em riscos desnecessários pois quanto mais a moeda de certo país é usada como reserva, mais exposto esse mesmo país fica à sua própria dívida. Assim, essa moeda torna-se numa pior reserva de valor dado que a confiança dos investidores nessa moeda tende a diminuir.

Países excedentários tendem a ver as suas taxas de câmbio aumentar devido à confiança acrescida dos investidores, mas isto torna mais difícil esses países registarem um saldo positivo na Balança Corrente nos períodos seguintes, dado que à medida que a moeda aprecia, as exportações desse país tornam-se menos competitivas e as importações relativamente mais baratas. Para evitar a apreciação da moeda, os países têm de vender/emitir a sua própria moeda e/ou comprar reservas em moeda estrangeira. Por um lado, a venda da própria moeda irá aumentar a oferta da mesma facilitando o acesso ao crédito, podendo levar ao sobreinvestimento. Por outro lado, a expectativa de novos aumentos na taxa de câmbio pode levar ao aumento dos influxos (de curto de prazo) de capital. Por estas duas razões anteriores, os países excedentários continuariam a registar um excedente na Balança Corrente. Pelo mesmo raciocínio (de evitar de novo a apreciação da moeda), um novo aumento de reservas seria necessário. Para evitar este ciclo vicioso, a autoridade monetária tem de esterilizar o aumento de reservas vendendo títulos de dívida domesticamente para absover a liquidez extra criada com a emissão de moeda. Uma vez que as taxas de juro dos títulos emitidos domesticamente são normalmente superiores às taxas de juro dos ativos denominados em moeda estrangeira de forma a atrair os investidores domésticos, a autoridade monetária tem de cobrir esta diferença (custos de esterilização).

Os ativos de reserva em moeda estrangeira expõem as autoridades monetárias ao risco de câmbio, podendo constituir grandes perdas de capital caso a moeda do país aprecie em relação à moeda em que as suas reservas estão aplicadas.

Por fim, as reservas representam uma boa forma de constituir poupanças. No entanto, a partir de certo ponto os benefícios inerentes podem ser inferiores aos seus custos. É por isso importante que cada país avalie todos os prós e contras, embora alguns deles sejam difíceis de mensurar. É incerto se hoje o nível ótimo de reservas mundiais já foi ultrapassado, no entanto, o nível ótimo está pelo menos perto de ser atingido. O caso português é um pouco diferente, dado que os níveis de reservas são ainda relativamente baixos. Para que Portugal consiga formar uma almofada financeira contra crises como a de 2008 e 2011 é necessário aumentar os níveis de reservas. Parte desse caminho já está a ser percorrido com as reservas a atingirem um recorde máximo em Março de 2017 com 26098.55 millhões €, que contrastam com o recorde mínimo de 6764.99 milhões € em Agosto de 2007.

Referências

Stiglitz, Joseph E. (2006) Making Globalization Work. New York London: W.W. Norton Company

Carvalho, Fernando J. Cardim (2010) The accumulation of International Reserves as a Defense Strategy p. 269 – 286. In, Jones, Ocampo and Stiglitz, Stephany Griffith, José Antonio and Joseph E. (2010) Time for a Visible Hand – Lessons from the 2008 World Financial Crisis. Oxford University Press

Greenwald and Stiglitz, Bruce and Joseph E. (2010) A modest proposal for International Monetary Reform p. 314 – 344. In, Jones, Ocampo and Stiglitz, Stephany Griffith, José Antonio and Joseph E. (2010) Time for a Visible Hand – Lessons from the 2008 World Financial Crisis. Oxford University Press

Bernanke, Ben S. (2005). The Global Saving Glut and the U.S. Current Account Deficit, speech at the Sandridge Lecture, Virginia Association of Economists, Richmond, Virginia

Higgins and Klitgaard, Matthew and Thomas (2004) Reserve Accumulation: Implications for Global Capital Flows and Financial Markets. Federal Reserve Bank of New York

Mohanty, Madhusudan &amp; Turner, Philip (2006) Foreign exchange reserve accumulation in emerging markets: what are the domestic implications? Bank for International Settlements (BIS)

Vox Nova é uma parceria entre o PÚBLICO e o Nova Economics Club, o grupo de estudantes de Economia da Nova School of Business and Economics. Um membro deste grupo escreve quinzenalmente

[1] Reservas são poupanças que os países constituem em forma de ouro, divisas ou Direitos de Saque Especial (DSE).

[2] Economias emergentes são países que se têm industrializado rapidamente aproximando-se dos standards de desenvolvimento dos países mais avançados.

[3] Preço da moeda de um país em relação à moeda de outro país.

[4] Os regimes com uma taxa fixa de câmbio ou parcialmente controlada seguem este raciocínio. Do lado oposto, encontram-se os países com taxa de câmbio flutuante.

[5] Neste caso, tendo um retorno negativo igual à inflação.

[6] Recomendo a que leia mais sobre o Paradoxo de Lucas que aponta para o facto de o investimento direto ter origem sobretudo em países em desenvolvimento e destino países desenvolvidos, contrariando de certo modo as expectáveis lógicas de mercado.

[7] Economista e ex-presidente da Reserva Federal.

[8] A teoria twin deficit explica que à medida que o défice na Balança Corrente de um país aumenta (por via de um défice comercial), então se tudo se mantiver constante, é expectável que o défice fiscal do governo aumente.

[9] As crises de financiamento caracterizam-se por uma maior restrição no acesso ao capital por via do aumento dos custos de financiamento.

[10] Economista americano.

[11] Economista americano e Prémio Nobel da Economia em 2001.</text:p>
          </table:table-cell>
          <table:table-cell office:value-type="string">
            <text:p>A acumulação de reservas em mercados emergentes bate todos os anos novos máximos.</text:p>
          </table:table-cell>
          <table:table-cell office:value-type="string">
            <text:p>Economy</text:p>
          </table:table-cell>
          <table:table-cell office:value-type="string">
            <text:p>['Conjuntura', 'Economia', 'Juros', 'Mercados', 'Opinião']</text:p>
          </table:table-cell>
          <table:table-cell office:value-type="string">
            <text:p>2018-12-07 06:12:00</text:p>
          </table:table-cell>
          <table:table-cell table:style-name="ce23" office:value-type="string" office:value="https://www.publico.pt/2018/12/07/economia/opiniao/-serao-reservas-mercados-emergentes-eterno-porto-seguro-paises-1853604">
            <text:p><text:a xlink:href="https://www.publico.pt/2018/12/07/economia/opiniao/-serao-reservas-mercados-emergentes-eterno-porto-seguro-paises-1853604">https://www.publico.pt/2018/12/07/economia/opiniao/-serao-reservas-mercados-emergentes-eterno-porto-seguro-paises-1853604</text:a></text:p>
          </table:table-cell>
          <table:table-cell table:number-columns-repeated="246"/>
        </table:table-row>
        <table:table-row table:style-name="ro1">
          <table:table-cell office:value-type="string">
            <text:p>5cf466ae896a7fea06ffdbd1</text:p>
          </table:table-cell>
          <table:table-cell office:value-type="string">
            <text:p>Primavera francesa?</text:p>
          </table:table-cell>
          <table:table-cell office:value-type="string">
            <text:p>['Marisa Morais']</text:p>
          </table:table-cell>
          <table:table-cell office:value-type="string">
            <text:p>Nas ruas sucedem-se manifestações, a diversidade de protagonistas e motivações – preço dos combustíveis, impostos, segurança social, pequeno comércio, migrantes, etc. – encontra um ponto comum na insatisfação pelo regime em que vivem. Regime que responde com polícias e militares que disputam as ruas com as populações, granadas de gás lacrimogéneo, canhões de água e balas de borracha disparadas contra o exercício da cidadania que descamba nas ruas para o caos.

O regime político treme, mas não sustenho a respiração enquanto aguardo os aplausos unânimes da União Europeia, pela busca da democracia e a exteriorização da frustração justa e legitimamente sentida pelos cidadãos. Também não espero que prestigiadas distinções internacionais como o Nobel da Paz ou Prémio Sakharov de direitos humanos e democracia do Parlamento Europeu sejam entregues aos promotores desta primavera francesa.

Os protestos em França e na Bélgica trazem-me à memória imagens de uma primavera, intensamente saudada pelos europeus: a primavera árabe. A primavera árabe foi um must – o que se seguiu ou a violência que ainda grassa nalguns países foi paulatinamente saindo das notícias –, foram derrubados regimes e depostos Presidentes. Apoios surgiram, de diversas latitudes e organizações internacionais, à vontade cidadã de erradicar regimes totalitários. O Nobel da Paz e o Prémio Sakharov de direitos humanos e democracia do Parlamento Europeu foram entregues a promotores da primavera árabe.

A própria UE considerou que as pessoas nas ruas de Tunes, do Cairo, Benghazi e um pouco por todo o mundo árabe enviaram um sinal forte de liberdade e de democracia. Loas cantadas à paz, aos direitos humanos, à liberdade... críticas à violenta resposta dos regimes à contestação popular.

O caos nas ruas de Paris provocou uma resposta idêntica à dos tais regimes autocráticos, igualmente se registam agitações governamentais, cedências são feitas para apaziguar os ânimos mas o regime treme. Um regime sufragado há pouco mais de ano e meio treme com o quebrar das regras do jogo político-partidário que acontece nas ruas.

Apesar das promessas e concessões evidentes, no que respeita à reivindicação inicial e aparentemente motivadora dos "Gilets Jaunes", o fim dos protestos permanece uma incógnita ou talvez não. Nos ares de Paris, nas redes sociais, nos tweets adivinha-se a vontade cidadã de confrontar os anunciados mais de 80 mil agentes das forças de segurança nas ruas.

Seja qual for o desfecho, não surgirão apoios ou declarações de simpatia de países ou organizações internacionais para os "Gilets Jaunes", nem condenações severas por parte desses mesmos países ou organizações dos métodos utilizados pela França em relação aos seus próprios cidadãos. Pelo contrário, desta vez, a desqualificação e minimização do ocorrido pelas autoridades francesas e o silêncio em respeito da soberania serão predominantes.

A mobilização do enorme descontentamento difuso e possibilidade de os protestos chegarem a outros países, tal como chegaram à Bélgica, é real e deixa certamente inquietos os países do sul da Europa, tão castigados com os apertões de cinto impostos pela UE – sintomática também a transformação de uma marcha pacífica na Grécia numa confrontação com a polícia.

O grito de revolta do cidadão é real. A participação política prometida pela democracia é cada vez mais uma ilusão e, à míngua da desejada democracia participativa, o caminho participativo das ruas oferece resultados mais rápidos – mesmo que transitórios e ilusórios – apesar da violência que se fará presente, seja por efeito dos agitadores, seja por efeito da resposta musculada das autoridades para reafirmação do regime.

Alguns regimes democráticos europeus permanecem autistas, a evolução cultural, social e económica das últimas décadas não encontra espaço quando de política se trata, ser ativo na cidadania e política através dos partidos e das eleições sufragando plataformas eleitorais pré-formatadas não responde à vontade cidadã de ser efetiva e verdadeiramente ouvida na definição das políticas e do que é prioritário para o seu dia-a-dia.

O voto resume-se frequentemente a uma opção entre o menos mau – Le Pen ou Macron, Haddad ou Bolsonaro –, verdadeira claustrofobia e asfixia democrática que mergulha os cidadãos dos nossos tempos ora no conformismo, revelado nos níveis de abstenção, ora no inconformismo que a luta nas ruas revela.

A autora escreve segundo o novo Acordo Ortográfico</text:p>
          </table:table-cell>
          <table:table-cell office:value-type="string">
            <text:p>Um regime sufragado há pouco mais de ano e meio treme com o quebrar das regras do jogo político-partidário que acontece nas ruas.</text:p>
          </table:table-cell>
          <table:table-cell office:value-type="string">
            <text:p>World</text:p>
          </table:table-cell>
          <table:table-cell office:value-type="string">
            <text:p>['Coletes amarelos', 'Europa', 'França', 'Mais Europa', 'Mundo', 'Opinião', 'Paris']</text:p>
          </table:table-cell>
          <table:table-cell office:value-type="string">
            <text:p>2018-12-07 15:01:14</text:p>
          </table:table-cell>
          <table:table-cell table:style-name="ce23" office:value-type="string" office:value="https://www.publico.pt/2018/12/07/mundo/opiniao/primavera-francesa-1853935">
            <text:p><text:a xlink:href="https://www.publico.pt/2018/12/07/mundo/opiniao/primavera-francesa-1853935">https://www.publico.pt/2018/12/07/mundo/opiniao/primavera-francesa-1853935</text:a></text:p>
          </table:table-cell>
          <table:table-cell table:number-columns-repeated="246"/>
        </table:table-row>
        <table:table-row table:style-name="ro1">
          <table:table-cell office:value-type="string">
            <text:p>5cf466b8896a7fea06ffdc1a</text:p>
          </table:table-cell>
          <table:table-cell office:value-type="string">
            <text:p>G20: O mundo dentro da Argentina</text:p>
          </table:table-cell>
          <table:table-cell office:value-type="string">
            <text:p>['Oscar A. Moscariello']</text:p>
          </table:table-cell>
          <table:table-cell office:value-type="string">
            <text:p>Num momento em que os ventos isolacionistas sopram com intensidade, quis o destino que a Cimeira do G20 tivesse lugar na Argentina, um país de imigrantes que se reabriu ao mundo sob a liderança do Presidente Mauricio Macri.

O ponto de partida para os trabalhos levados a cabo em Buenos Aires era indisfarçavelmente melindroso. O grau de abertura das nações é reflexo das sensibilidades domésticas e dos solavancos internacionais e, em ambos os níveis, proliferavam condicionantes. No jogo de espelhos que é a diplomacia saltavam à vista a disputa comercial entre os Estados Unidos e a China, a tensão militar no estreito de Kerch, o caso Khashoggi, a investidura do próximo Presidente brasileiro e ainda a saída do Reino Unido da União Europeia.

No entanto, a disponibilidade para o diálogo e a fluidez da conversa dependem igualmente da valia do anfitrião, da sua capacidade de cobrir todos os cantos da sala e de convocar os convidados mais distantes e desconfiados. Ocasião para a Argentina, a sua cultura e o seu povo, revelar-se na plenitude, fosse mediante símbolos como o Teatro Colón ou a recepção, calorosa e desprendida, que só os latinos, a sua música e a gastronomia, conseguem oferecer.

De facto, a Cimeira de Buenos Aires consagrou a Argentina como um país plenamente reinserido na comunidade internacional, defensor do multilateralismo e aberto ao investimento estrangeiro e ao diálogo com todos os interlocutores. Está hoje claro, aos olhos dos argentinos e do mundo, que o Presidente Macri cumpriu uma das suas basilares promessas de campanha: transformar um país que se encontrava fora dos mercados internacionais numa nação conectada com o mundo, numa voz escutada, relevante e credível.

Em relação aos resultados da Cimeira, a declaração final não é – contrariamente ao que vi referido – um pronunciamento de circunstância, estéril e minimalista. Desde logo porque alude a três dos principais reptos globais: as alterações climáticas, o combate ao terrorismo e a defesa do comércio internacional.

Em vésperas da Conferência das Nações Unidas sobre Alterações Climáticas, levada a cabo em Katowice, foi importante ver os signatários do Acordo de Paris reiterar, na declaração do G20, que se trata de um compromisso “irreversível”, feito de “responsabilidades comuns embora diferenciadas”.

Destacaria, por outro lado, a tentativa de convocar a indústria digital para o combate ao terrorismo, tema que de alguma forma marcou também a última edição da Web Summit em Lisboa. De facto, sem o envolvimento das plataformas tecnológicas e a celebração de convénios internacionais na área da cibersegurança, a tarefa dos Estados neste campo estará cada vez mais dificultada.

Por último, constituiu igualmente um marco importante o reconhecimento de que a Organização Mundial do Comércio precisa ser reformada e opera hoje “aquém dos seus objectivos”. Trata-se de um domínio em que o G20, pelas suas raízes financeiras, tem responsabilidades acrescidas e que será retomado nos trabalhos de 2019, agora com sede no Japão.</text:p>
          </table:table-cell>
          <table:table-cell office:value-type="string">
            <text:p>A Cimeira de Buenos Aires consagrou a Argentina como um país plenamente reinserido na comunidade internacional.</text:p>
          </table:table-cell>
          <table:table-cell office:value-type="string">
            <text:p>World</text:p>
          </table:table-cell>
          <table:table-cell office:value-type="string">
            <text:p>['América do Sul', 'Argentina', 'Diplomacia', 'G20', 'Mundo', 'Opinião']</text:p>
          </table:table-cell>
          <table:table-cell office:value-type="string">
            <text:p>2018-12-09 06:10:00</text:p>
          </table:table-cell>
          <table:table-cell table:style-name="ce23" office:value-type="string" office:value="https://www.publico.pt/2018/12/09/mundo/opiniao/g20-mundo-dentro-argentina-1854003">
            <text:p><text:a xlink:href="https://www.publico.pt/2018/12/09/mundo/opiniao/g20-mundo-dentro-argentina-1854003">https://www.publico.pt/2018/12/09/mundo/opiniao/g20-mundo-dentro-argentina-1854003</text:a></text:p>
          </table:table-cell>
          <table:table-cell table:number-columns-repeated="246"/>
        </table:table-row>
        <table:table-row table:style-name="ro1">
          <table:table-cell office:value-type="string">
            <text:p>5cf466c3896a7fea06ffdc74</text:p>
          </table:table-cell>
          <table:table-cell office:value-type="string">
            <text:p> A insustentável leveza da incompatibilidade entre ciência e religião</text:p>
          </table:table-cell>
          <table:table-cell office:value-type="string">
            <text:p>['João Paiva']</text:p>
          </table:table-cell>
          <table:table-cell office:value-type="string">
            <text:p>Uma recente entrevista ao PÚBLICO do famoso químico britânico Peter Atkins suscitou muitas leituras e discussões. Hesitei antes de ensaiar esta prosa por entender que a ideia da (pseudo)incompatibilidade entre ciência e religião é tipicamente mal tratada e a superficialidade da argumentação tende a não merecer grande consideração. Por outro lado, a adesão à temática encoraja um ensaio de esclarecimento. Acresce ainda que, sendo químico (positivamente marcado pelos competentes livros de Atkins) e crente católico romano, me encontro particularmente desperto para este assunto. Consciente de que a complexidade envolvida nesta problemática é enorme, arrisco alguns contrapontos em formato abreviado:

1. De que falamos quando dizemos ciência? Muitas das zonas nebulosas da conflitualidade estão em questões de partida, sobre o que entendemos com certas palavras e conceitos. A ciência, enquanto tentativa de explicação da realidade, apresenta caraterísticas e metodologias próprias, tendo vindo a assumir um papel social muito relevante nos nossos dias. São inúmeras e indiscutíveis as vantagens da empresa científica, mas (como a religião...) existem alguns exemplos de abuso ou mau uso da ciência e outros aspetos caricaturáveis do exercício científico. Notar que a ciência tem a si associados dois aspetos que são determinantes neste tema: a ciência não responde a todas as questões (responde a questões do tipo how? e não do tipo why?) e tem um caráter dinâmico (as verdades científicas são intrinsecamente provisórias).

2. De que falamos quando dizemos religião? Antes de clarificar um pouco a semântica religiosa, notar que quando falamos de transcendência usamos a palavra “Deus”, querendo referir-nos a “qualquer coisa” que é, contudo, intrinsecamente indizível. Pela sua própria natureza, a transcendência não é totalmente acessível (embora, para os crentes religiosos, relacionável) e é bom nunca perder esta noção. A religião não se confunde com a espiritualidade. Numa boa analogia, a espiritualidade é o vinho e a religião um copo por onde este se pode beber. Pode entender-se a religião como a projeção cultural de uma determinada espiritualidade, resultando num conjunto de adesões pessoais e comunitárias, incluindo ritualizações. E, embora o fenómeno religioso seja vasto e complexo, podemos ver a religião, no caso do cristianismo, por exemplo, como um palco para uma vivência de fé, isto é, de confiança numa transcendência que, contudo, se plasma na realidade (imanência). A religião não responde também a todas as perguntas e, em certo sentido, tem a sua metodologia. As perguntas do tipo how? (como evoluiu o homem?, por exemplo) não são o foco da religião nem os livros sagrados são os indicados para lhes dar resposta. A religião não se baseia no ato explicativo, como o entende e exercita a ciência, fitando-se, antes, no mistério do significado da existência.

3. Ciência e religião são tipicamente perspetiváveis numa quadratura de dinamismos: conflito, independência, diálogo e integração. Um dos vícios no olhar desta complexidade sistémica é tomar apenas um dos vidros desta janela, normalmente o polo de conflito. Ao longo da história e nos nossos dias, encontramos ainda algumas destas relações tensionais. Não há que escamotear que, apesar das sempre luzes e sombras que caraterizam as religiões, a ciência, na sua génese europeísta, deve muito à cosmovisão suportada pela tradição judaico-cristã, ideia assumida de forma consensual na História da ciência. Nos dias de hoje, a comunidade científica, constituída por indivíduos crentes e não crentes, tende a privilegiar o diálogo entre ciência e religião, sendo a posição de Atkins uma exceção em decrescimento.

4. Peter Atkins não se limita a caricaturar a religião e a teologia (um espaço importante para a racionalidade religiosa) mas, à boleia, acaba por pontapear a filosofia (“A filosofia e a teologia são ambas formas corruptas de entender o mundo”). Aqui quase me sinto no dever institucional de pedir desculpa aos meus colegas filósofos por tamanha desconsideração e indelicadeza, até porque entendo que a ciência cada vez mais deverá considerar as humanidades. Registo ainda o gesto quase edipiano de matança de "mãe", já que a ciência, na mais elementar análise, deriva da chamada philosofia natural. Pergunto, também a mim mesmo, quando escorrego em menosprezos, se não estamos diante de soberba e falta de humildade intelectual.

5. Convém referir que, do lado de muitas religiões e de muitas pessoas religiosas, existem práticas, posições e argumentações também elas nada coerentes nem facilitadoras do diálogo. Registam-se, em particular, as colocações que derivam das aproximações literalistas aos livros sagrados e os caminhos equívocos de um “deus-tapa-buracos”, com miopias semelhantes às de Atkins, no seu avesso: querer, com a malha da religião, pescar em mares da ciência. O fundamentalismo religioso, tal como o fundamentalismo cientificista, constituem a base desta (pseudo)incompatibilidade.

6. A colocação de não crença num Deus é uma possibilidade para qualquer ser humano. Ao longo da história do pensamento e felizmente de forma mais transparente no ambiente secular em que vivemos, o ateísmo resulta precisamente do livre pensamento. Mais ainda, o diálogo com a não crença é fundamental para os crentes, porque permite um confronto crítico do seu caminho e amplia o robustecimento das razões da sua fé. Acresce ainda que a fé é sempre terreno de risco para cada um dos crentes e, como bem diz Thomas Hálík, crença e não crença são dois olhares de diferentes ângulos sobre o mesmo mistério. Por tudo isto o diálogo é (como em tantos desafios da vida) o melhor caminho. Peter Atkins e estas posições rígidas sobre (pseudo)incompatibilidade não promovem este diálogo. E um dos fatores alavancadores deste ambiente pode bem inserir-se no famoso provérbio “pela boca morre o peixe”. A determinado momento da sua entrevista Atkins afirma: “Acho que a ciência simplifica as questões – não simplifica demasiado, apenas simplifica, mas não de uma forma perigosa.” Sabemos que a ciência se desenvolve precisamente na tensão entre a tentativa de “separar para simplificar” e a complexidade do real, mas esta posição fundamentalista de simplificação (que exclui outros olhares sem ‘óculos científicos’) é precisamente perigosa... e mata o diálogo! Os simplismos da ciência, como os da religião, ao abdicarem da complexidade inerente, bloqueiam, paradoxalmente, as pontes de diálogo.

7. O deus em que não acredita Peter Atkins é inacreditável: ainda bem que ele é não crente nesse deus e eu, com entusiasmo, acompanho-o nesse ‘ateísmo’.

O autor escreve segundo o novo Acordo Ortográfico</text:p>
          </table:table-cell>
          <table:table-cell office:value-type="string">
            <text:p>O deus em que não acredita Peter Atkins é inacreditável: ainda bem que ele é não crente nesse deus e eu, com entusiasmo, acompanho-o nesse ‘ateísmo’.</text:p>
          </table:table-cell>
          <table:table-cell office:value-type="string">
            <text:p>Sci-Tech</text:p>
          </table:table-cell>
          <table:table-cell office:value-type="string">
            <text:p>['Cientistas', 'Ciência', 'História', 'Opinião', 'Peter Atkins', 'Religião']</text:p>
          </table:table-cell>
          <table:table-cell office:value-type="string">
            <text:p>2018-12-09 06:38:00</text:p>
          </table:table-cell>
          <table:table-cell table:style-name="ce23" office:value-type="string" office:value="https://www.publico.pt/2018/12/09/ciencia/opiniao/-insustentavel-leveza-incompatibilidade-ciencia-religiao-1853629">
            <text:p><text:a xlink:href="https://www.publico.pt/2018/12/09/ciencia/opiniao/-insustentavel-leveza-incompatibilidade-ciencia-religiao-1853629">https://www.publico.pt/2018/12/09/ciencia/opiniao/-insustentavel-leveza-incompatibilidade-ciencia-religiao-1853629</text:a></text:p>
          </table:table-cell>
          <table:table-cell table:number-columns-repeated="246"/>
        </table:table-row>
        <table:table-row table:style-name="ro1">
          <table:table-cell office:value-type="string">
            <text:p>5cf465b6896a7fea06ffd37d</text:p>
          </table:table-cell>
          <table:table-cell office:value-type="string">
            <text:p>A Revolução da Declaração Universal de 1948</text:p>
          </table:table-cell>
          <table:table-cell office:value-type="string">
            <text:p>['Agostinho dos Reis Monteiro']</text:p>
          </table:table-cell>
          <table:table-cell office:value-type="string">
            <text:p>Os direitos humanos exprimem um sentimento e um ideal tão intemporais e transculturais como o sofrimento humano e a ideia de Justiça. Não têm data nem lugar de nascimento, foram emergindo como uma aurora, a oriente e a ocidente, a norte e a sul. São uma conquista da Humanidade de todos os tempos e culturas, como documenta a bela antologia "O direito de ser homem", publicada pela UNESCO em 1968, no 20.º aniversário da Declaração Universal dos Direitos Humanos.

Já quase tudo foi dito sobre a significação histórica da proclamação da Declaração Universal, em 1948, cuja directa motivação foi a comoção, o intenso sentimento de compaixão provocado pelo indizível sofrimento das vítimas dos horrores dos campos de concentração. Durante a sua elaboração pela Comissão dos Direitos Humanos das Nações, a Declaração foi comparada aos Dez Mandamentos. Eleanor Roosevelt, Presidente da Comissão, disse perante a Assembleia Geral das Nações Unidas que ela poderia vir a ser a Magna Carta da Humanidade. É uma alquimia de valores religiosos, filosóficos e políticos cristalizados nas profundezas da consciência humana. Tornou-se uma bandeira das lutas de libertação dos povos e um farol da Humanidade.

O mínimo que se pode dizer é que a Declaração Universal de 1948 é o documento mais emblemático da Revolução dos Direitos Humanos que, na opinião de Bertrand Russell, começou com a Reforma Protestante. Pode-se assinalar três momentos e documentos principais na história da moderna Revolução dos Direitos Humanos: o primeiro foi a Declaração dos Direitos do Homem e do Cidadão (França, 1789); o segundo foi a Declaração Universal dos Direitos Humanos (Nações Unidas, 1948); o terceiro foi a Convenção sobre os Direitos da Criança (Nações Unidas, 1989). Na realidade, o reconhecimento e proclamação de "direitos humanos" tiveram uma repercussão revolucionária em todos os domínios da vida individual, social e internacional, sobretudo a partir de 1948. Por isso, "revolução" é um termo frequente na literatura sobre os direitos humanos. A Revolução dos Direitos Humanos pode ser sintetizada nas seguintes proposições: consagração do primado absoluto do Indivíduo, transformação do Direito Internacional, renovação do Direito Constitucional, refundação do Estado de Direito, projecção de um Direito da Humanidade.

A Revolução da Declaração Universal de 1948 está compendiada na primeira frase do seu Artigo primeiro: "Todos os seres humanos nascem livres e iguais em dignidade e direitos". O ser humano foi reconhecido como valor ético supremo, tornou-se sujeito do Direito Internacional e foram instituídos sistemas internacionais de protecção da dignidade e direitos humanos. O Direito Internacional dos Direitos Humanos abriu brechas no dualismo tradicional que separava o Direito Internacional das ordens jurídicas internas e rompeu o círculo vicioso positivista legalidade-legitimidade. O direito individual de recurso para uma instância internacional, contra o seu próprio Estado, instituído pela Convenção Europeia sobre os Direitos Humanos, foi o seu contributo mais revolucionário, nos anos 1950. Os valores e princípios dos direitos humanos tornaram-se o Direito do Direito, isto é, um Direito intangível, indisponível, acima do princípio de soberania e da liberdade contratual dos Estados, transformando as paisagens jurídicas internacional e nacional. Nasceu um Novo Constitucionalismo, cujo "santuário" são os direitos humanos. Estado de Direito deixou de significar apenas Estado submetido ao Direito, a qualquer Direito (concepção formal, compatível com o Estado Nazi), e tornou-se uma concepção da legitimidade política com dois pilares: princípio ético do primado do valor, dignidade e direitos da pessoa humana, e príncipio democrático da soberania popular ou vontade geral (concepção substantiva, irredutível à formalidade e volubilidade do fenómeno democrático). E, como afirmou A. Cançado Trindade, que foi Presidente do Tribunal Interamericano dos Direitos Humanos e é actualmente Juiz do Tribunal Internacional de Justiça, num Curso de Direito Internacional do Comité Jurídico Interamericano (Organização dos Estados Americanos), o primado internacional do princípio do respeito dos direitos humanos e o acesso directo dos indivíduos à justiça internacional significam "o advento do novo primado da razão da Humanidade sobre a razão de Estado, que inspira o processo histórico de humanização do Direito Internacional".

Em 1996, num artigo publicado neste jornal, chamei a atenção para deficiências e omissões da tradução portuguesa da Declaração Universal publicada no Diário da República em 1978. Em 1998, durante um Seminário Internacional por mim organizado no Centro Cultural de Belém, integrado no programa da Comissão Nacional para as Comemorações do 50.º Aniversário da Declaração, sugeri à Comissão que promovesse a sua rectificação. Foi-me dito, então, que o processo de re-publicação oficial do texto da Declaração teria de ser desencadeado pela Assembleia da República, o que não aconteceu, até hoje. O Grupo de Trabalho Interministerial para as Comemorações dos 70 anos da Declaração Universal dos Direitos Humanos e dos 40 Anos da Adesão de Portugal à Convenção Europeia dos Direitos Humanos poderia fazer uma diligência nesse sentido. A re-publicação do texto (rectificado) da Declaração seria um acto significativo destas comemorações.</text:p>
          </table:table-cell>
          <table:table-cell office:value-type="string">
            <text:p>O primado internacional do princípio do respeito dos direitos humanos e o acesso directo dos indivíduos à justiça internacional significam 'o advento do novo primado da razão da Humanidade sobre a razão de Estado'.</text:p>
          </table:table-cell>
          <table:table-cell office:value-type="string">
            <text:p>World</text:p>
          </table:table-cell>
          <table:table-cell office:value-type="string">
            <text:p>['Direitos humanos', 'Humanidade', 'Mundo', 'Nações Unidas', 'Opinião']</text:p>
          </table:table-cell>
          <table:table-cell office:value-type="string">
            <text:p>2018-12-10 06:33:00</text:p>
          </table:table-cell>
          <table:table-cell table:style-name="ce23" office:value-type="string" office:value="https://www.publico.pt/2018/12/10/mundo/opiniao/revolucao-declaracao-universal-1948-1854016">
            <text:p><text:a xlink:href="https://www.publico.pt/2018/12/10/mundo/opiniao/revolucao-declaracao-universal-1948-1854016">https://www.publico.pt/2018/12/10/mundo/opiniao/revolucao-declaracao-universal-1948-1854016</text:a></text:p>
          </table:table-cell>
          <table:table-cell table:number-columns-repeated="246"/>
        </table:table-row>
        <table:table-row table:style-name="ro1">
          <table:table-cell office:value-type="string">
            <text:p>5cf465d2896a7fea06ffd4aa</text:p>
          </table:table-cell>
          <table:table-cell office:value-type="string">
            <text:p>Administrações bancárias com visão de futuro 1.0</text:p>
          </table:table-cell>
          <table:table-cell office:value-type="string">
            <text:p>['Paulo Gonçalves Marcos']</text:p>
          </table:table-cell>
          <table:table-cell office:value-type="string">
            <text:p>Permitam-me que comece por aquilo que tem nota positiva e é merecedor de elogio: saúdo a atitude das administrações da Caixa Geral de Depósitos (CGD) e do Santander Totta (BST) que, em tempo útil, fecharam com os seus trabalhadores e seus representantes processos negociais complexos.

Nestes dois casos, houve da parte destas instituições a preocupação de fazer uma actualização salarial que, sendo igual para todos (0,75%), premeia o mérito, mas em simultâneo protege os que menos ganham (terão actualizações maiores e que poderão chegar aos 2,5%). Igualmente relevante, importa notar que tanto a CGD como o BST atribuíram um aumento mínimo para todos os trabalhadores sem qualquer distinção.

Os aumentos poderiam ter ido mais longe?

Na minha opinião, sem dúvida que sim. Tenho perfeita consciência da frágil linha de gelo em que nos movemos e por isso, todos, accionistas e trabalhadores, têm de conter as suas legítimas expectativas.

Obviamente, os bancos continuam a pagar a factura do despautério e da embriaguez irresponsável das duas décadas anteriores, para não recuar mais. Um legado muito duro que impede ainda hoje as nossas instituições de crédito de ter um rating que lhes permita emissões de dívida nos mercados a longo prazo.

Em todo o caso, a banca encontra-se, felizmente para todos, a recuperar e este ano o sector registará um crescimento de mais de 80% dos seus resultados líquidos. Com lucros desta ordem de grandeza, naturalmente, seria e era de esperar que os trabalhadores fossem recompensados pelo seu esforço, empenho e dedicação.

Porém, após meses de negociações inconsequentes com a Associação Portuguesa de Bancos (APB), o ano está próximo de se encerrar sem que se alcance um acordo geral sobre as actualizações salariais e demais cláusulas de expressão pecuniária.

Contrariamente às administrações da CGD e do BST, há quem no sector prefira um rumo indigno. Um caminho alternativo que assenta na "punição" aos mais velhos em detrimento dos mais novos, e no "sacrifício" dos mais qualificados e com maiores responsabilidades.

Estes administradores, com uma visão 1.0 do futuro da banca, olham para os trabalhadores como um custo e nada mais do que isso. Assim, em vez de premiarem os mais novos e em fase ascendente das suas carreiras, estes “burrocratas”, se me permitem que me apodere por momentos da expressão de Herberto Helder, preferem punir e redistribuir, numa manobra tacanha e digna de gente sem qualquer respeito pelos seus concidadãos. Entre os “burrocratas”, em pleno século XXI, há quem prefira ainda enveredar por manobras eticamente reprováveis e que mais não pretendem do que dividir a classe bancária.

Atitude e pensamento que cheira a mofo, mais ainda nestes dias dominados pelas imagens dos “coletes amarelos” em França. Para que o mal triunfe, basta apenas que os bons não façam nada, observou em tempos, Edmund Burke. É absolutamente lamentável o cenário que se está a desenhar. Em todo o caso, nada que os trabalhadores bancários não resolvam, se necessário, nem que para isso tenham de avançar para um Natal bem "quente".</text:p>
          </table:table-cell>
          <table:table-cell office:value-type="string">
            <text:p>Contrariamente às administrações da CGD e do BST, há quem no sector prefira um rumo indigno.</text:p>
          </table:table-cell>
          <table:table-cell office:value-type="string">
            <text:p>Economy</text:p>
          </table:table-cell>
          <table:table-cell office:value-type="string">
            <text:p>['Associação Portuguesa de Bancos', 'Banca', 'Caixa Geral de Depósitos', 'Economia', 'Opinião', 'Salários', 'Santander Totta']</text:p>
          </table:table-cell>
          <table:table-cell office:value-type="string">
            <text:p>2018-12-12 07:27:00</text:p>
          </table:table-cell>
          <table:table-cell table:style-name="ce23" office:value-type="string" office:value="https://www.publico.pt/2018/12/12/economia/opiniao/administracoes-bancarias-visao-futuro-10-1854433">
            <text:p><text:a xlink:href="https://www.publico.pt/2018/12/12/economia/opiniao/administracoes-bancarias-visao-futuro-10-1854433">https://www.publico.pt/2018/12/12/economia/opiniao/administracoes-bancarias-visao-futuro-10-1854433</text:a></text:p>
          </table:table-cell>
          <table:table-cell table:number-columns-repeated="246"/>
        </table:table-row>
        <table:table-row table:style-name="ro1">
          <table:table-cell office:value-type="string">
            <text:p>5cf465dd896a7fea06ffd52d</text:p>
          </table:table-cell>
          <table:table-cell office:value-type="string">
            <text:p>Pode a sociedade desportiva subsistir sem a participação do seu clube fundador?</text:p>
          </table:table-cell>
          <table:table-cell office:value-type="string">
            <text:p>['Maria de Fátima Ribeiro']</text:p>
          </table:table-cell>
          <table:table-cell office:value-type="string">
            <text:p>Uma das questões a que nos últimos tempos mais frequentemente sou chamada a responder, nos círculos de amigos, nas conferências e nas diversas aulas de seminários, pós-graduações e mestrados em que trato temas relacionados com as sociedades desportivas, é esta: pode a sociedade desportiva subsistir sem a participação do seu clube fundador?

A resposta, que já desenvolvi e continuarei a tratar de modo desenvolvido em sede própria, é simples: pode. E pode, desde logo, porque uma sociedade desportiva não precisa, para existir enquanto tal, de um clube fundador. Nos termos da lei, a sociedade desportiva pode ser constituída de raiz, sem a necessária participação de um clube; ele apenas é necessário quando se pretenda a constituição pela transformação (do clube) ou por personalização jurídica de equipa desportiva (do clube).

E se é verdade que ela se pode constituir sem um clube fundador, também o é que pode subsistir sem ele se, tendo o clube participado na sua constituição e necessariamente passado a ser seu sócio (o que apenas acontece na constituição pela personalização jurídica da equipa desportiva), entretanto deixar de o ser, pelas mais variadas razões – podemos estar a falar, por exemplo, de transmissão voluntária da participação que o clube detém na sociedade, mas também podemos estar a falar da própria insolvência do mesmo.

Porém – costumo ouvir –, a lei das sociedades desportivas determina que a participação do clube fundador, nas sociedades constituídas pela personalização jurídica de equipa desportiva, não pode ser inferior a 10% do capital social. É verdade. Mas esse limiar mínimo estabelecido na lei existe porque ao clube fundador, nas sociedades constituídas por esse meio (e só nesse caso), são legalmente conferidos meios de tutela especial; por outras palavras, o clube fundador recebe, aí, um tratamento distinto (mais favorável) daquele que teria um qualquer outro sócio, nessa ou noutra sociedade (tem, por exemplo, o direito de veto em determinadas deliberações sociais). Apesar do silêncio da lei neste ponto, essa regra não impede, nem poderia impedir, o clube de participar na constituição de uma sociedade desportiva de raiz, com uma qualquer percentagem no capital social. Nem o impede de, tendo optado pela constituição de SAD por personalização jurídica da equipa desportiva, livremente alienar, parcial ou totalmente, a sua participação (a própria lei das sociedades desportivas proíbe qualquer limitação à transmissão das acções da SAD); ou que ela seja alienada em consequência da declaração da sua insolvência.

Agora, então, a questão a colocar é diferente: se isso acontecer, se a participação do clube passar a ser inferior a 10% do capital social, ou até inexistente, o que acontece à sociedade desportiva que foi constituída por esta via?

A resposta é, mais uma vez, simples: isso não põe em causa a sua subsistência (até porque todos os elementos essenciais à prossecução do objecto da sociedade foram transmitidos à sociedade a título de entrada, como decorre imperativamente da lei das sociedades desportivas, e o clube não pode, em caso algum, pretender a devolução da sua entrada, como decorre das regras gerais do direito societário; retomarei em breve este tema). Mas implica necessariamente, e evidentemente, que a sociedade desportiva deixe de estar sujeita ao regime de especial protecção do clube fundador consagrado para as sociedades que resultam da personalização jurídica de equipa desportiva (de resto, esse é basicamente o único traço distintivo de regime, relativamente às sociedades desportivas constituídas por qualquer outro meio). Ou seja: a sociedade desportiva “sobrevivente” passa a estar sujeita ao regime estabelecido para as sociedades desportivas constituídas de raiz (apesar de ter sido constituída pela personalização jurídica da equipa), regime esse que se distingue daquele que lhe era até aí aplicável por não contemplar a (agora, desnecessária ou injustificada) tutela do clube fundador.

A última pergunta a que costumo ter de responder depois é: e essa solução não deixa desacautelada a posição dos clubes fundadores portugueses? A esta, respondo habitualmente com outra: e algum investidor irá algum dia equacionar investir significativamente, ao lado de um clube com claros problemas financeiros, numa sociedade desportiva portuguesa constituída pela personalização jurídica da equipa, se souber que corre o risco de um dia ver posto em causa todo o seu investimento com a hipotética extinção da sociedade desportiva, em caso de conflito com esse clube, ou de insolvência deste? É certo que este investimento comporta sempre riscos – mas a decisão que lhe subjaz exigirá, como qualquer outra decisão de investimento, a ponderação relativa à existência de um mínimo de segurança jurídica. Deste ponto de vista, então, esta é a única solução que tutela os interesses da generalidade dos clubes desportivos portugueses que carecem do investimento de terceiros para a prossecução da actividade desportiva.</text:p>
          </table:table-cell>
          <table:table-cell office:value-type="string">
            <text:p>Nos termos da lei, a sociedade desportiva pode ser constituída de raiz, sem a necessária participação de um clube.</text:p>
          </table:table-cell>
          <table:table-cell office:value-type="string">
            <text:p>Sports</text:p>
          </table:table-cell>
          <table:table-cell office:value-type="string">
            <text:p>['Desporto', 'Futebol', 'Futebol nacional', 'Gestão', 'Justiça', 'Justiça desportiva', 'Legislação', 'Opinião', 'Opinião Católica Porto', 'Organização']</text:p>
          </table:table-cell>
          <table:table-cell office:value-type="string">
            <text:p>2018-12-13 13:00:55</text:p>
          </table:table-cell>
          <table:table-cell table:style-name="ce23" office:value-type="string" office:value="https://www.publico.pt/2018/12/13/desporto/opiniao/sociedade-desportiva-subsistir-participacao-clube-fundador-1854610">
            <text:p><text:a xlink:href="https://www.publico.pt/2018/12/13/desporto/opiniao/sociedade-desportiva-subsistir-participacao-clube-fundador-1854610">https://www.publico.pt/2018/12/13/desporto/opiniao/sociedade-desportiva-subsistir-participacao-clube-fundador-1854610</text:a></text:p>
          </table:table-cell>
          <table:table-cell table:number-columns-repeated="246"/>
        </table:table-row>
        <table:table-row table:style-name="ro1">
          <table:table-cell office:value-type="string">
            <text:p>5cf465e1896a7fea06ffd54f</text:p>
          </table:table-cell>
          <table:table-cell office:value-type="string">
            <text:p>Os novos populismos e o desafio da demodiversidade</text:p>
          </table:table-cell>
          <table:table-cell office:value-type="string">
            <text:p>['João Arriscado Nunes']</text:p>
          </table:table-cell>
          <table:table-cell office:value-type="string">
            <text:p>Na cerimónia em que o Supremo Tribunal Federal do Brasil certificou os resultados da recente eleição presidencial – ou, na linguagem oficial, diplomou os candidatos eleitos –, habilitando o presidente e vice-presidente eleitos a serem empossados nos respetivos cargos, um passo do discurso do presidente eleito Jair Bolsonaro merece particular atenção: “O poder popular não precisa mais de intermediação. As novas tecnologias permitiram nova ligação direta entre o eleitor e seus representantes”.

Assim é definido, sumariamente, o novo projeto populista - bem diferente do populismo “histórico” associado aos projetos desenvolvimentistas das décadas de 50 e 60 -. que desvaloriza as formas, alegadamente tornadas obsoletas pela tecnologia, de representação e participação democráticas, de organização dos cidadãos para a intervenção política, dos espaços de enfrentamento agonístico e de deliberação próprios do debate numa esfera pública democrática. Instituições como o Congresso de Deputados ou os Conselhos deliberativos de políticas públicas, a imprensa livre ou as formas de ação e organização coletiva dos cidadãos e das cidadãs são, assim, remetidos para um outro tempo, um passado que se deseja que não volte.

O próprio processo eleitoral que levou Bolsonaro à presidência oferece uma ilustração exemplar da estratégia de conquista do poder pelo populismo autoritário: ausência deliberada e estratégica do candidato dos debates programados nas grandes cadeias de televisão; falta de definição de um programa e substituição da discussão de propostas políticas pela proliferação de fake news e de proclamações, muitas vezes contraditórias; transformação dos adversários no pleito eleitoral em inimigos do povo e do país, cuja derrota justifica o recurso a todos os meios. A transformação da luta contra a corrupção numa cruzada moral mobilizando seletivamente o direito e o poder judiciário em aliança com os meios de comunicação dominantes para a descredibilização e eliminação dos adversários políticos, por sua vez, preparou o terreno para a busca de legitimação, por via eleitoral, do projeto do novo populismo autoritário. A viabilidade de um modo de governar sem a “fricção” da dinâmica própria da democracia, sem esfera pública, sem imprensa e meios de comunicação livres e sem debate, proclamando a obsolescência das “mediações” constituídas por partidos políticos ou pelas instituições parlamentares, tem um dos seus principais recursos nas tecnologias que permitem a comunicação “vertical” entre eleitores e eleitos, sem a interferência da comunicação horizontal entre cidadãos, da construção de plataformas, programas, movimentos e estratégias para a ação coletiva e para a intervenção política.

O reconhecimento da crise que atravessa os regimes democráticos e da sua vulnerabilidade aos projetos autoritários, demonstradas no caso do Brasil, não nos deve, contudo, fazer esquecer a multiplicidade de experiências democráticas existentes no mundo que ampliam, aprofundam e diversificam as formas de organização da vida em comum e da ação coletiva, a defesa da dignidade e dos direitos, a luta pela igualdade e pelo reconhecimento da diferença. Este é o caminho proposto para repensar a história e o futuro das experiências democráticas numa contribuição indispensável ao debate sobre a crise e o futuro da democracia. Demodiversidade: Imaginar novas possibilidades democráticas é uma obra coletiva que reúne trabalhos de investigadores e ativistas de vários continentes e regiões do mundo – África, Ásia, América Latina e Europa - organizada por Boaventura de Sousa Santos e José Manuel Mendes. Este livro é o primeiro de uma série que publica os resultados de um projeto internacional – ALICE: Espelhos estranhos, lições imprevistas. Definindo para a Europa um novo modo de partilhar as experiências do mundo - sediado no Centro de Estudos Sociais, dirigido por Boaventura de Sousa Santos e financiado pelo European Research Council.

Por todo o mundo existem experiências inovadoras que (re)inventam espaços, práticas e formas de organização e de ação, procurando ampliar e aprofundar a democracia. O debate, a dissensão, o protesto, a multiplicação e diversificação de novas formas de mobilização popular e de organização, longe de se terem tornado obsoletos, constituem o caldo de cultura em que cresce e se fortalece a democracia, em todas as suas versões. Como lembram os organizadores do referido volume, e como o demonstram as contribuições nele incluídas, a reinvenção da democracia exige, por um lado, uma crítica rigorosa da matriz liberal e eurocêntrica que caracteriza a história das instituições democráticas no Norte global e, por outro, uma indagação sobre as experiências múltiplas e diversas de democracia, em particular no Sul global, mas também nas formas de democracia participativa e de ação coletiva construídas no Norte.

As possibilidades e potencialidades que apresentam as tecnologias de informação e comunicação enquanto recurso para a ampliação e diversificação das formas de democracia, de cidadania ativa e de participação democrática sublinham a necessidade de ocupar um espaço que tem sido usado de maneira bem eficaz pelo populismo autoritário. Mas, reconhecendo embora a sua importância, não será a tecnologia a determinar o resultado da luta pela democracia. Esse dependerá da capacidade de criação, ampliação, proliferação, interlocução e articulação de espaços em que possam florescer a demodiversidade e as experiências de democracia intercultural.

O autor escreve segundo o novo Acordo Ortográfico</text:p>
          </table:table-cell>
          <table:table-cell office:value-type="string">
            <text:p>Por todo o mundo existem experiências inovadoras que (re)inventam espaços, práticas e formas de organização e de ação, procurando ampliar e aprofundar a democracia.</text:p>
          </table:table-cell>
          <table:table-cell office:value-type="string">
            <text:p>World</text:p>
          </table:table-cell>
          <table:table-cell office:value-type="string">
            <text:p>['Europa', 'Jair Bolsonaro', 'Mundo', 'Opinião', 'Populismo', 'Presidenciais Brasil 2018']</text:p>
          </table:table-cell>
          <table:table-cell office:value-type="string">
            <text:p>2018-12-14 06:04:00</text:p>
          </table:table-cell>
          <table:table-cell table:style-name="ce23" office:value-type="string" office:value="https://www.publico.pt/2018/12/14/mundo/opiniao/novos-populismos-desafio-demodiversidade-1854637">
            <text:p><text:a xlink:href="https://www.publico.pt/2018/12/14/mundo/opiniao/novos-populismos-desafio-demodiversidade-1854637">https://www.publico.pt/2018/12/14/mundo/opiniao/novos-populismos-desafio-demodiversidade-1854637</text:a></text:p>
          </table:table-cell>
          <table:table-cell table:number-columns-repeated="246"/>
        </table:table-row>
        <table:table-row table:style-name="ro1">
          <table:table-cell office:value-type="string">
            <text:p>5cf465e2896a7fea06ffd558</text:p>
          </table:table-cell>
          <table:table-cell office:value-type="string">
            <text:p>Poupar para o futuro: uma proposta</text:p>
          </table:table-cell>
          <table:table-cell office:value-type="string">
            <text:p>[' Pedro Barata', 'Ricardo Pinheiro Alves']</text:p>
          </table:table-cell>
          <table:table-cell office:value-type="string">
            <text:p>O crescimento futuro da economia portuguesa depende do investimento que agora for feito. Mas Portugal está entre os países da União Europeia em que o nível de investimento é baixo (16,2% do PIB, face a uma média de 20,5% na Zona Euro).

Apesar da recuperação verificada no investimento das empresas, em simultâneo com um longo processo de desalavancagem iniciado há mais de sete anos, a economia portuguesa pode melhorar as suas perspectivas futuras de criação de riqueza e de emprego de qualidade durante a próxima década.

Para isso é necessário aumentar o investimento de qualidade e que tenha efeitos positivos para a economia portuguesa, incluindo no combate às assimetrias regionais de modo a garantir a melhoria da qualidade de vida das populações periféricas.

Esta necessidade depara-se com a existente falta de capital na economia portuguesa, que limita o nível de capitais próprios das empresas, apesar da recente evolução positiva a este nível, e o acesso a financiamento por capitais alheios.

O sistema financeiro nacional ainda está em recuperação da crise que sofreu, mantendo um elevado nível de crédito malparado e de imparidades, e demonstrando pouca propensão para apoiar negócios que sejam inovadores mas que não apresentam historial nem garantias reais.

As alternativas à banca tradicional, como o mercado de capitais nacional e internacional, o capital de risco ou de private equity, são limitadas para a maior parte das empresas, e estão muito longe de ter o relevo que possuem em economias como a norte-americana (onde financiam mais investimento do que o sistema financeiro tradicional, e apoiam especialmente o investimento inovador).

Mas também a sociedade portuguesa – Estado, famílias e empresas – continua fortemente endividada, apesar de existirem realidades muito diferentes.

Por exemplo, as empresas saudáveis com oportunidades de investimento concorrem no acesso às limitadas fontes de financiamento directamente com empresas “zombie”, mantidas artificialmente por subsídios e pela resistência do sistema financeiro em reconhecer imparidades. A Universidade do Minho, por exemplo, estima que uma em cada quatro empresas portuguesas, que representam 14% do emprego, são mantidas artificialmente.

Estas limitações levam a que para se conseguir aumentar o nível de investimento é necessário que a dotação de capital na economia portuguesa aumente. Mas esse crescimento não pode agravar a estabilização do endividamento externo que foi tão arduamente conquistada nos últimos anos.

Uma forma é aumentar o investimento directo estrangeiro, que tem vindo a crescer, e não só está associado a maior produtividade, melhores salários e maiores qualificações, mas também está orientado para as exportações, pelo que mesmo que pague dividendos para os seus detentores, não agrava as contas com o exterior.

Outra forma é pelo autofinanciamento das empresas através dos lucros gerados e da acumulação de capital. Apesar do crescimento das exportações e do alargamento do número de empresas portuguesas com presença em mercados externos, este modo é imitado pela pequena dimensão do mercado nacional.

A terceira forma de financiar o aumento do investimento sem desequilibrar as relações externas é aumentar a taxa de poupança das famílias, que em Portugal é muito baixa. As famílias portuguesas poupam menos de 5% do rendimento disponível, quando a média na Zona Euro é de 12%. Além disso, a poupança é maioritariamente feita em produtos de curto prazo (depósitos) para suportar objectivos de longo prazo (reforma).

O aumento da taxa de poupança das famílias portuguesas permitiria não só aumentar a possibilidade de financiamento das empresas, mas também ajudar a corrigir a frágil sustentabilidade dos sistemas de segurança social em Portugal.

A população portuguesa está a decrescer e a envelhecer, e a esperança média de vida das pessoas está a crescer, o que significa que se nada mudar o rácio entre o número de trabalhadores que descontam para a Segurança Social e os seus beneficiários vai reduzir-se drasticamente nas próximas décadas.

Este agravamento da situação da segurança social leva a que um jovem que esteja agora a iniciar a sua vida profissional, e que se reforme após 2060, vá receber como pensão menos de 30% do seu último salário (Ageing Group Report da Comissão Europeia, 2015). Se este jovem não começar a poupar logo desde o início da sua carreira profissional deverá ter como certo uma redução do seu rendimento no momento em que se reformar. Com esta redução de rendimento virá uma diminuição significativa do nível de vida e maiores dificuldades em suportar despesas com serviços essenciais como a saúde.

A grande importância desta dupla função da poupança, financiar reformas e investimento, requer que as autoridades portuguesas incentivem as famílias a recorrer a outros produtos de poupança para além da tradicional compra de habitação. Acresce que agora poderá ser uma boa altura para o fazer dada a expectativa de subida das taxas de inflação e das taxas de juro a médio prazo.

Recentemente falou-se publicamente em majorar os incentivos fiscais às empresas que contribuíssem para os certificados de reforma (PPRs públicos) em nome dos seus trabalhadores, mas a ideia terá sido abandonada.

Melhor do que cingir o apoio aos descontos para o sistema público, seria alargá-lo a todos os instrumentos de poupança para a reforma só mobilizáveis a longo prazo e tornar os incentivos às empresas complementares aos descontos dos trabalhadores. A empresa só beneficiaria do incentivo se contribuísse pelo mesmo valor do desconto feito pelos trabalhadores para estes instrumentos.

Desta forma, cada trabalhador que aderisse teria uma maior poupança na altura da reforma, a economia portuguesa teria acesso a uma forma saudável de financiamento e a fragilidade dos sistemas de segurança social seria mitigada. Ao mesmo tempo, esta seria uma forma de as empresas motivarem os seus trabalhadores e de reterem os seus funcionários mais competentes, com efeitos positivos na produtividade.

O texto reflecte apenas a opinião dos autores</text:p>
          </table:table-cell>
          <table:table-cell office:value-type="string">
            <text:p>O aumento da taxa de poupança das famílias permitiria não só aumentar a possibilidade de financiamento das empresas, mas também ajudar a corrigir a frágil sustentabilidade dos sistemas de segurança social em Portugal.</text:p>
          </table:table-cell>
          <table:table-cell office:value-type="string">
            <text:p>Economy</text:p>
          </table:table-cell>
          <table:table-cell office:value-type="string">
            <text:p>['Conjuntura', 'Economia', 'Empresas', 'Estado', 'Opinião', 'Poupança', 'Segurança Social', 'Trabalho']</text:p>
          </table:table-cell>
          <table:table-cell office:value-type="string">
            <text:p>2018-12-14 06:20:00</text:p>
          </table:table-cell>
          <table:table-cell table:style-name="ce23" office:value-type="string" office:value="https://www.publico.pt/2018/12/14/economia/opiniao/poupar-futuro-proposta-1853131">
            <text:p><text:a xlink:href="https://www.publico.pt/2018/12/14/economia/opiniao/poupar-futuro-proposta-1853131">https://www.publico.pt/2018/12/14/economia/opiniao/poupar-futuro-proposta-1853131</text:a></text:p>
          </table:table-cell>
          <table:table-cell table:number-columns-repeated="246"/>
        </table:table-row>
        <table:table-row table:style-name="ro1">
          <table:table-cell office:value-type="string">
            <text:p>5cf465fc896a7fea06ffd65d</text:p>
          </table:table-cell>
          <table:table-cell office:value-type="string">
            <text:p>Quando a redução das disparidades regionais não implica maior coesão interna</text:p>
          </table:table-cell>
          <table:table-cell office:value-type="string">
            <text:p>['Patrícia Melo']</text:p>
          </table:table-cell>
          <table:table-cell office:value-type="string">
            <text:p>Cerca de um terço do orçamento total da União Europeia para o atual período de programação 2014-2020 é canalizado para programas de desenvolvimento regional através da Política de Coesão. São quase 352 mil milhões de euros de financiamento que visam apoiar as regiões economicamente menos desenvolvidas de forma a aproximá-las das regiões mais desenvolvidas, contribuindo desta forma para a redução das disparidades regionais.

Portugal é um dos principais beneficiários da Política de Coesão e tem recebido largos montantes de financiamento europeu com o fim de promover o desenvolvimento regional interno. Segundo o último relatório sobre a coesão económica, social e territorial publicado pela Direção Geral de Política Regional e Urbana (DG REGIO) da Comissão Europeia em 2017, a contribuição financeira da Política de Coesão no total do investimento público por Estado-membro entre 2015-2017 registou o valor mais elevado em Portugal, atingindo mais de 80% de todo o investimento público. O nível de financiamento concedido às regiões varia com a necessidade de desenvolvimento revelada pelo nível do Produto Interno Bruto (PIB) per capita regional, ao nível das NUTS II, face à média europeia. Em Portugal, as regiões com maior necessidade são o Norte, Centro, Alentejo e R.A. dos Açores por terem um valor inferior a 75% da média europeia. Segue-se o Algarve, enquanto região de transição, com um valor entre 75%-90% da média europeia. As únicas regiões consideradas mais desenvolvidas segundo este indicador são a R.A. da Madeira e a Área Metropolitana de Lisboa (AML), com valores acima de 90% da média europeia.

Dados os sucessivos programas de financiamento regional que Portugal tem recebido desde o primeiro Quadro Comunitário de Apoio (QCA I), de 1989 a 1993, é curioso que não existam homólogos nacionais dos relatórios sobre coesão produzidos pela Comissão Europeia. A Agência para o Desenvolvimento &amp; Coesão (AD&amp;C), cuja missão é a coordenação da política de desenvolvimento regional, tem vindo a desenvolver um importante papel na correção desta lacuna, e publicou no passado dia 5 de Dezembro o primeiro Relatório do Desenvolvimento &amp; Coesão. Nele se analisa a evolução das dinâmicas regionais desde o início do século XXI, dando especial atenção ao processo de convergência económica e à provisão de serviços sociais nas áreas da educação, saúde e emprego. A última parte do relatório discute o papel da qualidade da governança multinível no sucesso das políticas públicas de desenvolvimento regional. Este relatório é o que mais parecido temos em Portugal com os relatórios sobre coesão publicados de três em três anos pela DG REGIO. É por isso um documento importante que deve ser lido e discutido por todos os que queiram perceber melhor as trajetórias regionais, ainda que a um nível agregado, em Portugal.

As duas principais mensagens do relatório no que respeita ao processo de convergência económica são a verificação entre 2000 e 2016 de um processo de coesão interna em simultâneo com uma divergência externa face à média da UE28. No entanto, a redução da desigualdade regional interna não se deveu a um melhor desempenho económico das regiões menos desenvolvidas, mas antes ao pior desempenho da AML. O relatório mostra ainda que quando comparada com outras regiões capital, a AML registou um crescimento do PIB per capita abaixo da média europeia. Ou seja, na realidade não existe nada a celebrar neste processo de convergência interna uma vez que ele se explica essencialmente, usando a gíria de economista, por uma convergência negativa da região mais rica. Por este motivo, concluir que ocorreu um “processo de coesão interna” parece inadequado.

A convergência interna percebe-se melhor se considerarmos separadamente a variação no nível do PIB e da população entre as diferentes regiões. A análise destas duas componentes é feita no relatório e mostra claramente a existência de um efeito demográfico. É a forte redução da população, e não o crescimento do PIB que ficou claramente abaixo da média europeia, que ajuda a explicar a aproximação do desempenho económico das regiões menos desenvolvidas (i.e. Norte, Centro e Alentejo) das mais desenvolvidas. Só a AML, o Algarve e a R.A. da Madeira registaram um aumento populacional acima da média europeia, e apenas o Algarve teve um crescimento do PIB acima da média europeia, seguido pela R.A. da Madeira. Consequentemente, a convergência negativa da AML e divergência positiva do Algarve explicam-se também em boa parte pela dinâmica demográfica que exibiram em contraste com as outras regiões. Este efeito de denominador pode ter feito com que Portugal ficasse menos mal no retrato europeu, mas representa uma perda de recursos humanos, muitos deles altamente qualificados, recetores de investimento público em educação que acabará por gerar benefícios noutros países. Para além de considerar as regiões NUTS II, o relatório analisa ainda o processo de convergência económica ao nível supramunicipal constituído pelas 25 regiões NUTS III. Também aqui a história que prevalece parece ser a mesma, ou seja, a maioria das regiões que convergiu positivamente fê-lo essencialmente por ter perdido população.

Em resumo: a perda de população que ajuda a explicar o aparente processo de coesão interna não é mais do que o conhecido problema do despovoamento que se tem vindo a registar nos chamados territórios de baixa densidade populacional. Não deixemos que o indicador usado nos torne incapazes de ver – e pensar – sobre o problema real. É pois importante que as edições futuras do relatório incluam também indicadores com um entendimento mais multidimensional de desenvolvimento regional, como é o caso, por exemplo, do Índice Sintético de Desenvolvimento Regional (ISDR) desenvolvido pelo Instituto Nacional de Estatística. Vale a pena consultar o ISDR, pois revela um retrato territorial diferente daquele traçado apenas pelo PIB per capita.

A autora escreve segundo o novo Acordo Ortográfico

O Institute of Public Policy (IPP) é um think tank académico, independente e apartidário. As opiniões aqui expressas vinculam somente os autores e não refletem as posições do Institute of Public Policy, da Universidade de Lisboa ou de qualquer outra instituição</text:p>
          </table:table-cell>
          <table:table-cell office:value-type="string">
            <text:p>A maioria das regiões que convergiu positivamente com a UE fê-lo essencialmente por ter perdido população.</text:p>
          </table:table-cell>
          <table:table-cell office:value-type="string">
            <text:p>Economy</text:p>
          </table:table-cell>
          <table:table-cell office:value-type="string">
            <text:p>['Comissão Europeia', 'Desenvolvimento Regional', 'Economia', 'Fundos Comunitários', 'Opinião', 'União Europeia']</text:p>
          </table:table-cell>
          <table:table-cell office:value-type="string">
            <text:p>2018-12-17 06:20:00</text:p>
          </table:table-cell>
          <table:table-cell table:style-name="ce23" office:value-type="string" office:value="https://www.publico.pt/2018/12/17/economia/opiniao/reducao-disparidades-regionais-nao-implica-maior-coesao-interna-1854799">
            <text:p><text:a xlink:href="https://www.publico.pt/2018/12/17/economia/opiniao/reducao-disparidades-regionais-nao-implica-maior-coesao-interna-1854799">https://www.publico.pt/2018/12/17/economia/opiniao/reducao-disparidades-regionais-nao-implica-maior-coesao-interna-1854799</text:a></text:p>
          </table:table-cell>
          <table:table-cell table:number-columns-repeated="246"/>
        </table:table-row>
        <table:table-row table:style-name="ro1">
          <table:table-cell office:value-type="string">
            <text:p>5cf46618896a7fea06ffd748</text:p>
          </table:table-cell>
          <table:table-cell office:value-type="string">
            <text:p>Portugal vota a favor do Pacto das Migrações</text:p>
          </table:table-cell>
          <table:table-cell office:value-type="string">
            <text:p>['Augusto Santos Silva']</text:p>
          </table:table-cell>
          <table:table-cell office:value-type="string">
            <text:p>Hoje, 19 de dezembro, a Assembleia Geral das Nações Unidas votará o Pacto Global para Migrações Seguras, Ordenadas e Regulares. Não é um texto jurídico, mas um compromisso político da mais alta importância. Ele responsabiliza os países que o aprovarem (e serão provavelmente mais de dois terços dos Estados-membros), na afirmação de princípios, na definição de objetivos e na adoção de medidas tendentes a combater o tráfico e a exploração de pessoas, apoiar os países de origem e trânsito das migrações nos seus processos de desenvolvimento e fixação da população, e valorizar fluxos de migração legal e organizada.

O Pacto constata que as migrações constituem uma constante da história humana e que o seu efeito tem sido geralmente positivo. É de 258 milhões, menos de 4% da população mundial, a estimativa do número atual de migrantes internacionais. A larguíssima maioria são migrantes legais, integrados nas sociedades de acolhimento e contribuindo, através de remessas, consumos e investimentos, para a economia das regiões de origem. Os naturais de nações fora da União Europeia (UE) que nela residem representam pouco mais de 4% dos habitantes. A ideia de uma “invasão” maciça não tem, pois, fundamento. Aliás, hoje em dia, para lá das migrações dos países do Sul para os do Norte, há correntes muito significativas de direção Sul-Sul e Norte-Sul.

Na UE e noutras regiões do mundo, sem imigração o inverno demográfico seria ainda maior. No primeiro caso, entre 2000 e 2015, foi o saldo migratório positivo que impediu a estagnação populacional.

Na raiz da emigração forçada, quer dizer, da que não corresponde a escolhas profissionais livres mas é determinada pela pressão da necessidade, estão fatores económicos como a pobreza e a falta de emprego, fatores sociais como a alta taxa de natalidade, a desigualdade extrema, a opressão das mulheres e a exclusão dos jovens, fatores climáticos como a seca e outras catástrofes, e fatores políticos como a guerra, a instabilidade, perseguições e abusos de vária sorte.

A perceção de oportunidades em países de acolhimento, a existência neles de núcleos de compatriotas que forneçam um primeiro apoio e a ação de redes de tráfico contribuem também para a dimensão do fenómeno emigratório. Isto significa que ninguém o para nem parará através apenas de medidas administrativas ou policiais de proibição de entrada e expulsão.

Perante os factos, o Pacto conclui que a melhor alternativa às migrações ilegais e às redes que as organizam é a promoção de migrações legais e seguras. O que significa a combinação de três coisas. Uma é o apoio aos países de origem e trânsito nos seus processos de desenvolvimento, para que gerem o emprego, os bens públicos e a dignidade que os migrantes se veem obrigados a demandar fora de portas. Outra é a defesa das fronteiras e o combate ao tráfico de pessoas, para que as políticas migratórias sejam, como devem ser, prerrogativas dos Estados, definidas em função das suas capacidades de acolhimento e integração. E a terceira é a disponibilização de canais legais e seguros de imigração, favorecendo o trabalho e a ocupação profissional, o reagrupamento familiar, a formação dos direitos sociais e condições dignas de habitação, exigindo ao mesmo tempo, aos migrantes de qualquer proveniência, condição e crença, o pleno respeito pelos valores, as normas e as instituições próprias das sociedades que os acolhem.

Não se trata de proclamar um suposto “direito a emigrar”, entendido como livre circulação e residência em qualquer país do mundo, independentemente das respetivas leis; mas sim de reconhecer os direitos humanos das pessoas migrantes, incluindo as que se encontrem em situação irregular. Não se trata de impor aos países de destino uma agenda forjada contra eles; mas de reconhecer o óbvio – que não é possível regular este fenómeno global se não pela cooperação multilateral. Não se trata de “escancarar” as fronteiras, outrossim de responder efetiva e adequadamente à enorme pressão que, desregulados, os movimentos populacionais poderão representar. Não se trata de desprezar a dimensão securitária, mas sim de ligá-la com as outras dimensões.

Hoje, o embaixador nas Nações Unidas exprimirá o voto de Portugal a favor do Pacto. Fá-lo-á por instrução do Governo, em nome do país e com o apoio de todos os partidos parlamentares. Assim mostramos mais uma vez, na UE, que não tememos o populismo e, perante o mundo inteiro, que somos credíveis e confiáveis.

É um dia de orgulho para nós.

O autor escreve segundo o novo Acordo Ortográfico</text:p>
          </table:table-cell>
          <table:table-cell office:value-type="string">
            <text:p>Hoje mostramos mais uma vez perante o mundo inteiro que somos credíveis e confiáveis. É um dia de orgulho para nós.</text:p>
          </table:table-cell>
          <table:table-cell office:value-type="string">
            <text:p>Politics</text:p>
          </table:table-cell>
          <table:table-cell office:value-type="string">
            <text:p>['Direitos humanos', 'Europa', 'Migrações', 'Nações Unidas', 'Opinião', 'Política', 'Refugiados']</text:p>
          </table:table-cell>
          <table:table-cell office:value-type="string">
            <text:p>2018-12-19 06:33:00</text:p>
          </table:table-cell>
          <table:table-cell table:style-name="ce23" office:value-type="string" office:value="https://www.publico.pt/2018/12/19/politica/opiniao/portugal-vota-favor-pacto-migracoes-1855018">
            <text:p><text:a xlink:href="https://www.publico.pt/2018/12/19/politica/opiniao/portugal-vota-favor-pacto-migracoes-1855018">https://www.publico.pt/2018/12/19/politica/opiniao/portugal-vota-favor-pacto-migracoes-1855018</text:a></text:p>
          </table:table-cell>
          <table:table-cell table:number-columns-repeated="246"/>
        </table:table-row>
        <table:table-row table:style-name="ro1">
          <table:table-cell office:value-type="string">
            <text:p>5cf4661c896a7fea06ffd767</text:p>
          </table:table-cell>
          <table:table-cell office:value-type="string">
            <text:p>Os obstáculos das trotinetes</text:p>
          </table:table-cell>
          <table:table-cell office:value-type="string">
            <text:p>['Luís Villalobos']</text:p>
          </table:table-cell>
          <table:table-cell office:value-type="string">
            <text:p>A mobilidade está a mudar a alta velocidade, algo que no caso de Portugal é mais visível em Lisboa. Não é ainda uma revolução, mas é certamente uma transformação, cuja última evidência são as trotinetes eléctricas (o facto de lhes chamarem scooters, para parecer mais adulto, não apaga o facto de serem trotinetes).

Do zero passou-se a pelo menos três empresas a operar na capital, com a norte-americana Lime a tomar a dianteira, seguindo-se a Voi (sueca) e a Hive (alemã, ligada à Mytaxi). E outras mais virão, à procura da sua fatia de mercado.

Agora, esbarra-se, literalmente, em trotinetes. No meu caso, dei inadvertidamente um pontapé numa que estava mal estacionada na plataforma da estação de comboios de Alcântara. Visualmente, o estacionamento por todo o lado não é nada estético, mas mais do que isso pode ser perigoso para os peões (uma trotinete atravessada no passeio é meio caminho para dar asneira ou levar com uma cacetada do “chega para lá”). E é um problema que tem de ser melhorado, para manter aquela que é uma das grandes vantagens destas trotinetes e de outras empresas: o facto de não se estar muito limitado no estacionamento.

Aqui, o problema é essencialmente comportamental, com a necessidade de um impulso das empresas para premiar as boas atitudes (como bónus) e penalizar as más, além da necessária vigilância de quem licencia e de quem regula. A questão é que tudo isto é ainda muito novo e, numa lógica de conquista de mercado e rentabilização, com uma concorrência global e veloz, é tudo feito em grande escala.

Numa cidade onde os automóveis têm a primazia e vão continuar a ter, Lisboa ganhou nos últimos anos uma rede de ciclovias que seria impensável até há pouco tempo. Esses espaços marcam também a disputa entre este tipo de novos veículos, além das bicicletas convencionais (o transporte com menos impactos), e os peões.

Mais uma vez, há ainda falta de hábitos e de civismo, o que leva a que pessoas circulem a pé nas ciclovias ou as atravessem sem olhar uma vez ou pensar duas, ao mesmo tempo que se vêm bicicletas e trotinetes eléctricas nos passeios, colocando em risco os peões. Pelo meio, até já vi uma pequena mota eléctrica numa ciclovia.

Isto, quando além do reforço esperado do número de trotinetes e de empresas, se antecipa o mesmo em relação às bicicletas eléctricas.

No caso das trotinetes, vê-se pessoas a usá-las por lazer mas também por alternativa a outros meios de transporte. E a tendência é para haver maior uso deste meio de transporte na chamada “última milha” (do conceito anglo-saxónico “last mile”), referindo-se à distância a percorrer entre, por exemplo, a estação de metro e local do emprego/residência.

Sendo uma realidade recente, tanto a nível internacional como em Portugal, este tipo de transporte chegou em força e dificilmente se irá embora, mesmo se o uso não é barato.

Depois de uma corrida de investidores a estas empresas, há agora um ligeiro arrefecimento no mercado. Mas, note-se, isso apenas quer dizer que a Lime fica avaliada em entre dois e três mil milhões de dólares, em vez de quatro mil milhões. E estamos a falar de uma empresa com cerca de um ano de vida (a Uber é um dos seus investidores).

Entre as questões ligadas ao arrefecimento do mercado está o vandalismo e imposições regulatórias. Há locais onde as trotinetes estão a provocar reacções adversas, com pessoas a atirarem-nas a rios ou a lagos (não percebi se também fazem o mesmo aos carros mal estacionados), e há cidades a impor limites ao número de trotinetes disponíveis.

A boa regulação é certamente um caminho, mas também o é a auto-regulação. A começar pelas empresas, que devem ter em conta os factores de potenciais confrontos, e de segurança. Além do problema do estacionamento –​ que tem de ser melhorado –, veja-se o caso dos capacetes, com diferentes visões sobre se é preciso ou não usar nas bicicletas eléctricas e também nas novas trotinetes.

O bom senso, diria eu, está do lado do “sim”, mesmo se a lei é dada a interpretações (a norma tem sido a não utilização). Cair a 25 km/hora não só é doloroso como pode ser mortal ao embater com a cabeça, e nas experiências que tive percebi que não é nada difícil cair de uma trotinete destas.

Esta discussão, que mexe com o modelo de negócio, confirma que há ainda um caminho a percorrer, ao qual devemos prestar a devida atenção para que não haja um recuo na actual dinâmica, que é essencialmente positiva. Por isso mesmo, este é o momento certo para actuar.</text:p>
          </table:table-cell>
          <table:table-cell office:value-type="string">
            <text:p>A boa regulação é certamente um caminho, mas também o é a auto-regulação. A começar pelas empresas, que devem ter em conta os factores de potenciais confrontos e de segurança.</text:p>
          </table:table-cell>
          <table:table-cell office:value-type="string">
            <text:p>Economy</text:p>
          </table:table-cell>
          <table:table-cell office:value-type="string">
            <text:p>['Economia', 'Mobilidade', 'Opinião', 'Transportes']</text:p>
          </table:table-cell>
          <table:table-cell office:value-type="string">
            <text:p>2018-12-20 06:20:00</text:p>
          </table:table-cell>
          <table:table-cell table:style-name="ce23" office:value-type="string" office:value="https://www.publico.pt/2018/12/20/economia/opiniao/obstaculos-trotinetes-1855340">
            <text:p><text:a xlink:href="https://www.publico.pt/2018/12/20/economia/opiniao/obstaculos-trotinetes-1855340">https://www.publico.pt/2018/12/20/economia/opiniao/obstaculos-trotinetes-1855340</text:a></text:p>
          </table:table-cell>
          <table:table-cell table:number-columns-repeated="246"/>
        </table:table-row>
        <table:table-row table:style-name="ro1">
          <table:table-cell office:value-type="string">
            <text:p>5cf465a8896a7fea06ffd2eb</text:p>
          </table:table-cell>
          <table:table-cell office:value-type="string">
            <text:p>África: prognosticando o futuro?</text:p>
          </table:table-cell>
          <table:table-cell office:value-type="string">
            <text:p>['Maria Paula Meneses']</text:p>
          </table:table-cell>
          <table:table-cell office:value-type="string">
            <text:p>Escrevo esta última coluna em Dakar, onde participo na XV assembleia do Codesria, Conselho para o Desenvolvimento das Ciências Sociais em África. Reunindo várias centenas de académicos africanos (e não só), este encontro, que se desenvolve num ambiente de grande riqueza intelectual, procura identificar alternativas à crise da globalização neoliberal no continente.

Os diagnósticos sociais, económicos e políticos, sem anunciar um futuro risonho, apontam a forma complexa como o continente é percebido internacionalmente. Assinalam igualmente a integração num sistema de economia-mundo, quais as implicações das várias opções presentes, e quais os conhecimentos e reflexões epistémicas que ajudam a pensar a globalização desde África. As várias abordagens convergem num elemento: cabe aos africanos decidir as opções para o seu futuro, um futuro que passa pelas opções sobre que uso dar, e como, aos recursos disponíveis. Esta discussão, largamente ignorada pelos principais media europeus, acontece num momento em que as principais potências financiadoras da “ajuda ao desenvolvimento” disputam o controlo desta “ajuda”.

Vista da perspetiva do G8, por exemplo, a entrada do continente no “mercado global” tem sido explicada como uma opção inapelável. Com efeito, o Plano de Ação do G8 para África, aprovado em 2002 na cimeira do Canadá, teve por objetivo apoiar o desenvolvimento integral do continente, estabelecendo parcerias guiadas em grande medida pelo Mecanismo Africano de Avaliação pelos Pares, MARP. Através do MARP procurou-se que as lideranças africanas responsabilizassem os seus pares pelo cumprimento de vários princípios de boa governação. Em contrapartida, os líderes do G8, de forma coletiva, comprometeram-se a aumentar o apoio a África através de várias modalidades, incluindo o alívio da dívida; o encorajar fluxos de capital privado; o apoio a infraestruturas e setores sociais, tais como acesso à educação, saúde e água; o apoio à paz e segurança, etc. Um elemento central desta relação entre os países africanos e o G8 era o princípio da responsabilidade e benefícios mútuos. Todavia, como Thabo Mbeki, antigo Presidente sul-africano, apontou em Dakar, esta relação desvaneceu-se, sem resultados concretos.

Todavia, são vários os países africanos que vêm pressionando no sentido de uma posição mais forte, global, sobre a repatriação de capitais. Como vários estudos revelam, uma parte significativa da fuga de capitais do continente para países considerados mais desenvolvidos ocorre através do desvio de receitas de recursos naturais, da ajuda externa e de empréstimos. Estes estudos sugerem que a repatriação de capitais poderá desempenhar um papel importante no financiamento do desenvolvimento de África. Várias iniciativas têm sido lançadas procurando promover a cooperação dos países do G8 e da União Africana sobre esta questão. Em particular, advogam um maior envolvimento dos governos dos países do G8 na aplicação da transparência no sistema bancário, na identificação de depósitos de fundos desviados e na ratificação e implementação de acordos contra fraude, corrupção e lavagem de dinheiro. Ou seja, a partir de uma estratégia mais transparente sobre o paradeiro de capitais, o continente africano pode, a partir dos seus recursos, avançar no caminho do desenvolvimento de forma autónoma.

Mas será que há interesse por parte dos países mais avançados? Nos últimos anos o tema da migração ilegal tornou-se dos principais tópicos da relação da Europa com o continente africano. Procurando uma resposta autónoma para esta realidade, o conselheiro especial da chanceler alemã, Gunther Nooke, avançou recentemente uma proposta com laivos coloniais. Para este conselheiro, uma das soluções do problema migratório poderá passar pela cedência, por parte de vários governos africanos, de territórios no continente, onde as potências europeias poderão estabelecer “cidades” autónomas, dotadas de bons serviços e empregos, à imagem do modelo europeu. Esta abordagem política espelha um sentimento latente atualmente entre os G8, para quem a má administração e a corrupção parecem ser sinónimos de África. Mas vejamos a crise dos migrantes. Várias multinacionais globais, dada a sua influência financeira e lobby político, têm procurado a todo o custo evitar pagar as suas dívidas de negócios aos governos africanos. Como revelou recentemente um painel de alto nível constituído pela Comissão Económica para a África, a análise da fuga ilícita de capitais do continente traz um prejuízo anual ao continente de cerca de 50 mil milhões de dólares. Por isso é tão importante a monitoria dos fluxos ilegais de capitais e a cooperação entre Estados soberanos.

Numa altura em que a procura de recursos minerais está em crescendo no mundo, a partilha dos recursos africanos está, de novo, em cima da mesa, num contexto onde o regime de comércio global favorece as economias mais poderosas e acentua a exploração dos países em desenvolvimento. A permanência de um projeto colonial na “ajuda a África” está patente nas recentes declarações de John Bolton, conselheiro de Segurança Nacional da atual Administração norte-americana. Para Bolton, a “ajuda’” deve traduzir-se no “assegurar que todos os dólares de assistência dos EUA enviados para África são usados de forma eficiente e eficaz para promover a paz, a estabilidade, a independência e a prosperidade”. Seja a cooperação com a China, a Índia, o Japão, a UE ou os EUA (principais parceiros), a questão central mantém-se: cabe aos africanos decidir as suas opções. E parece que este aspeto custa a ser aceite pelos “parceiros” económicos do continente.</text:p>
          </table:table-cell>
          <table:table-cell office:value-type="string">
            <text:p>Cabe aos africanos decidir as suas opções. E parece que este aspeto custa a ser aceite pelos “parceiros” económicos do continente.</text:p>
          </table:table-cell>
          <table:table-cell office:value-type="string">
            <text:p>World</text:p>
          </table:table-cell>
          <table:table-cell office:value-type="string">
            <text:p>['Ajuda externa', 'Europa', 'G8', 'Mundo', 'Opinião', 'África']</text:p>
          </table:table-cell>
          <table:table-cell office:value-type="string">
            <text:p>2018-12-21 06:39:00</text:p>
          </table:table-cell>
          <table:table-cell table:style-name="ce23" office:value-type="string" office:value="https://www.publico.pt/2018/12/21/mundo/opiniao/africa-prognosticando-futuro-1855366">
            <text:p><text:a xlink:href="https://www.publico.pt/2018/12/21/mundo/opiniao/africa-prognosticando-futuro-1855366">https://www.publico.pt/2018/12/21/mundo/opiniao/africa-prognosticando-futuro-1855366</text:a></text:p>
          </table:table-cell>
          <table:table-cell table:number-columns-repeated="246"/>
        </table:table-row>
        <table:table-row table:style-name="ro1">
          <table:table-cell office:value-type="string">
            <text:p>5cf4650f896a7fea06ffbe46</text:p>
          </table:table-cell>
          <table:table-cell office:value-type="string">
            <text:p>Contratos a termo, a nova realidade do mercado de trabalho português?</text:p>
          </table:table-cell>
          <table:table-cell office:value-type="string">
            <text:p>['Ana Terenas']</text:p>
          </table:table-cell>
          <table:table-cell office:value-type="string">
            <text:p>A OCDE prevê um abrandamento económico global, explicando que este ciclo de expansão já atingiu o limite. Em Portugal, prevê-se um crescimento de 2,1% em 2019 e 1,9% em 2020, depois de um crescimento de 2,2% este ano. Contudo, o desemprego vai continuar a baixar, e depois de uma média anual de 7,1%, prevê-se ser de 6,4% em 2019 e 5,7% em 2020. O aumento do emprego é um dos principais objetivos 2020 da União Europeia e, em 2017, 73,4% dos portugueses entre os 20 e os 64 anos já estava empregado, cada vez mais perto da meta dos 75%. Mas a descida do desemprego em Portugal esconde uma realidade de precariedade, que afeta principalmente os jovens e as mulheres.

Em 2008, a taxa de emprego na Europa foi de 70,3%, superior ao ano precedente, mas começou a descer até atingir 68,4% em 2013, afetando principalmente os grupos etários entre os 15 e os 24 anos, homens, trabalhadores temporários e imigrantes. A crise do subprime sentiu-se mais nos países onde a legislação de proteção do emprego era mais forte, nomeadamente nos países “sob stress” [1]. Verificava-se na Europa uma “dualidade” nessa legislação, caracterizada por maior fragilidade dos contratos temporários. Um estudo conduzido pelo BCE mostrou que políticas laborais implementadas principalmente nos países sob stress entre 2011 e 2013 facilitaram os despedimentos e flexibilizaram os horários de trabalho. No caso português, foram aplicadas medidas como a redução da indemnização em situações de despedimentos, assim como a diminuição dos salários.

Entre dezembro de 2014 e dezembro de 2015, em Portugal, os contratos a termo cresceram 6,66%, contra um aumento de apenas 2,08% nos contratos permanentes, criando uma maior instabilidade e aumentando a probabilidade de cair no desemprego. Em 2017, segundo o Eurostat, 18,5% dos trabalhadores dos 20 aos 64 anos estavam em situação de contrato a termo, bastante acima da média dos 11,3% e 12,7% da UE e da Zona Euro, respetivamente.

Contudo, em 2006, antes da crise, este número já era de 15,7% no nosso país. De facto, segundo o INE, a proporção de contratos a termo já tinha aumentado 5,5 pontos percentuais entre 1998 e 2008. Recorde-se que esse tipo de contrato tinha sido flexibilizado em 2003 no Código de Trabalho através do prolongamento do seu limite temporal, mas a revisão feita em 2009 reverteu essa alteração. Os trabalhadores com contrato a termo foram também os mais afetados do ponto de vista salarial e, por isso, são mais expostos ao risco de pobreza, representando o seu salário hoje apenas 72% do daqueles em situação de contrato permanente, segundo o Observatório das Desigualdades. A crise de 2008 revelou, assim, a vulnerabilidade dos trabalhadores com contratos a termo, mas a recuperação económica não foi acompanhada por uma descida da precariedade laboral. É certo que as políticas implementadas foram uma das causas, mas o Observatório das Crises apontou que a dinamização económica, que afetou principalmente serviços ligados ao turismo caracterizados por menores níveis de qualificação, também contribuiu para a já apontada flexibilização do mercado de trabalho.

Os jovens têm sido particularmente afetados, revelando o Eurostat que, em 2017, enquanto que a média europeia era de 41,3%, 63,2% dos trabalhadores portugueses entre os 15 e os 24 anos estava em situação de contrato a termo. Também as mulheres mostram níveis de precariedade contratual elevada, até porque são mais expostas ao trabalho a tempo parcial. Em 2017, Portugal é o sétimo país europeu com mais trabalho a tempo parcial involuntário, constituindo 47,5% do total dos empregados a tempo parcial.

Mais uma vez, a subida do emprego não foi acompanhada por medidas que assegurassem a sua qualidade e respondessem adequadamente à oferta de trabalho existente.

É verdade que os contratos a termo constituem um instrumento da vida empresarial, principalmente na fase inicial mas não só, necessários para eventos tão simples como a substituição de um trabalhador ausente ou no caso de um acréscimo excepcional das atividades, e portanto não deixam de ter um papel importante na nossa economia. Mas é igualmente fundamental que o uso dos mesmos responda sempre às necessidades da empresa. Os contratos não permanentes também podem ser uma solução ao desemprego de longa duração, mas que será sempre temporária, não devendo ser renovada vezes sem conta.

Dez anos depois da crise, o mercado de trabalho português é uma ferida ainda aberta. O perfil contratual do emprego é uma das causas da precariedade, que deixa muitos portugueses empregados numa situação de grande insegurança e vulnerabilidade aos choques económicos. É certo que já se deram alguns passos com vista a melhorar o emprego, nomeadamente no combate à utilização indevida de contratos de prestações de serviços, mas o abrandamento do crescimento que se prevê nos próximos anos exige medidas eficazes, de criação de trabalho menos precário, para resolver um problema com que o país já se confronta há duas décadas.

A autora escreve segundo o novo Acordo Ortográfico

Vox Nova é uma parceria entre o PÚBLICO e o Nova Economics Club, o grupo de estudantes de Economia da Nova School of Business and Economics. Um membro deste grupo escreve quinzenalmente

[1] Países sob stress: a Grécia, a Irlanda, a Eslovénia, Itália, o Chipre, Portugal e Espanha.

Fontes de informação

Smarter, greener, more inclusive?, Indicators to support the Europe 2020 strategy, Eurostat, 2018 Edition

The Labor Market Effects of Financial Crises: The Role of Temporary Contracts in Central and Western Europe, World Bank Group (http://documents.worldbank.org/curated/en/213351496673003121/pdf/WPS8085.pdf)

The impact of the economic crisis on Euro Area Labour Markets, ECB (https://www.ecb.europa.eu/pub/pdf/other/art1_mb201410_pp49-68.en.pdf?147b67f3efe8af481ee4e2228af4ff36)

O Mercado de Trabalho em Portugal e nos Países Europeus: Estatísticas 2018, Observatório das Desigualdades

"É mais fácil despedir em Portugal depois da Troika" (https://observador.pt/2016/08/03/e-mais-facil-despedir-em-portugal-depois-da-troika)

"Afinal, o que é ser precário?" (https://observador.pt/especiais/afinal-o-que-e-ser-precario)

"Estudo da BCE: Depois da Troika ficou mais fácil despedir" (https://www.dn.pt/dinheiro/interior/despedimento-individual-esta-mais-facil-para-33-dos-patroes-5318985.html)

"Emprego precário é o que mais cresce e a um ritmo recorde" (https://www.dn.pt/dinheiro/interior/emprego-precario-e-o-que-mais-cresce-e-a-um-ritmo-recorde-5657167.html)

"OCDE antecipa abrandamento econômico global. Zona Euro não escapa"

"OCDE corta crescimento do PIB mas espera descida mais rápida do desemprego"

"Há mais emprego... Mas precário" (https://radioregional.pt/ha-mais-emprego-mas-precario)</text:p>
          </table:table-cell>
          <table:table-cell office:value-type="string">
            <text:p>Dez anos depois da crise, o mercado de trabalho português é uma ferida ainda aberta.</text:p>
          </table:table-cell>
          <table:table-cell office:value-type="string">
            <text:p>Economy</text:p>
          </table:table-cell>
          <table:table-cell office:value-type="string">
            <text:p>['Conjuntura', 'Desemprego', 'Economia', 'Opinião', 'Precariedade', 'Trabalho e emprego']</text:p>
          </table:table-cell>
          <table:table-cell office:value-type="string">
            <text:p>2018-12-21 18:22:43</text:p>
          </table:table-cell>
          <table:table-cell table:style-name="ce23" office:value-type="string" office:value="https://www.publico.pt/2018/12/21/economia/opiniao/contratos-termo-nova-realidade-mercado-trabalho-portugues-1855649">
            <text:p><text:a xlink:href="https://www.publico.pt/2018/12/21/economia/opiniao/contratos-termo-nova-realidade-mercado-trabalho-portugues-1855649">https://www.publico.pt/2018/12/21/economia/opiniao/contratos-termo-nova-realidade-mercado-trabalho-portugues-1855649</text:a></text:p>
          </table:table-cell>
          <table:table-cell table:number-columns-repeated="246"/>
        </table:table-row>
        <table:table-row table:style-name="ro1">
          <table:table-cell office:value-type="string">
            <text:p>5cf4651d896a7fea06ffbec2</text:p>
          </table:table-cell>
          <table:table-cell office:value-type="string">
            <text:p>A Declaração Universal dos Direitos Humanos como marco ético</text:p>
          </table:table-cell>
          <table:table-cell office:value-type="string">
            <text:p>['Walter Osswald']</text:p>
          </table:table-cell>
          <table:table-cell office:value-type="string">
            <text:p>É justo celebrar o 70.º aniversário da Declaração (DUDH), por tudo o que ela representa, não apenas no seu articulado como também pelo seu impacte a nível global, como convite à adesão a princípios respeitadores da liberdade e da igualdade de indivíduos, comunidades e nações. Sabemos que nem todos os governos subscreveram a DUDH e que muitos que o fizeram não põem em prática os seus ditames, quando não os ignoram e ofendem pela adopção de políticas e atitudes diametralmente opostas ao que simularam adoptar. Mesmo assim, o cômputo geral é eminentemente positivo e todos nós devemos agradecer aos que elaboraram a Declaração, aos que nas Nações Unidas lutaram pela sua aprovação em plenário e, finalmente, aos países que a subscreveram e se esforçam por adaptar o enquadramento jurídico da sua lei nacional aos grandes e generosos princípios exarados na Declaração.

Alguns, talvez não inocentemente, têm negado significado e importância à DUDH, afirmando que se trata apenas de uma versão, adaptadas às circunstâncias de então (rescaldo de uma guerra de inenarrável sofrimento e destruição de vidas e bens nunca antes vista), ou seja modernizada, da Declaração dos Direitos do Homem e do Cidadão e da Constituição dos Estados Unidos da América. É óbvio que estes dois veneráveis documentos setecentistas, pioneiros na definição dos direitos (e deveres) do cidadão, por sua natureza acentuadamente política (já que foram essenciais para a Revolução Francesa e para a independência dos Estados Unidos) não têm a abrangência da Declaração que logo no título afirma a sua universalidade. Assim, a DUDH, sem negar a influência dos documentos que a precederam, abre novos caminhos e manifesta-se como muito mais ambiciosa: não se trata de conferir legitimidade à rebelia de uma colónia contra o seu longínquo suserano (caso dos Estados Unidos), nem de conferir um suporte legal a um violento câmbio de regime (como na França). A DUDH propõe-se ser ouvida, estudada, concretizada por todas as nações, por todos os povos, por toda a humanidade.

Além disso, facto não devidamente posto em relevo, a DUDH introduz um conceito inteiramente novo no discurso político – legislativo. Trata-se, claro, do conceito de dignidade: todo o ser humano nasce livre, igual em direitos e dignidade. Ao invocar esta última característica como co-definidora do ser humano, a Declaração inova de forma tremenda. Esta dignidade não é a dignitas dos romanos, concedida pelos cargos desempenhados, pela fortuna ou pelos feitos, militares ou cívicos, de forma alguma: ela é essencial, no sentido da essência da pessoa, é própria de qualquer um, inalienável e companheira fiel de cada pessoa, enquanto vive – é tão própria como o espírito, ou a alma ou a identidade. Por isso, não será necessário definir a dignidade (é sabido que André Malraux convenceu o redactor do rascunho da DUDH, René Cassin, a não tentar encontrar uma definição, já que a discussão sobre o significado da palavra não teria fim): o ser humano outorga a si mesmo a liberdade e a dignidade e a integridade, como exigências dogmáticas para a sua existência.

A partir de então, este conceito ético tem tido um percurso triunfal: ele está na base conceptual de muitas constituições, entre as quais a da República Portuguesa, e é farol obrigatório para a iluminação dos debates da Bioética.

Ainda bem!</text:p>
          </table:table-cell>
          <table:table-cell office:value-type="string">
            <text:p>A DUDH introduz um conceito inteiramente novo no discurso político – legislativo. Trata-se, claro, do conceito de dignidade: todo o ser humano nasce livre, igual em direitos e dignidade.</text:p>
          </table:table-cell>
          <table:table-cell office:value-type="string">
            <text:p>World</text:p>
          </table:table-cell>
          <table:table-cell office:value-type="string">
            <text:p>['Direitos humanos', 'Mundo', 'Nações Unidas', 'Opinião']</text:p>
          </table:table-cell>
          <table:table-cell office:value-type="string">
            <text:p>2018-12-22 11:03:00</text:p>
          </table:table-cell>
          <table:table-cell table:style-name="ce23" office:value-type="string" office:value="https://www.publico.pt/2018/12/22/mundo/opiniao/declaracao-universal-direitos-humanos-marco-etico-1855692">
            <text:p><text:a xlink:href="https://www.publico.pt/2018/12/22/mundo/opiniao/declaracao-universal-direitos-humanos-marco-etico-1855692">https://www.publico.pt/2018/12/22/mundo/opiniao/declaracao-universal-direitos-humanos-marco-etico-1855692</text:a></text:p>
          </table:table-cell>
          <table:table-cell table:number-columns-repeated="246"/>
        </table:table-row>
        <table:table-row table:style-name="ro1">
          <table:table-cell office:value-type="string">
            <text:p>5cf4651d896a7fea06ffbec6</text:p>
          </table:table-cell>
          <table:table-cell office:value-type="string">
            <text:p>Ativismo e castigo: cruzando fronteiras</text:p>
          </table:table-cell>
          <table:table-cell office:value-type="string">
            <text:p>['Leonardo Leal']</text:p>
          </table:table-cell>
          <table:table-cell office:value-type="string">
            <text:p>No ano em que comemoramos o 20.º aniversário da Declaração das Nações Unidas sobre Defensores dos Direitos Humanos, o ativismo político está em apuros. A longue durée democrática de países como o Brasil, Hungria e Turquia parece ter chegado ao fim. No final do século XX estas nações foram representativas de uma nova vaga de democratização; num contexto de democracias monótonas do velho mundo, eram “a novidade da estação”. Já neste início de século, muitos países democráticos pintaram com verniz governos iliberais, deixando para trás os legados do demoliberalismo. Sob a aparência de um estado democrático de direito, como numa espécie de “número de magia” transformam-se na forma que desejam para se apresentar ao mundo.

Estes países assistem ao recrudescimento de ondas de restrição, limitando consideravelmente o trabalho de ativistas ambientais e dos direitos humanos, das organizações não governamentais e dos médias investigativos. Ademais, verifica-se o uso alargado de instrumentos de vigilância das redes sociais, perseguição a cientistas sociais em universidades e criminalização de ativistas através da aplicação de leis e regulamentos. O novo repertório de repressão contra os movimentos sociais cruzou as fronteiras dos regimes autoritários e semi-autoritários em direção às democracias liberais.

Diante desta conjuntura, qual o horizonte para o ativismo político perante governos de cariz autoritário? Nos termos dos cientistas políticos Charles Tilly e Sidney Tarrow, os movimentos sociais utilizam um repertório limitado de ações contenciosas que pode variar de acordo com a estrutura de oportunidades políticas que encontram em cada contexto.

É neste quadro que podemos antever três cenários para o ativismo político durante estes governos: a radicalização de protestos de rua em oposição ao governo; a convocação de protestos de rua para sustentação e apoio ao governo; e, a mobilizações de baixa intensidade contenciosa, através da organização de associações e grupos locais.

Na Turquia, a chegada de Erdoğan ao poder em 2014 coincide com a entrada do país em grande turbulência política. Segundo a Amnistia Internacional, ocorreram vários ataques violentos envolvendo a prisão de políticos opositores, ativistas do movimento Gezi e de jornalistas críticos. Após a ameaça de golpe em julho de 2016, o secularismo, sinônimo de democracia na Turquia, foi substituído por um estado permanente de exceção, medo e instabilidade. O Turkey Purge contabiliza 150 mil demissões de servidores públicos, 217 mil detidos, 82 mil presos, 3 mil escolas, dormitórios e universidades fechadas, 6 mil acadêmicos perderam o emprego, 4 mil juízes e promotores demitidos, 189 médias de comunicação desligados e 319 jornalistas presos.

O presidente eleito do Brasil, em recente declaração, afirmou que no seu governo não haverá diálogo com os movimentos sociais e espera que as ações deles sejam enquadradas na legislação brasileira como atos de terrorismo. Em breve, o parlamento brasileiro irá julgar um projeto de lei antiterrorismo, destinado a ampliar as hipóteses de criminalização de atos políticos de organizações e movimentos. Em março de 2018 ocorreu o assassinato de Marielle Franco, ativista e vereadora do Rio de Janeiro. O seu assassinato é emblemático do período sombrio que os defensores da política progressista atravessam no Brasil.

Na Hungria, desde que Viktor Orbán regressou ao gabinete de primeiro-ministro em maio de 2010, ele e seu partido (Fidesz) demoliram a democracia húngara. A participação democrática e os direitos de participação foram maciçamente restritos, onde as garantias constitucionais foram desmanteladas, influência sobre o sistema judiciário através da criação de novos tribunais, aprovação de uma legislação laboral coercitiva e alteração da lei eleitoral. As principais organizações da sociedade civil, incluindo o reconhecido Roma Press Center, a Open Society Foundations e a Central European University sofreram ameaças e tiveram de encerrar as suas operações. Há agora uma lei sobre as ONG, em processo de votação, que pretende silenciar ainda mais as vozes da oposição num Estado-membro da União Europeia.

Nesta altura, os movimentos sociais estão acuados, e procuram meios mais adequados para difundir suas narrativas, mobilizar ativistas e sustentar o trabalho de suas organizações.

O primeiro cenário compreende a possibilidade de uma radicalização de protestos de rua em oposição ao governo. Aqui, mantêm-se os impasses relacionados com a segurança pública e o desemprego, alguns setores da sociedade manifestam forte insatisfação contra o governo nas ruas. Essa insatisfação torna-se o combustível que alimenta o ativismo de esquerda, organizado por partidos, sindicatos, ambientalistas e movimentos sociais. Esse cenário enfrenta dois desafios-chave, que são a formação de uma frente ampla para liderar a oposição e os atos de protestos e a capacidade dessa frente conter os riscos das revoltas se tornarem difusas e ambíguas.

O segundo cenário concebe a realização de protestos de rua com a finalidade de garantir a sustentação do governo e demonstração de apoio popular. Diante de impasses legislativos para aprovar medidas de redução dos gastos sociais, segurança pública ofensiva e austeridade fiscal, o governo opta por governar com a pressão das ruas sobre o parlamento, e para isso vale-se de convocações do seu círculo eleitoral e de movimentos alinhados ao seu programa. Entretanto, esse cenário só é possível caso esses movimentos consigam renovar suas lideranças, e assim, construir um novo ciclo de protesto, dessa vez, para legitimar o governo.

O terceiro cenário atenta para o repertório de mobilizações de baixa intensidade contenciosa, através da organização de associações e grupos locais. Com a escalada persecutória contra os movimentos sociais, o contexto tornou-se muito arriscado para os ativistas manifestarem-se abertamente nos media e em protestos nas ruas. Eles agora utilizam táticas mais discretas, e inúmeros grupos surgem baseados em práticas de solidariedade, associações de entreajuda, consumo local, media alternativos, artivismo e economia solidária, que passam a ser estratégias para manter a coesão e canais de informação peer-to-peer entre os militantes políticos. Estas formas de atuação política também enfrentam alguns desafios, entre eles, o medo que ameaça a participação política nessas sociedades e a migração de lideranças e militantes para escapar à repressão.

Estes cenários, como o leitor já deve presumir, são hipotéticos. Em cada contexto podem ser mais ou menos híbridos. Nos dias que correm, devemos observar os fatos e também os sinais; a dissimulação faz com que o conteúdo político destes governos passe despercebido, o que dificulta a compreensão e pode conduzir-nos a futuros temerários. Enquanto não definimos adequadamente a camuflagem política desses governos, também deixamos de descobrir as maneiras certas e eficazes de lhes resistir. Eis a tarefa para os democratas de nossa época.</text:p>
          </table:table-cell>
          <table:table-cell office:value-type="string">
            <text:p>O novo repertório de repressão contra os movimentos sociais cruzou as fronteiras dos regimes autoritários e semi-autoritários em direção às democracias liberais.</text:p>
          </table:table-cell>
          <table:table-cell office:value-type="string">
            <text:p>World</text:p>
          </table:table-cell>
          <table:table-cell office:value-type="string">
            <text:p>['Activismo', 'Brasil', 'Direitos humanos', 'Hungria', 'Mundo', 'Opinião', 'Turquia']</text:p>
          </table:table-cell>
          <table:table-cell office:value-type="string">
            <text:p>2018-12-22 13:12:00</text:p>
          </table:table-cell>
          <table:table-cell table:style-name="ce23" office:value-type="string" office:value="https://www.publico.pt/2018/12/22/mundo/opiniao/ativismo-castigo-cruzando-fronteiras-1855693">
            <text:p><text:a xlink:href="https://www.publico.pt/2018/12/22/mundo/opiniao/ativismo-castigo-cruzando-fronteiras-1855693">https://www.publico.pt/2018/12/22/mundo/opiniao/ativismo-castigo-cruzando-fronteiras-1855693</text:a></text:p>
          </table:table-cell>
          <table:table-cell table:number-columns-repeated="246"/>
        </table:table-row>
        <table:table-row table:style-name="ro1">
          <table:table-cell office:value-type="string">
            <text:p>5cf46528896a7fea06ffbf18</text:p>
          </table:table-cell>
          <table:table-cell office:value-type="string">
            <text:p>Quantitative easing e os desafios da normalização</text:p>
          </table:table-cell>
          <table:table-cell office:value-type="string">
            <text:p>['Miguel de Faria e Castro']</text:p>
          </table:table-cell>
          <table:table-cell office:value-type="string">
            <text:p>No passado dia 26 de novembro, no Parlamento Europeu, Mario Draghi reafirmou o final do programa de compra de ativos do Banco Central Europeu. Este anúncio sinaliza o final do quantitative easing (QE) por parte do BCE, que se junta à Reserva Federal (Fed) no processo de normalização da sua política monetária, e regresso às medidas convencionais, as taxas de juro.

Em circunstâncias normais, os bancos centrais executam política monetária através da definição de uma taxa de juro de referência. Esta taxa influencia o custo de financiamento dos intermediários financeiros, que transmitem as suas variações aos consumidores de crédito: famílias e empresas. Reduções na taxa de juro baixam o custo de acesso ao crédito, fomentando atividade económica e inflação.

Em finais de 2008, a economia norte-americana encontrava-se na pior recessão desde a Grande Depressão. A Fed respondeu baixando taxas de juro, mas a certa altura deixou de o poder fazer, pois estas tinham essencialmente chegado a zero. Esta é uma situação conhecida como “armadilha de liquidez”, em que o banco central deixa de conseguir utilizar o seu instrumento principal para influenciar a atividade económica.

Sem este instrumento, a Fed começou a analisar alternativas, virando a sua atenção para o Japão, cujo banco central enfrentara o mesmo problema no final da década de 90. Tal como a Fed, o Banco do Japão (BdJ) definia taxas de juro através da compra e venda de dívida pública de curto prazo. Com estas taxas a zero, o BdJ decide aplicar a mesma lógica a outros tipos de ativos, tentando estimular a economia com a sua compra. Estas medidas, chamadas “quantitative easing” (QE), são implementadas em novembro de 2008 pela Fed, que inicia grandes programas de aquisição de ativos, especialmente dívida pública de longo prazo e títulos de crédito hipotecário (mortgage-backed securities). O QE tinha dois principais objetivos: (i) afetar a taxa de retorno dos ativos adquiridos, de forma a incentivar o sector financeiro a gerar retorno noutro tipo de ativos, como crédito à economia real, e (ii) sustentar o valor desses ativos, apoiando assim instituições financeiras que estivessem com problemas de liquidez e incapazes de desempenhar funções normais de intermediação de crédito. Ao fim de três rondas de QE, os ativos da Fed chegaram a 4,5 biliões de dólares, cerca de 25% do PIB anual dos EUA.

O BCE, entretanto, adotava uma postura mais conservadora até novembro de 2011, quando Mario Draghi toma posse no auge da crise da dívida pública. No Verão de 2012, Draghi promete “fazer o que for necessário para proteger o euro” — sinalizando que o BCE compraria dívida pública dos Estados-membros, caso as circunstâncias o exigissem, o que teve efeitos estabilizadores imediatos [1]. O QE europeu é formalizado em 2015, quando o BCE inicia um programa de compra de ativos abrangendo títulos de dívida pública e privada, entre outros. Portugal beneficiou bastante deste programa, sendo que o BCE detém atualmente cerca de 15% da dívida direta do Estado.

Apesar de tardio, o QE do BCE já excedeu o da Fed em tamanho, correspondendo neste momento a 40% do PIB anual da zona euro. Os programas de QE foram as maiores intervenções públicas nas economias ocidentais, excluindo as guerras mundiais. Quais foram, então, os resultados? Vários estudos apontam para efeitos positivos na valorização de ativos, o que ajudou a fortalecer as condições do setor financeiro, que assim transmitiu estes efeitos positivos para a economia real, apoiando a criação de emprego e a procura agregada [2]. Medir o impacto exato de políticas macroeconómicas é, contudo, difícil, e requer a formulação de cenários contrafactuais: o que teria acontecido, se não tivesse havido QE? A resposta a esta questão requer combinar dados com modelos macroeconómicos, que impõem disciplina na formulação destes cenários alternativos. Por exemplo, constatar que “o PIB cresceu pouco” após a implementação do QE pouco nos diz acerca dos efeitos dessa política. Para medir o seu impacto, a questão relevante é se o PIB teria crescido mais ou menos na ausência da mesma.

A implementação do QE foi sujeita a muitas críticas, por parte de quem receasse que os bancos centrais estivessem a abusar das suas capacidades legais. Nos EUA, a Fed foi alvo de duras críticas por parte de políticos e comentadores; a criação de moeda para compra dos ativos levou a receios de hiperinflação. Na zona euro, o Tribunal Constitucional alemão questionou, por várias vezes, a legalidade do programa de compra de dívida pública do BCE.

À medida que as economias mundiais recuperam da Grande Recessão, os bancos centrais iniciam a normalização da política monetária, tentando terminar programas não convencionais como o QE e recuperar os instrumentos convencionais. Este é um processo delicado: uma redução apressada dos ativos pode agitar os mercados e contribuir para uma nova recessão. O final das compras é anunciado com muita antecedência e segue um plano gradual bem definido.

Por outro lado, a normalização também não pode ser demasiado lenta: as críticas ao QE levaram à erosão do capital político dos bancos centrais, fator que é amplificado pela ascensão do populismo e crescente desconfiança neste tipo de instituições. A implementação destas medidas extraordinárias pode vir a ser legalmente restringida, através de limites máximos ao volume de compras, por exemplo. A redução dos ativos torna-se assim urgente, para que os bancos centrais tenham espaço de manobra suficiente para combater uma potencial crise no futuro

[1] Ver https://www.nber.org/papers/w23985

[2] Por exemplo: https://www.federalreserve.gov/econres/feds/files/2018071pap.pdf. Para uma meta-análise dos efeitos empíricos de medidas de politica monetária não convencional, ver: https://s3.amazonaws.com/real.stlouisfed.org/wp/2016/2016-021.pdf

O Institute of Public Policy (IPP) é um think tank académico, independente e apartidário. As opiniões aqui expressas vinculam somente os autores e não reflectem as posições do IPP, do Federal Reserve Bank of St. Louis, do Federal Reserve System, da Universidade de Lisboa ou de qualquer outra instituição

O autor escreve segundo o novo acordo ortográfico</text:p>
          </table:table-cell>
          <table:table-cell office:value-type="string">
            <text:p>Os programas de QE foram as maiores intervenções públicas nas economias ocidentais, excluindo as guerras mundiais. Quais foram os resultados?</text:p>
          </table:table-cell>
          <table:table-cell office:value-type="string">
            <text:p>Economy</text:p>
          </table:table-cell>
          <table:table-cell office:value-type="string">
            <text:p>['Banco Central Europeu', 'Conjuntura', 'Dívida Pública', 'Economia', 'Finanças públicas', 'IPP', 'Juros', 'Mercados', 'Opinião', 'Reserva Federal']</text:p>
          </table:table-cell>
          <table:table-cell office:value-type="string">
            <text:p>2018-12-24 06:25:00</text:p>
          </table:table-cell>
          <table:table-cell table:style-name="ce23" office:value-type="string" office:value="https://www.publico.pt/2018/12/24/economia/opiniao/quantitative-easing-desafios-normalizacao-1855621">
            <text:p><text:a xlink:href="https://www.publico.pt/2018/12/24/economia/opiniao/quantitative-easing-desafios-normalizacao-1855621">https://www.publico.pt/2018/12/24/economia/opiniao/quantitative-easing-desafios-normalizacao-1855621</text:a></text:p>
          </table:table-cell>
          <table:table-cell table:number-columns-repeated="246"/>
        </table:table-row>
        <table:table-row table:style-name="ro1">
          <table:table-cell office:value-type="string">
            <text:p>5cf46530896a7fea06ffbf65</text:p>
          </table:table-cell>
          <table:table-cell office:value-type="string">
            <text:p>2019 - ano de viragem para a UE?</text:p>
          </table:table-cell>
          <table:table-cell office:value-type="string">
            <text:p>['Ana Gomes']</text:p>
          </table:table-cell>
          <table:table-cell office:value-type="string">
            <text:p>2019 será ano de viragem para a União Europeia. Por muito mais do que encolher com o “Brexit” - que ainda quero crer possa evitar-se com um segundo referendo. Aí, 2019 poderia acabar por significar viragem para a regeneração da Europa.

Mas em que sentido iremos, realmente, não sei. Tudo vai depender dos resultados das eleições para o Parlamento Europeu (PE). Basta pensar na “pasokização” do PSF (Partido Socialista Francês), na casa dos 20% por que anda o SPD (Partido Social Democrata) na Alemanha e no reforço para cima de 30% da Lega do fascista Salvini em Itália - é de arrepiar o que pode vir a ser a composição do PE no próximo mandato! E, por arrasto, do que pode ser a próxima Comissão Europeia... e não só. A correlação de forças no PE determinará também outros cargos de topo - as presidências do Conselho Europeu, do Banco Central Europeu e o/a Alto/a Representante para a Política Externa e de Segurança Comum.

Tomara que o Conselho Europeu, quanto antes, acordasse e agisse. Face às forças extremistas e nazi-fascistas que cavalgam o descontentamento, a desconfiança e os medos dos europeus, vão os governos continuar na trajectória cega e surda às consequências sociais e políticas do neo-liberalismo desenfreado que enfraqueceu a União, os Estados e sub-financiou a governação democrática nas últimas décadas? Ou, à 23a. hora, finalmente em modo do alarme, aprovam um quadro financeiro multianual e um orçamento europeu com suficientes recursos próprios para lançar um urgente programa de coesão económica, social, territorial, de criação de emprego e de convergência na zona euro?

Para isso precisam de reconhecer que a fiscalidade tem que ter uma dimensão europeia, para defender o Mercado Único do “dumping fiscal” e fazer as multinacionais, plataformas digitais e indústrias poluentes pagarem impostos. Para pararem de sobrecarregar as PMEs e os cidadãos que os pagam e pagam a destruição de emprego que vem com a globalização e a evolução tecnológica. Justiça fiscal é a reivindicação primeira dos “coletes amarelos” em França e não por acaso: desigualdade e injustiça destroem a confiança em governantes e instituições, incluindo partidos políticos.

Mas os governantes têm feito “ouvidos de mercador”, apesar de sucessivos escândalos revelarem como o sector financeiro, neoliberalmente desregulado, desaguou nos “offshores” a incentivar fraude e evasão fiscal, corrupção, branqueamento de capitais e crime organizado. Como explicar que os ministros das finanças da UE tenham travado a proposta da CE para reformar o IVA, para não continuarem a deixar que a “fraude carrocel” desvie cerca de 50 mil milhões de euros por ano - ou seja, quase 1/3 do orçamento anual da UE! - para mafias e grupos criminosos, incluindo terroristas? Como aceitar que o governo alemão se arrogue dar lições de moral e governação, enquanto deixa o Deutsche Bank, o CommerzBank e outros bancos lavar somas colossais ao serviço de cleptocratas de várias latitudes? Ainda este mês o Ministro das Finanças alemão - do SPD, mas contraditando o programa dos socialistas europeus - travou a proposta da CE, apoiada pelo PE (e pela França), para taxar as multinacionais do digital...

Governos que não entendam que justiça fiscal é questão elementar de democracia e de governação (sem receitas não há serviços públicos, nem sequer há Estado) não vão conseguir também canalizar recursos para a obrigação primordial de garantir segurança e defesa aos cidadãos.

Entramos 2019 de luto por mais um ataque terrorista, que golpeou Estrasburgo em plena sessão do PE. Estamos diante de desafios que nenhum país sozinho consegue enfrentar: do combate ao terrorismo ao imperativo do desenvolvimento sustentável para erradicar a pobreza, fazer face às alterações climáticas e gerir movimentos migratórios; passando pela ciber-resiliência, numa era em que tudo, incluindo a segurança de infraestruturas críticas, das fronteiras externas e das comunicações, depende de tecnologia digital. Mais do que nunca precisamos da União Europeia, com capacidade de decisão e recursos adequados.

Vivemos um tempo ao arrepio da História, em que o Presidente dos EUA diz obsoleta a NATO, maldiz a UE, trata de obsequiar regimes autoritários e repressivos, põe em causa o acordo para impedir o programa nuclear iraniano e anuncia uma repentina retirada de tropas da Síria e do Afeganistão, entregando aliados regionais. De que mais precisam os europeus para perceberem que o mundo está perigoso e finalmente passarem a prover à sua autonomia estratégica em segurança e defesa? Por isto também a questão dos recursos fiscais é prioritária na agenda da UE.

Entramos em ano de grandes perigos, com a UE atacada por dentro - no Brexit, no ressurgimento de forças extremistas, nas traições a princípios e valores por governos que atacam o próprio Estado de Direito em ofensivas contra migrantes e refugiados ou contra a independência da justiça e a liberdade de imprensa. E atacada de fora, num mundo desregulado e com cada vez mais focos de tensão e conflito, semeados pelo desatino americano, pela agressividade da Rússia de Putin e pelo projecto hegemónico pézinhos-de-seda da China. Com Trump cada vez mais acossado pela justiça, não é impensável 2019 trazer a sua demissão - aliviava, mas vai custar muito conter os efeitos do desvario. Tudo piora se houver paralisia na UE, incapacitada por rivalidades internas entre Estados Membros. Assim deixaram a Líbia post-Khadaffy transformar-se em santuário de grupos terroristas e traficantes: em 2019 continuará a UE a assobiar para o ar, em negação do perigo que dali a espreita?

Mais que nunca é vital ultrapassar bloqueios no Conselho. É vital haver coragem política para sancionar governos que violem princípios fundadores e os Tratados - como, em diferentes maneiras e graus, já acontece na Hungria, Polónia, Malta, Roménia, Itália...

Vai ser preciso que alguém assuma a responsabilidade de liderar politicamente a União Europeia em 2019. Macron deixou-se “encostar às boxes” pelos “coletes amarelos”. A transição política na Alemanha não ajuda, mas pode trazer novo estilo, mais assumido e consciente da encruzilhada existencial em que se acha a Europa. Uma Alemanha mercantilista, hesitante e relutante não chega, não serve, não salva a União. E salvar a União é salvar a Paz na Europa.</text:p>
          </table:table-cell>
          <table:table-cell office:value-type="string">
            <text:p>Precisam de reconhecer que a fiscalidade tem que ter uma dimensão europeia, para defender o Mercado Único do “dumping fiscal” e fazer as multinacionais, plataformas digitais e indústrias poluentes pagarem impostos.</text:p>
          </table:table-cell>
          <table:table-cell office:value-type="string">
            <text:p>World</text:p>
          </table:table-cell>
          <table:table-cell office:value-type="string">
            <text:p>['Comissão Europeia', 'Extrema-direita', 'Mundo', 'Opinião', 'União Europeia']</text:p>
          </table:table-cell>
          <table:table-cell office:value-type="string">
            <text:p>2018-12-26 06:06:00</text:p>
          </table:table-cell>
          <table:table-cell table:style-name="ce23" office:value-type="string" office:value="https://www.publico.pt/2018/12/26/mundo/opiniao/2019-ano-viragem-ue-1855701">
            <text:p><text:a xlink:href="https://www.publico.pt/2018/12/26/mundo/opiniao/2019-ano-viragem-ue-1855701">https://www.publico.pt/2018/12/26/mundo/opiniao/2019-ano-viragem-ue-1855701</text:a></text:p>
          </table:table-cell>
          <table:table-cell table:number-columns-repeated="246"/>
        </table:table-row>
        <table:table-row table:style-name="ro1">
          <table:table-cell office:value-type="string">
            <text:p>5cf46546896a7fea06ffc011</text:p>
          </table:table-cell>
          <table:table-cell office:value-type="string">
            <text:p>Um veto inócuo e uma pós-verdade</text:p>
          </table:table-cell>
          <table:table-cell office:value-type="string">
            <text:p>['Paulo Guinote']</text:p>
          </table:table-cell>
          <table:table-cell office:value-type="string">
            <text:p>Quase à noite, no dia a seguir ao Natal, soube-se que o Presidente da República vetou o decreto-lei com que o Governo pretendia impor de forma unilateral a recuperação de uma pequena parte do tempo de serviço congelado aos professores desde Agosto de 2005. Não esperava tal veto depois do que foi sendo escrito e dito na comunicação social acerca do assunto, mesmo se o achava a decisão mais justa a tomar. Em especial se fosse fundamentada de um modo robusto, existindo dois fortes fundamentos para o fazer: a situação de desigualdade no tratamento dado aos professores do continente em relação aos das regiões autónomas e o facto de a solução apresentada (contagem do tempo a recuperar apenas a partir de uma próxima progressão) permitir situações de ultrapassagem na carreira.

No entanto, o Presidente da República optou por fundamentar o veto numa questão formal e fácil de contornar pelo Governo. Ao remeter para o artigo 17.º da Lei do Orçamento para 2019, que prevê que a questão seja objecto de negociação sindical, limita-se a forçar o Governo a, após 1 de Janeiro, voltar a uma negociação que, como assistimos no início de Dezembro por imposição do Parlamento, começa e acaba sem qualquer mudança nas condições da proposta. Quem festejou o veto, festejou apenas o adiamento de algo que, nos termos em presença, repete a coreografia negocial de 2018.

O Governo só não festejou porque tinha de fazer o papel de incomodado, mesmo não o estando. A nota com que reagiu ao veto é de uma enorme hipocrisia quando afirma que “o Governo lamenta o facto de os educadores e os professores dos ensinos básico e secundário não poderem ver contabilizados já a partir de 1 de janeiro de 2019 os 2 anos, 9 meses e 18 dias”. A verdade é que, de acordo com os termos do decreto vetado, só os professores que com progressão assegurada para o 5.º escalão (que é uma das transições sujeita a quotas) no dia 1 de Janeiro poderiam beneficiar de alguma coisa, pois o que se determina é que tal contabilização só faça efeito após uma futura progressão e todos os escalões da carreira, à excepção do 5.º, têm quatro anos. Por exemplo, quem tenha progredido a qualquer outro escalão em meados de 2018 só veria efeitos de tal “recuperação” após progredir de novo (meados de 2022) e terá então de esperar que se complete o resto do tempo em falta para que a benesse governamental se possa concretizar (finais de 2023). Desta forma, os professores no 9.º escalão nunca poderão beneficiar da medida. E muitos outros, no 8.º, que cheguem à idade de se aposentar, também não. E os que não tiverem quotas para passarem ao 3.º, 5.º ou 7.º. A nota do Governo assenta numa espécie de realidade alternativa, típica do discurso político que vivemos. A 1 de Janeiro ninguém ganharia mais um cêntimo com a promulgação do decreto-lei.

A erosão da carreira docente e a proletarização da classe não é uma imposição orçamental como se quer fazer acreditar. É um projecto político claro que precede a crise das contas públicas, destinado a domesticar uma classe profissional, por se considerar excessivo o poder negocial dos seus sindicatos. A recuperação integral, faseada ou não, do tempo de serviço congelado desde 2005 não é uma caixa de Pandora que depois de aberta libertaria demónios mil e levaria ao colapso das contas públicas. O problema é que essa recuperação integral seria uma declaração de derrota em relação a um esforço iniciado no final de Agosto de 2005. Não é por acaso que os comunicadores políticos do Governo falam quase sempre em apenas sete anos de congelamento (2011-2017) como se tivesse sido uma espécie de consequência associada ao colapso financeiro, à vinda da troika para Portugal e aos governos do PSD/CDS. Nada disso, os congelamentos nas progressões começaram antes como parte de um plano executado quando Maria de Lurdes Rodrigues encomendou a João Freire um relatório (Estudo sobre a Reorganização da Carreira Docente, Dezembro de 2005) destinado a encontrar soluções que tornassem a carreira docente mais lenta nas progressões e com pontos de estrangulamento que impedissem parte significativa dos professores de alcançarem o seu topo.

Quase tudo o que se tem escrito acerca deste tema, contra as justas pretensões dos professores verem reconhecido o seu tempo de trabalho que prestaram, esconde o essencial: estão em causa opções políticas antigas, partilhadas pelo núcleo duro do actual Governo que as validou nos tempos de José Sócrates. Mas, como o fim das retenções, não há coragem para o assumir com clareza.</text:p>
          </table:table-cell>
          <table:table-cell office:value-type="string">
            <text:p>O Presidente da República optou por fundamentar o veto numa questão formal e fácil de contornar pelo Governo.</text:p>
          </table:table-cell>
          <table:table-cell office:value-type="string">
            <text:p>Politics</text:p>
          </table:table-cell>
          <table:table-cell office:value-type="string">
            <text:p>['Educação', 'Governo', 'Ministério da Educação', 'Opinião', 'Política', 'Professores', 'Sindicatos de professores']</text:p>
          </table:table-cell>
          <table:table-cell office:value-type="string">
            <text:p>2018-12-28 06:35:00</text:p>
          </table:table-cell>
          <table:table-cell table:style-name="ce23" office:value-type="string" office:value="https://www.publico.pt/2018/12/28/politica/opiniao/veto-inocuo-posverdade-1856036">
            <text:p><text:a xlink:href="https://www.publico.pt/2018/12/28/politica/opiniao/veto-inocuo-posverdade-1856036">https://www.publico.pt/2018/12/28/politica/opiniao/veto-inocuo-posverdade-1856036</text:a></text:p>
          </table:table-cell>
          <table:table-cell table:number-columns-repeated="246"/>
        </table:table-row>
        <table:table-row table:style-name="ro1">
          <table:table-cell office:value-type="string">
            <text:p>5cf46546896a7fea06ffc017</text:p>
          </table:table-cell>
          <table:table-cell office:value-type="string">
            <text:p>2019: Ave, Europa, morituri te salutant</text:p>
          </table:table-cell>
          <table:table-cell office:value-type="string">
            <text:p>['Teresa Pizarro Beleza']</text:p>
          </table:table-cell>
          <table:table-cell office:value-type="string">
            <text:p>Consta que era assim que os gladiadores saudavam os Césares, em Roma, na arena do Coliseu, inspirados num episódio de batalha naval encenada pelo bizarro imperador Cláudio: “Ave, César, os que vão morrer te saúdam.”

O ano que vem vai ser tempo de morte para muita gente. Nenhum de nós sabe quando chega a nossa vez. Mas sabemos cada vez melhor que para muitos a Senhora da Foice passa e colhe muito antes do momento esperado ou devido. Por doença precoce quantas vezes evitável, catástrofe natural ou provocada por erro humano, ou conflito mortal para quem fica e para quem foge. Das invasões, das bombas, dos snipers ou da fome e da miséria, as pragas de mão humana que continuam a assolar o mundo de forma tão sinistra quanto desigual. A esperança de vida à nascença e a sua indecente variação mundial é prova evidente do elemento sorte que preside à nossa chegada ao círculo dos vivos. Poucas variáveis predizem melhor as nossas futuras oportunidades do que o sítio onde nascemos.

Em 1948, a Declaração Universal dos Direitos Humanos foi aprovada pela Assembleia Geral das Nações Unidas, reunida em Paris, com os votos favoráveis de larga maioria dos então membros (48 em 58), nenhum voto contra e a abstenção de oito Estados (no essencial, os do “bloco comunista”, que entendiam que o documento não ia suficientemente longe), havendo ainda dois que não votaram (Iémen e Honduras).

Comovente na sua generosidade, radical na sua ambição, desafiante na sua completude, visionário no seu alcance, o texto da Declaração Universal promete, entre outras coisas, refúgio aos perseguidos e um mínimo decente de vida a todas as pessoas, como direitos que pertencem a todos os seres humanos apenas pelo facto de o serem.

“Toda a pessoa sujeita a perseguição tem o direito de procurar e de beneficiar de asilo em outros países”, reza o Art. 14.º 1, sobre refugiados. De forma realmente universal, o Art. 25.º 1 proclama que “Toda a pessoa tem direito a um nível de vida suficiente para lhe assegurar e à sua família a saúde e o bem-estar, principalmente quanto à alimentação, ao vestuário, ao alojamento, à assistência médica e ainda quanto aos serviços sociais necessários, e tem direito à segurança no desemprego, na doença, na invalidez, na viuvez, na velhice ou noutros casos de perda de meios de subsistência por circunstâncias independentes da sua vontade”.

Mas o que verificamos é que quando os que se vêem obrigados a deixar para trás a sua casa, vida, família, amigos porque as suas convicções ou hábitos e formas de vida são perseguidas, ou porque a sua possibilidade de subsistência e dos seus é reduzida ou nula, alguns dos países mais afortunados do mundo viram-lhes as costas, erguem muros, guardas e políticas para estancar a “invasão”, muitas vezes esquecendo a sua própria origem ou o passado recente que os colocou em situação semelhante. Até o modesto Pacto das Migrações, assinado há dias em Marraquexe, já foi alvo de manifestações hostis de habitantes em solo europeu — em Bruxelas, o seu centro político mais evidente, geograficamente falando. Alguns países bem mais pobres e frágeis mostram bem maior generosidade em acolher quem foge da guerra, da insegurança e da miséria que ela sempre traz consigo.

Quantos morrerão antes do tempo, neste novo ano, atravessando o mar, o deserto, as montanhas, os muros, os arames e os guardas ou as políticas nacionais ou europeias que os separam do futuro que não chegarão a ter?

Quantos portos se negarão a deixar os navios atracar, quantos governos lhes dirão que batam a outra porta, quantos de “nós, europeus” (ainda não consegui entender bem o que isso seja), lhes fecharemos as nossas?

Já que estamos em pleno Natal, lembremos que Jesus Cristo era refugiado, tendo fugido de morte certa para país estrangeiro pouco depois de nascer. Como eram ou são tantas personagens dos nossos passados históricos ou imaginários, tantos artistas e gente de ciência que regularmente celebramos. Os países mais desenvolvidos queixam-se de baixa natalidade e falta de população e mão-de-obra, olham apreensivos para o crescimento acelerado da China, mas não aceitam a riqueza material e espiritual, civilizacional que uma maior abertura à imigração lhes proporcionaria. Os nacionalismos populistas e os aproveitamentos dos baixos instintos do egoísmo humano muito têm feito para demonizar os estrangeiros, os imigrantes, os deserdados da Terra que buscam um futuro decente em países que, em muitos casos, enriqueceram à custa do subdesenvolvimento dos seus, feitos colónias, “ultramar”, territórios e populações submetidos à mais desumana e descarada exploração, quantas vezes a ferro e fogo. Legalmente, a escravatura e seus tráficos são história recente. Os caricatos “códigos indígenas” e as práticas coloniais de dominação e saque, ainda mais.

Vivemos no século em que a tecnologia avançada num país democrático europeu é capaz de produzir a maravilhosa nova Biblioteca Pública de Helsínquia, um “navio” de três andares equipado com os mais sofisticados instrumentos pedagógicos e comunicacionais, como relatado, por exemplo, no artigo de Thomas Rogers no New York Times de dia 6 de Dezembro passado. Não é estranho que a Europa da União não consiga encontrar alternativa decente ao vergonhoso acordo com a Turquia sobre como “despachar” os indesejados migrantes em busca de refúgio e de uma vida viável?

Entre a fragmentação interna e a intolerância que vai tolerando ou até fomentando sobre o exterior migrante, a União Europeia não parece sequer capaz de responder como Cláudio terá feito, no relato de Suetónio, aos condenados que decidiu magnanimamente poupar: “Vão morrer? Talvez não.”

O poder de graça ou misericórdia é o outro lado do poder absoluto, despótico, tirânico. Quando a União Europeia ou os Estados Unidos deixam morrer às suas portas os novos membros do exército de reserva industrial do capitalismo global, o seu gesto de indiferença cruel em tudo se assemelha ao polegar caprichoso do Imperador no lugar de honra do circo do Coliseu de Roma.</text:p>
          </table:table-cell>
          <table:table-cell office:value-type="string">
            <text:p>Quantos morrerão antes do tempo, neste novo ano, atravessando o mar e os muros que os separam do futuro que não chegarão a ter?</text:p>
          </table:table-cell>
          <table:table-cell office:value-type="string">
            <text:p>World</text:p>
          </table:table-cell>
          <table:table-cell office:value-type="string">
            <text:p>['Direitos humanos', 'Estados Unidos', 'Este ano e o outro', 'Europa', 'Migrações', 'Mundo', 'Opinião', 'Refugiados']</text:p>
          </table:table-cell>
          <table:table-cell office:value-type="string">
            <text:p>2018-12-28 06:42:00</text:p>
          </table:table-cell>
          <table:table-cell table:style-name="ce23" office:value-type="string" office:value="https://www.publico.pt/2018/12/28/mundo/opiniao/2019-ave-europa-morituri-salutant-1855997">
            <text:p><text:a xlink:href="https://www.publico.pt/2018/12/28/mundo/opiniao/2019-ave-europa-morituri-salutant-1855997">https://www.publico.pt/2018/12/28/mundo/opiniao/2019-ave-europa-morituri-salutant-1855997</text:a></text:p>
          </table:table-cell>
          <table:table-cell table:number-columns-repeated="246"/>
        </table:table-row>
        <table:table-row table:style-name="ro1">
          <table:table-cell office:value-type="string">
            <text:p>5cf46587896a7fea06ffd19d</text:p>
          </table:table-cell>
          <table:table-cell office:value-type="string">
            <text:p>Que PSD teremos em 2019?</text:p>
          </table:table-cell>
          <table:table-cell office:value-type="string">
            <text:p>['Teresa Morais']</text:p>
          </table:table-cell>
          <table:table-cell office:value-type="string">
            <text:p>O ano de 2018 foi infeliz para o PSD. Deixou de ter um líder e passou a ter apenas um presidente. E o ano correu-lhe mal.

O presidente eleito rodeou-se dos "seus", ostracizou deputados e militantes, não soube ouvir, não soube comunicar.

Rodeou-se mal quando, legitimamente, é certo, escolheu pessoas que debilitaram a sua credibilidade. Algumas delas tinham atrás de si um curriculum tão "nocivo" que até custa a entender que isso tenha sido desvalorizado. Resultado dessas escolhas foi também o de que muitas delas se tornaram imprestáveis. Nem sequer aparecem porque não mobilizam ninguém. Os bons, que também lá estão entre os seus próximos, parecem não conseguir influenciar, ou sequer aconselhar o presidente, voluntariamente preso ao seu estilo “quero, posso e mando".

Ostracizou aqueles que qualificou de “críticos” e desvalorizou por completo o seu grupo parlamentar. Presumindo, a meu ver mal, que ali estava a sua oposição, não soube ou não quis unir, conciliar, agregar. E, assim, uns foram "banidos" do trabalho parlamentar, alguns cansaram-se e saíram. Entre os que permanecem, uns quantos foram recentemente chamados a participar, após meses de silêncio, aliás desmentido pelos seus responsáveis, num exercício pueril de negação das evidências. Muitos estão quietos no seu canto, calados, uns resilientes, alguns ainda expectantes, outros amedrontados. E por aqui me fico, neste tópico. Não darei demasiada importância aos que nunca foram frontais e genuínos e sempre fizeram jogo duplo. Com um pé de cada lado lá vão sobrevivendo. Afinal, foi assim que sempre fizeram no passado. O cúmulo da desconsideração com o grupo parlamentar foi ter sido remetido aos partidos políticos um documento sobre a reforma proposta para a justiça sem que nunca tivesse sido enviado aos deputados do PSD, nem antes, nem depois. Simplesmente, não se faz. Desgraduar e desmotivar dezenas de deputados é perder outros tantos braços armados nas lutas que o partido deveria estar a travar como maior partido da oposição e em ano de eleições.

O presidente não soube ou não quis ouvir. Perante a insatisfação manifestada por muitos militantes convidou-os a sair. E alguns saíram mesmo e passaram a constituir um problema adicional para o PSD porque os que ficaram não conseguem vê-los como traidores. Pelo contrário, muitos identificam-se com a sua insatisfação e continuam a vê-los como um dos "nossos". Numa demonstração de autoridade inútil, porque nada cria e só destrói, alimentou-se a tese de que "quem faz criticas vai pagá-las" e o esforço tem sido desperdiçado a ameaçar e a culpabilizar antecipadamente os ditos "críticos" pelos eventuais maus resultados eleitorais, esquecendo que a responsabilidade é sempre de quem deveria liderar, unir e mobilizar, mas não quer ou não consegue!

Mas também não soube comunicar. Entre silêncios incompreensíveis e declarações que não chegaram às pessoas, raros foram os momentos em que as propostas apresentadas pela direção do PSD foram explicadas com eficácia. Com todas as fichas postas num Conselho Estratégico Nacional que mal se vê, aparecem ideias que são percecionadas como isoladas, direcionadas a alvos concretos ou resultantes de uma agenda pessoal antiga.

Sondagens à parte, conta muito o que sentimos nas pessoas, nos militantes que, esses sim, são o PSD. E o que se sente nas pessoas é desânimo, desmotivação e receio pelo futuro do partido. Há exceções, claro, mas mesmo entre os apoiantes de sempre do presidente, que o conhecem há muitos anos, há surpresa e desilusão. Estranhamente, o próprio presidente não parece preocupado com isso, nem mesmo com os óbvios sinais de afastamento de eleitorado tradicional do PSD. Quando confrontado com essa questão, a da insatisfação visível desse eleitorado, onde se incluem muitos militantes, afirma-se convicto de que esse afastamento será compensado pela grande adesão de novo eleitorado “recrutado” fora do espaço do PSD. Mais alguém acreditará genuinamente nesta tese? Então deixa-se partir o eleitorado certo e fiel do PSD, esperando recuperar essa perda na incerteza do espaço de outros partidos ou na abstenção?

A desvalorização do desalento dos militantes e eleitores leais ao PSD é um erro que pode vir a custar caro àquele que ainda é o maior partido português. E não adianta vir depois “atirar” sobre quem avisou e questionou a estratégia ou talvez a falta dela. Encontrar bodes expiatórios é fácil e a tarefa de os identificar está em marcha há muito tempo. O difícil é, para já, mobilizar os desanimados e depois, se um desaire acontecer, colar os cacos.

Um partido é uma instituição e é tarefa central de quem a dirige mantê-la viva e se possível fazê-la crescer, em todas as suas dimensões. Se, em vez disso, a sua ação estreita, afunila, exclui, o resultado nunca poderá ser positivo.

Por tudo o que fica dito, seria bom se, em 2019, este rumo mudasse e o PSD fosse feliz!

Talvez haja ainda tempo, assim exista a vontade, para incluir, alargar, convocar, em torno de um bom projeto, atempadamente definido e explicado, com energia e dinâmica, a quem queremos manter e cativar. Um projeto forte, alternativo a esta governação socialista que, ancorada numa propaganda eficaz, vende aos portugueses um País de maravilhas que simplesmente não existe.

Mas para que isto aconteça será preciso que quem dirige compreenda que ao PSD não basta ter um presidente que ganhou eleições autárquicas no Porto. É preciso ter um líder que as queira e saiba ganhar no País!

Será também preciso que o presidente entenda que os militantes não querem um partido mediano, homogéneo e mais "controlável", porventura transformado em bengala de outro partido dominante. Querem o seu PSD, o maior partido português, plural, diversificado, mobilizado, onde sempre couberam todos, onde todos se sentiram livres e que não se resigna com menos, nem trabalha para menos, do que ganhar o País!

A autora escreve segundo o novo Acordo Ortográfico</text:p>
          </table:table-cell>
          <table:table-cell office:value-type="string">
            <text:p>Ao PSD não basta ter um presidente que ganhou eleições autárquicas no Porto. É preciso ter um líder que saiba ganhar o País!</text:p>
          </table:table-cell>
          <table:table-cell office:value-type="string">
            <text:p>Politics</text:p>
          </table:table-cell>
          <table:table-cell office:value-type="string">
            <text:p>['Opinião', 'PSD', 'Partidos políticos', 'Política', 'Rui Rio']</text:p>
          </table:table-cell>
          <table:table-cell office:value-type="string">
            <text:p>2019-01-04 06:40:00</text:p>
          </table:table-cell>
          <table:table-cell table:style-name="ce23" office:value-type="string" office:value="https://www.publico.pt/2019/01/04/politica/opiniao/psd-2019-1856546">
            <text:p><text:a xlink:href="https://www.publico.pt/2019/01/04/politica/opiniao/psd-2019-1856546">https://www.publico.pt/2019/01/04/politica/opiniao/psd-2019-1856546</text:a></text:p>
          </table:table-cell>
          <table:table-cell table:number-columns-repeated="246"/>
        </table:table-row>
        <table:table-row table:style-name="ro1">
          <table:table-cell office:value-type="string">
            <text:p>5cf46474896a7fea06ffb98d</text:p>
          </table:table-cell>
          <table:table-cell office:value-type="string">
            <text:p>2019 – Tempo de política à escala europeia</text:p>
          </table:table-cell>
          <table:table-cell office:value-type="string">
            <text:p>['Maria João Rodrigues']</text:p>
          </table:table-cell>
          <table:table-cell office:value-type="string">
            <text:p>Queremos Europa, mas outra Europa! Mas como mudar uma coisa que parece tão opaca? Estes são os sentimentos dominantes nas sondagens de opinião aos cidadãos europeus, e portugueses também.

Queremos Europa! Se há alguma virtude no "Brexit", mesmo em países conduzidos por governos hostis à União Europeia, como Itália, Hungria e Polónia, é que a população europeia prefere manter-se nesta União porque percebe que ela tem, apesar de tudo, vantagens comprovadas. Porque permitiu criar uma perspetiva de paz, democracia e prosperidade para todo um continente, antes dilacerado por múltiplos conflitos. Porque a escala europeia é vital para ter peso na resposta aos novos desafios globais, da mudança climática à revolução digital e aos acordos comerciais. E porque isso se tornou ainda mais evidente num mundo marcado pelo jogo de forças entre potencias onde o nacionalismo ressurgiu, da Rússia ao Brasil e aos EUA.

Mas outra Europa! Isto depende da possibilidade de fazer escolhas políticas sobre a direção do projecto europeu e ela começou a existir porque a política europeia esta a mudar. A construção europeia está a passar do modo tecnocrático do passado – debates e decisões só para os iniciados –​ para um modo mais democrático em que grandes escolhas são submetidas ao debate e decisão dos cidadãos após serem formuladas por grandes famílias políticas que se organizaram entretanto à escala europeia: elas promovem hoje uma coordenação crescente, envolvendo grupos parlamentares no Parlamento Europeu e nos parlamentos nacionais, primeiros ministros no Conselho Europeu, ministros no Conselho, comissários na Comissão Europeia, redes de autarcas, fundações políticas europeias e nacionais e uma miríade de relações com a sociedade civil, organizada também ao nível europeu. Há, porém, que colmatar um atraso no espaço mediático, onde as lógicas nacionais são ainda predominantes, mesmo nas redes sociais, também devido às diferenças linguísticas.

É pois chegado o tempo de tornar mais claras estas grandes escolhas sobre o que queremos para o destino europeu. Tanto mais que ele está hoje sob um grande conflito histórico: a liderança por forças conservadoras e neo-liberais ao longo dos últimos anos congelou o status quo europeu, reduzindo as mudanças ao mínimo e minou dimensão protetora da União Europeia. Isto gerou uma contra-reação por forças políticas nacional-populistas, que recrudesceram explorando as tensões migratórias, e que argumentam agora que é preciso regressar à Europa das nações e das fronteiras nacionais para proteger as pessoas.

O terceiro polo da política europeia provem de forças pró-europeias de sentido progressista. Elas argumentam que é preciso outra Europa para promover uma proteção credível das pessoas e do modo de vida europeu e estão a pugnar por grandes iniciativas à escala europeia. Quais as iniciativas que estarão a ser submetidas a votos nas instituições europeias nos próximos meses e que serão levadas às eleições europeias se forem bloqueadas?

Em face das mudanças climáticas hoje evidentes, a implementação do Acordo de Paris tem mesmo de avançar com novos padrões energéticos, mas com sentido de justiça social e fiscal, criando novos empregos para substituir os destruídos e evitando o agravamento de impostos aos mais desfavorecidos. Mas as forças europeias conservadoras têm vindo a resistir com o argumento de que o problema não é assim tão dramático ou de que todos devem arcar com o aumento de impostos.

Em face das desigualdades sociais devido à precarização no mercado de trabalho e às novas plataformas digitais, o Pilar Social Europeu recém aprovado deveria introduzir garantias básicas para todos de contrato de trabalho, acesso à proteção social, saúde e educação. Mas as forças europeias conservadoras resistem a estes novos direitos sociais, argumentando com os imperativos da competitividade, como se ela não dependesse também da qualidade dos recursos humanos.

Em face do sub-investimento crónico a que a Europa está submetida é preciso ampliar as capacidades de investimento, estabilizando o acesso ao crédito, alavancando o investimento privado com investimento público estratégico, reforçando o orçamento comunitário, criando um orçamento para a zona euro e obtendo receitas fiscais a partir de actividades que quase não pagam impostos, como a especulação financeira e os grandes operadores digitais. As forças europeias conservadoras resistem argumentando com a necessidade de não hostilizar estes operadores financeiros e digitais e de não sobrecarregar as gerações vindouras com encargos adicionais, como se não fossem elas as primeiras vítimas do sub-investimento crónico.

Em face da pressão migratória e declínio demográfico a que a Europa está e estará exposta, é preciso definir uma política migratória europeia, contendo um novo sistema de asilo, programas de repartição e integração a par duma verdadeira parceria para o desenvolvimento de África. As forças conservadoras europeias continuam a arrastar os pés em tudo isto, argumentando agora que não podem dar mais argumentos às forças nacional-populistas, que apenas falam de fechar as fronteiras europeias e nacionais.

Mudar a direção do projeto europeu é possível. As escolhas de política são claras e os actores políticos que as propõem estão hoje organizados à escala europeia, incluindo uma recente internacional nacional-populista. Mas é preciso também que os cidadãos se envolvam em muito maior escala. Esse será o ponto de partida para um tempo de política à escala europeia, que transforme a natureza da União Europeia, de grande mercado em entidade geo-política de base democrática.

A autora escreve segundo o novo Acordo Ortográfico</text:p>
          </table:table-cell>
          <table:table-cell office:value-type="string">
            <text:p>Mudar a direção do projeto europeu é possível, mas é preciso também que os cidadãos se envolvam em muito maior escala.</text:p>
          </table:table-cell>
          <table:table-cell office:value-type="string">
            <text:p>World</text:p>
          </table:table-cell>
          <table:table-cell office:value-type="string">
            <text:p>['Comissão Europeia', 'Eleições europeias', 'Europa', 'Mundo', 'Opinião', 'Parlamento Europeu', 'União Europeia']</text:p>
          </table:table-cell>
          <table:table-cell office:value-type="string">
            <text:p>2019-01-05 06:45:00</text:p>
          </table:table-cell>
          <table:table-cell table:style-name="ce23" office:value-type="string" office:value="https://www.publico.pt/2019/01/05/mundo/opiniao/2019-tempo-politica-escala-europeia-1856451">
            <text:p><text:a xlink:href="https://www.publico.pt/2019/01/05/mundo/opiniao/2019-tempo-politica-escala-europeia-1856451">https://www.publico.pt/2019/01/05/mundo/opiniao/2019-tempo-politica-escala-europeia-1856451</text:a></text:p>
          </table:table-cell>
          <table:table-cell table:number-columns-repeated="246"/>
        </table:table-row>
        <table:table-row table:style-name="ro1">
          <table:table-cell office:value-type="string">
            <text:p>5cf464a8896a7fea06ffbb46</text:p>
          </table:table-cell>
          <table:table-cell office:value-type="string">
            <text:p>Porque é que o caminho do nazismo foi rápido e, de certa forma, fácil?</text:p>
          </table:table-cell>
          <table:table-cell office:value-type="string">
            <text:p>['Raquel Varela']</text:p>
          </table:table-cell>
          <table:table-cell office:value-type="string">
            <text:p>Na viragem do século XIX para o XX o homem parecia capaz de controlar a natureza, devido ao inusitado impulso científico trazido com a revolução industrial. A crise de 1929, porém, abalou como nunca a crença não só no progresso, mas no próprio capitalismo. Marx renascia com a força da realidade das filas da fome em países que deitavam fora a produção para evitar quedas nos lucros: laranjas eram deitadas à rua nas estradas para evitar a queda do seu preço.

A Segunda Guerra Mundial é marcada por uma historiografia de senso comum, ideologicamente marcada pela disputa entre os EUA e a URSS, durante a Guerra Fria. A recente ascensão da extrema-direita convoca-nos mais uma vez a recordar que memória não é história.

No dia 24 de Outubro de 1929, as acções da bolsa de Nova Iorque colapsaram. Era o sintoma do início da maior crise do capitalismo até aí. As propostas keynesianas face à crise de 1929, como o New Deal, incidiram sobre a protecção social e numa economia capitalista planificada. Associada às obras públicas, por sua vez assentes num défice controlado.

Porém, ao contrário do que frequentemente (e erradamente) é referido, estas medidas não solucionaram a crise. Em 1937 ela, a queda da taxa média de lucro, tinha regressado. As taxas de desemprego de 1929 só foram revertidas quando os EUA entraram na II Guerra, em 1941. Foi a economia de guerra, ou seja, transformar desempregados em soldados, forças produtivas em fábricas de máquinas de destruição, que reverteu a crise de acumulação. Falharam as teorias keynesianas e monetaristas e passou-se do New Deal ao War Deal – em 1939 os EUA tinham amputado os gastos sociais usando o equivalente a 50% do seu valor em investimento de guerra. Só nesse ano!

Hoje é claro para a historiografia que o nazismo não avançou só pela força das técnicas militares, a Blitzkrieg, com falhas evidentes, mas pela desmoralização política dos adversários. Um dos mais potentes tanques de Hitler foi a derrota da revolução espanhola, das esperanças na frente popular francesa, a titubeante social-democracia alemã e a desastrosa política dita do “terceiro período” da Internacional Comunista (que recusava alianças, mesmo defensivas, com a social-democracia com o argumento de que esta seria “irmã gémea” do fascismo).

Hitler podia ser louco. Mas o nazismo não foi um acto de loucura. Foi um modelo coerente de destruição em massa. Que só conseguiu vencer pela inabilidade dos seus vários adversários. Nas palavras do historiador francês Pierre Broué, o nazismo foi uma “gigantesca derrota sem combate”.

A burguesia industrial alemã temia a revolução social. Temia que, depois das tentativas operárias de tomar o poder em 1919 e 1923, uma nova crise (1929) levasse o “proletariado ao poder” como na Rússia soviética. Os anos de estabilidade económica da República de Weimar foram dramaticamente deixados para trás na crise: milhões não conseguiam encontrar trabalho (cerca de 2/5). Generaliza-se a fome, o caos e a insegurança. Há queda dos preços na produção, que se combina com uma gigantesca inflação na distribuição, no consumo.

Muitos procuraram as raízes do nazismo nas profundezas culturais da “alma” alemã (e francesa). O facto é que nem todos os fascismos “deram certo”. Nem todos passaram de correntes culturais de vanguarda a partidos de massas que tomaram o poder de Estado.

Ao longo de todo o nazismo 300 mil alemães são presos, perseguidos ou mortos por se oporem a Hitler. Por outro lado, não é verdade que todo o povo alemão ou as suas camadas mais pobres aderiram ao projecto nazi. Segundo o historiador britânico Dick Geary, “o resultado global das eleições para os conselhos fabris, em 1931, viu apenas 710 representantes da Organização Nazi das Células Fabris (NSBO) eleitos contra 115.671 sindicalistas livres (de orientação SPD) e 10.956 cadeiras para os sindicatos cristãos, predominantemente católicos. Em Janeiro de 1933, o NSBO tinha cerca de 300 mil membros, em comparação com um milhão de sindicalistas cristãos e mais de quatro milhões de sindicalistas livres”.

Porque é que o caminho do nazismo foi rápido e, de certa forma, fácil?

Devido a três factores. O nazismo beneficiou do apoio militante do sector industrial e financeiro alemão; da ausência de apoio, por parte da URSS e da social-democracia, aos projectos revolucionários da década de 30 do século XX; e da inacção, quando não cumplicidade activa, da social-democracia e suas alianças a poderes semibonapartistas antes da ascensão de Hitler ao poder.

William Pelz, historiador norte-americano, lembra que em Julho de 1932 os nazis tiveram 37,3% dos votos, mas nas eleições de Novembro tinham perdido mais de 4% e 34 lugares do Parlamento. Que aí usaram o terror e a provocação – o incêndio do Reichstag, atribuído aos comunistas – para recuperar influência. E que nesse tempo a reacção dos partidos de esquerda foi nula. Pouco depois sobem a votação. Ainda assim, se todos os outros partidos se tivessem coligado contra Hitler, teriam impedido a sua vitória. Mas, sublinha Pelz, Hitler era apoiado financeiramente pela Krupp, a I.G. Farben, as grandes empresas que, com base no trabalho forçado dos campos de concentração, serão o alicerce da produção de guerra e da recuperação das taxas de lucro após a crise de 1929. O nazismo não é uma excrescência conservadora retrógrada, uma espécie de retorno feudal, assentou antes na mais desenvolvida técnica e ciência da economia de guerra.

O segundo factor é o desastroso papel da política da Internacional Comunista conhecida como do “terceiro período”, que rejeitou uma política de frente única contra o nazismo. Não distinguia entre um regime que rejeitava a revolução (social democrata) e outro que procurava aniquilar fisicamente os dirigentes operários (Estado fascista). O SPD foi definido até 1935 pela nomenclatura russa como um partido “social-fascista”. A Oposição de Esquerda a Estaline defendeu a frente única, uma organização comum de partidos de base social operária contra o nazismo. A URSS recusou. Mudou depois de política no seu VII Congresso, em 1935, mas para outra igualmente errónea, a “frente popular”, em que o operariado deveria ser paciente e abdicar das suas reivindicações em prol de uma aliança (muitas vezes apenas imaginária) com partidos burgueses democráticos. Esta política foi testada na França e na Espanha dos anos 30 e representou uma derrota terrível, que culminou com a vitória de Franco, a invasão nazi da França e a criação do regime fascista de Vichy.

Finalmente, não foram só os comunistas fiéis à URSS a ter uma política desastrosa. O SPD procurava uma (impossível, no quadro da crise) via intermédia entre o nazismo e bolchevismo, entre a contra-revolução nazi e a revolução bolchevique. Queria defender a República de Weimar, quando a democracia liberal sucumbia à sua própria crise, vendo grande parte dos liberais migrarem para o apoio ao nazismo para salvarem as suas propriedades e lucros contra a ameaça bolchevique. E o SPD viu-se assim a apoiar, a partir da oposição, a política deflacionista do governo bonapartista de Brüning e os governos por decretos-lei, governos que deixaram campo livre aos bandos fascistas fieis a Hitler, os freikorps. O SPD ainda apoiou Hindenburg em 1932 para a presidência da República, o mesmo que irá nomear Hitler chanceler.

O poeta Bertolt Brecht, socialista e resistente revolucionário ao nazismo, no seu exílio de 15 anos (um “embaixador da desgraça”, como se auto apelidou), chegou mesmo a escrever, reflectindo sobre a história e dirigindo-se ao futuro: “Vós que ireis emergir da onda em que nós nos afogamos (...), pensai em nós com indulgência.”

Morreram 80 milhões de pessoas na II Guerra, o maior genocídio da história da humanidade. Há um momento na história em que se pode barrar o fascismo. Depois, como lembrou Brecht, é tarde demais.</text:p>
          </table:table-cell>
          <table:table-cell office:value-type="string">
            <text:p>Há um momento na história em que se pode barrar o fascismo. Depois, como lembrou Brecht, é tarde demais.</text:p>
          </table:table-cell>
          <table:table-cell office:value-type="string">
            <text:p>World</text:p>
          </table:table-cell>
          <table:table-cell office:value-type="string">
            <text:p>['Europa', 'Extrema-direita', 'História', 'II Guerra Mundial', 'Mundo', 'Nazismo', 'Opinião']</text:p>
          </table:table-cell>
          <table:table-cell office:value-type="string">
            <text:p>2019-01-10 06:49:00</text:p>
          </table:table-cell>
          <table:table-cell table:style-name="ce23" office:value-type="string" office:value="https://www.publico.pt/2019/01/10/mundo/opiniao/caminho-fascismo-tarde-demais-1857022">
            <text:p><text:a xlink:href="https://www.publico.pt/2019/01/10/mundo/opiniao/caminho-fascismo-tarde-demais-1857022">https://www.publico.pt/2019/01/10/mundo/opiniao/caminho-fascismo-tarde-demais-1857022</text:a></text:p>
          </table:table-cell>
          <table:table-cell table:number-columns-repeated="246"/>
        </table:table-row>
        <table:table-row table:style-name="ro1">
          <table:table-cell office:value-type="string">
            <text:p>5cf464ac896a7fea06ffbb62</text:p>
          </table:table-cell>
          <table:table-cell office:value-type="string">
            <text:p>O Cais que caiu que nem ginjas</text:p>
          </table:table-cell>
          <table:table-cell office:value-type="string">
            <text:p>['Paulo Ferrero']</text:p>
          </table:table-cell>
          <table:table-cell office:value-type="string">
            <text:p>Onde não estamos é que estamos bem. Já não estamos no passado, e então ele parece-nos belíssimo. (O Ginjal, Anton Tchékov)

O excelso dramaturgo russo autor de O Ginjal (também conhecido por Jardim das Cerejeiras) que me perdoe por o invocar em vão (talvez), assim, sem mais, mas há um drama em fase de ensaio final para o Cais do Ginjal, aqui defronte a Lisboa, ainda que o encenem como uma história de amor redentor, perdão, como “elemento regenerador e qualificador do Património Industrial”.

A peça, intitulada Plano de Pormenor do Cais do Ginjal, é da co-autoria moral e material da Câmara Municipal de Almada, do promotor imobiliário madeirense AFA e do atelier de Samuel Torres de Carvalho, com os primeiros escritos a remontarem há mais de 10 anos, e está quase a estrear em palco, sem ponto, e, que se saiba, com cenários contemporâneos, mas nem por isso minimalistas.

Não que se esperasse que dessem agora em recriar os tempos imemoriais da acostagem dos navios contendores em plena crise de 1383-85, ou as marés cheias, ou vazias, do pós-Terramoto e do milagre que salvou Cacilhas das águas então revoltosas. Mas apelidar de “regeneração” e “qualificação” a algo que se resume a, basicamente, construir em todo o lado onde houver espaço vago neste cais que é hoje de memórias e memoriais à era industrial, é teatro do absurdo, quiçá stand-up comedy.

Sem mais comédias e em pouco palavreado, para quem não esteja a ver muito bem com o que se vai deparar se não houver correcções ao texto e aos números defendidos neste plano, e decidir avançar Rua do Ginjal adentro chegado que esteja ao apeadeiro fluvial, é o seguinte:

A rua estreita e empedrada, a espaços, do cais propriamente dito, onde até há 50-60 anos havia verdadeiras multidões a circular por entre guinchos e postos de amarração, e outras tantas caldeiradas; vai ter o dobro da largura e o paredão será reforçado substancialmente de modo a permitir a circulação automóvel em dois sentidos, e a assegurar a boa circulação dos estimados “1850 veículos/dia”. Pasme-se.

Portanto, no que toca ao primado do peão e das mobilidades suaves sobre o popó, não se vislumbra século XXI neste plano dito de pormenor, antes pelo contrário, até porque ainda se quer construir um silo monumental ao cimo da arriba, com sistema elevatório, de modo a também por aí se escoarem devidamente as estimativas automóveis.

Por outro lado, pensar-se-ia que o essencial do plano fosse a reabilitação dos pavilhões, armazéns e ruínas (muitas, imensas) do longo do cais de cerca de 1km de extensão, quiçá por meio de uma replicação do modelo de sucesso (até ver) da outra margem, um mix entre a Lx Factory e as Docas de Alcântara.

Contudo o que se constata é que a habitação é o mote de toda a operação urbanística para os mais de 80 mil m2 de implantação da área a intervir, e habitação em 2.ª linha, o que implica, obviamente, construção em altura para que todos os novos habitantes possam usufruir de vistas para o rio e para a outra margem. Vai daí, toca a ampliar tudo o que lá existe, esteja de pé ou em ruína.

Por isso, do que se trata de facto é de operação imobiliária em grande escala. E de demolições em barda. Novos arruamentos e muitos prédios novos.

É verdade que também estão previstas áreas para as indústrias criativas, outras para artes e outras ainda para memoriais aos tempos de antanho daquele cais, de fábricas, indústrias, armazéns, barcos, bacalhoeiros ou não, e trabalhadores, muitos trabalhadores. Mas sabe a pouco, muito pouco, e a modas, uma vez que o fulcral do empreendimento é adaptar-se o que existe e construir de raiz para habitação com vista.

Duvida-se, inclusive, que a silhueta e as fachadas dos edifícios de 1.ª linha, em cima do cais, se mantenham como estão, quanto mais as coberturas e acabamentos.

O que não se entende é que a mesma câmara municipal tenha reabilitado sem mácula outra área de Cacilhas, ali bem perto, escassas dezenas de metros por detrás do cais.

O que nunca se entendeu é como o Cais do Ginjal não está classificado de Interesse Público ou Municipal, porque em vez deste que se diz plano de pormenor e não passa de uma urbanização, teríamos, isso sim, um Plano de Pormenor e Salvaguarda, que é disso que se trata: salvaguardar o cais, recuperando-o e re-utilizando-o, mas sem lhe matar a alma ou travestir o corpo. A gula imobiliária não seria a mesma e o cais já não cairia que nem ginjas? Talvez não.

Por falar em sabores e digestões, haverá, por certo, novos e muitos sabores no futuro cais, e por isso mesmo, bastante concorrência aos agora celebérrimos e incontornáveis “Atira-te ao Rio” e “Ponto Final”, pelo que nunca é demais prevenirem-se estes dois na eventualidade de lhes poder vir a acontecer o que sucedeu ao outrora célebre “Floresta do Ginjal” e às suas festas de casamento, que se finaram, ambos.

No horizonte do plano há ainda lugar a mais uma cena, a da “praia do Ginjal”, sobre a qual há-de cair o pano.

Do lado de lá da península, na antiga Lisnave, está também já em ensaios finais a grande urbanização da Margueira, mas não vê do lado de cá.</text:p>
          </table:table-cell>
          <table:table-cell office:value-type="string">
            <text:p>Apelidar de “regeneração” e “qualificação” a algo que se resume a, basicamente, construir em todo o lado onde houver espaço vago neste cais que é hoje de memórias e memoriais à era industrial, é teatro do absurdo.</text:p>
          </table:table-cell>
          <table:table-cell office:value-type="string">
            <text:p>Local</text:p>
          </table:table-cell>
          <table:table-cell office:value-type="string">
            <text:p>['Câmara de Almada', 'Local', 'Opinião', 'Tejo']</text:p>
          </table:table-cell>
          <table:table-cell office:value-type="string">
            <text:p>2019-01-10 08:31:00</text:p>
          </table:table-cell>
          <table:table-cell table:style-name="ce23" office:value-type="string" office:value="https://www.publico.pt/2019/01/10/local/opiniao/cais-caiu-ginjas-1857201">
            <text:p><text:a xlink:href="https://www.publico.pt/2019/01/10/local/opiniao/cais-caiu-ginjas-1857201">https://www.publico.pt/2019/01/10/local/opiniao/cais-caiu-ginjas-1857201</text:a></text:p>
          </table:table-cell>
          <table:table-cell table:number-columns-repeated="246"/>
        </table:table-row>
        <table:table-row table:style-name="ro1">
          <table:table-cell office:value-type="string">
            <text:p>5cf464b6896a7fea06ffbb9d</text:p>
          </table:table-cell>
          <table:table-cell office:value-type="string">
            <text:p>A geoeconomia das plataformas e o homo digitalis</text:p>
          </table:table-cell>
          <table:table-cell office:value-type="string">
            <text:p>['António Covas']</text:p>
          </table:table-cell>
          <table:table-cell office:value-type="string">
            <text:p>A geoeconomia das plataformas é uma das formas mais visíveis da revolução digital. A enorme diversidade de plataformas e aplicações, a variedade de modelos de negócio digital e engenharia financeira, as incubadoras e os espaços de coworking, a smartificação dos territórios, a grande diversidade e vulnerabilidade do trabalho digital, as novas formas de risco digital, a iliteracia digital, são alguns dos temas principais da geoeconomia da transformação tecnológica e digital. Neste contexto, a economia do estado-plataforma é uma variante fundamental desta transformação e o homo digitalis uma faceta impressiva e incontornável. Vejamos alguns dos aspetos principais desta geoeconomia das plataformas.

I. A geoeconomia das plataformas

Todas as atividades precisam de uma intermediação e de um agente intermediário. No passado essa intermediação era (é), muitas vezes, pesada e onerosa. De um lado, custos de ineficiência elevados, de outro, apropriação indevida de mais-valias geradas nas respetivas cadeias de valor. É esta intermediação intrusiva e abusiva que está, agora, posta em causa por uma nova intermediação mais leve, mais eficaz e mais eficiente, com ganhos (em princípio?) para todos os agentes da cadeia de valor, consumidores incluídos.

Uma plataforma dirige-se, tendencialmente, para uma “multidão extra-territorial”. Quanto maior for a multidão mais o custo marginal da plataforma se aproxima de zero. Esta é a chamada lei dos “rendimentos crescentes de escala”, uma lei que tende para a concentração e cujo desenlace final pode acabar na formação de um quase-monopólio. A economia das plataformas assenta num dispositivo tecnológico que recolhe, trata e comercializa informação. Quanto maior o volume e a velocidade de processamento da informação primária, maior o valor e a veracidade da informação secundária. A inteligência artificial e os procedimentos de cálculo (algoritmos) são os operadores principais da chamada economia do Big Data.

A economia das plataformas, em função da sua dimensão e natureza, assume a forma de uma rede centralizada, descentralizada e/ou distribuída. Nas redes mais distribuídas as relações entre produtores e consumidores estão lateralizadas e, nessa medida, digamos que as suas posições relativas podem ser revertidas. Neste sentido, poderíamos dizer que os “profissionais dos mercados têm a concorrência dos amadores das plataformas”, o que levanta o problema da confiança e da reputação dos serviços prestados pelas plataformas.

A economia das plataformas lida, na sua essência, com os chamados “mercados biface”. De um lado, os utilizadores atraídos pela plataforma por uma larga gama de serviços praticamente gratuitos. Obviamente, quanto maior é a sua adesão maior é a sua pegada digital. De outro, todos aqueles que necessitam dessa informação preciosa sobre clientes potenciais para vender os seus produtos e serviços. A mais valia da plataforma é a diferença entre um custo marginal decrescente no primeiro mercado e uma comissão por serviços prestados no segundo mercado. Nas grandes plataformas, a lei dos rendimentos crescentes de escala desemboca em mais valias fabulosas.

A economia das plataformas constrói as suas cadeias de valor para lá das fronteiras nacionais, não está presente fisicamente nos territórios onde opera e a desmaterialização das transações permite-lhe manipular os volumes de negócios registados e o pagamento de impostos locais. A extração e exportação de mais valias locais é um problema sério de política fiscal e regulatória.

A economia das plataformas assenta em modalidades de trabalho muito diversificadas que não têm, ainda, no quadro do direito laboral em vigor, uma consagração bem estabelecida, isto é, reina a precariedade. Falamos de diversas modalidades, tais como: trabalho independente, trabalho intermitente, trabalho contributivo, trabalho a pedido, trabalho voluntário, etc. Estão em causa os direitos sociais e sindicais, as remunerações, os benefícios da segurança social, a convertibilidade das diferentes formas de trabalho, o direito à empregabilidade e a proteção da pluriatividade.

A economia das plataformas propõe várias aplicações para os chamados territórios inteligentes ou smartificação territorial. As grandes metrópoles beneficiam destas aplicações ou funcionalidades não apenas para otimizar grandes infraestruturas e equipamentos – poluição, iluminação, mobilidade, saneamento, abastecimento de água – mas, também, para aprofundar a democracia participativa e oferecer serviços colaborativos sob a forma de plataformas de interface entre as coletividades locais e os cidadãos organizados.

A economia das plataformas, na sua fase atual, padece de um défice de regulamentação e regulação face à extraordinária capitalização bolsista das grandes plataformas. Está em causa não apenas a redistribuição do valor gerado nas cadeias de valor, mas, também, a proteção dos dados e dos direitos pessoais. De facto, o risco digital é, ainda, em boa medida, um “buraco negro” que a nova política regulatória ainda não resolveu satisfatoriamente.

Finalmente, a economia das plataformas é uma esperança promissora para a estruturação da economia do quarto setor na sua aceção mais ampla, que inclui o setor público, a economia social e solidária, a economia do conhecimento e da cultura e a economia dos bens comuns colaborativos em sentido largo. A economia das pequenas plataformas estará particularmente vocacionada para a estruturação do quarto setor e, muito em especial, para uma economia dos comuns colaborativos que será o principal pilar deste setor.

II. A geoeconomia do estado-plataforma

Perante a Grande Transformação Digital, não se trata, apenas, de converter um estado-informático num estado-digital, mas de converter uma cultura organizacional hierárquica e vertical, o “estado-silo”, numa cultura organizacional participativa e colaborativa, o “estado-plataforma”. Com efeito, o que aqui sugerimos é uma alteração radical no sistema de valores e na cultura política do estado-administração, sabendo nós que o estado central, o estado local e o estado social são os pilares essenciais do velho estado clientelar do século XX e, desde logo, as principais fontes de alimentação do sistema político-partidário ainda vigente.

A revolução digital põe em causa não apenas a intermediação económica e comercial, mas, a prazo breve, também, a intermediação política e a fonte de legitimação democrática e representativa tal como nós a conhecemos nas sociedades ocidentais, razões mais do que suficientes para que o conservadorismo político-partidário tome as medidas defensivas e cautelares que se justificam nesta conjuntura. Seja como for, a revolução digital é imparável e mudanças profundas ocorrerão nas relações entre a sociedade civil, o estado e as plataformas digitais. Vejamos algumas dessas futuras interações e, mesmo, colisões de interesses.

As tecnologias digitais transformam tudo em produtos e serviços, ou seja, tudo está montado para gerar valor e ser um negócio privado. As plataformas serão o dispositivo tecnológico dessa “atomização-privatização-personalização” das relações no próximo futuro. Não há, por enquanto, pensamento estruturado nem um guião para a ação no setor público, no que diz respeito às novas missões do estado, ao “novo perímetro do estado” e às zonas de interface entre o estado-administração e as plataformas de cidadãos em muitas áreas que relevam da modernização administrativa.

As tecnologias digitais põem a nu o enorme passivo acumulado nos últimos 30 anos no que diz respeito ao envelhecimento da função pública e à falta de renovação dos quadros da administração. Por outro lado, usámos e abusámos de serviços em regime de outsourcing que, gradualmente, desclassificaram os serviços do estado-administração e os perfis profissionais da função pública, ao mesmo tempo que o lobbying corporativo ia capturando e esvaziando muitas funções técnicas do estado.

No quadro de uma política de transformação digital, e como todos sabemos, a política tecnológica está muito associada à inovação incremental e à obsolescência programada, por razões que se prendem com o negócio digital e a satisfação da clientela corporativa que rodeia o estado-administração; tudo somado, é preciso estar avisado para não cometer erros de avaliação em matéria de modernização administrativa.

Na última década Portugal experimentou uma mistura explosiva que juntou o envelhecimento da função pública e o congelamento das carreiras e das remunerações com uma quebra acentuada do investimento público em matéria de transformação digital; este facto, que, só por si, viola princípios e direitos adquiridos dos funcionários públicos, significa, muito provavelmente, que não estarão reunidas as condições políticas e motivacionais para acolher uma nova cultura organizacional que põe em causa a lógica dos direitos adquiridos e a segurança das carreiras da função pública.

Neste momento discute-se, mais uma vez, a política de descentralização. A economia das plataformas abre uma uma via privilegiada de modernização no que diz respeito à política de descentralização de atribuições e competências para os municípios e agrupamentos de freguesias e, de uma maneira geral, à configuração e gestão de serviços públicos. Estão em causa não apenas as missões clássicas do estado-administração como, também, o próprio perímetro da ação administrativa do estado e, ainda, a própria noção de “função pública”, tal como elas são convencionalmente conduzidas e reproduzidas no modelo silo, para além de implicar muito mais investimento na cobertura digital do território.

Um dos aspetos centrais da nova cultura organizacional é o grau de literacia digital da população para lidar com uma nova geração de “serviços ao público”. Não me refiro à manipulação de dispositivos inteligentes, reporto-me a questões de cultura digital que implicam a “coprodução de serviços ao público” em vez de serviços públicos. Esta transição da cultura informática para a cultura digital é plena de consequências sobre o sistema de educação em geral, em especial no que diz respeito à revisão do sistema educativo e formativo.

A economia do estado-plataforma tem um impacto direto na utilização dos dados pessoais, se quiser melhorar a qualidade dos serviços prestados aos cidadãos-utentes. O acesso aos dados públicos cria uma grande zona de interface com a sociedade civil e abre uma via experimental para testar uma nova administração pública de participação interativa; este é, porventura, o pretexto que faltava para fazer explodir o estado-plataforma, em múltiplos modelos e formatos de plataforma colaborativa e abrir o caminho para novas categorias e tipologias de bens e serviços, como, por exemplo, os “comuns colaborativos” em regime de coprodução com o cidadão-utente.

III. Economia das plataformas e homo digitalis

Numa extremidade, a multidão e a internet. Na outra extremidade, o smartphone e o internauta. No meio, os operadores de telecomunicações, as plataformas digitais e as aplicações informáticas. Estamos a falar da revolução digital na sociedade e na economia e da emergência de um denominado homo digitalis, por enquanto pertencente ainda ao domínio da espécie humana!

Vivemos em plena era das multidões e as plataformas digitais e suas aplicações são, cada vez mais, o novo lugar central da nossa vida coletiva. Na economia das plataformas podemos encontrar uma tipologia muito variada: de busca na internet (Google), de rede social (Facebook), de comércio em linha (Amazon), de aplicações para terminais móveis (App Store), de mobilidade urbana (Uber), de produção de conteúdos (YouTube), de consumo colaborativo (Airbnb), de recrutamento profissional (Linkedin), de trabalho assalariado ou independente (Jobbying), de financiamento participativo (Kickstarter), entre muitas outras em praticamente todos os setores de atividade.

A associação estreita entre a economia das plataformas e o homo digitalis será, seguramente, um dos binómios que suscitará mais interesse e curiosidade no próximo futuro. A economia das plataformas terá um impacto decisivo sobre inúmeros aspetos da nossa vida coletiva:

- Qual é a proveniência das plataformas, globais ou made in?

- Qual é o modelo de negócio que adotam, extrativista ou colaborativo?

- Até onde as plataformas alteram os hábitos e rotinas do consumidor/utente/utilizador?

- Em que medida contribuem para melhorar o grau de literacia e acesso digital?

- Quais os efeitos diretos e indiretos sobre os mercados de trabalho?

- Que perturbações introduzem nas cadeias de valor mais tradicionais?

- Que relações estabelecem com as coletividades territoriais e as economias locais?

- Que impacto têm sobre o rendimento e a fiscalidade locais?

- Qual o modelo de ocupação do território, geram mais dispersão ou aglomeração?

- Que relações com as instituições de ensino superior e o emprego jovem qualificado?

Com esta simples enunciação estamos no coração de uma grande transformação tecnológica, aquela que nos transporta da sociedade industrial para a sociedade digital, aquela que nos conduz da sociedade do valor-trabalho para a sociedade do valor-data ou informação. As respostas a estas questões são, só por si, um campo imenso de investigação e uma agenda política fundamental que, em conjunto, nos ajudarão a seguir o rumo mais apropriado até ao futuro próximo.

Por outro lado, na sociedade digital onde já nos encontramos a nossa pegada digital estará por todo o lado e a nossa vida individual estará praticamente toda digitalizada: nos motores de busca, nas redes sociais, nas centrais de reserva, nas plataformas de compra e venda, de entretenimento, de crowdlearning, crowdsourcing e crowdfunding, de recrutamento e trabalho independente, de aluguer de ativos subutilizados, e em inúmeras aplicações que fomos descarregando em modo mais ou menos descontrolado.

Quer dizer, doravante, na sociedade digital “o produto somos nós”. Somos a mercadoria trocada nos chamados mercados biface. Somos “adquiridos gratuitamente” através dos rastos que deixamos em muitas plataformas (a primeira face do mercado) e somos “vendidos a terceiros”, geralmente empresas e sociedades, depois de devidamente “perfilados”, e mediante o pagamento, por parte dessas empresas e sociedades, de uma comissão à plataforma que faz a respetiva intermediação (a segunda face do mercado). Quer dizer, tudo o que nós dizemos, fazemos, sentimos e experimentamos deixa um rasto e produz informação preciosa com muito sumo para as plataformas de intermediação. Depois de extraído, esse sumo converte-se num perfil personalizado de um consumidor/utente/utilizador e é este perfil personalizado que tem imenso valor para o universo mercantilista do capitalismo digital.

No contexto da sociedade digital e no universo socio-laboral correspondente o homo digitalis apresenta-se em três planos distintos. Como especialista de uma determinada disciplina e trabalhando por conta de outrem numa empresa tecnológica, ele está, digamos, na sociedade pós-industrial. Como free lancer ou trabalhador independente em colaborações muito variadas de crowdsourcing, de economia a pedido e economia partilhada em condições laborais muito diversas, ele está, digamos, na sociedade colaborativa. Finalmente, como utente e utilizador de plataformas e redes sociais onde deixa a sua pegada digital, ele está em plena sociedade do Big Data, praticando aquilo que na literatura se designa genericamente por digital labor.

Nestes três planos o homo digital passa por uma verdadeira transfiguração no que diz respeito à sua condição socio-laboral. Enquanto na sociedade industrial o operário está sindicalmente enquadrado e beneficia de um contrato coletivo de trabalho e de um direito laboral que o protegem das arbitrariedades da entidade patronal, na sociedade digital assistimos a uma fragmentação da condição laboral e da proteção social, digamos, em plena transição do “silo industrial” do capitalismo para o “túnel digital” do capitalismo. Onde ontem se referiam a exploração e alienação do operário industrial, referem-se hoje a alienação e adição do trabalhador digital: sem horário de trabalho, sem contratação coletiva, em regime de prestação de serviço, sem sindicato, sem ordem profissional, sem regime regulamentar e regulatório, em modo de outsourcing, sem seguro coletivo, afinal, em regime precário de pluriatividade e plurirrendimento e, muitas vezes, desligado de uma comunidade verdadeiramente empresarial.

Notas Finais

Na sociedade digital, o trabalho passa a ser, digamos, uma categoria líquida que assume formas e modalidades muito diversas. Isto é, teremos de encontrar um denominador comum ou equivalente geral para o tornar convertível e transferível entre diversas modalidades: trabalho por conta de outrem, trabalho por conta própria, trabalho colaborativo, trabalho comunitário, trabalho voluntário, trabalho on demand, biscastes e macjobs, trabalhos realizados aqui e no estrangeiro, etc.

Naturalmente, uma boa parte do que aqui se diz fica inteiramente dependente da consistência das respostas às questões relativas às plataformas digitais tal como as enunciámos anteriormente. Para memória futura e em jeito de ilustração refiram-se as relações entre as plataformas digitais e os ecossistemas locais formadas pelas coletividades, as economias de rede locais e as instituições de ensino superior regionais.

Neste relacionamento triangular, um primeiro aspeto diz respeito à relação entre fratura digital e cobertura digital, o que levanta a questão da infraestruturação do território sem a qual o acesso fica bastante prejudicado. Um segundo aspeto diz respeito às competências digitais e ao grau de literacia digital de toda a população, o que, só por si, pode determinar um questionamento radical dos modelos de ensino, educação e formação profissional. Um terceiro aspeto diz respeito ao acesso aos dados existentes, o que levanta questões fundamentais como a regulação da privacidade, mas, também, a modernização digital da administração. Um último aspeto, porventura o mais decisivo, diz respeito aos incentivos para fazer emergir plataformas digitais adequadas às necessidades das economias locais e regionais, o que levanta a questão crucial dos modelos de negócio das plataformas.

Como dissemos, a geoeconomia das plataformas promove uma cura de emagrecimento nas intermediações, sejam elas económicas, financeiras, institucionais ou associativas e só por essa razão já teria valido a pena promover a transformação digital das organizações privadas e públicas. Há, todavia, um longo caminho a percorrer e num país como Portugal, onde geralmente se confunde uma política pública com a publicação de um diploma legal, não é tarefa fácil montar um estaleiro de pequenos núcleos inovadores no interior da administração pública em estreita ligação com centros de investigação e outras startup e, a partir daí, gerar um movimento de reforma da nossa administração pública. No nosso caso, o principal estrangulamento ao patrocínio adequado deste movimento é o “modelo silo” completamente ultrapassado das nossas principais instituições, totalmente viciadas em candidaturas e ajudas públicas para preencher a sua missão corporativa.

Uma palavra final para a nova geografia económica das plataformas digitais. Eis os tópicos principais de um programa e uma agenda para o futuro próximo: fratura digital e cobertura digital (1), polarização digital e novas assimetrias territoriais (2), plataformas e modelos de mobilidade e ocupação do território (3) , geoeconomia das plataformas e rearranjo socioinstitucional (4), plataformas, serviços de proximidade e economias de aglomeração (5), plataformas, literacia, competências digitais e modelos de ensino-formação (6), finalmente, plataformas, coletividades territoriais e modelos de negócio made in (7).

O autor escreve segundo o novo Acordo Ortográfico</text:p>
          </table:table-cell>
          <table:table-cell office:value-type="string">
            <text:p>Estamos a falar da revolução digital na sociedade e na economia e da emergência de um denominado homo digitalis, por enquanto pertencente ainda ao domínio da espécie humana!</text:p>
          </table:table-cell>
          <table:table-cell office:value-type="string">
            <text:p>Sci-Tech</text:p>
          </table:table-cell>
          <table:table-cell office:value-type="string">
            <text:p>['', 'Empresas', 'Inovação', 'Opinião', 'ciência e tecnologia']</text:p>
          </table:table-cell>
          <table:table-cell office:value-type="string">
            <text:p>2019-01-11 06:02:00</text:p>
          </table:table-cell>
          <table:table-cell table:style-name="ce23" office:value-type="string" office:value="https://www.publico.pt/2019/01/11/opiniao/opiniao/geoeconomia-plataformas-homo-digitalis-1857303">
            <text:p><text:a xlink:href="https://www.publico.pt/2019/01/11/opiniao/opiniao/geoeconomia-plataformas-homo-digitalis-1857303">https://www.publico.pt/2019/01/11/opiniao/opiniao/geoeconomia-plataformas-homo-digitalis-1857303</text:a></text:p>
          </table:table-cell>
          <table:table-cell table:number-columns-repeated="246"/>
        </table:table-row>
        <table:table-row table:style-name="ro1">
          <table:table-cell office:value-type="string">
            <text:p>5cf46465896a7fea06ffb90e</text:p>
          </table:table-cell>
          <table:table-cell office:value-type="string">
            <text:p>Não há no mundo inteiro melhor caderno do que os da Smythson: sei porque experimentei-os todos</text:p>
          </table:table-cell>
          <table:table-cell office:value-type="string">
            <text:p>['Miguel Esteves Cardoso']</text:p>
          </table:table-cell>
          <table:table-cell office:value-type="string">
            <text:p>Sou um maluco por papel, cadernos, agendas e tudo aquilo em que se possa escrever. Os meus avós também eram, os meus pais também. Não se pense que tem alguma coisa a ver com escrever. Não tem. Tenho resmas de papel em que nunca escrevi - a marca Conqueror é boa mas a Tomoe River, japonesa, é mais fascinante - e dezenas de cadernos por estrear mas não me choca nada armazená-las sem prever qualquer utilização.

Açambarcá-las (antes que deixem de existir) parece-me sensato.

É preciso dizer que escrevo com canetas de tinta permanente, embora também goste muito de todas as outras canetas de todas as espécies. É sempre um prazer pegar num pauzinho e ver que ele deixa uma impressão, deixando-se manipular para formar letras.

Se tivesse de escolher só uma marca no grande mundo dos cadernos seria a Smythson. Existem desde 1887 mas foi em 1916 que Frank Smythson inventou o papel Featherweight e uma encadernação em cabedal que é mole, manuseável e infinitamente resistente.

Os cadernos são muito caros mas valem a pena pelo prazer que dão e pela resistência aos maus tratos. Estão em saldos durante o mês de Janeiro com descontos de 60%. Uma das dicas que recomendo é comprar cadernos com títulos estúpidos ou cores horríveis: por dentro são todos iguais e igualmente excelentes.

Os cadernos em saldos são aqueles que não pegaram. Mas a qualidade é sempre a mesma. Todos os anos estragam milhares de cadernos com títulos estúpidos que em Janeiro do ano seguinte vendem mais barato.

Este ano o erro do ano anterior foram os cadernos Soho e Portobello em papel liso (sem ser pautado). Consegue-se comprar um Soho de capa verde por 70 euros em vez dos 175 euros que costuma custar. Uma agenda para 2019, a preço inteiro, custa 60 euros.

Tenho muitos cadernos chamados "Gardening Notes" e "Travel Notes".

Ficam como títulos surrealistas, inteiramente apropriados aos meus apontamentos. O que interessa é o caderno em si e o papel. O caderno pode andar num bolso ou na mão, inteiramente portátil, indestrutível e bonito. A encadernação, como todas as boas encadernações em couro, melhora com cada ano que passa, tornando-se mais bonita e mais floppy.

O papel Featherweight só pesa 50 gramas e é deliciosamente macio. Pode-se escrever com pesada tinta permanente dos dois lados sem que passe para o outro lado. A legibilidade é total.

O papel é levemente pautado, de um azul claro irresistível com marca de água. Absorve a tinta sem borrar. Cada caderno deveria vir com um rectângulo de mata-borrão mas não vem, ficando da responsabilidade do comprador.

A Smythson peca por ter todas as iterações possíveis do caderninho original e eu, como doentinho fiel, tenho caído em todas as esparrelas, desde os microcadernos aos grandes volumes A4 intitulados "Manuscript". Passados estes anos todos, o caderno que tenho usado todos os dias é do tamanho de bolso - é, de longe, o mais prático e é o que sai mais barato.

Como parece uma agenda, as pessoas pensam, quando estou a escrever, que eu estou a apontar uma reunião ou um encontro. Isto ajuda muito. Os cadernos maiores chamam muito a atenção e são, por isso, contraproducentes.

A Smythson - seja na loja em Bond Street seja no site - vende muitas coisas caríssimas mas é no papel que é inexcedível. Não é só nos cadernos. Os cartões para correspondência, por exemplo, são maravilhosos. São muito pesados e a superfície é macia, ideal para o aparo de uma caneta de tinta permanente.

Quase todas as marcas tentam imitar a Smythson - algumas até pedem um preço mais elevado, para enganar os tontos - mas nenhuma delas chega perto. Quando veio a moda dos Moleskines também fui na onda - mas arrependi-me. Os Moleskines são duros, rascas e mal feitos.

Deterioram-se rapidamente, esvanecendo-se o que está lá escrito. Os Moleskines foram uma moda - um falso renascimento dos verdadeiros Moleskines do princípio do século XX. Os cadernos Smythson não são uma moda. São clássicos. E são imbatíveis.</text:p>
          </table:table-cell>
          <table:table-cell office:value-type="string">
            <text:p>Os Moleskines foram uma moda - um falso renascimento dos verdadeiros Moleskines do princípio do século XX. Os cadernos Smythson não são uma moda. São clássicos. E são imbatíveis.</text:p>
          </table:table-cell>
          <table:table-cell office:value-type="string">
            <text:p>Culture</text:p>
          </table:table-cell>
          <table:table-cell office:value-type="string">
            <text:p>['Design', 'Fugas', 'Opinião', 'artes', 'cultura e entretenimento']</text:p>
          </table:table-cell>
          <table:table-cell office:value-type="string">
            <text:p>2019-01-12 04:37:00</text:p>
          </table:table-cell>
          <table:table-cell table:style-name="ce23" office:value-type="string" office:value="https://www.publico.pt/2019/01/12/fugas/opiniao/nao-ha-mundo-inteiro-melhor-caderno-smythson-sei-experimenteios-1857176">
            <text:p><text:a xlink:href="https://www.publico.pt/2019/01/12/fugas/opiniao/nao-ha-mundo-inteiro-melhor-caderno-smythson-sei-experimenteios-1857176">https://www.publico.pt/2019/01/12/fugas/opiniao/nao-ha-mundo-inteiro-melhor-caderno-smythson-sei-experimenteios-1857176</text:a></text:p>
          </table:table-cell>
          <table:table-cell table:number-columns-repeated="246"/>
        </table:table-row>
        <table:table-row table:style-name="ro1">
          <table:table-cell office:value-type="string">
            <text:p>5cf463ce896a7fea06ffb465</text:p>
          </table:table-cell>
          <table:table-cell office:value-type="string">
            <text:p>SNS: uma causa nacional</text:p>
          </table:table-cell>
          <table:table-cell office:value-type="string">
            <text:p>['Manuel Alegre']</text:p>
          </table:table-cell>
          <table:table-cell office:value-type="string">
            <text:p>Fui um dos subscritores da primeira proposta sobre o SNS apresentada pelo PS na AR, tendo à cabeça a assinatura de António Arnaut, seguida, entre outras, pelas de Mário Soares e Salgado Zenha. Estive com António Arnaut até ao fim da sua vida na luta pela defesa do SNS, a maior reforma social da nossa democracia e uma causa de todos os que têm uma visão humanista e solidária. Prometi-lhe que, dentro das minhas poucas possibilidades, tudo faria para o PS cumprir a sua obrigação histórica: uma nova Lei de Bases que restitua ao SNS os seus princípios fundadores e constitucionais. Direito à saúde para todos, garantido pelo Estado através do SNS, que não pode ser colocado em pé de igualdade com o sector privado e o sector social. Um SNS universal, de gestão integralmente pública, que se articule com as iniciativas privadas e sociais em termos de complementaridade e não de concorrência.

O SNS não pode continuar a ser drenado pelo sector privado, até não ser mais do que um serviço residual ou, como escreveu Arnaut, “um serviço público de índole caritativo para os mais pobres.” Criado por um despacho ministerial de 29 de Julho de 1978, “que tornou universal, geral e gratuito o acesso a cuidados de saúde em todas as unidades da República”, o SNS viria a ser institucionalizado pela Lei 56/79, com os votos contra do PSD e do CDS. O SNS não é um projecto ideológico, nem é património de nenhum partido, pertence ao país e aos portugueses.

O professor Manuel Antunes, que nunca foi socialista, mas é um distintíssimo profissional de saúde, escreveu: “Temos um sistema público de saúde de cuja filosofia e princípios muito nos devemos orgulhar.” Por isso, como alertou Arnaut no seu livro sobre os 30 anos do SNS, esses princípios não podem ser pervertidos. Nem com o recurso a um sistema de seguros-saúde, nem com um sistema de co-pagamento, nem com as parcerias público-privadas, nem com outros tantos esquemas que visam distorcer o modelo constitucional e abrir caminho à privatização. No livro Salvar o SNS, de António Arnaut e João Semedo, que apresentei em Coimbra, apontam-se os três momentos legislativos que abriram a porta para o assalto ao SNS.

- A revisão constitucional de 1989 (contra a qual votei) acabou com a gratuitidade e introduziu o conceito de um SNS tendencialmente gratuito. A criação das taxas moderadoras no governo de Durão Barroso iniciou o pagamento dos cuidados de saúde no SNS.

- A Lei 48/90 consagrou o conceito de concorrência entre o SNS e os operadores privados e atribuiu ao Estado a responsabilidade de apoiar a iniciativa privada na saúde. Foi a subversão constitucional do SNS.

- A transformação em 2002 dos Hospitais públicos em entidades empresariais foi outro duro golpe no SNS. Segundo João Semedo, “o mérito avaliado e definido pela carreira cedeu lugar ao compadrio e ao favoritismo. Os hospitais-empresa destruíram as carreiras, os contratos e os direitos laborais, semearam a precariedade e a desmotivação”.

Arnaut sempre sublinhou que a estabilidade nas carreiras, a sua dignificação e progressão, são decisivas para a salvação do SNS. Acresce que o SNS perdeu muitos daqueles que foram os seus pioneiros e construtores. Uns por se terem reformado, outros porque foram para o privado. Faltam orientadores para os jovens médicos. Além do sub-financiamento crónico. Eis o que não pode ser ignorado e tem de ser invertido, dignificando as carreiras e melhorando a remuneração. Uma nova Lei de Bases, mas não uma Lei qualquer. Não um remendo nem um arranjo táctico de conveniência. Mas uma Lei que recupere os valores perdidos. Para acabar com a promiscuidade, defender a transparência, definir regras claras entre o SNS e o sector privado. Como escreveu D. Januário Torgal Ferreira: “… a mescla do público e do privado tem de ser sanada nos seus equívocos mediante o delimitar de fronteiras precisas e de cooperação complementar.”

Eis conceitos que gostaria de ver, sem ambiguidades, numa nova Lei de Bases. Para os socialistas é uma questão de honra. Devemos a António Arnaut a criação do SNS, que representa um salto qualitativo na nossa história política e social. O SNS tem de estar acima de preconceitos e sectarismos. E não pode ser capturado por interesses particulares, por mais poderosos que sejam e por mais pressões que façam contra o Serviço Público.

Não se podem esquecer os muitos benefícios que o SNS trouxe à população. Devem-se-lhe a fantástica diminuição da taxa de mortalidade infantil, os serviços de excelência dos Hospitais Públicos, os avanços alcançados em áreas como a medicina cardiovascular, os transplantes, a medicina materno-infantil, o trabalho de formação e investigação e o aumento da esperança de vida. Mesmo os cuidados básicos, a prevenção e vacinação, conseguiram avanços extraordinários. Nada disso pode ser esquecido. E é por isso que é preciso salvar o SNS.

Num dos seus últimos textos, António Arnaut lamentou o tempo perdido e manifestou a sua esperança de que todos os partidos dessem o seu contributo para uma nova Lei de Bases fiel aos princípios fundadores do SNS. Ainda estou a ouvi-lo ao telefone: “Faz o que puderes pelo SNS.”

Foi o que tentei. Mas a responsabilidade é de todos. O SNS é uma causa nacional.</text:p>
          </table:table-cell>
          <table:table-cell office:value-type="string">
            <text:p>O SNS não pode continuar a ser drenado pelo sector privado, até não ser mais do que um serviço residual.</text:p>
          </table:table-cell>
          <table:table-cell office:value-type="string">
            <text:p>Politics</text:p>
          </table:table-cell>
          <table:table-cell office:value-type="string">
            <text:p>['Opinião', 'PS', 'Política', 'SNS', 'Saúde']</text:p>
          </table:table-cell>
          <table:table-cell office:value-type="string">
            <text:p>2019-01-16 07:55:46</text:p>
          </table:table-cell>
          <table:table-cell table:style-name="ce23" office:value-type="string" office:value="https://www.publico.pt/2019/01/16/politica/opiniao/sns-causa-nacional-1857955">
            <text:p><text:a xlink:href="https://www.publico.pt/2019/01/16/politica/opiniao/sns-causa-nacional-1857955">https://www.publico.pt/2019/01/16/politica/opiniao/sns-causa-nacional-1857955</text:a></text:p>
          </table:table-cell>
          <table:table-cell table:number-columns-repeated="246"/>
        </table:table-row>
        <table:table-row table:style-name="ro1">
          <table:table-cell office:value-type="string">
            <text:p>5cf463d6896a7fea06ffb4a8</text:p>
          </table:table-cell>
          <table:table-cell office:value-type="string">
            <text:p>É imprescindível uma avaliação de impacto ambiental da expansão da Portela</text:p>
          </table:table-cell>
          <table:table-cell office:value-type="string">
            <text:p>['Pedro Nunes']</text:p>
          </table:table-cell>
          <table:table-cell office:value-type="string">
            <text:p>Seria bom que as autoridades explicassem pormenorizadamente por que motivo, à revelia da legislação e jurisprudência europeias, não se vai fazer uma avaliação de impacto ambiental para a expansão do aeroporto da Portela. Recorde-se que um estudo deste tipo serve para avaliar os impactos ambientais, directos e indirectos, decorrentes da execução de projectos e das alternativas apresentadas; para definir medidas destinadas a mitigar ou compensar tais impactos, e definir um processo de verificação da eficácia dessas medidas; para garantir a participação pública e a consulta dos envolvidos na tomada de decisões que os afectem. Com base nisto, existirá uma tomada de decisão, vinculativa, sobre a viabilidade do projecto. No tocante a aeroportos, a lei portuguesa estipula que estão sujeitos a um estudo deste tipo aqueles cuja pista tem um comprimento de pelo menos 2100 m, e a mais pequena da Portela tem 2400 m. Especulemos então porque não vai existir essa avaliação ambiental.

Será porque não se prevê vir a ter impacto ambiental? Não é plausível, porque o aeroporto na sua presente dimensão já é uma fonte abundante de poluição e ruído – a maior em Lisboa –, a que as autoridades fazem vista grossa e que por si só merece um estudo, e o alargamento não é coisa pouca: resultará em cerca de um terço de área acrescida, que permitirá estacionar mais 28 aviões; em mais 20% de movimentos de aviões por hora; em o aeroporto passar a receber os maiores aviões do mundo; em mais cerca de 50% de passageiros transportados. Em aeroporto nenhum em lugar nenhum uma expansão destas estaria isenta de importantes efeitos no ambiente e população, e muito menos no caso bizarro do da Portela, que se trata de um aeroporto internacional dentro de uma grande cidade. Além disso, mesmo que, por hipótese absurda, esses efeitos não existissem, só uma avaliação de impacto ambiental sustentada por estudos permitiria tirar tal conclusão. Um paradoxo, portanto.

As obras no aeroporto estão isentas de avaliação ambiental porque correspondem à expansão de algo já validado ambientalmente? Falso, porque a Portela nunca teve nenhuma avaliação de impacto ambiental – quando foi construída, em 1942, nem tal figura existia, e nunca desde então foi feito tal estudo.

Então é porque se trata de uma mera expansão, e não uma obra de raiz, que, essas sim, podem ter impactos ambientais gravosos? Pois comparemos então o futuro aeroporto civil do Montijo, que é uma obra obrigada a essa avaliação, apesar de na verdade não ser inteiramente de raiz, pois já lá existe um aeroporto militar, com a expansão do aeroporto da Portela: o Montijo custará 520 milhões de euros, e a expansão da Portela 650 milhões; o Montijo terá 10 balcões de check-in, e a Portela passará a ter mais 40 (no total somará mais de 150); o Montijo representará um movimento de cerca de 8 milhões de passageiros por ano, e a expansão da Portela cerca de 14 milhões (42 milhões no total); o Montijo permitirá cerca de 24 movimentos de aviões por hora, a Portela já conta com cerca de 40, e a expansão permitirá 48; o concelho do Montijo tem 51 mil habitantes, Lisboa tem 500 mil; a densidade populacional no Montijo é de 147 hab./km2, a de Lisboa é de 5000 hab./km2. Estes números comparados entre si permitem perceber a incoerência de o aeroporto do Montijo ser sujeito a avaliação ambiental, e bem, e as obras na Portela não, que são de maior monta e certamente com efeitos nocivos na população muito mais abrangentes. Refira-se que a poluição do ar e ruído provindos do actual aeroporto da Portela, e o tráfego rodoviário a ele associado, já lesam abundantemente esta população na sua saúde e bem-estar.

A este propósito, no âmbito do estudo ambiental feito para o falhado aeroporto da Ota, vale a pena recuperar o que estimou em 2010 a Agência Portuguesa do Ambiente para a vizinhança do Aeroporto da Portela caso este se mantivesse em serviço: perspectiva-se a “afectação (…) da forte concentração urbana”, a “degradação na qualidade do ar na envolvente (…) excedendo previsivelmente os limites legais (…), afectando potencialmente uma população estimada de 151.692 residentes”, a “degradação do ambiente sonoro para cerca de 49.600 residentes, com níveis de ruído acima de 65 dB”, “a degradação das condições de habitabilidade, de ensino/trabalho, para a prática desportiva e de lazer, de unidades de saúde e religiosas, com contributo para os níveis de stress e/ou de dificuldades de concentração nas populações presentes e residentes”. Estas estimativas eram para um fluxo de 25,8 milhões de passageiros/ano na Portela, que já vai em 29, e que crescerá para além dos 40 depois das obras…

É também interessante comparar a expansão da Portela com a do aeroporto de Heathrow, que serve Londres, a qual inclui uma nova pista de aterragem, até porque esta expansão também já vinha a ser discutida há cerca de 50 anos. Ao invés do da Portela, este projecto está sujeito a um rigoroso processo de avaliação de impacto ambiental, que se debruça, entre outros, sobre a qualidade do ar, ruído e vibração, tráfego, saúde, impacto climático e aspectos socioeconómicos da expansão. Compreende três processos de consulta pública, um deles a decorrer neste momento, e os outros dois já finalizados em 2017, os quais tiveram cerca de 80.000 respostas. Daí resultou, por exemplo, a proposta do estabelecimento de diferentes zonas limítrofes ao aeroporto conforme a exposição ao ruído, sendo que na zona mais exposta o aeroporto cobrirá inteiramente os custos de insonorização das habitações, e na outra até ao equivalente a cerca de 3300 euros por habitação. O aeroporto financia ainda um fundo privado independente que promove a melhoria das condições de vida de comunidades em redor do aeroporto. Para agravar o caso de Lisboa por comparação, lembre-se que Heathrow dista 35 km de Londres, não está inserido na cidade como o aeroporto da Portela, e está rodeado de zonas muito menos densamente povoadas.

Outra questão pertinente é como é que a expansão da actividade aeroportuária se coaduna com a imperiosa necessidade de reduzir urgentemente as emissões de gases com efeito de estufa. A aviação representa cerca de 2% das emissões globais, e cerca de 5% do seu efeito nas alterações climáticas, pois as emissões a grande altitude têm efeitos climáticos acrescidos. Numa altura em que as emissões totais em Portugal estão em crescendo, muito por culpa do sector dos transportes, que inclui a aviação, e sendo Portugal dos poucos países na União Europeia com mais emissões no presente do que em 1990, como é que uma aviação crescente se compatibiliza com a estratégia de baixo carbono até 2050 do governo português? Ou com a necessidade de os países no seu todo, no âmbito do acordo de Paris que Portugal ratificou, alcançarem um corte de emissões de 50% até 2030 se se quiser evitar o aquecimento da Terra para além dos 1,5°C? O actual plano Portela + 1 fará subir as emissões no sector da aviação em Portugal em cerca de 39%. Não devem os projectos de infra-estruturas estar em sintonia com os objectivos climáticos? Este é um caso paradigmático que revela porque falham sistematicamente esses objectivos.

Recorde-se que a Portela na sua configuração presente não é um aeroporto pequeno, especialmente se tivermos em conta a dimensão da cidade que serve. É dos que mais crescem na Europa, tendo nos últimos dez anos mais que dobrado a sua actividade (com as autoridades a negligenciarem completamente os efeitos deste crescimento nas populações circundantes). Em volume de passageiros, é o 18.º maior da Europa, à frente de aeroportos que servem cidades maiores que Lisboa, como o de Atenas, e é maior que qualquer um dos aeroportos de Berlim, que juntos equivalem a pouco mais que o da Portela. Visto que vai haver um aeroporto complementar, é mesmo necessário expandir a Portela, colocando-a no top dez dos aeroportos mais movimentados na Europa? Segundo a ANA, a lotação da Portela fá-la não conseguir captar 1,8 milhões de passageiros por ano, e a capacidade que o Montijo terá é muito superior a isso… Seja como for, Lisboa será certamente um caso singular de uma capital de um país onde o velho aeroporto dentro da cidade é para aumentar, e o novo um mero complemento.

Por outro lado, através de uma política de transportes mais racional e integrada, a capacidade actual da Portela poderia ser optimizada. Por exemplo, os voos domésticos, grande parte intra-continente, representam cerca de 14% dos movimentos, sendo que parte desse tráfego poderia ser canalizada para a ferrovia, caso houvesse um projecto estruturante que isso proporcionasse, tornando-a melhor e mais competitiva. A ferrovia é um meio de transporte muito mais limpo, e essa transferência de tráfego, para além das vantagens ambientais, libertaria capacidade aeroportuária para voos internacionais. Uma avaliação de impacto ambiental estratégica deveria seguramente avaliar esta alternativa.

Esta avaliação deveria também colocar na equação as externalidades que o aeroporto tem na saúde e bem-estar da população, bem como o custo de oportunidade de não utilizar aqueles terrenos no desenvolvimento estruturado e sustentável da cidade de Lisboa. Deveria ainda questionar num processo público e aberto se a continuação do desenvolvimento da cidade em torno do turismo, que é a grande justificação para o actual plano aeroportuário, é benigna. Talvez exista um vazio legal nacional a consentir que a expansão do aeroporto não seja submetida a uma avaliação de impacto ambiental, mas não é ético para com a população lisboeta aproveitá-lo. Trata-se de um estudo fundamental, e a sua inexistência configura uma negligência grosseira para com os afectados.</text:p>
          </table:table-cell>
          <table:table-cell office:value-type="string">
            <text:p>Talvez exista um vazio legal nacional a consentir que a expansão do aeroporto não seja submetida a uma avaliação de impacto ambiental, mas não é ético para com a população lisboeta aproveitá-lo. Trata-se de um estudo fundamental.</text:p>
          </table:table-cell>
          <table:table-cell office:value-type="string">
            <text:p>Economy</text:p>
          </table:table-cell>
          <table:table-cell office:value-type="string">
            <text:p>['Aeroporto de Lisboa', 'Ambiente', 'Aviação', 'Economia', 'Lisboa', 'Montijo', 'Opinião', 'Poluição', 'Transportes']</text:p>
          </table:table-cell>
          <table:table-cell office:value-type="string">
            <text:p>2019-01-17 09:46:00</text:p>
          </table:table-cell>
          <table:table-cell table:style-name="ce23" office:value-type="string" office:value="https://www.publico.pt/2019/01/17/economia/opiniao/imprescindivel-avaliacao-impacto-ambiental-expansao-portela-1858137">
            <text:p><text:a xlink:href="https://www.publico.pt/2019/01/17/economia/opiniao/imprescindivel-avaliacao-impacto-ambiental-expansao-portela-1858137">https://www.publico.pt/2019/01/17/economia/opiniao/imprescindivel-avaliacao-impacto-ambiental-expansao-portela-1858137</text:a></text:p>
          </table:table-cell>
          <table:table-cell table:number-columns-repeated="246"/>
        </table:table-row>
        <table:table-row table:style-name="ro1">
          <table:table-cell office:value-type="string">
            <text:p>5cf463f6896a7fea06ffb5b9</text:p>
          </table:table-cell>
          <table:table-cell office:value-type="string">
            <text:p>Apoio às artes: um modelo em construção</text:p>
          </table:table-cell>
          <table:table-cell office:value-type="string">
            <text:p>['Paula Varanda']</text:p>
          </table:table-cell>
          <table:table-cell office:value-type="string">
            <text:p>Embora indignada ainda com a minha demissão, que o ex-ministro Castro Mendes anunciou em Maio com base numa reportagem televisiva distorcida, sinto-me no dever de contribuir para a reflexão sobre os apoios às artes.

Comecei a preparar a revisão do modelo estatal de financiamento em 2016, com planos, diagnósticos e propostas; participei na auscultação do sector que levou à publicação do Decreto-Lei 103/2017 e das Portarias 301/2017 e 302/2017; e em Outubro abri os concursos para apoio sustentado às entidades com actividade regular de 2018 a 2021.

O procedimento era inédito porque não se concorria a nível nacional há nove anos, com as mesmas regras, e candidaturas melhores e mais diversas. O tempo para assimilar novas regras foi curto e os resultados geraram grande contestação. Na maioria o apoio por entidade cresceu; mas o orçamento não foi suficiente e ficaram à margem várias entidades com sólido historial de apoios e, como já acontecera, havia projectos em acção e compromissos assumidos com pessoal e equipamentos​.

O Governo reforçou o orçamento e prometeu rever o modelo a curto prazo com um Grupo de Trabalho qualificado e representativo. O Ministério da Cultura atendeu às propostas consensuais, que incidem em 7 artigos do Regulamento dos Programas de Apoio às Artes e 3 artigos do Regulamento das Comissões de Apreciação e Avaliação. Proponho-me analisar o que implicam essas alterações, que estão em consulta pública desde 21 de Dezembro.

Há muito que os agentes culturais reclamam decisões atempadas. Agora, o calendário de selecção do apoio sustentado tem de garantir a assinatura de contratos com a DGArtes no último trimestre do ano anterior ao ciclo de apoio. Esta é uma alteração fundamental, que exige abrir concursos até Maio, e revela um compromisso definitivo com a estabilidade e organização do sector. No programa de apoio a projectos será obrigatório firmar o contrato até 15 dias antes do seu início; mas como o calendário dos projectos é imprevisível, esta regra tem um defeito: para cumprir, os serviços têm de recusar actividades anteriores ao prazo estimado para resultados finais.

Na classificação das candidaturas do apoio sustentado destacam-se quatro alterações: 1. na ponderação dos critérios a “qualidade artística do projecto” sobe para 50%, decrescendo para 7,5% a “repercussão social” e a “correspondência aos objectivos (...)”; 2. a classificação mínima de 60% por critério já não é requerida para ser elegível; 3. a avaliação das comissões que acompanham deixa de ter impacto na apreciação; e 4. a discriminação positiva das candidaturas que comprovassem parcerias com a administração local é revogada. No programa de apoio a projectos também mudam ponderações, mas o requisito de elegibilidade de 60% por critério mantém-se e é eliminado o critério “alcance” que, tal como a “repercussão social” no apoio sustentado, abrange a qualidade e quantidade de públicos fruidores ou participantes, acções de desenvolvimento e estratégias de comunicação. Temo que esta viragem prejudique as entidades que investem nas periferias (geográficas, sociais ou artísticas), que dependem mais da valorização política e social da cultura para se legitimarem e para agirem em contextos com menor fluxo de recursos ou qualificações.

A primazia da qualidade artística é inquestionável. Mas este é o mais subjectivo dos critérios, dependente de juízos estéticos naturalmente disputáveis e adversos à objectividade dos concursos da administração pública. Desvalorizar a correspondência aos objectivos dos apoios é desvalorizar o serviço público que subjaz ao investimento do Estado e a uma política nacional em sintonia com tendências europeias e recomendações mundiais. Reduzir ou eliminar a importância da repercussão social do trabalho dos agentes culturais contraria a necessidade de democratizar o acesso e cultivar a diversidade e a inclusão. O Grupo de Trabalho propunha cingir o critério à programação; mas a responsabilidade pelo lastro social da actividade artística não acaba nesse domínio, pois nem as companhias de criação nem os projectos de formação realizam a sua missão sem usufrutuários. Na era da comunicação de massas, e face ao populismo emergente, são de maior importância as estratégias de informação que transmitem as ideias críticas e estéticas das artes na sociedade. Pergunto se, acabando o imperativo dos 60% por critério, é necessário mudar as ponderações que produziam uma apreciação mais equilibrada.

A valorização de relações estratégicas garantidas pretendia concertar o desenvolvimento do sector com a administração local e premiar boas práticas; em princípio, uma negociação sob parâmetros idênticos com os municípios evitaria desigualdades, conflitos ou abandono, que os Acordos Tripartidos do modelo anterior criaram. Finalmente, se as entidades maduras têm pedido para o seu desempenho se reflectir na apreciação de novas candidaturas, porquê erradicar uma forma transparente de traduzir o acompanhamento das comissões numa avaliação consequente para o futuro?

No DL 103/2017, que ficou por tratar, há que rever quem se pode candidatar e porquê. O actual perfil de entidades exclui, e bem, instituições públicas ou financiadas pela Cultura; mas permite incluir programas de bandeira municipal e dificulta o acesso a artistas e grupos informais associados a centros de investigação e outras entidades privadas. Faltam incentivos à descentralização, como o funcionamento em redes territoriais e a fixação de projectos em áreas desprovidas.

Nas apresentações pelo país com o Secretário de Estado Miguel Honrado, defendi que o modelo não se esgota na legislação. Na declaração de apoios 2019, vejo vontades elencadas no Estudo do Posicionamento das Entidades Artísticas (do CIES, em 2017). Os orçamentos, avisos de aberturas, formulários e comissões de apreciação são outras peças chave de uma política de democracia cultural. A realização do modelo depende também da saúde da DGArtes​; uma matéria para outro dia, que espero encontrar nos debates sobre as políticas culturais da próxima legislatura.</text:p>
          </table:table-cell>
          <table:table-cell office:value-type="string">
            <text:p>Esta é uma nova etapa de um processo a continuar em concertação com todas as partes.</text:p>
          </table:table-cell>
          <table:table-cell office:value-type="string">
            <text:p>Culture</text:p>
          </table:table-cell>
          <table:table-cell office:value-type="string">
            <text:p>['Artes', 'Cultura-Ípsilon', 'DGArtes', 'Direcção-Geral das Artes', 'Luís Filipe Castro Mendes', 'Miguel Honrado', 'Ministério da Cultura', 'Opinião', 'Política Cultural', 'Secretaria de Estado da Cultura']</text:p>
          </table:table-cell>
          <table:table-cell office:value-type="string">
            <text:p>2019-01-18 07:02:00</text:p>
          </table:table-cell>
          <table:table-cell table:style-name="ce23" office:value-type="string" office:value="https://www.publico.pt/2019/01/18/culturaipsilon/opiniao/apoio-artes-modelo-construcao-1858287">
            <text:p><text:a xlink:href="https://www.publico.pt/2019/01/18/culturaipsilon/opiniao/apoio-artes-modelo-construcao-1858287">https://www.publico.pt/2019/01/18/culturaipsilon/opiniao/apoio-artes-modelo-construcao-1858287</text:a></text:p>
          </table:table-cell>
          <table:table-cell table:number-columns-repeated="246"/>
        </table:table-row>
        <table:table-row table:style-name="ro1">
          <table:table-cell office:value-type="string">
            <text:p>5cf46416896a7fea06ffb67e</text:p>
          </table:table-cell>
          <table:table-cell office:value-type="string">
            <text:p>A afirmação da Taça da Liga</text:p>
          </table:table-cell>
          <table:table-cell office:value-type="string">
            <text:p>['Pedro Henriques']</text:p>
          </table:table-cell>
          <table:table-cell office:value-type="string">
            <text:p>Começa nesta terça-feira, em Braga, a final a quatro, ou seja os jogos das meias-finais da Taça da Liga, numa organização da Liga e que, durante uma semana, para além dos jogos das meias-finais e da final, tem um conjunto de iniciativas em torno do futebol e não só, cujo principal objectivo é envolver os adeptos e as suas famílias, criando um sem número de interacções com as mesmas, sob o lema do desportivismo, da ética, do positivismo e da paixão pelo desporto em geral e pelo futebol em particular.

Esta é uma final a quatro tecnológica, pois para além do sistema de videoárbitro, das bandeirolas bip e dos intercomunicadores, já existentes em outras competições, terá o sistema da tecnologia da linha de golo e a possibilidade online de, através do registo directo do quarto árbitro, fazer a leitura e acompanhamento em simultâneo no site da Liga das incidências disciplinares do jogo, das substituições... através de um relógio especial onde esses registos vão sendo feitos.

Esta competição, tem também esta nuance, quer nas meias-finais, quer na final, de, em caso de empate, não haver prolongamento, passando-se de imediato para os pontapés de penálti, para efeitos de se achar o vencedor. Para além disso, esta organização tem a particularidade de ter as conferências conjuntas dos treinadores, assim como a possibilidade de se ouvir também em conferência a equipa de arbitragem.

Esta tem sido uma competição que ao longo dos últimos anos tem evoluído muito e ganho uma importância diferente que é hoje reconhecida pelos próprios clubes. Talvez por isso tenhamos, pela primeira vez, quatro finalistas inéditos, os quatro primeiros classificados da época anterior e que, coincidentemente, são também os mesmos na classificação actual. Nesse aspecto, a Liga tem conseguido o apoio de inúmeros patrocinadores e sponsors que têm credibilizado a competição, com as câmaras municipais também a associarem-se e a terem um papel relevante, como é o caso de Braga

E se uma organização e o seu sucesso se mede, obviamente, pela qualidade das pessoas que nela trabalham há muita gente nos bastidores que tornam possível esse sucesso. Esta competição em particular e a Liga em termos gerais, tem um responsável, um rosto, que tem dado muita qualidade e que muito tem feito para a credibilização e crescimento sustentável desta organização. Falo, claramente e obviamente, de Pedro Proença, meu ex-colega de arbitragem, a quem reconheço as suas qualidades, um verdadeiro tecnocrata e uma pessoa competente. Onde ele se envolve consegue sempre deixar o seu selo da qualidade, pois trabalha focado constantemente no sucesso e na excelência.

Das muitas e novas iniciativas tidas este ano pela Liga, destaque especial, para a criação dos embaixadores, numa parceria com a Liga espanhola (La Liga), em que foram convidados ex-jogadores, que muito deram ao futebol português e que, a partir desta data, irão representar a Liga portuguesa em inúmeras acções de cariz social e não só, indo até àqueles que, espalhados pelo país, não têm as mesmas possibilidades e condições de acesso de quem vive nos grandes centros e, dessa forma, ajudar quem mais precisa, através do grande mediatismo que estes actores e este desporto têm junto dos adeptos e das pessoas de uma maneira geral.

Para esta competição terminar com êxito e ter sucesso, uma das partes integrantes, que são os árbitros, vão ter um papel importante e decisivo, pois sabemos que quando a bola rolar, muito do que se vai falar e discutir está relacionado com a questão da verdade desportiva. Sendo as nomeações das equipas de arbitragem e videoárbitros da responsabilidade do Conselho de Arbitragem da federação, espera-se que, divergências à parte, haja o cuidado de nomear árbitros experientes, pois os embates que se avizinham prometem ser equilibrados e com algum grau de dificuldade.

Pessoalmente vou ter o privilégio de acompanhar de perto estes três jogos ao serviço da Sport-Tv e também do jornal PÚBLICO, onde terei a oportunidade de fazer os comentários de natureza técnica em torno da arbitragem. Como grande apaixonado do futebol e da arbitragem espero e desejo que esta final a quatro seja um verdadeiro hino ao desportivismo, ao fair-play e, sobretudo, à verdade desportiva tão necessária ao nosso futebol que vive fora das quatro linhas momentos que são de grande tensão e em que a cultura desportiva nem sempre está presente.</text:p>
          </table:table-cell>
          <table:table-cell office:value-type="string">
            <text:p>Começa nesta terça-feira, em Braga, a final a quatro, ou seja os jogos das meias-finais da Taça da Liga, numa organização da Liga e que, durante uma semana, para além dos jogos das meias-finais e da final, t</text:p>
          </table:table-cell>
          <table:table-cell office:value-type="string">
            <text:p>Sports</text:p>
          </table:table-cell>
          <table:table-cell office:value-type="string">
            <text:p>['Desporto', 'Opinião']</text:p>
          </table:table-cell>
          <table:table-cell office:value-type="string">
            <text:p>2019-01-21 18:44:10</text:p>
          </table:table-cell>
          <table:table-cell table:style-name="ce23" office:value-type="string" office:value="https://www.publico.pt/2019/01/21/desporto/opiniao/afirmacao-taca-liga-1858808">
            <text:p><text:a xlink:href="https://www.publico.pt/2019/01/21/desporto/opiniao/afirmacao-taca-liga-1858808">https://www.publico.pt/2019/01/21/desporto/opiniao/afirmacao-taca-liga-1858808</text:a></text:p>
          </table:table-cell>
          <table:table-cell table:number-columns-repeated="246"/>
        </table:table-row>
        <table:table-row table:style-name="ro1">
          <table:table-cell office:value-type="string">
            <text:p>5cf46427896a7fea06ffb6fa</text:p>
          </table:table-cell>
          <table:table-cell office:value-type="string">
            <text:p>“É preciso reacender as Luzes!”</text:p>
          </table:table-cell>
          <table:table-cell office:value-type="string">
            <text:p>['Guilherme Valente']</text:p>
          </table:table-cell>
          <table:table-cell office:value-type="string">
            <text:p>A diferença não é entre revolução e conservadorismo. É entre totalitários e libertários.

G. Orwell

Sur toutes les pages lues

Sur toutes les pages blanches

(...)

J’ écris ton nom

Paul Éluard

Orwell foi ao fundo da questão. A divisão é de facto entre liberalismo e totalitarismo, iliberalismo. Do lado liberal, a esquerda e a direita liberais. Do lado totalitário iliberal, os cambiantes fascistas e os comunistas, designadamente o leninista-estalinista e o trotskista, que sendo o mesmo se foi apresentando, tal como outros grupos dissidentes, como uma radicalização daquele, adoptando ou adoptando-se a designação “extrema-esquerda” ou “esquerda-radical” para os distinguir. Designação que do lado dos fascismos terá o seu equivalente designativo na expressão “extrema-direita”.

O passado e o projecto históricos sinistros a que também a extrema-esquerda trotskista está ligada parece terem levado agora os trotskistas a recusar o nome justamente ignominioso de “extrema-esquerda”.

Trocaram-no por “esquerda radical” [1] (?!), mas não designa a mesma coisa? E tê-lo-ão trocado por alimentarem hoje a ilusão de poderem chegar ao poder pelo voto e não agora pela revolução? Terá sido por isso que também aparentam ter-se convertido à democracia liberal? A que sempre chamaram burguesa, tendo feito tudo para que não funcionasse? Justifica-se a interrogação.

E será por razão de cosmética idêntica que assistimos à troca de “nacionalismo” – nome ligado à hecatombe que os totalitarismos promoveram no século XX – por “soberanismo”? Nacionalismo, note-se, que está na genética comum dos iliberalismos.

A divisão liberalismo/democracia versus iliberalismo/totalitarismo remete para Hegel e Marx. Ela deriva de um começo de pensamento filosófico, surgido num determinado momento histórico – o da Revolução Francesa –, que Francis Fukuyama trata com brilho no “Posfácio” à edição de 2019 [2] de O Fim da História.

Cito: “Hegel foi o primeiro filósofo historicista que percebeu a história humana como um processo evolutivo coerente. Viu esta evolução como o desdobramento gradual da razão humana, que acabaria por conduzir à expansão da liberdade no mundo.”

A teoria de Marx assentava pelo contrário na economia, levando a que durante o período da publicação do Manifesto Comunista, em 1848, e até ao fim do século XX, muitos intelectuais acreditassem na profecia de que haveria um fim da história e o processo histórico terminaria, não na universalização da liberdade, mas na utopia comunista.

Mas como bem refere Fukuyama, “se o processo histórico ia de facto nalgum sentido, não era do comunismo, mas do que os marxistas chamam democracia burguesa”. De facto, não viria a configurar-se forma mais elevada de sociedade do que a que assenta nos dois princípios iluministas liberais: a liberdade e a igualdade.

Alexandre Kojève – lembra Fukuyama –, o grande hegeliano francês de origem russa, “apresentou esta ideia de uma forma provocadora quando disse que a história acabou em 1806, o ano em que Napoleão derrotou a monarquia prussiana na batalha de Jena-Auerstadt, levando com isso os princípios da Revolução Francesa ao canto da Alemanha de onde vinha Hegel”. O que se verificou depois foi a generalização planetária desses princípios iluministas. O liberalismo trouxe um desenvolvimento inimaginável, verificando-se ser mais fácil a consolidação da democracia com níveis relativamente altos de rendimento per capita.

Como nos seus livros Steven Pinker [3] tem documentado, todos os indicadores e dados estatísticos confirmam que a prosperidade, o progresso, são factos incontestáveis. E que se devem ao liberalismo. A pobreza no mundo está em queda acentuada. Metade da população humana é hoje da classe média. O analfabetismo – apesar da devastação educativa das chamadas “novas pedagogias” – recua. As doenças recuam. A segurança nunca foi tão grande como hoje, apesar dos atentados terroristas. A paz, nunca houve como hoje, com os conflitos armados a concentrarem-se numa zona que se estende da Nigéria ao Paquistão, com menos de um sexto da população, todos ligados ao islamismo, com raras excepções. Mesmo no aquecimento global, um dos desafios que tem de continuar a preocupar o mundo, a situação não cessou de melhorar. (O aquecimento não é um problema do capitalismo, note-se. As emissões de gás mais fortes vinham dos países comunistas, da URSS e da China de Mao – o Grande Salto em Frente gerou enormes emissões de carbono para zero de benefício económico. E a China do mercado regulado de hoje está como nenhum outro país a enfrentá-lo e a vencê-lo.)

A extrema-esquerda e a extrema-direita – que não gostam do progresso, têm horror à liberdade, aversão aos factos porque não lhes avalizam a ideologia e por isso temem a ciência – recusam-se a admitir ter sido a democracia liberal que fez progredir a Humanidade. Mas foi, é História, são factos.

A que se deve então a fragilidade que hoje paradoxalmente revela a democracia liberal triunfante, os seus valores e as suas realizações, designadamente a construção europeia? De facto, a ameaça do populismo, hoje antecâmara dos totalitarismos, alastra na Europa e no mundo. “O populismo ganha eleições”, conclusão de um estudo do jornal britânico The Guardian que apurou que, hoje, um em cada quatro europeus vota num partido populista, três vezes mais eleitores do que há duas décadas. O número de europeus liderados por governos populistas passou de 12,5 milhões, em 1998, para mais de 170 milhões em 2018, espalhados por 11 países.

Populismo com que também a “extrema-esquerda” quer agora chegar ao poder e é por isso que já teorizam “um populismo de esquerda”.“Porque é que a esquerda deve ser populista”, interroga Chantal Mouffe, ideóloga da extrema-esquerda do France Insoumise e do Podemos. [4]

Mas que prometem hoje os iliberalismos, a extrema-esquerda e a extrema-direita, à Humanidade, cem anos depois do horror totalitário que nunca reconheceram nem do qual nunca se desligaram? Qual é o seu programa, o objectivo, o desígnio, o projecto de sociedade, a mundivisão que oferecem? Conhece-se a consequência dos totalitarismos do século XX: milhões de vítimas. Com o mesmo sectarismo, a mesma ideologia anti-razão, nacionalistas, anti-universalistas e anti-humanistas, o mesmo discurso de intolerância, o que trariam ao mundo seria o que trouxeram antes: opressão, guerra, miséria, um mundo de escombros.

Pelo contrário, ideal aberto à correcção e ao aprofundamento racional, a democracia liberal enfrentará na liberdade o que a fragiliza. Humanista e universalista, prosseguirá o caminho de prosperidade e progresso humano que trouxe ao mundo. Qual fénix renascida, vencerá de novo os totalitarismos. Como escreveu Steven Pinker, “é preciso reacender as Luzes”.

[1] Atenção, o BE não é “extrema-esquerda”, disse Catarina Martins ao Observador (Janeiro 2018), reconhecendo que essa designação “está associada a totalitarismos, a perseguição, a ódio”. “Não encontram absolutamente nada disso no BE”, afirmou. CM prefere “esquerda radical”, nomeadamente por fazer a diferença relativamente “aos partidos socialistas tradicionais, que ainda por cima com a terceira via aderiram ao liberalismo económico”, acentua. Obrigado, Doutor AC, pela paciência que está a ter pelo País!

[2] Francis Fukuyama, O Fim da História, “Posfácio” da edição de 2019, edição portuguesa da Gradiva

[3] Steven Pinker, O Iluminismo Agora – Em Defesa da Razão, Ciência, Humanismo e Progresso, Editorial Presença, Novembro 2018

[4] Chantal Mouffe, Un Populisme de Gauche, Paris, 2018, edição portuguesa a publicar em Abril de 2019 pela Gradiva</text:p>
          </table:table-cell>
          <table:table-cell office:value-type="string">
            <text:p>A que se deve a fragilidade que hoje paradoxalmente revela a democracia liberal triunfante, os seus valores e as suas realizações, designadamente a construção europeia?</text:p>
          </table:table-cell>
          <table:table-cell office:value-type="string">
            <text:p>World</text:p>
          </table:table-cell>
          <table:table-cell office:value-type="string">
            <text:p>['Democracia', 'Estado', 'Europa', 'Extrema-direita', 'História', 'Livros', 'Mundo', 'Opinião', 'Populismo']</text:p>
          </table:table-cell>
          <table:table-cell office:value-type="string">
            <text:p>2019-01-23 06:05:00</text:p>
          </table:table-cell>
          <table:table-cell table:style-name="ce23" office:value-type="string" office:value="https://www.publico.pt/2019/01/23/mundo/opiniao/preciso-reacender-luzes-1858971">
            <text:p><text:a xlink:href="https://www.publico.pt/2019/01/23/mundo/opiniao/preciso-reacender-luzes-1858971">https://www.publico.pt/2019/01/23/mundo/opiniao/preciso-reacender-luzes-1858971</text:a></text:p>
          </table:table-cell>
          <table:table-cell table:number-columns-repeated="246"/>
        </table:table-row>
        <table:table-row table:style-name="ro1">
          <table:table-cell office:value-type="string">
            <text:p>5cf46441896a7fea06ffb7d7</text:p>
          </table:table-cell>
          <table:table-cell office:value-type="string">
            <text:p>A democracia não pode depender de santos</text:p>
          </table:table-cell>
          <table:table-cell office:value-type="string">
            <text:p>['Gabriel Leite Mota']</text:p>
          </table:table-cell>
          <table:table-cell office:value-type="string">
            <text:p>Vivemos tempos complexos para as democracias: desde políticos corruptos a incompetentes, passando pela falta de capacidade de acção sobre matérias decisivas para o bem-estar (como a regulação da globalização, que foge ao controlo das democracias nacionais), somando-se a desinformação que viraliza nas redes sociais, hoje é cada vez mais difícil ao cidadão comum acreditar nos políticos, fazer escolhas partidárias conscientes e aceitar a democracia como sendo o melhor sistema político possível.

Porém, e isso devia ser ensinado nas escolas desde cedo às crianças, todas as alternativas são piores. Isto é, quanto mais caminharmos para sistemas autocráticos, de decisão individual e pouco escrutinada, mesmo que na mão de pseudo-salvadores das pátrias, pior estaremos. Quer a história do séc. XX, quer os exemplos actuais de sociedades não democráticas, ou pseudo-democráticas, demonstram bem como esses sistemas são muito piores do que as democracias ocidentais.

Assim, temos é que apostar no aprofundamento dos sistemas democráticos actuais, aumentando a transparência na tomada de decisões, a penalização da gestão danosa dos bens públicos, o aumento da rotatividade nos cargos públicos (através da limitação de mandatos em todos os cargos políticos e de gestão pública), e a criação de regras que empurrem os agentes políticos para o bom caminho.

São as regras, não apenas a bondade das pessoas, que nos podem valer para termos um melhor funcionamento das democracias e da gestão pública (o mesmo se pode dizer do funcionamento dos mercados ou das organizações). Obviamente que tudo é mais fácil, e funciona melhor, se os actores políticos e os gestores públicos forem bem-intencionados e honestos. Mas haverá sempre aquele que não o é.

É impossível que o sistema democrático os consiga filtrar todos à partida. Assim, tem é que ser capaz de os filtrar durante. Ou seja, enquanto exercem cargos políticos ou públicos, os indivíduos desonestos, cobardes, incompetentes ou corruptos têm que ser detectados, afastados e punidos. E mais, todo o sistema deve estar construído com base em regras inteligentes que não favoreçam a incompetência ou a corrupção. Isso não passa apenas por molduras penais pesadas para crimes desse tipo, passa, primeiro, por tornar tão difícil, arriscada e não proveitosa a corrupção que os próprios agentes decidem não enveredar por aí.

Exemplo: se exigirmos a um dirigente governativo (desde ministros a presidentes de câmara) uma total transparência bancária durante x anos, desde que iniciou as suas funções, muito dificilmente ele aceitará subornos. Obviamente que tal eliminação da privacidade financeira deve ser compensada. Aos políticos deve-se pagar mais, mas ser muito mais duro na sua fiscalização.

Aqueles que forem incompetentes e desonestos, e que queiram usar a política para fins meramente pessoais, sentir-se-ão dissuadidos a entrarem nestas funções. Por seu turno, os que gostarem da causa pública e se pautarem por comportamentos sérios, não temerão essa transparência. Se pensarmos nos ganhos públicos de termos gente competente e honesta a gerir o Estado, em vez de corruptos desonestos, seguramente que se pouparia muito dinheiro, mesmo aumentando substancialmente as remunerações dos dirigentes políticos.

A caça às bruxas que hoje em dia se faz aos agentes políticos, indo atrás de todas as falhas em que incorrem (mesmo as pequenas) e metendo tudo dentro do mesmo saco (desde aquele que marcou uma falsa presença, ao que contratou o primo por ajuste directo, até àquele que roubou 10 milhões), favorece a conclusão de que os políticos são todos iguais.

Essa é uma atitude errada, falsificadora da realidade e perigosa. Leva ao engano e favorece o aparecimento dos líderes messiânicos (como Bruno de Carvalho, Donald Trump, Jair Bolsonaro, Nicolas Maduro, entre outros) que chegam ao poder apenas vendendo um discurso de honestidade e salvação do povo, para nada ou pouco cumprirem depois. Mais grave ainda, essas soluções messiânicas tendem a ser mais autocráticas, logo mais corruptas, ineficientes, menos transparentes e a atraírem os piores.

O que a política precisa é de boas regras. Com boas regras, os melhores apareceram e os piores tenderão a desaparecer. Isso faz-se com mais democracia, não com menos. Faz-se com mais debate informado, com mais acesso à informação verdadeira, com a obrigatoriedade de uma maior participação e escrutínio cívico de todos e com um sistema jurídico claro e eficiente. Não erremos o caminho.</text:p>
          </table:table-cell>
          <table:table-cell office:value-type="string">
            <text:p>Aos políticos deve-se pagar mais, mas ser muito mais duro na sua fiscalização.</text:p>
          </table:table-cell>
          <table:table-cell office:value-type="string">
            <text:p>Politics</text:p>
          </table:table-cell>
          <table:table-cell office:value-type="string">
            <text:p>['Corrupção', 'Democracia', 'Jair Bolsonaro', 'Opinião', 'Política', 'governo (sistema)']</text:p>
          </table:table-cell>
          <table:table-cell office:value-type="string">
            <text:p>2019-01-24 17:51:21</text:p>
          </table:table-cell>
          <table:table-cell table:style-name="ce23" office:value-type="string" office:value="https://www.publico.pt/2019/01/24/politica/opiniao/democracia-nao-depender-santos-1859274">
            <text:p><text:a xlink:href="https://www.publico.pt/2019/01/24/politica/opiniao/democracia-nao-depender-santos-1859274">https://www.publico.pt/2019/01/24/politica/opiniao/democracia-nao-depender-santos-1859274</text:a></text:p>
          </table:table-cell>
          <table:table-cell table:number-columns-repeated="246"/>
        </table:table-row>
        <table:table-row table:style-name="ro1">
          <table:table-cell office:value-type="string">
            <text:p>5cf46311896a7fea06ffab76</text:p>
          </table:table-cell>
          <table:table-cell office:value-type="string">
            <text:p>Biografia para inglês ler</text:p>
          </table:table-cell>
          <table:table-cell office:value-type="string">
            <text:p>['Pedro Paulo de Azeredo Perdigão']</text:p>
          </table:table-cell>
          <table:table-cell office:value-type="string">
            <text:p>Por ocasião dos 150 anos do nascimento de Calouste Gulbenkian, Jonathan Conlin publicou o livro intitulado O Homem Mais Rico do Mundo: As Muitas Vidas de Calouste Gulbenkian, que foi apresentado na Fundação com o nome do biografado, no passado dia 24.

Na contracapa do livro pode ler-se que se trata de uma “biografia definitiva“, escrita com total acesso aos arquivos da Fundação Gulbenkian. A obra de Jonathan Conlin, nomeadamente no capítulo intitulado “Epílogo”, que refere os últimos anos de Calouste, a sua vontade e as circunstâncias que envolveram a criação da Fundação, merece reparos, tem incorrecções e deixa no ar algumas graves iniquidades.

A obra de Conlin pode enquadrar-se numa interpretação que tende a achar que Portugal não seria merecedor de uma fundação como veio a ser a Fundação Gulbenkian, e que o destino adequado para uma tão importante instituição deveria ser o Reino Unido. Segundo tal corrente, terá havido alguma interferência do advogado português de Calouste, José de Azeredo Perdigão, o qual, segundo uma determinada citação de Conlin, não seria tão honesto e isento como se supunha (p. 379), interferência essa que terá sido decisiva e levado Gulbenkian a escolher Portugal, em prejuízo de outros países com os quais o testador havia tido uma relação mais próxima.

Na bibliografia consultada, nota-se que apenas um português é citado (António Barreto), em contraste com dezenas de autores estrangeiros, mormente ingleses. Poderá alegar-se que Gulbenkian apenas viveu os últimos 13 anos de vida em Portugal; contudo, nesses anos, alguns portugueses privaram de perto com Calouste, tendo inclusive escritos publicados sobre esse período.

Os vários textos de José de Azeredo Perdigão, advogado português do multimilionário arménio, trustee e presidente da Fundação durante 37 anos, todos eles publicados e acessíveis a qualquer investigador, passam a latere da biografia em questão. Tal ausência causa estranheza, na medida em que consubstanciam uma fonte particularmente credível dos últimos anos da vida do biografado, da criação da instituição e da própria colecção artística do testador, salientando-se com especial ênfase a ausência (nas fontes consultadas) da obra Calouste Gulbenkian Coleccionador, traduzida em várias línguas, e editada pela própria Fundação.

A biografia de Conlin aparenta encontrar agasalho na tendência britânica de menosprezar o papel de José de Azeredo Perdigão e de Kevork Essayan, genro de Calouste e seu colaborador durante 35 anos, igualmente trustee, já que, para Lord Radcliffe, “tornava-se pouco claro se as exigências de Azeredo Perdigão eram realmente dele, ou do governo português (...)", chegando a questionar “se estaria Azeredo Perdigão a falar como executor testamentário, ou seria um porta-voz de Salazar“ (p. 375).

Segundo Conlin, Salazar terá instrumentalizado dois executores testamentários com o intuito de favorecer Portugal, enquanto o terceiro trustee, Lord Radcliffe, inglês, queria uma fundação independente, independente do Estado, neste caso do Estado ditatorial. Considera ainda o autor que, quanto à possível criação de uma fundação pública, as ideias de Gulbenkian não reflectiam "a intenção de favorecer qualquer país em particular" (ibidem).

Como é por demais evidente, e sem necessidade de grandes considerações, Conlin ignora a realidade portuguesa dos anos 50/60. Em pleno Estado Novo, criar uma fundação privada e independente nem seria exequível se não tivesse, à partida, a concordância de Salazar. Reformulando, a Fundação ou era feita com o aval do ditador ou nunca teria existido.

E o certo é que a instituição foi criada em Portugal e se manteve distante face ao poder político fascista. Durante todo o período salazarista, durante todo o Estado Novo, pessoas perseguidas pelo regime, homens da oposição, artistas e cientistas, ou que eram olhadas pelo Estado Novo com desconfiança, encontraram um oásis, um espaço de liberdade na Fundação.

É anacrónico acusar José de Azeredo Perdigão de ligação ou de conivência com o Estado Novo, porquanto todo o percurso da Fundação foi de total dissonância com as linhas orientadoras do regime ditatorial, designadamente em sede cultural. A talhe de foice, recorde-se que nos anos 50 do século passado os governos britânicos não se distanciaram visivelmente do regime português.

Jonathan Conlin parece, como supra se aflorou, querer dar a ideia de que Portugal não seria o destino "natural" da Fundação Calouste Gulbenkian. Tratava-se de um país pobre, com a agravante de ser uma ditadura. Portugal nada diria a Gulbenkian. Seria apenas uma espécie de Panamá, que lhe dava benefícios fiscais, benefícios que países como o Reino Unido e a França não lhe iriam proporcionar.

No entendimento de Conlin, e no espírito de algumas vozes que cita, no final da sua vida Calouste não teria respeitado – no que à instituição da Fundação Gulbenkian tange – o seu próprio mantra de “verificar, verificar, verificar” (p. 379). Ora, Calouste Gulbenkian preparou meticulosamente aquilo que queria no seu post mortem. A feitura do seu testamento é de uma cautela e de um rigor tais que só uma pessoa extraordinariamente inteligente e com a sua sagacidade conseguiriam conceber, testamento esse que pôde expressar de um modo enxuto, e de fácil compreensão.

O testamento foi escrito pelo seu advogado português, José de Azeredo Perdigão. Calouste enviou o documento para Londres a fim de que os seus advogados ingleses atestassem se o português teria interpretado correctamente a sua vontade. Em 1953, aos 18 de Julho, em Lisboa, na Rua Latino Coelho, número 3, o notário do concelho, Fernando Tavares de Carvalho, na presença de duas testemunhas idóneas, dá a palavra a Gulbenkian, o qual outorga o seu testamento, na forma pública, anulando os pretéritos que o testador havia feito, designadamente o testamento de 6/5/1950, exarado no mesmo Cartório Notarial. No testamento ficou expressamente plasmada a criação de uma fundação privada, portuguesa, perpétua, com sede em Lisboa, sendo os seus fins caritativos, artísticos, educativos e científicos.

Embora Calouste Gulbenkian compreendesse a língua portuguesa, sem a dominar perfeitamente, foi o acto traduzido e lido em francês, língua que o testador bem conhecia, pelo Senhor Dr. Pedro Batalha Reis, membro da Academia de História, intérprete escolhido pelo próprio Calouste, que atestou também estar ao corrente da vontade do testador. O acto sucessório em apreço foi lido em voz alta (nas duas línguas), na presença simultânea do testador, das testemunhas, do intérprete e do notário, sendo o mesmo assinado por todos.

Pergunta-se: em que se baseia Jonathan Conlin para insinuar indirectamente que a obra, Fundação Gulbenkian, não corresponde integralmente à vontade do multimilionário arménio? Urge, por conseguinte, indagar onde quer chegar Conlin. Será que Jonathan Conlin quer infirmar o caminho até aqui trilhado, ou seja, levar a fundação a fazer maiores investimentos em Londres e, com isso, beneficiar o Reino Unido a quem, segundo o autor, Calouste tanto devia?

Ninguém pode, de boa-fé, negar que o percurso adoptado deu frutos, fez obra, beneficiou milhares e milhares de pessoas e instituições.

Citando um ditado do próprio Calouste Sarkis Gulbenkian, abundantemente reproduzido por Conlin, "os cães ladram" (p. 313) e "a caravana passa" (p. 332). Esperemos que a caravana continue a passar brilhantemente como o tem feito até agora, mantendo bem viva a memória do fundador, aqui e além-fronteiras. Com tudo isto e 62 anos passados sobre a instituição da Fundação, com tão boas práticas levadas a cabo e excelentes provas dadas, porque será, então, que ainda "ladram os cães"?

P.S.: Dedicado a Kevork Loris Essayan, colaborador exemplar de Calouste Gulbenkian durante 35 anos, executor rigoroso do testamento de seu sogro, pessoa discreta, culta e de fina inteligência, cuja colaboração tornou possível a criação da Fundação.</text:p>
          </table:table-cell>
          <table:table-cell office:value-type="string">
            <text:p>Pergunta-se: em que se baseia Jonathan Conlin para insinuar que a Fundação Gulbenkian não corresponde integralmente à vontade do multimilionário arménio?</text:p>
          </table:table-cell>
          <table:table-cell office:value-type="string">
            <text:p>Culture</text:p>
          </table:table-cell>
          <table:table-cell office:value-type="string">
            <text:p>['Calouste Gulbenkian', 'Cultura-Ípsilon', 'Estado Novo', 'Fundação Calouste Gulbenkian', 'Gulbenkian', 'História', 'Livros', 'Opinião', 'Reino Unido']</text:p>
          </table:table-cell>
          <table:table-cell office:value-type="string">
            <text:p>2019-01-26 08:40:00</text:p>
          </table:table-cell>
          <table:table-cell table:style-name="ce23" office:value-type="string" office:value="https://www.publico.pt/2019/01/26/culturaipsilon/opiniao/biografia-ingles-ler-1858912">
            <text:p><text:a xlink:href="https://www.publico.pt/2019/01/26/culturaipsilon/opiniao/biografia-ingles-ler-1858912">https://www.publico.pt/2019/01/26/culturaipsilon/opiniao/biografia-ingles-ler-1858912</text:a></text:p>
          </table:table-cell>
          <table:table-cell table:number-columns-repeated="246"/>
        </table:table-row>
        <table:table-row table:style-name="ro1">
          <table:table-cell office:value-type="string">
            <text:p>5cf46324896a7fea06ffac81</text:p>
          </table:table-cell>
          <table:table-cell office:value-type="string">
            <text:p>Jorge de Sena, António Ramalho Eanes: cultura, educação e uma homenagem</text:p>
          </table:table-cell>
          <table:table-cell office:value-type="string">
            <text:p>['António Carlos Cortez']</text:p>
          </table:table-cell>
          <table:table-cell office:value-type="string">
            <text:p>A pretexto da publicação recente do número 200 da revista Colóquio-Letras da Fundação Calouste Gulbenkian, e porque é a personalidade ímpar de Jorge de Sena (1919-1978) a ser homenageada, convém não esquecer que, neste ano de 2019, celebrando-se Sophia de Mello Breyner, igualmente devemos ao poeta de Fidelidade (1958), ao homem de cultura humanista que escreveu Uma Canção de Camões, uma homenagem que o traga ao nosso convívio.

Mais se justifica lembrar Jorge de Sena quando as palavras iniciais neste número da Colóquio são escritas pelo nosso primeiro Presidente da República democraticamente eleito (foi em fins de Junho de 1976), António Ramalho Eanes. No texto que dedica àquele que foi o conferencista principal aquando a celebração do 10 de Junho de 1977 (o célebre “Discurso da Guarda”), Ramalho Eanes começa por citar Eduardo Lourenço, lembrando que se “uma Pátria não deve nada a ninguém”, deve, porém, “tudo a todos”. Com a elevação e o compromisso cívico que caracterizam os seus escritos e as suas intervenções, Ramalho Eanes expende, a reboque de Sena, considerações muito importantes para os nossos dias. Logo no primeiro parágrafo destaca, a partir do binómio indivíduo/espécie humana, e à luz de Rousseau, a importância da cultura e da educação para a formação e desenvolvimento de virtudes cívicas que possam, no devir, encaminhar-nos em “rotas competentes”. Jorge de Sena surge-lhe, portanto, como um daqueles cidadãos que, como indivíduo, aprimorou o sentido da vida em colectivo. A pátria deve, pois, àqueles que são como marcos geodésicos da sua topografia cultural, o devido encarecimento, justamente porque contribuíram para que o caminho colectivo se orientasse na busca de valores perenes, tais a paz, a justiça, a segurança, a liberdade. Eanes vê bem a importância decisiva de Jorge de Sena nessa orientação da Res Publica. Escreve: “De vasta dimensão e rara qualidade é a sua obra cultural, enquanto poeta, ficcionista, dramaturgo, ensaísta e epistolografista” e, com justiça, coloca-o entre as figuras cimeiras do século XX português. Sublinha, no retrato que de Sena traça, a intervenção “em prol da liberdade” e a luta “contra a ditadura, a perversa colonização a que o Estado Novo submeteu a Sociedade Civil e os cidadãos portugueses”, com a concomitante situação de exilado a que, por se ter levantado contra o obscurantismo, se viu condenado – ele e a sua família.

Primeiro no Brasil, em 1955, e depois nos Estados Unidos, a partir de 1965, foi Jorge de Sena o actor principal (com Eduardo Lourenço e Casais Monteiro, com António Sérgio e Magalhães Godinho como seus pares de igual valia), o intelectual maior que, pensando Portugal e as suas gentes, apelou sempre, afirma Eanes, antes e depois do 25 de Abril, “à responsabilidade da participação cidadã”. Em nome dum patriotismo universalista, ciente de que, como Terêncio, nada do que é humano lhe deveria escapar, Sena encarna – ou deveria encarnar – para os portugueses nascidos já depois de Revolução de ’74 um modelo de comportamento.

Mas – dirigindo-me a António Ramalho Eanes, a todos quantos estiveram no dia 22 de Janeiro na Fundação Gulbenkian; dirigindo-me a Eduardo Lourenço e a Guilherme d’Oliveira Martins e a quantos partilham a responsabilidade de educar pensando o país (e por isso estas palavras são também para o ministro da Educação e a ministra da Cultura) – pergunto: não obstante a obra e a figura humana de Jorge de Sena, como podemos querer que o seu pensamento e os seus livros sejam homenageados se hoje, nas escolas e nas universidades, não se lê o grande romancista de Sinais de Fogo? A amnésia cultural, a ignorância quanto a factos, nomes e datas do nosso passado é evidente nas gerações mais novas – e a minha geração não foge à regra. É este um problema, creio, da maior importância e que só uma política educativa e cultural de absoluto empenhamento em nome do livro e da História pode resolver. É que só lendo os nossos maiores podemos, como deseja Ramalho Eanes, combater “provincianismos evasivos e perversos saudosismos, de maneira a termos autónomo futuro, no presente, e autónomo futuro, no futuro, como Pátria livre, forte, velha e de tão distintiva personalidade”.

Pátria livre, forte, velha, escreve Ramalho Eanes. Palavras densas, com espessura, mas que correm o risco de serem satirizadas pelo humor mais nefando que por aí pulula e faz opinião. Sim: de sermos livres se trata. Mas desconhecendo a nossa cultura, livres não estamos das mais subtis formas de bestialização social. Sim, de termos um país forte se trata, porque se deve cultivar a política com cultura, não a baixa política das manigâncias económico-gestoras. Forte um país dirigido com competência e memória, com bom senso e bom gosto. Forte porque se deve cimentar o espírito crítico e não o opinativo em que estamos atolados. Isso só será possível com a presença da literatura e da História, contrabalançando o paradigma da tecno-ciência. Sim, um Portugal velho que devemos conhecer porque é essa ancestralidade que nos distingue no contexto europeu e mundial – sem serôdios nacionalismos, antes com a seniana visão integrada do homem português nesse vasto mundo. A Literatura e a História – em todas as áreas de ensino, desde o 5.º ao 12.º anos – porque se deve formar o carácter. Porque, em rigor, é contra os populismos vários que Eanes escreve recordando Jorge de Sena. É um ex-Presidente escrevendo sobre um homem de enorme vulto cultural – é um texto, o de Eanes, formador, educativo. Um texto que tem de ser lido por quem tutela a Educação em Portugal.

Num Portugal em que os mais jovens, na verdade, desconhecem Jorge de Sena, lembremos também outros grandes esquecidos da Pátria: Camilo Pessanha, Sá-Carneiro e Nemésio; José Gomes Ferreira, Cardoso Pires e Carlos de Oliveira; Irene Lisboa, Natália Correia, Ruben A. Leitão, Augusto Abelaira e David Mourão-Ferreira; Afonso Duarte, Pascoaes, Aquilino Ribeiro, Vergílio Ferreira... Nenhum destes autores está nos programas escolares. Sena, estes que contamos entre os nossos maiores, está vivo – mas para poucos. Nas escolas, exceptuando as novas estrelas de uma literatura malsã, que vultos da nossa cultura os jovens conhecem? E por tudo isto este número 200 da Colóquio-Letras é imprescindível.</text:p>
          </table:table-cell>
          <table:table-cell office:value-type="string">
            <text:p>Não obstante a obra e a figura humana de Jorge de Sena, como podemos querer que o seu pensamento e os seus livros sejam homenageados se hoje, nas escolas e nas universidades, não se lê o grande romancista de Sinais de Fogo?</text:p>
          </table:table-cell>
          <table:table-cell office:value-type="string">
            <text:p>Culture</text:p>
          </table:table-cell>
          <table:table-cell office:value-type="string">
            <text:p>['Cultura-Ípsilon', 'Educação', 'Fundação Calouste Gulbenkian', 'História', 'Jorge de Sena', 'Literatura', 'Língua Portuguesa', 'Opinião', 'Ramalho Eanes']</text:p>
          </table:table-cell>
          <table:table-cell office:value-type="string">
            <text:p>2019-01-27 06:46:00</text:p>
          </table:table-cell>
          <table:table-cell table:style-name="ce23" office:value-type="string" office:value="https://www.publico.pt/2019/01/27/culturaipsilon/opiniao/jorge-sena-antonio-ramalho-eanes-cultura-educacao-homenagem-1859556">
            <text:p><text:a xlink:href="https://www.publico.pt/2019/01/27/culturaipsilon/opiniao/jorge-sena-antonio-ramalho-eanes-cultura-educacao-homenagem-1859556">https://www.publico.pt/2019/01/27/culturaipsilon/opiniao/jorge-sena-antonio-ramalho-eanes-cultura-educacao-homenagem-1859556</text:a></text:p>
          </table:table-cell>
          <table:table-cell table:number-columns-repeated="246"/>
        </table:table-row>
        <table:table-row table:style-name="ro1">
          <table:table-cell office:value-type="string">
            <text:p>5cf46271896a7fea06ff917c</text:p>
          </table:table-cell>
          <table:table-cell office:value-type="string">
            <text:p>A investigação tem de ser indisciplinada</text:p>
          </table:table-cell>
          <table:table-cell office:value-type="string">
            <text:p>['Sara Graça da Silva']</text:p>
          </table:table-cell>
          <table:table-cell office:value-type="string">
            <text:p>Todos sabemos que se nos desviarmos do caminho há uma forte possibilidade de um lobo peludo comer a nossa avó. O mundo da investigação vive muito deste medo e por isso nem sempre é receptivo a novos caminhos. Para evoluir, é essencial arriscar em estradas pouco trilhadas mostrando que avós e lobos podem conviver em harmonia.

A relação entre emoção e moralidade foi sempre bastante controversa e tem ocupado os estudiosos desde o tempo de Platão e Aristóteles. Disciplinas específicas tendem a fornecer as suas próprias interpretações, e muitos investigadores ainda desconfiam de “contaminações” de outras áreas, optando por estudos herméticos que impedem reflexões profundas sobre esta ligação. Tentar reduzir os conceitos de moralidade e emoção a uma única definição é insensato, perigoso e, em última análise, impossível, dada a sua fluidez no tempo e no espaço. Um verdadeiro entendimento desta reciprocidade só pode ser alcançado por um intercâmbio de vários paradigmas.

Ao contrário de muitos centros europeus e americanos onde esta pesquisa se encontra mais desenvolvida, há no nosso país um grande caminho a percorrer no que respeita ao alinhamento de diferentes áreas científicas. Há igualmente uma lacuna na abertura e comunicação da investigação científica à sociedade. A ciência não pode ficar guardada em discos rígidos ou em nuvens, mas deve ser usada para aumentar a resiliência e sobrevivência dos indivíduos e da sociedade perante os vários desafios do nosso tempo: sociais, ambientais, tecnológicos, políticos ou de outra ordem.

O EMOLABS é o resultado natural de um amadurecimento científico e surge de uma grande vontade de sair da zona de conforto e transcender limites disciplinares rígidos, articulando várias áreas, como a psicologia comportamental e experimental, a inteligência artificial, a literatura, a história, a antropologia, as neurociências, a engenharia ou a filosofia. A sua missão é explorar o impacto que as emoções e a moral têm na nossa identidade, comportamento e capacidade de tomar decisões, a nível individual e em grupo. Além da vertente de investigação, pretende ajudar a resolver problemas reais, sejam estes de cooperação, resolução de conflitos, ansiedade, entre outros. Enquanto seres sociais com tendências heliocêntricas, a exposição a sociedades, culturas e contextos específicos tem um profundo impacto nas nossas acções e reacções. Como argumenta o psicólogo evolucionário Robert Kurzban, muitas vezes as pessoas não conseguem ver as suas próprias inconsistências, acreditando que todos os outros são hipócritas menos elas, sendo a moralidade usada, com frequência, estrategicamente.

Se queremos ir para além das respostas que desaparecem no estudo seguinte, então a investigação tem de ser, obrigatoriamente, mais transversal, mais indisciplinada. Ouvir e envolver outras áreas, outros especialistas, vencendo os nossos próprios preconceitos e medos, deve tornar-se a regra e não a excepção. Assim como tomar chá com lobos.</text:p>
          </table:table-cell>
          <table:table-cell office:value-type="string">
            <text:p>Sabe-se hoje que as emoções são centrais para a tomada de decisões, incluindo morais. Há todo um potencial incrível de investigação que somente uma análise multidisciplinar que englobe vários ângulos e metodologias inovadoras pode proporcionar.</text:p>
          </table:table-cell>
          <table:table-cell office:value-type="string">
            <text:p>Sci-Tech</text:p>
          </table:table-cell>
          <table:table-cell office:value-type="string">
            <text:p>['Ciência', 'Investigação científica', 'Opinião']</text:p>
          </table:table-cell>
          <table:table-cell office:value-type="string">
            <text:p>2019-02-06 10:11:00</text:p>
          </table:table-cell>
          <table:table-cell table:style-name="ce23" office:value-type="string" office:value="https://www.publico.pt/2019/02/06/ciencia/opiniao/investigacao-indisciplinada-1860848">
            <text:p><text:a xlink:href="https://www.publico.pt/2019/02/06/ciencia/opiniao/investigacao-indisciplinada-1860848">https://www.publico.pt/2019/02/06/ciencia/opiniao/investigacao-indisciplinada-1860848</text:a></text:p>
          </table:table-cell>
          <table:table-cell table:number-columns-repeated="246"/>
        </table:table-row>
        <table:table-row table:style-name="ro1">
          <table:table-cell office:value-type="string">
            <text:p>5cf4626b896a7fea06ff914d</text:p>
          </table:table-cell>
          <table:table-cell office:value-type="string">
            <text:p>Para onde caminhamos? Saldos de contas passam a ser conhecidos, automaticamente, pela Autoridade Tributária</text:p>
          </table:table-cell>
          <table:table-cell office:value-type="string">
            <text:p>['Rodrigo Rabeca Domingues']</text:p>
          </table:table-cell>
          <table:table-cell office:value-type="string">
            <text:p>De acordo com o novo regime, as instituições financeiras (IF) portuguesas vão passar a comunicar à Autoridade Tributária (​AT), de modo automático e anual – até 31 de julho de cada ano –, informações sobre contas de residentes em Portugal, nomeadamente, informação sobre os respetivos saldos, sempre que excedam os 50 mil euros. Encontram-se abrangidas pelo novo regime as contas de pessoas singulares e de pessoas coletivas, incluindo os respetivos beneficiários.

Os primeiros saldos de conta a comunicar pelas IF à AT, até 31 de julho de 2019, respeitam ao ano de 2018. Deste modo, o novo regime aplicar-se-á a saldos apurados em período de tributação anterior ao da entrada em vigor do diploma, facto que mereceu observação por parte do Presidente da República, quando refere na comunicação da promulgação que o “novo regime só se deveria aplicar para o futuro”.

O leque de contas abrangidas pelo regime é amplo. Além das contas de depósito, encontram-se abrangidas outras contas financeiras, como são exemplos as apólices de seguros do ramo vida e as contas de custódia (ações, obrigações, títulos de dívida e outros ativos financeiros).

Ficam de fora os certificados do aforro e do tesouro, pelo facto de serem mantidos em contas junto do IGCP (o que já não acontece quanto aos bilhetes e obrigações do tesouro, determinando a sua sujeição ao regime). Os planos poupança reforma continuam a ser objeto de algumas dúvidas, havendo bases para defender que, nalguns casos, poderão ser excluídos de comunicação.

Quanto aos saldos de conta, o regime de acesso a contas financeiras apresenta algumas particularidades que importa ficar a saber.

A primeira, de que apenas releva o saldo apurado a 31 de dezembro de cada ano, sendo por isso irrelevante qualquer posição mais elevada atingida durante o ano ou a média anual dos saldos.

A segunda, de que no âmbito de uma conta conjunta, todo o saldo de conta é comunicado relativamente a cada um dos titulares dessa conta.

Além disso, face à regra de agregação de contas, todos os saldos de contas financeiras do mesmo titular mantidas junto da mesma IF são somados. Caso esse somatório exceda o limite de 50 mil euros, os saldos serão acedidos pela AT.

Além dos saldos, estão ainda sujeitos a comunicação automática e anual todos os rendimentos pagos ou creditados em contas financeiras (tais como juros, dividendos e outros rendimentos de ativos). Quanto a este último aspeto, o regime agora promulgado quase nada acrescenta ao que a AT já conhece, pois a maioria destes rendimentos já integra o escopo das obrigações acessórias que impendem sobre as IF.

Importante! O acesso automático a saldos não significa, nem pressupõe, o acesso automático a extratos de contas bancárias. Pelo contrário, esse acesso encontra-se limitado aos casos tipificados na legislação fiscal e sob determinadas condições.

Para onde caminhamos?

As iniciativas de levantamento do segredo bancário para efeitos fiscais não são uma novidade. Desde 2017 que, no âmbito da participação de Portugal em mecanismos internacionais e europeus de troca automática de informações, a AT já recebe/acede a diversa informação.

A tendência para a adesão às iniciativas de transparência é crescente, sendo o escrutínio sobre os contribuintes cada vez maior. Seria de esperar um reconhecimento dos direitos dos contribuintes nesta matéria e uma clarificação acerca do uso que será dado a esta informação, o que ainda não aconteceu.

O autor escreve segundo o novo Acordo Ortográfico</text:p>
          </table:table-cell>
          <table:table-cell office:value-type="string">
            <text:p>Depois de alguns percalços, decorrentes do veto em 2016, o diploma passou agora no crivo do Presidente da República. É já este ano! A AT irá aceder, de modo automático, aos saldos de contas de valor superior a 50 mil euros cujos titulares sejam resi</text:p>
          </table:table-cell>
          <table:table-cell office:value-type="string">
            <text:p>Economy</text:p>
          </table:table-cell>
          <table:table-cell office:value-type="string">
            <text:p>['Banca', 'Economia', 'Fisco', 'Opinião']</text:p>
          </table:table-cell>
          <table:table-cell office:value-type="string">
            <text:p>2019-02-07 13:55:26</text:p>
          </table:table-cell>
          <table:table-cell table:style-name="ce23" office:value-type="string" office:value="https://www.publico.pt/2019/02/07/economia/opiniao/onde-caminhamos-saldos-contas-passam-conhecidos-automaticamente-autoridade-tributaria-1861074">
            <text:p><text:a xlink:href="https://www.publico.pt/2019/02/07/economia/opiniao/onde-caminhamos-saldos-contas-passam-conhecidos-automaticamente-autoridade-tributaria-1861074">https://www.publico.pt/2019/02/07/economia/opiniao/onde-caminhamos-saldos-contas-passam-conhecidos-automaticamente-autoridade-tributaria-1861074</text:a></text:p>
          </table:table-cell>
          <table:table-cell table:number-columns-repeated="246"/>
        </table:table-row>
        <table:table-row table:style-name="ro1">
          <table:table-cell office:value-type="string">
            <text:p>5cf46268896a7fea06ff9135</text:p>
          </table:table-cell>
          <table:table-cell office:value-type="string">
            <text:p>Movimento 5 Estrelas: a democracia directa e o formigueiro</text:p>
          </table:table-cell>
          <table:table-cell office:value-type="string">
            <text:p>['Jorge Almeida Fernandes']</text:p>
          </table:table-cell>
          <table:table-cell office:value-type="string">
            <text:p>1. Numa época em que os partidos estão em declínio e cresce a suspeição sobre a política, o Movimento 5 Estrelas (M5S) assumiu-se como modelo alternativo, sob o signo da democracia directa. Escreveu em Março do ano passado, no Washington Post, o seu mentor, Davide Casaleggio: “A democracia directa, tornada possível pela Internet, deu a centralidade aos cidadãos e levará, a seguir, à desconstrução das actuais organizações políticas e sociais. A democracia representativa — a política com representantes — está gradualmente a perder significado.” É esta promessa de democracia directa que o texto de hoje pretende questionar.

O M5S não é um fenómeno marginal. Fundado em 2009 (na prática remonta a 2006), chegou ao poder em dez anos. Subverteu o mapa político italiano. Era um “não-partido” regido por um “não-estatuto”. Entretanto transformou-se, de facto, num partido em que a organização basista e horizontal encobre um poder personalizado. O “proprietário” controla a máquina partidária. Em termos de transparência, parece mais opaco que os partidos tradicionais.

2. O rosto do M5S começou por ser o comediante Beppe Grillo, que depressa se identificou com o papel. O M5S era o partido de Grillo — o grillismo e os grillinni. A primeira estrutura do movimento foram os “MeetUp Amici di Beppe Grillo”. Era ele quem, no seu blogue e nas praças, animava a revolta. Era quem os activistas e os eleitores conheciam. Perante a degradação do sistema político e uma gigantesca desconfiança nas instituições, “Grillo transformou em política a indignação moral”, resumiu o investigador Piergiorgio Corbetta. Esta tradução política será a força propulsora do M5S. A sua demagogia populista e a sua estudada grosseria, em vez de rejeição, produziram empatia. Sem o carisma de Grillo, o movimento não teria sequer nascido.

No entanto, por trás de Grillo, havia um guru, o verdadeiro inventor do movimento, Gianroberto Casaleggio (1954-2016), que escrevia os textos do blogue. Era um informático visionário, fanático da ficção científica e que gostava de fazer vídeos apocalípticos. Fascinou Grillo na noite em que se conheceram, no teatro Goldoni de Livorno, em 2004.

Gianroberto propunha-se revolucionar a política italiana. Era realista quanto à democracia directa, só praticável em pequenas comunidades e em assembleia, lugar de debate e deliberação, e não em sociedades complexas. Recorreu ao argumento da tecnologia: a Internet poderia pôr grandes comunidades, países inteiros, a debater e a deliberar em rede. Daqui a ideia de um movimento organizado sob a forma de uma rede de MeetUp (grupos digitais de discussão) em torno de um blogue e de uma plataforma digital — hoje chamada “Rousseau”, em homenagem a Jean-Jacques Rousseau.

Gianroberto morreu e passou o testemunho ao filho, Davide Casaleggio. Grillo “divorciou-se” de Davide no fim do ano passado. Em 2014, fora criado um directório de cinco “notáveis”, mas dissolvido em 2016 em nome do princípio “é a Rede quem decide de tudo”. Em 2017, Luigi Di Maio foi eleito chefe político (capo politico), numa eleição controlada: foi escolhido por Davide e os concorrentes do antigo directório abstiveram-se de o desafiar.

Di Maio tem um clã de amigos mas não tem uma base própria de poder. Quem tem as chaves do “Rousseau” (e do poder) é Davide. É presidente da empresa familiar, a Casaleggio Associati, e da Associação Rousseau, entidade criada pelo pai, dias antes de morrer, para assegurar o controlo do filho sobre o projecto. Tem como finalidade “promover o desenvolvimento da democracia digital e de coadjuvar o M5S” na sua acção política. Controla, por sua vez, a “Plataforma Rousseau”, sistema nervoso do movimento.

3. O modelo foi blindado pelos novos estatutos, em Dezembro de 2017. As votações dos militantes, os debates ou a apresentação de propostas de lei são todos feitos através da plataforma “Rousseau”, inteiramente controlada por Davide. Armazena, de resto, todos os dados pessoais dos inscritos. A Associação Rousseau é financiada pelas quotas de 300 euros mensais de todos os parlamentares.

Observa o jornalista Luciano Capone, do Il Foglio, que investigou o “Rousseau”: “O primeiro partido italiano está assim amarrado de pés e mãos — jurídica, económica e tecnologicamente — a uma associação privada sobre a qual não tem nenhum poder de orientação ou controlo.”

Acrescenta o politólogo Damiano Palano: “Parece-me inédito. Partidos-empresa há muitos, sabemo-lo bem na Itália, mas quem tem as funções directivas é também um líder visível do partido. Por isso o papel de Casaleggio, na sombra, é uma anomalia.” Mas terá as suas vantagens. Se “o governo correr mal”, a responsabilidade será de Di Maio e dos ministros.

O estatuto prevê o processo de destituição do chefe político. Mas não está prevista nenhuma forma de desvinculação da associação de Casaleggio. Já não se trata da ficção de democracia directa, mas do controlo democrático do titular do poder.

O modelo intriga a imprensa internacional. O Financial Times e o New York Times tentaram, em vão, entrevistar Davide. Ele só dá entrevistas que possa controlar. Mas investigaram. “O silêncio é uma das suas melhores qualidades”, disse o New York Times, que o definiu como o “feiticeiro de Oz” do movimento. “É, potencialmente, o homem mais poderoso da Itália, embora raros saibam quem ele é. Os embaixadores estrangeiros procuram-no, apesar de não ter qualquer cargo público.”

4. No livro Tu Sei Rete (Tu És Rede, 2013), Davide Casaleggio esboçou uma reveladora sociologia das organizações. “Quando um sistema aumenta a sua complexidade sem ser guiado por uma fonte externa, tende com o tempo a organizar-se por si mesmo. (...) Os formigueiros representam o melhor exemplo de auto-organização. As formigas seguem uma série de regras aplicadas aos indivíduos, através das quais se determina uma estrutura muito organizada, mas não centralizada. O sistema começa a adquirir a sua identidade e a influenciar os seus componentes. (...) É necessário que os componentes sejam em número elevado, que se encontrem casualmente e não tenham consciência do sistema no seu complexo. Uma formiga não deve saber como funciona o formigueiro, de outro modo todas as formigas ambicionariam desempenhar os melhores papéis e os menos fatigantes, criando um problema de coordenação.”</text:p>
          </table:table-cell>
          <table:table-cell office:value-type="string">
            <text:p>Arauto da democracia directa, o M5S é paradoxalmente dirigido pelo “proprietário”.</text:p>
          </table:table-cell>
          <table:table-cell office:value-type="string">
            <text:p>World</text:p>
          </table:table-cell>
          <table:table-cell office:value-type="string">
            <text:p>['Europa', 'Itália', 'Mundo', 'Opinião', 'Partidos e movimentos', 'Ponto de Vista', 'União Europeia']</text:p>
          </table:table-cell>
          <table:table-cell office:value-type="string">
            <text:p>2019-02-09 07:01:00</text:p>
          </table:table-cell>
          <table:table-cell table:style-name="ce23" office:value-type="string" office:value="https://www.publico.pt/2019/02/09/mundo/opiniao/movimento-5-estrelas-democracia-directa-formigueiro-1861215">
            <text:p><text:a xlink:href="https://www.publico.pt/2019/02/09/mundo/opiniao/movimento-5-estrelas-democracia-directa-formigueiro-1861215">https://www.publico.pt/2019/02/09/mundo/opiniao/movimento-5-estrelas-democracia-directa-formigueiro-1861215</text:a></text:p>
          </table:table-cell>
          <table:table-cell table:number-columns-repeated="246"/>
        </table:table-row>
        <table:table-row table:style-name="ro1">
          <table:table-cell office:value-type="string">
            <text:p>5cf462a3896a7fea06ff92be</text:p>
          </table:table-cell>
          <table:table-cell office:value-type="string">
            <text:p>O que fazer com a diversidade étnica dos povos Amazónicos?</text:p>
          </table:table-cell>
          <table:table-cell office:value-type="string">
            <text:p>['Marcos Colón']</text:p>
          </table:table-cell>
          <table:table-cell office:value-type="string">
            <text:p>É urgente repensar território, sociodiversidade e biodiversidade da Amazónia sob uma nova ótica de relacionamento em que não faz mais sentido a disjunção Natureza &amp; Cultura. Natureza é Cultura. Cultura é Natureza. Existem muitas Amazónias, para os mais diversos gostos, cores, ideologias e projetos de ocupação. Nenhuma delas faz parte de um projeto governamental que respeite a autodeterminação dos povos e comunidades tradicionais e que, em sua interação com a comunidade académica, poderia gerar conhecimento para um novo e muito mais que urgente modelo de vida humana sobre o planeta. Um modelo gerador de paz e aliança entre os povos. Os externos e os que vivem na floresta. Um modelo que ensinasse florestania à uma cidadania precária baseada no consumo de objetos com rápida obsolescência e eterna contaminação do ambiente.

A região amazónica, desde sua nomeação, experimenta diversas projeções de sujeitos externos sobre seu território. A começar pelo seu próprio nome em homenagem a um mito grego, o das amazonas. Sem contarmos com uma história prévia da Amazónia, podemos assegurar que esse corte epistemológico, o do batismo grego, no século XVI, com certeza, desde então, há mais de 500 anos, experimenta as agruras impostas por predatórios sistemas de exploração a vida, seja ela animal ou vegetal, que têm definido, tantas vezes, o destino trágico de suas comunidades.

Será novamente assim a partir deste ano. Mais um grupo de sujeitos externos ao território amazónico imaginará o destino que ali deveria habitar e, na contramão do Bem viver como explica Alberto Acosta, tentará levar a cabo suas experiências. Para Acosta o Bem viver não implica uma proposta acadêmico-política, mas a possibilidade de aprender a partir de realidades, experiências, práticas e valores presentes em diversos habitats, mesmo nos dias atuais em meio à civilização capitalista.

Apesar de a mais refinada ciência ocidental ter partilhado em revistas, livros, inúmeras aulas, palestras, demonstrações audiovisuais, que o melhor trabalho e o melhor destino para a Amazónia e seus povos, tanto quanto para o destino climático e a biodiversidade do planeta é manter e reproduzir a conservação da floresta, como fazem, naturalmente, os povos tradicionais que ali habitam – indígenas, quilombolas, ribeirinhos, pescadores e extrativistas da terra e da água – enfim, aqueles que vivem ali muito antes dos predadores do mercado mundial, seja ele nacional ou internacional, chegarem. Quando falamos da cultura ocidental, podemos citar uma ganhadora Nobel e seu trabalho que faz o elogio dos sistemas de uso comum: a norte americana Elinor Ostrom.

Pensemos por um momento naquela Amazónia que não aparece nos média, nos escândalos e na imaginação científica contemporânea. Nela se escondem problemas verdadeiros da região – a começar pelo silêncio que acoberta a vulnerabilidade dos povos tradicionais, o desmantelo sociocultural e ambiental e os modelos de predação económica e cultural empreendidos em longas escalas temporais e espaciais.

Esse silenciamento corre na esteira de um projeto civilizatório que não contempla índios, quilombolas, ribeirinhos, pequenos agricultores, trabalhadores da floresta, etc, e não vislumbra dimensões da existência da Amazónia que considerem a sua cultura e a complexidade de seus biomas. Esse silenciamento nos impõe a todos uma nova relação com as informações, na qual, se quisermos ser ecologicamente corretos, devemos nos tornar pesquisadores, buscar e checar informações e compartilhar o que se sabemos comunitariamente. O que está em jogo é a sobrevivência de todos nós. O dia em que não houver mais lugar para o índio, não haverá lugar para o humano. Algo como “a morte da floresta é a nossa morte”, estava estampado na camiseta da Irmã Dorothy Stang, que foi assassinada em fevereiro de 2005.

Nossa agrura surge do fato de a Amazónia ser parte de um contínuo processo de renovação de sua colonização, que não terminou com a independência do Brasil. Novos tempos, novas colonialidades: a floresta segue como laboratório a céu aberto de interesses econômicos e empreendimentos que não deixam dúvida sobre o impacto da invasão e submissão de terras e gentes aos vencedores.

Outro aspecto a ser considerado é que, mesmo diante do estágio contemporâneo da sociedade brasileira, o Estado não tem projeto para a região, salvo o de ceder a Amazónia como moeda de troca para qualquer forma de experiência e intervenção dita produtiva. Como se manter e reproduzir a floresta em pé – algo que os povos amazónicos fazem há milénios, gerando, inclusive, rios voadores, esses que chovem sobre nós em toda a América do Sul – não fosse suficiente produção.

Não se sabe o que fazer com a Amazónia do ponto de vista governamental. Como se os povos tradicionais, conjuntamente com as ciências, já não tivessem encontrado muitas soluções. No entanto, não são soluções imediatas para a ganância do agronegócio que atuam na região. A Amazónia da atualidade é um território de enclaves – no Mato Grosso, na Zona Franca de Manaus, no Acre, no Pará – que não levam em consideração o diálogo entre povos tradicionais e ciência, produtor de muito rico conhecimento sobre a região. Os povos indígenas são também produtores de conhecimento.

Em síntese, o maior problema da Amazónia é essa violência lenta, contínua, da indiferença entre o governo e seus povos, que poderia ser feita a partir de uma ciência interessada no presente e no futuro humano. Mas a indiferença submete os inocentes, subverte o que poderia ser verdadeira e contemporaneamente nacional na política brasileira, e sabota todo e qualquer projeto autônomo de preservação da cultura, de biomas, da memória e da nossa história. Contra a ignorância, temos a ciência, os conhecimentos tradicionais, a memória.

O fim da Amazónia é o fim do coração da humanidade. Coração não no sentido biológico, como disse tantas vezes o senso comum substituindo coração por pulmão. Coração no sentido poético. Coração no sentido em que imaginação poética e científica são forças que deveriam guiar os projetos de diálogo entre políticas públicas e os povos da floresta.

A Amazónia ocupa cerca de 61% do território brasileiro. Lá vivem 25 milhões de pessoas. São cerca de 300 etnias e 180 línguas. Tudo isso são formas de vivenciar, experimentar, sentir e imaginar o mundo. Mundo este que está precisando de novas soluções para que toda a humanidade possa viver, com algum bem-estar. O bem-estar civilizatório, afinal, nunca chegou para ninguém. Mas quem paga continuamente a conta do mal-estar na civilização tem sido, em primeiro lugar, a alteridade radical ao Ocidente que se configura no “indígena”.</text:p>
          </table:table-cell>
          <table:table-cell office:value-type="string">
            <text:p>Não se sabe o que fazer com a Amazónia do ponto de vista governamental. Como se os povos tradicionais, conjuntamente com as ciências, já não tivessem encontrado muitas soluções.</text:p>
          </table:table-cell>
          <table:table-cell office:value-type="string">
            <text:p>World</text:p>
          </table:table-cell>
          <table:table-cell office:value-type="string">
            <text:p>['Amazónia', 'Brasil', 'Mundo', 'Opinião']</text:p>
          </table:table-cell>
          <table:table-cell office:value-type="string">
            <text:p>2019-02-09 07:06:00</text:p>
          </table:table-cell>
          <table:table-cell table:style-name="ce23" office:value-type="string" office:value="https://www.publico.pt/2019/02/09/mundo/opiniao/diversidade-etnica-povos-amazonicos-1861299">
            <text:p><text:a xlink:href="https://www.publico.pt/2019/02/09/mundo/opiniao/diversidade-etnica-povos-amazonicos-1861299">https://www.publico.pt/2019/02/09/mundo/opiniao/diversidade-etnica-povos-amazonicos-1861299</text:a></text:p>
          </table:table-cell>
          <table:table-cell table:number-columns-repeated="246"/>
        </table:table-row>
        <table:table-row table:style-name="ro1">
          <table:table-cell office:value-type="string">
            <text:p>5cf462b6896a7fea06ff9357</text:p>
          </table:table-cell>
          <table:table-cell office:value-type="string">
            <text:p>Veículos elétricos</text:p>
          </table:table-cell>
          <table:table-cell office:value-type="string">
            <text:p>['Demétrio Alves']</text:p>
          </table:table-cell>
          <table:table-cell office:value-type="string">
            <text:p>Face à intensa intervenção pública de milhares de “cientistas” assegurando que tudo, e o seu contrário, em matéria do clima, se deve ao CO2 antropogénico, impõe-se clarificar que este artigo não tem como objetivo debater a verosimilhança científica de tal correlação. Até pela insuficiência do articulista nessa matéria.

Mesmo dando como aceite que as alterações climáticas sejam um problema para o planeta e para a humanidade, e que tal se deve ao CO2 produzido pelas atividades socioeconómicas, por que razão há quem tenha que suportar os enormes custos das medidas de erradicação/mitigação (a grande maioria dos consumidores/contribuintes), enquanto outros (investidores/empresários/especuladores) extraem fabulosos lucros com as políticas públicas e privadas voluntaristas que norteiam a descarbonização feita em marcha acelerada?

Vejamos a questão da mobilidade/transporte de pessoas e mercadorias. Com o objetivo de “descarbonizar a economia e a sociedade”, iniciaram-se na UE grandes campanhas para intensificar a substituição de viaturas tradicionais por veículos com propulsão elétrica. É a campanha do “tudo elétrico”.

Através de uma agressiva publicidade comercial e institucional têm-se conseguido crescimentos nas vendas dos híbridos – que só fazem curtíssimos percursos com emissões zero – e, também, nos últimos dois anos, de viaturas exclusivamente elétricas. Trata-se de veículos significativamente mais caros do que os seus equivalentes convencionais, apesar da subsidiação estatal suportada com esforço fiscal e parafiscal de consumidores/contribuintes.

Será que o objetivo central das políticas públicas passa por alavancar a substituição maciça do parque convencional por novos automóveis (TI) elétricos? Pelo que se lê, vê e ouve, parece que sim. Ou seja, os nossos esclarecidos dirigentes governamentais gostariam de substituir, não o paradigma de mobilidade, mas apenas o tipo das viaturas: nas metrópoles, cidades e vilas, não haveria gases, é certo, mas... as filas e engarrafamentos perdurariam!

A produção de um carro elétrico implica mais 50% de CO2 em comparação com a de um carro térmico equivalente. O seu fabrico (motor e baterias) exige metais caros e alguns com grandes impactes ambientais no processo extrativo. Estima-se que o ponto de equilíbrio, em termos das emissões de CO2, entre uma viatura elétrica e outra convencional, só se atinja ao fim de 40.000 km percorridos. Isto é, cerca de três anos para um utilizador médio.

O cobalto, grafite, magnésio, lítio ou neodímio necessários determinariam, se houvesse uma massificação de veículos elétricos, uma corrida às matérias primas com consequências imprevisíveis. Cada carro elétrico necessita de 4 kg de neodímio e, para obter 24 gramas, é preciso tratar 600 kg de minério. O Banco Mundial alertou para a possibilidade de vir a haver saturação na exploração/extração de metais e elementos raros.

O fabrico dos veículos elétricos implicará utilizar cerca de 250 kg de alumínio/unidade. A sua produção exige muita eletricidade que não pode depender da (intermitência) flutuabilidade e imprevisibilidade das renováveis.

A questão da autonomia está por resolver não obstante as audaciosas promessas quanto às quilometragens conseguidas entre recargas. As viaturas elétricas individuais (TI) são funcionais nos circuitos estritamente urbanos, com frequentes paragens e arranques. Para deslocações longas e médias (áreas metropolitanas) já assim não é.

A rede infraestrutural para recargas (rápidas e/ou lentas), os tempos necessários e o preço da eletricidade + serviços complementares, são questões cruciais que estão por esclarecer. Num teste realizado em Espanha com uma moderna viatura elétrica, verificou-se a necessidade de 12h40 minutos para fazer Madrid-Sevilha (520 km), com três paragens para carregamento, duas lentas e uma rápida!

Agora que se têm verificado baixíssimas temperaturas, imagine-se o que aconteceria aos ocupantes de uma viatura elétrica forçada a parar durante várias horas numa estrada isolada? O esforço de eletrificação motriz deveria, de facto, privilegiar os meios e modos pesados de transporte de passageiros (comboios, metros, elétricos, etc.).

Em conclusão: é aconselhável uma grande prudência e bom senso, nomeadamente quando se trata de avançar com políticas públicas que envolvem dinheiro coletivo. Atitudes que não abundam, como se poderá constatar nas recentes declarações incendiárias do ministro acerca das viaturas diesel. Que, aliás, até produzem menores quantidades de CO2 por quilómetro percorrido quando comparadas com as movidas a gasolina!

O autor escreve segundo o novo Acordo Ortográfico</text:p>
          </table:table-cell>
          <table:table-cell office:value-type="string">
            <text:p>Será que o objetivo central das políticas públicas passa por alavancar a substituição maciça do parque convencional por novos automóveis elétricos?</text:p>
          </table:table-cell>
          <table:table-cell office:value-type="string">
            <text:p>Economy</text:p>
          </table:table-cell>
          <table:table-cell office:value-type="string">
            <text:p>['Economia', 'Opinião']</text:p>
          </table:table-cell>
          <table:table-cell office:value-type="string">
            <text:p>2019-02-11 06:20:00</text:p>
          </table:table-cell>
          <table:table-cell table:style-name="ce23" office:value-type="string" office:value="https://www.publico.pt/2019/02/11/economia/opiniao/veiculos-eletricos-1860596">
            <text:p><text:a xlink:href="https://www.publico.pt/2019/02/11/economia/opiniao/veiculos-eletricos-1860596">https://www.publico.pt/2019/02/11/economia/opiniao/veiculos-eletricos-1860596</text:a></text:p>
          </table:table-cell>
          <table:table-cell table:number-columns-repeated="246"/>
        </table:table-row>
        <table:table-row table:style-name="ro1">
          <table:table-cell office:value-type="string">
            <text:p>5cf462c0896a7fea06ff93a5</text:p>
          </table:table-cell>
          <table:table-cell office:value-type="string">
            <text:p>Obrigado, sr. ministro – mesmo que não tenha razão</text:p>
          </table:table-cell>
          <table:table-cell office:value-type="string">
            <text:p>[' João Garcia']</text:p>
          </table:table-cell>
          <table:table-cell office:value-type="string">
            <text:p>A 13 outubro de 1987, numa entrevista à RTP, Cavaco Silva disse suspeitar que na Bolsa de Lisboa se estava a vender “gato por lebre”. Houve quem lhe desse atenção e se desfizesse dos títulos; e houve quem preferisse guardar as ações mais uns tempos. Vivia-se a loucura das OPV e nem todos quiserem acreditar no professor de Finanças.

Sete dias depois já os jornais noticiavam o maior crash nas finanças internacionais, com uma queda recorde do Dow Jones. Dias 19 e 20 foram horríveis em Wall Street. O aviso fora dado, mas nem todos souberam ouvir.

Saltemos uns anos. Para 2015, 15 de fevereiro, quando Jorge Moreira da Silva, ministro do Ambiente, fez entrar em vigor a taxa que impunha um custo de dez cêntimos aos sacos de plástico dos supermercados.

Foi um arraial. Que de nada serviria, que toda a gente iria partir os ovos antes de chegar a casa, que faltariam sacos para o lixo, que as empresas ligadas à impressão do plástico acabariam por falir e que i Estado nada arrecadaria. Foi há três anos e hoje poucos clientes gastam os dez cêntimos.

Vamos às compras de saco debaixo do braço, não porque o preço é alto, mas por se ter ganho consciência de que o plástico é nocivo.

Chegámos ao presente, à semana em que um sucessor de Jorge Moreira da Silva veio alertar para que, dentro de quatro anos, os carros a diesel podem valer pouco. É “muito evidente que quem comprar um carro a diesel, muito provavelmente, daqui a quatro ou cinco anos não vai obter grande valor na sua troca”, disse Matos Fernandes.

Tanto bastou para que comerciantes, associações e até o presidente do ACP saíssem a terreiro denunciando alarmismo. Chegou-se ao ponto de dizer que esta declaração poderia afetar a continuidade das linhas de montagem de automóveis em Portugal e acenou-se o sempre eficaz fantasma de fecho da Autoeuropa – como se as fábricas apenas soubessem montar unidades a gasóleo. Como sempre, o alarme fez-se ouvir. Não tanto o alerta do governante, mas o dos seus antagonistas. Percebe-se que os homens ligados ao negócio assim tenham reagido; é mais difícil entender porque alinhou no coro o ACP, supostamente um clube que defende os interesses dos automobilistas, que não o dos fabricantes.

Porém, alguém recordou que poderíamos estar numa situação semelhante à de quem comprou excelentes máquinas fotográficas em vésperas da entrada no mercado das digitais. Queiram ou não os amigos do gasóleo, a consciência hoje instalada é de que os carros com este combustível caminham para o fim. Uma rápida pesquisa na internet permite ver que os a gasolina ganham terreno e, principalmente, que muitos fabricantes passaram a apostar neste combustível ou na sua conjugação com a eletricidade, deixando o diesel fora das opções, pelo menos para alguns modelos. Honda, Fiat, Mitsubishi, Porsche, Nissan, Toyota, Opel e Volvo, entre outros, estão neste caminho. Em maio do ano passado, a comissária europeia com a tutela da industria, Elzbieta Bienkowska, afirmou que os contestados motores dentro de “alguns anos vão desaparecer por completo” (“soon disappear” disse ela), que “estão acabados” (“finished”, afirmou), que têm “uma tecnologia do passado”, segundo transcrições facilmente visíveis na internet.

Parece, portanto, que a sentença está lida. Mas ao que assistimos, salvo raras exceções, foi a um desfilar de opiniões conservacionistas – como quase sempre acontece quando alguém alerta para uma ameaça futura. Espanta o silêncio dos ambientalistas, só explicável se os órgãos de comunicação social optaram por ouvir apenas as “forças vivas do setor”: comerciantes, vendedores e garagistas.

É evidente que prever é sempre arriscado. Conta-se que um conselheiro disse a Thomas Edison para não investir nos telefones porque, para que meio mundo estivesse a telefonar, seria necessário que a outra metade estivesse a mudar cavilhas. Um presidente da IBM, Thomas Watson, previa, em 1947, que no mundo haveria cinco computadores e o próprio Bill Gates garantia, em 1981, que 640 mil bytes seriam suficientes para os computadores pessoais, quando hoje têm entre quatro e oito mil milhões. A Kodak guardou na gaveta a proposta pioneira para construção de uma máquina digital, e faliu por ninguém, de súbito, comprar mais filmes ou rolos.

Matos Fernandes arrisca errar? Talvez. Os grandes oráculos também falham, ou não tivesse Cavaco Silva dito, também, que “os portugueses podem confiar no BES”.

É possível que os carros a diesel estejam já hoje a perder valor e daqui por quatro anos voltem a estar em alta. Até pode ser que a dificuldade na reciclagem das baterias atrase os elétricos. Sabe-se: as previsões são sempre feitas com o conhecimento que se tem no momento e não de acordo com a ciência que há de chegar.

Obrigado senhor ministro, avisou e, principalmente, fez bem em relançar a questão. A verdade é que o carro está a andar.

O autor escreve segundo o novo Acordo Ortográfico</text:p>
          </table:table-cell>
          <table:table-cell office:value-type="string">
            <text:p>Matos Fernandes arrisca errar? Talvez. Os grandes oráculos também falham, ou não tivesse Cavaco Silva dito, também, que “os portugueses podem confiar no BES”.</text:p>
          </table:table-cell>
          <table:table-cell office:value-type="string">
            <text:p>Economy</text:p>
          </table:table-cell>
          <table:table-cell office:value-type="string">
            <text:p>['Ambiente', 'Automóveis', 'Combustíveis', 'Economia', 'João Pedro Matos Fernandes', 'Opinião', 'Transportes']</text:p>
          </table:table-cell>
          <table:table-cell office:value-type="string">
            <text:p>2019-02-11 16:41:49</text:p>
          </table:table-cell>
          <table:table-cell table:style-name="ce23" office:value-type="string" office:value="https://www.publico.pt/2019/02/11/economia/opiniao/obrigado-sr-ministro-nao-razao-1861538">
            <text:p><text:a xlink:href="https://www.publico.pt/2019/02/11/economia/opiniao/obrigado-sr-ministro-nao-razao-1861538">https://www.publico.pt/2019/02/11/economia/opiniao/obrigado-sr-ministro-nao-razao-1861538</text:a></text:p>
          </table:table-cell>
          <table:table-cell table:number-columns-repeated="246"/>
        </table:table-row>
        <table:table-row table:style-name="ro1">
          <table:table-cell office:value-type="string">
            <text:p>5cf462cc896a7fea06ff940b</text:p>
          </table:table-cell>
          <table:table-cell office:value-type="string">
            <text:p>João Miguel Tavares, a escolha improvável</text:p>
          </table:table-cell>
          <table:table-cell office:value-type="string">
            <text:p>['Henrique Neto']</text:p>
          </table:table-cell>
          <table:table-cell office:value-type="string">
            <text:p>A escolha feita pelo senhor Presidente da República do colunista João Miguel Tavares (JMT) para presidir às comemorações do Dia de Portugal de 10 de Junho próximo deixou-me satisfeito. De facto, há anos que tenho por JMT, sem o conhecer pessoalmente, uma grande admiração. A qual resulta da leitura das suas excelentes crónicas neste jornal e da sua aparição no programa “O Governo Sombra” da TVI, que faço o possível por não perder. Por ele, mas também pelo Ricardo Araújo Pereira e o Pedro Mexia, que fazem, presentemente, o programa mais inteligente e pedagógico da televisão portuguesa.

Tentarei explicar a principal razão porque aprecio as crónicas de JMT, que é serem textos raros entre nós por terem, na minha interpretação, o objectivo de procurar a Verdade, de uma forma sistémica e racional, o que considero ser a qualidade mais rara e mais nobre de qualquer homem público. A propósito, para que conste, também de qualquer mulher.

Esta questão da Verdade é um conceito pessoal e precisa de explicação, porque nem tudo o que parece é. Não se trata de João Miguel Tavares não mentir nos seus textos, felizmente muitos outros não mentem quando escrevem. A Verdade é um conceito sobre aquilo que idealmente se procura quando se escreve. É saber fazer, entre todos os factores contraditórios que o debate de ideias comporta, as escolhas certas, aquilo que é defensável entre todas as opiniões e contradições presentes e futuras, ou seja, o que podendo ser hoje contestado sobrevive ao tempo. É a isto que chamo a Verdade.

Ou, dito de outra forma, o objectivo deste conceito de Verdade é o que sobrevive a toda a contestação, ou a toda a diferença pela diferença. Em que cada texto, se lido daqui a dez ou vinte anos, se possa verificar que aquela Verdade é sustentável nas novas condições desse tempo futuro. É isso que encontro em JMT, um esforço bem sucedido de racionalidade e de neutralidade ideológica, razão porque os seus textos não são fáceis de contradizer, desde que, naturalmente, atacados de forma séria e sem o uso da bengala das ideias feitas e das ideologias. Trata-se de saber avaliar tudo de novo, sem preconceitos e usando a razão.

Leio todos os textos publicados no PÚBLICO por João Miguel Tavares e estou certo de que ele faz um esforço consciente, três vezes por semana, para atingir esse objectivo da Verdade como a defini, não sei, mas a minha admiração resulta de não encontrar outros cronistas a fazer o mesmo com sucesso. Claro que é uma visão pessoal, em que a qualidade do humor que ele empresta ao que escreve também ajuda.

Esta minha opinião sobre a estranha escolha do senhor Presidente da República saiu muito reforçada pela leitura dos nomes de alguns ilustres políticos da praça lisboeta que a criticaram. Nomes como Gabriela Canavilhas, Rui Vieira Nery, Francisco Seixas da Costa e, estou certo, muitos mais proximamente, que poderiam perfeitamente ficar calados para benefício próprio, mas não o tendo feito prestaram um serviço à história deste nosso tempo, que assim acaba muito beneficiada, porque daqui a vinte ou trinta anos os vivos poderão ter uma visão aproximada do que era Portugal no ano de 2019. Claro que em todo o lado há pessoas que vivem fora do seu tempo, mas, felizmente, não é caso do professor Marcelo Rebelo de Sousa.</text:p>
          </table:table-cell>
          <table:table-cell office:value-type="string">
            <text:p>Leio todos os textos publicados no PÚBLICO por João Miguel Tavares e estou certo de que ele faz um esforço consciente, três vezes por semana, para atingir esse objectivo da Verdade como a defino.</text:p>
          </table:table-cell>
          <table:table-cell office:value-type="string">
            <text:p>Politics</text:p>
          </table:table-cell>
          <table:table-cell office:value-type="string">
            <text:p>['Dia de Portugal', 'Governo Sombra', 'João Miguel Tavares', 'Marcelo Rebelo de Sousa', 'Opinião', 'Política', 'Presidente da República']</text:p>
          </table:table-cell>
          <table:table-cell office:value-type="string">
            <text:p>2019-02-12 06:25:00</text:p>
          </table:table-cell>
          <table:table-cell table:style-name="ce23" office:value-type="string" office:value="https://www.publico.pt/2019/02/12/politica/opiniao/joao-miguel-tavares-escolha-improvavel-1861608">
            <text:p><text:a xlink:href="https://www.publico.pt/2019/02/12/politica/opiniao/joao-miguel-tavares-escolha-improvavel-1861608">https://www.publico.pt/2019/02/12/politica/opiniao/joao-miguel-tavares-escolha-improvavel-1861608</text:a></text:p>
          </table:table-cell>
          <table:table-cell table:number-columns-repeated="246"/>
        </table:table-row>
        <table:table-row table:style-name="ro1">
          <table:table-cell office:value-type="string">
            <text:p>5cf462d0896a7fea06ff9424</text:p>
          </table:table-cell>
          <table:table-cell office:value-type="string">
            <text:p>O tempo da igualdade é já!</text:p>
          </table:table-cell>
          <table:table-cell office:value-type="string">
            <text:p>['Susana Amador']</text:p>
          </table:table-cell>
          <table:table-cell office:value-type="string">
            <text:p>A igualdade entre homens e mulheres, no campo da administração pública e no âmbito da participação política, deu mais um salto qualitativo com a aprovação na Assembleia da República, no dia 8 de fevereiro, de duas relevantes propostas de lei.

Foi um processo complexo em termos de discussão na especialidade, como aliás todas as questões relacionadas com a dimensão de género, o que não deixa de ser estranho quando estamos a falar de direitos fundamentais e de comandos constitucionais que convocam o Estado a promover a igualdade entre homens e mulheres e a assegurar a sua participação direta e ativa, como fator essencial ao fortalecimento e consolidação do sistema democrático.

O posicionamento dos partidos foi claro, sabíamos que contávamos com o Bloco de Esquerda, que o CDS e o PCP (na Lei da Paridade nos órgãos políticos) estariam contra. Faltava clarificar o PSD, que na generalidade votou a favor de ambas as Propostas de Lei, mas que na especialidade revelou não querer avançar com a paridade nos dois primeiros lugares nas listas e com a sanção de rejeição imposta para as listas que não cumprem o limiar mínimo de 40%.

Como em qualquer processo negocial, o qual teve que ser efetuado com o maior partido da oposição dada a exigência de maioria absoluta para as alterações à Lei Orgânica da Paridade, foi possível chegar a “meio da ponte”, mantendo-se a rejeição das listas que não cumpram os requisitos legais, mas não se conseguiu (ainda) os 50/50 nos dois primeiros lugares das listas. Um caminho que irá prosseguir, porque justo e equitativo.

Afinal, o que muda e onde muda?

A mudança faz-se na administração pública, onde passaremos a ter uma representação equilibrada de 40% entre homens e mulheres no pessoal dirigente e nos órgãos da administração direta e indireta, incluindo os institutos públicos e as fundações públicas e os órgãos de gestão e governo das instituições do ensino superior públicas. No caso de órgãos colegiais eletivos, os dois primeiros candidatos não podem ser do mesmo sexo, importante e justa conquista que conseguimos atingir (apesar do voto contra do PSD) porque nesta sede apenas se exigia maioria simples. O PCP absteve-se e a bancada do CDS dividiu-se.

Eliminam-se assim barreiras e desequilíbrios persistentes no acesso a cargos de topo por parte das mulheres (maioritárias e altamente qualificadas) na administração pública, potenciando legitimamente as suas competências e talentos.

A mudança também se faz no campo político, onde o limiar de paridade sobe dos atuais 33,3% para os 40%, na senda da Recomendação do Conselho da Europa e de outras instâncias. A sanção para o caso das listas não cumprirem com a percentagem mínima prevista passa a ser a rejeição, garantindo-se desta forma a efetividade da lei.

Atualmente, os partidos podem optar por ver reduzida a subvenção que recebem para as campanhas eleitorais ao invés de cumprirem os atuais 33,3%, ou seja, em termos práticos, “pagar" para não incluir mulheres nas listas apresentadas a eleições.

Sublinhe-se que a lei da paridade passará a ser aplicada às listas de candidaturas a vogal das juntas de freguesia e às mesas dos órgãos deliberativos, num sinal inequívoco de avançarmos para órgãos que até agora estavam excluídos do âmbito de aplicação da lei vigente (Lei n.º3/2006, de 21 de agosto, alterada pela Lei n.º1/2017, de 2 de maio).

Não se invoque que estamos em tempo eleitoral e por isso esta lei não deverá avançar, até porque houve já o cuidado de dilatar a sua entrada em vigor para 120 dias, visando a não incidência sobre as eleições europeias, porque quando as leis representam avanços civilizacionais devem entrar em vigor o mais rapidamente possível. Como nos disse Simone de Beauvoir, o presente não é um passado em potência, ao invés, ele é o momento das escolhas e da ação.

No Partido Socialista essa escolha é clara. Escolhemos o caminho da igualdade, daremos o exemplo pela ação, apresentando de novo nas europeias uma lista totalmente paritária e prosseguindo nos demais atos eleitorais nesse caminho progressista do equilíbrio de género, corolário de uma democracia plena.

Afinal, o tempo da igualdade é já!

A autora escreve segundo o novo Acordo Ortográfico</text:p>
          </table:table-cell>
          <table:table-cell office:value-type="string">
            <text:p>As duas propostas de lei agora aprovadas no Parlamento representam avanços civilizacionais.</text:p>
          </table:table-cell>
          <table:table-cell office:value-type="string">
            <text:p>Politics</text:p>
          </table:table-cell>
          <table:table-cell office:value-type="string">
            <text:p>['Assembleia da República', 'Igualdade de género', 'Lei da paridade', 'Mulheres', 'Opinião', 'Parlamento', 'Partidos políticos', 'Política']</text:p>
          </table:table-cell>
          <table:table-cell office:value-type="string">
            <text:p>2019-02-12 06:35:00</text:p>
          </table:table-cell>
          <table:table-cell table:style-name="ce23" office:value-type="string" office:value="https://www.publico.pt/2019/02/12/politica/opiniao/tempo-igualdade-ja-1861509">
            <text:p><text:a xlink:href="https://www.publico.pt/2019/02/12/politica/opiniao/tempo-igualdade-ja-1861509">https://www.publico.pt/2019/02/12/politica/opiniao/tempo-igualdade-ja-1861509</text:a></text:p>
          </table:table-cell>
          <table:table-cell table:number-columns-repeated="246"/>
        </table:table-row>
        <table:table-row table:style-name="ro1">
          <table:table-cell office:value-type="string">
            <text:p>5cf462dc896a7fea06ff9485</text:p>
          </table:table-cell>
          <table:table-cell office:value-type="string">
            <text:p>Tensões geopolíticas e desafios globais</text:p>
          </table:table-cell>
          <table:table-cell office:value-type="string">
            <text:p>['José Manuel Neto Simões']</text:p>
          </table:table-cell>
          <table:table-cell office:value-type="string">
            <text:p>Neste século, o possível mundo novo está ainda por compreender. Um mundo imprevisível, complexo, tirânico e conflituoso pleno de ganância – “globalização da indiferença” – e irracionalidade. Todos os seres humanos merecem igual dignidade.

Vivemos hoje numa época em que a globalização desregulada tem vindo a provocar aumento de conflitualidade num sistema internacional em transição onde se antecipam alterações nos alinhamentos e equilíbrios geopolíticos e no ambiente de segurança com crescente instabilidade.

Trump e Putin estão a desconfigurar a ordem global. Só unida a UE pode ser influente na definição duma nova ordem, baseada nos princípios do humanismo, da dignidade, da tolerância e da cooperação entre os povos. A nova era pós-Trump está a promover uma revolução política – sem ideologia definida – com impacto na alteração da ordem mundial e ordenamento jurídico internacional.

A leitura da ordem mundial actual exige o conhecimento das diferentes etapas de relacionamento entre os Estados, seja na Europa, na Ásia ou no Médio Oriente. Caminhamos para uma ordem multipolar. A longo prazo é previsível que o Brasil, Japão e Índia façam parte dessa ordem.

O mundo enfrenta um número crescente de desafios complexos – desde o crescimento global lento e a desigualdade económica até às alterações climáticas, às tensões geopolíticas e ao ritmo acelerado da Quarta Revolução Industrial. De forma isolada, estes são desafios assustadores e, encarados de forma simultânea, teremos sérias dificuldades em enfrentá-los.

Nunca existiu uma necessidade tão grande de recorrer a uma abordagem em conjunto para enfrentar os riscos globais, que se estão a intensificar, mas a vontade colectiva de enfrentá-los parece estar a esmorecer.

As ameaças que têm maior probabilidade de acontecer incluem desastres naturais, mitigação das alterações climáticas e eventos meteorológicos extremos. Ou seja, de todas as ameaças, aquelas que têm maior probabilidade de acontecer estão relacionadas com o meio ambiente. São ainda de incluir o roubo e manipulação de dados, ciberataques, desastre ambientais causados pelo Homem, migração involuntária a grande escala, escassez de água e bolhas de activos numa economia mundial.

A curto prazo, essas tendências globais aumentarão a ameaça representada por todos os tipos de terrorismo e conflitos assimétricos de actores estatais e não-estatais que afectarão a ordem internacional e o equilíbrio global de poder.

Os principais riscos de longo prazo são geopolíticos e provenientes da Rússia, China, Médio Oriente e do ciberespaço. A Rússia continua a ser uma potência nuclear com capacidade para projectar força em qualquer zona do mundo.

Há coisas que jamais poderemos alterar: a geografia e a história dos povos. O erro histórico do Ocidente foi ignorar a Rússia com o estatuto de potência que se quer afirmar e a geografia lhe confere ao agir pela geopolítica, o que faz prevalecer um arco de instabilidade que se estende da Europa ao Norte de África.

Os próximos anos apresentam-se como potencialmente muito turbulentos com os conflitos entre potências e entre classes. E com tensões exacerbadas, num período marcado, entre outras coisas, pelo “Brexit”, as eleições europeias e a guerra comercial entre os EUA e a China.

Por outro lado, a actual crise nas relações entre o Ocidente/NATO e a Rússia são um momento definidor de um novo relacionamento entre todos os actores políticos do espaço euro-atlântico e constitui o mais importante desafio estratégico das últimas décadas. A alteração do paradigma da confrontação pela confiança e convergência é um desafio para os estadistas.

O confronto geopolítico gerado pelos EUA, Rússia e China tem duas opções: o aumento das tensões interculturais e sua eventual transformação num conflito aberto ou o aprofundamento do diálogo civilizado e confiança mutua a fim de promover a compreensão e convergência entre a Rússia-China e o Ocidente.

Os líderes mundiais terão de acabar, na prática, e não apenas usando palavras, com o egoísmo nacional e perceber a responsabilidade comum pelo futuro da civilização humana.</text:p>
          </table:table-cell>
          <table:table-cell office:value-type="string">
            <text:p>Os líderes mundiais terão de perceber a responsabilidade comum pelo futuro da civilização humana.</text:p>
          </table:table-cell>
          <table:table-cell office:value-type="string">
            <text:p>World</text:p>
          </table:table-cell>
          <table:table-cell office:value-type="string">
            <text:p>['China', 'Defesa', 'Diplomacia', 'EUA', 'Europa', 'Mundo', 'Opinião', 'Rússia']</text:p>
          </table:table-cell>
          <table:table-cell office:value-type="string">
            <text:p>2019-02-14 06:10:00</text:p>
          </table:table-cell>
          <table:table-cell table:style-name="ce23" office:value-type="string" office:value="https://www.publico.pt/2019/02/14/mundo/opiniao/tensoes-geopoliticas-desafios-globais-1861234">
            <text:p><text:a xlink:href="https://www.publico.pt/2019/02/14/mundo/opiniao/tensoes-geopoliticas-desafios-globais-1861234">https://www.publico.pt/2019/02/14/mundo/opiniao/tensoes-geopoliticas-desafios-globais-1861234</text:a></text:p>
          </table:table-cell>
          <table:table-cell table:number-columns-repeated="246"/>
        </table:table-row>
        <table:table-row table:style-name="ro1">
          <table:table-cell office:value-type="string">
            <text:p>5cf462de896a7fea06ff9495</text:p>
          </table:table-cell>
          <table:table-cell office:value-type="string">
            <text:p>A Venezuela em fase crítica</text:p>
          </table:table-cell>
          <table:table-cell office:value-type="string">
            <text:p>['Paulo Pisco']</text:p>
          </table:table-cell>
          <table:table-cell office:value-type="string">
            <text:p>Quando, no passado dia 23 de janeiro, Juan Guaidó se autoproclamou presidente interino da Venezuela perante uma impressionante mole humana de centenas de milhares de apoiantes, ficou evidente que o tempo de Nicolas Maduro terminara, não lhe restando agora outro caminho a não ser aceitar a porta de saída que lhe foi aberta a ele e ao grupo de militares fiéis que arruinaram o país e o mergulharam num inferno de fome, miséria e violência.

É hoje mais do que evidente que Nicolas Maduro é totalmente incapaz de melhorar a situação de catástrofe económica e de repressão política em que o país vive. Desde que assumiu o poder após a morte de Hugo Chávez em 2013, a situação só tem piorado. A hiperinflação superior a um milhão por cento reduziu o salário mínimo ao equivalente a dois ou três quilos de batatas ou arroz, o colapso dos serviços de saúde acelera diariamente a morte de muitos venezuelanos por falta de assistência e de medicamentos, a fome tomou conta da grande maioria da sociedade, a violência agravou-se brutalmente e cerca de três milhões emigraram.

Perante um cenário de degradação generalizada da economia, do Estado de Direito e da segurança individual, é incompreensível que ainda possa haver quem, por cumplicidade ideológica, seja condescendente com as centenas de pessoas que foram mortas nos últimos tempos só por reclamarem pão e democracia, com os milhares que foram presos e torturados, com as dezenas que foram assassinadas pelos “coletivos”, as forças paramilitares que semeiam o terror para defender o regime.

Portanto, ninguém pode arranjar desculpas ou ficar indiferente perante o sofrimento extremo que atinge o povo venezuelano e muito menos os portugueses, que desde os primórdios estiveram presentes na construção do país e, contemporaneamente, têm contribuído para o seu dinamismo, com uma presença muito forte em vários setores económicos.

Houve portugueses na criação da Venezuela e na luta pela libertação da América ao lado de Simon Bolívar, que Juan Guaidó continua a evocar, e há até um dos 23 Estados que se chama “Portuguesa”. Desde há muito tempo que a Venezuela tem sido o berço, a casa e a pátria de milhares de portugueses, que sempre foram extraordinariamente considerados e reconhecidos pelas suas capacidades de trabalho e empreendedorismo, facilidade de integração e generosidade.

Portanto, os portugueses estão também a sofrer imenso com a tragédia que atinge a Venezuela, porque ali construíram a sua vida e conquistaram um estatuto económico e social e agora vêem-se na contingência de perder tudo e de terem de emigrar para fugir à miséria. Mas é por isso que muitos também admitem ficar, porque ainda mantêm a esperança que a situação mude e o país regresse à democracia, ao progresso e à paz.

Neste contexto, é importante reconhecer o extraordinário trabalho que o Governo tem feito tanto a nível nacional como no âmbito da União Europeia para acompanhar, apoiar e proteger os portugueses e lusodescendentes na Venezuela, respondendo às necessidades dos que estão no país e às dos que decidiram regressar a Portugal.

É neste cenário de vulnerabilidade extrema e de catástrofe humanitária que a autoproclamação de Juan Guaidó e o seu rápido reconhecimento internacional, hoje já na ordem dos 50 países, constituem a forma mais eficaz para acelerar o processo de transição e assim pôr fim à agonia que que se vive na Venezuela.

O mandato de Juan Guaidó é o de preparar o processo eleitoral e propiciar uma transição pacífica, democrática e inclusiva, ao mesmo tempo que é oferecida a Nicolás Maduro e aos militares que o apoiam uma saída protegida, não obstante todo o mal que fizeram ao país e os esquemas de corrupção, repressão e enriquecimento ilícito em que muitos estarão envolvidos, por ter sido a eles que foi entregue a gestão dos setores chave da economia como garante de fidelidade.

Esta generosa concessão é a melhor forma de evitar mais derramamento de sangue, num contexto em que agora a situação claramente se alterou, visto que Maduro está cada vez mais isolado externamente e, internamente, com sinais visíveis de descontentamento nas fileiras militares entre as patentes médias e baixas e agora já também com deserções mais frequentes entre as mais altas.

Se chegar a haver mais derramamento de sangue, certamente que não será por causa da autoproclamação de Guaidó como presidente interino e do apoio internacional que teve, mas sim pelo profundo desrespeito pela democracia e pelo povo que o regime tem demonstrado e como infelizmente tem acontecido muitas vezes na história da Venezuela.

O autor escreve segundo o novo Acordo Ortográfico</text:p>
          </table:table-cell>
          <table:table-cell office:value-type="string">
            <text:p>É hoje mais do que evidente que Nicolas Maduro é totalmente incapaz de melhorar a situação de catástrofe em que o país vive.</text:p>
          </table:table-cell>
          <table:table-cell office:value-type="string">
            <text:p>World</text:p>
          </table:table-cell>
          <table:table-cell office:value-type="string">
            <text:p>['América Latina', 'Diplomacia', 'Juan Guaidó', 'Mundo', 'Nicolás Maduro', 'Opinião', 'Venezuela']</text:p>
          </table:table-cell>
          <table:table-cell office:value-type="string">
            <text:p>2019-02-14 06:30:00</text:p>
          </table:table-cell>
          <table:table-cell table:style-name="ce23" office:value-type="string" office:value="https://www.publico.pt/2019/02/14/mundo/opiniao/venezuela-fase-critica-1861881">
            <text:p><text:a xlink:href="https://www.publico.pt/2019/02/14/mundo/opiniao/venezuela-fase-critica-1861881">https://www.publico.pt/2019/02/14/mundo/opiniao/venezuela-fase-critica-1861881</text:a></text:p>
          </table:table-cell>
          <table:table-cell table:number-columns-repeated="246"/>
        </table:table-row>
        <table:table-row table:style-name="ro1">
          <table:table-cell office:value-type="string">
            <text:p>5cf461a4896a7fea06ff8b5a</text:p>
          </table:table-cell>
          <table:table-cell office:value-type="string">
            <text:p>A inserção internacional de Portugal</text:p>
          </table:table-cell>
          <table:table-cell office:value-type="string">
            <text:p>['Tiago Moreira de Sá']</text:p>
          </table:table-cell>
          <table:table-cell office:value-type="string">
            <text:p>É raro debater-se a política externa portuguesa. Tal acontece devido ao facto de existir um consenso neste domínio desde o início do período democrático entre os partidos que têm governado Portugal. Isso é positivo e deve manter-se. Todavia, não pode significar uma ausência completa de discussão, sobretudo num momento em parece haver alguma variação na estratégia externa do país.

A nossa visão de política externa é clara, mantém o já referido consenso e resulta da conjugação de vários fatores, tais como a geografia, a história, os valores, a identidade cultural, as capacidades e a distribuição de poder no sistema internacional. Espelhado numa fórmula marcadamente geopolítica de esquematização, em larga medida em linha com o definido no atual conceito estratégico de defesa nacional, tal resulta no enquadramento em grandes áreas de inserção internacional.

O “Espaço da Democracia Pluralista da Europa” é a nossa área prioritária de inserção internacional, sendo esta definida nos seus limites geográficos, normativos e simbólicos pelas fronteiras da União Europeia. Ela assegura a congruência entre os nossos valores – a Democracia, o Estado de Direito, a Economia de Mercado e os Direitos Humanos –, o Desenvolvimento Económico e o Estado Social. Somos em primeira instância um país europeu. Mas com claras especificidades: somos o extremo ocidental da Europa, temos uma segunda fronteira no Oceano Atlântico, somos ibéricos, somos lusófonos e participamos nas instituições e nos diálogos ibero-americanos. Aqui, a nossa orientação estratégica tem de ter por princípios essenciais a defesa de uma cada vez maior integração europeia, fazendo parte do “núcleo duro” dela, mas dentro de uma conceção de Europa solidária, composta por Estados que mantenham a sua identidade, apesar de construírem entre eles relações de partilha de soberania. Tem ainda de ser permanente a luta para que a União Europeia não se esqueça do potencial que há numa maior aposta nas relações transatlânticas, mas também mediterrânicas, e para evitar uma deriva para a Europa Central e de Leste.

Esta primeira área estende-se depois para a mais vasta “Comunidade de Segurança do Atlântico Norte”, que une a Europa aos dois Estados da América do Norte e é a nossa segunda prioridade de inserção internacional. Neste espaço, a preferência está naturalmente na relação bilateral com os Estados Unidos da América – a superpotência mundial que é também a grande potência atlântica – e na relação multilateral institucionalizada na NATO, sendo aqui que se garante de forma decisiva a segurança dos espaços territoriais continental e insulares de Portugal, mas também da sua vasta zona económica exclusiva. Todavia, nesta área têm também cada vez mais relevância as relações com o Canadá, um país com imenso potencial ao nível económico, onde reside uma significativa comunidade portuguesa e onde existem novas oportunidades resultantes do acordo de comércio livre CETA. A nossa orientação estratégica neste âmbito tem de passar pela continuação da prioridade a uma cada vez maior ligação transatlântica, pela construção de uma relação ainda mais estreita com os EUA e pela defesa sem ambiguidades da NATO, estando desde logo disponíveis para contribuir mais para os custos da nossa defesa coletiva.

O “Espaço da Unidade do Atlântico” é a nossa terceira área prioritária de inserção internacional, uma vasta zona que une o Atlântico Norte e Sul, integra a Europa, a América e África e inclui a faixa ocidental do “Espaço da Democracia Pluralista da Europa”, a “Comunidade de Segurança do Atlântico Norte”, o Brasil e a América do Sul, Angola e a África Austral, os Arquipélagos de Cabo Verde e S. Tomé e Príncipe. Aqui, a nossa grande prioridade está nos Países de Língua Portuguesa, sendo que a maioria deles está localizada nas duas margens do Atlântico, e nas vastas Comunidades Portuguesas e Luso-Descendentes, desde logo concentradas nesses Estados, mas também na Venezuela e na África do Sul. Igualmente de importância decisiva é o aprofundamento da relação triangular com o Brasil e o Cone Sul de África, com destaque neste último para Angola e Moçambique. Finalmente, no plano multilateral, sobressai a relevância da CPLP e da Comunidade Ibero-Americana.

O Magrebe tem-se afirmado como a quarta área prioritária de inserção internacional de Portugal, ainda que não seja comparável às restantes três. Os países aí localizados são sobretudo importantes pela sua proximidade territorial – Marrocos –, pelos seus recursos energéticos – Argélia e Líbia –, pela pressão demográfica e pelos desafios à segurança que daí advêm devido à crescente conflitualidade regional. Acresce que este espaço pode mesmo estender-se, numa segunda instância, até ao Golfo Pérsico, incluindo algumas monarquias desta região rica energética e financeiramente.

Estas áreas são geopoliticamente bem definidas e têm a vantagem de constituir uma continuidade geográfica. Todavia, devemos acrescentar uma quinta que, embora seja difusa, tem de ser considerada uma nova grande prioridade de inserção internacional. Trata-se do “Espaço das Comunidades Portuguesas e Luso-Descendentes”. A par com o nosso corpo diplomático, elas são as mais importantes e eficazes embaixadoras de Portugal, garantindo que a nossa influência vá bem para lá das nossas fronteiras e toque em todos os cantos do globo. Este enorme potencial tem de ser aproveitado numa estratégia multifacetada, que explore a conexão com estas comunidades para aumentar laços económicos, preservar e potenciar vínculos culturais e lutar pela valorização da língua portuguesa no estrangeiro. Sendo essencial ajudar com todos os meios possíveis os portugueses e luso-descendentes onde quer que estejam, é importante vislumbrar oportunidades onde elas existem. Nesse âmbito, uma prioridade tem de consistir em identificar comunidades que possam ser influentes em países essenciais política ou economicamente para Portugal e criar condições para que possam influenciar processos de decisão em favor dos interesses portugueses.

Estas são as grandes áreas de inserção internacional de Portugal, aquelas em que o interesse nacional é inevitavelmente projetado. No entanto, é cada vez mais importante a Ásia, região para onde está a transferir-se a riqueza, muito em particular a China, que é já a segunda maior economia mundial e tudo indica que será em breve a primeira, assim como a Índia, que continua a conhecer um forte crescimento económico e tornar-se-á a curto prazo o país com a maior população do mundo.

Há duas formas de olhar para Portugal. Uma é olhar só para as suas fronteiras europeias: estas são pequenas e periféricas. A outra é olhar para as suas fronteiras históricas, culturais, afetivas e estratégicas: estas são grandes e centrais. Presidente da Comissão de Relações Internacionais do PSD. Coordenador das Relações Externas no Conselho Estratégico Nacional

O autor escreve segundo o novo Acordo Ortográfico​</text:p>
          </table:table-cell>
          <table:table-cell office:value-type="string">
            <text:p>Há duas formas de olhar para Portugal. Uma é olhar só para as suas fronteiras europeias: estas são pequenas e periféricas. A outra é olhar para as suas fronteiras históricas, culturais, afetivas e estratégicas: estas são grandes e centrais.</text:p>
          </table:table-cell>
          <table:table-cell office:value-type="string">
            <text:p>Politics</text:p>
          </table:table-cell>
          <table:table-cell office:value-type="string">
            <text:p>['América', 'CPLP', 'China', 'Diplomacia', 'Europa', 'NATO', 'Opinião', 'Política', 'África']</text:p>
          </table:table-cell>
          <table:table-cell office:value-type="string">
            <text:p>2019-02-16 06:15:00</text:p>
          </table:table-cell>
          <table:table-cell table:style-name="ce23" office:value-type="string" office:value="https://www.publico.pt/2019/02/16/politica/opiniao/insercao-internacional-portugal-1860816">
            <text:p><text:a xlink:href="https://www.publico.pt/2019/02/16/politica/opiniao/insercao-internacional-portugal-1860816">https://www.publico.pt/2019/02/16/politica/opiniao/insercao-internacional-portugal-1860816</text:a></text:p>
          </table:table-cell>
          <table:table-cell table:number-columns-repeated="246"/>
        </table:table-row>
        <table:table-row table:style-name="ro1">
          <table:table-cell office:value-type="string">
            <text:p>5cf461b7896a7fea06ff8bc8</text:p>
          </table:table-cell>
          <table:table-cell office:value-type="string">
            <text:p>Assim não, senhor Presidente</text:p>
          </table:table-cell>
          <table:table-cell office:value-type="string">
            <text:p>['Jaime Teixeira Mendes']</text:p>
          </table:table-cell>
          <table:table-cell office:value-type="string">
            <text:p>Foi divulgado largamente nos media que o Sr. Professor iria vetar a Lei de Bases da Saúde, proposta pelo Governo, se tal não obtivesse um consenso alargado.

Não me vou debruçar sobre a legalidade desta atitude, pouca usual na nossa democracia, de influenciar desta maneira os eleitos pelo povo na Assembleia da República, por que para tal me falta o engenho e a arte. Vou apenas falar dos argumentos utilizados para rejeitar tal lei.

A lei mudaria de quatro em quatro anos conforme o PS estivesse ou não no governo da nação. Fraco argumento que é desmentido pelos factos, senão vejamos: a chamada lei Arnaut, votada apenas pelo PS, PCP, UDP, José Justiniano Pinto (independente), que o seu partido votou contra, esteve em vigor durante 11 anos (1979 a 1990). A revisão feita em 1990, com os votos do PSD, CDS, Carlos Macedo (independente), que previa o apoio ao “desenvolvimento do setor privado da saúde (...) em concorrência com o setor público”, durou 28 anos. Em aparte digo que foram suficientes para pôr o SNS no estado comatoso em que se encontra.

Chegamos assim à conclusão que o Presidente quer uma lei que continue a apoiar o desenvolvimento do sector privado, pois seria a única maneira de os partidos da direita a aprovarem.

Senhor Presidente, é impossível conciliar duas perspetivas diferentes de Serviços de Saúde, a bismarquiana e a beveridgiana, uma financiada por seguros sociais de saúde e outra pelos impostos dos cidadãos, o que seria a quadratura do circulo. E nem é o seguro social que a direita pretende, mas um sistema à norte-americana baseado em seguros privados que neste grande país deixam sem assistência 50 milhões de cidadãos.

Os deputados têm de decidir se querem um sistema universal, como foi o SNS de Arnaut e Mário Mendes que unificou a assistência com a previdência, ou se querem voltar ao tempo do Estado Novo com uma saúde para reformados e desempregados, com dificuldade de acesso e de baixa qualidade, e outra para a força de trabalho empregada que quanto mais dinheiro tiver mais saúde tem.

Lembre-se, Senhor Presidente, dos números vergonhosos de assistência que Portugal exibia nos tempos do "Estado Novo", com uma taxa de mortalidade infantil de 55 por mil nados, quando agora se discute se está entre 3,2 e 2,7%.</text:p>
          </table:table-cell>
          <table:table-cell office:value-type="string">
            <text:p>Senhor Presidente, é impossível conciliar duas perspetivas diferentes de Serviços de Saúde, a bismarquiana e a beveridgiana, uma financiada por seguros sociais de saúde e outra pelos impostos dos cidadãos, o que seria a quadratura do circulo.</text:p>
          </table:table-cell>
          <table:table-cell office:value-type="string">
            <text:p>Politics</text:p>
          </table:table-cell>
          <table:table-cell office:value-type="string">
            <text:p>['Assembleia da República', 'Lei de Bases da Saúde', 'Opinião', 'Partidos políticos', 'Política', 'Saúde', 'Serviço Nacional de Saúde']</text:p>
          </table:table-cell>
          <table:table-cell office:value-type="string">
            <text:p>2019-02-17 06:27:00</text:p>
          </table:table-cell>
          <table:table-cell table:style-name="ce23" office:value-type="string" office:value="https://www.publico.pt/2019/02/17/politica/opiniao/assim-nao-senhor-presidente-1860679">
            <text:p><text:a xlink:href="https://www.publico.pt/2019/02/17/politica/opiniao/assim-nao-senhor-presidente-1860679">https://www.publico.pt/2019/02/17/politica/opiniao/assim-nao-senhor-presidente-1860679</text:a></text:p>
          </table:table-cell>
          <table:table-cell table:number-columns-repeated="246"/>
        </table:table-row>
        <table:table-row table:style-name="ro1">
          <table:table-cell office:value-type="string">
            <text:p>5cf461c8896a7fea06ff8c4d</text:p>
          </table:table-cell>
          <table:table-cell office:value-type="string">
            <text:p>O ataque à ADSE – mistério ou conspiração?</text:p>
          </table:table-cell>
          <table:table-cell office:value-type="string">
            <text:p>['José Ribeiro e Castro']</text:p>
          </table:table-cell>
          <table:table-cell office:value-type="string">
            <text:p>A ADSE é um bom sistema público de saúde. Indiscutivelmente. Qualquer inquérito aos seus quase 1.300.000 beneficiários o confirmará. Por isso, não há idoneidade nem razoabilidade nos ataques que, ano sim, ano não, lhe são feitos por alguns construtores (ou manobradores?) das políticas públicas na saúde. Os abalos que infligem são filhos de três is: ideologia, inveja, irresponsabilidade.

Criada em 1963 como Assistência na Doença aos Servidores do Estado, corresponde a um seguro público de saúde atribuído aos funcionários públicos e suas famílias como benefício social. No sector privado, são normais e variados: os fringe benefits – completam o quadro remuneratório, sem ser remuneração.

Instituído o Serviço Nacional de Saúde em 1979, subiu a pressão contra a ADSE e ainda não terminou. A ideia que combate a ADSE é simples: seria privilégio de uns poucos (a função pública), pago por todos (os impostos); os subsistemas são para encerrar, tudo concentrando no SNS.

Além de extremista, o pensamento é disparatado. Ao partir da inveja pelo instrumento ADSE, confirma, afinal, que a ADSE é boa – e não faz sentido acabar com o que é bom, apenas com o mau. Apliquemos o sábio ditado pragmático inglês: if it works, don’t fix it. Se funciona, não consertes – muito menos acabes com ele.

Com os olhos de hoje, a ideia é populista: atiça-se a um alvo “privilegiado” (os funcionários) e, em nome da igualdade, impõe-se o comunismo de uniforme (o SNS). A maior pena é, em picos cruciais, não se ouvir outros políticos do sector ou líderes partidários marcarem firme posição ideológica contrastante, defendendo a ADSE contra os excessos da ideologia esquerdista, talvez enleados no estigma contra o funcionalismo que, à direita, assentou arraiais nas linhas e entrelinhas do discurso.

O que o Estado tem de fazer é entender a bondade do mecanismo ADSE e ampliar o seu alcance. Nem os ataques ao “subsídio orçamental” faziam sentido: se os impostos pagam as remunerações dos funcionários, por que não pagariam o custo de um complemento? O argumento, aliás, já não vale: a contribuição individual foi agravada e multiplicada por sete ao longo dos anos, passando de 0,5% para 3,5% da remuneração. Hoje, a ADSE em nada depende dos impostos.

Igualdade não é igualitarismo. Desde que o Estado assegure a todos o acesso aos cuidados de saúde, num quadro universal e geral, tendencialmente gratuito, o direito constitucional está garantido. E, para assegurar esse direito, o Estado pode lançar mão de instrumentos distintos e não de um só, qual fosse o SNS, entendido, de modo unicitário, como a prestação directa de cuidados de saúde pelo Estado, através de agentes do Estado em estabelecimentos do Estado geridos pelo Estado.

A ADSE é um seguro público de saúde – por que diabo haveria de ser excluída do painel de instrumentos elegíveis pelo Estado? Por mim, entendo que as deduções fiscais de gastos com saúde eram outra forma de realizar o “tendencialmente gratuito”. O cidadão que pagou por cuidados de saúde era reembolsado de parte dos gastos, aquando do IRS anual. Por isso, sustentei que o corte massivo das deduções que, com a crise, começou no fim dos anos Sócrates e continuou nos anos da troika é inconstitucional: impôs um retrocesso social acentuado na saúde, ao cortar uma das vias de realizar o princípio constitucional do “tendencialmente gratuito”.

O Estado tem três instrumentos: a prestação directa pelo SNS, as deduções fiscais em IRS e o(s) seguro(s) público(s) de saúde. Quando o SNS está – e estará sempre – debaixo de enorme pressão, por que deveria prescindir dos outros?

A ADSE é um modelo de seguro que merece ser protegido, tais as virtualidades que tem. Não são só os serviços que presta. Mas outras características notáveis, que fazem da ADSE uma presença positiva no espaço dos seguros de saúde, até por ser uma presença atípica. Primeiro, o prémio do seguro ADSE não decorre dos riscos cobertos, mas da remuneração do funcionário, havendo ainda isenções – ou seja, diversamente do usual, tem um regime social de progressividade: pagam menos os que ganham menos, pagam mais os que ganham mais. Segundo, não há período de carência, nem limite do capital seguro, cobrindo aquilo que for, quando for. Terceiro, não há limite de idade para aderir, nem se pode recusar ou cancelar coberturas, seja total ou parcialmente. Quarto, os tratamentos, em regra, não dependem de autorização. Quinto, a protecção é extensível ao núcleo familiar.

É incompreensível o rancor surdo contra a ADSE quando, desde 2014, os custos são integralmente suportados pelos beneficiários e não pelo Estado, isto é, não recebe um cêntimo dos contribuintes. É primarismo bacoco desprezá-la porque não seria suficientemente “de Abril” e o SNS é que seria a “conquista de Abril”. A Ponte Salazar foi renomeada Ponte 25 de Abril, ninguém se lembrou de a demolir. A ADSE realiza fins conformes aos princípios constitucionais da política de saúde e os seus beneficiários pagam a ADSE e ainda, como qualquer contribuinte, para o SNS.

Agora, rebentou novo pico crítico: a ruptura entre hospitais privados, a que a maioria dos beneficiários recorre, e a ADSE. O conflito é espoletado pela interpretação das convenções, com tabelas muito complexas, bem como por conversas e desconversas a respeito do futuro. Será dano enorme para os beneficiários se deixarem de ser atendidos onde o faziam – o que acontecerá aos muitos que não têm alternativa –, e um aumento brutal da pressão sobre o SNS a rebentar pelas costuras. Não sei se o Governo se preocupa com isso. Parece vir tudo na mesma onda ideológica da nova Lei de Bases da Saúde.

A verdade é que, apesar de a ADSE ter contas em dia e já não depender do Orçamento, nunca se sentiu, desde 2016, um alívio da pressão larvar contra a ADSE e os seus doentes: mais exigências burocráticas, sinais de mal-estar, retirada consecutiva de alguns médicos – anunciava-se a borrasca. Por razões ideológicas, a ADSE continua a besta negra, a mal-amada, apesar de funcionar bem e dar boas respostas. Gigantesca será a responsabilidade de quem der cabo dela.

A ADSE deve ser afirmada como um dos pilares do sistema público de saúde e a inscrição voltar a ser obrigatória para os funcionários públicos, como fringe benefit de todos, sempre inclusivo do núcleo familiar directo, em condições de custo a regular. E a abertura a outros não deve prejudicar o modelo, nem a sua sustentabilidade, sendo negociada com prudência e em pacote, em condições homólogas.

A ADSE não pode continuar neste clima de morte anunciada. Deve negociar-se bem, claro e firme as convenções de prestação, mas banir da conversa expressões como “cartel organizado”, “gula”, “meter a mão”, “chantagem”, “guerra pelo lucro”, que são indignas do sector e de qualquer parceria. Tem de haver esclarecimentos claros – o pleonasmo é de propósito. Nada pode ser escondido neste longo enredo de mistério e conspiração. Importa saber tudo o que se passa e tudo o que realmente se pretende. É preciso repor a confiança.</text:p>
          </table:table-cell>
          <table:table-cell office:value-type="string">
            <text:p>Por razões ideológicas, a ADSE continua a besta negra, a mal-amada, apesar de funcionar bem e dar boas respostas. Gigantesca será a responsabilidade de quem der cabo dela.</text:p>
          </table:table-cell>
          <table:table-cell office:value-type="string">
            <text:p>Economy</text:p>
          </table:table-cell>
          <table:table-cell office:value-type="string">
            <text:p>['ADSE', 'Economia', 'Função Pública', 'Opinião', 'Saúde', 'Serviço Nacional de Saúde']</text:p>
          </table:table-cell>
          <table:table-cell office:value-type="string">
            <text:p>2019-02-18 06:38:00</text:p>
          </table:table-cell>
          <table:table-cell table:style-name="ce23" office:value-type="string" office:value="https://www.publico.pt/2019/02/18/economia/opiniao/ataque-adse-misterio-conspiracao-1862028">
            <text:p><text:a xlink:href="https://www.publico.pt/2019/02/18/economia/opiniao/ataque-adse-misterio-conspiracao-1862028">https://www.publico.pt/2019/02/18/economia/opiniao/ataque-adse-misterio-conspiracao-1862028</text:a></text:p>
          </table:table-cell>
          <table:table-cell table:number-columns-repeated="246"/>
        </table:table-row>
        <table:table-row table:style-name="ro1">
          <table:table-cell office:value-type="string">
            <text:p>5cf461e1896a7fea06ff8d16</text:p>
          </table:table-cell>
          <table:table-cell office:value-type="string">
            <text:p>Porque não se resgatam os milhões da corrupção?</text:p>
          </table:table-cell>
          <table:table-cell office:value-type="string">
            <text:p>['Paulo de Morais']</text:p>
          </table:table-cell>
          <table:table-cell office:value-type="string">
            <text:p>A corrupção e o tráfico de influências, que dominam a política nacional, têm consumido parte considerável dos recursos dos contribuintes. Mas chegou o momento de dizer basta e a hora de os corruptos devolverem à sociedade aquilo que desviaram, de forma ilegítima e ímpia. Recuperemos pois os bens que a todos pertencem. A Lei de Recuperação de Ativos não só o permite, como a tal obriga. E há mesmo um organismo dedicado a este fim. Já só falta vontade política e coragem para agir.

A corrupção na política é já uma característica do regime, banalizou-se. Os casos multiplicam-se e são às dezenas: corrupção nas verbas do Fundo Social Europeu envolvendo a UGT ou o Grupo Amorim, o caso Emaudio, a corrupção na Expo 98, no Euro 2004, na compra de submarinos; mas também enorme corrupção nas ruinosas parceiras público-privadas de Sócrates ou nas privatizações de Passos Coelho; e a corrupção na banca, do BPN ao BES, passando pelo Banif, pelo BPP ou pela Caixa Geral de Depósitos. Este flagelo, que é já parte integrante da própria atividade política, mina o regime por dentro. A lista de políticos traficantes de influências é interminável e insensível a cores políticas; são centenas de políticos a trabalhar, juntos, para o nosso mal comum.

A corrupção generalizada não só destrói a confiança na sociedade como depaupera as finanças públicas, apropria a própria economia, conquanto esta corrupção é muito, muito cara. Apenas um só dos casos elencado, o BPN, terá custado aos cofres do Estado cerca de 7000 milhões; a que se juntam mais 5000 milhões para a Caixa, mais de 2000 milhões para o Banif, milhares de milhões para as parcerias público-privadas; e assim sucessivamente, são centenas de milhares de milhões derretidos na corrupção. Todos os anos, os Orçamentos do Estado drenam milhares de milhões para pagar as consequências destes crimes. Só em 2019, o Orçamento prevê 1700 milhões de euros para pagar prejuízos na banca, a que se juntam 5200 milhões para participações em empresas destruídas pela incompetência e pela corrupção. Assim tem sido também nos últimos anos.

É a hora de alterar o paradigma: o Estado tem de deixar de financiar a corrupção e tem de, finalmente, recuperar o que é devido à comunidade. Como os prevaricadores, em cada caso, estão perfeitamente identificados e são, sem exceção, multimilionários, o dinheiro está à mercê das autoridades. Por um lado, porque a legislação sobre recuperação de ativos permite “o congelamento e a perda dos instrumentos e produtos do crime”; e, por outro, porque existe um Gabinete de Recuperação de Ativos, a funcionar no âmbito da Judiciária, justamente com essa competência.

Assim, na sequência da mega fraude do BPN, deveriam ser confiscadas as fortunas de que Oliveira e Costa ou Arlindo de Carvalho são detentores, em Portugal e no Luxemburgo. Já no âmbito do processo que levou à resolução do BES, há que confiscar todos os bens de Ricardo Salgado e associados. Assim como o património da família de Eduardo dos Santos, pois este foi adquirido com empréstimos do BES em Portugal e do BES (Angola), concedidos sem garantias pessoais. Ainda neste contexto, urge acionar a garantia soberana irrevogável que o Estado angolano emitiu em 2013, como contrapartida destes empréstimos, no valor de 5700 milhões de dólares. Também os empréstimos perdulários que a Caixa Geral de Depósitos concedeu devem ser alvo de uma operação que leve ao ressarcimento do erário público. Todos os que usufruíram de empréstimos fraudulentos – como Berardo e outros – sem terem apresentado garantias adequadas devem, ainda assim, restituir tudo, até ao último cêntimo. Não pela via das garantias, pois essas são insuficientes. Mas devem pagar, na sequência de processos judiciais que provem que os empréstimos foram fraudulentos. Compete, pois, ao Estado promover “o congelamento e a perda dos instrumentos e produtos do crime”, confiscando bens aos comprovados criminosos. É, aliás, assim que funciona a Justiça na Europa; ou até no Brasil, onde numa só operação, a Lava-Jato, o erário público recuperou, até hoje, mais de 3500 milhões de euros.

Cabe pois à Justiça portuguesa recuperar todos os ativos que nos foram extorquidos pela via da corrupção. Só recuperando estes ativos se recupera também a própria Democracia.

O autor escreve segundo o novo Acordo Ortográfico</text:p>
          </table:table-cell>
          <table:table-cell office:value-type="string">
            <text:p>Cabe à Justiça portuguesa recuperar todos os ativos que nos foram extorquidos pela corrupção. Só recuperando estes activos se recupera também a própria Democracia.</text:p>
          </table:table-cell>
          <table:table-cell office:value-type="string">
            <text:p>Politics</text:p>
          </table:table-cell>
          <table:table-cell office:value-type="string">
            <text:p>['Banca', 'Corrupção', 'Democracia', 'Estado', 'Justiça', 'Opinião', 'Política']</text:p>
          </table:table-cell>
          <table:table-cell office:value-type="string">
            <text:p>2019-02-19 06:20:00</text:p>
          </table:table-cell>
          <table:table-cell table:style-name="ce23" office:value-type="string" office:value="https://www.publico.pt/2019/02/19/politica/opiniao/nao-resgatam-milhoes-corrupcao-1861236">
            <text:p><text:a xlink:href="https://www.publico.pt/2019/02/19/politica/opiniao/nao-resgatam-milhoes-corrupcao-1861236">https://www.publico.pt/2019/02/19/politica/opiniao/nao-resgatam-milhoes-corrupcao-1861236</text:a></text:p>
          </table:table-cell>
          <table:table-cell table:number-columns-repeated="246"/>
        </table:table-row>
        <table:table-row table:style-name="ro1">
          <table:table-cell office:value-type="string">
            <text:p>5cf461eb896a7fea06ff8d65</text:p>
          </table:table-cell>
          <table:table-cell office:value-type="string">
            <text:p>Um Governo; um logro</text:p>
          </table:table-cell>
          <table:table-cell office:value-type="string">
            <text:p>['Hugo Soares']</text:p>
          </table:table-cell>
          <table:table-cell office:value-type="string">
            <text:p>Discute-se nesta quarta-feira uma moção de censura ao Governo de António Costa. Independentemente da oportunidade da sua apresentação, sobram razões para o Governo de António Costa ser censurado. Mas há mais uma que espantosamente tem passado à margem de todo o debate político.

Apesar de já não ser "notícia", Portugal continua a receber periodicamente a visita da Comissão Europeia (CE), do Banco Central Europeu (BCE) e do Mecanismo Europeu de Estabilidade (MEE). Foi assim ainda no passado mês de Novembro, para a nona missão pós-programa da troika. Ora, o “9th Post-Programme Surveillance”, divulgado este mês de Fevereiro, demonstra à saciedade a prática de um Governo que promete e não cumpre. Que corta, de forma cega, nos serviços públicos, mas jura, aos quatro ventos, que o não faz. É logo na página 18 deste relatório que se encontra um parágrafo, no mínimo intrigante, que passou claramente ao lado da discussão política em Portugal, sem que se consiga perceber a razão que o afastou das luzes da ribalta, face à gravidade do que nele se afirma: “The spending review is planned to be continued in 2019. According to the 2019 DBP, it is expected to yield savings of EUR 236 million across several parts of the public sector in 2019. Around half of these savings are expected to come from health and education, while measures in the justice system, internal administration as well as the more efficient use of public assets and the growing use of centralised procurement are expected to contribute the other half.” Numa palavra: o Governo socialista, apoiada pelo BE e pelo PCP, compromete-se com cortes na ordem de 236 milhões de euros no sector público, sendo que metade desse valor afectará o sector da Saúde (já hoje à míngua) e o sector da Educação. Não se pretende fazer um exercício provocatório, mas não deixa de ser curioso imaginar o que diriam socialistas (com seus compagnons de route bloquistas e comunistas) se qualquer Governo de centro-direita se comprometesse, desta forma encapotada, com as instituições europeias em fazer cortes desta dimensão...

Aqui chegados, e depois de conhecidos os dados da UTAO (Unidade Técnica de Apoio Orçamental), que deixa claro que o investimento público, em 2018, ficou 1180 milhões de euros abaixo do previsto, pode-se afirmar, factualmente, que o Governo socialista é o campeão da não execução de investimento público e tem ganha a taça dos maiores cortes no sector público. O ponto é que este é um Governo enganador: no início de cada orçamento que lança, anuncia valores altos de investimento público; durante uma semana, ministros e apoiantes do Governo desdobram-se em loas ao investimento público. No final do dia, tudo é um logro. Em suma, este Governo tem os serviços públicos depauperados, alguns deles no limiar da subsistência, como é o caso da saúde; mas apregoa que não faz qualquer corte. No final do dia, sabe-se que não é assim e ainda se compromete, às escondidas, com as instituições europeias a cortar mais. Vamos ser claros: António Costa e o seu Governo comportam-se como uns charlatões, para quem vale tudo para iludir o eleitorado e enganar os portugueses.

Não há transparência, nem coragem para assumir as decisões. Não há clareza nos procedimentos, nem verdade na actuação. Há sim uma total opacidade, um logro contínuo. Ora, todos os números factuais que são conhecidos demonstram a mentira em que labora a governação, com uma cumplicidade absolutamente hipócrita do BE e do PCP: este Governo corta sem critério no sector público e reduz o investimento público com o compadrio desavergonhado de toda a esquerda parlamentar.

Ora, a prestação de contas é um dos valores e das acções fundamentais de uma governação responsável e transparente. Tantas e tantas vezes se tem discutido a reforma do sistema político como panaceia para aproximar eleitos dos eleitores. Para mim, a confiança dos cidadãos só se ganha se houver transparência e uma prestação de contas contínua da governação. Fazendo o que se diz. Cumprindo-se com o que se compromete. E a verdade é esta: depois de saber que em 2018 o Governo investiu menos 1180 mil milhões de euros do que se tinha comprometido, agora garante, repito às escondidas, às instituições europeias, que vai cortar mais 236 milhões nos sectores públicos. Exige-se, pois, uma explicação do Governo: onde vai cortar, porquê e para quê! O debate da moção de censura é uma boa oportunidade para esta explicação. Ao país não se pode esconder um corte desta dimensão; e os deputados devem exigir explicações.</text:p>
          </table:table-cell>
          <table:table-cell office:value-type="string">
            <text:p>O Governo compromete-se com cortes na ordem dos 236 milhões de euros.</text:p>
          </table:table-cell>
          <table:table-cell office:value-type="string">
            <text:p>Politics</text:p>
          </table:table-cell>
          <table:table-cell office:value-type="string">
            <text:p>['Opinião', 'Política']</text:p>
          </table:table-cell>
          <table:table-cell office:value-type="string">
            <text:p>2019-02-20 07:19:00</text:p>
          </table:table-cell>
          <table:table-cell table:style-name="ce23" office:value-type="string" office:value="https://www.publico.pt/2019/02/20/politica/opiniao/governo-logro-1862590">
            <text:p><text:a xlink:href="https://www.publico.pt/2019/02/20/politica/opiniao/governo-logro-1862590">https://www.publico.pt/2019/02/20/politica/opiniao/governo-logro-1862590</text:a></text:p>
          </table:table-cell>
          <table:table-cell table:number-columns-repeated="246"/>
        </table:table-row>
        <table:table-row table:style-name="ro1">
          <table:table-cell office:value-type="string">
            <text:p>5cf46196896a7fea06ff8b01</text:p>
          </table:table-cell>
          <table:table-cell office:value-type="string">
            <text:p>Metro e Mitos</text:p>
          </table:table-cell>
          <table:table-cell office:value-type="string">
            <text:p>['José Gomes Mendes']</text:p>
          </table:table-cell>
          <table:table-cell office:value-type="string">
            <text:p>O Metropolitano de Lisboa lançou recentemente uma nova etapa da expansão da sua rede, através da criação de uma linha circular, já há muito prevista, que requer a construção de um troço entre as estações do Rato e do Cais de Sodré e uma obra de fecho na estação do Campo Grande. Foram atualizados os dados de procura, estudados os fluxos, comparadas as soluções plausíveis para as disponibilidades de financiamento e realizado o estudo de impacto ambiental. Um processo longo, pontuado por momentos de debate, esclarecimento e discussão pública, que culminou no que considero ser uma boa decisão. Com este novo incremento na mobilidade, mais pessoas poderão aceder a mais oportunidades, ainda por cima num modo altamente descarbonizado.

Como é natural, existem sempre algumas vozes discordantes. É saudável, é da democracia. Mas também se lançam ideias virulentas que, a menos que sejam combatidas na fase precoce da sua formação, tendem a fossilizar e, por fim, a assumir-se como “verdades” frequentemente pouco verdadeiras. São os mitos. De entre as mais recentes tomadas de posição sobre a matéria selecionei cinco desses mitos, que aqui me proponho rebater.

Mito 1 – A rede de metro de Lisboa ficará pior e menos eficiente com a linha circular.

Não é verdade! A eficácia global da rede mede-se (i) pela frequência de circulação no anel que serve o núcleo de maior concentração de polos geradores de tráfego (emprego, escolas, etc.) e (ii) pela articulação com os modos de transportes que trazem e levam passageiros para outros municípios. As dezenas de milhares de passageiros que diariamente vêm de Cascais e Oeiras de comboio ou da margem sul de barco passarão a aceder mais rapidamente a diferentes partes da cidade através do metro. Ao contrário do que alguns dizem, as linhas circulares são extensamente utilizadas em redes de metro em todo o mundo, estando mesmo em construção cerca de uma dezena e meia de linhas circulares.

Mito 2 – Com a expansão em curso, a linha Amarela desaparece, transformando Telheiras e Odivelas em zonas mais periféricas.

Não é verdade! Não há qualquer perda de conectividade de Telheiras e Odivelas. A linha Amarela continua a existir e liga-se à futura linha Circular no Campo Grande, podendo assim aceder às novas estações da Estrela e de Santos. Os comboios oriundos de Odivelas poderão entrar na nova linha circular e transportar os passageiros até ao centro da cidade, sem transbordos. Por outro lado, esta expansão não interfere com os projetos do Metro de ligação da linha Amarela em Telheiras com a linha Azul.

Mito 3 – Uma linha em “loop”, com início e fim em Odivelas e Telheiras, sem fechar o anel no Campo Grande, seria a melhor solução.

Não é verdade! Tal solução seria uma comum linha aberta, com pontos distintos de partida e chegada, e limitações na exploração por atravessar troços de procura muito diferenciada. A possibilidade de entrada de comboios da linha amarela na linha circular combina a manutenção da acessibilidade direta dos passageiros de Odivelas com as reconhecidas vantagens de operação de uma linha em anel, permitindo uma frequência otimizada de três minutos e 50 segundos, para fazer face a um elevado nível de procura em toda a sua extensão.

Mito 4 – Todos os passageiros oriundos das estações da linha Amarela a norte do Campo Grande serão obrigados a mais um transbordo.

Não é verdade! Cerca de 36% dos passageiros que atualmente embarcam em Odivelas não continuam a sua viagem para sul do Campo Grande, quer porque saem nas estações anteriores, quer porque saem nessa estação para comutarem para a linha Verde. Com a configuração futura, aqueles que têm por destino as estações do lado ocidental do anel poderão continuar viagem no comboio da linha Amarela, sem transbordo, enquanto os que se dirigem para as estações do lado oriental do anel farão o transbordo no Campo Grande, tal como hoje já o fazem, passando no entanto a usufruir de uma frequência de comboios abaixo dos quatro minutos.

Mito 5 – Na linha Amarela, a necessidade de um transbordo no Campo Grande resultará numa perda de passageiros.

Não é verdade! Mesmo para aqueles que optem por fazer um transbordo no Campo Grande, a demora será em média de dois minutos, pois estarão a comutar para uma linha com uma frequência de circulação inferior a quatro minutos. Para esses passageiros, abandonar a opção metro seria trocar esses poucos minutos pelo transporte em automóvel até ao Campo Grande, estacionar o veículo, custear o parque e comutar para outro modo, provavelmente o autocarro. Não vai acontecer.

O Metro de Lisboa enfrenta hoje e no futuro próximo aquilo a que gosto de chamar “problemas bons”. Os tempos de má memória, em que se desvalorizou a empresa e a rede, das pessoas ao carril, incluindo os próprios comboios, são já parte do passado. Foi travado o propósito de emagrecer, privatizar e monetizar a empresa. O tempo é agora de investimento, e a palavra de ordem é aumentar o acesso, reduzindo os impactos. A mobilidade é um instrumento de coesão social e territorial, razão pela qual foi considerado prioritário retomar o investimento no transporte público, não só nas Áreas Metropolitanas de Lisboa e Porto mas em todo o território nacional. O programa de redução dos tarifários do transporte é bem o exemplo desta aposta. Secretário de Estado Adjunto e da Mobilidade

O autor escreve segundo o novo Acordo Ortográfico</text:p>
          </table:table-cell>
          <table:table-cell office:value-type="string">
            <text:p>A rede de metro de Lisboa ficará pior e menos eficiente com a linha circular? Não é verdade!</text:p>
          </table:table-cell>
          <table:table-cell office:value-type="string">
            <text:p>Local</text:p>
          </table:table-cell>
          <table:table-cell office:value-type="string">
            <text:p>['Lisboa', 'Local', 'Metro de Lisboa', 'Mobilidade', 'Odivelas', 'Opinião', 'Transportes']</text:p>
          </table:table-cell>
          <table:table-cell office:value-type="string">
            <text:p>2019-02-21 11:11:12</text:p>
          </table:table-cell>
          <table:table-cell table:style-name="ce23" office:value-type="string" office:value="https://www.publico.pt/2019/02/21/local/opiniao/metro-mitos-1862657">
            <text:p><text:a xlink:href="https://www.publico.pt/2019/02/21/local/opiniao/metro-mitos-1862657">https://www.publico.pt/2019/02/21/local/opiniao/metro-mitos-1862657</text:a></text:p>
          </table:table-cell>
          <table:table-cell table:number-columns-repeated="246"/>
        </table:table-row>
        <table:table-row table:style-name="ro1">
          <table:table-cell office:value-type="string">
            <text:p>5cf461fc896a7fea06ff8de8</text:p>
          </table:table-cell>
          <table:table-cell office:value-type="string">
            <text:p>O fim do diesel?</text:p>
          </table:table-cell>
          <table:table-cell office:value-type="string">
            <text:p>['Nuno Domingues']</text:p>
          </table:table-cell>
          <table:table-cell office:value-type="string">
            <text:p>Dentro dos motores convencionais, o diesel tem sido alvo de atenção, não pelos melhores motivos. Apesar de emitirem menor percentagem de CO2 que os motores a gasolina, a emissão de partículas e de outros gases tóxicos nocivos para a saúde tem levado a investimentos avultados em investigação. É imperativo desenvolver sistemas que mitiguem estes efeitos.

Mesmo recorrendo à transformação desta tecnologia, o principal risco para a saúde advém das viaturas atualmente em circulação. Há, inclusivamente, um conjunto de cidades europeias que equacionam proibir ou restringir a sua entrada. O benefício financeiro e durabilidade permitiram ao diesel ocupar um lugar de destaque no parque automóvel circulante, o que constitui um estigma difícil de ultrapassar. A poluição atmosférica é uma externalidade do automóvel que afeta, não só a nossa saúde, como também a nossa liberdade de decisão.

“Até ia a pé, de bicicleta ou a correr, mas a esta hora o trânsito vai transformar a viagem num pesadelo.” Como resolver este problema?

Para quem habita os grandes centros urbanos é fácil constatar que, a curto/médio-prazo não vamos conseguir mudar radicalmente a forma como nos deslocamos – somos uma sociedade muito dependente do automóvel. A solução que melhor nos serve no imediato é acabar com as emissões – o ideal, se fosse possível, seria selar os tubos de escape de todas as viaturas, uma solução que beneficiaria, não só o automobilista, como todos os outros cidadãos que gostariam de utilizar meios de transporte alternativos, que lhes permitissem usufruir de ar muito mais puro.

Não sendo viável, a melhor alternativa é a eletrificação, ou a 100%, ou em combinação com um motor de combustão interna tão livre de emissões quanto possível – os híbridos.

No entanto, a forma como a eletricidade é obtida nem sempre é sustentável, nomeadamente quando é necessário recorrer a fontes energéticas menos amigas do ambiente e esta é a razão pela qual o conceito do híbrido se revela uma solução com futuro: combina motores de combustão interna altamente eficientes com motores elétricos.

Além do mais, os híbridos (full-Hybrid) estão programados para tirar o máximo partido da motorização elétrica em cidade, permitindo que a maior parte da utilização seja em modo elétrico – zero emissões – quando o automóvel está mais perto das pessoas.

O futuro deverá passar pela eletrificação: 100% elétrico, Híbrido, Híbrido Plug-in ou mesmo elétrico com célula de combustível, consoante as necessidades de mobilidade de cada um dos utilizadores, sendo que os motores convencionais a gasolina ainda deverão aumentar a sua expressão nos próximos anos.

Os números falam por si e refletem as escolhas cada vez mais conscientes da sociedade. A quota do diesel tem vindo a diminuir lentamente, e Portugal não é exceção. Entre 2016 e 2018, o mercado premium viu o diesel quebrar 15%, em claro contraciclo com o crescimento das motorizações eletrificadas, que aumentaram a sua posição em 221%, e a gasolina, com uma subida de quota na ordem dos 243%

Enquanto cidadãos, os principais riscos que identificamos na mobilidade automóvel são a segurança e o impacto sobre a saúde. Os perigos relativos à segurança nem sempre são evidentes, mas o impacto sobre a nossa saúde é facilmente percecionado.

Mesmo enquanto transeuntes, quantas não são as vezes em que gostaríamos de dispor de um “botão de recirculação”, para garantir que não somos afetados pelos gases de escape da última viatura que se cruzou connosco?

O autor escreve segundo o novo Acordo Ortográfico</text:p>
          </table:table-cell>
          <table:table-cell office:value-type="string">
            <text:p>O futuro deverá passar pela eletrificação: 100% elétrico, Híbrido, Híbrido Plug-in ou mesmo elétrico com célula de combustível, consoante as necessidades de mobilidade de cada um dos utilizadores.</text:p>
          </table:table-cell>
          <table:table-cell office:value-type="string">
            <text:p>Economy</text:p>
          </table:table-cell>
          <table:table-cell office:value-type="string">
            <text:p>['Ambiente', 'Automóveis', 'Economia', 'Opinião', 'Poluição', 'Transportes']</text:p>
          </table:table-cell>
          <table:table-cell office:value-type="string">
            <text:p>2019-02-21 16:57:07</text:p>
          </table:table-cell>
          <table:table-cell table:style-name="ce23" office:value-type="string" office:value="https://www.publico.pt/2019/02/21/economia/opiniao/fim-diesel-1862877">
            <text:p><text:a xlink:href="https://www.publico.pt/2019/02/21/economia/opiniao/fim-diesel-1862877">https://www.publico.pt/2019/02/21/economia/opiniao/fim-diesel-1862877</text:a></text:p>
          </table:table-cell>
          <table:table-cell table:number-columns-repeated="246"/>
        </table:table-row>
        <table:table-row table:style-name="ro1">
          <table:table-cell office:value-type="string">
            <text:p>5cf46204896a7fea06ff8e25</text:p>
          </table:table-cell>
          <table:table-cell office:value-type="string">
            <text:p>A coragem  de Khadija Ismayilova</text:p>
          </table:table-cell>
          <table:table-cell office:value-type="string">
            <text:p>['Francisco Teixeira da Mota']</text:p>
          </table:table-cell>
          <table:table-cell office:value-type="string">
            <text:p>Ser jornalista no Azerbaijão não é nada fácil. Quem o pode contar sem sombras de dúvidas é a jornalista Khadija Ismayilova, nascida em 1976 e que, sobretudo a partir de 2008, se tem dedicado a investigar e a noticiar os casos de corrupção no Azerbaijão, nomeadamente a fantástica riqueza do Presidente Ilham Aliyev, da sua mulher Mehriban Aliyeva, das suas filhas Leyla e Arzu e do filho Heydar. Para se ter uma ideia da cleptocracia/nepotismo de que estamos a falar e que Khadija foi desmascarando publicamente, basta referir que o filho do Presidente, em 2010, com 13 anos de idade, já era proprietário de imobiliário nos Emiratos Árabes Unidos no valor de 44 milhões de dólares e a filha Arzu, com 21 anos de idade, era proprietária de um banco e de todos os serviços respeitantes às Azerbaijan Airlines, tais como os táxis do aeroporto, as lojas duty-free e o catering nos aviões. Khadija também revelou que as irmãs Leyla e Arzu tinham diversas offshores e eram proprietárias de uma das operadoras de telemóveis no Azerbaijão e, ainda, que a mulher e as filhas do Presidente eram as reais proprietárias de um consórcio de três empresas panamianas que exploram a extracção de ouro e prata, no valor de 2,5 mil milhões de dólares, das minas de Chovdar. Em finais do ano passado, por exemplo, as duas irmãs, por serem pessoas politicamente expostas e haver um significativo risco de se estar perante lavagem de dinheiro, foram impedidas pelas autoridades inglesas de comprar dois apartamentos em Knightsbridge, Londres, pelo preço de 60 milhões de libras, utilizando uma empresa offshore.

O Presidente Ilham Aliyev nunca respondeu directamente às acusações de Khadija mas o Parlamento do Azerbaijão, em 2012, publicou uma lei determinando que a propriedade das empresas passava a ser confidencial, só podendo ser divulgada ou por ordem dos tribunais, ou de um organismo financeiro do Estado ou por vontade própria dos proprietários!

Khadija tem pago bem caro a sua luta cívica: em Março de 2012, recebeu uma carta, insultando-a e ameaçando-a de ser humilhada publicamente se não cessasse com as notícias contra o Azerbaijão, com imagens suas a ter relações sexuais com o namorado dentro do seu apartamento. Khadija não se ficou, participou criminalmente contra os desconhecidos que lhe tinham enviado a carta. No dia seguinte, um vídeo com essas imagens foi publicado na Internet num site com o nome do partido da oposição!

A partir daí, a luta de Khadija para que o processo avançasse é épica e a resistência e a perversão da actuação das autoridades do Azerbaijão é repugnante. Foram descobertos, instalados pela empresa estatal de comunicações no apartamento de Khadija, cabos e câmaras com ligações ao exterior mas foram ignorados no processo, como foi ignorado o depoimento do engenheiro que os tinha ido colocar por ordem dos seus superiores. A queixa que Khadija apresentou pela lentidão no andamento do processo foi rejeitada nos tribunais criminais por ser da competência dos tribunais administrativos e foi rejeitada nos tribunais administrativos por ser da competência dos tribunais criminais. Ao mesmo tempo, os jornais governamentais publicaram artigos atacando-a pela sua imoralidade e pelos seus preconceitos contra o governo e o país e as autoridades publicaram um relatório para demonstrar o andamento do processo em que se limitavam a devassar a vida privada de Khadija.

Khadija foi, entretanto, presa por incitamento ao suicídio de um amigo, por evasão fiscal e por abuso de poder (!), condenada a sete anos e meio de prisão, tendo cumprido parte da pena e sido posteriormente libertada. Uma pequena parte desta história de vida, com a contribuição de Kafka e Orwell, foi apreciada pelo Tribunal Europeu dos Direitos Humanos, no passado dia 10 de Janeiro, ao condenar a República do Azerbaijão por não ter cumprido a sua obrigação de proteger a privacidade de Khadija, tendo em conta as evidentes deficiências na investigação bem como a duração do processo e, ainda, por não ter protegido a sua liberdade de expressão. A indemnização foi apenas de 15.000 euros, acrescidos de 1750 euros para as despesas, mas só a pressão internacional pode evitar que Khadija um dia apareça sem vida em Baku perante a aparente indiferença das autoridades.</text:p>
          </table:table-cell>
          <table:table-cell office:value-type="string">
            <text:p>Só a pressão internacional pode evitar que uma jornalista apareça sem vida em Baku perante a aparente indiferença das autoridades.</text:p>
          </table:table-cell>
          <table:table-cell office:value-type="string">
            <text:p>World</text:p>
          </table:table-cell>
          <table:table-cell office:value-type="string">
            <text:p>['Azerbaijão', 'Justiça', 'Media', 'Mundo', 'Opinião', 'Tribunal Europeu dos Direitos Humanos']</text:p>
          </table:table-cell>
          <table:table-cell office:value-type="string">
            <text:p>2019-02-22 06:23:00</text:p>
          </table:table-cell>
          <table:table-cell table:style-name="ce23" office:value-type="string" office:value="https://www.publico.pt/2019/02/22/mundo/opiniao/coragem-khadija-ismayilova-1862850">
            <text:p><text:a xlink:href="https://www.publico.pt/2019/02/22/mundo/opiniao/coragem-khadija-ismayilova-1862850">https://www.publico.pt/2019/02/22/mundo/opiniao/coragem-khadija-ismayilova-1862850</text:a></text:p>
          </table:table-cell>
          <table:table-cell table:number-columns-repeated="246"/>
        </table:table-row>
        <table:table-row table:style-name="ro1">
          <table:table-cell office:value-type="string">
            <text:p>5cf46209896a7fea06ff8e4e</text:p>
          </table:table-cell>
          <table:table-cell office:value-type="string">
            <text:p>A Batalha dos 100 anos</text:p>
          </table:table-cell>
          <table:table-cell office:value-type="string">
            <text:p>['Rui Tavares']</text:p>
          </table:table-cell>
          <table:table-cell office:value-type="string">
            <text:p>Qual é o jornal político mais antigo de Portugal? A resposta é muito fácil e está no título da crónica: o jornal político mais antigo em Portugal é A Batalha, hoje publicado como “jornal de expressão anarquista”, e que fará amanhã 100 anos precisos.

Quando foi fundado, no dia 23 de fevereiro de 1919, A Batalha era já o órgão oficial da Confederação Geral do Trabalho, a confederação sindical portuguesa anarcossindicalista que estava em formação desde os congressos da União Operária Nacional em 1914 e 1917. A Europa tinha acabado de sair de uma guerra mundial há pouco mais de três meses. A I República continuava em convulsão, ainda recentemente ensombrada pelo assassinato do presidente Sidónio Pais, em dezembro de 1918.

Antes de aparecer A Batalha já o panorama da imprensa anarquista portuguesa — como o de toda a imprensa política daquela época — fervilhava em iniciativas, jornais e revistas que apareciam e desapareciam em vários pontos do país, ora porque reprimidos tanto pela monarquia como pela república, ora porque os seus autores, grande parte deles operários, emigravam para o Brasil.

Uma das revistas anarquistas de então que ainda hoje se lê com mais prazer (a coleção completa da edição portuguesa está na Hemeroteca digital) teve aliás uma história luso-brasileira. O seu nome era Terra Livre e o seu fundador foi conhecido por Neno Vasco, de nome completo Gregório Nazianzeno de Vasconcelos, um homem do Penafiel, criado em Amarante e estudante em Coimbra, que emigrou para o Brasil e regressou depois a Portugal, onde morreria na epidemia de gripe pneumónica em 1920. Se o nome é hoje desconhecido, saiba-se que é dele a primeira tradução do hino A Internacional para português — e a única que se canta da mesma forma dos dois lados do Atlântico. A Terra Livre, projeto que já vinha do Brasil, teve em Portugal no ano de 1913 uma equipa de peso: além do próprio Neno Vasco, Aurélio Quintanilha (pai do atual deputado Alexandre Quintanilha), Pinto Quartin e muito outros. Além de libertária, a revista foi a primeira defensora em Portugal daquilo a que hoje chamamos ecologismo. Foi duramente reprimida pelos republicanos de Afonso Costa. Os redatores da Terra Livre foram metidos vários vezes na prisão do Limoeiro, e a tipografia da revista destruída. Os seus últimos números traziam textos em espanhol, francês, inglês e alemão para divulgar a situação da revista e apelar à solidariedade operária europeia com ela.



Quando A Batalha surgiu veio preparada para ter logo um sucesso tal que dificultasse a ação repressiva contra o novo jornal. E conseguiu-o. A Batalha era — coisa hoje impensável — um jornal diário, chegando a ser o terceiro mais vendido em Lisboa, logo a seguir ao Século e ao Diário de Notícias. Tinha uma vantagem de peso: quando havia greve dos tipógrafos, era mesmo o único diário que circulava. Para o seu sucesso contava não só com o conteúdo político, mas também com o talento literário dos seus colaboradores, um deles Ferreira de Castro, o autor d’A Selva, em tempos o escritor português mais traduzido.

Em 1927, a ditadura que viria a dar lugar ao Estado Novo proibiu a publicação d’A Batalha e perseguiu com ferocidade os seus redatores. Mário Castelhano, um dos seus redatores-principais, foi preso, degredado, e teve a triste honra de “inaugurar” o campo de concentração do Tarrafal, em Cabo Verde, onde morreu em 1940.

Por essa altura A Batalha continuava a ser publicada, mas na clandestinidade, chegando a certa altura a ser produzida dentro de uma gruta na zona ocidental de Lisboa. Mas com a decapitação do movimento anarquista, a derrota na Guerra Civil Espanhola (onde Germinal de Sousa, um português filho de outro redator-principal d'A Batalha, foi parte beligerante como secretário da Federação Anarquista Ibérica), o grande jornal anarcossindicalista teve de interromper publicação.

Segundo mo contaram, com divertida lástima, os sobreviventes destes tempos viriam a reencontrar-se nas ruas nos primeiros dias depois do 25 de Abril de 1974 e a olhar uns para os outros com cara de “mas ainda estamos vivos?”. Um dos primeiros projetos que abraçaram foi reeditar A Batalha, sob o impulso decisivo de Emídio Santana, um dos homens que tentara matar Salazar para tentar acabar com a ditadura em Portugal, dar um golpe na retaguarda do franquismo em Espanha e ajudar a conter o fascismo na Europa. E assim A Batalha renasceu, teve várias periodicidades, e ainda existe, sendo agora trimestral.

Não conheci Emídio Santana. Mas a certa altura da minha vida passava as tardes de sábado na sede d'A Batalha com gente que tinha mais de meio século de vida do que eu. Nunca esquecerei a Lígia, cujo apelido creio que nunca cheguei a saber, ex-aluna da Escola Oficina n.º 1, onde se aprendia tipografia, ciências e esperanto. Ou o José de Brito, então já com noventa anos, veteranos de revoltas anarquistas na Argentina e no Uruguai.

No outro dia recebi o mais recente número d'A Batalha. De maneira talvez tipicamente anarquista, o jornal não anunciava que estava prestes a tornar-se centenário. Faço-o eu então aqui nesta crónica, na esperança de que mais gente se venha a interessar pelo seu socialismo libertário, e pelo tempo em que o anarquismo predominava no movimento operário em Portugal.

O autor escreve segundo o novo Acordo Ortográfico</text:p>
          </table:table-cell>
          <table:table-cell office:value-type="string">
            <text:p>No outro dia recebi o mais recente número d'A Batalha. De maneira talvez tipicamente anarquista, o jornal não anunciava que estava prestes a tornar-se centenário.</text:p>
          </table:table-cell>
          <table:table-cell office:value-type="string">
            <text:p>Local</text:p>
          </table:table-cell>
          <table:table-cell office:value-type="string">
            <text:p>['Imprensa', 'Opinião', 'Portugal']</text:p>
          </table:table-cell>
          <table:table-cell office:value-type="string">
            <text:p>2019-02-22 06:44:00</text:p>
          </table:table-cell>
          <table:table-cell table:style-name="ce23" office:value-type="string" office:value="https://www.publico.pt/2019/02/22/opiniao/opiniao/batalha-100-anos-1862944">
            <text:p><text:a xlink:href="https://www.publico.pt/2019/02/22/opiniao/opiniao/batalha-100-anos-1862944">https://www.publico.pt/2019/02/22/opiniao/opiniao/batalha-100-anos-1862944</text:a></text:p>
          </table:table-cell>
          <table:table-cell table:number-columns-repeated="246"/>
        </table:table-row>
        <table:table-row table:style-name="ro1">
          <table:table-cell office:value-type="string">
            <text:p>5cf4620c896a7fea06ff8e67</text:p>
          </table:table-cell>
          <table:table-cell office:value-type="string">
            <text:p>Antes o partido que o país, uma lógica de remodelação</text:p>
          </table:table-cell>
          <table:table-cell office:value-type="string">
            <text:p>['Álvaro Amaro']</text:p>
          </table:table-cell>
          <table:table-cell office:value-type="string">
            <text:p>O valor político de uma remodelação de Governo deve ser entendido pelos cidadãos e deve corresponder a uma lógica racional de inversão, de mudança, de relançamento das políticas, tendo sempre em vista o interesse das pessoas e do país.

Quando encarada numa lógica eminentemente instrumental, é um disfarce de qualquer coisa, seja ela o esgotamento do impulso político da liderança e do Governo, seja a cautela na salvaguarda dos mais próximos.

Mero exercício de sobrevivência política.

O alcance e a oportunidade de mais uma remodelação de Governo – por vontade do primeiro-ministro António Costa – transformam este meio de gestão política num exercício de banalidade em que dificilmente se descortina a sua razão de ser e os seus objectivos, no que respeita ao país e ao futuro dos portugueses.

Já se havia notado no congresso do PS e agora ficou claro que este partido se prepara para o debate da sucessão. Eu, e espero que a maioria dos portugueses, estamos prontos para assistir, logo após as eleições legislativas de Outubro, ao fim deste filme da sucessão que António Costa pôs a rodar. Diria mesmo que estes acontecimentos de gestão interna do PS mostram claramente um certo desespero pela perda do poder.

O ciclo de vida do Governo do PS, e que leva quase quatro anos, produziu quatro remodelações ministeriais e duas de secretários de Estado, num ritmo dificilmente comparável numa democracia em que nada perturba a solidez (para não dizer pacatez) do arranjo parlamentar que tem sustentado o executivo, por muito que os parceiros do PS se ponham, amiúde, em bicos de pés ou numa ufana atitude de reivindicação para que lhe caiam no colo algumas migalhas eleitorais.

Meras encenações.

Com uma maioria parlamentar estável e com parceiros prestáveis, por que razões se desfiam remodelações sucessivas, ao ritmo de meses? Provavelmente porque, como dizia um escritor italiano do século passado (Luciano Bianciardi), há muito que a política deixou de ser uma ciência do bom governo para se tornar, em vez disso, numa arte da conquista e da conservação do poder.

Quem resume a política a isso e as suas decisões nessa lógica, tende a dissociar-se do povo e das suas expectativas. O alcance das mudanças no Governo, protagonizadas por António Costa, não traduzem a lógica do bom governo mas a mera conservação do poder, em que pouco se deve reformar nas políticas e se ajustam os protagonistas aos ciclos de interesses do partido.

O alcance não é, por isso, o de reformar ou relançar políticas. É o de distribuir poder pelos correligionários do partido, garantindo equilíbrios e paz interna entre os vários grupos e agregando militância para as eleições.

António Costa, ao remodelar, não olha para o país, olha para o PS e para esses equilíbrios internos. Não deixa de, nesta remodelação em concreto, dar palco público aos notáveis das várias orientações do PS para estruturarem o seu poder e fazerem o tirocínio para a sucessão.

Costa remodela para concentrar poder e para usar o Governo como força pretoriana na luta política. E nesse domínio, vai-se esbatendo a saudável delimitação de Governo e partido e com a militância a prevalecer sobre a gestão da coisa pública.

Remodelar para tentar vencer as eleições é um procedimento pouco consentâneo com a democracia e com o papel das instituições numa sociedade moderna. Ainda mais se remodelar significa fazer uma nova orgânica do Governo a pouco mais de seis meses do seu fim.

António Costa conduziu, pela mão, um ministro – Pedro Marques – que percorreu o país e o espaço público mediático nessa rigorosa qualidade (e não outra qualquer), que lançou ao vento promessas e mais promessas, que anunciou lançamentos e mais lançamentos de obras e infra-estruturas, que quase prometeu um país novo e irreconhecível, por sua obra e graça.

Não deixa de ser estranho que quem se prestou a distribuir anúncios pelo país fora, jurando que agora era a sério, tivesse sido remodelado e afastado da possibilidade de ver a “sua” obra crescer. Sabemos bem – e o PS ainda sabe muito melhor – que pouco ou nada sendo cumprido, teria de sair o que mais prometeu em vão. Mas a última responsabilidade política não é de Pedro Marques mas sim de António Costa.

As remodelações devem corresponder a necessidades de mudança de ciclos políticos, de redefinição de objectivos do desenvolvimento do país. Não sendo essa, e claramente não foi, a motivação essencial do primeiro-ministro – impulsos de reforma e reorientação estratégica das políticas – então o país estará perante remodelações pífias, em que se olha mais para o interesse do partido do que para o país.

Este nunca será o caminho de Rui Rio e do PSD.</text:p>
          </table:table-cell>
          <table:table-cell office:value-type="string">
            <text:p>O alcance das mudanças no Governo, protagonizadas por António Costa, não traduzem a lógica do bom governo mas a mera conservação do poder.</text:p>
          </table:table-cell>
          <table:table-cell office:value-type="string">
            <text:p>Politics</text:p>
          </table:table-cell>
          <table:table-cell office:value-type="string">
            <text:p>['Opinião', 'Política']</text:p>
          </table:table-cell>
          <table:table-cell office:value-type="string">
            <text:p>2019-02-22 07:32:00</text:p>
          </table:table-cell>
          <table:table-cell table:style-name="ce23" office:value-type="string" office:value="https://www.publico.pt/2019/02/22/politica/opiniao/partido-pais-logica-remodelacao-1862869">
            <text:p><text:a xlink:href="https://www.publico.pt/2019/02/22/politica/opiniao/partido-pais-logica-remodelacao-1862869">https://www.publico.pt/2019/02/22/politica/opiniao/partido-pais-logica-remodelacao-1862869</text:a></text:p>
          </table:table-cell>
          <table:table-cell table:number-columns-repeated="246"/>
        </table:table-row>
        <table:table-row table:style-name="ro1">
          <table:table-cell office:value-type="string">
            <text:p>5cf46212896a7fea06ff8e94</text:p>
          </table:table-cell>
          <table:table-cell office:value-type="string">
            <text:p>Meritíssimo, fácil é “bater em pretos”...</text:p>
          </table:table-cell>
          <table:table-cell office:value-type="string">
            <text:p>['Mamadou Ba']</text:p>
          </table:table-cell>
          <table:table-cell office:value-type="string">
            <text:p>No rescaldo das violentas agressões perpetradas por agentes da PSP contra moradores do bairro da Jamaica e do debate que se gerou à volta, veio o Dr. Manuel Soares, presidente da direção da Associação Sindical dos Juízes Portugueses, escrever um manifesto intitulado “É fácil bater na polícia”. Em tempos, invocou o direito de reserva pela posição que ocupa para não se pronunciar quanto à sentença em que, em coautoria, manteve a pena suspensa a dois violadores de uma jovem por, pasme-se, alegadamente ter havido “um ambiente de sedução mútua” e ser “a ilicitude baixa”.

Mas, desta vez, abdicou do direito de reserva e apressou-se a pronunciar-se sobre a situação das agressões no bairro da Jamaica, sobre a qual, aliás, o próprio sentencia que “ninguém sério está em condições de atribuir as culpas, antes de concluídos os inquéritos abertos pelo Ministério Público e PSP.” Efetivamente, para permitir que se esclareça tudo o que há por esclarecer e se apurem responsabilidades e se apliquem as consequentes sanções, não pode antecipadamente haver julgamento moral sumário contra as únicas vítimas conhecidas até agora, cujos corpos carregam inegavelmente as marcas das agressões.

O Dr. Manuel Soares não parece ver nada de extraordinariamente chocante nas imagens de agentes a sovarem com uma violência desproporcional duas pessoas idosas que não estavam a oferecer qualquer resistência, nem estavam armadas. Aparentemente com uma longa experiência em bairros periféricos, não parece reconhecer que, precisamente nestes bairros, “é fácil bater em pretos” e que isso é o desporto favorito de alguns agentes, como mostram abundantemente os vários autos de pronúncia dos nossos tribunais contra agentes de autoridade, assim como centenas de denúncias das próprias vítimas e diversos relatórios nacionais e internacionais.

As agressões no bairro da Jamaica não são um caso pontual nem resultam de uma qualquer circunstância de hostilidade preexistente neste ou num qualquer outro bairro. Infelizmente, estas práticas estão bastante inscritas num padrão de intervenção das forças de segurança em determinados territórios, onde habitam corpos não brancos e que refletem a dimensão estrutural da violência contra uma parte da nossa sociedade. Tudo isto escapou à fina análise do Dr. Manuel Soares.

Dizer que existe um padrão de violência racista e que esta é estrutural, não é dizer que “todos” os agentes são racistas, é tão só reconhecer, como já o fizerem outros membros das forças de segurança e do nosso sistema de justiça, que “há uma justiça para portugueses e uma justiça para estrangeiros, uma justiça para brancos e uma justiça para negros” (procurador Alípio Ribeiro, ex-dirigente da Polícia Judiciária); “para os mesmos crimes, as penas eram mais leves para cidadãos portugueses. Parece que há um código para uns e um código para outros” (procurador João Rato, da Comarca de Aveiro); “há elementos das várias forças de segurança que exteriorizam as suas ideias racistas e xenófobas, usam tatuagens e simbologias neonazis, pertencem a grupos assumidamente racistas, isto é do conhecimento de todos e infelizmente as organizações nada fazem para expurgar estes ‘tumores’ do seio das forças de segurança” (Manuel Morais, antigo vice-presidente da Associação Sindical dos Profissionais da Polícia).

Que ao longo da nossa história, negros e negras, ciganos e ciganas, não tenham entrado verdadeiramente nas equações políticas que procuram soluções para os nossos problemas coletivos de pobreza, exclusão social e discriminação racial, também não o inquietou. Que milhares de cidadãos e cidadãs continuem marginalizados/as e excluídos/as do tecido nacional apenas por serem diferentes da maioria da população portuguesa e vítimas prediletas de todo o tipo de violências, incluindo a violência policial, racismo e segregação espacial, não perpassou pela sua apurada análise. Não parece incomodá-lo o facto de o país que vibra com as vitórias de uma seleção de futebol “multiétnica” e celebra as medalhas conquistadas por atletas negras e negros ser, ao mesmo tempo, um país onde estes atletas são por exemplo barrados no acesso a espaços de diversão por serem negras e negros (caso de Nelson Évora, Naide Gomes, Francis Obikwelu, Patrícia Mamona).

O Dr. Manuel Soares fez uma litania dos horrores com que se confrontam os agentes em contacto com as populações racializadas, insinuando desonestamente que tais horrores se prendem, na sua larga maioria, com a má relação das comunidades dos bairros face à polícia. E uma palavra sobre os cidadãos negros e ciganos que morreram nas mãos da polícia? Nem uma. E a precariedade laboral e a desigualdade salarial ou as condições indignas de habitabilidades das comunidades racializadas, a segregação espacial e o racismo institucional que afetam negros e ciganos? Nada tem a dizer o juiz.

Não o inquietou a proximidade ideológica entre forças de segurança e organizações claramente fascistas e racistas, como provam as denunciadas infiltrações da extrema-direita que podem desembocar numa porosidade política inaceitável e perigosa para a democracia.

O que o seu manifesto acaba por fazer é alimentar o mito da insegurança nos bairros e a divisão entre a polícia e os cidadãos racializados para legitimar o abuso e a violência policial nos bairros. Esta é uma bem conhecida estratégia política do racismo institucional que alimenta o ordinário racismo negrófobo e ciganófobo. Após anos a fio de brutalidade policial que resultou em muitas mortes, a posição do Dr. Manuel Soares é em tudo uma inaceitável e insultuosa atitude de provocação e desrespeito para com a dor e a memória das vítimas da violência policial. Para além disso, tendo em conta a sua responsabilidade, o juiz Manuel Soares presta um péssimo serviço aos valores da democracia ao arrastar a imagem da justiça para uma cultura de antagonismo contra populações que ela tem obrigação de defender.

A posição do presidente da direção da Associação Sindical dos Juízes Portugueses é bastante reveladora, pese embora todo o seu esforço em manter o verniz e a neutralidade institucionais, do grau de incómodo que causa a luta antirracista a certos setores ligados à justiça e às forças de segurança. Para além disso, assistimos a um inaceitável alinhamento no branqueamento do racismo institucional e da violência que dele decorre. Assim não fosse, o nosso distinto juiz não se lembraria de colocar no mesmo patamar, numa lógica antagonista, uma instituição que tem o monopólio do uso da força e populações que foram e continuam a ser inegavelmente fustigadas pela violência simbólica e física do racismo.

O autor escreve segundo o novo Acordo Ortográfico</text:p>
          </table:table-cell>
          <table:table-cell office:value-type="string">
            <text:p>Após anos a fio de brutalidade policial que resultou em muitas mortes, a posição do Dr. Manuel Soares é em tudo uma inaceitável e insultuosa atitude de provocação e desrespeito para com a dor e a memória das vítimas da violência policial.</text:p>
          </table:table-cell>
          <table:table-cell office:value-type="string">
            <text:p>Society</text:p>
          </table:table-cell>
          <table:table-cell office:value-type="string">
            <text:p>['Direitos humanos', 'Opinião', 'PSP', 'Polícia', 'Racismo', 'Sociedade', 'Violência policial']</text:p>
          </table:table-cell>
          <table:table-cell office:value-type="string">
            <text:p>2019-02-22 10:15:00</text:p>
          </table:table-cell>
          <table:table-cell table:style-name="ce23" office:value-type="string" office:value="https://www.publico.pt/2019/02/22/sociedade/opiniao/meritissimo-facil-bater-pretos-1862431">
            <text:p><text:a xlink:href="https://www.publico.pt/2019/02/22/sociedade/opiniao/meritissimo-facil-bater-pretos-1862431">https://www.publico.pt/2019/02/22/sociedade/opiniao/meritissimo-facil-bater-pretos-1862431</text:a></text:p>
          </table:table-cell>
          <table:table-cell table:number-columns-repeated="246"/>
        </table:table-row>
        <table:table-row table:style-name="ro1">
          <table:table-cell office:value-type="string">
            <text:p>5cf46220896a7fea06ff8f04</text:p>
          </table:table-cell>
          <table:table-cell office:value-type="string">
            <text:p>Verdades cristalinas</text:p>
          </table:table-cell>
          <table:table-cell office:value-type="string">
            <text:p>['Augusto Moita de Deus']</text:p>
          </table:table-cell>
          <table:table-cell office:value-type="string">
            <text:p>“Água pura, cristalina.” Já ouvimos expressões iguais ou parecidas em anúncios de água engarrafada ou de praias paradisíacas. A questão não é denunciá-las como publicidade enganosa, mas dito assim é como se nos estivessem a tentar vender gelo ou uma viagem à neve... Sim, que é no estado sólido que a água assume uma configuração cristalina, não no líquido. É cristalina no sentido de ser transparente? Aceita-se isso. Só que inúmeros materiais cristalinos, tais como cerâmicos ou metais, normalmente até são translúcidos (transmitindo a luz, mas de forma turva) ou mesmo opacos. O dicionário permite o vocábulo “cristalino” para designar um objecto límpido, mas – sem querer assumir o papel de polícia da linguagem – a melhor palavra para descrever essa característica desejável da água não seria mesmo o termo “transparente”? Na vida pública apreciamos a transparência. Sem abdicar da liberdade semântica, eis aqui outra área, o rigor da linguagem, onde a devemos valorizar.

Mas a confusão não acaba aqui. Pense-se numa prenda elegante e certamente que um conjunto de peças de “cristal” pode surgir como uma boa opção. Há aqui todavia um problema: é que esse “cristal” não é... cristalino. Como assim? Precisamente um dos aspectos que é mais ignorado relativamente aos materiais com que lidamos no dia-a-dia é o facto de muitos deles possuírem uma estrutura cristalina: à nano-escala eles apresentam uma unidade estrutural – normalmente um pequeno conjunto de átomos, também chamado de motivo – que se repete periodicamente no espaço, dando assim origem ao cristal. Tão simples quanto isso. Tais materiais são estudados numa disciplina fascinante chamada Cristalografia, que se situa numa encruzilhada de várias Ciências (Física, Química, Geologia, Biologia, Ciência de Materiais, Matemática) e que já gerou pelo menos duas dezenas de Prémios Nobel.

Um deles é particularmente notável, por várias razões, incluindo aspectos familiares pouco... transparentes. William Henry e Lawrence Bragg são até hoje a única equipa de pai e filho a receber conjuntamente essa distinção. Nepotismo? Pelo contrário! É que o pai W.H. chegou a publicar trabalhos conjuntos sem colocar Lawrence como co-autor, exibindo aquela austeridade vitoriana de apenas agradecer a ajuda do filho, mas sem o nomear. Ambos trabalharam na aplicação dos raios-X para determinar a estrutura cristalina de substâncias como o cloreto de sódio (o sal das cozinhas) e o diamante, sendo que a contribuição do filho foi mesmo decisiva, visto que foi ele quem descobriu a lei de... Bragg, que até hoje é estudada no 1.º ano de muitos cursos universitários de Ciências e Engenharias. Lawrence Bragg continua a ser o laureado em Física mais novo de sempre, tendo recebido esse prémio em 1915 aos 25 anos.

Regressemos à confusão (da linguagem), falando de desordem e de ordem. Um vidro é uma substância dita amorfa, onde os átomos se dispõem de forma não regular, ao passo que um cristal é um material atomicamente periódico, ordenado. Falar dum “vidro cristal” é assim uma contradição, um oximoro (tal como “silêncio ensurdecedor” o é). Por que se usa então essa designação para alguns vidros? Por razões comerciais e históricas. Mediante a adição de certas substâncias (por exemplo óxido de chumbo), consegue-se produzir peças com transparência e brilho semelhantes aos de alguns cristais naturais, como o quartzo.

Não se está aqui a sugerir confrontar publicitários ou vendedores de belas peças de vidro com estes factos, que obviamente se revestem de um carácter algo técnico. O objectivo aqui também não é condenar hábitos arraigados de linguagem. Mas é digno de nota que muitas expressões de uso corrente, quando analisadas sob o prisma dos materiais, acabam por nos revelar conceitos simples e de aplicação frequente. Verdades cristalinas, em suma.</text:p>
          </table:table-cell>
          <table:table-cell office:value-type="string">
            <text:p>“O material tem sempre razão”, ouvimos com frequência. Mas tal razão nem sempre vinga. Sabia que elementos da nossa linguagem, que associamos à pureza, à limpidez e mesmo à beleza, reflectem uma visão distorcida do mundo fascinante dos materiais?</text:p>
          </table:table-cell>
          <table:table-cell office:value-type="string">
            <text:p>Sci-Tech</text:p>
          </table:table-cell>
          <table:table-cell office:value-type="string">
            <text:p>['CIÊNCIAS', 'Ciência', 'Nobel', 'Opinião']</text:p>
          </table:table-cell>
          <table:table-cell office:value-type="string">
            <text:p>2019-02-23 06:11:00</text:p>
          </table:table-cell>
          <table:table-cell table:style-name="ce23" office:value-type="string" office:value="https://www.publico.pt/2019/02/23/ciencia/opiniao/verdades-cristalinas-1862918">
            <text:p><text:a xlink:href="https://www.publico.pt/2019/02/23/ciencia/opiniao/verdades-cristalinas-1862918">https://www.publico.pt/2019/02/23/ciencia/opiniao/verdades-cristalinas-1862918</text:a></text:p>
          </table:table-cell>
          <table:table-cell table:number-columns-repeated="246"/>
        </table:table-row>
        <table:table-row table:style-name="ro1">
          <table:table-cell office:value-type="string">
            <text:p>5cf4618f896a7fea06ff8ad9</text:p>
          </table:table-cell>
          <table:table-cell office:value-type="string">
            <text:p>Por uma Venezuela livre</text:p>
          </table:table-cell>
          <table:table-cell office:value-type="string">
            <text:p>['Isabel Meirelles']</text:p>
          </table:table-cell>
          <table:table-cell office:value-type="string">
            <text:p>Impedir uma delegação de deputados europeus de entrar em território venezuelano pelas autoridades de Caracas, inviabilizando o convite da Assembleia Nacional para que representantes do Parlamento Europeu visitassem a Venezuela e se encontrassem com o Presidente interino, Juan Guaidó, foi mais um acto provocatório e reprovável de um regime desesperado, que teima em não reconhecer publicamente uma situação trágica e insustentável no plano político, económico e social.

Na sequência, Manfred Weber, presidente do grupo parlamentar do Partido Popular Europeu, sugeriu a retirada de credenciais e do cancelamento da participação no grupo de contacto por Bruxelas, que tem como objectivo fomentar o diálogo político e discutir a crise na Venezuela, o que foi recusado por Federica Mogherini, Alta Representante da União Europeia para a Política Externa.

A vida dos venezuelanos, como era previsível, tem vindo a agravar-se dramaticamente. “Oito em cada 100 venezuelanos come o que encontra no lixo”, informava-nos Pedro Sá Guerra, na reportagem “A minha Venezuela”, emitida pela Antena 1, em Junho de 2018.

Como cidadã comprometida com a dignidade da pessoa humana, não posso ficar indiferente à situação que se vive neste país, onde 90% da população é pobre e 61% vive em pobreza extrema.

A fome é uma realidade quotidiana e constitui um murro no estômago para todo o mundo livre: milhões de crianças venezuelanas só fazem uma refeição diária. Comprar um quilo de carne é um luxo num país rico em recursos energéticos e minerais.

Cada dia é, assim, uma luta pela sobrevivência para a maioria dos 32 milhões de venezuelanos. Para que servem as maiores reservas petrolíferas do mundo, se os venezuelanos não conseguem comprar uma bateria de automóvel? Para quê encherem um depósito com os combustíveis mais baratos do Planeta, se não conseguem comprar um pedaço de carne ou uma fatia de pão?

O que está mal é simples: é o regime, que é claramente sanguinário, criminoso e estúpido! É uma ditadura que usurpou o poder democrático. O Partido Socialista Unido da Venezuela (PSUV) transformou a Venezuela no país mais violento da América Latina em que se computam 23.047 homicídios só em 2018. Há milhares de presos políticos nas cadeias e outras centenas encontram-se em parte incerta. O Exército cala a imprensa e controla a gestão do Estado, sobretudo as empresas petrolíferas. O aparelho judiciário obedece às ordens do regime.

A BBC News retrata um país onde os cadáveres “explodem nos necrotérios”. A “revolución económica”, que pretendia sacudir “el mundo entero”, proclamada por Nicolás Maduro no Verão de 2018, conduziu a uma catástrofe: “no hay comida”.

É, assim, admirável a coragem de Juan Guaidó, que é hoje a voz legítima de um povo que na esmagadora maioria clama por democracia, direitos e liberdades. A comunidade internacional não pode demitir-se deste combate, sendo que, na Europa democrática, a maioria dos países da União reconhece Guaidó como o líder para fazer a transição até que o povo, em liberdade e em consciência, possa erguer um futuro.

Também Portugal deve olhar com preocupação para o drama da Venezuela, não apenas porque 300 mil portugueses e luso-descendentes residem no país, mas porque há uma causa que ultrapassa todas as fronteiras e é um imperativo civilizacional lutar pela dignidade do povo venezuelano e da sua “patria querida”.

O mandato democrático e os poderes da Assembleia Nacional da Venezuela, eleita em Dezembro de 2015, devem ser restaurados. A guerra civil é evitável se os militares a abandonarem as amarras do narcoregime e ouvirem o grito justo do povo, que aceitará uma amnistia concedida a todos aqueles que estiveram do lado certo da História e evitaram um banho de sangue.

Estou certa de que a dignidade triunfará sobre o medo e a liberdade destruirá as amarras do chavismo-madurismo condenado, mas ainda em estado de negação. Pugnaremos, assim, para que a Venezuela possa ser um país livre num amanhecer próximo, abrindo uma era de fraternidade, de esperança e de prosperidade para o seu povo.

É que a mentira não pode subsistir e a força da moral acabará por vencer a moral da força!

Isabel Meirelles

Vice-Presidente do PSD</text:p>
          </table:table-cell>
          <table:table-cell office:value-type="string">
            <text:p>O que está mal é simples: é o regime, que é claramente sanguinário, criminoso e estúpido! É uma ditadura que usurpou o poder democrático.</text:p>
          </table:table-cell>
          <table:table-cell office:value-type="string">
            <text:p>World</text:p>
          </table:table-cell>
          <table:table-cell office:value-type="string">
            <text:p>['Diplomacia', 'Juan Guaidó', 'Mundo', 'Nicolás Maduro', 'Opinião', 'União Europeia', 'Venezuela']</text:p>
          </table:table-cell>
          <table:table-cell office:value-type="string">
            <text:p>2019-02-23 06:51:00</text:p>
          </table:table-cell>
          <table:table-cell table:style-name="ce23" office:value-type="string" office:value="https://www.publico.pt/2019/02/23/mundo/opiniao/venezuela-livre-1863043">
            <text:p><text:a xlink:href="https://www.publico.pt/2019/02/23/mundo/opiniao/venezuela-livre-1863043">https://www.publico.pt/2019/02/23/mundo/opiniao/venezuela-livre-1863043</text:a></text:p>
          </table:table-cell>
          <table:table-cell table:number-columns-repeated="246"/>
        </table:table-row>
        <table:table-row table:style-name="ro1">
          <table:table-cell office:value-type="string">
            <text:p>5cf4622b896a7fea06ff8f62</text:p>
          </table:table-cell>
          <table:table-cell office:value-type="string">
            <text:p>Admirável Língua Nova (Parte X)</text:p>
          </table:table-cell>
          <table:table-cell office:value-type="string">
            <text:p>['Manuel Matos Monteiro']</text:p>
          </table:table-cell>
          <table:table-cell office:value-type="string">
            <text:p>— Vais comprar um carro novo?

— Vou. O meu carro para sempre.

Guarde bem a ideia do diálogo.

Leia agora:

— Vais comprar um carro novo?

— Vou. O meu carro pára sempre.

Neste jornal, Francisco Miguel Valada, em 1 de Dezembro de 2018, apresentou dois exemplos que falam por si. Vejamos. “Bloqueio nos fundos da UE pára projecto de milhões na área do regadio” (um título deste jornal) — é evidente que “Bloqueio nos fundos da UE para projecto de milhões na área do regadio” será lido de outra forma. Tão evidente, que os jornais, as revistas, os canais televisivos que adoptaram o Acordo continuam a pôr abundantemente o acento no “pára” quando querem desmanchar a ambiguidade ou até a leitura errónea. Faz lembrar Ricardo Araújo Pereira: “Pode-se fazer, mas é proibido.” O outro exemplo vem de Saramago (Cadernos de Lanzarote II): “Ninguém pára para o socorrer.” Com o Acordo, ficará a parecer gralha ou gaguez: “Ninguém para para o socorrer.”

E já que falamos do Nobel da Literatura e do Acordo, mergulhemos em Bob Dylan traduzido (Canções — Volume I).

(Deixemos de lado o merecimento ou desmerecimento do Nobel, quando a poesia tem uma percentagem escassíssima na lista dos galardoados. Dylan será certamente um poeta maior do que Cummings, Herberto Helder, Auden. E terá até dado um contributo à literatura que, por exemplo, Tolstói, Joyce, Borges, Proust, Fitzgerald, Nabokov, Conrad, Virginia Woolf, Lawrence Durrell não deram.)

Oh, a Primeira Guerra Mundial, rapazes

Desperdiçou a sua sorte

A razão para a luta

[…][1]

Imagine que era uma edição acordizada. Imagine que no original estava “A razão pára a luta”. Ficaria igual à fiel tradução do que Dylan realmente escreveu: The reason for fighting.

Alguém consegue explicar porque desaparece obrigatoriamente o acento de “pára”, enquanto se preservam os acentos de “pôr” e “pôde” e se decreta — pasme-se — a facultatividade do acento de “dêmos”? Ninguém.

Camilo Castelo Branco, em O Santo da Montanha: “Já que morreu a serpente, demos duas cabriolas; que, medrosos de seus olhos, nada até ora fizemos.”

Sem tirar o acento e como Camilo escreveu: “Já que morreu a serpente, dêmos duas cabriolas; que, medrosos de seus olhos, nada até ora fizemos.”

Alguém consegue explicar a vantagem da facultatividade do acento em “dêmos”?, em “lavámos”, “jogámos”, “ganhámos”, “trocámos”? Ninguém.

Que ornamento ortográfico é este que só serve para confundir o tempo pretérito com o tempo presente e até futuro? “Não ganhamos” poderá ser, com o Acordo, “não ganhamos” (no presente), “não ganhamos” (opinião sobre algo que se realizará futuramente, passe a redundância) ou… “não ganhámos” (no passado).

Que ganha a Língua Portuguesa com isto?

Que ganha a Língua Portuguesa por “descaracterizámos” (no pretérito perfeito) passar a dispor de um cardápio de quatro ortografias: “descaracterizámos”, “descaraterizámos”, “descaracterizamos” e “descaraterizamos”?

Alguém consegue explicar a razão que presidiu a estas decisões? Ninguém.

Não tendo sido aprovado o Acordo de 1986 (que pretendia abolir os acentos das palavras graves e esdrúxulas), o Novo Acordo — o de 1990… porque será que, em 2019, ainda se fala tanto do dito?, será pelos seus inexcedíveis méritos? — lá condescendeu que se mantivessem acentos nas palavras graves e esdrúxulas: “análise (s.[2])/analise (v.[3]), fábrica (s.)/fabrica (v.), secretária (s.)/secretaria (s. ou v.), vária (s.)/varia (v.), etc., casos que, apesar de dirimíveis pelo contexto sintáctico [eis o Acordo a não seguir o Acordo], levantariam por vezes algumas dúvidas e constituiriam sempre problema para o tratamento informatizado do léxico”.

No caso do “pára”, porém, o acento desaparece, porque “tratando-se de pares cujos elementos pertencem a classes gramaticais diferentes, o contexto permite distinguir claramente tais homógrafas”. Mas esperem lá, os exemplos de “análise/analise”, “fábrica/fabrica”, “secretária/secretaria [que pode ser forma verbal], “vária/varia” não pertencem também a classes gramaticais diferentes?! E o “para” que é “pára” não levanta “por vezes algumas dúvidas”?! Continuando nesta lógica de manicómio: e “pôde”, que é palavra grave e tem uma frequência muito menor na escrita do que “pára”/”para”, porque manteve o acento para não se confundir com “pode”?

Tudo isto serviu para internacionalizar a Língua Portuguesa? Quem é tão tolo que possa acreditar nisso? Tudo isto serviu apenas para a abandalhar.

O Acordo e a sua aplicação encarregaram-se de aniquilar os seus apregoados objectivos. A impossível unificação traduziu-se no acentuar das diferenças ortográficas entre o português de Portugal e o português do Brasil, com a criação de palavras num laboratório exclusivo para o português de Portugal, porque os Brasileiros pronunciam muitas consoantes etimológicas que nós não pronunciamos; na destruição dos vestígios do nosso património cultural e no consequente afastamento ante as línguas que preservaram as raízes etimológicas; numa proliferação diária e omnipresente de erros em falsas “consoantes mudas” (nasceram milhões de “contatos”); num português falado que vai fabricando pronúncias inauditas com o fechamento de vogais (revelou-se que, afinal, era bem mais fácil ensinar que “recepção” se escrevia com p do que ensinar que “receção” se deve ler “recéção” e não “recessão”, como por aí crescentemente se vai dizendo).

Continuemos a exigir dos políticos discussão e acção quanto ao Acordo. Não esqueçamos, porém, a arma essencial: a resistência de cada indivíduo e instituição: não adoPtar o Acordo. É o combate de quem rejeita que a estupidez vingue sobre a inteligência.

[1] Agradeço ao professor João Esperança Barroca o envio da fotografia da página do livro. [2] Substantivo. [3] Verbo.</text:p>
          </table:table-cell>
          <table:table-cell office:value-type="string">
            <text:p>O Acordo e a sua aplicação encarregaram-se de aniquilar os seus apregoados objectivos. A impossível unificação traduziu-se no acentuar das diferenças ortográficas entre o português de Portugal e o português do Brasil.</text:p>
          </table:table-cell>
          <table:table-cell office:value-type="string">
            <text:p>Culture</text:p>
          </table:table-cell>
          <table:table-cell office:value-type="string">
            <text:p>['Acordo Ortográfico', 'Cultura-Ípsilon', 'Língua Portuguesa', 'Opinião']</text:p>
          </table:table-cell>
          <table:table-cell office:value-type="string">
            <text:p>2019-02-23 10:36:39</text:p>
          </table:table-cell>
          <table:table-cell table:style-name="ce23" office:value-type="string" office:value="https://www.publico.pt/2019/02/23/culturaipsilon/opiniao/admiravel-lingua-nova-parte-x-1863129">
            <text:p><text:a xlink:href="https://www.publico.pt/2019/02/23/culturaipsilon/opiniao/admiravel-lingua-nova-parte-x-1863129">https://www.publico.pt/2019/02/23/culturaipsilon/opiniao/admiravel-lingua-nova-parte-x-1863129</text:a></text:p>
          </table:table-cell>
          <table:table-cell table:number-columns-repeated="246"/>
        </table:table-row>
        <table:table-row table:style-name="ro1">
          <table:table-cell office:value-type="string">
            <text:p>5cf460cd896a7fea06ff8392</text:p>
          </table:table-cell>
          <table:table-cell office:value-type="string">
            <text:p>A Venezuela na fronteira</text:p>
          </table:table-cell>
          <table:table-cell office:value-type="string">
            <text:p>['Paulo Rangel']</text:p>
          </table:table-cell>
          <table:table-cell office:value-type="string">
            <text:p>O colapso humanitário

1. Primeiro, as primeiras coisas. A Venezuela vive uma crise humanitária. Não há como a esconder. Largos milhões de pessoas sobrevivem no limiar da fome, estão desprovidos de qualquer serviço básico de saúde, expostos a altíssimos níveis violência. Já abandonaram o país 3,5 milhões de venezuelanos, dos quais um terço se refugiou na Colômbia, havendo regiões onde a situação se antolha dramática. É a maior deslocação de população na história das Américas. Ao contrário do que alardeia Maduro, não se cura aqui de propaganda americana ou europeia. Trata-se da dura realidade, aliás, conhecida dos portugueses, atenta a enorme comunidade lusa que vive – e hoje, com grande sofrimento, sobrevive – na Venezuela. A situação humanitária tem – e tem mesmo de ter – precedência sobre qualquer posicionamento político. É, de resto, essa a atitude de todas as organizações de apoio humanitário que pude encontrar no terreno, sejam ligadas à ONU, à Igreja ou a ONG. São rigorosamente neutrais e recusam qualquer conotação ou aproveitamento político. Gostariam de ter as portas abertas para actuar em território venezuelano, aí provendo às situações mais candentes e sustendo o fluxo de refugiados. Mas seja como for, recusam qualquer alinhamento político.

É incompreensível, até por isso, que Maduro, usando o controlo militar e para-militar que detém, impeça a entrada de ajuda humanitária. Se Maduro vê motivações políticas perversas em operações como a que foi ensaiada no fim-de-semana, podia, ele próprio, conduzir o processo de organização e distribuição dos programas em causa. Obstina-se, porém, em dizer, à moda de Ceausescu, que nada falta ao povo e que o socialismo bolivariano não necessita de mendigar. É óbvio que, diante de um estado de necessidade humanitário, Guaidó, poder legítimo e internacionalmente reconhecido, não pode deixar de fazer o que é absolutamente imperativo nem ficar com o labéu de que não o tentou fazer.

A nova tensão ideológica global

2. No plano político, tudo se afigura mais denso e complexo. O que está em causa na crise política e constitucional venezuelana é muito mais profundo do que o conflito entre democracia e ditadura que, em tantas partes do globo e em tantos momentos, pudemos testemunhar. Não é, aliás, por acaso ou acidente que Hugo Chávez se tornou um ícone global. O “chavismo” é a primeira expressão do populismo do século XXI; é um verdadeiro percursor do actual movimento populista que, sob signos de esquerda ou de direita, tem alastrado à escala global. Ele tem as suas raízes no velho populismo latino-americano (em especial, no justicialismo peronista) e nas “democracias populares” de raiz marxista (em particular, na experiência cubana). Simplificando, em traços grossos, o “socialismo bolivariano” é basicamente uma primeira incarnação daquilo que agora se conhece sob o eufemismo de “democracia iliberal” e que tem os seus grandes protagonistas actuais em Putin e Erdogan (logo, por sinal, dois intrépidos defensores do regime de Maduro). Chama-se “democracia”, porque à maneira de Rousseau, tem como único critério válido, a regra da maioria (e nisto se distingue dos regimes marxistas-leninistas). Apoda-se de “iliberal”, porque visa a eliminação progressiva da independência judicial e da liberdade de imprensa. Esse “iliberalismo” traduz-se ainda em políticas sociais assistencialistas, que reforçam o controlo do Estado ou de grupos oligárquicos e, por essa via, facilitam maiorias eleitorais sucessivas.

É evidente que o consulado de Maduro já não é assimilável a uma “democracia iliberal”, antes consubstancia uma típica e terrível ditadura, assente no puro poder da força (militar e para-militar). A circunstância de a oposição ter podido vencer as últimas eleições legislativas de 2015 mostra que, até então, ainda estávamos perante uma “democracia iliberal”. De então para cá, a democracia iliberal culminou numa ditadura ignominiosa.

3. Esta qualificação – parecendo relevar apenas da filosofia ou da ciência política – mostra-se apta a explicar por que razão a crise venezuelana suscita esta enorme atenção global. Não se ignora naturalmente que nela se conjugam dimensões geopolíticas, geoeconómicas e históricas muito complexas. Mas no plano político ela representa o primeiro grande enfrentamento ideológico entre as “democracias liberais” e as “democracias iliberais”. Entra aquelas que assentam no voto maioritário com recusa dos limites próprios do primado do direito e aquelas em que o voto maioritário não pode pôr em causa os valores humanos fundamentais. Este corte ideológico marca fortemente o primeiro quartel do século XXI. Apesar do evidente desvio de Maduro relativamente ao legado de Chávez, o regime de Maduro personifica ainda a “democracia iliberal”, onde o voto maioritário está acima de todo e qualquer valor; enquanto que a oposição venezuelana (de López a Guaidó, passando por Capriles) encarna a “democracia liberal”, onde a vontade da maioria encontra limites no primado do direito. Esta é a luta ideológica dos nossos dias, que hoje, de resto, se alojou em plena União Europeia e não deixa de (paradoxalmente) se reflectir na América de Trump.

O desenvolvimento da crise política

4. Até por causa deste significado político-ideológico de alcance global, importa evitar a todo o custo qualquer intervenção externa de natureza militar. Qualquer intervenção desse tipo seria um factor exponencial de agravamento da crise humanitária. Nesse domínio, a União Europeia e vários Estados do chamado Grupo de Lima podem ter um papel relevante de moderação de qualquer instinto mais impetuoso.

A moderação e eventual mediação, todavia, não pode nem deve dissolver-se numa posição frouxa ou frustre. É preciso não esquecer que Maduro tem ao seu serviço um grande número de milícias, constituídas por grupos armados de populares, verdadeiros “esquadrões da intimidação”, que fazem um uso indiscriminado da violência, da agressão e da morte. Quem esteve no terreno nestes dias, apercebeu-se claramente que eles são a guarda pretoriana do regime e os directos responsáveis pelas acções mais violentas, a roçar o arbitrário e o brutal. Têm ligação umbilical a Maduro (mesmo nos tempos de Chávez) e, em caso de “mudança de campo” das Forças Armadas, serão o bastião de resistência e de terror da oligarquia que hoje usurpa o poder.

Importa também olhar para Juan Guaidó. É um líder carismático, convicto, preparado, sereno, totalmente ciente da gravidade da hora que lhe coube em sorte. Terá agora um desafio de curto prazo que pode determinar o seu futuro. Regressa ou não a Caracas? Será preso ou mantém-se livre? É que outros jovens carismáticos da então oposição democrática venezuelana, como López ou Capriles, acabaram sempre mais ou menos neutralizados pelo regime. Eis o que a comunidade internacional, neste novo contexto, não pode permitir que aconteça. Pelo bem dos venezuelanos e dos nossos concidadãos. Mas também pelo bem da democracia global.</text:p>
          </table:table-cell>
          <table:table-cell office:value-type="string">
            <text:p>Maduro obstina-se em dizer, à moda de Ceausescu, que nada falta ao povo e que o socialismo bolivariano não necessita de mendigar.</text:p>
          </table:table-cell>
          <table:table-cell office:value-type="string">
            <text:p>World</text:p>
          </table:table-cell>
          <table:table-cell office:value-type="string">
            <text:p>['Diplomacia', 'Juan Guaidó', 'Mundo', 'Nicolás Maduro', 'Opinião', 'União Europeia', 'Venezuela']</text:p>
          </table:table-cell>
          <table:table-cell office:value-type="string">
            <text:p>2019-02-26 06:13:00</text:p>
          </table:table-cell>
          <table:table-cell table:style-name="ce23" office:value-type="string" office:value="https://www.publico.pt/2019/02/26/mundo/opiniao/venezuela-fronteira-1863382">
            <text:p><text:a xlink:href="https://www.publico.pt/2019/02/26/mundo/opiniao/venezuela-fronteira-1863382">https://www.publico.pt/2019/02/26/mundo/opiniao/venezuela-fronteira-1863382</text:a></text:p>
          </table:table-cell>
          <table:table-cell table:number-columns-repeated="246"/>
        </table:table-row>
        <table:table-row table:style-name="ro1">
          <table:table-cell office:value-type="string">
            <text:p>5cf460d1896a7fea06ff83bd</text:p>
          </table:table-cell>
          <table:table-cell office:value-type="string">
            <text:p>Regresso ao futuro</text:p>
          </table:table-cell>
          <table:table-cell office:value-type="string">
            <text:p>[' Paulo Ferreira']</text:p>
          </table:table-cell>
          <table:table-cell office:value-type="string">
            <text:p>Parti para os Estados Unidos na década de 90, e desde então continuei a visitar Portugal mas por curtos períodos de tempo. Nos últimos dois anos, porém, passei a ficar temporadas mais longas.

Esta experiência fez-me refletir neste país que continua a ser meu, apesar de muitos anos vividos no estrangeiro. E nestes anos, horas e minutos que passaram desde que parti para os EUA, Portugal e eu mudámos. É como se estivesse a ver o país de fora, mas estando dentro. Assim, quando vejo Portugal, não me consigo distanciar do que tenho observado pelos quatro cantos do planeta e, nesse contexto, deixo aqui a minha reflexão.

Logo de início, nestas temporadas mais longas, em viagens do Norte ao Sul do país, senti o enorme impacto do potencial que emana deste Portugal. Para além do clima temperado e acolhedor, a paisagem diversa e cativante, a gastronomia rica e saborosa, e a cultura milenar influenciada pelo contacto internacional ao longo dos séculos, os portugueses demonstram ser tolerantes e possuir uma inteligência criativa, rara de encontrar. Esta inteligência é bem visível na capacidade que os portugueses têm de resolver um problema, com poucos recursos e em curto tempo.

À primeira vista, parece existir tudo para que Portugal seja a inveja de muitos países. E de facto, esse apreço pelo nosso país é bem patente em conversas de circunstância com turistas, amigos e colegas estrangeiros. Contudo, numa segunda análise, verifica-se que existe um desafio significativo em atrair e reter uma população dinâmica, jovem, diversa e internacional para as universidades e empresas portuguesas, em magnetizar a vinda de startups e empresas inovadoras, assim como aglutinar pensadores e intelectuais. Mas porquê? O que falta neste cenário que impede a concretização deste potencial em Portugal?

Acima de tudo, o sistema sociocultural estabelecido atual reprime bastante as capacidades individuais, pois não permite que se explore o seu potencial. Continua a existir uma organização extremamente centralizada, paternal, vertical e hierárquica em praticamente todas as esferas da sociedade que não promove o diálogo, a troca de ideias e dificilmente deixa emergir pensamentos “de baixo para cima”. As iniciativas nascem na grande maioria “de cima para baixo”, muitas vezes no sentido de refrear ideias mais arriscadas. Ouço muitas vezes jovens frustrados com o facto de os seus líderes lhes retirarem protagonismo. Confunde-se, assim, autoridade com liderança, controlo com responsabilidade, obediência com disciplina. Por outro lado, o funcionamento das instituições pauta-se por um série de regulamentações que têm como base a desconfiança. Demonstrar que uma pessoa é a própria, preencher inúmeros formulários, apresentar um vasto número de documentos é uma experiência comum para os cidadãos e para as empresas em Portugal. A isto se deve a ideia generalizada de que os portugueses tudo farão para furar ou contornar as regras. Neste sistema de desconfiança, cria-se um grande número de procedimentos que torna o trabalho burocrático, pouco eficiente e obsoleto – é como se se lidasse com adultos infantilizados e não com adultos responsáveis.

Porque não promover um sistema menos burocrático, baseado na confiança, mas com mecanismos de justiça céleres e rigorosos para aqueles que prevaricam? É fundamental responsabilizar os cidadãos e evitar a criação de uma teia convoluta de barreiras que desmotive o desenvolvimento individual.

Outra questão tem a ver com a dificuldade em estabelecer um sistema meritocrático e transparente. Embora a meritocracia não seja sempre fácil de implementar devido às assimetrias sociais, no caso de Portugal a grande maioria da população não acredita que o sucesso seja fruto do trabalho ou do esforço, pois conhece poucos exemplos baseados neste lema. Conheço casos onde os melhores candidatos a concursos públicos foram eliminados na secretaria por simples questões, como a falta de uma assinatura. Existe a ideia enraizada de que as condições importantes para atingir o sucesso estão fora de controlo. Neste contexto, o sucesso é fruto de contactos pessoais, do acaso. A idade e o tempo de trabalho sobrepõem-se ao mérito profissional e, consequentemente, a sociedade reparte-se em pequenos grupos que tudo fazem para se proteger – qualquer pessoa fora desse círculo é vista como concorrente. Ora, nesta economia global, as grandes ideias e mais-valias advêm de sinergias, da partilha de informação, de colaborações sólidas, da empatia.

Por último, parece existir uma grande obsessão com o erro e, por conseguinte, penalizam-se os comportamentos negativos, não se premiando e estimulando os comportamentos positivos. Frases do género “não fazes mais do que a tua obrigação”, “17 valores não é mau”, “assim não vais a lado nenhum” são ouvidas com frequência. Em suma, sobrevaloriza-se o erro em detrimento do sucesso. Por isso, as críticas e as avaliações, mesmo construtivas, são difíceis de aceitar pela população. Este tipo de comportamento afeta a autoestima, principalmente no caso dos mais jovens, originando aversão ao risco.

Esta postura opõe-se ao estado da economia atual: globalizada, altamente competitiva, fomentada pela inovação e baseada no risco. Neste âmbito, é crucial cometer erros e aprender rapidamente com eles. De facto, o erro é uma parte fundamental de qualquer processo cognitivo, seja a resolver um problema matemático, seja a tomar uma decisão importante, seja a explorar novos horizontes. Acima de tudo, o erro e a aprendizagem subsequente fazem parte da condição humana e permitem o desenvolvimento da sociedade. Alguém acredita que a descoberta do fogo, o desenvolvimento da agricultura, a produção de medicamentos, a construção de foguetões e a revolução digital teriam acontecido sem erros?

É indiscutível que Portugal possui características únicas e um enorme potencial por explorar. Na verdade, temos características para ser um dos países mais atrativos para viver e trabalhar. Contudo, temos de promover líderes que acreditem em capacitar as hierarquias, em vez de serem autocráticos e autoritários. Temos de estabelecer uma cultura de confiança entre os cidadãos, de forma a agirmos para o bem comum, e não apenas para o interesse individual ou familiar imediato. Temos de assentar o sucesso individual no mérito e no trabalho e não em contactos pessoais e/ou profissionais. Temos de dar prioridade ao sucesso e não aos erros.

Afinal de contas, o progresso é impossível sem mudança. E neste regresso ao futuro, cheguei à conclusão de que devemos evitar o maior erro de todos – não fazer nada, deixando a responsabilidade para a mudança nas mãos do acaso.</text:p>
          </table:table-cell>
          <table:table-cell office:value-type="string">
            <text:p>Parti para os Estados Unidos na década de 90, e desde então continuei a visitar Portugal mas por curtos períodos de tempo. Nos últimos dois anos, porém, passei a ficar temporadas mais longas.</text:p>
          </table:table-cell>
          <table:table-cell office:value-type="string">
            <text:p>Sci-Tech</text:p>
          </table:table-cell>
          <table:table-cell office:value-type="string">
            <text:p>['Ciência', 'Meritocracia', 'Opinião']</text:p>
          </table:table-cell>
          <table:table-cell office:value-type="string">
            <text:p>2019-02-26 06:32:00</text:p>
          </table:table-cell>
          <table:table-cell table:style-name="ce23" office:value-type="string" office:value="https://www.publico.pt/2019/02/26/ciencia/opiniao/regresso-futuro-1862954">
            <text:p><text:a xlink:href="https://www.publico.pt/2019/02/26/ciencia/opiniao/regresso-futuro-1862954">https://www.publico.pt/2019/02/26/ciencia/opiniao/regresso-futuro-1862954</text:a></text:p>
          </table:table-cell>
          <table:table-cell table:number-columns-repeated="246"/>
        </table:table-row>
        <table:table-row table:style-name="ro1">
          <table:table-cell office:value-type="string">
            <text:p>5cf460d7896a7fea06ff8402</text:p>
          </table:table-cell>
          <table:table-cell office:value-type="string">
            <text:p>Altice: as aparências iludem</text:p>
          </table:table-cell>
          <table:table-cell office:value-type="string">
            <text:p>['Rui Moreira']</text:p>
          </table:table-cell>
          <table:table-cell office:value-type="string">
            <text:p>Estamos naquela fase do ano em que ainda olhamos para o retrovisor, num momento em que são permitidos balanços: quantos quilos de carne comemos desnecessariamente, quanto lixo produzimos, em que exageramos? Eu faço o meu balanço em relação às perdas e ganhos que o Código do Trabalho (CdT) trouxe a cada um dos trabalhadores em Portugal.

Depois dessa investida tremenda que foi o consulado PSD/CDS, seria desejável que tivéssemos, hoje, outro enquadramento: limitar o número de contratos a prazo é bom mas alargar o período experimental anula o efeito; batalhar para que o flagelo da precariedade termine mas assistir ao crescimento das empresas de outsourcing que exploram seres humanos apenas para maximizar o lucro, é chover no molhado; subir o salário mínimo mas não combater a sério as desigualdades sociais, é no mínimo contraditório.

As alterações legislativas ficaram até agora aquém das expectativas. Mas ainda se vai a tempo de fazer um pouco mais antes de se entrar, definitivamente, em modo pré-campanha eleitoral para as legislativas. E, tenho um feeling, que ainda mais se vai construir na próxima legislatura.

Ao contrário do que nos tentam vender, quem trabalha serve para encher os buracos da folha de Excel. Nas multinacionais preocupam-se com a maximização do lucro. Na Altice, como noutras, muitos deixaram simplesmente de acreditar que terão um futuro profissional que passe pelo reconhecimento e valorização. A prática de baixos salários e precariedade crescente é recorrente e a PT/MEO não foge à regra. Os que ainda imaginam os trabalhadores da PT como privilegiados, desenganem-se. Foi tempo.

Foi nesta empresa, contudo, que aconteceu uma das vitórias de David contra Golias mais simbólicas destes anos. A oposição à decisão da Altice de usar a “transmissão de estabelecimento” para se desembaraçar de trabalhadores, transferindo-os para outras empresas em piores condições, fez mover montanhas, deu origem a um manifesto (em que estive envolvido e que foi divulgado neste jornal), motivou uma greve histórica e uma manifestação nacional com largos milhares de pessoas, que obrigou o Parlamento, numa inédita iniciativa conjunta do PS/Bloco/PCP a mudar a lei (a primeira e única vez que, no campo laboral, houve um texto de lei entregue com a assinatura dos três).

Embora os tentáculos da Altice sejam largos e longos, não conseguiram então impedir uma decisão inequívoca, clara, contundente e esmagadora. A simbólica vitória dos trabalhadores, conhecida na sentença do processo em Penafiel que saiu por estes dias, é altamente desfavorável à Altice. Contra a sua vontade, a empresa é agora obrigada a reintegrar os trabalhadores, mantendo-lhes todos os direitos e regalias, postos de trabalho e categorias profissionais. É um sinal: mudem de estratégia. Sim, se trabalham tanto para a imagem, mudem.

Só que não parece ser isso que está a acontecer. O “Programa Pessoa”, anunciado a 16 de janeiro com a pompa e circunstância habitual, pode ser muito interessante para muitos trabalhadores que reúnam as condições de acesso? Sim, pode. Pode ser uma oportunidade única para se reformarem mais cedo, sim. Quanto à legalidade, o mesmo de sempre.

A obrigação legal de “consulta à Comissão de Trabalhadores (CT) antes de praticar atos de que resulte ou possa resultar, de modo substancial, a diminuição do número de trabalhadores” cumpriu-se nos limites do protocolo e dos serviços mínimos, basicamente três horas antes de ser tornado público (e com membros da CT, como foi o meu caso, impedidos de participar em duas reuniões marcadas pela Gestão sobre esta matéria...). Podem as negociações ter ocorrido sem a Comissão de Trabalhadores mas com as cúpulas dos sindicatos, por distração da direção de Gestão de Recursos Humanos da empresa? Sim, modelos iguais existem noutras empresas, em que os dirigentes dos trabalhadores acumulam funções e incorrem em permanentes conflitos de interesses. É um problema que a limitação de mandatos e a não acumulação de funções ajudaria a resolver. Mas adiante.

O que diferencia a empresa da concorrência?

Agora que é conhecida a vontade da Altice, em “despachar” os trabalhadores que nunca assumiu não desejar — nas noticias online encontramos referência à vontade de libertar até 2000 pessoas — há que fazer contas depois de muitos terem abandonado a empresa. O número de trabalhadores tem caído a pique (quando em meados de 2015 a PT foi vendida eram 10 mil funcionários, agora já menos de 8000) fruto de uma muito agressiva forma de estar, de assédio moral permanente e uma postura que fez muitos bater com a porta. Quase que aposto que até ao final do ano de 2020 se chegará à cifra de 5000 trabalhadores — uma redução de 50% em 5 anos, aproximadamente. Onde fica a sustentabilidade da empresa, a entrega de serviço de excelência, a resposta pronta ao cliente, a solução imediata, a satisfação plena da garantia do que foi contratado? O que vai diferenciar esta empresa da concorrência?

Quem vive esta situação de perto e por dentro fica com a noção clara que o “Pessoa” foi pouco amadurecido e que se gere à medida que vão aparecendo candidatos. Com avanços e recuos, as expectativas foram mitigadas e defraudadas. Como se galvanizam recursos humanos prontos para sair, obrigando-os a um esforço extra de motivação, forçando-os a atravessar o deserto da ansiedade quando isso não seria necessário se as expectativas não fossem tão elevadas? Psicologia colectiva ou terapia de choque?

O presidente da empresa, numa comunicação interna, reconheceu isso mesmo, nesse jeito habitual de nunca assumir o erro, pedindo resiliência e criatividade. Eufemismos? Este “Pessoa” servirá, também, para a gestão de Recursos Humanos fazer um exercício de autocrítica e arrepiar caminho: ter 65% das pessoas elegíveis a colocar a mão no ar para arrumar a secretária é um sinal demasiado evidente. Se alargassem o leque até aos 40 anos e tivessem 85% das pessoas com vontade de sair mesmo perdendo dinheiro, iriam continuar a dizer que “as condições deste programa eram muito positivas para os colaboradores, confirmando a aposta da empresa nos trabalhadores e o compromisso com a gestão responsável de recursos humanos”?

Aqui chegados, ficam todas as dúvidas que continuam sem respostas à altura: quanto vai custar esta megaoperação e quem paga? Sabemos da enorme dívida do grupo Altice e projetar pagamentos a 16 anos é assustador, se sem garantias; como, quando, por quanto e também em que termos será feito o rejuvenescimento dos quadros da empresa? Neste momento, nenhuma explicação. Só comunicação. Como decisão de gestão, é surpreendente que um modelo que foi duramente criticado no passado seja o adoptado para "escoar" trabalhadores. O que mudou?

Enfim, “isto”, que já foi um porta-aviões, está a caminho de se tornar num “hiper-mega-nano” barco a remos. Cheio de cromados e assentos em napa, com muito efeito tuning. Tenho a certeza que existe uma expressão em francês para isto…mas não me ocorre.</text:p>
          </table:table-cell>
          <table:table-cell office:value-type="string">
            <text:p>A Altice já foi um porta-aviões, mas está a caminho de se tornar num “hiper-mega-nano” barco a remos.</text:p>
          </table:table-cell>
          <table:table-cell office:value-type="string">
            <text:p>Economy</text:p>
          </table:table-cell>
          <table:table-cell office:value-type="string">
            <text:p>['Altice', 'Economia', 'Opinião', 'Portugal Telecom', 'Sindicatos', 'Telecomunicações', 'Trabalho']</text:p>
          </table:table-cell>
          <table:table-cell office:value-type="string">
            <text:p>2019-02-26 20:07:04</text:p>
          </table:table-cell>
          <table:table-cell table:style-name="ce23" office:value-type="string" office:value="https://www.publico.pt/2019/02/26/economia/opiniao/altice-aparencias-iludem-1863507">
            <text:p><text:a xlink:href="https://www.publico.pt/2019/02/26/economia/opiniao/altice-aparencias-iludem-1863507">https://www.publico.pt/2019/02/26/economia/opiniao/altice-aparencias-iludem-1863507</text:a></text:p>
          </table:table-cell>
          <table:table-cell table:number-columns-repeated="246"/>
        </table:table-row>
        <table:table-row table:style-name="ro1">
          <table:table-cell office:value-type="string">
            <text:p>5cf460db896a7fea06ff8422</text:p>
          </table:table-cell>
          <table:table-cell office:value-type="string">
            <text:p>Mobilidade e veículos autónomos</text:p>
          </table:table-cell>
          <table:table-cell office:value-type="string">
            <text:p>['António Reis Pereira']</text:p>
          </table:table-cell>
          <table:table-cell office:value-type="string">
            <text:p>Muito se especula sobre o que será o resultado final da transformação digital em curso na área dos transportes, ou seja, o que é que vai acontece às nossas vidas com a introdução massiva da tecnologia nesta área tão importante.

É por isso importante sublinhar que sim – vão haver veículos autónomos, aliás tal tecnologia já existe há muitos anos, por exemplo no transporte aéreo o piloto automático é usado há décadas.

Por outro lado, a racionalização dos meios de transporte vai acontecer – nos transportes rodoviários de mercadorias, os equipamentos são usados na plenitude do que é económica e legalmente possível; já no transporte de pessoas passa-se o inverso, os nossos automóveis estão parados muitas vezes 95% do tempo, o que é uma total incongruência económica.

Ou seja, começar por usar melhor os nossos veículos, com recurso aos mais variados sistemas de partilha que estão a despontar, é de facto o primeiro passo rumo à mobilidade, passo que será reforçado com a introdução de uma tecnologia que prescinda do condutor, permitindo que os veículos estejam em contínuo movimento em busca de clientes, que serão cada vez mais pois há uma urbanização crescente da sociedade, sendo que com a previsível redução dos custos de transporte a procura em si também aumentará.

Na prática estamos a falar de computadores sobre rodas, de escritórios sobre rodas ou mesmo de quartos sobre rodas, ligados entre si e à cloud, de propulsão numa primeira fase elétrica, mas que poderá vir a ser qualquer outra, com uma utilização maximizada e por isso a baixo custo, explorados por operadores multimodais enfocados no lucro, e por isso também na racionalização de custos.

A introdução de veículos autónomos será necessariamente progressiva, primeiro nos centros das cidades e depois alargando-se às áreas metropolitanas, não cobrirá 100% das necessidades, mas contribuirá para um melhor aproveitamento do nosso tempo e para a redução da fatura associada aos transportes.

E todo este novo paradigma terá implicações sobre parkings, que deixarão de ser um fator crítico, e também sobre o real conceito de distância entre casa e trabalho, com a inevitável extensão das áreas urbanas, que se traduzirá em alterações significativas por exemplo no setor imobiliário. Ou seja, todo o espaço em que vivemos e convivemos vai ser positivamente afetado, o mundo tal como hoje o vemos será diferente, para melhor.

Mas como sempre, existem também múltiplos fatores críticos que deverão ser levados em linha de conta, sob pena de colocarem em risco uma disrupção que nos transportará para um novo patamar de desenvolvimento. A cibersegurança, o respeito pelos dados individuais, a clara definição da responsabilidade, a ética que definirá o quadro normativo de valores que vão ser parametrizados nos sistemas (por exemplo, numa estratégia de pré-crash, quem vai um carro atropelar em detrimento de quem?), tudo isso terá de ser extremamente bem definido, de modo a evitar que setores populistas tentem travar o processo.

Estamos no início de um turbilhão de mudanças, onde assistimos, nomeadamente nas cidades, aos primeiros sinais de que algo está a acontecer (bicicletas, trotinetes, car sharing), mas isto é só o início, é bom que nos preparemos, pois o que aí vem vai alterar radicalmente a forma como vivemos.</text:p>
          </table:table-cell>
          <table:table-cell office:value-type="string">
            <text:p>Estamos no início de um turbilhão de mudanças, onde assistimos, nomeadamente nas cidades, aos primeiros sinais de que algo está a acontecer. Mas isto é só o início e é bom que nos preparemos.</text:p>
          </table:table-cell>
          <table:table-cell office:value-type="string">
            <text:p>Economy</text:p>
          </table:table-cell>
          <table:table-cell office:value-type="string">
            <text:p>['Ambiente', 'Economia', 'Mobilidade', 'Opinião', 'Transportes']</text:p>
          </table:table-cell>
          <table:table-cell office:value-type="string">
            <text:p>2019-02-27 06:00:00</text:p>
          </table:table-cell>
          <table:table-cell table:style-name="ce23" office:value-type="string" office:value="https://www.publico.pt/2019/02/27/economia/opiniao/mobilidade-veiculos-autonomos-1863435">
            <text:p><text:a xlink:href="https://www.publico.pt/2019/02/27/economia/opiniao/mobilidade-veiculos-autonomos-1863435">https://www.publico.pt/2019/02/27/economia/opiniao/mobilidade-veiculos-autonomos-1863435</text:a></text:p>
          </table:table-cell>
          <table:table-cell table:number-columns-repeated="246"/>
        </table:table-row>
        <table:table-row table:style-name="ro1">
          <table:table-cell office:value-type="string">
            <text:p>5cf46103896a7fea06ff85a8</text:p>
          </table:table-cell>
          <table:table-cell office:value-type="string">
            <text:p>Populismo à italiana</text:p>
          </table:table-cell>
          <table:table-cell office:value-type="string">
            <text:p>['Filipe Carreira da Silva']</text:p>
          </table:table-cell>
          <table:table-cell office:value-type="string">
            <text:p>“O mundo antigo está a morrer mas o novo tarda em nascer”, escreveu Antonio Gramsci no final dos anos 20. O filósofo marxista italiano estava ansioso por saber que destino teria a Revolução Russa de 1917. “E neste interregno nascem os monstros.” Os monstros de Gramsci incluíam os fascistas de Mussolini, cuja luta mortal com os comunistas nas ruas de Turim pelo controlo da vontade popular lhe acabaria por custar a vida. Os nossos monstros não são os monstros de Gramsci. Os nossos não têm ainda forma definida ou nome próprio. Mas já há sinais do que poderão vir a ser.

Uma chave para se ler estes sinais é a teoria da hegemonia de Gramsci. Uma teoria que parte de uma distinção política fundamental. Por um lado, temos a dominação política direta, mantida através da força militar e da repressão policial. Mas isto não nos deve fazer perder de vista algo ainda mais importante. O controlo da (ou hegemonia sobre a) forma de pensar da população. Como é que se conquista a vontade popular, não pela força, mas pelo controlo hegemónico da opinião pública? O primeiro passo a dar, segundo Gramsci, é moldar o debate político. Isto requer a colocação de pessoal político nas escolas, universidades, jornais, fundações. A função destes quadros é espalhar a palavra. Só assim se forja um novo senso comum. A política pura e dura, eleições incluídas, fica para depois.

A teoria da hegemonia fez escola no Ocidente a partir dos anos 60. Inspirou quer a nova esquerda, em superar as limitações do materialismo histórico, quer a nova direita francesa dos anos 70, que procurava assim emular e anular a estratégia do seu adversário. A ideia de hegemonia pode ser encontrada também por detrás de projetos políticos. Como explicar o sucesso de Berlusconi senão pela sua agenda (gramsciana) de controlo da opinião pública? Sem um programa ideológico coerente, Berlusconi fez disso a sua imagem de marca: controlando televisão e imprensa, levou os italianos a acreditarem que o tempo da ideologia tinha acabado. À frente da Força Itália, venceu quatro eleições legislativas. Até que a crise financeira de 2008 o derrotou. Com o tecnocrata Mario Monti, os italianos sentiram o seu país vergado sob o peso da mão longa de Merkel e do mundo financeiro. Com Renzi, que acaba por destruir o próprio partido numa luta fratricida entre gerações, perdem a esperança do centro poder governar. É na sequência desta sucessão de becos sem saída que as legislativas do ano passado têm lugar. É também aqui que surge o primeiro sinal do que está para vir.

O atual governo italiano assenta numa solução política inédita. Um governo de coligação entre os dois extremos ideológicos. Uma coligação bicéfala, com dois vice-primeiro ministros. A dar a cara pelo movimento 5 Estrelas, Luigi de Maio; pela Liga Norte, Matteo Salvini. Uma coligação unida pela forma de fazer política e pela posição anti-sistema, seja o “sistema” Bruxelas, o FMI, ou o capitalismo de casino. Mas o novo monstro bicéfalo não tem ainda uma identidade formada. A rejeição da globalização económica em nome de uma solidariedade de classe aparece combinada com uma mensagem nacionalista e xenófoba. Reza a lenda que foi Rómulo a fundar Roma após matar Remo, o seu irmão gémeo. Salvini e Di Maio, com ideologias tão diferentes, arriscam-se a ser o Rómulo e Remo do século XXI.

Apesar desta incoerência programática, o novo monstro começa a ganhar forma. Assume uma forma distintamente populista de fazer política. Responsável pelas pastas da economia e segurança social, Di Maio reuniu com os “coletes amarelos” na vizinha França, símbolo da resistência anónima contra o grande capital, as instituições europeias e o neo-liberalismo. Objectivo: afrontar Macron, exemplo acabado da elite económico-financeira. Responsável pela pasta da Administração Interna, Salvini tem-se mostrado mais preocupado com a imigração do que com a Máfia. O combate à criminalidade passa por expurgar o “imigrante” traficante de droga, violento e incapaz de se integrar na sociedade italiana. Para Di Maio e Salvini, portanto, a solução dos problemas que a Itália defronta hoje em dia é simples. Erradicar o mal pela raiz, depurando a nação italiana dos elementos estranhos que a deixa mais fraca e desfigurada, sejam estes as elites políticas ou os imigrantes ilegais. A promessa de um novo e revigorado povo italiano, a renascer das cinzas do antigo, é uma imagem poderosa. Uma imagem eminentemente populista.

À medida que a forma do novo monstro se começa a definir, faz-se luz sobre o que o tem permitido crescer. Esta lógica de ressentimento contra elites e imigrantes parece beneficiar de uma “emigração interior” por parte de muitos italianos. No século XX, esta emigração interior era apanágio de ditaduras que limitavam a participação cívica e política. Hoje em dia, com o aumento generalizado do nível de vida das populações, é um traço comum às democracias. Sem surpresa, também em Itália muitos têm optado por “emigrar” para a sua vida pessoal. “Exilados” no seu mundo interior, focam-se em si próprios e nos que lhes são próximos. O resultado é conhecido, lá como cá. A participação política e o protesto são coisas de uns poucos, quase sempre os mesmos, quando não profissionais de carreira. Esta alienação é pasto fértil para que o novo monstro cresça e se torne hegemónico.

Impedir a hegemonia do novo monstro passa, pois, por lutar contra a alienação cívica. Felizmente, a Itália não é só Salvini ou Di Maio. É também a Itália de Maquiavel e do republicanismo cívico. Para os florentinos, a liberdade não se reduzia a serem livres da interferência externa ou serem livres de concretizar os seus planos de vida. O mais importante é estarem livres da dominação de um qualquer rei ou senhor. Liberdade era senhores do seu próprio destino. Um destino que se definia através da participação no governo da sua cidade. Um destino que se protegia com garantias constitucionais contra o exercício arbitrário do poder. Mas como convencer hoje as pessoas em Florença ou Lisboa que o seu próximo destino de férias é menos importante do que o destino do país? Ou que, num tempo que a política é dominada por tecnocratas arrogantes ou demagogos com uma relação difícil com a verdade, é necessário devotarem mais tempo à coisa pública? Perguntas difíceis de resposta incerta.

Os monstros de Gramsci acabaram por lhe custar a vida e marcaram o século XX de forma indelével. Durante décadas, acreditámos que não voltariam. Enganámo-nos. Os monstros voltaram. E tudo indica que estão para ficar.</text:p>
          </table:table-cell>
          <table:table-cell office:value-type="string">
            <text:p>Salvini e Di Maio, com ideologias tão diferentes, arriscam-se a ser o Rómulo e Remo do século XXI.</text:p>
          </table:table-cell>
          <table:table-cell office:value-type="string">
            <text:p>World</text:p>
          </table:table-cell>
          <table:table-cell office:value-type="string">
            <text:p>['Europa', 'Itália', 'Luigi di Maio', 'Mais Europa', 'Matteo Salvini', 'Mundo', 'Opinião', 'Populismo']</text:p>
          </table:table-cell>
          <table:table-cell office:value-type="string">
            <text:p>2019-02-28 06:14:00</text:p>
          </table:table-cell>
          <table:table-cell table:style-name="ce23" office:value-type="string" office:value="https://www.publico.pt/2019/02/28/mundo/opiniao/populismo-italiana-1863539">
            <text:p><text:a xlink:href="https://www.publico.pt/2019/02/28/mundo/opiniao/populismo-italiana-1863539">https://www.publico.pt/2019/02/28/mundo/opiniao/populismo-italiana-1863539</text:a></text:p>
          </table:table-cell>
          <table:table-cell table:number-columns-repeated="246"/>
        </table:table-row>
        <table:table-row table:style-name="ro1">
          <table:table-cell office:value-type="string">
            <text:p>5cf460f8896a7fea06ff8540</text:p>
          </table:table-cell>
          <table:table-cell office:value-type="string">
            <text:p>Ano eleitoral (5): a "geringonça" de direita</text:p>
          </table:table-cell>
          <table:table-cell office:value-type="string">
            <text:p>['Nuno Garoupa']</text:p>
          </table:table-cell>
          <table:table-cell office:value-type="string">
            <text:p>1. Esta é a minha última entrega da prometida sequência de cincos artigos sobre o ano eleitoral. Nos primeiros artigos, fez-se uma revisão dos números e das tendências estatísticas. Na quarta entrega, observei o desgaste do regime (quer no decréscimo da participação eleitoral, quer no aumento sustentado do voto nos pequenos partidos, brancos e nulos) que a sofisticada comédia dos enganos pretende ocultar, eliminado aquilo a que chama a perigosa oposição inorgânica. Neste último artigo, proponho uma reflexão sobre uma possível "geringonça" de direita, isto é, sobre a capacidade do PSD, do CDS, do Aliança e de outros novos partidos da direita inverterem a atual tendência, refutar as sondagens e obter uma maioria de 116 deputados a 6 de outubro. Há duas questões distintas do meu ponto de vista – um problema meramente matemático, tendo em conta a geografia e a sociologia eleitorais, e um dilema político.

2.Comecemos pelas tendências. Do primeiro artigo, sobre as eleições para o Parlamento Europeu, sabemos que a direita parte do pior resultado da sua história em mandatos, votos e percentagem (a 2 de fevereiro último, o jornalista do Observador chamava ao pior resultado eleitoral em 45 anos uma derrota com sabor a vitória). As incógnitas neste momento são: (i) fica o conjunto dos partidos da direita significativamente acima do milhão de votos de 2015 (teve quase 1,5 milhões de votos há dez anos)?; (ii) a distribuição do milhão e pouco de votos que as sondagens apontam favorecerá o PSD (que sozinho nunca ficou abaixo do milhão de votos), o CDS (ultrapassando os tradicionais 300 mil votos) ou os novos partidos (que precisarão cada um de qualquer coisa como 120 mil votos para eleger o seu cabeça de lista)?. Em conclusão, nas eleições de maio, ou a direita no seu conjunto fica muito acima dos resultados anteriores, ou os números não somam um bom resultado no seu conjunto.

3. Sobre as eleições legislativas, recorro-me do segundo artigo para reiterar que as eleições de 2019 são paradoxais para a direita. Partindo de um dos seus piores resultados eleitorais em eleições legislativas (apenas 2,1 milhões de votos em 2015, tal como em 2005), a expectativa seria de que só pode subir. Contudo, todas as sondagens apontam para uma perda de outros 300 mil eleitores, indicando que a direita, pela primeira vez em eleições legislativas, pode ficar abaixo dos dois milhões, uma verdadeira derrota histórica. As questões são, pois, as seguintes: (i) conseguirá o CDS chegar aos 650 mil votos (os estudos mais otimistas apontam para uns 500 mil votos)?; (ii) ficará o PSD abaixo dos 1,65 milhões de votos (mínimos históricos, sendo que as sondagens neste momento apontam, nos melhores cenários, para qualquer coisa como 1,3 milhões)?; (iii) conseguirão os novos partidos da direita eleger deputados por Lisboa e Porto, como discutimos no terceiro artigo?

4. Vamos ser otimistas e, ao contrário de todas as sondagens disponíveis, supor que a direita, no seu conjunto, repete os 2,1 milhões de votos de 2015. Dado que se repartem por cinco listas, em vez da lista única de 2015, sabemos que certamente não elegem os atuais 107 deputados, muito provavelmente ficarão em cerca de 90 deputados (o mínimo histórico da direita aconteceu em 2005, com 87 deputados). Longe, muito longe, dos 116 deputados. Para chegar aos 116 deputados, mesmo com uma nova ligeira quebra na participação eleitoral, a direita precisa de 2,6 ou 2,7 milhões votos como em 2002 (um pouco menos se fossem listas conjuntas como sugeriu Pedro Santana Lopes). Onde vão buscar esses votos? Onde estão esses 500 mil eleitores que não votaram Passos/Portas e agora vão votar alegre e massivamente na direita? Opção 1 - Eleitores que fugiram para a esquerda (principalmente para Bloco e PAN, uma vez que para o PS foi uma transferência mínima de votos em 2015). É muito duvidoso que estes eleitores voltem ao PSD (dividido e ameaçado por um regresso passista) e ao CDS (com as mesmas caras do passado) ou mesmo que votem Aliança (que, afinal, até quer fazer uma coligação com os partidos que estes eleitores rejeitaram em 2015) ou nos novos partidos da direita (que, precisamente, elogiam o Governo de Passos). Opção 2 – Abstencionistas. Para além de isso exigir voltar a níveis de participação eleitoral de há vinte anos (coisa muito improvável), não se percebe muito bem o que levaria esses abstencionistas voltarem em 2019 para votar nos partidos velhos, atolados em histórias mal contadas ou em caras que levam 40 anos na política. É possível que a IL ou o Chega, com caras novas e lavadas, possam atrair alguns abstencionistas, mas não no volume necessário de 500 mil votos. Opção 3 – Esquerda, no seu conjunto, perde 800 mil votos para a abstenção e os 2,1 milhões de votos de 2015 geram uma maioria absoluta de mandatos em 2019. Não é completamente impossível, mas nada indica que isso venha a acontecer.

5. Temos, portanto, que o cenário mais provável é uma direita algo abaixo dos seus números de 2015, onde os novos partidos vão evidentemente atrair eleitores do PSD e do CDS, mas sem alargar a base eleitoral de apoio no seu conjunto. Voltemos a ser otimistas – contra todas as estatísticas, a direita consegue 116 deputados. Vão formar um governo estável a 3, 4 ou 5 partidos? Aí remeto para o segundo volume das memórias do Presidente Cavaco, livro sobejamente elogiado pelos dirigentes da direita. Que diz ele? Narra na primeira pessoa quatro anos de múltiplos revogáveis de Passos e Portas (mais o famoso irrevogável), constantes queixas de vários ministros (o Presidente Cavaco descreve várias vezes como todos se queixavam de todos), curtos-circuitos frequentes nas prioridades governativas. Isto a dois. A cinco, então, seria bonito de se ver. Provavelmente, vamos ser poupados a esse circo em 2019.

O autor escreve segundo o novo acordo ortográfico</text:p>
          </table:table-cell>
          <table:table-cell office:value-type="string">
            <text:p>O cenário mais provável é uma direita algo abaixo dos seus números de 2015, onde os novos partidos vão evidentemente atrair eleitores do PSD e do CDS, mas sem alargar a base eleitoral de apoio no seu conjunto.</text:p>
          </table:table-cell>
          <table:table-cell office:value-type="string">
            <text:p>Politics</text:p>
          </table:table-cell>
          <table:table-cell office:value-type="string">
            <text:p>['Aliança', 'CDS', 'Eleições', 'Opinião', 'PSD', 'Parlamento']</text:p>
          </table:table-cell>
          <table:table-cell office:value-type="string">
            <text:p>2019-03-01 06:48:00</text:p>
          </table:table-cell>
          <table:table-cell table:style-name="ce23" office:value-type="string" office:value="https://www.publico.pt/2019/03/01/opiniao/opiniao/ano-eleitoral-5-gerigonca-direita-1863732">
            <text:p><text:a xlink:href="https://www.publico.pt/2019/03/01/opiniao/opiniao/ano-eleitoral-5-gerigonca-direita-1863732">https://www.publico.pt/2019/03/01/opiniao/opiniao/ano-eleitoral-5-gerigonca-direita-1863732</text:a></text:p>
          </table:table-cell>
          <table:table-cell table:number-columns-repeated="246"/>
        </table:table-row>
        <table:table-row table:style-name="ro1">
          <table:table-cell office:value-type="string">
            <text:p>5cf46120896a7fea06ff86b5</text:p>
          </table:table-cell>
          <table:table-cell office:value-type="string">
            <text:p>Multilateralismo em ação: Alemanha e França partilham a presidência do Conselho de Segurança das Nações Unidas</text:p>
          </table:table-cell>
          <table:table-cell office:value-type="string">
            <text:p>['Jean-Michel Casa', 'Christof Weil']</text:p>
          </table:table-cell>
          <table:table-cell office:value-type="string">
            <text:p>Hoje vemos que alguns atores centrais nas relações internacionais voltam a recorrer à lei do mais forte, afastando-se do sistema multilateral. Esta evolução implica desafios diários tanto para a Alemanha e a França como para os nossos amigos e aliados europeus, nomeadamente Portugal. Estes desafios foram claramente expostos na tribuna de Jean-Yves Le Drian e Heiko Maas, respectivamente ministros francês e alemão dos Negócios Estrangeiros, publicada no Süddeutsche Zeitung – por ocasião da abertura da Conferência de Munique sobre a segurança, no passado dia 15 de fevereiro. “A ideia de que um sistema internacional fundado em regras é o melhor garante da nossa segurança e da nossa prosperidade não é evidente para todos. A confiança e a força vinculativa dos compromissos que caracterizam a cooperação internacional, a procura de soluções comuns, a força e a capacidade de ação das instituições – todos estes valores e princípios se degradam”, sublinharam os dois ministros. A fim de contrariar esta tendência, os Estados que partilham as mesmas visões devem empreender ações comuns e reforçar o seu compromisso em prol do multilateralismo. A França e a Alemanha entendem ser pioneiras nesta matéria. É por isso que, em conjunto, queremos dar o exemplo: o Tratado de Aachen/Aix-la-Chapelle, que a chanceler federal Angela Merkel e o Presidente Emmanuel Macron recentemente assinaram, volta a unir ambos os países com um firme compromisso em prol de uma ordem mundial assente em regras e no multilateralismo. No centro desta ordem está o Conselho de Segurança das Nações Unidas. A França é membro permanente e a Alemanha iniciou, em janeiro deste ano, um mandato de dois anos: a França assume a presidência em março e a Alemanha em abril. Pela primeira vez na história do Conselho de Segurança, haverá dois países a interligarem as suas presidências, regendo-se por um tema transversal, designadamente o reforço da dimensão humanitária nas intervenções internacionais. Queremos dar mais ênfase ao direito internacional humanitário e aos princípios humanitários, bem como facilitar o acesso do pessoal humanitário às zonas de crise, melhorando as suas condições de segurança. É igualmente necessário proteger melhor a população civil em caso de conflitos armados. Não faltam crises e conflitos na agenda do Conselho de Segurança: a Síria, o Iémen, a Ucrânia, o Mali – e, mais amplamente, o Sahel –, o Sudão, o Congo e a República Centro Africana: a lista é extensa e ainda surgirão novas crises. Para a França e a Alemanha, a prevenção e a estabilização das crises são o móbil de todos os nossos esforços. Se conseguirmos contribuir para conter crises e talvez mesmo evitar conflitos, isso também aumentará a confiança nas próprias Nações Unidas.

Nesse sentido, é também necessário que o Conselho de Segurança se adapte, finalmente, à realidade do século XXI. Por isso, os nossos dois países estão empenhados na reforma do Conselho de Segurança. A aceitação da Alemanha como membro permanente deste órgão foi mesmo estabelecida como uma prioridade da diplomacia franco-alemã no Tratado de Aachen/Aix-la-Chapelle. Estamos convencidos de que esta reforma aumentaria a eficácia e a legitimidade das Nações Unidas, mantendo, assim, a sua relevância a médio prazo.

Para nós, o multilateralismo (ou seja, uma política externa de diferentes Estados fundada na cooperação) significa um investimento contínuo e a longo prazo para reduzir os desequilíbrios, a instabilidade e a incerteza mundiais. Neste contexto, queremos criar uma "Aliança de multilateralistas", uma aliança que não se dirige contra ninguém, mas que luta por soluções conjuntas para os problemas globais, quer sejam as alterações climáticas, a crise dos refugiados ou as desigualdades económicas mundiais.

Além disso, se o multilateralismo estiver em perigo, isso só pode significar uma coisa para nós, Europeus: temos de assumir mais responsabilidade e, em particular, também pela nossa segurança. Temos, igualmente, de nos afirmar como potência económica global, defensora de uma globalização justa e mais equitativa. Por exemplo, o novo acordo de comércio livre com o Japão dá um sinal forte contra o protecionismo e contra o novo “mercantilismo”, assente nas relações de força bilaterais. Estabelecer diálogos, alcançar consensos: é o que faz parte do ADN da UE, tanto a nível interno como externo e que queremos defender.

É por isso que a Alemanha e a França querem dar à sua presença no Conselho de Segurança um cunho europeu: atualmente, um terço do Conselho de Segurança é constituído por membros da UE. Devemos aproveitar este "momento europeu". Também terá de se prosseguir com uma maior afirmação da União Europeia no palco internacional, em Nova Iorque – no local onde se colocam as grandes questões da guerra e da paz!

A nossa capacidade de exercer influência sobre crises depende, em grande medida, da unidade da UE. Assim, também fora do Conselho de Segurança, a Alemanha e a França irão cooperar, de uma forma mais estreita do que nunca, em todos os organismos da ONU, sintonizando as suas posições com as posições e os interesses dos nossos parceiros da UE, a começar por Portugal. Ao envidar todos os esforços para estabelecer ações coerentes dos Estados membros da UE nos organismos competentes das Nações Unidas, os nossos dois países estão a contribuir para uma Europa soberana, que funciona como um pilar – talvez o mais estável e previsível – da ordem multilateral.

Os autores escrevem segundo o novo Acordo Ortográfico</text:p>
          </table:table-cell>
          <table:table-cell office:value-type="string">
            <text:p>Pela primeira vez na história do Conselho de Segurança, haverá dois países a interligarem as suas presidências.</text:p>
          </table:table-cell>
          <table:table-cell office:value-type="string">
            <text:p>World</text:p>
          </table:table-cell>
          <table:table-cell office:value-type="string">
            <text:p>['Alemanha', 'Diplomacia', 'Europa', 'França', 'Mais Europa', 'Mundo', 'Nações Unidas', 'Opinião', 'União Europeia']</text:p>
          </table:table-cell>
          <table:table-cell office:value-type="string">
            <text:p>2019-03-02 07:55:00</text:p>
          </table:table-cell>
          <table:table-cell table:style-name="ce23" office:value-type="string" office:value="https://www.publico.pt/2019/03/02/mundo/opiniao/multilateralismo-acao-alemanha-franca-partilham-presidencia-conselho-seguranca-nacoes-unidas-1863536">
            <text:p><text:a xlink:href="https://www.publico.pt/2019/03/02/mundo/opiniao/multilateralismo-acao-alemanha-franca-partilham-presidencia-conselho-seguranca-nacoes-unidas-1863536">https://www.publico.pt/2019/03/02/mundo/opiniao/multilateralismo-acao-alemanha-franca-partilham-presidencia-conselho-seguranca-nacoes-unidas-1863536</text:a></text:p>
          </table:table-cell>
          <table:table-cell table:number-columns-repeated="246"/>
        </table:table-row>
        <table:table-row table:style-name="ro1">
          <table:table-cell office:value-type="string">
            <text:p>5cf46146896a7fea06ff884d</text:p>
          </table:table-cell>
          <table:table-cell office:value-type="string">
            <text:p>Uma geração perdida ou os que se perderam numa geração?</text:p>
          </table:table-cell>
          <table:table-cell office:value-type="string">
            <text:p>['Castro Guedes']</text:p>
          </table:table-cell>
          <table:table-cell office:value-type="string">
            <text:p>Eles não lêem Dostoiévski ou Camilo, Sartre ou Vergílio Ferreira; e quando lêem Sófocles, Ibsen ou Beckett, acham-se tão competentes (ou os originais tão ‘desinteressantes’) que os têm de reescrever. Eles estão acoitados nos poderes fácticos das páginas de espectáculos dos jornais, rádios e tvs e nas redes de programadores dos teatros municipais, à frente dos teatros (ditos) nacionais, nas culturgests ou nos ccbs, nos júris dos concursos públicos para as artes, em gabinetes ministeriais ou municipais, nas escolas superiores de teatro, na própria universidade. Eles acham mesmo que a vida cultural começou de geração espontânea com eles. Eles odeiam os mais velhos, mordem na mão de quem lha deu e treparam por aí acima. Eles passam indiferentes ao que não é feito por eles. Eles são mesmo, a mais das vezes, malcriados e aparentam um ar pouco higiénico. Eles, maioritariamente também, não folheiam dicionários e acreditam que a Wikipédia é bastante. Eles desconhecem em absoluto, mesmo entre si, a palavra ‘solidariedade’ e limitam-se a trocar ‘favores’ e levantarem em conjunto muralhas para quem lhes é estranho. Eles não vieram à rua para ‘resistir’ à troika, onde se encontravam avós e netos, mas são sempre ‘politicamente correctos’ nas ‘causas transversais’. Eles nasceram imediatamente antes ou depois do 25 de Abril e pensam que a liberdade de que gozam não foi fruto de muita luta e até sangue e que é para seu uso exclusivo, comportando-se como qualquer reles ditadorzeco dos que basta ter farda de porteiro para se julgar general. Eles acham que, para além deles, não há dramaturgia portuguesa; eles escrevem mesmo que Gil Vicente é uma ‘seca’. Eles são os ‘neovampiros’ que “comem tudo” e “mandadores sem lei”. Eles enchem a boca de “imergentes”, mas são eles que emergem nas instituições. Eles acarinham os seus ‘bebés’ a quem atiram as migalhas do banquete. Eles odeiam, talvez numa estranha para-edipização de transfer, os que os geraram. Eles, quando são mais ‘espertos’, fingem ter admiração pelos mais velhos em palavras, mas nos actos atiram-lhes os ossos e ficam para si e os seus com a carne toda. Eles não respondem sequer “não” cara a cara porque são pusilânimes, quando não simplesmente ignorantes, e vivem por entre as sombras que criam, tipo camaleão sempre da cor do meio envolvente. Eles não sabem o que é ficar a 1 cruzando superior a 2 ou o que seja castigar uma rotunda ou quem foram Fernando Gusmão, Luzia Maria Martins ou Costa Ferreira. Eles nem sequer vêm à luta discutir estéticas, que confundem com gostos. Eles nem sequer têm critérios de gosto porque só gostam de si mesmos.

Mas eles não são uma geração inteira, ao contrário do que eles querem fazer crer. Eles são iguais aos que os antecederam e que eram censores, pides, regedores, funcionários do sni, chefes de divisão no funcionalismo público, bufos nas empresas, regentes escolares. Sempre houve desta gentinha que não ouve nada que não seja o que a própria diz. A única grande diferença é que trocaram o “orgulhosamente sós” pelo “sós orgulhosamente” e operam no uso da liberdade como bem privado; e só não atiram para Caxias ou Peniche quem se lhes oponha porque usam de outros expedientes mais conformes aos tempos que correm. Eles sorriem e dobram a espinha perante o poder político, seja ele de que natureza for, porque vivem no apagão ideológico: o único sistema de crenças que têm é o de terem os seus próprios poderes; e viram-lhes costas sempre que os ventos mudam. Eles ‘queixam-se’ da falta de meios, mas abocanham para si os poucos que há. Eles lamentam as condições de trabalho, mas aos seus contratos juntam cláusulas com avultadas somas de indemnização e contratam os outros a recibo verde. Eles usam aquele ar ‘blazé’ ou mesmo marginal para esconder que o sistema são eles. Eles tiraram a gravata, mas mantêm bem apertado o nó da obediência perante os superiores; e puxam pela tira aos ‘inferiores hierárquicos’, como se dizia.

Tomar a nuvem por Juno ou a árvore pela floresta seria, a fazer o pino, repetir o que eles fazem. Não há uma geração “perdida”, há os que se perderam nessa “geração” porque a anterior lhes deu tudo de mão beijada e fez com que eles pensassem que o mundo disso lhes é devedor. A ‘culpa’ é mais ‘nossa’ do que deles, porque assim os ‘educámos’ de rédea à solta e ‘paninhos quentes’ por causa dos ‘traumas’. Porém, muitos da mesmíssima geração deles “passam as passas do Algarve” quando não pertencem à corte.

Todavia, em verdade em verdade vos digo que devemos ter alguma compaixão (que é coisa que não sabem sequer o que é ou olham como coisa ‘gasta’) destes ‘eles’: um dia serão tão velhos como os velhos que não querem que lhes ensombrem o presente com o passado e se travestizam de pós-pós-modernidade. Porque nesse dia é provável que outros de outra geração sejam diferentes, mas vão lembrar-se de que para crescerem tiveram ou de os bajular ou foram marginalizados e calcados: e, provavelmente, de novo “chegará o dia das surpresas”... Desta vez para eles.

P.S.: E eles vão querer vingar-se por eu dizer isto, mas não têm coragem para o fazerem assumidamente. Muitos deles vão continuar a sorrir-me quando comigo se cruzarem e intrigarem o mais que puderem. Farei o mesmo: porque eles não merecem que os trate com o respeito que dediquei a outros de quem discordava ou comigo discordavam, mas eram íntegros e frontais.</text:p>
          </table:table-cell>
          <table:table-cell office:value-type="string">
            <text:p>Não há uma geração “perdida”, há os que se perderam nessa “geração” porque a anterior lhes deu tudo de mão beijada e fez com que eles pensassem que o mundo disso lhes é devedor.</text:p>
          </table:table-cell>
          <table:table-cell office:value-type="string">
            <text:p>Culture</text:p>
          </table:table-cell>
          <table:table-cell office:value-type="string">
            <text:p>['Artes', 'Cultura-Ípsilon', 'Jovens', 'Opinião']</text:p>
          </table:table-cell>
          <table:table-cell office:value-type="string">
            <text:p>2019-03-05 06:22:00</text:p>
          </table:table-cell>
          <table:table-cell table:style-name="ce23" office:value-type="string" office:value="https://www.publico.pt/2019/03/05/culturaipsilon/opiniao/geracao-perdida-perderam-geracao-1862872">
            <text:p><text:a xlink:href="https://www.publico.pt/2019/03/05/culturaipsilon/opiniao/geracao-perdida-perderam-geracao-1862872">https://www.publico.pt/2019/03/05/culturaipsilon/opiniao/geracao-perdida-perderam-geracao-1862872</text:a></text:p>
          </table:table-cell>
          <table:table-cell table:number-columns-repeated="246"/>
        </table:table-row>
        <table:table-row table:style-name="ro1">
          <table:table-cell office:value-type="string">
            <text:p>5cf4614b896a7fea06ff8882</text:p>
          </table:table-cell>
          <table:table-cell office:value-type="string">
            <text:p>BES e GES – um esclarecimento</text:p>
          </table:table-cell>
          <table:table-cell office:value-type="string">
            <text:p>['Diogo Freitas do Amaral']</text:p>
          </table:table-cell>
          <table:table-cell office:value-type="string">
            <text:p>A pedido do Banco de Portugal, com quem tenho trocado correspondência, venho prestar aos leitores do PÚBLICO alguns esclarecimentos e precisões pontuais, relativos ao meu artigo saído nas vossas páginas em 19 de Dezembro de 2018, intitulado “BES e GES – um só responsável? Novos ataques a Ricardo Salgado”:

1. Ao dizer que o governador do Banco de Portugal, declarando várias vezes que “o BES estava sólido”, por ocasião do aumento de capital efetuado em Junho de 2014, “enganou o mercado”, não quis imputar, nem imputei ao governador ou à administração do banco a prática do crime de “manipulação do mercado”, tal como definido na lei portuguesa, nem a prática de “declarações enganosas”, tal como regulado em regras europeias. Tais qualificações normativas requerem necessariamente a verificação de uma imputação subjetiva e culposa ao autor dos comportamentos sancionados. Ora, no meu citado artigo procurei apenas fazer uma apreciação do alcance que tais declarações poderão ter eventualmente produzido no público destinatário – não de qualquer hipotética intencionalidade que a elas pudesse ter estado subjacente. De resto, nada me leva a crer que o Banco de Portugal e o seu governador tenham prestado ao mercado informação falsa ou incompleta, exagerada ou tendenciosa, ou tenham tido outro propósito que não o de atuar estritamente no sentido de manter e garantir o normal funcionamento do mercado.

2. O Banco de Portugal, em 25-3-2014, exigiu ao BES um “reforço dos seus capitais próprios no valor mínimo de 750 milhões de euros”. Para cumprir esse objetivo, o BES escolheu a modalidade do “aumento de capital”, em vez de, por exemplo, optar pela alienação de ativos. Como o aumento de capital das empresas cotadas se faz na bolsa de valores, quem teve de aprovar o respetivo prospeto foi a CMVM – Comissão do Mercado de Valores Mobiliários, e não o Banco de Portugal. Mas foi este que impôs o reforço de fundos próprios e definiu o seu valor mínimo.

3. Registo a correção com que os representantes do Banco de Portugal dialogaram comigo, bem como a sua afirmação perentória de que o banco não punha minimamente em causa a minha liberdade de expressão e de crítica. Pelo meu lado, reafirmo as divergências de natureza política relativamente à solução adotada no caso BES, embora sem qualquer intenção de ofender o Banco de Portugal ou o seu principal responsável e, muito menos, de acusar aquele ou este da prática de qualquer crime.

O autor escreve segundo o novo Acordo Ortográfico</text:p>
          </table:table-cell>
          <table:table-cell office:value-type="string">
            <text:p>Reafirmo as divergências de natureza política relativamente à solução adotada no caso BES, embora sem qualquer intenção de ofender o Banco de Portugal.</text:p>
          </table:table-cell>
          <table:table-cell office:value-type="string">
            <text:p>Economy</text:p>
          </table:table-cell>
          <table:table-cell office:value-type="string">
            <text:p>['BES', 'Banca', 'Banco de Portugal', 'Carlos Costa', 'Economia', 'Opinião', 'Ricardo Salgado']</text:p>
          </table:table-cell>
          <table:table-cell office:value-type="string">
            <text:p>2019-03-05 06:31:00</text:p>
          </table:table-cell>
          <table:table-cell table:style-name="ce23" office:value-type="string" office:value="https://www.publico.pt/2019/03/05/economia/opiniao/bes-ges-esclarecimento-1864152">
            <text:p><text:a xlink:href="https://www.publico.pt/2019/03/05/economia/opiniao/bes-ges-esclarecimento-1864152">https://www.publico.pt/2019/03/05/economia/opiniao/bes-ges-esclarecimento-1864152</text:a></text:p>
          </table:table-cell>
          <table:table-cell table:number-columns-repeated="246"/>
        </table:table-row>
        <table:table-row table:style-name="ro1">
          <table:table-cell office:value-type="string">
            <text:p>5cf4615b896a7fea06ff8930</text:p>
          </table:table-cell>
          <table:table-cell office:value-type="string">
            <text:p>A Venezuela e o império americano</text:p>
          </table:table-cell>
          <table:table-cell office:value-type="string">
            <text:p>['José Pereira da Costa']</text:p>
          </table:table-cell>
          <table:table-cell office:value-type="string">
            <text:p>Está em curso na Venezuela a finalização de mais um golpe dos Estados Unidos contra um país da América Latina, a juntar às dezenas de outras intervenções desde que foi anunciada a doutrina Monroe, pelo Presidente americano do mesmo nome, numa mensagem ao Congresso em Dezembro de 1823. Ou seja, que no continente americano, norte e sul, mandam os Estados Unidos. Na altura, a mensagem dirigia-se às potências europeias, uma vez que algumas das colónias sul-americanas ainda não tinham acedido à independência ou acabavam de o fazer. O espírito anticolonial dos fundadores da nação americana haveria de manifestar-se mais tarde por várias vezes, a de não menos importância aquando da fundação das Nações Unidas, em 1945, ao encabeçarem, juntamente com a União Soviética, o movimento de descolonização na Ásia e em África, contra as potências coloniais europeias, que só terminaria com o desmembramento do império português a partir de 25 de Abril de 1974. Mas a grande nação anticolonial transformou-se ela própria num império, com o objectivo de dominação mundial. É o insuspeito e conservador Raymond Aron que o explica na sua Republique Impériale, de 1973. E pouco depois da sua fundação e do quase extermínio dos povos nativos, desencadeia em 1845 uma guerra contra o México, roubando-lhe metade do seu território. Seguindo-se, no final do século XIX, a conquista das últimas e mais importantes colónias espanholas, Cuba, Porto Rico, Guam e Filipinas.

Actualmente, mais do que nunca, depois da implosão da União Soviética, não esconde a sua pretensão de domínio mundial, com todos os perigos que isso traz para a humanidade no seu conjunto. A revelação, há poucos anos, de que controla as comunicações electrónicas de todo o tipo e em todo o mundo, assim o comprova. Juntamente com as perto de mil bases militares instaladas em todos os continentes. Que mais falta ainda para se considerar o governo deste país como a maior ameaça à paz mundial desde o tempo do nazismo? Como o fazem amiúde intelectuais americanos e de outros países, tais como Noam Chomsky, Immanuel Wallerstein, John Mearsheimer, Stephen Walt, Perry Anderson, Samir Amin, Giovanni Arrighi, e muitos mais. Na nossa língua, a obra do brasileiro Luiz Alberto Moniz Bandeira, Formação do Império Americano, de 2006, faz um inventário da maior parte das suas intervenções militares, ou conspirativas, desde a sua fundação.

Depois de, na primeira década deste século, ter procedido à segunda invasão do Iraque e após um curto período de contenção com a presidência Obama, aí está novamente o complexo militar-industrial americano, em todo o seu esplendor, a ameaçar os seus mais directos rivais Rússia e China com uma intervenção na Venezuela. Como o primeiro Presidente Bush, em finais de 1990, havia feito ao invadir o Iraque para marcar terreno perante uma União Soviética prestes a implodir. (A esse propósito, é útil consultar o excelente estudo de Seymour Hersh, saído recentemente no London Review of Books n.º 41, de 24 de Janeiro passado, sobre a actividade secreta de uma equipa de antigos colaboradores do vice-presidente George H.W. Bush, quando foi director da CIA, e que pôs ao seu serviço numa guerra de espiões contra a URSS, desconhecida do Presidente Reagan e dos seus mais próximos colaboradores que conduziam a política externa).

Sobre a intervenção em curso na Venezuela é confrangedor constatar o que tem sido escrito e dito nos media portugueses por comentadores e académicos sobre uma pretensa Venezuela rica e desenvolvida no passado, com um “forte modelo de crescimento económico e estabilidade política”, que o chavismo teria arruinado. Quando a realidade mostra que o subcontinente latino-americano é das regiões mais subdesenvolvidas do mundo, onde mais de metade da população vive na maior das misérias, e a outra metade, a burguesia, está completamente alheada dessa situação e sempre pronta a contra-atacar os governos que historicamente tentaram fazer algo para reduzir as desigualdades gritantes. Foi o que aconteceu mais uma vez com o chavismo, de que Maduro é um subproduto, mas não o interveniente principal. Isso está bem visível. Tentar fazer passar que o golpe começou agora é um embuste. Quase há 20 anos, em 2002, deu-se a primeira tentativa para derrubar Chávez, tendo sido proclamado Presidente durante 48 horas um tal Carmona, apoiado pelos mesmos que estão actualmente por detrás de Juan Guaidó, o auto proclamado Presidente, num acto risível e sem qualquer legitimidade. Que o agente da CIA, Mike Pompeo, presentemente no governo americano, reconheceu poucos minutos depois, logo secundado pelo Grupo de Lima, onde estão os países enfeudados aos Estados Unidos. Primeiro golpe esse, numa altura em que o programa socialista ainda não tinha sido posto em prática, mas o seu simples anúncio já era motivo para o império americano intervir.

Aparentemente, enquanto os Estados Unidos se afundavam no pântano do Médio Oriente durante a primeira década do novo século, singravam alguns governos latino-americanos tentando minorar as imensas desigualdades, só comparáveis às do subcontinente indiano, a chamada “maior democracia do mundo”, onde metade da população vive na miséria, sem ter sequer acesso a instalações sanitárias, como reconhece o Prémio Nobel indiano Amartya Sen. Mas o império não dorme e na sua determinação de não permitir exemplos que possam despertar os povos oprimidos pelas burguesias latino-americanas ao seu serviço, conseguiu deitar abaixo os principais leaders que tiraram da miséria muitos milhões de cidadãos, no Brasil, na Venezuela, no Equador, na Argentina. A insuspeita revista brasileira Veja, muito activa na campanha contra o PT de Lula e Dilma, publicava em 28 de Dezembro de 2011 um artigo onde estranhava que cinco leaders progressistas tivessem sido atingidos por cancro. São eles, além de Lula e Dilma Rousseff, o malogrado Hugo Chávez, o paraguaio Fernando Lugo e a Presidente argentina Cristina Kirchner, cujo marido Nestor tinha falecido algum tempo antes.

As medidas recentíssimas dos Estados Unidos de bloqueio dos fundos da empresa venezuelana de petróleos PDVSA, e da sua filial que opera no território americano, são mais uma das decisões que não têm qualquer fundamento nem legitimidade, só comparáveis ao comportamento de George W. Bush, aquando da invasão do Iraque, em 2003, condenada pela maior parte dos países. E ao arrepio das Nações Unidas, onde à época imperava John Bolton como seu representante, o mesmo que faz parte actualmente da administração, e pretendia acabar com essa fundamental instituição, apresentando, em 2005, mais de 700 emendas ao projecto de reorganização de Kofi Annan.

Ao contrário de Henry Kissinger, que publicou em 2011 o seu On China, onde destaca a importância histórica daquele país ao longo dos séculos, e um artigo no mesmo ano no Washington Post defendendo a necessidade absoluta de evitar uma nova guerra fria entre os Estados Unidos e a China, John Bolton, quase ao mesmo tempo, em 18 de Janeiro de 2011, dava uma entrevista ao Financial Times em que afirmava que a América, com outro Presidente depois de Obama, deveria encetar uma política musculada em relação à China. Os resultados estão à vista: guerra comercial, com graves prejuízos para ambas as partes e para a economia mundial, acusações não fundamentadas de espionagem contra a empresa Huawei, com a detenção no Canadá da sua principal responsável, a Sra. Meng Wanzhou. Para quem anda a espiar, declaradamente, há décadas, toda a gente no planeta Terra, é no mínimo uma grande falta de senso!</text:p>
          </table:table-cell>
          <table:table-cell office:value-type="string">
            <text:p>Actualmente, mais do que nunca, depois da implosão da União Soviética, a América não esconde a sua pretensão de domínio mundial, com todos os perigos que isso traz para a humanidade no seu conjunto.</text:p>
          </table:table-cell>
          <table:table-cell office:value-type="string">
            <text:p>World</text:p>
          </table:table-cell>
          <table:table-cell office:value-type="string">
            <text:p>['América', 'América Latina', 'EUA', 'Hugo Chávez', 'Juan Guaidó', 'Mundo', 'Nicolás Maduro', 'Opinião', 'Venezuela']</text:p>
          </table:table-cell>
          <table:table-cell office:value-type="string">
            <text:p>2019-03-06 12:41:58</text:p>
          </table:table-cell>
          <table:table-cell table:style-name="ce23" office:value-type="string" office:value="https://www.publico.pt/2019/03/06/mundo/opiniao/venezuela-imperio-americano-1860603">
            <text:p><text:a xlink:href="https://www.publico.pt/2019/03/06/mundo/opiniao/venezuela-imperio-americano-1860603">https://www.publico.pt/2019/03/06/mundo/opiniao/venezuela-imperio-americano-1860603</text:a></text:p>
          </table:table-cell>
          <table:table-cell table:number-columns-repeated="246"/>
        </table:table-row>
        <table:table-row table:style-name="ro1">
          <table:table-cell office:value-type="string">
            <text:p>5cf4615e896a7fea06ff894d</text:p>
          </table:table-cell>
          <table:table-cell office:value-type="string">
            <text:p>A terra treme</text:p>
          </table:table-cell>
          <table:table-cell office:value-type="string">
            <text:p>['Luís Monteiro']</text:p>
          </table:table-cell>
          <table:table-cell office:value-type="string">
            <text:p>As Progressões Remuneratórias

No Orçamento do Estado de 2018, foi contemplado o direito e as referidas verbas para as valorizações remuneratórias dos docentes do ensino superior universitário e politécnico. A decisão, mais do que correta, de garantir o “descongelamento” das carreiras foi um passo importante se assumirmos uma lógica de desenvolvimento sustentável e com espírito de serviço público, onde os docentes são uma peça fundamental no sistema de ensino superior público.

A verdade é que direções de várias instituições de ensino superior têm-se recusado a promover as progressões salariais dos docentes do ensino superior público. O direito a estas progressões encontra-se bem expresso na lei, pelo que se torna incompreensível tal recusa. A Lei Geral do Trabalho em Funções Públicas, aplicável a todos os trabalhadores da administração pública e, ainda, os estatutos de carreira referentes a docentes do ensino superior (ECDU e ECDESP) não deixam margem para dúvidas. Seja através do sistema dos dez pontos consagrados na LTFP, seja no sistema de avaliação dos seis excelentes consagrado nos estatutos de carreira, os docentes têm direito inquestionável à sua progressão. Essa avaliação de desempenho dos docentes do ensino superior está prevista na lei e, de forma mais detalhada, nos regulamentos das instituições. As condições para a avaliação positiva neste setor são particularmente exigentes e comportam uma dimensão de mérito individual de cada docente. A consequência da obtenção de avaliação positiva em vários anos ou ciclos avaliativos é sempre a progressão remuneratória. A recusa das direções destas instituições em procederem às alterações remuneratórias destes docentes constitui uma recusa ao cumprimento da lei, pelo que é totalmente condenável. A autonomia das instituições de ensino superior, inquestionável do ponto de vista constitucional, não pode eximir as suas direções do cumprimento da lei.

Urge uma harmonização da forma como os docentes do ensino superior são avaliados e têm direito à sua progressão. O atual sistema em que os regulamentos de avaliação se sobrepõem à lei geral equivale a uma injustiça relativa, entre os docentes, e objetiva, quando cada docente com direito a progredir não vê isso contemplado, ao fim de mais de um ano de o Orçamento do Estado o contemplar.

O Ministro em Terra de Ninguém

Esta legislatura ensinou-nos que o Ensino Superior e a Ciência continua a mover-se em terrenos movediços e o responsável pela pasta – Manuel Heitor – só não sente a terra a tremer porque vive em terra de ninguém. Ao fim de mais de um ano de um conflito em aberto que coloca docentes e instituições em choque, o ocupante do Palácio das Laranjeiras saúda o sistema de avaliação que originou tal crise.

Rapidamente nos vem à memória a icónica longa metragem do Neorrealismo italiano La Terra Trema [1]. A terra treme, mas parece não chegar ao Palácio das Laranjeiras. Como, durante mais de um ano, o ministro não resolveu o problema, é preciso chamar ao Parlamento essa responsabilidade. Está nas mãos de cada deputado e deputada a resolução do problema.

Esta legislatura tem provado duas coisas: a primeira é que o ministro é incapaz de enfrentar os pequenos poderes instalados nas Instituições de Ensino Superior e, portanto, tem ficado sempre nas mãos dos reitores e dos presidentes dos politécnicos; a segunda é que o Parlamento e, em particular, cada grupo parlamentar, tem hoje uma capacidade de decisão, dada a conjuntura, muita mais forte. Não existem maiorias absolutas e cada voto conta. Estão todos os grupos parlamentares dispostos a solucionar o que o Governo não foi capaz de resolver? O projeto-lei do Bloco de Esquerda que harmoniza os dois sistemas de avaliação já deu entrada no Parlamento. Haja vontade para avançar, o primeiro grande passo está dado.

[1] Filme italiano da realização de Luchino Visconti, em 1948 O autor escreve segundo o novo Acordo Ortográfico</text:p>
          </table:table-cell>
          <table:table-cell office:value-type="string">
            <text:p>Esta legislatura ensinou-nos que o Ensino Superior e a Ciência continua a mover-se em terrenos movediços e o responsável pela pasta – Manuel Heitor – só não sente a terra a tremer porque vive em terra de ninguém.</text:p>
          </table:table-cell>
          <table:table-cell office:value-type="string">
            <text:p>Sci-Tech</text:p>
          </table:table-cell>
          <table:table-cell office:value-type="string">
            <text:p>['Ciência', 'Ensino Superior', 'Institutos Politécnicos', 'Manuel Heitor', 'Ministério da Ciência', 'Opinião', 'Política científica', 'Universidades']</text:p>
          </table:table-cell>
          <table:table-cell office:value-type="string">
            <text:p>2019-03-06 16:03:15</text:p>
          </table:table-cell>
          <table:table-cell table:style-name="ce23" office:value-type="string" office:value="https://www.publico.pt/2019/03/06/ciencia/opiniao/terra-treme-1864374">
            <text:p><text:a xlink:href="https://www.publico.pt/2019/03/06/ciencia/opiniao/terra-treme-1864374">https://www.publico.pt/2019/03/06/ciencia/opiniao/terra-treme-1864374</text:a></text:p>
          </table:table-cell>
          <table:table-cell table:number-columns-repeated="246"/>
        </table:table-row>
        <table:table-row table:style-name="ro1">
          <table:table-cell office:value-type="string">
            <text:p>5cf46162896a7fea06ff8973</text:p>
          </table:table-cell>
          <table:table-cell office:value-type="string">
            <text:p>Um ministério falhado</text:p>
          </table:table-cell>
          <table:table-cell office:value-type="string">
            <text:p>['Carlos Fiolhais']</text:p>
          </table:table-cell>
          <table:table-cell office:value-type="string">
            <text:p>Em 2015 assinei com o actual ministro da Ciência, Tecnologia e Ensino Superior, Manuel Heitor, o Livro Negro da Avaliação Científica em Portugal. Dissemos aí que a avaliação dos centros de ciência e tecnologia mandada fazer por Nuno Crato foi um desastre. Quatro anos volvidos, está na altura de um “Livro em Branco” sobre a nova avaliação, porque ela está largamente por fazer. Esperei o suficiente, mas passou quase toda a legislatura sem que uma nova avaliação, uma avaliação decente, tivesse sido concluída (na Matemática e na Física nem sequer há avaliadores conhecidos). A comissão sobre o assunto que o ministro constituiu de início foi uma perda de tempo pois não serviu para nada. Deixar passar quatro anos sem reparar erros monumentais lesa tanto a ciência quanto a errada avaliação anterior.

No emprego científico há também atrasos sobre atrasos. De acordo com os dados do Observatório de Emprego Científico, do próprio ministério, pouco mais de um terço dos contratos anunciados está formalizado. São milhares de investigadores no limbo. O concurso de contratos para investigadores de 2017 só abriu em 2018 e quem o ganhou não está ainda a ser pago, apesar de já estarmos em Março de 2019. No concurso de 2018 só no mês passado fecharam as candidaturas e, se o ritmo continuar, só lá para 2020 é que os vencedores poderão ter a situação resolvida. Sei de bolseiros a quem foi reconhecido o direito a um contrato de trabalho e que ainda estão à espera que a burocracia avance. O Programa de Regularização Extraordinária dos Vínculos Precários na Administração Pública tem sido pouco usado para as carreiras docentes e de investigação. Acabou-se com o anterior programa de contratação de investigadores e reduziram-se as bolsas de pós-doutoramento, mas ficou um hiato em que praticamente não houve nada para ninguém. Ora os investigadores não vivem do ar. O ministro mostra uma espantosa insensibilidade para a questão ao falar de “pleno emprego” dos doutorados, apregoando que está tudo bem. Os investigadores sem emprego ou os que emigraram sabem bem que não está.

E há, pasme-se, investigadores seniores ainda precários. Há investigadores que lideram grupos e alunos de doutoramento que têm o desemprego à vista (o caso de Maria Mota deu brado). Os juniores que com eles trabalham até podem descortinar algum futuro, mas eles não. O modelo de investigação montado por José Mariano Gago, um sistema essencialmente desligado do ensino superior, mantém-se, apesar de hoje já não fazer sentido. De facto, as universidades e politécnicos não estão a renovar os seus quadros na medida desejável. E as poucas contratações que fazem continuam a seguir velhas práticas endogâmicas, como nota David Marçal no seu recente livro Cientistas Portugueses (Fundação Francisco Manuel dos Santos).

Por não ter uma estrutura estável, a ciência em Portugal sofre de imprevisibilidade crónica. Não se sabe quando abrem os concursos. E, quando abrem, os atrasos são enormes. Continuam-se a trocar bolsas e contratos precários por mais bolsas e contratos precários. Ainda recentemente ficámos a saber que as bolsas de pós-doutoramento não acabam, ao arrepio do discurso oficial e sem qualquer diálogo com os investigadores. No importante sector da comunicação de ciência a precariedade também é norma. Funções permanentes em museus e centros de ciência continuam a ser desempenhadas por bolseiros, com estranho alheamento do ministro. Em resumo: a ciência ainda é precária entre nós, apesar do percurso que o saudoso Mariano Gago iniciou há mais de 20 anos.

A razão dos problemas é conhecida: não há dinheiro para a ciência. Heitor, como todos os seus colegas do Governo, é Centeno. Contenta-se com o poucochinho que lhe dão: no seu mandato o sector não passou de 1,3% do PIB, quando em 2009 tinha atingido 1,6% e a média europeia é 2,0%. Em particular, a Fundação para a Ciência e a Tecnologia tem tido um financiamento claramente insuficiente para as necessidades nacionais. Agora que se aproximam as eleições europeias convém lembrar que o PS da “geringonça” não conseguiu, como no tempo de Gago, mobilizar fundos europeus para a ciência. Heitor pode conhecer a sua área, mas – apesar de muita gente como eu ter confiado nele – falhou como ministro.</text:p>
          </table:table-cell>
          <table:table-cell office:value-type="string">
            <text:p>Manuel Heitor pode conhecer a sua área, mas – apesar de muita gente como eu ter confiado nele – falhou como ministro.</text:p>
          </table:table-cell>
          <table:table-cell office:value-type="string">
            <text:p>Sci-Tech</text:p>
          </table:table-cell>
          <table:table-cell office:value-type="string">
            <text:p>['Ciência', 'Emprego científico', 'Ensino Superior', 'Manuel Heitor', 'Ministério da Ciência', 'Opinião', 'Política científica', 'Precariedade', 'Universidades']</text:p>
          </table:table-cell>
          <table:table-cell office:value-type="string">
            <text:p>2019-03-07 06:20:00</text:p>
          </table:table-cell>
          <table:table-cell table:style-name="ce23" office:value-type="string" office:value="https://www.publico.pt/2019/03/07/ciencia/opiniao/ministerio-falhado-1864344">
            <text:p><text:a xlink:href="https://www.publico.pt/2019/03/07/ciencia/opiniao/ministerio-falhado-1864344">https://www.publico.pt/2019/03/07/ciencia/opiniao/ministerio-falhado-1864344</text:a></text:p>
          </table:table-cell>
          <table:table-cell table:number-columns-repeated="246"/>
        </table:table-row>
        <table:table-row table:style-name="ro1">
          <table:table-cell office:value-type="string">
            <text:p>5cf46168896a7fea06ff89a4</text:p>
          </table:table-cell>
          <table:table-cell office:value-type="string">
            <text:p>Património e identidade: a propósito do Museu Nacional da Música</text:p>
          </table:table-cell>
          <table:table-cell office:value-type="string">
            <text:p>['Ana Paula Tudela']</text:p>
          </table:table-cell>
          <table:table-cell office:value-type="string">
            <text:p>O exílio do Museu Instrumental do Conservatório, hoje designado Museu Nacional da Música, parece não ter fim. Em 1971 foi atirado abruptamente para fora da sua residência na Rua dos Caetanos. Em 1994, após um périplo insano por várias instituições, que o encararam como se de lixo se tratasse, foi instalado, com a dignidade possível, no Alto dos Moinhos. Após 25 anos de permanência nesta casa provisória, emprestada pelo Metropolitano de Lisboa (vinte anos de concessão, mais cinco de prorrogação porque os diversos ministérios e secretarias de Estado da Cultura não trabalharam na criação de uma nova casa entre 1994 e 2014), eis que chega o momento do golpe final: a oficialização da sua situação de exilado: vai para Mafra, como anexo de uma superestrutura.

Sim, exilado é o termo certo porque não lhe reconhecem o direito de ter casa própria no seu local de origem. Toda a constituição deste acervo se desenrolou em Lisboa, pela acção das gentes de Lisboa, tendo por base coleccionadores, doadores, promotores e instituições de Lisboa. As suas peças icónicas estão igualmente ligadas a Lisboa: cravos Antunes, pianoforte van Casteel, flautas Haupt, entre outros, provenientes de proprietários lisboetas, construídos em oficinas que funcionaram no Bairro Alto e imediações, tudo em Lisboa.

Poderá parecer que por detrás desta explicação está a habitual mentalidade macrocefálica da capital – não é o caso. Macrocefalia seria se tivéssemos acabado de comprar uma colecção instrumental ao estrangeiro e decidíssemos de imediato que a sua instalação seria feita em Lisboa. Provavelmente era o que estaria a acontecer se fosse esse o caso, mas não é. Até porque a descentralização da cultura faz-se potencializando as valências locais, facilitando a circulação dos cidadãos dentro do seu país e adquirindo novos recursos, aquisição que não deve ser feita desenraizando o património existente dos seus locais de origem.

Este acervo, perdoem-me a metáfora, anda a rodopiar com a cidade de Lisboa numa dança que já dura há mais de 100 anos, dança essa que os tornou companheiros inseparáveis: 105 anos desde a formação, em 1914, do “1.º Núcleo de um Museu Instrumental em Lisboa”, constituído por Michel’angelo Lambertini (lisboeta, acidentalmente nascido no Porto devido às viagens de negócios do pai) e por alguns doadores lisboetas; 103 anos desde a integração neste 1.º núcleo, em 1916, da colecção de Alfredo Keil (colecção de um lisboeta, reunida no coração de Lisboa), altura em que se junta ao projecto outro habitante de Lisboa, António Augusto Carvalho Monteiro.

Entre 1914 e 1920 foi reunido um conjunto de cerca de 500 instrumentos, que são a soma do 1.º núcleo de Lambertini com a colecção Keil, ambas adquiridas por Carvalho Monteiro, que deixa a cargo de Lambertini a compra de espécimes para a biblioteca do museu e a conservação e exposição dos instrumentos. Com a morte de Lambertini e de Carvalho Monteiro no final do ano de 1920, não foi só a ideia para a fundação de um museu que permaneceu, foi também o remanescente de mais de 300 instrumentos que permitiram que em 1931 os continuadores da ideia pudessem juntar a colecção no Conservatório de Música de Lisboa, dando finalmente sentido ao decreto de 1915, que criara um museu instrumental nesta instituição.

A partir de 1931, a colecção e a casa juntaram-se e viveram em relativa paz até 1971 – 40 anos. E, apesar das inúmeras críticas que possam ser feitas ao Conservatório ou/e à sua tutela do ponto de vista museológico (crítica que de resto teria que ser feita a grande parte dos museus à época e, nalguns casos, ainda hoje), foi feito um percurso consistente, lento mas progressivo, como era apanágio da época, tanto do ponto de vista da instalação das peças como do ponto de vista do aumento do acervo. Em 1971, quando, no contexto de uma reforma dos conteúdos programáticos do Conservatório, o museu se vê na rua, a colecção já ascendia a cerca de 700 peças.

São estas 700 peças que em 1974, em plena revolução de Abril, vão ser apanhadas fora de casa. Ainda assim, acompanhadas sempre de perto pelos professores do Conservatório que não desistiram do acervo, entre os quais podemos citar a professora Elisa Lamas (ela própria uma das doadoras do museu), o professor Santiago Kastner, que trabalhou para a elaboração do núcleo das fichas do inventário antigo da colecção, que a classificou como “demasiado preciosa”, e que alertou para o crime que se estava a cometer ao deixar o museu sem casa, configurando-o como “caso para uma denúncia contra o património, que ultrapassa o âmbito nacional”.

A passagem do acervo da tutela do Ministério da Educação para o Ministério da Cultura (despacho de 26/Dez/1977) encheu de esperança todos quantos acreditaram que o património cultural seria mais bem entendido se superintendido pela Cultura do que pela Educação. E foi-o, de facto, mas pelos responsáveis do então criado departamento de Musicologia, inspector Humberto d’Ávila e Dr.ª Isabel Freire Andrade, que continuaram a valorizar a colecção, adquirindo instrumentos, fonogramas e acervo documental e divulgando este património com exposições realizadas em diversos pontos do país.

O mesmo tem acontecido desde 1994, com as direcções do museu desde a sua instalação no Alto dos Moinhos, que sem ovos têm feito muitas e excelentes omoletas – perdoem-me novamente a metáfora. Basta olhar para a intensa programação do museu neste último ano, que, embora contando com músicos de todo o país e do estrangeiro, não o teria conseguido sem a colaboração dos músicos do Conservatório de Música de Lisboa, ao qual se veio juntar agora a colaboração da Casa Pia de Lisboa.

De resto, esta tem sido a constante desde 1971: quem recebe o encargo de cuidar e divulgar este património acaba por ficar imbuído da missão, infelizmente o mesmo não tem acontecido com os tuteladores políticos. Entre a data do primeiro grande crime contra este acervo, em 1971, e a actualidade medeiam 48 anos – será possível que cerca de meio século depois o melhor que se consegue fazer é atirar com a colecção para fora do seu contexto histórico?

Opções e reflexões

Passemos agora à parte prática: as despesas. Como certamente conseguem perceber, estando o património no seu contexto identitário, as possibilidades de realizar eventos a custo praticamente zero, ou mesmo zero, se necessário, são inúmeras. Estando no local de origem, muitas são as instituições que por empatia, dada a história comum, se emparceiram e potenciam a valorização do património. Havendo conhecimento sobre o percurso do museu, das personalidades e das instituições com ele relacionadas, muito mais se pode fazer. E, felizmente, esse conhecimento existe e está disponível.

A autora destas linhas é também autora da história do museu, vertida em dois textos que abrangem o período de 1911 a 1994, publicados em 2002 no catálogo da exposição Michel’angelo Lambertini 1862-1920, da qual foi co-comissária, e em mais dois textos dedicados ao período republicano, publicados em 2010 no catálogo da exposição Tempos e Contratempos…, da qual voltou a ser co-comissária.

Olhemos agora um pouco para os locais escolhidos em dois momentos de aflição da classe política, confrontada com a urgência da escolha de uma casa para o museu, por não ter feito o que lhe competia durante os 20 anos de empréstimo das instalações pelo Metropolitano: Évora (Convento de Cástris) e Mafra (Convento/Palácio). Como cidadã portuguesa e do mundo, que ama e respeita o património da humanidade, tenho um enorme carinho por estes dois monumentos e pelos locais onde estão inseridos. Por isso mesmo, parece-me que, tal como o acervo do Museu Nacional da Música, merecem ser valorizados no contexto da sua identidade, servindo simultaneamente de integradores sociais das respectivas regiões: é essa a missão civilizacional do património, tal como é entendida hoje.

Cástris merece ser recuperado arquitectonicamente e musealizado com base na sua história própria em interacção com o contexto social, profissional e cultural da região. De resto, conhecimento que tem sido largamente desenvolvido pelo grupo de estudo do CIDEHUS (Centro de Investigação de História e Ciências Sociais ligado à Universidade de Évora), há já alguns anos.

Mafra tem um potencial enorme, que está completamente subvalorizado. Possuindo o maior conjunto de órgãos do mundo, seria fundamental a musealização de um núcleo dedicado ao órgão, que transmitisse o conhecimento da organaria desenvolvida em Portugal em contexto com a dos restantes países europeus, bem como a introdução deste instrumento nos países onde os portugueses estiveram presentes durante a colonização.

Neste núcleo, a ligação à região seria facílima, já que existem diversas igrejas locais que possuem órgãos da nossa melhor escola de organaria antiga. Traçar percursos turísticos que liguem as localidades dos concelhos de Mafra e Sintra ao monumento de Mafra seria certamente interessante e um potenciador económico da região.

Por outro lado, a importância que a construção de Mafra teve na revitalização de diversas artes oficinais portuguesas seria outro aspecto a musealizar com a recriação de um “tilheiro”, expressão setecentista para o estaleiro onde as oficinas das artes usadas na construção e ornamentação do monumento estiveram montadas. Daqui saiu a maior e mais famosa escola de escultura, a de Joaquim Machado de Castro e seus oficiais, imortalizada, entre muitos trabalhos, na icónica estátua equestre de D. José, na Praça do Comércio, em Lisboa.

A musealização do tilheiro permite inúmeras ligações ao estrangeiro, através dos artistas que estiveram presentes nele, e à própria região: se procurarmos ainda podemos encontrar na envolvente de Mafra oficinas de modeladores de barro (oleiros) e de pedra (canteiros) e de artes relacionadas com a madeira, que certamente são persistências das épocas remotas ligadas às obras do convento/palácio. E ainda temos o carrilhão, com as artes dos sineiros (artesãos e músicos).

Enfim, um sem número de possibilidades, que não passam por anexar um Museu da Música, descontextualizado, com o qual a população local não tem qualquer ligação e vice-versa, a não ser o período do encaixotamento infame entre 1991 e 1994.

Relativamente a Mafra, temos ainda de considerar o custo que a climatização de um local extremamente húmido exige para albergar o acervo instrumental. E não me refiro só ao custo da implementação, que imagino se suportará em verbas europeias, refiro-me à manutenção, para a qual não teremos verbas no futuro.

Estamos constantemente a comparar as nossas instituições e a nossa cultura com a dos europeus, olhemos então para Paris, que criou a Cité de la Musique valorizando assim o património musical e a cidade, enquanto em Lisboa se procura atirar com o património musical local para fora de casa, truncando a sua história e a das instituições a ele associadas.

Não duvido que os centros decisores se aconselharam com as personalidades que consideram mais avalizadas do nosso meio intelectual, mas pergunto-me: quem ou o quê representam os consultores escolhidos? O povo a que pertencem ou a si próprios? O povo diz na sua enorme sapiência: “Nem tudo o que luz é ouro”.

Termino citando o fundador do museu, Michel’angelo Lambertini: “Um povo que não cuida da arte, e especialmente da sua própria arte, é um povo morto” (in Arte Musical, 1905, p. 145).

Espero que o povo de Lisboa ainda esteja vivo.</text:p>
          </table:table-cell>
          <table:table-cell office:value-type="string">
            <text:p>Toda a constituição do Museu da Música se desenrolou em Lisboa, pela acção das gentes de Lisboa, com colecções, doadores, promotores e instituições de Lisboa. A sua única identificação com o Palácio de Mafra é a memória de um encaixotamento infame.</text:p>
          </table:table-cell>
          <table:table-cell office:value-type="string">
            <text:p>Culture</text:p>
          </table:table-cell>
          <table:table-cell office:value-type="string">
            <text:p>['Cultura-Ípsilon', 'Lisboa', 'Museu da Música', 'Música', 'Opinião', 'Palácio Nacional de Mafra']</text:p>
          </table:table-cell>
          <table:table-cell office:value-type="string">
            <text:p>2019-03-07 07:03:00</text:p>
          </table:table-cell>
          <table:table-cell table:style-name="ce23" office:value-type="string" office:value="https://www.publico.pt/2019/03/07/culturaipsilon/opiniao/patrimonio-identidade-1864388">
            <text:p><text:a xlink:href="https://www.publico.pt/2019/03/07/culturaipsilon/opiniao/patrimonio-identidade-1864388">https://www.publico.pt/2019/03/07/culturaipsilon/opiniao/patrimonio-identidade-1864388</text:a></text:p>
          </table:table-cell>
          <table:table-cell table:number-columns-repeated="246"/>
        </table:table-row>
        <table:table-row table:style-name="ro1">
          <table:table-cell office:value-type="string">
            <text:p>5cf4616c896a7fea06ff89bf</text:p>
          </table:table-cell>
          <table:table-cell office:value-type="string">
            <text:p>Lisboa: a crise de habitação só se resolve com arrendamento público</text:p>
          </table:table-cell>
          <table:table-cell office:value-type="string">
            <text:p>['Manuel Grilo']</text:p>
          </table:table-cell>
          <table:table-cell office:value-type="string">
            <text:p>O Expresso noticiou há semanas que Fernando Medina e Rui Moreira iam unir esforços para fazer uma ofensiva jurídica ao Tribunal de Contas. Em causa, para Lisboa, está o chumbo do Tribunal de Contas ao pilar privado do programa de renda acessível, que considerou ser uma Parceria Público Privada (PPP), que não cumpria as regras das PPP, apresentava "vantagens contratuais” para os privados e "uma repartição de riscos desfavorável para o ente público".

Para Lisboa este chumbo do Tribunal devia obrigar o Presidente da Câmara a uma reflexão profunda, mas Fernando Medina decidiu recorrer da decisão e apenas admitiu fazer ajustes a este programa. Infelizmente, insistir neste modelo com os privados será receita para que não se consiga avançar com a necessária resposta à crise da habitação.

Sejamos claros: a crise na habitação é a maior urgência da capital, mas o Bloco de Esquerda sempre criticou o pilar privado da renda acessível. Este sistema permite uma dupla renda aos privados que ficam com 30% das casas construídas e ainda acumulam as rendas das restantes ao longo de 30 ou 50 anos. É uma má opção e favorece a especulação imobiliária.

O Bloco foi o único partido que sempre votou contra todas as operações do programa de renda acessível em formato PPP por considerar que a autarquia não devia fomentar a especulação imobiliária na cidade.

Pelo contrário, Lisboa deve apostar no pilar público da renda acessível para poder disponibilizar milhares de casas que as famílias das classes médias possam comportar. Dessa aposta depende muito do futuro da cidade e de quem nela quer viver e hoje é expulso pelos preços proibitivos da habitação na capital.</text:p>
          </table:table-cell>
          <table:table-cell office:value-type="string">
            <text:p>A crise na habitação é a maior urgência da capital, mas o Bloco de Esquerda sempre criticou o pilar privado da renda acessível.</text:p>
          </table:table-cell>
          <table:table-cell office:value-type="string">
            <text:p>Local</text:p>
          </table:table-cell>
          <table:table-cell office:value-type="string">
            <text:p>['Arrendamento', 'Câmara de Lisboa', 'Fernando Medina', 'Habitação', 'Imobiliário', 'Lisboa', 'Local', 'Opinião', 'Rui Moreira']</text:p>
          </table:table-cell>
          <table:table-cell office:value-type="string">
            <text:p>2019-03-07 07:34:00</text:p>
          </table:table-cell>
          <table:table-cell table:style-name="ce23" office:value-type="string" office:value="https://www.publico.pt/2019/03/07/local/opiniao/lisboa-crise-habitacao-so-resolve-arrendamento-publico-1864352">
            <text:p><text:a xlink:href="https://www.publico.pt/2019/03/07/local/opiniao/lisboa-crise-habitacao-so-resolve-arrendamento-publico-1864352">https://www.publico.pt/2019/03/07/local/opiniao/lisboa-crise-habitacao-so-resolve-arrendamento-publico-1864352</text:a></text:p>
          </table:table-cell>
          <table:table-cell table:number-columns-repeated="246"/>
        </table:table-row>
        <table:table-row table:style-name="ro1">
          <table:table-cell office:value-type="string">
            <text:p>5cf4616d896a7fea06ff89c8</text:p>
          </table:table-cell>
          <table:table-cell office:value-type="string">
            <text:p>Inquéritos parlamentares</text:p>
          </table:table-cell>
          <table:table-cell office:value-type="string">
            <text:p>['Jorge Lacão']</text:p>
          </table:table-cell>
          <table:table-cell office:value-type="string">
            <text:p>Num tempo em que os fatores de dissenso tendem a marcar, até à saturação, o cenário político, creio que vale a pena assinalar o contributo muito positivo dado pelo conjunto dos grupos parlamentares para a atualização do regime jurídico dos inquéritos parlamentares, reforçando claramente as capacidades de apreciação pelo parlamento das matérias objeto de avaliação.

O resultado dos trabalhos de revisão da Lei n.º 5/93 (entretanto já atualizada e melhorada por outros diplomas) comporta um conjunto de inovações que é importante registar.

Em primeiro lugar, uma significativa valorização do papel próprio de cada deputado membro de uma Comissão de Inquérito. A par da exigência de inexistência de conflito de interesses em relação ao objeto do inquérito, doravante o deputado deve também afirmar compromisso de isenção no apuramento dos factos. Não é pequena coisa a ordem jurídica determinar a isenção como valor primordial, o que equivale a dizer que em sede de comissão de inquérito os deputados deixam de estar subordinados a disciplina partidária.

Em segundo lugar, e em coerência, é expressamente garantido que as deliberações são tomadas pela maioria de votos individualmente expressos, o que reforça a posição de que é a vontade de cada deputado que prevalece e não a da formação política em que está inserido. Valorização, portanto, do princípio da responsabilidade individual. Que mais se aprofunda pela garantia de que todos os deputados – e não apenas porta-vozes parlamentares – têm direito de intervenção em cada audiência efetuada.

Em terceiro lugar, a definição do método de aprovação dos relatórios assente na votação singular de cada uma das conclusões, pois cada uma delas valerá por si – e isso sem prejuízo da apreciação ponto a ponto, se for o caso, de formulações alternativas. Tal significa que o relator indicado – que, no caso das iniciativas potestativas, será oriundo dos seus autores – terá de confrontar abertamente cada uma das conclusões que propuser com quaisquer outras formulações eventualmente apresentadas. No resultado final de um contraditório mais apurado é legítimo esperar uma mais assertiva objetividade, tanto mais que cada uma das conclusões deve ainda conter o respetivo fundamento. Além do mais, na memória do relatório constarão igualmente as posições vencidas.

Em quarto lugar, as comissões de inquérito passarão a poder, com o relatório, aprovar eventuais recomendações face às conclusões aprovadas – o que poderá ocorrer sem prejuízo da tomada de resoluções pelo plenário.

Em quinto lugar, a par da figura do relator individual, inova-se no sentido de as comissões poderem constituir a figura do relator coletivo, composto por três deputados (sendo necessariamente um deles de grupo parlamentar não representado no Governo), solução que, quando estabelecida, poderá permitir um concurso de maior objetividade inicial no apuramento de factos e conclusões.

Em sexto lugar, reforço da capacidade das comissões de inquérito na obtenção de depoimentos, informações e documentos, sendo a invocação de segredo suscetível de apreciação em processo de urgência pelas secções criminais do Supremo Tribunal de Justiça, sem prejuízo da continuidade dos trabalhos da comissão.

Em sétimo lugar, uma maior exigência na proteção, por parte das próprias comissões, das matérias sujeitas a sigilo ou não suscetíveis de divulgação, nos termos da lei.

Mediante mais alguns aperfeiçoamentos técnico-jurídicos de natureza procedimental, o novo regime jurídico dos inquéritos parlamentares poderá constituir-se, em próxima legislatura, como um instrumento regulador de assegurada idoneidade para garantir a eficácia, a validade e o prestígio de um instituto recorrentemente considerado indispensável ao melhor combate pela transparência dos atos da administração e dos executivos e à sua correspondente responsabilização.

Todavia, como todos sabemos, a qualidade do funcionamento da democracia e das instituições não assenta só na normatividade regulatória. Depende, e de que maneira, da qualidade de desempenho dos seus servidores. E esse é já um domínio para além do contributo jurídico. Certo é que se uma lei atribui aos deputados da república responsabilidade pessoal direta, fundada no princípio da isenção, pelo exercício de uma missão – de inquirir e concluir – particularmente exigente, então todos nos poderemos empenhar na exigência comum de que o sentido da responsabilidade se torne cada vez mais presente no exercício de funções políticas e, em particular, as de representação democrática.

O autor escreve segundo o novo Acordo Ortográfico</text:p>
          </table:table-cell>
          <table:table-cell office:value-type="string">
            <text:p>O Parlamento sai reforçado com o novo regime jurídico dos inquéritos parlamentares.</text:p>
          </table:table-cell>
          <table:table-cell office:value-type="string">
            <text:p>Politics</text:p>
          </table:table-cell>
          <table:table-cell office:value-type="string">
            <text:p>['Assembleia da República', 'Comissão de inquérito', 'Opinião', 'Parlamento', 'Partidos políticos', 'Política']</text:p>
          </table:table-cell>
          <table:table-cell office:value-type="string">
            <text:p>2019-03-07 08:02:00</text:p>
          </table:table-cell>
          <table:table-cell table:style-name="ce23" office:value-type="string" office:value="https://www.publico.pt/2019/03/07/politica/opiniao/inqueritos-parlamentares-1863833">
            <text:p><text:a xlink:href="https://www.publico.pt/2019/03/07/politica/opiniao/inqueritos-parlamentares-1863833">https://www.publico.pt/2019/03/07/politica/opiniao/inqueritos-parlamentares-1863833</text:a></text:p>
          </table:table-cell>
          <table:table-cell table:number-columns-repeated="246"/>
        </table:table-row>
        <table:table-row table:style-name="ro1">
          <table:table-cell office:value-type="string">
            <text:p>5cf46174896a7fea06ff8a09</text:p>
          </table:table-cell>
          <table:table-cell office:value-type="string">
            <text:p>Humor em tempos de paz</text:p>
          </table:table-cell>
          <table:table-cell office:value-type="string">
            <text:p>['António Jacinto Pascoal']</text:p>
          </table:table-cell>
          <table:table-cell office:value-type="string">
            <text:p>De repente (já faz uns aninhos), a comunicação social promoveu uma série de comediantes, preenchendo um vazio deixado por humoristas clássicos, de que Herman José ainda é reminiscência incontornável. Há para todos os gostos: infelizmente, em muitos casos, de uma pobreza confrangedora. Ser humorista implica delicadeza, inspiração, conhecimento, humildade e uma sobredose de inteligência, sobretudo emocional. O riso, alguém o disse, é uma força cósmica que tudo e todos move.

Em tempos de folguedo, haverá quem não resista a jogar as cartas todas do baralho e se procure exceder – porque o humor, entenda-se, sobrevive num formato de pacotilha, seguindo as leis competitivas do mercado. Os comediantes, sejam eles quais forem, procurarão inevitavelmente anular a concorrência, mesmo que entendam a urgência de manter uma certa unanimidade quanto à preservação da sua estranha estirpe profissional. De alguma forma, convém-lhes um proteccionismo corporativista de classe, ainda que reivindiquem o seu estatuto marginal.

Acontece que o humor perdeu, em Portugal, a marginalidade: ele tem tempo de antena, é convidado para debates, pulula em inúmeros talk-shows, gravita em torno dos grandes circuitos televisivos e radiofónicos. É um humor oficializado na democracia dos mass media, ao serviço dos grandes grupos de difusão de informação e entretenimento, e não já um grito de subversão. De alguma forma, a indignação que dele emana não deixa de ser refém de uma inevitável previsibilidade – todos sabemos para o que estamos (“silêncio, vamos rir”). O humor, no caso de Ricardo Araújo Pereira, nasce mesmo no centro da legitimidade do espaço da democracia mais mediática. Mas não deixa de ter o mérito de ser altamente sofisticado, servido por bons meios técnicos, pronto a servir, à la carte, para um riso que já não é chavão, mas, é necessário dizê-lo, não deixa de ser um riso amestrado (quando aquilo que o riso deve ser, na sua essência, se prende com o efeito de surpresa). Rimos de quê? Do poder, do rei humilhado, do desconcerto do mundo (daquele que Rabelais dizia “às avessas”?). E há limites ao humor?

Em tempos (dei conta dela no início dos anos 1990), numa entrevista imperdível, John Cleese, o comediante do mítico grupo inglês a que as recentes gerações de comediantes nacionais foram roubar os esquemas, os efeitos e o estilo, dizia que o humor tem limites. Que não é possível rir de tudo. Talvez não seja necessário enumerar factos que produzem uma gravitas tal que tudo exclui: o holocausto (há comédias sobre o assunto, mas nunca é a matriz essencial que se caustica), certa intimidade de natureza radical, alguma espiritualidade, para a qual o riso é um acessório ridículo. Cleese chegou a implicar aí elementos de natureza sexual, invocando o facto de o riso ser, em certos contextos, uma grosseria fútil. Naturalmente, a sociedade mudou, o humor também e o riso acompanhou os tempos, face às forças inibidoras – geralmente, factores tidos num plano hierático e conservador. Actualmente, poder-se-ia dizer, o riso parece poder estar em todo o lado. Mas essa banalização torna-o fácil, infértil e estulto. E nada há de mais constrangedor do que um humorista a forçar o humor – é a tragédia de um homem ridículo.

Ricardo Araújo Pereira é um óptimo humorista, alguém inspirado pelos deuses da comédia. O mundo seria muito mais triste sem ele. A aparência de um profissional e executivo do riso, porém, como agora de si constrói o estilizado retrato acabado, no seu novo programa televisivo, embota-lhe a alma – sugere que o humor começa e acaba na sua pessoa. E a desfaçatez com que caustica indivíduos, na fragilidade dos seus depoimentos, em comissões parlamentares de inquérito da ARtv, confere a parte do seu trabalho uma boa dose de espectáculo grotesco, escusado e de mau-gosto, em que o humor sai diminuído e ferido de morte. Qual é a gente que não sabe estar? A visada, a que visa, ou a que, assistindo, ressuscita o riso medieval do escárnio? Antigamente, em tempos de ditadura, o humor poderia considerar-se um exercício de coragem. Agora, há que ter coragem para assumir a liberdade da liberdade. Há que ter cuidado na escrita do guião, para não confundir humor com carnaval. Fora isto, tudo bem.</text:p>
          </table:table-cell>
          <table:table-cell office:value-type="string">
            <text:p>Ricardo Araújo Pereira é um óptimo humorista, alguém inspirado pelos deuses da comédia. Mas há que ter cuidado na escrita do guião, para não confundir humor com carnaval. Fora isto, tudo bem.</text:p>
          </table:table-cell>
          <table:table-cell office:value-type="string">
            <text:p>Society</text:p>
          </table:table-cell>
          <table:table-cell office:value-type="string">
            <text:p>['Comédia', 'Humor', 'Media', 'Opinião', 'Ricardo Araújo Pereira', 'Sociedade', 'Televisão']</text:p>
          </table:table-cell>
          <table:table-cell office:value-type="string">
            <text:p>2019-03-08 06:25:00</text:p>
          </table:table-cell>
          <table:table-cell table:style-name="ce23" office:value-type="string" office:value="https://www.publico.pt/2019/03/08/sociedade/opiniao/humor-tempos-paz-1864438">
            <text:p><text:a xlink:href="https://www.publico.pt/2019/03/08/sociedade/opiniao/humor-tempos-paz-1864438">https://www.publico.pt/2019/03/08/sociedade/opiniao/humor-tempos-paz-1864438</text:a></text:p>
          </table:table-cell>
          <table:table-cell table:number-columns-repeated="246"/>
        </table:table-row>
        <table:table-row table:style-name="ro1">
          <table:table-cell office:value-type="string">
            <text:p>5cf4617a896a7fea06ff8a35</text:p>
          </table:table-cell>
          <table:table-cell office:value-type="string">
            <text:p>Dia Internacional da Mulher e dignidade do trabalho no ensino superior e ciência</text:p>
          </table:table-cell>
          <table:table-cell office:value-type="string">
            <text:p>['Mariana Gaio Alves']</text:p>
          </table:table-cell>
          <table:table-cell office:value-type="string">
            <text:p>O Dia Internacional da Mulher é celebrado a 8 de Março desde 1975 e tem como objetivo assinalar as conquistas sociais, políticas e económicas das mulheres. O ensino superior e ciência é um dos setores nos quais há conquistas a assinalar.

As últimas décadas são marcadas, nos vários países, por uma presença cada vez mais alargada de mulheres entre os estudantes do ensino superior. Em Portugal, estudos sociológicos realizados em meados do século XX permitiram concluir que a universidade era então um espaço quase exclusivamente masculino (em 1940/41 apenas 18,9% dos alunos eram do sexo feminino, segundo as Estatísticas da Educação). Porém, a participação feminina no ensino superior foi aumentando progressivamente e, desde meados da década de 1990, mais de metade dos diplomados são mulheres em cada ano letivo.

Nos anos mais recentes, observa-se algum abrandamento na tendência para a feminização dos estudantes deste nível de ensino que significa uma maior paridade entre homens e mulheres. Esta evolução da participação dos dois grupos é indissociável de uma profunda reconfiguração dos papeis sociais e percursos de vida de mulheres e homens na sociedade portuguesa, representando uma conquista social, política e económica das mulheres em termos da participação no ensino superior e ciência que merece celebração.

Todavia, existem outras conquistas ainda por alcançar. A vivência de mais e maiores dificuldades nos percursos de inserção profissional por parte das mulheres diplomadas é também transversal a várias regiões e setores de atividade. No ensino superior e ciência, as assimetrias nas condições de trabalho de mulheres e homens que ensinam e investigam nas instituições são bem expressivas.

Segundo dados do INDEZ relativos a 2015/16, 40% dos docentes do ensino superior trabalham com contratos a prazo e uma grande parte desses são mulheres. São também mulheres uma grande parte dos investigadores que trabalham em situações de grande precariedade que se prolongam durante anos e mesmo décadas, até porque a percentagem destas entre os doutorados é particularmente elevada em Portugal (54%, sendo o valor médio na OCDE de 47% em 2016). Criar empregos de qualidade e condições de trabalho dignas para todos/as é um enorme desafio na atualidade, de acordo com a Organização Internacional do Trabalho, e implica diminuir esta proporção elevada de contratações com vínculos instáveis e em situações de precariedade.

Exigir o cumprimento dos rácios estabelecidos nas leis portuguesas relativos à proporção de docentes nas categorias superiores das carreiras (catedráticos, associados e coordenadores) é igualmente fundamental para assegurar trabalho digno neste setor, dado que a progressão na carreira é um elemento crucial no reconhecimento do trabalho desenvolvido e na motivação dos profissionais. Neste domínio, são também observáveis assimetrias significativas, sendo maioritariamente homens tanto os professores catedráticos e associados (69,6% no universitário público e 66,5% no universitário privado em 2017/18, segundo o REBIDES), quanto os professores coordenadores (54,6% nos politécnicos públicos e 53,4% nos politécnicos privados). O número reduzido de mulheres em cargos de gestão e direção em diversos sectores do mercado de trabalho tem sido estudado e nas universidades e politécnicos constata-se que as mulheres correspondem, atualmente, a 35% dos membros das equipas reitorais e a 25% dos membros das equipas presidenciais. Apenas três universidades em 15 são dirigidas por uma reitora e apenas um politécnico em 17 é presidido por uma mulher.

No dia 8 de Março de 2019 celebramos as conquistas das mulheres no ensino superior e ciência, bem como exigimos medidas que assegurem a dignidade do trabalho neste sector. Essa dignidade não se alcança sem igualdade de oportunidades nas condições de trabalho das mulheres e dos homens que são professores e investigadores nas instituições de ensino superior e ciência.

A autora escreve segundo o novo Acordo Ortográfico</text:p>
          </table:table-cell>
          <table:table-cell office:value-type="string">
            <text:p>No dia 8 de Março de 2019 celebramos as conquistas das mulheres no ensino superior e na ciência e exigimos medidas que assegurem a dignidade do trabalho neste setor.</text:p>
          </table:table-cell>
          <table:table-cell office:value-type="string">
            <text:p>Sci-Tech</text:p>
          </table:table-cell>
          <table:table-cell office:value-type="string">
            <text:p>['Ciência', 'Ensino Superior', 'Homens', 'Igualdade de género', 'Investigação científica', 'Mulheres', 'Opinião']</text:p>
          </table:table-cell>
          <table:table-cell office:value-type="string">
            <text:p>2019-03-08 06:48:00</text:p>
          </table:table-cell>
          <table:table-cell table:style-name="ce23" office:value-type="string" office:value="https://www.publico.pt/2019/03/08/ciencia/opiniao/dia-internacional-mulher-dignidade-trabalho-ensino-superior-ciencia-1864224">
            <text:p><text:a xlink:href="https://www.publico.pt/2019/03/08/ciencia/opiniao/dia-internacional-mulher-dignidade-trabalho-ensino-superior-ciencia-1864224">https://www.publico.pt/2019/03/08/ciencia/opiniao/dia-internacional-mulher-dignidade-trabalho-ensino-superior-ciencia-1864224</text:a></text:p>
          </table:table-cell>
          <table:table-cell table:number-columns-repeated="246"/>
        </table:table-row>
        <table:table-row table:style-name="ro1">
          <table:table-cell office:value-type="string">
            <text:p>5cf45fee896a7fea06ff6d1e</text:p>
          </table:table-cell>
          <table:table-cell office:value-type="string">
            <text:p>Depois de Salvador Sobral</text:p>
          </table:table-cell>
          <table:table-cell office:value-type="string">
            <text:p>['Gabriela Canavilhas']</text:p>
          </table:table-cell>
          <table:table-cell office:value-type="string">
            <text:p>O Festival da Canção da RTP encontrou em 2017 um novo fôlego graças a um modelo de seleção de canções reformulado e assente na aposta inteligente de convidar um conjunto de compositores de canções da nova geração, bem escolhido, com provas dadas e com reputação nesta área, cujo trabalho já conhecido prometia ser uma garantia de qualidade. Tratando-se da representação internacional da RTP na Eurovisão, parece-me evidente que a partir do momento em que é tomada a decisão executiva de manter a nossa presença neste certame, passa a ser obrigação da empresa fazê-lo ao melhor nível, promovendo simultaneamente a indústria nacional do setor, cruzando competências e gerações. Assim aconteceu em 2017 e assim terá sido tentado nos anos seguintes, designadamente na edição de 2019, cuja final ocorreu no passado domingo.

Em 2017, no entanto, aconteceu algo, que, apesar de maravilhoso, intoxicou o processo com a pior toxina: a marca da intemporalidade – apareceu uma canção excecional, cantada por um intérprete raro. Colocou a fasquia dos certames seguintes numa altura quase impossível, o que devia obrigar a RTP a uma demanda empenhada que procurasse criar condições para proporcionar o surgimento de outras canções de qualidade fora do comum. É difícil, claro, mas é o preço que se paga por termos tido uma canção tão extraordinária como Amar Pelos Dois de Luísa Sobral, um intérprete de eleição como Salvador Sobral e a única vitória na Eurovisão obtida com essa canção, que pôs russos, paquistaneses, coreanos, japoneses, polacos, moldavos, islandeses e muitos outros a cantar em português no YouTube durante meses. Mas sendo nós um país de arroubos desequilibrados de criatividade como somos, no ano seguinte, hospedeiros da Eurovisão, Portugal passou de 1º para o último lugar, apesar de o sistema de apuramento nacional ter sido semelhante ao de 2017.

Não sendo eu especialista em música pop, não vou entrar em considerações estéticas sobre a tipologia das canções que Portugal escolheu para se fazer representar – senão diria que a canção vencedora de 2019 lembra-me o que se escuta nos souks de Marrocos; também não quero aqui refletir sobre a importância da nossa presença este ano em Israel, país que mantém o povo Palestiniano segregado no seu próprio território. A partir do momento em que ela está decidida, só temos que nos unir para que Portugal seja bem representado.

Quero apenas aqui sublinhar o que Salvador Sobral se fartou de dizer em várias línguas, mas que parece não ter sido entendido, nem no seu país – “o que importa é a canção”, repetiu ele sempre que podia. Nada mais interessa. Uma canção tem que ter alma, tem que ter vida própria, por isso pode perdurar, anos, décadas. É assim desde os madrigais renascentistas, passando por Schubert, Michel Legrand ou Chico Buarque. Os intérpretes são apenas os veículos da canção. Ela deve poder sobreviver ao seu primeiro intérprete, mesmo que seja o seu compositor. Sei que Amar pelos Dois não mudou nada na Eurovisão – no ano seguinte ganhou uma canção em tudo oposta à de Luísa Sobral.

Mas devia mudar algo em Portugal, pelo menos o reconhecimento de que a canção, per si, é um valor absoluto que devia ser perseguido pelos compositores, independentemente das correntes estéticas. Embrulhar uma canção numa performance e transformá-la num happening é arte, sim, mas é preciso que debaixo de tudo esteja uma canção. A RTP deverá ter em conta a importância de cruzar as competências de intérpretes e autores indiscutivelmente afirmados em Portugal com os mais jovens se quiser fazer-se representar ao mais alto nível, a não ser que o Festival da Canção seja, afinal, apenas um certame para descobrir novos talentos.

A autora escreve segundo o novo Acordo Ortográfico</text:p>
          </table:table-cell>
          <table:table-cell office:value-type="string">
            <text:p>Sei que Amar pelos Dois não mudou nada na Eurovisão. Mas devia mudar algo em Portugal.</text:p>
          </table:table-cell>
          <table:table-cell office:value-type="string">
            <text:p>Culture</text:p>
          </table:table-cell>
          <table:table-cell office:value-type="string">
            <text:p>['Cultura-Ípsilon', 'Eurovisão', 'Festival da Canção', 'Música', 'Opinião', 'RTP', 'Salvador Sobral', 'Televisão']</text:p>
          </table:table-cell>
          <table:table-cell office:value-type="string">
            <text:p>2019-03-08 07:55:00</text:p>
          </table:table-cell>
          <table:table-cell table:style-name="ce23" office:value-type="string" office:value="https://www.publico.pt/2019/03/08/culturaipsilon/opiniao/salvador-sobral-1864175">
            <text:p><text:a xlink:href="https://www.publico.pt/2019/03/08/culturaipsilon/opiniao/salvador-sobral-1864175">https://www.publico.pt/2019/03/08/culturaipsilon/opiniao/salvador-sobral-1864175</text:a></text:p>
          </table:table-cell>
          <table:table-cell table:number-columns-repeated="246"/>
        </table:table-row>
        <table:table-row table:style-name="ro1">
          <table:table-cell office:value-type="string">
            <text:p>5cf45ff3896a7fea06ff6d3c</text:p>
          </table:table-cell>
          <table:table-cell office:value-type="string">
            <text:p>Igualdade de género na escola: de que têm medo?</text:p>
          </table:table-cell>
          <table:table-cell office:value-type="string">
            <text:p>['João Costa']</text:p>
          </table:table-cell>
          <table:table-cell office:value-type="string">
            <text:p>Na semana em que celebramos o Dia da Mulher, vale a pena relembrar por que foi introduzido o tema Igualdade de Género na área de Cidadania e Desenvolvimento para todos os alunos. As desigualdades entre homens e mulheres são ainda gritantes. A conciliação entre vida profissional, familiar e pessoal é muito mais difícil para as mulheres. A violência no namoro tem vido a aumentar. Continuam a morrer mulheres às mãos dos seus companheiros. Este não é um assunto delas. É um assunto de todos. Permito-me até dizer que é, em primeiro lugar, um assunto dos homens, porque os privilegiados têm maior facilidade em mudar o mundo e o dever de reconhecer o seu privilégio. Se é assunto de todos, é assunto da escola. É assunto das escolas onde ainda há raparigas que acham que é melhor um namoro violento a não ter namorado. Mas também onde estão jovens homossexuais ou transexuais cujos direitos são violados, porque são humilhados e têm de se esconder, com terríveis implicações para a sua felicidade e autoestima. É assunto das escolas, porque muitas têm sido pioneiras no desenvolvimento de projetos admiráveis nesta matéria, ensinando às crianças da educação pré-escolar que o pai não “ajuda”, o pai “faz”, ou contando a História da humanidade também pela voz dos discriminados. Para tantos, a escola tem sido o lugar onde se podem afirmar pela primeira vez, encontrando nos professores o apoio que não têm noutros.

Recebo cartas e algumas petições contra a inscrição do tema da Igualdade de Género no currículo. Curiosamente, não falam de Igualdade, mas sim de Ideologia de Género. Com argumentos bizarros, como a alegada imposição de uma cultura de morte, a anulação da biologia ou a destruição da família. Uma pesquisa bibliográfica simples no catálogo da Biblioteca Nacional não regista qualquer entrada sobre “Ideologia de Género”. Há, contudo, mais de uma centena de estudos com base científica sobre Igualdade de Género. Afinal, o que é a Ideologia de Género? É a agenda dos que têm medo de falar de Igualdade. E quem teme a igualdade, teme – lamentavelmente – que os Direitos Humanos cheguem a todos, preferindo a injustiça, o sofrimento escondido ou legitimando, com o silêncio, a humilhação e a discriminação. Valida pelo silêncio os comportamentos quotidianos aceites passivamente, porque sempre foi assim, sem ousar questionar uma normalidade que só é para alguns.

Porque os Direitos Humanos não se negoceiam, não se adiam e não são facultativos, a Cidadania nas escolas não é facultativa. A palavra ideologia foi transformada, por alguns, num insulto, na famosa imprecação “isso é ideologia”. A Declaração Universal dos Direitos Humanos, cujo 70.º aniversário celebramos, é todo um projeto ideológico. Ainda bem. E ainda bem que continuamos a lutar pelo seu cumprimento. Sem medo.

O autor escreve segundo o novo Acordo Ortográfico</text:p>
          </table:table-cell>
          <table:table-cell office:value-type="string">
            <text:p>Porque os Direitos Humanos não se negoceiam, não se adiam e não são facultativos, a Cidadania nas escolas não é facultativa.</text:p>
          </table:table-cell>
          <table:table-cell office:value-type="string">
            <text:p>Society</text:p>
          </table:table-cell>
          <table:table-cell office:value-type="string">
            <text:p>['Cidadania', 'Dia da Mulher', 'Direitos humanos', 'Educação', 'Escolas', 'Igualdade de género', 'Mulheres', 'Opinião', 'Sociedade']</text:p>
          </table:table-cell>
          <table:table-cell office:value-type="string">
            <text:p>2019-03-08 12:59:22</text:p>
          </table:table-cell>
          <table:table-cell table:style-name="ce23" office:value-type="string" office:value="https://www.publico.pt/2019/03/08/sociedade/opiniao/igualdade-genero-escola-medo-1864179">
            <text:p><text:a xlink:href="https://www.publico.pt/2019/03/08/sociedade/opiniao/igualdade-genero-escola-medo-1864179">https://www.publico.pt/2019/03/08/sociedade/opiniao/igualdade-genero-escola-medo-1864179</text:a></text:p>
          </table:table-cell>
          <table:table-cell table:number-columns-repeated="246"/>
        </table:table-row>
        <table:table-row table:style-name="ro1">
          <table:table-cell office:value-type="string">
            <text:p>5cf45ffe896a7fea06ff6d89</text:p>
          </table:table-cell>
          <table:table-cell office:value-type="string">
            <text:p>Resposta a João Miguel Tavares</text:p>
          </table:table-cell>
          <table:table-cell office:value-type="string">
            <text:p>['Vasco Lourenço']</text:p>
          </table:table-cell>
          <table:table-cell office:value-type="string">
            <text:p>Como já esperava, João Miguel Tavares não deixou passar em claro o esclarecimento que publiquei no PÚBLICO como resposta ao seu artigo sobre Marcelino da Mata, onde me citava.

E, curioso, olha-se ao espelho e acusa-nos, a mim e a Manuel Carvalho da Silva, de desonestidade intelectual, pois “fizemos um grande esforço para tresler o que ele escrevera”.

Onde? Como? Não compreendo (no que me diz respeito, pois não conheço o texto do Manuel Carvalho da Silva).

Tanto quanto se pode ler no meu texto, limito-me a afirmar não poder confirmar que Marcelino da Mata é o militar mais condecorado da nossa História, acrescentando que confirmo aquilo de que João Miguel Tavares não gostou no artigo “A Guerra Colonial ainda não acabou?”, onde afirmava a minha perplexidade por, passados muitos anos sobre a Guerra Colonial, se pretender promover por distinção (pela terceira vez) um militar, então considerado herói, por acções que foram endeusadas mas que, como referi, por conhecimento directo e indirecto, eu sei terem-se constituído como horrendos crimes de guerra.

Para João Miguel Tavares, que interessa isso, se o que é preciso é fazer-se um filme sobre os heróis, sejam eles bons ou maus? Foram os fascistas que os fizeram heróis, que interessa isso?

Interessa é que se faça História, se dê a conhecê-la, não importando que, com tantas possibilidades, se comece por um endeusado criminoso de guerra!

Isso não tem nada de ideológico, aliás o João Miguel Tavares nem tem ideologia, pois essa esgota-se nos quintais ideológicos daqueles com quem discorda.

Em consequência, quando João Miguel Tavares dá expressão às histórias que correm sobre Marcelino da Mata, no que diz respeito a torturas que sofreu no PREC às mãos dos militares de extrema-esquerda (afinal a sua história nem é assim tão desconhecida como parece!), pouco lhe importa esclarecer quem foram esses militares esquerdistas (?), pois o que interessa é alimentar a imagem, tão querida ao sector ideológico de João Miguel Tavares, de que no PREC só aconteceram coisas altamente condenáveis.

Veja-se como, sintomaticamente, João Miguel Tavares nem se referiu a esse esclarecimento que lhe fiz (já agora, podia ter-me agradecido...).

Apenas mais um pequeno-grande pormenor: não me considero, como nunca me considerei, um dos donos da História de Portugal, não tenho nem professo qualquer linha oficial.

Simplesmente, não admito que na parte da História onde participei – como elemento com alguma importância, permitam-me a ousadia e a imodéstia... –, essa História seja branqueada e deturpada.

Por isso, podem, João Miguel Tavares e outros que perfilham as suas ideias e acções, promover os filmes, as entrevistas, as homenagens que entenderem para que a História seja do conhecimento geral. Estão no seu pleno direito, desde que essa promoção seja feita de forma honesta, séria e ética.

Se deturparem – por acção ou omissão – factos e/ou acontecimentos em que eu tenha participado, contem comigo para me opor a isso.

Por fim, João Miguel Tavares não gostou da maneira como me referi ao cargo/função para que o Presidente da República o nomeou. Considerou que o fiz de forma jocosa.

Nada de mais errado, pois limitei-me a expressar a minha confiança em que João Miguel Tavares não aproveite esse cargo para dar visibilidade – certamente que agora de outra forma, que não em paradas no Terreiro do Paço – aos heróis da Guerra Colonial, “tão esquecidos da opinião pública, apesar de terem sido altamente e profusamente condecorados”.

É que, face às preocupações mostradas por João Miguel Tavares e também face às recentes tentativas de promover por distinção (pela terceira vez) o Marcelino da Mata... nunca fiando.

Quanto ao cargo, não me pronuncio – por mais que isso me apetecesse – sobre a decisão do Presidente da República. Só desejo e espero que o resultado esteja de acordo com os desejos do professor Marcelo Rebelo de Sousa e não com os receios por muitos manifestados, face à nomeação feita...</text:p>
          </table:table-cell>
          <table:table-cell office:value-type="string">
            <text:p>Não admito que na parte da História onde participei essa História seja branqueada e deturpada.</text:p>
          </table:table-cell>
          <table:table-cell office:value-type="string">
            <text:p>Politics</text:p>
          </table:table-cell>
          <table:table-cell office:value-type="string">
            <text:p>['Guerra Colonial', 'História', 'João Miguel Tavares', 'Militares', 'Opinião', 'Política', 'África']</text:p>
          </table:table-cell>
          <table:table-cell office:value-type="string">
            <text:p>2019-03-09 06:20:00</text:p>
          </table:table-cell>
          <table:table-cell table:style-name="ce23" office:value-type="string" office:value="https://www.publico.pt/2019/03/09/politica/opiniao/resposta-joao-miguel-tavares-1864718">
            <text:p><text:a xlink:href="https://www.publico.pt/2019/03/09/politica/opiniao/resposta-joao-miguel-tavares-1864718">https://www.publico.pt/2019/03/09/politica/opiniao/resposta-joao-miguel-tavares-1864718</text:a></text:p>
          </table:table-cell>
          <table:table-cell table:number-columns-repeated="246"/>
        </table:table-row>
        <table:table-row table:style-name="ro1">
          <table:table-cell office:value-type="string">
            <text:p>5cf46013896a7fea06ff6e32</text:p>
          </table:table-cell>
          <table:table-cell office:value-type="string">
            <text:p>Resultados escolares: o essencial e o acessório</text:p>
          </table:table-cell>
          <table:table-cell office:value-type="string">
            <text:p>['José Eduardo Lemos']</text:p>
          </table:table-cell>
          <table:table-cell office:value-type="string">
            <text:p>1. A educação sempre foi uma área da governação fértil em polémicas e debates intensos, o que é natural. Muitos deles, penso eu, com origem na alteração cíclica das políticas educativas, que ocorre a cada mudança de governante.

Desde 2004, sem necessidade de qualquer pacto de regime, começou a afirmar-se uma linha de política educativa constante, centrada na melhoria dos resultados escolares e na redução do abandono, que se manteve até 2016, mesmo com ministros da Educação de diferentes quadrantes políticos.

Estes objetivos ocuparam o centro da agenda educativa e do discurso político durante anos. As Escolas tinham a perceção interiorizada de quais as metas que deveriam perseguir; entendiam o que delas pretendia, não só o poder político, como a sociedade portuguesa. A melhoria das taxas de sucesso (progressão de ano e conclusão de ciclo) e a redução das taxas de abandono escolar foram duas metas, de fácil enunciação e escrutínio, que iluminaram o caminho percorrido pelas Escolas e concentraram muitos dos esforços dos professores e do sistema educativo.

Durante esses 12 anos, foram implementadas medidas para apoiar as Escolas nessa missão, de que destaco o Plano da Matemática, o Plano Nacional da Leitura, o alargamento dos Territórios Educativos de Intervenção Prioritária, a assinatura de Contratos de Autonomia e a disponibilização de crédito de horas para apoio e para desenvolvimento de projetos. Todas estas medidas e projetos tiveram como pano de fundo a melhoria das taxas de sucesso escolar e a redução das taxas de desistência e abandono escolar.

E, objetivamente, viram-se melhorias em todos os indicadores estatísticos de sucesso escolar e nos resultados obtidos pelos alunos nas provas internacionais, como sejam o PISA (leitura, matemática e ciências), o TIMSS (matemática e ciências) e o PIRLS (leitura).

O caminho não era plano, tinha muitos obstáculos, mas estava iluminado...

2. Atualmente, vemos que os resultados escolares não constam da agenda educativa, nem da agenda mediática, tendo desaparecido completamente do discurso político, como se queimassem a boca de quem se atravesse a verbalizá-los.

Os desafios que se lançam hoje às Escolas e que se tornarão, inclusive, objeto central da avaliação externa, são a “flexibilidade curricular”, a “inclusão”, as “aprendizagens essenciais” (ainda há bem pouco tempo, “significativas”), a “avaliação formativa”, “os projetos”... Enfim, as Escolas são confrontadas hoje com objetivos de natureza diferente daqueles que perseguiram durante anos. E a tendência será para se alinharem por estes novos objetivos, de caráter holístico, é certo, mas de discutível escrutínio e tangibilidade.

O processo de ajustamento a este “novo paradigma” educativo refletir-se-á, do meu ponto de vista, negativamente no quotidiano escolar pois, não apenas obrigará as Escolas a alterar, uma vez mais, os projetos educativos, os regulamentos internos, os critérios de avaliação e dezenas de procedimentos, em extenuantes trabalhos de Sísifo, como também afetará a perceção e o discernimento dos professores na distinção entre o que é essencial e acessório no seu trabalho.

Temo que os professores, mesmo aqueles que foram seduzidos por estes novos desafios teóricos que se lançam às Escolas e à profissão, não demorarão muito a perceber que perderam a bússola em mar alto. Perceberão, também, que o que lhes falta em meios e recursos para materializar os novos projetos e metodologias sobeja em formulários, reuniões e burocracia. Perceberão, ainda, que a substituição de objetivos claros e mensuráveis por objetivos intangíveis e demasiado flexíveis é o primeiro passo para se desviarem do caminho que leva os alunos ao sucesso escolar.

Em resultado de tudo isto, temo que os alunos – afinal, aqueles para quem trabalhamos – nem terão mais facilitado o acesso ao sucesso no Ensino Superior, nem o acesso e sucesso no mercado de trabalho.

3. O sucesso escolar dos alunos deve ser a luz que ilumina o caminho a trilhar por uma Escola pública de massas e pelos seus profissionais. Nada os deveria distrair da missão de desenvolver nos alunos o gosto pelo saber e pela aprendizagem e tudo fazer para que todos concluam o percurso escolar no tempo devido, com os melhores resultados possíveis. Este deve ser o objetivo central da educação escolar.

Não se trata aqui de duvidar da bondade e de algumas mais valias resultantes da “flexibilidade”, dos “projetos” e da utilização de “novas” tecnologias e “novos” espaços de aprendizagem. Não se trata, tão-pouco, de colocar em causa a necessidade absoluta de termos uma Educação e uma Escola inclusivas.

O que pretendo colocar em causa é a apresentação destas novas “referências” educativas, como se de objetivos da educação escolar e das próprias Escolas se tratassem. Entendo que não deve ser assim. Estas referências constituem-se, apenas, como métodos, técnicas e medidas a aplicar num processo educativo que se quer de qualidade e inclusivo.

Temo que o alinhamento entre o atual discurso político em torno da Educação, por natureza apressado, e uma interessada agenda académica e socioprofissional se apresentem às Escolas como foguetes em dia de festa, distraindo-as do seu objetivo principal: o sucesso escolar.

Saibamos distinguir o essencial do acessório. Director da Escola Secundária Eça de Queirós, Póvoa de Varzim

O autor escreve segundo o novo Acordo Ortográfico​</text:p>
          </table:table-cell>
          <table:table-cell office:value-type="string">
            <text:p>O sucesso escolar dos alunos deve ser a luz que ilumina o caminho a trilhar por uma Escola pública de massas e pelos seus profissionais.</text:p>
          </table:table-cell>
          <table:table-cell office:value-type="string">
            <text:p>Society</text:p>
          </table:table-cell>
          <table:table-cell office:value-type="string">
            <text:p>['Alunos', 'Educação', 'Escolas', 'Ministério da Educação', 'Opinião', 'Professores', 'Sociedade']</text:p>
          </table:table-cell>
          <table:table-cell office:value-type="string">
            <text:p>2019-03-11 06:33:00</text:p>
          </table:table-cell>
          <table:table-cell table:style-name="ce23" office:value-type="string" office:value="https://www.publico.pt/2019/03/11/sociedade/opiniao/resultados-escolares-essencial-acessorio-1864218">
            <text:p><text:a xlink:href="https://www.publico.pt/2019/03/11/sociedade/opiniao/resultados-escolares-essencial-acessorio-1864218">https://www.publico.pt/2019/03/11/sociedade/opiniao/resultados-escolares-essencial-acessorio-1864218</text:a></text:p>
          </table:table-cell>
          <table:table-cell table:number-columns-repeated="246"/>
        </table:table-row>
        <table:table-row table:style-name="ro1">
          <table:table-cell office:value-type="string">
            <text:p>5cf4603c896a7fea06ff6f94</text:p>
          </table:table-cell>
          <table:table-cell office:value-type="string">
            <text:p>Por favor, não responsabilizem o mexilhão</text:p>
          </table:table-cell>
          <table:table-cell office:value-type="string">
            <text:p>['João Simeão']</text:p>
          </table:table-cell>
          <table:table-cell office:value-type="string">
            <text:p>1. O comentário responsável, compreensivelmente, privilegia a estabilidade das Instituições e procura não alarmar os potenciais lesados, um dizer sem dizer que procura não precipitar desfechos que a todos afunde. Uma pescadinha de rabo na boca.

No Montepio, têm-se expressado os receios de que este venha a engrossar a factura do contribuinte e tardou a descortinar que foi o Banco a contaminar a Mutualista e não o contrário. Chega agora aos 600.000 mutualistas - o mexilhão do Montepio – na estupefacção do “misterioso voto dos associados (que) serve de legitimação a quase tudo”, no dizer de Ricardo Costa e de outros, com implícita responsabilidade na escolha das linhas com que o Montepio se tem vindo a coser.

Esta estupefacção e responsabilização tem ocorrido a propósito da condenação, pelo Banco Portugal, de Tomás Correia (TC) e seus pares, por “práticas de quem sabe o que fazer para não ser apanhado” na gestão do Banco, fórmula feliz e polida de Pedro Santos Guerreiro reportar-se à populis trafulhice.

Não há mistério. Há confusão entre causas e efeitos. As trafulhices identificadas no Banco não pararam à porta da gestão da Mutualista nem, principalmente, nas eleições dos seus corpos sociais.

2. A chegada de TC à presidência do Montepio, em 2008, mais que uma renovação de liderança, foi a subversão do projecto fundacional da Instituição, e da relação entre o Banco e a Mutualista, reduzida à reconversão de depósitos bancários em fundos mutualistas para alimentar as necessidades de capital do Banco. O “mutualismo previdente” de protecção familiar e da velhice, deu lugar ao “mutualismo bancário” com a criação dos produtos de capitalização pura.

A partir dos anos noventa, mais de um milhão de portugueses - 800 mil já neste século – foram aliciados a associarem-se na honorável e longeva Mutualista, pináculo do grupo que movimenta 20 mil milhões de euros.

O aliciamento explorou propósitos comezinhos e prosaicos, longe do ideário mutualista: uns pozinhos de rendimento a mais nos depósitos “mutualistas”; menos comissões bancárias; descontos na Repsol … e mais de 100.000 crianças e jovens a quem os pais ou avós pagam as quotas.

O “género humano mutualista” e o “Germano mutualista” não se cruzam para transformar o cliente em associado interessado e participativo.

Faz número. É um argumento político e de “marketing”. E chega.

3. O acto eleitoral do Montepio foi concebido na tradição de lista única a eleger em urna por meia dúzia de votos, tradição que foi quebrada, em 2003, pelo aparecimento de uma lista desafiante. O sistema perdura até aos nossos dias porque TC e Vítor Melícias impediram que fosse alterado, em 2008, quando meteram na gaveta o projecto de novos estatutos apresentado pela comissão eleita em AG.

O processo eleitoral é trafulha, gerido exclusivamente pela candidatura dos dirigentes em exercício, e desigual, por usarem os meios da organização na sua campanha. A quase totalidade da votação é por correspondência (98%), num processo em que a autenticação do votante é grotesco e sem fiabilidade - o voto legítimo é desconsiderado e o falsificado aceite –, e os 8% de anomalias oficiais desacreditam, igualmente, o processo e o resultado final. Uma vergonha.

Nas eleições da Mutualista joga-se o poder do pináculo de 20 mil milhões. É um jogo antecipadamente ganho na secretaria, onde os adversários da equipa doméstica jogam de venda nos olhos, de pés e mãos atadas, e os árbitros alinham na equipa da casa. E, mesmo assim, já são maioria, o que reflecte a crescente mobilização dos mutualistas interessados, fruto do trabalho de esclarecimento dos media.

4 – Desde 2005, Vieira da Silva (VS) é o ministro tutelar mais anos responsável pela protecção e defesa da Mutualista, mas procura agora sacudir a água do capote do seu afundamento para socorrer o banco, fazendo-se desentendido – quem? eu? o quê? não sei nada! não é comigo.

A desfaçatez como teoriza a exclusão de responsabilidade “financeira” e de avaliação de idoneidade dos dirigentes, da tutela que o seu ministério exerce há 100 anos, enchem-nos de perplexidade e levantam a questão: uma Associação que, durante anos, “vende” produtos autorizados pelo seu ministério a um milhão de portugueses, através de uma rede que chegou a contar 500 balcões e a angariar 5 mil milhões; sólida durante 160 anos fica de pantanas em 10, a responsabilidade é de quem? Do mexilhão?

A solução(?) “Plano de Transformação a 12 anos”, tropeçou logo no primeiro passo da idoneidade. Claro que a Mutualista precisa de tempo para corrigir a deriva que as suas barbas consentiram, uma verdade de monsieur de la palice. Não pode é servir para o espertalhaço: “o último a sair apaga a luz”.

Tardam a auditoria à gestão da Mutualista e a garantia do Governo de que os mutualistas não serão lesados.

O Estado tem as mãos manchadas na Mutualista e não pode, agora, pura e simplesmente lavá-las como Pilatos.

Por favor, não responsabilizem o mexilhão.</text:p>
          </table:table-cell>
          <table:table-cell office:value-type="string">
            <text:p>1. O comentário responsável, compreensivelmente, privilegia a estabilidade das Instituições e procura não alarmar os potenciais lesados, um dizer sem dizer que procura não precipitar desfechos que a todos af</text:p>
          </table:table-cell>
          <table:table-cell office:value-type="string">
            <text:p>Economy</text:p>
          </table:table-cell>
          <table:table-cell office:value-type="string">
            <text:p>['Economia', 'Montepio', 'Opinião']</text:p>
          </table:table-cell>
          <table:table-cell office:value-type="string">
            <text:p>2019-03-12 07:00:00</text:p>
          </table:table-cell>
          <table:table-cell table:style-name="ce23" office:value-type="string" office:value="https://www.publico.pt/2019/03/12/economia/opiniao/favor-nao-responsabilizem-mexilhao-1864949">
            <text:p><text:a xlink:href="https://www.publico.pt/2019/03/12/economia/opiniao/favor-nao-responsabilizem-mexilhao-1864949">https://www.publico.pt/2019/03/12/economia/opiniao/favor-nao-responsabilizem-mexilhao-1864949</text:a></text:p>
          </table:table-cell>
          <table:table-cell table:number-columns-repeated="246"/>
        </table:table-row>
        <table:table-row table:style-name="ro1">
          <table:table-cell office:value-type="string">
            <text:p>5cf4602f896a7fea06ff6f27</text:p>
          </table:table-cell>
          <table:table-cell office:value-type="string">
            <text:p>Rejeitar limitações. Fazer avançar o país</text:p>
          </table:table-cell>
          <table:table-cell office:value-type="string">
            <text:p>['João Ferreira']</text:p>
          </table:table-cell>
          <table:table-cell office:value-type="string">
            <text:p>A situação nacional não confirma, pelo contrário, desmente, a tese de que é possível responder aos problemas estruturais do país, submetendo-o simultaneamente ao quadro de imposições e de constrangimentos que emanam da União Europeia (UE), especialmente os associados ao euro. Os dados relativos ao crescimento económico são, a este respeito, elucidativos.

Em 2017, o crescimento de 2,8%, embora insuficiente, pareceu quase razoável. Deveu-se à natural recuperação da prolongada recessão que o país sofreu, ao crescimento da procura interna, alimentada pelas medidas de recuperação de rendimentos (incluindo as medidas que o governo minoritário do PS não previra no seu programa, e que são indissociáveis da iniciativa do PCP) e ao crescimento das exportações, especialmente do turismo. Mas, em 2018, o crescimento baixou para 2,1%. Para 2019, as previsões já apontam para 1,7%. Ou seja, estaremos perante a regressão à média do crescimento anual no euro (que foi de 0,9% desde a adesão e de 1,6% na sua primeira década).

O baixo crescimento e a perspectiva de regresso à estagnação são, desde logo, consequência da integração monetária. Agravada pela trajectória do défice e da dívida imposta pela UE, resultado de regras cujo cumprimento tem vindo a ser posto em causa por países como a França e a Itália, mas que o governo português aplica de forma disciplinada e convicta.

O equilíbrio das contas públicas e a redução do peso da dívida são, assim, alcançados à custa do crescimento económico e não graças ao crescimento, como podia e devia suceder.

As consequências de tal opção estão presentes no quotidiano dos portugueses: na falta de investimento na saúde, educação, transportes e demais serviços públicos; nos baixos salários, na precariedade e nos entraves colocados à progressão e valorização nas carreiras profissionais; nas assimetrias regionais; no abandono ou adiamento de infra-estruturas necessárias; no definhamento da produção nacional; enfim, no desaproveitamento de potencialidades do país.

Mesmo com as taxas de juro a níveis historicamente baixos, os níveis de investimento (formação bruta de capital fixo) mantêm-se a níveis também historicamente baixos. Uma contradição que resulta das opções de PS, PSD e CDS e da acção dos seus governos.

O Plano Nacional de Investimentos 2030 é bem o retrato de um indigente nível de resposta às necessidades do país.

Nos últimos sete anos, o investimento (público e privado) não repõe sequer o desgaste e a obsolescência do capital fixo. Ou seja, o aparelho produtivo está a envelhecer, está a ver reduzida a sua capacidade, quando é preciso expandir essa capacidade. Não por acaso, este período abrange um governo PSD-CDS e um governo minoritário PS, ambos submetidos por opção própria aos constrangimentos que resultam de directrizes da UE, como as plasmadas na Governação Económica e no Semestre Europeu, que os respectivos deputados votaram favoravelmente no Parlamento Europeu.

Quanto aos fundos da UE, a perspectiva de um corte nas verbas a receber por Portugal, no período 2021-2027, torna ainda mais insustentável a opção de circunscrever praticamente a estas verbas a mobilização de recursos para o investimento, na sua componente pública. Como insustentável se torna a submissão às regras que constrangem a mobilização de recursos nacionais para além de tais verbas.

Perante esta realidade, confrange a falta de perspectivas e a cegueira política de alguns auto-proclamados “europeístas”, com PS, PSD e CDS disputando o estatuto de quem “melhor defende a UE em Portugal”. Quando aquilo de que Portugal precisa é de quem o defenda face à UE e às arbitrariedades de quem nela manda.

O triunfalismo dos que afirmam ser possível compatibilizar as regras impostas pela UE com uma política alternativa, assente no desenvolvimento económico e no progresso social, é não só infundado como faz ressoar as loas outrora tecidas à moeda única, que o correr do tempo veio expor ao ridículo.

A verdade é que, mantendo a submissão ao actual quadro de imposições da UE, o país não avança. Os problemas estruturais não se resolvem e, como tal, tendem a agravar-se.

Perante este cenário, alguns optam por fazer repetidamente a mesma coisa e esperar que saia diferente. Não é solução razoável. Há que não andar para trás. O que se impõe é avançar. Para tal, há que libertar o país das imposições e constrangimentos que impedem esse avanço.</text:p>
          </table:table-cell>
          <table:table-cell office:value-type="string">
            <text:p>A verdade é que, mantendo a submissão ao actual quadro de imposições da UE, o país não avança.</text:p>
          </table:table-cell>
          <table:table-cell office:value-type="string">
            <text:p>Politics</text:p>
          </table:table-cell>
          <table:table-cell office:value-type="string">
            <text:p>['Conjuntura', 'Europa', 'Governo', 'Opinião', 'PCP', 'Política', 'União Europeia']</text:p>
          </table:table-cell>
          <table:table-cell office:value-type="string">
            <text:p>2019-03-13 06:25:00</text:p>
          </table:table-cell>
          <table:table-cell table:style-name="ce23" office:value-type="string" office:value="https://www.publico.pt/2019/03/13/politica/opiniao/rejeitar-limitacoes-avancar-pais-1865123">
            <text:p><text:a xlink:href="https://www.publico.pt/2019/03/13/politica/opiniao/rejeitar-limitacoes-avancar-pais-1865123">https://www.publico.pt/2019/03/13/politica/opiniao/rejeitar-limitacoes-avancar-pais-1865123</text:a></text:p>
          </table:table-cell>
          <table:table-cell table:number-columns-repeated="246"/>
        </table:table-row>
        <table:table-row table:style-name="ro1">
          <table:table-cell office:value-type="string">
            <text:p>5cf46046896a7fea06ff6fe1</text:p>
          </table:table-cell>
          <table:table-cell office:value-type="string">
            <text:p>BE: o partido que nunca foi novo envelheceu</text:p>
          </table:table-cell>
          <table:table-cell office:value-type="string">
            <text:p>['Maria Castello Branco']</text:p>
          </table:table-cell>
          <table:table-cell office:value-type="string">
            <text:p>O Bloco de Esquerda, festejando os seus 20 anos, parece agora querer deixar a adolescência partidária e exercer o poder até agora reservado aos partidos em idade adulta. O problema é a ambiguidade com que o faz: Catarina Martins profere numa entrevista recente, com alguma altivez, que a expressão “extrema-esquerda até poderia ser ofensiva”; ao mesmo tempo, os bloquistas apagam rapidamente posts antigos do seu website (esquerda.net), para poderem agora dizer que nunca apoiaram o regime venezuelano. Em 2013, lia-se no website oficial bloquista que, “enquanto que na Europa a democracia está a falhar, na Venezuela a democracia participativa tornou-se um sinal de identidade”, a par com outros textos defendendo fervorosamente que “os principais meios de comunicação dos Estados Unidos, espanhóis e os da direita latino-americana trabalham arduamente para marcar a agenda informativa sobre a Venezuela com o objetivo de sedimentar a ideia de que estamos perante um ‘Estado falido’”. Como qualquer recém-licenciado à procura do primeiro emprego, Catarina Martins anda desenfreadamente a apagar aquilo que publicou online durante a puberdade.

Mas há que reconhecer algum mérito à coordenadora do BE, que replicava que a extrema-esquerda “é um insulto” porque está associada “a totalitarismos, a perseguição e a ódio”, acrescentando, num orgulho quase emproado, que, em nome da “raiz das lutas”, “esquerda radical” é o posicionamento acertado. E verdade seja dita que há uns tempos a esquerda.net dava voz ao atual líder da esquerda radical francesa, Jean-Luc Mélenchon — que privou da companhia de Marisa Matias na sua campanha —, nas suas declarações que consignavam “a nova Venezuela (como) a ponta da lança da onda democrática que, na América Latina, varreu os regimes oligárquicos de nove países”.

E há mais incongruências no posicionamento do Bloco. Embora de uma forma dissimulada, o Bloco alinha com as causas eurocéticas e populistas, num constante ataque à agenda europeia, como quando lembrou Catarina Martins à TSF que “os tratados europeus, tal como estão definidos, impedem Portugal de fazer investimentos necessários” e que “se for possível existir à esquerda quem defenda à esquerda estas alterações, seria importante”. Aponta ainda para o PS, dizendo que Costa “não é um aliado natural para matérias de política europeia”.

Esta alusão ao PS recorda-me que agora o Bloco, em jeito de demonstração da sua maioridade, quer deixar de ser um Partido de Protesto para passar a Partido Institucional. Na sua IX Convenção, o BE plasma a frase “Em 2019, o Bloco quer ser força de Governo”. O que mudou então de 2015 para cá? Relembro que o BE já teve a oportunidade de integrar o governo em 2015, mas Catarina Martins reiterou as suas profundas aversões à solução governativa, apresentando um projeto de apoio condicionado. Pôde assim manter a posição imberbe que prometia aos eleitores desde 1999: uma posição de força opositora, de protesto. Presentemente, assume-se como “força responsável”. Mas pouco ou nada de “responsável” se encontra nas propostas do Bloco, nas quais constam a “reestruturação da dívida e o controlo público dos sectores estratégicos da economia”, que, acrescentam, “permanecem a chave para uma governação à esquerda”. Ora, estas medidas lembram algo? Chávez começou por partidarizar as Forças Armadas, tendo como 2.º passo a nacionalização das grandes empresas dos sectores económicos mais importantes do país. Hoje, o Estado venezuelano está falido: a inflação chegou aos 80.000% em 2018 e o aumento do salário mínimo aos 30% (ligeira diferença de percentagens, que deve contar para as conquistas históricas). Num país cheio de petróleo, não há energia, não há comida, não há medicamentos, não há nada. É do pior que já vimos nos chamados países do “socialismo real”. Como acontece sempre que o socialismo é levado à sua consequência lógica, também agora dizem que, afinal, não era socialismo o socialismo que defendiam.

E Joana Mortágua, ao escrever que “a esquerda de que faço parte nunca foi ambígua sobre a condenação de regimes que oprimem o povo e sufocam a democracia”, nem repara na contradição em que cai, pois algumas linhas antes garantira que a sua atual revolta resultava de o chavismo ter passado “de projeto do povo a ditadura de caudilho”. Na verdade, o que o chavismo perdeu foi o seu caudilho, pois há muito que deixou de ser uma democracia respeitadora dos direitos civis.

Não deixa de haver parecenças entre a estratégia bloquista e a do seu aliado europeu, o Podemos – que chegou a ser uma espécie de ‘braço armado’ da revolução chavista no coração da União Europeia e que tem vindo a mitigar a “militância de género” (a qual, diga-se, praticou ao longo de vários anos). Estas estratégias do Bloco e do Podemos são esquemas de distorção e maquilhagem que visam agradar aos eleitores, não trazendo ao país mais do que insegurança política. Não esqueçamos o projeto de lei apresentado dia 11 de março pelo BE: à imagem do que o Podemos tentou fazer em Espanha com a RTVE (radiotelevisão pública espanhola), o BE propõe que o presidente da RTP passe a ser nomeado pelos deputados. Se em Espanha ficou claro que o Podemos quis foi negociar um lugar na administração da RTVE, fica também evidente o que o Bloco pretende. Nesta proposta, os bloquistas anunciam que querem acabar com o Conselho Geral Independente, para “garantir a independência” da RTP. Ora, isto não poderia soar mais paradoxal, pois Catarina Martins terá, com isto, mais margem para exercer mais poder sobre a instituição, violando a liberdade de imprensa, sob pena de a RTP se converter num aparelho de propaganda, de divisão, de manipulação e ódio.

Estas mudanças radicais deixam-me algo duvidosa quanto às bases instáveis do partido: alternância entre gritos na praça pública e a tentativa de sobriedade expurgam a maquilhagem que cobre o aparelho trotskista. Mas a evolução de partido de protesto a partido institucional não pode andar de mãos dadas com zigue-zagues ideológicos. E entre orçamentos aprovados e declarações contra medidas nesses orçamentos, é difícil olhar para o Bloco de Esquerda sem sentir umas tonturas. Mas pode ser só da idade. Porque o BE pode só agora ter ultrapassado a adolescência, mas os métodos são velhos e as ideias há muito ultrapassadas.

A autora escreve segundo o novo Acordo Ortográfico</text:p>
          </table:table-cell>
          <table:table-cell office:value-type="string">
            <text:p>O BE pode só agora ter ultrapassado a adolescência, mas os métodos são velhos e as ideias há muito ultrapassadas.</text:p>
          </table:table-cell>
          <table:table-cell office:value-type="string">
            <text:p>Politics</text:p>
          </table:table-cell>
          <table:table-cell office:value-type="string">
            <text:p>['Bloco de Esquerda', 'Opinião', 'Partidos políticos', 'Política']</text:p>
          </table:table-cell>
          <table:table-cell office:value-type="string">
            <text:p>2019-03-14 06:00:00</text:p>
          </table:table-cell>
          <table:table-cell table:style-name="ce23" office:value-type="string" office:value="https://www.publico.pt/2019/03/14/politica/opiniao/be-partido-novo-envelheceu-1865308">
            <text:p><text:a xlink:href="https://www.publico.pt/2019/03/14/politica/opiniao/be-partido-novo-envelheceu-1865308">https://www.publico.pt/2019/03/14/politica/opiniao/be-partido-novo-envelheceu-1865308</text:a></text:p>
          </table:table-cell>
          <table:table-cell table:number-columns-repeated="246"/>
        </table:table-row>
        <table:table-row table:style-name="ro1">
          <table:table-cell office:value-type="string">
            <text:p>5cf46047896a7fea06ff6fe8</text:p>
          </table:table-cell>
          <table:table-cell office:value-type="string">
            <text:p>Educação financeira enquanto caminho para a autoproteção</text:p>
          </table:table-cell>
          <table:table-cell office:value-type="string">
            <text:p>['António Menezes Rodrigues']</text:p>
          </table:table-cell>
          <table:table-cell office:value-type="string">
            <text:p>Quando falamos de endividamento no setor do crédito ao consumo achamos importante distinguir três realidades: endividamento é o conjunto das responsabilidades, das dívidas que cada um de nós tem no sistema financeiro e depois o valor agregado das responsabilidades de todos os portugueses. Incumprimento é quando não é possível pagar as prestações assumidas e o sobre-endividamento prende-se já com as causas que levam a esse incumprimento. Fazemos esta distinção porque aquilo a que temos vindo a assistir nos últimos anos é que, por vezes, há uma confusão na utilização de conceitos.

Quando analisamos o endividamento das famílias estamos a falar de crédito ao consumo e de crédito habitação entre 2009 e 2018. Aquilo que se destaca dos últimos dados do Banco de Portugal é a quebra acumulada nos dois tipos de crédito de cerca de 18% nestes últimos nove anos. Esta quebra na concessão e no endividamento é mais significativa no crédito ao consumo até porque é mais fácil, porque estamos a falar de crédito de curto prazo, haver adaptação e reação das carteiras mais rapidamente num contexto de crise, que foi o que aconteceu em Portugal.

Sabemos que existe evolução positiva, mas é importante salientar que, apesar desta recuperação do crédito ao consumo, os valores estão muito abaixo dos valores que se registaram no pico antes da crise financeira. E, portanto, estamos a falar de valores que estão ainda 48% abaixo da produção de 2009.

Nos dados da ASFAC relativos ao crédito automóvel, entre o segundo trimestre e o terceiro trimestre de 2018, começamos já a notar um abrandamento na concessão de crédito automóvel para viaturas usadas e viaturas novas. Em termos de peso no endividamento total, o crédito habitação representa 78% desse endividamento e o crédito ao consumo representa os restantes 22% e isso deve-se a um fator que não podemos ignorar e que parece muito importante para caracterizar o endividamento em Portugal, que é a ausência de um verdadeiro mercado de arrendamento imobiliário competitivo. Estes dados dizem-nos que a quebra entre 1960 e 2011 passou de um nível de arrendamento das famílias de 60% para um nível de 26%. Contribuiu para estes valores este peso do endividamento do crédito à habitação no endividamento das famílias, que quando comparamos com outras geografias seria o equivalente às rendas. Outro aspeto também importante é que continua a ser, no dia de hoje, mais barato comprar uma casa, contrair um empréstimo para uma habitação própria do que arrendar.

Relativamente ao incumprimento, e quanto a esta evolução em Portugal, aquilo que nos apraz dizer é que nos últimos cinco anos, entre 2013 e 2018, o incumprimento tem de forma contínua e sustentada vindo a diminuir. E no crédito ao consumo diminuiu nos últimos cinco anos cerca de 28%, sinal das lições aprendidas com a crise financeira, quer por parte das instituições de crédito, quer por parte dos consumidores, e de toda uma conjuntura de literacia financeira que permitem tomadas de crédito conscientes na decisão de endividamento.

De assinalar, também relativamente ao endividamento, que estamos a viver a realidade mais positiva dos últimos anos porque o nível de endividamento das famílias em percentagem do PIB e do rendimento disponível nunca foi tão baixo como é neste momento, já que representa em percentagem do PIB 71,22%.

Este crescimento, acompanhado de um rácio historicamente baixo de endividamento face ao PIB, justifica-se, na nossa opinião, pela recuperação económica que fez com que houvesse também recuperação ao nível dos pedidos da contratação de crédito e, por outro lado, de um aumento do reforço da confiança dos portugueses pós-crise financeira nas instituições de crédito portuguesas. Por outro lado, as instituições financeiras também aprenderam lições com a crise e melhoraram, reforçaram os seus procedimentos de avaliação de análise de risco de crédito e, hoje em dia, para termos uma ideia, a taxa de recusa dos pedidos de financiamento é superior a 50%.

Em 2005, e num contexto de crescimento económico pré-crise, a realidade dizia-nos que dar aos consumidores cada vez mais informação escrita pré-contratual e contratual com o objetivo de os proteger tinha como efeito que eles cada vez menos lessem os seus direitos e os seus deveres, mas particularmente os seus direitos. E isto fez com que decidíssemos investir, e temo-lo feito constantemente nos últimos 13 anos, em programas de educação financeira no sentido de tornar conscientes as decisões de consumo, por um lado, e as decisões de recorrer ao crédito para o consumo, por outro. E podemos orgulhosamente dizer que temos um impacto numa estimativa conservadora de mais de um milhão de portugueses.

O autor escreve segundo o novo Acordo Ortográfico</text:p>
          </table:table-cell>
          <table:table-cell office:value-type="string">
            <text:p>Decidimos investir, e temo-lo feito constantemente nos últimos 13 anos, em programas de educação financeira no sentido de tornar conscientes as decisões de consumo.</text:p>
          </table:table-cell>
          <table:table-cell office:value-type="string">
            <text:p>Economy</text:p>
          </table:table-cell>
          <table:table-cell office:value-type="string">
            <text:p>['Conjuntura', 'Consumo', 'Crédito', 'Economia', 'Opinião']</text:p>
          </table:table-cell>
          <table:table-cell office:value-type="string">
            <text:p>2019-03-14 06:10:00</text:p>
          </table:table-cell>
          <table:table-cell table:style-name="ce23" office:value-type="string" office:value="https://www.publico.pt/2019/03/14/economia/opiniao/educacao-financeira-caminho-autoprotecao-1865137">
            <text:p><text:a xlink:href="https://www.publico.pt/2019/03/14/economia/opiniao/educacao-financeira-caminho-autoprotecao-1865137">https://www.publico.pt/2019/03/14/economia/opiniao/educacao-financeira-caminho-autoprotecao-1865137</text:a></text:p>
          </table:table-cell>
          <table:table-cell table:number-columns-repeated="246"/>
        </table:table-row>
        <table:table-row table:style-name="ro1">
          <table:table-cell office:value-type="string">
            <text:p>5cf46052896a7fea06ff703f</text:p>
          </table:table-cell>
          <table:table-cell office:value-type="string">
            <text:p>A facada de Rio na autonomia regional</text:p>
          </table:table-cell>
          <table:table-cell office:value-type="string">
            <text:p>['Lídia Bulcão']</text:p>
          </table:table-cell>
          <table:table-cell office:value-type="string">
            <text:p>Quarta-feira foi um dia negro para a autonomia regional. Em vésperas de eleições europeias e quando se devia debater a importância de ter vozes fortes a defender a coesão regional, para que os interesses regionais portugueses sejam ouvidos no coração da Europa e as Regiões Ultraperiféricas dos Açores e da Madeira sejam valorizadas no contexto europeu, vimos aquele que se diz ser o grande defensor da regionalização dar a maior facada na importâncias das regiões autónomas.

Rui Rio, um líder político que passou toda a sua vida a criticar o enorme centralismo de Lisboa e a defender a necessidade de apostar na regionalização para dar força às zonas mais desfavorecidas do País, rendeu-se esta semana ao pior centralismo: aquele que defende que as regiões naturalmente desfavorecidas não devem ter direito a ter voz própria.

O presidente do PSD, o partido fundador da Autonomia Regional dos Açores e da Madeira, mostrou ontem a todo o país que quando os seus interesses eleitorais estiverem em causa, vai sempre preferir dar a mão às regiões mais fortes e poderosas, às que naturalmente mais têm e mais lhe podem dar, em vez de dar voz àqueles que por via do afastamento e da dispersão geográfica são naturalmente desfavorecidos e empobrecidos, e por isso mesmo precisam de ser ouvidos mais vezes em toda a Europa.

Durante os quatros anos em que representei os Açores na Assembleia da República, enquanto deputada da bancada do PSD, lutei todas as semanas contra colegas que, por força dos seus próprios interesses regionais, tinham dificuldades em perceber que quem vive numa região arquipelágica, a mais 1600 quilómetros do continente português, tem de lutar mil vezes mais para ter acesso aos mesmos cuidados básicos e essenciais do resto do País.

Perdi a conta das vezes que foi preciso juntar as vozes dos deputados açorianos e madeirenses, de todos os partidos com assento parlamentar, na defesa dos direitos das regiões autónomas, que apesar de devidamente consagrados nos respectivos Estatutos Político-Administrativos, na Constituição Portuguesa e no Tratado Europeu, eram - e continuam a ser - frequentemente postos em causa e desrespeitados pelos Governos ou pela própria Assembleia da República.

Vivi mais de metade da minha vida nos Açores e a outra metade entre regiões do continente português. Sei bem que quem nunca sentiu na pele os constrangimentos de viver numa ilha tem dificuldade em compreender a verdadeira dimensão de uma região ultraperiférica, que tem tanto de paraíso como de inferno.

Por mais que custe a aceitar, as regiões autónomas portuguesas têm especificidades que não são de todo comparáveis às de outras regiões nacionais, empobrecidas ou desertificadas por décadas de políticas erradas e centralistas, mas sem os constrangimentos da ultraperiferia ou até da dupla insularidade.

Numa região naturalmente desfavorecida, como os Açores ou a Madeira, paga-se muito mais para ter menos acesso a cuidados de saúde e de educação, a bens essenciais de difícil acesso e naturalmente escassos, a transportes deficitários e a mobilidade condicionada. Paga-se mais até para produzir muito menos, estando constantemente sujeitos a fenómenos naturais e climatéricos, que com demasiada frequência destroem colheitas, habitações, infra-estruturas e até vidas, obrigando a reconstruir e refazer vezes sem conta.

Apesar das paisagens fantásticas nos fazerem sentir que estamos no melhor lugar do mundo, viver nos Açores ou na Madeira é lutar constantemente contra uma realidade extremamente dura, que a própria Europa foi capaz de reconhecer, ao plasmar o conceito de Regiões Ultraperiféricas no artigo 349° do Tratado de Funcionamento da União Europeia e ao incluir as duas regiões portuguesas no conjunto das nove regiões europeias com maiores constrangimentos ao seu desenvolvimento, precisamente para as proteger e poder criar instrumentos específicos de desenvolvimento.

Esta dura realidade sempre mereceu a devida atenção das lideranças políticas do Partido Social-Democrata na constituição das listas ao Parlamento Europeu. Uns mais do que outros, sempre reconheceram que as regiões autónomas têm de ter voz activa na Europa, onde frequentemente também é necessário agregar as vozes de todos os deputados das regiões ultraperiféricas para ganhar força na defesa das suas populações.

Com a decisão ratificada ontem pelo PSD, Rui Rio deu a mão a todos os centralistas do regime para consagrar a regra de que a Madeira e os Açores não podem ter voz própria no Parlamento Europeu e são obrigadas a falar uma pela outra, mesmo quando têm problemas e realidades arquipelágicas muito diferentes, às vezes até mesmo conflituantes.

Não está em causa o nome ou a importância do candidato escolhido pela estrutura autónoma do PSD-Açores para defender os interessas da região, nem sequer a estratégia política de negociação na praça pública escolhida pela sua direcção. O que está verdadeiramente em causa é que, pela primeira vez em mais de 30 anos, o partido fundador das autonomias regionais escolheu silenciar a voz de uma delas na Europa. Ontem foi os Açores, amanhã será a Madeira, mas no final o país inteiro acabará a pagar por isso.

Chegou, pois, a altura de se debater realmente a sério a necessidade de criar um círculo eleitoral próprio para as regiões autónomas na eleição ao Parlamento Europeu. Para que se acabem as negociatas de bastidores nos partidos e a defesa dos cidadãos das regiões mais desfavorecidas da Europa não fique dependente da boa vontade ou da falta de coragem dos líderes políticos que vão passando.</text:p>
          </table:table-cell>
          <table:table-cell office:value-type="string">
            <text:p>A facada de Rio na autonomia regional</text:p>
          </table:table-cell>
          <table:table-cell office:value-type="string">
            <text:p>Politics</text:p>
          </table:table-cell>
          <table:table-cell office:value-type="string">
            <text:p>['Açores', 'Eleições europeias', 'Europeias 2019', 'Opinião', 'PSD', 'PSD-Açores', 'Política', 'Rui Rio']</text:p>
          </table:table-cell>
          <table:table-cell office:value-type="string">
            <text:p>2019-03-14 19:19:41</text:p>
          </table:table-cell>
          <table:table-cell table:style-name="ce23" office:value-type="string" office:value="https://www.publico.pt/2019/03/14/politica/opiniao/facada-rio-autonomia-regional-1865446">
            <text:p><text:a xlink:href="https://www.publico.pt/2019/03/14/politica/opiniao/facada-rio-autonomia-regional-1865446">https://www.publico.pt/2019/03/14/politica/opiniao/facada-rio-autonomia-regional-1865446</text:a></text:p>
          </table:table-cell>
          <table:table-cell table:number-columns-repeated="246"/>
        </table:table-row>
        <table:table-row table:style-name="ro1">
          <table:table-cell office:value-type="string">
            <text:p>5cf46076896a7fea06ff7155</text:p>
          </table:table-cell>
          <table:table-cell office:value-type="string">
            <text:p>A importância da verdade e o crescimento da Internet em .pt</text:p>
          </table:table-cell>
          <table:table-cell office:value-type="string">
            <text:p>['Luisa Lopes Gueifão']</text:p>
          </table:table-cell>
          <table:table-cell office:value-type="string">
            <text:p>Numa semana em que foi aprovado no Parlamento, e por maioria, um projeto do PS que recomenda ao Governo medidas para aplicação do Plano Europeu de Ação contra a Desinformação em Portugal, importa esclarecer alguma desinformação que circula sobre os preços praticados no registo de nomes de domínio em .pt.

Colocado em cima da mesa o debate parlamentar sob o tema “Combate à desinformação – em defesa da Democracia”, é o momento de todos e cada um de nós fazer a sua quota-parte neste combate porque ele é um meio para atingir uma democracia mais plena e saudável.

O .pt tem sido alvo de vários ataques infundados, todos refutados com dados que são públicos, porque a transparência sempre foi e será a forma de trabalhar da Associação DNS.PT, entidade que gere o domínio de topo nacional.

Vem este artigo a propósito de uma opinião recentemente publicada no jornal PÚBLICO que contém informação falsa sobre as políticas de preços do .pt. Falsa quanto aos preços que identifica como sendo praticados no âmbito de um registo de domínio sob .pt, falsa quando especifica uma suposta taxa de aumento, falsa quando anuncia datas de implementação do novo preçário – e por aí poderíamos continuar.

As opiniões pertencem a cada um, mas a informação que lhes serve de base deve e, acima de tudo, tem de ser verdadeira. Nada naquela informação corresponde à verdade. Desde 1 de janeiro de 2019, o preço dos domínios .pt passou de 15 para 8,75 euros, o que representa uma redução de mais de 40% (preço/ano de um domínio em .pt, aplicado aos Registrars de .pt, que têm pacotes de serviços e preços variados que praticam junto dos seus clientes e que são da sua inteira responsabilidade).

De acordo com dados do CENTR (Associação Europeia dos ccTLDs Europeus), que foram utilizados para o estudo do novo preçário, o preço médio por domínio na Europa era de 10,28 euros, em 2017.

Na sequência de estudos e contributos das entidades associadas do .pt, e que representam o consumidor, os registrars, o Estado e a Academia, bem como do Conselho Consultivo do .pt que agrega a sociedade civil, entidades do setor público e privado, foi possível obter um cenário que tem em conta os princípios básicos que os interesses envolvidos consideraram importante salvaguardar:

Tornar o preço dos domínios mais competitivo e atrativo tendo em conta as opções do mercado, nomeadamente os genéricos (.com, .org, etc.), e simultaneamente as leis da concorrência;

Estimular o crescimento sustentado;

Salvaguardar a sustentabilidade financeira e autonomia do .pt, garantido inclusivamente a possibilidade de manter o seu contributo efetivo e amplamente conhecido para aquilo que têm sido as iniciativas públicas e privadas mais relevantes na área da capacitação das competências digitais em Portugal.

O novo preçário do .pt é a prova de que o modelo multiparticipativo de gestão do .pt funciona, tendo sido possível garantir uma redução dos preços e sustentar um crescimento que irá permitir ao .pt, parceiro privilegiado do Estado Português nas áreas da Inclusão Digital, como é o caso da iniciativa INCoDE2030, levar a cabo as mais diversas ações propostas para 2019, como sejam os Concursos para Jovens Sitestar.pt e Apps for Good, o projeto 3em1.pt e 3em1 comércio digital com o patrocínio dos ministérios da Economia e Justiça, o projeto Acredita Portugal ou a Carta para a Diversidade ou a difusão do Diploma de Competências Básicas.

A redução dos preços de registo, aliada à dinamização do .pt como a escolha para a morada dos portugueses e das empresas portuguesas na Internet, bem como o apoio às políticas de promoção da literacia digital e aceleração económica, têm levado ao aumento dos registos em .pt – nos dois primeiros meses de 2019 são superiores em 25%, relativamente a igual período de 2018.

Seis anos após a constituição do .pt sob um modelo associativo e multi-stakeholder de governação, só podemos estar orgulhosos do caminho percorrido e confiantes no futuro. Esta sim é uma opinião, mas baseada em factos verdadeiros e transparentes, como a informação deve ser.

A autora escreve segundo o novo Acordo Ortográfico</text:p>
          </table:table-cell>
          <table:table-cell office:value-type="string">
            <text:p>Seis anos após a constituição do .pt sob um modelo associativo e multi-stakeholder de governação, só podemos estar orgulhosos do caminho percorrido e confiantes no futuro.</text:p>
          </table:table-cell>
          <table:table-cell office:value-type="string">
            <text:p>Sci-Tech</text:p>
          </table:table-cell>
          <table:table-cell office:value-type="string">
            <text:p>['Internet', 'Opinião', 'Tecnologia']</text:p>
          </table:table-cell>
          <table:table-cell office:value-type="string">
            <text:p>2019-03-16 06:50:00</text:p>
          </table:table-cell>
          <table:table-cell table:style-name="ce23" office:value-type="string" office:value="https://www.publico.pt/2019/03/16/tecnologia/opiniao/importancia-verdade-crescimento-internet-pt-1865179">
            <text:p><text:a xlink:href="https://www.publico.pt/2019/03/16/tecnologia/opiniao/importancia-verdade-crescimento-internet-pt-1865179">https://www.publico.pt/2019/03/16/tecnologia/opiniao/importancia-verdade-crescimento-internet-pt-1865179</text:a></text:p>
          </table:table-cell>
          <table:table-cell table:number-columns-repeated="246"/>
        </table:table-row>
        <table:table-row table:style-name="ro1">
          <table:table-cell office:value-type="string">
            <text:p>5cf45fd2896a7fea06ff6c5a</text:p>
          </table:table-cell>
          <table:table-cell office:value-type="string">
            <text:p>A propósito da comunicação de Emmanuel Macron aos cidadãos europeus</text:p>
          </table:table-cell>
          <table:table-cell office:value-type="string">
            <text:p>['Fernando Vasquez']</text:p>
          </table:table-cell>
          <table:table-cell office:value-type="string">
            <text:p>Quando a mensagem do Presidente francês aos europeus foi há dias publicada, comentei-a com alguma dureza no Grupo do Facebook “O Rapto da Europa-The Rape of Europa” porque o seu conteúdo e a atitude em si me pareceram inaceitáveis. O presente artigo resume essa minha reação bastante diferente de algumas intervenções laudatórias posteriores que me surpreenderam.

Reconheço que a eleição de Emmanuel Macron para Presidente da França suscitou esperanças reais em muitos que esperam uma mudança em França e uma liderança europeia forte. É notório que a primeira se esgotou rapidamente. A segunda acaba de ser definitivamente destruída pela frivolidade desta personalidade política, bem patente nas oscilações de 180 graus das suas ideias e da sua prática política ao sabor da conveniência do momento, que fazem com que não possa ser levado a sério. É o que tentarei explicar de seguida.

Sobre a forma da Comunicação

Antes de falarmos do conteúdo da Comunicação, comecemos então pelo significado do gesto, que me parece duplamente intolerável.

Em primeiro lugar, de que autoridade se arroga o Presidente dum Estado-membro para se dirigir directamente a todos os europeus, nas suas línguas nacionais, cidadãos esses que possuem os seus próprios governos e presidentes e não têm qualquer laço político directo com o sr. Macron e, na sua maioria, nem sequer sabem quem é o senhor?

Imagina-se outro presidente ou primeiro-ministro a fazer o mesmo? A sra. Merkel? O sr. Salvini (o verdadeiro presidente de Itália)? O sr. Orbán? O sr. Costa? Ou qualquer um dos outros cujo nome a maior parte de nós, cidadãos europeus, desconhece, como acontece, aliás, com o sr. Macron relativamente aos 500 milhões de habitantes da UE. Quantos já ouviram falar nele? 1 milhão? Admirar-me-ia. E quantos conhecem minimamente as suas ideias políticas? Fora de França e do pequeno mundo da política europeia, alguns milhares, talvez. No entanto, levaram todos em cima com uma lição de Europa, de liberdade, de protecção e de progresso à qual não podem sequer reagir.

Só mesmo um Júpiter que caiu do pedestal pode ter semelhante arrojo. Recordemos que, no seu país, Macron não se dignava sequer até há muito pouco tempo dirigir-se aos seus próprios cidadãos tal era a distância a que se colocava destes.

Macron tem actualmente uma percentagem de rejeição de 70%, nível de impopularidade ao qual raramente caíram os presidentes anteriores, nem mesmo o seu predecessor imediato, que ele criticava por querer ser um “homem normal” e não o “presidente jupiteriano” que ele próprio almejava ser. Daí nasceu esse qualificativo pouco condizente com o simplismo das suas ideias, que nunca mais o largou e que tão mal lhe cai nestes momentos menos felizes, depois do trambolhão que deu do alto do Olimpo empurrado pelos coletes amarelos e por outras desventuras.

E aqui chegamos ao segundo aspecto altamente criticável da comunicação, ainda no que se refere à forma. É que, sem nunca o referir, sem mesmo se dirigir explicitamente aos franceses (os únicos aos quais teria legitimidade política para falar) esta comunicação teve como único objectivo o lançamento da campanha do LREM em França para as eleições europeias, como titulou toda a imprensa francesa do dia seguinte.

Esta circunstância torna a atitude de Macron profundamente dissimulada e desonesta. Recordemos que o LREM está empatado com o RN da sra. Le Pen - e sem segunda volta não há anti-Le Pens que lhe valham. O que esta comunicação significa, por conseguinte, é a utilização de uma pretensa autoridade europeia sobre os cidadãos de outros países para tentar ganhar alguns pontos no seu próprio.

Sobre o conteúdo da Comunicação

A vacuidade do conteúdo da mesma corrobora esta opinião. Senão vejamos.

Nos tempos em que ainda habitava o Monte Capitolino (na versão romana da mitologia que o inspira), em 26 de Setembro de 2017, há apenas ano e meio, Macron foi à Sorbonne anunciar um dilúvio de medidas sobre a Europa, as principais das quais refiro de seguida, mesmo sabendo que a leitura da lista é enfadonha, quanto mais não seja porque mais de 90% desapareceram de vista e já ninguém fala nelas. Em 5 de Março passado o Eliseu publicou aliás um briefing sobre o estado de realização dessas medidas que confirma isso mesmo.

Vale ainda assim a pena tentar encontrar alguns resquícios desse arrebatamento renovador do Presidente principiante no vácuo displicente desta nova Comunicação para podermos concluir sobre a futilidade deste personagem sui generis que é o presidente francês. As medidas que propunha estavam agrupadas por temas.

1. Segurança: criação de uma força de intervenção de defesa comum, de um orçamento de defesa comum, de uma doutrina comum para agir, de um Fundo Europeu de Defesa, de uma cooperação estruturada permanente e de uma iniciativa europeia de intervenção integrada, de uma Academia Europeia de Informação e de uma força comum de protecção civil.

2. Migrações: um espaço comum de fronteiras, asilo e migração, a fim de controlar eficazmente as nossas fronteiras, acolher refugiados com dignidade, integrá-los eficazmente e afastar rapidamente aqueles que não são elegíveis para asilo; um Gabinete Europeu de Asilo; ficheiros interligados e documentos de identidade biométricos seguros; uma polícia europeia de fronteiras; um vasto programa europeu de formação e integração para refugiados.

3. África e Mediterrâneo: uma nova parceria com África, baseada na educação, na saúde e na transição energética; uma ajuda substancial à África a financiar por um novo imposto sobre as transacções financeiras à escala europeia.

4. Um modelo de desenvolvimento sustentável: investimento na transição ecológica (transportes, habitação, indústria, agricultura, etc.) através de um preço mínimo dentro das suas fronteiras e de um imposto aduaneiro europeu sobre o carbono nas fronteiras; desenvolver as interconexões energéticas (“Energy Union”), nomeadamente entre a França, Espanha e Portugal; um programa industrial de apoio aos veículos não poluentes e às infra-estruturas necessárias (estações de carregamento, etc.): assegurar a soberania alimentar, reformando a política agrícola comum e criando uma força de controlo comum para garantir a segurança alimentar dos europeus.

5. Inovação e digitalização: uma Agência de Inovação inovadora, financiando conjuntamente novos domínios de investigação, como a inteligência artificial ou domínios inexplorados; assegurar a equidade e a confiança na transformação digital, repensando os seus sistemas fiscais (tributação das empresas digitais) e regulando as grandes plataformas.

6. Poder económico e monetário: fazer da zona euro o coração do poder económico da Europa no mundo; para além das reformas nacionais, a zona deve dotar-se dos instrumentos necessários para se tornar uma zona de crescimento e estabilidade, incluindo um orçamento que permita financiar investimentos conjuntos e assegurar a estabilização face aos choques económicos.

7. Solidariedade concreta através da convergência social e fiscal: incentivar a convergência em toda a União, estabelecendo critérios que aproximem gradualmente os nossos modelos sociais e fiscais; definir um corredor de taxas de imposto sobre as sociedades; garantir um salário mínimo para todos, adaptado à realidade económica de cada país; regular a concorrência através dos níveis das contribuições sociais.

8. Reforçar os intercâmbios, para que cada jovem europeu tenha passado pelo menos 6 meses noutro país europeu (50% de uma faixa etária em 2024) e para que cada estudante fale duas línguas europeias até 2024; criação de 50 (cinquenta) universidades europeias e de redes de universidades que permitam aos estudantes estudar no estrangeiro e frequentar cursos em pelo menos duas línguas. No ensino secundário, temos de criar um processo de harmonização ou de reconhecimento mútuo dos diplomas do ensino secundário (como o ensino superior).

9. Sobre a democracia na Europa: organizar um debate através de convenções democráticas: durante seis meses, serão organizados debates nacionais e locais, baseados em perguntas comuns, em 2018, em todos os países voluntários da UE.

10. Reforço do Parlamento Europeu com listas transnacionais: a partir de 2019, utilizando a quota de deputados britânicos cessantes, criar listas transnacionais que permitam aos europeus votar a favor de um projecto coerente e comum.

11. A visão para 2024: a UE define a nossa base comum, baseada em (i) valores democráticos comuns e não negociáveis; (ii) um mercado único mais simples e mais protector, combinado com uma política comercial reformada (em três direcções: transparência nas negociações e aplicação dos acordos comerciais; requisitos sociais e ambientais; reciprocidade, com um procurador comercial europeu responsável por verificar o cumprimento das regras pelos nossos concorrentes e punir sem demora quaisquer práticas desleais).

12. Alargamento da UE: se se permitir diferenciações ambiciosas, a UE poderá ser gradualmente alargada aos países dos Balcãs Ocidentais. - Tal exigirá uma reforma das suas instituições, com uma Comissão mais pequena (15 membros).

13. Cooperações reforçadas: diferenciação através da ambição: dentro da UE, aqueles que querem ir mais longe, mais depressa, têm de o fazer sem serem impedidos. A cooperação estará sempre aberta a todos.

14. O impulso franco-alemão: face a estes desafios, o impulso franco-alemão será decisivo. “Porque não fixar o objectivo, até 2024, de integrar plenamente os nossos mercados, aplicando as mesmas regras às nossas empresas, do direito dos negócios ao direito das falências? ». Este espírito pioneiro e concreto é o do Tratado do Eliseu, cuja revisão a França se propõe iniciar, reflectindo uma nova ambição comum.

15. O Grupo da Refundação da Europa: todos os Estados que aderirem a esta iniciativa poderão lançar um “Grupo da Refundação da Europa” nas próximas semanas. Este grupo acolherá representantes de cada Estado-Membro voluntário e envolverá as instituições europeias. Até ao Verão de 2018, trabalhará para especificar e propor medidas para concretizar esta ambição, com base nos debates das convenções democráticas. Tema por tema, serão analisados os instrumentos necessários para a reconstrução (cooperação reforçada, eventual alteração dos tratados, etc.).”

Agora releiam a Comunicação recente que estamos a analisar. Esperar-se-ia talvez um balanço das cerca de 40 medidas enunciadas ao longo dos 15 pontos anteriores. Nem uma palavra! Na realidade, nada disto era para ser levado a sério e traduzido em acção – nem sequer, na maior parte dos casos, em propostas concretas e viáveis.

Por conseguinte, a primeira conclusão a tirar é que a nova Comunicação não refere esses planos de há apenas 18 meses porque estes falharam rotundamente. Passando por cima desses fracassos como gato sobre brasas, em sua substituição, vemos três novos grandes eixos para a acção europeia: liberdade, protecção e progresso, que conhecerão inevitavelmente o mesmo destino. Provavelmente estaremos aqui de novo dentro de um ano ou dois a fazer um balanço idêntico.

Quanto à liberdade, a primeira medida proposta – e a mais aberrante - é a criação duma agência europeia de protecção das democracias com enviados a cada país para os “proteger” dos ciberataques e das manipulações. Imagina-se a recepção que seria dada a esta espécie de “gauleiter” europeus fiscalizadores do que se passa nos processos democráticos de cada Estado. As outras medidas propostas são, como esta, profundamente atentatórias das liberdades e das soberanias nacionais (para além de totalmente inviáveis politicamente): proibir com regras europeias o financiamento externo dos partidos políticos, bem como os discursos de ódio e de violência, tudo isto bem definido segundo os altos critérios dos iluminados da UE.

Sobre a protecção, e relativamente às migrações, a ideia mestra é a de fazer o que já está feito há muito, mas poucos cumprem (a começar pela França, claro): assumir as obrigações de responsabilidade (controlo rigoroso nas fronteiras) e de solidariedade (nomeadamente financeira), a qual tem estado ausente relativamente aos Estados-membros da margem Norte do Mediterrâneo, sobretudo a Itália e a Grécia, que estão mais ou menos condenadas a tratarem do acolhimento dos migrantes de todo o tipo com os seus próprios recursos e com os efeitos políticos que se conhecem.

Reafirmam-se as ideias de polícia de fronteiras comuns, de serviço europeu de asilo (que os ministros europeus acabaram de reconhecer ser impraticável nos tempos mais próximos, eufemismo que significa que nunca serão criados – dada a clara divisão que a esse propósito existe, infelizmente, diga-se, dentro da UE) e acrescenta-se um novo tratado de defesa e segurança sem precisar o objectivo e o conteúdo.

No que se refere à protecção comercial, Macron pega no conceito caro à sra. Le Pen de “preferência nacional” e aplica-o à Europa, com uma hipocrisia inaudita porque bem sabe que: por um lado, os tratados e acordos de comércio multilaterais e bilaterais que já vinculam a Europa proíbem esse tipo de protecções e punem os que as praticam; e os que estão em negociação ou ratificação com o pleno apoio da França (mas que dificilmente entrarão um dia em vigor por razões que não podem ser aqui desenvolvidas), acrescentam-lhes, pelo menos alguns, cláusulas arbitrais que obrigariam os Estados que activassem tais protecções a indemnizar as empresas estrangeiras potencialmente prejudicadas, sem mesmo podermos beneficiar das protecção dos tribunais nacionais ou do Tribunal de Justiça Europeu. O liberal Macron virou proteccionista, mas não sem se dotar de uma escapatória fácil.

Sobre o progresso, para além de repetir as mesmas medidas que já anunciava há 18 meses e sobre as quais nada, absolutamente nada, foi feito (salário mínimo europeu, Banco Europeu do Clima, etc.), anuncia agora uma supervisão europeia das grandes plataformas digitais, mas sem tocar no assunto “sensível” – o único verdadeiramente importante - da total impunidade com que estas evitam o pagamento de impostos significativos na UE.

Termina propondo a organização de mais uma grande conferência europeia para propor as mudanças necessárias ao projecto político da UE, incluindo (pasme-se!) uma possível revisão dos tratados – com a qual, aliás, acredita que o Reino Unido regressará ao redil.

Da mesma forma como nada se diz sobre as quarenta medidas de há ano e meio, nada temos também sobre os problemas das desigualdades sociais crescentes, da pobreza que persiste na Europa, do aumento em 14,5 % das fortunas dos ultra-ricos franceses em 2018, do desemprego juvenil, do arrefecimento económico, da ausência ou baixíssimo nível de tributação na Europa de muitas grandes multinacionais, de medidas concretas de promoção da convergência económica e social, da reforma do sistema monetário europeu, da “decisiva” vanguarda franco-alemã que perdeu o fôlego, etc.

E nem será necessário relembrar que, entretanto, a Alemanha hesita, na renovação dos seus aviões de combate, entre o Eurofighter e o F/A 18 da Boeing e a Bélgica acaba de adquirir 45 aviões de combate F-35, que a própria França continua a bloquear a interconexão energética do seu país com a península ibérica, que o BCE anuncia mais um programa de auxílio massivo aos bancos europeus, que as discussões das taxas sobre as transações financeiras ou sobre as emissões de carbono estão paradas, etc.

Não admira que um texto tão politicamente vazio de ideias, desligado do actualidade europeia recente e desprovido de substância política séria, tenha sido recebido por toda a Europa como o foi: salvo pouquíssimas excepções, com indiferença geral ou franca oposição – como aconteceu, entre muitos outros que apareceram em toda a imprensa europeia, com os artigos publicados no dia seguinte no Die Welt am Sonntag, pela líder da CDU, Annegret Kramp-Karrenbauer, ou de Laurent Wauquiez, chefe do centro-direita Les Republicains (PPE). Desde então, a distanciação dos políticos europeus (e dos alemães em especial) relativamente a esta iniciativa aumentou, até a matar à nascença.

Por cá, parece que ainda há quem acredite nesta personalidade e nas iniciativas que de vez em quando atira para o ar. Mas a questão de fundo da intervenção de Macron permanece: não é uma forma decente e honesta de fazer política a nível europeu. Macron pode ter ganho temporariamente alguns pontos internamente, mas a possibilidade de se afirmar como líder europeu parece menos séria de dia para dia.</text:p>
          </table:table-cell>
          <table:table-cell office:value-type="string">
            <text:p>Macron pode ter ganho temporariamente alguns pontos internamente, mas a possibilidade de se afirmar como líder europeu parece menos séria de dia para dia.</text:p>
          </table:table-cell>
          <table:table-cell office:value-type="string">
            <text:p>World</text:p>
          </table:table-cell>
          <table:table-cell office:value-type="string">
            <text:p>['Emmanuel Macron', 'Mundo', 'Opinião', 'União Europeia']</text:p>
          </table:table-cell>
          <table:table-cell office:value-type="string">
            <text:p>2019-03-17 06:37:00</text:p>
          </table:table-cell>
          <table:table-cell table:style-name="ce23" office:value-type="string" office:value="https://www.publico.pt/2019/03/17/mundo/opiniao/proposito-comunicacao-emmanuel-macron-cidadaos-europeus-1865545">
            <text:p><text:a xlink:href="https://www.publico.pt/2019/03/17/mundo/opiniao/proposito-comunicacao-emmanuel-macron-cidadaos-europeus-1865545">https://www.publico.pt/2019/03/17/mundo/opiniao/proposito-comunicacao-emmanuel-macron-cidadaos-europeus-1865545</text:a></text:p>
          </table:table-cell>
          <table:table-cell table:number-columns-repeated="246"/>
        </table:table-row>
        <table:table-row table:style-name="ro1">
          <table:table-cell office:value-type="string">
            <text:p>5cf46090896a7fea06ff7207</text:p>
          </table:table-cell>
          <table:table-cell office:value-type="string">
            <text:p>Uma defesa minimalista da Europa</text:p>
          </table:table-cell>
          <table:table-cell office:value-type="string">
            <text:p>['Paulo Vila Maior']</text:p>
          </table:table-cell>
          <table:table-cell office:value-type="string">
            <text:p>António Barreto, em artigo de opinião no P2 do PÚBLICO (“Uma Europa longe demais”), discorreu sobre a crise existencial da Europa. A Europa já ofereceu tanto que agora já não tem mais nada de válido para oferecer. Os cidadãos já receberam tanto da Europa que nem sequer dão conta dos valores outrora sonegados e pelos quais foi preciso derramar muito sangue para serem firmados. O desinteresse da população, com expressão no crescimento da abstenção, e o aumento do voto de protesto, parecem hipotecar a Europa. O cimento da Europa está-se a despedaçar, como acontece com as pontes e viadutos sem manutenção, com vestígios da cofragem entre o betão sinalizando o perigo de desmoronamento. Nas palavras de Barreto, “[o] que é mais confrangedor é que a Europa não tem nada para oferecer, a não ser o que é e o que está. Oferecer aos cidadãos o que já têm, paz, liberdade e livre circulação, não parece especialmente excitante. Mobilizar os eleitores para a democracia que têm há décadas também não é emocionante. Olha-se para a Europa e não se vê o que nos possa dar de novo. Mais do mesmo é receita para desastre ou abstenção. E dá o flanco aos seus inimigos”.

Parto da asserção “[o] que é mais confrangedor é que a Europa não tem nada para oferecer, a não ser o que é e o que está”. Intuo uma ilação oposta à de Barreto: justamente, o que a Europa tem a oferecer é “o que é e o que está” – e não é pouco, toda uma cosmovisão que, a julgar pelos regimes alternativos, e descontando todas as fragilidades da União, é o que a distingue. O que a Europa oferece está tão consolidado que parece não ter valimento? Poder-se-ia ensaiar o registo contrafactual: e se a Europa perdesse o que tem, com que ficariam os cidadãos? O que seria o cenário de “não Europa?” O que seria dos valores legados pela Europa? Será difícil pressentir que a Europa da barbárie estaria ao dobrar da esquina, numa involução civilizacional?

Pode-se contrapor que é pouco para “mobilizar os eleitores” (citando Barreto). Parece indiscutível, a crer no gradual desinteresse e no alheamento pela política; a abstenção é só um sintoma. Em oposição ao pessimismo de Barreto, ofereço uma visão otimista. O legado da Europa não é de somenos importância. É todo um lastro que serve para aguentar as tempestades que têm assolado a Europa. Sem este cimento, mesmo que módico para as niilistas exigências da atualidade, não teria a Europa naufragado, mergulhada no vómito do seu próprio apocalipse?

Talvez seja um otimismo minimalista, concedo. Uma defesa da Europa, ela própria, minimalista, porque gravitando no que foi garantido e que parece ser desprezado pelos cidadãos refratários e pelos eleitores atraídos por radicalismos que abjuram a ideia cosmopolita da Europa. Eu digo que é melhor do que a alternativa. Por várias que sejam as fragilidades da União Europeia, é melhor o mal menor que é tê-la.

O autor escreve segundo o novo Acordo Ortográfico</text:p>
          </table:table-cell>
          <table:table-cell office:value-type="string">
            <text:p>Por várias que sejam as fragilidades da União Europeia, é melhor o mal menor que é tê-la.</text:p>
          </table:table-cell>
          <table:table-cell office:value-type="string">
            <text:p>World</text:p>
          </table:table-cell>
          <table:table-cell office:value-type="string">
            <text:p>['Europa', 'Mais Europa', 'Mundo', 'Opinião', 'União Europeia']</text:p>
          </table:table-cell>
          <table:table-cell office:value-type="string">
            <text:p>2019-03-17 10:47:34</text:p>
          </table:table-cell>
          <table:table-cell table:style-name="ce23" office:value-type="string" office:value="https://www.publico.pt/2019/03/17/mundo/opiniao/defesa-minimalista-europa-1865130">
            <text:p><text:a xlink:href="https://www.publico.pt/2019/03/17/mundo/opiniao/defesa-minimalista-europa-1865130">https://www.publico.pt/2019/03/17/mundo/opiniao/defesa-minimalista-europa-1865130</text:a></text:p>
          </table:table-cell>
          <table:table-cell table:number-columns-repeated="246"/>
        </table:table-row>
        <table:table-row table:style-name="ro1">
          <table:table-cell office:value-type="string">
            <text:p>5cf46092896a7fea06ff7210</text:p>
          </table:table-cell>
          <table:table-cell office:value-type="string">
            <text:p>A importância de rejeitar Orbán</text:p>
          </table:table-cell>
          <table:table-cell office:value-type="string">
            <text:p>['João Albuquerque']</text:p>
          </table:table-cell>
          <table:table-cell office:value-type="string">
            <text:p>A primeira vez que fui a Budapeste foi em 2011, um ano depois da tomada de posse de Viktor Orbán. Enquanto caminhava nas ruas da capital húngara, dei por mim no meio de uma manifestação de neonazis, que entoavam cânticos e faziam várias demonstrações corporais de índole nazi, naquele que era um dia de glorificação de um ex-colaboracionista húngaro do regime alemão durante a Segunda Guerra Mundial.

Fui a Budapeste pela segunda vez o ano passado, em 2018. Nessa ocasião, num sábado à noite, num muito concorrido bar da cidade, deparei-me com um conjunto de homens que envergavam orgulhosamente, ao peito, autocolantes com a mensagem “White lives matter” (“As vidas de brancos importam”). Este movimento está associado a grupos de supremacia branca, que se consideram opositores do movimento que luta pela eliminação do racismo nos EUA, “Black lives matter” (“As vidas de negros importam”). Quando saí, um amigo meu questionou o segurança do espaço sobre a presença de pessoas com mensagens racistas no interior. O segurança riu-se e, tranquilamente, arregaçou a manga da camisola para mostrar a tatuagem que tinha no braço – “Blood and honor” (“Sangue e honra”), um muito conhecido epíteto nazi.

Voltei a Budapeste no fim de semana passado, entre 8 e 10 de março. Mal aterrei, a primeira coisa que vi – é impossível não os ver, tal a quantidade que existem espalhados pela cidade – foram cartazes com a mensagem “Tem o direito de saber o que Bruxelas se prepara para fazer” (“Önnek is joga van tudni, mire készül Brüsszel”, no original húngaro), acompanhados das imagens de George Soros e de Jean-Claude Juncker. Além dos cartazes, o governo húngaro enviou uma carta a todos os eleitores, onde enunciava a tal informação sobre o que Bruxelas preparava – um chorrilho de mentiras sem fundamento.

Para além do que é visível a olho nu, as desigualdades socioeconómicas na Hungria não param de aumentar – o coeficiente de GINI (que analisa a distribuição de riqueza num país) contraria a retórica do Governo de Orbán –, enquanto em Portugal têm vindo a baixar; no índice de transparência, que avalia a corrupção em vários países no mundo (da Transparency International), a Hungria apresenta-se em 64.º lugar; Portugal é 30º. A inflação em 2018 na Hungria era de 2,9%, e em Portugal era de 1,2%.

A tudo isto soma-se, ainda, a abertura histórica de sanções à Hungria, no âmbito do Artigo 7.º do Tratado de Lisboa. O relatório do Parlamento Europeu refere que o Governo de Orbán perseguiu migrantes, refugiados e grupos étnicos, como os ciganos, havendo indivíduos no governo que beneficiam dos fundos europeus e dos contribuintes, bem como a alteração da Constituição, a interferência no poder judicial, a perseguição aos media, à autonomia académica, ou a restrição de liberdades como a religiosa ou de associação.

Naturalmente, não é sobre os húngaros que recai o objeto desta crónica. É sobre a ação governativa de Viktor Orbán, primeiro-ministro da Hungria, que recai esta análise. Estes resultados são, aliás, fruto da ação direta de um governo ultraliberal na economia e ultraconservador nos valores. São o resultado de uma política que não se preocupa com a redução de desigualdades, que exclui e discrimina minorias, que viola a separação de poderes, Estado de Direito e o sistema democrático, e que é uma ameaça à liberdade de expressão.

A governação de Orbán é uma ameaça aos valores da União Europeia e coloca em risco a coesão socioeconómica que pretendemos alcançar na Europa. São a maior ameaça ao projeto europeu que tanto temos defendido e procuramos aprofundar. O seu discurso antieuropeísta não podia estar mais no espectro oposto daquilo que, enquanto socialistas, defendemos para a Europa.

Queremos nestas eleições europeias e ao longo dos próximos cinco anos colocar um novo Contrato Social no topo das nossas prioridades, condições de trabalho dignas, com salários dignos. Queremos tornar os programas europeus mais inclusivos, pugnar por uma educação que permita enfrentar os desafios de um mercado de trabalho em transformação, garantindo que é acessível para todas e todos ao longo da vida. Queremos garantir que as políticas de sustentabilidade, de combate às alterações climáticas e de mudança do paradigma da mobilidade estão no centro das políticas europeias. Queremos avançar com um Plano de Investimento para a Europa, na proteção social e na melhoria das condições de vida dos europeus.

Como o Partido Socialista refere de forma clara no seu manifesto, é preciso mudar a Europa e fazer com que esta corresponda mais e melhor à legítima expetativa dos seus cidadãos. É preciso uma Europa mais atenta à pobreza e às desigualdades, e uma Europa capaz de avançar para novas políticas que melhorem a vida concreta dos seus cidadãos, das famílias e das empresas.

Desde a chegada de Orbán ao poder, o silêncio tem imperado na direita europeia. Em 2013, quando Rui Tavares apresentou o Relatório do Parlamento Europeu sobre a situação na Hungria – e que acabaria por ficar com o seu nome –, o Partido Popular Europeu (PPE) votou contra a adoção deste relatório. Só o agravamento da situação de ameaça democrática no país – que atingiu níveis insustentáveis – ou a aproximação das eleições europeias trouxeram a pronúncia, necessariamente negativa, do PPE relativamente à atuação do Partido de Orbán.

O Partido Socialista e os Socialistas Europeus batem-se, aberta e afincadamente, nestas eleições europeias por um projeto europeu inclusivo, de solidariedade, de proteção social e ambiental, de sustentabilidade e de respeito pela democracia. O que não pode caber nesta construção europeia é o projeto político de Orbán. Até quando se manterá o silêncio ensurdecedor da Juventude do Partido Popular Europeu e a conivência do Partido Popular Europeu, a que pertencem, respetivamente, a JSD e o PSD e o CDS-PP, sobre a manutenção do partido de Viktor Orbán no seio da sua família política? É esse o projeto político que querem para a Europa?

O autor escreve segundo o novo Acordo Ortográfico</text:p>
          </table:table-cell>
          <table:table-cell office:value-type="string">
            <text:p>A governação de Viktor Orbán é uma ameaça aos valores da União Europeia e coloca em risco a coesão socioeconómica que pretendemos alcançar na Europa.</text:p>
          </table:table-cell>
          <table:table-cell office:value-type="string">
            <text:p>World</text:p>
          </table:table-cell>
          <table:table-cell office:value-type="string">
            <text:p>['Eleições europeias', 'Europa', 'Hungria', 'Mais Europa', 'Mundo', 'Opinião', 'União Europeia', 'Viktor Orbán']</text:p>
          </table:table-cell>
          <table:table-cell office:value-type="string">
            <text:p>2019-03-17 11:30:00</text:p>
          </table:table-cell>
          <table:table-cell table:style-name="ce23" office:value-type="string" office:value="https://www.publico.pt/2019/03/17/mundo/opiniao/importancia-rejeitar-orban-1865729">
            <text:p><text:a xlink:href="https://www.publico.pt/2019/03/17/mundo/opiniao/importancia-rejeitar-orban-1865729">https://www.publico.pt/2019/03/17/mundo/opiniao/importancia-rejeitar-orban-1865729</text:a></text:p>
          </table:table-cell>
          <table:table-cell table:number-columns-repeated="246"/>
        </table:table-row>
        <table:table-row table:style-name="ro1">
          <table:table-cell office:value-type="string">
            <text:p>5cf46095896a7fea06ff7223</text:p>
          </table:table-cell>
          <table:table-cell office:value-type="string">
            <text:p>Nobel, Nordhaus e alterações climáticas: reconciliar Economia e Física é vital</text:p>
          </table:table-cell>
          <table:table-cell office:value-type="string">
            <text:p>['Tiago Domingos']</text:p>
          </table:table-cell>
          <table:table-cell office:value-type="string">
            <text:p>Dia de 10 de Dezembro, William Nordhaus, economista e professor na Universidade de Yale, recebe em Estocolmo (juntamente com Paul Romer) o Prémio Nobel da Economia, por “integrar as alterações climáticas na análise macro-económica de longo prazo”, enquanto decorre na Polónia a Conferência do Clima e uma semana depois de o Governo português apresentar o Roteiro Nacional de Baixo Carbono.

Qual é então o contributo de Nordhaus para a Economia do Clima? Para o perceber, podemos seguir de perto o texto oficial que fundamenta a atribuição conjunta do Prémio Nobel a Nordhaus e Romer. Apropriadamente, este texto começa por rever o modelo neoclássico de crescimento económico, o modelo de Solow (o orientador do doutoramento de Nordhaus). Romer estendeu o modelo de Solow para melhor considerar a externalidade positiva associada à criação de conhecimento; Nordhaus estendeu o modelo de Solow para considerar a externalidade negativa associada à emissão de dióxido de carbono.

De forma simples, o contributo de Nordhaus traduziu-se na integração no modelo de Solow de quatro mecanismos fundamentais:

o efeito da actividade económica no uso de energia; o efeito do uso de energia na concentração de dióxido de carbono na atmosfera; o efeito da concentração de dióxido de carbono na atmosfera na temperatura global; o efeito da temperatura global na actividade económico e no bem estar humano.

Este esforço traduziu-se no famoso modelo DICE – Dynamic Integrated Climate Economy, cuja primeira versão foi publicada em 1994.

Este trabalho de Nordhaus é justamente considerado, nomeadamente pela Academia, como um precursor dos actuais integrated assessment models, que integram questões económicas e ambientais para analisar trajectórias futuras do clima e da economia (daí a menção “integrated”).

Impõe-se, no entanto, uma nota de cautela sobre estes modelos: sofrem do que já foi designado como “compression of uncertainty” (tal como formulada por Arnulf Grubler ou por Mike Hulme, fundador e primeiro director do famoso Tyndall Centre for Climate Change Research, na University of East Anglia). Para que os economistas consigam fazer estes modelos, e nomeadamente considerando a sua componente de optimização, precisam de receber dos cientistas naturais uma versão muito simplificada do comportamento do sistema natural, em que a incerteza foi artificialmente reduzida, de forma a tornar o problema tratável do ponto de vista da economia.

Assim, quer as versões mais simplificadas de Nordhaus, quer as versões mais detalhadas subsequentes, devem ser acima de tudo tratadas como toy models (no sentido em que esta expressão é usada em Física), que nos permitem obter insights sobre o problema, e não modelos que nos dêem valores numéricos suficientemente rigorosos para tomar decisões com base neles (embora naturalmente esses valores numéricos sejam extremamente apelativos em termos de comunicação social...).

No entanto, as incertezas nestes modelos não são, de todo, só do âmbito da ciência climática. Os cenários de emissões usados pelo IPCC para estimar as possíveis trajectórias compatíveis com, por exemplo, um aquecimento de 1,5 °C, estão criticamente dependentes de estimativas da evolução do PIB de cada país no próximo século (e da evolução das intensidades energética e carbónica do PIB). Estas estimativas estão por sua vez criticamente dependentes de estimativas para a evolução da produtividade total de factores, ponto onde reencontramos o trabalho de Romer.

Na fundamentação da atribuição do prémio deste ano, a Academia (Real Academia Sueca de Ciências) afirma que: “In central ways, the work by both Laureates draws on and overlaps with other sciences. (...) Thus, the two laureates have brought knowledge and nature into the realm of economic analysis and made them an integral part of the endeavour.”

A chave para o desenvolvimento futuro destas linhas de investigação está provavelmente na conjugação dos papéis do “conhecimento” e da “natureza”, em conjunto com uma forte perspectiva histórica.

Façamos aqui um pequeno desvio. Um dos aspectos pelos quais Nordhaus é conhecido entre os economistas é por ter sido, a partir dos anos 80, o co-autor do famoso livro de texto de Paul Samuelson. Ora Paul Samuelson fez o seu bacharelato em Física e, no doutoramento, a sua formalização da Economia, mais tarde publicada no livro Foundations of Economic Analysis, inspirou-se fortemente na Termodinâmica, tal como formulada pelo físico americano Joseph Willard Gibbs. São palavras do próprio Paul Samuelson quando disse “"Until the laws of thermodynamics are repealed, I shall continue to relate outputs to inputs –​ i.e. to believe in production functions.” [1]

Também Samuelson, numa entrevista [2] em 2009, em resposta à pergunta:

“(...) What would you say to someone starting graduate study in economics? Where do you think the big developments in modern macro are going to be, or in the micro foundations of modern macro? Where does it go from here and how does the current crisis change it?”

disse:

"Well, I'd say, and this is probably a change from what I would have said when I was younger: Have a very healthy respect for the study of economic history, because that's the raw material out of which any of your conjectures or testings will come.”

Como é habitual na atribuição dos Prémios Nobel, frequentemente considera-se que o vencedor do Prémio é merecedor, mas que a sua contribuição mais importante não é aquela que foi mencionada pela Academia. O caso mais famoso é talvez o de Albert Einstein, a quem o prémio foi atribuído pelo efeito fotoeléctrico e não pela teoria da relatividade (restrita e generalizada).

Para William Nordhaus, aplica-se talvez também esta situação, referente a vários trabalhos, mas dos quais o que é neste momento relevante destacar é o seu trabalho de 1996 sobre a iluminação. Neste trabalho, faz simultaneamente uma análise histórica e termodinâmica, sobre a inovação na tecnologia de iluminação e sobre as consequências dessa inovação para os nossos cálculos de índices de preços e de PIB.

Concretamente, estimou os custos e o desempenho das tecnologias de iluminação, desde a pré-história, passando pela Babilónia, até às múltiplas tecnologias dos últimos séculos (velas, lâmpadas com óleo de baleia, lâmpadas incandescentes, lâmpadas fluorescentes). Fez fogueiras, fez experiências com lâmpadas do tempo dos romanos, um verdadeiro trabalho de investigação entre as ciências naturais e a economia. Com esta informação, construiu um índice do “verdadeiro preço da luz”, que comparou com o “índice de preços oficial”. E que concluiu Nordhaus? Tomando como referência o ano de 1800, em 1992 o verdadeiro valor da luz já era 1000 vezes superior ao que era estimado pelas estatísticas oficiais!

Mais recentemente, em 2007, Nordhaus aplicou este mesmo tipo de análise à capacidade de cálculo dos computadores, mais uma vez concluindo que as medidas de preço feitas com base no desempenho físico têm reduções muito superiores às que são apresentadas nas estatísticas oficiais.

Para terminar, ilustremos esta ideia, com uma pequena parábola, bastante simplificada. Consideremos Inglaterra no século XVIII, antes da Revolução Industrial. Um agricultor trabalha a terra só com um cavalo, e produz alimento suficiente para a sua família. A esmagadora maioria dos ingleses são agricultores. Fast forward para o presente. O agricultor trabalha agora a terra com um tractor de 100 cavalos, isto é, com uma potência igual à de 100 cavalos e produz 100 vezes mais. Como é que sabemos isto? Porque hoje só 1% dos ingleses é que são agricultores. What’s the catch? É que hoje, um tractor de 100 cavalos tem um custo na ordem das dezenas de milhares de euros, e um cavalo tem um custo na ordem dos milhares de euros. Isto é, o tractor é dez vezes mais caro, mas 100 vezes mais produtivo.

Será então que o uso de medidas físicas da produtividade do capital, na abordagem que Nordhaus aplicou à iluminação e à computação, permitem compreender que o capital tem um contributo muito superior ao que é habitualmente estimado, permitindo assim explicar a produtividade total de factores e estabelecer uma muito mais forte ligação entre crescimento económico, conhecimento, energia e as suas implicações para o clima?

[1] Paul A. Samuelson, Collected Scientific Papers, 1972: p.174

[2] https://www.theatlantic.com/politics/archive/2009/06/an-interview-with-paul-samuelson-part-two/19627/</text:p>
          </table:table-cell>
          <table:table-cell office:value-type="string">
            <text:p>Será que o uso de medidas físicas da produtividade do capital permitem compreender que o capital tem um contributo muito superior ao que é habitualmente estimado, permitindo assim explicar a produtividade total de factores e estabelecer uma muito ma</text:p>
          </table:table-cell>
          <table:table-cell office:value-type="string">
            <text:p>Sci-Tech</text:p>
          </table:table-cell>
          <table:table-cell office:value-type="string">
            <text:p>['Ambiente', 'Ciência', 'Energia', 'Investigação científica', 'Nobel', 'Opinião', 'Produtividade']</text:p>
          </table:table-cell>
          <table:table-cell office:value-type="string">
            <text:p>2019-03-18 06:01:00</text:p>
          </table:table-cell>
          <table:table-cell table:style-name="ce23" office:value-type="string" office:value="https://www.publico.pt/2019/03/18/ciencia/opiniao/nobel-nordhaus-alteracoes-climaticas-reconciliar-economia-fisica-vital-1865314">
            <text:p><text:a xlink:href="https://www.publico.pt/2019/03/18/ciencia/opiniao/nobel-nordhaus-alteracoes-climaticas-reconciliar-economia-fisica-vital-1865314">https://www.publico.pt/2019/03/18/ciencia/opiniao/nobel-nordhaus-alteracoes-climaticas-reconciliar-economia-fisica-vital-1865314</text:a></text:p>
          </table:table-cell>
          <table:table-cell table:number-columns-repeated="246"/>
        </table:table-row>
        <table:table-row table:style-name="ro1">
          <table:table-cell office:value-type="string">
            <text:p>5cf4609b896a7fea06ff7248</text:p>
          </table:table-cell>
          <table:table-cell office:value-type="string">
            <text:p>O povo que regressou a casa</text:p>
          </table:table-cell>
          <table:table-cell office:value-type="string">
            <text:p>['Mikhail Kamynin']</text:p>
          </table:table-cell>
          <table:table-cell office:value-type="string">
            <text:p>“A Crimeia é uma Ordem no peito do planeta Terra!” Esta frase, exclamada pelo grande poeta, diplomata e político chileno Pablo Neruda após ter conhecido a península, carateriza muito emblematicamente as emoções daqueles que têm a oportunidade de visitar esta região russa.

Na verdade, há muito poucos tais lugares no mundo que sejam tão atraentes e ricos pela sua beleza natural, potencial de recreação, arquitetura e cultura. Para gerações de escritores, poetas, pintores russos – inclusive os grandes Pushkin, Tolstoy, Tchtekhov, Bunin ou o marinhista Ayvazovskiy, entre muitos outros –, a península era uma fonte de inspiração. O antigo palácio de Bakhchisaray, único no género, a fortaleza genovesa na cidade de Sudak, o palácio Ninho de Andorinha, no estilo neogótico, são apenas alguns dos mundialmente conhecidos lugares de interesse na Crimeia.

A 18 de março completam-se cinco anos desde a sua reunificação com o nosso país, conforme foi decidido por mais de 95% dos participantes do referendo na península, com a afluência de 83%. A leitora do PÚBLICO Olga Olegovna nota a este respeito, num comentário na versão digital do jornal a 23 de fevereiro passado: “Eu sou da Crimeia, onde está a toda minha família. [...] Vi eu que o povo estava muito contente e feliz para voltar à casa que a Rússia sempre foi para a Crimeia”. O leitor Jonas Almeida acrescenta: “Subscrevo. Dos livros como de conversas com colegas e alunos, ucranianos e russos, não ouço outra história se não que a Crimeia é russa, e antes disso tártara, mas nunca ucraniana, que sempre foram uma pequena minoria. [...] A tentativa da Ucrânia de proibir o ensino do russo entornou o caldo e envenenou as águas irreversivelmente – a Crimeia seria hoje palco de uma guerra civil violenta...”.

A história da sua permanência na Rússia tem raízes nos séculos remotos. É ainda em 1783 que a Crimeia se tornou parte da Rússia, segundo a ordem da imperatriz Catarina II. A propósito, é esta mesma grande governante russa que pode ser conhecida ao público português pela sua sábia decisão de estabelecer as relações diplomáticas com Portugal, dando-nos a oportunidade de celebrar o seu 240.º jubileu em 2019.

Apesar da campanha do atual regime de Kiev, das provocações e tentativas de sufocar a região energética e economicamente, a Crimeia russa continua a desenvolver-se e a prosperar, recuperando-se das doenças deixadas pelo legado ucraniano. Eis alguns exemplos: salários no setor público duplicaram em comparação com o ano de 2013; está a ser levado a cabo, desde 2015, o programa federal visando o desenvolvimento social e económico da República, com um orçamento acima de 13 mil milhões de euros; desenvolve-se, com dinâmica alta, a infraestrutura da República – vale a pena mencionar, em particular, a maior ponte na Europa que é a Ponte da Crimeia, cujo componente rodoviário foi inaugurado em 2018.

Atualmente, a República da Crimeia, como parte integrante da Federação da Rússia, empenha-se no estabelecimento de cooperação intermunicipal com parceiros na Europa, mesmo que a União Europeia tenha uma posição contrária. E este trabalho traz resultados concretos proeminentes. A partir de 2014, foram concluídos acordos de cooperação das cidades da Crimeia com uma série de municípios europeus, inclusive na Itália, Grécia, França (se não falarmos daqueles que ficam fora da região, na África ou no Médio Oriente). Entre os parceiros económicos internacionais, fora da zona da ex-URSS, a Crimeia mantem laços comerciais com a Turquia (11% das trocas de mercadorias), Itália (9%), Índia e China (4% cada).

Tornam-se uma coisa habitual e quotidiana visitas de parlamentares europeus e eurodeputados à Crimeia russa. São checos, alemães, italianos, franceses... Contatados pela imprensa, explicam abertamente que a motivação deles é a de perceber a verdade sobre a Crimeia e avaliar a situação na península com os seus próprios olhos, tendo pouca confiança na informação falsa sobre a região propagada no Ocidente.

É de agradar que não se pode esconder a verdade. Para mim, enquanto embaixador russo em Portugal, é muito importante que o público português também saiba distinguir mentiras da verdade. Basta ler os comentários aos recentes artigos publicados pelos representantes de Kiev (Observador.pt, a 28 de fevereiro, PÚBLICO, a 20 de fevereiro), em que eles, pela enésima vez, tentam desesperadamente criar uma falsa alternativa à realidade, um mito político, uma pós-verdade fundada na propaganda antirussa. Até o próprio jornalista José Milhazes, bem conhecido pela sua posição dura e crítica em relação ao Kremlin, nota (e bem nota): “Uma opinião [no artigo mencionado no Observador] onde se deforma a história e escrita com vista a salvar o atual regime corrupto nas próximas eleições de março [as presidenciais na Ucrânia].”

A mentira é sempre uma mentira, em geral e em pormenores, até à última gota. Quando Kiev grita sobre a “anexação” da península em resultado da dita “intervenção” dos militares russos, omite o facto jurídico que, até durante a permanência temporária da Crimeia na Ucrânia de 1991 a 2013, as forças navais e militares russas sempre estavam legalmente presentes na região, como era previsto pelo respetivo acordo interestatal Rússia-Ucrânia sobre as condições de deslocação da Marinha russa do Mar Negro no território da Crimeia.

Agora, e por último, o mais importante. A Crimeia não é uma região. Não é terra, península, plataforma estratégica, lugar qualquer... A Crimeia é o seu povo, as pessoas de várias nacionalidades e culturas, com as suas vidas, aspirações, sonhos e necessidades, com a sua grandeza, história e nobreza. São as pessoas que, há cinco anos, realizaram o seu direito legítimo, consagrado no direito internacional, de determinar, livre e democraticamente, o seu próprio destino.

E eles decidiram voltar à casa, à Rússia.

Respeitemos, então, esta sua decisão.

O autor escreve segundo o novo Acordo Ortográfico</text:p>
          </table:table-cell>
          <table:table-cell office:value-type="string">
            <text:p>A Crimeia é o seu povo e eles decidiram voltar à casa, à Rússia. Respeitemos, então, esta sua decisão.</text:p>
          </table:table-cell>
          <table:table-cell office:value-type="string">
            <text:p>World</text:p>
          </table:table-cell>
          <table:table-cell office:value-type="string">
            <text:p>['Crimeia', 'Diplomacia', 'Europa', 'Mundo', 'Opinião', 'Rússia', 'Ucrânia', 'União Europeia']</text:p>
          </table:table-cell>
          <table:table-cell office:value-type="string">
            <text:p>2019-03-18 06:20:00</text:p>
          </table:table-cell>
          <table:table-cell table:style-name="ce23" office:value-type="string" office:value="https://www.publico.pt/2019/03/18/mundo/opiniao/povo-regressou-casa-1865389">
            <text:p><text:a xlink:href="https://www.publico.pt/2019/03/18/mundo/opiniao/povo-regressou-casa-1865389">https://www.publico.pt/2019/03/18/mundo/opiniao/povo-regressou-casa-1865389</text:a></text:p>
          </table:table-cell>
          <table:table-cell table:number-columns-repeated="246"/>
        </table:table-row>
        <table:table-row table:style-name="ro1">
          <table:table-cell office:value-type="string">
            <text:p>5cf45f12896a7fea06ff66b8</text:p>
          </table:table-cell>
          <table:table-cell office:value-type="string">
            <text:p>O Novo Banco e a democracia</text:p>
          </table:table-cell>
          <table:table-cell office:value-type="string">
            <text:p>['Helena Roseta']</text:p>
          </table:table-cell>
          <table:table-cell office:value-type="string">
            <text:p>1. O Novo Banco vendeu no ano passado, através do Projecto Viriato, uma enorme carteira de imóveis, com 8726 propriedades e um valor contabilístico de 717 milhões de euros, por 389 milhões de euros. Afirmei no Parlamento que se tratou de uma venda ao desbarato e com grandes perdas. O NB reagiu de imediato, garantindo que “não vende, nem pretende vir a vender, quaisquer imóveis a preços desajustados de valores de mercado”. Que houve perdas ninguém nega, senão não havia necessidade de recorrer ao Fundo de Resolução. Mas terão sido mesmo valores de mercado?

2. Desconhece-se a composição desta carteira, mas sabe-se que a perda terá rondado os 160 milhões de euros. Sabe-se ainda, segundo declarações do presidente da Comissão de Acompanhamento do Fundo de Resolução, que havia alguns terrenos “enormíssimos”, vendidos até 2008 para grandes empreendimentos que “não tinham parâmetros definidos pelas câmaras, na perspectiva de metros quadrados de construção”. Ficamos sem saber quem propôs e quem aceitou estas operações especulativas que redundaram em empréstimos ruinosos. Disse também a Comissão de Acompanhamento na AR que grande parte dos imóveis do projecto Viriato eram “activos granulares”, pequeninos, resultantes de hipotecas de créditos à habitação. Nestes casos, o valor médio de cada imóvel, conforme foi afirmado, rondou os 72.000 ou 73.000 euros.

3. Segundo o INE, o valor médio de venda para habitação tem vindo a subir sistematicamente nos últimos anos. Em 2016, o preço médio dos imóveis urbanos vendidos em Portugal era de cerca de 115.000 euros. Como é que se pode dizer que valores actuais 30% ou 40% abaixo dos valores de 2016 são “valores de mercado”? Que imóveis são estes que passaram de mãos para um fundo americano, com perdas a suportar pelo Fundo de Resolução? Há aqui muita coisa por explicar.

4. Também João Paulo Correia, da direcção do Grupo Parlamentar do PS, se apressou a contrariar-me: “Os activos do Novo Banco estão a ser vendidos no mercado. Dizer-se que estão a ser vendidos a muito baixo valor é errado.” O mercado tem as costas largas, digo eu. E dêem-se as voltas que se derem, os valores de mercado actuais são muito superiores aos que esta venda em massa atingiu.

5. Percebemos todos que o NB faça vendas com perdas, vai assim limpando o balanço sabendo que o Fundo de Resolução e o empréstimo do Estado lá estão para cobrir a diferença. A verdade é que este mecanismo de “capital contingente” está a ter efeitos perversos. Não vale a pena dizerem-nos que não tem custos para o contribuinte. Como Jerónimo de Sousa afirmou certeiramente, se o dinheiro do Estado não está a ser dado, está a ser “emprestadado”. Não sei se a nacionalização do NB teria resolvido o problema. As imparidades já lá estavam há muitos anos. Certo é que o BES “bom” afinal não era tão bom assim, como reconheceu António Costa, mas a desalavancagem em curso tem custos para todos nós que não podem ser escondidos nem estão cabalmente esclarecidos.

6. A forma como Portugal lidou com a crise da banca pode ter ajudado a manter a confiança no sistema financeiro, mas está a pôr em causa a confiança na democracia. A diferença de tratamento entre grandes e pequenos devedores é inaceitável. Como eu disse no Parlamento, o sistema financeiro parece uma rede de pescadores ao contrário, que apanha o pequeno e deixa passar o grande. Ouvimos todos os dias dizer-se que “para os bancos há sempre dinheiro!”. As pessoas vêem que os grandes incumpridores continuam impunes, mas os pequenos perderam as suas casas e ainda ficaram com dívidas. É urgente apontar caminhos para corrigir estas desigualdades e distorções. Foi o que tentei fazer na AR. Mais do que atirar culpas para o mercado ou para o passado, são necessárias novas políticas públicas para repor a confiança na igualdade de tratamento. Como dispõe a nossa Constituição, é tempo de subordinar o poder económico ao poder político – e não o seu inverso.</text:p>
          </table:table-cell>
          <table:table-cell office:value-type="string">
            <text:p>Que imóveis são estes que passaram de mãos para um fundo americano, com perdas a suportar pelo Fundo de Resolução? Há aqui muita coisa por explicar.</text:p>
          </table:table-cell>
          <table:table-cell office:value-type="string">
            <text:p>Economy</text:p>
          </table:table-cell>
          <table:table-cell office:value-type="string">
            <text:p>['BES', 'Banca', 'Economia', 'Fundo de Resolução', 'Imobiliário', 'Novo Banco', 'Opinião']</text:p>
          </table:table-cell>
          <table:table-cell office:value-type="string">
            <text:p>2019-03-18 06:22:00</text:p>
          </table:table-cell>
          <table:table-cell table:style-name="ce23" office:value-type="string" office:value="https://www.publico.pt/2019/03/18/economia/opiniao/novo-banco-democracia-1865673">
            <text:p><text:a xlink:href="https://www.publico.pt/2019/03/18/economia/opiniao/novo-banco-democracia-1865673">https://www.publico.pt/2019/03/18/economia/opiniao/novo-banco-democracia-1865673</text:a></text:p>
          </table:table-cell>
          <table:table-cell table:number-columns-repeated="246"/>
        </table:table-row>
        <table:table-row table:style-name="ro1">
          <table:table-cell office:value-type="string">
            <text:p>5cf45f13896a7fea06ff66bf</text:p>
          </table:table-cell>
          <table:table-cell office:value-type="string">
            <text:p>Combater o bom combate</text:p>
          </table:table-cell>
          <table:table-cell office:value-type="string">
            <text:p>['Margarida Mano']</text:p>
          </table:table-cell>
          <table:table-cell office:value-type="string">
            <text:p>Na passada semana, foi agendado na Assembleia da República um tema tão importante como “O Combate à Desinformação – Em Defesa da Democracia”. Uma discussão peculiar, centrada na apresentação de um projeto de resolução do PS, de si dificilmente isento na matéria e partido que, curiosamente, não permitiu a apresentação de propostas de qualquer outro grupo parlamentar. Um começo em falso para combater notícias falsas.

Uma democracia saudável depende vitalmente de um fluxo de informação saudável, apoiado em meios de comunicação que mantêm os seus cidadãos informados e verificam o funcionamento das instituições. É um pressuposto fundamental que a informação seja fidedigna. Este pacto democrático sofre quando a informação é omissa ou, pior, adulterada para servir alguma agenda. O condicionamento da comunicação corresponde a um condicionamento da verdade. O condicionamento da verdade não serve a democracia. Adicionalmente, a desinformação é também uma arma letal contra o valor da liberdade de expressão. Descredibiliza a liberdade de informação, fragilizando mensagem, canais e autores. O PSD tem um legado em matéria de liberdade de expressão que lhe é caro e que não enjeita: os cidadãos devem comunicar livremente entre si.

O contexto deste debate merece-nos, antes de mais, três notas prévias, enquadradoras de qualquer reflexão:

A democracia defende-se na liberdade, na pluralidade, na ética e não na penumbra de expedientes, no silenciamento de iniciativas de outros partidos, ou na busca de protagonismos mediáticos. A democracia defende-se no estudo, no debate e no contraditório.

O combate à desinformação faz-se com gente esclarecida e informada, mas também sem excesso de frenesim. O combate à desinformação faz-se seguramente longe dos maus exemplos, conhecidos por fabricar notícias falsas, dos quais o Governo não se afasta.

Finalmente, o sublinhar que a responsabilidade não se endossa. Este é um tema onde todos somos responsáveis, enquanto cidadãos, partidos e Parlamento.

Este último ponto é especialmente importante neste contexto: é difícil compreender que o PS restrinja a sua responsabilidade a um projeto de resolução com recomendações para fazer o que o seu Governo já prometeu fazer. Tal só é compreensível com um PS que já começa a desconfiar das promessas do Governo!

A primeira responsabilidade do Estado e dos seus atores em relação à liberdade de expressão é não interferir ou censurar, mas antes, pela sua essência e função regulamentar, assegurar um ambiente favorável a um debate público pluralista e inclusivo com liberdade de expressão. A verdade não é contingente de forças legais ou políticas. Galileu estava sozinho e tinha razão. A primeira responsabilidade do poder é para com a democracia, e a desta para com a verdade.

O combate à desinformação tem, contudo, tanto de importante quanto de difícil. A provar que é um combate difícil está o facto de não ser suficiente, ou fácil, legislar. A única força eficaz no combate é a qualidade das democracias, que não se conquista por decreto. Legislar pode mesmo traduzir-se num ato falhado ou contraproducente, como ilustra o caso negativo paradigmático da Malásia. Mesmo em presença de soluções mais circunscritas e ponderadas – e temos bons exemplos em França, Alemanha, Itália e no Reino Unido –, existe uma crítica de valor maior em democracia: “o perigo de censura”.

No entanto, o combate à desinformação é sobretudo um combate complexo porque uma reflexão e ação sérias têm que passar por um diálogo interdisciplinar e por uma abordagem política multinível. O seu combate apela a um Estado que defenda a liberdade de expressão. Para isso, políticas e regulamentações claras e acionáveis de soberania digital, de concorrência, de direitos de autor, de responsabilização na comunicação, deverão fazer parte da solução.

É certo que as notícias falsas e a manipulação da informação já vêm do mundo analógico. Que o digam os mais velhos com memórias reais da censura, ou escritores como Orwell. No seu infame Ministério da Verdade surge como um duplo aviso ao nosso tempo: por um lado, mostra-nos o poder último, destrutivo e despótico, da desinformação, e por outro o perigo de um Estado sem noção dos seus limites, onde “Quem controla o passado controla o futuro: quem controla o presente controla o passado.”

Também é certo que deixámos que essas antigas práticas e utopias perversas se transformassem em práticas digitais, num mundo onde a velocidade se alterou profundamente, onde impera a lógica de rede, sem pontos nodais nem gatekeepers. Confunde-se o cidadão com o editor, confunde-se o comentador com o jornalista. Confunde-se a Lei e, por fim, a democracia.

A exposição dos cidadãos a uma desinformação em larga escala é um desafio para todos nós. A Internet permitiu uma democracia participativa e inclusiva. A democracia desinformada e manipulada seria disso um péssimo resultado.

Há muito que fazer por entidades competentes, académicos, profissionais e sociedade civil em geral. A reflexão e a ação deverão considerar três etapas:

Motivação: é importante perceber as motivações que subjazem à criação das notícias falsas. É importante assegurar que estas atividades, lesivas para a democracia, não ficam impunes quando detetadas, ou deixadas à mercê de um sistema de Justiça que não está preparado para a sua velocidade, evolução e difusividade. Disseminação: é fundamental conhecer quais os principais veículos de informação falsa nos media sociais, bem como o tipo de mensagem veiculada. É fundamental melhorar a capacidade de detetar a circulação de informação falsa:

Através de algoritmos e funcionários desses canais, como já começa a existir;

Através da intervenção cívica, em que os próprios cidadãos detetam e denunciam estas situações;

A responsabilização dos canais em que esta informação falsa circula é também um passo essencial.

Impacto e Percepção: é fundamental ter uma análise de quem são as pessoas que a desinformação alcança, quais as mais permeáveis e porquê. É também um fenómeno social, que não existe num vácuo conceptual. Acima de tudo, é necessário formar cidadãos que tenham a capacidade de análise crítica da informação enquanto agentes participativos em democracia.

Ninguém tem dúvidas que, a longo prazo, a aposta na Educação é a “vacina” contra as notícias falsas. No entanto, esta é uma guerra que tem que ser ganha em várias frentes, estando a Assembleia da República na primeira linha. Há que liderar dando o exemplo. Estar a deliberar uma recomendação, já de si parca, antes que o Governo preste contas do que assumiu fazer ou que o Parlamento possa fazer o debate aprofundado sobre a matéria é começar mal. É demiti-lo da sua responsabilidade enquanto órgão máximo da pluralidade democrática, antídoto por excelência contra o sectarismo e a desinformação. O Parlamento tem de assumir essa liderança, na plenitude da representação dos vários partidos em termos normativos e de fiscalização apertada das políticas públicas. Deixar este tema tão essencial nas mãos do Governo, qualquer que seja, é “entregar o ouro ao bandido”, abrir as portas para instrumentalizar esse combate e condicionar o debate público.

“Um ecossistema de informação livre, pluralista e bem regulado, baseado em exigentes padrões profissionais, é indispensável a um saudável debate democrático.” Assim conclui a Comissão Europeia na comunicação que publicou em abril do ano passado sobre desinformação. O PSD concorda, naturalmente, com a aplicação do plano de ação contra a desinformação proposto pela Comissão Europeia. Não pode, no entanto, concordar que isso, e mais um par de iniciativas já em curso, substituam um debate que terá de ser duro e profundo. Se queremos combater a desinformação, comecemos então a sério pelo Parlamento. Só com coragem e honestidade, no contexto do mandato democrático que é atribuído aos deputados, podem ser apresentadas, e construídas em conjunto, as soluções que Portugal e a nossa democracia precisam.

A autora escreve segundo o novo Acordo Ortográfico</text:p>
          </table:table-cell>
          <table:table-cell office:value-type="string">
            <text:p>Deixar o combate à desinformação nas mãos do Governo, qualquer que seja, é “entregar o ouro ao bandido”, abrir as portas para instrumentalizar esse combate e condicionar o debate público.</text:p>
          </table:table-cell>
          <table:table-cell office:value-type="string">
            <text:p>Politics</text:p>
          </table:table-cell>
          <table:table-cell office:value-type="string">
            <text:p>['Assembleia da República', 'Democracia', 'Fake news', 'Governo', 'Media', 'Opinião', 'Partidos políticos', 'Política', 'Redes sociais']</text:p>
          </table:table-cell>
          <table:table-cell office:value-type="string">
            <text:p>2019-03-18 06:40:00</text:p>
          </table:table-cell>
          <table:table-cell table:style-name="ce23" office:value-type="string" office:value="https://www.publico.pt/2019/03/18/politica/opiniao/combater-bom-combate-1865738">
            <text:p><text:a xlink:href="https://www.publico.pt/2019/03/18/politica/opiniao/combater-bom-combate-1865738">https://www.publico.pt/2019/03/18/politica/opiniao/combater-bom-combate-1865738</text:a></text:p>
          </table:table-cell>
          <table:table-cell table:number-columns-repeated="246"/>
        </table:table-row>
        <table:table-row table:style-name="ro1">
          <table:table-cell office:value-type="string">
            <text:p>5cf45f25896a7fea06ff6744</text:p>
          </table:table-cell>
          <table:table-cell office:value-type="string">
            <text:p>No centenário da OIT</text:p>
          </table:table-cell>
          <table:table-cell office:value-type="string">
            <text:p>['Glória Rebelo']</text:p>
          </table:table-cell>
          <table:table-cell office:value-type="string">
            <text:p>Fundada em 1919, a Organização Internacional do Trabalho (OIT) celebra este ano o seu centenário. De composição tripartida, esta organização conta com representantes dos governos, dos empregadores e dos trabalhadores dos Estados-membros e elabora Convenções e Recomendações relativas a diversos aspectos das relações de trabalho, com o propósito de influenciar a legislação nacional dos Estados-membros. E desde a sua fundação que a OIT desenvolve uma estratégia tripartida de atuação e de diálogo social, procurando contribuir para o progresso socioeconómico internacional.

Portugal é membro fundador da OIT, sendo as Convenções da OIT as principais fontes internacionais do nosso Direito do Trabalho. Nesta medida, o direito internacional do trabalho tem desempenhado um papel na formulação do Direito do Trabalho e sua interpretação jurídica em Portugal, especialmente pela ratificação das Convenções da OIT. Segundo um recente relatório desta organização, apresentado em 2018, e intitulado “Trabalho Digno em Portugal 2008-2018”, Portugal já ratificou 84 convenções e um protocolo, acerca de temas tão diversos como a duração do trabalho e o descanso, os salários, ou a negociação coletiva. Os temas do tempo de trabalho e dos períodos de descanso são recorrentes devido às condições em que é prestado e as alterações contínuas dos mercados de trabalho, já que estas alterações podem ter impactos significativos na forma como se procede à organização das horas de trabalho nas organizações e nos períodos de descanso que podem ser gozados pelos trabalhadores. Também o tema da Igualdade de Oportunidades, objecto das Convenções n.º 100, n.º 111 e n.º 156, tem sido particularmente tratado ao longo da sua história.

Mas é, sobretudo, na agenda para a promoção de trabalho digno – através das suas actividades no domínio do emprego, da protecção social, dos princípios e direitos fundamentais no trabalho e do diálogo social – que a OIT tem centrado muita da sua atenção.

No relatório “Trabalho Digno em Portugal 2008-2018”, a OIT alerta para o facto de os efeitos distributivos das reformas laborais adoptadas desde 2011 merecerem atenção renovada, facto motivado pela preocupação generalizada de que o tipo de reformas promovidas até ao momento estarem associadas a resultados económicos e sociais menos inclusivos. O que significa que se requerem medidas complementares para combater as desigualdades, a fraude e a evasão fiscais e apoiar as pessoas que estão mais vulneráveis.

Depois, a OIT alerta ainda para o facto de as inspeções do trabalho terem sofrido uma quebra à medida que as reformas preconizadas pelo ajustamento reduziram os recursos e aumentaram a complexidade da legislação laboral. Como se lê no relatório: “a aplicação da legislação laboral em Portugal está a cargo de uma única instituição, a Autoridade para as Condições do Trabalho (ACT), que se encontra sob a tutela do Ministério do Trabalho, Solidariedade e Segurança Social. O Código do Trabalho de 2009 e as suas sucessivas alterações que flexibilizaram as formas contratuais e a organização do trabalho (...) também aumentaram a complexidade jurídica dos mecanismos de execução (...) diminuindo, assim, a capacidade de execução da ACT.”

Assim, conclui o relatório, as reformas ao abrigo do programa de ajustamento acentuaram ainda mais a complexidade da legislação laboral, ao mesmo tempo que reduziram os recursos disponíveis para as inspeções. Tal diminuiu a motivação do pessoal e reduziu a capacidade da ACT de exercer efetivamente as suas funções de entidade reguladora, dado que é obrigada a concentrar-se cada vez mais nos pedidos individuais que têm um efeito reduzido no ambiente regulamentar.

No que se refere, por exemplo, à matéria do tempo de trabalho e dos períodos de descanso, o relatório realça que “as alterações ao nível da legislação e políticas nacionais podem ter um impacto significativo sobre a forma como as horas de trabalho e os períodos de descanso são organizados na prática”, sendo, portanto, “importante considerar o impacto quantitativo e qualitativo destas alterações legais”. Assim, e apontando um conjunto de opções políticas para o futuro, este relatório vem sugerir que se melhorem as condições de trabalho e os mecanismos de aplicação da lei através da inspeção de trabalho em Portugal.

A autora escreve segundo o novo Acordo Ortográfico</text:p>
          </table:table-cell>
          <table:table-cell office:value-type="string">
            <text:p>É, sobretudo, na agenda para a promoção de trabalho digno que a OIT tem centrado muita da sua atenção.</text:p>
          </table:table-cell>
          <table:table-cell office:value-type="string">
            <text:p>Economy</text:p>
          </table:table-cell>
          <table:table-cell office:value-type="string">
            <text:p>['ACT', 'Código do Trabalho', 'Economia', 'Empresas', 'Legislação laboral', 'Opinião', 'Organização Internacional do Trabalho', 'Trabalho']</text:p>
          </table:table-cell>
          <table:table-cell office:value-type="string">
            <text:p>2019-03-19 06:43:00</text:p>
          </table:table-cell>
          <table:table-cell table:style-name="ce23" office:value-type="string" office:value="https://www.publico.pt/2019/03/19/economia/opiniao/centenario-oit-1864705">
            <text:p><text:a xlink:href="https://www.publico.pt/2019/03/19/economia/opiniao/centenario-oit-1864705">https://www.publico.pt/2019/03/19/economia/opiniao/centenario-oit-1864705</text:a></text:p>
          </table:table-cell>
          <table:table-cell table:number-columns-repeated="246"/>
        </table:table-row>
        <table:table-row table:style-name="ro1">
          <table:table-cell office:value-type="string">
            <text:p>5cf45f36896a7fea06ff67b8</text:p>
          </table:table-cell>
          <table:table-cell office:value-type="string">
            <text:p>Regresso ao fim do Império da Democracia?</text:p>
          </table:table-cell>
          <table:table-cell office:value-type="string">
            <text:p>['Paula Teixeira da Cruz']</text:p>
          </table:table-cell>
          <table:table-cell office:value-type="string">
            <text:p>Tudo indica que o único Império digno de defesa – o da Democracia Substantiva – se encontra em crise profunda.

Da arbitrariedade do poder político, ao nepotismo, ao amiguismo (descarados, declarados e sem escrutínio), à utilização nefasta de redes sociais – sem identificação e portanto sem responsabilização -, bem como ao regresso às práticas de usurpação de lugares públicos por familiares (a lembrar tempos de monarquia muito pouco esclarecida) e à canibalização da Administração Pública – uma consequência do que vai dito – estamos de facto em crise democrática, pois tudo se passa como se fosse absolutamente natural, perante uma anestesia, também ela, quase geral.

Pobre Império da Democracia, parece ter durado pouco. Está em coma, enfraquecendo de forma tão rápida, que se advinha a sua morte.

Um a um, os órgãos vitais da Democracia vão entrando em falência.

No momento, um dos seus órgãos vitais, o Judicial, está mesmo a ser objeto de um anti-tratamento. Basta a falência de uma das células do referido órgão, para que se aconselhe a extração de uma das suas funções vitais: a Independência.

Falando claro, bastam erros de magistrados para que a parte seja tomada como um todo.

São todos péssimos e malévolos, como se erros de profissionais de todas as classes as transformassem em classes de desqualificados.

Ora, bem sabemos que bons ou maus profissionais e titulares de cargos públicos ou de soberania, existem em todos os setores; porém, no que à Judicatura diz respeito, se um erro clamoroso dá muito jeito ao poder político, dois ou dez dão muito mais.

Não estou, com isto, a desculpar erros gritantes: estou é a dizer que tais erros podem ser muito bem aproveitados.

É muito conveniente amaldiçoar toda a Magistratura para a lançar ao moderno circo romano e matar a sua essência: a Independência.

As massas vão aplaudir, esquecendo todos aqueles que trabalham com rigor, focando-se em um ou alguns infratores.

O momento é muito propício, com uma opinião pública desconfiada e um poder político – Governo, respetivo suporte e alguma Oposição – de garras afiadas. Há muito quem receie os Tribunais.

A constante e multicentenária promiscuidade entre os poderes político e económico, tem um momento de ouro para condicionar as Magistraturas e questionar a sua independência.

Não ouvem os tambores?

Conferir, hoje, meios essenciais às Magistraturas, como os institutos de combate ao enriquecimento ilícito e a colaboração premiada, continua a ser tarefa que bate em muro de betão. Feito por quem e porquê?

O que seria, bramam tantos...

Daí que as Magistraturas tenham de ser exemplares no sancionamento de negligências e ainda mais de erros grosseiros.

Os impérios, felizmente, desfazem-se, mas o Império da Democracia, esse, deve perdurar e ser estimulado.

Foi o único a trazer-nos a paz.

É bom que não deixem de cuidar da Democracia e não deixem entrar em falência os seus órgãos vitais.

E sim, o Judicial, é um deles.

A autora escreve segundo o novo acordo ortográfico</text:p>
          </table:table-cell>
          <table:table-cell office:value-type="string">
            <text:p>É muito conveniente amaldiçoar toda a Magistratura para a lançar ao moderno circo romano e matar a sua essência: a Independência.</text:p>
          </table:table-cell>
          <table:table-cell office:value-type="string">
            <text:p>Politics</text:p>
          </table:table-cell>
          <table:table-cell office:value-type="string">
            <text:p>['Justiça', 'Magistrados', 'Opinião', 'Política', 'Tribunais']</text:p>
          </table:table-cell>
          <table:table-cell office:value-type="string">
            <text:p>2019-03-20 06:57:00</text:p>
          </table:table-cell>
          <table:table-cell table:style-name="ce23" office:value-type="string" office:value="https://www.publico.pt/2019/03/20/politica/opiniao/regresso-fim-imperio-democracia-1865987">
            <text:p><text:a xlink:href="https://www.publico.pt/2019/03/20/politica/opiniao/regresso-fim-imperio-democracia-1865987">https://www.publico.pt/2019/03/20/politica/opiniao/regresso-fim-imperio-democracia-1865987</text:a></text:p>
          </table:table-cell>
          <table:table-cell table:number-columns-repeated="246"/>
        </table:table-row>
        <table:table-row table:style-name="ro1">
          <table:table-cell office:value-type="string">
            <text:p>5cf45f4e896a7fea06ff684a</text:p>
          </table:table-cell>
          <table:table-cell office:value-type="string">
            <text:p>Floresta como driver da economia portuguesa do futuro</text:p>
          </table:table-cell>
          <table:table-cell office:value-type="string">
            <text:p>['Nuno Calado']</text:p>
          </table:table-cell>
          <table:table-cell office:value-type="string">
            <text:p>Hoje celebra-se o Dia Internacional das Florestas e, muito provavelmente, desde outubro de 2017 nunca a floresta teve tanto destaque nos media nacionais.

Esta é talvez a altura de tentarmos perceber de que forma vemos o futuro da floresta portuguesa e qual o seu papel para o futuro do país. Podemos ambicionar atingir 10% das exportações de bens, partindo das atuais 9%, que representaram cerca de 5000 milhões de euros em 2018? A territórios e paisagens produtivos, atrativos e resilientes? Conseguimos gerar valor e remunerar os serviços dos ecossistemas florestais, como a regulação do ciclo da água e a conservação da natureza e biodiversidade? Conseguimos contribuir de forma determinante para a criação de emprego e riqueza nas regiões de baixa densidade populacional?

A pertinência destas questões prende-se com o facto de Portugal ter ainda um potencial muito elevado de desenvolvimento da cadeia de valor florestal por explorar. O pleno aproveitamento do potencial da floresta portuguesa, no quadro de uma bioeconomia circular sustentável, constitui uma oportunidade extraordinária para a substituição de um número crescente de produtos fabricados a partir de matérias-primas não renováveis por produtos feitos a partir de recursos renováveis. A madeira, enquanto material de base endógena, renovável, reutilizável e reciclável, pode ser o substituto natural de muitos produtos como o aço, petróleo, plástico, têxteis, etc., fornecendo uma infinidade de soluções para inúmeras aplicações.

Porém, neste âmbito, deve ser fruto de uma particular atenção a área de pinheiro bravo em Portugal, que apresenta uma preocupante tendência de redução e de abastecimento da cadeia de valor, sendo necessário desenvolver políticas específicas para a sua recuperação. Para o aproveitamento deste imenso potencial por explorar, são necessárias várias condições:

Políticas consistentes, ajustadas aos seus destinatários e operacionalizadas em programas estáveis de longo prazo que resolvam os problemas que ameaçam as regiões do Norte e Centro de Portugal, assegurando a manutenção e sustentabilidade da floresta e dos seus recursos;

Uma abordagem disruptiva para o desenvolvimento de novos modelos de gestão florestal/territorial que reduzam o risco e viabilizem o investimento e a rentabilidade florestal em áreas de minifúndio;

Uma estratégia clara de promoção da bioeconomia circular, por exemplo, no domínio das cidades sustentáveis, com a construção sustentável e substituição de materiais como aço, alumínio e betão por madeira e painéis derivados de madeira;

É verdade que as tragédias de 2017 foram catalisadoras de muitas alterações já em curso na área florestal, que necessitarão de tempo para gerar efeitos. Contudo, o foco tem estado na gestão de risco, o que é importante mas também manifestamente insuficiente. A futura PAC 2021-2027 representa “a” oportunidade para um financiamento reforçado, específico e dirigido a estas políticas e abordagens, mas devemos ser mais ambiciosos. Nesta matéria, o envolvimento do Orçamento do Estado tem que ser também reforçado de forma clara.

Só com uma aposta clara e coesa na floresta, com uma combinação de investimentos públicos e privados, vamos aumentar a nossa disponibilidade de água, reforçar as economias rurais do interior, aumentar as exportações e mitigar as alterações climáticas. Dificilmente existirá investimento tão multi-win-win.

Os espaços florestais são o maior capital natural que temos e oferecem oportunidades diversas e crescentes para o desenvolvimento da bioeconomia circular sustentável. Aproveitemos esta vantagem competitiva para que os recursos florestais sejam o driver da economia portuguesa do futuro.

O autor escreve segundo o novo Acordo Ortográfico</text:p>
          </table:table-cell>
          <table:table-cell office:value-type="string">
            <text:p>Portugal tem ainda um potencial muito elevado de desenvolvimento da cadeia de valor florestal por explorar.</text:p>
          </table:table-cell>
          <table:table-cell office:value-type="string">
            <text:p>Economy</text:p>
          </table:table-cell>
          <table:table-cell office:value-type="string">
            <text:p>['Agricultura', 'Ambiente', 'Desenvolvimento Regional', 'Economia', 'Florestas', 'Opinião', 'Recursos naturais']</text:p>
          </table:table-cell>
          <table:table-cell office:value-type="string">
            <text:p>2019-03-21 06:02:00</text:p>
          </table:table-cell>
          <table:table-cell table:style-name="ce23" office:value-type="string" office:value="https://www.publico.pt/2019/03/21/economia/opiniao/floresta-driver-economia-portuguesa-futuro-1866179">
            <text:p><text:a xlink:href="https://www.publico.pt/2019/03/21/economia/opiniao/floresta-driver-economia-portuguesa-futuro-1866179">https://www.publico.pt/2019/03/21/economia/opiniao/floresta-driver-economia-portuguesa-futuro-1866179</text:a></text:p>
          </table:table-cell>
          <table:table-cell table:number-columns-repeated="246"/>
        </table:table-row>
        <table:table-row table:style-name="ro1">
          <table:table-cell office:value-type="string">
            <text:p>5cf45f44896a7fea06ff680b</text:p>
          </table:table-cell>
          <table:table-cell office:value-type="string">
            <text:p>A cultura como ponte entre a União Europeia e a América Latina e Caraíbas</text:p>
          </table:table-cell>
          <table:table-cell office:value-type="string">
            <text:p>['Paola Amadei']</text:p>
          </table:table-cell>
          <table:table-cell office:value-type="string">
            <text:p>As relações entre a UE e a América Latina e Caraíbas têm raízes históricas de longa data e são multidimensionais a nível político, económico, social e linguístico. No entanto, é no domínio da cultura que esta relação é mais evidente. Não só devido à forte interação cultural entre as duas regiões, mas também pelo facto de estes contactos regulares e intensos se desenvolverem livremente entre a sociedade civil da UE e da América Latina e Caraíbas. De tal forma que o diálogo birregional ganha força, nas suas diversas dimensões, precisamente por esta ligação cultural. Quais são as novas ideias que permitirão que este diálogo seja reforçado e frutuoso? Como valorizar o património cultural, desenvolver as indústrias criativas e reforçar a presença da Europa e da América Latina e Caraíbas nos debates mundiais sobre o futuro da cultura?

Para responder a estas questões, a Fundação EU-LAC organiza em Lisboa, nos dias 25 e 26 de março, o Fórum “Propostas e Recomendações para Iniciativas Culturais UE-ALC”. Este encontro é possível pelo decisivo envolvimento da União Europeia, mas importa assinalar que tem o patrocínio do Ministério da Cultura de Portugal, e conta com o apoio da Organização de Estados Ibero-Americanos para a Educação, a Ciência e a Cultura (OEI), o Instituto de Promoção da América Latina e das Caraíbas (IPDAL) e o Instituto Universitário de Lisboa (ISCTE-IUL), que acolhe o evento.

Durante estes dois dias, Lisboa será a capital cultural da Europa e da América Latina e Caraíbas. Mais de 50 gestores culturais e peritos de ambas as regiões poderão partilhar experiências, desenvolver novas ideias e formular recomendações e, por conseguinte, inspirar futuras iniciativas que serão apresentadas aos altos funcionários da América Latina e Caraíbas e da UE.

Dada a natureza única do intercâmbio cultural e a ligação única entre a sociedade civil das duas regiões, poder-se-ia pensar que este tipo de encontro não tem importância ou impacto no aumento das relações entre a UE e a ALC. No entanto, e apesar da estreita proximidade entre as duas sociedades civis, importa aumentar o conhecimento cultural mútuo, de forma a evitar os efeitos nocivos das generalizações e das simplificações. Estas tendências manifestam-se de formas diferentes, por exemplo, desaparecendo a perceção da diversidade no interior das regiões e considerando a cultura da América Latina e Caraíbas como mera extensão da cultura europeia ou ignorando a contribuição cultural dos migrantes para as nossas respetivas sociedades.

Há também a necessidade de separar o intercâmbio cultural das perceções relacionadas com o passado colonial como sentimento de superioridade, dependência ou rejeição. Enquanto regiões empenhadas numa parceria baseada em valores e princípios comuns, a UE, a América Latina e as Caraíbas devem trabalhar em conjunto para celebrar a sua diversidade cultural, bem como o que têm em comum, e promover projetos que se tornem mutuamente visíveis, nomeadamente através de iniciativas de criação conjunta como forma de desenvolver uma nova cultura partilhada. Tal ajudaria as duas regiões a compreender melhor “igualdade” e “alteridade” e a colaborar, criar, investir e celebrar diversidades e elementos culturais comuns. Tal poderia também reforçar o reconhecimento da cultura enquanto elemento de coesão social e transformação que contribui a nível birregional não só para resolver os problemas de integração e preservação das identidades, mas também para proporcionar um recurso para o desenvolvimento humano e o crescimento económico.

A cultura é, sem dúvida, um dos melhores instrumentos para alargar e revigorar as relações entre a União Europeia e a América Latina e Caraíbas. Uma boa forma de revitalizar esta relação pode ser conseguida veiculando ideias, apresentando propostas e recomendações. É este o mandato da Fundação EU-LAC.

A autora escreve segundo o novo Acordo Ortográfico</text:p>
          </table:table-cell>
          <table:table-cell office:value-type="string">
            <text:p>Durante dois dias, Lisboa será a capital cultural da Europa e da América Latina e Caraíbas. Mais de 50 gestores culturais e peritos de ambas as regiões poderão partilhar experiências, desenvolver novas ideias e formular recomendações e, por consegui</text:p>
          </table:table-cell>
          <table:table-cell office:value-type="string">
            <text:p>Culture</text:p>
          </table:table-cell>
          <table:table-cell office:value-type="string">
            <text:p>['América Latina', 'Cultura-Ípsilon', 'Opinião', 'União Europeia', 'artes', 'cultura e entretenimento']</text:p>
          </table:table-cell>
          <table:table-cell office:value-type="string">
            <text:p>2019-03-22 06:00:00</text:p>
          </table:table-cell>
          <table:table-cell table:style-name="ce23" office:value-type="string" office:value="https://www.publico.pt/2019/03/22/culturaipsilon/opiniao/cultura-ponte-uniao-europeia-america-latina-caraibas-1866362">
            <text:p><text:a xlink:href="https://www.publico.pt/2019/03/22/culturaipsilon/opiniao/cultura-ponte-uniao-europeia-america-latina-caraibas-1866362">https://www.publico.pt/2019/03/22/culturaipsilon/opiniao/cultura-ponte-uniao-europeia-america-latina-caraibas-1866362</text:a></text:p>
          </table:table-cell>
          <table:table-cell table:number-columns-repeated="246"/>
        </table:table-row>
        <table:table-row table:style-name="ro1">
          <table:table-cell office:value-type="string">
            <text:p>5cf45f67896a7fea06ff690f</text:p>
          </table:table-cell>
          <table:table-cell office:value-type="string">
            <text:p>Impostos na UE: Unanimidade? Não, obrigada!</text:p>
          </table:table-cell>
          <table:table-cell office:value-type="string">
            <text:p>['Susana Peralta']</text:p>
          </table:table-cell>
          <table:table-cell office:value-type="string">
            <text:p>A razão pela qual precisamos de coordenação fiscal ao nível europeu é simples: a livre circulação de pessoas, bens e capital é decidida ao nível europeu. Querer uma sem a outra é defender uma política europeia Frankenstein.

Vamos por partes. Primeiro, a vantagem da livre circulação é aproveitar oportunidades de negócio. Se em Montemor não houver um centro de explicações e em Évora houver meia dúzia, uma pessoa que queira investir nesse negócio fá-lo em Montemor, o que cria valor para ela, porque opera num mercado menos congestionado, e para as famílias de Montemor, que podem oferecer às suas crianças apoio escolar. Sem livre circulação, o centro de explicações ficava em Évora, e a economia portuguesa era mais pobre. O mercado único europeu é mais ou menos isto, mas à escala dos países e não dos municípios.

Agora, a fiscalidade. Imagine que em Portugal o IRS e o IRC eram decididos pelos municípios. As câmaras municipais iam baixar os impostos para atrair residentes e empresas. Nem todos os residentes e empresas têm a mesma facilidade de mover-se entre localidades. Há quem tenha razões pessoais ou profissionais para viver num lugar. Mas, para muitos, atravessar a fronteira entre dois municípios para poupar algumas centenas de euros em impostos seria um excelente negócio. O café do bairro certamente não consegue ter sede fiscal no município ao lado. Mas se for uma cadeia de cafés já consegue fazer otimização fiscal, colocando a sede num município fiscalmente mais favorável. Moral da história: ganha o município que a atrai, ganham as donas da cadeia de cafés, perde coletivamente o país pela diminuição da receita fiscal. Concorrência fiscal é redistribuição ao contrário: as pequenas empresas e os indivíduos menos qualificados pagam mais, para compensar o que não pagam as pessoas e empresas mais móveis (ler: mais ricas e mais sofisticadas), que conseguem aproveitar as diferenças fiscais para pagar menos impostos. Mas não é só isso. Se o tal centro de explicações optar por Évora devido a um regime fiscal mais favorável, as famílias de Montemor perdem (e as de Évora não ganham grande coisa, porque já têm centros de explicação). Empresas que correm atrás de benefícios fiscais e não de oportunidades de negócio geram menos valor para a sociedade.

É precisamente devido à liberdade de circulação no interior dos países que em Portugal, mas não só, os governos locais têm poderes limitados para cobrar impostos sobre o rendimento. No conjunto da OCDE, os impostos sobre o rendimento de pessoas coletivas e individuais cobrados ao nível local representam em média 2% do PIB e os cobrados pelos governos centrais ascendem a 8.5% do PIB. Por estes lados, temos a derrama, que permite ao município ir buscar até 1.5% do lucro das empresas nele localizadas. E a participação variável no IRS, que permite a cada município dispor de 5% do IRS pago pelos residentes. A Irlanda, conhecida por utilizar estratégias agressivas para sacar receita fiscal aos seus congéneres europeus, percebe melhor do que ninguém os efeitos nefastos da concorrência fiscal e inibe os seus municípios de entrar na festa: na Irlanda, não há impostos locais sobre o rendimento.

É precisa mais coordenação fiscal na UE, não para aumentar a carga sobre as classes médias e as pequenas empresas, mas para garantir que os indivíduos mais ricos e as empresas maiores paguem a sua fatia. No Parlamento, o PS e o PAN estiveram isolados na defesa do abandono da unanimidade em matérias fiscais na UE. Eu percebo a posição dos partidos à esquerda, que nunca defenderam o mercado único. Mas a do PSD é um Frankenstein. Para justificar a sua posição, Paulo Rangel escreveu um texto no PÚBLICO em que se afirma a favor de harmonização fiscal em IRC, eventualmente por maioria qualificada; a favor de novos impostos, por exemplo sobre plataformas digitais, desde que criados unanimemente pelo conjunto dos países e a receita consignada à UE; e não admite dar à UE o poder de lançar impostos próprios. A argumentação faz pouco sentido do ponto de vista económico; essencialmente, um imposto europeu ou impostos nacionais uniformes cujas receitas revertam para a União são a mesma coisa. O imposto sobre os gigantes digitais não tem de ser “novo”; passa simplesmente por uma alteração à forma como se aplica o IRC, por exemplo, cobrando impostos em função da receita gerada pelas plataformas em cada país. Não é muito diferente da proposta da Comissão para que as multinacionais paguem IRC em cada país em função da massa salarial ou das vendas, em vez do lucro declarado. Esta “Common Consolidated Corporate Tax Base” anda por aí desde 2011 e ninguém acenou com o fantasma do “novo imposto” ou do “imposto europeu”.

Com a resistência que se prevê ao abandono da unanimidade, podemos sempre avançar entre os países interessados, como propõe o Manifesto para a Democratização da Europa, proposto, entre outros, por Thomas Piketty. O mundo está cheio de exemplos de coordenação entre sub-conjuntos de países – a UE, aliás, é um deles. O Acordo de Paris para as alterações climáticas entrou em vigor quando o número de países signatários representava 55% do total de emissões de gases produtores do efeito de estufa. Uma concertação parcial, desde que abarque uma parte substancial da economia da União, é melhor do que nada. Haverá comportamentos fiscais agressivos de quem fica de fora, que as grandes empresas vão aproveitar, mas não vai ser o regabofe que temos hoje.

A autora escreve segundo o novo acordo ortográfico</text:p>
          </table:table-cell>
          <table:table-cell office:value-type="string">
            <text:p>É precisa mais coordenação fiscal na UE, não para aumentar a carga sobre as classes médias e as pequenas empresas, mas para garantir que os indivíduos mais ricos e as empresas maiores paguem a sua fatia.</text:p>
          </table:table-cell>
          <table:table-cell office:value-type="string">
            <text:p>Economy</text:p>
          </table:table-cell>
          <table:table-cell office:value-type="string">
            <text:p>['Economia', 'Impostos', 'Opinião', 'União Europeia']</text:p>
          </table:table-cell>
          <table:table-cell office:value-type="string">
            <text:p>2019-03-22 06:42:00</text:p>
          </table:table-cell>
          <table:table-cell table:style-name="ce23" office:value-type="string" office:value="https://www.publico.pt/2019/03/22/economia/opiniao/impostos-ue-unanimidade-nao-obrigada-1866320">
            <text:p><text:a xlink:href="https://www.publico.pt/2019/03/22/economia/opiniao/impostos-ue-unanimidade-nao-obrigada-1866320">https://www.publico.pt/2019/03/22/economia/opiniao/impostos-ue-unanimidade-nao-obrigada-1866320</text:a></text:p>
          </table:table-cell>
          <table:table-cell table:number-columns-repeated="246"/>
        </table:table-row>
        <table:table-row table:style-name="ro1">
          <table:table-cell office:value-type="string">
            <text:p>5cf45f5e896a7fea06ff68c2</text:p>
          </table:table-cell>
          <table:table-cell office:value-type="string">
            <text:p>A teatralização do embuste em Luanda</text:p>
          </table:table-cell>
          <table:table-cell office:value-type="string">
            <text:p>['Carlos Pacheco']</text:p>
          </table:table-cell>
          <table:table-cell office:value-type="string">
            <text:p>Não vou tributar aplausos ao senhor ministro da Justiça de Angola por não lhe serem merecidos enquanto ele não se despir das suas frases sibilinas e expuser de modo claro e programático que passos se propõe o seu gabinete dar no campo jurídico de molde a remover os escolhos que embaraçam a resolução dos mil e um problemas constantes do dossier 27 de Maio.

Falar genericamente dizendo ser disposição do Governo desagravar pessoas e famílias atingidas na sua reputação moral e na sua existência material pela selvajaria persecutória do governo e do partido no consulado de Agostinho Neto, é o mesmo que nada afirmar, se não houver um complemento a anunciar providências palpáveis e necessárias. Significa continuar a recriar o conto de fadas de que o Executivo de João Lourenço está muito preocupado com os crimes sanguinolentos do 27 de Maio e, como tal, decidido a repará-los.

Uma visão enganadora. Como sempre, eis-nos de regresso “à lodosa estrada” apontada por Charles Baudelaire, o poeta francês. Novamente o Partido-Estado se socorre de artifícios propagandísticos para nos oferecer uma historieta que apunhala a minha inteligência e a de outros cidadãos. Primeiro, a tese dos excessos (uma charlatanice por mim já denunciada neste jornal na edição de 10 de Dezembro de 2018), agora este folclore das indemnizações, de cuja leitura apenas resulta uma impressão venenosa: a tentativa de mais uma vez se ludibriarem as vítimas da hecatombe netista e se tentar enganar a sociedade angolana no seu todo.

Fala-se insistentemente em “reconciliação nacional” como se isto fosse possível por um toque de varinha mágica. No entendimento dos actuais donos do Poder em Angola, ao que parece, basta emitir certidões de óbito das pessoas desaparecidas e o Estado desembolsar umas centenas de milhões de kwanzas a título de compensação às vítimas e logo ficarão reparados os prejuízos e os agravos criados pela carnificina do 27 de Maio. É como se as feridas, depois disto, cicatrizassem por si mesmas.

É patente que todo este processo se acha viciado por expedientes burlescos e indecentes. As declarações até hoje produzidas pelo Governo, atento o seu carácter errático, são ridículas e institucionalmente irresponsáveis. Quando publicamente se anunciam planos de acção (como o fazem os governos honestos e conscientes dos seus actos), cabe ao Presidente da República, alto expoente da vida da nação, dar o primeiro passo: em nome do Governo e do MPLA assumir a responsabilidade histórica pela tragédia do 27 de Maio e, consequentemente, apresentar um pedido formal de desculpas a quantos foram alvo de acções terroristas do Estado. Pelas disposições da ONU, a maior parte dos crimes então cometidos inscrevem-se na categoria de crimes contra a humanidade; e, nesta acepção, têm uma qualidade distintiva: são imprescritíveis.

Até ao momento, porém, esta nobreza de gestos parece não fazer parte das cogitações de João Lourenço. Adianto desde já que não sou contrário a planos de trabalho com o objectivo de proceder ao levantamento e identificação das ossadas das vítimas, seu número e em que condições foram executadas, além de um sem-fim de outros requisitos associados a prisões e torturas. Não nego a necessidade de se gastarem fundos públicos destinados a reparar crimes medonhos como os do 27 de Maio. Diria até ser inevitável. Nenhum Estado decente se pode furtar a tal obrigação, o que significa ser uma leviandade reputarem-se estes gastos de desperdício. Eles representam um imperativo último de justiça nacional.

Contudo, antes das certidões de óbito e das indemnizações, o MPLA e o Governo devem ter a coragem de arrancar do antro dos seus segredos ocultos os nomes das chefias que nos graus cimeiros da hierarquia do Estado e no Partido semearam campos de morte por todo o país. Em dois anos e meio a ditadura de Agostinho Neto transformou Angola num matadouro imundo e feio. Privaram-se os cidadãos de todas as garantias constitucionais e em clima de terror sequestraram-se milhares de civis e militares a quem se torturou e matou sem nenhuma acusação formal. Chacinou-se a sangue frio com requintes de crueldade. Em penitenciárias e campos de concentração, os carrascos da Segurança do Estado e das forças militares, vestidos na pele de hienas e chacais, escancararam atrozes as suas barbaridades. Não foram chacinas sem ordem nem cuidado, como rezam os discursos do MPLA. Foram chacinas programadas.

São conhecidos os nomes dos culpados dos massacres e os seus nomes pronunciados explicitamente em praça pública. De nada adianta descartar o peso da responsabilidade em cima das costas de vulgares pistoleiros, tipo Carlos Jorge, Pitoko e outros que se limitaram a cumprir ordens superiores. É preciso deixar bem claro quem foram os mandantes, os autores ideológicos da grande matança. O nome destes dinossauros é que interessa conhecer. Nos palácios e gabinetes do MPLA e do Executivo, entretanto, faz-se o impossível para ocultar a verdade dos factos e o nome de tais indivíduos. Sentimos mais uma vez a constrição de uma mordaça com a qual se pretende calar a sociedade.

Não acredito em milagres. Apenas pressinto que as novas medidas anunciadas pelo ministro da Justiça fazem parte de um novo caldeirão no qual se cozinham novas fantasias para salvar a reputação das velhas lideranças do MPLA. Como diria o príncipe Dom Fabrizio Salina na novela O Leopardo, da autoria de Tomasi de Lampedusa, “é preciso que as coisas mudem para que continue tudo na mesma”. De tanto quanto me vou dando conta, este é lamentavelmente o traço principal do governo de João Lourenço.

Das duas, uma: ou se cumpre o senso da história e se revelam os nomes dos assassinos maiores, ou se perpetua a farsa e a infâmia que cobre o 27 de Maio, que continuará a ser contado e recontado à laia de um conto de polichinelo e usado artificiosamente para justificar uma falsa reconciliação nacional.</text:p>
          </table:table-cell>
          <table:table-cell office:value-type="string">
            <text:p>Cabe ao Presidente da República, alto expoente da vida da nação, dar o primeiro passo: em nome do Governo e do MPLA assumir a responsabilidade histórica pela tragédia do 27 de Maio e, consequentemente, apresentar um pedido formal de desculpas a quan</text:p>
          </table:table-cell>
          <table:table-cell office:value-type="string">
            <text:p>World</text:p>
          </table:table-cell>
          <table:table-cell office:value-type="string">
            <text:p>['Angola', 'Direitos humanos', 'História', 'João Lourenço', 'MPLA', 'Mundo', 'Opinião', 'África']</text:p>
          </table:table-cell>
          <table:table-cell office:value-type="string">
            <text:p>2019-03-23 06:10:00</text:p>
          </table:table-cell>
          <table:table-cell table:style-name="ce23" office:value-type="string" office:value="https://www.publico.pt/2019/03/23/mundo/opiniao/teatralizacao-embuste-luanda-1866349">
            <text:p><text:a xlink:href="https://www.publico.pt/2019/03/23/mundo/opiniao/teatralizacao-embuste-luanda-1866349">https://www.publico.pt/2019/03/23/mundo/opiniao/teatralizacao-embuste-luanda-1866349</text:a></text:p>
          </table:table-cell>
          <table:table-cell table:number-columns-repeated="246"/>
        </table:table-row>
        <table:table-row table:style-name="ro1">
          <table:table-cell office:value-type="string">
            <text:p>5cf45f60896a7fea06ff68cd</text:p>
          </table:table-cell>
          <table:table-cell office:value-type="string">
            <text:p>Os partidos políticos e a independência da RTP</text:p>
          </table:table-cell>
          <table:table-cell office:value-type="string">
            <text:p>['Alberto Arons de Carvalho']</text:p>
          </table:table-cell>
          <table:table-cell office:value-type="string">
            <text:p>Desde há muitos anos que a RTP não é acusada de ser um instrumento do Governo ou do poder político. Recorde-se que, durante algumas décadas a seguir ao 25 de Abril, cada vez que mudava o partido do governo, mudava também, pouco depois, a administração da empresa e, logo a seguir, os diretores de conteúdos, sobretudo na informação. Criava-se assim uma autêntica cadeia hierárquica de controlo político entre o governo e esses diretores com inevitáveis consequências na sua independência.

Esse tempo acabou. Desapareceram as frequentes queixas e polémicas sobre a alegada governamentalização da informação. Ao longo das últimas duas décadas, um conjunto de alterações aos estatutos da RTP conferiu-lhe uma independência antes inexistente. A administração da RTP não é nomeada pelo governo, mas sim pelo Conselho Geral Independente (CGI), de cujos seis membros apenas dois são diretamente designados pelo executivo. A nomeação dos diretores de conteúdos pela Administração está dependente de um voto favorável vinculativo da ERC. Os serviços públicos de rádio e de televisão são escrutinados também, internamente, pelo Conselho de Opinião (que designa dois outros membros do CGI e participa, com os membros indicados pelo governo, na cooptação de outros dois) e pelos provedores do ouvinte e do espectador e, externamente, pelo Tribunal de Contas, pela ERC e por auditorias independentes.

No entanto, alguma insatisfação interna na empresa terá conduzido PCP e BE a proporem uma importante revisão no seu modelo de governação... e também de financiamento. Ambos os partidos convergem no fim do CGI, mas enquanto que o PCP manteria um Conselho Geral – com cerca de 15 membros, dos quais, entre outros, seis seriam indicados por cada um dos grupos parlamentares e três pelo governo – a quem competiria escolher por uma maioria qualificada de 2/3 o Conselho de Administração e aprovar os diretores indicados por este​, o BE atribui ao Parlamento a escolha por maioria simples do presidente do Conselho de Administração, cujo elenco teria ainda mais três membros indicados por este e um pelos trabalhadores da RTP. Recorde-se, aliás, que já em setembro de 2012, cerca de dois anos antes da criação do CGI, o BE tinha apresentado um projeto de lei, que não chegaria a ser debatido, segundo o qual competiria ao Parlamento, por maioria qualificada de 2/3, eleger o presidente do Conselho de Administração, que indicaria os (apenas) dois outros membros desse órgão.

A presença maioritária nos órgãos de gestão de pessoas diretamente designadas pelos partidos políticos e pelo Governo e a partidarização e a politização daí decorrentes representariam um evidente retrocesso no modelo de governação da RTP. A transferência do controlo do operador público para o quadro parlamentar relembra a triste experiência italiana dos anos 70 e 80, classificada como a lottizzazione, expressão usada pela doutrina para classificar a tácita partilha dos canais do operador italiano RAI pelos principais partidos políticos.

O atual modelo de governação da RTP tem vantagens em relação ao modelo anterior. O facto de o Conselho de Administração da RTP não ser eleito nem reportar diretamente ao Governo, a sua inamovibilidade, as competências atribuídas ao CGI, ao Conselho de Opinião, à ERC e aos provedores, sem desvalorizar os órgãos próprios dos jornalistas, têm assegurado uma maior independência.

É verdade que o modelo do CGI tem também evidentes desvantagens. A escolha do Conselho de Administração pelo CGI pode representar uma captura política das competências de supervisão deste órgão, uma vez que existirá o risco de ele ter relutância em reconhecer o erro de uma escolha menos acertada. A eventual falta de conhecimento sobre o setor da comunicação social e de uma perspetiva estratégica para o serviço público por parte dos membros do CGI limita a sua autoridade e a apreciação crítica do projeto estratégico que o Conselho de Administração lhe deve submeter para aprovação. O afastamento dos governos relativamente à gestão quotidiana da empresa tem tido como consequência uma maior insensibilidade face aos seus novos desafios no atual quadro tecnológico, social e económico que tantas alterações tem provocado nos media, o que pode ter consequências negativas na definição do contrato de concessão e do financiamento do serviço público. Nem o poder político nem a empresa parecem ter uma visão estratégica sobre o serviço público de media.

Ao mesmo tempo, os projetos de lei do PCP e do BE incluem outra medida que considero profundamente errada. Embora não seja claro qual a relevância que teria no montante do financiamento da RTP, a recuperação da indemnização compensatória, verba incluída anualmente no Orçamento do Estado, voltaria a colocar a empresa na estrita dependência do poder político. No passado, a imprevisibilidade, a irregularidade e a insuficiência desta forma de financiamento (sobretudo, por estar subordinada aos ciclos económicos e às vontades dos governos) conduziram a RTP para uma grave crise financeira, que nasceu, aliás, no início dos anos 90, quando o governo de Cavaco Silva extinguiu a taxa de televisão e pretendeu substituí-la, de forma insuficiente, por esta então inovadora forma de financiamento da RTP. Esta indemnização compensatória apenas se justificaria como mero complemento da atual CAV, se permitisse financiar a empresa pelos serviços que presta, por exemplo, com as emissões internacionais e, por outro lado, reduzir os espaços de publicidade comercial. Um eventual regresso da indemnização compensatória como principal ou relevante fonte de financiamento da RTP constituiria um tremendo erro.

O autor escreve segundo o novo Acordo Ortográfico</text:p>
          </table:table-cell>
          <table:table-cell office:value-type="string">
            <text:p>A presença maioritária nos órgãos de gestão de pessoas diretamente designadas pelos partidos políticos e pelo Governo e a partidarização e a politização daí decorrentes representariam um evidente retrocesso no modelo de governação da RTP.</text:p>
          </table:table-cell>
          <table:table-cell office:value-type="string">
            <text:p>Politics</text:p>
          </table:table-cell>
          <table:table-cell office:value-type="string">
            <text:p>['Conselho Geral Independente', 'Media', 'Opinião', 'Partidos políticos', 'Política', 'RTP', 'Televisão']</text:p>
          </table:table-cell>
          <table:table-cell office:value-type="string">
            <text:p>2019-03-23 06:15:00</text:p>
          </table:table-cell>
          <table:table-cell table:style-name="ce23" office:value-type="string" office:value="https://www.publico.pt/2019/03/23/politica/opiniao/partidos-politicos-independencia-rtp-1866149">
            <text:p><text:a xlink:href="https://www.publico.pt/2019/03/23/politica/opiniao/partidos-politicos-independencia-rtp-1866149">https://www.publico.pt/2019/03/23/politica/opiniao/partidos-politicos-independencia-rtp-1866149</text:a></text:p>
          </table:table-cell>
          <table:table-cell table:number-columns-repeated="246"/>
        </table:table-row>
        <table:table-row table:style-name="ro1">
          <table:table-cell office:value-type="string">
            <text:p>5cf45f88896a7fea06ff6a13</text:p>
          </table:table-cell>
          <table:table-cell office:value-type="string">
            <text:p>Montepio: a importância de ser associado</text:p>
          </table:table-cell>
          <table:table-cell office:value-type="string">
            <text:p>['Lúcia Gomes']</text:p>
          </table:table-cell>
          <table:table-cell office:value-type="string">
            <text:p>Têm sido rios de tinta os que correm sobre a maior Associação Mutualista do país. Ao longo de anos, uma sombra abateu-se sobre a história, a memória e a ação de uma instituição que deveria ser um farol de solidariedade social, de complementaridade das funções sociais do Estado, de transparência de isenção.

Nada disso tem acontecido. Mas não deixa de ser claro que “há algo de podre” no reino do Montepio e tem sido encoberto por atuais e passadas administrações. A cada passo, ouve falar-se de má gestão, de prejuízos de milhões, de compras que põem em causa as poupanças dos associados. E aqui falamos de quem? Falamos de mim, trabalhadora com vínculos precários, associada há mais de 20 anos, com uma pequena poupança. Do aposentado da Administração Pública que foi pondo de parte algumas das suas poupanças para qualquer aperto. Do empresário que investiu alguns dos seus lucros em produtos rentáveis para desta forma investir mais na sua empresa. Da trabalhadora de uma loja de roupa que abriu a conta poupança para a sua filha acabada de nascer no Montepio. Confiando que no futuro estas poupanças teriam o seu retorno, que serviriam o seu propósito e que poderiam contar com o apoio de uma mutualista ímpar no país: em cuidados de saúde, no apoio à infância, no apoio ao envelhecimento.

São mais de 600 mil pessoas. São mais de 600 mil associados. Somos mais de 600 mil.

Então, o que se passa na associação mutualista?

Durante décadas, redes de poderes têm vindo a encobrir o que se vai passando. Não é seguramente por acaso que após uma das eleições mais disputadas de sempre – e apenas depois da sua realização – é tornada pública a investigação do Banco de Portugal que veio condenar o banco e Tomás Correia. Durante décadas, as eleições são realizadas de forma abstrusa, sem igualdade para as listas, sem conceder os mínimos direitos de participação às demais listas que não a do Conselho de Administração. Durante décadas, as assembleias gerais são dominadas por ilegalidades, estatutos que não lembram sequer os tempos do fascismo, que não dão direitos aos associados, que impedem o contraditório e a participação e que estão cheias de funcionários dos balcões, enviados para votar com o patrão, provavelmente com ameaças de sanções se o não fizerem.

Mas... São mais de 600 mil pessoas. São mais de 600 mil associados. Somos mais de 600 mil.

O Governo, apesar do Código das Associações Mutualistas, apesar do Decreto-Lei n.º 37/2019, de 15 de março, que estabelece que cabe à Autoridade de Supervisão de Seguros e Fundos de Pensões (ASF) fiscalizar os órgãos sociais da Associação Mutualista Montepio e a avaliação da idoneidade (o que significa que alguém que tenha sido condenado em processos contraordenacionais ou crime relacionados com questões bancárias não pode assumir estes cargos), permanece quedo e mudo (será aqui o momento de pensar que no atual Conselho de Administração está Idália Serrão, ex-membro da mesa da Assembleia da República, deputada do partido do Governo, ex-secretária de Estado de Vieira da Silva), e Tomás Correia e o seu bando imputam os custos da sua má gestão a todos nós. Custas judiciais, contestações, serão já muitos milhares de euros em advogados para defender o indefensável.

E sobre isto diz Tomás Correia: “Eu só estarei no Montepio quando o meu juízo sobre essa presença para a Associação ser vista como positiva.” O seu juízo. Não a vontade dos associados. Não a importância da associação. Não o benefício para o país. É exatamente aquilo que ele entender e quando ele entender.

Mas... São mais de 600 mil pessoas. São mais de 600 mil associados. Somos mais de 600 mil.

E se existiu alguma vez algum tempo, esse tempo está a esgotar-se e é agora. Nas últimas eleições registou-se um aumento da participação e da votação numa lista que nada tem a ver com nenhuma das administrações do Montepio. E só os associados – como está bom de ver – têm a capacidade de tomar a associação nas suas mãos e refundar os princípios mutualistas pelos quais esta se deve reger: transparência, solidariedade, igualdade.

Não é uma tarefa impossível. Porque o meu voto vale tanto como o de Tomás Correia. O do aposentado. O da trabalhadora da loja de roupa. E há já uma assembleia geral no dia 28 de março, onde todos os votos contam. Mas há uma diferença gigante: nós queremos a associação ao serviço dos associados. Tomás Correia quer a associação ao seu serviço.

Não basta já?

A autora escreve segundo o novo Acordo Ortográfico</text:p>
          </table:table-cell>
          <table:table-cell office:value-type="string">
            <text:p>Nós queremos a associação ao serviço dos associados. Tomás Correia quer a associação ao seu serviço. Não basta já?</text:p>
          </table:table-cell>
          <table:table-cell office:value-type="string">
            <text:p>Economy</text:p>
          </table:table-cell>
          <table:table-cell office:value-type="string">
            <text:p>['António Tomás Correia', 'Associação Mutualista Montepio Geral', 'Banca', 'Economia', 'Montepio', 'Opinião']</text:p>
          </table:table-cell>
          <table:table-cell office:value-type="string">
            <text:p>2019-03-25 06:02:00</text:p>
          </table:table-cell>
          <table:table-cell table:style-name="ce23" office:value-type="string" office:value="https://www.publico.pt/2019/03/25/economia/opiniao/montepio-importancia-associado-1866116">
            <text:p><text:a xlink:href="https://www.publico.pt/2019/03/25/economia/opiniao/montepio-importancia-associado-1866116">https://www.publico.pt/2019/03/25/economia/opiniao/montepio-importancia-associado-1866116</text:a></text:p>
          </table:table-cell>
          <table:table-cell table:number-columns-repeated="246"/>
        </table:table-row>
        <table:table-row table:style-name="ro1">
          <table:table-cell office:value-type="string">
            <text:p>5cf45fa2896a7fea06ff6aeb</text:p>
          </table:table-cell>
          <table:table-cell office:value-type="string">
            <text:p>Na Beira, em apoio dos portugueses e dos moçambicanos</text:p>
          </table:table-cell>
          <table:table-cell office:value-type="string">
            <text:p>['José Luís Carneiro']</text:p>
          </table:table-cell>
          <table:table-cell office:value-type="string">
            <text:p>Concluí no dia 24 de março a deslocação à cidade da Beira, no contexto da grave catástrofe natural que assolou a província de Sofala, onde vivem 2500 concidadãos portugueses. Encontrei muitos deles num espírito marcado pela ansiedade e angústia, o que é compreensível perante as circunstâncias extremas vividas.

Foram dias muito intensos, marcados por um trabalho multidimensional centrado no esforço conjunto do Estado Português e da União Europeia, para apoiar o povo moçambicano e as suas instituições, “país irmão” que chora a perda de inúmeras vidas humanas e sofre com os imensos prejuízos materiais.

Esse esforço foi conduzido com o apoio, o envolvimento e a determinação da comunidade portuguesa na Beira, prioridade no nosso trabalho quotidiano. Que me inspirou e deu alento, com o seu exemplo de solidariedade, partilhado com o povo moçambicano que faz parte das suas vidas.

O trabalho pode ser sintetizado em cinco dimensões.

O primeiro esforço esteve concentrado na criação das condições políticas e operacionais para que as equipas de busca, salvamento, proteção civil e emergência médica pudessem ser bem integradas no Instituto Nacional de Gestão de Calamidades de Moçambique, no mecanismo europeu de proteção civil e na relação com as Nações Unidas (PAM e UNICEF).

Em segundo lugar, procurámos repor rapidamente as condições materiais de funcionamento do consulado, que sofreu danos que comprometeram o seu desempenho (telhado, eletricidade e comunicações). Recuperada que está a capacidade operacional, arrancaram a 25 de março as obras de reparação do edifício.

A equipa de trabalho já foi reforçada com uma missão do Ministério dos Negócios Estrangeiros (MNE), com seis elementos que têm funções consulares, sociais e na área da informática. Por decisão do Ministro dos Negócios Estrangeiros foi também determinado que não será cobrado qualquer valor pelos serviços dos consulados da Beira e de Maputo (emolumentos consulares), durante um período de três meses, passível de renovação.

Conseguimos, também, com o Exército, a AMI e a Cruz Vermelha um conjunto de respostas para a comunidade portuguesa. O consulado irá receber sessões sobre saúde pública, haverá lugar a vacinação de cidadãos nacionais e atendimento médico regular.

Procedemos à repatriação para Portugal dos cidadãos que a requereram; e estamos a dar resposta a pedidos de apoio alimentar, social e na habitação.

As instituições da Beira não foram esquecidas. A nossa missão pôde visitar a Escola Portuguesa da Beira e o Hospital da cidade e ambas as entidades têm já previstos apoios muito concretos, vindos de entidades públicas e da sociedade civil portuguesa, nomeadamente de autarquias.

Reunimos com dezenas de empresas portuguesas na Beira e elaboramos listas de necessidades. Discutimos ainda os termos em que poderá ser delineado um instrumento de apoio a estas empresas.

Contei nesta missão com o apoio precioso e qualificado da Embaixada de Portugal em Maputo, dos nossos serviços consulares, das forças militares, da proteção civil e do INEM, bem como do Instituto Camões na vertente da cooperação, a que se juntou o trabalho metódico do adido de defesa, do oficial de ligação do MAI e das delegadas da AICEP e de cooperação em Moçambique. A todos devo uma palavra de reconhecimento. Do mesmo modo que não posso esquecer uma palavra de apreço pelo trabalho de coordenação realizado pela Autoridade Nacional de Proteção Civil, na pessoa do seu presidente General Mourato Nunes.

O acompanhamento da situação no terreno pelo Governo português está a ter continuidade por via da presença do meu colega Secretário de Estado da Proteção Civil José Neves. Devemos prosseguir e aprofundar este trabalho, que a sociedade civil portuguesa tem impulsionado. Para o bem da nossa comunidade residente na província de Sofala, dos cidadãos moçambicanos que nela vivem e dos elos históricos, culturais linguísticos e afetivos que unem as nossas duas nações.</text:p>
          </table:table-cell>
          <table:table-cell office:value-type="string">
            <text:p>O secretário de Estado das Comunidades Portuguesas faz o balanço da resposta de Portugal ao ciclone Idai.</text:p>
          </table:table-cell>
          <table:table-cell office:value-type="string">
            <text:p>Society</text:p>
          </table:table-cell>
          <table:table-cell office:value-type="string">
            <text:p>['Catástrofes naturais', 'Ciclone Idai', 'Moçambique', 'Opinião', 'Sociedade', 'África']</text:p>
          </table:table-cell>
          <table:table-cell office:value-type="string">
            <text:p>2019-03-26 14:00:00</text:p>
          </table:table-cell>
          <table:table-cell table:style-name="ce23" office:value-type="string" office:value="https://www.publico.pt/2019/03/26/sociedade/opiniao/beira-apoio-portugueses-mocambicanos-1866830">
            <text:p><text:a xlink:href="https://www.publico.pt/2019/03/26/sociedade/opiniao/beira-apoio-portugueses-mocambicanos-1866830">https://www.publico.pt/2019/03/26/sociedade/opiniao/beira-apoio-portugueses-mocambicanos-1866830</text:a></text:p>
          </table:table-cell>
          <table:table-cell table:number-columns-repeated="246"/>
        </table:table-row>
        <table:table-row table:style-name="ro1">
          <table:table-cell office:value-type="string">
            <text:p>5cf45fa5896a7fea06ff6b01</text:p>
          </table:table-cell>
          <table:table-cell office:value-type="string">
            <text:p>A tarefa mais difícil da História americana</text:p>
          </table:table-cell>
          <table:table-cell office:value-type="string">
            <text:p>['Robert F. Illing']</text:p>
          </table:table-cell>
          <table:table-cell office:value-type="string">
            <text:p>O dia há muito esperado chegou finalmente, o dia que podia vir descansar ou desgraçar Donald Trump. Após 22 meses de trabalho árduo, Robert Mueller entregou o seu minucioso relatório ao recém-empossado procurador-geral William Barr.

A função nada invejável de rever o relatório recaiu sobre Barr. Até agora, William Barr apenas apresentou um curto relatório, muito conciso, que declara que a administração Trump e o próprio Presidente não serão alvo de acusação. O procurador-geral não pode em boa consciência, como leal cidadão, atenuar o relatório, mas há razões para crer que é capaz de ter feito isso mesmo. O dever de Robert Mueller, na eventualidade de um relatório incriminador, é apontar a William Barr que, em caso algum, ele pode ocultar partes-chave do documento ou atenuar o seu conteúdo.

Em resumo, podemos ver que, ainda que Mueller possa ter prestado um serviço de grande valor a supervisionar a preparação do relatório, não lhe é solicitado que tome a decisão mais difícil; ele apenas apresenta o seu trabalho ao procurador-geral, que fica com a tarefa mais difícil de toda a história dos Estados Unidos: dar o importante passo para derrubar um Presidente que ainda há pouco o nomeou para o seu cargo.

É demasiado cedo para saber se ele desempenhou o seu dever lealmente ou se arranjou uma saída política. Lamentavelmente, este processo revela um defeito importante do governo americano: um responsável político nomeado pelo Presidente é chamado a tomar uma decisão que afectará o futuro do seu chefe. Pode-se argumentar que seria preferível um sistema que depositasse responsabilidades tão pesadas nas mãos do poder judicial independente em vez daquilo que enfrentamos agora na América. William Barr pode sentir que ficou encurralado numa situação de lealdade dividida.

Como Barr deve, evidentemente, fazer para o Congresso um relatório mais desenvolvido do que as insultuosamente escassas quatro páginas que apresentou até agora, resta-nos esperar que ele tenha o estômago e o carácter necessários para a tarefa. A única defesa – talvez não muito segura – para o caso de William Barr se limitar a varrer o grosso do relatório para debaixo do tapete é alguém produzir uma fuga de informação. Se, por qualquer razão, Barr faltar ao seu dever, pode-se ter a certeza de que, de uma maneira ou de outra, quaisquer conteúdos potencialmente nocivos do relatório acabarão por abrir caminho até ao domínio público. “Beware the ides of March.”

Tradução de Rita Veiga</text:p>
          </table:table-cell>
          <table:table-cell office:value-type="string">
            <text:p>Lamentavelmente, este processo revela um defeito importante do governo americano: um responsável político nomeado pelo Presidente é chamado a tomar uma decisão que afectará o futuro do seu chefe.</text:p>
          </table:table-cell>
          <table:table-cell office:value-type="string">
            <text:p>World</text:p>
          </table:table-cell>
          <table:table-cell office:value-type="string">
            <text:p>['América', 'Donald Trump', 'EUA', 'Estados Unidos', 'Mundo', 'Opinião']</text:p>
          </table:table-cell>
          <table:table-cell office:value-type="string">
            <text:p>2019-03-27 06:10:00</text:p>
          </table:table-cell>
          <table:table-cell table:style-name="ce23" office:value-type="string" office:value="https://www.publico.pt/2019/03/27/mundo/opiniao/tarefa-dificil-historia-americana-1863850">
            <text:p><text:a xlink:href="https://www.publico.pt/2019/03/27/mundo/opiniao/tarefa-dificil-historia-americana-1863850">https://www.publico.pt/2019/03/27/mundo/opiniao/tarefa-dificil-historia-americana-1863850</text:a></text:p>
          </table:table-cell>
          <table:table-cell table:number-columns-repeated="246"/>
        </table:table-row>
        <table:table-row table:style-name="ro1">
          <table:table-cell office:value-type="string">
            <text:p>5cf45fb3896a7fea06ff6b7f</text:p>
          </table:table-cell>
          <table:table-cell office:value-type="string">
            <text:p>A Zona Franca da Madeira: Vestager contra Vestager</text:p>
          </table:table-cell>
          <table:table-cell office:value-type="string">
            <text:p>['Carlos J. Pereira']</text:p>
          </table:table-cell>
          <table:table-cell office:value-type="string">
            <text:p>A comunicação da Direcção Geral da Concorrência (DGCom) sobre a Zona França da Madeira (ZFM), publicada na semana passada no jornal oficial da UE, poderá fazer sorrir de felicidade Catarina Martins, Ana Gomes ou os concorrentes de Portugal com jurisdições específicas para a atração de Investimento Directo Estrangeiro ((IDE), mas, em boa verdade, o essencial do seu conteúdo viola os princípios básicos da competitividade, sobretudo para actividades tipicamente internacionais em ambiente globalizado, precisamente o elemento essencial para a diversificação da economia da Madeira.

Foi há mais de 30 anos que a UE aprovou uma boa ideia para estimular o desenvolvimento regional de uma ilha no meio do Atlântico com um mercado interno de 250 mil habitantes. Com vantagens fiscais era possível ter a esperança de atrair novos investimentos que criassem emprego e gerassem riqueza. Estava assim dado o contributo para ajudar a coesão social.

Os resultados não escondem que este mecanismo é incontornável na economia da Região e relevante no quadro nacional: entre 2016 e 2018 contribuiu com 317 milhões de euros de receitas fiscais (no quadro da política de coesão do país é menos esforço nacional), criou novos postos de trabalho e gerou riqueza próximo dos 15% do PIB regional; além disso, contribuiu para 13% do IDE do país.

Hoje, numa altura em que os condicionalismos estruturais não desapareceram da ilha e que os resultados da aplicação deste mecanismo começam a surgir ao nível da coesão e da diversificação da economia, vem dizer Margrethe Vestager, comissária europeia para a Concorrência, que todas “as atividades (beneficiárias da vantagem fiscal) devem ser executadas de forma efetiva e material na Madeira...”.

Tendo em conta que as áreas de investimento, consideradas beneficiárias de vantagem fiscal, de acordo com o regime em análise, são predominantemente internacionais, é difícil compreender como defender este argumento de forma tão restritiva sem bater de frente com o objectivo essencial de promoção da coesão do arquipélago? Eu explico: alguém compreende que uma empresa com vocação internacional se instale na Madeira, mas esteja impedida de gerar rendimentos fora dos limites da ilha e deslocar recursos humanos para outras geografias? Pensem comigo: a Web Summit, por exemplo, é um poderoso mecanismo de atração de investimento tecnológico. A ZFM está bem posicionada para ser um dos polos principais deste movimento empreendedor e de deslocação empresarial, mas estes potenciais investimentos nunca se fixariam na Região se estivessem excluídos de gerar rendimentos fora dos seus limites, tendo em conta a diversidade de actividades envolvidas e as geografias em que algumas dessas actividades podem estar associadas. Por outro lado, seria um pouco primitivo e bastante menos competitivo (violando premissas do mercado interno) não aceitar diferentes e cada vez menos tradicionais relações de trabalho no contexto destes potenciais novos investimentos.

Este travão interpretativo, que espero seja esclarecido, não acompanha a realidade nem promove o objectivo de promoção da coesão territorial. Mas mais: este caminho favorece jurisdições concorrentes da Madeira e por isso é ele próprio um obstáculo à concorrência entre regimes fiscais espalhados pela Europa. Na prática, a visão absolutamente restritiva da DGCom, com objectivo de evitar ajudas de Estado a empresas que se instalam na ZFM, promove, por outro lado, vantagens específicas a outras jurisdições, prejudicando a concorrência.

Querendo ou não, a Sra. Vestager, ao estabelecer requisitos restritivos para qualificar a criação de trabalho, ignorando as diferentes formas de relação de trabalho legalmente previstas no Código de Trabalho português, ou limitando a geração de rendimentos aos limites da Madeira, num angustiante atropelo à evolução económica num mundo globalizado e cheio de novos sectores, está a abrir uma enorme autoestrada para que jurisdições concorrentes à Madeira puxem para si as empresas que escolheram, ou venham a escolher, Portugal para operar. Caímos, pois, numa peculiar situação em que a poderosa DGCom é ela própria geradora de obstáculos à concorrência, entre regimes fiscais na Europa.

O autor escreve segundo o novo Acordo Ortográfico</text:p>
          </table:table-cell>
          <table:table-cell office:value-type="string">
            <text:p>Alguém compreende que uma empresa com vocação internacional se instale na Madeira mas esteja impedida de gerar rendimentos fora dos limites da ilha?</text:p>
          </table:table-cell>
          <table:table-cell office:value-type="string">
            <text:p>Economy</text:p>
          </table:table-cell>
          <table:table-cell office:value-type="string">
            <text:p>['Centro Internacional de Negócios da Madeira', 'Comissão Europeia', 'Economia', 'Empresas', 'Impostos', 'Madeira', 'Opinião', 'Zona Franca da Madeira']</text:p>
          </table:table-cell>
          <table:table-cell office:value-type="string">
            <text:p>2019-03-28 06:22:00</text:p>
          </table:table-cell>
          <table:table-cell table:style-name="ce23" office:value-type="string" office:value="https://www.publico.pt/2019/03/28/economia/opiniao/zona-franca-madeira-vestager-vestager-1866185">
            <text:p><text:a xlink:href="https://www.publico.pt/2019/03/28/economia/opiniao/zona-franca-madeira-vestager-vestager-1866185">https://www.publico.pt/2019/03/28/economia/opiniao/zona-franca-madeira-vestager-vestager-1866185</text:a></text:p>
          </table:table-cell>
          <table:table-cell table:number-columns-repeated="246"/>
        </table:table-row>
        <table:table-row table:style-name="ro1">
          <table:table-cell office:value-type="string">
            <text:p>5cf45fb4896a7fea06ff6b86</text:p>
          </table:table-cell>
          <table:table-cell office:value-type="string">
            <text:p>Consensos e rupturas – a Saúde dos portugueses</text:p>
          </table:table-cell>
          <table:table-cell office:value-type="string">
            <text:p>['Pedro Mota Soares']</text:p>
          </table:table-cell>
          <table:table-cell office:value-type="string">
            <text:p>Sábado, 23 de Março de 2019, Salão Nobre da Reitora da Universidade do Porto. À vista dos óleos de algumas das maiores figuras ligadas ao nascimento desta Universidade, juntaram-se, com o patrocínio e presença do Presidente da República, as principais figuras do sector da Saúde em Portugal.

Bastonários das ordens profissionais, associações de doentes, prestadores de cuidados de saúde de todos os sectores – público, social e privado –, representantes da economia social e da academia, a senhora ministra e deputados. Todos juntos para debater a possibilidade de um consenso na futura Lei de Bases da Saúde.

A iniciativa, denominada “O sistema de saúde para o cidadão”, foi organizada, entre outros, pelo Professor Doutor Germano de Sousa e pelo Prof. Dr. Eurico Castro Alves, e a mim coube-me a honra de representar o CDS.

Assisti à reunião das pessoas mais relevantes da área da saúde, com uma finalidade: pedir ao poder político para pôr a mão na consciência e escolher a saúde dos portugueses em detrimento das ideologias partidárias.

A Lei de Bases da Saúde devia ter um consenso alargado. O consenso de que falo não é só entre partidos políticos. É entre agentes da saúde, utentes, portugueses que confiam no Estado para o direito à protecção da saúde. Um consenso que nos garanta que não vamos estar, num próximo ciclo político, a mudar uma lei de bases que devia ter a longevidade de várias gerações.

Portugal já demonstrou que tem essa capacidade. A Lei de Bases da Economia Social, negociada longamente entre parceiros e representantes do poder político, foi aprovada por unanimidade no Parlamento. Consagra o princípio da subsidiariedade e está agora a ser posta em causa por alguns que a votaram a favor.

Qualquer lei, mas especialmente as que estabelecem bases que deviam ser estáveis, confiáveis e duráveis, deve reconhecer a realidade. E a realidade do nosso sistema de saúde é a de um espaço onde cabem todos. O Serviço Nacional de Saúde público – elemento nuclear nas palavras do senhor Presidente da República – deve ser a pedra angular de todo o sistema. Mas tem que haver espaço para o sector social e para o sector privado. Os cuidados continuados, as análises e os meios complementares de diagnóstico, o atendimento de proximidade numa farmácia, os cuidados contratualizados pela ADSE ou por um hospital concessionado são prestados com qualidade e humanidade pelo sector social e pelo sector privado. Quem é que quer que este serviço deixe de ser prestado às pessoas? Pôr isto em causa não é atacar o sector social ou o sector privado, é atacar a realidade.

No PÚBLICO deste fim-de-semana, o primeiro-ministro António Costa dizia que na Europa era preciso fazer consensos para evitar rupturas. Essa frase, a mim, diz-me muito, porque foi muitas vezes proferida por um dos maiores do CDS, Adelino Amaro da Costa. Mas não posso deixar de fazer esta pergunta: porquê procurar consensos na Europa, mas, ao mesmo tempo, provocar rupturas no sistema nacional de saúde em Portugal?

A saúde é, para todos os europeus e para todos os portugueses, uma das maiores preocupações. Devia ser uma área para criar pontes e não muralhas de aço.

Se falharmos esta oportunidade – a oportunidade de, pela primeira vez, fazermos uma Lei de Bases da Saúde muito para além do que é uma maioria conjuntural –, estaremos todos, como disse o senhor Presidente da República, em breve de novo juntos para mudar o que não foi bem feito.

Portugal não deve desperdiçar esta oportunidade. O envelhecimento da população, os custos da inovação, a disrupção tecnológica, a dificuldade em pagar e reter talento rapidamente vão provar uma coisa: mesmo todos juntos, juntos vamos ser poucos.</text:p>
          </table:table-cell>
          <table:table-cell office:value-type="string">
            <text:p>A saúde é, para todos nós, uma das maiores preocupações. Devia ser uma área para criar pontes e não muralhas de aço.</text:p>
          </table:table-cell>
          <table:table-cell office:value-type="string">
            <text:p>Politics</text:p>
          </table:table-cell>
          <table:table-cell office:value-type="string">
            <text:p>['Lei de Bases da Saúde', 'Ministério da Saúde', 'Opinião', 'Política', 'Saúde', 'Serviço Nacional de Saúde']</text:p>
          </table:table-cell>
          <table:table-cell office:value-type="string">
            <text:p>2019-03-28 06:29:00</text:p>
          </table:table-cell>
          <table:table-cell table:style-name="ce23" office:value-type="string" office:value="https://www.publico.pt/2019/03/28/politica/opiniao/consensos-rupturas-saude-portugueses-1866863">
            <text:p><text:a xlink:href="https://www.publico.pt/2019/03/28/politica/opiniao/consensos-rupturas-saude-portugueses-1866863">https://www.publico.pt/2019/03/28/politica/opiniao/consensos-rupturas-saude-portugueses-1866863</text:a></text:p>
          </table:table-cell>
          <table:table-cell table:number-columns-repeated="246"/>
        </table:table-row>
        <table:table-row table:style-name="ro1">
          <table:table-cell office:value-type="string">
            <text:p>5cf45e44896a7fea06ff4f3f</text:p>
          </table:table-cell>
          <table:table-cell office:value-type="string">
            <text:p>Os sete erros factuais do parecer sobre Fernão de Magalhães emitido pela Real Academia de História espanhola</text:p>
          </table:table-cell>
          <table:table-cell office:value-type="string">
            <text:p>['José Manuel Garcia']</text:p>
          </table:table-cell>
          <table:table-cell office:value-type="string">
            <text:p>O principal erro do texto emitido pela Real Academia de História espanhola sobre Fernão de Magalhães, a pedido do jornal ABC, consiste na circunstância de criar um atrito artificial e inútil, pois a história de Fernão de Magalhães e de Juan Sebastián Elcano está bem apurada e felizmente recolhe largos consensos, não apenas entre historiadores portugueses e espanhóis mas também de outras nacionalidades. Outro erro grave nesse texto consiste no facto de não se apontar a evidência de que a viagem que permitiu a realização da primeira circum-navegação do mundo ter resultado do mérito científico daquele fidalgo do Porto que foi fruto dos conhecimentos e formação que adquiriu em Portugal e nas áreas da sua expansão desde 1505 até ir para Espanha em 1517, com uns 37 anos.

Evidências como as de que Magalhães foi para Espanha por desentendimento com D. Manuel e ter contado com a oposição deste monarca ao projecto que concebera, além de factos como os de se ter radicado em Espanha menos de dois anos, entre 20 de Outubro de 1517, quando chegou a Sevilha, e 20 de Setembro de 1519, quando iniciou a sua grande viagem, e de se ter posto ao serviço de Carlos I de Castela, que o aceitou e financiou, não têm nada que todas as pessoas não saibam já. O que importa também realçar é que a decisão de o referido monarca apoiar aquele português resultou da circunstância de saber que nenhum espanhol era capaz de fazer a viagem que ele se propunha levar a cabo, de acordo com um projecto que concebera em Lisboa entre 1516 e 1517.

Além das realidades essenciais atrás apontadas, há que registar erros factuais no desnecessário parecer que a Academia emitiu [divulgado no início deste mês] e que temos dificuldade em compreender como puderam ser cometidos. Apontemos então alguns deles, em breves observações:

1.º erro: “El 18 de Marzo de 1518 Magallanes viajó a Valladolid a presentar su proyecto, el de encontrar el paso a las islas de la Especiería, al Rey Carlos I”

Esta data está errada, pois foi a 20 de Janeiro de 1518 que Fernão de Magalhães partiu de Sevilha rumo a Valladolid, onde teve um primeiro encontro com Carlos V [Carlos I de Espanha], talvez a 2 de Março desse mesmo ano, como o afirmou de forma bem documentada Demetrio Ramos Pérez no seu estudo: “Magallanes en Valladolid: La Capitulación”, in A Viagem de Fernão de Magalhães e a Questão das Molucas, Lisboa, Junta de Investigações Científicas do Ultramar, 1975.

2.º erro: “La flota partió de Sevilla el día 10 de Agosto de 1519 hacia Sanlúcar, donde se incorporó Magallanes después de hacer testamento”

Sendo certo que os navios deixaram Sevilha a 10 de Agosto, há que assinalar ter Fernão de Magalhães embarcado mais tarde, deixando Sanlúcar de Barrameda a 20 de Setembro de 1519, já depois de ter assinado o seu testamento em Sevilha, a 24 de Agosto de 1519, como sabemos desde que Martín Fernández de Navarrete o publicou parcialmente em Colección de los viajes y descubrimientos que hicieron por mar los españoles desde fines del siglo XV (volume 4, Madrid, Imprenta Nacional, 1837), havendo versões integrais desse testamento publicadas em datas posteriores.

3.º erro: “cruzado este océano [Pacífico], com sólo dos navios” (entretanto, no parecer disponível no seu site, a Academia já corrigiu este dado)

Na realidade, foram três os navios que o atravessaram — a [nau] Trinidad, a Victoria e a Concepción —, pois este último só foi destruído a 2 de Maio de 1521, depois do massacre ocorrido em Cebu, nas Filipinas, um dia antes.

4.º erro: “Después de la desaparición de Magallanes, se hicieron cargo de los dos navíos que quedaban una vez que llegaron a las Molucas”

Na realidade, quer a morte do capitão-mor, ocorrida nas Filipinas, quer a viagem que se seguiu até às Molucas ocorreram no oceano Pacífico e não no oceano Índico, pois é naquele que se encontram as Filipinas e as Molucas.

5.º erro: “Después de cargados los navíos, pusieron rumbo a Tidore”

Esta afirmação é incompreensível, pois foi precisamente nessa ilha de Tidore, que pertence às Molucas, que foram carregados os navios de cravo.

6.º erro: “el viaje de vuelta por el Índico, (...) fue el más peligroso de toda la inmensa travesía, tanto por los fenómenos naturales como por la necesidad de evitar las aguas portuguesas”

Tais afirmações não são verdadeiras, pois a navegação pelas águas do Sul do Índico feita pela Victoria, apesar das dificuldades por que passou, não se pode considerar que tenha sido muito perigosa, a não ser pelo receio de poder ser interceptada pelas embarcações portuguesas. Com efeito, aquele navio percorria uma zona do mundo sob soberania portuguesa definida pelo Tratado de Tordesilhas, o qual era reconhecido por Carlos I, que, por isso, proibira terminantemente que tal oceano fosse navegado pela sua armada.

Por outro lado, não se pode comparar, de qualquer forma que seja, a perigosidade da navegação da nau Victoria num oceano como o Índico, que era já conhecido, com a parte original da viagem dirigida por Fernão de Magalhães, que atravessou imensas dificuldades durante o processo em que se descobriam terras e mares desconhecidos, desde o rio da Prata até às Filipinas, incluindo toda a extensão do vastíssimo oceano Pacífico.

Esta observação, note-se, não tira todo o mérito e glória de se ter ficado a dever exclusivamente a Elcano a circunstância de, em 1522, ter sido o único responsável pela realização da primeira volta ao mundo feita de seguida, a mesma volta ao mundo que Magalhães não queria fazer, apesar de já a ter concluído de forma indirecta, em duas etapas, quando foi morto em 1521, nas Filipinas (em 1512 tinha ido às Molucas, que lhe ficam a sul).

7.º erro: “Los tripulantes de la Trinidad, apresados por los portugueses, no pudieron regresar hasta varios años después, cuando fueron liberados al pactar las coronas de Castilla y Portugal un acuerdo sobre la posesión de las Molucas”

Estas noções contêm erros, pois os referidos prisioneiros foram libertados em Lisboa em 1526, antes do Tratado de Saragoça, assinado a 22 de Abril de 1529, data em que Castela reconheceu que as Molucas pertenciam a Portugal.

E aqui me detenho, por já ir longa esta muito breve análise de um texto tão curto quanto infeliz. Não havia necessidade...

Historiador</text:p>
          </table:table-cell>
          <table:table-cell office:value-type="string">
            <text:p>Texto cria um atrito artificial e inútil, pois a história de Fernão de Magalhães e de Juan Sebastián Elcano está bem apurada e felizmente recolhe largos consensos. Não havia necessidade.</text:p>
          </table:table-cell>
          <table:table-cell office:value-type="string">
            <text:p>Culture</text:p>
          </table:table-cell>
          <table:table-cell office:value-type="string">
            <text:p>['Circum-navegação', 'Cultura-Ípsilon', 'Descobrimentos', 'Espanha', 'Fernão de Magalhães', 'História', 'Opinião', 'Património']</text:p>
          </table:table-cell>
          <table:table-cell office:value-type="string">
            <text:p>2019-03-29 07:47:00</text:p>
          </table:table-cell>
          <table:table-cell table:style-name="ce23" office:value-type="string" office:value="https://www.publico.pt/2019/03/29/culturaipsilon/opiniao/sete-erros-factuais-informacao-viagem-fernao-magalhaes-emitida-academia-historia-espanhola-1867192">
            <text:p><text:a xlink:href="https://www.publico.pt/2019/03/29/culturaipsilon/opiniao/sete-erros-factuais-informacao-viagem-fernao-magalhaes-emitida-academia-historia-espanhola-1867192">https://www.publico.pt/2019/03/29/culturaipsilon/opiniao/sete-erros-factuais-informacao-viagem-fernao-magalhaes-emitida-academia-historia-espanhola-1867192</text:a></text:p>
          </table:table-cell>
          <table:table-cell table:number-columns-repeated="246"/>
        </table:table-row>
        <table:table-row table:style-name="ro1">
          <table:table-cell office:value-type="string">
            <text:p>5cf45e48896a7fea06ff4f60</text:p>
          </table:table-cell>
          <table:table-cell office:value-type="string">
            <text:p>Moderno nunca mais (in memoriam Manuel Graça Dias)</text:p>
          </table:table-cell>
          <table:table-cell office:value-type="string">
            <text:p>['Paulo Martins Barata']</text:p>
          </table:table-cell>
          <table:table-cell office:value-type="string">
            <text:p>Partilhando a fina ironia de Mark Twain, Manuel Graça Dias dir-nos-ia hoje que as notícias da morte do pensamento pós-modernista foram largamente exageradas, bem como a do irreverente tubo de queda de águas pluviais em forma laçarote que desenhou para o seu projecto de fim-de-curso. Há momentos em que sinais difusos, no ar há já algum tempo, se tornam por fim evidentes; o imaginário do “moderno”, dominante na arquitectura há décadas, é hoje finalmente contestado de forma inequívoca. Não será apenas a inusitada aderência a um imaginário “historicista” no shortlist do prémio Europeu Mies van der Rohe 2019, com as prominentes vigas metálicas cor-de-laranja e caixilharias verde-alface dos belgas Vylder Vinck Taillieu a recordarem-nos o vigor desse distante imaginário. Até a recente atribuição do prémio Pritzker ao metabolista e proto-pós-modernista Arata Isosaki parece fazer parte do alinhamento desta nova constelação crítica. Torna-se assim manifesta a mudança no panorama da arquitectura deste continente dissoluto que persiste, para todos os efeitos, em marcar o compasso internacional do pensamento e da produção de obra relevante. Gostaria, porém, de voltar um pouco atrás.

Em 1980, a Bienal Arquitectura de Veneza tinha o provocante título, The Presence of the Past: The End of Prohibition. Comissariada por Paolo Portoghesi, a exposição marcava um momento de clivagem estética sem precedentes desde o pós-guerra. E, principalmente, uma declaração de morte ao pragmatismo tecnocrático do projecto moderno. Esta “proibição”, em subtítulo, remetia na verdade para uma espécie de celebração do fim de uma “lei seca” sobre a utilização da história como instrumento operativo do projecto ou, em termos práticos, do uso de elementos compositivos clássicos. Não cabe aqui explanar quer sobre a bondade dos princípios, quer sobre o rastilho caricatural da sua exploração comercial. Sabemos que em Portugal foi particularmente equívoco e inflamatório, com uma ruptura crítica assumida entre as escolas de arquitectura de Lisboa e Porto que, à boa maneira portuguesa, a exposição itinerante Tendências da Arquitetura Portuguesa, de 1987, tentaria reconciliar, ao associar Alvaro Siza a Tomás Taveira, Luiz Cunha, Raul Hestnes Ferreira e Manuel Vicente.

Mas capitulado por congestão, o colapso do vaudeville pós-modernista deu lugar à reificação de um imaginário moderno, assumidamente retardatário e largamente ancorado na matriz marxista de Kenneth Frampton, por sua vez construída em torno de Habermas, Vattimo e Gadamer, entre outros. Pelo seu carácter assumidamente abstracto e não-referencial, e com um passado ideologicamente imaculado, este “novo-moderno”, com pequenas inflexões aqui e ali, tornar-se-ia a expressão dominante das décadas seguintes; uma espécie de “fim-da-história” da arquitectura. Porém, não foi só Fukuyama que se sentiu traído. Ao abdicar de uma ideia de linguagem, dotada de uma gramática capaz de gerar “significado” através da forma, tal como Umberto Eco a preconizara na sua teoria da semiótica, a arquitectura reduziu o campo disciplinar a “tecnológicos” e “fenomenológicos”, sendo que em ambos o gradual esvaziar do discurso crítico ocorreu em paralelo com o seu inegável sucesso formal. Aprisionada numa dialéctica em torno de um materialismo “físico”, a arquitectura ficou então suspensa entre a verdade tecno-científica das doutrinas da construção, e a sedução dos discursos auráticos sobre o corpo, a matéria e o lugar. Canonizado, mediatizado e globalizado, o seu estertor — o minimalismo — capturou o imaginário lifestyle e informou as novas burguesias das gerações X e Y de como viver em plenitude a contemporaneidade. Repetidas à exaustão, expressões como pele, matéria, espessura, massa, escavado, cheio e vazio, constituíram um léxico geracional em que em boa verdade poucos acreditavam.

Entretanto, destituídas ao limite pela voragem da Grande Recessão de 2008, que afinidades poderiam as novas gerações ter pelos universos autocontemplativos do introspectivo asceta dos alpes suíços, Peter Zumthor, ou da brilhante Kazuyo Sejima, ilusionista da transparência? Que verdade poderiam encontrar nos coffee-table books de outros profetas da pureza, como John Pawson ou Valerio Olgiati? No início do século, Wilfried Wang advertia já para o que entendia ser a redução das ambições sociais e ecológicas do projecto moderno a meras operações estéticas de formalização elitista e inconsequente. A tão criticada “cardboard architecture” de Eisenman, não acabaria afinal sublimada pelo minimalismo “boutique”, ainda que sob o mantra de uma “essencialidade” de gesso cartonado?

Quase 40 anos depois, o título da Bienal de Chicago de 2017 era Make New History, um oximoro que se fazia acompanhar do subtítulo Krausiano: Look back and move forward. Este evento cada vez mais nos parece ter sido o epicentro de uma mudança com uma força disruptiva semelhante à do pós-modernismo, onde o lastro histórico da exposição Late Entries to the Chicago Tribune Tower — em que 17 arquitectos, entre eles o atelier Barbas Lopes, foram convidados a criar maquetes de arranha-céus numa homenagem ao livro de Stanley Tigerman de 1980 e por sua vez ao célebre concurso de 1922— poderá vir a colocá-la num plano semelhante à Strada Novissima de Portoghesi. Mérito de Diogo Seixas Lopes e André Tavares, esse trajecto, essa refundação, parece ter o seu embrião um ano antes, na presciente Trienal de 2016, já que muitos dos autores e projectos convocados por Lisboa são comuns a Chicago; e ainda que de alguma forma alheada da cultura anfitriã, já que à arquitectura portuguesa, imersa no de profundis do “moderno”, toda esta problemática lhe era, e é, relativamente excêntrica.

Porém, e espelho do nosso tempo, este “regresso à história” não parece circunscrito à advocacia de um modelo ou de uma frente ideológica comum, como no passado. Apesar da sua imensa vitalidade, surge num clima de névoa, gasoso e atomizado, que congrega autores consagrados que reinventaram e enriqueceram a sua pesquisa (6A, Bruther, Caruso St John, Mary Duggan, Office KGDVS, Sergison Bates ou o português Bak Gordon); com jovens turcos sem preconceitos de desenho na relação entre a história e o presente (EMI, Gafpa, Lütjens Padmanabhan, Made In, Monadnock ou Ted’A); com a redescoberta de autores prematuramente descartados ou excêntricos à historiografia autorizada (Alberto Ponis, James Wines, Luigi Caccia Dominioni ou Hans Kollhoff). Claramente, desenha-se um arco de sensibilidade crítica comum entre Inglaterra, Bélgica, Suíça e alguns franceses, e que por sua vez parece alheio a geografias que no passado recente tiveram uma enorme importância, nomeadamente, Portugal, Espanha e Holanda — no caso português, em concreto, não se trata de falta de ‘escola’ ou visibilidade, mas de um crescente academismo e ausência de irreverência que conduz a um inevitável esgotamento do reportório formal e crítico. Neste contexto, as expectativas para a proposta crítica que emanar da Trienal de Lisboa 2019 de Éric Lapierre não podem obviamente deixar de ser altas, e seguramente no campo oposto à Bienal de Veneza da Hashim Sarkis no ano seguinte; com o campo crítico mais uma vez a extremar-se entre a sensibilidade tectónica da arquitectura europeia e o formalismo gráfico e ideológico da academia americana.

É difícil ser o oráculo de um tempo inorgânico e incapaz de gerar manifestos. O duvidoso name dropping que aqui fiz, numa tentativa de clarificar o leitor, deixa-me desconfortável quanto a sua fiabilidade e abrangência. No entanto, e sem prejuízo de todos os problemas da profissão, admito que a história da arquitectura venha a reconhecer este, desde há décadas, como um dos seus mais estimulantes momentos. Ainda assim, escrever sobre o presente é sempre tão arriscado, quanto insensato. É desafiar as probabilidades através de simplificações que raramente se revelam certeiras. E se nem Sigfried Giedion acertou, ao excluir Adolf Loos de Space Time and Architecture, quem sou eu para vos convencer?</text:p>
          </table:table-cell>
          <table:table-cell office:value-type="string">
            <text:p>Partilhando a fina ironia de Mark Twain, Manuel Graça Dias dir-nos-ia hoje que as notícias da morte do pensamento pós-modernista foram largamente exageradas, bem como a do irreverente tubo de queda de águas pluviais em fo</text:p>
          </table:table-cell>
          <table:table-cell office:value-type="string">
            <text:p>Culture</text:p>
          </table:table-cell>
          <table:table-cell office:value-type="string">
            <text:p>['Cultura-Ípsilon', 'Opinião', 'Ípsilon']</text:p>
          </table:table-cell>
          <table:table-cell office:value-type="string">
            <text:p>2019-03-29 08:47:09</text:p>
          </table:table-cell>
          <table:table-cell table:style-name="ce23" office:value-type="string" office:value="https://www.publico.pt/2019/03/29/culturaipsilon/opiniao/moderno-in-memoriam-manuel-graca-dias-1866876">
            <text:p><text:a xlink:href="https://www.publico.pt/2019/03/29/culturaipsilon/opiniao/moderno-in-memoriam-manuel-graca-dias-1866876">https://www.publico.pt/2019/03/29/culturaipsilon/opiniao/moderno-in-memoriam-manuel-graca-dias-1866876</text:a></text:p>
          </table:table-cell>
          <table:table-cell table:number-columns-repeated="246"/>
        </table:table-row>
        <table:table-row table:style-name="ro1">
          <table:table-cell office:value-type="string">
            <text:p>5cf45e32896a7fea06ff4eaa</text:p>
          </table:table-cell>
          <table:table-cell office:value-type="string">
            <text:p>Artista-escritor e vice-versa</text:p>
          </table:table-cell>
          <table:table-cell office:value-type="string">
            <text:p>['António Guerreiro']</text:p>
          </table:table-cell>
          <table:table-cell office:value-type="string">
            <text:p>Pedro Proença é um artista-escritor. Mas a hipótese de ser um escritor-artista é igualmente plausível, não só porque tem livros e textos publicados de diversos géneros ou até de género nenhum reconhecível, mas também porque há um fortíssimo tropismo literário — narrativo, ficcional, poético, ensaístico — em grande parte do seu trabalho de artista plástico. Neste caso, as duas actividades não são complementares, não vem uma a seguir à outra, elas são consubstanciais, há uma co-implicação do verbal e do visual, e as duas classificações, a de artista e a de escritor, estão unidas por um hífen que não pode ser elidido. A exposição O Riso dos Outros, patente na Fundação Eugénio de Almeida, em Évora, até domingo, 31 de Março, é, no mais alto grau, um exercício em que a arte solicita a literatura e o literário dá-se numa dimensão visual ou plástica. A criação de heterónimos, para os quais Pedro Proença criou biografias, faz o visitante mais desprevenido pensar que estamos perante uma exposição colectiva (sobre este jogo da heteronímia, e muito mais, deve ler-se um pequeno livro de Pedro Eiras, O Riso de Momo, um ensaio em torno da exposição) e oferece plena justificação a um riso jubilante que dá título a esta manifestação plástico-literária: O Riso dos Outros. Pode uma exposição de arte contemporânea suscitar um riso que não é jocoso nem destitui de gravidade artística os trabalhos apresentados? Pode. Pode a arte servir-se do medium literário e textual (ou pura e simplesmente utilizar a linguagem, mas não exactamente de acordo com o uso que dela fez a arte conceptual), sem sucumbir à ilusão de que dar a ler é o mesmo que dar a ver? Pode. Pode um artista-escritor não se deixar enredar nas armadilhas da literatice ou da afectação literária? Pode. Pode um escritor-artista nunca perder de vista que a imagem não fala, é in-fans, como uma criança? Mais uma vez, Pedro Proença diz-nos que pode.





Interessou-me nesta exposição, muito particularmente, a literatura do artista “poliglota” (como ele se define), isto é, que faz as suas obras em estado de Babel, mas não é um transfuga. Essa literatura será fatalmente ignorada pelas gentes e agentes da coisa literária, circunspectos e puritanos, incapazes de olhar para fora dos livros. Uns nem se aproximam, outros nem reconhecem. Do outro lado, do lado dos artistas que não querem nada com a literatura, e muito menos com a literatura dos artistas, vamos certamente encontrar um puritanismo simétrico, isto é, aquele purismo visual à la Greenberg, avesso a práticas artísticas compósitas e reivindicando com veemência a especificidade do medium artístico. Lessing, com o seu tratado chamado Laocoonte, sobre as fronteiras entre a poesia e a pintura, substituiu o princípio da correspondência entre as artes por uma teoria da diferença entre elas. A tendência moderna para a “des-definição” da arte não foi acompanhada da mesma maneira pela literatura. Esta ofereceu muito mais resistência essencialista e, apesar das múltiplas experiências, permaneceu fiel a uma certa ideia de literatura (ou mesmo a um absoluto literário deixado em herança pelo romantismo) que se reconhece em critérios mais ou menos estáveis. Ora, esta exposição de Pedro Proença é um desafio aos lugares estáveis, desde logo por vir da figura improvável e instável do artista-escritor que também é escritor-artista e que tem a função pouco respeitosa de suscitar o riso dos outros. E que põe uns espectadores a exclamar: “Vejam o que os artistas fazem à literatura”, enquanto outros vociferam: “Vejam o que a literatura faz à arte”. Entretanto, percorrendo a sucessão de figuras heteronímicas ao longo da exposição, ora somos levados a pensar no tropismo linguístico que vai de Dada à arte conceptual e que, no seu efeito extremo, ficou conhecido como um linguistic turn, ora somos levados a pensar num pictorial turn, tal como ele foi teorizado por William J. T. Mitchell: uma “viragem” exercida pela hegemonia da imagem, pelos signos visuais, o que não exclui no entanto a parte linguística e narrativa, mas articula-a numa perspectiva prioritariamente visual. Pedro Proença abre esta via de acesso a “O Riso dos Outros” e põe o artista-escritor a rir do escritor-artista.</text:p>
          </table:table-cell>
          <table:table-cell office:value-type="string">
            <text:p>Pedro Proença é um artista-escritor. Mas a hipótese de ser um escritor-artista é igualmente  plausível, não só porque tem livros e textos publicados de diversos géneros ou até de g&amp;</text:p>
          </table:table-cell>
          <table:table-cell office:value-type="string">
            <text:p>Culture</text:p>
          </table:table-cell>
          <table:table-cell office:value-type="string">
            <text:p>['Acção Paralela', 'Cultura-Ípsilon', 'Opinião', 'Ípsilon']</text:p>
          </table:table-cell>
          <table:table-cell office:value-type="string">
            <text:p>2019-03-29 16:11:39</text:p>
          </table:table-cell>
          <table:table-cell table:style-name="ce23" office:value-type="string" office:value="https://www.publico.pt/2019/03/29/culturaipsilon/opiniao/artistaescritor-viceversa-1866874">
            <text:p><text:a xlink:href="https://www.publico.pt/2019/03/29/culturaipsilon/opiniao/artistaescritor-viceversa-1866874">https://www.publico.pt/2019/03/29/culturaipsilon/opiniao/artistaescritor-viceversa-1866874</text:a></text:p>
          </table:table-cell>
          <table:table-cell table:number-columns-repeated="246"/>
        </table:table-row>
        <table:table-row table:style-name="ro1">
          <table:table-cell office:value-type="string">
            <text:p>5cf45e3c896a7fea06ff4efb</text:p>
          </table:table-cell>
          <table:table-cell office:value-type="string">
            <text:p>UE e China: uma nova relação híbrida</text:p>
          </table:table-cell>
          <table:table-cell office:value-type="string">
            <text:p>['Ana Luís Andrade']</text:p>
          </table:table-cell>
          <table:table-cell office:value-type="string">
            <text:p>Uma das (muitas) consequências do “Brexit” é a sua apropriação dos meios de comunicação social. Há já algum tempo que as manchetes de jornais sobre a falta de estratégia política britânica fazem parte do nosso dia-a-dia como europeus. No entanto, se filtrarmos o ruído que vem do outro lado do canal, vemos que há uma outra batalha, superior em relevância e dimensão, a ser combatida a nível europeu. Líderes e instituições debruçam-se cada vez mais sobre a questão chinesa; ou, trocado por miúdos, sobre o tipo de relação que a UE deve adotar com a China enquanto superpotência. Em apenas nove meses, o discurso europeu mudou radicalmente: ao passo que em julho de 2018 a UE louvava a China como importante parceira global — os dois lados comprometeram-se a promover a liberalização do comércio na sua 20.ª cimeira —, em Março de 2019 a Comissão Europeia classificou-a como “rival económico” e “adversário sistémico". Neste panorama, e apenas a umas semanas da 21ª cimeira entre a UE e a China, marcada para 9 de abril, importa responder a algumas perguntas sobre esta mudança de atitude europeia.

Porquê agora?

Verdade seja dita, o tom mais assertivo da Comissão não representa um volte-face por parte das instituições europeias, mas sim um culminar de tensões que foram crescendo ao longo dos últimos dois anos e que resultam de vários fatores:

1. Uma mudança do panorama político chinês. No 19.º congresso do Partido Comunista Chinês, em outubro de 2017, as ambições do Presidente Xi Jinping tornaram-se brutalmente óbvias. Xi quer tornar a China num centro político, económico e militar global, através de um sistema de partido único revigorado. Atualmente, o partido exerce um apertado controlo sobre o Estado, a economia e a sociedade.

2. A ascensão e crescente sofisticação da economia chinesa. Em 2001, a China correspondia a 4% do comércio global, quota que saltou para 13% em 2018. Os fluxos de investimento inverteram-se a partir de 2014, quando os investimentos chineses na UE começaram a superar o investimento europeu na China (em 2017 foram quatro vezes maiores). Este desenvolvimento económico produziu uma mudança nas dinâmicas de poder entre a UE e a China. Ao subir na cadeia de valor, a China deixou de ser um mero local de produção ou um simples mercado de vendas, para se tornar num concorrente direto da indústria europeia. Ora, um Estado altamente intervencionista a operar numa economia tão dominante conduz a distorções no mercado global.

3. O gradual reconhecimento por parte da UE do grande atraso em relação à China em inovação. Especialmente no desenvolvimento da AI, onde a vantagem chinesa advém não só das políticas anti-competitivas promovidas, mas principalmente da dimensão do mercado doméstico, de uma sociedade orientada para a tecnologia e da enorme disponibilidade de capital.

4. A pressão sobre a UE para esboçar uma política económica externa mais assertiva, uma vez que os EUA optaram pela via do unilateralismo.

5. Uma frustração crescente em relação às assimetrias existentes entre a China e a UE, quer no acesso aos mercados, quer no tratamento de empresas estrangeiras.

Como está a reagir a UE?

Para responder a esta pergunta, uma outra se sobrepõe: o que está em causa? Tudo, como sempre. Desde a concorrência ao investimento, passando pela inovação; dos direitos humanos aos direitos ambientais; muitas destas lutas são antigas. Contudo, por todos os fatores mencionados, existe hoje uma vontade política a nível europeu que não existia antes. Existe também uma vontade franco-alemã que antes estava ausente e é agora capaz de apoiar uma Comissão sedenta de ação.

Algumas medidas já tomadas são bem-vindas, como a criação do mecanismo de escrutínio sobre o investimento direto estrangeiro e o aumento do financiamento para inteligência artificial (podem, no entanto, ser insuficientes). Adicionalmente, a Comissão publicou a 12 de março uma comunicação na qual define dez medidas a tomar para uma relação mais equilibrada com a China. Concretamente, a Comissão pressiona o Conselho para adotar, ainda este ano, o Instrumento Internacional de Contratação Pública (um instrumento que visa penalizar o acesso ao mercado público europeu — o maior do mundo — com base no princípio de não-reciprocidade). A Comissão compromete-se também a rever a sua policy toolbox para lidar com desafios atuais, como a legislação europeia sobre concorrência e auxílios estatais. Nestas áreas é provável que haja progressos significativos.

Protecionismo? Not so fast

O novo “tom” europeu, a panóplia de propostas e todo o ruído à volta da questão chinesa suscitam uma outra a pergunta: estará a UE a embarcar num protecionismo à la Trump? Numa palavra, não. É importante notar que, apesar de a UE e os EUA partilharem algumas preocupações em relação à China, os europeus parecem não estar dispostos a desafiar a sua relação comercial com os chineses (e vice-versa). Ambos os lados pagariam um preço demasiado alto por isso. A China é o maior parceiro comercial da UE e esta é o segundo maior parceiro chinês. Ao contrário da atitude adotada por Donald Trump, a UE não propôs uma dissociação comercial ou tecnológica da China, nem criou um conflito bilateral. Não vai adotar uma atitude discricionária ou ignorar as regras de governação internacional. Vai procurar solidificar o quadro institucional e legislativo europeu para conseguir fazer face à concorrência e domínio chineses no longo prazo, enquanto mantém os compromissos previamente assumidos.

Este é o início de uma nova e híbrida relação com a China, onde esta será tratada como parceira em certas áreas e como concorrente noutras.

A autora escreve segundo o novo Acordo Ortográfico</text:p>
          </table:table-cell>
          <table:table-cell office:value-type="string">
            <text:p>Este é o início de uma nova e híbrida relação com a China, onde esta será tratada como parceira em certas áreas e como concorrente noutras.</text:p>
          </table:table-cell>
          <table:table-cell office:value-type="string">
            <text:p>World</text:p>
          </table:table-cell>
          <table:table-cell office:value-type="string">
            <text:p>['China', 'Comércio', 'Diplomacia', 'Europa', 'Mundo', 'Opinião', 'União Europeia', 'Xi Jinping']</text:p>
          </table:table-cell>
          <table:table-cell office:value-type="string">
            <text:p>2019-03-30 06:45:00</text:p>
          </table:table-cell>
          <table:table-cell table:style-name="ce23" office:value-type="string" office:value="https://www.publico.pt/2019/03/30/mundo/opiniao/ue-china-nova-relacao-hibrida-1867104">
            <text:p><text:a xlink:href="https://www.publico.pt/2019/03/30/mundo/opiniao/ue-china-nova-relacao-hibrida-1867104">https://www.publico.pt/2019/03/30/mundo/opiniao/ue-china-nova-relacao-hibrida-1867104</text:a></text:p>
          </table:table-cell>
          <table:table-cell table:number-columns-repeated="246"/>
        </table:table-row>
        <table:table-row table:style-name="ro1">
          <table:table-cell office:value-type="string">
            <text:p>5cf45e23896a7fea06ff4e2f</text:p>
          </table:table-cell>
          <table:table-cell office:value-type="string">
            <text:p>Confessar-se, pelo menos, uma vez por ano</text:p>
          </table:table-cell>
          <table:table-cell office:value-type="string">
            <text:p>['Frei Bento Domingues O.P.']</text:p>
          </table:table-cell>
          <table:table-cell office:value-type="string">
            <text:p>1. O título deste texto pode parecer ridículo por anacrónico. Quem desejar conhecer as posições oficiais da Igreja sobre os Sacramentos deve ler os textos do Vaticano II, o Código de Direito Canónico (1984) e as orientações de reforma da Igreja do Papa Francisco, expressas nos documentos por ele assinados. Se mantenho este título, é porque ele serviu para dar cobertura a uma história de terror, para distorcer a prática sacramental da Igreja e ocultar a própria essência do cristianismo. Por outro lado, a discussão actual, em torno dos ministérios ordenados, não se deve deixar polarizar, apenas, por carências funcionais da pastoral actual da Igreja, embora a situação seja calamitosa.

O título desta crónica tem uma história. O IV Concílio de Latrão é assim chamado porque foi realizado em Roma, na Basílica de S. João de Latrão, a cátedra do Papa. Aconteceu entre 11 e 30 de Novembro de 1215.

Esta iniciativa de Inocêncio III teve a maior participação de bispos de toda a Antiguidade, Idade Média e Idade Moderna. É considerado, pelos historiadores, como o ponto mais alto e importante do papado do século XI ao século XIII [1].

Compareceram 404 bispos, 71 primazes e metropolitas, 800 abades e priores. Além disso, cada bispo possuía uma numerosa comitiva. Os patriarcas orientais, embora convidados, não compareceram, mas todos os reinos cristãos enviaram representantes.

Este concílio confirmou as magníficas orientações de reforma da Igreja do grande Papa Inocêncio III; deixou-se, porém, enredar nas obsessões da Quinta Cruzada e das medidas violentas contra os albigenses. Deu, no entanto, amplo espaço à doutrina sobre a Eucaristia e o sacerdócio ministerial, acolhendo o conceito de transubstanciação, cunhado pela primeira escolástica. A obrigação da confissão anual e da comunhão pela Páscoa foram as ordenações mais notadas do concílio e mais duradoiras.

O historiador Jean Delumeau estudou o imenso problema histórico da confissão em países católicos [2]. Foi, durante séculos, um tema central da Quaresma. A confissão sacramental, uma vez por ano, era o mínimo dos mínimos, em regime de cristandade. A maior ou menor frequência dependia das diversas correntes de ascética e mística. Teve uma boa aliança na devoção ao Sagrado Coração de Jesus, expressa na recomendação e nas garantias espirituais das primeiras sextas-feiras. Mas a desobriga, para poder comungar pela Páscoa da Ressurreição, enchia as Igrejas com filas intermináveis. Era mesmo, apenas, uma desobriga.

2. A queixa actual é contra a obrigação de se confessar antes de comungar. Tanta gente a comungar e tão pouca a confessar-se.

Parece-me que estamos perante um grande equívoco. A celebração da Eucaristia é, do começo ao fim, o grande sacramento da confissão dos pecados e da misericórdia de Deus. Só há Eucaristia, como acção de graças, por Deus não ter deixado Jesus de Nazaré vítima de um assassinato. O testemunho que as mulheres receberam é que, afinal, a morte não foi a última palavra sobre a figura mais extraordinária de toda a história conhecida da humanidade. Sem o reconhecimento de que Jesus continua nosso contemporâneo, não é possível celebrar a Eucaristia.

O assassinato do Nazareno teve responsáveis entre os seus adversários e, pelo medo, abandono dos seus discípulos. Esse problema ficou resolvido antes do último momento do crucificado: Pai, perdoai-lhes porque não sabem o que fazem. É evidente que os discípulos reconheceram o seu erro e o seu pecado.

Quando celebramos a Eucaristia, damos graças a Deus por Jesus Cristo e por tudo o que de magnífico realizaram tantas pessoas ao longo da história, antes e depois do seu aparecimento histórico.

Se nas celebrações fôssemos capazes de reconhecer a beleza e a bondade do mundo, testemunhada de mil maneiras, mas evidente em pessoas que passaram a vida ao serviço da alegria dos outros, teríamos muitos evangelhos para contar, muita alegria a transmitir e a partilhar. Poderíamos mostrar que Deus é a nossa festa e nós a tornarmo-nos uma festa para Deus e uns para os outros. Se no coração da própria Eucaristia proclamamos que ela é pela remissão dos pecados de todos, porque não aceitar que somos pecadores, que estragamos a nossa vida e a vida dos outros, quando a misericórdia nos é oferecida para alterar o rumo que demos e damos à nossa vida? Uma celebração eucarística é o espaço de uma revolução espiritual. Quem não quer entrar nessa aventura pode ir à Igreja, receber a hóstia, beber do cálice, mas não foi à Missa real. Participou num ritual, mas não entrou na sua alma.

3. É por tudo isso que não posso aceitar que a confissão dos pecados, ao longo da celebração, seja um faz de conta, não valha nada. É uma oferta de absolvição geral para quem a acolhe como pura graça de Deus e com o desejo de a deixar frutificar na sua vida.

Neste momento, estão a reunir-se duas grandes tragédias espirituais. Por um lado, não se quer rever a presidência das celebrações eucarísticas, para a qual homens casados e mulheres estão excluídos. Por outro, os padres são cada vez menos e, segundo o regime actual, em muito países, tornam-se uma espécie em extinção: é a lógica da natureza. Entretanto, em muitas zonas do país e em muitas famílias, tradicionalmente católicas, as novas gerações nem à Missa vão nem apresentam ao baptismo os seus filhos.

Tudo isto deve ajudar-nos a voltar a questões essenciais. A primeira é a do pensamento interrogativo e da oração. As lideranças da Igreja não podem continuar presas a épocas de cristandade, que já não existem, nem tentar a ficção de que existem porque ainda subsistem minorias rituais.

Impõe-se uma iniciação à descoberta do próprio sentido da vida. Sem esse trabalho, não nos damos conta daquilo que Paulo descobriu em Atenas, pela via de autores gentios: na divindade vivemos, nos movemos e existimos [3]. Ao tomar consciência do fundo da realidade em que vivemos, pode nascer a oração, isto é, a abertura ao mistério infinito que nos envolve e nos vivifica.

É dentro desse questionamento que podemos acolher a revelação que comoveu o próprio Jesus: somos amados, estamos no coração de Deus [4], aconteça o que acontecer.

[1] Cf. Hubert Jedin, Manual de Historia de la Iglesia IV, Herder, Barcelona, 1973

[2] Aquilo em que acredito, Círculo de Leitores, Le Péché et la peur, Fayard, 1983; L’aveu et le pardon. Les difficultés de la confession. XIIIe-XVIIIe siècle, Fayard, 1990

[3] Act 17, 28

[4] Lc 10, 17-22</text:p>
          </table:table-cell>
          <table:table-cell office:value-type="string">
            <text:p>A queixa actual é contra a obrigação de se confessar antes de comungar. Tanta gente a comungar e tão pouca a confessar-se.</text:p>
          </table:table-cell>
          <table:table-cell office:value-type="string">
            <text:p>Society</text:p>
          </table:table-cell>
          <table:table-cell office:value-type="string">
            <text:p>['História', 'Igreja Católica', 'Jesus', 'Opinião', 'Páscoa', 'Religião', 'Sociedade']</text:p>
          </table:table-cell>
          <table:table-cell office:value-type="string">
            <text:p>2019-03-31 06:17:00</text:p>
          </table:table-cell>
          <table:table-cell table:style-name="ce23" office:value-type="string" office:value="https://www.publico.pt/2019/03/31/sociedade/opiniao/confessarse-menos-ano-1867197">
            <text:p><text:a xlink:href="https://www.publico.pt/2019/03/31/sociedade/opiniao/confessarse-menos-ano-1867197">https://www.publico.pt/2019/03/31/sociedade/opiniao/confessarse-menos-ano-1867197</text:a></text:p>
          </table:table-cell>
          <table:table-cell table:number-columns-repeated="246"/>
        </table:table-row>
        <table:table-row table:style-name="ro1">
          <table:table-cell office:value-type="string">
            <text:p>5cf45e22896a7fea06ff4e2a</text:p>
          </table:table-cell>
          <table:table-cell office:value-type="string">
            <text:p>Bits, átomos e genes</text:p>
          </table:table-cell>
          <table:table-cell office:value-type="string">
            <text:p>['Arlindo Oliveira']</text:p>
          </table:table-cell>
          <table:table-cell office:value-type="string">
            <text:p>O século XX foi profundamente marcado por um conjunto significativo de descobertas e invenções, entre as quais são de destacar o motor de combustão interna, o rádio, o transístor, a energia nuclear, os antibióticos, a imagiologia e a radioterapia, entre tantas outras. É muito provável que o século XXI nos traga pelo menos tantas transformações tecnológicas como as que trouxe o século anterior. Porém, elas terão uma natureza algo diferente. É certo que continuamos a ter um conhecimento incompleto de muitas leis da Física e que importantes avanços poderão vir a ser feitos nesta área. Porém, não é de crer que o aumento do nosso conhecimento sobre as leis básicas da Física venha a ter o mesmo impacto na vida do dia-a-dia que as invenções e descobertas do século XX tiveram, porque muitas das situações onde o nosso conhecimento da Física é incompleto correspondem a condições extremas, longe das que observamos no nosso planeta. Zach Weinersmith resumiu, humoristicamente, o estado da Física no seguinte parágrafo, traduzido livremente:

“Aristóteles percebeu tudo mal mas foi corrigido por Galileu e por Newton. Veio Einstein e estragou tudo outra vez. Hoje, percebemos praticamente tudo, excepto as coisas pequenas, as coisas grandes, as coisas quentes, as coisas frias, as coisas rápidas, as coisas pesadas, as coisas escuras, a turbulência e o conceito de tempo.”

Embora não sejam de esperar descobertas de novas leis fundamentais da Física com impacto tecnológico imediato, assistiremos nas próximas décadas a alterações muito profundas, causadas principalmente pelo desenvolvimento de três grandes áreas do conhecimento: tecnologias de informação e comunicação (bits); materiais e nanotecnologias (átomos); biologia, medicina e biotecnologia (genes).

A invenção do transístor, em 1947, que poderá vir a ser reconhecida como a mais revolucionária de sempre, permitiu criar a sociedade da informação do fim do século XX, e está a potenciar a quarta revolução industrial a que assistimos. Tecnologias como telemóveis, televisões, internet, carros autónomos, inteligência artificial, internet das coisas, cidades inteligentes e cadeias de blocos (blockchain) são todas elas o resultado do nosso cada vez melhor domínio do que é a informação, cuja unidade fundamental é o bit (abreviatura da expressão inglesa “binary digit”). Toda a informação que usamos é, em última análise, representada por bits, processados por computadores, transmitidos por redes e guardados em memórias e discos. A nossa crescente capacidade para obter, processar e usar informação de forma inteligente será, seguramente, um dos motores das transformações tecnológicas que vamos observar nos próximos anos.

Por mais poderosos que sejam os computadores e as redes, que processam e transmitem informação, continuará a ser necessário actuar sobre o mundo físico. Resolver os desafios energéticos, ecológicos, ambientais e económicos dependerá, criticamente, da nossa capacidade para desenvolver novos materiais e nanotecnologias e de os usar de forma criativa, sustentável e produtiva para sustentar uma civilização cada vez mais exigente. Richard Feynman, em 1959, proferiu uma famosa palestra onde a mensagem principal era algo como “lá em baixo, bem no fundo, há montes de espaço livre”. Feynman referia-se às enormes possibilidades que se abrem à tecnologia quando for possível manipular átomos, a nível individual, criando novos materiais com propriedades diferentes e aplicações revolucionárias, que permitirão capturar, armazenar e transformar energia mais eficientemente, controlar a poluição, limitar o aquecimento global e desenvolver novos produtos, de uma forma que até agora era simplesmente impossível.

A terceira vertente de desenvolvimento tecnológico a que assistiremos está relacionada com o conhecimento cada vez mais profundo dos sistemas biológicos, que permitirão avanços profundos na medicina, na biologia e na biotecnologia. Desde 1953 que sabemos que toda a vida no planeta resulta da acção dos genes, estruturas que codificam a informação genética dos seres vivos na espiral de DNA, descoberta por Watson e Crick, com base em dados obtidos por Rosalind Franklin. O conhecimento cada vez melhor dos mecanismos que as células usam para sobreviver, crescer e multiplicar-se permitirá desenvolver novos tratamentos para muitas patologias (entre as quais o cancro e as doenças cardiovasculares e neurodegenerativas), criar novas drogas e conceber novos produtos, aumentando a esperança de vida, que já cresceu 150% nos últimos dois séculos, e melhorando a sua qualidade.

Bits, átomos e genes: apenas o domínio crescente de cada um destes domínios, e das suas interacções, permitirá à ciência do século XXI desenvolver as tecnologias que irão transformar a nossa sociedade, talvez de uma forma tão profunda como as duas primeiras revoluções industriais. Lamentavelmente, o desenvolvimento destas tecnologias exige investimentos significativos nas infra-estruturas e nas instituições que têm a capacidade para criar o mundo do amanhã. Os grandes blocos comerciais, incluindo a China, o Japão e os Estados Unidos, têm feito significativos investimentos nestas áreas. Também a Europa tem planos para o desenvolvimento destas áreas, mas os principais investimentos em laboratórios e instalações experimentais são feitos pelos próprios países, e não pela União Europeia, que gere um orçamento comparativamente pequeno.

A difícil situação económica que Portugal tem atravessado, porém, tem-nos impedido de acompanhar os investimentos que outros países têm feito em ciência e em tecnologia. De acordo com os números da OCDE, o investimento anual no ensino superior e ciência, por cada estudante, ajustado pelo coeficiente da paridade do poder de compra (PPP), é em Portugal apenas 75% do valor da média dos países da OCDE. Para comparação, no ensino secundário, este valor aproxima-se da média da OCDE, sendo superior a 90% desta média. Esta estatística, ajustada pelo PPP, esconde, de facto, uma assimetria muito, muito, maior e muito séria, porque a competição entre países na área da ciência é feroz. Os países mais desenvolvidos da Europa e do mundo investem de facto muito mais na ciência e no ensino superior do que nós, tanto em valor absoluto como em proporção do PIB, porque percebem que o desenvolvimento da tecnologia é o factor decisivo na competitividade futura das nações. O orçamento anual de qualquer uma grandes escolas de engenharia mundiais, como o MIT, o Imperial College, a ETH Zurich ou a TU Munique, é muito superior a todo o orçamento do ensino superior e da ciência, em Portugal.

Devia ser um desígnio nacional manter a competitividade internacional das nossas instituições de ensino, investigação, desenvolvimento e inovação, competitividade que resulta em grande parte dos investimentos em recursos humanos feitos nas últimas décadas por força da visão de José Mariano Gago. Mas, para podermos manter no futuro a competitividade internacional que nos custou tanto a atingir, é necessário investimento, público e privado, tanto nas pessoas que fazem ciência e desenvolvem tecnologia, como nas infra-estruturas que permitem fazê-lo, universidades e institutos. Onde o Orçamento do Estado não chegar, será necessário que exista investimento privado, tanto de empresas como de particulares, para que o país não perca esta corrida pelo domínio dos bits, dos átomos e dos genes.</text:p>
          </table:table-cell>
          <table:table-cell office:value-type="string">
            <text:p>Devia ser um desígnio nacional manter a competitividade internacional das nossas instituições de ensino e investigação.</text:p>
          </table:table-cell>
          <table:table-cell office:value-type="string">
            <text:p>Sci-Tech</text:p>
          </table:table-cell>
          <table:table-cell office:value-type="string">
            <text:p>['Ensino Superior', 'Física', 'Institutos de investigação', 'Investigação científica', 'Opinião', 'Tecnologia', 'ciência e tecnologia']</text:p>
          </table:table-cell>
          <table:table-cell office:value-type="string">
            <text:p>2019-04-01 06:20:00</text:p>
          </table:table-cell>
          <table:table-cell table:style-name="ce23" office:value-type="string" office:value="https://www.publico.pt/2019/04/01/tecnologia/opiniao/bits-atomos-genes-1867476">
            <text:p><text:a xlink:href="https://www.publico.pt/2019/04/01/tecnologia/opiniao/bits-atomos-genes-1867476">https://www.publico.pt/2019/04/01/tecnologia/opiniao/bits-atomos-genes-1867476</text:a></text:p>
          </table:table-cell>
          <table:table-cell table:number-columns-repeated="246"/>
        </table:table-row>
        <table:table-row table:style-name="ro1">
          <table:table-cell office:value-type="string">
            <text:p>5cf45e6f896a7fea06ff6056</text:p>
          </table:table-cell>
          <table:table-cell office:value-type="string">
            <text:p>A mentira do fim do princípio da unanimidade em matéria fiscal</text:p>
          </table:table-cell>
          <table:table-cell office:value-type="string">
            <text:p>['Miguel Viegas']</text:p>
          </table:table-cell>
          <table:table-cell office:value-type="string">
            <text:p>Na União Europeia, muito se tem falado da necessidade de acabar com o princípio da unanimidade, na tomada de decisão do Conselho da União Europeia em matéria fiscal. De forma não inocente, acena-se com o combate à fraude e à evasão fiscal para justificar o fim deste princípio. Mas na verdade, estamos perante uma falácia. Desde logo porque esta abordagem visa esconder, não só o fracasso da UE no combate à evasão e elisão fiscais, mas até o papel que esta tem tido ao longo dos anos na promoção de tais práticas. O fim do princípio da unanimidade, não só nada resolveria em matéria de combate à evasão e elisão fiscal, como contribuiria para aprofundar ainda mais a vertente federalista da UE, por via da expropriação da soberania dos Estados, desta vez, em matéria fiscal.

Vejamos. A falácia consiste num raciocínio incorreto, mas travestido de uma lógica de aparência justa. Como há países que se opõe a avanços em matéria de tributação das grandes empresas – pois ostentam regimes fiscais ditos mais favoráveis – então, a solução passaria pela imposição da vontade de uns Estados sobre outros, quebrando o princípio da unanimidade e passando por cima da soberania dos Estados. Estamos em crer que, a ir por diante tal ideia, a única coisa absolutamente garantida seria a perda de soberania, pois quanto ao resto as políticas da UE falam por si…

Falácia também porque, quer no plano nacional, quer no plano da UE, estamos longe, muito longe de esgotar todas as formas de combate à evasão e elisão fiscal, sendo que esse combate não passa necessariamente e só pela harmonização fiscal. Recorde-se o reforço das autoridades tributárias de âmbito nacional, limitações à “livre” circulação de capitais, assumpção do princípio de que os lucros devem/têm de ser tributados no local/país onde são gerados, aprofundamento da troca de informações entre Estados (autoridades tributárias, bancos centrais, etc), o combate ao chamado planeamento fiscal agressivo, assente na manipulação abusiva dos preços de transferência. A evasão e elisão fiscais combatem-se com uma efectiva lista de paraísos fiscais, que permita a cada Estado realizar retenções na fonte quando existem suspeitas de deslocalização de lucros para jurisdições fiscalmente mais atrativas. Estas são algumas das pistas que podem e deveriam ser seguidas. Não deixa de ser curioso aliás verificar que, há poucos dias, o Conselho da UE votou por unanimidade contra a lista de “paraísos fiscais”, para efeito de branqueamento de capitais.

Para o PCP, a soberania fiscal, domínio que vai ao âmago da soberania dos Estados, é da maior importância e Portugal não pode nem deve ceder aqui um milímetro nesta matéria. Abrir aqui um precedente, seria permitir que fossem outros a decidir da nossa moldura fiscal e, em última análise, do tipo de Estado que queremos manter ou construir.

Não nos custa reconhecer no entanto que o sucesso de algumas medidas, como, por exemplo, o desmantelamento dos paraísos fiscais, dependente também do grau de cooperação internacional que se conseguir atingir. Mas isso não pode servir de pretexto para adiar perpetuamente medidas de tributação adequada do grande capital ao nível nacional, não pode servir para se colocar a fasquia da cooperação internacional tão “alta” que essa tributação nunca se venha a concretizar.

Aqueles que não querem que o grande capital seja tributado de forma adequada, mas não ousam defender essa posição abertamente, encontram refúgio na exigência da articulação internacional, de preferência tão ampla e tão profunda que seja virtualmente impossível de a alcançar. Com este discurso hipócrita vão adiando as soluções, ao mesmo tempo que parecem estar empenhados na resolução dos problemas.

A busca de cooperação com outros países, em particular, no âmbito da UE ou da OCDE, não deve atrasar a adopção de medidas no plano nacional. Portugal deve ter um papel activo no plano internacional, contribuindo empenhadamente para a construção de soluções para a eliminação dos paraísos fiscais e para o aprofundamento do combate à elisão fiscal praticada por grandes empresas, em particular, empresas multinacionais. Mas, simultaneamente, deve, a nível interno, adoptar medidas que contribuam para uma tributação mais adequada do grande capital, incluindo dos gigantes do sector digital, que estão a servir de pretexto para mais este ataque à nossa soberania.</text:p>
          </table:table-cell>
          <table:table-cell office:value-type="string">
            <text:p>Na União Europeia, muito se tem falado da necessidade de acabar com o princípio da unanimidade, na tomada de decisão do Conselho da União Europeia em matéria fiscal. De forma não inocente, acena-se com o com</text:p>
          </table:table-cell>
          <table:table-cell office:value-type="string">
            <text:p>Politics</text:p>
          </table:table-cell>
          <table:table-cell office:value-type="string">
            <text:p>['Comissão Europeia', 'Fisco', 'Impostos', 'Offshores', 'Opinião', 'Parlamento Europeu', 'Política', 'União Europeia']</text:p>
          </table:table-cell>
          <table:table-cell office:value-type="string">
            <text:p>2019-04-01 23:47:08</text:p>
          </table:table-cell>
          <table:table-cell table:style-name="ce23" office:value-type="string" office:value="https://www.publico.pt/2019/04/01/politica/opiniao/mentira-fim-principio-unanimidade-materia-fiscal-1867339">
            <text:p><text:a xlink:href="https://www.publico.pt/2019/04/01/politica/opiniao/mentira-fim-principio-unanimidade-materia-fiscal-1867339">https://www.publico.pt/2019/04/01/politica/opiniao/mentira-fim-principio-unanimidade-materia-fiscal-1867339</text:a></text:p>
          </table:table-cell>
          <table:table-cell table:number-columns-repeated="246"/>
        </table:table-row>
        <table:table-row table:style-name="ro1">
          <table:table-cell office:value-type="string">
            <text:p>5cf45e77896a7fea06ff60a5</text:p>
          </table:table-cell>
          <table:table-cell office:value-type="string">
            <text:p>Pela transparência, por favor, não regulem o  lobby</text:p>
          </table:table-cell>
          <table:table-cell office:value-type="string">
            <text:p>['Susana Coroado']</text:p>
          </table:table-cell>
          <table:table-cell office:value-type="string">
            <text:p>Desde o seu primeiro estudo sobre o tema em 2014, a Transparência e Integridade defendeu a regulação do lobby, apesar da impopularidade do conceito. Acreditamos que, com os instrumentos certos, uma boa regulação promove processos de decisão mais informados, transparentes e inclusivos e, desta forma, gera políticas públicas de melhor qualidade. Assim, foi com satisfação que acolhemos a intenção do Parlamento regular a actividade e tornar a decisão pública mais transparente. Hoje, perante o diploma que resultou das votações na Comissão de Transparência, apelamos aos senhores deputados que não regulem o lobby. Não esta proposta! Pior que a falta de regulação é esta má regulação.

O documento que resultou da votação da última semana balança entre a inutilidade e o retrocesso, diminuindo objetivamente a (pouca) transparência que já existe na decisão política. Referimo-nos, em primeiro lugar, ao facto de os futuros registos de lobistas não obrigarem à declaração dos clientes das empresas e/ou consultores de lobby. Se não é para saber quem procura influenciar decisões publicas, para que serve a regulação? O registo de transparência (cuja designação terá necessariamente que mudar, porque de transparente não terá nada) servirá apenas como uma espécie de páginas amarelas para as empresas de lobbying? Quem, para além destas, terá interesse ou razão para se registar? E quem terá interesse ou necessidade de consultar o dito registo? Um registo de lobistas que oculta o nome dos clientes servirá só para incentivar a contratação de testas de ferro que influenciem os processos políticos na penumbra. Nunca será uma ferramenta de controlo e transparência da representação de interesses, mas antes um mecanismo de legitimação das influências ocultas.

O segundo e mais preocupante aspecto prende-se com o facto de o texto aprovado admitir “a excepção de se manter o sigilo sobre os contributos e os contactos com lobistas até ao fim do processo legislativo, se se decidir que o assunto merece esse dever de confidencialidade”. Este é um retrocesso perigosíssimo que significa que alguém (quem?) terá a prerrogativa de decidir que determinados assuntos (quais?) serão confidenciais e que apenas alguns grupos de interesse (quais, escolhidos por quem?) terão a possibilidade de participar em certas decisões políticas, legislativas ou administrativas. É tornar o que já era uma prática informal opaca num procedimento legal, dando razão aos que acreditam que regular o lobbying é legalizar o tráfico de influências. Se, até agora, o acesso aos processos de decisão era mais facilitado a quem tinha melhor acesso ao poder, agora as barreiras de acesso serão definidas por lei. Deixaremos de ter consultas públicas e passaremos a ter consultas privadas com direito a palavra-passe fornecida pelos decisores públicos aos seus amigos mais influentes. No fim, e como de costume, ao resto dos cidadãos bastará receber a factura de um jantar para o qual não foram convidados nem souberam que teve lugar, mas com cujos custos terão de arcar.

Perante este cenário, somos forçados a rever a nossa posição. Continuamos favoráveis à regulação do lobby, mas a uma regulação que permita aos cidadãos saber quem influencia que decisores públicos e sobre que temas. Não podemos aceitar que atirem areia para os olhos dos cidadãos nem que se aprovem leis intelectual e politicamente desonestas. Aos deputados da nação, mesmo aos que defendem a regulação do lobby, apelamos a que rejeitem este projecto em plenário. Em particular, aos deputados do PSD que agora afirmam que o partido se opõe à regulação do lobby sugerimos que leiam o programa eleitoral que os fez serem eleitos: “Daremos sequência ao trabalho que vem sendo desenvolvido, adotando atos legislativos respeitantes ao estabelecimento de regras de registo obrigatório e gratuito para a atividade de representação de interesses legítimos (vulgo lobbying), em alinhamento com o quadro da União Europeia e, nomeadamente para os âmbitos de decisão parlamentar e executiva, bem como os respetivos códigos de conduta” (na página 123, para vos facilitar o trabalho).

Há formas honestas de regular matérias sensíveis como o lobby, aplicando soluções que aumentam a transparência e abrem aos cidadãos novas oportunidades de participação. Três anos de trabalho da Comissão dita para o Reforço da Transparência não chegaram para os deputados as encontrarem. Não façam nada. Chumbem esta proposta e voltemos a tentar na próxima legislatura. Para mau já basta assim.</text:p>
          </table:table-cell>
          <table:table-cell office:value-type="string">
            <text:p>O documento que resultou da votação da última semana na AR balança entre a inutilidade e o retrocesso.</text:p>
          </table:table-cell>
          <table:table-cell office:value-type="string">
            <text:p>Politics</text:p>
          </table:table-cell>
          <table:table-cell office:value-type="string">
            <text:p>['Assembleia da República', 'Opinião', 'Parlamento', 'Partidos políticos', 'Política', 'Transparência', 'lobby']</text:p>
          </table:table-cell>
          <table:table-cell office:value-type="string">
            <text:p>2019-04-02 06:26:00</text:p>
          </table:table-cell>
          <table:table-cell table:style-name="ce23" office:value-type="string" office:value="https://www.publico.pt/2019/04/02/politica/opiniao/transparencia-favor-nao-regulem-o-lobby-1867567">
            <text:p><text:a xlink:href="https://www.publico.pt/2019/04/02/politica/opiniao/transparencia-favor-nao-regulem-o-lobby-1867567">https://www.publico.pt/2019/04/02/politica/opiniao/transparencia-favor-nao-regulem-o-lobby-1867567</text:a></text:p>
          </table:table-cell>
          <table:table-cell table:number-columns-repeated="246"/>
        </table:table-row>
        <table:table-row table:style-name="ro1">
          <table:table-cell office:value-type="string">
            <text:p>5cf45e1f896a7fea06ff4e0c</text:p>
          </table:table-cell>
          <table:table-cell office:value-type="string">
            <text:p>Apenas catástrofe natural ou o Governo moçambicano tem a sua quota-parte de culpa?</text:p>
          </table:table-cell>
          <table:table-cell office:value-type="string">
            <text:p>['Michael Hagedorn']</text:p>
          </table:table-cell>
          <table:table-cell office:value-type="string">
            <text:p>Cerca de duas semanas após o ciclone Idai, com o seu feroz rasto de devastação, continua a estar submersa uma área comparável, em Portugal, à área de Peniche a Santarém a norte, ao longo do Tejo a leste e a sul até Lisboa. O ciclone destruiu 90% da cidade da Beira, a segunda maior de Moçambique, e o escritor moçambicano Ungulani Ba Ka Khosa afirma numa entrevista ao PÚBLICO: “Acho que teremos de ter uma nova Beira, noutro sítio.”

Cerca de 500 mortos, 1500 feridos, 135.000 pessoas nos centros de acolhimento e quase 1,8 milhões directamente afectados – estes números apenas transmitem uma vaga ideia do sofrimento que atingiu as pessoas no centro de Moçambique. Mais uma vez, os mais pobres foram brutalmente atingidos.

A necessidade imperiosa de prestar ajuda é indiscutível e urgente. Mas nem por isso deixa de fazer sentido colocar a questão: a extrema dimensão da destruição deve-se apenas a mais uma catástrofe natural, ou o Governo moçambicano tem a sua quota-parte de culpa? Não há que fechar os olhos à contribuição do Governo moçambicano para esta tragédia e à sua responsabilidade pela situação miserável em que o país se encontra.

Na época de Fevereiro/Março, a costa moçambicana é regularmente atingida por ciclones, de maior ou menor intensidade. A última forte inundação ocorreu no ano 2000. Ora, o que foi feito depois dessa catástrofe, há quase 20 anos, para minorar a amplitude das consequências no próximo ciclone? Nada. Nada mesmo.

Durante este período da vida do país, uma elite corrupta nada fez para garantir que fossem tomadas medidas concretas e eficazes para proteger destas devastações cíclicas uma cidade praticamente ao nível do mar. A maioria da população continua a viver na miséria, sem capacidade para construir casas melhoradas e, em muitos casos, sem sequer ter o suficiente para se alimentar. Desde o fim da guerra, em 1992, o nível de vida da população praticamente não melhorou. No Índice de Desenvolvimento Humano (IDH) do PNUD, Moçambique está em 180.º lugar, ou seja, entre os oito países mais pobres do mundo – e isto, embora tenha vastas áreas agrícolas e recursos naturais e minerais abundantes.

Enquanto a população continua a viver na miséria, o governo da Frelimo tem sido muito expedito a diligenciar o enriquecimento de alguns. O ex-ministro das Finanças, Manuel Chang, está actualmente sob custódia sul-africana a pedido dos EUA, acusado de corrupção e branqueamento de capitais e de ser o principal responsável pela contracção das chamadas “dívidas ocultas”, no valor de 2,2 mil milhões de dólares, para uma frota de pesca fantasma (EMATUM), à margem do parlamento. Outras 20 pessoas, muitas das quais ligadas ao ex-presidente Guebuza, acabaram de ser acusadas pela Procuradoria-Geral da República de aceitarem subornos da ordem dos 60 milhões de dólares. O pagamento de juros sobre as dívidas ilícitas mergulhou o país numa crise financeira que depauperou ainda mais os seus já fracos sistemas de saúde e educação, bem como o sistema de alerta precoce e preparação para catástrofes. A maioria da população moçambicana sofre, enquanto altos funcionários do governo e bancos europeus e russos lucram com estes negócios sujos.

E perante a catástrofe, onde estão os moçambicanos ricos que deviam estar na linha da frente da ajuda humanitária? É só apelar à ajuda internacional? Nestas condições, cabe perguntar até que ponto é fiável o encaminhamento da ajuda através das instituições do Estado.

Não está apenas em causa o risco de abuso e corrupção (como aconteceu em 2000), mas também a falta de capacidade de gestão das entidades – a qual mais uma vez ficou patente quando há dias se soube que, devido a um “erro de comunicação”, pontes móveis de aço no valor de 12 milhões de dólares compradas à China em 2016 não estavam a ser usadas para restabelecer a transitabilidade da estrada N6, necessária para se chegar às populações afectadas pelo Idai. O Centro de Integridade Pública tem sugerido que sejam envolvidas na gestão da ajuda organizações credíveis da sociedade civil ou cidadãos meritórios, bem como instituições religiosas organizadas. Ainda na última semana, o próprio presidente F. Nyusi declarou que a ajuda humanitária poderá ser controlada por um organismo independente.

Tudo isto é, infelizmente, a triste realidade de Moçambique. Quando irá o povo moçambicano, finalmente, revoltar-se? E que lições aprenderá a comunidade internacional?

Quando tiverem sido superados os piores efeitos da catástrofe, não será altura de haver uma mudança de abordagem em relação ao Governo moçambicano, em vez de continuar a rotina da ajuda ao desenvolvimento e dos empréstimos? Porque são usados critérios diferentes para os governos da Venezuela e de Moçambique?

Não será porque os parceiros internacionais ocidentais estão mais preocupados em não deixar o campo aos chineses quanto ao acesso a matérias-primas estratégicas, como gás, grafite, bauxite e outros metais preciosos?

Estamos perante o mesmo jogo duplo que os governos europeus praticam na África Ocidental e no Norte de África, recompensando generosamente os déspotas, desde que estes estejam dispostos a controlar a saída de refugiados para a Europa. Enquanto isso, os subsídios agrícolas à agricultura de exportação da Europa e acordos comerciais injustos continuam a contribuir significativamente para as causas de fuga dos países de origem.</text:p>
          </table:table-cell>
          <table:table-cell office:value-type="string">
            <text:p>Não há que fechar os olhos à contribuição do Governo moçambicano para esta tragédia e à sua responsabilidade pela situação miserável em que o país se encontra.</text:p>
          </table:table-cell>
          <table:table-cell office:value-type="string">
            <text:p>World</text:p>
          </table:table-cell>
          <table:table-cell office:value-type="string">
            <text:p>['Ajuda externa', 'Ciclone Idai', 'Moçambique', 'Mundo', 'Opinião', 'Pobreza', 'África']</text:p>
          </table:table-cell>
          <table:table-cell office:value-type="string">
            <text:p>2019-04-02 06:51:00</text:p>
          </table:table-cell>
          <table:table-cell table:style-name="ce23" office:value-type="string" office:value="https://www.publico.pt/2019/04/02/mundo/opiniao/atribuido-natureza-corrupto-governo-mocambicano-quotaparte-culpa-1867107">
            <text:p><text:a xlink:href="https://www.publico.pt/2019/04/02/mundo/opiniao/atribuido-natureza-corrupto-governo-mocambicano-quotaparte-culpa-1867107">https://www.publico.pt/2019/04/02/mundo/opiniao/atribuido-natureza-corrupto-governo-mocambicano-quotaparte-culpa-1867107</text:a></text:p>
          </table:table-cell>
          <table:table-cell table:number-columns-repeated="246"/>
        </table:table-row>
        <table:table-row table:style-name="ro1">
          <table:table-cell office:value-type="string">
            <text:p>5cf45e7b896a7fea06ff60cd</text:p>
          </table:table-cell>
          <table:table-cell office:value-type="string">
            <text:p>Todos ao pedal</text:p>
          </table:table-cell>
          <table:table-cell office:value-type="string">
            <text:p>['Santana Castilho']</text:p>
          </table:table-cell>
          <table:table-cell office:value-type="string">
            <text:p>1. Escassas semanas após a criação da nossa agência espacial, li na imprensa que haverá um “quadro de referência nacional para ensinar a pedalar”. Li igualmente que aprender a pedalar será matéria do currículo escolar e fiquei ciente de que “no 1.º ciclo, as aulas serão em contexto protegido”, enquanto “nos 2.º, 3.º ciclos e secundário haverá uma passagem para o espaço público”. A coisa foi anunciada aos indígenas por José Mendes, secretário de Estado adjunto e da Mobilidade.

No atrasado Alentejo onde fui parido, pedalar era uma aprendizagem natural, assim houvesse um selim onde assentar o rabo. E porque sempre foi assim, de norte a sul, e assim deve continuar a ser, importa contraditar os avançados mentais da parolice curricular.

É paradoxal, direi mesmo burlesco, ver que são os que opõem as “aprendizagens essenciais” aos “programas obesos do século XIX” que querem, afinal, tratar os jovens como se fossem gansos reservados à produção de foie gras (iguaria que supõe a hipertrofia dos fígados das aves por recurso a alimentação forçada e bárbara, de funil, goelas abaixo). Exagero? Recordo-vos uma fracção diminuta do que tem sido despejado no enorme vazadouro em que se transformou o currículo do ensino obrigatório: prevenção rodoviária, prevenção da corrupção, educação sexual, educação do consumidor, educação económica e financeira, educação para a cidadania, para a saúde, para o empreendedorismo, para a igualdade de género e mais as literacias, todas, as digitais e as outras.

É importante que os problemas que afectam a vida da sociedade estejam presentes na educação dos jovens. Mas tudo não pode ser ensinado na escola, não podendo qualquer coisa dar origem a disciplinas ou conteúdos curriculares. Durante o ensino obrigatório nunca se poderá ensinar tudo o que é importante para a vida e boa parte do conhecimento que levaremos para a cova será adquirido fora da escola.

As crianças e os jovens têm limites e a escola funções básicas, que não dão espaço a todas as iniciativas supervenientes a cada volta que a vida dá. Podemos e devemos ajustar o curriculum à evolução do conhecimento e à evolução do sistema social. Mas não o podemos fazer a meio de ciclos de aplicação, nem o devemos fazer sem visão de conjunto nem serenidade, muito menos constantemente e ao sabor dos lirismos do quotidiano.

A organização curricular do nosso sistema de ensino não pode confundir um quadro de formação global (cujas vertentes fundadoras serão pacificamente aceites pelo senso pedagógico comum como determinantes para as restantes aprendizagens) com uma chuva de competências instrumentais, propostas por alucinados, que querem equiparar o que não é equiparável, em sede de currículo. Enxerguem-se: há aprendizagens que devem ser feitas na família ou na sociedade e não na escola, instituição reservada ao ensino de matérias que estão para lá da simples natureza lúdica ou imediatamente utilitária; nunca a escola pode ou deve substituir a família e a restante sociedade, senão numa concepção de Estado totalitário (em que suavemente temos vindo a cair, com o conceito de “Escola a Tempo Inteiro”, do PS).

2. Os alunos que terminem o ensino secundário via cursos profissionais vão poder aceder ao ensino superior sem sujeição a exames nacionais, necessários como provas de ingresso. Considerando que 80% dos que terminam o 12.º ano via científico-humanística continuam os estudos no ensino superior, mas apenas 15% dos originários dos cursos profissionais lá chegam, o intuito primeiro torna-se óbvio: salvar do estertor da morte instituições do ensino superior que não têm alunos. Só que há óbvias consequências e perguntas segundas:

Para que criaram, há bem pouco, formações curtas, de dois anos, apenas ministradas nos politécnicos, destinadas aos alunos da via profissional? Se os alunos do ensino profissional podem chegar à universidade sem exames, o que pensam que pensarão os outros alunos do secundário? Não foi o PS (depois seguido pelo PSD) que estabeleceu o desígnio nacional de ter 50% dos alunos do secundário em cursos profissionais, para responder às necessidades da economia? E agora volta a ser de doutores que precisamos?

Seja como for, reconheço cândida coerência ao secretário de Estado João Costa, que afirmou há dias querer “indisciplinar o currículo”. Êxito dele, má sorte do país!</text:p>
          </table:table-cell>
          <table:table-cell office:value-type="string">
            <text:p>Enxerguem-se: há aprendizagens que devem ser feitas na família ou na sociedade e não na escola.</text:p>
          </table:table-cell>
          <table:table-cell office:value-type="string">
            <text:p>Society</text:p>
          </table:table-cell>
          <table:table-cell office:value-type="string">
            <text:p>['Alunos', 'Educação', 'Ensino', 'Ensino Superior', 'Escolas', 'Opinião', 'Sociedade']</text:p>
          </table:table-cell>
          <table:table-cell office:value-type="string">
            <text:p>2019-04-03 06:35:00</text:p>
          </table:table-cell>
          <table:table-cell table:style-name="ce23" office:value-type="string" office:value="https://www.publico.pt/2019/04/03/sociedade/opiniao/pedal-1867666">
            <text:p><text:a xlink:href="https://www.publico.pt/2019/04/03/sociedade/opiniao/pedal-1867666">https://www.publico.pt/2019/04/03/sociedade/opiniao/pedal-1867666</text:a></text:p>
          </table:table-cell>
          <table:table-cell table:number-columns-repeated="246"/>
        </table:table-row>
        <table:table-row table:style-name="ro1">
          <table:table-cell office:value-type="string">
            <text:p>5cf45ea1896a7fea06ff6237</text:p>
          </table:table-cell>
          <table:table-cell office:value-type="string">
            <text:p>Transparência: copo cheio de medidas</text:p>
          </table:table-cell>
          <table:table-cell office:value-type="string">
            <text:p>['Pedro Delgado Alves']</text:p>
          </table:table-cell>
          <table:table-cell office:value-type="string">
            <text:p>Criada pela Assembleia da República em 2016, por iniciativa do PS, a Comissão para a Transparência terminou os seus trabalhos de especialidade, apresentando uma reforma profunda e que acompanha a evolução europeia recente.

Naquela que é matéria inovadora, a da representação de interesses (habitualmente designada lobbying), garante-se a primeira regulamentação do tema em Portugal. É, assim, criada uma obrigatoriedade de registo prévio dos privados que queiram assegurar representação de interesses junto das entidades públicas e estas, por seu turno, devem registar e publicitar as audiências que lhes concedem. Determina-se que a atividade não é compatível com a profissão de advogado e os titulares de cargos ficam inibidos por três anos de realizar representação de interesses onde exerceram funções.

No novo regime de exercício de cargos públicos, consagra-se uma declaração única de património, rendimentos e interesses, tornando mais claro o cumprimento deste dever, a sua publicidade e fiscalização. Alarga-se o universo de pessoas obrigadas a fazer a declaração: os autarcas passam a fazer registo de interesses, os magistrados judiciais e do MP passam a entregar declarações junto dos seus Conselhos e os intervenientes em concessões e privatizações e os chefes de gabinete de membros do Governo ficam abrangidos. Por outro lado, assegura-se que as declarações são entregues na nova Entidade da Transparência, evitando a dispersão, e cria-se uma obrigação de entrega de declaração três anos após o fim das funções.

Com este novo regime, e respeitando a Constituição, resolve-se o problema da falta de sanções para rendimentos não declarados com intenção de os ocultar. PSD e CDS haviam tentado criminalizar o enriquecimento ilícito, duas vezes rejeitado pelo Tribunal Constitucional, mas esta insistência no erro foi ultrapassada, criando-se uma sanção penal para a não entrega ou ocultação intencional de património ou rendimentos, bem como a sua tributação a uma taxa de 80%.

Alarga-se ainda o âmbito do período de nojo após as funções, torna-se mais rigoroso o regime de impedimentos em matéria de contratação pública e detenção de sociedades e são criadas regras sobre ofertas e hospitalidade, com deveres de registo e inibições de participação em procedimentos que envolvam os ofertantes, nos casos de valor significativo.

No terceiro conjunto de alterações, relativo aos deputados, proíbe-se a sua integração em órgãos de concessionários, de parcerias público-privadas e do setor financeiro e dos seguros, e veda-se a aceitação de cargos de nomeação governamental. Ademais, naquela que é uma das alterações mais relevantes, e que decorre de propostas do PS, proíbem-se os deputados de representar e de litigar contra ou a favor do Estado e de entidades públicas e a detenção de mais de 10% ou de 50 mil euros de sociedade que o faça.

Apesar do alcance de todas estas medidas, tem sido uma alteração proposta pelo PSD o centro das atenções mediáticas. Entendeu o PSD que a extensão da nova proibição às sociedades de advogados seria inconstitucional ao afetar terceiros. Foi esta a única salvaguarda introduzida, que tem sido noticiada como o seu inverso. O que é realmente novo é que os deputados passam a ficar diretamente proibidos e correm risco de perda de mandato, o que não sucede até agora.

Numa democracia representativa, raramente é possível aprovar tudo o que se pretende, sem alterações. Perante o anúncio do PCP de que votará contra o conjunto das medidas, face à recusa de PCP e CDS de criar a Entidade da Transparência, e perante a oposição do BE e PCP e reservas do PSD em regulamentar o lobbying, a aprovação final dos diplomas correria riscos de não encontrar maioria se o PS não tivesse construído compromissos nalgumas áreas.

A intransigência teria tido como consequência nada alterar, deixando tudo na mesma. Findos três anos de trabalhos, a não aprovação da reforma teria um efeito devastador, travando os vários avanços. Assim, aceitar compromissos pontuais, sem abdicar dos princípios-chave da mudança, permitindo reforçar a transparência e melhorando a qualidade das instituições da República, é, sem dúvida, o resultado mais importante para a democracia.

O autor escreve segundo o novo Acordo Ortográfico</text:p>
          </table:table-cell>
          <table:table-cell office:value-type="string">
            <text:p>Aceitar compromissos pontuais, sem abdicar dos princípios-chave da mudança, é, sem dúvida, o resultado mais importante para a democracia.</text:p>
          </table:table-cell>
          <table:table-cell office:value-type="string">
            <text:p>Politics</text:p>
          </table:table-cell>
          <table:table-cell office:value-type="string">
            <text:p>['Advogados', 'Assembleia da República', 'Deputados', 'Opinião', 'Partidos políticos', 'Política', 'Transparência', 'comissão da transparência']</text:p>
          </table:table-cell>
          <table:table-cell office:value-type="string">
            <text:p>2019-04-04 06:43:00</text:p>
          </table:table-cell>
          <table:table-cell table:style-name="ce23" office:value-type="string" office:value="https://www.publico.pt/2019/04/04/politica/opiniao/transparencia-copo-cheio-medidas-1867869">
            <text:p><text:a xlink:href="https://www.publico.pt/2019/04/04/politica/opiniao/transparencia-copo-cheio-medidas-1867869">https://www.publico.pt/2019/04/04/politica/opiniao/transparencia-copo-cheio-medidas-1867869</text:a></text:p>
          </table:table-cell>
          <table:table-cell table:number-columns-repeated="246"/>
        </table:table-row>
        <table:table-row table:style-name="ro1">
          <table:table-cell office:value-type="string">
            <text:p>5cf45ea4896a7fea06ff6257</text:p>
          </table:table-cell>
          <table:table-cell office:value-type="string">
            <text:p>O fim da NATO</text:p>
          </table:table-cell>
          <table:table-cell office:value-type="string">
            <text:p>['Carlos Gaspar']</text:p>
          </table:table-cell>
          <table:table-cell office:value-type="string">
            <text:p>O fim da Aliança Atlântica é um tema obrigatório nos estudos históricos sobre a Organização do Tratado do Atlântico Norte (NATO). Os ensaios pessimistas mais conhecidos sobre o futuro da comunidade transatlântica incluem The Troubled Partnership, que Henry Kissinger publicou em 1965, e The Disintegrating West, escrito em 1979 por Mary Kaldor. Em 1987, nas vésperas da queda do Muro de Berlim, François Heisbourg publicava na International Affairs um artigo cujo título era Can the Atlantic Alliance last out the century?

A lista é extensa e aumentou no fim da Guerra Fria, quando os principais representantes da escola realista — Kenneth Waltz, Stephen Walt, John Mearsheimer — anteciparam o fim da NATO, obsoleta depois da unificação alemã e da dissolução da União Soviética. Mearsheimer acrescentou que a retirada das tropas norte-americanas estacionadas na Alemanha desde 1945 significaria o regresso da competição estratégica entre as potências europeias e, em 1991, as guerras jugoslavas, que mostraram as divisões entre Londres, Paris e Bona, pareciam dar-lhe razão.

Depois de um longo intervalo, em 1995, o Presidente Bill Clinton decidiu pôr fim à Guerra da Bósnia-Herzegovina e reinventar uma fórmula para garantir a continuidade da NATO no pós-Guerra Fria. Os aliados formaram a Força de Intervenção (IFOR) para separar as facções locais e, pela primeira vez, a NATO mobilizou a sua estrutura para intervir militarmente num conflito; paralelamente, os Estados Unidos alinharam com a estratégia da Alemanha para assegurar o alargamento da NATO e da União Europeia e integrar a Polónia, a República Checa e a Hungria na nova Europa livre e unida. As forças norte-americanas, embora em números mais reduzidos, continuam na Alemanha e no centro da Europa.

Os aliados recorreram à mesma fórmula para ultrapassar a crise transatlântica provocada pela invasão anglo-americana do Iraque em 2003. As tropas da NATO tomaram conta da Força de Estabilização (ISAF) no Afeganistão e, nos meses seguintes completaram o duplo alargamento da NATO e da União Europeia para enquadrar o conjunto das democracias pós-comunistas nas instituições que sustentam a comunidade de segurança ocidental.

A fórmula do alargamento foi posta em causa pela intervenção da Rússia na Geórgia e, sobretudo, na sequência da anexação da Crimeia, da “guerra híbrida” na Ucrânia Oriental e da intervenção militar decisiva na Guerra da Síria, que coincidiram com uma viragem na política externa dos Estados Unidos.

A NATO é uma aliança hegemónica, não é uma aliança entre pares. Nesse sentido, a aliança ocidental está refém das mudanças estratégicas dos Estados Unidos, que se revelaram em toda a sua extensão depois da última eleição presidencial norte-americana. Kissinger disse que Donald Trump é uma daquelas figuras que aparecem por vezes para marcar o fim de uma era. Os velhos tempos terminaram com o desastre da ocupação militar do Iraque e a queda do Lehman Brothers, que forçaram o Presidente Barack Obama a pôr fim ao ciclo de intervenções militares dos Estados Unidos e a impor o retraimento estratégico dos Estados Unidos e a recentragem das suas prioridades regionais: a China e a Ásia substituíram a Europa e o Médio Oriente como o centro de gravidade da política internacional.

Obama fez essa revisão estratégica em concertação com os aliados, num quadro de defesa da ordem liberal. O seu sucessor transformou o recuo dos Estados Unidos numa crise transatlântica. Os Estados Unidos reforçaram a sua presença militar no teatro europeu, mas as tomadas de posição de Trump sobre a inutilidade da NATO e contra a União Europeia puseram em causa tanto a credibilidade da garantia de defesa norte-americana, como a confiança indispensável na relação entre os aliados.

Que fazer? Os aliados europeus, mesmo contando com o Reino Unido, não têm capacidade para assegurar a sua defesa fora da aliança com os Estados Unidos. O exército europeu nunca existiu a não ser como parte do aparelho militar integrado da NATO, a autonomia estratégica da União Europeia é uma frase e, sobretudo, ninguém quer pensar no rearmamento da Alemanha, muito menos na sua transformação num Estado nuclear, que prejudicaria definitivamente a balança europeia.

Pela sua parte, sem os seus aliados, os Estados Unidos deixam de ser o centro da ordem liberal multilateral e passam a ser uma grande potência regional como as outras — a China, a Rússia ou a Índia. Essas potências não têm nem o prestígio do garante da estabilidade internacional, nem a sua capacidade de intervir decisivamente em todos os espaços regionais, impensável se os Estados Unidos não puderem contar com o poder político, diplomático e militar dos seus aliados no quadro da NATO.

A força dos interesses dos Estados Unidos e dos seus aliados europeus joga a favor da continuidade da NATO. As divergências das concepções estratégicas e das percepções sobre a dinâmica da política internacional paralisam a procura de uma nova fórmula que assegure a permanência da comunidade transatlântica.

Hans Morgenthau defendia que a Aliança Atlântica era o garante da estabilidade internacional e que os inimigos da NATO eram os perturbadores da ordem liberal das democracias ocidentais. Essa concepção é um ponto de partida consistente para contornar a primeira divergência entre os dois lados do Atlântico: os aliados europeus estão ao lado dos Estados Unidos para defender a ordem liberal e não para defender os interesses nacionais norte-americanos. A segunda divergência é mais complexa e implica identificar qual é o principal perturbador da estabilidade internacional. Os Estados Unidos, com a sua estratégia do Indo-Pacífico, parecem ter decidido sem esperar pelos aliados europeus, que ainda não encontraram o seu lugar na nova competição estratégica dominada pelos Estados Unidos, pela China e pela Rússia. O sentido das suas decisões vai decidir o futuro da NATO.</text:p>
          </table:table-cell>
          <table:table-cell office:value-type="string">
            <text:p>Os aliados europeus ainda não encontraram o seu lugar na nova competição estratégica dominada pelos Estados Unidos, pela China e pela Rússia. O sentido das suas decisões vai decidir o futuro da NATO.</text:p>
          </table:table-cell>
          <table:table-cell office:value-type="string">
            <text:p>World</text:p>
          </table:table-cell>
          <table:table-cell office:value-type="string">
            <text:p>['China', 'Defesa', 'Donald Trump', 'EUA', 'Europa', 'Guerra Fria', 'Mundo', 'NATO', 'Opinião', 'Rússia', 'União Europeia']</text:p>
          </table:table-cell>
          <table:table-cell office:value-type="string">
            <text:p>2019-04-04 07:00:00</text:p>
          </table:table-cell>
          <table:table-cell table:style-name="ce23" office:value-type="string" office:value="https://www.publico.pt/2019/04/04/mundo/opiniao/fim-nato-1867908">
            <text:p><text:a xlink:href="https://www.publico.pt/2019/04/04/mundo/opiniao/fim-nato-1867908">https://www.publico.pt/2019/04/04/mundo/opiniao/fim-nato-1867908</text:a></text:p>
          </table:table-cell>
          <table:table-cell table:number-columns-repeated="246"/>
        </table:table-row>
        <table:table-row table:style-name="ro1">
          <table:table-cell office:value-type="string">
            <text:p>5cf45e19896a7fea06ff4ddd</text:p>
          </table:table-cell>
          <table:table-cell office:value-type="string">
            <text:p>Caríssimo Manuel Graça Dias</text:p>
          </table:table-cell>
          <table:table-cell office:value-type="string">
            <text:p>['Nuno Lourenço']</text:p>
          </table:table-cell>
          <table:table-cell office:value-type="string">
            <text:p>Conheci-o em 1987 numa conferência na Escola de Belas Artes do Porto, em que me impressionou, confesso, a sua boa disposição.

Era uma boa disposição contagiante, um discurso irrequieto, um pouco desorganizado, que arrancou aplausos numa plateia cheia de miúdos cheios de dúvidas e ilusões. Eu, entre eles. E, nesse período, muitos de nós, de diferentes maneiras, como o Manuel gostava, experimentavam já o encanto da sua superlativa personalidade.

Em 1988, começou O Independente e, com ele, as crónicas da vida moderna no caderno 3 que eu lia com infante prazer todas as semanas. Foi também nesse ano que o visitei em Lisboa, no seu atelier da Calçada Marquês de Abrantes, para uma entrevista que simpaticamente deu à revista estudantil da escola de arquitectura do Porto. Lembro-me bem da dificuldade que sentimos para fixar o texto dessa entrevista, por causa do discurso formidavelmente rico de hipóteses e explicações sobrepostas, mas cuja resistência à crítica era evidente, mesmo para jovens estudantes.

Era um discurso sólido e contundente com o adversário. Mas o adversário não eram pessoas nem clubes nem pátrias, apenas as ideias erradas e chatas que compõem o metadiscurso da moralidade visual em que vivíamos, e ainda vivemos.

Recordo as suas palavras sobre a arquitectura dos não arquitectos: “(...) há sempre qualquer coisa que é surpreendente na sua ‘anormalidade’, na sua divergência face ao sistema formal que temos. E isso encanta-me por contraposição ao bom gosto de pintar as coisas de branco ou de creme e de usar meias a condizer com o pullover.”

Como é óbvio, o Manuel Graça Dias não fazia a apologia da ignorância e do desenraizamento, mas encontrava uma candura dentro dessa ignorância que sinalizava os estereótipos de que se queria afastar, para acompanhar as mudanças do tempo e as ideias do próximo. Era livre e era essa liberdade que lhe permitia apaixonar-se por arquitecturas e práticas muito diferentes, e pelas cidades como elas são, nem visualmente, nem estatisticamente ordenadas, como eu viria a aprender mais tarde.

Em 1993, colaborei brevemente no seu atelier, já no Largo do Rato. O atelier era também uma pequena escola, onde encontrei amigos e fui feliz. Pude testemunhar a sua entrega aos projectos que fazia com a mesma intensidade, quer fossem grandes ou pequenos. Fazia “fitas”, encenava discussões deliberativas, de que saíam soluções inesperadas e fervescentes.

Mas era também omnipresente a sua paixão pela escrita e pelo trabalho editorial, área em que realizou muito do pouco que se faz em Portugal. Fez rádio, televisão e cassete pirata. Dirigiu durante anos a revista JA. Quando, por vezes, escrevi artigos a seu convite, tive sempre o prazer de lhe ouvir uma reacção espontânea, crítica atinada ou comentário trocista, de quem gosta de ler outros, muitos, quantos mais melhor.

No momento em que o Manuel nos deixa, é natural, além de inteiramente justo, que se sublinhem as obras marcantes que conseguiu construir. Mas a obra construída é infelizmente pouca, face ao brilho da sua intervenção na vida arquitectónica portuguesa.

Nunca fui seu confidente. Não adivinho o que sentia sobre isso. Sei, por experiência própria, que esta segunda década do século foi muito difícil para os ateliers portugueses. Mas também acho que as condições de produção da arquitectura em Portugal lhe foram sendo adversas por se ter instituído uma espécie de normatividade de gosto que o Manuel detestava e à qual nunca se rendeu.

Por isso é ainda mais importante continuar a lutar pela sua singela utopia de ver “muitas pessoas ao mesmo tempo fazerem muitas coisas diferentes”.

Um saudoso abraço, Nuno Lourenço</text:p>
          </table:table-cell>
          <table:table-cell office:value-type="string">
            <text:p>No momento em que o Manuel nos deixa, é natural, além de inteiramente justo, que se sublinhem as obras marcantes que conseguiu construir. Mas a obra construída é infelizmente pouca face ao brilho da sua intervenção na vida arquitectónica portuguesa.</text:p>
          </table:table-cell>
          <table:table-cell office:value-type="string">
            <text:p>Culture</text:p>
          </table:table-cell>
          <table:table-cell office:value-type="string">
            <text:p>['Arquitectura', 'Cultura-Ípsilon', 'Manuel Graça Dias', 'Obituário', 'Opinião']</text:p>
          </table:table-cell>
          <table:table-cell office:value-type="string">
            <text:p>2019-04-05 06:48:00</text:p>
          </table:table-cell>
          <table:table-cell table:style-name="ce23" office:value-type="string" office:value="https://www.publico.pt/2019/04/05/culturaipsilon/opiniao/carissimo-manuel-graca-dias-1867718">
            <text:p><text:a xlink:href="https://www.publico.pt/2019/04/05/culturaipsilon/opiniao/carissimo-manuel-graca-dias-1867718">https://www.publico.pt/2019/04/05/culturaipsilon/opiniao/carissimo-manuel-graca-dias-1867718</text:a></text:p>
          </table:table-cell>
          <table:table-cell table:number-columns-repeated="246"/>
        </table:table-row>
        <table:table-row table:style-name="ro1">
          <table:table-cell office:value-type="string">
            <text:p>5cf45eba896a7fea06ff6346</text:p>
          </table:table-cell>
          <table:table-cell office:value-type="string">
            <text:p>Como parar a charlatanice que são as medicinas alternativas?</text:p>
          </table:table-cell>
          <table:table-cell office:value-type="string">
            <text:p>['Vasco M. Barreto']</text:p>
          </table:table-cell>
          <table:table-cell office:value-type="string">
            <text:p>Com a ajuda da Organização Mundial de Saúde, dos nossos partidos, da RTP e de uma população alienada, o lobby dos charlatões das medicinas alternativas continua a vencer. Falamos da acupunctura, fitoterapia, naturopatia, osteopatia, quiropraxia e medicina tradicional chinesa.

No Prós e Contras desta semana, repetiu-se um fenómeno curioso: perdeu o debate quem tinha toda a razão e sensatez do seu lado. David Marçal e João Júlio Cerqueira, que, entre outros, deram a cara pela razão, são dois dos defensores da medicina convencional mais inteligentes, informados e incansáveis que temos, mas pouco importa a qualidade argumentativa e preparação de quem critica as medicinas alternativas.

A derrota pode ser declarada mesmo antes da primeira intervenção, porque quando se dá palco a um grupo de charlatões o público fica com a impressão de que eles estão ao nível dos médicos e dos cientistas. Não estão, trata-se de uma equivalência tão falsa como pôr astrólogos a discutir com astrónomos.

Mas até esta simples constatação é contraproducente, porque soa arrogante. Os charlatões enredaram-nos num catch 22: se não agimos, eles ganham, mas se agirmos eles ganham também. Parece até que temos de ser cordiais e evitar descrevê-los como charlatões. Como se chegou aqui?

Um dia alguém escreverá uma grande história da charlatanice, cuja origem se perde na memória. Afinal, a ciência e o método científico não têm mais de dois mil anos (e esta será para muitos uma estimativa inflacionada), enquanto a crendice remontará à origem da nossa espécie, que calcorreia a Terra desde há cerca de 200 mil anos. Mas como ninguém tem muito tempo para estes assuntos, podemos começar a 22 de Agosto de 2003.

Foi o dia em que nasceu lei que enquadra as terapias não-convencionais (45/2003), a mãe de toda a péssima legislação que desde então tem vindo a legitimar e beneficiar os charlatões. Seguiram-se várias portarias que regulam várias destas profissões e introduziram termos absurdos da pseudociência no Diário da República. Depois, numa estranha consonância, o PSD, PAN. CDS e BE apresentaram em 2016 projectos de lei com vista à isenção do IVA na prestação de serviços no exercício das terapêuticas não convencionais, tendo a lei passado com votos do PSD, BE, CDS, PEV, PAN e a abstenção do PCP.

É uma lei tão absurda que chegamos a ter pena dos pobres astrólogos, ainda condenados a pagar 23%, e que tem até efeitos retroactivos. A seguir, em 2017, o Bloco propôs que terapeutas das medicinas alternativas com dez anos de experiência na área pudessem ensinar no ensino superior como “especialistas”, mesmo não tenho as qualificações necessárias.

O último delírio legislativo, já em 2018, foi a portaria 45/2018, que regula os requisitos das licenciaturas em medicina tradicional chinesa. Carlos Fiolhais e David Marçal identificaram bem o problema: “O que esta legislação faz é colmatar a falta de provas científicas de eficácia e segurança de várias terapias alternativas, da homeopatia à medicina tradicional chinesa, substituindo-a por portarias e decretos-leis. Permite aos terapeutas alternativos pendurarem nas paredes dos seus consultórios cédulas profissionais passadas pela Administração Central de Saúde, o que induz o público no erro de pensar que estas têm fundamentação científica”.

Por outras palavras, “regular o charlatanismo é ridículo”, mas é sobretudo muito estúpido e perigoso. Viu-se claramente no debate de segunda como Pedro Choy, a grande referência nacional da medicina tradicional chinesa, já se apoia na lei de 2003 e suas sucedâneas para reclamar a legitimidade que a ciência lhe nega. Eles não vão ficar por aqui. Aliás, se depender do PAN, as terapias alternativas farão parte do Sistema Nacional de Saúde.

E assim, depois do insulto indirecto que foi a isenção de IVA, estamos em risco do insulto directo que seria o dinheiro dos nossos impostos ir parar aos bolsos dos aldrabões. Só o recente veto presidencial do diploma do Governo que reconhecia interesse público à Escola Superior de Terapêuticas Não Convencionais nos deu a impressão de que o Estado ainda não está completamente nas mãos dos charlatões, mas é difícil reverter os direitos entretanto adquiridos.

Que esquizofrenia republicana é esta que faz com que um país defenda políticas e medicina com base na evidência, mas também a homeopatia, que não tem qualquer hipótese de funcionar segundo as leis da Física e da Química, mais não sendo do que uma teatralização da intervenção médica? Que autoridade resta a um Estado cúmplice desta aldrabice e como podem estar tranquilos todos aqueles que aprovaram estas leis?

Porque, mais tarde ou mais cedo, vamos perceber que estamos perante tragédias anunciadas e outra que decorre já silenciosamente. As intervenções das terapias alternativas são geralmente inócuas, mas podem matar quando se substituem a terapias eficazes capazes de curar ou retardar o desfecho de uma doença mortal, como diversos tipos de cancro.

Quando comparados com doentes tratados pela medicina convencional, sabe-se que nos pacientes de cancro que recorrem às medicinas alternativas em exclusivo ou como “complemento” da medicina convencional a probabilidade de morte aumenta 2,5 ou 2 vezes, respectivamente.

Mas em momentos de grande vulnerabilidade, mesmo os mais brilhantes, como Steve Jobs, continuam a deixar-se seduzir por charlatões sem escrúpulos que vendem falsas esperanças. Acumulam-se também os casos de mortes que poderiam ter sido evitadas se não se tivesse enveredado pelos tratamentos homeopáticos, particularmente insuportáveis quando as vítimas são crianças filhas de pais irresponsáveis.

É impossível convencer quem já teve uma experiência positiva com as medicinas alternativas de que não há nexo de causalidade (além de um eventual efeito placebo) entre a intervenção a que foi sujeito e a cura. É muito fácil criar a ilusão de cura pela “terapia” porque grande parte das doenças curam-se com o tempo graças ao sistema imunitário. É depois impossível que os nossos diversos vieses cognitivos (nomeadamente o da confirmação) não reforcem a impressão de que o comprimido de coisa nenhuma funcionou além do efeito placebo.

Por outro lado, qualquer má experiência com a medicina convencional (uma realidade) desvia os pacientes para as medicinas alternativas. Estas convertidos são mais fervorosos e empreendedores na promoção das agulhas, mezinhas e comprimidos de coisa nenhuma do que uma testemunha de Jeová, animados pela sua experiência e a desconfiança de raiz conspirativa que os põe contra as farmacêuticas e a medicina convencional. São parte de um emergente culto da irracionalidade que é um efeito secundário e paradoxal do triunfo da razão.

Foi a razão que nos deu as sociedades desenvolvidas em que nos podemos dar ao luxo de pensar que as vacinas não são necessárias (não serão enquanto existir a imunidade de grupo assegurada pela vacinação) e que as medicinas alternativas funcionam (mas todos sabemos que em situações de grande urgência, como aquelas em que o sangue jorra, na verdade ninguém procura as medicinas alternativas).

É também praticamente impossível convencer os indecisos. Estes estão predispostos a acusar os cientistas de cientismo, são presa fácil das palavras encantatórias da pseudociência dos charlatões, não percebem como se gera consenso na ciência, nem como funciona o processo de publicações numa revista científica, nem o que é a validade perpetuamente provisória dos factos científicos.

Os indecisos têm uma simpatia natural pelas medicinas alternativas, encarando a sua aceitação como um exemplo virtuoso de multiculturalismo e, numa sociedade cada vez mais secularizada, sentem-se tentados por uma espécie de redenção pelo contacto com energias cósmicas enigmáticas e pelo culto da Natureza (é o que explica a sintonia e dinamismo do Bloco e do PAN nesta matéria).

Não é com debates que vamos a tempo de reverter o mal entretanto feito. Bem sei que desvalorizar debates numa sociedade aberta levanta suspeitas. Mas organizar um debate com um charlatão é o mesmo que defender combates de boxe em que se sabe que um dos adversários soqueia sistematicamente abaixo da cintura.

Não é fácil explicar a ciência porque temos uma tendência natural para lhe resistir. O heliocentrismo é uma teoria correcta, mas desafia a nossa intuição. A mecânica quântica tem décadas de sustentação empírica, mas é incompreensível para a maior parte dos mais instruídos. Pelo contrário, ao charlatão basta-lhe explorar os nossos receios, manipular a nossa desconfiança e lançar confusão com um artigo desencantado não se sabe bem e que vai contra toda a evidência, mas que citado isoladamente lhe dá uma ilusão de credibilidade. A cada debate, eles ficam mais fortes.

Precisamos de melhorar o SNS (das listas de espera ao tempo das consultas) e de apertar a vigilância às farmacêuticas, claro que sim. Mas precisamos também de uma mobilização geral contra o “lobby” das terapias alternativas. A luta não é para ser travada apenas pela Ordem dos Médicos e não basta alargá-la aos enfermeiros e farmacêuticos. É para ser travada por todos: todas as corporações que se guiam pela evidência, dos engenheiros aos biólogos, todas as associações que se interessam pela promoção e preservação do conhecimento, todos os cidadãos que querem viver numa sociedade que respeita a verdade.

Esta luta precisa também de bom jornalismo de investigação, não do habitual Pôncio Pilatos que se lembra de moderar mais um debate sobre o tema. Digam-nos antes qual a dimensão deste apetitoso mercado. Encontrem casos em que a acupunctura correu mal, casos em que a naturopatia e homeopatia foram perdas de tempo que atrasaram intervenções médicas que poderiam ter salvo vidas, o raríssimo caso do charlatão que tem vontade de desabafar porque algum problema de consciência lhe tira o sono.

Precisamos de histórias pois os números não têm chegado para mudar as opiniões. Não façam é a enésima reportagem neutra com depoimentos de um homeopata e um médico, nem vão à procura do médico que adoptou as medicinas alternativas, sobretudo se não frisarem que se trata de uma excelente oportunidade de negócio. É preciso criar uma cultura em que as pessoas terão vergonha de dizer que foram ao homeopata ou que são homeopatas. Chega de cordialidade.

Sabemos qual o contributo das medicinas alternativas para o bolso de quem as pratica. E para a humanidade, quais foram os contributos da acupunctura, homeopatia e naturopatia? Num programa de entretenimento que antecedeu o Prós e Contras desta semana, uma das perguntas era sobre a varíola, uma doença terrível que poderá ter provocado cerca de 500 milhões de mortes e conseguimos erradicar devido à ciência e a práticas de saúde pública baseadas na evidência. Ver logo a seguir um trio de charlatões com muitos minutos de propaganda pagos pelo contribuinte foi absolutamente revoltante.

A opinião aqui veiculada é da responsabilidade do investigador, não constituindo qualquer posição oficial da Universidade Nova de Lisboa.</text:p>
          </table:table-cell>
          <table:table-cell office:value-type="string">
            <text:p>“Regular o charlatanismo é ridículo”, mas é sobretudo muito estúpido e perigoso. É preciso criar uma cultura em que as pessoas terão vergonha de dizer que foram ao homeopata ou que são homeopatas. Chega de cordialidade.</text:p>
          </table:table-cell>
          <table:table-cell office:value-type="string">
            <text:p>Sci-Tech</text:p>
          </table:table-cell>
          <table:table-cell office:value-type="string">
            <text:p>['Ciência', 'Medicina', 'Medicina alternativa', 'Opinião', 'RTP', 'Saúde', 'Terapias alternativas']</text:p>
          </table:table-cell>
          <table:table-cell office:value-type="string">
            <text:p>2019-04-05 17:02:36</text:p>
          </table:table-cell>
          <table:table-cell table:style-name="ce23" office:value-type="string" office:value="https://www.publico.pt/2019/04/05/ciencia/opiniao/parar-charlatanice-sao-medicinas-alternativas-1868143">
            <text:p><text:a xlink:href="https://www.publico.pt/2019/04/05/ciencia/opiniao/parar-charlatanice-sao-medicinas-alternativas-1868143">https://www.publico.pt/2019/04/05/ciencia/opiniao/parar-charlatanice-sao-medicinas-alternativas-1868143</text:a></text:p>
          </table:table-cell>
          <table:table-cell table:number-columns-repeated="246"/>
        </table:table-row>
        <table:table-row table:style-name="ro1">
          <table:table-cell office:value-type="string">
            <text:p>5cf45e18896a7fea06ff4dd6</text:p>
          </table:table-cell>
          <table:table-cell office:value-type="string">
            <text:p>Aves e indicadores: do Renascimento à actualidade</text:p>
          </table:table-cell>
          <table:table-cell office:value-type="string">
            <text:p>['João E. Rabaça']</text:p>
          </table:table-cell>
          <table:table-cell office:value-type="string">
            <text:p>No primeiro piso de Gli Uffizi em Florença, a magnífica, há uma sala dedicada a Raffaello Sanzio, mestre de Urbino e expoente do Renascimento. Aí se encontra uma das obras mais expressivas do seu período florentino: Madonna del cardellino. Raffaello representou Maria ainda jovem, João Baptista e Jesus como infantes, e dispôs as 3 figuras num desenho geométrico. As mãos do profeta seguram uma ave que Jesus acaricia com a mão direita. Os meninos cruzam os olhares e Maria fita João, com a serena profundidade de quem indaga o futuro. O animal no centro geométrico do quadro é um pintassilgo e representa a Paixão de Cristo, numa associação à lenda que explica as penas vermelhas que lhe rodeiam o bico: na via crucis de Jesus, um pintassilgo voou para a Sua cabeça e enquanto retirava um espinho da coroa, um jorro do Seu sangue manchou-o. Para sempre.

O pintassilgo foi copiosamente representado na pintura sacra do Renascimento e em períodos posteriores, evocando sobretudo a Ressurreição, mas também a morte e sacrifício. Em 1946, o zoólogo americano Herbert Friedmann publicou The Symbolic Goldfinch: Its History and Significance in European Devotional Art e listou 486 pinturas com representações do pintassilgo atribuídas a 254 pintores, quase todos italianos. Qual a razão para este domínio alegórico de um pássaro polícromo e comum nas paisagens da Europa? Friedmann referiu que o simbolismo do pintassilgo provinha de lendas disseminadas desde o séc. XIII. Umas delas, já a referi; outra baseia-se no livro apócrifo sobre a infância de Jesus: os Seus companheiros de folia traziam-Lhe pássaros de barro que Ele, milagrosamente, fazia renascer.

O pintassilgo simbolizava primordialmente a Ressurreição e a Paixão. Mas há algo de real nos hábitos do pintassilgo que ajudou a consolidar o seu simbolismo: alimenta-se de sementes diversas, alguns artrópodes, cardos e outras plantas espinhosas, facto que foi interpretado como uma alusão à coroa de espinhos de Cristo. E por serem tão coloridos e conspícuos, os pintassilgos sempre foram facilmente reconhecidos, o que facilitou a difusão do seu valor alegórico. Na verdade, mesmo quem hesita em distinguir um pardal-doméstico de outros pássaros, é capaz de identificar um pintassilgo.

Deixemos o figurativo e falemos da realidade: os pintassilgos ocorrem nas paisagens rurais da Europa desde o sul da Escandinávia à Região Mediterrânica. Os dados mais recentes do PECBMS (o Programa Pan-Europeu de Monitorização de Aves Comuns) mostram um incremento moderado das suas populações entre 1980 e 2016. Num artigo anterior aludi ao PECBMS e à sua importância na sinalização de indicadores do estado do ambiente. Expliquei o que são “espécies comuns”, e referi que das 39 espécies associadas aos meios agrícolas da Europa, a maioria se encontra em declínio!

Monitorizar animais que são comuns pode parecer bizarro numa óptica de conservação da biodiversidade, pois é usual considerarmos que os esforços e recursos devem ser dirigidos a espécies raras e ameaçadas. E isso é verdade! Mas monitorizar aves assaz distribuídas e muitas vezes abundantes tem uma enorme vantagem: como são numerosas e têm uma distribuição alargada, a detecção de variações temporais dos seus efectivos é robusta e atenua os efeitos do acaso nas oscilações numéricas das populações locais. Ou seja, se as abundâncias duma espécie comum mostrarem um decréscimo à escala do continente, há segurança nessa tendência. É o caso da rola-brava, uma ave migradora cujas populações diminuíram 80% (!!) entre 1980 e 2016 (29% nos últimos 10 anos) e do picanço-barreteiro, um migrador nidificante com um declínio de 37% no período 1998-2016. Esta ave insectívora está representada no logotipo da Conferência Bird Numbers 2019, evento que decorrerá entre 8-13 de Abril na Universidade de Évora sob o lema “contar aves conta”.

E conta realmente muito para a sociedade! Conhecer as dinâmicas em ganhos e perdas das aves comuns dá-nos mais informação do que o mero progresso das suas populações. Revisitemos o PECBMS: o seu principal objectivo é o de utilizar as aves comuns como indicadores do estado do ambiente na Europa, através da monitorização em larga escala e a longo prazo das suas populações nidificantes. Porquê o foco nas populações nidificantes? Porque é biologicamente importante e metodologicamente útil: na reprodução está em jogo o recrutamento da geração seguinte e, portanto, o êxito ou fracasso do crescimento populacional; e como neste período a maioria das aves está acantonada espacialmente, isso facilita a sua amostragem.

Os dados mais recentes sobre as aves comuns na Europa mostram duas realidades distintas: o grupo das espécies florestais apresenta uma relativa estabilidade nos últimos 10-15 anos; ao invés, as aves associadas aos meios agrícolas mostram um declínio impressionante de 57% desde 1980.

O que justifica este declínio? A resposta detalhada não cabe neste texto, mas as mudanças nas práticas agrícolas que ocorreram nas últimas décadas (intensificação e especialização), o desaparecimento de sebes naturais e habitats marginais e o aumento do uso de fertilizantes e pesticidas, têm contribuído para este impressionante decréscimo.</text:p>
          </table:table-cell>
          <table:table-cell office:value-type="string">
            <text:p>Na Europa as aves associadas aos meios agrícolas mostram um declínio de 57% desde 1980. A partir de 8 de Abril, a Universidade de Évora vai acolher uma das mais prestigiadas reuniões científicas sobre aves e indicadores ambientais.</text:p>
          </table:table-cell>
          <table:table-cell office:value-type="string">
            <text:p>Sci-Tech</text:p>
          </table:table-cell>
          <table:table-cell office:value-type="string">
            <text:p>['Ciência', 'Opinião']</text:p>
          </table:table-cell>
          <table:table-cell office:value-type="string">
            <text:p>2019-04-06 07:49:00</text:p>
          </table:table-cell>
          <table:table-cell table:style-name="ce23" office:value-type="string" office:value="https://www.publico.pt/2019/04/06/ciencia/opiniao/aves-indicadores-renascimento-actualidade-1868005">
            <text:p><text:a xlink:href="https://www.publico.pt/2019/04/06/ciencia/opiniao/aves-indicadores-renascimento-actualidade-1868005">https://www.publico.pt/2019/04/06/ciencia/opiniao/aves-indicadores-renascimento-actualidade-1868005</text:a></text:p>
          </table:table-cell>
          <table:table-cell table:number-columns-repeated="246"/>
        </table:table-row>
        <table:table-row table:style-name="ro1">
          <table:table-cell office:value-type="string">
            <text:p>5cf45d65896a7fea06ff4858</text:p>
          </table:table-cell>
          <table:table-cell office:value-type="string">
            <text:p>É possível falar do ensino superior sem falar de propinas!</text:p>
          </table:table-cell>
          <table:table-cell office:value-type="string">
            <text:p>['Rui Vieira de Castro']</text:p>
          </table:table-cell>
          <table:table-cell office:value-type="string">
            <text:p>Tem hoje lugar, no Porto, a terceira conferência promovida pelo Conselho de Reitores das Universidades Portuguesas no âmbito da Convenção Nacional do Ensino Superior, que vem promovendo um amplo debate em torno de uma “Nova Agenda Estratégica para o Ensino Superior em Portugal”.

A primeira conferência, subordinada ao tema O Ensino Superior e a Qualificação dos Portugueses: O que falta fazer?, realizada em 7 de janeiro último, em Lisboa, centrou-se na importância do aumento da qualificação dos portugueses como condição de desenvolvimento do país, na necessidade de incrementar a participação de adultos no ensino superior, na relevância dos apoios sociais para estes objetivos serem atingidos. Infelizmente, o conteúdo dos debates acabou por ser submergido, na esfera pública, por uma discussão extemporânea sobre o fim das propinas.

Na conferência realizada em Aveiro, em 15 de março, Investigação, Inovação e Ensino: os Desafios para 2030, privilegiaram-se temas como a formação de cidadãos e profissionais para uma sociedade e uma economia em acelerada mudança, a inovação pedagógica no ensino superior, a articulação entre o ensino superior e a investigação científica, o papel da investigação na promoção do desenvolvimento, bem como a necessidade da sua internacionalização e financiamento.

Em ambas as sessões foi frequentemente sublinhada a necessidade de as universidades assumirem um compromisso efetivo com a promoção da qualidade de vida das pessoas e com o progresso do país e das regiões. Um objetivo que requer o reforço das articulações das universidades com a sociedade portuguesa, explorando formas inovadoras de relação com as múltiplas organizações e instituições que nela atuam.

Este é precisamente o tema que estará em análise na terceira conferência da Convenção, onde serão discutidos os desafios colocados às unidades de investigação pelos processos de valorização do conhecimento que geram, as relações das empresas com as universidades na conceção e concretização de projetos de inovação e, ainda, as estruturas, modalidades de atuação e projetos que sustentam a criação de empresas e o desenvolvimento de novos produtos e processos.

No debate participarão investigadores, professores, responsáveis por unidades de investigação e estruturas universitárias de transferência de ciência e tecnologia, empresários e dirigentes de associações empresariais. Espera-se que das discussões resulte não apenas uma análise do estado das relações entre as universidades e as empresas, mas também que sejam perspetivados novos objetivos e modalidades de relação que contribuam para o desenvolvimento económico e social, designadamente pela indução de inovação.

A chamada “terceira missão” das universidades, a interação com a sociedade, vem sendo progressivamente assumida pelas instituições públicas portuguesas como estruturante. As universidades são, cada vez mais, instituições comprometidas com o diálogo com os atores económicos, culturais e sociais, procurando, no seu dia a dia e nas orientações estratégicas que assumem, respostas aos grandes desafios societais contemporâneos.

Para muitas universidades portuguesas, a interação com a sociedade não representa um eixo de missão secundário ou complementar, mas algo que as define como instituições empenhadas em participar ativamente na construção de uma sociedade mais próspera e mais sustentável.

Estas são as razões que as conduzem, hoje, a práticas sistemáticas de valorização social, económica e cultural do conhecimento gerado; a uma colaboração densa com o tecido empresarial; à promoção de iniciativas orientadas para a capacitação dos estudantes universitários no desenvolvimento de projetos profissionais próprios. Práticas que têm como efeito a criação de emprego científico e de emprego qualificado, que se sustenta em processos de coprodução e de transferência do conhecimento produzido para o tecido económico e para a sociedade.

A “Nova Agenda Estratégica para o Ensino Superior em Portugal” deve valorizar esta dimensão da ação das universidades. Só teremos um país mais próspero, mais qualificado e mais justo quando as universidades cumprirem plenamente esta sua (terceira) missão.

O autor escreve segundo o novo Acordo Ortográfico</text:p>
          </table:table-cell>
          <table:table-cell office:value-type="string">
            <text:p>Só teremos um país mais próspero, mais qualificado e mais justo quando as universidades cumprirem plenamente esta sua terceira missão.</text:p>
          </table:table-cell>
          <table:table-cell office:value-type="string">
            <text:p>Society</text:p>
          </table:table-cell>
          <table:table-cell office:value-type="string">
            <text:p>['CRUP', 'Ensino', 'Ensino Superior', 'Investigação', 'Opinião', 'Sociedade', 'Universidades']</text:p>
          </table:table-cell>
          <table:table-cell office:value-type="string">
            <text:p>2019-04-09 06:27:00</text:p>
          </table:table-cell>
          <table:table-cell table:style-name="ce23" office:value-type="string" office:value="https://www.publico.pt/2019/04/09/sociedade/opiniao/possivel-falar-ensino-superior-falar-propinas-1868442">
            <text:p><text:a xlink:href="https://www.publico.pt/2019/04/09/sociedade/opiniao/possivel-falar-ensino-superior-falar-propinas-1868442">https://www.publico.pt/2019/04/09/sociedade/opiniao/possivel-falar-ensino-superior-falar-propinas-1868442</text:a></text:p>
          </table:table-cell>
          <table:table-cell table:number-columns-repeated="246"/>
        </table:table-row>
        <table:table-row table:style-name="ro1">
          <table:table-cell office:value-type="string">
            <text:p>5cf45d88896a7fea06ff4983</text:p>
          </table:table-cell>
          <table:table-cell office:value-type="string">
            <text:p>A guerra do 5G</text:p>
          </table:table-cell>
          <table:table-cell office:value-type="string">
            <text:p>['David Pimenta']</text:p>
          </table:table-cell>
          <table:table-cell office:value-type="string">
            <text:p>A competição tecnológica entre superpotências é imemorial. A tecnologia, a par de outros fatores, foi decisiva para o domínio em larga escala de grandes civilizações do passado como a egípcia, a grega, ou a romana. O caso da civilização romana é paradigmático. Qualquer turista que passe por alguns países europeus apercebe-se que os inúmeros vestígios de estradas, pontes e aquedutos romanos revolucionaram a mobilidade na Europa, tendo permitido a um povo nascido nas margens do rio Tibre conquistar e administrar um vastíssimo território que se estendia desde a antiga Babilónia até à Península Ibérica.

Viajando uns séculos para a frente, quando pensamos em competição tecnológica entre gigantes, surge-nos em mente a escalada nuclear entre os EUA e União Soviética, na segunda metade do século XX.

No século XXI o paradigma mudou definitivamente. A guerra tecnológica entre superpotências ganhou um novo foco — o consumidor. A era da conquista e fidelização de consumidores à escala global fez desaparecer a Rússia (principal herdeira do império soviético) da contenda. As inovações tecnológicas do passado que colocaram os soviéticos no espaço e permitiram dominar inúmeros povos na Europa e na Ásia, não tiveram seguimento no galopante século XXI. Os descendentes do Império do Meio trataram de tomar o seu lugar.

Atualmente a disputa tecnológica incide sobre diversas vertentes, interligadas entre si. Desde as novas formas de mobilidade (condução autónoma, eletrificação automóvel, etc.), passando pela inteligência artificial, big data e, mais recentemente, o 5G.

As potencialidades da quinta geração da rede móvel prometem um admirável mundo novo. Esta tecnologia não só vai aumentar drasticamente a velocidade das comunicações (permitindo descarregar dados de maior volume, como um filme, em escassos segundos), mas vai também generalizar a implementação da Internet of things, traduzindo-se no aumento do número de dispositivos e máquinas (telemóveis, micro-ondas, automóveis, sistemas de segurança, etc.) com acesso à internet e a comunicar entre si, fomentando o próprio desenvolvimento da inteligência artificial. A tecnologia 5G é verdadeiramente revolucionária na medida em que irá automatizar tarefas domésticas, de lazer e produtivas, alterando as vidas de todos nós e impactando as mais diversas áreas, desde a economia, a saúde, a mobilidade, ou a segurança.

Esta corrida não é para todos

A corrida pelo 5G não está ao alcance de todos; é dispendiosa e exigente, nomeadamente na instalação e manutenção das redes de fibra ótica. A consultora EY estima um investimento por parte da China de cerca de 223 mil milhões de dólares entre 2019 e 2025. Até ao momento nenhum país mostrou capacidade para tanto. Neste sentido foi publicado o plano estratégico governamental chinês “made in China 2025”, que reposiciona a China como um país inovador e produtor de alta tecnologia com alto valor, anunciando o 5G como prioridade nacional.

Perante este cenário, as campainhas de alarme começaram a soar em Washington. O Departamento de Defesa norte-americano lançou um importante documento The 5G Ecosystem: Risks &amp; Opportunities for DoD, que alerta para o facto de a China poder vir a dominar o ecossistema wireless com o 5G, na mesma medida em que os EUA dominaram a última década com o 4G. O Departamento de Defesa alerta ainda para o facto das grandes empresas chinesas como a Huawei e a ZTE poderem vir a ocupar o espaço das atuais tecnológicas norte-americanas.

No Ocidente as reações às incursões comerciais chinesas têm sido díspares e, por vezes, bipolares. Observa-se um misto de não querer perder o comboio do futuro, cujo maquinista tem sido Xi Jinping, pairando ao mesmo tempo um clima de receio securitário sobre o facto de o 5G poder ser um Cavalo de Tróia (ou, em linguagem informática, um backdoor) da China, com o objetivo de penetrar as redes de telecomunicações ocidentais. Esta bipolaridade traduz-se por um lado na abertura ao investimento tecnológico em países como Portugal e, por outro lado, na detenção de executivos da Huawei, acusados de espionagem e violação de sanções, na Europa e na América do Norte (nomeadamente no Canadá e, mais recentemente, na Polónia).

A China já ganhou a dianteira da corrida pelo 5G, mas a guerra não está ganha. Os EUA farão tudo para apanhar e, se possível, ultrapassar a China. Para já, foram apenas reativos: conseguiram mobilizar a NATO e parte do globo, acenando com a bandeira securitária; e, pegando no tweet de Donald Trump, apresentaram intenções de investir rapidamente no desenvolvimento do 5G e até do inexistente 6G.

A Europa, casa-mãe de gigantes das telecomunicações do passado (como Nokia, a Ericsson, ou a Siemens), vai dançando uma música que não compôs, tentando posicionar-se entre o binómio ameaça/oportunidade tecnológica chinesa e a histórica aliança transatlântica comandada pelos EUA.

Não sabemos quais serão os próximos episódios desta guerra, mas sabemos que quem triunfar no tabuleiro tecnológico fará xeque-mate no futuro. À Europa exige-se que entre em jogo com estratégia e investimento numa tecnologia que poderá ser decisiva para a liberdade e independência de todos os cidadãos e Estados europeus.</text:p>
          </table:table-cell>
          <table:table-cell office:value-type="string">
            <text:p>A corrida pelo 5G não está ao alcance de todos; é dispendiosa e exigente, nomeadamente na instalação e manutenção das redes de fibra ótica. A consultora EY estima um investimento por parte da China de cerca de 223 mil milhões de dólares entre 2019 e</text:p>
          </table:table-cell>
          <table:table-cell office:value-type="string">
            <text:p>Sci-Tech</text:p>
          </table:table-cell>
          <table:table-cell office:value-type="string">
            <text:p>['China', 'EUA', 'Huawei', 'Internet', 'Opinião', 'Tecnologia', 'Telecomunicações', 'Telemóveis']</text:p>
          </table:table-cell>
          <table:table-cell office:value-type="string">
            <text:p>2019-04-10 23:16:08</text:p>
          </table:table-cell>
          <table:table-cell table:style-name="ce23" office:value-type="string" office:value="https://www.publico.pt/2019/04/10/tecnologia/opiniao/guerra-5g-1868861">
            <text:p><text:a xlink:href="https://www.publico.pt/2019/04/10/tecnologia/opiniao/guerra-5g-1868861">https://www.publico.pt/2019/04/10/tecnologia/opiniao/guerra-5g-1868861</text:a></text:p>
          </table:table-cell>
          <table:table-cell table:number-columns-repeated="246"/>
        </table:table-row>
        <table:table-row table:style-name="ro1">
          <table:table-cell office:value-type="string">
            <text:p>5cf45d8a896a7fea06ff4999</text:p>
          </table:table-cell>
          <table:table-cell office:value-type="string">
            <text:p>A Casa do Douro e um editorial</text:p>
          </table:table-cell>
          <table:table-cell office:value-type="string">
            <text:p>['Agostinho Lopes']</text:p>
          </table:table-cell>
          <table:table-cell office:value-type="string">
            <text:p>Depois de Ascenso Simões, vamos aos argumentos de Manuel Carvalho (MC).

O “regresso (...)" ao "corporativismo de Salazar!” MC não deu por ela, mas a Revolução de Abril liquidou a organização corporativa! Ter uma estrutura com uma direcção eleita por todos os vitivinicultores do Douro ou comandada pelos Procuradores Natos, os grandes proprietários de cada concelho, vale o mesmo? Não se percebe a diferença da democracia? Não se percebe a manutenção de um mesmo conjunto de atribuições e competências da função regulatória da mais complexa região vitivinícola do país (talvez do mundo)? Mas a situação, financeira inclusive, da Casa do Douro não resultou da sua perda, em nome de um putativo modelo comunitário, que não existe? Por exemplo, a retirada do monopólio da aguardente vínica.

Os “privilégios corporativos", os "negócios insensatos" e "gestores arrivistas e irresponsáveis”. Seria bom que MC esclarecesse este arrazoado. O que MC quer dizer é que directores (não gestores) da Casa do Douro, eleitos pelos viticultores, cometeram erros de gestão, fizeram “negócios insensatos"? Sim, talvez. Mas o seu maior erro, o indesculpável, foi não terem mobilizado o povo do Douro contra o “assassinato a sangue frio”, de forma programada e persecutória, da Casa do Douro pela política de direita de sucessivos governos do PS, PSD e CDS! A Casa do Douro foi sangrada em vida com a retirada de receitas, transferidas para exportadores (caso da aguardente vínica), para o IVDP (caso do cadastro) – e, por via deste, receitas do Douro para as Finanças Públicas/OE! Até das suas cotizações foi roubada! E espoliada de receitas, prometidas e garantidas por inúmeros protocolos, assinados por ministros e secretários de Estado e nunca cumpridos. Mesmo o tal negócio “insensato” foi um buraco, graças a um ministro da Agricultura. O actual.

Uma dívida ao Estado "de 160 milhões" e uma "solução que (...) jamais poderia ser perfeita”. Absolver “a solução” do Governo PSD/CDS Coelho/Portas/Cristas, em nome de males maiores, de que era a única, não lembra ao diabo! Esta foi “a solução” para entregar à CAP um património de todos os viticultores durienses, via da tal Federação Renovação do Douro – sem qualquer representatividade ou história na Região Demarcada! E à “dívida de 160 milhões” dever-se-ia contrapor os milhares de milhões gastos pelo erário público com os “negócios insensatos” de banqueiros sem “privilégios corporativos”, mas com os privilégios do grande capital. Com uma diferença, a dívida da Casa do Douro tinha e tem uma garantia, os seus stocks de vinho do Porto.

O Bloco e o PCP "defensores da mão de ferro do Estado" sim, mas o PS "questionar o principio da liberdade de associação”, não. MC não quer a “mão de ferro do Estado”, a não ser sob a forma do IVDP. Não quer a vontade democrática dos viticultores, mas quer a mão exploradora do “oligopólio dos exportadores” a comandar o Douro. MC conhece a especificidade única da Região Demarcada. Sabe que há uma coisa chamada benefício (ao contrário dos ministros de A. Simões). MC sabe que os vitivinicultores para produzir DOC, fabricarem Vinho do Porto, têm que estar inscritos – inscrição obrigatória – num instituto público, o IVDP! Mas há um modelo na UE? Vê-se que conhece mal outras regiões demarcadas da Europa. O que obrigava o Douro a copiá-las? E não há associações profissionais de inscrição obrigatória no ordenamento jurídico português? Calcule-se que, para exercer advocacia, os advogados têm que estar inscritos numa dita Ordem e pagar quotas!

Mudar "regras de gestão (...) com 70 anos”, “acompanhar o sinal dos tempos", "para reequilibrar a lamentável distribuição da riqueza gerada (...)” “(...) na mais rica região agrária do país (...)!” Qual é o sinal dos tempos, MC? O velho liberalismo? O que havia antes daqueles 70 anos? O novo liberalismo, o dito neoliberalismo das políticas que destruíram a Casa do Douro? O “sinal” e solução é a expulsão da produção de vinho de milhares de pequenos viticultores, através de um resgate da sua produção e direitos, concentrando-a nos maiores? E o fim do benefício? São estas as “mudanças” que MC pretende? Estranhamente, não as enunciou.</text:p>
          </table:table-cell>
          <table:table-cell office:value-type="string">
            <text:p>São estas as “mudanças” que Manuel Carvalho pretende? Estranhamente, não as enunciou.</text:p>
          </table:table-cell>
          <table:table-cell office:value-type="string">
            <text:p>Economy</text:p>
          </table:table-cell>
          <table:table-cell office:value-type="string">
            <text:p>['Agricultura', 'Assembleia da República', 'CAP', 'Douro', 'Economia', 'Opinião', 'Vinhos']</text:p>
          </table:table-cell>
          <table:table-cell office:value-type="string">
            <text:p>2019-04-11 03:17:00</text:p>
          </table:table-cell>
          <table:table-cell table:style-name="ce23" office:value-type="string" office:value="https://www.publico.pt/2019/04/11/economia/opiniao/casa-douro-editorial-1868778">
            <text:p><text:a xlink:href="https://www.publico.pt/2019/04/11/economia/opiniao/casa-douro-editorial-1868778">https://www.publico.pt/2019/04/11/economia/opiniao/casa-douro-editorial-1868778</text:a></text:p>
          </table:table-cell>
          <table:table-cell table:number-columns-repeated="246"/>
        </table:table-row>
        <table:table-row table:style-name="ro1">
          <table:table-cell office:value-type="string">
            <text:p>5cf45d9c896a7fea06ff4a23</text:p>
          </table:table-cell>
          <table:table-cell office:value-type="string">
            <text:p>Porque é que o #MeToo é mais do que uma caricatura</text:p>
          </table:table-cell>
          <table:table-cell office:value-type="string">
            <text:p>['Júlia Garraio']</text:p>
          </table:table-cell>
          <table:table-cell office:value-type="string">
            <text:p>Pacheco Pereira (P.P.) acusou recentemente o #Metoo de ser reacionário, puritano e hostil à heterossexualidade, num texto que reduz um movimento diverso e complexo, nas suas tantas expressões geográficas, a uma caricatura.

Antes de tudo, uma clarificação: nada na identidade sexual de P.P. inviabiliza ou desvaloriza o seu contributo para o debate. Casos mediáticos pós-#Metoo como os que atingiram Kevin Spacey e Avital Ronnel envolveram precisamente alegadas vítimas masculinas. O problema do texto de P.P. tão pouco se prende com a falta de “experiência vivida” que supostamente legitima a palavra. O que torna o seu texto tão problemático é a forma como invisibiliza questões centrais do #MeToo e, nesse esforço, ecoa certos lugares-comuns que tanto têm contribuído para a perpetuação da cultura machista que P.P. diz repudiar.

Os começos do Me Too levam-nos à ativista negra norte-americana Tarana Burke. Em 2006, perante a dimensão de assédio e violência sexual que atingia jovens negras de meios sociais desfavorecidos, lançou a campanha Me Too no MySpace, com o objetivo de criar empatia com e entre quem sofrera abuso sexual. Era um movimento direcionado às vítimas, que assumia que a capacidade de estas mulheres superarem as suas experiências traumáticas passava por serem ouvidas com empatia, o que as ajudaria a libertar-se do isolamento e a lidar com a dor e o sentimento de injustiça. Em 2017, no contexto das denúncias ao produtor de Hollywood Harvey Weinstein, o #MeToo tornou-se viral. Tarana Burke reconheceu que, apesar de o meio socioeconómico e as identidades envolvidas serem tão diferentes – nesse momento, as denúncias provinham de atrizes famosas que nunca tinham sofrido racismo –, estava perante uma constelação que Burke conhecia tão bem do seu trabalho comunitário: relações laborais marcadas por fortes desigualdades que permitiam a homens em lugares de poder assediar, chantagear e violar mulheres jovens em situação laboral subalterna.

Sabemos que Tarana Burke tem tecido várias críticas a alguns caminhos e manifestações do #MeToo, sobretudo à obsessão incriminatória de alguma comunicação social sensacionalista na cobertura dos casos mais mediáticos. Burke não deixou, todavia, de apoiar o movimento, incentivando-o sobretudo por, ao criar espaço para discutir as várias dimensões do assédio e da violência sexual, estar a fomentar um debate necessário capaz de contribuir para a mudança social. Nesse sentido, tem-se esforçado, juntamente com outras ativistas, por reclamar o potencial emancipatório do movimento: por um lado, insistindo na necessidade de o movimento voltar a centrar-se nas questões estruturais que fazem com que sejam maioritariamente mulheres a trabalhar em sectores laborais desfavorecidos, frequentemente racializadas ou com estatuto precário (por exemplo, imigrantes), as principais vítimas de assédio e violência sexual; por outro, apelando a que o movimento volte a ter como foco as vítimas de abuso (e não os alegados agressores), investindo em centros e programas de apoio às vítimas. Em suma, exortando a que se reforcem os mecanismos para escutar e prestar apoio a quem sofreu abuso sexual.

Lendo textos como o de P.P. percebemos como estamos longe destes objetivos. Ao falar da “facilidade em acusar sem provas que sejam mais do que impressões, quase sempre a posteriori”, P.P. verbaliza uma preocupação legítima (o perigo de rumores e acusações infundadas passarem por factos comprovados) numa argumentação que, porém, escamoteia os contextos complexos que fazem com que tantas vítimas de violência sexual falem das suas experiências apenas a posteriori e na sequência de revelações semelhantes por parte de outras alegadas vítimas. Idealmente viveríamos num mundo em que toda e qualquer pessoa alvo de abuso sexual fosse capaz de reportar o caso de imediato às autoridades de maneira a que se pudessem recolher provas materiais. Não é essa realidade. Como sabemos, o medo de represálias, a vergonha, o sentimento de ter sido parcialmente responsável pelo abuso (consumo de álcool, uma boleia, uma certa roupa...) levam muitas vítimas a não denunciarem os casos de imediato. Muitas outras não têm simplesmente oportunidade de fazer a denúncia. Muitas vezes as vítimas falam dos abusos sexuais apenas após longos anos assombrados por estados depressivos associados a stress pós-traumático, que a certo momento as impelem a denunciar. Noutras é a sensação de que “finalmente” estão perante um ambiente recetivo às suas histórias. É neste sentido que o testemunho “em cadeia” pode ser tão importante para ajudar as vítimas a lidarem com as inevitáveis acusações de calúnia. E foi este o grande contributo do #MeToo: criou espaço para ouvir com empatia histórias silenciadas durante tanto tempo; criou debate público sobre as relações de poder que moldam o assédio e a violência sexual no quotidiano.

Sabemos que o senso comum tende a empolgar o número de denúncias falsas. Sabemos que a maioria das situações de assédio e violência sexual não são sequer levadas a julgamento. Sabemos que são maioritariamente as mulheres que denunciam, e não os homens denunciados, que vêem as suas vidas e as suas carreiras destruídas. Weinstein continua a ser a exceção, não a regra. Perceber as razões destas situações obriga-nos a olhar para tudo o que P.P. teima em omitir do seu texto: por um lado, as relações de poder e as desigualdades socioeconómicas que envolvem grande parte das situações de assédio e abuso sexual; por outro, como a cultura da violação se sustenta em imaginários tradicionais que teimam em estabelecer uma linha irrevogável entre uma minoria de “verdadeiras vítimas” (as violadas “a sério”, capazes de exibir marcas de violência física inegável no corpo) e uma multidão de “outras”, os “casos duvidosos” que pouco mais têm do que o seu testemunho e o seu sofrimento, e que põem em causa a “normal ordem das coisas”.

Em suma, é possível ser-se crítico do #MeToo e combater a cultura machista? Sim, sem dúvida, é possível e até necessário, mas não nos termos propostos por P.P.

As opiniões veiculadas neste texto dizem respeito exclusivamente à autora

A autora escreve segundo o novo acordo ortográfico</text:p>
          </table:table-cell>
          <table:table-cell office:value-type="string">
            <text:p>É possível ser-se crítico do #MeToo e combater a cultura machista? Sim, sem dúvida, é possível e até necessário, mas não nos termos propostos por Pacheco Pereira.</text:p>
          </table:table-cell>
          <table:table-cell office:value-type="string">
            <text:p>Society</text:p>
          </table:table-cell>
          <table:table-cell office:value-type="string">
            <text:p>['Assédio sexual', 'Direitos das mulheres', 'MeToo', 'Mulheres', 'Opinião', 'Sociedade', 'Violação', 'Violência Sexual']</text:p>
          </table:table-cell>
          <table:table-cell office:value-type="string">
            <text:p>2019-04-12 04:29:00</text:p>
          </table:table-cell>
          <table:table-cell table:style-name="ce23" office:value-type="string" office:value="https://www.publico.pt/2019/04/12/sociedade/opiniao/metoo-caricatura-1868455">
            <text:p><text:a xlink:href="https://www.publico.pt/2019/04/12/sociedade/opiniao/metoo-caricatura-1868455">https://www.publico.pt/2019/04/12/sociedade/opiniao/metoo-caricatura-1868455</text:a></text:p>
          </table:table-cell>
          <table:table-cell table:number-columns-repeated="246"/>
        </table:table-row>
        <table:table-row table:style-name="ro1">
          <table:table-cell office:value-type="string">
            <text:p>5cf45da4896a7fea06ff4a69</text:p>
          </table:table-cell>
          <table:table-cell office:value-type="string">
            <text:p>“Novo automóvel”: a influência das tendências de consumo e da revolução i4.0</text:p>
          </table:table-cell>
          <table:table-cell office:value-type="string">
            <text:p>['José Couto']</text:p>
          </table:table-cell>
          <table:table-cell office:value-type="string">
            <text:p>Que a indústria automóvel, aliás todo o cluster, contribui para o desenvolvimento da economia nacional é inequívoco. Que a sua evolução nos últimos anos tem sido entusiasmante, registando mais de 7% de crescimento médio, 7,1% de peso no PIB, e 75 mil postos de trabalho diretos – sobretudo empregos qualificados –, contribuindo para o crescimento das exportações, também parece não deixar dúvidas. Contudo, não podemos ignorar que o ritmo da mudança tem sido maior do que era previsível e muito mais disruptivo. A nova revolução industrial – i4.0 –, por exemplo, não se baseia em pressupostos conhecidos, obrigando o setor a reagir às alterações de hábitos de consumo num contexto de acesso à informação cada vez mais rápido, através da internet, de novos meios e da hiper-conectividade.

O cluster automóvel na Europa tem uma expressão significativa na manutenção e criação de empego, no contributo para a criação e distribuição de riqueza, na liderança do investimento de Investigação &amp; Desenvolvimento (I&amp;D) e na ligação com o Sistema Científico Europeu. Evidências que não condicionaram a Comissão Europeia (CE) a produzir nova regulamentação para o setor, com o objetivo de travar a deterioração do meio ambiente. As propostas da CE pressionam os fabricantes a limitarem as emissões de CO2 dos veículos, incentivando também o desenvolvimento de veículos “limpos”.

As empresas do setor têm evidenciado uma grande preocupação neste processo de alteração, procurando construir e antecipar os cenários de mobilidade. O “novo automóvel” pode participar na transformação da sociedade para uma realidade hiper-conectada, contribuir para a mobilidade sustentável e, consequentemente, para o processo de incremento da gestão inteligente das cidades. Estes são desafios enormes que não podem ter respostas adiadas. As empresas devem, por isso, assumir um conjunto de pressupostos que derivam da adequação a novas formas de vida e da assunção dos veículos automóveis como um “espaço” que estará sempre conectado com o exterior, em especial com o espaço urbano. A indústria não pode ficar indiferente às alterações dos hábitos de consumo, nomeadamente às questões de propriedade e de partilha, porque haverá efeitos diretos na forma como produz, na organização das suas empresas e no conceito de profissões e emprego que hoje conhecemos.

Na última década, as emissões de CO2 caíram cerca de 25% em toda a Europa. O tema da redução de emissões, da gestão de resíduos e utilização de materiais sustentáveis, bem como da utilização de energias renováveis, é um pressuposto incontornável à permanente aferição da pegada ambiental. Além da evolução para a produção do “novo automóvel”, as empresas deverão ser também mais competitivas, integrando áreas de produção inteligentes e a digitalização dos processos. Trata-se de uma revolução digital que provoca a reformulação e a reinvenção dos modelos de negócio, avançando para um quadro de economia colaborativa com outros sectores, que alarga o conceito do produto automóvel – motorização, relacionamento com infraestruturas, etc. –, e incorpora a automação e robótica, a digitalização e sistemas de informação, assim como processos produtivos ligados à inteligência artificial.</text:p>
          </table:table-cell>
          <table:table-cell office:value-type="string">
            <text:p>Para que a indústria se mantenha competitiva, cresça na quota de mercado e potencie o desenvolvimento económico do país, teremos de encontrar uma forma de apoiar as empresas que farão um esforço suplementar doravante.</text:p>
          </table:table-cell>
          <table:table-cell office:value-type="string">
            <text:p>Economy</text:p>
          </table:table-cell>
          <table:table-cell office:value-type="string">
            <text:p>['Automóveis', 'Economia', 'Empresas', 'Indústria', 'Inovação', 'Opinião', 'Transportes']</text:p>
          </table:table-cell>
          <table:table-cell office:value-type="string">
            <text:p>2019-04-12 11:36:44</text:p>
          </table:table-cell>
          <table:table-cell table:style-name="ce23" office:value-type="string" office:value="https://www.publico.pt/2019/04/12/economia/opiniao/novo-automovel-influencia-tendencias-consumo-revolucao-i40-1869027">
            <text:p><text:a xlink:href="https://www.publico.pt/2019/04/12/economia/opiniao/novo-automovel-influencia-tendencias-consumo-revolucao-i40-1869027">https://www.publico.pt/2019/04/12/economia/opiniao/novo-automovel-influencia-tendencias-consumo-revolucao-i40-1869027</text:a></text:p>
          </table:table-cell>
          <table:table-cell table:number-columns-repeated="246"/>
        </table:table-row>
        <table:table-row table:style-name="ro1">
          <table:table-cell office:value-type="string">
            <text:p>5cf45dac896a7fea06ff4aa8</text:p>
          </table:table-cell>
          <table:table-cell office:value-type="string">
            <text:p>Cinco lições do “Brexit”</text:p>
          </table:table-cell>
          <table:table-cell office:value-type="string">
            <text:p>['Renato Epifânio']</text:p>
          </table:table-cell>
          <table:table-cell office:value-type="string">
            <text:p>Ainda não se sabe de todo como o processo de saída britânica da União Europeia se irá concretizar (se é que se irá mesmo concretizar), mas já se podem extrair algumas lições a partir da forma (negativa) como o processo se tem (des)enrolado:

I – Podendo (e devendo, a nosso ver) este tipo de decisões ser ratificada em referendo, uma decisão como esta deve ser ratificada por uma maioria qualificada (dois terços ou, no mínimo, cinquenta e cinco por certo). De outro modo, ao primeiro obstáculo, essa ratificação tende a ser posta em causa. Uma decisão como a saída britânica da União Europeia (ou, por exemplo, a saída catalã de Espanha) não pode jamais sustentar-se numa maioria tangencial.

II – Se os britânicos queriam mesmo respeitar a maioria tangencial que se pronunciou a favor do “Brexit”, então a liderança política não deveria ter sido entregue a quem votou contra (Theresa May). No jogo de sombras que se criou após o referendo, temos tido um Governo pró-"Brexit” liderado por quem votou contra e a oposição anti-"Brexit” liderada por quem foi contra a entrada da Grã-Bretanha na União Europeia (Jeremy Corbyn).

III – Em política, tão ou mais importante do que a racionalidade táctica, importa a convicção estratégica. Se têm um Governo pró-"Brexit” liderado por quem votou contra, como poderiam esperar os britânicos um Governo realmente convicto do melhor caminho a trilhar? É certo que, por vezes, mesmo na política, acontecem “milagres” ou “golpes de sorte”, mas era mais do que previsível o impasse a que chegámos. Para mais, a União Europeia por uma vez mostrou-se realmente unida em dificultar a vida à Grã-Bretanha, decerto para que o exemplo britânico não servisse de inspiração a nenhum outro país.

IV – Dito isto, se havia país da União Europeia que poderia aspirar a sobreviver (sem danos maiores) a uma saída era, à partida, a Grã-Bretanha. Para isso, porém, precisava de reatar os laços que tinha à escala global na época do Império Britânico (obviamente, não já numa lógica imperial). Esse caminho nunca foi, contudo, sequer tentado de forma realmente coerente e consequente. Mesmo a “relação especial” com os Estados Unidos da América continua a ser, em grande medida, uma relação retórica.

V – Perante tudo isto, quem em Portugal teve a tentação de seguir o exemplo britânico deve mesmo (re)pensar nas consequências. É certo que Portugal pode (e deve, a nosso ver) reforçar muito mais os laços com os países (e regiões) do espaço lusófono à escala global – a todos os níveis: cultural, social, económico e até político –, despertando de vez a CPLP: Comunidade dos Países de Língua Portugal da sua substancial letargia. Mas isso deve fazer-se numa lógica de complementaridade, não, de todo, numa lógica de contradição. Hoje como sempre, o que importa é compatibilizar da melhor forma a nossa condição europeia com a nossa dimensão lusófona. O que está ainda muito longe de acontecer.</text:p>
          </table:table-cell>
          <table:table-cell office:value-type="string">
            <text:p>Quem em Portugal teve a tentação de seguir o exemplo britânico deve mesmo (re)pensar nas consequências.</text:p>
          </table:table-cell>
          <table:table-cell office:value-type="string">
            <text:p>Local</text:p>
          </table:table-cell>
          <table:table-cell office:value-type="string">
            <text:p>['Brexit', 'CPLP', 'Jeremy Corbyn', 'Opinião', 'Portugal', 'Reino Unido', 'Theresa May', 'União Europeia']</text:p>
          </table:table-cell>
          <table:table-cell office:value-type="string">
            <text:p>2019-04-12 23:53:31</text:p>
          </table:table-cell>
          <table:table-cell table:style-name="ce23" office:value-type="string" office:value="https://www.publico.pt/2019/04/12/opiniao/opiniao/cinco-licoes-brexit-1869160">
            <text:p><text:a xlink:href="https://www.publico.pt/2019/04/12/opiniao/opiniao/cinco-licoes-brexit-1869160">https://www.publico.pt/2019/04/12/opiniao/opiniao/cinco-licoes-brexit-1869160</text:a></text:p>
          </table:table-cell>
          <table:table-cell table:number-columns-repeated="246"/>
        </table:table-row>
        <table:table-row table:style-name="ro1">
          <table:table-cell office:value-type="string">
            <text:p>5cf45db6896a7fea06ff4b05</text:p>
          </table:table-cell>
          <table:table-cell office:value-type="string">
            <text:p>Moçambique: um país de muitos homens e de muitos países</text:p>
          </table:table-cell>
          <table:table-cell office:value-type="string">
            <text:p>['João Fraga de Oliveira']</text:p>
          </table:table-cell>
          <table:table-cell office:value-type="string">
            <text:p>“Se um país tem muitos homens, um homem tem muitos países”. A autoria desta frase é atribuída a um escritor e poeta moçambicano, natural da cidade da Beira.

Moçambique (para além de países vizinhos, Malawi e Zimbabwe), especialmente a Beira, foi, no mês passado, flagelado pelo ciclone Idai. Culturas destruídas e estradas desaparecidas num “oceano” pluvial de 9200 Km2 (uma faixa de 128 Km de comprimento por 72 Km de largura), quase cem mil (97.424) casas destruídas e mais de cem mil (101.587) muito danificadas. E, sobretudo, mais dramático, contados até agora, 602 mortos e 1640 feridos.

Para além deste rasto efectivo de destruição e de morte em que, de imediato, cerca de um milhão e oitocentas e cinquenta mil pessoas foram de algum modo directamente afectadas, restará ainda, por muito tempo, o que de potencialmente destruidor ou de algum modo (humana, social ou economicamente) lesivo a partir da passagem deste ciclone perdurará para os moçambicanos.

Como funestos exemplos, para já, a doença (malária e cólera são exemplos graves, com muitos casos já identificados) potenciada pelas águas contaminadas e pela dificuldade de acesso a cuidados de saúde adequados em tempo útil e as consequências de sofrimentos de vária natureza, mormente em pessoas mais vulneráveis. Ou em condição mais vulnerável, como é o caso, por exemplo das crianças e mulheres grávidas (entre as pessoas de algum modo atingidas pelo ciclone, estão pelo menos 67.000 mulheres grávidas, das quais 3000 poderão estar em risco de vida por falta de resposta às consequências da gravidez decorrente dos efeitos do ciclone).

Aliás, a vulnerabilidade económica e social em Moçambique já era patente antes do ciclone: 46,1% das pessoas vivem abaixo do limiar oficial de pobreza, 24,5% de desemprego (dados da ONU referentes ao ano de 2017), sendo, portanto, um dos países que menos capacidade estrutural de resposta (económica, técnica, institucional, social...) tem perante a desestabilização causada por fenómenos desta gravidade.

Alguns dirão que a explicação para tal grau de destruição está “só” justamente nisto, na estrutural vulnerabilidade económica e social do país e no “natural” comportamento da Natureza.

Mas, (também) em Moçambique, há outra forma de ver as coisas ...

Desde logo, não obstante quase 44 anos passados após a proclamação da independência (25/6/1975), está ainda ali muito do que (não) fez o colonialismo: só sugar as riquezas e não desenvolver economicamente (e, daí, muito menos, humana e socialmente), bem pelo contrário, de modo a criar condições de uma maior capacidade material económica, social e humana de resistência a catástrofes naturais. “Naturais”?

Depois, há que perguntar até que forma tais fenómenos são assim tão “naturais” e habituais, como insistem em dizer os negacionistas dos dados científicos relativos ao impacto das alterações climáticas no frágil equilíbrio da biodiversidade local, regional e global.

“O Idai já se inscreve na tendência global das alterações climáticas, em que se observa um aumento de frequência e de intensidade deste tipo de fenómenos”. Cito, aqui, como poderia citar muitos outros, o investigador científico Pedro Garrett, envolvido no Programa Doutoral em Alterações Climáticas e Desenvolvimento Sustentável, coordenado, na Universidade de Lisboa, pelo professor Filipe Duarte Santos. [1]

Sim, também no sofrimento dos moçambicanos agora com este ciclone, está, afinal, muito do que já (não) fez e continua a (não) fazer a acção ou omissão humana. E, concretamente, a (in)acção provocada pelos indústrias, empresas e países mais poluidores do mundo, que, sob o “manto diáfano” do “crescimento” (e até do “desenvolvimento” de serem considerados “desenvolvidos”), são, afinal, os mais responsáveis pelo aquecimento global e, daí, pelas alterações climáticas, cujas consequências a ciência garante nelas estarem patentes.

Assim, tem razão o escritor angolano José Eduardo Agualusa quando afirma que “o que a comunidade internacional está a fazer em Moçambique não é ajudar, é indemnizar por danos causados”, na medida em que “os países que mais contribuem para o aquecimento global devem responder pelos estragos causados ao planeta”. “Têm a obrigação de reparar o que fizeram”. Sobretudo quando atingem os países que menos fizeram por isso, como é o caso de Moçambique, que não contribui para o aquecimento global, já que, praticamente, não tem indústria nem agricultura.” [2].

De facto, tarda que haja honestidade e coragem dos poderes políticos para responsabilizarem os mentores, mandantes e actores das opções de produção e mercantilização (o quê, com quê, como, para quê, para quem, onde, quanto...?) que desprezam as consequências (humanas, ambientais, sociais, até económicas), directas ou indirectas, imediatas ou diferidas, dessas opções e acções para os trabalhadores, para o ambiente, para as pessoas, para as comunidades, para os países, para o mundo, enfim, para a sociedade.

Entretanto, reconheça-se, para além de a acção, para eles possível, dos próprios moçambicanos, o envolvimento solidário da comunidade internacional, por iniciativa própria ou pelo apelo oficial da ONU , bem como de organizações não governamentais, na ajuda humanitária, agora, aos moçambicanos.

Conjugando meios, capacidades e objectivos, desde o salvamento de pessoas em risco ao enterro dos cadáveres (frise-se a dramática dificuldade nisto por, muitas vezes, não haver o suficiente de terra seca para o fazer), passando pelo tratamento de feridos e doentes, bem como pela assistência obstetrícia e materno infantil e pela vacinação em massa perante a ameaça crescente de epidemias (com destaque para a cólera).

Portugal, como país irmão de Moçambique (no mínimo, pela língua comum, mas muito mais do que por isso), teve e continua a ter lá um papel (e responsabilidade) relevante de solidariedade, quer a nível oficial (bastaria o contributo das Forças Armadas), quer não oficial, pelo papel das ONG (em que se destaca a Cruz Vermelha Portuguesa) e, mesmo, da solidariedade de voluntários(as), ao nível individual ou organizacional, por mais diminuta que fosse.

E é justamente por isto que volto à frase que inicia este texto, cujo autoria é atribuída ao escritor e poeta moçambicano, Mia Couto [3]. Interpreto esta frase (e penso que Mia Couto não discordará deste sentido) como: se um país (o) é de muitos homens, um homem é de muitos países.

A expressão concreta da frase (e será esse o que, genuinamente, lhe terá conferido o seu autor) consubstancia-se particularmente, sim, no caso dos emigrantes e refugiados. Mas também se aplica aos que, habitantes do país de destino desses emigrantes ou refugiados, os quais, ao acolherem-nos, passam a ser dos países de origem, de onde emigram ou fogem, esses emigrantes ou refugiados.

E também aos que, sensíveis ao sofrimento decorrente das provações que, em qualquer país, outros sofrem, passam a ser (também) desses países quando, dos seus próprios, solidários, para aqueles se deslocam em acções humanitárias de apoio nessas provações dos outros. Ou até “só” quando, de longe, contribuem com donativos (o que também foi muito o caso dos portugueses) para minorar esse sofrimento dos outros, noutros países que não o seu.

Especialmente neste último caso (se bem que, de algum modo, também nos anteriores), é justamente o que agora se passa com a ajuda humanitária a (para) Moçambique de “muitos homens e países”. Relevando ser essa ajuda humanitária económica e politicamente desinteressada de tudo o que não sejam (de novo) as condições de saúde e de vida dos moçambicanos. E por isso (mas também, em geral, pelo civismo das suas posições públicas e pela beleza, sensibilidade, poesia [4] e humanidade da sua escrita), presumo que Mia Couto não me desautoriza nestes (outros) sentidos que, talvez abusivamente, confiro aquela sua citação: “Se um país tem muitos homens, um homem tem muitos países.”

Aliás, penso que Mia Couto não considerará tão abusivo como isso este (outro) sentido que atribuo aquela sua frase, visto que ele próprio, sobre este sofrimento humano na sua terra natal, para além de destacar o quanto lhe induz “esperança” a reacção dos seus próprios conterrâneos na reconstrução das suas vidas (“Moçambique tem uma história longa de coisas que são menos boas, mas sempre houve esta escola de resposta a partir de dentro, Moçambique foi solidário com Moçambique” [5]), entende a ajuda internacional ao seu país como “uma renovação daquilo que nos liga profundamente, para além da distância, para além das diferenças.” Algo “que nos faz pensar que nós realmente vivemos e somos gente que é próxima e cuja dor nunca é alheia, nunca é de um outro.” [6]

O presidente da Cruz Vermelha Portuguesa, Dr. Francisco George, a propósito da notável acção humanitária que esta organização também teve (tem) em Moçambique, diz mais ou menos a mesma coisa, por outras (menos) palavras: “A distância geográfica quase que desapareceu. A proximidade impunha-se, naturalmente.” [7]

Moçambique, um país que, como outros no mundo, tem sido de muitos homens e de muitos países. No sentido, perverso, de que, pela acção (ou, por outro ponto de vista, pela omissão) mercantil, industrial, económica, política, desses homens e países, pelo quanto tal (in)acção tem sido desumanizada pelo afã do poder, do lucro e do consumismo, se torna insensível às suas consequências quanto a sofrimento dos outros.

Mas, também, pelo menos agora, Moçambique, um país que é de muitos homens e de muitos países no sentido, humana e socialmente solidário, de quanto, como é devido aos moçambicanos, ajudado pela acção humanitária desses muitos homens e países.

[1] Diário de Notícias, 19/3/2019 - https://www.dn.pt/mundo/interior/ciclone-idai-ja-se-inscreve-na-tendencia-global-das-alteracoes-climaticas-10700440.html

[2] PÚBLICO, 12/3/2019 - 22 de Março de 2019, 20:59

https://www.publico.pt/2019/03/22/mundo/entrevista/eua-china-europa-indemnizar-mocambique-danos-aquecimento-global-1866492?fbclid=IwAR0TGxRqMGGXV0YYP_Nf7YIbgzlhSr4cRi26KM4uiD0JmQ0puWu9iLouppM

[3] António Emílio Leite Couto (Beira, Moçambique, 5 de Julho de 1955)

[4] “Sem poesia não há humanidade”, escreveu Teixeira de Pascoaes

[5] Entrevista à ONU News, 1/4/2019 - https://news.un.org/pt/story/2019/04/1666481

[6] Idem

[7] Expresso, 6/4/2019</text:p>
          </table:table-cell>
          <table:table-cell office:value-type="string">
            <text:p>Tem razão o escritor angolano José Eduardo Agualusa quando afirma que “o que a comunidade internacional está a fazer em Moçambique não é ajudar, é indemnizar por danos causados”.</text:p>
          </table:table-cell>
          <table:table-cell office:value-type="string">
            <text:p>World</text:p>
          </table:table-cell>
          <table:table-cell office:value-type="string">
            <text:p>['Ajuda humanitária', 'Ciclone Idai', 'Cruz Vermelha Portuguesa', 'José Eduardo Agualusa', 'Mia Couto', 'Moçambique', 'Mundo', 'Opinião']</text:p>
          </table:table-cell>
          <table:table-cell office:value-type="string">
            <text:p>2019-04-13 06:53:00</text:p>
          </table:table-cell>
          <table:table-cell table:style-name="ce23" office:value-type="string" office:value="https://www.publico.pt/2019/04/13/mundo/opiniao/mocambique-pais-homens-paises-1869163">
            <text:p><text:a xlink:href="https://www.publico.pt/2019/04/13/mundo/opiniao/mocambique-pais-homens-paises-1869163">https://www.publico.pt/2019/04/13/mundo/opiniao/mocambique-pais-homens-paises-1869163</text:a></text:p>
          </table:table-cell>
          <table:table-cell table:number-columns-repeated="246"/>
        </table:table-row>
        <table:table-row table:style-name="ro1">
          <table:table-cell office:value-type="string">
            <text:p>5cf45dd8896a7fea06ff4beb</text:p>
          </table:table-cell>
          <table:table-cell office:value-type="string">
            <text:p>E depois do adeus ao PREEC</text:p>
          </table:table-cell>
          <table:table-cell office:value-type="string">
            <text:p>['Leonardo Costa']</text:p>
          </table:table-cell>
          <table:table-cell office:value-type="string">
            <text:p>A partir da Constituição de 1976, Portugal adotou no continente português um modelo de Estado bipolar: poder central, num dos polos, e poder local municipal, no outro polo.

Desde então, inúmeras reformas parcelares do Estado têm vindo a ser ensaiadas. As mesmas têm sido caracterizadas pela ausência de uma visão global do Estado, norteadora, e de escrutínio público, constituindo, nos últimos 40 anos, o que podemos designar de Processo de Reforma do Estado Em Curso (PREEC).

No que diz respeito ao Estado central – que em 2016 representava 87,4% da despesa total do Estado português (OCDE, 2018) –, o PREEC tem sido sinuoso, corporativo, caótico, pouco transparente ou mesmo clandestino, provinciano, com muitas conquistas e reconquistas, e tem tratado a sistematicamente adiada reforma do sistema político e/ou eleitoral como algo à parte.

O referendo à regionalização, de 1998, marca um ponto de viragem no PREEC. Se até 1998, o caminho prosseguido pelo Estado central foi no sentido da sua desconcentração e territorialização, a partir desta data e longe do escrutínio público, o caminho prosseguido foi exatamente o inverso. No que refere ao Estado local, este referendo marca, também, um ponto de viragem. Apesar das Áreas Metropolitanas de Lisboa e Porto (AMs) terem sido criadas em 1991, só muito depois de 1998 estas entidades intermunicipais, em conjunto com as Comunidades Intermunicipais (CIMs) entretanto criadas, viram reforçado o seu papel executor de políticas públicas nos territórios intermédios supramunicipais, muito por força das exigências dos quadros de programação dos fundos comunitários (QREN e Portugal 2020).

A articulação territorial entre os dois níveis de poder do Estado no continente português – central e local – tem sido fraca. No quadro do PREEC, a mesma tem vindo a ser realizada pela contratualização e descentralização de algumas competências e pela tentativa que o Estado central tem feito em colocar as entidades intermunicipais a coordenar, nos territórios intermédios supramunicipais, a atuação descoordenada dos organismos dos seus ministérios. A complexidade e a consequente opacidade de todo o sistema são grandes.

A eleição direta das AMs e das CIMs, aberta a listas independentes, traria maior simplicidade e, consequentemente, transparência a todo o sistema. Acresce que forneceria as bases para uma reforma política e administrativa coerente de todo o Estado e para uma articulação mais efetiva e transparente dos dois níveis de poder do Estado – central e local – nos territórios intermédios do continente. Na nova organização do Estado central inerente as AMs e as CIMs teriam assento na Assembleia da República (como as uniões de freguesias têm nas assembleias municipais); os restantes deputados da Assembleia da República, a maioria, seriam eleitos num círculo nacional único (à imagem do que sucede com a maioria dos representantes das assembleias municipais, eleitos num círculo municipal único) e o Governo da República Portuguesa seria diretamente eleito (à imagem do que sucede com os executivos municipais).</text:p>
          </table:table-cell>
          <table:table-cell office:value-type="string">
            <text:p>A articulação territorial entre os dois níveis de poder do Estado no continente português – central e local – tem sido fraca.</text:p>
          </table:table-cell>
          <table:table-cell office:value-type="string">
            <text:p>Politics</text:p>
          </table:table-cell>
          <table:table-cell office:value-type="string">
            <text:p>['Autarquias', 'Comunidades Intermunicipais', 'Constituição', 'Descentralização', 'Estado', 'Governo', 'Opinião', 'Opinião Católica Porto', 'Política', 'Regionalização', 'Áreas Metropolitanas']</text:p>
          </table:table-cell>
          <table:table-cell office:value-type="string">
            <text:p>2019-04-15 10:34:57</text:p>
          </table:table-cell>
          <table:table-cell table:style-name="ce23" office:value-type="string" office:value="https://www.publico.pt/2019/04/15/politica/opiniao/adeus-preec-1869289">
            <text:p><text:a xlink:href="https://www.publico.pt/2019/04/15/politica/opiniao/adeus-preec-1869289">https://www.publico.pt/2019/04/15/politica/opiniao/adeus-preec-1869289</text:a></text:p>
          </table:table-cell>
          <table:table-cell table:number-columns-repeated="246"/>
        </table:table-row>
        <table:table-row table:style-name="ro1">
          <table:table-cell office:value-type="string">
            <text:p>5cf45de6896a7fea06ff4c48</text:p>
          </table:table-cell>
          <table:table-cell office:value-type="string">
            <text:p>Construir mais SNS: reforçar os Recursos Humanos</text:p>
          </table:table-cell>
          <table:table-cell office:value-type="string">
            <text:p>['Maria Augusta Sousa', 'Diana Pereira', 'Bruno Noronha', 'Luísa d’Espiney']</text:p>
          </table:table-cell>
          <table:table-cell office:value-type="string">
            <text:p>Na passada semana foi divulgada uma carta aberta em defesa de um SNS de todos para todos, com origem num pequeno grupo de enfermeiros preocupados com a atual situação do SNS e da enfermagem que conta atualmente com cerca de 1000 signatários, incluindo várias personalidades da saúde e de outras áreas da nossa sociedade. Está disponível para subscrição em www.construirsnscomtodos.net, e visa contribuir para um recentrar do debate sobre o SNS e as suas profissões, nas quais se inclui a Enfermagem.

O SNS é o garante do direito fundamental da proteção da saúde de todos devendo ser forte e soberano. Ele existe para os cidadãos, mas não se concretizaria sem os seus profissionais, que sempre o defenderam em todos os períodos difíceis que o país atravessou e que se constituem como os seus pilares fundamentais.

Os profissionais que suportam o SNS viram fustigados os seus direitos durante os anos da troika. Apesar de alguns desses direitos terem sido parcialmente recuperados nos últimos três anos, não se evitou a degradação geral das condições de trabalho, nem tão pouco se valorizou o reconhecimento dos profissionais que estão na origem do descontentamento que se tem verificado. A resposta a esta insatisfação passa pela valorização e reconhecimento de competências, pela implementação de carreiras justas que respondam às necessidades do SNS, pelo fim da desigualdade de tratamento dentro dos grupos profissionais e, ainda, pela contratação de mais profissionais sempre que a carência esteja devidamente identificada. Importa encontrar soluções justas que garantam a correção de injustiças relativas e a prevenção de outras.

O debate sobre os profissionais de saúde não deve confinar-se a questões estéreis que acentuam clivagens entre profissionais, ou em iniciativas que viram a população contra os profissionais de saúde.

Vejamos o caso recente dos enfermeiros. As suas reivindicações ficaram bem patentes na agenda mediática e no debate levado a cabo pela sociedade portuguesa, nomeadamente na comparação entre a justeza das razões e dos meios usados na sua defesa. A greve como forma de luta é um direito aceite como legítimo pela opinião pública. Contudo, a recente experiência impõe uma reflexão sobre o uso deste instrumento que foi percecionado pelos cidadãos como desproporcional, face ao direito que têm de receber cuidados de saúde.

Assim, colocar o foco na defesa do SNS, afirmando que melhorá-lo passa também por condições de trabalho dignas e reconhecimento dos seus profissionais, será um contributo para melhorar o contexto no qual a qualidade dos cuidados de saúde acontece.

A valorização dos profissionais é uma estratégia importante para reforçar o SNS, e não deve ficar refém de alavancagens elitistas, que concedam a uns poucos a oportunidade de se afirmarem. Todos os profissionais devem ter iguais oportunidades de reconhecimento do seu percurso profissional. Descurar este princípio é abrir a porta a um descontentamento generalizado que encontra nos movimentos populistas a sua válvula de escape e desse modo enfraquece o SNS.

Tendo em conta as respostas aos desafios da nossa população que requer cada vez mais cuidados e mais complexos, por força das mudanças epidemiológica e tecnológica, entendemos que o Estado deve assegurar uma elevada qualificação dos seus profissionais. Deve também garantir uma política para as profissões do SNS que se adeque às reais necessidades dos cidadãos sem se confinar às lógicas intrínsecas das carreiras pensadas isoladamente. Estas têm de ser promovidas e suportadas em fatores motivacionais como: formação, investigação, estabilidade e dedicação exclusiva ao SNS. Este será um importante desincentivo à criação de vieses de mercado entre público e privado.

As dificuldades conjunturais não nos devem desmobilizar do compromisso com o bem comum. Pretendemos a construção de um futuro equitativo e sólido para as profissões de saúde. No momento em que se discute a nova Lei de Bases da Saúde, é o reforço de um SNS universal, geral e gratuito, com um efetivo enquadramento dos seus recursos humanos que, enquanto criação da Democracia, se afirma como um dos principais instrumentos de coesão social e de combate às desigualdades. Enfermeiros e promotores da Carta Aberta “Construir mais SNS com todos e para todos"

Os autores escrevem segundo o novo Acordo Ortográfico</text:p>
          </table:table-cell>
          <table:table-cell office:value-type="string">
            <text:p>O debate sobre os profissionais de saúde não deve confinar-se a questões estéreis que acentuam clivagens entre profissionais.</text:p>
          </table:table-cell>
          <table:table-cell office:value-type="string">
            <text:p>Society</text:p>
          </table:table-cell>
          <table:table-cell office:value-type="string">
            <text:p>['Enfermeiros', 'Greves', 'Opinião', 'Saúde', 'Serviço Nacional de Saúde', 'Sociedade']</text:p>
          </table:table-cell>
          <table:table-cell office:value-type="string">
            <text:p>2019-04-16 02:18:00</text:p>
          </table:table-cell>
          <table:table-cell table:style-name="ce23" office:value-type="string" office:value="https://www.publico.pt/2019/04/16/sociedade/opiniao/construir-sns-reforcar-recursos-humanos-1868726">
            <text:p><text:a xlink:href="https://www.publico.pt/2019/04/16/sociedade/opiniao/construir-sns-reforcar-recursos-humanos-1868726">https://www.publico.pt/2019/04/16/sociedade/opiniao/construir-sns-reforcar-recursos-humanos-1868726</text:a></text:p>
          </table:table-cell>
          <table:table-cell table:number-columns-repeated="246"/>
        </table:table-row>
        <table:table-row table:style-name="ro1">
          <table:table-cell office:value-type="string">
            <text:p>5cf45dea896a7fea06ff4c61</text:p>
          </table:table-cell>
          <table:table-cell office:value-type="string">
            <text:p>Violência doméstica – o que falta fazer!</text:p>
          </table:table-cell>
          <table:table-cell office:value-type="string">
            <text:p>['Elza Pais']</text:p>
          </table:table-cell>
          <table:table-cell office:value-type="string">
            <text:p>A violência doméstica é um crime violento enraizado em desigualdades civilizacionais de género que, segundo o Conselho da Europa, resulta de um desequilíbrio de poder entre homens e mulheres e leva a uma grave discriminação contra elas tanto na sociedade como na família. O que está aqui em causa, a razão de ser desta violência, é uma cultura de subjugação cujo objetivo é a menorização do sexo feminino, apenas comparável aos crimes contra a humanidade. Trata-se de um “terrorismo doméstico” e de uma grave violação dos Direitos Humanos que limita a autonomia e a liberdade das mulheres.

Em Portugal, o combate e a prevenção deste crime violento tem-se feito de forma estruturada nas últimas duas décadas, com um amplo consenso político que permitiu construir um quadro legislativo exigente alinhado com a Convenção de Istambul do Conselho da Europa. Estruturámos Redes Nacionais de Apoio às Vítimas em estreita articulação com as ONG, salas de atendimento às vítimas nas forças de segurança disseminadas por todo o território nacional e Planos Nacionais contra a Violência Doméstica, integrando-se o último no quadro da Estratégia Nacional da Igualdade e Não Discriminação – Portugal + Igual, 2030.

Apesar de toda a prioridade política atribuída à área, os números permanecem elevados – em 15 anos foram assassinadas mais de 500 mulheres e mais de mil crianças e jovens ficaram órfãos, e todos os anos são apresentadas cerca de 27 mil participações às forças de segurança, o que corresponde a 73 ocorrências por dia. Nos dois primeiros meses do ano foram assassinadas 12 mulheres e uma criança, situação que colocou a discussão ao mais alto nível da ação política, tendo o Governo decretado um dia de luto nacional para reforçar o compromisso político que exige tolerância zero à impunidade dos agressores.

Os recentes relatórios da Equipa da Análise Retrospetiva e o relatório do Conselho da Europa sobre a aplicação por Portugal da Convenção de Istambul (GREVIO) traçam uma análise rigorosa do que está feito, reconhecem que Portugal deu passos significativos contra a violência doméstica e apontam caminhos claros do trabalho que ainda há para fazer.

Salientam a falta de reconhecimento no terreno da “natureza de género” deste crime violento, o que leva recorrentemente à desvalorização das queixas e ao facto de 85% das denúncias não resultarem em acusação. Referem a necessidade de uma “atuação imediata” para evitar riscos de vitimização secundária das vitimas e crianças, em consequência de estereótipos persistentes e de uma cultura judicial muito desculpabilizante deste tipo de agressões.

Apontam ainda a necessidade de reforçar a proteção e apoio às vítimas durante os processos judiciais, com medidas de interdição urgentes “que ordenem ao autor de violência doméstica que deixe a residência da vítima por um período de tempo suficiente e proibi-lo de entrar na residência da vítima ou de a contactar”. Consideramos esta questão de importância máxima, dado poder residir aqui uma das estratégias que impede a dupla vitimização, tão comum quando as mulheres e seus filhos têm de deixar tudo para se refugiarem em casas de abrigo.

Na sequência do pico de homicídios conjugais e na linha das recomendações destes relatórios, o Governo agiu de imediato ao criar uma equipa interministerial que deverá apresentar conclusões num período de três meses e aperfeiçoar os mecanismos de proteção das vítimas nas 72 horas subsequentes à apresentação da queixa-crime.

Consideramos que o que falta fazer não passa necessariamente pela alteração das medidas da pena, como populisticamente alguns defendem, mas por aperfeiçoamentos pontuais que tornem a ação urgente aquando da apresentação da queixa. Essa evolução passa por um efetivo afastamento do agressor em situação de “risco elevado”. Passa ainda, a um outro nível, por uma generalizada desconstrução de estereótipos de género para que as queixas sejam devidamente valorizadas e também por novas culturas profissionais, através de estratégias formativas de base e em todos os níveis da cadeia de intervenção e proteção das vítimas.

Valorizar as queixas, romper estereótipos de género e tolerância zero à impunidade são objetivos de cidadania para um país e uma Europa livre de violências de género. Deputada do PS; investigadora em Violência de Género/Universidade Nova de Lisboa

A autora escreve segundo o novo Acordo Ortográfico</text:p>
          </table:table-cell>
          <table:table-cell office:value-type="string">
            <text:p>Valorizar as queixas, romper estereótipos de género e tolerância zero à impunidade são objetivos de cidadania para um país e uma Europa livre de violências de género.</text:p>
          </table:table-cell>
          <table:table-cell office:value-type="string">
            <text:p>Society</text:p>
          </table:table-cell>
          <table:table-cell office:value-type="string">
            <text:p>['Direitos humanos', 'Igualdade de género', 'Justiça', 'Mulheres', 'Opinião', 'Sociedade', 'Violência doméstica']</text:p>
          </table:table-cell>
          <table:table-cell office:value-type="string">
            <text:p>2019-04-16 04:34:00</text:p>
          </table:table-cell>
          <table:table-cell table:style-name="ce23" office:value-type="string" office:value="https://www.publico.pt/2019/04/16/sociedade/opiniao/violencia-domestica-falta-1869363">
            <text:p><text:a xlink:href="https://www.publico.pt/2019/04/16/sociedade/opiniao/violencia-domestica-falta-1869363">https://www.publico.pt/2019/04/16/sociedade/opiniao/violencia-domestica-falta-1869363</text:a></text:p>
          </table:table-cell>
          <table:table-cell table:number-columns-repeated="246"/>
        </table:table-row>
        <table:table-row table:style-name="ro1">
          <table:table-cell office:value-type="string">
            <text:p>5cf45e04896a7fea06ff4d33</text:p>
          </table:table-cell>
          <table:table-cell office:value-type="string">
            <text:p>A intransparente transparência: Assange, Lula e Moro</text:p>
          </table:table-cell>
          <table:table-cell office:value-type="string">
            <text:p>['Boaventura Sousa Santos']</text:p>
          </table:table-cell>
          <table:table-cell office:value-type="string">
            <text:p>O problema da transparência, tal como o da luta contra a corrupção, é a sua intransparente selectividade. Quem talvez viva mais directamente este problema são os jornalistas de todo mundo que ainda persistem em fazer jornalismo de investigação. Todos tremeram no passado dia 11 de Abril, qualquer que tenha sido o teor dos editoriais dos seus jornais, ante a prisão de Julian Assange, retirado à força da embaixada do Equador em Londres para ser entregue às autoridades norte-americanas que contra ele tinham emitido um pedido de extradição.

As acusações que até agora foram feitas contra ele referem-se a acções que apenas visaram garantir o anonimato da whistleblower Chelsea Manning, ou seja, garantir o anonimato da fonte de informação, uma garantia sem a qual o jornalismo de investigação não é possível. Se os jornalistas são quem vive mais directamente a selectividade da transparência, quem mais sofre as consequências dela é a qualidade da democracia e a credibilidade do dever de prestação de contas a que os governos democráticos estão obrigados. Por que é que a luta pela transparência se dirige a certos alvos políticos e não a outros? Por que é que as revelações nalguns casos são saudadas e produzem efeitos, enquanto noutros são impedidas e, se feitas, são ignoradas? Daí a necessidade de conhecer melhor os critérios que presidem à selectividade.

Claro que o outro lado da selectividade da transparência é a selectividade da luta contra a transparência. Talvez não soubéssemos das perturbadoras revelações da WikiLeaks em 2010 – vídeos militares sobre o assassinato em 2007, no Iraque, de civis desarmados, dois dos quais trabalhavam para a Reuters – se elas não fossem divulgadas amplamente pelos meios de comunicação de referência de todo o mundo. Por que é que toda a sanha persecutória desabou sobre o fundador da WikiLeaks e não sobre esses meios, alguns dos quais ganharam muito dinheiro que nunca reverteu adequadamente para Assange? Porque é que nessa altura os editoriais do New York Times saudavam Assange como o campeão da liberdade de expressão e as revelações como o triunfo da democracia, e o editorial da semana passada considera a sua prisão como o triunfo da “rule of law"? Por que é que o governo do Equador protegeu “os direitos humanos de Assange durante seis anos e dez meses”, nas palavras do presidente Lenin Moreno, e o entregou repentina e informalmente, violando o direito internacional de asilo? Será porque, segundo o New York Times, o novo empréstimo do FMI ao Equador no valor de cerca de quatro mil milhões de dólares teria sido aprovado pelos EUA sob a condição de o Equador entregar Julian Assange? Será porque a WikiLeaks revelou recentemente que Moreno poderia vir a ser acusado de corrupção em face de duas contas, tituladas pelo seu irmão, uma em Belize e outra no Panamá, onde alegadamente terão sido depositadas comissões ilegais?

Quanto à selectividade da luta pela transparência há que distinguir entre os que lutam a partir de fora do sistema político e os que lutam a partir de dentro. Quanto aos primeiros, a sua luta tem, em geral, um efeito democratizador porque denuncia o modo despótico, ilegal e impune como o poder formalmente democrático e legal se exerce na prática para neutralizar resistências ao seu exercício. No caso da WikiLeaks haverá que reconhecer que tem publicado informações que afectam governos e actores políticos de diferentes cores políticas, e este é talvez o seu maior pecado num mundo de rivalidades geopolíticas. A sorte da WikiLeaks mudou quando, em 2016, revelou as práticas ilegais que manipularam as eleições primárias no partido democrático dos EUA para que Hillary Clinton, e não Bernie Sanders, fosse o candidato presidencial, e mais ainda depois de ter mostrado que Hillary Clinton fora a principal responsável pela invasão da Líbia, uma atrocidade pela qual o povo líbio continua a sangrar. Pode objectar-se que a WikiLeaks se tem restringido, em geral, aos governos mais ou menos democráticos do dito mundo eurocêntrico ou nortecêntrico. É possível, mas também é verdade que as revelações que têm sido feitas para além desse mundo colhem muito pouca atenção dos media dominantes.

A selectividade da luta por parte dos que dominam o sistema político é a que mais dano pode causar à democracia porque quem protagoniza a luta pode, se tiver êxito, aumentar por via não democrática o seu poder. O sistema jurídico-judiciário é hoje o instrumento privilegiado dessa luta. Assistimos nos últimos dias a tentativas desesperadas para justificar a revogação do asilo de Assange e a sua consequente prisão à luz do direito internacional e direito interno dos vários países envolvidos, mas a ninguém escapou que se tratou de um verniz legal para cobrir uma conveniência política ilegal, se não mesmo uma exigência por parte dos EUA.

Mas obviamente que o estudo de caso do abuso do direito para encobrir conveniências políticas internas e imperiais é a prisão do ex-presidente Lula da Silva. O executor desse abuso é Sérgio Moro, acusador, juiz em causa própria, ministro do governo que conquistou o poder graças à prisão de Lula da Silva. Lula da Silva foi processado mediante sórdidos dislates processuais e a violação da hierarquia judicial, foi condenado por um crime que nunca foi provado, e mantido na prisão apesar de o processo não ter transitado em julgado. Daqui a 50 anos, se ainda houver democracia, este caso será estudado como exemplo de como a democracia pode ser destruída pelo exercício abusivo do sistema judicial.

Este é também o caso que melhor ilustra a falta de transparência na selectividade da luta pela transparência. Não é preciso insistir que a prática de promiscuidade entre o poder económico e o poder político vem de longe no Brasil e que cobre todo o espectro político. Nem tão pouco que o ex-presidente Michel Temer pôde terminar o mandato para o qual não fora eleito apesar dos desconchavos financeiros em que alegadamente teria estado envolvido. O importante é saber que a prisão de Lula da Silva foi fundamental para eleger um governo que entregasse os recursos naturais às empresas multinacionais, privatizasse o sistema de pensões, reduzisse ao máximo as políticas sociais e acabasse com a tradicional autonomia da política internacional do Brasil e se rendesse a um alinhamento incondicional com os EUA em tempos de rivalidade geopolítica com a China.

Objectivamente, quem mais beneficia com estas medidas são os EUA. Não admira que interesses norte-americanos se tenham envolvido tanto nas últimas eleições gerais. Também é sabido que as informações que serviram de base à investigação da Operação Lava-Jato resultaram de uma íntima colaboração com o Departamento de Justiça dos EUA. Mas talvez seja surpreendente a rapidez com que, neste caso, o feitiço se pode virar contra o feiticeiro. A WikiLeaks acaba de revelar que Sérgio Moro foi um dos magistrados treinados nos EUA para a chamada “luta contra o terrorismo”. Tratou-se de um treino orientado para o uso musculado e manipulativo das instituições jurídicas e judiciárias existentes e para o recurso a inovações processuais, como a delação premiada, com o objectivo de obter condenações rápidas e drásticas. Foi essa formação que ensinou os juristas a tratar alguns cidadãos como inimigos e não como adversários, isto é, como seres privados dos direitos e das garantias constitucionais e processuais e dos direitos humanos supostamente universais.

O conceito de inimigo interno, originalmente desenvolvido pela jurisprudência nazi, visou precisamente criar uma licença para condenar com uma lógica de estado de excepção, apesar de exercida em suposta normalidade democrática e constitucional. Moro foi assim escolhido para ser o malabarista jurídico-político ao serviço de causas que não podem ser sufragadas democraticamente. O que une Assange, Lula e Moro é o serem peões do mesmo sistema de poder imperial, Assange e Lula, enquanto vítimas, Moro enquanto carrasco útil e por isso descartável quando tiver cumprido a sua missão ou quando, por qualquer motivo, se transformar num obstáculo a que a missão seja cumprida.</text:p>
          </table:table-cell>
          <table:table-cell office:value-type="string">
            <text:p>O que une Assange, Lula e Moro é o serem peões do mesmo sistema de poder imperial, Assange e Lula, enquanto vítimas, Moro enquanto carrasco útil e por isso descartável.</text:p>
          </table:table-cell>
          <table:table-cell office:value-type="string">
            <text:p>World</text:p>
          </table:table-cell>
          <table:table-cell office:value-type="string">
            <text:p>['Julian Assange', 'Justiça', 'Lula da Silva', 'Mundo', 'Opinião', 'Sergio Moro', 'Transparência', 'WikiLeaks']</text:p>
          </table:table-cell>
          <table:table-cell office:value-type="string">
            <text:p>2019-04-18 06:45:00</text:p>
          </table:table-cell>
          <table:table-cell table:style-name="ce23" office:value-type="string" office:value="https://www.publico.pt/2019/04/18/mundo/opiniao/intransparente-transparencia-assange-lula-moro-1869291">
            <text:p><text:a xlink:href="https://www.publico.pt/2019/04/18/mundo/opiniao/intransparente-transparencia-assange-lula-moro-1869291">https://www.publico.pt/2019/04/18/mundo/opiniao/intransparente-transparencia-assange-lula-moro-1869291</text:a></text:p>
          </table:table-cell>
          <table:table-cell table:number-columns-repeated="246"/>
        </table:table-row>
        <table:table-row table:style-name="ro1">
          <table:table-cell office:value-type="string">
            <text:p>5cf45c80896a7fea06ff4187</text:p>
          </table:table-cell>
          <table:table-cell office:value-type="string">
            <text:p>Atestados que podem matar</text:p>
          </table:table-cell>
          <table:table-cell office:value-type="string">
            <text:p>['Vítor Cóias']</text:p>
          </table:table-cell>
          <table:table-cell office:value-type="string">
            <text:p>Segundo um artigo que fez a primeira página do PÚBLICO de 13 de Abril, a Ordem dos Médicos entende que os clínicos de família não devem passar atestados para condução de veículos ou porte de arma aos utentes que a eles recorrem porque a emissão de tais atestados deve estar isenta de “impedimentos e suspeições”, o que poderá não acontecer em diversas circunstâncias.

Infelizmente, o problema não se circunscreve aos médicos. Em várias outras profissões reguladas, os atestados, declarações e termos de responsabilidade servem de base a autorizações, licenças e outras decisões processuais cujos efeitos, tal como a condução de veículos e o uso e porte de arma, podem envolver a segurança de pessoas e bens.

É o caso do licenciamento municipal de obras, em particular de reabilitação. De acordo com o respetivo regime jurídico, uma declaração do técnico autor do projeto de que são observadas as opções de construção adequadas à segurança estrutural e sísmica do edifício dispensa a câmara de qualquer verificação. Em consequência, a própria regulamentação camarária remete muitas das decisões para relatórios e pareceres assinados por engenheiros. Por exemplo, no caso da Câmara Municipal de Lisboa, que põe à disposição dos promotores a Via Rápida da Reabilitação Urbana, as alterações do interior dos imóveis encontram-se expressamente excluídas do âmbito de apreciação dos pedidos de licenciamento.

O facilitismo atualmente reinante no licenciamento de obras de reabilitação de edifícios pode revelar-se mais gravoso, do ponto de vista da segurança de pessoas e bens, do que as irregularidades nos atestados médicos. A exigência de qualificação dos engenheiros que assinam os termos de responsabilidade é muito menor do que a dos médicos: a partir dos anos 1980 houve uma rápida proliferação de cursos que debitaram para o mercado de trabalho grandes quantidades de engenheiros e engenheiros técnicos vocacionados para a construção de edifícios, com formação profissional de qualidade muito diversa e frequentemente duvidosa; a partir de 2015, a Ordem dos Engenheiros passou a admitir como membros efetivos os licenciados pós-Bolonha, com apenas três anos de estudos superiores. À face da Lei, todos estes profissionais, desde que estejam inscritos numa das duas ordens de engenheiros existentes e possuam um módico de experiência, são considerados competentes para assinar termos de responsabilidade. Finalmente, convém lembrar que, em muitos casos, o técnico solicitado a assinar os termos de responsabilidade está sujeito a vínculos laborais com a empresa projetista ou empreiteira que tem a obra a cargo, o que cria um constrangimento que pode afetar a credibilidade das declarações constantes desses documentos.

Em resultado das disposições legais e regulamentares vigentes estima-se que sejam passados anualmente, por engenheiros ou engenheiros técnicos, muitas dezenas de milhares de termos de responsabilidade.

A existência, mesmo que por simples incúria, de imprecisões ou inverdades nas declarações constantes dos termos de responsabilidade assinados pelos técnicos envolvidos em obras de reabilitação pode ocultar deficiências graves e pôr em risco pessoas e bens, em particular nas regiões sísmicas do País, como é o caso de Lisboa e do Algarve. É tempo das duas Ordens dos Engenheiros adotarem uma postura proactiva como fez a Ordem dos Médicos, aprofundarem esta questão e promoverem auditorias e ações preventivas, em colaboração com as principais autarquias e os órgãos da administração central envolvidos.

O autor escreve segundo o novo Acordo Ortográfico</text:p>
          </table:table-cell>
          <table:table-cell office:value-type="string">
            <text:p>O facilitismo reinante no licenciamento de obras de reabilitação de edifícios pode revelar-se mais gravoso do que as irregularidades nos atestados médicos.</text:p>
          </table:table-cell>
          <table:table-cell office:value-type="string">
            <text:p>Society</text:p>
          </table:table-cell>
          <table:table-cell office:value-type="string">
            <text:p>['Engenheiros', 'Habitação', 'Obras', 'Opinião', 'Ordem dos Engenheiros', 'Reabilitação urbana', 'Sociedade']</text:p>
          </table:table-cell>
          <table:table-cell office:value-type="string">
            <text:p>2019-04-18 07:39:00</text:p>
          </table:table-cell>
          <table:table-cell table:style-name="ce23" office:value-type="string" office:value="https://www.publico.pt/2019/04/18/sociedade/opiniao/atestados-podem-matar-1869352">
            <text:p><text:a xlink:href="https://www.publico.pt/2019/04/18/sociedade/opiniao/atestados-podem-matar-1869352">https://www.publico.pt/2019/04/18/sociedade/opiniao/atestados-podem-matar-1869352</text:a></text:p>
          </table:table-cell>
          <table:table-cell table:number-columns-repeated="246"/>
        </table:table-row>
        <table:table-row table:style-name="ro1">
          <table:table-cell office:value-type="string">
            <text:p>5cf45ca9896a7fea06ff42fb</text:p>
          </table:table-cell>
          <table:table-cell office:value-type="string">
            <text:p>A mais recente receita para salvar o capitalismo</text:p>
          </table:table-cell>
          <table:table-cell office:value-type="string">
            <text:p>['Agostinho Pereira de Miranda']</text:p>
          </table:table-cell>
          <table:table-cell office:value-type="string">
            <text:p>O capitalismo viveu sempre em conflito e contradição, permanentemente instável e sujeito às contingências históricas e institucionais de cada época.

Desde que surgiram, primeiro na Alemanha no início do século XIX e depois na Inglaterra, as teorias do capitalismo foram frequentemente teorias da crise. Não só Marx e Engels, mas também Ricardo, Keynes, Stuart Mill e Schumpeter previram o fim do capitalismo durante as suas vidas. Nenhuma dessas previsões se concretizou, mas os respetivos pressupostos estavam longe de ser falsos. A história do capitalismo moderno pode ser descrita como uma sucessão de crises em que o sistema sobreviveu graças a transformações profundas das suas instituições económicas e sociais, salvando-se da bancarrota de forma por vezes imprevista e até fortuita.

Com a crise financeira de 2008, mais uma vez as questões sobre o futuro e a própria viabilidade do sistema capitalista voltaram ao centro do debate académico e político.

Nos últimos anos foram publicadas no mundo anglo-saxónico inúmeras obras sobre o tema: Does Capitalism Have a Future de Immanuel Wallerstein e outros; The Great Divide do prémio Nobel Joseph Stiglitz; Saving Capitalism de Robert Reich; The Myth of Capitalism de Joseph Tepper e Denise Hearn. Mas é o mais recente livro de Paul Collier, The Future of Capitalism, que merece ser destacado pela sua clareza, profundidade e utilidade prática.

Collier é um economista eminente, professor de Oxford, Harvard e Sciences Po, conhecido pela sua obra teórica e prática sobre países em desenvolvimento, especialmente em África. Criado, com quatro irmãos, numa família pobre de Sheffield, na Inglaterra, o hoje Sir Paul Collier parece não ter esquecido o quanto deve à sociedade em que cresceu, na qual os deveres de solidariedade comunitária tinham precedência sobre os direitos de cariz individual.

O capitalismo é o único sistema económico na história da humanidade que mostrou ser capaz de gerar prosperidade massiva, diz o economista. “Mas o foco implacável no lucro e a cada vez maior desigualdade distributiva de rendimento e oportunidades fê-lo perder boa parte da sua legitimidade económica, política e moral.” O sistema só tem futuro se for reformado de modo a produzir simultaneamente resultados económicos e propósito humano. A sociedade capitalista tem de ser próspera mas também ética. Collier entende que se deve começar pela definição de direitos e obrigações, ao nível da família, da empresa e do Estado.

O conceito chave é o da reciprocidade. Nenhum direito individual sem a correspondente obrigação. Não podemos continuar a esperar que as obrigações recaiam sobre o Estado paternalista, que nas últimas décadas anestesiou o sentido de responsabilidade e de identidade dos cidadãos. Em vez disso, o Estado deve criar condições para um maternalismo social em que o sentimento de pertença restaure a ética comunitária. Para Collier, o Estado ético é aquele em que viveu até aos anos 70, período durante o qual cada país era uma comunidade gigante, fundada num forte sentimento de identidade, obrigação e reciprocidade. A lealdade nacional é vista como uma base mais sólida para um Estado ético do que o cosmopolitismo abstrato da solidariedade além-fronteiras, afirma, de modo polémico, este economista que já escreveu dois livros sobre os fenómenos das migrações e dos refugiados (Exodus, em 2013, e Refuge, em 2017).

The Future of Capitalism pode ser visto como um manifesto a favor das políticas públicas de centro. O autor confessa-se, aliás, um centrista irredutível, defendendo a reprogramação da social-democracia através de uma revolução cultural que a torne tão atraente ao centro-esquerda como ao centro-direita. Nesse sentido, o centro-esquerda deveria abandonar a figura do Estado paternalista e reconstruir o quadro de obrigações sociais recíprocas baseadas na confiança, na ética e no património social comum; simetricamente, o centro-direita abandonaria a ideologia do mercado e do homem económico, regressando à política de defesa da comunidade e da nação. Para Collier, os dois grandes inimigos são o populismo (“com coração mas sem cabeça”) e as ideologias (“com cabeça mas sem coração”).

Os líderes exclusórios do populismo e os homens de princípio das ideologias de esquerda e de direita não surgiram por geração espontânea. Eles são o resultado das fraturas cada vez mais pronunciadas entre centros metropolitanos e província; famílias pobres e famílias de sucesso; países prósperos e regiões em desenvolvimento. A desigualdade gerada pela chamada globalização (“um conceito jornalístico”), pela tecnologia e pela progressiva financeirização da vida económica deu lugar ao cocktail de ansiedade, raiva e desespero que anima o voto dos esquecidos do capitalismo.

Paul Collier não hesita em abandonar a análise académica e partir para sugestões de políticas específicas.

A nível nacional, propõe a tributação agressiva dos beneficiários da economia rentista e a transferência dessa receita para a periferia economicamente deprimida. Não apenas os proprietários de terrenos urbanizáveis nas grandes cidades mas todos os outros beneficiários da aglomeração, como advogados e banqueiros, deveriam ser tributados pelas vantagens desproporcionais que daí retiram profissionalmente.

Nas empresas importaria mudar o paradigma para a organização ética em que os interesses de clientes, colaboradores e até da comunidade se sobreporiam ao lucro e a outros benefícios para acionistas e administradores.

As famílias deveriam beneficiar de políticas de assistência prática intensa, especialmente para a infância pré-escolar e as famílias monoparentais. Outras medidas de carater jurídico, tributário e até narrativo poderiam incentivar a troca ética de serviços entre membros da família.

É possível que haja nestas receitas alguma falta de realismo. A refundação moral do sistema de mercado livre parece um objetivo louvável mas distante das preocupações dos nossos líderes políticos e empresariais. A sociedade comunitária do pós-guerra que Paul Collier recorda com nostalgia assentava num quadro intelectual e político coerente. Não parece haver nos nossos dias alternativa consistente ao modelo do indivíduo racional, isolado e egoísta. Collier acredita no capitalismo ético. Por nosso mal, talvez a reprogramação da atual dinâmica social e política não se consiga fazer sem um cataclismo.

O autor escreve segundo o novo Acordo Ortográfico</text:p>
          </table:table-cell>
          <table:table-cell office:value-type="string">
            <text:p>O mais recente livro de Paul Collier, The Future of Capitalism, merece ser destacado pela sua clareza, profundidade e utilidade prática.</text:p>
          </table:table-cell>
          <table:table-cell office:value-type="string">
            <text:p>Economy</text:p>
          </table:table-cell>
          <table:table-cell office:value-type="string">
            <text:p>['Capitalismo', 'Democracia', 'Economia', 'Estado', 'Mercados', 'Opinião', 'Populismo']</text:p>
          </table:table-cell>
          <table:table-cell office:value-type="string">
            <text:p>2019-04-21 06:11:00</text:p>
          </table:table-cell>
          <table:table-cell table:style-name="ce23" office:value-type="string" office:value="https://www.publico.pt/2019/04/21/economia/opiniao/recente-receita-salvar-capitalismo-1869229">
            <text:p><text:a xlink:href="https://www.publico.pt/2019/04/21/economia/opiniao/recente-receita-salvar-capitalismo-1869229">https://www.publico.pt/2019/04/21/economia/opiniao/recente-receita-salvar-capitalismo-1869229</text:a></text:p>
          </table:table-cell>
          <table:table-cell table:number-columns-repeated="246"/>
        </table:table-row>
        <table:table-row table:style-name="ro1">
          <table:table-cell office:value-type="string">
            <text:p>5cf45cb1896a7fea06ff432e</text:p>
          </table:table-cell>
          <table:table-cell office:value-type="string">
            <text:p>À sua saúde</text:p>
          </table:table-cell>
          <table:table-cell office:value-type="string">
            <text:p>['Manuel Cardoso de Oliveira']</text:p>
          </table:table-cell>
          <table:table-cell office:value-type="string">
            <text:p>Os custos elevados, os desperdícios, a fraca qualidade do desempenho de muitas instituições, a desumanização crescente dos cuidados de saúde e a indiscutível e manifesta impossibilidade de obter consensos em cenários tão crispados onde proliferam manifestações de incompetência e falta de profissionalismo levam a que na área da saúde todos se sintam desconfortáveis e até ameaçados enquanto alguns participam alegremente em feiras de vaidades.

Como é evidente, a necessidade de mudanças é imperativa. Sempre assim foi, mas numa altura em que a sustentabilidade do sistema de saúde está seriamente ameaçada, não é com iniciativas platónicas que a podemos acautelar. O cepticismo e a insatisfação dos doentes são bem conhecidos, a falta de confiança nas instituições de saúde prolífera, a coordenação relacional no trabalho deixa muito a desejar, a segurança do doente é a cada passo ameaçada e a educação dos profissionais tarda a acertar o passo com estas realidades.

Os sistemas de informação e comunicação falham excessivamente, a desconexão entre as pequenas reformas que vão sendo feitas é um facto, a ausência de políticas estruturadas manifesta-se, a supremacia da gestão sobre a liderança não se aceita e os novos tipos de pensamento e de mentalidade não surgem com a frequência desejada. Está assim criado um cenário de limitações que parece não ter ainda motivado o aparecimento de uma vaga de fundo que ajude a inverter esta difícil situação.

A melhoria da qualidade clínica e da segurança dos doentes, a aprendizagem contínua, a melhoria da cultura organizacional e a preparação de líderes para os mais diversos níveis do sistema são prioridades que reconhecidamente têm de ser contempladas por inteiro. Teremos de passar de desempenhos individuais e institucionais para modelos mais consistentes de motivação profissional que contemplem as melhores evidências disponíveis e proporcionem esperança para futuros mais promissores. Não são apenas indicadores nem métricas, por vezes de interesse discutível, que os permitirão vislumbrar a breve trecho. Para facilitar um maior entendimento de tudo isto é necessário recorrer a investigações qualitativas e quantitativas adequadas e não meros anúncios inconsequentes da sua necessidade.

Por razões conhecidas, mas nem sempre aceitáveis, a saúde está em questão. O que mais choca é o optimismo de alguns que, ocupando lugares de responsabilidade, se satisfazem com aspectos positivos de alguns indicadores que mais não são do que ilhotas de excelência que não bastam para caracterizar a situação que se vive na saúde. Nós não precisamos de quem diga o que está mal, mas de quem faça o que é preciso, disse magistralmente Agustina Bessa Luís. Mas isso não se consegue com retóricas estereotipadas, mas com um respeito profundo pela precisão semântica das palavras.

Há que mudar mentalidades e estruturas não adequadas para que a mudança surja de um modo eficaz. Ainda que isso possa pensar-se ser trabalho para uma geração, não podemos continuar a chegar tarde ao que é essencial e efectivamente dar os passos necessários para que a nobre tarefa de defender o sistema nacional de saúde seja um facto. É necessário dar voz à sociedade civil e criar a consciência de que o que está em causa exige uma mobilização global e cenários não crispados, o que significa que a política também necessita de se modernizar.

Neste processo global, as faculdades de medicina e outros estabelecimentos de saúde que preparam profissionais deverão alterar substancialmente os seus planos de estudo contemplando, para além dos clássicos aspectos biomédicos, o sector das ciências sociais. Temos de contrariar as mentalidades de “silo” e os egos proeminentes que tantas vezes asfixiam todas as tentativas sérias para nos modernizamos. A educação deve também ser dirigida para as competências, pois estas não são sinónimo de vitórias em processos eleitorais.

É então forçoso concluir que estamos necessitados de fazer uma revolução no bom sentido da palavra. Como neste jornal muito recentemente disse António Barreto, há fenómenos políticos, humanos, organizativos e outros que estão a necessitar de correcção. Para mim, que conheço “a pré-história e a história" desses problemas, devo dizer que não estou optimista. Com a minha longa trajectória tenho conhecido muitos mundos e devo confessar a minha inveja pela capacidade de alguns em ser felizes em ambiente de tanta precariedade. Para que também não cometa o pecado de fazer diagnósticos certos e depois não apontar terapêuticas, então direi ser urgente acabar com a promoção da mediocridade, a inversão de valores, o menosprezo pelas competências e a desvalorização das lideranças de base estável.</text:p>
          </table:table-cell>
          <table:table-cell office:value-type="string">
            <text:p>Com a sustentabilidade do sistema de saúde seriamente ameaçada, não é com iniciativas platónicas que a podemos acautelar.</text:p>
          </table:table-cell>
          <table:table-cell office:value-type="string">
            <text:p>Society</text:p>
          </table:table-cell>
          <table:table-cell office:value-type="string">
            <text:p>['Opinião', 'Saúde', 'Serviço Nacional de Saúde', 'Sociedade']</text:p>
          </table:table-cell>
          <table:table-cell office:value-type="string">
            <text:p>2019-04-21 06:59:00</text:p>
          </table:table-cell>
          <table:table-cell table:style-name="ce23" office:value-type="string" office:value="https://www.publico.pt/2019/04/21/sociedade/opiniao/saude-1867106">
            <text:p><text:a xlink:href="https://www.publico.pt/2019/04/21/sociedade/opiniao/saude-1867106">https://www.publico.pt/2019/04/21/sociedade/opiniao/saude-1867106</text:a></text:p>
          </table:table-cell>
          <table:table-cell table:number-columns-repeated="246"/>
        </table:table-row>
        <table:table-row table:style-name="ro1">
          <table:table-cell office:value-type="string">
            <text:p>5cf45cca896a7fea06ff43da</text:p>
          </table:table-cell>
          <table:table-cell office:value-type="string">
            <text:p>Também quero ser gravada assim, quase a cair pelo abismo fora</text:p>
          </table:table-cell>
          <table:table-cell office:value-type="string">
            <text:p>['Tiago Pereira']</text:p>
          </table:table-cell>
          <table:table-cell office:value-type="string">
            <text:p>Um dia, Sofia Belchior, 85 anos, perguntou-me, a propósito de a filmar no seu jardim, na sua paisagem, da qual ela era jardineira: “Ó moço marafado, porque me grava aqui sempre no jardim? Fui lá a Tavira, vi o seu filme, vi que grava todas as outras pessoas naquelas paisagens, quase a caírem pelo abismo fora. Também quero ser gravada assim, quase a cair pelo abismo fora, tem algum jeito gravar-me aqui no jardim, que acaba logo ali?” Fiquei a pensar no que queria dizer Sofia Belchior – o que era gravar no abismo? E por que achava que o seu jardim acabava logo ali? (o jardim é enorme, lindo, bem tratado).

No meu trabalho, o local onde gravo é o mais importante; levo horas, com as pessoas atrás, à procura do espaço onde as posso colocar, de forma a que tenham o seu palco, o seu quadro – onde possam ser o que quiserem, mas que mostre o lugar onde estão, onde vivem. Perguntam-me “Por que não grava aqui em casa?, aqui na sede, aqui dentro?”, e replico sempre “Não gravo aqui, porque isso tanto poderia ser em Portugal, como na China”.

A minha relação com o espaço onde gravo é uma questão complexa. Durante muito tempo, inconscientemente, procurei o romantismo: o xisto, o granito, o pote de três pés em cima do lume, as vacas que chegam ao fim do dia. Fugia dos postes de electricidade, da casa do emigrante, que trouxe a Suíça para a aldeia. Depois, comecei a pensar na importância do que gravava, e na relação que as pessoas tinham com os locais onde queriam ser gravados – nos largos, nas fontes, em frente às igrejas. O seu lado afectivo com os monumentos interrogou-me: procurava eu uma imagem que definisse um lugar?

Muitas vezes, as paisagens eram construídas por recriações numa parede branca – o grupo coral infantil que recria uma aldeia antiga, com a cena do linho, do pão, o homem que cava, a ceifeira. Outras vezes, era uma inscrição num largo. Percebi que a ideia das pessoas de uma boa paisagem para gravar nada tinha a ver com a minha ideia de um lugar, onde pudesse registar o aqui e agora. Se gravo a tradição oral de um local, o lugar onde se insere é tão importante como o resto, acho eu. Então comecei, em cada localidade, a ter pontos estratégicos, onde aquilo que eu gostava se coadunava com o que me queriam, de certa forma, impor.

Os campos de futebol, as eiras, aquilo que se vê das capelas no ponto mais alto ao lado das terras, e assim por adiante. Percebi que as pessoas não entendiam a paisagem onde queriam gravar como algo que as caracterizasse, antes como algo que imaginavam que poderia ser um postal, uma fotografia de calendário.

O que se vê da janela nunca é a paisagem – não é apenas o que se vê, mas tudo o que está à nossa volta e se sente. O som também é uma paisagem, e se vamos gravar, preferimos sempre sons característicos, como o vento e o chilrear dos pássaros, aos indiferentes, como o trânsito, as moto-serras ou as fábricas. Aqueles sons são tão característicos de um local como aquilo que se pode ver.

E, por isso, procuro aquilo que caracteriza um lugar, para além das canções e do que pode ser dito: a forma como vivem, que sons e pássaros sentem, em que trabalham. Aquilo que procuro é o lado humano, as razões sociais, económicas e culturais que fazem aquele lugar diferente do outro – porque cada vez mais os lugares são iguais, as casas são iguais, as culturas são iguais. E voltamos sempre ao mesmo: não filmo nas casas das pessoas, porque isso tanto poderia ser em Portugal, como na China. Prefiro filmá-las nas paisagens, quase a caírem pelo abismo fora.</text:p>
          </table:table-cell>
          <table:table-cell office:value-type="string">
            <text:p>Não filmo nas casas das pessoas, porque isso tanto poderia ser em Portugal, como na China. Prefiro filmá-las nas paisagens, quase a caírem pelo abismo fora.</text:p>
          </table:table-cell>
          <table:table-cell office:value-type="string">
            <text:p>Culture</text:p>
          </table:table-cell>
          <table:table-cell office:value-type="string">
            <text:p>['Cinema', 'Cultura-Ípsilon', 'Música', 'Música portuguesa', 'Opinião', 'Tiago Pereira']</text:p>
          </table:table-cell>
          <table:table-cell office:value-type="string">
            <text:p>2019-04-22 21:01:00</text:p>
          </table:table-cell>
          <table:table-cell table:style-name="ce23" office:value-type="string" office:value="https://www.publico.pt/2019/04/22/culturaipsilon/opiniao/tambem-quero-gravada-assim-quase-cair-abismo-1870065">
            <text:p><text:a xlink:href="https://www.publico.pt/2019/04/22/culturaipsilon/opiniao/tambem-quero-gravada-assim-quase-cair-abismo-1870065">https://www.publico.pt/2019/04/22/culturaipsilon/opiniao/tambem-quero-gravada-assim-quase-cair-abismo-1870065</text:a></text:p>
          </table:table-cell>
          <table:table-cell table:number-columns-repeated="246"/>
        </table:table-row>
        <table:table-row table:style-name="ro1">
          <table:table-cell office:value-type="string">
            <text:p>5cf45ccf896a7fea06ff43fb</text:p>
          </table:table-cell>
          <table:table-cell office:value-type="string">
            <text:p>Casa do Douro</text:p>
          </table:table-cell>
          <table:table-cell office:value-type="string">
            <text:p>['António Lima Costa']</text:p>
          </table:table-cell>
          <table:table-cell office:value-type="string">
            <text:p>PCP, Bloco e PS aprovaram a reposição da Casa do Douro como associação pública de inscrição obrigatória.

Se a extrema-esquerda foi coerente com a sua apologia da planificação centralizada da economia, as razões do PS, essas, só por estes dias foram divulgadas nos jornais: a bondade do projeto assenta no seu largo consenso e na ideia de que, sendo assunto muito complexo por causa do “benefício”, só o Estado tem capacidade para legitimar a representação da produção.

Consenso? Misturar umas “coisas” da CIM Douro, da CAP e dos ‘Exportadores’ para poder exibir o consenso como selo de qualidade sem antes cuidar de saber da concordância dessas entidades é um aproveitamento abusivo bem revelador da pobreza de argumentos e que, inclusivamente, obrigou o presidente da CIM a vir a público desmentir o apoio dos autarcas. Era mentira!

Curiosamente, o tão apregoado consenso não integra nenhum membro do Governo com a pasta da agricultura, que têm “feito de morto”. Claro. Nós bem sabemos que eles sabem que nós sabemos a sua opinião.

Já sobre a questão da legitimidade da representação da produção, importaria fazer um balanço isento das decisões tomadas na vigência do atual modelo no que toca à mais importante competência em jogo – a da atribuição do “benefício”. E aí, é unânime que nesses escassos quatro anos as propostas da produção defenderam o interesse geral dos viticultores durienses. Ou os autores deste retrocesso entendem que não?

É caso para dizer: se foi por isso, não havia necessidade de lançar a região nesta confusão.

Se não foi por isso, então foi porquê? Negócios com a extrema-esquerda? Vaidade pessoal de alguns? Pouco interessaria não fossem os danos que resultarão desta leviandade.

Não opino sobre a questão técnico-jurídica da eventual violação do princípio constitucional da liberdade de associação, mas é grave que a inscrição obrigatória no “grande irmão” esvazie de sentido qualquer dinâmica de associação de viticultores numa região que carece de iniciativas da sociedade civil. Ao invés de se fomentar o empoderamento de quem vive da viticultura, impede-se por lei a participação de associações na definição do futuro da região.

Claro que aqui chegados logo vem a analogia com as ordens profissionais de inscrição obrigatória. A função das ordens profissionais é de autorregulação e controlo de acesso à própria profissão, estando-lhes vedada a possibilidade de negociação com terceiros. Essa é a função dos sindicatos. A única analogia possível é, pois, com os sindicatos. Ora, não deixa de ser irónico que o PS – o partido que, com Mário Soares, mais lutou contra a unicidade sindical – venha agora impor aos durienses um sindicato único e de inscrição obrigatória, a Casa do Douro.

E que dizer da esdrúxula intenção de reativação do comércio pela Casa do Douro de fatores de produção (glifosato, sulfato, alfaias agrícolas, etc.)? É mais uma machadada na débil iniciativa privada da região, criando-se espaço para promíscuas promoções de produtos em tempo de votos.

E por falar em votos, o que dizer da justiça de um sistema em que 80% dos eleitores têm menos de dois hectares de vinha, não vivendo por isso da atividade, e representam apenas 20% da área de vinha da região? Acirrará lavradores contra lavradores e subjugará qualquer estratégia de desenvolvimento sustentável da região a estratégias de populismo barato e de solidariedades partidárias junto de quem, tendo menos interesse no assunto, decide o resultado eleitoral.

Estamos, de facto, perante um modelo pernicioso para a região e que não resolve nenhum problema do dia-a-dia dos viticultores. Eles continuarão a tratar de todos os assuntos no IVDP, até, pasme-se, para pagar a quota desta Casa do Douro, uma vez que o projeto de lei agora aprovado, cobardemente, impõe que ela seja somada e encapotada nas taxas pagas pelos viticultores ao IVDP. Vergonha!

Enfim, é caso para lembrar a célebre frase: “Fazer repetidamente a mesma coisa e esperar resultados diferentes, é insanidade.”

O PSD afasta-se desta insanidade, mas não se afasta da responsabilidade de contribuir para a resolução dos graves problemas do Douro e seus lavradores. Problemas que estão muito para lá da questão estatutária da Casa do Douro e que reclamam medidas corajosas e verdadeiramente estruturais. Para isso o PSD está disponível.</text:p>
          </table:table-cell>
          <table:table-cell office:value-type="string">
            <text:p>Estamos, de facto, perante um modelo pernicioso para a região e que não resolve nenhum problema do dia-a-dia dos viticultores.</text:p>
          </table:table-cell>
          <table:table-cell office:value-type="string">
            <text:p>Economy</text:p>
          </table:table-cell>
          <table:table-cell office:value-type="string">
            <text:p>['Agricultura', 'Douro', 'Economia', 'Opinião', 'Vinho do Porto', 'Vinhos']</text:p>
          </table:table-cell>
          <table:table-cell office:value-type="string">
            <text:p>2019-04-23 02:20:00</text:p>
          </table:table-cell>
          <table:table-cell table:style-name="ce23" office:value-type="string" office:value="https://www.publico.pt/2019/04/23/economia/opiniao/casa-douro-1870099">
            <text:p><text:a xlink:href="https://www.publico.pt/2019/04/23/economia/opiniao/casa-douro-1870099">https://www.publico.pt/2019/04/23/economia/opiniao/casa-douro-1870099</text:a></text:p>
          </table:table-cell>
          <table:table-cell table:number-columns-repeated="246"/>
        </table:table-row>
        <table:table-row table:style-name="ro1">
          <table:table-cell office:value-type="string">
            <text:p>5cf45cd3896a7fea06ff4418</text:p>
          </table:table-cell>
          <table:table-cell office:value-type="string">
            <text:p>Pela democracia e pelas liberdades na Catalunha</text:p>
          </table:table-cell>
          <table:table-cell office:value-type="string">
            <text:p>['André Freire', 'Fernando Rosas', 'J.-M. Nobre-Correia', 'Manuel Loff', 'Isabel Pires']</text:p>
          </table:table-cell>
          <table:table-cell office:value-type="string">
            <text:p>Em fevereiro, começou em Madrid, no Supremo Tribunal, o julgamento de 12 líderes políticos e associativos catalães. São estes acusados pelo Estado espanhol de “rebelião”, “sedição” e “desvio de fundos” por terem organizado e implementado o referendo sobre a independência da Catalunha em 1 de outubro de 2017. Os acusados, detidos há já um ano e meio, declaram-se “presos políticos” e o julgamento tem sido descrito por diversas organizações e personalidades à escala internacional (a Prémio Nobel da Paz Jody Williams, parlamentares de vários países, etc.) como um processo político, exigindo a libertação dos acusados.

Contudo, não são apenas os líderes políticos e sociais catalães que são perseguidos pelo Estado espanhol e respetivo aparelho judiciário: há milhares de cidadãs e cidadãos catalães que participaram na organização do citado referendo e que são alvo de processos judiciais e correm o risco de prisão e/ou de pesadas penalizações. É o caso de vários professores universitários (de ciência política e de direito) nomeados pelo governo catalão para monitorizar o referendo, o que levou a Associação Americana de Ciência Política (APSA) a pedir ao primeiro-ministro Pedro Sánchez que o Estado espanhol retire de imediato as acusações contra estes profissionais. E é revelador o facto de as autoridades e os órgãos de comunicação social catalães terem sido oficialmente proibidos de usar expressões como “presos políticos” e “exilados”.

A acusação de “sedição” (isto é: o “levantamento coletivo de natureza contestatária contra as autoridades ou poderes estabelecidos, geralmente de carácter violento”) representa uma evidente tentativa de criminalização de uma atitude política. Mas enferma também de falta de objetividade: televisões e jornais do mundo inteiro mostraram claramente que foi o Estado espanhol que encetou uma mobilização sem precedentes de forças policiais para usarem a força contra cidadãs e cidadãos indefesos, e para tentarem impedir a realização do referendo de outubro de 2017. O processo atual contra os independentistas catalães põe assim um sério problema de liberdades públicas e de democracia. E tanto mais quanto a justiça espanhola é considerada como uma das mais politizadas da Europa e largamente suspeita de fraca imparcialidade.

As causas próximas da crise atual remontam a 2010: durante o consulado de José Luis Zapatero (então líder do PSOE e primeiro-ministro) foi aprovada uma reforma do Estatuto da Catalunha num sentido mais federal. A dita reforma foi aprovada por 85% dos deputados do Parlamento da Catalunha (2005), por 73,9% dos eleitores na Catalunha (2006) e, numa versão mais minimalista, por uma maioria absoluta no Congresso dos Deputados de Espanha (2006). Porém, o Partido Popular, recorrendo ao Tribunal Constitucional, fez rejeitar 41 artigos do Estatuto, levando desde logo ao impasse político-constitucional atual.

Os subscritores deste manifesto consideram que o problema catalão é de natureza eminentemente política, carecendo de soluções políticas e não judiciais, pelo que pugnam pela libertação imediata dos líderes políticos e associativos catalães presos. Almejam ainda que sejam levantadas as acusações contra todos os cidadãos catalães que participaram na organização do referendo. E instam os responsáveis políticos espanhóis e catalães a que encontrem uma solução política, de modo a que os cidadãos da Catalunha (“independentistas” ou “unionistas”) possam, em condições de igualdade de oportunidades e de lisura processual, votar livremente sobre o seu destino político-institucional. A bem de todos: da Catalunha, da Espanha e da União Europeia.

Subscritores:

Abílio Hernandez, professor de literatura e estética (*)

Adelino Maltez, politólogo (*)

Alfredo Barroso, cronista e ensaísta

Alfredo Caldeira, jurista

Álvaro Garrido, Historiador (*)

Ana Sofia Ferreira, historiadora (*)

Andreia Lourenço Marques, politóloga, activista de direitos humanos

António Borges Coelho, historiador (*)

Ascenso Simões, gestor, deputado do PS

Boaventura de Sousa Santos, sociólogo (*)

Carlos Vargas, jornalista e economista

Cipriano Justo, médico, dirigente da Renovação Comunista (*)

Daniel Adrião, dirigente do PS, consultor

Daniel Oliveira, jornalista​

David Duarte, investigador em filosofia política

Diana Andringa, jornalista

Domingos Lopes, advogado

Elísio Estanque, sociólogo (*)

Fernando Oliveira Baptista, engenheiro agrónomo (*)

Filipe Piedade, investigador em Ciências da Educação e Estudos Políticos.

Francisco Louçã, economista (*)

Francisco Oneto Nunes, antropólogo (*)

Francisco Teixeira, professor de Filosofia e Ciência Política

Gaspar Martins Pereira, historiador (*)

Isabel Faria, médica, funcionária reformada da Comissão Europeia

Isabel Moreira, jurista, deputada independente do PS

Helena Roseta, arquitecta, deputada independente do PS

Joana Mortágua, politóloga, deputada do BE

João M. Almeida, químico, quadro superior na administração local

João Teixeira Lopes, sociólogo (*)

Jorge Araújo, biólogo (*)

José Manuel Pureza, politólogo, vice-presidente da Assembleia da República (*)

José Pacheco Pereira, Historiador, publicista (*)

Luís Monteiro, licenciado em arqueologia, deputado do BE

Manuel Brito, professor aposentado, ex-presidente do Instituto Nacional do Desporto

Manuel Carvalho da Silva, sociólogo, investigador (*)

Maria Isabel Loureiro, médica, professora de saúde pública (*)

M. Carmo Marques Pinto, advogada, membro do governo da Crida Nacional Per la República

Maria Manuel Rola, designer, deputada do BE

Maria do Rosário Gama, professora do secundário, dirigente da APRE

Marisa Matias, socióloga, eurodeputada pelo BE

Miguel Cardina, investigador em ciências sociais

Miguel Vale de Almeida, antropólogo (*)

Nelma Moreira, professora de ciências da computação (*)

Norberto Cunha, historiador (*)

Paula Godinho, antropóloga (*)

Paulo Fidalgo, médico, dirigente da Renovação Comunista

Paulo Filipe Monteiro, realizador (*)

Pedro Bacelar Vasconcelos, constitucionalista (*)

Ricardo Sá Fernandes, advogado

Richard Zimler, escritor

Rui Pato, médico e músico

Rui Pereira, professor, jornalista e ensaísta (*)

Rui Sá, Engenheiro e Membro da Assembleia Municipal do Porto pela CDU

Rui Tavares, historiador, dirigente do Livre

Sandrina Antunes, politóloga (*)

Sónia Duarte, professora do secundário e investigadora em Linguística

Ulisses Pereira, economista, deputado do PSD

(*) professor(a) universitário</text:p>
          </table:table-cell>
          <table:table-cell office:value-type="string">
            <text:p>Os subscritores deste manifesto consideram que o problema catalão é de natureza eminentemente política e pugnam pela libertação imediata dos líderes políticos e associativos catalães presos.</text:p>
          </table:table-cell>
          <table:table-cell office:value-type="string">
            <text:p>World</text:p>
          </table:table-cell>
          <table:table-cell office:value-type="string">
            <text:p>['Catalunha', 'Espanha', 'Estado', 'Europa', 'Independentismo na Catalunha', 'Mundo', 'Opinião']</text:p>
          </table:table-cell>
          <table:table-cell office:value-type="string">
            <text:p>2019-04-23 04:16:00</text:p>
          </table:table-cell>
          <table:table-cell table:style-name="ce23" office:value-type="string" office:value="https://www.publico.pt/2019/04/23/mundo/opiniao/democracia-liberdades-catalunha-1870058">
            <text:p><text:a xlink:href="https://www.publico.pt/2019/04/23/mundo/opiniao/democracia-liberdades-catalunha-1870058">https://www.publico.pt/2019/04/23/mundo/opiniao/democracia-liberdades-catalunha-1870058</text:a></text:p>
          </table:table-cell>
          <table:table-cell table:number-columns-repeated="246"/>
        </table:table-row>
        <table:table-row table:style-name="ro1">
          <table:table-cell office:value-type="string">
            <text:p>5cf45c73896a7fea06ff40fa</text:p>
          </table:table-cell>
          <table:table-cell office:value-type="string">
            <text:p>Portugal é um estado de direito, doutor Moro…</text:p>
          </table:table-cell>
          <table:table-cell office:value-type="string">
            <text:p>['Manuel Carvalho']</text:p>
          </table:table-cell>
          <table:table-cell office:value-type="string">
            <text:p>É, no mínimo, um desplante. E no máximo um desplante no limiar do agravo diplomático que um ministro da Justiça estrangeiro venha até nós chamar “criminoso” a um ex-primeiro ministro que nem sequer foi condenado em primeira instância.

Que José Sócrates seja um espinho cravado na ética republicana, que acumule um pecúlio de suspeitas capazes de legitimar o estatuto de político que todos amam odiar, que se tenha transformado no ícone maior dos vícios do regime, é uma coisa; que seja apelidado de “criminoso” na praça pública sem que a sua sentença tenha transitado em julgado (sem que se saiba até se vai haver julgamento), é outra coisa completamente diferente. Caso o juiz Sérgio Moro tenha esquecido, num Estado de direito existe a presunção de inocência. A menos que…

A menos que Sérgio Moro tenha definitivamente despido a toga de juiz para se vestir com a pele de justiceiro, uma suspeita que a forma como geriu alguns processos da Operação Lava Jato legitima junto de muitos observadores.

Porque, é óbvio, um juiz tem o dever de ser minucioso na atribuição de estatutos a terceiros. Tem de conservar a prudência e o recato sobre processos em investigação, principalmente quando está num país estrangeiro. Tem de ser capaz de manter a elevação do seu cargo e da sua responsabilidade e saber resistir às acusações como as que José Sócrates, na sua delirante visão do mundo, lhe dirigiu. Tem, finalmente, de respeitar a independência da Justiça nos países que visita, abdicando de condenar sumariamente pessoas que nem sequer começaram a ser julgadas.

Sérgio Moro tem toda a legitimidade em defender as suas ideias sobre as virtudes do sistema penal brasileiro sobre o português, incluindo os méritos da delação premiada ou essa acumulação de funções que concedem ao juiz de instrução a responsabilidade de ser também o juiz que preside aos julgamentos dos suspeitos. Pela dignidade do seu cargo e pelo prestígio que acumulou antes de acelerar o julgamento de Lula para impedir a sua recandidatura, antes de produzir uma condenação que muitos observadores internacionais consideram ser forçada face à fragilidade das provas, antes de aceitar ser ministro do mais polémico presidente do Brasil das últimas décadas, Moro seria sempre bem-vindo a Portugal para fazer a apologia das suas ideias de justiça. O que disse sobre Sócrates foi muito para lá do tolerável e tornou-o uma persona non grata.

Estranha-se por isso a ruidosa teia de silêncio que se abateu sobre as suas lamentáveis acusações a José Sócrates. Não haver um juiz que lhe lembre o óbvio, um jurista que lhe aponte o atentado ou um governante que lhe denuncie o abuso é um triste sinal. Ninguém se quer colar a José Sócrates porque Sócrates é um activo tóxico, bem se sabe.

Mas o que está em causa é muito mais do que a ofensa a um ex-primeiro ministro sob suspeita. É um princípio básico do Estado de direito que foi atacado. É a credibilidade do sistema judicial português que é atingida – há um “criminoso” à solta, protegido pela impunidade? Logo, é um abuso de um ministro de um Governo presidido por um político cujas virtudes democráticas e valores humanistas se desconhecem por não existirem.

Chamar “criminoso” a um cidadão que não foi julgado nem condenado é um abuso que revela a verdadeira natureza de Sérgio Moro. Um juiz-político (ou um político-juiz) que nem num país que o recebe mostra perceber o que é o respeito diplomático. E, já agora, o que é um Estado de direito pleno.</text:p>
          </table:table-cell>
          <table:table-cell office:value-type="string">
            <text:p>Chamar “criminoso” a um cidadão que não foi julgado nem condenado é um abuso que revela a verdadeira natureza de Sérgio Moro.</text:p>
          </table:table-cell>
          <table:table-cell office:value-type="string">
            <text:p>Politics</text:p>
          </table:table-cell>
          <table:table-cell office:value-type="string">
            <text:p>['Brasil', 'Corrupção', 'José Sócrates', 'Justiça', 'Lava-Jato', 'Opinião', 'PGLOBAL', 'Política', 'Sergio Moro']</text:p>
          </table:table-cell>
          <table:table-cell office:value-type="string">
            <text:p>2019-04-24 20:16:08</text:p>
          </table:table-cell>
          <table:table-cell table:style-name="ce23" office:value-type="string" office:value="https://www.publico.pt/2019/04/24/politica/opiniao/portugal-estado-direito-doutor-moro-1870446">
            <text:p><text:a xlink:href="https://www.publico.pt/2019/04/24/politica/opiniao/portugal-estado-direito-doutor-moro-1870446">https://www.publico.pt/2019/04/24/politica/opiniao/portugal-estado-direito-doutor-moro-1870446</text:a></text:p>
          </table:table-cell>
          <table:table-cell table:number-columns-repeated="246"/>
        </table:table-row>
        <table:table-row table:style-name="ro1">
          <table:table-cell office:value-type="string">
            <text:p>5cf45cf2896a7fea06ff4514</text:p>
          </table:table-cell>
          <table:table-cell office:value-type="string">
            <text:p>O mitómano pirómano</text:p>
          </table:table-cell>
          <table:table-cell office:value-type="string">
            <text:p>['Miguel Anaya']</text:p>
          </table:table-cell>
          <table:table-cell office:value-type="string">
            <text:p>Ascenso Simões, deputado, opinou neste jornal, em 9 de abril passado, sobre o “produto” legislativo reversor do atual figurino da Casa do Douro que a Assembleia da República aprovou em 5 de Abril.

Merece o presente exercício do direito de resposta porquanto mitomaniou o realmente ocorrido e, nesta exegese, faltou à verdade.

Neste passo convém historiar o surgimento do deputado Ascenso Simões neste processo. Desde que a Federação Renovação do Douro (FRD) assumiu a condução da Casa do Douro (CD) no ano de 2015 que os partidos mais à esquerda da semicircunferência parlamentar, PCP e BE, avançaram com projetos de lei tendentes à reversão da legislação e concurso conexos com a extinção da então já mais que defunta CD de natureza pública; fizeram-no em 2015 e em 2016, sem resultados práticos na medida em que o PS se bastou com a situação ainda vigente e, na essência, aqueles projetos de lei consistiam em pastiches deformados de leis e estatutos datados do século passado. Voltaram a fazê-lo em 2017, nos mesmos termos. Então, o que mudou neste ano de 2017? Agostinho Santa, Presidente da Comissão Administrativa da extinta CD nomeado pelo Governo de António Costa candidata-se à Câmara Municipal de Peso da Régua e conta com a amizade do deputado Ascenso para prometer ao povo duriense a reversão do modelo de natureza privada instituído pelo Governo anterior. O deputado Ascenso faz-lhe a vontade e, enquanto parlamentar moderno que certamente será, inunda as redes sociais com promessas de “vingança reversora”, colocando nos anais do Facebook imagens de um cabeçalho de proposta legislativa ainda não elaborada, mas já anunciada.

E é um PS implicado neste processo que em 2017 se junta ao BE e PCP no afã de reverter as decisões de 2014 e 2015, num processo que durou mais de um ano a erigir um “texto comum” e que culminou no absurdo legislativo e jurídico com que nos confrontamos.

Regressados à realidade surge agora clara a mitomania que o deputado Ascenso fez presidir à construção da monstruosidade a que chama a boa lei, num esforço insano que apenas juntou a esquerda parlamentar urgente em sufocar a verdade insuportável de que a Região Demarcada do Douro (RDD) se encontrava a vencer pacificamente décadas de desleixo e abandono públicos, porquanto isto é o que tem de disfuncionalmente antagónico a tutela: não vela, não zela!

A opinião/versão do deputado Ascenso a que agora nos contrapomos encontra-se, assim, eivada de não verdades, facilmente combatíveis, a saber,

a) Lei aprovada não integra a posição oficial da CIMDOURO, facto, aliás, já negado pelo próprio Presidente do órgão intermunicipal, não ocorrendo, ao nível da CIMDOURO e sobre esta matéria, o unanimismo que se pretende fazer passar para o público e repudiando muitos dos autarcas a lei produzida

b) Lei aprovada não integra posições da CAP e da AEVP como se avalia pela frontal oposição que estas confederação e associação têm feito ao texto aprovado e

c) estranhamente, até integra, na sua quase globalidade, cópias redutoras de propostas de alterações estatutárias futuras redigidas pela própria Casa do Douro/ Federação Renovação do Douro (CD/FRD) e que o deputado Ascenso usou e nem sequer mencionou na sua “hagiografia”.

É que a Lei que pretende instituir uma Casa do Douro de natureza pública, emulando um passado que se revelou desastroso para o Douro e para os seus produtores, apenas tem objetivos persecutórios e, assim malparida, afrontadores de princípios inegáveis do ordenamento jurídico nacional,

a) estigmatiza a realidade fundiária, produtiva e comercial da RDD, afastando do centro de decisão as entidades, mormente, os produtores já organizados em sociedades e os pequenos produtores/engarrafadores que, em conjunto, são responsáveis pelo solavanco económico positivo que a mesma vem revelando através do esquecido produto DOC que tem compensado a estagnação do Vinho do Porto

b) estigmatiza e afasta da Casa do Douro os intervenientes diretos da agremiação cooperativa e associativa dos produtores, essencialmente, os de menores recursos e indotados dos meios de defesa dos seus interesses

c) exerce desforço sobre as entidades a quem ostensivamente circunstancia de deterem “…mais de 70% da comercialização do Vinho do Porto…” ignorando que o problema está no valor pago pelas uvas e não no valor pago pelo benefício ou pelo Vinho do Porto.

O deputado Ascenso e, temo não poder deixar de o dizer, a grande maioria dos deputados que versaram sobre esta Lei hedionda, não são viticultores e não conhecem o Douro e as suas gentes e, ébrios de tal ignorância, justificam a sua intervenção estatizante sob a fatigada fórmula de “representantes do povo”; não se conhece o Douro frequentando apenas os areópagos e desdenhando o contacto com os agricultores.

Não nos esqueçamos que o deputado Ascenso, neste périplo “apalpativo” da Região, nunca veio à Régua almoçar com a produção… mas já com o comércio… enfim, uma mera questão de baixela, certamente!

E é exatamente nessa qualidade que os “representantes do povo” prestaram um mau serviço ao povo duriense, anatemizando-o com a incapacidade de superação dos seus próprios problemas e conduzindo-os ao redil da associação obrigatória.

Prestaram um mau serviço ao trazerem retrogradamente à liça, sem cuidarem da reconfiguração fundiária e socioeconómica da região, a estafada e inexistente luta de classes entre o pobre agricultor explorado e o comerciante/exportador escravizador e egocentrista.

Finalmente, prestaram um mau serviço ao dinamitarem os recentes anos de paz associativa angariados com o trabalho e a capacidade de representação da FRD/CD junto dos produtores da RDD.

É neste momento que o mitómano se transforma em pirómano.

O autor escreve segundo o novo acordo ortográfico</text:p>
          </table:table-cell>
          <table:table-cell office:value-type="string">
            <text:p>Os “representantes do povo” prestaram um mau serviço ao trazerem retrogradamente à liça a estafada e inexistente luta de classes entre o pobre agricultor explorado e o comerciante/exportador escravizador e egocentrista.</text:p>
          </table:table-cell>
          <table:table-cell office:value-type="string">
            <text:p>Economy</text:p>
          </table:table-cell>
          <table:table-cell office:value-type="string">
            <text:p>['Assembleia da República', 'Douro', 'Economia', 'Opinião', 'Vinhos', 'vinicultura']</text:p>
          </table:table-cell>
          <table:table-cell office:value-type="string">
            <text:p>2019-04-25 06:35:00</text:p>
          </table:table-cell>
          <table:table-cell table:style-name="ce23" office:value-type="string" office:value="https://www.publico.pt/2019/04/25/economia/opiniao/mitomano-piromano-1870237">
            <text:p><text:a xlink:href="https://www.publico.pt/2019/04/25/economia/opiniao/mitomano-piromano-1870237">https://www.publico.pt/2019/04/25/economia/opiniao/mitomano-piromano-1870237</text:a></text:p>
          </table:table-cell>
          <table:table-cell table:number-columns-repeated="246"/>
        </table:table-row>
        <table:table-row table:style-name="ro1">
          <table:table-cell office:value-type="string">
            <text:p>5cf45d02896a7fea06ff459a</text:p>
          </table:table-cell>
          <table:table-cell office:value-type="string">
            <text:p>Rever o IMI: duas ideias promissoras</text:p>
          </table:table-cell>
          <table:table-cell office:value-type="string">
            <text:p>['Manuel Henrique Figueira']</text:p>
          </table:table-cell>
          <table:table-cell office:value-type="string">
            <text:p>No recente livro Finanças Locais: princípios económicos, instituições e a experiência portuguesa desde 1987, apoiado pelo Conselho de Finanças Públicas, Rui N. Baleiras, Rui Dias e Miguel Almeida analisam 40 anos de finanças locais. Entre várias medidas, sugerem a reforma urgente do IMI (já “sofreu 13 mudanças (...) e está ao serviço de tudo e mais alguma coisa") e ainda que os municípios sejam “mais responsabilizados pela forma como gerem as suas finanças”.

Acrescento duas ideias com efeitos muito além da fiscalidade e sem perdas de receita impostas às autarquias.

1.ª ─ Baixar a taxa da casa de morada de família. Porque satisfaz uma necessidade básica (e um direito constitucional): a habitação. E ainda porque:

─ Uma casa fechada não cumpre a função social, baixa a oferta no mercado e sobe os preços, mas paga taxa igual à da casa de morada de família.

─ 150 mil euros no banco não pagam imposto (só os juros pagam), mas aplicados na casa para viver pagam de IMI por ano, de 300 a 450 euros (ou 500 nas câmaras falidas).

2.ª ─ Baixar o limite inferior da taxa para 0,20 (como foi entre 2003 e 2011). O que não prejudica as câmaras, são livres de a fixar no intervalo em vigor. Hoje é 0,30 a 0,45, mas se fosse 0,20 a 0,45 podiam ter as actuais taxas, todas a partir de 0,30. Mas muitas teriam 0,20, como entre 2003 e 2011: houve 31 com 0,20 e 37 entre 0,20 e 0,30 (22% das câmaras).

A primeira ideia não requer mais justificações. A segunda tem quatro vantagens:

1.ª ─ Alívio fiscal dos munícipes. Muitas câmaras baixavam as taxas, o que baixava a actual média nacional (0,34) e pressionava as outras a fazê-lo, por comparação com as que tivessem entre 0,20 e os actuais 0,30, e ainda por comparação com a nova média nacional.

2.ª ─ Aumento da atracção fiscal dos concelhos. Muitas câmaras, para atrair residentes, já baixaram as taxas de IMI (aprovaram o IMI Familiar; cederam parte ou toda a participação nos 5% do IRS; baixaram a Derrama de IRC às empresas). O abaixamento do limite mínimo da taxa para 0,20 reforçaria essa atracção fiscal.

3.ª ─ Aumento da eficácia da gestão. A perda de receitas desta redução da taxa (voluntária e monitorizada por cada câmara) podia ser compensada pela eficácia da gestão (menos burocracia redundante, menos gastos supérfluos, racionalização administrativa e funcional, modernização dos serviços, etc.) As TIC (Internet dos Serviços; Cloud; Internet das Coisas; Big Data; Inteligência Artificial, GPS, etc.) ajudam a melhorar a eficácia da gestão.

4.ª ─ Melhoria do funcionamento geral. A melhor gestão beneficiava todos os serviços. Os munícipes conhecem o custo da ineficácia e imaginam o ganho desta melhoria.

A baixa das taxas (e as quatro vantagens referidas) ocorriam por adesão livre das câmaras, sem imposição do poder central. Cada uma monitorizava as receitas, ano a ano, e baixava os impostos ao seu ritmo, influenciada pelas que o tivessem feito e pelos resultados positivos que isso produz.

Portanto, o IMI pode ter efeitos muito além do que se pensa. E também do que parece ser: apenas um meio de recolha de receita para as câmaras (94%); juntas de freguesia (1%) e Governo (5%).

Ao contrário, a taxa única de IMI para 308 câmaras (que alguns autarcas defendem) agravava o imposto, pela queixa constante da falta de receitas (às vezes para gastar mal), restando aos governos subi-la para todas.

Hoje, essa queixa é contida pela flexibilidade (ainda reduzida) das taxas (0,30 a 0,45), que, ainda assim, permite a 152 câmaras ter a mínima (0,30) e mais 24 ter taxas entre 0,30 e 0,34 (média nacional): total 57%. Porque podem umas ter e outras não? É preciso discutir estas ideias para amadurecerem e serem implementadas.</text:p>
          </table:table-cell>
          <table:table-cell office:value-type="string">
            <text:p>Duas ideias para a reforma do IMI com efeitos muito além da fiscalidade e sem perdas de receita impostas às autarquias.</text:p>
          </table:table-cell>
          <table:table-cell office:value-type="string">
            <text:p>Economy</text:p>
          </table:table-cell>
          <table:table-cell office:value-type="string">
            <text:p>['Autarquias', 'Economia', 'Habitação', 'IMI', 'Impostos', 'Opinião']</text:p>
          </table:table-cell>
          <table:table-cell office:value-type="string">
            <text:p>2019-04-26 02:08:00</text:p>
          </table:table-cell>
          <table:table-cell table:style-name="ce23" office:value-type="string" office:value="https://www.publico.pt/2019/04/26/economia/opiniao/rever-imi-duas-ideias-promissoras-1870345">
            <text:p><text:a xlink:href="https://www.publico.pt/2019/04/26/economia/opiniao/rever-imi-duas-ideias-promissoras-1870345">https://www.publico.pt/2019/04/26/economia/opiniao/rever-imi-duas-ideias-promissoras-1870345</text:a></text:p>
          </table:table-cell>
          <table:table-cell table:number-columns-repeated="246"/>
        </table:table-row>
        <table:table-row table:style-name="ro1">
          <table:table-cell office:value-type="string">
            <text:p>5cf45d26896a7fea06ff46b3</text:p>
          </table:table-cell>
          <table:table-cell office:value-type="string">
            <text:p>Em negação a assistir ao fim do mundo</text:p>
          </table:table-cell>
          <table:table-cell office:value-type="string">
            <text:p>['Vítor Belanciano']</text:p>
          </table:table-cell>
          <table:table-cell office:value-type="string">
            <text:p>O fim do mundo está para breve?, pergunta Philip Roth a Milan Kundera, em Entre Nós, livro que reúne conversas entre Roth e outros escritores, ao que o segundo riposta que a sensação de que caminhamos para a destruição é antiga. “Quer dizer que não temos motivo para preocupações?”, insiste Roth. Pelo contrário, expõe Kundera, explicitando que se o receio tem séculos é porque deve haver algo que o fundamente.

As devastações que farão desaparecer o mundo não são novidade. A Bíblia termina com uma revelação, o Apocalipse. A ciência debate a matéria. E as representações artísticas fixam a angústia perante as crises. A diferença é que nessas interpretações o fim do mundo era provocado por uma ameaça exterior. Na actualidade não há desastre, inundação, terramoto, pandemia, extinção, desertificação, esgotamentos de recursos ou alterações climáticas onde não se constante que a ameaça somos nós.

Antes achávamos que os recursos eram infinitos. Que a economia cresceria sempre. Que a tecnologia nos valeria. Agora o sentimento de perder o mundo é colectivo. Já não é possível dissociar as mudanças climáticas dos outros conflitos do nosso tempo, das desigualdades à ascensão dos populismos. Como expunha Timothy Morton (um dos ideólogos do Antropoceno): “Hoje quase tudo o que fazemos é uma questão ambiental. Não era assim. Pelo menos não havia essa percepção.”

Os seres humanos são a principal causa da transformação do planeta. Não só nos deparamos com esses danos, como sabemos a todo o momento que estamos a fazê-lo. E o que concebemos neste cenário? Continuamos em negação. Sim, todos os dias vemos notícias sobre plásticos, palhinhas, separação de lixos, racionamentos. Enfim, um sem número de propostas de pequenas mudanças de hábitos individuais, enquanto algumas empresas vão competindo entre si para ver qual é a mais verde e fofinha. Pelo meio há também algumas coisas sérias como os recentes activismos juvenis.

Mas é pouco. No geral o que se vê são boas intenções que soçobram ao menor conflito, como ainda há dias se constatou em Portugal com a greve de camionistas a mostrar a total dependência que existe de um estilo de vida assente no carros e nos combustíveis fósseis. Largar palhinhas é fácil. É por isso consensual. Já deixar o carro de lado, nem que seja apenas por umas horas, é gerador de uma gritaria em que ninguém se entende.

Imagine-se quando forem necessárias mudanças sérias. O que temos são propostas microscópicas para questões estruturais, baseadas na suposição de que é melhor do que nada. Certo. Mas é também uma maneira de adiar e fazer do assunto uma questão moral quando ele é político, falando-se de um possível colapso ambiental como algo abstracto, misterioso ou neutro.

Num artigo recente de George Monbiot, no The Guardian, este escrevia que apenas uma rebelião nos acautelará do apocalipse ecológico. Ninguém sabe. Mas é preciso deixarmo-nos de subterfúgios e falar a sério. São possíveis mudanças ambientais profundas sem questionar o sistema económico, as políticas dominantes, o capitalismo, as relações laborais desiguais, um estilo de vida de narcisismo consumista e uma lógica de crescimento sem fazer implodir um planeta que cada vez mais se revela finito?

Não, não é. Hoje vemos adolescentes a tomar consciência sobre o planeta que lhes vamos deixar. Se não lhes dermos respostas agora, que escolhas terão no futuro? Durante muito tempo sorríamos perante quem falava de forma mística do fim do mundo. Agora a realidade que enfrentamos não tem nada de sobrenatural e não é para brincadeiras. Convinha olhá-la bem de frente, pensando num plano B. Já que planeta B não há.</text:p>
          </table:table-cell>
          <table:table-cell office:value-type="string">
            <text:p>Largar palhinhas de plástico é fácil. É por isso consensual. Mas será que estamos prontos para transformações estruturais que ponham em causa o nosso estilo de vida?</text:p>
          </table:table-cell>
          <table:table-cell office:value-type="string">
            <text:p>Culture</text:p>
          </table:table-cell>
          <table:table-cell office:value-type="string">
            <text:p>['Alterações climáticas', 'Ambiente', 'Antropoceno', 'Consumo', 'Cultura-Ípsilon', 'Investigação científica', 'Livros', 'Opinião', 'Philip Roth', 'Plástico', 'Poluição', 'Recursos naturais', 'Sustentabilidade', 'Terra', 'Timothy Morton']</text:p>
          </table:table-cell>
          <table:table-cell office:value-type="string">
            <text:p>2019-04-28 08:06:00</text:p>
          </table:table-cell>
          <table:table-cell table:style-name="ce23" office:value-type="string" office:value="https://www.publico.pt/2019/04/28/culturaipsilon/opiniao/negacao-assistir-fim-mundo-1870609">
            <text:p><text:a xlink:href="https://www.publico.pt/2019/04/28/culturaipsilon/opiniao/negacao-assistir-fim-mundo-1870609">https://www.publico.pt/2019/04/28/culturaipsilon/opiniao/negacao-assistir-fim-mundo-1870609</text:a></text:p>
          </table:table-cell>
          <table:table-cell table:number-columns-repeated="246"/>
        </table:table-row>
        <table:table-row table:style-name="ro1">
          <table:table-cell office:value-type="string">
            <text:p>5cf45b97896a7fea06ff2a01</text:p>
          </table:table-cell>
          <table:table-cell office:value-type="string">
            <text:p>Sobre a Igreja Católica e a escravatura dos Africanos</text:p>
          </table:table-cell>
          <table:table-cell office:value-type="string">
            <text:p>['Ricardo Vita']</text:p>
          </table:table-cell>
          <table:table-cell office:value-type="string">
            <text:p>O necessário trabalho de memória que tem feito Claude Ribbe, filósofo francês vocacionado a questões ligadas a escravatura dos Africanos, revela que a Igreja Católica, mesmo condenando geralmente a escravatura, permaneceu silenciosa de 1444 - data das primeiras incursões portuguesas - até 1839 quando se tratava de condenar formalmente a escravatura dos Africanos. Esse culpado silêncio foi uma aprovação implícita. Com o apoio oficial de Portugal, Gil Eanes liderou em 1444 uma expedição ao Banco de Arguim, na costa da Mauritânia, para atacar Africanos que foi vender como escravos. O ataque foi precisamente realizado em Cabo Branco, na fronteira entre a Mauritânia e o Saara Ocidental, e a venda foi feita em Lagos, Portugal. Embora o primeiro traficante de escravos europeu conhecido - desde 1441 - seja o português Antão Gonçalves, também companheiro de Eanes, a operação de 1444 marca o início do tráfico de escravos africanos organizado pelos europeus e que durou 4 séculos e meio.

Em 13 de Janeiro de 1435, o Papa Eugênio IV condenou formalmente a escravatura numa carta, a conhecida encíclica Sicut Dudum. E nela foi explicitamente referida a situação dos nativos das Canárias, cuja escravatura pelos portugueses foi reprovada sob pena de excomunhão. Mas a questão dos Africanos ainda não se colocava. Menos de 20 anos depois, em 8 de Janeiro de 1455, quando os Portugueses já escravizavam Africanos - desde 1444 -, o papa Nicolau V publicou a bula Romanus Pontifex que, sem endossar abertamente a escravatura dos Africanos, encorajou “a exploração” de África e a “submissão” de “Sarracenos” e “outros infiéis”. Este Papa reconheceu estar informado de que “muitos Guineenses e outros negros, tomados à força, trocados por bens não-proibidos ou comprados, haviam sido enviados para Portugal”. Nenhuma denúncia formal foi feita contra essa escravatura, o que equivale a uma aprovação implícita. Além disso, o critério racista da cor da pele foi aí explicitamente mencionado e a autorização para colonizar foi também dada claramente. A bula Aeterni Regis do Papa Sisto IV, de 21 de Junho de 1481, cedeu África a Portugal. A bula Inter Caetera do Papa Alexandre VI, de 4 Maio de 1493, deu à Espanha a autorização para colonizar o “Novo Mundo”. Estes são os três textos em que os católicos se basearam para ocuparem África e deportarem os Africanos para América, pelo critério da cor da pele. No seu breve apostólico, Pastorale officium, de 29 de Maio de 1537, o Papa Paulo III condenou a escravatura dos nativos da América (que aí já estavam quase todos exterminados), mas também não disse nada sobre a escravatura dos Africanos. Este evidente laisser-faire da Igreja Católica levou ilustres eclesiásticos, tais como o padre Labat (1663-1738), a não terem nenhum problema de consciência para se tornarem proprietários de escravos. E muito cedo no seu reino, numa carta datada de 5 de Outubro de 1514, D. Afonso I do Kongo queixou-se dolorosamente ao rei de Portugal sobre a escravatura que praticavam os cristãos desse reino nas suas terras. Aliás, o rei dos Bakongo viveu um verdadeiro inferno com um certo Fernão de Melo, Capitão-Donatário da ilha de São Tomé (1499-1517), que inclusive raptou familiares seus quebrando até o braço de um dos sobrinhos enquanto o tentava levar à escravatura nos seus navios. E foi com o mesmo desprezo e racismo que a Igreja Católica tratou os Africanos durante a colonização. Em Angola ainda, deixou a PIDE aprisionar padres católicos nacionalistas: deixou aprisionar o padre Alexandre do Nascimento. Deixou aprisionar o Cónego monsenhor Manuel das Neves. Deixou aprisionar o padre Manuel Franklin da Costa. Deixou aprisionar o padre Joaquim Pinto de Andrade. Deixou aprisionar o padre Lino Guimarães. Deixou aprisionar o padre Vicente José Rafael. Deixou aprisionar o padre Domingos Gaspar. Deixou aprisionar o padre Alfredo Osório. Deixou aprisionar o padre Martinho Campos. Então é um segredo de Polichinelo que a Igreja Católica, como instituição, ficou muito leal ao Governo português, isto é, cúmplice do regime colonial. E relativamente à escravatura dos Africanos, esperou até 1839, com a bula In supremo apostolatus do Papa, Gregório XVI, depois deste ter beatificado o afro-peruano São Martinho de Porres (1579-1639), para condenar oficialmente - até que enfim! - a escravatura dos Africanos, e nesse momento a Inglaterra já a tinha abolido, desde 1833. Em 1992, durante a sua viagem à Ilha de Gorée em Senegal - um símbolo do tráfico negreiro -, o Papa João Paulo II pediu perdão pela responsabilidade dos cristãos na escravatura dos negros, e reiterou o pedido em 12 de Março de 2000; pedindo outras desculpas em nome da Igreja por esta ter incentivado e apoiado a escravatura dos Africanos. Foi assim que a cruz foi plantada no coração dos Africanos.</text:p>
          </table:table-cell>
          <table:table-cell office:value-type="string">
            <text:p>A Igreja Católica, mesmo condenando geralmente a escravatura, permaneceu silenciosa de 1444 - data das primeiras incursões portuguesas - até 1839 quando se tratava de condenar formalmente a escravatura dos Africanos.</text:p>
          </table:table-cell>
          <table:table-cell office:value-type="string">
            <text:p>Local</text:p>
          </table:table-cell>
          <table:table-cell office:value-type="string">
            <text:p>['Escravatura', 'Guerra Colonial', 'História', 'Igreja Católica', 'Opinião', 'PIDE', 'Portugal', 'África']</text:p>
          </table:table-cell>
          <table:table-cell office:value-type="string">
            <text:p>2019-04-30 02:01:00</text:p>
          </table:table-cell>
          <table:table-cell table:style-name="ce23" office:value-type="string" office:value="https://www.publico.pt/2019/04/30/opiniao/opiniao/igreja-catolica-escravatura-africanos-1870890">
            <text:p><text:a xlink:href="https://www.publico.pt/2019/04/30/opiniao/opiniao/igreja-catolica-escravatura-africanos-1870890">https://www.publico.pt/2019/04/30/opiniao/opiniao/igreja-catolica-escravatura-africanos-1870890</text:a></text:p>
          </table:table-cell>
          <table:table-cell table:number-columns-repeated="246"/>
        </table:table-row>
        <table:table-row table:style-name="ro1">
          <table:table-cell office:value-type="string">
            <text:p>5cf45b99896a7fea06ff2a13</text:p>
          </table:table-cell>
          <table:table-cell office:value-type="string">
            <text:p>Os DDT’S da Universidade Pública</text:p>
          </table:table-cell>
          <table:table-cell office:value-type="string">
            <text:p>['Jorge Bacelar Gouveia']</text:p>
          </table:table-cell>
          <table:table-cell office:value-type="string">
            <text:p>Comemorar o 25 de abril de 1974 é sempre um momento inspirador porque permite olhar o passado e vermos como tem sido a evolução da nossa República, em geral com melhorias em muitos níveis.

Contudo, há retrocessos graves, os quais têm sido assinalados nas relações familiares prevalecentes na política, na corrupção que teima em persistir através de processos mais subtis, na dominação de setores estratégicos nacionais por interesses estrangeiros inconfessáveis ou na ausência de reformas profundas no Estado.

Quero agora refletir sobre o que se está a passar no ensino superior público, cujo corpo docente envelhece rapidamente e que se vai distanciando dos bons critérios de exigência que devem pautar as provas e os concursos académicos, degradação em parte potenciada pelo Processo de Bolonha.

Esse não é o único sério problema da universidade pública portuguesa. Outro é o facto de os docentes se ocuparem mais em fazer relatórios do que em ensinar ou investigar: os novos “burocratas doutores”.

Ou a verdadeira obsessão pelos rankings internacionais, alguns deles fraudulentos, os quais se tornam enviesados em função do poder de quem mais os influencia.

É preciso fazer uma sincera homenagem a Mariano Gago, cuja visão para um novo corpo docente vai sendo progressivamente corroída. Estou a falar nos concursos de professores universitários, para os quais os requisitos do ECDU, feito no seu tempo, determinaram não apenas a necessidade de um número elevado de membros dos júris (cinco a nove) como, sobretudo, uma maioria de membros externos.

Assim se cumpriria o objetivo óbvio – tratando-se da prossecução do interesse público – de selecionar os melhores com base no maior escrutínio possível e sem a endogamia de serem providos sempre os da própria instituição.

Não acuso ninguém, mas estou à vontade porque não sou doutor nem professor de “aviário”, tendo chegado ao topo da minha carreira fazendo todas as provas e concursos públicos necessários.

Até gostaria de realçar o grande contributo que a NOVA Direito tem dado para a verdade dos concursos de docentes de Direito em Portugal, porque deve ser das poucas escolas – para não dizer a única – em que ainda vão entrando professores de fora, não se fechando aos professores da casa. Não é assim noutras Faculdades de Direito, havendo algumas em que isso nunca sequer aconteceu nas últimas décadas...

No entanto, a tentação de os dirigentes das universidades públicas quererem manter o domínio das escolhas dos novos professores é grande, recrutados sem surpresa de entre amigos, companheiros, camaradas ou afilhados, pelas muitas das razões que, por tão consabidas, não vale a pena especificar.

E igualmente se sabe as habilidades para o fazer: abrir concursos para disciplinas que só podem ser dadas por um número restrito de pessoas ou escolher criteriosamente os membros externos do júri mais dóceis à orientação de cada Faculdade, com a promessa de o mesmo suceder quando os professores internos passarem a professores externos da Faculdade convidada, numa evidente troca de favores.

Mas é sempre pior quando se assume, ainda que sob o manto diáfano de um desejo de eficiência, o facilitismo nos critérios de seleção de novos professores, prescindindo em universidades públicas da sacrossanta e justa regra de haver sempre uma maioria de professores externos, a qual já de si padece da dúvida referida.

Ora, infelizmente, a UNL aprovou recentemente um inconstitucional e ilegal regulamento em que passou a admitir uma carreira paralela de professores – de categoria “A” ou “B”, não sei... – em que o júri só tem três membros, podendo a maioria (dois) ser da própria instituição, violando escandalosamente o ECDU, não obstante a justificação dada de ser agora (e mal) uma fundação pública de direito privado, mas que não pode deixar de respeitar um princípio de paralelismo com a carreira docente pública.

A luta pela transparência e pela verdade na academia ainda está longe de terminar e não é com este tipo de regulamentos que se chega a bom porto. De resto, não tem sido sequer o ECDU que tem impedido as universidades públicas de alcançarem os mais elevados patamares de qualidade.

A privatização do ensino superior público tem os seus riscos: este é um deles, o de aumentar os poderes dos que, em cada instituição, se consideram os “donos disto tudo”. Eles também existem no ensino superior público, ainda que disfarcem muito bem, ou talvez nem tanto... Professor catedrático e presidente do Conselho Científico da NOVA Direito

O autor escreve segundo o novo Acordo Ortográfico</text:p>
          </table:table-cell>
          <table:table-cell office:value-type="string">
            <text:p>A luta pela transparência e pela verdade na academia ainda está longe de terminar e não é com este tipo de regulamentos que se chega a bom porto.</text:p>
          </table:table-cell>
          <table:table-cell office:value-type="string">
            <text:p>Society</text:p>
          </table:table-cell>
          <table:table-cell office:value-type="string">
            <text:p>['Endogamia académica', 'Ensino Superior', 'Opinião', 'Professores', 'Sociedade', 'Universidades']</text:p>
          </table:table-cell>
          <table:table-cell office:value-type="string">
            <text:p>2019-04-30 02:20:00</text:p>
          </table:table-cell>
          <table:table-cell table:style-name="ce23" office:value-type="string" office:value="https://www.publico.pt/2019/04/30/sociedade/opiniao/ddts-universidade-publica-1870826">
            <text:p><text:a xlink:href="https://www.publico.pt/2019/04/30/sociedade/opiniao/ddts-universidade-publica-1870826">https://www.publico.pt/2019/04/30/sociedade/opiniao/ddts-universidade-publica-1870826</text:a></text:p>
          </table:table-cell>
          <table:table-cell table:number-columns-repeated="246"/>
        </table:table-row>
        <table:table-row table:style-name="ro1">
          <table:table-cell office:value-type="string">
            <text:p>5cf45ba5896a7fea06ff2a64</text:p>
          </table:table-cell>
          <table:table-cell office:value-type="string">
            <text:p>Um elo vital para a sociedade</text:p>
          </table:table-cell>
          <table:table-cell office:value-type="string">
            <text:p>['Nuno Cardoso']</text:p>
          </table:table-cell>
          <table:table-cell office:value-type="string">
            <text:p>Na azáfama do nosso quotidiano, temos por hábito não reconhecer a importância de certos agentes que, sendo menos visíveis, asseguram, sem falhar, determinados serviços e bens essenciais. E não o fazemos por essa simples razão, porque não falham. Por não falharem, damos por garantido. E o que é garantido, por vezes, não é devidamente valorizado.

Este é um círculo vicioso que devemos corrigir. Haverá, por aí, diversos exemplos, mas abordarei, em concreto, a distribuição farmacêutica de serviço completo.

Poderá não saber, mas existe um elo vital no circuito farmacêutico que permite que os medicamentos e outras tecnologias de saúde produzidos pela indústria cheguem às farmácias. A distribuição farmacêutica de serviço completo desempenha esse serviço de interesse público absolutamente essencial, assegurando, em média três vezes ao dia, um fornecimento atempado e adequado às farmácias em qualquer localização do país, sem exceção ou diferenciação, disponibilizando uma gama completa de tecnologias de saúde, independentemente do seu preço, margem comercial ou rotação.

Contribuem, portanto, para garantir o medicamento certo, no tempo certo, no local certo, para ser dispensado ao cidadão certo.

É um verdadeiro exemplo de serviço de interesse público, porque é, igualmente, um garante da coesão territorial. Qualquer que seja a localização da sua farmácia preferencial, a distribuição assegura que é devidamente abastecida.

Tudo isto acontece porque, diariamente, mais de 700 viaturas especializadas percorrem o equivalente a cinco voltas ao mundo, para entregar mais de 800 mil medicamentos e produtos de saúde, pelo nosso Portugal fora.

Contudo, existem preocupações com a sustentabilidade do setor, que se estendem transversalmente a todo o circuito. Desde 2008, o mercado de medicamentos sofreu uma redução superior a 640 milhões de euros (-22,8%), à qual acresceu uma redução de margens igualmente de 23% (decretada a nível governamental). Esta degradação contínua do preço dos medicamentos tem vindo a colocar em risco um serviço essencial.

A distribuição farmacêutica é o setor da cadeia do medicamento com a rentabilidade mais baixa, apresentando, em média, 1,2% de margem EBITDA e 0,4% de rentabilidade líquida, indicadores que comprovam uma margem reduzida para compensar os encargos operacionais do serviço público prestado e, inerentemente, de salvaguarda da saúde pública.

Por estas razões, assistimos, há poucos anos, ao fechar de portas de um distribuidor farmacêutico, que não resistiu à pressão económico-financeira.

E não haverá margem para uma redução adicional dos custos operacionais? Não... porque isso implicaria prejudicar o nosso serviço de interesse público e a coesão territorial. E isso é, para nós, inaceitável!

Se o “pai” do Serviço Nacional de Saúde, António Arnaut, dizia que “as farmácias são a mão longa do SNS”, a distribuição farmacêutica será o sistema circulatório que permite o seu funcionamento.

Por estas e outras tantas razões, este setor é um elo vital da nossa sociedade.

Saibamos nós, sociedade, pugnar por políticas setoriais que promovam um verdadeiro investimento na saúde, visando e defendendo os nossos garantes de coesão territorial.

O autor escreve segundo o novo Acordo Ortográfico</text:p>
          </table:table-cell>
          <table:table-cell office:value-type="string">
            <text:p>Se o “pai” do Serviço Nacional de Saúde, António Arnaut, dizia que “as farmácias são a mão longa do SNS”, a distribuição farmacêutica será o sistema circulatório que permite o seu funcionamento.</text:p>
          </table:table-cell>
          <table:table-cell office:value-type="string">
            <text:p>Society</text:p>
          </table:table-cell>
          <table:table-cell office:value-type="string">
            <text:p>['Farmacêuticas', 'Farmácias', 'Medicamentos', 'Opinião', 'Saúde', 'Sociedade']</text:p>
          </table:table-cell>
          <table:table-cell office:value-type="string">
            <text:p>2019-04-30 17:25:00</text:p>
          </table:table-cell>
          <table:table-cell table:style-name="ce23" office:value-type="string" office:value="https://www.publico.pt/2019/04/30/sociedade/opiniao/elo-vital-sociedade-1870876">
            <text:p><text:a xlink:href="https://www.publico.pt/2019/04/30/sociedade/opiniao/elo-vital-sociedade-1870876">https://www.publico.pt/2019/04/30/sociedade/opiniao/elo-vital-sociedade-1870876</text:a></text:p>
          </table:table-cell>
          <table:table-cell table:number-columns-repeated="246"/>
        </table:table-row>
        <table:table-row table:style-name="ro1">
          <table:table-cell office:value-type="string">
            <text:p>5cf45ba6896a7fea06ff2a6f</text:p>
          </table:table-cell>
          <table:table-cell office:value-type="string">
            <text:p>Notre-Dame e a horizontalização do mundo</text:p>
          </table:table-cell>
          <table:table-cell office:value-type="string">
            <text:p>['Helena Lopes']</text:p>
          </table:table-cell>
          <table:table-cell office:value-type="string">
            <text:p>Além da emoção, entrevi no incêndio da Cathédrale Notre-Dame um símbolo das dinâmicas de fundo que estão a marcar as nossas sociedades. Entendo por horizontalização do mundo o esboroamento de tudo o que fica acima dos interesses individuais: os valores, o bem comum e os interesses coletivos; ou seja, os aspetos que conferem aos seres humanos e às sociedades a sua verticalidade, a sua elevação face a motivações mesquinhas e a sua dedicação a valores superiores. A queda da flecha de Notre-Dame pode ser interpretada como sendo a queda dessa verticalidade, deixando os indivíduos ao lado uns dos outros sem nada que os una, nem valores, nem projetos ou ideais comuns que se sobreponham à soma das suas vontades.

A horizontalização do direito

Os valores unem os seres humanos e obrigam-nos uns em relação aos outros; o reconhecimento de um bem comum também. O direito tem precisamente por finalidade zelar pelo bem comum. O direito estabelece regras que, justamente, nos obrigam a todos. Ora, o jurista Alain Supiot mostrou, nas suas aulas no Collège de France, que o direito está a ser posto ao serviço dos interesses individuais, está a tornar-se um instrumento do “Mercado Total”. Os países competem entre si através de leis fiscais, leis do trabalho e de (des)regulações várias para atrair investimento, instituindo um mercado mundial de normas em que as leis competem entre si, em vez de estarem acima dos interesses individuais.

Em 2010, Richard Posner, um economista jurista da Escola de Chicago, lançou a teoria do efficient breach of contract, segundo a qual um contratante pode não cumprir os termos do contrato, portanto, a sua palavra, se achar mais vantajoso não respeitar o contrato e pagar à outra parte o que esta pretender. O interesse individual substitui-se à lei como referência normativa. É isto a horizontalização do mundo: a palavra dada já não vincula, já não significa obrigação nenhuma, está ao mesmo nível que os valores pecuniários. Os valores têm um preço em vez de se situarem acima dos preços.

Horizontalização do mundo e teoria económica

A teoria económica dominante sempre foi avessa aos valores e ao bem comum, porque considera qualquer obrigação como sendo uma restrição à liberdade individual. Comportar-se de modo a maximizar os seus interesses individuais é a forma como ela descreve os comportamentos humanos e como ela acha que os humanos se devem comportar. A prossecução dos interesses próprios e a deslegitimação de qualquer verticalidade foram notoriamente promovidas por Milton Friedman, um pilar da Escola de Chicago, num artigo do New York Times de 1970, onde afirma que a única responsabilidade das empresas é fazer tanto dinheiro quanto possível. Escreve ainda: “...dizer que a empresa deve propiciar emprego, eliminar a discriminação e evitar a poluição é pregar socialismo puro.”

Friedman lançou assim as bases do que veio a ser a teoria económica dominante da empresa, a teoria da agência, que nega que haja algum bem comum numa empresa e vê a empresa como uma rede de contratos estabelecidos livremente entre as partes. As empresas são supostas ser povoadas, tal como os mercados, por indivíduos que procuram maximizar o seu interesse e cultivam entre si relações fundadas no cálculo do interesse próprio. Se maximizar o lucro é o único objetivo legítimo das empresas, porque seriam os trabalhadores animados por outros valores? Desenvolveram-se então práticas de gestão coerentes com esta visão das pessoas e da economia: práticas baseadas em incentivos monetários e em metas quantificadas.

Tal como acontece no domínio do direito, as teorias económicas provenientes da Escola de Chicago estão a contribuir para “horizontalizar” o mundo do trabalho. Esta horizontalização vai ao ponto de negar que exista autoridade ou subordinação no seio da empresa. A relação de trabalho é uma relação contratual como qualquer outra, em que trabalhadores e empresas entram livremente; a haver obediência, esta é paga pela empresa e é vendida pelo trabalhador. As noções de autoridade e de obediência, reconhecidas desde os Gregos como estando na base da ordem social, porque significam aceitar a existência de um bem comum superior a cada indivíduo em particular, são pura e simplesmente negadas. Ora, como pode uma sociedade, ou uma empresa, funcionar sem autoridade? Deve aqui ser notado que não é só a teoria económica dominante que tem problemas com as noções de autoridade e subordinação; as teorias económicas que veem na autoridade só coerção e exploração também estão a passar ao lado da “verticalidade” como entendida aqui.

As teorias da Escola de Chicago estão a promover a horizontalização do mundo do trabalho ao estimular o desmoronamento do carácter coletivo do trabalho e a sua individualização, temas que já abordei nestas páginas. Os trabalhadores estão hoje cada vez mais concentrados na sua “produtividade” individual e nas metas quantificadas que devem atingir, o que instala uma competição perversa que propaga a suspeição entre trabalhadores em detrimento da confiança. Promove-se assim uma “psicopatia cultural” em que comportar-se sem empatia e sem valores é considerado normal em vez de anómalo.

Verticalidade, mas com democracia

O problema não está na organização hierárquica das empresas; o problema está na não-participação dos trabalhadores nas decisões das empresas. As tendências em curso no mundo do trabalho não mudarão de rumo se as relações de poder no seio das empresas não forem profundamente modificadas. Por isso, já aqui defendi a difusão alargada de modos de governo das empresas semelhantes aos que existem na Alemanha e nos países escandinavos, em que os trabalhadores são representados nos conselhos de administração e participam em conselhos de empresa eficientes. A candidata democrata às eleições presidenciais nos Estados Unidos, Elizabeth Warren, propôs um projeto de lei nesse sentido. Serão os Estados Unidos a mostrar-nos a via da democratização das empresas? Precisamos de repor a flecha de Notre-Dame.

A autora escreve segundo o novo Acordo Ortográfico</text:p>
          </table:table-cell>
          <table:table-cell office:value-type="string">
            <text:p>As tendências em curso no mundo do trabalho não mudarão de rumo se as relações de poder no seio das empresas não forem profundamente modificadas. Serão os Estados Unidos a mostrar-nos a via da democratização das empresas? Precisamos de repor a flech</text:p>
          </table:table-cell>
          <table:table-cell office:value-type="string">
            <text:p>Economy</text:p>
          </table:table-cell>
          <table:table-cell office:value-type="string">
            <text:p>['Economia', 'Empresas', 'Opinião', 'Trabalho', 'Trabalho e emprego']</text:p>
          </table:table-cell>
          <table:table-cell office:value-type="string">
            <text:p>2019-04-30 18:39:00</text:p>
          </table:table-cell>
          <table:table-cell table:style-name="ce23" office:value-type="string" office:value="https://www.publico.pt/2019/04/30/economia/opiniao/notredame-horizontalizacao-mundo-1870883">
            <text:p><text:a xlink:href="https://www.publico.pt/2019/04/30/economia/opiniao/notredame-horizontalizacao-mundo-1870883">https://www.publico.pt/2019/04/30/economia/opiniao/notredame-horizontalizacao-mundo-1870883</text:a></text:p>
          </table:table-cell>
          <table:table-cell table:number-columns-repeated="246"/>
        </table:table-row>
        <table:table-row table:style-name="ro1">
          <table:table-cell office:value-type="string">
            <text:p>5cf45ba7896a7fea06ff2a74</text:p>
          </table:table-cell>
          <table:table-cell office:value-type="string">
            <text:p>A utopia e a ciência</text:p>
          </table:table-cell>
          <table:table-cell office:value-type="string">
            <text:p>['Luís Guerra Rosa']</text:p>
          </table:table-cell>
          <table:table-cell office:value-type="string">
            <text:p>Dois cientistas, duas utopias. Miguel Nicolelis é um médico e cientista brasileiro, atualmente com 58 anos. Alfonso Vázquez é um químico e cientista espanhol, atualmente com 79 anos.

Miguel Nicolelis (de seu nome completo, Miguel Angelo Laporta Nicolelis) nasceu em Mogi das Cruzes, um município brasileiro do estado de São Paulo. Alfonso Vázquez (de seu nome completo, Alfonso José Vázquez-Vaamonde) nasceu em Viveiro, um município espanhol na província de Lugo, na Galiza. Mas estes dois homens, que nunca se cruzaram na vida real e que trabalham em áreas diferentes, têm também algo em comum. Senão, vejamos:

Miguel Nicolelis e a sua equipa foram responsáveis pela descoberta de um sistema que possibilita a criação de membros robóticos controlados por meio de sinais cerebrais. Em meados de 2013, Nicolelis concedeu uma entrevista ao portal brasileiro de notícias UOL na qual detalhou as perspetivas do projeto Walk Again: “...no dia da abertura da Copa do Mundo vamos mostrar ao mundo que o Brasil também é um país da ciência e da tecnologia. Trabalhamos para que tudo esteja pronto e para que uma pessoa com deficiência possa se levantar, caminhar até o centro do campo e dar o chuto inicial do torneio”. E no dia 12 de junho de 2014, na cerimónia de abertura da Copa do Mundo realizada no Brasil, Nicolelis e a sua equipa realizaram a demonstração pública do exoesqueleto controlado pelo cérebro de um paciente paraplégico, colocando a ciência brasileira em evidência mundial. No entanto, houve repercussões diversas sobre o dito chuto ou pontapé na bola, com alguns definindo-o como ‘fracasso’. Se bem que Nicolelis tenha expresso a opinião de que “nos dias de hoje, a humanidade curiosamente é dominada por três esquizofrénicos (Abraão, Jesus e Maomé) que ouviam vozes, olhavam para o céu e achavam que alguém estava falando com eles”, e que “Deus não acredita nele e ele muito menos em Deus”, tal não o impediu de, em janeiro de 2011, ter sido designado pelo papa Bento XVI membro ordinário da Pontifícia Academia de Ciências, embora na atual lista de membros dessa academia não encontremos o seu nome. Miguel Nicolelis dirige, desde 1994, o centro de neurociência da Duke University, na cidade de Durham, no estado da Carolina do Norte, nos Estados Unidos da América, e muito ainda se pode esperar do seu entusiasmo pelo estudo das interfaces cérebro-máquina, métodos para tratar a doença de Parkinson, computação neural, etc.

Alfonso Vázquez está já reformado, mas como cientista dedicou toda a sua vida a temas de metalurgia. Começou como professor auxiliar na Universidade Complutense de Madrid em 1964. Em 1967 passou para a carreira de investigação integrando os quadros do Centro Nacional de Investigações Metalúrgicas (CENIM), no qual chegou ao cargo máximo de diretor. Entusiasta pelo associativismo, foi presidente da Associação do Pessoal Investigador do CSIC (Conselho Superior de Investigação Científica, de Espanha); foi fundador, secretário e posteriormente presidente da SEMAT, cuja proposta de criação foi realizada em Oviedo em 1993, mas posteriormente denominada SOCIEMAT, Sociedade Espanhola de Materiais. O que ninguém estava à espera é que, apesar de toda uma vida intensamente vivada no meio científico, Alfonso Vázquez decidisse em 2014 aceitar ser cabeça de lista do partido Alternativa Republicana nas eleições para o Parlamento Europeu. O Alternativa Republicana (ALTER) assume-se como um partido político republicano-radical de esquerda, que busca a instauração pacífica de uma III República em Espanha, e que defende o federalismo, o laicismo, o ecologismo e o iberismo. Ora, ser republicano em Espanha é mais ou menos como ser monárquico em Portugal. Em Espanha, todos os grandes partidos aceitam a atual constituição, a qual estabelece no artigo 1 que a forma política do Estado espanhol é a monarquia parlamentar. Claro que os resultados eleitorais obtidos pela Alternativa Republicana foram também considerados um grande ‘fracasso’.

Atendendo à dimensão das tarefas, não faz qualquer sentido rotular de ‘fracasso’ os exemplos destes dois homens, que assumiram plenamente os riscos das suas propostas. Afinal, quer um quer outro demonstram-nos que o conhecimento científico pode e deve ser simultaneamente rigoroso, libertador, rebelde, e por vezes quase utópico. Tanto para Miguel Nicolelis como para Alfonso Vázquez, a ciência é assumida como um agente de transformação. Miguel afirmou mesmo que “temos de incentivar as crianças a aprender divertindo-se, a construir uma nova democracia e a remover o entulho de inferioridade que acumulamos” e também que “a aula deveria ser diferente, livre desse modelo da autoridade, de o professor ‘vomitar’ a verdade que deverá ser recitada pelo aluno”. Quanto a Alfonso, continua “a favor de uma república democrática onde possas eleger o Chefe do Estado”, e ao mesmo tempo diz que “é importante a cultura, mas mais importante é a ética”. Em resumo, polémicas à parte, os exemplos são tudo.

O autor escreve segundo o novo Acordo Ortográfico</text:p>
          </table:table-cell>
          <table:table-cell office:value-type="string">
            <text:p>Estes dois homens, que nunca se cruzaram na vida real e que trabalham em áreas diferentes, têm também algo em comum: demonstram-nos que o conhecimento científico pode e deve ser simultaneamente rigoroso, libertador, rebelde, e por vezes quase utópic</text:p>
          </table:table-cell>
          <table:table-cell office:value-type="string">
            <text:p>Sci-Tech</text:p>
          </table:table-cell>
          <table:table-cell office:value-type="string">
            <text:p>['Ciência', 'Ciência antienvelhecimento', 'Opinião', 'ciência e tecnologia']</text:p>
          </table:table-cell>
          <table:table-cell office:value-type="string">
            <text:p>2019-04-30 21:50:00</text:p>
          </table:table-cell>
          <table:table-cell table:style-name="ce23" office:value-type="string" office:value="https://www.publico.pt/2019/04/30/ciencia/opiniao/utopia-ciencia-1870878">
            <text:p><text:a xlink:href="https://www.publico.pt/2019/04/30/ciencia/opiniao/utopia-ciencia-1870878">https://www.publico.pt/2019/04/30/ciencia/opiniao/utopia-ciencia-1870878</text:a></text:p>
          </table:table-cell>
          <table:table-cell table:number-columns-repeated="246"/>
        </table:table-row>
        <table:table-row table:style-name="ro1">
          <table:table-cell office:value-type="string">
            <text:p>5cf45b8a896a7fea06ff29a1</text:p>
          </table:table-cell>
          <table:table-cell office:value-type="string">
            <text:p>A Lei de Bases de uma traição anunciada</text:p>
          </table:table-cell>
          <table:table-cell office:value-type="string">
            <text:p>['Teresa Gago']</text:p>
          </table:table-cell>
          <table:table-cell office:value-type="string">
            <text:p>O conteúdo da nova Lei de Bases da Saúde permanece incerto. Da negociação parlamentar surgirá uma nova Lei de Bases da Saúde que contribuirá para “Salvar o SNS” ou, pelo contrário, uma que prosseguirá o espírito mercantilista instituído pela Lei imposta em 1990 pelo PSD e CDS. Não existe terceira via e o Presidente da República sabe-o. É hora de clareza.

O Partido Socialista (PS) parece hesitar entre cumprir o testamento de António Arnaut ou, pelo contrário, subordinar-se à alma-mater inspiradora dos projetos do PSD/CDS. Na prática, ou se investe no SNS enquanto instrumento público de prestação de cuidados como pretendem as esquerdas, ou se favorece o denominado “sistema” público-privado como pretendem as direitas. Pese embora as duas filosofias sejam legítimas, impõe-se a honestidade de reconhecer que são estruturalmente antagónicas devido ao conflito que lhes subjaz: a disputa pelos recursos públicos.

Ampliar o SNS afetará os grupos económicos do mercado da saúde? Certamente. O negócio privado sorve milhares de milhão de euros públicos que poderiam ser dedicados à valorização do SNS. Todos os partidos o sabem e os utentes comprovam-no diariamente.

O Governo, através do primeiro-ministro (que, recorde-se, também é secretário-geral do PS), caminhou no sentido de honrar a palavra dada a António Arnaut. Lembramos a substituição do anterior ministro da Saúde que tentou, através do diáfano projeto da Comissão Governamental, maquilhar as medidas nucleares da Lei de 1990, designadamente: i) a manutenção da possibilidade de gestão privada de estabelecimentos públicos (PPP); ii) a manutenção das taxas moderadoras (co-pagamentos); iii) a aceitação do aliciamento dos profissionais de saúde para o setor privado; e iv) a continuação da arbitrariedade nos seguros de saúde. De facto, foi necessária uma mudança governamental para que o PS pudesse afrontar o status quo institucionalizado do “bloco central de interesses” e iniciar o seu percurso legislativo de inversão à Lei de 1990, como historicamente vinha defendendo.

Recentemente, o Grupo Parlamentar do PS (GP-PS) deu o dito pelo não dito. Esse PS prefere prosseguir pelo caminho iniciado pela direita, apenas sugerindo outro “ritmo e dose”. Na verdade, as alterações cirúrgicas que propôs não só tentam desvirtuar a proposta negocial apresentada pelo Governo como, até (incautamente talvez?), poderão contribuir para que a nova Lei de Bases da Saúde possa vir a ser pior que a Lei atual. Exagero? Não.

Ao recauchutar as velhas ideias da lei vigente (1990), o GP-PS propõe i) a manutenção da gestão privada de unidades públicas de saúde (PPP); ii) a aplicação de taxas moderadoras (co-pagamentos); e iii) a aceitação da indisciplina dos seguros de saúde. Todavia, elimina o “Estatuto dos profissionais do SNS” e omite a caracterização do travejamento organizacional dos serviços públicos, ambos presentes na lei em vigor. Ora, se o projeto do GP-PS em nada contribui para travar a promiscuidade entre público e privado, nem para desonerar as famílias, nem para disciplinar os seguros de saúde, nem para valorizar os profissionais do SNS, o objetivo, afinal, parece ser apenas o da aniquilação das estruturas orgânicas do Ministério da Saúde. O que restará, então, do SNS? A memória?

Caso ainda subsistam dúvidas quanto à natureza do projeto do Grupo Parlamentar do PS bastará reparar como, na Comunicação Social e no Parlamento, a direita já canta vitória.

A direita festeja a superação do contratempo antes gerado pela rejeição de António Costa às “portas e alçapões” do projeto da Comissão Governamental, entretanto reapresentadas pelo PSD/CDS. Festeja simultaneamente a vitória da chantagem de Belém(s). É a expectativa da vitória do status quo mercantilista

Ana Catarina Mendes, secretária adjunta do PS, declarou que “o PS é o Partido do Serviço Nacional de Saúde”. Deixará de o ser se trair Arnaut. Deixará de o ser quando, nesta matéria, prescindir dos seus parceiros à esquerda co-fundadores do SNS. Deixará de o ser se, neste momento de definição estratégica, não tiver coragem e determinação política para assumir o SNS de gestão integralmente pública; valorizador dos profissionais de saúde; sem taxas moderadoras sempre que clinicamente recomendado; de qualidade e para todos os cidadãos.

A autora escreve segundo o novo Acordo Ortográfico</text:p>
          </table:table-cell>
          <table:table-cell office:value-type="string">
            <text:p>Ana Catarina Mendes declarou que “o PS é o Partido do Serviço Nacional de Saúde”. Deixará de o ser se trair Arnaut.</text:p>
          </table:table-cell>
          <table:table-cell office:value-type="string">
            <text:p>Politics</text:p>
          </table:table-cell>
          <table:table-cell office:value-type="string">
            <text:p>['António Arnaut', 'Governo', 'Lei de Bases da Saúde', 'Opinião', 'PS', 'Política', 'Saúde', 'Serviço Nacional de Saúde']</text:p>
          </table:table-cell>
          <table:table-cell office:value-type="string">
            <text:p>2019-05-01 02:49:00</text:p>
          </table:table-cell>
          <table:table-cell table:style-name="ce23" office:value-type="string" office:value="https://www.publico.pt/2019/05/01/politica/opiniao/lei-bases-traicao-anunciada-1870873">
            <text:p><text:a xlink:href="https://www.publico.pt/2019/05/01/politica/opiniao/lei-bases-traicao-anunciada-1870873">https://www.publico.pt/2019/05/01/politica/opiniao/lei-bases-traicao-anunciada-1870873</text:a></text:p>
          </table:table-cell>
          <table:table-cell table:number-columns-repeated="246"/>
        </table:table-row>
        <table:table-row table:style-name="ro1">
          <table:table-cell office:value-type="string">
            <text:p>5cf45bb2896a7fea06ff2abd</text:p>
          </table:table-cell>
          <table:table-cell office:value-type="string">
            <text:p>Não perder a oportunidade de avançar</text:p>
          </table:table-cell>
          <table:table-cell office:value-type="string">
            <text:p>['António Costa']</text:p>
          </table:table-cell>
          <table:table-cell office:value-type="string">
            <text:p>Comemoram-se este ano os 40 anos do SNS. A aprovação da Lei n.º 56/1979 concretizou o direito constitucional à saúde através da criação de um Serviço Nacional de Saúde universal, geral e gratuito.

Ao longo destes 40 anos, o SNS afirmou-se como uma das principais conquistas sociais de abril, cobrindo progressivamente mais território e mais serviços. Nestes 40 anos o SNS resistiu à tentativa de revogação pelo Governo da AD, que o Tribunal Constitucional inviabilizou, e à tentativa de descaraterização que a Lei de Bases da Saúde (LBS) em vigor prossegue ao considerar o apoio do Estado ao “desenvolvimento do sector privado da saúde (…) em concorrência com o sector público” (Base II, n.º 1, al. f) da Lei de Bases da Saúde de 1990).

Não se confunda o essencial com o acessório. O principal objetivo de celebrar os 40 anos do SNS com a aprovação de uma nova Lei de Bases é precisamente o de pôr termo a esta descaraterização, afirmando claramente que o recurso à contratualização com o sector privado e social da prestação de cuidados de saúde estão “condicionados à avaliação da sua necessidade”.

Na proposta de Lei de Bases da Saúde que o Governo apresentou na Assembleia da República assumem-se três prioridades:

Em primeiro lugar, aprovar uma Lei de Bases da Saúde para o século XXI, capaz de enfrentar os novos desafios da transversalidade da política de saúde, que reafirme o princípio da saúde em todas as políticas, que aposte na prevenção da doença e na inovação tecnológica, centrando-se nas pessoas e na sua participação.

Em segundo lugar, é uma proposta de lei que fortalece, inova e moderniza o SNS, promovendo a inovação e os níveis de autonomia, apostando na maior responsabilização da gestão e criando condições para uma crescente dedicação plena ao exercício de funções públicas.

Mas é, principalmente, uma Lei que reforça o papel do Estado e clarifica as relações deste com os sectores privado e social, afirmando a responsabilidade do Estado no garante e na promoção da proteção da saúde através do SNS e assumindo que a contratação de entidades terceiras é condicionada à avaliação da necessidade. Com esta clarificação, afastamo-nos dos princípios da concorrência entre público e privado que a direita fez aprovar em 1990 e que diluíram nos últimos anos os princípios estabelecidos na Constituição.

Depois de meses de trabalho sobre a nova LBS e a poucos dias de se iniciar a discussão das propostas dos partidos em sede de Comissão Parlamentar da Saúde, toda a controvérsia parece agora reconduzida a um único tema: o da admissibilidade das parcerias público-privadas (PPP) na gestão clínica dos estabelecimentos prestadores de cuidados de saúde do SNS. Mas a redução de todo o debate a este tema é errada por três motivos fundamentais:

Em primeiro lugar, porque diminui a importância do caminho que foi possível fazer durante este processo e dos compromissos a que havíamos chegado em temas fundamentais como “responsabilidade do Estado”, “descentralização de competências”, “taxas moderadoras”, “apoio ao cuidador informal”.

Em segundo lugar, é fundamental ter a noção da dimensão do tema que aqui estamos a debater. Num universo de 49 centros hospitalares e hospitais do SNS, quatro são geridos em regime de PPP (o contrato do Hospital de Braga termina no futuro 31 de agosto). Estes hospitais representaram, em 2018, menos de 5% do total da despesa em saúde. É efetivamente uma pequena parte do que todos os dias o SNS representa, mesmo na relação com o setor privado, onde as convenções atingem os 11.,6%.

Por fim, porque também neste tema da gestão pública, há compromissos alcançados que não podem ser desperdiçados. A proposta do Governo já era clara ao estabelecer que o “a gestão dos estabelecimentos prestadores de cuidados de saúde é pública”, apenas prevendo que ela pudesse ser supletiva e temporariamente assegurada por contrato com entidades privadas ou do sector social. Ou seja, o Governo defende e privilegia a regra da gestão pública, assumindo que apenas pode recorrer à gestão privada em circunstâncias excecionais e devidamente fundamentadas, supletiva e temporariamente.

Esta é aliás a posição coerente com o que se estabelece no programa de Governo. Foi assim que o Governo não criou - nem pretende criar- novas PPPs e das atuais 4 e únicas o ponto de situação é o seguinte:

A PPP de Braga terá gestão pública a partir de 1 de setembro; a PPP de Cascais teve o seu contrato prorrogado em janeiro de 2019 e está em desenvolvimento o concurso para uma nova parceria; as PPP de Vila Franca de Xira e de Loures estão em avaliação, no que toca ao desempenho do parceiro privado, e o Estado terá que tomar uma decisão sobre a sua manutenção, respetivamente em maio de 2019 e em janeiro de 2020.

Estão em causa situações em que não seja possível garantir a gestão pública, por exemplo, no caso em que não seja possível responder à internalização simultânea dos quatro contratos de gestão atualmente existentes. Porque para o Governo há um elemento que se sobrepõe a todos os outros: a decisão de não renovar os atuais contratos de gestão em regime de PPP depende da capacidade que o SNS tenha de, em cada momento concreto, gerir um determinado hospital em condições pelo menos iguais, senão superiores, às que foram asseguradas pelo parceiro privado. O direito dos cidadãos à saúde deve ser a nossa prioridade.

Entretanto, o Grupo Parlamentar do Partido Socialista, em proposta de alteração, procurou ainda densificar o sentido da proposta de lei, defendendo: a gestão dos estabelecimentos prestadores de cuidados de saúde é pública, podendo ser supletiva e temporariamente assegurada por contrato de direito público, quando devidamente fundamentada.

Os processos negociais são de aproximação e de afastamento. E só estão concluídos quando estão concluídos. Não sendo impossível uma redação ainda mais clara quanto à natureza pública da gestão.

Os compromissos que já alcançámos no âmbito da Lei de Bases contribuem para um SNS mais forte e resiliente, e essa seria a melhor forma de assinalar o seu 40.º aniversário, com medidas como a da exclusão do pagamento de taxas moderadoras nas prestações prescritas por profissional de saúde do SNS ou a criação de mecanismos de dedicação plena ao exercício de funções públicas. Com uma lei progressista, centrada nas pessoas e no seu acesso a cuidados de saúde de qualidade. Ninguém nos perdoará se perdermos esta oportunidade, mantendo em vigor a lei que PSD/CDS aprovaram em 1990.</text:p>
          </table:table-cell>
          <table:table-cell office:value-type="string">
            <text:p>O Governo defende e privilegia a regra da gestão pública, assumindo que apenas pode recorrer à gestão privada em circunstâncias excecionais e devidamente fundamentadas, supletiva e temporariamente.</text:p>
          </table:table-cell>
          <table:table-cell office:value-type="string">
            <text:p>Politics</text:p>
          </table:table-cell>
          <table:table-cell office:value-type="string">
            <text:p>['Governo', 'Lei de Bases da Saúde', 'Opinião', 'PGLOBAL', 'Política', 'Saúde', 'Serviço Nacional de Saúde']</text:p>
          </table:table-cell>
          <table:table-cell office:value-type="string">
            <text:p>2019-05-01 06:14:00</text:p>
          </table:table-cell>
          <table:table-cell table:style-name="ce23" office:value-type="string" office:value="https://www.publico.pt/2019/05/01/politica/opiniao/nao-perder-oportunidade-avancar-1871071">
            <text:p><text:a xlink:href="https://www.publico.pt/2019/05/01/politica/opiniao/nao-perder-oportunidade-avancar-1871071">https://www.publico.pt/2019/05/01/politica/opiniao/nao-perder-oportunidade-avancar-1871071</text:a></text:p>
          </table:table-cell>
          <table:table-cell table:number-columns-repeated="246"/>
        </table:table-row>
        <table:table-row table:style-name="ro1">
          <table:table-cell office:value-type="string">
            <text:p>5cf45b89896a7fea06ff2999</text:p>
          </table:table-cell>
          <table:table-cell office:value-type="string">
            <text:p>“Fazer a história da Europa, ou fazer da Europa uma estória”</text:p>
          </table:table-cell>
          <table:table-cell office:value-type="string">
            <text:p>['João Pedro Videira']</text:p>
          </table:table-cell>
          <table:table-cell office:value-type="string">
            <text:p>A menos de 50 dias para as eleições europeias, “cá por casa” ainda pouco ou nada se debate a Europa. Ao longo da pré-campanha, o discurso político tem estado maioritariamente focado na política nacional. Não discutir a Europa é um erro e não contribui para fomentar a participação nas próximas eleições.

Nas últimas eleições para o Parlamento Europeu, a taxa de abstenção ultrapassou os 65%. Não acredito que este número signifique que os portugueses já não se identificam com a Europa. Só a poderíamos dispensar se passarmos bem sem ela. Mas nós não passaríamos bem sem a União Europeia (UE).

A UE cofinancia em 70% o pagamento das bolsas de estudo de ação social no ensino superior. Só este ano letivo, já beneficiaram destas bolsas mais de 70 mil estudantes. Também neste ano, mais de sete mil estudantes tiveram ou estão a ter a oportunidade de estudar um semestre letivo noutro Estado-membro, ao abrigo do programa de mobilidade Erasmus +. Se o desemprego jovem tem diminuído, isso deve-se sobretudo aos fundos comunitários, que têm permito apoiar medidas ativas de emprego.

Não há dúvidas sobre a grande influência que a UE tem no nosso futuro e, por isso mesmo, temos, como jovens, o dever de participar ativamente na construção de uma Europa que corresponda aos nossos ideais e expectativas. A UE é uma organização sui generis, única e diferente de todas as outras. É um sistema político em constante construção e cada ato eleitoral para o Parlamento Europeu tem de representar uma nova oportunidade para o mundo atual! Acima disso, não nos esqueçamos que a União Europeia é, aliás, o maior projeto de paz de que há memória!

Interna e externamente, as mudanças e os desafios são constantes. Há 20 anos, na transição para o novo milénio, a UE estabeleceu o objetivo de se transformar numa economia baseada em conhecimento, mais competitiva e dinâmica, centrada na promoção das indústrias com baixas emissões de carbono, no investimento na investigação e no desenvolvimento, no crescimento da economia digital e na modernização da educação e da formação.

Muitos desses objetivos foram renovados no âmbito da estratégia “Europa 2020” e voltarão a ser transportados para uma nova estratégia, para uma nova década. A Europa marcou passo. Portugal seguiu-lhe as passadas, mas ainda devagar.

Investir 3% do PIB em inovação e desenvolvimento (I&amp;D) é um objetivo com quase 20 anos! A média europeia está atualmente fixada em 2,07%. Em Portugal parámos nos 1,33%. A economia europeia não terá condições de competir com os EUA e o Japão, nem mesmo com as emergentes China e Índia, se não encarar com maior seriedade este objetivo.

No nosso país, o Governo habituou-nos ao lançamento de vários programas com o objetivo de promover a atividade e o emprego científico. Infelizmente, os resultados mostram que em Portugal nada se consegue... apenas se arranjam ou se desenrascam umas coisas. Arranjam-se uns fundos, desenrascam-se uns empregos.

Portugal precisa de definir uma verdadeira estratégia, uma visão séria e estruturada para o longo prazo. Uma estratégia intersectorial, que não se limite a executar fundos de forma predatória, em toda e qualquer área apoiada.

Ao longo dos próximos anos, a Europa será forçada a reinventar-se, seja pelos desafios económicos emergentes, seja pelas revoluções políticas e sociais ou mesmo pelos enormes desafios climáticos com que nos deparamos. E por isso, não debatermos a Europa, nestas eleições, é perder a oportunidade de definir qual é o papel que queremos ter nesse futuro!

Recentre-se o debate, falemos do que é importante: “fazer a história da Europa, ou fazer da Europa uma estória”.

O autor escreve segundo o novo Acordo Ortográfico</text:p>
          </table:table-cell>
          <table:table-cell office:value-type="string">
            <text:p>Temos, como jovens, o dever de participar ativamente na construção de uma Europa que corresponda aos nossos ideais e expectativas.</text:p>
          </table:table-cell>
          <table:table-cell office:value-type="string">
            <text:p>Society</text:p>
          </table:table-cell>
          <table:table-cell office:value-type="string">
            <text:p>['Eleições europeias', 'Europa', 'Opinião', 'Sociedade', 'Universidades', 'União Europeia']</text:p>
          </table:table-cell>
          <table:table-cell office:value-type="string">
            <text:p>2019-05-01 11:39:00</text:p>
          </table:table-cell>
          <table:table-cell table:style-name="ce23" office:value-type="string" office:value="https://www.publico.pt/2019/05/01/sociedade/opiniao/historia-europa-europa-estoria-1870983">
            <text:p><text:a xlink:href="https://www.publico.pt/2019/05/01/sociedade/opiniao/historia-europa-europa-estoria-1870983">https://www.publico.pt/2019/05/01/sociedade/opiniao/historia-europa-europa-estoria-1870983</text:a></text:p>
          </table:table-cell>
          <table:table-cell table:number-columns-repeated="246"/>
        </table:table-row>
        <table:table-row table:style-name="ro1">
          <table:table-cell office:value-type="string">
            <text:p>5cf45bb8896a7fea06ff2add</text:p>
          </table:table-cell>
          <table:table-cell office:value-type="string">
            <text:p>Fiscalização, liquidação e cobrança de tributos: incentivos perversos</text:p>
          </table:table-cell>
          <table:table-cell office:value-type="string">
            <text:p>['Eva Dias Costa']</text:p>
          </table:table-cell>
          <table:table-cell office:value-type="string">
            <text:p>Foi publicado a 26 de abril o DL 56/2019, que reforça os poderes e os incentivos aplicáveis à cobrança de dívida à segurança social, estabelecendo para os trabalhadores da segurança social um sistema de incentivos similar àquele que existe para os trabalhadores da administração tributária na fiscalização, liquidação de impostos e cobrança de dívidas. Os incentivos com carácter remuneratório – os prémios – a pagar a estes trabalhadores sairão, neste caso, de um Fundo de Cobrança Executiva que o DL também cria.

O sistema agora criado é, à semelhança do que já existe para a AT, perverso: os trabalhadores encarregados da fiscalização, liquidação e cobrança de tributo não podem ter um interesse direto, máxime, monetário, no resultado destes atos. Não é preciso invocar sequer as garantias constitucionais dos administrados – é fácil de ver que um tal sistema compromete a necessária imparcialidade e o estrito respeito pela legalidade.

Ainda que este sistema fosse, daquele ponto de vista, defensável, a verdade é que tem outro problema: em entidades que gozam do benefício da execução prévia, a fiscalização, liquidação e cobrança dos tributos só são efetivas quando passam o crivo dos Tribunais. Quando não passam, o resultado é este: o trabalhador recebeu o incentivo, o administrado foi incomodado, os Tribunais tiveram de resolver mais um processo e, no final, a SS ou a AT foi condenada em custa, incluindo as de parte, e em juros indemnizatórios. Que nós, contribuintes, suportámos. Entretanto, este processo é mais um prego no caixão das pendências (que, por sinal, não se resolvem com engenharia de mapas judiciários, só se resolvem com mais juízes, assessores e mais funcionários). O custo, mais uma vez, pagámos todos. Pior: o atraso na justiça é um obstáculo ao investimento, quando não destrói, no caminho das liquidações ilegais e execuções prévias, riqueza e emprego que uma sentença que condena ao reembolso, mesmo com juros, já não repara.

Nenhuma entidade privada tomaria uma medida de gestão desta natureza: não pagaria prémios aos seus trabalhadores simplesmente para exercerem as suas funções com o zelo e diligência que lhes são devidos, não os incentivaria a atropelar as regras nem os remuneraria por valores que não sabe se vai efetivamente poder manter. Porque é, então, que o Estado toma estas medidas? Porque é preciso cumprir metas este ano, esta legislatura. Porque os administrados não têm dados (que, muitas vezes, são propositadamente ocultados, como constatará quem queira realizar um estudo científico sobre a percentagem de liquidações e cobranças que são declaradas nulas ou anuladas pelos Tribunais, sobre o custo para o erário público dos processos resolvidos a favor do contribuinte, sobre o impacto económico das pendências). Sobretudo porque o grande preço, quem o pagará serão as gerações futuras. Os nossos filhos e os nossos educandos.

Não fazia falta um sistema de incentivos na nossa administração pública. O que faz falta, o que é preciso introduzir e implementar, de cima a baixo, é um sistema sério de accountability.

A autora escreve segundo o novo Acordo Ortográfico</text:p>
          </table:table-cell>
          <table:table-cell office:value-type="string">
            <text:p>Nenhuma entidade privada tomaria uma medida de gestão desta natureza: não pagaria prémios aos seus trabalhadores simplesmente para exercerem as suas funções com o zelo e diligência que lhes são devidos.</text:p>
          </table:table-cell>
          <table:table-cell office:value-type="string">
            <text:p>Economy</text:p>
          </table:table-cell>
          <table:table-cell office:value-type="string">
            <text:p>['Economia', 'Fisco', 'Impostos', 'Justiça', 'Opinião', 'Segurança Social']</text:p>
          </table:table-cell>
          <table:table-cell office:value-type="string">
            <text:p>2019-05-01 13:21:00</text:p>
          </table:table-cell>
          <table:table-cell table:style-name="ce23" office:value-type="string" office:value="https://www.publico.pt/2019/05/01/economia/opiniao/fiscalizacao-liquidacao-cobranca-tributos-incentivos-perversos-1870998">
            <text:p><text:a xlink:href="https://www.publico.pt/2019/05/01/economia/opiniao/fiscalizacao-liquidacao-cobranca-tributos-incentivos-perversos-1870998">https://www.publico.pt/2019/05/01/economia/opiniao/fiscalizacao-liquidacao-cobranca-tributos-incentivos-perversos-1870998</text:a></text:p>
          </table:table-cell>
          <table:table-cell table:number-columns-repeated="246"/>
        </table:table-row>
        <table:table-row table:style-name="ro1">
          <table:table-cell office:value-type="string">
            <text:p>5cf45bbc896a7fea06ff2b00</text:p>
          </table:table-cell>
          <table:table-cell office:value-type="string">
            <text:p>Votar para a Europa</text:p>
          </table:table-cell>
          <table:table-cell office:value-type="string">
            <text:p>['Teresa Sá e Melo']</text:p>
          </table:table-cell>
          <table:table-cell office:value-type="string">
            <text:p>Passados 50 anos da nossa pequena guerra académica Coimbrã contra o regime é fácil emocionarmo-nos às lágrimas com a evocação do Zeca Afonso no Coliseu, no dia 25 de Abril.

Nós, os da foto da época no disco LP do Adriano Correia de Oliveira, podemos hoje afirmar, do alto dos nossos corações cansados de 70 anos, que valeu a pena. Longo foi o caminho daquela aprendizagem, caminhando para sermos livres.

Isto também vem a propósito das próximas eleições europeias.

Apesar de sermos chamados a eleger os 21 deputados portugueses do próximo Parlamento Europeu (PE) com 751 deputados, não há nenhum partido político que nos fale da Europa.

Somos 168 milhões de eleitores europeus representados por 203 partidos políticos em toda a Europa.

É extraordinário que tanto à direita como à esquerda, os nossos partidos políticos silenciam a importância do Parlamento Europeu na futura escolha, decisiva, dos próximos líderes da União Europeia: o presidente da Comissão Europeia, o presidente do Parlamento Europeu, o presidente do Banco Central Europeu e os vários comissários europeus.

Neste momento em que surgem vários movimentos e partidos de extrema-direita em toda a Europa, os nossos políticos entretêm-se a discutir as suas diferenças domésticas, esquecendo o essencial destas eleições europeias.

É verdade que o nosso pequeno e pobre país tem muitos problemas para resolver e alguns desses problemas têm agora propostas de resolução que denotam uma grande arrogância de quem não sabe fazer. Como a recente proposta em gastar milhões de euros para reduzir a metade o tempo do trajecto ferroviário entre Lisboa e Porto, quando todo o interior do país não tem qualquer ferrovia.

Mas as lacunas e os obstáculos ao nosso desenvolvimento económico não deveriam esconder o que está em causa agora, e já, nesta Europa, da qual os portugueses não querem desistir.

A esmagadora maioria dos portugueses não quer sair desta Europa da moeda única e da livre circulação de pessoas e bens.

Desde 2014, os 751 deputados do Parlamento Europeu estão distribuídos por oito grupos políticos, dos quais quatro constituem a maioria dos deputados que serão decisivos nas escolhas, acima mencionadas, da futura liderança da UE: o grupo socialista europeu (S&amp;D) com 191, o grupo popular europeu (PPE) com 221, o grupo dos liberais democratas (ALDE) com 67 e o grupo ecologista Os Verdes (Green/EFA) com 50 deputados.

O grupo do PPE inclui sete deputados portugueses do Partido Social Democrata e do CDS. Este grupo do PPE tem vindo a ser muito criticado por ter feito apenas uma advertência à Hungria, onde o Estado de Direito tem vindo a ser posto em causa pelo senhor Viktor Órban.

Questionado por um estudante, sobre a ineficácia dessa advertência versus uma expulsão não realizada pelo PPE, o deputado Paulo Rangel respondeu que também o Partido Socialista tinha convidado os primeiros-ministros da Roménia e de Malta para a recente reunião em Lisboa da Internacional Socialista. É a típica resposta às asneiras, dos miúdos do pátio da escola.

Também a Alemanha, que detém o maior número de deputados no Parlamento Europeu (96), apresenta-se agora a estas eleições com um novo partido de extrema-direita (AfD) que detém um enorme peso eleitoral contra a democracia.

No caso do grupo Os Verdes, que têm vindo a ser uma força política crescente em toda a Europa, estes não têm em Portugal uma representação partidária autónoma.

O grupo socialista S&amp;D, com 191 deputados, contém oito deputados do PS, o grupo ALDE, com 67 deputados, contém dois deputados do MPT e o grupo GUE/NGL, com 52 deputados, contém quatro portugueses, três do PCP e um do BE.

A minha conclusão é simples. Se não quisermos que os próximos líderes europeus sejam escolhidos por grupos políticos do PE onde a representação da extrema-direita dos Salvini, dos Órban, dos AfD alemães e das Le Pen está a crescer, então o voto terá de ser nos deputados europeus do Partido Socialista. E isto mesmo não gostando da escolha do seu cabeça de lista. Não há volta a dar-lhe.

Não sei quantos simpáticos deputados do Livre, do Bloco de Esquerda e do PCP serão eleitos nestas eleições europeias, mas sei que não terão um peso numérico determinante para a eleição dos próximos líderes da União Europeia.</text:p>
          </table:table-cell>
          <table:table-cell office:value-type="string">
            <text:p>Neste momento em que surgem vários movimentos e partidos de extrema-direita em toda a Europa, os nossos políticos entretêm-se a discutir as suas diferenças domésticas, esquecendo o essencial destas eleições europeias.</text:p>
          </table:table-cell>
          <table:table-cell office:value-type="string">
            <text:p>Politics</text:p>
          </table:table-cell>
          <table:table-cell office:value-type="string">
            <text:p>['Eleições europeias', 'Europa', 'Opinião', 'Parlamento Europeu', 'Partidos políticos', 'Política', 'União Europeia']</text:p>
          </table:table-cell>
          <table:table-cell office:value-type="string">
            <text:p>2019-05-01 19:47:00</text:p>
          </table:table-cell>
          <table:table-cell table:style-name="ce23" office:value-type="string" office:value="https://www.publico.pt/2019/05/01/politica/opiniao/votar-europa-1870885">
            <text:p><text:a xlink:href="https://www.publico.pt/2019/05/01/politica/opiniao/votar-europa-1870885">https://www.publico.pt/2019/05/01/politica/opiniao/votar-europa-1870885</text:a></text:p>
          </table:table-cell>
          <table:table-cell table:number-columns-repeated="246"/>
        </table:table-row>
        <table:table-row table:style-name="ro1">
          <table:table-cell office:value-type="string">
            <text:p>5cf45bc3896a7fea06ff2b2d</text:p>
          </table:table-cell>
          <table:table-cell office:value-type="string">
            <text:p>Territórios profissionais, sindicatos e Ordens</text:p>
          </table:table-cell>
          <table:table-cell office:value-type="string">
            <text:p>['Isabel do Carmo']</text:p>
          </table:table-cell>
          <table:table-cell office:value-type="string">
            <text:p>O dia 1 de Maio de 1886 foi marcado pelos trabalhadores norte-americanos organizados pelos seus sindicatos, para iniciar a luta pela jornada de oito horas. Na sequência da manifestação de 4 de Maio foram enforcados quatro (os mártires de Chicago), que subiram para a forca evocando a esperança no futuro. O dia é celebrado, eles são esquecidos.

Cento e trinta e três anos depois, as lutas dos trabalhadores já não são o que eram, houve conquistas e derrotas, mudaram as estruturas das relações de trabalho e de produção. Só as classes ficaram, com uma composição diversa. Actualmente, os representantes profissionais não representam classes, mas grupos de profissão. E é neste ponto que temos de discutir territórios, sindicatos e ordens profissionais, porque estes conceitos estão em cima das questões políticas. E há equívocos.

Os EUA foram talvez o país onde a luta de classe contra classe atingiu maior dureza, maior confronto, maior escala na resistência e na repressão. Venceu um dos lados, o que tinha força militar. Analisando o percurso dessa luta tão esquecida houve também momentos de deriva, passando alguns sindicatos a ser instrumentos de pressão de grupo ou de patrões. O filme de Elia Kazan Há Lodo no Cais mostra o que se passou nas docas, apesar do lado negro do próprio realizador no macartismo. Ora, a verdade é que actualmente há vários cais e lodo político disfarçados. As grandes lutas dos trabalhadores, as fundadoras e as que se seguiram, utilizando a greve, legal ou ilegal, destinavam-na a afectar a produção da fábrica/empresa e portanto o lucro, o que pressionava o patrão para ceder.​ Foi o que se passou em Portugal em 2018 com os estivadores, que, afectando indirectamente a Volkswagen, forçaram a resolução dos seus contratos precários.

Não se aplica isto aos serviços públicos, cujo patrão é o Estado e cujos prejudicados são os cidadãos. O enquadramento político é diferente. Foi o caso da greve dos enfermeiros, em confronto com o Governo, com razões justas, mas métodos duvidosos. Atingindo as cirurgias, um alvo de facto cirúrgico, afectaram muitas pessoas, reclamando ao mesmo tempo contra a degradação do Serviço Nacional de Saúde (SNS), que estavam simultaneamente a agravar, sobretudo em listas de espera operatórias. Resta discutir o que era urgente ou não, ou se é ético deixar um doente chegar à porta do bloco operatório, preparado, para depois voltar à enfermaria sem ser operado. Luta fácil para quem estava em casa (ou, como hipótese, a trabalhar algures) a receber o mesmo ou mais do que se estivesse na sua função, graças ao crowdfunding anónimo ou semianónimo. Apoiados por toda a direita, era de facto de uma luta política que se tratava. Foi para isto que lutaram e morreram os homens e mulheres de há 133 anos? Há muito lodo neste cais...

Mas quanto às ordens profissionais, não se têm portado melhor. A direcção da Ordem dos Enfermeiros, eleita por maioria, é certo, mas num universo com cerca de 80% de abstenção, não foi um sindicato, foi um bastião político. As ordens profissionais são entidades de direito público, de inscrição obrigatória, com poderes públicos, acumulando as funções reguladoras com funções de representação e defesa de interesses profissionais. Definem o que dá direito ao exercício e título da profissão. Estabelecem as regras da deontologia profissional. E são o interlocutor privilegiado com o Estado. Sendo assim, exige-se que exista coincidência entre a defesa dos interesses colectivos do grupo ou profissão, as condições de exercício desta tanto no sector público como no privado e os interesses reguladores do Estado. A profissão está interessada em assumir o papel do Estado na regulação. A defesa dos interesses da profissão não pode ser um obstáculo ao interesse público. O corporativismo não pode sobrepor-se aos interesses gerais da população. As ordens não são uma confraria.

Exige-se que não exista incompatibilidade, antes exista coincidência, entre a defesa dos interesses colectivos do grupo ou profissão e os interesses reguladores do Estado. A profissão assume o papel do Estado na regulação. A defesa dos interesses da profissão não pode ser um obstáculo ao interesse público. Este princípio assume particular relevância quando o pano de fundo são as profissões da saúde, cujo exercício está directamente relacionado com a satisfação de direitos constitucionais dos utentes. De notar também os conflitos de interesse entre práticas profissionais nos sectores público e privado.

Em relação aos médicos, a Ordem dos Médicos (OM)tem uma longa história e houve de facto um momento em que se organizou não só pela defesa da profissão, nomeadamente a criação do internato médico, como organização de luta contra a ditadura, apesar de estarem proibidas as assembleias gerais. Por esse motivo, alguns dos seus dirigentes foram presos, houve repressão e a sede foi selada, sendo a direcção substituída por uma comissão administrativa. Mas com a instauração da democracia tudo mudou. Há associações de médicos, há sindicatos e a Ordem tem de assumir o seu verdadeiro papel.

Ora, o bastonário da OM tem feito uma crítica sistemática em relação ao funcionamento das unidades do SNS, entendendo com isso fazer simultaneamente a defesa das condições do exercício da medicina nesses serviços e a defesa da saúde dos utentes. A imagem resultante é a de um SNS degradado, desfeito, sem reconhecimento pelo trabalho de excelência feito por colegas a vários níveis hospitalares e dos cuidados primários. O resultado é a perda de confiança dos cidadãos nos serviços públicos. No entanto, não se tem debruçado sobre o sector privado (e social), de forte estrutura financeira e integrando muitos profissionais de saúde. Haverá só falta de insegurança clínica no SNS? Não se colocam problemas éticos e deontológicos, com algumas acumulações profissionais no público e no privado? Não se colocam questões éticas ou deontológicas na fixação de tempos máximos nas consultas médicas no sector privado? Não se colocam questões éticas ou deontológicas no controlo por hospitais privados do índice de cirurgias que cada cirurgião realiza? Não se colocam questões éticas ou deontológicas na multiplicação de actos desnecessários nas unidades privadas de saúde? Não há preocupação sobre a qualidade dos cuidados prestados, o número de médicos, enfermeiros e de outros profissionais nas enfermarias ou nas urgências privadas? Não há infecção hospitalar nos hospitais privados?

O bastonário da OM, Dr. Miguel Guimarães, apela à denúncia do “prejuízo humano que o Ministério da Saúde está a causar aos cidadãos (...) responsabilizando directamente a ministra da Saúde pelas consequências negativas resultantes das graves deficiências existentes no SNS”. Ora, o senhor bastonário é representante de todos os médicos. Alguns estarão de acordo com essa afirmação e esse ataque pessoal. Outros verão mais longe, mais para trás, menos circunstancial e mais enquadrado.

A cruzada contra o SNS, aparentemente, parece defendê-lo, mas a omissão das questões relacionadas com os serviços privados faz pender o prato da balança. Todos são livres de o fazer, como cidadãos ou em intervenções partidárias. Mas não se pode, a coberto das funções regulatórias que o Estado delegou, substituir-se aos partidos políticos que, esses sim legitimamente, fazem combate político e partidário.</text:p>
          </table:table-cell>
          <table:table-cell office:value-type="string">
            <text:p>A cruzada do bastonário da Ordem dos Médicos contra o SNS, aparentemente, parece defendê-lo. Mas e os serviços privados?</text:p>
          </table:table-cell>
          <table:table-cell office:value-type="string">
            <text:p>Politics</text:p>
          </table:table-cell>
          <table:table-cell office:value-type="string">
            <text:p>['1.º de Maio', 'Greves', 'Médicos', 'Opinião', 'Ordem dos Médicos', 'Política', 'Saúde', 'Serviço Nacional de Saúde', 'Sindicatos', 'Trabalho']</text:p>
          </table:table-cell>
          <table:table-cell office:value-type="string">
            <text:p>2019-05-02 05:41:00</text:p>
          </table:table-cell>
          <table:table-cell table:style-name="ce23" office:value-type="string" office:value="https://www.publico.pt/2019/05/02/politica/opiniao/territorios-profissionais-sindicatos-ordens-1871088">
            <text:p><text:a xlink:href="https://www.publico.pt/2019/05/02/politica/opiniao/territorios-profissionais-sindicatos-ordens-1871088">https://www.publico.pt/2019/05/02/politica/opiniao/territorios-profissionais-sindicatos-ordens-1871088</text:a></text:p>
          </table:table-cell>
          <table:table-cell table:number-columns-repeated="246"/>
        </table:table-row>
        <table:table-row table:style-name="ro1">
          <table:table-cell office:value-type="string">
            <text:p>5cf45bce896a7fea06ff2b7a</text:p>
          </table:table-cell>
          <table:table-cell office:value-type="string">
            <text:p>Com o meu sangue escrevo a palavra “liberdade”</text:p>
          </table:table-cell>
          <table:table-cell office:value-type="string">
            <text:p>['Helena Pereira de Melo']</text:p>
          </table:table-cell>
          <table:table-cell office:value-type="string">
            <text:p>Leio: “uma mulher foi morta a tiro no Taguspark , em Oeiras”... a 16.ª vítima de violência de género, em 2019, em Portugal.

Dois discursos paralelos correm, em matéria de igualdade de género, no nosso País. Um, posterior ao 25 de Abril de 1974 e consagrado na Constituição da República de 1976, que nos diz existir plena igualdade entre homens e mulheres em matéria de gozo e de exercício de direitos: as mulheres podem ser presidentes da República, mineiras, astronautas ou condutoras da Carris. São livres de casar, de não casar, de namorar e casar várias vezes, de ter ou não filhos...

Outro discurso, que nos acompanha, pelo menos desde o início da nacionalidade, diz-nos, de forma não juridicamente consagrada hoje, que a mulher passa do poder do pai para o do marido (o que é simbolizado pela entrega da filha pelo pai, ao marido, no altar, na cerimónia católica de casamento), que é uma “eterna menor” que carece, pela sua vulnerabilidade, emotividade, incapacidade de se governar de forma capaz, da tutela do homem de quem, com frequência, ainda depende economicamente. O estatuto social da mulher é em larga medida função de ser ou não casada e mãe, neste discurso que, durante séculos, também foi jurídico.

As mulheres portuguesas crescem na intersecção destes discursos que são sociais, religiosos, familiares e, em parte, jurídicos. Têm, por vezes, a ilusão da liberdade: que lhes é efetivamente possível alcançar a autonomia económica, afetiva e social. Que podem mesmo ser astronautas ou presidentes da República, dissolver um contrato de casamento porque preferem celebrar outro ou, simplesmente, ficar sós. E tentam fazê-lo.

Os homens portugueses também crescem na intersecção destes discursos. Teoricamente reconhecem, em regra, às mulheres as liberdades acima referidas. Na prática, por vezes, tentam exercer o poder marital que durante séculos foi seu. A mulher que ousa sair da sua posição subordinada é deles indigna, desonra-os e deve ser punida. Como a Justiça pública já não lhes permite prender ou degredar a mulher “caída”, que os envergonhou, resta-lhes a Justiça privada. Assim, já foram mortas pelo menos 15 mulheres e uma menina em Portugal, em 2019.

Daí a essencialidade de as normas que preveem e punem a violência doméstica serem efetivamente aplicadas no nosso País. Daí a importância da consagração penal expressa do feminicídio, i.e., dos crimes de ódio com base no género, que se traduz, em regra, na prática de homicídios que têm como vítimas mulheres e são cometidos pelos homens que com elas têm uma relação afetiva. Ou da adoção de medidas, como as recentemente aprovadas em Conselho de Ministros, que permitem registar e partilhar dados sobre as situações de violência doméstica detetadas nos estabelecimentos de saúde.

Ainda que, de um modo geral, ninguém pense no conteúdo da legislação penal quando pratica um crime passional, esta desempenha uma função simbólica e pedagógica importante para prevenir que as mulheres portuguesas continuem a ter que escrever, com o seu sangue, na terra onde caem mortas, em cada mês que passa, a palavra “liberdade”.

A autora escreve segundo o novo Acordo Ortográfico</text:p>
          </table:table-cell>
          <table:table-cell office:value-type="string">
            <text:p>O estatuto social da mulher portuguesa ainda é em larga medida função de ser ou não casada e mãe, neste discurso que, durante séculos, também foi jurídico.</text:p>
          </table:table-cell>
          <table:table-cell office:value-type="string">
            <text:p>Society</text:p>
          </table:table-cell>
          <table:table-cell office:value-type="string">
            <text:p>['Direitos humanos', 'Igualdade de género', 'Mulheres', 'Opinião', 'Sociedade', 'Violência doméstica']</text:p>
          </table:table-cell>
          <table:table-cell office:value-type="string">
            <text:p>2019-05-02 11:55:24</text:p>
          </table:table-cell>
          <table:table-cell table:style-name="ce23" office:value-type="string" office:value="https://www.publico.pt/2019/05/02/sociedade/opiniao/sangue-escrevo-palavra-liberdade-1871198">
            <text:p><text:a xlink:href="https://www.publico.pt/2019/05/02/sociedade/opiniao/sangue-escrevo-palavra-liberdade-1871198">https://www.publico.pt/2019/05/02/sociedade/opiniao/sangue-escrevo-palavra-liberdade-1871198</text:a></text:p>
          </table:table-cell>
          <table:table-cell table:number-columns-repeated="246"/>
        </table:table-row>
        <table:table-row table:style-name="ro1">
          <table:table-cell office:value-type="string">
            <text:p>5cf45bdd896a7fea06ff2bf8</text:p>
          </table:table-cell>
          <table:table-cell office:value-type="string">
            <text:p>Paisagem: que desenho para o futuro?</text:p>
          </table:table-cell>
          <table:table-cell office:value-type="string">
            <text:p>['Duarte Belo']</text:p>
          </table:table-cell>
          <table:table-cell office:value-type="string">
            <text:p>Setecentos e cinquenta mil quilómetros dariam, quase, para ir à Lua e voltar, ou dar 18 voltas ao nosso planeta. Ao longo de mais de três décadas, este é o número estimado de quilómetros percorridos num trabalho continuado de mapeamento fotográfico do espaço português. Quando se percorre exaustivamente um território constrói-se um olhar particular. Há como que um fascínio que nos chama para a tarefa de representação da paisagem. Aprendemos a ler sinais subtis de lugares recônditos, sejam eles relacionados com a geologia, com a complexidade biológica, ou com a relação que nós, Sapiens, estabelecemos com os lugares, com a sua transformação, com a construção do labirinto a que poderemos chamar cidade, civilização.

Os ecrãs luminosos exercem sobre todos nós uma poderosa sedução. Mostram-nos a face “doce”, estetizada e aparentemente acessível, de muitas paisagens. Dão-nos a sensação de pertença, de ali termos estado. Dão-nos a ilusão do conhecimento. Mas é com os pés na terra que se poderão construir laços sólidos com o solo. Só a vivência do campo aberto nos permite sentir o corpo em integração numa cosmogonia vasta que nos prende às mais arcaicas dimensões do nosso ser biológico. Subamos ao alto das montanhas, percorramos troços de rios ou observemos o rebentar das ondas nas praias do inverno.

A não abertura do primeiro ano do curso de Arquitetura Paisagista anunciada para o próximo ano letivo representa uma falência e uma derrota. Não está em causa a capacidade da Universidade de Évora atrair alunos, estão postas a nu políticas públicas de abandono da terra. A derrota não será de uma universidade mas de um país inteiro. A Arquitetura Paisagista liga o entendimento e o conhecimento científico da terra ao futuro, ao desenho transformado em cidade, em sociedade. Mais do que nunca as cidades precisam de ser reinventadas.

A vida na Terra não precisa de nós, humanos, para continuar a evoluir estranhas e fantásticas formas de sobrevivência a um ambiente sempre em mudança. Nós precisamos da Natureza. Muito deste necessário “regresso” a essa Natureza terá de ser feito de modo criativo. Temos que trazer a biodiversidade para dentro das cidades. A Arquitetura Paisagista não se detém apenas sobre o desenho ou a recuperação de jardins, mas equaciona toda a relação que estabelecemos com o coberto vegetal, que traz consigo uma miríade de outros povoadores. Neste “antropoceno” podemos temer que a nossa sobrevivência como espécie passe pelo desenho de uma paisagem renovada. Os arquitetos paisagistas estarão nas fileiras avançadas neste combate, que já aí está, contra as alterações climáticas.

Voltamos à estrada. Em qualquer ponto do território português, que teima em se reerguer do fogo, encontramos pontos de interesse. É interminável um trabalho de registo fotográfico na fixação de memórias dos lugares, no estabelecimento de relações topológicas inusitadas entre pontos distantes, na procura de novas soluções de comunicação para estimular a consciência ambiental dos portugueses. É do conhecimento que se erguem soluções para evitar o continuado despovoamento de vastas regiões do “interior” de Portugal, território de abandono e desencontro. E as raízes desta realidade já se vão perdendo em tempos imemoriais. Na invulgar diversidade geográfica da nossa paisagem estará porventura desenhada a nossa maior singularidade neste planeta que habitamos. Prossigamos a viagem.</text:p>
          </table:table-cell>
          <table:table-cell office:value-type="string">
            <text:p>A não abertura do primeiro ano do curso de Arquitetura Paisagista em Évora representa uma falência e uma derrota. E a derrota não será de uma universidade, mas de um país inteiro.</text:p>
          </table:table-cell>
          <table:table-cell office:value-type="string">
            <text:p>Society</text:p>
          </table:table-cell>
          <table:table-cell office:value-type="string">
            <text:p>['Ambiente', 'Arquitectura', 'Natureza', 'Opinião', 'Paisagismo', 'Sociedade', 'Universidades', 'Évora']</text:p>
          </table:table-cell>
          <table:table-cell office:value-type="string">
            <text:p>2019-05-02 19:52:55</text:p>
          </table:table-cell>
          <table:table-cell table:style-name="ce23" office:value-type="string" office:value="https://www.publico.pt/2019/05/02/sociedade/opiniao/paisagem-desenho-futuro-1870997">
            <text:p><text:a xlink:href="https://www.publico.pt/2019/05/02/sociedade/opiniao/paisagem-desenho-futuro-1870997">https://www.publico.pt/2019/05/02/sociedade/opiniao/paisagem-desenho-futuro-1870997</text:a></text:p>
          </table:table-cell>
          <table:table-cell table:number-columns-repeated="246"/>
        </table:table-row>
        <table:table-row table:style-name="ro1">
          <table:table-cell office:value-type="string">
            <text:p>5cf45bea896a7fea06ff2c60</text:p>
          </table:table-cell>
          <table:table-cell office:value-type="string">
            <text:p>Peneda-Gerês: sem chão debaixo dos pés?</text:p>
          </table:table-cell>
          <table:table-cell office:value-type="string">
            <text:p>['Fernando Cerqueira Barros']</text:p>
          </table:table-cell>
          <table:table-cell office:value-type="string">
            <text:p>Transformar o monte ermo em solo agricultável é gesto primordial de ordenamento do território. A construção de paisagem é obra do homem, fruto da sua relação com as condicionantes e as oportunidades do meio físico, num diálogo ora silencioso, ora aparatoso. Ciente da escassez dos recursos, o homem construiu um lugar habitável e produtivo, garante do seu sustento. Este gesto importa um legado inter-geracional, de dimensão material e imaterial, do qual o homem deve estar também ciente.

A construção da paisagem é trabalho de sucessivas gerações que, arreigadas a um espaço confinado, estruturaram o seu habitat, gradualmente, no ritmo cíclico das estações do ano. Como afirma Ribeiro Telles, “cada geração tem uma parcela relativamente pequena” nessa transformação; contudo, em certos momentos marcantes, assistimos a processos em que o tempo parece acelerar, e o papel de determinada geração parece amplificar-se.

Assim foi com os que trouxeram o milho “maiz” das Américas, operando uma revolução paisagística – num curto espaço de tempo, nas ondulantes encostas de vales e montanhas, construíram-se socalcos e levadas, que permitiram a nova cultura de regadio.

Assim também com algumas intervenções do Estado Novo: pela florestação dos baldios, que ditou uma profunda transformação nos modelos de pastoreio, e pela construção de aproveitamentos hidroeléctricos – que transformaram o perfil dos rios, e submergiram veigas e aldeias.

Por fim, foi também esse o papel da emigração neste território – falou-se muito das casas dos emigrantes; mas estes importam sobretudo pelo seu papel de agentes de transformação da paisagem, pelos efeitos da sua ausência. Com o despovoamento, desaparecem os agricultores e os pastores, com reflexo na degradação e abandono das áreas de cultivo, e no correspondente avanço das zonas arborizadas, no desaparecimento de elementos construtivos – em suma, na perda de diversidade paisagística.

A transformação das paisagens resulta pois de questões demográficas, económicas e, em último caso, tecnológicas.

A Conservação da Natureza (sobretudo, após a criação do Parque Nacional da Peneda-Gerês) e o Turismo foram, ao longo das últimas décadas, as ideias-chave para recuperar um território em perda de residentes e de dinâmicas. A conservação das espécies, dos valores naturais, dos aspectos pictóricos da paisagem, a sacralização e classificação de lugares, foram vistos amiúde como uma imposição, noutros casos, como conceitos agregadores de divergências, ou ainda geradores de recursos.

A abertura à exploração dos recursos minerais é apresentada, agora, como panaceia para dinâmicas demográficas e económicas profundamente negativas. Para lá da linha que delimita o PNPG, logo do outro lado da estrada, (quase) tudo parece ser possível. A prospecção está aí e, em alguns casos, prestes a passar à fase de extracção – o lítio é apresentado como novo desígnio nacional, capaz de fazer regressar emigrantes e repovoar aldeias. Fala-se pouco ou nada dos efeitos negativos e irreversíveis da mineração no meio ambiente, nas rupturas na componente identitária, visual e sensorial do território, na irreversibilidade do dano.

A paisagem como património, identidade, activo económico e instrumento de coesão é abandonada nesta opção de exploração mineira transitória e de alcance duvidoso – e o país poderá ferir profundamente o seu único Parque Nacional, último reduto de uma paisagem perene, chão comum, bem global, maior que o país. Qual é o preço? Podemos pagá-lo?</text:p>
          </table:table-cell>
          <table:table-cell office:value-type="string">
            <text:p>A paisagem como património, identidade, activo económico e instrumento de coesão é abandonada nesta opção de exploração mineira transitória e de alcance duvidoso – e o país poderá ferir profundamente o seu único Parque Nacional.</text:p>
          </table:table-cell>
          <table:table-cell office:value-type="string">
            <text:p>Society</text:p>
          </table:table-cell>
          <table:table-cell office:value-type="string">
            <text:p>['Ambiente', 'Lítio', 'Opinião', 'Paisagismo', 'Parque Nacional Peneda-Gerês', 'Recursos naturais', 'Sociedade']</text:p>
          </table:table-cell>
          <table:table-cell office:value-type="string">
            <text:p>2019-05-04 03:47:00</text:p>
          </table:table-cell>
          <table:table-cell table:style-name="ce23" office:value-type="string" office:value="https://www.publico.pt/2019/05/04/sociedade/opiniao/penedageres-chao-debaixo-pes-1870992">
            <text:p><text:a xlink:href="https://www.publico.pt/2019/05/04/sociedade/opiniao/penedageres-chao-debaixo-pes-1870992">https://www.publico.pt/2019/05/04/sociedade/opiniao/penedageres-chao-debaixo-pes-1870992</text:a></text:p>
          </table:table-cell>
          <table:table-cell table:number-columns-repeated="246"/>
        </table:table-row>
        <table:table-row table:style-name="ro1">
          <table:table-cell office:value-type="string">
            <text:p>5cf45b80896a7fea06ff2946</text:p>
          </table:table-cell>
          <table:table-cell office:value-type="string">
            <text:p>A metamorfose das ordens em sindicatos?</text:p>
          </table:table-cell>
          <table:table-cell office:value-type="string">
            <text:p>['Jorge Batista da Silva']</text:p>
          </table:table-cell>
          <table:table-cell office:value-type="string">
            <text:p>As Ordens Profissionais são pessoas coletivas de direito público que representam profissões sujeitas, cumulativamente, ao controlo do respetivo acesso e exercício, à elaboração de normas técnicas e de princípios e regras deontológicas específicas e a um regime disciplinar autónomo, por imperativo de tutela do interesse público prosseguido, e estão sujeitas a um regime de direito público no desempenho das suas atribuições.

A constituição de Ordens Profissionais está sujeita a um procedimento burocrático e político complexo que se justifica atendendo ao seu carácter excecional e apenas ocorre através de uma Lei da Assembleia da República.

O contrato que o Estado estabelece com as Ordens está relativamente densificado na Lei Quadro das Ordens Profissionais sinteticamente acima parafraseado e nessa medida pouco se entendem as dúvidas metafísicas que, ultimamente, se têm colocado sobre esta matéria.

Desde logo, as Ordens não são Sindicatos e não se podem comportar como tal, pois o seu dever de zelar pelos interesses dos seus associados não se pode, nem deve confundir, com uma intervenção concreta na promoção de greves, mesmo que o fim último seja o da melhoria das condições remuneratórias, ou outros fins perfeitamente legítimos, pois tais matérias são uma função das organizações sindicais.

Naturalmente que os representantes das Ordens não estão impedidos de manifestar a sua opinião, pois nenhum bastonário perde o Direito à sua Liberdade de Expressão quando toma posse do seu cargo, mas isso nunca poderá ser confundível com a participação ativa na organização de greves.

A decisão do Estado de fiscalizar uma Ordem através de uma sindicância não deve ser transformada num drama se tal significar apenas a verificação do cumprimento da Lei e não for utilizada para qualquer tipo de censura por delito de opinião.

Não poderia terminar sem falar do elefante no meio da sala, ou seja, da sindicância à Ordem dos Enfermeiros e, sobre isto, devo dizer que desde que se mantenha fiel ao estrito cumprimento da Lei e o seu relatório final, independentemente do seu teor e das suas conclusões, reflita com rigor e objetividade apenas aquilo que puder ser consubstanciado com factos, não vejo em que medida a sua ocorrência afete de alguma forma a autonomia das Ordens.

O autor escreve segundo o novo Acordo Ortográfico</text:p>
          </table:table-cell>
          <table:table-cell office:value-type="string">
            <text:p>A decisão do Estado de fiscalizar uma Ordem através de uma sindicância não deve ser transformada num drama se tal significar apenas a verificação do cumprimento da Lei.</text:p>
          </table:table-cell>
          <table:table-cell office:value-type="string">
            <text:p>Society</text:p>
          </table:table-cell>
          <table:table-cell office:value-type="string">
            <text:p>['Enfermeiros', 'Greves', 'Opinião', 'Ordens Profissionais', 'Sindicatos', 'Sociedade']</text:p>
          </table:table-cell>
          <table:table-cell office:value-type="string">
            <text:p>2019-05-05 00:41:00</text:p>
          </table:table-cell>
          <table:table-cell table:style-name="ce23" office:value-type="string" office:value="https://www.publico.pt/2019/05/05/sociedade/opiniao/metamorfose-ordens-sindicatos-1871424">
            <text:p><text:a xlink:href="https://www.publico.pt/2019/05/05/sociedade/opiniao/metamorfose-ordens-sindicatos-1871424">https://www.publico.pt/2019/05/05/sociedade/opiniao/metamorfose-ordens-sindicatos-1871424</text:a></text:p>
          </table:table-cell>
          <table:table-cell table:number-columns-repeated="246"/>
        </table:table-row>
        <table:table-row table:style-name="ro1">
          <table:table-cell office:value-type="string">
            <text:p>5cf45bf8896a7fea06ff2cd0</text:p>
          </table:table-cell>
          <table:table-cell office:value-type="string">
            <text:p>A circulação de poder nas sociedades democráticas</text:p>
          </table:table-cell>
          <table:table-cell office:value-type="string">
            <text:p>['Jorge Barreto Xavier']</text:p>
          </table:table-cell>
          <table:table-cell office:value-type="string">
            <text:p>Quando se aproximam duas eleições importantes – para o Parlamento Europeu em Maio e para a Assembleia da República em Outubro –, porquê refletir sobre os modelos de distribuição de poder na sociedade portuguesa? Para dizer que as dinâmicas partidárias são importantes mas não esgotam o quadro contemporâneo da participação política, que precisa de ser revisitado. Para dizer que vale a pena os partidos políticos tomarem em conta, cada vez mais, processos inclusivos de participação.

Há critérios para definir um processo democrático. Entre eles, encontram-se a participação efetiva dos cidadãos na vida da comunidade, o direito igual de participação em atos eleitorais, a obtenção de informação esclarecida sobre as decisões públicas, a capacidade de controlar os temas políticos que defendemos.

Para a plena realização democrática, o estatuto normativo de igualdade de direitos e deveres cidadãos precisa de ser garantido por um conjunto de condições que lhes permita concorrer, com liberdade e confiança, para a construção de um espaço de participação política, ao mesmo tempo comum e plural.

A liberdade e a confiança em comunidade só se concretizam com um contrato social baseado, mais que na ideia genérica de igualdade, liberdade e fraternidade, na ideia operativa de igualdade de oportunidades para todos, com a comunidade a promover a inclusão daqueles que se encontram em situação de desfavorecimento – trata-se de não deixar ninguém para trás.

Sem este quadro de valores, teremos sempre dificuldade de cumprir, de forma justa, critérios de participação política.

A construção histórica a que corresponde o Estado democrático tem sofrido ataques tremendos, de que o papel atual das fake news, a dificuldade de renovação das elites políticas e o aumento de movimentos extremistas são sinais evidentes. Perante estes desafios, criar condições para uma maior circulação do poder, para uma maior participação, não é, exclusivamente, um exercício normativo a partir do Estado.

Estado e comunidade encontram-se em muitos parâmetros, mas Estado e comunidade são conceitos que não se esgotam um no outro. Identificar o conceito de comunidade com Estado, juridificando, homonegeneizando todas as relações comunitárias, pode ser um ato hostil face à pluralidade das dinâmicas de interação.

Reconhecer que os exercícios de circulação de poder em dada comunidade integram, mas não se esgotam, no quadro estatal, é aceitar a complexidade inerente às comunidades contemporâneas.

Hoje, dentro do sistema global geopolítico em Estados, ganhamos em pensar num quadro de poder que se constrói sobre si próprio e se desenvolve, não de forma unidirecional, mas em profundidade.

Especificamente, a estabilidade da ordem interna estatal democrática implica entendimentos para lá das teorias lineares – seja por via do materialismo histórico ou das expectativas no conceito liberal de progresso.

Podemos pensar o território político como um ecossistema integrador da ordem humana e da ordem natural, não através da renúncia a um contrato social, mas pela compreensão da necessidade de o (re)construir a partir de novas premissas.

Os desafios contemporâneos, nas sociedades democráticas, são muito exigentes, e colocam questões difíceis:

Politicamente, face aos extremismos, que estimulam as posições antagónicas e ferem a possibilidade de interações colaborativas;

Economicamente, perante a existência de desigualdades marcantes;

Culturalmente, em função das condições de formação e exercício de representações e críticas da pluralidade valorativa e criativa;

Ambientalmente – por causa da insustentabilidade dos modelos industriais e das alterações climáticas;

A exclusividade de uma ação estatal, a crença na ideia de que o progresso ou a evolução histórica hão-de – mais à frente – resolver os problemas de hoje, já não chegam.

Melhor que as gerações mais velhas, as mais novas perceberam-no, e querem, exigem, garantir – agora – as condições do futuro. Manifestações recentes de jovens, por todo o mundo, num protesto global relativo à mão humana nas alterações climáticas e à ação necessária a este respeito, são um sinal evidente desta consciência.

Conceitos como economia circular, entre outros, têm apresentado modelos para atingir um desenvolvimento sustentável. Se têm sido relevantes no seu contributo para estabelecer abordagens novas aos problemas de desenvolvimento, também é certo que oferecem algumas limitações: estes conceitos não integram parâmetros de participação política, justiça social, equidade, distribuição de poder na comunidade.

É preciso, por isso, complexificar o conceito de economia circular.

Esta complexificação tende para uma ideia de política circular – um sistema complexo composto por variáveis políticas, económicas, sociais, culturais e ambientais. Variáveis organizadas em torno da ideia de comunidade cidadã em dado território. A comunidade dos cidadãos como elemento polarizador e a partir da qual se estabelecem, numa visão de fluxos circulares de poder, os parâmetros que permitem aferir e promover a sustentabilidade, inclusão e coesão de dada comunidade, num contínuo aprofundamento das interações, numa ótica colaborativa, com o consequente reforço dos laços de confiança e cooperação.

Hoje, a nível nacional, regional, local, sendo que as formas representativas de democracia são essenciais, não tem sentido ignorar os novos modelos de participação política. Orçamentos participativos, petições, transparência administrativa, assembleias comunitárias, associações cívicas, podem fazer parte de um círculo coerente e integrador, onde a complexidade que vivemos possa ser valorizada, em vez de gerar uma crescente fragmentação e disputa de canais de legitimidade e de poder.

Num sistema de política circular, o Estado, as empresas, a economia social, a sociedade civil (universidades, associações, grupos informais, etc.) encontram-se em pontos físicos e digitais, para colocar as suas atividades e expectativas, críticas e propostas em comum, pondo os diferentes níveis de poder a circular informação, formação, projetos, ação, avaliação e controlo de resultados – permanentemente, numa dinâmica orientada para o bem comum.

Este modelo não propõem nem resulta na diminuição dos mecanismos eletivos de representação. Antes pretende colocar diversos dispositivos formais, não formais e informais de poder a agir, integradamente, para uma maior e melhor distribuição do mesmo.

O poder, mesmo nas sociedades democráticas, está muito concentrado, por vezes de forma pouco transparente. Esta concentração significa que poucos detêm muito e muitos detêm pouco ou nenhum. Devemos, pois, repensar as dinâmicas da sua circulação, seja no território físico, seja no digital, ou, melhor ainda, nessa entidade fusionada que une os dois territórios num tecnopoder.

Sem menorizar a importância do sistema partidário em democracia, precisamos é mesmo de garantir que o nosso Presente e o nosso Futuro não se resumem, em termos de distribuição de poder, a disputas ou oligarquias partidárias.

Complexificar, de forma participada e circular, as dinâmicas de poder, é um caminho possível.

O autor escreve segundo o novo Acordo Ortográfico</text:p>
          </table:table-cell>
          <table:table-cell office:value-type="string">
            <text:p>Criar condições para uma maior participação não é, exclusivamente, um exercício normativo a partir do Estado.</text:p>
          </table:table-cell>
          <table:table-cell office:value-type="string">
            <text:p>Politics</text:p>
          </table:table-cell>
          <table:table-cell office:value-type="string">
            <text:p>['Democracia', 'Estado', 'Opinião', 'Partidos políticos', 'Política']</text:p>
          </table:table-cell>
          <table:table-cell office:value-type="string">
            <text:p>2019-05-05 02:10:00</text:p>
          </table:table-cell>
          <table:table-cell table:style-name="ce23" office:value-type="string" office:value="https://www.publico.pt/2019/05/05/politica/opiniao/circulacao-sociedades-democraticas-1867748">
            <text:p><text:a xlink:href="https://www.publico.pt/2019/05/05/politica/opiniao/circulacao-sociedades-democraticas-1867748">https://www.publico.pt/2019/05/05/politica/opiniao/circulacao-sociedades-democraticas-1867748</text:a></text:p>
          </table:table-cell>
          <table:table-cell table:number-columns-repeated="246"/>
        </table:table-row>
        <table:table-row table:style-name="ro1">
          <table:table-cell office:value-type="string">
            <text:p>5cf45c0c896a7fea06ff3d04</text:p>
          </table:table-cell>
          <table:table-cell office:value-type="string">
            <text:p>Boas notícias para a regularização dos caudais do Tejo: da barragem no rio Ocreza ao Projeto Tejo</text:p>
          </table:table-cell>
          <table:table-cell office:value-type="string">
            <text:p>['Francisco Avillez', 'Francisco Gomes da Silva']</text:p>
          </table:table-cell>
          <table:table-cell office:value-type="string">
            <text:p>A difícil gestão dos caudais do rio Tejo tem vindo a ser noticia. Pelas piores razões, foi-o há cerca de um ano, quando se registaram problemas evidentes na qualidade das suas águas junto a Vila Velha de Ródão e tornou a sê-lo nos últimos meses, face à manifesta escassez de água que se verifica em alguns dos seus troços. Esta é uma situação recorrente, que se manifesta de forma aguda quando se vive um período de seca mais ou menos prolongada.

Mas sobre o mesmo assunto têm igualmente chegado algumas boas notícias, que abrem perspetivas quanto à resolução deste problema e que mostram que Portugal ainda não desistiu do seu rio mais importante. Há cerca de um ano ganhou corpo uma ideia que ficou conhecida por “Projeto Tejo”, que tem vindo a percorrer um caminho de consolidação. É um projeto que assenta na instalação de um conjunto de diques (rebatíveis) ao longo do rio, visando gerir, nos seus diversos troços, o nível da água do Tejo. Prevê ainda um conjunto de captações de água para rega, beneficiando diversas zonas do vale do Tejo, da região oeste e até da região de Setúbal.

Nas últimas duas semanas, foi igualmente notícia que a barragem do Alvito, no rio Ocreza (afluente do Tejo), poderá vir a ser mais do que uma simples miragem. Primeiro num excelente artigo do eng. Pedro Cunha Serra no jornal PÚBLICO, depois na notícia de que o ministro do Ambiente irá espoletar os estudos necessários para que uma decisão seja tomada a seu respeito.

Tentemos identificar melhor o problema. Será verdade que existe pouca água disponível na bacia “portuguesa” do Tejo? Como se verá de seguida, esse está longe de ser “o problema”. De facto, as afluências superficiais anuais (em ano médio) são cerca de 12 mil milhões de m3 de água, para os quais apenas temos uma capacidade útil de armazenamento (em albufeiras) de pouco mais de dois mil milhões de m3 – isto é, em ano médio podemos armazenar menos de 20% da água que aflui naturalmente à bacia do Tejo. A esta limitação junta-se uma outra: a albufeira de Castelo de Bode, localizada na bacia do rio Zêzere (principal afluente do Tejo), “liberta água” para jusante numa lógica de produção de energia (com exceção do caudal ecológico que é obrigada a manter), e não com uma preocupação de regularização do caudal do rio. Para termos a noção do que isto (não) significa, do lado espanhol existe uma capacidade de armazenamento de aproximadamente 100% do volume das afluências em ano médio. Fica claro que Portugal não fez ainda o que lhe compete nesta matéria.

Perguntar-se-á: com o processo de alterações climáticas e o impacto que se estima no regime de precipitação (que, recorde-se, não é tanto de uma redução significativa do volume médio anual – que nos cenários trabalhados pela APA poderá ser uma redução da ordem dos 5-7% na região hidrográfica do Tejo –, mas sim da sua mais irregular distribuição ao longo do tempo) faz sentido aumentar a capacidade de armazenamento e de gestão das afluências através de novas infraestruturas? A resposta é sim. Mais do que nunca, faz todo o sentido. De facto, quanto mais prováveis forem os fenómenos extremos de precipitação (mais e mais prolongados períodos de seca, e maior incidência de períodos mais curtos com elevadas quedas de precipitação), mais falta fazem as estruturas que permitam regularizar as afluências que acorrem à bacia do Tejo.

E é aqui que, com diferentes mas conjugadas funções, a futura barragem do Alvito (não um “pequeno” Alvito, mas um Alvito que permita armazenar qualquer coisa à volta dos 1000 milhões de m3 de água) e o Projeto Tejo podem casar-se de forma quase perfeita: o primeiro promove um aumento significativo da capacidade de armazenamento a montante, e o segundo assegura um conjunto de estruturas ao longo do rio que permitam manter e gerir níveis de água mais compatíveis quer com a “saúde” do rio, quer com os diferentes usos a que a água se destina.

Nestes usos, a agricultura é uma peça-chave. Estas obras (devidamente estudadas e dimensionadas) poderão permitir (1) a criação de novas áreas infraestruturadas para o regadio, (2) a substituição da origem da água utilizada para rega (de águas subterrâneas para águas superficiais) e (3) a garantia de mais e melhor água para zonas que já hoje em dia regam a partir do rio Tejo.

O “problema” é, pois, em Portugal fazermos o que nos compete em matéria de gestão dos recursos hídricos que afluem anualmente à “bacia portuguesa do Tejo”. E é nesse sentido que tanto as recentes notícias sobre a predisposição de se avançar com a barragem do Alvito no rio Ocreza, como as ideias que constituem o Projeto Tejo são, definitivamente, uma excelente notícia. São soluções prontas e sem problemas? Claro que não. Existem diversos aspetos que têm que ser aprofundadamente estudados, e valores eventualmente conflituantes que têm que ser ponderados. Mas que são boas notícias, lá isso são.

Numa nota final, as boas notícias não terminam aqui: existem também sinais evidentes da vontade política em avançar (será desta?) com a barragem do Pisão-Crato (foi criado um grupo de trabalho para ponderar esta decisão), no distrito de Portalegre, e com a infraestruturação de cerca de 9000 hectares para regadio, a partir dessa nova albufeira. Diríamos que o aproveitamento Pisão-Crato está para o vale do Sorraia como Alvito e o Projeto Tejo estão para o vale do Tejo, de que o Sorraia é afluente.

Os autores escrevem segundo o novo acordo ortográfico</text:p>
          </table:table-cell>
          <table:table-cell office:value-type="string">
            <text:p>Faz sentido aumentar a capacidade de armazenamento e de gestão das afluências através de novas infraestruturas? Mais do que nunca, faz todo o sentido.</text:p>
          </table:table-cell>
          <table:table-cell office:value-type="string">
            <text:p>Society</text:p>
          </table:table-cell>
          <table:table-cell office:value-type="string">
            <text:p>['Agricultura', 'Ambiente', 'Barragens', 'Opinião', 'Recursos naturais', 'Rios', 'Seca', 'Sociedade', 'Tejo', 'Água']</text:p>
          </table:table-cell>
          <table:table-cell office:value-type="string">
            <text:p>2019-05-06 02:22:00</text:p>
          </table:table-cell>
          <table:table-cell table:style-name="ce23" office:value-type="string" office:value="https://www.publico.pt/2019/05/06/sociedade/opiniao/boas-noticias-regularizacao-caudais-tejo-barragem-rio-ocreza-projeto-tejo-1870035">
            <text:p><text:a xlink:href="https://www.publico.pt/2019/05/06/sociedade/opiniao/boas-noticias-regularizacao-caudais-tejo-barragem-rio-ocreza-projeto-tejo-1870035">https://www.publico.pt/2019/05/06/sociedade/opiniao/boas-noticias-regularizacao-caudais-tejo-barragem-rio-ocreza-projeto-tejo-1870035</text:a></text:p>
          </table:table-cell>
          <table:table-cell table:number-columns-repeated="246"/>
        </table:table-row>
        <table:table-row table:style-name="ro1">
          <table:table-cell office:value-type="string">
            <text:p>5cf45c2c896a7fea06ff3e2a</text:p>
          </table:table-cell>
          <table:table-cell office:value-type="string">
            <text:p>Lei de Bases da Saúde e sustentabilidade do SNS</text:p>
          </table:table-cell>
          <table:table-cell office:value-type="string">
            <text:p>['António Lacerda Sales']</text:p>
          </table:table-cell>
          <table:table-cell office:value-type="string">
            <text:p>"Sustentabilidade é garantir que os recursos suficientes estarão disponíveis ao longo do tempo para prover acesso atempado a cuidados de saúde com qualidade e que respondam à evolução das necessidades das populações.”

Como profissional de saúde com mais de 30 anos de atividade clínica, sempre me lembro de ouvir falar de sustentabilidade do Serviço Nacional de Saúde (SNS). E desde sempre vi esse objetivo acima de governos e governações, de ideologias e de interesses, de políticos e de politiquices. Uma visão que não muda por agora desempenhar funções públicas. Muito menos pela proximidade de desafios eleitorais.

Não podemos falar de sustentabilidade do SNS sem termos como referencial a Constituição, nos seus desígnios de universalidade, generalidade e tendencial gratuitidade, e uma Lei de Bases da Saúde de princípios genéricos e orientadores que os afirmem.

Sustentabilidade política, porque uma nova Lei de Bases da Saúde não serve o país se estiver refém de ciclos políticos. Os portugueses precisam de um documento que defina os princípios e a matriz das políticas públicas em Saúde – o que significa que, mesmo sem um determinismo político rígido, deve refletir o dinamismo de um setor, olhando para os desafios do futuro a cada momento, como a transição demográfica, o papel do cuidador informal, mas também os determinantes sociais, o envelhecimento, a carga de doença, a investigação e inovação terapêutica e a sociedade digital.

Sustentabilidade económico-financeira, dado que a sustentabilidade política é também uma questão de escolhas e não pode ser separada da vertente financeira. E sobre isto algumas questões: existem situações de menor equidade para corrigir? É possível fazer melhor com os recursos utilizados? O financiamento encontra-se condicionado pela situação económica e financeira do passado e do futuro do país?

Entre 2011 e 2015, a despesa pública corrente em saúde per capita em Portugal contraiu 5,9% da média europeia, que nesse período teve um aumento de 14,4%. O baixo investimento trouxe repercussões cujo impacto demorará muitos anos a refazer. Apesar do reforço de financiamento já efetuado por este governo, reconhece-se o subfinanciamento a que o sistema está submetido e a necessidade de uma lei de meios para prever financiamento, sabendo que não será possível ir muito além dos 9% da despesa total em Saúde.

Sustentabilidade tecnológica e inovação, porque, sendo um setor muito exposto à inovação, a necessidade de acompanhamento da evolução é permanente, o que obriga a que a substituição tecnológica se faça de forma reprodutiva e eficiente. O desempenho do SNS tem a ver com eficiência, organização e gestão, bem como com a qualidade de serviço prestado, que se traduz para o cidadão em pertinência, tempestividade e prontidão na obtenção de cuidados e resultados em saúde.

Sustentabilidade demográfica e social, visto a alteração do paradigma demográfico, que faz com que vivamos mais anos e o procuremos fazer com melhor qualidade vida, aliado ao avanço tecnológico que dia após dia proporciona avanços cada vez mais caros, bem como o aumento de carga de doença crónica, levanta-nos um problema real de sustentabilidade do sistema. O índice de envelhecimento e de dependência de idosos é o maior de sempre. Entre 2011 e 2015 verificou-se um decréscimo de 134.000 jovens e de 262 mil pessoas em idade ativa.

A ambição que temos de assegurar um SNS com tão elevadas exigências suscita permanentes e inevitáveis questões. Será que alguma vez se deixará de falar na sustentabilidade do SNS? Provavelmente não! Mas será caso para se desistir? Nunca.

De facto, só faz sentido deixar de falar de sustentabilidade do SNS quando o SNS não existir, porque nessa ocasião a responsabilidade deixaria de ser solidária e passaria a ser individual, deixando as classes sociais mais vulneráveis expostas ao desafio da iniquidade. Tal hipótese poderia não ser uma perda irreparável para todos os políticos ou para todos os profissionais de saúde, mas sê-lo-ia decerto para a esmagadora maioria dos portugueses. Por isso, a Lei de Bases da Saúde deve constituir um fator de afirmação do desígnio constitucional, mas sem iludir, comprometer ou restringir soluções que possam contribuir para garantir a sustentabilidade do SNS.

O autor escreve segundo o novo Acordo Ortográfico</text:p>
          </table:table-cell>
          <table:table-cell office:value-type="string">
            <text:p>Será que alguma vez se deixará de falar na sustentabilidade do SNS? Provavelmente não! Mas será caso para se desistir? Nunca.</text:p>
          </table:table-cell>
          <table:table-cell office:value-type="string">
            <text:p>Politics</text:p>
          </table:table-cell>
          <table:table-cell office:value-type="string">
            <text:p>['Lei de Bases da Saúde', 'Opinião', 'Política', 'Saúde', 'Serviço Nacional de Saúde']</text:p>
          </table:table-cell>
          <table:table-cell office:value-type="string">
            <text:p>2019-05-07 02:34:00</text:p>
          </table:table-cell>
          <table:table-cell table:style-name="ce23" office:value-type="string" office:value="https://www.publico.pt/2019/05/07/politica/opiniao/lei-bases-saude-sustentabilidade-sns-1871608">
            <text:p><text:a xlink:href="https://www.publico.pt/2019/05/07/politica/opiniao/lei-bases-saude-sustentabilidade-sns-1871608">https://www.publico.pt/2019/05/07/politica/opiniao/lei-bases-saude-sustentabilidade-sns-1871608</text:a></text:p>
          </table:table-cell>
          <table:table-cell table:number-columns-repeated="246"/>
        </table:table-row>
        <table:table-row table:style-name="ro1">
          <table:table-cell office:value-type="string">
            <text:p>5cf45c33896a7fea06ff3e67</text:p>
          </table:table-cell>
          <table:table-cell office:value-type="string">
            <text:p>As Misericórdias e os Museus: uma semiótica do saber</text:p>
          </table:table-cell>
          <table:table-cell office:value-type="string">
            <text:p>['Gonçalo de Carvalho Amaro']</text:p>
          </table:table-cell>
          <table:table-cell office:value-type="string">
            <text:p>Foram conhecidos recentemente os museus candidatos ao prémio de Museu Europeu do Ano, EMYA 2019, cerimónia que terá lugar entre os dias 22 e 25 de maio na cidade de Sarajevo. Entre os 50 finalistas encontra-se um português: o Museu da Misericórdia do Porto. Não surpreende a nomeação e trata-se, sem dúvida, de um reconhecimento ao bom trabalho museográfico. Musealizar as Misericórdias portuguesas não é tarefa fácil, pois são instituições ativas há cinco séculos. Foram testemunhas de vários regimes e foram sabendo tecer o seu património de acordo com cada momento. Sabemos o quão difícil é contradizer o momento, mesmo através da análise científica do passado; a ideia que se tem do património no presente é (quase sempre) mais entranhável e imediata. O “presentismo” do património é um mal conhecido entre historiadores, alguns, como David Lowenthal, são drásticos em “separar as águas” entre história e património; o britânico, em texto publicado em 1996, defende que se, por um lado, a história “é universalmente acessível e comprovável”, por outro, o património é mais variável, é construído socialmente e não se baseia propriamente “em factos comprovados, mas numa lealdade crédula”.

Essa perspetiva “patrimonial” subjaz nos museus das Misericórdias. Maria Antónia Lopes, nas Primeiras Jornadas de Museologia das Misericórdias, afirmou que as Santas Casas “foram, pois (e são), instituições com uma ação muito lata (…) além dos edifícios e dos objetos litúrgicos, existia nas misericórdias um imenso espólio funcional. Onde estão musealizados esses artefactos?”. Por detrás desta afirmação, notamos a insistência dos historiadores das Misericórdias portuguesas que, nos últimos tempos, têm vindo a esclarecer e a enfatizar que estas, apesar de serem instituições de matriz cristã, eram autónomas em relação à tutela eclesiástica.

A maioria dos investigadores também parece estar de acordo que houve uma mudança jurídica e administrativa a partir de 1979, data do Decreto-Lei n.º 519-G2/79, de 29 de Dezembro de 1979, sobre o estatuto das Instituições Privadas de Solidariedade Social (IPSS). Todavia, e como salientou Paulo Dá Mesquita, em artigo de 2014, o antecedente fundamentador deste “novo” entendimento institucional é gerado dois anos antes com o decreto do Bispo de Viseu que, na aprovação dos estatutos da União das Misericórdias Portuguesas, lhes concede a ereção canónica. Este aspeto é relevante, pois a autonomia – até 1979 – da tutela eclesiástica certamente contribuiu para que as Misericórdias chegassem aos nossos dias sem verem os seus interesses especialmente melindrados em períodos de fulgor anticlerical, como foram o liberalismo e a 1ª República.

É importante recordar que a rainha Dona Leonor – instituidora da Misericórdia de Lisboa devido à ausência de seu irmão, Dom Manuel, por terras de Castela e Aragão em busca da entronização do seu herdeiro (Dom Miguel da Paz) como futuro rei de toda a Península – foi a patrocinadora da edição, em Portugal (1468/1477), da Vita Christi de Tomás (de) Kempis, um dos livros chave para a compreensão da devotio moderna e da expansão da vivência espiritual cristã entre os leigos: imitar Cristo nas suas ações e frugalidade, aproximar-se dos pobres e atuar. Kempis foi, provavelmente, a grande inspiração programática da Misericórdia Lisboa, mas também influenciou outros programas modernos, como o protestantismo de Lutero e o movimento jesuíta de Loyola.

As Misericórdias portuguesas são por isso singulares do ponto de vista da ação, pretendem abarcar todas as obras de misericórdia: as 7 espirituais e as 7 corporais – ambicionam atuar como Cristo, imitar as suas ações – ao contrário do que acontecia com as Misericórdias italianas e espanholas que se dedicavam apenas a uma ou a duas obras. Como diz Isabel dos Guimarães Sá, no texto fundacional da instituição, O compromisso da confraria da misericórdia, estão lá “todos os topoi da devotio moderna” mas também – na ação e no fazer – alguns dos princípios da militância das Ordens terceiras, tão ativas no contexto peninsular. São ainda únicas no sentido de apresentarem uma forma de afirmação do poder da Coroa: assim que regressou da meseta peninsular, Dom Manuel mandou fundar Misericórdias pelas principais cidades e vilas do reino, expandindo-as depois por todos os cantos do império. Como disse Charles Boxer, em 1969, as Misericórdias em conjunto com as câmaras municipais foram os dois “pilares gémeos da sociedade colonial desde o Maranhão até Macau”. Por isso, e pelas suas origens, todas as Misericórdias apresentam no seu símbolo o brasão de Portugal.

Consegue o Museu da Misericórdia do Porto retratar essa singularidade das Misericórdias nacionais? Não na totalidade mas, muito provavelmente – quando comparado com os outros museus de Misericórdias – é aquele que mais se aproxima dessa complexa narrativa multifuncional e multisecular. Começando pelas tábuas do Fons Vitae que “expressa” a estreita ligação entre Dom Manuel e as Misericórdias, destacando o papel dos benfeitores ou beneméritos – os jogos sociais são relativamente recentes na longa vidas das Santas Casas ou Casas Pias (como começam a ser também adjetivadas a partir do século XVIII) – que eram quem, de certa maneira, sustentavam estas instituições em troca dos legados pios: uma vez mais na linha da devotio moderna, na humanização de Cristo. Seguem-se-lhes alguns dos elementos fundamentais para a orgânica das Misericórdias com a musealização da Sala do Despacho e da Administração, mas falta-lhe retratar as farmácias e os hospitais (até ao 25 de Abril de 1974 praticamente todos os hospitais e farmácias pertenciam às Misericórdias locais), falta-lhe também retratar as casas da roda – onde, segundo texto publicado em 2014 por Joana Paulino infelizmente “a mortalidade grassava” – e os recolhimentos femininos.

Com tudo isto, poderíamos perguntar-nos existe ainda espaço e vontade para um museu que conte a história singular das Misericórdias portuguesas? Não é de todo uma ideia nova, chegou a ser proposta no seio da mais antiga Misericórdia do país – a de Lisboa –, em 1981, pela então conservadora do Museu de São Roque – a falecida professora Maria João Madeira Rodrigues – que teve a audácia de propor a criação de mais dois novos museus que estariam sob a alçada da Misericórdia de Lisboa: o Museu das Misericórdias e o Museu Santa Casa da Misericórdia de Lisboa. A ideia, pioneira e pertinente, não avançou; estávamos nos inícios dos anos 80 e os museus não eram (e, de certa forma, continuam a não o ser) ainda encarados como espaços de coesão social. No entanto, seria possível avançar com tais projetos, na atualidade, tendo em conta o flagelo material que a referida Casa Santa sofreu após o terramoto de 1755, no qual perdeu objetos, alfaias e todo o seu arquivo? Seria uma tarefa hercúlea, sem dúvida, porém, não podemos negar o papel que a Misericórdia “lançada” por Dona Leonor, na maior cidade do reino, teve na génese de um património de influência lusa: uma herança viva ainda presente na generalidade dos países de língua e expressão portuguesa; uma herança histórica materializada em antigos edifícios e igrejas espalhados pelos continentes americano, asiático e africano; uma herança cultural que leva a que comunidades portuguesas, por iniciativa própria, criem Misericórdias em países sem essa tradição como a França ou o Luxemburgo.

Os museus das Misericórdias têm dificuldade em lidar museograficamente com o seu passado, mas também lhes custa representar o presente, as atividades diárias de ação social que dão precisamente vida às Misericórdias. Nesse sentido, e apesar do museu da Misericórdia do Porto “aparecer” como um bom “exemplo” de museu das Misericórdias, parece-me que a distinção deveria ser partilhada com outro museu que, apesar de não ter as mesmas características, nem ter “misericórdia” no nome, pertence a uma Misericórdia: trata-se do Museu do Traje de São Brás de Alportel. De facto, a coleção e a exposição deste museu pouco têm a ver com a história da Misericórdia, mas a sua ação, a sua relação com a comunidade, através de iniciativas com os mais idosos – preservando a memória –, a integração das comunidades emigrantes – através das danças dos seus países – e trazendo os reformados residentes do norte da Europa para o museu – envolvendo-os através da fotografia com a região – inscrevem-se plenamente na ação contemporânea das Misericórdias. Deste modo, um modelo dual, capaz de juntar a narrativa do tempo longo (incluindo a evolução das suas múltiplas funções e ações) com as comunidades para quem trabalha, parece ser o mais indicado e o mais fluido para os museus das Misericórdias; como indica Maria Antónia Lopes, numa perspetiva de futuro: “os espaços expositivos das misericórdias podem ser poderosos veículos de conhecimento e de autoconhecimento, tanto ao nível das instituições como das comunidades”.

O autor escreve segundo o novo acordo ortográfico</text:p>
          </table:table-cell>
          <table:table-cell office:value-type="string">
            <text:p>Os museus das Misericórdias têm dificuldade em lidar museograficamente com o seu passado, mas também lhes custa representar o presente, as atividades diárias de ação social que dão precisamente vida às Misericórdias.</text:p>
          </table:table-cell>
          <table:table-cell office:value-type="string">
            <text:p>Culture</text:p>
          </table:table-cell>
          <table:table-cell office:value-type="string">
            <text:p>['Cultura-Ípsilon', 'Misericórdia', 'Museus', 'Opinião', 'Património']</text:p>
          </table:table-cell>
          <table:table-cell office:value-type="string">
            <text:p>2019-05-07 06:29:00</text:p>
          </table:table-cell>
          <table:table-cell table:style-name="ce23" office:value-type="string" office:value="https://www.publico.pt/2019/05/07/culturaipsilon/opiniao/misericordias-museus-semiotica-saber-1871684">
            <text:p><text:a xlink:href="https://www.publico.pt/2019/05/07/culturaipsilon/opiniao/misericordias-museus-semiotica-saber-1871684">https://www.publico.pt/2019/05/07/culturaipsilon/opiniao/misericordias-museus-semiotica-saber-1871684</text:a></text:p>
          </table:table-cell>
          <table:table-cell table:number-columns-repeated="246"/>
        </table:table-row>
        <table:table-row table:style-name="ro1">
          <table:table-cell office:value-type="string">
            <text:p>5cf45c39896a7fea06ff3eac</text:p>
          </table:table-cell>
          <table:table-cell office:value-type="string">
            <text:p>A importância das Associações de Doentes</text:p>
          </table:table-cell>
          <table:table-cell office:value-type="string">
            <text:p>['Joaquim Brites']</text:p>
          </table:table-cell>
          <table:table-cell office:value-type="string">
            <text:p>Desde há muitos anos, o movimento associativo em torno de causas maiores tem vindo a assumir, em Portugal e um pouco por todo o mundo, um relevo significativo. Sobretudo, se estiverem em causa questões ligadas aos direitos dos cidadãos. Em setores como a saúde ou a proteção social, onde existe uma grande unanimidade de opiniões, a criação espontânea de movimentos culmina, quase sempre, em associações. Por sua vez, estas agregam-se em níveis de representatividade superior, de modo a conseguirem uma projeção ainda maior.

Mas concentremo-nos unicamente nos grupos de pessoas que formaram instituições cujo propósito é o de valorizar as questões relacionadas com doenças específicas, lutando afincadamente para que os seus portadores, os seus familiares e os profissionais de saúde a elas ligados tenham o melhor e o maior conhecimento da sua evolução, das suas causas, das suas consequências e das melhores soluções de tratamentos, quando elas existam. O que terá levado tanta gente a unir-se? Porque é que um setor tão decisivo na qualidade de vida de cada um de nós, tendo uma doença diagnosticada, ou sendo, supostamente, saudável, não encontra as respostas necessárias num Sistema Nacional de Saúde criado para nos servir, de forma equitativa? E quando queremos, apenas, desabafar, ou procurar apoio?

As respostas a estas, e a muitas outras questões que, todos os dias, procuramos encontrar, foram sendo trabalhadas num setor que, nas últimas décadas, foi crescendo, mas ao qual, lamentavelmente, não tem sido dado o relevo que ele merece. Com um forte impacto na economia social, de que tanto se tem falado, as associações foram-se transformando em organismos privados de maior ou menor dimensão, muitas delas apelidadas de “Instituições Particulares de Solidariedade Social”. Como melhores conhecedoras das condições de saúde e das dificuldades socioeconómicas das populações que servem, foram superando as dificuldades impostas pelas exigências de um Estado, supostamente protetor, mas sem capacidade para exercer essa função. Foram encontrando formas de financiamento, algumas delas por imposição das respostas que pretendiam, ou que foram forçadas a criar. Foram, sobretudo, aumentando a sua capacidade de gestão, o seu conhecimento, a sua capacitação para a modernidade e para a revolução tecnológica.

Por todas as razões, e por mérito próprio, muitas associações de doentes abandonaram os velhos métodos, nem sempre bem sucedidos, e passaram para modelos de serviço baseados em projetos sustentáveis e em processos de qualidade, sendo, muitas delas, certificadas pelas normas ISO. Procuraram, assim, aumentar os níveis de confiança que lhes são devidos, enquanto elementos ativos no relativamente novo terceiro setor. Essa confiança tem vindo a ser reconhecida como um elemento fundamental para que todos os intervenientes no setor da saúde, públicos ou privados, reconheçam as associações de doentes como verdadeiros parceiros, ativos e capazes de fazer a diferença em áreas onde o Estado nunca foi capaz de intervir. A importância do seu papel nunca foi tão evidente.

Foi a consiência da crescente importância que têm, que levou 28 instituições nacionais a dar corpo ao HOOPE (https://hoope.pt) um portal de pesquisa de associações de doentes e de respostas a perguntas frequentes sobre saúde. A estas vão juntar-se muitas outras. Todas vão fazer a diferença.

O autor escreve segundo o novo Acordo Ortográfico</text:p>
          </table:table-cell>
          <table:table-cell office:value-type="string">
            <text:p>Todos os intervenientes no setor da saúde reconhecem as associações de doentes como verdadeiros parceiros, ativos e capazes de fazer a diferença em áreas onde o Estado nunca foi capaz de intervir. A importância do seu papel nunca foi tão evidente.</text:p>
          </table:table-cell>
          <table:table-cell office:value-type="string">
            <text:p>Society</text:p>
          </table:table-cell>
          <table:table-cell office:value-type="string">
            <text:p>['Doenças', 'Estado', 'Opinião', 'Saúde', 'Sociedade', 'Solidariedade']</text:p>
          </table:table-cell>
          <table:table-cell office:value-type="string">
            <text:p>2019-05-07 18:04:47</text:p>
          </table:table-cell>
          <table:table-cell table:style-name="ce23" office:value-type="string" office:value="https://www.publico.pt/2019/05/07/sociedade/opiniao/importancia-associacoes-doentes-1871614">
            <text:p><text:a xlink:href="https://www.publico.pt/2019/05/07/sociedade/opiniao/importancia-associacoes-doentes-1871614">https://www.publico.pt/2019/05/07/sociedade/opiniao/importancia-associacoes-doentes-1871614</text:a></text:p>
          </table:table-cell>
          <table:table-cell table:number-columns-repeated="246"/>
        </table:table-row>
        <table:table-row table:style-name="ro1">
          <table:table-cell office:value-type="string">
            <text:p>5cf45c47896a7fea06ff3f2d</text:p>
          </table:table-cell>
          <table:table-cell office:value-type="string">
            <text:p>Quando não há pão, há circo!</text:p>
          </table:table-cell>
          <table:table-cell office:value-type="string">
            <text:p>['David Justino']</text:p>
          </table:table-cell>
          <table:table-cell office:value-type="string">
            <text:p>A crise política provocada pelo atual Governo em torno do reconhecimento do tempo de serviço dos professores e do modo de o consagrar nas progressões e remunerações dos diferentes escalões da carreira mobilizou os mais variados argumentos com especial destaque para o impacto nas finanças públicas.

Ao presente, creio que o problema é, antes de mais, político.

Começou por ser político quando:

1. O Governo e o PS criaram expectativas reais de recuperação do tempo de serviço prestado, por declarações de responsáveis governamentais e por posições expressas em votações parlamentares.

2. O Governo não definiu atempadamente quais as condições de recuperação do tempo de serviço, seguindo critérios comuns às diferentes carreiras dos funcionários da administração pública. Pelo contrário, arrastou e avolumou o problema, reagiu tarde e de forma casuística, sempre a reboque da pressão sindical.

Sem as expectativas criadas e com uma clara definição desses critérios comuns o problema então criado não se tinha arrastado até aos nossos dias. Não me lembro de qualquer protesto significativo dos professores quando foi necessário impor sacrifícios e congelar progressões, quando eles foram extensivos a toda a administração pública e cumprindo igual critério.

É um problema político quando não existiu qualquer estratégia de negociação com os sindicatos, fiados que estavam no prolongamento da “lua de mel” dos dois primeiros anos de governação. Quando perceberam que esse tempo tinha acabado, optaram pela indecorosa patranha das negociações fictícias. Todos perceberam então que quem governava não era o Ministro da Educação, era o Ministro das Finanças. Mas este último também percebeu que as contas públicas e a gestão do pessoal no Ministério da Educação estavam sem controlo.

Quatro factos para perceber esse descontrolo:

1. Depois de 2015 o absentismo de docentes e funcionários nas escolas disparou para perto dos 10%, custando anualmente cerca de 150 M€.

2. No mesmo período, as despesas de pessoal aumentaram cerca de 700 M€, o número de educadores e professores aumentou entre 6 a 7 mil, quando o número de alunos não parou de diminuir.

3. Gasta-se cada vez mais no ensino profissional, criam-se mais cursos sem haver procura nem empregabilidade, autorizam-se turmas com um número diminuto de alunos e cede-se a tudo porque se aproximam eleições.

4. Generalizou a gratuitidade dos manuais escolares a todos os alunos, quando o benefício deveria ser restrito aos alunos com direito à ação social escolar. Não tendo dinheiro, ficou a dever a editores e livreiros durante vários meses.

O custo da ineficiência e da má gestão cobre a mais pessimista estimativa do impacto financeiro do reconhecimento do tempo de serviço e da sua concretização nas carreiras dos professores.

Lançar sobre a opinião pública estimativas de centenas de milhões – sem fornecer os dados de base e as metodologias adotadas, mesmo depois de sucessivos pedidos não correspondidos - e alimentar a especulação dramatizada é outro problema político. Silencia o contraditório, afirma o poder de manipulação da informação e anula o escrutínio democrático. Mais importante, desvia a atenção das más políticas educativas para o domínio do equilíbrio e sustentabilidade das contas públicas. Por alguma razão o Ministro da Educação desapareceu de cena.

É possível acomodar o reconhecimento do total do tempo de serviço congelado com o equilíbrio financeiro? É possível, desde que se saiba negociar com os sindicatos e que se adotem as medidas de política educativa adequadas, nomeadamente:

1. Mobilização de uma parte desse tempo para progressões com uma calendarização não inferior a seis anos.

2. Despenalização das reformas antecipadas, a título excecional, para os professores com, pelo menos, 63 anos.

3. Redução da componente letiva em um terço reorientando esses professores para funções de supervisão e formação de novos professores.

As combinatórias de medidas nestes três domínios permitem responder a problemas que se agravam dia a dia nas escolas portuguesas: desmotivação dos docentes, envelhecimento excessivo, elevado absentismo e quebra dos mecanismos de indução profissional das novas gerações de professores.

Não vou entrar na guerra dos milhões, nem o que proponho ilude os problemas. Nada disto é possível se não for delineada uma estratégia que alie estas medidas a um maior rigor e disciplina na gestão dos recursos e à conceção de outras políticas educativas que assegurem a qualidade do serviço público de educação.

Deixo para o fim a rábula da demissão do Governo. Confesso, desde já, que lido mal com este tipo de política, feita de pequenos truques, de muito ilusionismo e, acima de tudo, de uma poderosa máquina de comunicação que antecipa e condiciona o debate franco e aberto dos problemas. Quem gosta deste tipo de política rejubila com o circo que o Primeiro-ministro montou, elogia o grande golpe, o “profissionalão”, aplaude o contorcionismo, espasma com o truque de ilusionismo. Só que a política não pode ser um circo, nem uma sucessão de mentiras ou meias verdades.

António Costa conseguiu pôr todos os media e comentadores numa busca obsessiva pelo recuo da oposição. Qualquer que fosse a posição tomada, seria sempre um recuo e se não fosse um recuo era um desastre. Inundou a opinião pública com estimativas de centenas de milhões, todas elas contraditórias e sem esclarecer as hipóteses simplificadoras dos cálculos. O objetivo era o anúncio do desastre para que se deixasse de falar no familygate, no erro de casting do candidato às europeias, ou nas benesses concedidas a alguns poderosos da administração pública.

Se o conseguiu ou não, falaremos mais tarde.</text:p>
          </table:table-cell>
          <table:table-cell office:value-type="string">
            <text:p>O custo da ineficiência e da má gestão cobre a mais pessimista estimativa do impacto financeiro do reconhecimento do tempo de serviço e da sua concretização nas carreiras dos professores.</text:p>
          </table:table-cell>
          <table:table-cell office:value-type="string">
            <text:p>Politics</text:p>
          </table:table-cell>
          <table:table-cell office:value-type="string">
            <text:p>['António Costa', 'Crise política', 'Educação', 'Escolas', 'Finanças públicas', 'Governo', 'Opinião', 'Política', 'Professores']</text:p>
          </table:table-cell>
          <table:table-cell office:value-type="string">
            <text:p>2019-05-08 06:42:00</text:p>
          </table:table-cell>
          <table:table-cell table:style-name="ce23" office:value-type="string" office:value="https://www.publico.pt/2019/05/08/politica/opiniao/nao-ha-pao-ha-circo-1871809">
            <text:p><text:a xlink:href="https://www.publico.pt/2019/05/08/politica/opiniao/nao-ha-pao-ha-circo-1871809">https://www.publico.pt/2019/05/08/politica/opiniao/nao-ha-pao-ha-circo-1871809</text:a></text:p>
          </table:table-cell>
          <table:table-cell table:number-columns-repeated="246"/>
        </table:table-row>
        <table:table-row table:style-name="ro1">
          <table:table-cell office:value-type="string">
            <text:p>5cf45b79896a7fea06ff290a</text:p>
          </table:table-cell>
          <table:table-cell office:value-type="string">
            <text:p>Redes culturais: promover a democracia cultural em todo o território</text:p>
          </table:table-cell>
          <table:table-cell office:value-type="string">
            <text:p>['Catarina Vaz Pinto', 'Marta Martins']</text:p>
          </table:table-cell>
          <table:table-cell office:value-type="string">
            <text:p>No dia 2 de Maio, em Pombal, teve lugar o 3.º Fórum Político da Artemrede, dedicado ao tema Redes Culturais: modelos de cooperação para o desenvolvimento dos territórios. Tratou-se de um encontro participado por cerca de 40 autarcas e outros decisores políticos, organizado por uma associação que tem demonstrado ser, ela própria, um exemplo de boas práticas no campo da cooperação intermunicipal. A Artemrede é um projeto de cooperação cultural constituído por 17 associados (16 municípios e a associação Acesso Cultura) com 14 anos de atividade ininterrupta nas áreas da programação cultural, do apoio à criação artística, da formação profissional e das práticas artísticas comunitárias. Ao longo do seu percurso demonstrou a capacidade de agregar escalas, realidades e atores diversos, cruzando os interesses e as especificidades locais com desafios e perspetivas de alcance regional, nacional e internacional.

O facto de a Artemrede ser uma rede composta por geografias, escalas e sensibilidades políticas diversas qualifica-a para promover um debate, pertinente para além do seu território, que contribua para influenciar decisões políticas e estratégicas na área cultural e da coesão territorial. É neste contexto que surge o Fórum Político, um encontro entre pares para discutir, ouvir e apresentar ideias, preocupações e propostas no campo das políticas públicas de cultura.

Este Fórum Político partiu da reflexão produzida no encontro anterior, em 2017, e que tem vindo a ser promovida pela Artemrede, sobre a importância de articulação entre governo e autarquias na promoção de medidas que contribuam para uma maior coesão territorial no acesso à cultura, à criação artística e à participação dos cidadãos na vida cultural.

As redes têm sido identificadas como potenciais motores de desenvolvimento dos territórios, espaços de aprendizagem e de capacitação e instrumentos de planeamento estratégico. No entanto, são poucos os exemplos, em Portugal, de redes culturais intermunicipais bem-sucedidas, com visão estratégica e atividade continuada. Reiteradamente assentam em modelos rígidos, centralistas, ou são redes criadas de forma artificial, para responder a oportunidades de financiamento ou para dar corpo a entidades político-administrativas.

A proposta de criação da Rede de Teatros e Cineteatros, em discussão na Assembleia da República, foi também um dos motes para este debate, na medida em que tenta responder a uma necessidade dos territórios: a corresponsabilização do Ministério da Cultura e das autarquias no funcionamento dos teatros municipais.

Este 3.º Fórum Político da Artemrede propôs, assim, um exercício de reflexão sobre modelos de redes culturais, o seu papel no desenvolvimento dos territórios e as condições necessárias para a sua atuação e eficácia. Organizados em grupos de trabalho, os participantes aceitaram o desafio de responderem a três perguntas apresentadas pela Artemrede. Independentemente das diferenças entre eles – de pertenças institucionais, níveis de responsabilidade, campos políticos – foi possível identificar vários pontos de convergência e posições consensuais, quer na identificação de fragilidades, quer no campo dos compromissos e das propostas:

1. Qualquer que seja o modelo de cooperação entre governo e autarquias, os municípios e as freguesias querem ter voz na sua construção. Quem melhor conhece os territórios deve ter a oportunidade de participar no processo de identificação de prioridades de investimento e na definição de formatos de aplicação desse mesmo investimento.

2. A ausência (quase) generalizada de estratégias municipais para a cultura e a falta de recursos humanos qualificados nas equipas municipais de cultura foram as fragilidades mais assinaladas pelos autarcas, fragilidades estas que dificultam a estabilidade das políticas culturais locais. Neste campo, e usando o exemplo da Artemrede, as redes culturais foram reconhecidas como potenciais instrumentos no combate a essas fragilidades, pela capacidade de promoverem uma visão estratégica a longo prazo, a capacitação dos seus membros através da aprendizagem interpares e a qualificação das equipas.

3. O facto de as redes aparecerem repetidamente, durante o debate nos grupos, como a solução para estes e outros problemas ou como uma ferramenta de suporte à ação cultural autárquica, demonstra que as estratégias para o desenvolvimento dos territórios assentes no modelo de rede continuam a fazer sentido e a demonstrar eficácia. No entanto, foi comumente aceite que as redes fecundas são necessariamente modelos orgânicos, assentes em relações e em interesses comuns. Redes que se baseiam em infraestruturas – como a já referida proposta de Rede de Teatros – ou numa excessiva sectorialização são modelos datados e desfasados dos modos atuais de produção, programação e receção das artes contemporâneas. Igualmente relevante no debate sobre formatos de redes foi a questão geográfica, e aqui voltou a aparecer uma expressão usada no Fórum Político anterior: territórios pertinentes, que não decalcam uma linha administrativa, mas antes se organizam segundo relações reais, de ajuda mútua e ação concertada. Também a natureza dos seus membros foi um fator de consensualização, reconhecendo-se a importância de ativar os agentes locais, entidades públicas e privadas, na construção de redes ancoradas nos territórios e nas comunidades.

Concluindo, o 3.º Fórum Político da Artemrede advogou pela criação de redes culturais e pelo apoio financeiro ao funcionamento das mesmas (através do Ministério da Cultura, do Ministério do Planeamento ou de outras áreas governativas, assim como no contexto do quadro financeiro Portugal 2030), como um dos meios para promover a democracia cultural em todo o território nacional. Esta estratégia deve partir de uma escuta ativa do território e dos seus atores – entre os quais as autarquias e os agentes culturais – e promover a construção de diferentes projetos, de geometrias variáveis, que correspondam às necessidades e especificidades dos territórios e à vontade efetiva de cooperação dos seus membros.

Vereadora da Cultura da Câmara Municipal de Lisboa e Presidente da Direção da Artemrede; Diretora Executiva da Artemrede</text:p>
          </table:table-cell>
          <table:table-cell office:value-type="string">
            <text:p>O 3.º Fórum Político da Artemrede, realizado em Pombal, advogou pela criação de redes culturais e pelo apoio financeiro ao funcionamento das mesmas como um dos meios para promover a democracia cultural em todo o território nacional.</text:p>
          </table:table-cell>
          <table:table-cell office:value-type="string">
            <text:p>Culture</text:p>
          </table:table-cell>
          <table:table-cell office:value-type="string">
            <text:p>['Artes performativas', 'Cultura', 'Cultura-Ípsilon', 'Dança', 'Opinião', 'Política Cultural', 'Teatro']</text:p>
          </table:table-cell>
          <table:table-cell office:value-type="string">
            <text:p>2019-05-08 10:34:41</text:p>
          </table:table-cell>
          <table:table-cell table:style-name="ce23" office:value-type="string" office:value="https://www.publico.pt/2019/05/08/culturaipsilon/opiniao/redes-culturais-promover-democracia-cultural-territorio-1871741">
            <text:p><text:a xlink:href="https://www.publico.pt/2019/05/08/culturaipsilon/opiniao/redes-culturais-promover-democracia-cultural-territorio-1871741">https://www.publico.pt/2019/05/08/culturaipsilon/opiniao/redes-culturais-promover-democracia-cultural-territorio-1871741</text:a></text:p>
          </table:table-cell>
          <table:table-cell table:number-columns-repeated="246"/>
        </table:table-row>
        <table:table-row table:style-name="ro1">
          <table:table-cell office:value-type="string">
            <text:p>5cf45c4a896a7fea06ff3f4e</text:p>
          </table:table-cell>
          <table:table-cell office:value-type="string">
            <text:p>A verdade e a(s) mentira(s)</text:p>
          </table:table-cell>
          <table:table-cell office:value-type="string">
            <text:p>[' Alexandra Leitão']</text:p>
          </table:table-cell>
          <table:table-cell office:value-type="string">
            <text:p>A recuperação do tempo de serviço dos professores tem estado ultimamente no centro do debate político, na sequência da apreciação parlamentar do decreto-lei do Governo sobre esta matéria.

Infelizmente, esse debate tem sido contaminado por mentiras, algumas das quais envolvendo-me diretamente, e é imperioso que se reponha a verdade. Porque uma mentira repetida muitas vezes não se torna verdade e não pode passar impune.

Vamos, então, aos factos.

Relembremos, antes de mais, que o Programa do XXI Governo Constitucional referia apenas “o descongelamento das carreiras a partir de 2018”, não havendo nenhum compromisso no seu Programa relativamente à recuperação do tempo de serviço. É falso, por isso, que o Governo tenha, em algum momento, prometido a recuperação do tempo e que não esteja a cumprir o que prometeu.

Em 15 de novembro de 2017 fui ouvida na Assembleia da República, em representação do Ministério da Educação, no debate na especialidade do Orçamento do Estado para 2018. Tem sido repetido que nessa audição eu teria admitido a contagem de todo o tempo de serviço congelado. É falso.

Aquilo que disse foi exatamente isto: “Vai haver uma forma da contagem de tempo de serviço da carreira docente ser de alguma forma recuperada. Aquilo que vamos fazer é criar em negociação com os sindicatos uma forma de contagem de tempo de serviço.”

E mais adiante: “Fazer a correção dos anos em que o congelamento vigorou é algo de difícil devido ao impacto financeiro enorme que isso comporta. Por isso, e respondendo concretamente às perguntas aqui formuladas por alguns senhores deputados, essa não é matéria para o OE porque o OE descongela e descongela todos os professores no sentido de retomar a contagem do cronómetro. A matéria da correção do tempo de serviço congelado é matéria cujos termos, limites, condições e faseamentos concretos serão objeto de negociação com os sindicatos.”

Todas as audições estão gravadas, pelo que se pode constatar que em momento algum foi por mim dito que se iria recuperar todo o tempo de serviço. Pelo contrário, foi afirmada a necessidade de iniciar um processo negocial para discutir a concretização da recuperação, incluindo todas as variáveis e consciente do enorme impacto financeiro que estava em causa.

Só por manifesta má-fé pode ser afirmado ou sugerido que foi dito por mim nesta audição que todo o tempo de serviço ia ser recuperado.

O que afirmei, portanto, foi que ia ser aberto um processo negocial (e foi), que no mesmo se discutiriam os termos em que iria ser recuperado tempo de serviço (e essa negociação decorreu durante mais de um ano entre dezembro de 2017 e janeiro de 2019) e que o Governo partia para essa negociação com abertura, mas ciente do enorme impacto financeiro que estava em causa.

E é por isso que, em 17 de novembro de 2017, eu e a senhora secretária de Estado da Administração e do Emprego Público​ negociámos e assinámos com as estruturas sindicais representativas dos educadores e professores do ensino básico e secundário uma declaração de compromisso que definiu a base negocial para a negociação subsequente, no sentido de mitigar o impacto do período de congelamento do tempo de serviço.

Nessa declaração de compromisso determinava-se, quanto à questão da recuperação do tempo de serviço, o seguinte: “a fim de mitigar o impacto do congelamento que agora cessa, no âmbito da ponderação da especificidade da carreira docente, designadamente da sua estruturação numa única categoria e de um modelo de desenvolvimento remuneratório que conjuga diversos elementos, desenvolver um processo negocial setorial nos seguintes termos: a) definir como base negocial para a construção do modelo três variáveis fundamentais: o tempo, o modo de recuperação e o calendário em que a mesma ocorrerá” (consultável online).

Este documento definiu como base negocial três variáveis: i) o tempo a recuperar; ii) o modo de recuperação e; iii) o calendário. Ficou, por isso, claro que o tempo a recuperar não estava definido à partida na negociação. Por isso mesmo o texto se intitulou “declaração de compromisso” e não “acordo”, por exigência das próprias estruturas sindicais. Disseram, aliás, muito claramente nas declarações que proferiram à Comunicação Social nessa noite que se do documento constasse a recuperação integral do tempo de serviço, haveria acordo e não declaração de compromisso.

Impõe-se, portanto, a reposição da verdade, contra as mentiras que têm sido divulgadas. O Governo não prometeu a reposição de todo o tempo de serviço na declaração de compromisso. Não há, portanto, uma expectativa criada.

Em cumprimento da declaração de compromisso, iniciou-se o processo negocial que decorreu entre dezembro de 2017 e janeiro de 2019 e que se desenvolveu em várias reuniões, com a apresentação de dados, prestação de informações e apresentação de propostas e contrapropostas. No termo deste processo, o Governo propôs a recuperação de 2 anos, 9 meses e 18 dias de serviço. Este prazo corresponde a 70% do módulo de progressão da carreira docente (quatro anos), em termos que garantem a equidade com a carreira geral e com as restantes carreiras especiais.

Na carreira geral, a mudança de posição remuneratória só ocorre ao fim de dez anos, correspondendo a 1 ponto por ano em cada ciclo avaliativo, o que significa que a atribuição de um ponto por cada um dos sete anos de congelamento traduz-se em 70% dos dez pontos necessários à progressão. Aplicando o mesmo pressuposto, a proposta do Governo é de recuperar 70% do escalão de quatro anos da carreira docente, ou seja, 2 anos, 9 meses e 18 dias.

E esta proposta é também a única que assegura a sustentabilidade e a compatibilização com os recursos disponíveis, tal como era estabelecido pelas leis do Orçamento do Estado para 2018 e para 2019, que foram, assim, também integralmente cumpridas.

O Governo prometeu negociar três variáveis e fê-lo cumprindo o compromisso e honrando a palavra. De boa-fé e apresentando uma proposta concreta que se situa dentro das balizas negociais definidas.

Pelo contrário, durante toda a negociação, as estruturas sindicais nunca aceitaram negociar a primeira variável, isto é, o tempo de serviço a recuperar, mantendo-se intransigentes na recuperação integral dos 9 anos, 4 meses e 2 dias, sem nunca admitir qualquer outra possibilidade.

Apesar de não ter sido possível chegar a acordo com as estruturas sindicais, o Governo aprovou um diploma no qual assume a recuperação de 2 anos, 9 meses e 18 dias.

Esta é a verdade dos factos. Mente aos professores quem tenta aprovar normas de recuperação de 9 anos, 4 meses e 2 dias com cláusulas que sabe que apenas garantem que esse tempo nunca será recuperado. Mente quem refere declarações de forma parcelar ou omite aos professores e aos portugueses o que está efetivamente na declaração de compromisso.

A solução vertida no diploma do Governo é justa, equitativa e sustentável, respeita os portugueses, garantindo-lhes que não comprometemos o caminho de recuperação de rendimentos, garantindo as contas certas e defendendo a credibilidade externa de Portugal.

E é este o diploma cuja apreciação parlamentar está em discussão e votação na Assembleia da República. Exige-se ao PSD e ao CDS/PP que, entre avanços e recuos, não enganem os professores e o país.

A autora escreve segundo o novo Acordo Ortográfico</text:p>
          </table:table-cell>
          <table:table-cell office:value-type="string">
            <text:p>Impõe-se a reposição da verdade contra as mentiras que têm sido divulgadas. O Governo não prometeu a reposição de todo o tempo de serviço.</text:p>
          </table:table-cell>
          <table:table-cell office:value-type="string">
            <text:p>Politics</text:p>
          </table:table-cell>
          <table:table-cell office:value-type="string">
            <text:p>['Função Pública', 'Governo', 'Ministério da Educação', 'Opinião', 'Orçamento do Estado', 'Parlamento', 'Política', 'Professores', 'Sindicatos de professores']</text:p>
          </table:table-cell>
          <table:table-cell office:value-type="string">
            <text:p>2019-05-08 11:38:47</text:p>
          </table:table-cell>
          <table:table-cell table:style-name="ce23" office:value-type="string" office:value="https://www.publico.pt/2019/05/08/politica/opiniao/verdade-mentiras-1871884">
            <text:p><text:a xlink:href="https://www.publico.pt/2019/05/08/politica/opiniao/verdade-mentiras-1871884">https://www.publico.pt/2019/05/08/politica/opiniao/verdade-mentiras-1871884</text:a></text:p>
          </table:table-cell>
          <table:table-cell table:number-columns-repeated="246"/>
        </table:table-row>
        <table:table-row table:style-name="ro1">
          <table:table-cell office:value-type="string">
            <text:p>5cf45c4c896a7fea06ff3f66</text:p>
          </table:table-cell>
          <table:table-cell office:value-type="string">
            <text:p>Cuidador Informal, o teu sinónimo é Mulher</text:p>
          </table:table-cell>
          <table:table-cell office:value-type="string">
            <text:p>['Marisa Filipe']</text:p>
          </table:table-cell>
          <table:table-cell office:value-type="string">
            <text:p>Podem chamar-se João, José ou Nivaldo mas, geralmente, têm o nome de Antónia, Maria, Bernarda ou Catarina. Os cuidadores informais são, nas palavras de Marta Temido, ministra da Saúde, um dos factores de sustentabilidade dos sistemas sociais. Se o economês vos assusta, traduzam por gente que abdica do seu tempo livre, do seu descanso, das atividades com amigos e família e até do emprego, para cuidar de outra pessoa.

A esperança média de vida aumentou mas a sociedade ainda não está preparada para cuidar dos mais velhos e dos enfermos. Estes cuidadores são tipicamente, segundo os últimos dados disponibilizados pelo Instituto Nacional de Estatística, mulheres entre os 45 e 65 anos, com baixos rendimentos e baixa escolaridade. Num mundo tão globalizado mas ainda tão pouco igualitário, elas são o suporte emocional, físico e financeiro dos seus pais, sogros e filhos. São elas que, após a jornada de trabalho, dedicam quatro ou mais horas a cuidar dos seus. São elas que, sem qualquer renumeração, colocam a sua vida em espera, os seus sonhos e ambições, para dar ao outro a dignidade que a vida já lhes tirou. E porquê elas? Porque é o seu dever, diz-lhes uma sociedade pouco igual, machista e conservadora.

A proposta de lei apresentada pelo Governo, a 15 de fevereiro deste ano, é um passo importante para o reconhecimento desta questão e do trabalho não renumerado que lhe está associado. A atribuição de um subsídio de apoio ao cuidador, assim como a criação do seguro social voluntário, são passos fundamentais que só pecam por tardios. No entanto, as faltas ao trabalho por acompanhamento do familiar a consultas isoladas continuam a não ser consideradas faltas justificadas, o que configura uma das omissões graves desta proposta de lei. Perante as constantes faltas, os cuidadores optam por congelar as suas carreiras ou abandonar mesmo o emprego, tornando-os vulneráveis e menos independentes.

Mas mais do que a lei que tarda, consegue a sociedade garantir que o papel de cuidador é livremente exercido e é uma escolha consciente destas mulheres? Nesta sociedade patriarcal, é preciso garantir que o cuidador não seja subjugado ou obrigado a abdicar da sua vida em prol do bem-estar familiar. Cabe-nos a nós, enquanto sociedade, estarmos atentos a esta realidade e encontrar mecanismos que envolvam toda a família e comunidade para prestar cuidados a quem deles necessita, e cabe ao Estado proteger estas mulheres para que não lhes sejam atribuídas mais obrigações quando não o desejem, seja em nome do bem-estar familiar, seja em nome do bem-estar social. Cuidador informal tem de ser sinónimo de afeto, atenção, família, sociedade, respeito, mas não pode ser sinónimo de Mulher.

A autora escreve segundo o novo Acordo Ortográfico</text:p>
          </table:table-cell>
          <table:table-cell office:value-type="string">
            <text:p>Nesta sociedade patriarcal, é preciso garantir que o cuidador não seja subjugado ou obrigado a abdicar da sua vida em prol do bem-estar familiar.</text:p>
          </table:table-cell>
          <table:table-cell office:value-type="string">
            <text:p>Society</text:p>
          </table:table-cell>
          <table:table-cell office:value-type="string">
            <text:p>['Idosos', 'Ministério da Saúde', 'Opinião', 'Saúde', 'Sociedade']</text:p>
          </table:table-cell>
          <table:table-cell office:value-type="string">
            <text:p>2019-05-08 14:14:00</text:p>
          </table:table-cell>
          <table:table-cell table:style-name="ce23" office:value-type="string" office:value="https://www.publico.pt/2019/05/08/sociedade/opiniao/cuidador-informal-sinonimo-mulher-1871920">
            <text:p><text:a xlink:href="https://www.publico.pt/2019/05/08/sociedade/opiniao/cuidador-informal-sinonimo-mulher-1871920">https://www.publico.pt/2019/05/08/sociedade/opiniao/cuidador-informal-sinonimo-mulher-1871920</text:a></text:p>
          </table:table-cell>
          <table:table-cell table:number-columns-repeated="246"/>
        </table:table-row>
        <table:table-row table:style-name="ro1">
          <table:table-cell office:value-type="string">
            <text:p>5cf45b77896a7fea06ff28ff</text:p>
          </table:table-cell>
          <table:table-cell office:value-type="string">
            <text:p>Recoser o pano</text:p>
          </table:table-cell>
          <table:table-cell office:value-type="string">
            <text:p>['Francisco Sousa Fialho']</text:p>
          </table:table-cell>
          <table:table-cell office:value-type="string">
            <text:p>Assim como houve quem afirmasse o fim da História com a queda do muro de Berlim, há quem entenda que isso de esquerda/direita em política é coisa do passado que nos tempos de hoje se adequa mal à realidade ou que, pelo menos, precisaria de ser superada por uma outra atitude baseada talvez num pragmatismo de bom senso entre mulheres e homens de boa vontade.

Nos últimos anos assistimos mesmo, nomeadamente a nível europeu, a uma tentativa de demonstrar que não há dois ou três caminhos possíveis mas uma única estrada a percorrer para chegar ao Shangri-La e que quem pretender o contrário ou é um ignorante ou um perigoso populista que nos levaria, ao som da sua flauta mágica, à desordem e ao caos.

Neste 1.° de Maio de 2019 completaram-se 15 anos do chamado alargamento big-bang da União Europeia que integrou dez novos países: Chipre, Estónia, Eslováquia, Eslovénia, Hungria, Letónia, Lituânia, Malta, Polónia e República Checa. Três anos depois entrariam a Bulgária e a Roménia.

A passo de corrida, estes novos Estados-membros tiveram de aplicar ou transpor para a sua ordem jurídica cerca de 20.000 actos legislativos da UE (100.000 páginas do Jornal Oficial da UE). Aliás, durante as negociações de adesão foram pressionados, em nome do modelo de mercados liberais, a privatizarem empresas e serviços apesar do direito comunitário não o impor. Com a agravante de constatarem que certas políticas da União, sobretudo as que mais lhes interessavam, ou estariam sujeitas a longos períodos de transição ou não lhes seriam aplicáveis como já o eram aos Estados-membros mais antigos (por exemplo, na política agrícola comum). Até no recrutamento de funcionários dos novos países, a UE criou uma desigualdade de estatuto diminuindo os direitos dos recém-chegados em comparação com os já instalados. Convenhamos que para quem se libertara da canga soviética e da ‘soberania limitada’, o confronto com esta nova partilha de poderes haveria necessariamente de provocar, cedo ou tarde, um forte arrefecimento dos entusiasmos iniciais.

Entretanto, nos outros Estados-membros foram surgindo reservas e desconfianças face ao modus operandi das instituições europeias e à constatação de que a tal estrada única é afinal um túnel em que a luz tarda a aparecer e onde só alguns dispõem de lampião, aliás sempre os mesmos. O facto, por exemplo, de se apontar como provável próximo presidente da Comissão Europeia o alemão Manfred Weber do PPE, como secretário-geral da Comissão o alemão Martin Seylmar, como provável próximo presidente do Banco Central Europeu o alemão Jens Weidmann (actual presidente do Bundesbank) e como principal candidato a próximo presidente do Conselho Europeu o francês Michel Barnier, mais não faz que acentuar a impressão de que os dados estão previamente viciados e que as mãos no peito dos que falam muito em europeísmo visam afinal os seus próprios interesses de acordo com um plano que não explicitam.

Tudo isto se passa numa fase histórica de grandes mudanças a nível global, com o ressurgimento de blocos de uns em oposição a outros e o aparecimento de novos actores na cena mundial. Nos próximos dez anos, das cinco maiores potências económicas mundiais, pelo menos três serão asiáticas e não é certo que a UE seja uma das restantes. É por isso que a própria Alemanha se questiona hoje sobre se as suas prioridades são europeias ou se lhe vale mais ir olhando para outros horizontes. Também é por isso que começa a surgir nos próprios discursos dos principais actores da máquina institucional da UE um tom defensivo, para não dizer assustado, reforçando o policiamento das suas fronteiras, invocando a urgência de um exército europeu, promovendo campeões industriais europeus e derrapando, aos empurrões, para um proteccionismo comercial. Contudo, as próprias empresas europeias, confrontadas pela extraterritorialidade de certas medidas sancionatórias americanas, vêm-se encurraladas num jogo que não desejam mas a que se submetem e, mais grave ainda, vêm-lhes ser retirado o acesso aos sistemas jurisdicionais nacionais ou da UE através de acordos comerciais com países terceiros que estabelecem tribunais arbitrais específicos para dirimir eventuais litígios (voltaremos a este assunto comentando o recente Parecer 1/17 do TJUE de 30/4/2019).

Se a este cocktail de incertezas e de desilusões, seja por um sentimento de falta de democraticidade do funcionamento da UE, de aumento das desigualdades no próprio espaço europeu, de conivência com terceiros Estados violadores dos mais elementares direitos humanos, da percepção de que nenhum responsável encara verdadeiras mudanças nem questiona os erros cometidos, juntarmos as informações alarmantes de que caminhamos para um desastre ambiental, sem que haja reacção séria dos governos, e que é muito provável uma nova crise financeira grave, então explica-se que a nível nacional reapareçam os mesmos tiques de fechamento e de desconfiança, tal como exprimidos por novas organizações de cariz xenófobo que recuperam um público desorientado e frustrado. Isto é, uma direita extrema, que desgraçadamente alguns apenas chamam de radical senão mesmo de direita-ultra.

Parece-me, aliás, sintomático que a direita espanhola tenha pactado com o Vox para se alcandorar ao governo autonómico da Andaluzia e lhe tenha proposto inclusivamente uma coligação eleitoral nas legislativas de 28 de Abril, sendo que alguns já admitem a integração dos futuros eurodeputados Vox no próprio PPE. Essa rendição de uma direita à sua direita, não só pelo discurso e pela agenda mas mesmo organizativamente, é uma desgraça sem nome e de funestas consequências. Há 17 países da UE com partidos da extrema-direita no respectivo parlamento nacional e, em vários deles, no próprio governo.

Por outras palavras, é falso que a dicotomia esquerda/direita tenha sido superada por uma qualquer harmonia geral ou discurso único, assim como a História, com maiúscula, não se finou.

Se é certo que o eleitor europeu foi afastado do exercício democrático da tomada de decisões e do controlo do funcionamento da UE, é certo também que no dia 26 tem o poder de escolher um programa e os actores da execução desse programa. E a escolha é entre o “mais do mesmo” ou um outro caminho. Pode ser que afinal, e apesar do seu voto, nada venha a mudar no essencial, mas esse voto é uma afirmação e será um sinal. Que seja, pelo menos, o sinal de um princípio. Sim, de uma maneira ou de outra, algo vai começar a 26 de Maio. Em boa verdade já começou.</text:p>
          </table:table-cell>
          <table:table-cell office:value-type="string">
            <text:p>De uma maneira ou de outra, algo vai começar a 26 de Maio. Em boa verdade já começou.</text:p>
          </table:table-cell>
          <table:table-cell office:value-type="string">
            <text:p>World</text:p>
          </table:table-cell>
          <table:table-cell office:value-type="string">
            <text:p>['Eleições europeias', 'Europa', 'Europeias 2019', 'Mundo', 'Opinião', 'Parlamento Europeu', 'União Europeia']</text:p>
          </table:table-cell>
          <table:table-cell office:value-type="string">
            <text:p>2019-05-08 15:15:00</text:p>
          </table:table-cell>
          <table:table-cell table:style-name="ce23" office:value-type="string" office:value="https://www.publico.pt/2019/05/08/mundo/opiniao/recoser-pano-1871922">
            <text:p><text:a xlink:href="https://www.publico.pt/2019/05/08/mundo/opiniao/recoser-pano-1871922">https://www.publico.pt/2019/05/08/mundo/opiniao/recoser-pano-1871922</text:a></text:p>
          </table:table-cell>
          <table:table-cell table:number-columns-repeated="246"/>
        </table:table-row>
        <table:table-row table:style-name="ro1">
          <table:table-cell office:value-type="string">
            <text:p>5cf45c4d896a7fea06ff3f74</text:p>
          </table:table-cell>
          <table:table-cell office:value-type="string">
            <text:p>A malha fina da qualidade da água</text:p>
          </table:table-cell>
          <table:table-cell office:value-type="string">
            <text:p>['António Pereira da Cunha']</text:p>
          </table:table-cell>
          <table:table-cell office:value-type="string">
            <text:p>Portugal realizou um esforço considerável na ampliação da rede de abastecimento de água, na melhoria da sua qualidade e na concretização de sistemas de tratamento das águas residuais, num desafio que mobilizou o setor público e os privados.

Os patamares de progresso que atingimos são sistematicamente confrontados com renovados desafios de sustentabilidade, de renovação das infraestruturas e da emergência de novas realidades geradas pelos seres humanos, pelo meio ambiente ou por um conjunto de conjugações expressas nas alterações climáticas. Estas circunstâncias determinam uma crescente exigência na abordagem das questões e na concretização de soluções centradas nas pessoas, nos territórios e na sustentabilidade das opções integradas. Não é possível pensar no sistema sem questionar o volume de perdas de água, como não é desejável vangloriamo-nos com os níveis de qualidade e segurança da água sem ter em conta de que existe uma malha fina dessa avaliação que precisa de ser tida em conta: a da presença de medicamentos, drogas e bactérias multirresistentes nas águas residuais que, em meio hídrico, poderão ser incorporadas na cadeia alimentar e na água destinada à ingestão humana.

A verdade é que nem a legislação europeia e nacional tem um nível de integração que contemple a avaliação desta malha fina da qualidade da água, nem existe uma investigação sustentada e uma adequação tecnológica das Estações de Tratamento de Água (ETA) e das Estações de Tratamento de Águas Residuais (ETAR) que permita despistar e tratar as baixas concentrações de fármacos e substâncias que, quando acumuladas no organismo humano, implicam riscos relevantes de desregulação endócrina ou da mutagenética.

O que está em causa é sobressaltar as consciências comunitárias e os decisores de que existem realidades mais complexas que impõem novas abordagens no tratamento de um bem tão vital para a vida como é a água. Este é um desafio integrado, devemos agir nas causas e intervir nas consequências. Nas causas, estão as descargas das indústrias farmacêuticas, as unidades de prestação de cuidados de saúde e todos nós que ingerimos medicamentos, cada vez mais complexos e aproximados das patologias, que depois de metabolizados pelo nosso organismo geram dejetos com substâncias farmacológicas, presentes nas águas residuais.

Há, pois, desafios que se colocam à indústria farmacêutica, na geração de fármacos com moléculas de menor persistência ambiental, aos cidadãos com maior consciência dos impactos ambientais da toma de medicamentos, aos decisores políticos e ao setor da água e dos resíduos através de uma adequação das estações de tratamento a este patamar superior do tratamento e da avaliação da água e dos resíduos. Como desafio integrado teremos de mobilizar vontades, consciências sociais, conhecimento da comunidade científica e investimento para as adaptações tecnológicas das ETA’s e das ETAR’s.

Há uma crescente presença de compostos farmacêuticos nas águas residuais urbanas, que, por essa via, após o tratamento com as soluções tecnológicas instaladas, persiste nas massas de água com riscos de entrada na cadeia alimentar e de acumulação nos seres vivos por acumulação da ingestão de água com presença de substâncias microcontaminantes não detetadas pelas atuais análises e avaliações.

O país e o mundo que têm vindo a despertar para a relevância dos impactos do plástico na saúde e no meio ambiente, precisam de ter consciência de que existe um risco com a persistência e acumulação de pequenas quantidades de fármacos nas massas de água para abastecimento e nas águas residuais que precisam de ser monitorizados, ter os seus impactos avaliados e suscitar as adequadas soluções técnicas.

A realidade existe, a sua avaliação precisa de ser aprofundada e todos temos de ser parte da construção de soluções, a bem de todos nós e do planeta em que vivemos.

O autor escreve segundo o novo Acordo Ortográfico</text:p>
          </table:table-cell>
          <table:table-cell office:value-type="string">
            <text:p>Há uma crescente presença de compostos farmacêuticos nas águas residuais urbanas com riscos de entrada na cadeia alimentar.</text:p>
          </table:table-cell>
          <table:table-cell office:value-type="string">
            <text:p>Society</text:p>
          </table:table-cell>
          <table:table-cell office:value-type="string">
            <text:p>['Ambiente', 'Doenças', 'Drogas', 'Medicamentos', 'Opinião', 'Saúde', 'Sociedade', 'Água', 'Águas residuais']</text:p>
          </table:table-cell>
          <table:table-cell office:value-type="string">
            <text:p>2019-05-08 17:31:00</text:p>
          </table:table-cell>
          <table:table-cell table:style-name="ce23" office:value-type="string" office:value="https://www.publico.pt/2019/05/08/sociedade/opiniao/malha-fina-qualidade-agua-1871923">
            <text:p><text:a xlink:href="https://www.publico.pt/2019/05/08/sociedade/opiniao/malha-fina-qualidade-agua-1871923">https://www.publico.pt/2019/05/08/sociedade/opiniao/malha-fina-qualidade-agua-1871923</text:a></text:p>
          </table:table-cell>
          <table:table-cell table:number-columns-repeated="246"/>
        </table:table-row>
        <table:table-row table:style-name="ro1">
          <table:table-cell office:value-type="string">
            <text:p>5cf45c4e896a7fea06ff3f82</text:p>
          </table:table-cell>
          <table:table-cell office:value-type="string">
            <text:p>A educação não é uma encenação</text:p>
          </table:table-cell>
          <table:table-cell office:value-type="string">
            <text:p>['Catarina Maia', 'Manuel Loureiro']</text:p>
          </table:table-cell>
          <table:table-cell office:value-type="string">
            <text:p>Desde 2 de Maio que os portugueses assistem a uma ópera-bufa com trama engenhosa e vivaz, que pretende dissimular e fazer passar por entre os pingos da chuva todo um conjunto de piruetas, mal explicadas e dissimuladas por falsos números e pretensões.

O primeiro acto decorreu no dia 2, na Assembleia de República, quando todos os partidos à excepção do PS votaram no sentido da contabilização integral dos 9 anos, 4 meses e 2 dias.

Os partidos à esquerda do PS, vendo que não têm nada a perder, demarcaram-se da “geringonça”. O PCP conseguiu voltar a focar a luta sindical na Fenprof – quem ainda se lembra do STOP, que tanto deu que falar nas greves às avaliações? O BE, não tendo nada a perder, continua na sua senda populista. Esta atitude nos partidos à esquerda finalmente rompe com o silêncio que tinham sobre esta matéria, e era esperada – mais e mais reivindicações, não interessa quanto custam nem a quem, desde que as suas clientelas sejam servidas.

Já em Novembro, o PSD manifestara uma posição favorável aos professores. Há um mês, Rui Rio falava da possibilidade de conversão de anos congelados dos professores em bónus na pensão. Também em Abril, o CDS entregara na Assembleia da República uma proposta no sentido da contabilização integral do tempo. Estes partidos que, supostamente, estarão preocupados com a economia e finanças, não perderam a oportunidade para sacrificar os interesses de todos pela caça aos votos na classe docente. Porém, rapidamente perceberam que o seu eleitorado tradicional não os perdoa, e ainda este domingo deram o dito pelo não dito.

O segundo acto, a 3 de Maio, foi o passo de vitimização e chantagem que António Costa fez colocando-se a jeito para não ter de apresentar um Orçamento do Estado em Outubro. Sim, porque a sua hipotética demissão não tem impacto verdadeiro no calendário das legislativas. E este jogo distrai-nos das eleições europeias, às quais o PS apresentou um candidato ensosso.

Porém, para termos uma verdadeira percepção da amplitude das piruetas, temos de olhar para a prequela desta ópera-bufa. A Resolução n.º 1/2018 da Assembleia da República, aprovada pelo PS, PCP, PEV, BE e PAN, com a abstenção de PSP e CDS, “recomenda ao Governo a contagem de todo o tempo de serviço para efeitos de progressão na carreira”. O PS que, hoje, renega tal pretensão.

Nesta ópera-bufa ainda em curso, os suspeitos do costume do sindicalismo português regozijam: Mário Nogueira canta vitória, Arménio Carlos vem pedir que toda a Função Pública seja tratada de igual forma. O direito deles é superior ao de todos os outros trabalhadores, que progridem por mérito, que são aumentados quando é possível.

Ao longo destes anos todos, a música continua igual: o sectarismo de uma classe em relação a outras, o diferente tratamento entre funcionários públicos e os restantes cidadãos (a que assistimos há muito, logo a começar pela ausência de despedimentos, as 35 horas semanais de trabalho e o acesso à ADSE), a dependência que o poder tem das clientelas do Estado.

Já nos esquecemos dos quase 240 mil portugueses que emigraram entre 2011 e 2015, de quem perdeu o emprego nestes anos, de quem regressou ao mercado de trabalho com um salário inferior ao que tinha. Por muitas contabilizações que se façam, a crise existiu. Este espectáculo a que vimos a assistir repete-se constantemente – classe a classe – sempre com o mesmo desfecho: os contribuintes pagam e a ele assistem forçados, qual “Laranja Mecânica”, enquanto desesperam por reformas que não se querem fazer.

Sendo verdade que na política é preciso fazer escolhas, também o é que essas escolhas não são dicotómicas, de soma zero, nem tão pouco abrangem apenas as remunerações. Não agir para reformar a educação foi uma escolha política. Mantemos o poder concentrado nuns poucos personagens. Por preconceito ideológico, não reconhecemos às comunidades locais a capacidade de valorizarem os serviços educativos.

Para a Iniciativa Liberal, a educação não é uma encenação. Tem de ser encarada com sentido estratégico, e assentar numa base profissional que atenda exclusivamente aos interesses da sociedade para responder aos desafios de qualificação dos cidadãos. Os professores devem ser tratados de forma equitativa, sem favorecimento de contratações mais recentes em relação a contratações mais antigas, como o actual governo propõe. A reforma da educação passa pela formação mais exigente de professores, por carreira em etapas, pela progressão por provas públicas com júri externo. Deixemo-nos de encenações que pouco têm a ver com a qualificação das pessoas, e debrucemo-nos no que é essencial: a qualificação e autonomização intelectual dos nossos jovens.

PS, CDU, BE, PSD e CDS tiveram oportunidade de agir. Entretanto, alegremente, seguem cantando.</text:p>
          </table:table-cell>
          <table:table-cell office:value-type="string">
            <text:p>Deixemo-nos de encenações que pouco têm a ver com a qualificação das pessoas, e debrucemo-nos no que é essencial: a qualificação e autonomização intelectual dos nossos jovens.</text:p>
          </table:table-cell>
          <table:table-cell office:value-type="string">
            <text:p>Politics</text:p>
          </table:table-cell>
          <table:table-cell office:value-type="string">
            <text:p>['Governo', 'Iniciativa Liberal', 'Opinião', 'Parlamento', 'Partidos políticos', 'Política', 'Professores']</text:p>
          </table:table-cell>
          <table:table-cell office:value-type="string">
            <text:p>2019-05-08 19:19:00</text:p>
          </table:table-cell>
          <table:table-cell table:style-name="ce23" office:value-type="string" office:value="https://www.publico.pt/2019/05/08/politica/opiniao/educacao-nao-encenacao-1871816">
            <text:p><text:a xlink:href="https://www.publico.pt/2019/05/08/politica/opiniao/educacao-nao-encenacao-1871816">https://www.publico.pt/2019/05/08/politica/opiniao/educacao-nao-encenacao-1871816</text:a></text:p>
          </table:table-cell>
          <table:table-cell table:number-columns-repeated="246"/>
        </table:table-row>
        <table:table-row table:style-name="ro1">
          <table:table-cell office:value-type="string">
            <text:p>5cf45c50896a7fea06ff3f95</text:p>
          </table:table-cell>
          <table:table-cell office:value-type="string">
            <text:p>E se o resto contra-atacar?</text:p>
          </table:table-cell>
          <table:table-cell office:value-type="string">
            <text:p>['Gonçalo Duarte Gomes']</text:p>
          </table:table-cell>
          <table:table-cell office:value-type="string">
            <text:p>“Lisboa é Portugal. Fora de Lisboa não há nada. O país está todo entre a Arcada e S. Bento!...” atirou Ega, no aceso diálogo que travava com Craft, procurando as raízes da perda de músculo e de carácter do povo português. Esse olhar de Eça de Queiroz, plasmado nessa biografia de costumes que são Os Maias, diluiu-se entretanto na geografia, alastrando e elevando-se à condição de polivalente expressão popular “Portugal é Lisboa, o resto é paisagem”. Eça dedicaria um olhar mais atento às virtudes dos valores naturais desse outro país que, para lá do Rossio, para lá do frenesim e aprumo das conveniências urbanas, encerrava aquele que, para si, era o verdadeiro país. Declara-se então, n’A Cidade e as Serras, arrebatadamente encantado pelo Belo encerrado no sortilégio das paisagens rurais.

Que resto é então este que, sobrando do Portugal urbano e capitalizado que real e unicamente interessa, é capaz de encantar e apaixonar? Do muito que se pode dizer sobre a paisagem, num vasto espectro, que vai desde o puro esoterismo ao mais brutal e desalmado pragmatismo utilitarista e/ou economicista (servindo assim poetas e máquinas registadoras numa rara comunhão), o mais interessante será, porventura, o ser o retrato mais eloquente de um povo e do seu tempo. Um retrato que faz sentido apenas se entendido como síntese de terra e gente, em que a nossa alma se entranha na terra e a molda, na mesma medida em que a terra nos marca a alma. Tire-se um ingrediente, e o outro perde coerência. É na paisagem que inscrevemos os nossos valores ou sua ausência, o respeito pelos limites ou total falta dele, a compreensão ou desconhecimento dos ciclos fundamentais que regem o chão comum sobre o qual nos assentamos os pés. É lá então que nos vemos espelhados, de forma nua e crua – visão de que, muitas vezes, não gostamos, mas que é sempre a nossa.

E o que vemos é, mais do que mero presente, passado e, principalmente, futuro. As nossas paisagens de hoje são então as paisagens do futuro. E, inevitavelmente, é nelas que vivemos. Em 1982, Blade Runner recorreu a artifícios ficcionais para nos convencer de uma realidade imaginada. Em 2017, Blade Runner 2049 recorreu a bem reais imagens das estufas de Ejido, no Sul de Espanha, para construir a ficção. Estas estufas podiam ser as que hoje asfixiam a Costa Vicentina e o Sudoeste Alentejano, ou que arrancam o Algarve e a sua paisagem mediterrânica pela raiz. Porque neste tempo de uma sociedade crescentemente perdida na maionese do perpétuo espectáculo imediatista, tudo é genérico, e dificilmente cabe nela algo que não se conforme com as promessas fátuas de um folheto turístico.

A Paisagem portuguesa equivale a uma busca existencial à escala de um povo, processo que importa saber descodificar, ler, compreender, para encontrarmos novos equilíbrios, e a paisagem não contra-ataque, com os efeitos devastadores que incêndios, inundações, temporais ou desabamentos nos vão cada vez mais habituando. Aqui, só o conhecimento nos pode ajudar. O que se cultiva no Ensino – por defeito profissional, acuso o encerramento do curso de Arquitectura Paisagista na Universidade de Évora –, mas também o que se inscreve na Cultura cantada, dita e olhada pelo povo que vive e trabalha as paisagens. Para que o conhecimento possa penetrar, deve haver vontade de o apreender, e essa aparenta escassear cada vez mais. Por isso mesmo, o resto que temos, sendo paisagem, é cada vez menos nosso, e é isto que nos compete inverter.

(Por dever moral e vontade expressa do autor, o presente texto obedece a desacordo ortográfico.)</text:p>
          </table:table-cell>
          <table:table-cell office:value-type="string">
            <text:p>Do muito que se pode dizer sobre a paisagem, o mais interessante será, porventura, o ser o retrato mais eloquente de um povo e do seu tempo.</text:p>
          </table:table-cell>
          <table:table-cell office:value-type="string">
            <text:p>Society</text:p>
          </table:table-cell>
          <table:table-cell office:value-type="string">
            <text:p>['Ambiente', 'Opinião', 'Paisagismo', 'Recursos naturais', 'Sociedade']</text:p>
          </table:table-cell>
          <table:table-cell office:value-type="string">
            <text:p>2019-05-08 21:20:00</text:p>
          </table:table-cell>
          <table:table-cell table:style-name="ce23" office:value-type="string" office:value="https://www.publico.pt/2019/05/08/sociedade/opiniao/resto-contraatacar-1871930">
            <text:p><text:a xlink:href="https://www.publico.pt/2019/05/08/sociedade/opiniao/resto-contraatacar-1871930">https://www.publico.pt/2019/05/08/sociedade/opiniao/resto-contraatacar-1871930</text:a></text:p>
          </table:table-cell>
          <table:table-cell table:number-columns-repeated="246"/>
        </table:table-row>
        <table:table-row table:style-name="ro1">
          <table:table-cell office:value-type="string">
            <text:p>5cf45c51896a7fea06ff3f9b</text:p>
          </table:table-cell>
          <table:table-cell office:value-type="string">
            <text:p>O facilitismo chega às licenciaturas!</text:p>
          </table:table-cell>
          <table:table-cell office:value-type="string">
            <text:p>['José Ferreira Gomes']</text:p>
          </table:table-cell>
          <table:table-cell office:value-type="string">
            <text:p>A imprensa tem dado eco à inovação proposta pelo Governo para uma nova via verde de acesso a licenciaturas: anuncia-se que “o acesso ao superior já não implica exames”! Seria injusto, dizem, exigir aos alunos da via profissional exames de disciplinas que eles não tiveram. Como estes alunos optaram por um caminho que lhes dá acesso imediato à vida ativa, mas não lhes dá os conhecimentos básicos necessários para o ensino superior, opta-se por lhes oferecer uma porta alternativa onde esse desconhecimento será escondido: um concurso local que torna esta realidade invisível.

O critério de acesso deve ser a avaliação do potencial do candidato para ter sucesso no curso a que se propõem. A utilização dos resultados de uma via académica do secundário é a base da decisão em quase todos os países europeus. As classificações obtidas são uma medida imperfeita do potencial, mas não há melhor. Nos Estados Unidos, onde não há um currículo nacional único, a alternativa usada na admissão ao ensino superior é um teste geral (menos dependente de conhecimentos curriculares concretos) a que milhões de jovens se submetem anualmente. Uma avaliação local, caso a caso, é feita em muitas universidades como complemento àquele filtro inicial, mas com críticas frequentes de favorecimento a determinados candidatos ou grupos de candidatos. Exames de entrada específicos para os cursos mais competitivos também se tornaram mais comuns nos últimos anos.

O outro grande argumento é o atraso na taxa de qualificação dos portugueses residentes na faixa dos 30 a 34 anos, mas esconde-se que este atraso está a ser deprimido pela emigração dos graduados e os números apresentados não dizem a verdade toda. O senhor primeiro-ministro dizia há dias que não queria que todos os portugueses fossem doutores ou engenheiros, mas não é esta a política do seu Governo. Pelos últimos números (2018, provisório), Portugal terá 33,1% dos jovens de 30 a 34 anos com uma licenciatura. (Não há ainda diplomados de ciclos curtos elegíveis para esta contagem nos 30 a 34 anos.) Comparemos com os nossos vizinhos: em Espanha, a taxa de diplomados é de 41,9%, mas apenas 28% com uma licenciatura. Os outros 14% têm um diploma profissional superior equivalente ao nosso TeSP, Técnico Superior Profissional. Em França, 45,5% têm um diploma, mas apenas 32% saem do sistema educativo com licenciatura, enquanto que 13% obtêm o equivalente a um TeSP. E note-se que, quer em Espanha, quer em França, a transição do ciclo curto para a licenciatura é possível, mas pouco frequente e difícil, muito mais difícil do que em Portugal.

A preocupação política nestes países é atenuar a frustração dos jovens licenciados que estão desempregados, subempregados ou só encontram emprego em área distante da sua formação. Como estes cursos mais curtos têm melhor empregabilidade do que muitas licenciaturas, a política oficial é aumentar a frequência destes ciclos curtos. Assim foi definido há dias pelo Presidente Macron na sua conferência de imprensa de conclusão do debate nacional de resposta à crise dos coletes amarelos. Também o ministro inglês do Ensino Superior explicava recentemente a elevada taxa de subemprego de licenciados com a dificuldade de a economia criar suficientes empregos de alta qualificação nos últimos dez anos. E definiu já a localização de 12 Institutos de Tecnologia com a oposição a criticar pela insuficiência da proposta. Esta nova rede de instituições fora já anunciada em 2016 com o objetivo de oferecer formação até ao nível 5, equivalente aos TeSP.

O Governo adota agora a medida errada. A proposta do Governo é esvaziar os cursos de TeSP para alimentar licenciaturas de má qualidade e imprestáveis no mercado de emprego.

O autor escreve segundo o novo Acordo Ortográfico</text:p>
          </table:table-cell>
          <table:table-cell office:value-type="string">
            <text:p>A proposta do Governo vai alimentar licenciaturas de má qualidade e imprestáveis no mercado de emprego.</text:p>
          </table:table-cell>
          <table:table-cell office:value-type="string">
            <text:p>Society</text:p>
          </table:table-cell>
          <table:table-cell office:value-type="string">
            <text:p>['Alunos', 'Educação', 'Ensino Superior', 'Exames nacionais', 'Institutos Politécnicos', 'Opinião', 'Sociedade', 'Universidades']</text:p>
          </table:table-cell>
          <table:table-cell office:value-type="string">
            <text:p>2019-05-09 03:30:00</text:p>
          </table:table-cell>
          <table:table-cell table:style-name="ce23" office:value-type="string" office:value="https://www.publico.pt/2019/05/09/sociedade/opiniao/facilitismo-chega-licenciaturas-1871271">
            <text:p><text:a xlink:href="https://www.publico.pt/2019/05/09/sociedade/opiniao/facilitismo-chega-licenciaturas-1871271">https://www.publico.pt/2019/05/09/sociedade/opiniao/facilitismo-chega-licenciaturas-1871271</text:a></text:p>
          </table:table-cell>
          <table:table-cell table:number-columns-repeated="246"/>
        </table:table-row>
        <table:table-row table:style-name="ro1">
          <table:table-cell office:value-type="string">
            <text:p>5cf45c56896a7fea06ff3fcd</text:p>
          </table:table-cell>
          <table:table-cell office:value-type="string">
            <text:p>Um fantasma continua a percorrer a Ibéria</text:p>
          </table:table-cell>
          <table:table-cell office:value-type="string">
            <text:p>['António Eloy']</text:p>
          </table:table-cell>
          <table:table-cell office:value-type="string">
            <text:p>Temos tido que confrontar em várias batalhas esse fantasma, portugueses e espanhóis contra Moloch.

Recordo a luta, vitoriosa, contra a central nuclear de Sayago, já antes tínhamos enterrado a de Ferrel. Em Moral de Sayago continua presente uma enorme plataforma hoje inútil e esperando, porque não, uma central fotovoltaica.

Não esqueço o cemitério nuclear de alta actividade de Aldeavila de la Ribera, que nas arribas do Douro, em frente a Freixo de Espada à Cinta, ao arrepio da legislação europeia e das regras ambientais e de boa vizinhança, nos quiseram impor. Saudamos com um bom vinho do Douro que este continue sem outras (rádio) actividades.

A central de Vadecaballeros, na Andaluzia, também com a nossa oposição aí jaz para posteridade.

Já em Almaraz, já passaram a centena incidentes e quase acidentes, e aí a tibieza incompreensível do nosso governo permite que em infracção com os acordos de exploração, e com a ajuda do malfadado ATI (armazém temporário, que arrisca ser para sempre!), se prevê, embora seja duvidoso que as empresas aguentem o que terão que investir, mais seis anos de funcionamento, quando seria com o desmantelamento que se geraria mais e melhor emprego local e potencialidades de desenvolvimento.

Depois, inutilmente a não ser para a especulação e os mercados, apareceu a mina de urânio de Retortillo, que já devastou solos e que nunca deverá chegar a exploração.

Temos a nossa experiência dessa luta. Desde os anos 70, também com diversos encontros ibéricos, que lutámos (até contra os próprios trabalhadores, que hoje morrem de leucemias e neoplasias) pelo encerramento das de Urgeiriça, que fecharam e das quais temos toneladas de minério acumulado, que assim devem continuar, e não vão parar a locais menos próprios (quaisquer o são).

Já com os ex-trabalhadores dessa contribuímos para que em Nisa, um dos melhores queijos do mundo, a sustentabilidade local e os valores do património e das águas não tenham visto outra mina de urânio em cima da vila.

Mas toda esta conversa vem aqui porque a 25 kms da nossa fronteira, sobre o Alcarache, afluente do Guadiana, ignorada por cá mas objecto de mobilizações massivas nos concelhos, nos cinco concelhos limítrofes da raia de Mourão, onde os cinco presidentes municipais e as populações já disseram “Dehesa Sin Uranio”, com cartazes em todas as janelas e ruas e até na traseira de camiões que percorrem toda Espanha.

Pois aí, entre Zahinos e Vila Nueva del Fresno, a mesma empresa especuladora que ataca em Salamanca já deitou as suas garras e o processo para iniciar os furos só está embargado por recurso, embora tenha a oposição dos proprietários da superfície, dos municípios e, até ver, do Governo Regional da Extremadura.

O nosso movimento já alertou a presidente de Mourão e os órgãos municipais de Barrancos que se devem mobilizar para o empenho cívico. Não se ouve, não se ouve nada por aí, mas basta pôr um pé em Vila Nueva del Fresno e está lá tudo.

Já solicitámos ao presidente da Comissão de Ambiente do Parlamento, que tem feito notável trabalho, a sua intervenção. Mas é ao nosso ministro do Ambiente, com tendência para entradas de leão, que gostaríamos de inquirir:

1. Por que razão não o ouvimos sobre esta projectada mina de urânio, quase em cima da fronteira e sobre afluente de rio internacional?

2. Será que ao arrepio dos tratados não foi informado pelo governo espanhol?

Se foi e não o ouvimos é de lamentar e de exigir a sua palavra e empenho, se não foi é de pedir-lhe que, tal como fez inicialmente em relação ao ATI de Almaraz (tendo depois vestido a pele de cordeiro), apresente o nosso protesto e exigência que neste nosso espaço comum, a dehesa, o montado, os rios internacionais e o espaço onde temos inúmeras espécies únicas, que é Rede Natura, e onde homens e mulheres tentam lutar contra o isolamento e as omissões do poder central, onde procuramos manter a convivialidade e a possibilidade de futuro, que neste espaço raiano não se abra esta caixa de Pandora, da qual sabemos que só pode vir destruição, seja sobre a forma de contaminação dos solos e dos ares, seja pelas escorrências radioactivas, que poderão acabar nos e com os nossos azeites. Movimento Dehesa Sin Uranio e FAPAS</text:p>
          </table:table-cell>
          <table:table-cell office:value-type="string">
            <text:p>Pedimos ao ministro do Ambiente que neste espaço raiano não se abra esta caixa de Pandora, da qual sabemos que só pode vir destruição.</text:p>
          </table:table-cell>
          <table:table-cell office:value-type="string">
            <text:p>Society</text:p>
          </table:table-cell>
          <table:table-cell office:value-type="string">
            <text:p>['Ambiente', 'Espanha', 'Minas', 'Nuclear', 'Opinião', 'Recursos naturais', 'Sociedade']</text:p>
          </table:table-cell>
          <table:table-cell office:value-type="string">
            <text:p>2019-05-09 05:41:00</text:p>
          </table:table-cell>
          <table:table-cell table:style-name="ce23" office:value-type="string" office:value="https://www.publico.pt/2019/05/09/sociedade/opiniao/fantasma-continua-percorrer-iberia-1871637">
            <text:p><text:a xlink:href="https://www.publico.pt/2019/05/09/sociedade/opiniao/fantasma-continua-percorrer-iberia-1871637">https://www.publico.pt/2019/05/09/sociedade/opiniao/fantasma-continua-percorrer-iberia-1871637</text:a></text:p>
          </table:table-cell>
          <table:table-cell table:number-columns-repeated="246"/>
        </table:table-row>
        <table:table-row table:style-name="ro1">
          <table:table-cell office:value-type="string">
            <text:p>5cf45aa4896a7fea06ff2325</text:p>
          </table:table-cell>
          <table:table-cell office:value-type="string">
            <text:p>Educar para a mudança: a certeza da incerteza</text:p>
          </table:table-cell>
          <table:table-cell office:value-type="string">
            <text:p>['Susana Damasceno']</text:p>
          </table:table-cell>
          <table:table-cell office:value-type="string">
            <text:p>“A Educação é fundamental para toda a gente” – afirmava, recentemente, o meu filho, de sete anos, ao conversarmos sobre o tema deste artigo. É curioso ouvir tão sábia constatação da boca de uma criança que, há apenas poucos meses, iniciou o seu percurso escolar formal.

Pôs-se-me, então, a questão: a que Educação estaria ele a referir-se – à educação que se enquadra como uma fonte de transmissão de conhecimentos, à que preceitua que é socialmente correto pedir licença antes de nos levantarmos da mesa ou à que nos capacita para o exercício da cidadania?

É indubitável a multiplicidade de conceitos que o termo Educação conota e que a sua complexidade aumenta face ao contexto social, local e situacional. É, também, universalmente consensual a sua fundamentalidade, mas é, também, global a consciência das incertezas que lhe estão inerentes.

Num mundo tão exigente e em permanente mudança, é preciso saber porque educamos e como educamos. Seremos capazes de responder a estas questões? Estarão os políticos, os educadores, os professores e os pais certos de que estão a educar para a mudança?

Em 21 Lições para o Século XXI, Yuval Noah Harari afirma que a inovação é a única constante e a humanidade está perante revoluções inéditas. Neste confronto com a imprevisibilidade do nosso futuro, é exigido à Escola que encontre caminhos que formem e preparem os jovens para desafios à escala global e com implicações em áreas tão complexas como a manipulação genética, a inteligência artificial, a instrumentalização da informação, para além da nossa frágil autodeterminação condicionada, nomeadamente pela ilusão das necessidades de consumo. Como poderá a Escola atual (uma Escola em falência – como afirma Harari) fazer face a esta competição, quando, como declarou o diretor de um agrupamento de escolas de Rio Maior, que aposta na inovação, estamos perante “escolas do século XIX, com professores do século XX, para alunos do século XXI”?

A Escola começa, paulatinamente, a compreender que a sua atual, urgente e imprescindível missão consiste em formar “alunos globais” e que o professor do novo milénio tem, ele próprio, de se multifacetar, transmutar, para assumir o papel de “professor global”, na medida em que o foco da Educação do século XXI já não é a instrução tradicional ou a mera transmissão de conhecimento, porque esse está acessível através da tecnologia e não é possível competir com ela. Agora, o desafio consiste em promover uma Educação transformadora, porque a mudança é gerada pela Educação.

Os estabelecimentos de educação e ensino, porém, hoje em dia, não estão sozinhos neste movimento imparável de transformação social. Têm a seu lado as Organizações da Sociedade Civil (OSC) que encontram, nas salas de aula, os espaços de excelência para trabalharem com os jovens questões relacionadas com os Direitos Humanos, com valores éticos e humanistas, numa perspetiva de promoção de uma Cidadania Global, que os leve a compreenderem o mundo e as suas interdependências, que os incentive a conhecerem-se a si e aos outros, que contribua para o desenvolvimento do seu pensamento crítico e que os incentive a posicionarem-se sobre temáticas como a sustentabilidade, a justiça social, a igualdade de género, o bem comum...

Nada poderá ser mais compensador para um educador do que testemunhar o crescimento pessoal e intelectual de uma criança ou de um jovem e poder assistir à sua capacidade de liderança em questões tão sensíveis e importantes como o uso pleno do exercício da cidadania e o seu contributo para a democracia.

Nesta parceria para uma Educação de qualidade, em que se espera que os alunos sejam atores conscientes e informados do seu próprio mundo, estão em vigor políticas públicas – a “Nova Estratégia Nacional de Educação para o Desenvolvimento 2018-2022” (ENED 2018-2022) ou o “Perfil do Aluno à saída da Escolaridade Obrigatória” (Despacho 6478/2017, 26 julho) – que convidam as escolas à flexibilização curricular e a ousarem liderar esta mudança, promovendo competências que preparem os jovens, simultaneamente, para o seu futuro profissional e para a sua vivência de “cidadãos globais”.

Em pleno século XXI, educar para a mudança é imperioso e urgente. Há que seguir em frente com a consciência de que se vai enfrentar os ditames da certeza na incerteza e que, como afirmou Paulo Freire, um dos mais notáveis pensadores da história da Pedagogia mundial, a Educação é, acima de tudo, um ato de amor e de coragem.

A autora escreve segundo o novo Acordo Ortográfico</text:p>
          </table:table-cell>
          <table:table-cell office:value-type="string">
            <text:p>Num mundo tão exigente e em permanente mudança, é preciso saber porque educamos e como educamos. Seremos capazes de responder a estas questões? Estarão os políticos, os educadores, os professores e os pais certos de que estão a educar para a mudança?</text:p>
          </table:table-cell>
          <table:table-cell office:value-type="string">
            <text:p>Society</text:p>
          </table:table-cell>
          <table:table-cell office:value-type="string">
            <text:p>['Alunos', 'Educação', 'Escolas', 'Opinião', 'Sociedade']</text:p>
          </table:table-cell>
          <table:table-cell office:value-type="string">
            <text:p>2019-05-10 16:12:20</text:p>
          </table:table-cell>
          <table:table-cell table:style-name="ce23" office:value-type="string" office:value="https://www.publico.pt/2019/05/10/sociedade/opiniao/educar-mudanca-certeza-incerteza-1872205">
            <text:p><text:a xlink:href="https://www.publico.pt/2019/05/10/sociedade/opiniao/educar-mudanca-certeza-incerteza-1872205">https://www.publico.pt/2019/05/10/sociedade/opiniao/educar-mudanca-certeza-incerteza-1872205</text:a></text:p>
          </table:table-cell>
          <table:table-cell table:number-columns-repeated="246"/>
        </table:table-row>
        <table:table-row table:style-name="ro1">
          <table:table-cell office:value-type="string">
            <text:p>5cf45ab2896a7fea06ff23a1</text:p>
          </table:table-cell>
          <table:table-cell office:value-type="string">
            <text:p>“Range Anxiety” e a necessidade do carregamento ultrarápido para os veículos elétricos</text:p>
          </table:table-cell>
          <table:table-cell office:value-type="string">
            <text:p>['Pedro Domingues']</text:p>
          </table:table-cell>
          <table:table-cell office:value-type="string">
            <text:p>O futuro do setor automóvel e da mobilidade será determinado por modificações nos hábitos das pessoas, sustentabilidade do planeta, progressos tecnológicos e novos agentes com novos modelos de negócio.

Ao nível tecnológico, este setor atravessa um período de mudança profunda, direcionado para um futuro de veículos de condução autónoma, conectados em rede, partilhados e movidos a eletricidade. Pretende-se melhorar a mobilidade dos utilizadores, aumentar a previsibilidade e segurança dos veículos – tornando-os mais cómodos e otimizando os seus percursos –, assim como a sua taxa de utilização e eficiência. E, como não podia deixar de ser, descarbonizar a economia, diminuindo o impacto ambiental da sua utilização.

A eletrificação da mobilidade traz benefícios inequívocos para o setor dos transportes. Em Portugal, o Roteiro para a Neutralidade Carbónica 2050 perspetiva um decréscimo relativo do consumo de energia final do setor de 37%, em 2015, para 19%, em 2050. A isto, acresce uma redução das importações de petróleo, que é um dos grandes responsáveis pelo défice das transações comerciais do país, dada a utilização de uma fonte endógena e renovável: a energia elétrica. Por isso, em breve, o setor automóvel será cada vez mais indissociável do veículo elétrico (VEs), muito por conta das políticas de incentivo à eletrificação, adoção crescente deste tipo de veículos e investimento nas infraestruturas de carregamento.

A Europa tem em curso políticas de incentivo que fomentam a mobilidade elétrica, sendo já vários os países e cidades europeias que adotaram datas-objetivo para a proibição de circulação dos não elétricos. A crescente consciencialização ambiental, ajudada por uma política europeia de forte penalização nas emissões, tem condicionado as estratégias de produto dos fabricantes automóveis. Alguns já anunciaram o fim dos seus modelos a diesel, ao mesmo tempo que lançarão mais de 350 novos modelos de VEs até 2025, de acordo com a McKinsey.

Em 2018, Portugal ficou no sétimo lugar relativamente aos países com maior percentagem de VEs sobre a totalidade dos veículos vendidos, com 3,4% (dados da Statista). A adoção massiva dos veículos elétricos, dos atuais três para mais de 40 milhões em 2025, está dependente da existência de uma infraestrutura de carregamento de VEs adequada, estimando-se, de acordo com a UBS, necessário um investimento de 360 biliões de dólares americanos nos próximos oito anos.

Um dos grandes desafios atuais, e principal obstáculo à adoção do VE, designa-se por “range anxiety”: a ansiedade provocada nos condutores pela autonomia reduzida dos VEs disponíveis no mercado (~300-400kms), mas também pelo elevado tempo requerido para carregar as baterias. Este é um ponto que a indústria deverá trabalhar, apostando em inovação tecnológica sistemática, passando de soluções de carregamento lento, para rápido até ao atual ultrarápido. Os carregadores ultrarápidos (350kW), que estão a ser instalados atualmente na Europa e América do Norte, como o Electrify America e Allego (Mega-E), são os carregadores mais potentes da atualidade e, por isso, os mais rápidos do mundo. São capazes de carregar a bateria de um veículo elétrico em poucos minutos, mas, infelizmente, as baterias ainda não estão suficientemente desenvolvidas para aceitar e armazenar essa energia.</text:p>
          </table:table-cell>
          <table:table-cell office:value-type="string">
            <text:p>Estas são áreas nas quais o setor automóvel deverá trabalhar intensa e ativamente, alavancando a forte ligação às universidades e centros de investigação.</text:p>
          </table:table-cell>
          <table:table-cell office:value-type="string">
            <text:p>Economy</text:p>
          </table:table-cell>
          <table:table-cell office:value-type="string">
            <text:p>['Ambiente', 'Automóveis', 'Economia', 'Energia', 'Inovação', 'Mobilidade', 'Opinião', 'Transportes']</text:p>
          </table:table-cell>
          <table:table-cell office:value-type="string">
            <text:p>2019-05-10 17:39:41</text:p>
          </table:table-cell>
          <table:table-cell table:style-name="ce23" office:value-type="string" office:value="https://www.publico.pt/2019/05/10/economia/opiniao/range-anxiety-necessidade-carregamento-ultrarapido-veiculos-eletricos-1872038">
            <text:p><text:a xlink:href="https://www.publico.pt/2019/05/10/economia/opiniao/range-anxiety-necessidade-carregamento-ultrarapido-veiculos-eletricos-1872038">https://www.publico.pt/2019/05/10/economia/opiniao/range-anxiety-necessidade-carregamento-ultrarapido-veiculos-eletricos-1872038</text:a></text:p>
          </table:table-cell>
          <table:table-cell table:number-columns-repeated="246"/>
        </table:table-row>
        <table:table-row table:style-name="ro1">
          <table:table-cell office:value-type="string">
            <text:p>5cf45ab7896a7fea06ff23ca</text:p>
          </table:table-cell>
          <table:table-cell office:value-type="string">
            <text:p>Será o PM Costa um Houdini?</text:p>
          </table:table-cell>
          <table:table-cell office:value-type="string">
            <text:p>['Ezequiel Silva']</text:p>
          </table:table-cell>
          <table:table-cell office:value-type="string">
            <text:p>Será o PM Costa uma espécie de Houdini que se conseguiu libertar de um colete-de-forças político? Reconsideremos alguns factos recentes e muito pertinentes. No Parlamento, Catarina Martins do BE e Jerónimo de Sousa da CDU afirmaram reiteradamente a sua intransigência negocial em relação à Lei de Bases da Saúde. Consequência: os socialistas perceberam que a margem de manobra negocial à sua esquerda era parca e que decresceria à medida que se aproximam as eleições. PSD e CDS percebem que o PS está encurralado à esquerda e decidem encurralar o PS numa situação deveras delicada. Optam pelo oportunismo radical e abdicam por completo da integridade ideológica. Aprovam a recuperação integral do tempo de serviço dos professores sabendo que o governo PS teria ao seu dispor apenas duas opções, ambas igualmente indesejáveis: ou votava contra, antagonizando toda uma classe (e não só) a poucos meses de eleições, ou votava a favor, criando um precedente inconstitucional que seria certamente e justamente explorado por toda a função pública, abrindo uma caixa de Pandora de reivindicações que, diz o mago Centeno, poria em causa as contas públicas.

Encurralado à direita e à esquerda, entre uma parede e uma rocha, o PM Costa ameaça com a demissão do seu governo, justificada pelo imperativo da responsabilidade orçamental. Alem disso, expõe a flagrante e embaraçosa hipocrisia ideológica da direita. O primeiro e quiçá mais importante efeito do drama encenado por Costa foi o de conter temporariamente o fervor reivindicativo do BE e da CDU, um feito precioso num período pré-eleitoral. Catarina Martins e Jerónimo de Sousa depressa mostraram-se disponíveis para manter a actual solução governativa. Proclamaram a sua coerência programática e afirmaram a sua autenticidade ideológica mas a sua disponibilidade para manter o actual estado de coisas deixou no ar a impressão de que ambos se submeteram ao diktat do PM Costa.

De uma assentada, o PM conseguiu secundarizar as agendas reivindicativas do BE e do PCP na opinião pública ao mesmo tempo que, pasme-se, manteve a porta aberta para uma eventual “geringonça" II. Nada mau. É certo que o BE e o PCP manter-se-ão fiéis às suas agendas reivindicativas mas a verdade é que, por ora e para o futuro, quaisquer “excessos” do BE e da CDU numa futura “geringonça” poderão ter como riposte socialista um “estado de excepção” político. Ou apoiam o PS ou correm o risco de serem diabolizados pelos seus eleitorados por terem facilitado ou propiciado a re-ascensão da direita.

O blitzkrieg teatral de Costa será usado pelo PS para conter o BE e o PCP não apenas neste período pré-eleitoral. Se depois das próximas eleições o PS precisar do apoio parlamentar do BE e da CDU, não serão apenas os socialistas que terão de se libertar do apertado colete-de-forças que dá pelo nome de expectativas. O ónus será doravante compartilhado. A mensagem dos socialistas para o BE e para a CDU é límpida: V. Exas podem condicionar a nossa governação mas não nos podem encurralar ou chantagear.

Não foram poucos os analistas que interpretaram o mise-en-scène de Costa como uma investida ao eleitorado do centro-direita que, como é sabido, é sensível à questão do rigor orçamental. Todavia, será plausível supor que este drama deveras maquiavélico seduzirá os eleitores da direita? Não me parece. Embora não disponha de dados empíricos que corroborem esta minha suspeita, acredito que a aproximação do PS ao BE e à CDU depois das últimas eleições terá alienado boa parte dos eleitores do centro-direita que outrora possam ter votado no PS. Defenderia uma outra tese. O que o PM Costa pretende é tão simplesmente isto: mobilizar uma maioria socialista. Como? Pela via da afirmação do poder de decisão. Costa lembrou aos socialistas o que significa governar sozinho. Pouco importa se esta foi ou não uma intenção sua. Os efeitos não intencionais das estratégias não raramente revelam-se mais decisivos do que os intencionais. Recordam-se da vitória eleitoral inesperada de Pedro Passos Coelho, não obstante o suplício da austeridade? Deveu-se a quê? Ao seu inegável carisma de líder inteligente, resoluto e tenaz. Não será necessário ler Max Weber ou Martin Buber para compreender o quão importante (e imponderável) é o carisma da liderança.

Costa demonstrou ser um líder inteligente e criativo, um verdadeiro Houdini político. Já todos sabíamos que Costa é politicamente hábil mas poucos conheciam a sua ousadia, uma qualidade invejável e rara na política actual. A áurea do carisma da liderança não deve ser subestimada.

Não me parece de todo implausível supor que o PS possa ganhar as próximas eleições legislativas com uma maioria absoluta. Mesmo se não a conseguir, terá ao seu dispor uma esquerda que abomina a possibilidade de ser diabolizada por ter abdicado da possibilidade de condicionar um governo socialista. O PSD e o CDS tem apenas uma saída do imbróglio que criaram: libertarem-se das suas ineptas lideranças o mais rapidamente possível. O BE e a CDU só podem fazer o que sempre fizeram: reivindicar.</text:p>
          </table:table-cell>
          <table:table-cell office:value-type="string">
            <text:p>Já todos sabíamos que Costa é politicamente hábil mas poucos conheciam a sua ousadia, uma qualidade invejável e rara na política actual. A áurea do carisma da liderança não deve ser subestimada.</text:p>
          </table:table-cell>
          <table:table-cell office:value-type="string">
            <text:p>Politics</text:p>
          </table:table-cell>
          <table:table-cell office:value-type="string">
            <text:p>['António Costa', 'BE', 'CDS', 'CDU', 'Governo', 'Lei de Bases da Saúde', 'Opinião', 'PSD', 'Política', 'Professores']</text:p>
          </table:table-cell>
          <table:table-cell office:value-type="string">
            <text:p>2019-05-11 03:31:00</text:p>
          </table:table-cell>
          <table:table-cell table:style-name="ce23" office:value-type="string" office:value="https://www.publico.pt/2019/05/11/politica/opiniao/sera-pm-costa-houdini-1872258">
            <text:p><text:a xlink:href="https://www.publico.pt/2019/05/11/politica/opiniao/sera-pm-costa-houdini-1872258">https://www.publico.pt/2019/05/11/politica/opiniao/sera-pm-costa-houdini-1872258</text:a></text:p>
          </table:table-cell>
          <table:table-cell table:number-columns-repeated="246"/>
        </table:table-row>
        <table:table-row table:style-name="ro1">
          <table:table-cell office:value-type="string">
            <text:p>5cf45ac4896a7fea06ff2431</text:p>
          </table:table-cell>
          <table:table-cell office:value-type="string">
            <text:p>Elogio do (possível) fracasso em ciência</text:p>
          </table:table-cell>
          <table:table-cell office:value-type="string">
            <text:p>['João Ramalho-Santos']</text:p>
          </table:table-cell>
          <table:table-cell office:value-type="string">
            <text:p>Aproximar o mais possível a investigação científica avançada do ensino universitário pré-graduado tem de ser o objetivo mais indiscutível do ensino superior. Mas, por mais leituras, esforço e curiosidade natural, há limites para a ação de um qualquer indivíduo que não passem pela sua própria área, o que acaba por ser redutor.

Trazer para as aulas exemplos variados de percursos e carreiras pode ser uma excelente maneira de motivar alunos para diversos tipos de carreiras em ciência, incluindo opções distintas das “clássicas”, nas quais é completamente impossível que todos possam ter lugar, do mesmo modo que só uma minoria de jogadores dos juniores faz carreira profissional. O ideal é que adquiram ferramentas metodológicas rigorosas e perspetivas diversificadas, úteis para quaisquer percursos que venham a escolher. E estes têm, naturalmente, de existir.

Este ano escolhi um conjunto heterogéneo de investigadores para inspirar alunos de licenciatura, quer com os seus percursos profissionais, quer com as igualmente relevantes (mas muitas vezes desprezadas, erradamente, por não serem “científicas”) opções pessoais. E talvez o caso mais interessante tenha sido o de uma colega que abandonou por completo a academia, apostando na criação do uma empresa na área da biotecnologia médica. Não pelo percurso, de modo algum único. Mas porque a investigadora e empreendedora, após descrever em detalhe a abordagem técnica, o valor da inovação criada e o modelo de negócio, teve a frontalidade de assumir que a sua empresa, pela qual luta há muitos anos, e com a qual ganhou com mérito tudo o que seria possível conseguir nesta fase (quer do ponto de vista nacional quer europeu), poderá ser inviável a curto-médio prazo. Assumiu, no fundo, que havia uma possibilidade real de fracasso.

Foi um choque palpável para alunos preparados apenas para ouvir narrativas de sucesso, fixado numa pergunta tão ingénua quanto importante de um deles: “Mas, se isso acontecer, como vai alimentar os seus dois filhos?” A resposta tem várias camadas. Desde logo que não se deve ignorar a realidade inegável da maioria das start-ups de facto falhar (e não falhar espetacularmente, de forma a merecer notícia). Mas, sobretudo, que a investigadora ganhou com o seu percurso competências únicas, que a tornam uma candidata excelente a vários tipos de empregos (se calhar até com menor stress), potencialmente garantindo alimentação condigna à sua descendência.

Por último, que há outros percursos em ciência, porventura menos inspiradores, mas mais seguros desse ponto de vista. Talvez não se possa esperar deles grande criatividade, mas é essa a matriz de trabalhos técnicos ou por encomenda. Tão úteis como trabalhos de investigação de ponta, e que também merecem promoção. Bem-vindos ao mundo real, onde é preciso fazer escolhas, e muito pouco está garantido.

E isto é verdade com qualquer aposta em ciência (e não só). Por mais trabalhadas que sejam as estratégias, nunca se pode saber se vão mesmo resultar, e raramente funcionam como pensado. Na verdade, copiar e implementar acriticamente modelos sem pensar no contexto nacional é, quase sempre, uma má receita. Mas, mesmo que tudo corresse bem, o risco de fracasso existe; é uma parte intrínseca do processo, que não podemos nem devemos escamotear.

É preciso perceber que muito do investimento em ciência (seja “básica” ou “aplicada”) ou empreendedorismo não vai atingir todos os objetivos a que se propôs, mas, desde que devidamente enquadrado e com processos sérios e consequentes de acompanhamento, monitorização e avaliação, vai conduzir a outros caminhos e novas oportunidades, a soluções melhores, a quadros mais bem preparados, precisamente porque aprenderam a lidar com dificuldades. E isso (também) aumenta a competitividade e a inovação. Ter medo de falhar e branquear o insucesso é que pode ter custos. Se não soubermos transmitir isso aos nossos alunos, como vamos ser capazes de comunicar esta realidade, à superfície muito pouco agradável, a outros públicos?

Nas pós-graduações (mestrado, doutoramento) a ligação do ensino à investigação (incluindo esta componente) é, ou deve ser, inevitável, mas tem de ser feita mais cedo, até ao nível do ensino secundário, sobretudo para contrariar a imagem idealizada e irrealista com que os alunos nos chegam. E a culpa não é certamente dos próprios alunos, muito menos dos seus professores, que, para além de poderem não ter formação ou apoio específico a este nível, têm de dar a “matéria” a toque de caixa. Algo que só é possível utilizando narrativas “pasteurizadas” de ciência, que são perfeitamente defensáveis, mas nas quais o progresso tende a ser certo, seguro e linear; os exemplos foram escolhidos (e trabalhados) para encaixar com perfeição nos conceitos sem levantar grandes questões; e faltam perspetivas transdisciplinares ou enquadramento sociocultural.

Ora, a investigação verdadeiramente disruptiva é o oposto disso tudo. É muitas vezes um risco com o qual aprendemos sempre, desde que estejamos disponíveis. Citando Samuel Beckett: podemos falhar, mas, da próxima vez, falharemos melhor. Não é bem ir de derrota em derrota, até à vitória final; mas perceber que falhar não é necessariamente perder.

O autor escreve segundo o novo acordo ortográfico</text:p>
          </table:table-cell>
          <table:table-cell office:value-type="string">
            <text:p>Aproximar o mais possível a investigação científica avançada do ensino universitário pré-graduado tem de ser o objetivo mais indiscutível do ensino superior. Mas, por mais leituras, esfor&amp;ccedi</text:p>
          </table:table-cell>
          <table:table-cell office:value-type="string">
            <text:p>Sci-Tech</text:p>
          </table:table-cell>
          <table:table-cell office:value-type="string">
            <text:p>['Ciência', 'Ensino Superior', 'Investigação científica', 'Opinião', 'Universidades']</text:p>
          </table:table-cell>
          <table:table-cell office:value-type="string">
            <text:p>2019-05-12 07:55:00</text:p>
          </table:table-cell>
          <table:table-cell table:style-name="ce23" office:value-type="string" office:value="https://www.publico.pt/2019/05/12/ciencia/opiniao/elogio-possivel-fracasso-ciencia-1871623">
            <text:p><text:a xlink:href="https://www.publico.pt/2019/05/12/ciencia/opiniao/elogio-possivel-fracasso-ciencia-1871623">https://www.publico.pt/2019/05/12/ciencia/opiniao/elogio-possivel-fracasso-ciencia-1871623</text:a></text:p>
          </table:table-cell>
          <table:table-cell table:number-columns-repeated="246"/>
        </table:table-row>
        <table:table-row table:style-name="ro1">
          <table:table-cell office:value-type="string">
            <text:p>5cf45a83896a7fea06ff224e</text:p>
          </table:table-cell>
          <table:table-cell office:value-type="string">
            <text:p>Lítio, um metal para o futuro de Portugal?</text:p>
          </table:table-cell>
          <table:table-cell office:value-type="string">
            <text:p>['Alexandre Lima']</text:p>
          </table:table-cell>
          <table:table-cell office:value-type="string">
            <text:p>O ser humano foi evoluindo ao longo dos tempos. Logo nos primórdios do seu desenvolvimento, aproveitou recursos que estavam ao seu alcance para melhorar as suas condições de vida. Na altura que era coletor e por isso nómada, foi alterando a paisagem de uma forma muito leve e até impercetível. Mas já nessa altura começou a utilizar ferramentas a partir de recursos geológicos, sendo a mais famosa a utilização do sílex. Nessa altura, o homem começa a alterar o seu meio ambiente. A Idade da Pedra permite ao homem desde o Paleolítico evoluir continuamente em conhecimento até ao Neolítico. Mas há um salto tecnológico quando percebe que pode utilizar os metais em seu benefício. A utilização do cobre, a partir da metalurgia de vários minerais, quer em adornos, quer em ferramentas, passa a ser generalizado, por exemplo, na Europa.

Em Portugal, certamente começou no sul do País, há mais de 5000 anos. E ainda nos dias de hoje, as minas de Neves-Corvo e Aljustrel são um forte alicerce do desenvolvimento do Alentejo, mas também de todo o País. As minas de Aljustrel (que tiveram exploração a céu aberto e agora é subterrânea há muitos anos) tiveram um forte desenvolvimento durante a Época Romana, e desde essa altura até ao século XX, a sua exploração não seguia regras ambientais, pois não havia legislação nem preocupações ambientais que a isso a obrigassem. Já o exemplo das minas de Neves-Corvo, que abriu no final da década de 80 do século passado, quando Portugal já pertencia à Comunidade Europeia (e por isso sujeita às suas regras ambientais), é um exemplo mundial de respeito pela Natureza.

A Idade do Bronze fica marcada por mais um salto no conhecimento quando o Homem, na sua incansável procura de melhores condições de vida, se apercebe que há uma liga natural, que dá maior dureza aos seus utensílios de metal. A dureza do bronze relativamente ao cobre resulta da mistura com outro metal, o estanho. O estanho é um metal que abunda no Norte e Centro de Portugal, e desde a pré-história foi explorado. Estão atualmente a ser desenvolvidos trabalhos de investigação sobre a sua utilização nos Castros, que tanto caracterizam o nosso Noroeste Peninsular. Terão começado com a exploração dos depósitos de cassiterite nos rios, mas terá sido mais uma vez o forte desenvolvimento trazido pela civilização romana que terá levado à procura deste recurso geológico na sua fonte primária.

Uma dessas fontes eram os pegmatitos. Estas são rochas parecidas mas distintas dos granitos, que podem ter vários tipos de metais, incluindo o estanho e o lítio. Já no século passado foram fonte de desenvolvimento das zonas interiores de Portugal, da qual destaco a zona do Barroso. Até aos anos 60 do século passado, principalmente durante a primeira e segunda guerras mundiais, foram fonte de sustento nesta região e conviveram com as outra atividades humanas, como a agricultura e a pecuária de uma forma complementar, ajudando a que esta região fosse sustentável do ponto de vista territorial e humano.

Atualmente em Portugal já existem explorações de pegmatitos com lítio para a Indústria Cerâmica e Vidreira, em filões onde minerais de lítio como a montebrasite, lepidolite, espodumena e a petalite são dominantes. Contudo, como já escrevi há quase uma década, a utilização das reservas certas de teor superior a 1% de Li 2 O nos filões ricos em espodumena na região do Barroso deveriam ser já encaradas como sendo de minérios de lítio convertível em carbonato ou hidróxido de lítio. Apesar de haver já reservas significativas dentro das concessões mineiras já atribuídas, é necessário realizar trabalhos de prospecção em áreas de todas as regiões referidas, como actualmente está a acontecer por todo o mundo, com campanhas de sondagens extensas já a decorrer.

De facto, na actualidade do mercado mundial, apesar das principais fontes de lítio serem salmouras litiníferas, a espodumena é um minério de lítio nomeadamente na China, Austrália e Brasil e voltará a ser muito proximamente nos EUA, Canadá e Rússia. Na Europa (cuja Comunidade Europeia, em Julho de 2010, preocupada com a dependência externa das suas indústrias em termos de matérias-primas, publicou o estudo “Critical raw materials for the EU” onde o lítio está largamente referido), está prevista entrar proximamente em laboração na Finlândia a primeira mina de lítio para a obtenção de compostos para baterias a partir da espodumena. Refira-se que os teores de lítio e as reservas são equivalentes às já identificadas em Portugal na região do Barroso-Alvão, pelo que no nosso país se deve também estudar e fomentar a utilização das suas melhores reservas na obtenção deste componente para as baterias.

Esta Indústria Mineira, para além de ser praticamente não poluente quando comparada com a antiga Indústria Mineira do passado em Portugal, terá a característica de ser limitada no espaço físico e temporal e, sendo associada a uma indústria transformadora do lítio a desenvolver nas mesmas regiões do interior (das mais pobres do País e da Europa), poderá até ser considerada como uma das soluções para ajudar a diminuir a desertificação populacional e o empobrecimento económico nestas regiões.

Será que Portugal pode-se dar ao luxo de perder esta oportunidade internacional? O que é que no desenvolvimento da fileira tecnológica do lítio pode impedir as outras atividades humanas?

O autor escreve segundo o novo Acordo Ortográfico</text:p>
          </table:table-cell>
          <table:table-cell office:value-type="string">
            <text:p>Será que Portugal pode-se dar ao luxo de perder esta oportunidade internacional? O que é que no desenvolvimento da fileira tecnológica do lítio pode impedir as outras atividades humanas?</text:p>
          </table:table-cell>
          <table:table-cell office:value-type="string">
            <text:p>Economy</text:p>
          </table:table-cell>
          <table:table-cell office:value-type="string">
            <text:p>['Ambiente', 'Economia', 'Geologia', 'Minas', 'Opinião', 'minérios e metais']</text:p>
          </table:table-cell>
          <table:table-cell office:value-type="string">
            <text:p>2019-05-13 02:42:00</text:p>
          </table:table-cell>
          <table:table-cell table:style-name="ce23" office:value-type="string" office:value="https://www.publico.pt/2019/05/13/economia/opiniao/litio-metal-futuro-portugal-1872284">
            <text:p><text:a xlink:href="https://www.publico.pt/2019/05/13/economia/opiniao/litio-metal-futuro-portugal-1872284">https://www.publico.pt/2019/05/13/economia/opiniao/litio-metal-futuro-portugal-1872284</text:a></text:p>
          </table:table-cell>
          <table:table-cell table:number-columns-repeated="246"/>
        </table:table-row>
        <table:table-row table:style-name="ro1">
          <table:table-cell office:value-type="string">
            <text:p>5cf45ac7896a7fea06ff244d</text:p>
          </table:table-cell>
          <table:table-cell office:value-type="string">
            <text:p>Estilo paranóide e desinformação</text:p>
          </table:table-cell>
          <table:table-cell office:value-type="string">
            <text:p>['Francisco Miranda Rodrigues']</text:p>
          </table:table-cell>
          <table:table-cell office:value-type="string">
            <text:p>Começo por uma participação de interesses e convicções: sou adepto e activista da democracia, não aprecio “mãos de ferro” e/ou ditadores, tento não confundir a responsabilidade com a culpa judaico-cristã, não partilho do gosto pelos tribunais populares e pela transformação da suspeita em condenação, seja através das antigas “coscuvilhices”, das redes sociais ou da actual comunicação social e tento não confundir o direito de opinião sobre a realidade e sobre os factos com a opinião sobre o que é a realidade e quais são os factos. Defendo, por isso, opinião informada em factos e evidência científica. A partir daqui, erro como tantos outros, nas percepções, se ultrapassado nos saberes que me orientam ou de forma mais abrangente nas competências que uso.

Num ano de vários actos eleitorais em Portugal, tão importantes para definirmos as estratégias do país e da Europa para os próximos anos, creio importante procurar contribuir com algum conhecimento da ciência psicológica para menos desinformação (vulgo fake news) no espaço público. Dos boatos às teorias da conspiração vai um mundo de estórias, opiniões e estratégias que contaminam a leitura de factos e da realidade. A construção de narrativas que criam um quadro para a leitura enviesada desta ou de outra situação são formas correntes, mais propositadas ou ingénuas conforme o contexto e/ou emissor, de criar uma espécie de lente para uma leitura distorcida dos factos que nos rodeiam. Desta forma, diz bem o ditado popular, “para a mentira ser segura e atingir profundidade tem de trazer à mistura qualquer coisa de verdade”. O impacto deste tipo de enviesamento pode até ganhar contornos de impacto económico global. É sabido que a economia vive num equilíbrio de racionalidade e emoções, de dados objectivos e de percepções que influenciam decisões e comportamentos. Uma narrativa forte sobre o possível abrandamento da economia pode levar ao próprio abrandamento da economia, assim como uma narrativa fortemente optimista pode levar a mais crescimento, mas também, a consumo e endividamento excessivo.

As teorias da conspiração alimentam há muito a política, estando várias delas bastante mediatizadas e serviram, literalmente, argumento de filmes. Algumas sem grande impacto nocivo, como as que defendem que as primeiras passadas de um homem na lua foram obra de estúdios cinematográficos ao serviço do governo norte-americano, outras colocando a saúde de todos em risco, como as acções anti-vacinação, numa demonstração de iliteracia e irresponsabilidade sem qualquer evidência científica que a suporte.

Estas teorias combinam com uma desconfiança sobre as instituições, quase invertendo a lógica de credibilidade, colocando na voz de uns quantos anónimos ou não, sem fundamentação, uma igualdade ideológica radical, sem proporcionalidade na responsabilidade e escrutínio, com preferências por vezes sádicas, dando a sensação à opinião pública (devido à opinião publicada ou ao enviesamento nas escolhas das notícias) que uma grande conspiração de malfeitores, sucessivamente eleitos entre todos nós e aparentemente sempre com agendas secretas em seu benefício, está sempre no poder. Não raras vezes, replicamos a estória do rei vai nu que contamos às crianças mas que parecemos esquecer no dia-a-dia, recuando ontogeneticamente nos tempos, agitando as nossas forquilhas e gritando pela justiça face a um hoje e a mais um de nós amanhã, num movimento de auto-flagelo quando somos nós sempre que estamos representados, em virtudes e em defeitos, por nossa decisão e voto.

Algo que hoje sabemos é que não existem pessoas que acreditam em falsos factos ou teorias da conspiração e outras que não acreditam, de uma forma absoluta. Ou seja, todos podemos mais cedo ou mais tarde cair nelas. Algo que facilita e cria maiores condições para acreditar em fake news são traços de personalidade tipicamente descritos como mais paranóides, onde também se pode encontrar tendência para mais hostilidade, cinismo e desafio à autoridade. Também as pessoas mais insatisfeitas com a sua situação de vida ou que sentem ter pouco controlo sobre a sua vida tendem a ser mais “seguidistas” destes fenómenos. Nada disto é algo novo mas os instrumentos tecnológicos hoje existentes e a percepção existente de menor coesão social, ou de facto uma menor coesão social e desigualdades sociais, podem criar, como noutros momentos históricos, condições propícias aos populistas impolutos e profetas das desgraças com soluções de justiça ímpia e imaculada.</text:p>
          </table:table-cell>
          <table:table-cell office:value-type="string">
            <text:p>Não existem pessoas que acreditam em falsos factos ou teorias da conspiração e outras que não acreditam, de uma forma absoluta. Ou seja, todos podemos mais cedo ou mais tarde cair nelas.</text:p>
          </table:table-cell>
          <table:table-cell office:value-type="string">
            <text:p>Society</text:p>
          </table:table-cell>
          <table:table-cell office:value-type="string">
            <text:p>['Fake news', 'Informação', 'Opinião', 'Sociedade']</text:p>
          </table:table-cell>
          <table:table-cell office:value-type="string">
            <text:p>2019-05-13 05:04:00</text:p>
          </table:table-cell>
          <table:table-cell table:style-name="ce23" office:value-type="string" office:value="https://www.publico.pt/2019/05/13/sociedade/opiniao/estilo-paranoide-desinformacao-1870383">
            <text:p><text:a xlink:href="https://www.publico.pt/2019/05/13/sociedade/opiniao/estilo-paranoide-desinformacao-1870383">https://www.publico.pt/2019/05/13/sociedade/opiniao/estilo-paranoide-desinformacao-1870383</text:a></text:p>
          </table:table-cell>
          <table:table-cell table:number-columns-repeated="246"/>
        </table:table-row>
        <table:table-row table:style-name="ro1">
          <table:table-cell office:value-type="string">
            <text:p>5cf45ad6896a7fea06ff24c3</text:p>
          </table:table-cell>
          <table:table-cell office:value-type="string">
            <text:p>Os 60 são os novos 40</text:p>
          </table:table-cell>
          <table:table-cell office:value-type="string">
            <text:p>['Ricardo Neves']</text:p>
          </table:table-cell>
          <table:table-cell office:value-type="string">
            <text:p>O autocarro invade a casa humilde e “apanha velhinha de 42 anos” reporta em manchete um jornal em edição do dia 4 de Agosto de 1960. Hoje, quem toma conhecimento manchete, se esquece da sorte da pobre mulher para achar graça do fato da mesma ter sido referida como “velha”.

No ano daquela notícia, a esperança de vida à nascença em Portugal era de 60,7 anos para os homens e 66,4 anos para as mulheres. Entretanto nos anos 1970 uma revolução demográfica mundial teve início e alargou de forma extraordinária a esperança de vida à nascença, de tal forma que, em Portugal, em meados da atual década, já atingimos a marca de 77,7 anos para os homens e 83,4 anos para as mulheres.

Infância, juventude, vida adulta, velhice sempre foram fases da vida humana muito bem demarcadas ao longo de milhares de anos. Mas a partir dos anos 70 a marca de entrada na velhice tornou-se móvel. Tacitamente referenciada hoje nos 80 anos, a marca de início da velhice inicialmente em 60 já esteve em 65, 70 e 75 anos.

Isso porque a aceleração da longevidade é maior para os que estão acima dos 60. Os demógrafos concluíram que, do ponto de vista global, a longevidade para quem tem 65 anos especificamente cresceu 20 (vinte) vezes mais rápida entre 1970 e 2011 do que entre 1841 e 1970. Do ponto de vista prático quem nasceu após a década de 1960 foi contemplado pela loteria da longevidade com mais de duas décadas.

Ocorre que as pessoas não apenas passaram simplesmente a viver mais anos. Não é uma questão meramente etária. Do ponto de vista biológico a velhice foi de fato empurrada para mais tarde. Na média e atualmente indivíduos acima dos sessenta são muito mais saudáveis se comparados aos da mesma idade da metade do século 20. Podem ser apontados como principais fatores desta gigantesca conquista da espécie humana a drástica redução do tabagismo; a redução do sedentarismo graças à disseminação de hábitos de exercícios físicos; alimentação mais saudável, por exemplo, com a redução do sal e a democratização de atendimento médico-hospitalar.

De forma paralela ao aumento da longevidade um outro fenómeno social extraordinário se desenvolveu a partir dos anos 70. As mulheres, cada vez com mais acesso à educação e a métodos contracetivos diversificados, mais eficazes e mais baratos, rapidamente conquistaram transformar a maldição da gravidez indesejada em maternidade com escolha. Basta olhar a evolução da taxa de fecundidade das mulheres constatados pelos demógrafos: em Portugal, 3,2 filhos em 1960 e 1,37 filho em 2017.

Ocorre que as boas notícias das transformações demográficas e sociais resultantes da combinação do aumento da longevidade e da redução da fecundidade acabaram por gerar más notícias: o desequilíbrio estrutural do um sistema de pensões. Pensões, criadas ao final do século 19, foram políticas públicas concebidas para tempos de altas taxas reprodutivas e visavam proteger fundamentalmente homens que envelheciam muito cedo, principalmente por que se estuporavam em trabalhos, que em sua maior parte exigia um enorme vigor físico em fazendas, minas, portos e outras atividades; ocupações que de fato precipitavam a entrada do indivíduo na velhice aí pela quinta década de sua existência.

Século 21: o sistema de pensões tornou-se anacrônico e insustentável para qualquer nação. No limite há risco real de que nossos filhos e netos já não encontrem mais como prover seus os anos de necessidade se seguirmos uma equação que não dá conta da longevidade e da fecundidade.

A discussão posta pelos políticos neste sentido elenca tradicionalmente três alternativas: o aumento progressivo da idade da reforma, o aumento da contribuição pelos trabalhadores e a redução dos proventos dos reformados. É óbvio que quaisquer das três alternativas desagradam a gregos e troianos, dado que representam inequivocamente perdas.

A tentativa de tentar salvar o sistema previdenciário considerando exclusivamente essas três alternativas é como retirar água de um navio que afunda com velocidade menor do que a água que está a entrar pelo furo no casco. É preciso aprofundar a discussão e dar relevo a uma série de argumentos novos. É tempo de colocar o foco em fatores ligados a mudança de estilos de vida e igualmente de mentalidade dos indivíduos e da sociedade como um todo. A reforma do sistema de pensões deve ser contextualizada na reforma da mentalidade dos indivíduos.

Em primeiro lugar precisamos contemplar a nova natureza do trabalho em nossa sociedade atual em que a força humana não é mais um requisito a considerar. Cabe mesmo olhar mais à frente. Principalmente agora que uma nova perspetiva do trabalho começa a se delinear, na medida em que a década de 2020 será marcada pela inelutável penetração da tecnologia de inteligência artificial (IA).

Neste contexto, todo trabalho repetitivo e rotineiro e que possa ser descrito por um algoritmo, será paulatinamente transferido para sistemas de IA. Paralela e simultaneamente o trabalho humano será redefinido. Seremos cada vez mais resolvedores de problemas e a atividade criativa de nossos neurônios será a principal força motriz da economia.

Na perspetiva de uma nova mentalidade que começa se desenhar a reforma por tempo de serviço passa a ser anacrônica e injustificável, sobretudo se contempla tão expressivamente indivíduos que têm ainda pela frente algo como um quarto de sua vida produtiva.

Esqueça por um momento a sociedade como um todo e pense agora só no indivíduo: o desligamento de uma pessoa da vida produtiva colaborativa e contextualizada no mundo do trabalho potencializa efeitos colaterais perversos para a saúde física e mental do indivíduo. Longe de ser um descanso dourado, a reforma é o inferno do ócio. É um ostracismo da vida social e produtiva para quem ainda tem muita vida pela frente.

Um indivíduo desligado da produção perde progressivamente as conexões da tessitura social, as quais estão fora das relações puramente afetivas. Um ser sem inserção social produtiva está no limiar de um círculo vicioso de envelhecimento com declínio da qualidade de vida: perda de autoestima, diminuição e desaparecimento da libido, aumento das doenças físicas e mentais, como declínio de funções cognitivas, depressão e demência. (É fato que homens são os mais penalizados com esse declínio, posto que não diversificaram suas energias e interesses, como as mulheres fazem ao longo de suas vidas, tradicionalmente com outras ocupações além da vida produtiva estrito senso, ocupadas também com cotidiano doméstico, filhos, netos e amigas.)

Adicionalmente ao desligar-se da vida produtiva, principalmente onde a inovação tecnológica é acelerada, o indivíduo perde a capacidade de se atualizar no uso de novas ferramentas. É no ambiente das organizações, a trabalhar que estamos a aprender constante e colaborativamente, o que nos assegura estímulos para manutenção da capacidade cognitiva, tão importantes quanto exercícios físicos.

Os 60 são os novos 40 é um slogan que prenuncia uma profusão de novos estilos de vida e comportamento que já estão a ser criados. E a reforma do sistema de pensões? Cada vez mais ficará claro que a aposentadoria é para os vulneráveis. Há que seguir ativo e produtivo para de fato ter qualidade de vida.</text:p>
          </table:table-cell>
          <table:table-cell office:value-type="string">
            <text:p>A mudança da mentalidade acerca do envelhecimento antecede e é mais crucial que a própria reforma do sistema previdenciário.</text:p>
          </table:table-cell>
          <table:table-cell office:value-type="string">
            <text:p>Society</text:p>
          </table:table-cell>
          <table:table-cell office:value-type="string">
            <text:p>['Demografia', 'Opinião', 'População', 'Questões sociais', 'Sociedade']</text:p>
          </table:table-cell>
          <table:table-cell office:value-type="string">
            <text:p>2019-05-13 22:41:00</text:p>
          </table:table-cell>
          <table:table-cell table:style-name="ce23" office:value-type="string" office:value="https://www.publico.pt/2019/05/13/sociedade/opiniao/60-sao-novos-40-1872519">
            <text:p><text:a xlink:href="https://www.publico.pt/2019/05/13/sociedade/opiniao/60-sao-novos-40-1872519">https://www.publico.pt/2019/05/13/sociedade/opiniao/60-sao-novos-40-1872519</text:a></text:p>
          </table:table-cell>
          <table:table-cell table:number-columns-repeated="246"/>
        </table:table-row>
        <table:table-row table:style-name="ro1">
          <table:table-cell office:value-type="string">
            <text:p>5cf45ad9896a7fea06ff24d6</text:p>
          </table:table-cell>
          <table:table-cell office:value-type="string">
            <text:p>A Balada de Hill Street, o consumo de informação e a sobrevivência da democracia</text:p>
          </table:table-cell>
          <table:table-cell office:value-type="string">
            <text:p>['Rui Esperança']</text:p>
          </table:table-cell>
          <table:table-cell office:value-type="string">
            <text:p>Nos tempos da saudosa Balada de Hill Street, intrigava-me ver as pessoas a saírem dos cafés e a retirarem jornais de caixas metálicas colocadas na rua. Nunca percebi aquela liberdade muito civilizada de retirar um jornal de um local de acesso irrestrito. A Internet era então apenas um projecto universitário longe de se tornar uma realidade massificada e os conteúdos informativos estavam apenas disponíveis através da televisão, da rádio e dos jornais em papel.

Quarenta anos depois, a realidade é a que é, tendo-se tornado vulgar, não propriamente retirar jornais de caixas espalhadas pelas ruas, mas sim descarregar gratuitamente conteúdos informativos, seja directamente nos sítios web dos órgãos de comunicação social, seja por via de “news providers”. De facto, sem se gastar um cêntimo, passou a ser possível aceder a tais conteúdos por meio das plataformas electrónicas que utilizamos no dia-a-dia, sem que sequer exerçamos a opção de querer ou não o que nos é enviado e sem que tenhamos controlo sobre o respectivo conteúdo. Passou, pois, a interessar menos quem escreve o quê e qual o veículo por que o faz – qual o jornal ou revista que suporta o conteúdo –, valorizando-se, antes, a pluralidade e a diversificação das fontes e o acesso automático, indiscriminado e gratuito que os novos meios possibilitam.

Por outro lado, instalou-se a ideia de que o acesso a conteúdos é, por definição, gratuito e irrestrito, sem, naturalmente, estarmos dispostos a aceitar que isso possa comprometer o rigor e a qualidade da informação. Há tempos atrás, recebi um link no WhatsApp com acesso livre e permanente a diversas publicações de referência portuguesas e estrangeiras, entre jornais diários, semanários e revistas. Ao ter-me recusado a aproveitar a benesse e expressado o meu desacordo quanto à utilização e subsequente divulgação do referido link, pude observar o espanto nos meus interlocutores que concluí nunca terem parado para pensar nas consequências da utilização e divulgação daquilo.

De igual modo, há alguns meses, fui surpreendido pela indignação de um dos meus filhos porque a Internet ia acabar, já que ia deixar de ser possível divulgar livremente informação e conteúdos. Referia-se ao famigerado “artigo 13” (que passou a 17 na Directiva aprovada pelo Parlamento Europeu), o qual, ao contrário do que foi propalado por bloggers, youtubers e, sobretudo, pela Google e pelo Facebook na qualidade de principais afectados pela medida, não visa dar cabo da liberdade de expressão na Internet e muito menos instituir um qualquer mecanismo censório através do qual as pessoas deixem de ter acesso a informação, mas tão apenas criar mecanismos que protejam os autores e criadores de conteúdos, através, nomeadamente, do pagamento do seu trabalho, que pode, sem o saberem, ser divulgado no mundo inteiro gratuitamente. No limite do absurdo, tal como as coisas estão presentemente, um artigo de um jornalista profissional pode ser publicado e divulgado sem que o jornal que o deu a conhecer tenha gerado um só cêntimo de receita, já que a divulgação se fez não através das suas vendas, mas pela propagação livre e global através de feeds ou de links. Ora, aceitar que assim seja é, inevitavelmente, condenar à morte os meios de comunicação livres e independentes.

O britânico The Guardian, que tem uma política de total abertura de conteúdos com pedidos de contribuições voluntárias aos seus leitores, divulgou ter conseguido cumprir a meta que traçara para o triénio 2016-2019, atingindo o break even operacional por ter convencido parte dos seus leitores a contribuírem financeiramente. Por cá, os números recentemente divulgados pela Associação Portuguesa para o Controlo de Tiragem e Circulação parecem indicar um aumento relativo das assinaturas digitais de alguns dos jornais diários e semanais, porém ainda insuficiente para os sustentar financeiramente.

Chegou, assim, o momento de reflectir, regular e realinhar os legítimos interesses de todos, sem que isso seja visto como um retrocesso civilizacional – algo que não é, desde logo, evidente sobretudo para as gerações mais novas que nunca viveram sob outro paradigma. É incontestável que a Internet e o digital vieram alterar para sempre a forma como se propaga a informação. No entanto, cabe a cada um de nós, responsavelmente e sem abdicar destes novos meios e do que de bom eles potenciam, tudo fazer para que a imprensa livre, independente e autónoma subsista e (re)encontre o seu lugar. Temos de pensar criticamente sobre a forma como acedemos às notícias e nos relacionamos com a sua utilização e divulgação, recusando deliberadamente o uso gratuito em detrimento do pago só porque é mais cómodo, declinando responsavelmente a divulgação de notícias falsas por mera curiosidade do que é absurdo e rejeitando tudo o que possa contribuir para o enfraquecimento dos órgãos de comunicação social, em especial dos jornais e revistas que reputamos de referência. Não é exagero dizer que, se queremos continuar a viver em democracias pluralistas, somos convocados a lutar pela preservação e fortalecimento de uma imprensa independente e livre, o que impõe uma consciência dos nossos comportamentos na utilização das novas tecnologias de uso e na divulgação de conteúdos.

Também nós precisamos de mudar de paradigma na forma como encaramos esta questão: se há anos atrás não se conhecia o conceito de fake news (não ignorando embora os meios de propaganda que sempre existiram), a sua escala global e os seus efeitos impelem-nos à acção: não chega alimentarmo-nos de feeds ou de mensagens cheias de links para conteúdos que outros seleccionaram grande parte das vezes não obedecendo a qualquer critério prévio; pelo contrário, temos de procurar fortalecer e, em muitos casos, salvar quem trabalha diariamente para nos informar e pôr a pensar criticamente sobre o que se vai passando no mundo, ainda que tal possa parecer-nos distante e irrelevante. Isso só se faz participando como utilizadores-pagadores, clientes habituais, espectadores atentos e participativos. Não basta ver, partilhar e deitar fora. Temos de fazer mais do que isso. Tal qual ninguém espera que a bica seja oferecida e nem por isso deixa de a tomar, também os jornais devem ser pagos por todos nós sem que isso signifique que deixemos de os ler. Porque, afinal, somos nós e a nossa forma de vida que, em última instância, estão em causa.</text:p>
          </table:table-cell>
          <table:table-cell office:value-type="string">
            <text:p>Tal qual ninguém espera que a bica seja oferecida e nem por isso deixa de a tomar, também os jornais devem ser pagos por todos nós sem que isso signifique que deixemos de os ler. Porque, afinal, somos nós e a nossa forma de vida que, em última instâ</text:p>
          </table:table-cell>
          <table:table-cell office:value-type="string">
            <text:p>Society</text:p>
          </table:table-cell>
          <table:table-cell office:value-type="string">
            <text:p>['Cidadania', 'Imprensa', 'Internet', 'Jornalismo', 'Media', 'Opinião', 'Sociedade']</text:p>
          </table:table-cell>
          <table:table-cell office:value-type="string">
            <text:p>2019-05-14 04:13:00</text:p>
          </table:table-cell>
          <table:table-cell table:style-name="ce23" office:value-type="string" office:value="https://www.publico.pt/2019/05/14/sociedade/opiniao/balada-hill-street-consumo-informacao-sobrevivencia-democracia-1872291">
            <text:p><text:a xlink:href="https://www.publico.pt/2019/05/14/sociedade/opiniao/balada-hill-street-consumo-informacao-sobrevivencia-democracia-1872291">https://www.publico.pt/2019/05/14/sociedade/opiniao/balada-hill-street-consumo-informacao-sobrevivencia-democracia-1872291</text:a></text:p>
          </table:table-cell>
          <table:table-cell table:number-columns-repeated="246"/>
        </table:table-row>
        <table:table-row table:style-name="ro1">
          <table:table-cell office:value-type="string">
            <text:p>5cf45adb896a7fea06ff24e3</text:p>
          </table:table-cell>
          <table:table-cell office:value-type="string">
            <text:p>A doença do capitalismo</text:p>
          </table:table-cell>
          <table:table-cell office:value-type="string">
            <text:p>[' António Costa Silva']</text:p>
          </table:table-cell>
          <table:table-cell office:value-type="string">
            <text:p>Há um mal-estar nas sociedades ocidentais. O sistema capitalista está doente e deixou de funcionar em benefício da maioria. Com o ciclo eleitoral é importante discutir a doença, identificar os sintomas e propor medidas para a cura. Mas sejamos claros: o capitalismo é o pior dos sistemas excepto todos os outros. A História mostrou que as alternativas que foram ensaiadas fracassaram: geraram pobreza, fome, morte, repressão, atraso. O sistema capitalista, que combina o mercado de trabalho livre, capital de propriedade privada, coordenação económica descentralizada e procura do lucro, gera prosperidade, níveis de bem-estar para a maioria e classes médias fortes, que são a base da democracia e da estabilidade. Isto não significa que não possam vir a existir alternativas no futuro mas hoje o sistema capitalista é hegemónico. No entanto, capitalismo e democracia podem ser dissociados e hoje temos no mundo uma luta ideológica entre o capitalismo democrático das sociedades ocidentais e o capitalismo de Estado autoritário da China e da Rússia, sendo que o mal-estar é mais profundo no Ocidente. Porquê?

A globalização levou ao aumento das desigualdades não só entre países mas dentro de cada país. Produziu um crescimento económico assinalável nos países emergentes, com a China à cabeça. Criou nestes países uma classe média vasta mas levou nos países ocidentais à estagnação dos salários e rendimentos das classes médias, ao mesmo tempo que concentrou ainda mais a riqueza na minoria abastada. Os ganhos da globalização estão distribuídos de forma desigual. A deslocação do poder económico para o topo e a erosão da classe média tem consequências políticas e sociais e exprime-se num afastamento da democracia e no apoio a movimentos políticos extremistas. Quando a posse do capital está muito concentrada e os detentores de capital obtêm lucros cada vez maiores, aumenta o desequilíbrio entre o capital e o trabalho, que se reflecte numa queda da percentagem dos rendimentos do trabalho no PIB global. Esta é uma preocupação porque a desigualdade é corrosiva. Por outro lado, com a globalização, a circulação de capitais é mais rápida e intensa e o capital é mais difícil de ser tributado, o que, por sua vez, aumenta ainda mais a desigualdade.

Entretanto, com o papel cada vez maior dos mercados financeiros e com a desregulação, assistimos a uma espécie de “financeirização” da economia, com a busca do lucro a qualquer preço e no mais curto prazo possível, passando por cima de todas as regras e comportamentos éticos, desvalorizando a economia produtiva e as pessoas. A crise financeira de 2008 veio mostrar a iniquidade desta abordagem mas poucas mudanças estruturais foram introduzidas. O resultado é a perda de confiança no sistema financeiro e nas instituições. As crises e turbulências do capitalismo não deixam de criar mais desconfiança e acentuar o mal-estar. Face a isto, o que pode ser feito?

Primeiro: é necessário um renascimento da teoria económica, uma espécie de “New Deal” para o século XXI, capaz de distribuir melhor a riqueza, aumentar a concorrência, baixar os lucros anormais dos oligopólios, adoptar um sistema de tributação progressiva, taxar o capital que não paga impostos, defender o trabalho e sancionar os comportamentos não éticos. A ética, como disse Wittgenstein, tem a ver com a discussão sobre o significado último da vida e do bem absoluto. Não podemos aceitar sistemas que não discutem as finalidades e o objectivo porque a actividade económica deve ser organizada para servir o bem comum.

Segundo: é necessário reinventar um novo equilíbrio entre o Estado e o mercado. A desregulação da economia não cria por si só o bem comum. Karl Polanyi mostrou no seu livro A Grande Transformação que os mercados auto-regulados não funcionam bem, criam distorções e chamou a atenção para os períodos em que os mercados têm o controlo total sobre a sociedade. Estamos a viver um desses períodos e por isso é importante repensar este equilíbrio e encontrar respostas ao nível do modelo de desenvolvimento económico capaz de impedir a erosão da classe média, salvaguardar a democracia e ter em conta a sustentabilidade na gestão dos recursos e no combate às mudanças climáticas. Ao mesmo tempo é necessário repensar a regulação no sentido desta estimular a concorrência, impedir os monopólios, baixar os preços, limitar as barreiras de entrada e assegurar o dinamismo dos mercados. Também serão necessárias respostas europeias com o aprofundamento da União Económica e Monetária, a aprovação do orçamento europeu, a discussão da mutualização das dívidas soberanas.

Terceiro: a “desglobalização “não é solução com a criação de barreiras, as guerras comerciais, o proteccionismo. Hoje, voltarmos ao quadro nacional “desglobalizando” a economia significa eliminar a divisão do trabalho e fazer colapsar o crescimento económico. Por isso é necessário apostar nas forças benignas da globalização e reduzir a desigualdade através da educação, da qualificação das pessoas, da pressão social através da política e da mudança tecnológica.

Quarto: criar novas condições para a competição entre empresas, em especial as tecnológicas, que actuam como verdadeiros monopólios e pagam um reduzido valor de impostos. Repensar a competição nos mercados, redefinir as regras, limitar os monopólios como os EUA fizeram no início do século XX com a Standard Oil e os caminhos-de-ferro, é crucial. A competição eficaz nos mercados é um atenuador das desigualdades porque traz benefícios para os consumidores.

Quinto: repor os direitos do trabalho, encontrar um novo equilíbrio com o capital, reconhecer novas formas organizativas incluindo os sindicatos digitais, as redes electrónicas e novas formas de financiamento.

Saul Bellow, num dos seus romances, reflecte sobre a traição da espécie humana ao ideal da civilização. “A nossa espécie enlouqueceu?” – pergunta. “Provas não faltam” – responde. Esperemos ir a tempo de corrigir o rumo.</text:p>
          </table:table-cell>
          <table:table-cell office:value-type="string">
            <text:p>As crises e turbulências do capitalismo não deixam de criar mais desconfiança e acentuar o mal-estar. Face a isto, o que pode ser feito?</text:p>
          </table:table-cell>
          <table:table-cell office:value-type="string">
            <text:p>Economy</text:p>
          </table:table-cell>
          <table:table-cell office:value-type="string">
            <text:p>['Capitalismo', 'Democracia', 'Desigualdades', 'Economia', 'Empresas', 'Estado', 'Mercados', 'Opinião']</text:p>
          </table:table-cell>
          <table:table-cell office:value-type="string">
            <text:p>2019-05-14 04:44:00</text:p>
          </table:table-cell>
          <table:table-cell table:style-name="ce23" office:value-type="string" office:value="https://www.publico.pt/2019/05/14/economia/opiniao/doenca-capitalismo-1871425">
            <text:p><text:a xlink:href="https://www.publico.pt/2019/05/14/economia/opiniao/doenca-capitalismo-1871425">https://www.publico.pt/2019/05/14/economia/opiniao/doenca-capitalismo-1871425</text:a></text:p>
          </table:table-cell>
          <table:table-cell table:number-columns-repeated="246"/>
        </table:table-row>
        <table:table-row table:style-name="ro1">
          <table:table-cell office:value-type="string">
            <text:p>5cf45adc896a7fea06ff24ea</text:p>
          </table:table-cell>
          <table:table-cell office:value-type="string">
            <text:p>Pelo mar fora, pela terra adentro</text:p>
          </table:table-cell>
          <table:table-cell office:value-type="string">
            <text:p>['Mariana Machado']</text:p>
          </table:table-cell>
          <table:table-cell office:value-type="string">
            <text:p>Reflectir sobre a paisagem portuguesa implica invocar a minha dupla condição de arquitecta paisagista e bodyboarder.

Cumprindo Orlando Ribeiro, constato que o mergulho na paisagem me deu uma percepção muito próxima dos lugares onde me inscrevo. Em qualquer ponto da costa portuguesa, que percorro para a minha prática desportiva, ressalta a simbiose de relações que nos perseguem no dia-a-dia. Está lá tudo o que aconteceu e acontece, o tempo longo e os fenómenos de hoje. Desde há 14 anos que o meu olhar se constrói na complexidade que observo em cada praia que se oferece aos meus olhos. Recorrente e insistentemente descubro, entre o mar e a terra, lugares sempre novos, únicos, mesmo que repita visitas anteriores. Em situações de estreita estrangulação de violentas escarpas bruscamente recortadas ao longo de toda a costa, em enseadas e praias extensas de areia e/ou rocha, em preia ou baixa-mar, surgem linhas de ondas que se desenrolam até aos meus pés, e aí noto a intensa variedade da paisagem portuguesa.

A prática desportiva no mar influenciou a minha percepção da paisagem; e acabei a estudar arquitectura paisagista, na Universidade de Évora. Por sua vez, esta formação fez-me, a cada regresso, e já enquanto profissional de arquitectura paisagista, ainda mais inquieta, ensaiar o que aprendi, participando na procura da qualidade da construção e preservação destes lugares, reconhecendo e trabalhando com todos os sistemas em presença, e muitas vezes, em desequilíbrio interno ou em conflito entre si: água, vegetação, solo, vistas, morfologia, relações sociais.

As múltiplas relações entre todos estes sistemas complexos são também factores determinantes na formação de cada onda – toda e qualquer alteração da qualidade da água, a montante, sentir-se-á a jusante; qualquer construção na orla costeira irá influenciar a direcção dos ventos, varrendo parte do solo, transformando o sistema de dunas, impedindo a fixação de um sistema de vegetação característico destes lugares, essencial à biodiversidade e à consolidação de barreiras de protecção para o interior, assim como permanência ou não da configuração do fundo do mar.

O que façamos em terra sentir-se-á no mar, e o futuro da costa, das praias, das ondas, será o resultado da nossa cultura de paisagem, testemunho único da nossa presença. E, de cada vez que saio do mar, e irrompo terra habitada adentro, fito a linha sinuosa, recortada, irregular, que desenho ao longo da costa, e penso no próximo gesto, no próximo passo.

Um desses passos foi o IV Encontro Nacional de Estudantes de Arquitectura Paisagista, em Évora. Constatei o envolvimento de diferentes gerações, e o trabalho disciplinarmente mais alargado na construção do nosso chão comum. Discutiu-se a necessidade de uma política pública de paisagem, pergunta fundamental deste Encontro: que paisagem somos, como a vemos, qual queremos e qual podemos querer. O próximo passo implica responder a um conjunto de questões suscitadas neste encontro: Como representar e dar a conhecer a paisagem real? Que fazer dos arquivos de que dispomos e como podem ser fonte de trabalho futuro? Compete à arquitectura paisagista estruturar uma efectiva política pública de paisagem, criando redes entre diferentes profissionais e academia, comunidade e poder político? É hora.</text:p>
          </table:table-cell>
          <table:table-cell office:value-type="string">
            <text:p>O que façamos em terra sentir-se-á no mar, e o futuro da costa, das praias, das ondas, será o resultado da nossa cultura de paisagem, testemunho único da nossa presença.</text:p>
          </table:table-cell>
          <table:table-cell office:value-type="string">
            <text:p>Society</text:p>
          </table:table-cell>
          <table:table-cell office:value-type="string">
            <text:p>['Ambiente', 'Opinião', 'Paisagismo', 'Praias', 'Recursos naturais', 'Sociedade', 'Universidade de Évora']</text:p>
          </table:table-cell>
          <table:table-cell office:value-type="string">
            <text:p>2019-05-14 05:14:00</text:p>
          </table:table-cell>
          <table:table-cell table:style-name="ce23" office:value-type="string" office:value="https://www.publico.pt/2019/05/14/sociedade/opiniao/mar-terra-adentro-1872436">
            <text:p><text:a xlink:href="https://www.publico.pt/2019/05/14/sociedade/opiniao/mar-terra-adentro-1872436">https://www.publico.pt/2019/05/14/sociedade/opiniao/mar-terra-adentro-1872436</text:a></text:p>
          </table:table-cell>
          <table:table-cell table:number-columns-repeated="246"/>
        </table:table-row>
        <table:table-row table:style-name="ro1">
          <table:table-cell office:value-type="string">
            <text:p>5cf45ae7896a7fea06ff2537</text:p>
          </table:table-cell>
          <table:table-cell office:value-type="string">
            <text:p>Um Pacto Nacional para a Família</text:p>
          </table:table-cell>
          <table:table-cell office:value-type="string">
            <text:p>['Maria José da Silveira Núncio']</text:p>
          </table:table-cell>
          <table:table-cell office:value-type="string">
            <text:p>A propósito do Dia Internacional da Família, valerá a pena pensarmos um pouco sobre as famílias de hoje, em Portugal.

Já tive oportunidade, neste mesmo espaço, de me referir ao carácter errático e experimentalista das “políticas de família”, ou, com maior propriedade, das várias políticas públicas com impacto na vida das famílias.

De facto, os diagnósticos estão feitos, pelo que urge implementar soluções para os problemas que, nesta área, nos afectam, enquanto país e enquanto sociedade.

Sim, porque não há “boas sociedades”, se não existirem “boas famílias”, isto é, famílias que consigam cumprir o seu potencial e as suas expectativas, abrindo caminho para um futuro com gerações mais realizadas e mais felizes.

Porque, e nunca será excessivo sublinhá-lo, é do futuro das sociedades que se trata, quando se fala de políticas de família. E é de qualidade de vida e de bem-estar que se trata também, uma vez que crescer em contextos familiares favoráveis, além de constituir um factor determinante para a felicidade, desempenha uma função protectora relativamente aos acontecimentos menos positivos com que, inevitavelmente, todos somos confrontados, e uma função preventora relativamente aos efeitos desses mesmos acontecimentos.

Ora, uma das dimensões mais relevantes, para a percepção de qualidade de vida nas famílias, é a conciliação entre trabalho e vida familiar. Estas são duas áreas dominantes na vida das pessoas, em resultado da generalização do modelo dos casais de dupla carreira (ou duplo emprego), ou seja, das famílias em que ambos os elementos adultos têm um trabalho profissional remunerado.

Mas além de dominantes, provam-no os estudos e prova-no-lo a experiência quotidiana, estas são áreas que se impactam mutuamente, o que faz com que os acontecimentos negativos no domínio profissional afectem, contaminando-a, a vida familiar, o mesmo acontecendo na situação inversa, quando as preocupações familiares afectam, comprometendo-o, o desempenho profissional. E o mesmo sucede com a escassez de tempo, dado que ao alocar as suas horas ao trabalho, o indivíduo sente que está a prejudicar a vida familiar, e vice-versa.

Em qualquer dos casos, importa realçar que, perante as dificuldades nesta conciliação, os níveis de insatisfação individual aumentam, o equilíbrio familiar perturba-se e a produtividade baixa. Como é fácil de perceber, é toda a sociedade quem perde.

Assim, e para promover um melhor equilíbrio entre estes domínios, é necessário um compromisso concertado por parte de diferentes agentes.

É, se quisermos, necessário um verdadeiro Pacto Nacional para a Família, em que políticas públicas e organizações convirjam para o mesmo propósito: o de melhorar a condição de vida das famílias portuguesas, transversalmente, e sem preconceitos ideológicos ou de classe.

Ao nível das políticas públicas, continua a ser urgente a criação (ou o incentivo à criação) de mais equipamentos sociais de guarda e cuidado, para crianças, para os mais velhos e para aqueles que, não estando nestes grupos etários, e por doença ou deficiência, dependem de cuidados.

E é fundamental, ainda no plano das políticas públicas, que a fiscalidade deixe de asfixiar as famílias, designadamente, as de classe média. A implementação de majorações, em sede de IRS, para as famílias mais jovens e, particularmente, para as famílias mais jovens que se fixem no interior seria fundamental, podendo complementar-se com outros benefícios, nomeadamente, nos impostos sobre a habitação.

No que respeita à legislação laboral, que é, também, matéria de políticas públicas, importa não apenas a questão das licenças familiares, área onde se têm registado consideráveis progressos, mas, sobretudo, a questão das horas de trabalho. Porque a verdade é que se, comprovadamente, mais horas de trabalho não significam maior produtividade, que não nos restem dúvidas de que significam, isso sim, menos (e “pior”) família.

Ainda no âmbito das políticas públicas, e como forma de promover o bem-estar familiar e a preservação das suas dinâmicas relacionais, o desenvolvimento (por exemplo, através de parcerias com instituições sociais) de uma rede de Gabinetes de Apoio à Família, com múltiplas valências, como a mediação familiar, o aconselhamento familiar ou a formação parental, conduziria, seguramente, a resultados muito positivos.

Às organizações caberá, por seu turno, promover medidas “amigas das famílias”, que permitam um maior equilíbrio entre as esferas profissional e familiar e, neste domínio, destacam-se os apoios financeiros, a disponibilização de serviços (como creches ou baby-sitting) e, sobretudo, as modalidades de horário (flexível, jornada contínua, sexta-feira leve...), ou o trabalho a partir de casa, que poderá constituir, em casos específicos, uma solução vantajosa, tanto para empregadores (diminuindo custos), como para trabalhadores (facilitando a conciliação).

É claro que o conjunto de medidas que podem melhorar a vida das famílias não se esgota neste elenco. As respostas possíveis são múltiplas e têm a vantagem de já terem sido testadas noutros países.

Resta-nos, como tal, avaliar quais as que se adequam às circunstâncias nacionais, adoptando uma perspectiva de longo prazo, independente de modas ou interesses conjunturais.

E resta-nos, sobretudo, assumir um compromisso nacional: o de promover hoje, nas famílias e pelas famílias, o nosso bem-estar de amanhã.</text:p>
          </table:table-cell>
          <table:table-cell office:value-type="string">
            <text:p>Os diagnósticos estão feitos, pelo que urge implementar soluções para os problemas que, nesta área, nos afectam, enquanto país e enquanto sociedade.</text:p>
          </table:table-cell>
          <table:table-cell office:value-type="string">
            <text:p>Society</text:p>
          </table:table-cell>
          <table:table-cell office:value-type="string">
            <text:p>['Famílias', 'Natalidade', 'Opinião', 'Sociedade', 'Trabalho']</text:p>
          </table:table-cell>
          <table:table-cell office:value-type="string">
            <text:p>2019-05-15 04:53:00</text:p>
          </table:table-cell>
          <table:table-cell table:style-name="ce23" office:value-type="string" office:value="https://www.publico.pt/2019/05/15/sociedade/opiniao/pacto-nacional-familia-1872275">
            <text:p><text:a xlink:href="https://www.publico.pt/2019/05/15/sociedade/opiniao/pacto-nacional-familia-1872275">https://www.publico.pt/2019/05/15/sociedade/opiniao/pacto-nacional-familia-1872275</text:a></text:p>
          </table:table-cell>
          <table:table-cell table:number-columns-repeated="246"/>
        </table:table-row>
        <table:table-row table:style-name="ro1">
          <table:table-cell office:value-type="string">
            <text:p>5cdd971b896a7fea062d6e3d</text:p>
          </table:table-cell>
          <table:table-cell office:value-type="string">
            <text:p>É hora de Portugal se desmarcar do racismo estrutural na educação.</text:p>
          </table:table-cell>
          <table:table-cell office:value-type="string">
            <text:p>['Pedro Schacht Pereira']</text:p>
          </table:table-cell>
          <table:table-cell office:value-type="string">
            <text:p>Quem tem medo da sua História? Esta é a pergunta que sempre me ocorre fazer de cada vez que deparo com mais uma instância de reprodução no espaço público do discurso historiográfico que o Estado Novo celebrou sobre os Descobrimentos Portugueses. Esse discurso, com antecedentes que mergulham na noite dos tempos, sobreviveu praticamente incólume ao 25 de Abril e ao fim do império colonial português.

Na semana passada, esse discurso voltou a emergir, desta feita a partir da denúncia de um livro de apoio à preparação da prova de aferição da disciplina de História e Geografia de Portugal do 5.º ano, publicado pela Porto Editora. No dia 9 partilhei no meu mural de Facebook a foto de uma página desse livro, a partir do mural de uma ativista negra, que é mãe de uma aluna que frequenta uma escola na área metropolitana de Lisboa onde o livro é recomendado. Fiz acompanhar a foto de um comentário crítico que dizia “como a escola continua a ensinar a mentira, em parte porque na mentira foram formados os formadores”.

No momento em que redijo este texto, o post foi partilhado 334 vezes, e presumo que essas partilhas tenham gerado um efeito bola de neve, pois o post não tardou a chegar ao conhecimento da imprensa, e da própria Porto Editora. Por esta questão ter [justificadamente] despertado a atenção do público, creio que a ocasião propicia um debate amplo na sociedade civil, e sobretudo a tomada urgente de medidas por parte da tutela no sentido de por cobro ao uso do sistema de ensino como veículo de propagação de ideologia colonialista e racista. Para clarificar o que está em jogo, importa determo-nos no excerto do livro que motivou tanta indignação, o que irei fazer comentando dois aspetos interconexos: 1. As representações veiculadas no livro; 2. O projeto pedagógico implícito.

De acordo com os autores deste livro (e com a editora), apenas os portugueses merecem ser representados como agentes da História. Todos os restantes povos foram encontrados – sendo que o livro parece reproduzir o preconceito que atribui aos portugueses do séc. XV, ao reiterar a ideia de que os “consideravam pouco desenvolvidos a nível cultural”. Na verdade, o livro reproduz sobre africanos, asiáticos e ameríndios o discurso racista e racialista do séc. XIX, e fá-lo usando uma técnica retórica que encoraja a memorização de informação transmitida de forma acrítica, que permite a repetição da frase “relações amigáveis e pacíficas” três vezes, como num mantra.

Já de si isto seria problemático em termos pedagógicos, pois é assim que as ideias se fazem carne, mas é também condenável em termos científicos e éticos: o confronto com as fontes históricas não permite deduzir o carácter “amigável e pacífico” dos encontros referidos, e, além disso, ensinar a mentira histórica não é compatível com a aprendizagem de uma vivência democrática. Depois, é sintomático que o termo “raça”, correspondente a um conceito cuja dimensão biológica foi há décadas desacreditada, apenas se use em relação aos africanos; mas a memorização estende-se a todos os povos não-europeus, com expressões como “ainda eram nómadas e recoletores”.

Por outro lado, e num outro quadro, os autores do livro naturalizam a escravização de africanos, ao colocarem o termo “escravos” na coluna correspondente aos “Produtos” trazidos para Portugal, como se fosse aceitável que as pessoas sejam tratadas como mercadoria. Como é suposto um aluno português e afrodescendente lidar com esta informação? Mas, para além da desumanização dos povos não-europeus, esta proposta pedagógica promove a menorização mental e cívica dos próprios alunos a que se destina: é como se os jovens portugueses não tivessem o direito a aprender a sua História nacional, qualquer que ela tenha sido, e assim apenas pudessem lidar com uma visão edulcorada da mesma.

Entendem-se as razões pelas quais o Estado Novo tenha decidido inventar toda uma História para substituir aquela que as fontes referem, afinal havia ainda um império a preservar. Que razões presidem à manutenção desta invenção 45 anos após o fim da relação colonial que Portugal manteve com os agora PALOP? Esta é uma questão que não pode continuar a ser escamoteada pela sociedade civil, e muito menos pelo Ministério da Educação.

Interpelada pelo Jornal de Notícias, a Porto Editora achou por bem responder a 10 de maio que “pretendia-se falar dos primeiros contactos, no final do século XV e início do século XVI, e não abarcar todo o ‘decorrer da construção do império’. Infelizmente, nas décadas e séculos seguintes o comércio e sobretudo a ocupação enveredou pelo caminho de atitudes condenáveis, como a desconsideração pelas culturas próprias e a escravatura”.

Esta defesa do indefensável é particularmente preocupante, visto que, ao supostamente invocar o rigor cronológico, limitando o foco do excerto aos sécs. XV e XVI, a PE parece presumir que em relação a esse período o mantra das “relações amigáveis e pacíficas” é historicamente válido. Ora, basta consultarmos uma fonte incontornável para o período, a Crónica de Guiné, de Gomes Eanes de Zurara, para verificarmos o embuste em que os responsáveis pela PE caíram, e têm feito cair tantos alunos.

Selecionei uma de entre tantas possíveis, para ilustração daqueles leitores que nunca tenham tido a oportunidade de ler um texto do séc. XV: “E em acabando estas razões, olharam para a povoação e viram que os Mouros, com suas mulheres e filhos, saiam já quanto podiam de seus alojamentos, porque houveram vista dos contrários. E eles chamando: “Santiago! Sam Jorge! Portugal! Deram sobre eles, matando e prendendo quanto podiam. Ali poderíeis ver madres desamparar filhos, e maridos mulheres, trabalhando cada um de fugir quanto mais podia. E uns se afogavam sob as águas, outros pensavam de guarecer sob suas cabanas, outros escondiam os filhos debaixo de limos, por cuidarem de escapar, onde os depois achavam. [...] Acabada a peleja, louvaram todos Deus, pela muita mercê que lhes fizera, em lhes querer assim dar vitória, e tanto a seu salvo” (Crónica de Guiné, cap. XIX, p. 102).

Seria falacioso responsabilizar em exclusivo a Porto Editora por esta situação, como é falacioso a Porto Editora pretender que o problema se resolve com uma emenda ao excerto em questão. A verdade é que estes livros são recomendados pelas escolas, e que há professores que os impõem aos seus alunos. A pergunta que se me afigura como urgente é: que propósito pedagógico visa este tipo de livro responder?

Outras perguntas se perfilam: como é possível um livro como este não ter passado pelo escrutínio científico dos profissionais da área de História? Porque se continua a investir na memorização de informação transmitida de forma acrítica, ao invés de estimular as capacidades analíticas e o espírito crítico dos alunos? Porque não se expõem os alunos (e, já agora, os seus professores também) ao contacto com as fontes?

Rodney Robinson, professor de jovens encarcerados nas prisões juvenis do estado da Virgínia, recentemente distinguido com o galardão de professor do ano nos EUA, afirma numa entrevista recente: “Uma coisa que faço com a história é analisar as fontes, e sempre olhamos para a voz — qual voz foi excluída, e porquê — e depois tentamos encontrar essa voz. O que requer dos meus alunos que se concentrem e escavem fundo na história e a personalizem, ‘como reagirias tu nesta situação? E achas que esta fonte é credível?’ Portanto, trata-se mesmo de analisar as fontes. [...] a minha função como professor é ensinar os alunos a pensar”. O sistema de ensino norte-americano, por razões que até se depreendem desta entrevista, está longe de ser um produto exportável. Mas quantos são os alunos portugueses em escolas “de elite” que estão, na História como em tantas outras disciplinas, expostos a esta interpelação, e dados a este privilégio? Esta é uma interpelação para alunos, pais, professores, promotores do negócio dos manuais, e, sobretudo, para o Ministério da Educação. A cumplicidade com o atual estado de coisas tem um prazo, que expirou a 25 de Abril de 1974.</text:p>
          </table:table-cell>
          <table:table-cell office:value-type="string">
            <text:p>“Marcados por relações amigáveis e pacíficas”? É hora de Portugal se desmarcar do racismo estrutural na educação.</text:p>
          </table:table-cell>
          <table:table-cell office:value-type="string">
            <text:p>Society</text:p>
          </table:table-cell>
          <table:table-cell office:value-type="string">
            <text:p>['Direitos humanos', 'História', 'Opinião', 'Racismo', 'Sociedade', 'África']</text:p>
          </table:table-cell>
          <table:table-cell office:value-type="string">
            <text:p>2019-05-15 10:52:44</text:p>
          </table:table-cell>
          <table:table-cell table:style-name="ce23" office:value-type="string" office:value="https://www.publico.pt/2019/05/15/sociedade/opiniao/hora-portugal-desmarcar-racismo-estrutural-educacao-1872725">
            <text:p><text:a xlink:href="https://www.publico.pt/2019/05/15/sociedade/opiniao/hora-portugal-desmarcar-racismo-estrutural-educacao-1872725">https://www.publico.pt/2019/05/15/sociedade/opiniao/hora-portugal-desmarcar-racismo-estrutural-educacao-1872725</text:a></text:p>
          </table:table-cell>
          <table:table-cell table:number-columns-repeated="246"/>
        </table:table-row>
        <table:table-row table:style-name="ro1">
          <table:table-cell office:value-type="string">
            <text:p>5cdd9732896a7fea062d6f8f</text:p>
          </table:table-cell>
          <table:table-cell office:value-type="string">
            <text:p>Interesses e conflitos de interesses</text:p>
          </table:table-cell>
          <table:table-cell office:value-type="string">
            <text:p>['Cipriano Justo']</text:p>
          </table:table-cell>
          <table:table-cell office:value-type="string">
            <text:p>Acalmados os nervos, o tema da Lei de Bases da Saúde, por momentos colocado em repouso, regressou tendo como mote aquela parte que por mais voltas que se dê não há meio de encontrar um solução que agrade a todas as bancadas, a gestão privada dos hospitais públicos. E quando assim é, há que se tomar uma decisão. Conhecida que é a formulação do PS, defendida pelo seu secretário-geral, tornou-se incompreensível a razão pela qual o PCP resolveu pedir o adiamento da votação da Base 18, a que diz respeito àquela matéria, para data posterior às eleições europeias. Pode ser que nos esteja a fugir qualquer pormenor técnico-táctico particularmente sofisticado, mas estabelecer um nexo entre os dois assuntos ou é do domínio da crença, presumindo o PCP que o PS irá reformular a sua posição – de facto, nisto de avanços e recuos está o PS cheio – ou se está a dar argumentos para que este partido vá ganhando tempo e coleccionando escapatórias para se ir acomodando às exigências da direita e do Presidente da República.

Embora diferente, mas aproveitando a posição do PCP, o director do PÚBLICO, como já o fez noutras ocasiões, defende que o assunto devia ser remetido para a estação de Outono-Inverno, passadas as eleições de 6 de Outubro, quando ficasse estabelecida a solução política que iria governar o país, porventura na expectativa de que então fosse favorável à última formulação do PS – “A gestão dos estabelecimentos prestadores de cuidados de saúde é pública, podendo ser supletiva e temporariamente assegurada por contrato com entidades privadas ou do sector social” – defendida pelo primeiro-ministro no artigo de opinião publicado neste jornal, em resposta a uma carta que lhe foi dirigida.

Porém, a tese de que o assunto ainda está verde não colhe, uma vez que vai para dois anos que a matéria está em discussão pública, e já lá vão oito meses desde que a Comissão governamental entregou o trabalho que lhe foi encomendado (Setembro de 2018). Portanto, o assunto já percorreu todas as etapas de análise, discussão e contraditório, faltando cair de podre, que parece ser o que certos sectores mais desejam. Entre outras razões já sobejamente discutidas, o que também está em causa é um inequívoco conflito de interesses entre quem opera simultaneamente no sector público e no sector privado, aproveitando o melhor que a sonhada concorrência pode oferecer, o controlo da parte pública. E é inútil o argumento de que são três ou quatro PPP. O conflito não se mede pela quantidade, mede-se pelos interesses em causa. Segundo Kenneth Thomas, “o conflito de interesse pode ocorrer quando somente uma pessoa tem dois interesses em relação a um mesmo assunto". (Conflict and conflict management. Reflections and update. Journal of Organizational Behaviour, 1992). Para o Observatório de Economia e Gestão de Fraudes (Working Papers, 1/009), o conflito de interesses caracteriza-se por alguém, tendo um interesse pessoal ou privado em determinada matéria, influencie, ou tente influenciar, o desempenho de outrem, de forma que este actue e seja parcial, atingindo assim o objectivo que pretende.

Vejamos então: o Grupo Mello Saúde gere os hospitais de Braga e Vila Franca de Xira e detém a posse de mais de 70 instituições de saúde; a Lusíadas Saúde gere o Hospital José de Almeida de Cascais e é detentora do Hospital dos Lusíadas; a HL – Sociedade Gestora do Edifício, S.A. tem como accionistas a Mota-Engil, a Opway, o Banco Espírito Santo, a Luz Saúde (então Espírito Santo Saúde) e a Dalkia; por sua vez, a SGHL – Sociedade Gestora do Hospital de Loures, S.A. tem como accionista principal a Luz Saúde, sendo a entidade gestora do Hospital Beatriz Ângelo, de Loures. Em todos estes casos as entidades privadas têm interesses no mesmo sector de actividade: na hospitalização pública e na hospitalização privada. Não existindo mecanismos que previnam esses conflitos – a relação de osmose entre ambas é particularmente porosa –, o interesse é só um, a maximização do lucro, sejam quais forem os mecanismos accionados para o alcançar.

Salvo melhor opinião, poderemos então estar perante um caso de justiça, que tem sido por ela desprezado, ao sabor da conveniência do sector privado, e em que até ao momento todas as partes foram omissas, o Estado designadamente. Por isso, em nome da accountability social, esta modalidade de tratar o interesse público deve chegar ao fim. E nada melhor do que ter o pássaro na mão agora do que contemplar dois pássaros a voar no céu da noite de 6 de Outubro.</text:p>
          </table:table-cell>
          <table:table-cell office:value-type="string">
            <text:p>Na Lei de Bases da Saúde, nada melhor do que ter o pássaro na mão agora do que contemplar dois pássaros a voar no céu da noite de 6 de Outubro.</text:p>
          </table:table-cell>
          <table:table-cell office:value-type="string">
            <text:p>Politics</text:p>
          </table:table-cell>
          <table:table-cell office:value-type="string">
            <text:p>['Hospitais', 'Lei de Bases da Saúde', 'Opinião', 'Parcerias Público-Privadas', 'Política', 'Saúde', 'Serviço Nacional de Saúde']</text:p>
          </table:table-cell>
          <table:table-cell office:value-type="string">
            <text:p>2019-05-16 02:44:00</text:p>
          </table:table-cell>
          <table:table-cell table:style-name="ce23" office:value-type="string" office:value="https://www.publico.pt/2019/05/16/politica/opiniao/interesses-conflitos-interesses-1872767">
            <text:p><text:a xlink:href="https://www.publico.pt/2019/05/16/politica/opiniao/interesses-conflitos-interesses-1872767">https://www.publico.pt/2019/05/16/politica/opiniao/interesses-conflitos-interesses-1872767</text:a></text:p>
          </table:table-cell>
          <table:table-cell table:number-columns-repeated="246"/>
        </table:table-row>
        <table:table-row table:style-name="ro1">
          <table:table-cell office:value-type="string">
            <text:p>5cdd9733896a7fea062d6f9f</text:p>
          </table:table-cell>
          <table:table-cell office:value-type="string">
            <text:p>Em defesa da residência alternada e das crianças</text:p>
          </table:table-cell>
          <table:table-cell office:value-type="string">
            <text:p>['Ricardo Simões']</text:p>
          </table:table-cell>
          <table:table-cell office:value-type="string">
            <text:p>Desde que a Associação Portuguesa para a Igualdade Parental e Direitos dos Filhos (APIPDF) iniciou, em novembro de 2017, a recolha de assinaturas para a petição em prol da presunção jurídica da residência alternada para crianças de pais e mães separados ou divorciados, muito se tem discutido e reagido sobre a mesma. Não se pode dizer que até esta altura não tenha existido um amplo debate nacional sobre a matéria, ainda que nem sempre com a integridade intelectual que se exigiria de alguns atores da nossa praça. A verdade é que estamos neste momento face a projetos-lei na Assembleia da República que visam estabelecer a residência alternada como regime preferencial. Nesse sentido, cumpre, de forma muito sintética, desmistificar alguns dos argumentos que têm vindo a público, resultado ou do desconhecimento ou da má interpretação da literatura científica, ou de ausência de leitura das propostas em causa ou ainda com o objetivo de manter o status quo, visto representarem interesses particulares.

Vejamos, então, os principais argumentos que foram levantados ao longo destes meses e que merecem uma resposta sintética.

Um primeiro argumento é que a presunção jurídica é uma imposição. Ora, não só não é uma imposição, como não afasta a análise casuística das situações concretas. É, antes de mais, um ponto de partida. O seu afastamento pode e deve acontecer a qualquer momento, quando fundamentado ser contrário ao superior interesse da criança. Daí que para a sua aplicação propomos que a legislação inclua alguns critérios orientadores.

Outro argumento, repetido até à exaustão, é que não é preciso alterar a lei, que a mesma já contempla a possibilidade da aplicação da residência alternada. Ora, a atual legislação não só promove a desigualdade entre progenitores nos cuidados à criança, ao estabelecer um progenitor residente e um progenitor visitante, como permite a existência de um elemento especulativo nas decisões judiciais, tornando-as discricionárias e contribuindo, assim, para o aumento dos conflitos parentais. Se a isto ainda acrescermos o facto de as tomadas de decisões judiciais em processos tutelares cíveis, ou mesmo as apreciações de acordos por parte do Ministério Público, se sustentarem em estereótipos de género (à mãe compete cuidar, ao pai compete prover economicamente), fica clara a necessidade de alterar a legislação tendo em vista a promoção de uma parentalidade mais partilhada, com iguais níveis de envolvimento e responsabilidade. Em outros países, esta alteração de legislação traduziu-se na redução dos conflitos parentais nos tribunais, no aumento dos acordos entre pais e mães e em mais acordos de residência alternada. Nunca se assistiu a aumentos exponenciais de crianças em residência alternada após a alteração legislativa, muito menos que colocassem em perigo as mesmas, mas antes a um aumento sustentado por via da retirada de obstáculos a essas práticas parentais.

Temos ainda o argumento da estabilidade da criança. Ora, a estabilidade da criança define-se menos pelos espaços onde habita e frequenta do que pelas relações continuadas, envolvidas e significativas no tempo com ambos os pais e mães. A residência única não permite isso, cortando a relação continuada, envolvida e significativa no tempo com um dos progenitores. O mesmo acontece com o argumento simplista do incómodo da “mala às costas”. A verdade é que as crianças em residência única fazem mais mudanças de residência, passam mais horas em transportes e fazem mais quilómetros que as crianças em residência alternada.

Por fim, o argumento que visa desviar as atenções dos objetivos reais desta petição, querendo fazer da exceção a regra: a violência doméstica e o abuso sexual de crianças. A residência alternada não é aplicada em situações de violência doméstica e/ou abuso sexual de crianças. E mais nada há a dizer sobre isto, visto que qualquer desses comportamentos criminais, seja por via de fortes indícios, seja por via de condenação, não se adequam com uma parentalidade cuidadora. No entanto, tenta-se misturar conflitos parentais com tais comportamentos criminosos com vista a descentrar a discussão do que é essencial para a nossa sociedade: promover o envolvimento parental mais igualitário, sabendo nós que tal igualdade é benéfica para as crianças. Não é por existirem, lamentavelmente, estes comportamentos danosos na vida de algumas crianças que se deve continuar a impedir a grande maioria de ter uma vida sem conflitos parentais e com um desenvolvimento mais harmonioso.

Assim, no nosso entender, as iniciativas legislativas que se encontram na Assembleia da República devem ter em conta, aquando da discussão na especialidade, os três pilares que constituem a sugestão de alteração legislativa por parte da APIPDF: a presunção jurídica, as orientações normativas e os planos parentais. Esses três pilares são fundamentais para o avanço positivo do Direito de Família e das Crianças.

Termino com a nota de que esta iniciativa da APIPDF é centrada nos melhores interesses das crianças, pois somos inspirados pelos nossos filhos e pelas nossas filhas. Não temos quaisquer interesses corporativos, profissionais ou de agenda ideológica, a não ser o de acabar com grande parte dos conflitos parentais e que mais nenhuma criança passe o que os nossos filhos e as nossas filhas passaram.

O autor escreve segundo o novo Acordo Ortográfico</text:p>
          </table:table-cell>
          <table:table-cell office:value-type="string">
            <text:p>A estabilidade da criança define-se menos pelos espaços onde habita e frequenta do que pelas relações continuadas, envolvidas e significativas no tempo com ambos os pais e mães.</text:p>
          </table:table-cell>
          <table:table-cell office:value-type="string">
            <text:p>Society</text:p>
          </table:table-cell>
          <table:table-cell office:value-type="string">
            <text:p>['Crianças', 'Divórcio', 'Famílias', 'Justiça', 'Opinião', 'Parlamento', 'Sociedade', 'Tribunais']</text:p>
          </table:table-cell>
          <table:table-cell office:value-type="string">
            <text:p>2019-05-16 08:00:00</text:p>
          </table:table-cell>
          <table:table-cell table:style-name="ce23" office:value-type="string" office:value="https://www.publico.pt/2019/05/16/sociedade/opiniao/defesa-residencia-alternada-criancas-1871617">
            <text:p><text:a xlink:href="https://www.publico.pt/2019/05/16/sociedade/opiniao/defesa-residencia-alternada-criancas-1871617">https://www.publico.pt/2019/05/16/sociedade/opiniao/defesa-residencia-alternada-criancas-1871617</text:a></text:p>
          </table:table-cell>
          <table:table-cell table:number-columns-repeated="246"/>
        </table:table-row>
        <table:table-row table:style-name="ro1">
          <table:table-cell office:value-type="string">
            <text:p>5cdda524896a7fea062dfaac</text:p>
          </table:table-cell>
          <table:table-cell office:value-type="string">
            <text:p>Setor automóvel: um futuro que é mais do que veículos elétricos</text:p>
          </table:table-cell>
          <table:table-cell office:value-type="string">
            <text:p>['Fernando Machado']</text:p>
          </table:table-cell>
          <table:table-cell office:value-type="string">
            <text:p>A discussão focada na problemática das emissões de CO2 e as proibições de circulação de veículos a diesel em algumas cidades europeias, no seguimento das diretivas do Acordo de Paris, têm levado a um investimento crescente na produção de veículos movidos a eletricidade. A eletrificação dos motores é, sem dúvida, um tema estudado e em constante desenvolvimento, parecendo ser o centro das atenções quando se fala no futuro da indústria automóvel ou da mobilidade. Porém, a verdade é que a mudança de paradigma que se vive no setor é demasiado abrangente e complexa, não se esgotando nos “motores elétricos”.

No contexto português, nunca é demais sublinhar que quando se menciona a indústria automóvel portuguesa, fala-se de um setor que representa um papel preponderante para a economia nacional. Portugal desenvolve atividade de construção automóvel desde os anos 50, mas foi nos anos 90, com a introdução da Volkswagen Autoeuropa, em Palmela, que o país passou a assistir a um desenvolvimento constante e sustentado das suas valências nesta indústria. Atualmente, o país conta com cinco fábricas – Volkswagen, PSA Peugeot-Citroën, Mitsubishi Fuso Truck, Toyota Caetano e Caetano Bus – que estão fortemente orientadas para a exportação, com um completo ecossistema de fornecimento e apoio.

O ano de 2018 foi de crescimento, poder-se-á até dizer de recordes, para o cluster automóvel. O setor assinalou um incremento de mais de 12% face a 2017, o que representa um volume de negócios de 13,7 mil milhões de euros. Sublinhe-se, ainda, que se registaram máximos históricos no número de veículos produzidos – cerca de 295 mil, sendo que 97% foi destinado à exportação –, bem como na indústria de componentes – 11,5 mil milhões de euros em volume de negócios. Estes valores significam que as empresas do setor têm um peso de 7,1% no Produto Interno Bruto (PIB) e um Valor Acrescentado Bruto (VAB) de 3,5 mil milhões de euros.

Em Portugal, as empresas deste setor apresentam uma enorme intensidade tecnológica e níveis de produtividade elevados, com padrões de grande exigência e rigor, procurando uma maior aproximação, em termos de competitividade, às empresas europeias. Mais do que nunca, estas empresas enfrentam desafios científicos, tecnológicos e financeiros. Se por um lado têm que investir e implementar a chamada indústria 4.0 e cooperar, por exemplo, com a falta de recursos humanos, as empresas têm ainda, e ao mesmo tempo, que responder eficazmente às exigências das questões ambientais e aos novos conceitos de mobilidade.

O caminho para uma indústria de sucesso e mais competitiva é, sem dúvida, a inovação. A mudança do paradigma dita que os veículos têm que ser mais ecológicos, mas também mais autónomos – através dos sistemas de apoio à condução e até não dependentes do condutor –, mais conectados – com a partilha de informações em rede entre veículos – e mais seguros. Tudo isto implica um esforço acrescido em investimentos para investigação e desenvolvimento, para testes e, posteriormente, para aplicação na produção de componentes e de veículos.</text:p>
          </table:table-cell>
          <table:table-cell office:value-type="string">
            <text:p>No contexto português, quando se menciona a indústria automóvel portuguesa fala-se de um setor que representa um papel preponderante para a economia nacional.</text:p>
          </table:table-cell>
          <table:table-cell office:value-type="string">
            <text:p>Economy</text:p>
          </table:table-cell>
          <table:table-cell office:value-type="string">
            <text:p>['Automóveis', 'Economia', 'Empresas', 'Indústria', 'Inovação', 'Mobilidade', 'Opinião']</text:p>
          </table:table-cell>
          <table:table-cell office:value-type="string">
            <text:p>2019-05-16 17:54:16</text:p>
          </table:table-cell>
          <table:table-cell table:style-name="ce23" office:value-type="string" office:value="https://www.publico.pt/2019/05/16/economia/opiniao/setor-automovel-futuro-veiculos-eletricos-1872906">
            <text:p><text:a xlink:href="https://www.publico.pt/2019/05/16/economia/opiniao/setor-automovel-futuro-veiculos-eletricos-1872906">https://www.publico.pt/2019/05/16/economia/opiniao/setor-automovel-futuro-veiculos-eletricos-1872906</text:a></text:p>
          </table:table-cell>
          <table:table-cell table:number-columns-repeated="246"/>
        </table:table-row>
        <table:table-row table:style-name="ro1">
          <table:table-cell office:value-type="string">
            <text:p>5cddb333896a7fea062e8b18</text:p>
          </table:table-cell>
          <table:table-cell office:value-type="string">
            <text:p>Para que serve uma olimpíada da ciência da União Europeia?</text:p>
          </table:table-cell>
          <table:table-cell office:value-type="string">
            <text:p>['João Carlos Lima']</text:p>
          </table:table-cell>
          <table:table-cell office:value-type="string">
            <text:p>Uma olimpíada da ciência da União Europeia serve para muito mais do que o que pode, à primeira vista, parecer. A Olimpíada da Ciência da União Europeia (EUSO), originalmente imaginada por Michael A. Cotter, tem uma dimensão científica e uma dimensão política: pretende pôr em contato jovens Europeus de 16 anos entusiasmados pela ciência e ajuda a Europa a construir laços, pertinentes num contexto de eleições, e urgentes num contexto de ascensão de extremismos e de proliferação de fake news.

É um contributo muito significativo para reforçar a importância da ciência na Europa e da cidadania Europeia.

A EUSO é, para muitos destes jovens cientistas, o primeiro contato internacional com outros que partilham o mesmo entusiasmo. É também o primeiro contato com a ciência real, que transpõe a rigidez das fronteiras impostas pelo ensino por disciplinas temáticas.

As equipas, constituídas por três jovens, trabalham em conjunto, integrando conhecimentos de física, de química e de biologia, para encontrar a soluções de problemas científicos que lhes são colocados. O propósito é o de promover a ciência prática, elevando o debate sobre questões que a ciência e os cientistas enfrentam a nível global. Mas este é também um encontro de jovens da União Europeia que partilham uma grande experiência científica, participam em atividades culturais, de lazer e desportivas, criam novas amizades que ultrapassam fronteiras e reforçam a sua identidade de cidadãos Europeus.

A competição deste ano, que Portugal acolheu na Faculdade de Ciências e Tecnologia da Universidade Nova de Lisboa (FCT NOVA), em Almada, recebeu 150 alunos de 24 países. Mobilizámos 53 professores investigadores da FCT NOVA, 81 professores visitantes, 11 observadores e 93 voluntários. Para as provas estiveram disponíveis 350 díodos, 18 mil luvas, 600 placas de Petri, 180 micropipetas, 720 [balões] Erlenmeyers, 114 gobelés, 5000 microcubos, 6000 lâminas e 24 mil lamelas. Durante os sete dias do evento, a organização serviu mais de 8500 refeições aos 306 participantes (entre alunos e mentores).

Os alunos portugueses conquistaram duas medalhas de prata. Os alunos da Alemanha levaram para casa o troféu da EUSO: arrecadaram duas medalhas de ouro. Ninguém foi para casa sem uma medalha – quem não recebe ouro ou prata fica com uma medalha de bronze. E isso faz todo o sentido, porque ganhamos todos: melhores cientistas e melhores europeus.

O autor escreve segundo o novo Acordo Ortográfico</text:p>
          </table:table-cell>
          <table:table-cell office:value-type="string">
            <text:p>Uma olimpíada da ciência da União Europeia serve para muito mais do que o que pode, à primeira vista, parecer. A Olimpíada da Ciência da União Europeia (EUSO), originalmente imaginada por Michael A. Cot</text:p>
          </table:table-cell>
          <table:table-cell office:value-type="string">
            <text:p>Sci-Tech</text:p>
          </table:table-cell>
          <table:table-cell office:value-type="string">
            <text:p>['Biologia', 'Ciência', 'Divulgação científica', 'Física', 'Olimpíadas', 'Opinião', 'Química']</text:p>
          </table:table-cell>
          <table:table-cell office:value-type="string">
            <text:p>2019-05-16 19:04:37</text:p>
          </table:table-cell>
          <table:table-cell table:style-name="ce23" office:value-type="string" office:value="https://www.publico.pt/2019/05/16/ciencia/opiniao/serve-olimpiada-ciencia-uniao-europeia-1872855">
            <text:p><text:a xlink:href="https://www.publico.pt/2019/05/16/ciencia/opiniao/serve-olimpiada-ciencia-uniao-europeia-1872855">https://www.publico.pt/2019/05/16/ciencia/opiniao/serve-olimpiada-ciencia-uniao-europeia-1872855</text:a></text:p>
          </table:table-cell>
          <table:table-cell table:number-columns-repeated="246"/>
        </table:table-row>
        <table:table-row table:style-name="ro1">
          <table:table-cell office:value-type="string">
            <text:p>5cde31c4896a7fea063370a5</text:p>
          </table:table-cell>
          <table:table-cell office:value-type="string">
            <text:p>O Benfica e o Porto são superclubes europeus</text:p>
          </table:table-cell>
          <table:table-cell office:value-type="string">
            <text:p>['Fernando Tenreiro']</text:p>
          </table:table-cell>
          <table:table-cell office:value-type="string">
            <text:p>A persistência dos grandes capitais na captura dos rendimentos do futebol profissional é crescente e mantêm a pressão sobre os clubes intermédios dos grandes países. A sua táctica é agora descartar-se de grandes clubes europeus como o SLB e o FCP. O desporto português necessita de uma estratégia de desenvolvimento para poder defender os seus interesses no seio do Modelo do Desporto Europeu e não embarcar na destruição que começando no futebol alastrará a todas as outras modalidades cortando aos países de média dimensão o acesso ao sucesso desportivo e europeu. O desporto europeu é competitivo, rico e invejado pelo mundo porque é diverso, complexo e popular envolvendo a maior percentagem de praticantes do desporto mundial através do seu Modelo de Desporto.

Estarão os governos a proteger o feito extraordinário da existência de superclubes portugueses ou com a sua ineficácia política estarão a contribuir para a degradação e possíveis fracassos destes expoentes nacionais? A resposta é: os governos desconhecem a realidade desportiva por estarem despojados de boas instituições desportivas e resta-lhes a vacuidade dos discursos, a nulidade dos actos e a cobertura do imediatismo futebolístico na comunicação social durante legislaturas inteiras.

Wladimir Andreff e Paul Staudohar, em 2000, constataram a transformação de clubes sem finalidade lucrativa em empresas lucrativas como um racional irreversível. De facto alguns clubes transformam-se em empresas mas o sucesso do futebol profissional não tem de ser feito a partir da captura da riqueza associativa dos clubes que é pertença dos seus associados. O Barcelona é o exemplo da excelência de um clube sem finalidade lucrativa e pertencente exclusivamente aos seus associados para obter vitórias do futebol profissional graças à excelência da gestão de sucessivos dirigentes. Neste movimento europeu de privatização e esbulho dos activos sociais das populações locais, as SAD criadas em Portugal são actualmente a forma de todas as aventuras e marginalidades que já levaram à ruína muitos clubes nacionais que eram bandeiras das suas cidades, concelhos e regiões. Tornou-se criminoso que se passem legislaturas sem que nenhum governo mexa nestas matérias cruciais para as populações autarquias e empreendedores locais.

Mais tarde, em 2015, o investigador de Harvard Matt Andrews procurou compreender a realidade dos maiores clubes europeus que podem ser superiores às maiores empresas de desporto profissionais americanas. Discorreu sobre a relevância dos mecanismos económicos, mais do que os desportivos, para explicar o surgimento dos superclubes à imagem das maiores multinacionais. Apontou duas fases. Na primeira, os clubes tornam-se complexos, altamente criadores de valor de produtos consumidos globalmente. Na segunda, os clubes acumulam novos conhecimentos catalisadores de mecanismos de envolvimento como capital, infra-estruturas e liderança adaptativa. A actual filosofia do desporto português sugere que o futebol é um mercado de concorrência perfeita onde o Estado não se deve imiscuir por ser um grande negócio global.

O futebol necessita que os governos actuem em 3 áreas: Primeiro, Portugal necessita de uma estratégia nacional de promoção do seu futebol para além do que tem feito, nomeadamente na consensualização do que pretende ser e estar no século XXI na produção de futebol nacional e do seu lugar europeu e mundial. No respeitante aos superclubes as políticas deveriam estabelecer objectivos e estratégias nacionais face a parceiros globais que actuam nos maiores países. Segundo, há que desenvolver regulação aplicada a todos os clubes e SAD assegurando o cumprimento dos princípios do Fair-Play Financeiro criado pela UEFA e aplicado pela FPF com desenvolvimentos nacionais como os relacionados com a qualificação das unidades locais de produção do futebol. Terceiro, olhar para o todo nacional exige medidas visando o aumento da competitividade dos campeonatos nacionais promovendo condições económicas que permitam aos clubes e aos campeonatos de menor dimensão crescerem desportivamente e aproximar-se dos primeiros. Nas condições actuais o Sporting e o Braga terão uma distância cada vez maior para alcançarem o topo.

O presidente da UEFA Aleksander Ceferin tem combatido a tendência rentista reafirmando a sua determinação no aprofundamento do Modelo de Desporto Europeu. A defesa dos princípios europeus deveria ser explorada pelos nossos governos.

Para potenciar os resultados do futebol há que cuidar do todo desportivo. Em primeiro lugar, os governos portugueses deveriam nomear pessoas conhecedoras de desporto e, principalmente, que tivessem “mundo”, o que inexiste! Apenas o político “com mundo” tem a capacidade de liderar a complexidade do desporto. Os nomeados públicos são desconhecidos e estão a destruir a administração pública do desporto. Em segundo lugar, reconceber a totalidade das instituições do desporto foi um fracasso da modernização do Estado e que o desporto mais sofreu às mãos das medidas que sonham com a privatização dos bens públicos e de mérito do desporto. Em terceiro lugar, os governos deveriam promover a competitividade de todos os clubes e federações nacionais e não privilegiar os do costume que oferecem almoços-grátis, dado que a sua posição e a boa política pública vai permitir-lhes beneficiar do investimento feito no associativismo desportivo.

Referências:

• Andreff, W., &amp; Staudohar, P. 2000. The evolving European model of professional sports finance. Journal of Sports Economics, 1, 257–276.

• Andrews, M., 2015, Being Special: The Rise of Super Clubs in European Football, CID Working Paper No. 299, Center for International Development, Harvard University.</text:p>
          </table:table-cell>
          <table:table-cell office:value-type="string">
            <text:p>O desporto português necessita de uma estratégia de desenvolvimento para poder defender os seus interesses no seio do Modelo do Desporto Europeu.</text:p>
          </table:table-cell>
          <table:table-cell office:value-type="string">
            <text:p>Sports</text:p>
          </table:table-cell>
          <table:table-cell office:value-type="string">
            <text:p>['Desporto', 'Opinião']</text:p>
          </table:table-cell>
          <table:table-cell office:value-type="string">
            <text:p>2019-05-17 04:28:00</text:p>
          </table:table-cell>
          <table:table-cell table:style-name="ce23" office:value-type="string" office:value="https://www.publico.pt/2019/05/17/desporto/opiniao/benfica-porto-sao-superclubes-europeus-1873004">
            <text:p><text:a xlink:href="https://www.publico.pt/2019/05/17/desporto/opiniao/benfica-porto-sao-superclubes-europeus-1873004">https://www.publico.pt/2019/05/17/desporto/opiniao/benfica-porto-sao-superclubes-europeus-1873004</text:a></text:p>
          </table:table-cell>
          <table:table-cell table:number-columns-repeated="246"/>
        </table:table-row>
        <table:table-row table:style-name="ro1">
          <table:table-cell office:value-type="string">
            <text:p>5cdf5913896a7fea063f2d16</text:p>
          </table:table-cell>
          <table:table-cell office:value-type="string">
            <text:p>Quo vadis obesidade</text:p>
          </table:table-cell>
          <table:table-cell office:value-type="string">
            <text:p>['Alexandra Bento']</text:p>
          </table:table-cell>
          <table:table-cell office:value-type="string">
            <text:p>Rosa tem 45 anos e, como resultado de longos anos de uma alimentação inadequada e de um modo de vida sedentário, sofre de obesidade mórbida. Há dois anos começou a ter mais cuidados e a perder peso, mas os 15 quilos que perdeu são muito pouco quando comparados com os 150 que a balança ainda regista.

O caminho que lhe apontaram no centro de saúde foi o tratamento cirúrgico e, apesar das dificuldades que encontrou para a marcação da primeira consulta hospitalar e das consultas com as várias especialidades que compõem a equipa multidisciplinar – sem as quais não se desencadeia o processo de inscrição para a cirurgia –, lá conseguiu ser operada.

Mas agora a Rosa encontrou outra dificuldade: ter acesso a uma consulta de nutrição para conseguir a desejada e correta perda de peso e a sua manutenção. No hospital a consulta de nutrição não tem vaga tão cedo e disseram-lhe que no centro de saúde os nutricionistas também são insuficientes.

O tempo passou e, após uma importante perda de peso, a Rosa voltou a recuperar parte do que já tinha perdido. Disseram-lhe que este era um tratamento com elevada eficácia e que lhe proporcionaria mais anos de vida com qualidade, mas para que tal tivesse sucedido, esta mulher precisava do auxílio de um nutricionista.

A Rosa faz parte dos 1,4 milhões de adultos portugueses que estão em situação de obesidade e dos 250 mil que têm obesidade mórbida. Como ela, muitos vivem o “ciclo vicioso” desta doença crónica.

Sabemos que em matéria de obesidade mais vale prevenir do que remediar, o que significa que o caminho para reduzir a prevalência da obesidade será uma aposta forte em medidas de incentivo à adoção de estilos de vida mais saudáveis. Contudo, isto não pode significar a negação do acesso ao tratamento dos portugueses com obesidade.

Em paralelo com as políticas de promoção da alimentação saudável – que têm de avançar com mais ritmo e com mais intensidade –, importa assegurar o acesso aos cuidados de saúde necessários para o tratamento da obesidade, com o intuito de reduzir a prevalência das doenças que lhe estão associadas e garantir uma melhor qualidade de vida dos portugueses.

O tratamento da obesidade é muitas vezes marcado por um forte insucesso, o que tem levado à utilização de novas abordagens terapêuticas. Nesse sentido, é incontornável a necessidade da terapêutica nutricional à luz da mais recente evidência científica. Tal determina a necessidade de mais nutricionistas, quer ao nível hospitalar, quer ao nível dos centros de saúde, onde se faz a intervenção precoce e integrada. Mas é logo aqui que as coisas começam a falhar.

Como é explicitado num recente estudo da Entidade Reguladora de Saúde sobre Cuidados de Saúde Prestados no SNS na Área da Obesidade, “a capacidade de resposta dos cuidados de saúde primários nesta área encontra-se diminuída pela constante carência de nutricionistas nos ACES [Agrupamento de Centros de Saúde]”, mantendo-se a falha após o encaminhamento para cirurgia. O mesmo relatório refere, aliás, que o tratamento da obesidade é a área com a maior taxa de incumprimento dos tempos máximos de resposta garantidos, tanto para a primeira consulta de especialidade como para a cirurgia programada.

A Ordem dos Nutricionistas tem vindo recorrentemente a alertar para a necessidade de o Governo reforçar a presença destes profissionais no SNS, não por uma questão corporativa ou de classe, mas pela saúde dos portugueses. Todos os estudos e indicadores sustentam essa necessidade. É imperativo que ela se materialize.

Hoje, naquele que é o Dia Nacional da Luta Contra a Obesidade, registemos estes dados: três em cada cinco portugueses tem excesso de peso; um em cada cinco é obeso; e um em cada três é pré-obeso.

A autora escreve segundo o novo Acordo Ortográfico</text:p>
          </table:table-cell>
          <table:table-cell office:value-type="string">
            <text:p>São precisos mais nutricionistas no SNS. Todos os estudos e indicadores sustentam essa necessidade. É imperativo que ela se materialize.</text:p>
          </table:table-cell>
          <table:table-cell office:value-type="string">
            <text:p>Society</text:p>
          </table:table-cell>
          <table:table-cell office:value-type="string">
            <text:p>['Alimentação', 'Doenças', 'Nutrição', 'Obesidade', 'Opinião', 'Saúde', 'Sociedade']</text:p>
          </table:table-cell>
          <table:table-cell office:value-type="string">
            <text:p>2019-05-18 01:36:00</text:p>
          </table:table-cell>
          <table:table-cell table:style-name="ce23" office:value-type="string" office:value="https://www.publico.pt/2019/05/18/sociedade/opiniao/quo-vadis-obesidade-1872714">
            <text:p><text:a xlink:href="https://www.publico.pt/2019/05/18/sociedade/opiniao/quo-vadis-obesidade-1872714">https://www.publico.pt/2019/05/18/sociedade/opiniao/quo-vadis-obesidade-1872714</text:a></text:p>
          </table:table-cell>
          <table:table-cell table:number-columns-repeated="246"/>
        </table:table-row>
        <table:table-row table:style-name="ro1">
          <table:table-cell office:value-type="string">
            <text:p>5cdf7535896a7fea064043e8</text:p>
          </table:table-cell>
          <table:table-cell office:value-type="string">
            <text:p>Ser Lei de Bases ou Lei de Nada?</text:p>
          </table:table-cell>
          <table:table-cell office:value-type="string">
            <text:p>['Tiago Mota Saraiva']</text:p>
          </table:table-cell>
          <table:table-cell office:value-type="string">
            <text:p>Portugal tem 2% de habitação pública, uma percentagem miserável mesmo se considerarmos a média do ultra-liberalizado mercado habitacional da União Europeia, mas este governo anunciou o objectivo de atingir os 5% de habitação pública até 2024. Importa perceber como.

Sendo o investimento em habitação pública desaconselhado pela UE – para quem o mercado e a concorrência tudo resolvem – e, consequentemente, não comparticipado pelos seus fundos estruturais ou de coesão, sabemos que este investimento terá de ser feito exclusivamente a partir do Estado. Mas onde e o que é que se poderá construir?

Se esta operação se destina a construção nova, importa perceber que estaremos a desenhar novos territórios urbanos do zero, com os problemas que lhes estão associados e, em muitos casos, com elevados custos infra-estruturais. Se esta operação se destina à reabilitação de fogos, importa perceber que se terá de operar sobretudo pela compra de património privado. Mantendo-se tudo como está, e dando de barato que o Estado não quererá colocar mais lenha na fogueira exercendo direitos de preferência que dão robustez ao aumento dos preços nas áreas mais centrais das cidades, esta produção de habitação pública cingir-se-á às zonas do território nacional em que não existe qualquer pressão urbanística, o que, grosso modo, significa aquisições em lugares onde poucos querem morar.

Como se prova estamos num impasse, mas que poderá ser resolvido com uma medida simples que a 12/04/2018 a Câmara Municipal de Lisboa entendeu aprovar como recomendação ao governo e constante no projecto de Lei de Bases de Habitação do PCP: o direito de preferência do Estado passar a ser exercido pelo valor patrimonial tributado.

Do ponto de vista prático, a situação actual é um absurdo. O Estado faz as suas contas e atribui um determinado valor ao imóvel. O proprietário é tributado em função desse valor mas, se o Estado entender exercer os direitos de preferência na venda desse imóvel, terá de esperar pela consulta ao mercado e pagar o valor que derem por ele. Não desvalorizando a necessidade de actualizar os valores patrimoniais, não creio que racionalmente, e abstraindo-nos de pensar no nosso quintal, possa ser questionável a legitimidade do Estado exercer os direitos de preferência pelo valor que lhe reconhece em sede de tributação, tal como sucede noutros países, e para não estar sujeito a participar na roleta da especulação imobiliária.

Sendo certo que esta medida abrandará o mercado das vendas, ela produzirá dois efeitos que me parecem interessantes para a regulação deste mercado e para cumprir as metas do governo: 1) o Estado poderá adquirir imóveis a preços não especulativos em zonas centrais das cidades; 2) os proprietários deixarão de considerar a compra e venda como opção para obter elevados rendimentos.

Não tenhamos dúvidas que esta medida não será implementada sem polémicas. Associações de grandes proprietários e sociedades de advogados vocacionadas para a compra e venda de imobiliário gritarão pela sua inconstitucionalidade e tentarão declarar-se porta-voz de todos os proprietários, a maioria da população. Ora, talvez seja interessante colocar nesta medida uma cláusula de salvaguarda permitindo que não se aplique o direito de preferência pelo valor patrimonial a imóveis que são vendidos uma vez em dez anos, diferenciando-os dos que são transaccionados sucessivamente.

Ao passar uma vista de olhos sobre os diferentes pronunciamentos de instituições públicas sobre os projectos de lei dos diferentes partidos, nota-se uma perturbadora incapacidade para pensar o problema da habitação fora do insuficiente quadro legislativo actual, não se fazendo sequer o esforço de perceber que muitas das propostas ensaiadas e vistas como radicais plasmam boas respostas ensaiadas noutros países. É responsabilidade dos actuais deputados aceitar o desafio de aprovar uma Lei de Bases que dê novos instrumentos transformadores para políticas de habitação ou produzir um articulado inócuo que permita que a situação actual se arraste por mais uns anos.</text:p>
          </table:table-cell>
          <table:table-cell office:value-type="string">
            <text:p>Nota-se uma perturbadora incapacidade para pensar o problema da habitação fora do insuficiente quadro legislativo actual.</text:p>
          </table:table-cell>
          <table:table-cell office:value-type="string">
            <text:p>Politics</text:p>
          </table:table-cell>
          <table:table-cell office:value-type="string">
            <text:p>['Arrendamento', 'Governo', 'Habitação', 'Imobiliário', 'Opinião', 'Partidos políticos', 'Política']</text:p>
          </table:table-cell>
          <table:table-cell office:value-type="string">
            <text:p>2019-05-18 03:10:00</text:p>
          </table:table-cell>
          <table:table-cell table:style-name="ce23" office:value-type="string" office:value="https://www.publico.pt/2019/05/18/politica/opiniao/lei-bases-lei-nada-1873025">
            <text:p><text:a xlink:href="https://www.publico.pt/2019/05/18/politica/opiniao/lei-bases-lei-nada-1873025">https://www.publico.pt/2019/05/18/politica/opiniao/lei-bases-lei-nada-1873025</text:a></text:p>
          </table:table-cell>
          <table:table-cell table:number-columns-repeated="246"/>
        </table:table-row>
        <table:table-row table:style-name="ro1">
          <table:table-cell office:value-type="string">
            <text:p>5ce31557896a7fea065ee806</text:p>
          </table:table-cell>
          <table:table-cell office:value-type="string">
            <text:p>Um pouco mais de poucochinho</text:p>
          </table:table-cell>
          <table:table-cell office:value-type="string">
            <text:p>['António José Teixeira']</text:p>
          </table:table-cell>
          <table:table-cell office:value-type="string">
            <text:p>Se as eleições de domingo foram transformadas na primeira volta das legislativas de Outubro, os resultados desta sondagem demonstram que é nula a vontade de mudança. Um PSD a dez pontos do PS mostra que se inverteu e alargou a desvantagem de 2015. Os socialistas reclamam uma moção de confiança do eleitorado, a direita pede um voto de censura. Mesmo sendo eleições diferentes, com níveis de participação díspares, as tendências parecem nítidas. Talvez não seja boa ideia que o PSD e o CDS tenham embarcado na retórica de que é a governação que está em causa. Talvez seja boa ideia que António Costa se atravesse na campanha com o seu Executivo.

Quem está no poder costuma sofrer nas eleições para o Parlamento Europeu. A tentação pelo cartão amarelo é comum. Se o PS contrariar a tendência será um feito, pois parecia grande a erosão política e social dos últimos tempos, apesar das contas públicas em ordem e de algum crescimento económico. O caso da contabilização do tempo de serviço dos professores, em que a direita se quis aliar aos partidos mais à esquerda, reforçou decerto a imagem de centralidade do PS e do seu Governo.

O PSD apresentou-se coligado com o CDS nas últimas europeias e nas últimas legislativas. Não temos medida certa para comparações rigorosas e as sondagens são fotografias contingentes de um momento. Mas identificamos sentidos. Um deles é que não vislumbramos uma recuperação do PSD, que vinha a desenhar-se. Considerando a margem de erro, os intervalos de variação ainda permitem várias leituras. Mas os sinais não são bons para Rui Rio, que continuará a pensar que as eleições não se ganham, perdem-se. E ainda não será desta…

O BE e o PCP estabilizam a base de apoio obtida nas legislativas, mas os bloquistas crescem significativamente quando olhamos para as europeias anteriores. Talvez na mesma medida das perdas do PCP. Estes resultados mostram também, no essencial, a resistência do nosso sistema partidário, apesar da dispersão de votos por muitas candidaturas sem expressão. Marinho e Pinto surpreendeu há cinco anos com a sua eleição e a de um segundo deputado do Partido da Terra. Agora, segundo a sondagem da Católica, apenas o PAN e a Aliança poderão ganhar galões europeus. Excepções que confirmarão a regra da estabilidade. A grande incógnita é a abstenção, sempre muito difícil de medir, e que nas europeias pode voltar a ser muito elevada.

Perante os resultados das europeias de 2014, António Costa disse em Valongo: “Sei que muitas vezes se diz que por um se ganha e por um se perde”. É verdade, no futebol é assim. Na política não é assim. É que a diferença faz muita diferença, na política. É que quem ganha por poucochinho é capaz de poucochinho. E o que nós temos de fazer não é poucochinho. O que nós temos de fazer é uma grande mudança”. A grande mudança foi no PS com o desafio ganho a António José Seguro. Nas legislativas, não houve sequer “poucochinho”. Perdeu. Ou melhor, acabou por ganhar o governo com apoios à esquerda nunca vistos. Quando muitos lhe vaticinaram o fracasso, consegue chegar ao final da legislatura com um governo minoritário. A vitória nas eleições europeias será um bom augúrio para as legislativas. Mas não há indícios de maioria absoluta. Por enquanto, apenas um pouco mais de poucochinho. O que não é pouco. Mas não será uma grande mudança.</text:p>
          </table:table-cell>
          <table:table-cell office:value-type="string">
            <text:p>Se o PS contrariar a tendência será um feito, pois parecia grande a erosão política e social dos últimos tempos, apesar das contas públicas em ordem e de algum crescimento económico.</text:p>
          </table:table-cell>
          <table:table-cell office:value-type="string">
            <text:p>Politics</text:p>
          </table:table-cell>
          <table:table-cell office:value-type="string">
            <text:p>['Eleições europeias', 'Europeias 2019', 'Europeias 2019 - Campanha nacional', 'Opinião', 'Parlamento Europeu', 'Política']</text:p>
          </table:table-cell>
          <table:table-cell office:value-type="string">
            <text:p>2019-05-20 21:18:21</text:p>
          </table:table-cell>
          <table:table-cell table:style-name="ce23" office:value-type="string" office:value="https://www.publico.pt/2019/05/20/politica/opiniao/poucochinho-1873446">
            <text:p><text:a xlink:href="https://www.publico.pt/2019/05/20/politica/opiniao/poucochinho-1873446">https://www.publico.pt/2019/05/20/politica/opiniao/poucochinho-1873446</text:a></text:p>
          </table:table-cell>
          <table:table-cell table:number-columns-repeated="246"/>
        </table:table-row>
        <table:table-row table:style-name="ro1">
          <table:table-cell office:value-type="string">
            <text:p>5ce369b4896a7fea0661db81</text:p>
          </table:table-cell>
          <table:table-cell office:value-type="string">
            <text:p>Primeiro vieram atrás das Humanidades...</text:p>
          </table:table-cell>
          <table:table-cell office:value-type="string">
            <text:p>['Gonçalo Marcelo']</text:p>
          </table:table-cell>
          <table:table-cell office:value-type="string">
            <text:p>Começa a ter eco em Portugal a ameaça de catástrofe que impende sobre a ciência e a educação no Brasil: perante o iminente congelamento de 30% do financiamento público das universidades federais, a sociedade brasileira mobilizou-se e saiu à rua em protesto. Nada disto é surpreendente. É bem conhecido o anti-intelectualismo dos populistas de direita, e já se escreveu nestas páginas sobre a necessidade de defender as ciências sociais e humanas no contexto do resvalar para o abismo da barbárie.

Seria fácil, mas errado, ver nesta ameaça um caso isolado. Relembremos que este ataque à educação e à ciência começou com o anúncio feito por Bolsonaro em final de Abril de que o seu governo considerava cortar radicalmente o investimento nas áreas da filosofia e da sociologia com o pretexto economicista de que alegadamente não geram “retorno imediato ao contribuinte”.

Ora, parte do que há de preocupante nesta suposta justificação é o facto de que ela poderia muito bem ter aparecido noutros contextos de imposição de medidas “austeritárias” em qualquer dos lados do Atlântico. Hoje, preocupamo-nos com o ressurgimento dos líderes autoritários, e com a erosão da base factual da “verdade” que sirva de mínimo denominador comum a uma discussão racional no espaço público e impeça a manipulação enganosa dos afetos através das fake news. Mas não nos esqueçamos que o défice de investimento e mesmo de prestígio simbólico do conjunto de disciplinas às quais tradicionalmente chamamos as Humanidades é um processo que tem décadas, e que tem feito o seu caminho de forma silenciosa e relativamente pacífica.

Terão estas duas tendências alguma relação? É porventura impossível traçar uma relação de causalidade direta entre elas. Mas não me parece descabido conjeturar que está nas Humanidades e nas ciências sociais críticas parte da chave para um exercício de cidadania informado. Mais, parece-me ser precisamente por fornecerem esses meios e terem tradicionalmente detido essa força simbólica que estas disciplinas se vêm na linha de fogo daqueles que querem cercear o pensamento livre como forma de silenciar alternativas políticas.

Terá provavelmente sido Kant, no seu famoso texto de 1784, a Resposta à pergunta: Que é o Iluminismo, a melhor resumir esta atitude crítica com a sua exortação: “Tem a coragem de te servires do teu próprio entendimento.” Mas como querer sociedades livres se não forem concedidas às pessoas as ferramentas certas para que possam desenvolver este espírito crítico e a capacidade de pensarem por si próprias, e fazê-lo de forma informada?

É importante entender que: 1) as conquistas civilizacionais são frágeis e sujeitas a possíveis retrocessos, sendo que a ligação contingente entre a democracia e o liberalismo pode ser desmontada a qualquer momento – os líderes autoritários hoje em dia são eleitos com projetos iliberais; e 2) o retrocesso democrático nem sempre acontece todo de uma vez. Pelo contrário, muitas vezes instala-se de forma insidiosa. Aceita-se uma concessão aqui, perde-se uma liberdade ali. E depois, muitas vezes, quando nos apercebemos, já é tarde demais. Lembremos que tudo isto se passa enquanto, em algumas escolas brasileiras, se assiste a um processo de militarização e limitação das liberdades mais básicas dos alunos, indo ao ponto de controlar o vestuário que lhes é permitido usar na escola.

No movimento em torno de Bolsonaro cruzam-se o neoliberalismo com um projeto reacionário que, como no caso de Trump, aprofunda tendências já anteriormente existentes. Suprimindo o superego da decência pública, este movimento exprime abertamente, em nome de um suposto discurso de autenticidade, aquilo que antes se calava por vergonha.

O ataque à filosofia, à sociologia e à educação em geral tem indignado a comunidade académica por todo o mundo (incluindo em Portugal). Mas ele diz respeito a cada um de nós, na academia e fora dela. A preservação da ciência e das humanidades, do seu ensino e da pesquisa que nelas é feita é um limiar que separa uma civilização instruída, digna e conhecedora do seu passado, de uma sociedade normalizada onde o conhecimento que pode ser incómodo para o poder é suprimido. Pois bem, aquilo que é preciso é não deixar que o retrocesso civilizacional se instale; pará-lo, antes que ele nos pare a nós.

O autor escreve segundo o novo Acordo Ortográfico</text:p>
          </table:table-cell>
          <table:table-cell office:value-type="string">
            <text:p>Como querer sociedades livres se não forem concedidas às pessoas as ferramentas certas para que possam desenvolver a capacidade de pensarem por si próprias?</text:p>
          </table:table-cell>
          <table:table-cell office:value-type="string">
            <text:p>World</text:p>
          </table:table-cell>
          <table:table-cell office:value-type="string">
            <text:p>['Brasil', 'Ciências sociais', 'Democracia', 'Educação', 'Jair Bolsonaro', 'Mundo', 'Opinião', 'Populismo', 'Universidades']</text:p>
          </table:table-cell>
          <table:table-cell office:value-type="string">
            <text:p>2019-05-21 03:20:00</text:p>
          </table:table-cell>
          <table:table-cell table:style-name="ce23" office:value-type="string" office:value="https://www.publico.pt/2019/05/21/mundo/opiniao/vieram-atras-humanidades-1873047">
            <text:p><text:a xlink:href="https://www.publico.pt/2019/05/21/mundo/opiniao/vieram-atras-humanidades-1873047">https://www.publico.pt/2019/05/21/mundo/opiniao/vieram-atras-humanidades-1873047</text:a></text:p>
          </table:table-cell>
          <table:table-cell table:number-columns-repeated="246"/>
        </table:table-row>
        <table:table-row table:style-name="ro1">
          <table:table-cell office:value-type="string">
            <text:p>5ce377c3896a7fea0662585d</text:p>
          </table:table-cell>
          <table:table-cell office:value-type="string">
            <text:p>A obesidade como catástrofe ambiental dos tempos modernos</text:p>
          </table:table-cell>
          <table:table-cell office:value-type="string">
            <text:p>['Pedro Graça']</text:p>
          </table:table-cell>
          <table:table-cell office:value-type="string">
            <text:p>Atualmente, o excesso de peso é o principal responsável pela doença em Portugal e pela má qualidade de vida de milhões de Portugueses. Segundo os dados do Inquérito Nacional de Saúde com Exame Físico (INSEF, 2015), mais de metade da população portuguesa apresenta excesso de peso, incluindo a obesidade (67,6%). Resultado desta acumulação excessiva de gordura, outras doenças crónicas aparecem ou agravam-se como certos cancros, a doença cardiovascular, osteoarticular e a diabetes que representam já, mais de 2/3 dos gastos do SNS. Estes dados remetem para uma verdadeira epidemia para a nossa saúde. Como se esta tragédia não bastasse, ela ainda nos custa mais porque bate à porta dos mais frágeis. Os grupos da população portuguesa com um menor nível de escolaridade apresentam prevalências mais elevadas de obesidade (39,4%) comparativamente com os grupos da população com um nível de escolaridade superior (19,5%).

Mas, para além desta catástrofe metabólica, existe uma outra que exige a nossa atenção. A catástrofe ambiental criada por biliões de seres humanos que comem mais do que necessitam, destruindo o planeta e a sua débil saúde. Diria que a melhor forma de lidarmos com o problema das alterações climáticas era darmos uma maior atenção à forma como nos alimentamos. Concretizando, e em Portugal, um homem adulto ingere em média 2347 kcal. Do ponto de vista fisiológico, um homem adulto sedentário necessita em média de 2197 Kcal para ter uma vida saudável e produtiva.

Estes cálculos básicos estimados para valores médios (que não têm em conta a sub ou sobrestimação de alguns dados nem a sua ponderação para diferentes níveis etários e gastos individuais) sugerem que todos os anos consumimos milhões de calorias em demasia e sem necessidade. As quais, acabamos por transformar em vários quilogramas a mais, geralmente à volta do abdómen e ancas. Energia consumida desnecessariamente, acumulada em tecido adiposo que nos mata e desregula metabolicamente e que, por sua vez, torna o transporte de cada um de nós ambientalmente mais exigente e destruidor do planeta. Se a isto somarmos 1/3 da produção alimentar perdida ao longo da cadeia alimentar e o gasto de energia e água utilizado para se produzir alimentos (em particular carne), para embalar quase tudo e para transportar a longas distâncias, facilmente constatamos que o consumo excessivo de energia proveniente dos alimentos e as escolhas erradas à mesa fazem do consumo alimentar o maior responsável pelas alterações climáticas imputadas à ação humana.

Enorme responsabilidade para quem produz, para quem vende e, por último, para quem consome e escolhe diariamente, replicando-se este acto por biliões de seres humanos à face da terra que abrem a boca várias vezes ao dia.

Este facto implica uma atenção nova para quem desenha políticas alimentares, tanto ao nível mais macro como ao nível autárquico. Em Portugal, a estratégia alimentar nacional levada a cabo nos últimos anos pela DGS começou a dar atenção a este problema. Como? Identificando a Dieta Mediterrânica como padrão de referência a promover, identificando e dando a conhecer padrões alimentares mais sustentáveis como as dietas de base vegetariana, alertando para o risco do consumo excessivo de carne ou do plástico na alimentação humana.

Contudo, e dada a velocidade acelerada da mudança climática, estas medidas e ações já implementadas necessitam de ir mais longe e ser mais rápidas a concretizar. Tal como já se fez na taxação das bebidas açucaradas ou na imposição de regras claras para a oferta alimentar em ambiente escolar e hospitalar, necessitamos de ir mais longe e mais rápido nas medidas ambientais de base alimentar, sem compromissos com a indiferença generalizada da maioria da população e classe política. Mas estas ações implicam mudanças substanciais na forma de nos relacionarmos com a nossa tradição alimentar.

Será que estamos preparados para comer carne apenas uma ou duas vezes por semana, deixar de comer bacalhau, aumentar o número de dias na semana em que só comemos vegetais, pedir água da torneira no restaurante, eliminar totalmente o plástico da nossa alimentação, evitar fruta exótica, comprar preferencialmente alimentos frescos, da época e adotar a regra número um da dieta mediterrânica que é “ser frugal à mesa”, ou seja, comer apenas o necessário e sem excessos?

Nestes tempos de 24 Kitchen, de abacate e quinoa em tudo o que é salada, de carne maturada e dietas paleolíticas, de chocolate preto, açaí e bagas de Gogi? Tenho sérias dúvidas que o planeta venha à frente para a maior parte das bocas deste mundo. Infelizmente, para todos nós, não temos um planeta B.

O autor escreve segundo o novo Acordo Ortográfico</text:p>
          </table:table-cell>
          <table:table-cell office:value-type="string">
            <text:p>Tenho sérias dúvidas que o planeta venha à frente para a maior parte das bocas deste mundo. Infelizmente, para todos nós, não temos um planeta B.</text:p>
          </table:table-cell>
          <table:table-cell office:value-type="string">
            <text:p>Society</text:p>
          </table:table-cell>
          <table:table-cell office:value-type="string">
            <text:p>['Alimentação', 'Dieta mediterrânica', 'Doenças', 'Nutrição', 'Obesidade', 'Opinião', 'Saúde', 'Sociedade']</text:p>
          </table:table-cell>
          <table:table-cell office:value-type="string">
            <text:p>2019-05-21 04:48:00</text:p>
          </table:table-cell>
          <table:table-cell table:style-name="ce23" office:value-type="string" office:value="https://www.publico.pt/2019/05/21/sociedade/opiniao/obesidade-catastrofe-ambiental-tempos-modernos-1871426">
            <text:p><text:a xlink:href="https://www.publico.pt/2019/05/21/sociedade/opiniao/obesidade-catastrofe-ambiental-tempos-modernos-1871426">https://www.publico.pt/2019/05/21/sociedade/opiniao/obesidade-catastrofe-ambiental-tempos-modernos-1871426</text:a></text:p>
          </table:table-cell>
          <table:table-cell table:number-columns-repeated="246"/>
        </table:table-row>
        <table:table-row table:style-name="ro1">
          <table:table-cell office:value-type="string">
            <text:p>5ce377c4896a7fea0662596b</text:p>
          </table:table-cell>
          <table:table-cell office:value-type="string">
            <text:p>Imigração maciça na Europa? Um Plano Marshall europeu para África!</text:p>
          </table:table-cell>
          <table:table-cell office:value-type="string">
            <text:p>['Braima Mané', 'Inácio Semedo']</text:p>
          </table:table-cell>
          <table:table-cell office:value-type="string">
            <text:p>1. O debate no mundo ocidental vai-se centrando cada vez mais na deriva populista. Os populistas, acossados, entre outras reivindicações, pelo fenómeno migratório oriundo de África, Ásia e América Central, tal como os passadores, prosperam com a imigração, dadas as votações crescentes nas urnas. Sim, os populistas, cientes dos desequilíbrios da globalização, agudizados com conflitos nas regiões menos prósperas, têm explorado com mestria o desespero de parte do eleitorado, entregando-lhe o culpado fácil – o imigrante/refugiado, perante a passividade inquietante dos moderados que preferem não tocar no assunto, que é amplo e complexo, exigindo, por isso, uma abordagem séria e corajosa.

A indiferença é anuente com acções, a olhos vistos, perigosas! Por isso, importa-nos como africanos, e parte implicada nesta problemática, tecer algumas considerações e propor soluções que podem ajudar a mitigar este fenómeno que muito nos tem revolvido as entranhas.

2. Para quem não anda muito familiarizado com a questão da repartição demográfica, convém reportar que África, segundo dados recentes das Nações Unidas, é o continente onde mais de metade da população tem menos de 25 anos. Um continente de jovens, portanto!

Em outras realidades que já vivenciaram semelhante experiência, mesmo em cenários mais pessimistas e pungentes, a força da juventude serviu-lhes de agente catalisador para o desenvolvimento económico e social. No caso africano, afirmamos assim por ousadia que, devido a uma contínua e manifesta incapacidade das nossas letárgicas economias, tem-se vindo a desperdiçar uma quantidade incomensurável de mão-de-obra e de potenciais consumidores, emperrando a engrenagem do progresso deveras urgente e necessário para dar vazão a tamanha demanda.

Os jovens são sonhadores por natureza e, estejam eles nos confins da Guiné ou em Nova Iorque, o meio e as circunstâncias podem ajudar a comprimir ou a alargar os horizontes dos seus sonhos e as possibilidades para a sua concretização, mas jamais factor algum pode constituir barreira para obstaculizar o construir do pensamento. Lutar para almejar uma vida melhor e mais digna, ou simplesmente uma vida, é o que todo o ser humano deseja para si mesmo e para os seus.

Posto isto, há que dizê-lo sem meias palavras, o grande adversário da juventude africana são os próprios (des)governantes. A maioria destes senhores (des)governam os seus Estados como se de uma coutada se tratasse, institucionalizando o nepotismo e a corrupção onde, não raras vezes, se vão apresentando organizados numa cleptocracia ruinosa que, sem pejo, vai locupletando a seu belo prazer o erário, cavando cada vez mais fundo as assimetrias entre os poucos que têm tudo e os muitos que nada têm. Para legitimar esse empobrecimento colectivo, de tempos a tempos, organizam com toda a pompa um simulacro de eleições validadas por um poder judicial fantoche, com a cumplicidade do ocidente politico.

3. Do Sara ao Cabo, todos os Estados do continente-berço se apresentam como sendo Estados de direito. Na verdade, todos o são tal como o é a Guiné Equatorial, a Eritreia ou a Guiné-Bissau, dado que todos se regem, no plano teórico, por leis. Todavia, no caso da Guiné-Bissau, podemos afirmar categoricamente que o não é! Não existe separação de poderes, a Constituição da República é violada vezes sem conta e a justiça limita-se a ser muito forte com os fracos e completamente impotente com os fortes. O crivo da lei é só para alguns! Não se vislumbram, salvo raras excepções, políticas e estratégias para a integração da juventude nas respectivas sociedades. O que transparece, em muitos casos, é que os jovens representam um fardo pesado que é preciso chutar para canto, levando os mais desesperados a arriscar as suas vidas nas muralhas farpadas de Melila, no leito mortífero do Mediterrâneo, ou, ainda, às mãos dos mercadores do Magrebe.

De facto, tem sido confrangedor o papel da União Africana que, conhecendo o drama dos seus filhos no Mediterrâneo e a escravidão de muitos no Magrebe, nomeadamente na Líbia, se limita a estar muda e calada, passando para o mundo a ideia de que somos um continente de gente sem vergonha, indiferente e conformada. Talvez sejamos. Mas é bom que fique claro que não todos! Nem somos signatários da tese milenar do fatalismo africano.

4. A União Europeia e seus Estados-membros são os maiores contribuintes da ajuda internacional. Só em 2017, a Europa desembolsou 75,7 mil milhões de euros em ajudas, o equivalente a 57% da ajuda mundial. Mas se analisarmos os resultados práticos dessa ajuda, salvo raríssimas excepções, constatamos, sem surpresas, que foram euros lançados para saco roto. Assim, a ajuda ao desenvolvimento continua um fracasso!

E isto vem entroncar justamente no Marshall para África lançado pelo Governo alemão, com um montante inicial de 300 milhões de euros. A este plano, junta-se outro, da União Europeia, com um pacote inicial de 4,1 mil milhões de euros, podendo atingir 44 mil milhões em 2020.

Ambos os planos, sem o desprimor da vontade genuína dos seus promotores, têm o mesmo defeito à nascença: utilizam receitas do passado, perdendo-se na bela descrição semântica de “estimular investimentos privados, para criar empregos, garantir a melhoria das condições de vida e combater a imigração ilegal para a Europa”, ignorando que não há ajuda que gere resultados positivos esperados se o quadro institucional no país beneficiário é inexistente ou disfuncional e corrupto.

O que propomos como contributo é congregar esforços e criar um único plano europeu – o Plano Marshall Europeu para África – assente nos 17 Objectivos de Desenvolvimento Sustentável da Agenda 2030, tendo o ODS 16 – Paz, Justiça e Instituições Eficazes como pedra basilar. Na verdade, sem instituições sólidas, não há justiça; sem justiça, há corrupção e outros crimes, não há respeito pelos direitos humanos nem ambiente propício a negócios – sem o qual não há desenvolvimento socioeconómico; sem desenvolvimento, há pobreza, criminalidade, mortes, guerras; portanto, não há paz!

Assim, propomos que o plano seja desenhado tendo em consideração o seguinte caderno de encargos, cujo cumprimento garantirá a elegibilidade de um Estado africano para beneficiar do mesmo:

O Ocidente deve deixar de validar os simulacros eleitorais e exigir eleições verdadeiramente livres, justas e transparentes. Exigir a criação e consolidação de instituições de Estado, assegurando a plena separação de poderes. Exigir a emancipação do poder judicial, para assegurar justiça para todos, condição essencial para criar um Estado de direito. Exigir a implementação efectiva de boa governação, que promova direitos humanos, ambiente favorável de negócios, a cultura de mérito, nomeadamente na selecção dos altos funcionários do Estado; e ainda, criando mecanismos de combate preventivo à corrupção – o parasita-mor do continente africano. Exigir um compromisso efectivo com a gestão do meio ambiente e dos recursos para fazer face às alterações climáticas que, ao que tudo indica, não auguram bons ventos para o continente.

Sancionar governantes (e familiares) que não cumpram com as regras estabelecidas na democracia, congelando os seus bens e interditando-os do espaço ocidental, é cínico e trata-se de um paliativo para uma doença crónica. A prioridade é a profilaxia que erradica o efeito perverso de ajudas que voltam à origem em forma de aquisição de imóveis, carros de luxo e depósitos bancários. Como se aceita que um indivíduo que nunca trabalhou seriamente na vida tenha fortunas escondidas na Europa? Como se admite que o Presidente da República ou o primeiro-ministro de um país como a Guiné-Bissau tenham um salário mensal largamente superior ao dos seus homólogos dos países doadores? E que o salário mínimo não passe de uns míseros 75 euros?

Só mediante aplicação escrupulosa das condições que acabamos de alinhavar se pode esperar algum sucesso. Caso assim não suceda, qualquer plano está condenado ao fracasso, servindo as avultadas somas de dinheiro apenas para enriquecer ainda mais a habitual elite.

O círculo vicioso manter-se-á, parafraseando um dos jovens numa reportagem televisiva quando se preparava para se fazer ao Mediterrâneo: “Só deixaremos de tentar esta travessia se electrificarem o mar, porque ninguém aguenta tantos abusos e tanta miséria.” Infelizmente, continuarão a vir para a Europa os desesperados pela miséria ou perseguidos por lutarem por mudança nas suas pátrias.

5. Caso os líderes europeus não deixem de lado o “paternalismo colonial” e tomem posições firmes para ajudar os jovens africanos nas suas lutas, o populismo continuará com o terreno fértil para minar aquilo que tem sido o farol para a liberdade e o progresso social no mundo todo: o modelo da democracia ocidental! Aos jovens europeus, apelamos a que se juntem aos africanos neste combate pressionando os seus governos para não pactuarem com regimes ditatoriais e ao mesmo tempo que invistam em África como forma de travar o fenómeno migratório.

O mundo dá muitas voltas e é de sabedoria aprendermos a ler os sinais que os tempos nos vão colocando pela frente. A Europa é próspera e vive em paz, mas como a fronteira entre o populismo e o totalitarismo é ténue, não nos admiremos, porém, se o inverso da marcha se verificar e se forem os jovens europeus a procurarem refúgio noutro lado, perseguidos não pela fome e pela miséria, mas talvez por uma bomba atómica qualquer ou privação de liberdades, um apanágio típico de regimes ditatoriais e fascistas, que estão em germinação na Europa. Dirigentes da Associação Movimento Cantanhez</text:p>
          </table:table-cell>
          <table:table-cell office:value-type="string">
            <text:p>Só mediante aplicação escrupulosa das condições que acabamos de alinhavar se pode esperar algum sucesso. Caso assim não suceda, qualquer plano está condenado ao fracasso, servindo as avultadas somas de dinheiro apenas para enriquecer ainda mais a ha</text:p>
          </table:table-cell>
          <table:table-cell office:value-type="string">
            <text:p>World</text:p>
          </table:table-cell>
          <table:table-cell office:value-type="string">
            <text:p>['Ajuda externa', 'Diplomacia', 'Guiné-Bissau', 'Mundo', 'Opinião', 'União Europeia', 'África']</text:p>
          </table:table-cell>
          <table:table-cell office:value-type="string">
            <text:p>2019-05-21 04:56:00</text:p>
          </table:table-cell>
          <table:table-cell table:style-name="ce23" office:value-type="string" office:value="https://www.publico.pt/2019/05/21/mundo/opiniao/imigracao-massiva-europa-plano-marshall-europeu-africa-1873350">
            <text:p><text:a xlink:href="https://www.publico.pt/2019/05/21/mundo/opiniao/imigracao-massiva-europa-plano-marshall-europeu-africa-1873350">https://www.publico.pt/2019/05/21/mundo/opiniao/imigracao-massiva-europa-plano-marshall-europeu-africa-1873350</text:a></text:p>
          </table:table-cell>
          <table:table-cell table:number-columns-repeated="246"/>
        </table:table-row>
        <table:table-row table:style-name="ro1">
          <table:table-cell office:value-type="string">
            <text:p>5ce393e4896a7fea066355bd</text:p>
          </table:table-cell>
          <table:table-cell office:value-type="string">
            <text:p>Sobre Mega Ferreira no CCB</text:p>
          </table:table-cell>
          <table:table-cell office:value-type="string">
            <text:p>['Rui Horta']</text:p>
          </table:table-cell>
          <table:table-cell office:value-type="string">
            <text:p>Apesar da estima e do respeito que tenho pelo Augusto M. Seabra, e reagindo às últimas afirmações por ele feitas sobre António Mega Ferreira, senti necessidade de exprimir a minha opinião. Os problemas do Centro Cultural de Belém (CCB) são muito vastos e não se podem resumir ao trabalho de uma pessoa. Com uma indefinição do seu papel, bem como inúmeras pressões por parte do Estado, constantes cortes financeiros ao longo dos anos e uma imagem de palácio de congressos e equipamento de aluguer, o CCB nunca foi capaz de se adaptar à mudança dos tempos nem de criar uma identidade. É evidente que, neste contexto, e por melhor que seja o perfil do administrador/director artístico, este terá sempre muitas limitações.

Pelo que me toca, apenas falo do que sei e testemunhei. Por exemplo, nas artes performativas, e com a preciosa colaboração de Luísa Taveira, cujo trabalho já vinha de trás, o CCB no tempo de Mega Ferreira co-produziu e programou muita da dança e muito do teatro de uma nova geração que se afirmava, numa altura em que muito poucas oportunidades existiam, enquanto mantinha projectos essenciais como a Box Nova e lançava a Fábrica das Artes. Criadores e projectos tais como Marlene Monteiro Freitas, Teatro Praga, mala voadora, Pedro Gil, Circolando, João Paulo Santos, mas também Olga Roriz, Paulo Ribeiro e eu próprio, só para citar alguns, aí encontraram o seu espaço de apresentação e, tantas vezes, de ensaio. Mas também criadores internacionais incontornáveis como Pina Bausch, Sasha Waltz, Joseph Nadj, Meg Stuart ou Bill T. Jones aí se apresentaram, cumprindo aquela que deveria ser uma das missões do CCB, expandir a fruição cultural às referências mundiais nas artes ao vivo. Mesmo trabalho internacional na fronteira da experimentação, como o extraordinário (M)imosa, projecto de Marlene Monteiro Freitas em colaboração com Trajal Harell, François Chaignaud e Cecila Bengolea (cartaz do Festival Alkantara), apesar de apresentados após a sua saída, ainda foram programados ou acolhidos por ele. Na música, e apesar de não ser a minha área, sempre tive a sensação que o CCB nesta altura se posicionou fortemente, com obras de Pedro Carneiro, do Divino Sospiro, do Shostakovich Ensemble, etc.

É certo que Mega Ferreira foi obrigado a redimensionar a Festa da Música para os Dias da Música, devido a profundos cortes de verba, bem como a acolher a Colecção Berardo, encerrando um Centro de Exposições com um percurso de excelência, que deixou pelo caminho curadores de referência como, por exemplo, Delfim Sardo. Mas, de facto, após o fortíssimo legado de Miguel Lobo Antunes e da sua brilhante equipa de programadores, a que se seguiu uma fase anódina, o CCB reencontrou, entre 2006 e 2012, temporariamente, o seu caminho, abriu o espectro das escolhas artísticas, revelou inúmeros talentos, apoiou a sustentabilidade do sector e apresentou uma programação internacional de qualidade.

Até subscrevo algumas das opiniões do Augusto M. Seabra no seu artigo, mas, no que toca à actuação do António Mega Ferreira, não posso concordar. A História até pode, mas não deve ser reescrita, e é obrigação primeira daqueles que dela têm um testemunho factual exprimirem-se para que tal não aconteça.

Notícia alterada a 23 de Maio às 11h: Na versão anterior deste artigo mencionava-se que a obra (M)imosa, de Marlene Freitas em colaboração com Trajal Harell, François Chaignaud e Cecila Bengolea, fora programada por Mega Ferreira. Na realidade foi programada pelo Festival Alkantara em co-apresentação do CCB.</text:p>
          </table:table-cell>
          <table:table-cell office:value-type="string">
            <text:p>Com Mega Ferreira, o centro cultural reencontrou o seu caminho, abriu o espectro das escolhas artísticas, revelou inúmeros talentos, apoiou a sustentabilidade do sector e apresentou uma programação internacional de qualidade.</text:p>
          </table:table-cell>
          <table:table-cell office:value-type="string">
            <text:p>Culture</text:p>
          </table:table-cell>
          <table:table-cell office:value-type="string">
            <text:p>['António Mega Ferreira', 'CCB', 'Centro Cultural de Belém', 'Cultura-Ípsilon', 'Museu Berardo', 'Música', 'Opinião', 'Política Cultural']</text:p>
          </table:table-cell>
          <table:table-cell office:value-type="string">
            <text:p>2019-05-21 06:21:00</text:p>
          </table:table-cell>
          <table:table-cell table:style-name="ce23" office:value-type="string" office:value="https://www.publico.pt/2019/05/21/culturaipsilon/opiniao/mega-ferreira-ccb-1873027">
            <text:p><text:a xlink:href="https://www.publico.pt/2019/05/21/culturaipsilon/opiniao/mega-ferreira-ccb-1873027">https://www.publico.pt/2019/05/21/culturaipsilon/opiniao/mega-ferreira-ccb-1873027</text:a></text:p>
          </table:table-cell>
          <table:table-cell table:number-columns-repeated="246"/>
        </table:table-row>
        <table:table-row table:style-name="ro1">
          <table:table-cell office:value-type="string">
            <text:p>5ce41275896a7fea0667e8ba</text:p>
          </table:table-cell>
          <table:table-cell office:value-type="string">
            <text:p>Um vídeo-árbitro dos incêndios rurais?</text:p>
          </table:table-cell>
          <table:table-cell office:value-type="string">
            <text:p>['Francisco Rocha']</text:p>
          </table:table-cell>
          <table:table-cell office:value-type="string">
            <text:p>O Sistema de Proteção Civil, e os pilares que o compõem, está em mudança. Mudança iniciada em 2016, acelerada pelos trágicos incêndios que assolaram Portugal em 2017 e, desde então, suportada num novo consenso político e técnico formado em torno das conclusões da Comissão Técnica Independente constituída no âmbito da Assembleia da República e cujas medidas tiveram a respetiva tradução em Resolução de Conselho de Ministros.

Resumidamente, abrangem três princípios estruturantes: (1) aproximação da prevenção e combate, (2) progressiva especialização e (3) profissionalização e capacitação do sistema de gestão integrada de fogos rurais.

Desde então, as prioridades estão a ser alteradas. Muitas intensificadas. Revitalizar o interior, relacionar, de forma intensa e aprofundada, prevenção e combate. A constituição, sem precedente, de equipas de Sapadores Florestais. A valorização, também na vertente social, dos bombeiros voluntários, enquanto espinha dorsal do sistema de proteção civil. A criação da AGIF (Agência para a Gestão Integrada de Fogos Rurais). Novas leis orgânicas do ICNF (Instituto da Conservação da Natureza e das Florestas) e da ANEPC (Autoridade Nacional de Emergência e Proteção Civil), que viu acrescentada a dimensão da emergência civil à sua missão. A incorporação de conhecimento científico, a aposta em novas formas de gestão ativa da floresta, acrescentando escala e incentivos fiscais, a valorização dos serviços de ecossistema, o cadastro, o crescente número de ações de fogo controlado, os programas “Aldeia Segura” e “Pessoas Seguras” são bons exemplos que fundamentam a escolha do caminho certo, mas não instantâneo.

Não devemos ter ilusões. O risco estrutural persiste e as alterações climáticas acentuam-no a cada instante. Por isso, devemos resistir à tentação de fazer uma avaliação métrica do sistema de Proteção Civil, dos respetivos meios e recursos, à extrapolação fácil da hipotética existência de janelas de oportunidade, numa espécie de vídeo-árbitro dos incêndios rurais.

A propósito, convinha sublinhar que a ação do Observatório, assumido como técnico e independente, criado no Parlamento, não pode ser entendido como o VAR do Sistema. As suas atribuições são claras e as suas iniciativas devem corresponder, em primeira mão, à necessidade e vontade manifestada pelos deputados nesse apoio especializado. Já agora o resultado dessa ação, preferencial e antecipadamente articulada, deveria sempre ter como primeiro destinatário a Assembleia da República, particularmente os deputados que acompanham essas matérias e não as páginas de jornais. Se assim não for, estamos a dar crédito aqueles que pensam que é necessário colocar aspas nas duas palavras que o designam e considerá-lo como um porta-voz de um qualquer partido político.

No final do dia, o que nos deve importar é a melhoria contínua do sistema, em fazer com que se torne cada vez mais aprendente, mais resiliente e melhor preparado para a maior amplitude de eventos a que está potencialmente sujeito. Estas mudanças levam o seu tempo e exigem de todos uma mobilização e um compromisso sem precedentes. Portugal convoca-nos a todos, sem exceção! Não existe Portugal B!

O autor escreve segundo o novo Acordo Ortográfico</text:p>
          </table:table-cell>
          <table:table-cell office:value-type="string">
            <text:p>Estas mudanças levam o seu tempo e exigem de todos uma mobilização e um compromisso sem precedentes. Portugal convoca-nos a todos, sem exceção! Não existe Portugal B!</text:p>
          </table:table-cell>
          <table:table-cell office:value-type="string">
            <text:p>Society</text:p>
          </table:table-cell>
          <table:table-cell office:value-type="string">
            <text:p>['Incêndios', 'Observatório', 'Opinião', 'Parlamento', 'Sociedade']</text:p>
          </table:table-cell>
          <table:table-cell office:value-type="string">
            <text:p>2019-05-21 15:04:00</text:p>
          </table:table-cell>
          <table:table-cell table:style-name="ce23" office:value-type="string" office:value="https://www.publico.pt/2019/05/21/sociedade/opiniao/videoarbitro-incendios-rurais-1873363">
            <text:p><text:a xlink:href="https://www.publico.pt/2019/05/21/sociedade/opiniao/videoarbitro-incendios-rurais-1873363">https://www.publico.pt/2019/05/21/sociedade/opiniao/videoarbitro-incendios-rurais-1873363</text:a></text:p>
          </table:table-cell>
          <table:table-cell table:number-columns-repeated="246"/>
        </table:table-row>
        <table:table-row table:style-name="ro1">
          <table:table-cell office:value-type="string">
            <text:p>5ce43ca4896a7fea06697d6f</text:p>
          </table:table-cell>
          <table:table-cell office:value-type="string">
            <text:p>Uma empresa de tabaco pode ser sustentável?</text:p>
          </table:table-cell>
          <table:table-cell office:value-type="string">
            <text:p>['Miguel Matos']</text:p>
          </table:table-cell>
          <table:table-cell office:value-type="string">
            <text:p>Ao longo dos últimos anos muito se tem falado na responsabilidade social das empresas e no papel que estas desempenham na sociedade e junto das pessoas para as quais trabalham. Também a rápida transformação da realidade e dos contextos de negócio em que vivemos colocam às organizações a necessidade de se adaptarem. Se existe certamente esperança no futuro, esse sentimento é também acompanhado por muita incerteza e um sentido global de urgência que está a mudar as expectativas da sociedade face às empresas, enquanto responsáveis também pelo desenvolvimento sustentável do ambiente em que vivemos. Significa isto assumirmos o planeta e os recursos naturais como partes integrantes da nossa atividade, ajustando-a à sua proteção no presente e de olhos postos no futuro.

A sustentabilidade deve começar por uma análise desapaixonada do impacto que os produtos de uma empresa têm nos consumidores e na sociedade, e não é nenhum segredo que os cigarros fazem mal. Nesse sentido, se quisermos que uma empresa cuja atividade principal assenta na produção e comercialização de produtos de tabaco tenha o maior impacto positivo possível, o nosso modelo de negócio tem de evoluir.

E é isso que temos vindo a fazer desde 2016, transformando o nosso negócio no sentido da substituição dos cigarros por alternativas sem combustão. O nosso objetivo é convencer todos os fumadores, que, de outro modo, continuariam a fumar cigarros, a optar em alternativa por produtos sem combustão. Continuamos a alocar recursos da empresa para a concretização dessa ambição.

Queremos ser claros: as alternativas sem combustão não estão isentas de risco, e quem não quer correr riscos deve deixar de consumir produtos de tabaco ou nicotina. Mas as alternativas sem combustão são claramente melhores do que os cigarros convencionais para os fumadores adultos.

Se considerarmos a prevalência de muitos milhões de fumadores em todo o mundo, faz todo o sentido ter alternativas com o potencial de redução da nocividade. Hoje há uma série de entidades científicas independentes que confirmam que o principal problema está na combustão, e que se a retirarmos há uma redução significativa dos elementos tóxicos.

Trazer soluções para a redução da nocividade dos produtos de tabaco é o maior contributo que uma empresa líder na produção e comercialização de produtos de tabaco pode dar para a sustentabilidade.

À medida que progredimos em direção à construção de um futuro livre de fumo, constituem igualmente objetivos estratégicos a redução da nossa pegada ambiental e a gestão sustentável dos recursos naturais limitados do planeta, o respeito pelas pessoas na nossa cadeia de valor, bem assim como obtenção de excelência operacional.

A 20 de Maio celebrou-se o Dia Europeu do Mar e, ao contrário do que muitos possam pensar, cuidar dos oceanos e dos recursos marítimos e hídricos é uma responsabilidade de todos, incluindo das empresas.

A atividade a que nos dedicamos utiliza, como muitas outras, água na manufatura dos produtos que comercializamos, embora em menor grau que outras indústrias. Isso não significa, no entanto, que o nosso papel na proteção dos recursos hídricos seja menor.

Uma atitude responsável face ao uso sustentável da água não se reduz a medidas que assentem na poupança, é preciso agir como bons administradores da água, devolvendo-a à natureza tal como a recebemos, o que na Alliance for Water Stewardship (AWS) chamam de “comissários da água” (water stewards). Tal traduz-se na utilização da água de forma sustentável, tendo em conta também a bacia hidrográfica local e as necessidades da comunidade em redor, sem comprometer a excelência operacional, não esquecendo a proteção do mar e dos oceanos, sensibilizando também o público em geral e os utilizadores dos nossos produtos em particular do papel e responsabilidade que todos temos através da partilha de boas práticas ambientais e de uma ação conjunta neste domínio, nomeadamente realçando a importância do papel que podem desempenhar na proteção dos oceanos ao descartarem os filtros em locais de recolha apropriados.

A ambição neste sentido deve ser sempre atingir melhores resultados em termos de eficiência, conservação, reutilização e reciclagem da água. Procurar a certificação ambiental é por isso um objetivo que ultrapassa e muito a vontade de reconhecimento, sendo na verdade uma responsabilidade, um objetivo tão valioso e importante como qualquer outra certificação de qualidade no que ao produto comercializado diz respeito.

E se uma empresa líder na produção e comercialização de produtos de tabaco dedica década e meia de investimento em ciência e inovação rigorosas de forma a procurar criar produtos sem fumo, que acreditamos serem melhores do que os cigarros convencionais, declara prioritária a missão de gerir de forma sustentável um recurso tão valioso como a água, este desafio estará certamente ao alcance de muitos outros.

Quando nos perguntam se uma empresa de tabaco pode ser sustentável? A resposta é sem dúvida que sim.

O autor escreve segundo o novo Acordo Ortográfico</text:p>
          </table:table-cell>
          <table:table-cell office:value-type="string">
            <text:p>Trazer soluções para a redução da nocividade dos produtos de tabaco é o maior contributo que uma empresa líder na produção e comercialização de produtos de tabaco pode dar para a sustentabilidade.</text:p>
          </table:table-cell>
          <table:table-cell office:value-type="string">
            <text:p>Society</text:p>
          </table:table-cell>
          <table:table-cell office:value-type="string">
            <text:p>['Ambiente', 'Opinião', 'Poluição', 'Saúde', 'Sociedade', 'Tabaco']</text:p>
          </table:table-cell>
          <table:table-cell office:value-type="string">
            <text:p>2019-05-21 18:45:00</text:p>
          </table:table-cell>
          <table:table-cell table:style-name="ce23" office:value-type="string" office:value="https://www.publico.pt/2019/05/21/sociedade/opiniao/empresa-tabaco-sustentavel-1873487">
            <text:p><text:a xlink:href="https://www.publico.pt/2019/05/21/sociedade/opiniao/empresa-tabaco-sustentavel-1873487">https://www.publico.pt/2019/05/21/sociedade/opiniao/empresa-tabaco-sustentavel-1873487</text:a></text:p>
          </table:table-cell>
          <table:table-cell table:number-columns-repeated="246"/>
        </table:table-row>
        <table:table-row table:style-name="ro1">
          <table:table-cell office:value-type="string">
            <text:p>5ce8e7f4896a7fea06969d15</text:p>
          </table:table-cell>
          <table:table-cell office:value-type="string">
            <text:p>Os partidos deviam esclarecer os eleitores</text:p>
          </table:table-cell>
          <table:table-cell office:value-type="string">
            <text:p>['São José Almeida']</text:p>
          </table:table-cell>
          <table:table-cell office:value-type="string">
            <text:p>Amanhã, domingo, são eleitos os deputados portugueses ao Parlamento Europeu. Por uma lei desfasada da realidade não é permitido fazer campanha nas 24 horas anteriores à abertura das urnas, é o dia da reflexão. Também não é permitido que os jornais noticiem sobre as candidaturas. Este princípio legal tem pouca aderência ao que é hoje a velocidade e consequente imediatismo da comunicação, assim como entra em contradição com as mudanças introduzidas (e bem) no voto antecipado, que permitem aos eleitores pronunciarem-se com oito dias de antecedência.

Mas há um problema de fundo que ficou evidenciado nestas europeias: o arcaísmo da forma de fazer política em Portugal. Refiro-me ao período de campanha e ao modo como todos os partidos se comportam supostamente convencidos de que assim é que irão cativar os eleitores. Levámos 15 dias — a bem dizer, mais, pois há a pré-campanha — a ver caravanas eleitorais a percorrerem o país. Estas são grupos de pessoas, constituídos pelos funcionários e dirigentes dos partidos que acompanham o cabeça de lista e outros candidatos, bem como figuras proeminentes ou tutelares do universo partidário.

As campanhas continuam a ser organizadas em Portugal dentro da mesma lógica que o eram há mais de quarenta anos quando a democracia foi instaurada em Portugal. Percorrem o país — a um ritmo absurdo e multiplicando acções para as quais quase não chegam as horas de um dia —, indo aos lugares previamente escolhidos pelas direcções das campanhas. E que locais são esses? Quando olhamos para as campanhas de hoje, percebemos que são escolhidos porque aí há apoio do aparelho partidário ou núcleos de militantes activos. São, no fundo, lugares seguros à partida. É por isso que será hoje praticamente impossível repetir-se a mítica situação vivida por Mário Soares em 1985, na campanha da primeira volta das presidenciais, quando foi agredido na então comunista Marinha Grande.

Os cenários de campanha não são apenas seguros pela escolha do local. As próprias caravanas eleitorais evoluíram na encenação. Esta é agora destinada a proporcionar momentos televisivos cheios de moldura humana e entusiasmo na candidatura, a qual é quase sempre assegurada por grupos de jovens do partido e de militantes e simpatizantes que cercam os candidatos nas arruadas, em feiras, nos encontros, em comícios. Os cabeças de lista distribuem beijinhos, apertam mãos, dão abraços e fingem que têm conversas com os que vão encontrando. Tudo para aparentar determinação, convicção e certeza sobre soluções que nem sequer chegam a explicar. Isto acompanhado de distribuição de material de campanha, de prospectos impressos com propaganda da candidatura a camisolas, canetas e outros gadgets.

Faz sentido percorrer feiras e ruas, visitar fábricas e empresas, fazer almoços, jantares, comícios com os candidatos cercados pelos seus apoiantes e só por milagre estar lá alguém que não é do respectivo partido? Quem já viu estas acções ao vivo sabe bem que raras são as pessoas que não estão lá precisamente para apoiar o candidato e o conhecer pessoalmente. O voto está garantido mesmo antes de o evento começar. Mais: alguém vota num candidato porque lhe dão uma caneta e/ou um panfleto? É este o papel dos políticos?

É claro que os candidatos são acompanhados por jornalistas que os seguem ao ritmo louco, de acção em acção, para não perderem uma suposta declaração “vital”, que na prática, quando muito, é um mero sound bite. Justifica-se seguir candidaturas que se limitam a insultar os adversários, a dizerem generalidades, quando não mesmo banalidades? É este o papel dos jornalistas? Fazerem de pés de microfones dos dislates que os candidatos dizem a cada dia? Deverão os jornalistas continuar a acompanhar cabeças de lista e líderes partidários em volta pelo país, em percursos loucos para registarem insanidades?

Muitos órgãos de comunicação social procuram ir além desta banalização da encenação política. Os dossiers temáticos sobre a União Europeia do PÚBLICO nesta campanha são um exemplo de qualidade nesse domínio. Mesmo os jornalistas do PÚBLICO que acompanharam campanhas conseguiram muitas vezes ultrapassar o mero registo de banalidade. Mas será que se justifica perpetuar este jogo falso de que se está a contribuir para esclarecer os eleitores?

Após 15 dias de campanha, algum eleitor ficou esclarecido sobre as propostas dos partidos que concorrem às europeias? Porque será que os partidos não apostam em apresentação e discussão de ideias? Acredito que, por exemplo, o debate de segunda-feira na RTP, moderado por Maria Flor Pedroso, terá contribuído muito mais para os eleitores saberem o que os candidatos defendem do que dias e dias de circo eleitoral e mediático.</text:p>
          </table:table-cell>
          <table:table-cell office:value-type="string">
            <text:p>Será que se justifica perpetuar este jogo falso de que se está a contribuir para esclarecer os eleitores?</text:p>
          </table:table-cell>
          <table:table-cell office:value-type="string">
            <text:p>Politics</text:p>
          </table:table-cell>
          <table:table-cell office:value-type="string">
            <text:p>['Opinião', 'Política']</text:p>
          </table:table-cell>
          <table:table-cell office:value-type="string">
            <text:p>2019-05-25 07:37:00</text:p>
          </table:table-cell>
          <table:table-cell table:style-name="ce23" office:value-type="string" office:value="https://www.publico.pt/2019/05/25/politica/opiniao/partidos-esclarecer-eleitores-1874002">
            <text:p><text:a xlink:href="https://www.publico.pt/2019/05/25/politica/opiniao/partidos-esclarecer-eleitores-1874002">https://www.publico.pt/2019/05/25/politica/opiniao/partidos-esclarecer-eleitores-1874002</text:a></text:p>
          </table:table-cell>
          <table:table-cell table:number-columns-repeated="246"/>
        </table:table-row>
        <table:table-row table:style-name="ro1">
          <table:table-cell office:value-type="string">
            <text:p>5ceb1a74896a7fea06a82aaa</text:p>
          </table:table-cell>
          <table:table-cell office:value-type="string">
            <text:p>A noite das grandes derrotas</text:p>
          </table:table-cell>
          <table:table-cell office:value-type="string">
            <text:p>['João Miguel Tavares']</text:p>
          </table:table-cell>
          <table:table-cell office:value-type="string">
            <text:p>Embora tenha havido muita gente cheia de vontade de festejar na noite de ontem, a verdade é que a única vitória extraordinária foi a do PAN. Todos os restantes foguetes foram exagerados. Sim, o PS ficou a mais de dez pontos do PSD, mas uma votação de 34% não impressiona ninguém (é dois pontos acima do “poucochinho” de 2014), e prova que Pedro Marques, que mostrou ter o carisma de um cacto, foi efectivamente um erro de casting. É também verdade que o Bloco de Esquerda dobrou a sua votação de 2014, o que é óptimo e premeia o bom desempenho de Marisa Matias (que merece o resultado), mas convém notar que ficou abaixo dos resultados nas últimas legislativas, onde obteve 10,2%.

Este domingo não foi a noite das grandes vitórias. Foi a noite das grandes derrotas. Essas, sim, foram gigantescas, e houve três. Uma delas foi a do PCP, e não terá sido por acaso que João Ferreira decidiu fazer o seu discurso antes de se conhecerem os resultados oficiais. A CDU teve o pior resultado da sua história eleitoral, o que é especialmente grave tendo em conta a enorme desilusão das últimas autárquicas. Os comunistas queixaram-se do árbitro (a comunicação social não deu à candidatura a atenção que ela merecia e promoveu “campanhas difamatórias” que prejudicaram o partido) e do estado do relvado (o contexto actual não é o mesmo dos tempos da troika), mas eles sabem que o problema é bem mais profundo. Jerónimo de Sousa gosta de dizer que a geringonça nasceu por iniciativa sua – aquilo que era autocongratulação soa cada vez mais à confissão de um pecado mortal.

Outro grande derrotado foi o CDS, cujo resultado acaba de vez com as ambições políticas de Assunção Cristas, e pode pôr em causa a sua liderança em Outubro. Mas o maior derrotado da noite terá mesmo sido o PSD. O resultado é péssimo para Rui Rio, como é óbvio (dizer que “subiu, mas pouco”, em relação aos 27,7% da coligação com o CDS em 2014 é a piada da noite). Só que o resultado é também péssimo para Paulo Rangel, que estava convencido que podia valer mais do que Rio em eleições nacionais. Um resultado na casa dos 22% é mau de mais para ser verdade. Rangel falou várias vezes em “dar a cara” na sua intervenção, o que só se explica por ter percebido que tinha definitivamente perdido a face nestas europeias.

Com quase 70% de abstenção será sempre um bocadinho atrevido tirar conclusões demasiado firmes para as legislativas, pois tudo indica que as próximas eleições terão perto do dobro dos votantes deste domingo. Mas isto já é certo: a direita tem pela frente mais quatro anos de infelicidade. E António Costa tem cada vez mais Joões Ratões para casar com a carochinha (o PAN acabou de entrar na corrida). Em Outubro, eu aposto cada vez mais num Governo minoritário do PS. São tantas as alternativas disponíveis, que mais vale Costa aproveitar: nada é tão divertido como a vida de um solteiro cobiçado.</text:p>
          </table:table-cell>
          <table:table-cell office:value-type="string">
            <text:p>Este domingo não foi a noite das grandes vitórias. Foi a noite das grandes derrotas. Essas, sim, foram gigantescas, e houve três.</text:p>
          </table:table-cell>
          <table:table-cell office:value-type="string">
            <text:p>Politics</text:p>
          </table:table-cell>
          <table:table-cell office:value-type="string">
            <text:p>['BE', 'CDS', 'CDS-PP', 'Europeias 2019', 'Opinião', 'PCP', 'PS', 'PSD', 'Política']</text:p>
          </table:table-cell>
          <table:table-cell office:value-type="string">
            <text:p>2019-05-26 23:14:06</text:p>
          </table:table-cell>
          <table:table-cell table:style-name="ce23" office:value-type="string" office:value="https://www.publico.pt/2019/05/26/politica/opiniao/noite-derrotas-1874210">
            <text:p><text:a xlink:href="https://www.publico.pt/2019/05/26/politica/opiniao/noite-derrotas-1874210">https://www.publico.pt/2019/05/26/politica/opiniao/noite-derrotas-1874210</text:a></text:p>
          </table:table-cell>
          <table:table-cell table:number-columns-repeated="246"/>
        </table:table-row>
        <table:table-row table:style-name="ro1">
          <table:table-cell office:value-type="string">
            <text:p>5ceb7ce4896a7fea06ab7126</text:p>
          </table:table-cell>
          <table:table-cell office:value-type="string">
            <text:p>Dez anos em luta por uma Europa com justiça fiscal</text:p>
          </table:table-cell>
          <table:table-cell office:value-type="string">
            <text:p>['Eva Joly']</text:p>
          </table:table-cell>
          <table:table-cell office:value-type="string">
            <text:p>Após dez anos de combates no Parlamento Europeu, é tempo de eu passar o bastão aos candidatos da lista “Europa Ecologia”. Como presidente da Comissão de Desenvolvimento, e depois vice-presidente das Comissões de Inquérito ao Luxleaks e Panama Papers, fiz da justiça tributária uma prioridade do meu trabalho. É hoje com uma mistura de satisfação e amargura que deixo a minha posição.

Satisfação primeiro, porque conseguimos vitórias importantes. Os denunciantes, que defendem o interesse geral sob risco de vida, contarão agora com a proteção europeia. A criminalidade financeira será melhor combatida por meio da criação de uma Procuradoria Europeia para coordenar as investigações transfronteiriças, como por exemplo a da fraude ao IVA, que custa 150 mil milhões de euros por ano à Europa. Também fico muito feliz com o facto de a União Europeia ter finalmente reconhecido o papel central desempenhado pelos intermediários – como os bancos e os advogados fiscais – na indústria da evasão fiscal. A partir de agora, eles terão a obrigação de transmitir às autoridades os planos que elaborarem em nome dos seus clientes.

Acima de tudo, graças às sucessivas revelações dos denunciantes, os europeus puderam tomar consciência da dimensão do fenómeno. Eles querem agora acabar com os privilégios de alguns que são pagos por toda a sociedade. É insuportável para os cidadãos europeus saberem que a Google conseguiu transferir 19,9 mil milhões de euros para as Bermudas em 2017 de uma empresa holandesa de fachada, acabando por pagar um montante ridiculamente baixo de impostos sobre as sociedades. No total, a União Europeia perde cerca de 60 mil milhões de euros por ano, simplesmente transferindo os lucros das empresas para paraísos fiscais. Todo este dinheiro poderia ser investido em educação, em cuidados de saúde e no combate às mudanças climáticas.

No plano político, aqueles que ainda ousam defender a falta de transparência e as estratégias fiscais das multinacionais e dos mais ricos para evitar os impostos são cada vez mais raros. Esta é uma evolução que pude constatar por meio das recomendações finais cada vez mais ambiciosas das comissões de inquérito sobre a evasão fiscal entre 2015 e 2019.

Sinto também amargura, no entanto, porque ainda há muito a fazer. Ainda que as nossas ideias em matéria de justiça fiscal tenham ganho muito terreno, elas nem sempre são traduzidas em ações. A proposta de transparência para as multinacionais continua bloqueada pelos governos dos Estados-membros, mesmo sendo um direito nosso verificar se estas empresas estão a pagar os seus impostos onde efetivamente exercem a sua atividade.

Acima de tudo, lamento que a Europa ainda não tenha adotado a tributação unitária das multinacionais, tratando-as como uma entidade única – que é o que são na realidade – e não como uma miríade de filiais declaradas independentes. Isto poria fim ao truque que permite que as empresas declarem os seus lucros onde quiserem, com o único objetivo de quase não pagarem impostos! Este sistema, que defendemos a nível mundial no âmbito da Comissão Independente para a Reforma da Taxação Corporativa Internacional (ICRICT), permitiria redistribuir as receitas fiscais em função da atividade real das multinacionais em cada país. É bom lembrar que a evasão fiscal custa à União Europeia 20% das suas receitas fiscais anuais de IRC.

É também um desafio para os países em desenvolvimento, que são os que mais sofrem com as estratégias fiscais agressivas das multinacionais. Por exemplo, a Tax Justice Network acaba de revelar que a gigante do tabaco British American Tobacco declarou artificialmente parte dos seus lucros numa filial britânica, onde está isenta de impostos. Se nada mudar, a empresa evitará pagar 625 milhões de euros até 2030 ao Bangladesh, Indonésia, Quénia, Guiana, Brasil e Trindade e Tobago. Sem transparência e tributação unitária, as multinacionais poderão continuar a pilhar os países do Sul.

Apesar de o Parlamento Europeu se ter pronunciado muito amplamente a favor da tributação unitária das multinacionais, os governos estão relutantes em dar esse passo em frente. Contudo, é apenas uma questão de vontade política, e o próximo Parlamento terá de continuar a luta.

Se ainda nos depararmos com o bloqueio da unanimidade nas decisões fiscais da União, basta provar que o planeamento fiscal agressivo é uma distorção da concorrência, como já ficou demonstrado na decisão histórica da Comissão, em 2016, de obrigar a Apple a reembolsar a Irlanda em 13 mil milhões de euros. É importante ressaltar que, no que diz respeito à concorrência, o voto da maioria dos países da União é suficiente. A Europa tem os meios para fazer avançar a justiça fiscal, vamos usá-los! Após anos de silêncio, até a OCDE reconheceu a necessidade de uma reforma do imposto sobre as sociedades. A Europa tem hoje de liderar o caminho.

Durante dez anos, defendi a visão de uma Europa mais justa. Uma Europa que põe fim à impunidade dos poderosos. Agi em nome de uma Europa que defende o interesse geral e não as multinacionais. Por um futuro mais unido e sustentável. A Europa da justiça fiscal está ao nosso alcance. Vamos criá-la!

A autora escreve segundo o novo Acordo Ortográfico</text:p>
          </table:table-cell>
          <table:table-cell office:value-type="string">
            <text:p>Após dez anos de combates no Parlamento Europeu, é com uma mistura de satisfação e amargura que deixo a minha posição.</text:p>
          </table:table-cell>
          <table:table-cell office:value-type="string">
            <text:p>Economy</text:p>
          </table:table-cell>
          <table:table-cell office:value-type="string">
            <text:p>['Economia', 'Europa', 'Fisco', 'Impostos', 'Offshores', 'Opinião', 'Parlamento Europeu', 'União Europeia']</text:p>
          </table:table-cell>
          <table:table-cell office:value-type="string">
            <text:p>2019-05-27 06:17:00</text:p>
          </table:table-cell>
          <table:table-cell table:style-name="ce23" office:value-type="string" office:value="https://www.publico.pt/2019/05/27/economia/opiniao/dez-anos-luta-europa-justica-fiscal-1873367">
            <text:p><text:a xlink:href="https://www.publico.pt/2019/05/27/economia/opiniao/dez-anos-luta-europa-justica-fiscal-1873367">https://www.publico.pt/2019/05/27/economia/opiniao/dez-anos-luta-europa-justica-fiscal-1873367</text:a></text:p>
          </table:table-cell>
          <table:table-cell table:number-columns-repeated="246"/>
        </table:table-row>
        <table:table-row table:style-name="ro1">
          <table:table-cell office:value-type="string">
            <text:p>5cebdf54896a7fea06aefb25</text:p>
          </table:table-cell>
          <table:table-cell office:value-type="string">
            <text:p>A epidemia da desinformação</text:p>
          </table:table-cell>
          <table:table-cell office:value-type="string">
            <text:p>['Jorge Esparteiro Garcia']</text:p>
          </table:table-cell>
          <table:table-cell office:value-type="string">
            <text:p>O avanço científico é uma das grandes conquistas da humanidade, permitindo aumentar drasticamente a longevidade e a qualidade de vida das pessoas nas últimas décadas. A vacinação é a grande responsável pela erradicação, eliminação e controlo de muitas doenças, que segundo a Organização Mundial de Saúde evitam anualmente entre 2 a 3 milhões de mortes em todo o mundo. Ainda recentemente, uma reportagem do PÚBLICO, mostrou como a introdução de uma nova vacina no Programa Nacional de Vacinação (PNV) reduz imediatamente o número de casos notificados, e o seu benefício nos anos seguintes. Através das vacinas, que foram introduzidas no PNV desde 1965, foi possível ter uma doença erradicada — varíola; cinco eliminadas — poliomielite, difteria, sarampo, rubéola e tétano neonatal; sete controladas — tétano, meningite C, hepatite B, papeira, tosse convulsa, tuberculose e H. influenzae b.

Contudo, apesar destas evidências científicas, as redes sociais, e particularmente o YouTube, têm sido palco para diversas teorias, rumores, informações e estudos falsos, que tentam demonstrar a perversidade e o malefício das vacinas. Nos Estados Unidos, estes movimentos antivacinação têm ganho bastante popularidade, criando vídeos, páginas e perfis em redes sociais, exagerando os efeitos colaterais, manipulando dados e difundido teorias da conspiração contra a indústria farmacêutica e contra os diferentes Governos. Esta desinformação tem levado a que muitas pessoas deixem de vacinar os seus filhos, surgindo diversos casos fatais, um pouco por todo o mundo.

Doenças como o sarampo, que estavam controladas ou mesmo perto de serem eliminadas em diversos países, voltaram a gerar preocupação. Segundo um relatório da Organização Mundial de Saúde (OMS), divulgado pelas Nações Unidas, no primeiro trimestre de 2019, o número de casos de sarampo aumentou 300% a nível mundial, tendo na América do Norte e América do Sul crescido 700% e na Europa 300%, continentes em que havia uma elevada taxa de cobertura de vacinação. No ano passado, morreram 136 mil pessoas em todo o mundo, e o número de infectados subiu 50% comparado com o ano anterior. A falta de vacinação está a criar uma preocupação em diversos países europeus com a Alemanha, cujo Governo quer penalizar pais que não vacinem os filhos contra o sarampo com multas de até 2500 euros. A resistência à vacinação foi mesmo considerada pela OMS como uma das dez maiores ameaças à saúde global neste ano de 2019.

Mas o que ganham estes movimentos propagando essa desinformação? Muitos, pretendem desacreditar a vacinação, de forma a divulgar terapias e medicinas alternativas, como ficou provado com o médico britânico Andrew Wakelfield, expulso da Ordem dos Médicos do Reino Unidos, por publicar um artigo científico fraudulento no qual estabelecia uma suposta relação entre a vacina contra o sarampo, parotidite e rubéola, e o autismo. No entanto, e apesar do artigo ter sido retirado pela revista científica, este tem servido de base para muitas teorias dos movimentos antivacinação. Outros, são levados pelo poder persuasivo e populista destes grupos, e tendem a acreditar nos estudos e questões que são levantados pelos vídeos e textos desta propaganda, ficando reféns do medo e da desinformação que são criados.

Desinformação na internet

A internet tem sido o principal meio de difusão das teorias da conspiração, e do surgimento de movimentos que colocam em causa algumas verdades irrefutáveis. Entre eles, os que acreditam que a Terra é plana, que o ser humano não pisou a Lua, ou mesmo que o rasto branco marcado no céu pelos aviões (chemtrail), é um conjunto de substâncias químicas largados para provocar doenças, ou até para alterar o clima. Apesar de à primeira vista, todas estas teorias parecerem inusitadas ou mesmo disparatadas, o excesso de informação e a nossa limitada atenção, leva a que muitos destes conteúdos sejam partilhados frequentemente por diversos utilizadores nas redes sociais. Grande parte destas partilhas é feita por haver um desconhecimento e ignorância no tema, e se julgar haver algum fundamento nestas teorias, outros ainda por acreditarem e confiarem na fonte das notícias, tomando por verdade, conteúdos bem preparados e aparentemente de qualidade.

Para além disso, quem tenta aprofundar o conhecimento nestes temas, e efetua uma pesquisa no Google, vai encontrar páginas e vídeos no YouTube com “provas” e demonstrações práticas de todas estas teorias. Esta pesquisa direcionada através de keywords a conteúdos falsos e errados, leva a que muitos curiosos, até então perfeitos desconhecedores da temática, passem ele próprios a novos evangelizadores destes movimentos em fóruns e redes sociais na internet, convencidos da descoberta que fizeram, partilhando estas crenças até à exaustão, carregadas de suposições mascaradas de factos, propagando a desinformação. Num recente estudo publicado pelo jornal The Guardian, foram inquiridas 30 pessoas que acreditam que a Terra é plana, e todas elas afirmaram que até há dois anos não colocavam essa hipótese, mas mudaram de ideias após terem visto um conjunto de vídeos no YouTube sobre o assunto.

O Facebook e o YouTube têm sido pressionados a tomar medidas para remover, ou não mostrar/sugerir estes conteúdos aos utilizadores, e algumas alterações foram já implementadas. O Facebook, por exemplo, implementou há já algum um tempo diversas medidas que visam denunciar fake news e conteúdos falsos, e removeu anúncios de movimentos antivacinação ou outros movimentos baseados em teorias da conspiração. O YouTube não remove qualquer conteúdo mesmo que seja falso ou baseado em pressupostos errados, no entanto, está a desenvolver um conjunto de medidas de forma a mostrar em primeiro lugar conteúdos que sejam de órgãos de comunicação confiáveis, para que os utilizadores tenham acesso aos conteúdos mais corretos e fidedignos.

O combate a esta epidemia não passa só pela implementação por parte das empresas tecnológicas, de medidas para combater fake news e teorias da conspiração. Numa sociedade cada vez mais conectada e informada, é surpreendente e paradoxal como as pessoas são levadas a adotar comportamentos de risco, baseando-se apenas em notícias e conteúdos encontrados aleatoriamente na internet. A eliminação desta desinformação passa pela alfabetização digital dos utilizadores, para que consigam autonomamente diferenciar uma informação falsa de uma legítima, e a consigam avaliar antes de a transmitir de forma ingénua e gratuita numa rede social.</text:p>
          </table:table-cell>
          <table:table-cell office:value-type="string">
            <text:p>Desde movimentos antivacinação até a teorias que a Terra é plana, as redes sociais têm sido palco para o surgimento de crenças e comportamentos baseados em informações falsas, que se propagam descontroladamente.</text:p>
          </table:table-cell>
          <table:table-cell office:value-type="string">
            <text:p>Society</text:p>
          </table:table-cell>
          <table:table-cell office:value-type="string">
            <text:p>['Comportamento', 'Opinião', 'Organização Mundial da Saúde', 'Sarampo', 'Saúde', 'Sociedade', 'Vacinas']</text:p>
          </table:table-cell>
          <table:table-cell office:value-type="string">
            <text:p>2019-05-27 13:47:27</text:p>
          </table:table-cell>
          <table:table-cell table:style-name="ce23" office:value-type="string" office:value="https://www.publico.pt/2019/05/27/sociedade/opiniao/epidemia-desinformacao-1874279">
            <text:p><text:a xlink:href="https://www.publico.pt/2019/05/27/sociedade/opiniao/epidemia-desinformacao-1874279">https://www.publico.pt/2019/05/27/sociedade/opiniao/epidemia-desinformacao-1874279</text:a></text:p>
          </table:table-cell>
          <table:table-cell table:number-columns-repeated="246"/>
        </table:table-row>
        <table:table-row table:style-name="ro1">
          <table:table-cell office:value-type="string">
            <text:p>5cec25a4896a7fea06b1bb32</text:p>
          </table:table-cell>
          <table:table-cell office:value-type="string">
            <text:p>A União Europeia está a politizar-se e isso é bom</text:p>
          </table:table-cell>
          <table:table-cell office:value-type="string">
            <text:p>['José Pedro Teixeira Fernandes']</text:p>
          </table:table-cell>
          <table:table-cell office:value-type="string">
            <text:p>1. Estamos a assistir ao nascimento de genuínos processos políticos na União Europeia e isso é bom. Vou procurar explicar porquê. E também vou explicar as razões pelas quais isso desagrada a muitos europeístas que supostamente defendem a União. Até agora toda a construção europeia — e de uma maneira também muito evidente o Parlamento Europeu — foi fundamentalmente marcada pela lógica da despolitização. Um mundo à parte da política democrática usual dos Estados-membros. Esta última é feita de dissensões, controvérsias agudas e oposição aguerrida, com intuito de derrubar o governo e chegar ao poder — o objectivo normal de qualquer partido político. Mas, e no Parlamento Europeu, há oposição que queira derrubar o governo? Nunca ninguém a viu. Nos Tratados está previsto o mecanismo da moção de censura à Comissão. Todavia, ninguém habitualmente o usa. Será porque na Comissão Europeia os políticos são melhores? Não parece. Não são melhores nem piores, são os mesmos que já conhecemos dos Estados-membros. Aliás, são indicados pelos próprios governos nacionais. Qual a razão pela qual devem ser tratados de forma diferente, ficando acima da crítica e da oposição política democrática? Nenhuma.

2. As últimas eleições europeias abriram caminho a uma crescente politização do Parlamento Europeu, sobretudo pela via dos partidos de protesto e de contestação. Mas há aí uma oportunidade para uma desejável democratização dos processos políticos na generalidade da União Europeia. No fundamental não houve, nos resultados eleitorais globais de 26 de Maio, grandes surpresas, nem grandes dramas políticos. Ocorreu uma expectável descida dos dois grandes agrupamentos políticos do centro-direita e do centro esquerda (PPE e S&amp;D) — em conjunto têm agora 43,8% dos votos, anteriormente tinham 53,54%. Verificou-se uma subida dos liberais e democratas (ALDE&amp;R) e também dos Verdes (Verdes/ALE) — ambos atingem agora 23%48%, quando anteriormente representavam 16,15%. Paralelamente, houve uma subida dos agrupamentos de perfil mais nacionalista (ENL) e/ou populista (EFDD) para 15,18%, anteriormente 10,42%. A tendência é para uma maior dispersão política à custa dos partidos tradicionais de poder: Verdes e Democratas / Liberais, mas também algumas forças políticas mais à esquerda, captaram votos tradicionais do centro-esquerda (S&amp;D). Quanto aos populistas e nacionalistas, captaram, sobretudo, votos aos tradicionais partidos do centro-direita (PPE). Note-se que as percentagens indicadas são retiradas de resultados provisórios, pelo que podem ter ainda variações finais. Olhando para tudo isto, não é nada que não seja já familiar a nível nacional. Portugal é uma relativa excepção a essas tendências, pela inexistência de partidos populistas e nacionalistas com representação parlamentar à (extrema)direita.

3. Vai agora abrir-se um período de lutas políticas para ocupar os diversos lugares nas instituições europeias. É algo normal em todos os processos políticos, democráticos ou não. A novidade é que os partidos que integram o PPE e o S&amp;D já não serão os únicos a decidir. Para além disso, há a questão do equilíbrio entre os diferentes Estados-membros — por exemplo, entre os do Norte e os do Sul da Europa — e a questão da igualdade de género. Os lugares em disputa são vários e importantes: Presidente da Comissão Europeia (actualmente, Jean-Claude Juncker, do Luxemburgo), Presidente do Conselho Europeu (actualmente, Donald Tusk, da Polónia), Presidente do Parlamento Europeu (actualmente Antonio Tajani, da Itália); Presidente do Banco Central Europeu (actualmente Mario Draghi, da Itália) e Alto Representante da União para os Negócios Estrangeiros e a Política de Segurança (actualmente Federica Mogherini, também da Itália). Ironicamente a Itália, onde a Liga de Matteo Salvini, de perfil populista e eurocéptico, venceu claramente as eleições europeias com mais de 30% dos votos, é o país que tem, até agora, mais nacionais em cargos cimeiros da União Europeia. O que parece estar a verificar-se é muitos italianos não verem que isso os beneficie, seja essa uma percepção distorcida ou não. Para além das lutas políticas para ocupar estes cargos, a recomposição dos agrupamentos políticos no futuro Parlamento Europeu — estes podem-se fazer e refazer — e as possíveis alianças, ou separações que vierem a ocorrer, são um outro aspecto relevante a seguir. Um caso de particular interesse, pela sua importância na Zona Euro onde Portugal se encontra, será a luta pela presidência do Banco Central Europeu. A Alemanha, desta vez, parece estar a apostar em colocar lá Jens Weidmann, o actual Presidente do Deutsche Bundesbank, o Banco Central alemão. A ver também é o impacto que a saída dos eurodeputados britânicos terá na recomposição do Parlamento Europeu, se, entretanto, o “Brexit” se concretizar.

4. Voltando à questão central da politização. A União Europeia continua a ter um largo apoio no conjunto da população europeia. Os partidos que integram os três agrupamentos políticos mais votados, e que são todos europeístas — PPE, S&amp;D e ALDE&amp;R — representam cerca de 60% dos deputados no Parlamento Europeu. Entre os restantes agrupamentos políticos nem todos são eurocépticos ou anti-União Europeia. Misturam-se partidos que são contra a União Europeia, em si mesma, e partidos que são mais contestatários das orientações políticas actuais da União Europeia, o que não é a mesma coisa. Essa é uma distinção importante que é necessário fazer. Se essa distinção for efectuada, constata-se que o seu apoio é ainda maior do que os referidos 60%, provavelmente superando os 2/3 dos deputados no Parlamento Europeu. Não é por isso justificado o alarmismo que certos meios europeístas propagam. Em que país democrático há governos com tais percentagens de apoio no Parlamento? A União Europeia não está, por isso, a ruir, está a atravessar uma fase de politização e democratização, o que envolve sempre crises. Os europeístas tecnocratas detestam esta fase. Faz-lhes perder poder e controlo de um processo dos quais se habituaram a ver como donos. É verdade que há partidos nacionalistas e populistas que levantam problemas sérios à União Europeia. Não devem, de forma alguma, ser subestimados. Mas isso é demasiadas vezes desculpa para perpetuar lógicas tecnocráticas que despolitizam e afastam os cidadãos. A preferência por tais soluções podia-se compreender em fases mais baixas da integração europeia. Hoje não é aceitável numa União revestida de importantes competências que anteriormente eram matérias de soberania só dos Estados. A governação económica na Zona Euro ou, num outro plano, a política migratória e de asilo, são evidentes exemplos de matérias profundamente políticas. O ideal europeísta de uma decisão tomada, no todo ou em grande parte, por tecnocratas/burocratas zelosos, com origem nos fundadores das Comunidades, não serve esta União Europeia. Tal forma de funcionar a que os políticos do centro-direita (PPE) e centro-esquerda (S&amp;D) deram cobertura durante demasiado tempo é uma das principais razões da ascensão do populismo e dos movimentos anti-União Europeia.

5. Quando os cidadãos se sentem mais identificados com a União Europeia e percebem os processos políticos, tendem a participar e a votar. Há um aspecto de detalhe nas eleições europeias que sugere isso. Nos Estados-membros de origem dos principais candidatos à Presidência da Comissão Europeia os seus partidos ganharam. As taxas de participação eleitoral foram ainda elevadas. A excepção parcial foi a Holanda, mas, mesmo aí, a surpresa da vitória dos trabalhistas — que quase tinham desaparecido do mapa eleitoral nas anteriores eleições para o Parlamento Europeu — deve-se provavelmente a isso. Na Alemanha, ocorreu a vitória da CDU/CSU com 28,7% (participação eleitoral de 61,50%), sendo Manfred Weber o candidato a Presidente da Comissão pelo PPE. Na Holanda, a vitória do Partido Trabalhista com 19% (participação eleitoral de 41,80%), sendo o candidato a Presidente da Comissão Frans Timmermans pelo S&amp;D. Na Dinamarca a vitória foi do Partido Liberal/Venstre com 23,5% dos votos (participação eleitoral: 66%), sendo Margrethe Vestager a candidata a Presidente da Comissão Europeia pelo ALDE&amp;R. Tais dados segurem também que, quando há uma maior ligação dos políticos nacionais à União Europeia, e esta é reconhecida como benéfica pelos eleitores, estes participam mais nas eleições. Tendem, também, a votar mais nos partidos com candidatos a cargos europeus de relevo. (Aqui a excepção relativa é a Alemanha onde o desgaste da grande coligação no governo nacional, entre a CDU/CSU e o SPD, fez perder votos, o que é sobretudo acentuado no caso do SPD com a transferência para os Verdes). Há, assim, uma ilação a tirar de tudo o que foi referido. Impõe-se olhar de outra forma a politização da União Europeia. É um bem. O que não temos — e precisamos ter — é um europeísmo democrático e politizado, com opções políticas escrutinadas, não partidos que fazem de Dupond e Dupont no Parlamento Europeu, alimentando a revolta populista.</text:p>
          </table:table-cell>
          <table:table-cell office:value-type="string">
            <text:p>A União Europeia não está a ruir, está a atravessar uma fase de politização e democratização, o que envolve sempre crises.</text:p>
          </table:table-cell>
          <table:table-cell office:value-type="string">
            <text:p>World</text:p>
          </table:table-cell>
          <table:table-cell office:value-type="string">
            <text:p>['Banco Central Europeu', 'Brexit', 'Europeias 2019', 'Jean-Claude Juncker', 'Mundo', 'Opinião', 'União Europeia']</text:p>
          </table:table-cell>
          <table:table-cell office:value-type="string">
            <text:p>2019-05-27 18:18:51</text:p>
          </table:table-cell>
          <table:table-cell table:style-name="ce23" office:value-type="string" office:value="https://www.publico.pt/2019/05/27/mundo/opiniao/uniao-europeia-politizarse-bom-1874344">
            <text:p><text:a xlink:href="https://www.publico.pt/2019/05/27/mundo/opiniao/uniao-europeia-politizarse-bom-1874344">https://www.publico.pt/2019/05/27/mundo/opiniao/uniao-europeia-politizarse-bom-1874344</text:a></text:p>
          </table:table-cell>
          <table:table-cell table:number-columns-repeated="246"/>
        </table:table-row>
        <table:table-row table:style-name="ro1">
          <table:table-cell office:value-type="string">
            <text:p>5cec9624896a7fea06b616df</text:p>
          </table:table-cell>
          <table:table-cell office:value-type="string">
            <text:p>O “ecossistema” da Califórnia</text:p>
          </table:table-cell>
          <table:table-cell office:value-type="string">
            <text:p>[' Pedro Santos']</text:p>
          </table:table-cell>
          <table:table-cell office:value-type="string">
            <text:p>Estive recentemente na Califórnia, integrado numa missão de agricultores da região de Alqueva promovida pela Magos Irrigation Systems em parceria com a Consulai e com o apoio da EDIA, e tive oportunidade de conhecer um pouco da realidade agrícola daquele estado norte-americano.

A agricultura californiana impressiona pela sua escala e pelo seu dinamismo. No total, a agricultura na Califórnia ocupa uma área de 10,2 milhões de hectares (ou seja, uma área agrícola superior à área total de Portugal Continental) e representa um produto agrícola superior a 45 mil milhões de euros (cerca de 6,5 vezes o valor da produção agrícola nacional). Na Califórnia existem 77.000 explorações agrícolas, sendo a área média por exploração de cerca de 130 hectares. As principais atividades agrícolas da Califórnia são a produção leiteira, as uvas, as amêndoas, os pequenos frutos, as nozes, os pistáchios, o tomate indústria, o gado bovino para carne, os citrinos e os hortícolas.

Só tive oportunidade de conhecer aquilo que se designa como “Vale Central”, composto pelo Vale de Sacramento e pelo Vale de São Joaquim, que representa cerca de 50% da área agrícola da Califórnia (cerca de metade da área total de Portugal), e que apresenta um declive médio inferior à Lezíria do Tejo.

Estes vales têm de facto excelentes condições edafoclimáticas para a produção agrícola. Nem tudo é perfeito, sobretudo aos olhos de um europeu; a tipologia de produção, com dotações de rega bastante acima daquelas que praticamos (por exemplo, na amêndoa regam uma média de 12.000 m3 por ha, quando em Portugal se regam alguns pomares com 4500 m3) e com baixas preocupações de eficiência no uso dos fatores, parece pouco sustentável e incompatível com as restrições regulamentares em vigor na Europa. É um problema que enfrentam, sobretudo marcado pelo prolongado período de falta de água que viveram nos últimos quatro anos, mas que também se percebe que têm uma enorme margem de progressão e que o farão de forma rápida.

De qualquer forma, nos últimos 20 anos o valor da produção agrícola da Califórnia praticamente duplicou. E parece relevante assinalar que os produtores reconhecem que isso só foi possível pela enorme cooperação que existe entre todos e que permite criar um “ecossistema” que defende e promove a produção californiana nos Estados Unidos e no Mundo. De variados exemplos, destaco quatro pontos que me parecem bastante diferenciadores da nossa realidade e que fazem bastante diferença.

O primeiro é a uniformidade na utilização da tecnologia. Percorrer o vale central da Califórnia é ver milhares de hectares que parecem todos iguais; é usado o mesmo compasso, as mesmas variedades, o mesmo sistema de rega, etc... Nas conversas com os produtores percebe-se que não se sentem motivados para “inventar”, preferindo apostar na adoção de um modelo produtivo rentável e com resultados comprovados.

Um segundo aspeto é a existência de fortes estruturas de agregação da produção, quer sejam operadores privados, quer sejam organizações de produtores, que conseguem ter escala na comercialização dos seus produtos e inovar nos produtos que oferecem. Por exemplo, a Blue Diamond é uma cooperativa com mais de 3000 produtores de amêndoa, que comercializa mais de 165.000 toneladas de amêndoa e com um volume de faturação superior a 1000 milhões de euros. Em conversa com um dos diretores foi possível perceber o enorme foco na criação de diferenciação no mercado e no empenho colocado no acompanhamento dos produtores, garantindo que se sentem envolvidos e valorizados na venda da sua amêndoa.

Outro exemplo do tal “ecossistema” é a existência do Almond Board of California, que é uma organização (do tipo interprofissional) que agrega 6800 produtores e 100 processadores de amêndoa, apoiando a promoção e os mercados de exportação da amêndoa californiana e investindo em investigação e desenvolvimento. É uma estrutura que gere um orçamento anual de cerca de 90 milhões de euros, totalmente financiado pelos produtores de amêndoa. Repito: totalmente financiado pelos produtores!

Por último, queria destacar o modelo de extensão agrícola que têm no terreno em colaboração com a Universidade da Califórnia (UC Davis). Tivemos oportunidade de visitar um centro de experimentação onde se desenvolvem mais de 130 ensaios em resposta a problemas concretos dos agricultores. Os serviços da Universidade estão divididos em diferentes categorias, tendo um conjunto de mais de 200 advisors no terreno, em grande proximidade com os produtores, que têm o apoio de especialistas e de professores universitários. Um sistema capilar que permite identificar os problemas concretos e que contribui para que haja confiança por parte dos produtores na universidade.

Parece simples. Mas nós não temos conseguido fazer este percurso, mesmo quando existem incentivos disponíveis. Não conseguimos estabilizar modelos produtivos, não conseguimos na organização da produção, pelo menos de forma sistemática e com escala suficiente para afirmar Portugal nos mercados internacionais, nem conseguimos na ligação às entidades do sistema científico e tecnológico, que continua a depender integralmente de fundos públicos e tem por isso uma ligação à produção que fica aquém do desejável.

Apesar disto, muito tem sido feito nos últimos anos e acredito que podemos mudar ainda mais e aproveitar as excelentes oportunidades que se vão colocar ao nosso país e ao setor agrícola nos próximos anos

O autor escreve segundo o novo Acordo Ortográfico</text:p>
          </table:table-cell>
          <table:table-cell office:value-type="string">
            <text:p>Nos últimos 20 anos, o valor da produção agrícola da Califórnia praticamente duplicou. E parece relevante assinalar que os produtores reconhecem que isso só foi possível pela enorme cooperação que existe entre todos e que permite criar um “ecossiste</text:p>
          </table:table-cell>
          <table:table-cell office:value-type="string">
            <text:p>Economy</text:p>
          </table:table-cell>
          <table:table-cell office:value-type="string">
            <text:p>['Agricultura', 'Agro-alimentar', 'Califórnia', 'Economia', 'Empresas', 'Estados Unidos', 'Opinião']</text:p>
          </table:table-cell>
          <table:table-cell office:value-type="string">
            <text:p>2019-05-28 02:15:00</text:p>
          </table:table-cell>
          <table:table-cell table:style-name="ce23" office:value-type="string" office:value="https://www.publico.pt/2019/05/28/economia/opiniao/ecossistema-california-1874364">
            <text:p><text:a xlink:href="https://www.publico.pt/2019/05/28/economia/opiniao/ecossistema-california-1874364">https://www.publico.pt/2019/05/28/economia/opiniao/ecossistema-california-1874364</text:a></text:p>
          </table:table-cell>
          <table:table-cell table:number-columns-repeated="246"/>
        </table:table-row>
        <table:table-row table:style-name="ro1">
          <table:table-cell office:value-type="string">
            <text:p>5ced14b3896a7fea06bac0dd</text:p>
          </table:table-cell>
          <table:table-cell office:value-type="string">
            <text:p>Pensar o futuro do Sistema de Saúde: menos instituições e mais eficiência</text:p>
          </table:table-cell>
          <table:table-cell office:value-type="string">
            <text:p>['Francisco Goiana-da-Silva']</text:p>
          </table:table-cell>
          <table:table-cell office:value-type="string">
            <text:p>Ao longo das últimas quatro décadas, o Serviço Nacional de Saúde (SNS) tem evoluído de maneira muito significativa, alargando o seu âmbito e capacidade com vista a dar resposta às novas necessidades dos cidadãos.

No entanto, paralelamente a essa capacidade assistencial crescente, na administração central multiplicaram-se as Instituições, Agências, Direções-Gerais, Institutos e Administrações. Neste momento, o Serviço Nacional de Saúde pode ser comparado ao Palácio da Pena: monumento nacional, resultante de um processo de acrescentos sucessivos de novas alas, camadas e estilos. Mas, do ponto de vista prático, desadequado para fins de habitação.

Estes fenómenos de complexificação das instituições antigas não são exclusivos a Portugal. Prova disso é o facto de “a necessidade urgente de simplificação drástica do sistema” ter sido identificada enquanto prioritária no plano de reforma do Serviço Nacional de Saúde Inglês: “Better health and care for all: A 10-point plan for the 2020s”.

Nós, por cá, também temos estado ocupados a discutir o futuro do nosso SNS. No entanto, todos parecem querer fazê-lo com base num rendilhado de instituições (muitas vezes arcaicas) do passado. Diz a teoria da inovação que dificilmente se resolverão os problemas de amanhã com as instituições e a cultura de ontem. Talvez esteja na altura de repensar a estrutura do Sistema de Saúde português ou então, pelo menos, questioná-la.

"O poder de questionar é a base de todo o progresso humano.”

Indira Gandhi

Atualmente, o nosso Sistema de Saúde está organizado em instituições centrais (que governam e regulam o sector público, privado e social), instituições intermédias (Administrações Regionais de Saúde), que fazem a ponte entre os órgãos de gestão central, e entidades prestadoras de cuidados de saúde às populações.

Olhando as instituições centrais, salta imediatamente à vista o facto de existirem duas entidades verticais (Direção-Geral da Saúde e Instituto Nacional de Saúde Ricardo Jorge – INSA) com missões sobreponíveis: “Promover ganhos em saúde através da Saúde Pública.” A Direção-Geral da Saúde "regulamenta, orienta e coordena as atividades de promoção da saúde e prevenção da doença", enquanto o Instituto Nacional de Saúde Ricardo Jorge "contribui para ganhos em saúde pública através de atividades de investigação e desenvolvimento tecnológico, observação da saúde e vigilância epidemiológica". Na era das políticas baseadas na evidência é oportuno questionar se fará sequer sentido ver estas duas áreas de actuação, ciência e política de saúde, como distintas. Em vez de duas organizações verticais e independentes a actuar no mesmo ramo, porque não apenas uma, com mais massa crítica e músculo, como é o exemplo do prestigiado Public Health England?

Por seu lado, a área das Drogas e Comportamentos Aditivos também alterou o seu contexto ao longo das últimas décadas. De tanto que se apregoam os sucessos das políticas de combate às drogas em Portugal, qualquer leigo poderá pensar que esse já não é um problema da actualidade. No entanto, falando especificamente da área do Álcool, evoluímos de uma realidade feita de dependências profundas para uma condição actual em que o consumo de bebidas alcoólicas, mais do que dependência profunda e incapacitante, é um factor de risco continuado para o desenvolvimento das doenças crónicas a médio e longo prazo. O seu perfil não é pois muito diferente do tabagismo, sedentarismo ou alimentação desadequada. E se assim é, faz sentido averiguar, com honestidade, a necessidade de o combate ao álcool continuar a ser uma área tratada “à parte” das anteriores?

Faz sentido olhar também a área da regulação/fiscalização das atividades na área da saúde. O Infarmed fiscaliza as farmácias e sector do medicamento, a Inspeção Geral das Atividades em Saúde policia hospitais e serviços públicos e a Entidade Reguladora da Saúde licencia todos os prestadores de cuidados de saúde públicos, privados e sociais apenas excluindo as farmácias. Num país com apenas dez milhões de habitantes, precisamos mesmo de ter tantas “polícias” do sector da saúde? Porque não adotar um modelo mais completo e integrado que fiscaliza tanto medicamentos, como intervenções, no setor público, social e privado?

Uma visão superficial e populista destas matérias usaria a extinção de alguns cargos de direção, motoristas e secretárias pessoais que decorreriam de alguma processos de fusão e reorganização das estruturas enquanto argumento galvanizador da mudança. No entanto, ainda que pertinentes por princípio, essas alterações teriam um impacto residual no orçamento do SNS. Os grandes ganhos adviriam do aumento da velocidade de decisão e da massa crítica das entidades públicas da saúde. Paralelamente à optimização dos recursos existentes e eliminação de serviços redundantes, seria possível construir equipas mais completas, capazes e com maior capacidade de resposta.

A oportunidade de modernizar o Sistema de Saúde português não se fica pela administração central. Olhemos também o contexto atual das entidades prestadoras de serviços de saúde. Existem modelos organizacionais para todos os gostos: Hospitais Empresa Pública, Hospitais geridos em regime Parceria Público-Privado, Centros Hospitalares, Agrupamentos de Centros de Saúde e até Unidades Locais de Saúde que concentram Cuidados de Saúde Primários e Cuidados Hospitalares na alçada de um só conselho de administração.

De facto, esta assimetria organizacional é, por si só, um obstáculo à integração de cuidados. Dificuldades de articulação entre Centros de Saúde e Hospitais não são novidade e, no final de contas, quem fica completamente perdido no sistema são os doentes. Do ponto de vista da gestão, não há melhor forma de garantir uma melhor articulação entre dois serviços do que colocá-los, lado a lado, sob a alçada do mesmo orçamento e liderança. O modelo das Unidades Locais de Saúde apresenta, portanto, um enorme potencial. Da parte dos atuais diretores dos Cuidados de Saúde primários ouvir-se-ão argumentos múltiplos contra este modelo, que são, na verdade, motivados pelo medo de serem “engolidos” pelos seus colegas hospitalares. Dos administradores hospitalares não se farão ouvir tantos obstáculos, pois estão seguros (erradamente) de que o hospitalocentrismo sempre prevalecerá.

Num SNS organizado unicamente em Unidades Locais de Saúde com maior envergadura e autonomia de gestão, articuladas entre si num regime tipo “holding”, as Administrações Regionais de Saúde, tão criticadas, tornar-se-iam obsoletas e até desnecessárias.

Nesse Portugal, seria possível sentar numa mesa de reuniões todos os elementos chave da gestão do SNS. Hoje em dia, tal tarefa não é possível sequer num auditório. A poupança gerada por decisões mais rápidas e alocação mais eficiente dos recursos existentes nas instituições públicas permitira, certamente, continuar a investir naqueles que têm de ser sempre a prioridade do SNS: os doentes.

O autor escreve segundo o novo Acordo Ortográfico</text:p>
          </table:table-cell>
          <table:table-cell office:value-type="string">
            <text:p>Neste momento, o Serviço Nacional de Saúde pode ser comparado ao Palácio da Pena: monumento nacional, resultante de um processo de acrescentos sucessivos de novas alas, camadas e estilos. Mas, do ponto de vista prático, desadequado para fins de habi</text:p>
          </table:table-cell>
          <table:table-cell office:value-type="string">
            <text:p>Society</text:p>
          </table:table-cell>
          <table:table-cell office:value-type="string">
            <text:p>['Direção-Geral da Saúde', 'Entidade Reguladora da Saúde', 'Estado', 'Hospitais', 'Ministério da Saúde', 'Opinião', 'Saúde', 'Serviço Nacional de Saúde', 'Sociedade']</text:p>
          </table:table-cell>
          <table:table-cell office:value-type="string">
            <text:p>2019-05-28 11:22:00</text:p>
          </table:table-cell>
          <table:table-cell table:style-name="ce23" office:value-type="string" office:value="https://www.publico.pt/2019/05/28/sociedade/opiniao/reforma-estado-chegasse-sector-saude-1874270">
            <text:p><text:a xlink:href="https://www.publico.pt/2019/05/28/sociedade/opiniao/reforma-estado-chegasse-sector-saude-1874270">https://www.publico.pt/2019/05/28/sociedade/opiniao/reforma-estado-chegasse-sector-saude-1874270</text:a></text:p>
          </table:table-cell>
          <table:table-cell table:number-columns-repeated="246"/>
        </table:table-row>
        <table:table-row table:style-name="ro1">
          <table:table-cell office:value-type="string">
            <text:p>5ced6914896a7fea06bdfb6e</text:p>
          </table:table-cell>
          <table:table-cell office:value-type="string">
            <text:p>Álcool, drogas e violência de género: pensar o excesso</text:p>
          </table:table-cell>
          <table:table-cell office:value-type="string">
            <text:p>['Maria do Carmo Carvalho']</text:p>
          </table:table-cell>
          <table:table-cell office:value-type="string">
            <text:p>Foi implementada pela primeira vez, na Queima das Fitas do Porto deste ano, a iniciativa Ponto Lilás. A mesma será repetida já no próximo Primavera Sound, desta vez em articulação com a Kosmicare. A intervenção do Ponto Lilás, levado a cabo por um conjunto de projetos que atuam na proximidade com os contextos e os públicos em que emergem problemas relacionados com álcool, drogas e violência de género, recolheu amplo consenso. Entendemos que, complementarmente, a sua ligação às universidades e a sustentação da sua atividade na evidência científica têm potencial para modificar um cenário que chocou a opinião pública.

Eventos como estes fazem parte do lazer noturno urbano, um setor de atividade que alimenta hoje em dia a dinâmica de qualquer grande cidade. Estas intervenções reconhecem que as cidades alojam o lazer noturno e com ele beneficiam amplamente do ponto de vista económico, urbanístico, social, cultural. Atendendo, porém, à diversidade dos agentes que nele participam e que procuram ativamente fuga à rotina, experiências de excesso e busca de prazer, é expectável que daí surjam problemas. Cabe aos poderes públicos atender às esperadas consequências trazidas por uma atividade aparentemente tão relevante para o desenvolvimento urbano quanto as hordas de turistas acolhidos na atualidade. É, aliás, bastante surpreendente que no já longo período em que dura a chegada desse investimento, tão pouco (para não dizer “zero”) esteja a ser devolvido à promoção do bem-estar e segurança dos públicos que o geram.

É a população mais jovem que mais valoriza e procura estes ambientes. Sair à noite é uma atividade partilhada com os pares, tem uma função central na construção da identidade juvenil e pode ajudar na superação de adversidades que surgem no processo de adaptação aos desafios das sociedades contemporâneas. Os promotores que exercem, responsavelmente, a sua atividade compreendem esta função que ocupam na experiência dos seus públicos e tomam iniciativas protetoras da sua segurança e bem-estar. Sabemo-lo porque temos a sorte de integrar uma organização – a Kosmicare – que ampliou a sua experiência de intervenção à conta do trabalho direto e continuado com este tipo de promotores.

A vivência do excesso nestes ambientes alia-se, infelizmente, a outros problemas de natureza estrutural como a reprodução amplamente disseminada de uma visão sexista e degradante das mulheres, à aceitação do assédio e à normalização de formas de violência de intensidade variável e crescente incendiadas pela associação à embriaguez alcoólica. Neste cenário turva-se a definição de consentimento. Também se revitimizam as protagonistas que reproduzem uma visão sexista da mulher que afeta todos e todas em sociedade (não apenas os agressores) e inviabiliza-se (fruto das redes sociais) o direito à privacidade e ao esquecimento nas situações em que o consentimento ocorre, independentemente da nossa apreciação moral.

Intervenções como a do Ponto Lilás na Queima do Porto ou como a que ocorrerá no próximo Primavera Sound, não são meras operações de fachada em conluio com promotores perversos, negligentes e cegamente focados no lucro. Essa colaboração é um fator indiscutivelmente positivo que nos anima perante o longo caminho a percorrer que, acreditamos, transportará as cidades e os promotores do nosso país para uma atitude mais responsável, disseminada e consistente na gestão destes problemas.

Pela nossa parte, acreditamos estar em condições de contribuir de forma significativa para a desnormalização das práticas a que assistimos incrédulos/as nos últimos dias. A nossa atitude é, pois, de optimismo. A visibilidade que foi dada a estes graves acontecimentos e a reação social de intolerância que cresceu em seu redor é indicativa de um ponto de não-retorno que trará uma nova dinâmica na atenção a estes problemas. Essa intolerância é a primeira consequência positiva a retirar de todo este processo. Esperamos, como consequências seguintes, que todos os agentes, públicos e privados, assumam a sua cota parte de responsabilidade na procura continuada e sistemática de uma mudança tão necessária.</text:p>
          </table:table-cell>
          <table:table-cell office:value-type="string">
            <text:p>Intervenções como a do Ponto Lilás na Queima do Porto ou como a que ocorrerá no próximo Primavera Sound, não são meras operações de fachada em conluio com promotores perversos, negligentes e cegamente focados no lucro.</text:p>
          </table:table-cell>
          <table:table-cell office:value-type="string">
            <text:p>Society</text:p>
          </table:table-cell>
          <table:table-cell office:value-type="string">
            <text:p>['Culto', 'Drogas', 'FAP', 'Feminismo', 'Opinião', 'Porto', 'Primavera Sound', 'Queima', 'Queima das Fitas', 'Questões sociais', 'Universidades', 'Violência Sexual', 'Violência no namoro']</text:p>
          </table:table-cell>
          <table:table-cell office:value-type="string">
            <text:p>2019-05-28 17:05:09</text:p>
          </table:table-cell>
          <table:table-cell table:style-name="ce23" office:value-type="string" office:value="https://www.publico.pt/2019/05/28/culto/opiniao/pensar-excesso-1874033">
            <text:p><text:a xlink:href="https://www.publico.pt/2019/05/28/culto/opiniao/pensar-excesso-1874033">https://www.publico.pt/2019/05/28/culto/opiniao/pensar-excesso-1874033</text:a></text:p>
          </table:table-cell>
          <table:table-cell table:number-columns-repeated="246"/>
        </table:table-row>
        <table:table-row table:style-name="ro1">
          <table:table-cell office:value-type="string">
            <text:p>5cedf5b4896a7fea06c33b72</text:p>
          </table:table-cell>
          <table:table-cell office:value-type="string">
            <text:p>“O meu filho corta-se”</text:p>
          </table:table-cell>
          <table:table-cell office:value-type="string">
            <text:p>['Rute Agulhas']</text:p>
          </table:table-cell>
          <table:table-cell office:value-type="string">
            <text:p>Este é um pedido de ajuda que ouvimos com vez com maior frequência. Pais e mães desesperados, dando conta de uma realidade totalmente desconhecida. Os seus filhos mutilam-se.

Muitos jovens têm comportamentos de auto-mutilação. Com as unhas, o x-acto, o compasso, a tesoura ou a lâmina do afia-lápis, desenham cortes no seu corpo. Cortam-se nos pulsos e nos antebraços, nas virilhas e nos tornozelos, havendo mesmo quem se corte no corpo todo, de forma quase indiscriminada. Outros jovens não se limitam a cortar-se e, com agulha e linha, cosem a pele. Inspirados pelo célebre desafio “Tokyo Ghoul”, que começou na China em Setembro de 2011, imitam a personagem Juuzou Suzuya, que costura os lábios, o pescoço e os braços para modificar o corpo.

Os pais descobrem, habitualmente, de modo acidental, ou alertados por alguém. Muitas vezes, os professores são os primeiros a dar o alerta, ou não tivesse a escola um papel privilegiado na identificação de sinais de mau estar e sofrimento das crianças e jovens.

Mas porque o fazem? Pode parecer algo muito estranho e quase paradoxal, mas a verdade é que os cortes são sentidos como um alívio, quando comparados com uma dor emocional mil vezes maior. É isto que os jovens reportam. Uma tristeza, revolta, zanga e angústia tão poderosas e intensas que, quando confrontadas com uma dor física, parecem acalmar. “O meu peito está a arder e a sangrar por dentro, e quando sangro cá fora parece que o que se passa lá dentro fica menos mau... por momentos esqueço-me de todas as coisas más que não me saem da cabeça e sinto um alívio tão grande...”, diz Maria, com 14 anos de idade. Uma jovem deprimida, vítima de maus tratos diversos.

Este comportamento auto-lesivo surge frequentemente associado a um estado depressivo, que pode manifestar-se com sinais e sintomas diversos, desde físicos, afectivos, cognitivos ou comportamentais. Muitas vezes de mãos dadas com perturbações de ansiedade e ideação suicida. De uma forma geral, estes jovens apresentam uma visão profundamente negativa de si próprios, do mundo e do futuro.

Vêem-se a si mesmos como não tendo valor, como sendo inadequados, indesejáveis e incapazes, atribuindo as suas experiências negativas a defeitos psicológicos, morais ou físicos.

Vêem o mundo como insustentável, apresentando obstáculos insuperáveis e resultando continuamente em falha ou perda.

Vêem o futuro sem esperança, pois acreditam que os esforços que despendem serão sempre insuficientes para modificar o curso da sua vida, percepcionando-a como um prolongamento indefinido do seu sofrimento e frustração.

Porque é que isto acontece? Pois, não existe uma resposta simples. Sabemos que existem situações de maior risco, especialmente nos adolescentes, como sejam a baixa auto-estima, sentimentos de culpa, perdas precoces, dinâmica familiar disfuncional ou a exposição prolongada a situações de stress. Também as situações de maus tratos, físicos ou emocionais, a negligência e o abuso sexual são factores de risco acrescido.

Os pais questionam o que fazer, e eu acrescento o que não fazer.

Os pais devem estar atentos, pois outros sinais e sintomas, mais subtis e nem sempre valorizados, precedem a auto-mutilação. Seja a tristeza, a raiva ou a ansiedade, a maior irritabilidade, a apatia ou o isolamento. Ainda, as dificuldades de atenção e concentração (com impacto no rendimento escolar), o comportamento agressivo ou as alterações no sono ou alimentação. Sinais de alerta aos quais os pais (e outros adultos próximos) devem prestar especial atenção. Ao mesmo tempo, desconfiar quando o jovem usa roupas compridas e que tapam o corpo em dias quentes. Recusa vestir algo que mostra os braços ou as pernas? Usa casaco e capuz em dias de verão? Cobre os pulsos com numerosas pulseiras que nunca tira? Pode não ser nada. Ou pode ser.

O que não fazer? Gritar, ralhar, ameaçar, culpabilizar. Ao invés disso, escutar. Mostrar disponibilidade para ajudar e pedir ajuda especializada. Os comportamentos de auto-mutilação não são uma fase, uma mania ou uma mera tentativa de chamar a atenção. São um sinal de alerta vermelho.</text:p>
          </table:table-cell>
          <table:table-cell office:value-type="string">
            <text:p>Muitos jovens têm comportamentos de auto-mutilação. Os pais questionam o que fazer, e eu acrescento o que não fazer.</text:p>
          </table:table-cell>
          <table:table-cell office:value-type="string">
            <text:p>Society</text:p>
          </table:table-cell>
          <table:table-cell office:value-type="string">
            <text:p>['Jovens', 'Opinião', 'Saúde', 'Sociedade']</text:p>
          </table:table-cell>
          <table:table-cell office:value-type="string">
            <text:p>2019-05-29 03:35:00</text:p>
          </table:table-cell>
          <table:table-cell table:style-name="ce23" office:value-type="string" office:value="https://www.publico.pt/2019/05/29/sociedade/opiniao/filho-cortase-1874200">
            <text:p><text:a xlink:href="https://www.publico.pt/2019/05/29/sociedade/opiniao/filho-cortase-1874200">https://www.publico.pt/2019/05/29/sociedade/opiniao/filho-cortase-1874200</text:a></text:p>
          </table:table-cell>
          <table:table-cell table:number-columns-repeated="246"/>
        </table:table-row>
        <table:table-row table:style-name="ro1">
          <table:table-cell office:value-type="string">
            <text:p>5cee1fe4896a7fea06c4c84d</text:p>
          </table:table-cell>
          <table:table-cell office:value-type="string">
            <text:p>Ideias de liberdade</text:p>
          </table:table-cell>
          <table:table-cell office:value-type="string">
            <text:p>['José Bento da Silva']</text:p>
          </table:table-cell>
          <table:table-cell office:value-type="string">
            <text:p>Desde o início de 2016 que a Oficina da Liberdade existe enquanto organização emergente e informal. Após os seus fundadores estarem juntos no lançamento do grupo “Liberalismo em Portugal” no Facebook, por onde passou muita da discussão inicial acerca da re-organização da Direita política no nosso país no quadro da chegada ao poder da “geringonça” e depois de seis edições de tertúlias politico-filosóficas temáticas que decorreram no Porto e Lisboa, esta associação acaba de lançar o livro Juntos, somos quase um 31. Liberais à solta!.

O livro, escrito por 29 autores de diferentes perfis académicos, profissionais e pessoais e até estilos de redacção diversos, materializa no entanto um objectivo simples comum a todos: contribuir para que as ideias e princípios da liberdade floresçam, inspirando todos aqueles que acreditam no potencial do indivíduo.

Acreditamos que faz falta a Portugal um clima cultural e intelectual propício a escolhas assentes na liberdade e responsabilidade individuais. Não é surpresa que tal implica a capacidade de, enquanto nação, deixarmos de olhar para a dependência, mascarada de solidariedade, como sendo uma virtude. De facto, não é. Como indivíduos e membros de um corpo social ao qual chamamos Portugal, deveríamos almejar a liberdade e o direito inalienável a decidirmos o nosso destino. Passar esta mensagem, num contexto cultural em que a execução dos subsídios que recebemos da União Europeia é bandeira política, não é fácil. Portugal não parece estar preparado, por enquanto, para optar por uma estratégia política madura. E é de maturidade que falamos, pois a capacidade de gerir o próprio destino é apanágio de adultos. O que implica, por maioria de razão, que esta obsessão política em ‘executarmos bem’ as esmolas que recebemos da União Europeia é de uma infantilidade constrangedora.

A defesa da liberdade nas suas mais diversas dimensões, promovendo os princípios do Liberalismo, tais como a 'rule of law’, o capitalismo, a concorrência, o livre comércio, a propriedade privada, o estabelecimento de relações livres entre indivíduos baseadas na ética e moral individuais, bem como o direito dos indivíduos a determinarem o seu destino, é por isso cada vez mais premente. Mais não seja porque vivemos num cenário de ataque sistemático ao indivíduo, de destruição da família, de roubo fiscal e de tentativa de eliminação da opinião livre. No livro que agora lançamos um grupo de ‘quase 31 liberais’ propõe e apresenta uma visão do mundo livre: um mundo em que o indivíduo não é indivídu@ mas aquilo que muito bem entender; em que a família não é uma construção social mas o resultado da organização espontânea da sociedade; em que o trabalho é para produzir riqueza e não para sustentar o Estado. Em resumo: um mundo em que o indivíduo assume, sem medo, o controlo do seu destino e dispensa a ajuda do Estado para educar os filhos que livremente decidiu trazer ao mundo, prefere pagar as suas contas de saúde e é suficiente maduro para poupar, sozinho, por forma a garantir uma reforma digna. Sonhamos com um mundo de gente crescida!

Por isso, os autores deste livro e a Oficina da Liberdade rejeitam a húbris intelectual das certezas e a crença na possibilidade de garantir a ordem social por via legislativa. Desconfiamos do exercício do poder e combatemos a tentativa de criar um mundo novo e ilusoriamente justo, ordenado centralmente por via do poder estatal e seguindo as ideias parvas de um pequeno grupo que não representa a vontade dos indivíduos que alegadamente representa. Não temos medo da liberdade e acreditamos na capacidade dos indivíduos para assumirem os seus próprios destinos e fazerem as escolhas que julgam ser condizentes com os fins que cada um escolheu!

Na Oficina da Liberdade entendemos que o Estado não tem direito a intervir na vida dos indivíduos, sendo que reconhecemos a superioridade moral da defesa das liberdades individuais por contraponto a correntes de pensamento que conduzem a uma vida em sociedade em que alguns se arrogam o direito de determinar o que é melhor para os indivíduos. É também por isso que a actuação da Oficina da Liberdade é independente de qualquer partido, não apoia candidatos eleitorais, nem participa em actividades estritamente partidárias.</text:p>
          </table:table-cell>
          <table:table-cell office:value-type="string">
            <text:p>Acreditamos que faz falta a Portugal um clima cultural e intelectual propício a escolhas assentes na liberdade e responsabilidade individuais.</text:p>
          </table:table-cell>
          <table:table-cell office:value-type="string">
            <text:p>Politics</text:p>
          </table:table-cell>
          <table:table-cell office:value-type="string">
            <text:p>['Democracia', 'Direita', 'Estado', 'Livros', 'Opinião', 'Política']</text:p>
          </table:table-cell>
          <table:table-cell office:value-type="string">
            <text:p>2019-05-29 06:37:00</text:p>
          </table:table-cell>
          <table:table-cell table:style-name="ce23" office:value-type="string" office:value="https://www.publico.pt/2019/05/29/politica/opiniao/ideias-liberdade-1874283">
            <text:p><text:a xlink:href="https://www.publico.pt/2019/05/29/politica/opiniao/ideias-liberdade-1874283">https://www.publico.pt/2019/05/29/politica/opiniao/ideias-liberdade-1874283</text:a></text:p>
          </table:table-cell>
          <table:table-cell table:number-columns-repeated="246"/>
        </table:table-row>
        <table:table-row table:style-name="ro1">
          <table:table-cell office:value-type="string">
            <text:p>5cee2df3896a7fea06c54a35</text:p>
          </table:table-cell>
          <table:table-cell office:value-type="string">
            <text:p>Jogador residente, o aplauso de uma raridade</text:p>
          </table:table-cell>
          <table:table-cell office:value-type="string">
            <text:p>['Nuno Sousa']</text:p>
          </table:table-cell>
          <table:table-cell office:value-type="string">
            <text:p>Era apenas mais um jogo da Lazio, em final de época e já sem objectivos palpáveis em causa. Nas bancadas, os tiffosi de sempre com uma mensagem invulgar: “A (Curva) Norte saúda De Rossi, feroz e irredutível inimigo em campo”. De Rossi, um adversário de longa data, jogador-bandeira do grande rival da cidade, merecia uma vénia vinda do outro lado das trincheiras. Uma raridade. Um gesto de se lhe tirar o chapéu.

Este episódio ocorreu há poucos dias, na partida com o Bolonha, e limitou-se a antecipar o anunciado adeus de um médio que fez da Roma a sua casa durante 18 anos. Se há país que não pode queixar-se de falta de “lealdade” de muitas das suas estrelas, é justamente a Itália, mas isso não inibe os fervorosos adeptos de agitarem a bandeira do reconhecimento. Mesmo quando se trata de um herói alheio.

A caminhada de Daniele de Rossi no relvado do Estádio Olímpico chegou ao fim, mas a lenda do médio incansável, destemido e solidário vai perdurar. Tal como continua presente na mesma arena a aura do indómito Francesco Totti. Ou, em paragens próximas, o lendário percurso de Paolo Maldini no AC Milan, de Gianluigi Buffon na Juventus, de Javier Zanetti no Inter.

Todas as carreiras que fogem à regra, que contrariam o actual padrão dos cifrões e do desporto da mobilidade fácil, têm o condão de despertar atenções. Pelo seu teor romântico, quase démodé. Pela capacidade de remeterem para o imaginário de um futebol com menos tentações, em que era suposto que um único equipamento ou par de botas durassem uma temporada completa.

Nestas alturas, é fácil puxar da expressão “amor à camisola”, como se fosse possível misturar no mesmo caldeirão os ingredientes tão diversos de cada história particular. E como se o mapa de presenças fosse o único barómetro aplicável quando se trata de medir a lealdade. Da mesma forma que é tentador pender para comparações superficiais entre o futebol de meados do século XX, fortemente condicionado pelas restrições na mobilidade (e não só), e o actual jogo sem fronteiras.

Cada nome tem uma história e cada decisão um contexto. Há os que ficam porque nunca tiveram uma oportunidade verdadeiramente compensadora para saírem e os que saem para procurarem lá fora as oportunidades que não encontraram cá dentro. Há os que colocam a família acima de tudo o resto, valorizando mais a estabilidade do que um salto na carreira, e os que decidem sem amarras com medo de perderem o amanhã. Há os que renovam a motivação sem saírem do lugar e os que se alimentam de novos desafios a cada época.

Lionel Messi, por exemplo, continua a engrossar a sua lenda em Camp Nou num casamento que parece inquebrável. Um sinal de inabalável compromisso com o Barcelona, para uns, um sintoma de falta de coragem e de espírito de risco, para outros. Qualquer decisão, na minha óptica, é legítima, mesmo que de fora, muitas vezes, não se veja mais do que um gigante isco a atrair os jogadores em forma de livro de cheques.

Isto não invalida que nos deixemos entusiasmar por exemplos como os de Steve Gerrard (Liverpool), Ryan Giggs (Manchester United), John Terry (Chelsea) ou mesmo Nicolas Seube (Caen) e, numa lógica de maior proximidade física e temporal, até Luisão (Benfica). Até porque a importância de referências no balneário, para actuarem como facilitadores da aculturação de reforços, não deve ser menosprezada.

De uma coisa podemos estar certos, porém. No fim das contas, o que importa verdadeiramente é a qualidade. Porque ninguém se mantém no topo, durante épocas a fio, se não mostrar rendimento e provar, semana após semana, a sua utilidade na competição. São, de facto, poucos os que conseguem eternizar-se e ainda menos os que se confundem com o símbolo de um clube. E, só por isso, sem atender ao espírito de missão, valerá sempre a pena recordar o nome de jogadores residentes como De Rossi.</text:p>
          </table:table-cell>
          <table:table-cell office:value-type="string">
            <text:p>Era apenas mais um jogo da Lazio, em final de época e já sem objectivos palpáveis em causa. Nas bancadas, os tiffosi de sempre com uma mensagem invulgar: “A (Curva) Norte saúda De Rossi, feroz e irredutível i</text:p>
          </table:table-cell>
          <table:table-cell office:value-type="string">
            <text:p>Sports</text:p>
          </table:table-cell>
          <table:table-cell office:value-type="string">
            <text:p>['Desporto', 'Futebol', 'Futebol internacional', 'Liga italiana', 'Opinião']</text:p>
          </table:table-cell>
          <table:table-cell office:value-type="string">
            <text:p>2019-05-29 07:32:00</text:p>
          </table:table-cell>
          <table:table-cell table:style-name="ce23" office:value-type="string" office:value="https://www.publico.pt/2019/05/29/desporto/opiniao/jogador-residente-aplauso-raridade-1874465">
            <text:p><text:a xlink:href="https://www.publico.pt/2019/05/29/desporto/opiniao/jogador-residente-aplauso-raridade-1874465">https://www.publico.pt/2019/05/29/desporto/opiniao/jogador-residente-aplauso-raridade-1874465</text:a></text:p>
          </table:table-cell>
          <table:table-cell table:number-columns-repeated="246"/>
        </table:table-row>
        <table:table-row table:style-name="ro1">
          <table:table-cell office:value-type="string">
            <text:p>5ceee4c4896a7fea06cc3895</text:p>
          </table:table-cell>
          <table:table-cell office:value-type="string">
            <text:p>“Brexit”: uma opinião estática?</text:p>
          </table:table-cell>
          <table:table-cell office:value-type="string">
            <text:p>['Francisco Bethencourt']</text:p>
          </table:table-cell>
          <table:table-cell office:value-type="string">
            <text:p>As eleições europeias no Reino Unido estão a ser analisadas como uma substituição do segundo referendo que o parlamento (e os maiores partidos) se têm recusado a lançar. A ideia de reafirmação da divisão do primeiro referendo tem prevalecido, combinada com surpresa perante a teimosia britânica. É obvio que não houve mudança radical de opinião, pois não se verificam ainda consequências económicas do “Brexit”, se exceptuarmos estagnação de investimento dada a incerteza política. Contudo, há mudanças significativas que prenunciam o desbloqueamento futuro.

O pano de fundo tem sido a incapacidade do parlamento em chegar a uma decisão sobre o “Brexit”, tendo sido rejeitado diversas vezes o acordo firmado pelo governo com a União Europeia sem se encontraram alternativas. É esta paralisia que o leitorado decidiu castigar, transferindo votos dos dois maiores partidos, Conservador, que perdeu 15% dos votos, e Trabalhista, que perdeu 11% face às ultimas eleições europeias. Devemos dizer que o universo de votantes não se alterou de forma significativa, de 34 para 37%, bastante abaixo das últimas eleições legislativas de 2017, 69%.

A transferência dos conservadores beneficiou sobretudo o Partido Brexit, que chegou a 32%, ao qual temos que somar o UKIP, que obtivera 27% de votos em 2014, agora 3%, total 35%, mais 8%. Houve transferência massiva dos Conservadores, mas também alguma do partido Trabalhista, sobretudo no Norte.

A posição face à saída ou manutenção na União Europeia estruturou o voto. Os ganhos do remain foram absorvidos pelos Liberais Democratas, que passaram a segundo maior partido com 20% dos votos, mais 13%, e pelos Verdes, com 12%, mais 4% do que tinham obtido em 2014. O Partido Nacional Escocês reforçou a sua posição, com 38% dos votos na Escócia, mais 9%, o que significa 4% no Reino Unido, enquanto o partido Plaid Cymru no País de Gales (1%) e o Partido da Aliança (liberal) na Irlanda do Norte conheceram um progresso significativo.

A clara opinião remain ficou com assim com pouco mais de 37% contra 35% ligados ao “Brexit”. É difícil aplicarmos as sondagens de 70-80% de eleitorado “Brexit” entre os votantes Conservadores e 30-40% entre os Trabalhistas, pois parte deslocou-se num e noutro sentido (não devemos esquecer os conservadores cosmopolitas que votaram Liberais Democratas), sendo impossível neste momento aferir a tendência dos votantes fiéis. Mas é evidente que o “Brexit” radical está em minoria, enquanto as sondagens de uma maioria (ainda diminuta) a favor do remain parecem confirmar-se.

É ainda cedo para prever futuras eleições legislativas, que não estão no horizonte, pois o sistema de democracia britânico permite a substituição do primeiro-ministro pelo partido maioritário sem novas eleições. Os dois maiores partidos estarão unidos em evitar eleições, dada a provável varridela que os afetará. Para quem está farto de ouvir lições sobre as democracias europeias ancilosadas, não deixa de ser irónico o total bloqueio da democracia britânica, paralisada há três anos com a saída da União Europeia.

A boa notícia destas eleições é que os eleitores estão disponíveis para mudar de partido, enquanto os jovens deixaram de estar encantados com Jeremy Corbyn, que persiste no malabarismo de contentar os dois lados do eleitorado. O esboço de uma mudança política na Irlanda do Norte é outro elemento significativo, enquanto o progresso do Partido Nacional Escocês prenuncia novo referendo de independência, já prometido para 2020.

O problema da participação na União Europeia, que não estava na preocupação da esmagadora maioria dos eleitores há quatro anos atrás, está em vias de destruir os dois maiores partidos e de reduzir o território e a pluralidade histórica da monarquia britânica. Talvez se estejam a criar condições para finalmente se escrever uma constituição. Mas haverá maioria para votar o texto?

O autor escreve escreve segundo o novo acordo ortográfico</text:p>
          </table:table-cell>
          <table:table-cell office:value-type="string">
            <text:p>O problema da participação na União Europeia está em vias de destruir os dois maiores partidos e de reduzir o território e a pluralidade histórica da monarquia britânica.</text:p>
          </table:table-cell>
          <table:table-cell office:value-type="string">
            <text:p>World</text:p>
          </table:table-cell>
          <table:table-cell office:value-type="string">
            <text:p>['Brexit', 'Eleições europeias', 'Mundo', 'Opinião', 'Reino Unido']</text:p>
          </table:table-cell>
          <table:table-cell office:value-type="string">
            <text:p>2019-05-29 20:00:00</text:p>
          </table:table-cell>
          <table:table-cell table:style-name="ce23" office:value-type="string" office:value="https://www.publico.pt/2019/05/29/mundo/opiniao/brexit-opiniao-estatica-1874615">
            <text:p><text:a xlink:href="https://www.publico.pt/2019/05/29/mundo/opiniao/brexit-opiniao-estatica-1874615">https://www.publico.pt/2019/05/29/mundo/opiniao/brexit-opiniao-estatica-1874615</text:a></text:p>
          </table:table-cell>
          <table:table-cell table:number-columns-repeated="246"/>
        </table:table-row>
        <table:table-row table:style-name="ro1">
          <table:table-cell office:value-type="string">
            <text:p>5cef7f74896a7fea06d223f7</text:p>
          </table:table-cell>
          <table:table-cell office:value-type="string">
            <text:p>Socorro, querem roubar-nos a língua e deixar-nos mudos!</text:p>
          </table:table-cell>
          <table:table-cell office:value-type="string">
            <text:p>['Nuno Pacheco']</text:p>
          </table:table-cell>
          <table:table-cell office:value-type="string">
            <text:p>Estava eu no Brasil, de férias, entretido (e divertido) com as diferenças entre o português de lá e de cá, quando no Expresso surgiu este título lancinante: “Há quem queira ficar com a nossa língua e quem, por cá, aplauda.” Imaginei logo uma enorme faca, afiada, a deixar-nos mudos para todo o sempre. Afinal, a coisa não era assim tão grave. Nem facas nem sangue, só um lamento por alguém, no Brasil, defender que “o português brasileiro precisa de ser reconhecido como uma nova língua”. Henrique Monteiro (HM), autor do artigo, descobriu logo a marosca: os patifes que, por cá, querem acabar com o acordo ortográfico, são óbvios cúmplices desse nefando golpe, que deixaria a Portugal um dialecto minoritário (conhecido por português), enquanto o gigante além-Atlântico falaria orgulhosamente brasileiro.

Tirando o facto de tal artigo ter chegado atrasado umas décadas, já que a defesa de um grito do Ipiranga linguístico é ali velhíssima (embora sem quaisquer consequências), o artigo tem que se lhe diga. Não pela argumentação, mais rasteira do que relva recém-aparada, mas pelo que revela de profunda ignorância em relação ao tema. Vejamos alguns tópicos. H.M., sagaz, nota que há uma comissão parlamentar a propor alterações ao acordo ortográfico (AO) e que há 20 mil cidadãos a propor a “revogação, pura e simples, do tratado”. Terá lido apenas, percebe-se, o que alguém escreveu sobre o assunto. Mesmo assim, arrisca dizer que, “a bem do país e da língua, o Parlamento manterá o essencial do Acordo”. E o que é o essencial dessa coisa, saberá H.M. dizer? Não sabe. Nem ele nem as luminárias que o inventaram. Mas eu recordo e sublinho. O essencial era a “unificação ortográfica da língua portuguesa” (sic, para citar a nota explicativa do AO). Pois esse “essencial” não foi cumprido nem o será nunca. Nem com golpes baixos – como a alteração, por protocolos modificativos, do princípio básico de que o AO só entraria em vigor “após depositados os instrumentos de ratificação de todos os Estados junto do Governo da República Portuguesa” (e entrou antes, só com metade dos países, mantendo-se assim até hoje, sem alteração).

O que fazer, então? Alterar o acordo? Repor umas letras? Deitá-lo fora? Vejam bem: até H.M. diz, no seu texto, que contradições “há muitas; até incongruências”. Mas acha que não vale usá-las como argumento, porque “a perfeição, sabe-se, é tão impossível como agradar a todos”. Lindo, não é? Só que, neste caso, a palavra “imperfeição” é elogiosa, porque o AO contém um vasto rol de erros crassos, como há anos se tem vindo a apontar com exemplos, não com puerilidades. O deputado independente Jorge Lemos, que rasgou o texto do AO no parlamento, na sessão de 28/5/1991, disse tudo: “O acordo é inútil, ineficaz, secretista, prepotente, irrealista, infundamentado, desnecessário, irresponsável, prejudicial, gerador de instabilidade e inoportuno.” Ora de 91 para 19 nada disto mudou.

Tem isto alguma importância? Nenhuma! H.M. zomba até dos “que avisam que seguem a ortografia antiga” (esquece-se que, em jornais como o Expresso, muitos são obrigados a usar a “nova” por prepotência) porque “se virem com atenção, em muitos textos tal é indiferente porque não mudariam uma letra”. Na realidade, diz ele, “o que muda é 2%”. O argumento não é novo. Malaca Casteleiro e Telmo Verdelho, dois bonzos do AO, já o usaram em 2017, ao escreverem que se tais criaturas (da “antiga ortografia”) “não o declarassem, ninguém se aperceberia de tão grande heroicidade”. Isto pretende ser engraçadinho, mas vira-se contra os seus autores: se é assim, se ninguém se apercebe, se só mudou 2%, se tanto faz “nova” ou “antiga” ortografia que ninguém repara, então para quê o acordo, não nos dizem? Para nada?

Má vontade, é o que é. Porque, escreve H.M., “o idioma tem um valor decisivo na nossa projeção internacional”. Tem? Deve ser por isso que há cada vez mais Summits, Schools, Meetings, Businesses, Workshops and so on. É o português internacional! H.M. fala ainda da decadência do francês (uma ortografia “conservadora”), mas fazia-lhe bem consultar o site Ethnologue – Languages of the World. Ontem, os dados lá publicados eram, em milhões de utilizadores, estes (somando os que usam cada idioma como primeira ou segunda língua): o inglês com 1132 em 135 países, o espanhol com 534 em 30 países, o “decadente” francês com 279 em 53 países e o português com 220 em 14 países. Chega?

Por fim, dois argumentos que nunca deviam ser usados: se alguém “quer ficar com a nossa língua” (título do artigo) é porque, afinal, a língua tem dono. Afinal em que ficamos? Tem dono ou não tem? Somos nós? São eles? Somos todos? Querem parar de delirar, por favor?

O segundo, com que H.M. fecha o artigo, é: a língua “é um legado, um monumento da Expansão portuguesa. Não brinquem com ela”. Pois, mas já brincaram, ignorando que o “monumento da expansão” passou a fruto da independência. As variantes do português, riquíssimas, merecem ser reconhecidas como partes de uma mesma língua mas soberanas nos seus países e não desfiguradas em “unificações”. Este é (para citar uma palavra cara a Marcelo) um “irritante” que persiste, para incómodo geral. É mais que hora de removê-lo.</text:p>
          </table:table-cell>
          <table:table-cell office:value-type="string">
            <text:p>As variantes do português, riquíssimas, merecem ser reconhecidas como partes de uma mesma língua mas soberanas nos seus países e não desfiguradas em “unificações”.</text:p>
          </table:table-cell>
          <table:table-cell office:value-type="string">
            <text:p>Culture</text:p>
          </table:table-cell>
          <table:table-cell office:value-type="string">
            <text:p>['Acordo Ortográfico', 'Brasil', 'CPLP', 'Cultura-Ípsilon', 'Língua Portuguesa', 'Opinião']</text:p>
          </table:table-cell>
          <table:table-cell office:value-type="string">
            <text:p>2019-05-30 07:30:00</text:p>
          </table:table-cell>
          <table:table-cell table:style-name="ce23" office:value-type="string" office:value="https://www.publico.pt/2019/05/30/culturaipsilon/opiniao/socorro-querem-roubarnos-lingua-deixarnos-mudos-1874557">
            <text:p><text:a xlink:href="https://www.publico.pt/2019/05/30/culturaipsilon/opiniao/socorro-querem-roubarnos-lingua-deixarnos-mudos-1874557">https://www.publico.pt/2019/05/30/culturaipsilon/opiniao/socorro-querem-roubarnos-lingua-deixarnos-mudos-1874557</text:a></text:p>
          </table:table-cell>
          <table:table-cell table:number-columns-repeated="246"/>
        </table:table-row>
        <table:table-row table:style-name="ro1">
          <table:table-cell office:value-type="string">
            <text:p>5cefd3d4896a7fea06d57241</text:p>
          </table:table-cell>
          <table:table-cell office:value-type="string">
            <text:p>300 dias à espera da cannabis</text:p>
          </table:table-cell>
          <table:table-cell office:value-type="string">
            <text:p>['Bruno Maia']</text:p>
          </table:table-cell>
          <table:table-cell office:value-type="string">
            <text:p>Passaram mais de 300 dias desde que a Assembleia da República aprovou a regulamentação da utilização da cannabis medicinal. Quantos doentes têm hoje acesso a estes tratamentos? Nenhum. Na verdade, muitos destes doentes continuam a tomar a cannabis de que necessitam: compram online a preços elevados. No entanto, arriscam-se a ver o produto confiscado na Alfândega, mesmo quando têm uma receita ou um relatório médico.

Nem o Infarmed, nem a Direção-Geral de Alimentação e Veterinária (DGAV) se entendem sobre a natureza do produto — empurram a responsabilidade de um lado para o outro até que o produto se perca em circulação e o dinheiro dos doentes desapareça. Curiosamente um destes produtos de cannabis — o óleo de CBD, já esteve comercializado em Portugal mas desapareceu após a aprovação da lei.

Não existem hoje dúvidas na comunidade científica que existem várias patologias e sintomas para os quais os produtos da cannabis são eficazes. Mas há um grupo especial onde o óleo de CBD é particularmente benéfico: crianças com epilepsias refratárias. São crianças de várias idades, algumas com apenas alguns meses, que tinham várias crises epilépticas por dia e que, em alguns casos, ficaram sem crises e aceleraram o seu desenvolvimento psicomotor. Estas crianças não podem esperar 300 dias para que a lei se efetive. Durante este tempo, muitos passos no seu desenvolvimento podem perder-se. É por isso que os seus pais arriscam importar uma substância que nenhuma entidade reguladora sabe muito bem se é legal ou não.

O recém-criado Observatório Português de Canábis Medicinal (OPCM) tem questionado o Infarmed sobre a demora na disponibilização do óleo de CBD, ao qual este tem respondido que não recebeu ainda pedidos de introdução da substância no mercado por parte da indústria. Por seu lado os produtores queixam-se da excessiva carga burocrática exigida pelo Infarmed para autorizar a comercialização.

Tudo se torna ainda mais incompreensível quando, nestes 300 dias, uma empresa canadiana inaugura uma das maiores fábricas de produção de cannabis em solo Português. Inauguração essa que contou com a presença de altos representantes do Infarmed no momento de cortar a fita. Essa mesma empresa recebeu recentemente um certificado de boas práticas de produção da Agência Europeia de Medicamentos, que a autoriza a fornecer canábis produzida em Portugal... a outros países Europeus!

Em resumo, o óleo de CBD é legal em Portugal? É! Mas não existe! A alfândega apreende as encomendas do exterior; a DGAV empurra a responsabilidade para o Infarmed que empurra para a DGAV; o Infarmed ainda não recebeu pedidos de comercialização por parte da indústria que se queixa do Infarmed por criar barreiras burocráticas; a indústria produz canábis em Portugal para vender no estrangeiro já que não pode vender em Portugal!

Tudo isto lhe faz lembrar um “processo” Kafkiano da vida real? É porque é mesmo... enquanto isso há várias crianças em Portugal que estão há 300 dias pendentes de um “alguém” que lhes desbloqueie a vida.</text:p>
          </table:table-cell>
          <table:table-cell office:value-type="string">
            <text:p>Não existem hoje dúvidas na comunidade científica que existem várias patologias e sintomas para os quais os produtos da cannabis são eficazes.</text:p>
          </table:table-cell>
          <table:table-cell office:value-type="string">
            <text:p>Society</text:p>
          </table:table-cell>
          <table:table-cell office:value-type="string">
            <text:p>['Cannabis', 'Drogas', 'Medicamentos', 'Opinião', 'Saúde', 'Sociedade']</text:p>
          </table:table-cell>
          <table:table-cell office:value-type="string">
            <text:p>2019-05-30 13:18:44</text:p>
          </table:table-cell>
          <table:table-cell table:style-name="ce23" office:value-type="string" office:value="https://www.publico.pt/2019/05/30/sociedade/opiniao/300-dias-espera-canabis-1874713">
            <text:p><text:a xlink:href="https://www.publico.pt/2019/05/30/sociedade/opiniao/300-dias-espera-canabis-1874713">https://www.publico.pt/2019/05/30/sociedade/opiniao/300-dias-espera-canabis-1874713</text:a></text:p>
          </table:table-cell>
          <table:table-cell table:number-columns-repeated="246"/>
        </table:table-row>
        <table:table-row table:style-name="ro1">
          <table:table-cell office:value-type="string">
            <text:p>5cf4b764896a7fea06032673</text:p>
          </table:table-cell>
          <table:table-cell office:value-type="string">
            <text:p>A escolha do curso superior: Existe transparência na informação às famílias?</text:p>
          </table:table-cell>
          <table:table-cell office:value-type="string">
            <text:p>['Tiago Neves Sequeira']</text:p>
          </table:table-cell>
          <table:table-cell office:value-type="string">
            <text:p>O mês de julho é o mês da primeira fase de candidaturas ao ensino superior, a que se segue em agosto e setembro, as segundas e terceiras fases, respectivamente.

Esta é talvez uma das decisões mais importantes da vida de um jovem de 17 ou 18 anos e da sua família. A escolha não é uma escolha livre. As restrições orçamentais, o percurso anterior e os exames efetuados com sucesso e as suas classificações limitam-na. Mas, dentro dessas limitações, cada jovem é confrontado a escolher se opta por continuar os seus estudos ou entra no mercado de trabalho. É ainda confrontado com a escolha entre cursos similares de um número elevado de escolas diferentes, potencialmente em localizações diferentes, ou seja, da escolha do par estabelecimento/curso. Se a escolha do curso é muitas vezes ditada pelos gostos individuais (ou vocações) e pelas escolhas anteriores do percurso do ensino secundário, a escolha da escola e da sua localização tem um impacto não negligenciável no orçamento familiar. Por exemplo um estudante de Chaves que decida ir estudar para Lisboa pode acrescer um custo adicional de cerca de 1000€ mensais ao orçamento familiar, contando com alojamento, transportes, alimentação e propinas. Já um estudante de Elvas que decida estudar em Coimbra poderá contar com mais cerca de 600€ e um estudante do Barreiro que decida estudar em Santarém com mais cerca de 470€ mensais (estimativas proporcionais ao poder de compra per capita por concelho em 2015, INE e PORDATA). Como deve então a família e o estudante equacionar este investimento que envolve um curso superior?

O primeiro aspecto que deve ser relembrado é que o investimento num curso superior compensa, quando comparado com a decisão alternativa de tentar o mercado de trabalho apenas com o ensino secundário! Todos os estudos para a realidade portuguesa concluem que, em média, por cada ano de estudo no ensino superior e em particular pela conclusão de uma licenciatura ou de um mestrado, a taxa de retorno anual média por ano de escolaridade superior ultrapassa em muito a de qualquer investimento alternativo.

Porque têm então muitas famílias e os seus estudantes a ideia de que muitos diplomados não conseguem um bom emprego ou às vezes nem conseguem emprego no fim dos seus cursos? Porque a conclusão de que um curso superior compensa é uma conclusão válida para a média dos indivíduos e não para todos e cada um em particular! Certo que os estudos controlam para um grande conjunto de características individuais dos estudantes e das famílias, mas muitas vezes não incorporam, normalmente por escassez de dados, elementos relativos ao investimento individual que cada família fez durante o curso nem para a área científica de formação, nem para a escola em que se graduou.

Todos sabemos que é hoje muito diferente tirar o curso na área de engenharias ou de letras, de medicina ou de sociologia. Encontramos muito mais postos de trabalho preenchidos com educação a mais nas áreas das ciências sociais do que na medicina ou na engenharia. E não vale a pena esconder que, mesmo considerando todas as outras variáveis constantes, não é indiferente tirar um curso de Medicina ou Psicologia numa escola ou noutra. Seja pela localização geográfica, seja pelo prestígio ou pela qualidade e relações grangeadas junto dos empregadores, há escolas que garantem mais retorno aos futuros graduados que outras! Um estudo recente (Blag e Blom, 2018[1]), citando também outros estudos científicos, refere “a universidade e o curso que um estudante selecciona pode ser determinante para a trajectória dos seus rendimentos futuros. Quando os estudantes estudam numa instituição menos selectiva do que o nível para o qual seriam elegíveis, podem perder os benefícios salariais que ganhariam se estudassem numa instituição mais selectiva” (tradução livre).

Mas como podem ter as famílias acesso a estas informações de forma a poderem tomar uma decisão tão acertada quanto possível? A verdade é que existe falta de informação pertinente (ou pouca transparência), não obstante o esforço crescente dos vários governos em fornecer alguma informação adicional. Por lei, as instituições estão obrigadas a fazer estudos de monitorização do percurso profissional dos seus graduados mas muitas não cumprem esse requisito legal. Mesmo quando o fazem, uma vez que os estudos são feitos pelas próprias instituições, eles estão a priori potencialmente enviesados. É obvio o conflito de interesses de uma instituição que faz um estudo sobre o percurso profissional dos seus próprios diplomados uma vez que as instituições competem entre si pela captação de estudantes. Assim sendo, só uma entidade independente (por exemplo, do Estado) poderia providenciar um estudo anual credível e comparável sobre o percurso profissional dos graduados de cada instituição. Só assim se forneceria às famílias uma informação transparente sobre os potenciais retornos desta importante decisão para que os pudesse comparar com os custos da mesma.

A única variável disponibilizada que pode ser uma aproximação (ainda que bastante imperfeita) dos potenciais retornos do ensino superior é o número de diplomados de cada par curso/instituição inscrito no IEFP – Instituto de Emprego e Formação Profissional, tipicamente associado à taxa de desemprego. No entanto, esse número esconde informação muito pertinente. Primeiro, esconde o tempo médio para a obtenção do primeiro emprego e os tempos decorridos no mesmo emprego e entre empregos diferentes. Segundo, esconde a distribuição de salários dos diplomados e portanto esconde também a proporção de diplomados que está empregado num lugar com qualificações a mais (por exemplo um economista a exercer a profissão de caixa num supermercado). Terceiro, esconde também a progressão dessa mesma distribuição ao longo do tempo, ou seja qual o aumento potencial de salário obtido por um graduado ao longo da sua vida profissional.

Por exemplo, uma mesma taxa de 3% de inscritos no IEFP em escolas diferentes pode comparar situações em que os 97% de diplomados que não se encontram inscritos no IEFP estão empregados com um salário bruto médio de 2000€ se forem diplomados pela escola A ou de 700€ se forem diplomados pela escola B.

Na ausência de informação mais fidedigna cabe às famílias não só olhar para a taxa de “‘desemprego” disponibilizada pela DGES/IEFP mas também olhar a características como o prestígio e a dimensão (ou massa crítica) da escola, a opinião de ex-estudantes ou diplomados e a relação da mesma com o tecido empresarial.

Espera-se, a bem das famílias e dos estudantes portugueses, que o nível de informação que o Estado presta sobre a empregabilidade e retornos dos diplomados de cada par estabelecimento/curso seja cada vez maior e daqui a um ano possa estar a descrever aqui as informações adicionais a que as famílias podem ter acesso para a tomada desta tão importante decisão.

O autor escreve segundo o novo acordo ortográfico</text:p>
          </table:table-cell>
          <table:table-cell office:value-type="string">
            <text:p>O mês de julho é o mês da primeira fase de candidaturas ao ensino superior, a que se segue em agosto e setembro, as segundas e terceiras fases, respectivamente.</text:p>
          </table:table-cell>
          <table:table-cell office:value-type="string">
            <text:p>Society</text:p>
          </table:table-cell>
          <table:table-cell office:value-type="string">
            <text:p>['Alunos', 'Educação', 'Ensino Superior', 'Família', 'IEFP', 'INE', 'Opinião', 'Pordata', 'Sociedade', 'Trabalho', 'Universidades']</text:p>
          </table:table-cell>
          <table:table-cell office:value-type="string">
            <text:p>2019-06-03 06:44:00</text:p>
          </table:table-cell>
          <table:table-cell table:style-name="ce23" office:value-type="string" office:value="https://www.publico.pt/2019/06/03/sociedade/opiniao/escolha-curso-superior-existe-transparencia-informacao-familias-1874938">
            <text:p><text:a xlink:href="https://www.publico.pt/2019/06/03/sociedade/opiniao/escolha-curso-superior-existe-transparencia-informacao-familias-1874938">https://www.publico.pt/2019/06/03/sociedade/opiniao/escolha-curso-superior-existe-transparencia-informacao-familias-1874938</text:a></text:p>
          </table:table-cell>
          <table:table-cell table:number-columns-repeated="246"/>
        </table:table-row>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number-style style:name="N41P0" style:volatile="true">
      <number:text>  </number:text>
      <number:number number:decimal-places="0" number:min-integer-digits="1" number:grouping="true"/>
      <number:text> </number:text>
    </number:number-style>
    <number:number-style style:name="N41P1" style:volatile="true">
      <number:text>  (</number:text>
      <number:number number:decimal-places="0" number:min-integer-digits="1" number:grouping="true"/>
      <number:text>)</number:text>
    </number:number-style>
    <number:text-style style:name="N41P2" style:volatile="true">
      <number:text>  </number:text>
      <number:text>-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text>$ </number:text>
      <number:number number:decimal-places="0" number:min-integer-digits="1" number:grouping="true"/>
      <number:text> </number:text>
    </number:number-style>
    <number:number-style style:name="N42P1" style:volatile="true">
      <number:text> </number:text>
      <number:text>$ (</number:text>
      <number:number number:decimal-places="0" number:min-integer-digits="1" number:grouping="true"/>
      <number:text>)</number:text>
    </number:number-style>
    <number:text-style style:name="N42P2" style:volatile="true">
      <number:text> </number:text>
      <number:text>$ </number:text>
      <number:text>-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style:volatile="true">
      <number:text>  </number:text>
      <number:number number:min-integer-digits="1" number:grouping="true" number:decimal-places="2"/>
      <number:text> </number:text>
    </number:number-style>
    <number:number-style style:name="N43P1" style:volatile="true">
      <number:text>  (</number:text>
      <number:number number:min-integer-digits="1" number:grouping="true" number:decimal-places="2"/>
      <number:text>)</number:text>
    </number:number-style>
    <number:text-style style:name="N43P2" style:volatile="true">
      <number:text>  </number:text>
      <number:text>- </number:text>
    </number:text-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text>$ </number:text>
      <number:number number:min-integer-digits="1" number:grouping="true" number:decimal-places="2"/>
      <number:text> </number:text>
    </number:number-style>
    <number:number-style style:name="N44P1" style:volatile="true">
      <number:text> </number:text>
      <number:text>$ (</number:text>
      <number:number number:min-integer-digits="1" number:grouping="true" number:decimal-places="2"/>
      <number:text>)</number:text>
    </number:number-style>
    <number:text-style style:name="N44P2" style:volatile="true">
      <number:text> </number:text>
      <number:text>$ </number:text>
      <number:text>-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style:style style:name="Hyperlink" style:family="table-cell">
      <style:table-cell-properties style:vertical-align="bottom" style:cell-protect="none"/>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office:styles>
  <office:automatic-styles>
    <style:page-layout style:name="pm1">
      <style:page-layout-properties style:print-orientation="portrait" fo:page-width="8.5in" fo:page-height="11in" style:scale-to="100%" style:print-page-order="ttb" fo:margin-left="0.7in" fo:margin-right="0.7in" fo:margin-top="0.3in" fo:margin-bottom="0.3in" fo:background-color="transparent" style:first-page-number="continue"/>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PageStyle_5f_OpArticles" style:display-name="PageStyle_OpArticles"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meta:generator>Zamzar</meta:generator>
    <meta:initial-creator>Rúben Almeida</meta:initial-creator>
    <meta:creation-date>2022-03-16T16:23:41Z</meta:creation-date>
    <dc:date>2022-06-07T11:07:47Z</dc:date>
  </office:meta>
</office:document-meta>
</file>